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71.55pt"/>
    </style:style>
    <style:style style:name="co8" style:family="table-column">
      <style:table-column-properties fo:break-before="auto" style:column-width="59.75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70.84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73.59pt"/>
    </style:style>
    <style:style style:name="co13" style:family="table-column">
      <style:table-column-properties fo:break-before="auto" style:column-width="95.84pt"/>
    </style:style>
    <style:style style:name="co14" style:family="table-column">
      <style:table-column-properties fo:break-before="auto" style:column-width="62.5pt"/>
    </style:style>
    <style:style style:name="co15" style:family="table-column">
      <style:table-column-properties fo:break-before="auto" style:column-width="75.71pt"/>
    </style:style>
    <style:style style:name="co16" style:family="table-column">
      <style:table-column-properties fo:break-before="auto" style:column-width="77.1pt"/>
    </style:style>
    <style:style style:name="co17" style:family="table-column">
      <style:table-column-properties fo:break-before="auto" style:column-width="76.39pt"/>
    </style:style>
    <style:style style:name="co18" style:family="table-column">
      <style:table-column-properties fo:break-before="auto" style:column-width="87.51pt"/>
    </style:style>
    <style:style style:name="co19" style:family="table-column">
      <style:table-column-properties fo:break-before="auto" style:column-width="66.64pt"/>
    </style:style>
    <style:style style:name="co20" style:family="table-column">
      <style:table-column-properties fo:break-before="auto" style:column-width="63.21pt"/>
    </style:style>
    <style:style style:name="co21" style:family="table-column">
      <style:table-column-properties fo:break-before="auto" style:column-width="74.3pt"/>
    </style:style>
    <style:style style:name="co22" style:family="table-column">
      <style:table-column-properties fo:break-before="auto" style:column-width="79.91pt"/>
    </style:style>
    <style:style style:name="co23" style:family="table-column">
      <style:table-column-properties fo:break-before="auto" style:column-width="61.8pt"/>
    </style:style>
    <style:style style:name="co24" style:family="table-column">
      <style:table-column-properties fo:break-before="auto" style:column-width="93.06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88.89pt"/>
    </style:style>
    <style:style style:name="co27" style:family="table-column">
      <style:table-column-properties fo:break-before="auto" style:column-width="93.74pt"/>
    </style:style>
    <style:style style:name="co28" style:family="table-column">
      <style:table-column-properties fo:break-before="auto" style:column-width="84.05pt"/>
    </style:style>
    <style:style style:name="co29" style:family="table-column">
      <style:table-column-properties fo:break-before="auto" style:column-width="72.26pt"/>
    </style:style>
    <style:style style:name="co30" style:family="table-column">
      <style:table-column-properties fo:break-before="auto" style:column-width="68.06pt"/>
    </style:style>
    <style:style style:name="co31" style:family="table-column">
      <style:table-column-properties fo:break-before="auto" style:column-width="12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VPN_20_Comparison">
      <style:table-properties table:display="true" style:writing-mode="lr-tb"/>
    </style:style>
    <style:style style:name="ta2" style:family="table" style:master-page-name="PageStyle_5f_Form_20_Responses_20_1">
      <style:table-properties table:display="fals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99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VPN Comparison'.B6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VPN Comparison'.B6"/>
    </style:style>
    <style:style style:name="ce19" style:family="table-cell" style:parent-style-name="Default">
      <style:table-cell-properties fo:background-color="#ffd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d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6" style:base-cell-address="'VPN Comparison'.B6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VPN Comparison'.B6"/>
    </style:style>
    <style:style style:name="ce2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C6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C6"/>
    </style:style>
    <style:style style:name="ce27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7bb8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1" style:apply-style-name="ConditionalStyle_5f_6" style:base-cell-address="'VPN Comparison'.C6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C6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D6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D6"/>
    </style:style>
    <style:style style:name="ce32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57bb8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1" style:apply-style-name="ConditionalStyle_5f_6" style:base-cell-address="'VPN Comparison'.D6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D6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E6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E6"/>
    </style:style>
    <style:style style:name="ce36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7bb8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1" style:apply-style-name="ConditionalStyle_5f_6" style:base-cell-address="'VPN Comparison'.E6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E6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F6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F6"/>
    </style:style>
    <style:style style:name="ce40" style:family="table-cell" style:parent-style-name="Default">
      <style:table-cell-properties fo:background-color="#ffd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d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1" style:apply-style-name="ConditionalStyle_5f_6" style:base-cell-address="'VPN Comparison'.F6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F6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G6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G6"/>
    </style:style>
    <style:style style:name="ce44" style:family="table-cell" style:parent-style-name="Default">
      <style:table-cell-properties fo:border-bottom="none" fo:background-color="#ffd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d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1" style:apply-style-name="ConditionalStyle_5f_6" style:base-cell-address="'VPN Comparison'.G6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VPN Comparison'.G6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VPN Comparison'.H6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VPN Comparison'.H6"/>
    </style:style>
    <style:style style:name="ce49" style:family="table-cell" style:parent-style-name="Default">
      <style:table-cell-properties fo:background-color="#ffd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d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3" style:apply-style-name="ConditionalStyle_5f_6" style:base-cell-address="'VPN Comparison'.H6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VPN Comparison'.H6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VPN Comparison'.I6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VPN Comparison'.I6"/>
    </style:style>
    <style:style style:name="ce53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7bb8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3" style:apply-style-name="ConditionalStyle_5f_6" style:base-cell-address="'VPN Comparison'.I6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VPN Comparison'.I6"/>
    </style:style>
    <style:style style:name="ce5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VPN Comparison'.J6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VPN Comparison'.J6"/>
    </style:style>
    <style:style style:name="ce59" style:family="table-cell" style:parent-style-name="Default">
      <style:table-cell-properties fo:border-bottom="none" fo:background-color="#ffd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d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6" style:base-cell-address="'VPN Comparison'.J6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VPN Comparison'.J6"/>
    </style:style>
    <style:style style:name="ce6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d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2" style:base-cell-address="'VPN Comparison'.N6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2" style:base-cell-address="'VPN Comparison'.N6"/>
    </style:style>
    <style:style style:name="ce81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&quot;" style:apply-style-name="ConditionalStyle_5f_2" style:base-cell-address="'VPN Comparison'.N6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2" style:base-cell-address="'VPN Comparison'.N6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d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e67c7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fo:background-color="#ffd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f5b3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ddd16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f2a9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3" style:apply-style-name="ConditionalStyle_5f_3" style:base-cell-address="'VPN Comparison'.AU6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3" style:apply-style-name="ConditionalStyle_5f_3" style:base-cell-address="'VPN Comparison'.AU6"/>
    </style:style>
    <style:style style:name="ce189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3" style:apply-style-name="ConditionalStyle_5f_3" style:base-cell-address="'VPN Comparison'.AU6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3" style:apply-style-name="ConditionalStyle_5f_3" style:base-cell-address="'VPN Comparison'.AU6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fo:background-color="#ffd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fo:background-color="#8fc47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ackground-color="#fccb6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fed1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f9c06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e3d16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fo:border-bottom="none" fo:background-color="#e67c7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25">
      <style:table-cell-properties fo:background-color="#b2c97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 style:data-style-name="N125">
      <style:table-cell-properties fo:background-color="#fed3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125">
      <style:table-cell-properties fo:background-color="#c2c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57bb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order-bottom="none" fo:background-color="#e67c7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>
      <style:table-cell-properties fo:border-bottom="none" fo:background-color="#f5d56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ackground-color="#e67c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none" fo:background-color="#e67c7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none" fo:background-color="#e67c7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PN Comparis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959" table:default-cell-style-name="Default"/>
        <table:table-row table:style-name="ro1">
          <table:table-cell table:style-name="ce1" table:number-columns-spanned="1" table:number-rows-spanned="3"/>
          <table:table-cell table:style-name="ce13"/>
          <table:table-cell table:style-name="ce22" table:number-columns-repeated="7"/>
          <table:table-cell table:style-name="ce55"/>
          <table:table-cell table:style-name="ce13"/>
          <table:table-cell table:style-name="ce55" table:number-columns-repeated="55"/>
          <table:table-cell table:number-columns-repeated="958"/>
        </table:table-row>
        <table:table-row table:style-name="ro1">
          <table:covered-table-cell table:style-name="ce2"/>
          <table:table-cell table:style-name="ce14" office:value-type="string" calcext:value-type="string" table:number-columns-spanned="9" table:number-rows-spanned="1">
            <text:p>SIMPLE COMPARISON</text:p>
          </table:table-cell>
          <table:covered-table-cell table:number-columns-repeated="7" table:style-name="ce23"/>
          <table:covered-table-cell table:style-name="ce56"/>
          <table:table-cell table:style-name="ce55"/>
          <table:table-cell table:style-name="ce4" office:value-type="string" calcext:value-type="string" table:number-columns-spanned="15" table:number-rows-spanned="1">
            <text:p>PRIVACY</text:p>
          </table:table-cell>
          <table:covered-table-cell table:number-columns-repeated="13" table:style-name="ce73"/>
          <table:covered-table-cell table:style-name="ce89"/>
          <table:table-cell table:style-name="ce4" office:value-type="string" calcext:value-type="string" table:number-columns-spanned="23" table:number-rows-spanned="1">
            <text:p>TECHNICAL</text:p>
          </table:table-cell>
          <table:covered-table-cell table:number-columns-repeated="21" table:style-name="ce73"/>
          <table:covered-table-cell table:style-name="ce89"/>
          <table:table-cell table:style-name="ce200" office:value-type="string" calcext:value-type="string" table:number-columns-spanned="5" table:number-rows-spanned="1">
            <text:p>WEBSITE</text:p>
          </table:table-cell>
          <table:covered-table-cell table:number-columns-repeated="4" table:style-name="ce73"/>
          <table:table-cell table:style-name="ce4" office:value-type="string" calcext:value-type="string" table:number-columns-spanned="4" table:number-rows-spanned="3">
            <text:p>PRICING</text:p>
          </table:table-cell>
          <table:covered-table-cell table:number-columns-repeated="2" table:style-name="ce23"/>
          <table:covered-table-cell table:style-name="ce56"/>
          <table:table-cell table:style-name="ce4" office:value-type="string" calcext:value-type="string" table:number-columns-spanned="8" table:number-rows-spanned="1">
            <text:p>ETHICS</text:p>
          </table:table-cell>
          <table:covered-table-cell table:number-columns-repeated="6" table:style-name="ce73"/>
          <table:covered-table-cell table:style-name="ce89"/>
          <table:table-cell table:number-columns-repeated="958"/>
        </table:table-row>
        <table:table-row table:style-name="ro1">
          <table:covered-table-cell table:style-name="ce2"/>
          <table:table-cell table:style-name="ce15" office:value-type="string" calcext:value-type="string" table:number-columns-spanned="9" table:number-rows-spanned="1">
            <text:p><text:s text:c="6"/>(RAW DATA TO THE RIGHT) ---&gt;</text:p>
          </table:table-cell>
          <table:covered-table-cell table:number-columns-repeated="7" table:style-name="ce24"/>
          <table:covered-table-cell table:style-name="ce29"/>
          <table:table-cell table:style-name="ce55"/>
          <table:table-cell table:style-name="ce65" office:value-type="string" calcext:value-type="string" table:number-columns-spanned="3" table:number-rows-spanned="2">
            <text:p>JURISDICTION</text:p>
          </table:table-cell>
          <table:covered-table-cell table:number-columns-repeated="2" table:style-name="ce23"/>
          <table:table-cell table:style-name="ce83" office:value-type="string" calcext:value-type="string" table:number-columns-spanned="5" table:number-rows-spanned="1">
            <text:p>LOGGING</text:p>
          </table:table-cell>
          <table:covered-table-cell table:number-columns-repeated="3" table:style-name="ce23"/>
          <table:covered-table-cell table:style-name="ce56"/>
          <table:table-cell table:style-name="ce101" office:value-type="string" calcext:value-type="string" table:number-columns-spanned="7" table:number-rows-spanned="2">
            <text:p>ACTIVISM</text:p>
          </table:table-cell>
          <table:covered-table-cell table:number-columns-repeated="5" table:style-name="ce23"/>
          <table:covered-table-cell table:style-name="ce56"/>
          <table:table-cell table:style-name="ce122" office:value-type="string" calcext:value-type="string" table:number-columns-spanned="15" table:number-rows-spanned="1">
            <text:p>SERVICE CONFIGURATION</text:p>
          </table:table-cell>
          <table:covered-table-cell table:number-columns-repeated="13" table:style-name="ce23"/>
          <table:covered-table-cell table:style-name="ce56"/>
          <table:table-cell table:style-name="ce83" table:number-columns-spanned="4" table:number-rows-spanned="1"/>
          <table:covered-table-cell table:number-columns-repeated="2" table:style-name="ce23"/>
          <table:covered-table-cell table:style-name="ce56"/>
          <table:table-cell table:style-name="ce101" office:value-type="string" calcext:value-type="string" table:number-columns-spanned="4" table:number-rows-spanned="2">
            <text:p>AVAILABILITY</text:p>
          </table:table-cell>
          <table:covered-table-cell table:number-columns-repeated="2" table:style-name="ce23"/>
          <table:covered-table-cell table:style-name="ce56"/>
          <table:table-cell table:style-name="ce201" office:value-type="string" calcext:value-type="string" table:number-columns-spanned="2" table:number-rows-spanned="2">
            <text:p>COOKIES</text:p>
          </table:table-cell>
          <table:covered-table-cell table:style-name="ce56"/>
          <table:table-cell table:style-name="ce201" office:value-type="string" calcext:value-type="string" table:number-columns-spanned="3" table:number-rows-spanned="2">
            <text:p>CONFIGURATION</text:p>
          </table:table-cell>
          <table:covered-table-cell table:style-name="ce23"/>
          <table:covered-table-cell table:style-name="ce56"/>
          <table:covered-table-cell table:style-name="ce66"/>
          <table:covered-table-cell table:number-columns-repeated="2"/>
          <table:covered-table-cell table:style-name="ce244"/>
          <table:table-cell table:style-name="ce251" office:value-type="string" calcext:value-type="string" table:number-columns-spanned="6" table:number-rows-spanned="1">
            <text:p>BUSINESS PRACTICES</text:p>
          </table:table-cell>
          <table:covered-table-cell table:number-columns-repeated="5" table:style-name="ce73"/>
          <table:table-cell table:style-name="ce101" office:value-type="string" calcext:value-type="string" table:number-columns-spanned="2" table:number-rows-spanned="2">
            <text:p>AFFILIATES</text:p>
          </table:table-cell>
          <table:covered-table-cell table:style-name="ce56"/>
          <table:table-cell table:number-columns-repeated="958"/>
        </table:table-row>
        <table:table-row table:style-name="ro2">
          <table:table-cell table:style-name="ce3" office:value-type="string" calcext:value-type="string">
            <text:p>Sheet last updated 12/19/2019</text:p>
          </table:table-cell>
          <table:table-cell table:style-name="ce15" office:value-type="string" calcext:value-type="string" table:number-columns-spanned="3" table:number-rows-spanned="1">
            <text:p>PRIVACY</text:p>
          </table:table-cell>
          <table:covered-table-cell table:style-name="ce24"/>
          <table:covered-table-cell table:style-name="ce29"/>
          <table:table-cell table:style-name="ce15" office:value-type="string" calcext:value-type="string" table:number-columns-spanned="3" table:number-rows-spanned="1">
            <text:p>TECHNICAL</text:p>
          </table:table-cell>
          <table:covered-table-cell table:style-name="ce24"/>
          <table:covered-table-cell table:style-name="ce29"/>
          <table:table-cell table:style-name="ce15" office:value-type="string" calcext:value-type="string" table:number-columns-spanned="3" table:number-rows-spanned="1">
            <text:p>BUSINESS</text:p>
          </table:table-cell>
          <table:covered-table-cell table:style-name="ce24"/>
          <table:covered-table-cell table:style-name="ce29"/>
          <table:table-cell table:style-name="ce61"/>
          <table:covered-table-cell table:style-name="ce66"/>
          <table:covered-table-cell table:number-columns-repeated="2"/>
          <table:table-cell table:style-name="ce16" office:value-type="string" calcext:value-type="string" table:number-columns-spanned="2" table:number-rows-spanned="1">
            <text:p>ACTIVITY</text:p>
          </table:table-cell>
          <table:covered-table-cell table:style-name="ce89"/>
          <table:table-cell table:style-name="ce16" office:value-type="string" calcext:value-type="string" table:number-columns-spanned="3" table:number-rows-spanned="1">
            <text:p>CONNECTION</text:p>
          </table:table-cell>
          <table:covered-table-cell table:style-name="ce73"/>
          <table:covered-table-cell table:style-name="ce89"/>
          <table:covered-table-cell table:style-name="ce102"/>
          <table:covered-table-cell table:number-columns-repeated="5" table:style-name="ce24"/>
          <table:covered-table-cell table:style-name="ce29"/>
          <table:table-cell table:style-name="ce123" office:value-type="string" calcext:value-type="string" table:number-columns-spanned="2" table:number-rows-spanned="1">
            <text:p>LEAK PROTECTION</text:p>
          </table:table-cell>
          <table:covered-table-cell table:style-name="ce73"/>
          <table:table-cell table:style-name="ce16" table:number-columns-repeated="2"/>
          <table:table-cell table:style-name="ce16" office:value-type="string" calcext:value-type="string" table:number-columns-spanned="7" table:number-rows-spanned="1">
            <text:p>OBFUSCATION / CENSORSHIP AVOIDANCE</text:p>
          </table:table-cell>
          <table:covered-table-cell table:number-columns-repeated="5" table:style-name="ce73"/>
          <table:covered-table-cell table:style-name="ce89"/>
          <table:table-cell table:style-name="ce16" office:value-type="string" calcext:value-type="string" table:number-columns-spanned="2" table:number-rows-spanned="1">
            <text:p>NETWORK NEUTRALITY</text:p>
          </table:table-cell>
          <table:covered-table-cell table:style-name="ce89"/>
          <table:table-cell table:style-name="ce46" office:value-type="string" calcext:value-type="string" table:number-columns-spanned="2" table:number-rows-spanned="1">
            <text:p>AVERAGE SPEEDS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DATA ENCRYPTION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HANDSHAKE ENCRYPTION</text:p>
          </table:table-cell>
          <table:covered-table-cell table:style-name="ce56"/>
          <table:covered-table-cell table:style-name="ce102"/>
          <table:covered-table-cell table:number-columns-repeated="2" table:style-name="ce24"/>
          <table:covered-table-cell table:style-name="ce29"/>
          <table:covered-table-cell table:style-name="ce102"/>
          <table:covered-table-cell table:style-name="ce29"/>
          <table:covered-table-cell table:style-name="ce102"/>
          <table:covered-table-cell table:style-name="ce24"/>
          <table:covered-table-cell table:style-name="ce29"/>
          <table:covered-table-cell table:style-name="ce102"/>
          <table:covered-table-cell table:number-columns-repeated="2" table:style-name="ce24"/>
          <table:covered-table-cell table:style-name="ce29"/>
          <table:table-cell table:style-name="ce252" office:value-type="string" calcext:value-type="string" table:number-columns-spanned="3" table:number-rows-spanned="1">
            <text:p>GOOD FAITH</text:p>
          </table:table-cell>
          <table:covered-table-cell table:style-name="ce73"/>
          <table:covered-table-cell table:style-name="ce89"/>
          <table:table-cell table:style-name="ce252" office:value-type="string" calcext:value-type="string" table:number-columns-spanned="3" table:number-rows-spanned="1">
            <text:p>AFFILIATE / RESELLER POLICY</text:p>
          </table:table-cell>
          <table:covered-table-cell table:style-name="ce73"/>
          <table:covered-table-cell table:style-name="ce89"/>
          <table:covered-table-cell table:style-name="ce102"/>
          <table:covered-table-cell table:style-name="ce29"/>
          <table:table-cell table:number-columns-repeated="958"/>
        </table:table-row>
        <table:table-row table:style-name="ro1">
          <table:table-cell table:style-name="ce4" office:value-type="string" calcext:value-type="string">
            <text:p>VPN SERVICE</text:p>
          </table:table-cell>
          <table:table-cell table:style-name="ce16" office:value-type="string" calcext:value-type="string">
            <text:p>Jurisdiction</text:p>
          </table:table-cell>
          <table:table-cell table:style-name="ce16" office:value-type="string" calcext:value-type="string">
            <text:p>Logging</text:p>
          </table:table-cell>
          <table:table-cell table:style-name="ce16" office:value-type="string" calcext:value-type="string">
            <text:p>Activism</text:p>
          </table:table-cell>
          <table:table-cell table:style-name="ce16" office:value-type="string" calcext:value-type="string">
            <text:p>Service Config</text:p>
          </table:table-cell>
          <table:table-cell table:style-name="ce16" office:value-type="string" calcext:value-type="string">
            <text:p>Security</text:p>
          </table:table-cell>
          <table:table-cell table:style-name="ce16" office:value-type="string" calcext:value-type="string">
            <text:p>Availability</text:p>
          </table:table-cell>
          <table:table-cell table:style-name="ce46" office:value-type="string" calcext:value-type="string">
            <text:p>Website</text:p>
          </table:table-cell>
          <table:table-cell table:style-name="ce16" office:value-type="string" calcext:value-type="string">
            <text:p>Pricing</text:p>
          </table:table-cell>
          <table:table-cell table:style-name="ce16" office:value-type="string" calcext:value-type="string">
            <text:p>Ethics</text:p>
          </table:table-cell>
          <table:table-cell table:style-name="ce62"/>
          <table:table-cell table:style-name="ce67" office:value-type="string" calcext:value-type="string">
            <text:p>Based in (Country)</text:p>
          </table:table-cell>
          <table:table-cell table:style-name="ce16" office:value-type="string" calcext:value-type="string">
            <text:p>"Fourteen Eyes" Country</text:p>
          </table:table-cell>
          <table:table-cell table:style-name="ce16" office:value-type="string" calcext:value-type="string">
            <text:p>Enemy of the Internet</text:p>
          </table:table-cell>
          <table:table-cell table:style-name="ce16" office:value-type="string" calcext:value-type="string">
            <text:p>Traffic</text:p>
          </table:table-cell>
          <table:table-cell table:style-name="ce90" office:value-type="string" calcext:value-type="string">
            <text:p>DNS Requests</text:p>
          </table:table-cell>
          <table:table-cell table:style-name="ce16" office:value-type="string" calcext:value-type="string">
            <text:p>Timestamps</text:p>
          </table:table-cell>
          <table:table-cell table:style-name="ce16" office:value-type="string" calcext:value-type="string">
            <text:p>Bandwidth</text:p>
          </table:table-cell>
          <table:table-cell table:style-name="ce16" office:value-type="string" calcext:value-type="string">
            <text:p>IP Address</text:p>
          </table:table-cell>
          <table:table-cell table:style-name="ce16" office:value-type="string" calcext:value-type="string">
            <text:p>Anonymous Payment Method</text:p>
          </table:table-cell>
          <table:table-cell table:style-name="ce46" office:value-type="string" calcext:value-type="string">
            <text:p>Accepts Cash</text:p>
          </table:table-cell>
          <table:table-cell table:style-name="ce46" office:value-type="string" calcext:value-type="string">
            <text:p>Accepts Gift Cards</text:p>
          </table:table-cell>
          <table:table-cell table:style-name="ce16" office:value-type="string" calcext:value-type="string">
            <text:p>Accepts Crypto Currency</text:p>
          </table:table-cell>
          <table:table-cell table:style-name="ce16" office:value-type="string" calcext:value-type="string">
            <text:p>PGP Key Available</text:p>
          </table:table-cell>
          <table:table-cell table:style-name="ce16" office:value-type="string" calcext:value-type="string">
            <text:p>Gives back to Privacy Causes</text:p>
          </table:table-cell>
          <table:table-cell table:style-name="ce16" office:value-type="string" calcext:value-type="string">
            <text:p>Meets PrivacyToolsIO Criteria</text:p>
          </table:table-cell>
          <table:table-cell table:style-name="ce16" office:value-type="string" calcext:value-type="string">
            <text:p>1st Party DNS Servers</text:p>
          </table:table-cell>
          <table:table-cell table:style-name="ce67" office:value-type="string" calcext:value-type="string">
            <text:p>IPv6 Supported / Blocked</text:p>
          </table:table-cell>
          <table:table-cell table:style-name="ce16" office:value-type="string" calcext:value-type="string">
            <text:p>Offers OpenVPN</text:p>
          </table:table-cell>
          <table:table-cell table:style-name="ce16" office:value-type="string" calcext:value-type="string">
            <text:p>Offers Wireguard</text:p>
          </table:table-cell>
          <table:table-cell table:style-name="ce16" office:value-type="string" calcext:value-type="string">
            <text:p>Supports Multihop</text:p>
          </table:table-cell>
          <table:table-cell table:style-name="ce16" office:value-type="string" calcext:value-type="string">
            <text:p>Supports TCP Port 443</text:p>
          </table:table-cell>
          <table:table-cell table:style-name="ce16" office:value-type="string" calcext:value-type="string">
            <text:p>Supports Obfsproxy</text:p>
          </table:table-cell>
          <table:table-cell table:style-name="ce16" office:value-type="string" calcext:value-type="string">
            <text:p>Supports SOCKS</text:p>
          </table:table-cell>
          <table:table-cell table:style-name="ce16" office:value-type="string" calcext:value-type="string">
            <text:p>Supports SSL Tunnel</text:p>
          </table:table-cell>
          <table:table-cell table:style-name="ce16" office:value-type="string" calcext:value-type="string">
            <text:p>Supports SSH Tunnel</text:p>
          </table:table-cell>
          <table:table-cell table:style-name="ce16" office:value-type="string" calcext:value-type="string">
            <text:p>Other Proprietary Protocols</text:p>
          </table:table-cell>
          <table:table-cell table:style-name="ce16" office:value-type="string" calcext:value-type="string">
            <text:p>Blocks SMTP (Authent.)</text:p>
          </table:table-cell>
          <table:table-cell table:style-name="ce123" office:value-type="string" calcext:value-type="string">
            <text:p>Blocks P2P</text:p>
          </table:table-cell>
          <table:table-cell table:style-name="ce123" office:value-type="string" calcext:value-type="string">
            <text:p>US Server DL Speeds (%)</text:p>
          </table:table-cell>
          <table:table-cell table:style-name="ce16" office:value-type="string" calcext:value-type="string">
            <text:p>International Server DL Speeds (%)</text:p>
          </table:table-cell>
          <table:table-cell table:style-name="ce16" office:value-type="string" calcext:value-type="string">
            <text:p>Default Provided</text:p>
          </table:table-cell>
          <table:table-cell table:style-name="ce16" office:value-type="string" calcext:value-type="string">
            <text:p>Strongest Provided</text:p>
          </table:table-cell>
          <table:table-cell table:style-name="ce16" office:value-type="string" calcext:value-type="string">
            <text:p>Weakest Provided</text:p>
          </table:table-cell>
          <table:table-cell table:style-name="ce16" office:value-type="string" calcext:value-type="string">
            <text:p>Strongest Provided</text:p>
          </table:table-cell>
          <table:table-cell table:style-name="ce67" office:value-type="string" calcext:value-type="string">
            <text:p># of Simultaneous Connections</text:p>
          </table:table-cell>
          <table:table-cell table:style-name="ce16" office:value-type="string" calcext:value-type="string">
            <text:p># of Countries</text:p>
          </table:table-cell>
          <table:table-cell table:style-name="ce123" office:value-type="string" calcext:value-type="string">
            <text:p># of Servers</text:p>
          </table:table-cell>
          <table:table-cell table:style-name="ce123" office:value-type="string" calcext:value-type="string">
            <text:p>Linux Support (Manual)</text:p>
          </table:table-cell>
          <table:table-cell table:style-name="ce16" office:value-type="string" calcext:value-type="string">
            <text:p># of Persistent Cookies</text:p>
          </table:table-cell>
          <table:table-cell table:style-name="ce16" office:value-type="string" calcext:value-type="string">
            <text:p># of External Trackers</text:p>
          </table:table-cell>
          <table:table-cell table:style-name="ce16" office:value-type="string" calcext:value-type="string">
            <text:p># of Proprietary API's</text:p>
          </table:table-cell>
          <table:table-cell table:style-name="ce16" office:value-type="string" calcext:value-type="string">
            <text:p>Server SSL Rating</text:p>
          </table:table-cell>
          <table:table-cell table:style-name="ce16" office:value-type="string" calcext:value-type="string">
            <text:p>SSL Certificate issued to</text:p>
          </table:table-cell>
          <table:table-cell table:style-name="ce227" office:value-type="string" calcext:value-type="string">
            <text:p>$ / Month - (Annual Pricing)</text:p>
          </table:table-cell>
          <table:table-cell table:style-name="ce227" office:value-type="string" calcext:value-type="string">
            <text:p>$ / Connection / Month</text:p>
          </table:table-cell>
          <table:table-cell table:style-name="ce227" office:value-type="string" calcext:value-type="string">
            <text:p>Free Trial Available</text:p>
          </table:table-cell>
          <table:table-cell table:style-name="ce67" office:value-type="string" calcext:value-type="string">
            <text:p>Refund Window (Days)</text:p>
          </table:table-cell>
          <table:table-cell table:style-name="ce16" office:value-type="string" calcext:value-type="string">
            <text:p>Contradictory Logging Policies</text:p>
          </table:table-cell>
          <table:table-cell table:style-name="ce16" office:value-type="string" calcext:value-type="string">
            <text:p>Falsely Claims Service is 100% Effective</text:p>
          </table:table-cell>
          <table:table-cell table:style-name="ce16" office:value-type="string" calcext:value-type="string">
            <text:p>Incentivizes social media spam</text:p>
          </table:table-cell>
          <table:table-cell table:style-name="ce123" office:value-type="string" calcext:value-type="string">
            <text:p>Forbids spam</text:p>
          </table:table-cell>
          <table:table-cell table:style-name="ce123" office:value-type="string" calcext:value-type="string">
            <text:p>Requires ethical copy</text:p>
          </table:table-cell>
          <table:table-cell table:style-name="ce16" office:value-type="string" calcext:value-type="string">
            <text:p>Requires full disclosure</text:p>
          </table:table-cell>
          <table:table-cell table:style-name="ce16" office:value-type="string" calcext:value-type="string">
            <text:p>Practice ethical copy</text:p>
          </table:table-cell>
          <table:table-cell table:style-name="ce16" office:value-type="string" calcext:value-type="string">
            <text:p>Give full disclosure</text:p>
          </table:table-cell>
          <table:table-cell table:number-columns-repeated="958"/>
        </table:table-row>
        <table:table-row table:style-name="ro1">
          <table:table-cell table:style-name="ce5" office:value-type="string" calcext:value-type="string">
            <text:p>AceVPN</text:p>
          </table:table-cell>
          <table:table-cell table:style-name="ce17" table:formula="of:=IF(OR([.M6]=&quot;Five&quot;);3;0)+IF(OR([.M6]=&quot;Not Disclosed&quot;);1.5;0)+IF(OR([.M6]=&quot;Nine&quot;;[.M6]=&quot;Fourteen&quot;;[.M6]=&quot;See Note&quot;;[.M6]=&quot;Cooperative&quot;);1;0)+IF(OR([.N6]=&quot;Yes&quot;);2;0)+IF(OR([.N6]=&quot;Not Disclosed&quot;);1.5;0)+IF(OR([.N6]=&quot;Owned&quot;);1;0)" office:value-type="float" office:value="5" calcext:value-type="float">
            <text:p>5</text:p>
          </table:table-cell>
          <table:table-cell table:style-name="ce25" table:formula="of:=COUNTIF([.P6:.S6];&quot;Yes&quot;)+(0.5*COUNTIF([.P6:.S6];&quot;&quot;))+(0.5*COUNTIF([.P6:.S6];&quot;See Note&quot;))+(3*COUNTIF([.O6];&quot;Yes&quot;))" office:value-type="float" office:value="3" calcext:value-type="float">
            <text:p>3</text:p>
          </table:table-cell>
          <table:table-cell table:style-name="ce30" table:formula="of:=(3*COUNTIF([.T6];&quot;No&quot;))+COUNTIF([.W6:.X6];&quot;No&quot;)" office:value-type="float" office:value="5" calcext:value-type="float">
            <text:p>5</text:p>
          </table:table-cell>
          <table:table-cell table:style-name="ce34" table:formula="of:=COUNTIF([.AA6];&quot;No&quot;)+COUNTIF([.AB6];&quot;No&quot;)+(0.5*COUNTIF([.AB6];&quot;See Note&quot;))+(3*COUNTIF([.AC6];&quot;No&quot;))+COUNTIF([.AL6];&quot;Yes&quot;)+(0.5*COUNTIF([.AL6];&quot;Some&quot;))+COUNTIF([.AM6];&quot;Yes&quot;)+(0.5*COUNTIF([.AM6];&quot;Some&quot;))" office:value-type="float" office:value="3.5" calcext:value-type="float">
            <text:p>3.5</text:p>
          </table:table-cell>
          <table:table-cell table:style-name="ce38" table:formula="of:=(IF(OR([.AP6]=&quot;MPPE-128&quot;;[.AP6]=&quot;Blowfish-64&quot;);1;(IF(OR([.AP6]=&quot;See Note&quot;;[.AP6]=&quot;Blowfish-128&quot;);0.5;IF(OR([.AP6]=&quot;AES-128&quot;;[.AP6]=&quot;AES-160&quot;;[.AP6]=&quot;AES-192&quot;;[.AP6]=&quot;AES-256&quot;);0;0)))+(IF(OR([.AQ6]=&quot;MPPE-128&quot;;[.AQ6]=&quot;Blowfish-64&quot;);2;(IF(OR([.AQ6]=&quot;See Note&quot;;[.AQ6]=&quot;Blowfish-128&quot;;[.AQ6]=&quot;&quot;);1;IF(OR([.AQ6]=&quot;AES-128&quot;;[.AQ6]=&quot;AES-160&quot;;[.AQ6]=&quot;AES-192&quot;;[.AQ6]=&quot;AES-256&quot;);0;0)))))))+IF(OR([.AR6]=&quot;MS-CHAPv2&quot;;[.AR6]=&quot;RSA-RC4&quot;;[.AR6]=&quot;RSA-1024&quot;);1;IF(OR([.AR6]=&quot;See Note&quot;;[.AR6]=&quot;&quot;);0.5;IF(OR([.AR6]=&quot;RSA-4096&quot;;[.AR6]=&quot;RSA-2048&quot;;[.AR6]=&quot;DH-2048&quot;;[.AR6]=&quot;CA-4096&quot;);0;0)))+IF(OR([.AS6]=&quot;MS-CHAPv2&quot;;[.AS6]=&quot;RSA-RC4&quot;;[.AS6]=&quot;RSA-1024&quot;);2;IF(OR([.AS6]=&quot;See Note&quot;;[.AS6]=&quot;&quot;);1;IF(OR([.AS6]=&quot;RSA-4096&quot;;[.AS6]=&quot;RSA-2048&quot;;[.AS6]=&quot;DH-2048&quot;);0;0)))" office:value-type="float" office:value="2.5" calcext:value-type="float">
            <text:p>2.5</text:p>
          </table:table-cell>
          <table:table-cell table:style-name="ce42" table:formula="of:=IF([.AT6]&lt;3;2;0)+IF([.AU6]&lt;10;1;IF([.AU6]=&quot;&quot;;1;0))+IF([.AV6]&lt;3;2;IF([.AV6]&lt;10;1;IF([.AV6]=&quot;&quot;;1;0)))" office:value-type="float" office:value="4" calcext:value-type="float">
            <text:p>4</text:p>
          </table:table-cell>
          <table:table-cell table:style-name="ce47" table:formula="of:=IF([.AX6]=0;0;IF([.AX6]&lt;5;1;IF([.AX6]&lt;10;2;3)))+IF([.AY6]=0;0;IF([.AY6]&lt;3;1;IF([.AY6]&lt;10;2;3)))+IF([.AZ6]=0;0;IF([.AZ6]&lt;5;1;IF([.AZ6]&lt;10;2;3)))+IF([.BA6]=&quot;A&quot;;0;IF([.BA6]=&quot;A+&quot;;0;IF([.BA6]=&quot;B&quot;;1;5)))+IF([.BB6]=&quot;Self&quot;;0;IF([.BB6]=&quot;CloudFlare&quot;;2;IF([.BB6]=&quot;Incapsula&quot;;2;3)))" office:value-type="float" office:value="5" calcext:value-type="float">
            <text:p>5</text:p>
          </table:table-cell>
          <table:table-cell table:style-name="ce51" table:formula="of:=IF([.BC6]&lt;PricePercentile33;0;IF([.BC6]&lt;PricePercentile66;1;2))+IF([.BD6]&lt;ConPricePercentile33;0;IF([.BD6]&lt;ConPricePercentile66;1;2))+IF([.BE6]=&quot;Free&quot;;0;IF([.BE6]=&quot;Yes&quot;;0;1))+IF([.BF6]=&quot;Free&quot;;0;IF([.BF6]&gt;29;0;IF([.BF6]&gt;13;1;IF([.BF6]&gt;6;2;3))))" office:value-type="float" office:value="5" calcext:value-type="float">
            <text:p>5</text:p>
          </table:table-cell>
          <table:table-cell table:style-name="ce57" table:formula="of:=IF([.BG6]=&quot;Yes&quot;;1;0)+IF([.BH6]=&quot;Yes&quot;;1;0)+IF([.BI6]=&quot;Yes&quot;;1;0)+IF([.BJ6]=&quot;No&quot;;1;IF([.BJ6]=&quot;&quot;;0;IF([.BJ6]=&quot;Some&quot;;0.5;0)))+IF([.BK6]=&quot;No&quot;;1;IF([.BK6]=&quot;&quot;;0;IF([.BK6]=&quot;Some&quot;;0.5;0)))+IF([.BL6]=&quot;No&quot;;1;IF([.BL6]=&quot;&quot;;0;IF([.BL6]=&quot;Some&quot;;0.5;0)))+IF([.BM6]=&quot;&quot;;0;1)+IF([.BN6]=&quot;&quot;;0;1)" office:value-type="float" office:value="5" calcext:value-type="float">
            <text:p>5</text:p>
          </table:table-cell>
          <table:table-cell table:style-name="ce63"/>
          <table:table-cell table:style-name="ce68" office:value-type="string" calcext:value-type="string">
            <text:p>USA</text:p>
          </table:table-cell>
          <table:table-cell table:style-name="ce74" table:formula="of:=IF(OR([.L6]=&quot;USA&quot;;[.L6]=&quot;UK&quot;;[.L6]=&quot;Canada&quot;;[.L6]=&quot;Australia&quot;;[.L6]=&quot;New Zealand&quot;);&quot;Five&quot;;(IF(OR([.L6]=&quot;Denmark&quot;;[.L6]=&quot;France&quot;;[.L6]=&quot;Netherlands&quot;;[.L6]=&quot;Norway&quot;);&quot;Nine&quot;;IF(OR([.L6]=&quot;Belgium&quot;;[.L6]=&quot;Germany&quot;;[.L6]=&quot;Italy&quot;;[.L6]=&quot;Spain&quot;;[.L6]=&quot;Sweden&quot;);&quot;Fourteen&quot;;IF([.L6]=&quot;&quot;;&quot;Not Disclosed&quot;;IF(OR([.L6]=&quot;British Virgin Islands&quot;;[.L6]=&quot;Gibraltar&quot;;[.L6]=&quot;British Indian Ocean&quot;;[.L6]=&quot;Barbados&quot;);&quot;See Note&quot;;&quot;No&quot;))))))" office:value-type="string" office:string-value="Five" calcext:value-type="string">
            <text:p>Five</text:p>
          </table:table-cell>
          <table:table-cell table:style-name="ce79" office:value-type="string" calcext:value-type="string">
            <text:p>Yes</text:p>
          </table:table-cell>
          <table:table-cell table:style-name="ce84"/>
          <table:table-cell table:style-name="ce91"/>
          <table:table-cell table:style-name="ce96" office:value-type="string" calcext:value-type="string">
            <text:p>Yes</text:p>
          </table:table-cell>
          <table:table-cell table:style-name="ce84"/>
          <table:table-cell table:style-name="ce84" office:value-type="string" calcext:value-type="string">
            <text:p>Yes</text:p>
          </table:table-cell>
          <table:table-cell table:style-name="ce103" office:value-type="string" calcext:value-type="string">
            <text:p>No</text:p>
          </table:table-cell>
          <table:table-cell table:number-columns-repeated="4" table:style-name="ce108" office:value-type="string" calcext:value-type="string">
            <text:p>No</text:p>
          </table:table-cell>
          <table:table-cell table:style-name="ce113" office:value-type="string" calcext:value-type="string">
            <text:p>No</text:p>
          </table:table-cell>
          <table:table-cell table:style-name="ce117" table:formula="of:=IF(AND(NOT([.M6]=&quot;Five&quot;);[.AC6]=&quot;Yes&quot;;[.W6]=&quot;Yes&quot;;OR([.T6]=&quot;Email&quot;;[.T6]=&quot;Yes&quot;);[.O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4" office:value-type="string" calcext:value-type="string">
            <text:p>No</text:p>
          </table:table-cell>
          <table:table-cell table:style-name="ce129" office:value-type="string" calcext:value-type="string">
            <text:p>Yes</text:p>
          </table:table-cell>
          <table:table-cell table:style-name="ce133"/>
          <table:table-cell table:style-name="ce138"/>
          <table:table-cell table:number-columns-repeated="2" table:style-name="ce144" office:value-type="string" calcext:value-type="string">
            <text:p>Yes</text:p>
          </table:table-cell>
          <table:table-cell table:style-name="ce144" table:number-columns-repeated="3"/>
          <table:table-cell table:style-name="ce146"/>
          <table:table-cell table:style-name="ce152" office:value-type="string" calcext:value-type="string">
            <text:p>Yes</text:p>
          </table:table-cell>
          <table:table-cell table:style-name="ce156" office:value-type="string" calcext:value-type="string">
            <text:p>Some</text:p>
          </table:table-cell>
          <table:table-cell table:style-name="ce160"/>
          <table:table-cell table:style-name="ce165"/>
          <table:table-cell table:style-name="ce170" table:number-columns-repeated="2"/>
          <table:table-cell table:style-name="ce174"/>
          <table:table-cell table:style-name="ce178"/>
          <table:table-cell table:style-name="ce182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91"/>
          <table:table-cell table:style-name="ce195"/>
          <table:table-cell table:style-name="ce202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18" office:value-type="string" calcext:value-type="string">
            <text:p>A</text:p>
          </table:table-cell>
          <table:table-cell table:style-name="ce222" office:value-type="string" calcext:value-type="string">
            <text:p>Self</text:p>
          </table:table-cell>
          <table:table-cell table:style-name="ce228" office:value-type="float" office:value="4.59" calcext:value-type="float">
            <text:p>$4.59</text:p>
          </table:table-cell>
          <table:table-cell table:style-name="ce234" table:formula="of:=[.BC6]/[.AT6]" office:value-type="float" office:value="2.295" calcext:value-type="float">
            <text:p>$2.30</text:p>
          </table:table-cell>
          <table:table-cell table:style-name="ce239" office:value-type="string" calcext:value-type="string">
            <text:p>No</text:p>
          </table:table-cell>
          <table:table-cell table:style-name="ce245" office:value-type="float" office:value="7" calcext:value-type="float">
            <text:p>7</text:p>
          </table:table-cell>
          <table:table-cell table:style-name="ce253" office:value-type="string" calcext:value-type="string">
            <text:p>Yes</text:p>
          </table:table-cell>
          <table:table-cell table:style-name="ce258" office:value-type="string" calcext:value-type="string">
            <text:p>Yes</text:p>
          </table:table-cell>
          <table:table-cell table:style-name="ce261"/>
          <table:table-cell table:style-name="ce265" office:value-type="string" calcext:value-type="string">
            <text:p>No</text:p>
          </table:table-cell>
          <table:table-cell table:style-name="ce271" office:value-type="string" calcext:value-type="string">
            <text:p>No</text:p>
          </table:table-cell>
          <table:table-cell table:style-name="ce273" office:value-type="string" calcext:value-type="string">
            <text:p>No</text:p>
          </table:table-cell>
          <table:table-cell table:style-name="ce278"/>
          <table:table-cell table:style-name="ce282"/>
          <table:table-cell table:number-columns-repeated="958"/>
        </table:table-row>
        <table:table-row table:style-name="ro1">
          <table:table-cell table:style-name="ce6" office:value-type="string" calcext:value-type="string">
            <text:p>ActiVPN</text:p>
          </table:table-cell>
          <table:table-cell table:style-name="ce18" table:formula="of:=IF(OR([.M7]=&quot;Five&quot;);3;0)+IF(OR([.M7]=&quot;Not Disclosed&quot;);1.5;0)+IF(OR([.M7]=&quot;Nine&quot;;[.M7]=&quot;Fourteen&quot;;[.M7]=&quot;See Note&quot;;[.M7]=&quot;Cooperative&quot;);1;0)+IF(OR([.N7]=&quot;Yes&quot;);2;0)+IF(OR([.N7]=&quot;Not Disclosed&quot;);1.5;0)+IF(OR([.N7]=&quot;Owned&quot;);1;0)" office:value-type="float" office:value="1" calcext:value-type="float">
            <text:p>1</text:p>
          </table:table-cell>
          <table:table-cell table:style-name="ce26" table:formula="of:=COUNTIF([.P7:.S7];&quot;Yes&quot;)+(0.5*COUNTIF([.P7:.S7];&quot;&quot;))+(0.5*COUNTIF([.P7:.S7];&quot;See Note&quot;))+(3*COUNTIF([.O7];&quot;Yes&quot;))" office:value-type="float" office:value="2" calcext:value-type="float">
            <text:p>2</text:p>
          </table:table-cell>
          <table:table-cell table:style-name="ce31" table:formula="of:=(3*COUNTIF([.T7];&quot;No&quot;))+COUNTIF([.W7:.X7];&quot;No&quot;)" office:value-type="float" office:value="0" calcext:value-type="float">
            <text:p>0</text:p>
          </table:table-cell>
          <table:table-cell table:style-name="ce35" table:formula="of:=COUNTIF([.AA7];&quot;No&quot;)+COUNTIF([.AB7];&quot;No&quot;)+(0.5*COUNTIF([.AB7];&quot;See Note&quot;))+(3*COUNTIF([.AC7];&quot;No&quot;))+COUNTIF([.AL7];&quot;Yes&quot;)+(0.5*COUNTIF([.AL7];&quot;Some&quot;))+COUNTIF([.AM7];&quot;Yes&quot;)+(0.5*COUNTIF([.AM7];&quot;Some&quot;))" office:value-type="float" office:value="2" calcext:value-type="float">
            <text:p>2</text:p>
          </table:table-cell>
          <table:table-cell table:style-name="ce39" table:formula="of:=(IF(OR([.AP7]=&quot;MPPE-128&quot;;[.AP7]=&quot;Blowfish-64&quot;);1;(IF(OR([.AP7]=&quot;See Note&quot;;[.AP7]=&quot;Blowfish-128&quot;);0.5;IF(OR([.AP7]=&quot;AES-128&quot;;[.AP7]=&quot;AES-160&quot;;[.AP7]=&quot;AES-192&quot;;[.AP7]=&quot;AES-256&quot;);0;0)))+(IF(OR([.AQ7]=&quot;MPPE-128&quot;;[.AQ7]=&quot;Blowfish-64&quot;);2;(IF(OR([.AQ7]=&quot;See Note&quot;;[.AQ7]=&quot;Blowfish-128&quot;;[.AQ7]=&quot;&quot;);1;IF(OR([.AQ7]=&quot;AES-128&quot;;[.AQ7]=&quot;AES-160&quot;;[.AQ7]=&quot;AES-192&quot;;[.AQ7]=&quot;AES-256&quot;);0;0)))))))+IF(OR([.AR7]=&quot;MS-CHAPv2&quot;;[.AR7]=&quot;RSA-RC4&quot;;[.AR7]=&quot;RSA-1024&quot;);1;IF(OR([.AR7]=&quot;See Note&quot;;[.AR7]=&quot;&quot;);0.5;IF(OR([.AR7]=&quot;RSA-4096&quot;;[.AR7]=&quot;RSA-2048&quot;;[.AR7]=&quot;DH-2048&quot;;[.AR7]=&quot;CA-4096&quot;);0;0)))+IF(OR([.AS7]=&quot;MS-CHAPv2&quot;;[.AS7]=&quot;RSA-RC4&quot;;[.AS7]=&quot;RSA-1024&quot;);2;IF(OR([.AS7]=&quot;See Note&quot;;[.AS7]=&quot;&quot;);1;IF(OR([.AS7]=&quot;RSA-4096&quot;;[.AS7]=&quot;RSA-2048&quot;;[.AS7]=&quot;DH-2048&quot;);0;0)))" office:value-type="float" office:value="2.5" calcext:value-type="float">
            <text:p>2.5</text:p>
          </table:table-cell>
          <table:table-cell table:style-name="ce43" table:formula="of:=IF([.AT7]&lt;3;2;0)+IF([.AU7]&lt;10;1;IF([.AU7]=&quot;&quot;;1;0))+IF([.AV7]&lt;3;2;IF([.AV7]&lt;10;1;IF([.AV7]=&quot;&quot;;1;0)))" office:value-type="float" office:value="0" calcext:value-type="float">
            <text:p>0</text:p>
          </table:table-cell>
          <table:table-cell table:style-name="ce48" table:formula="of:=IF([.AX7]=0;0;IF([.AX7]&lt;5;1;IF([.AX7]&lt;10;2;3)))+IF([.AY7]=0;0;IF([.AY7]&lt;3;1;IF([.AY7]&lt;10;2;3)))+IF([.AZ7]=0;0;IF([.AZ7]&lt;5;1;IF([.AZ7]&lt;10;2;3)))+IF([.BA7]=&quot;A&quot;;0;IF([.BA7]=&quot;A+&quot;;0;IF([.BA7]=&quot;B&quot;;1;5)))+IF([.BB7]=&quot;Self&quot;;0;IF([.BB7]=&quot;CloudFlare&quot;;2;IF([.BB7]=&quot;Incapsula&quot;;2;3)))" office:value-type="float" office:value="0" calcext:value-type="float">
            <text:p>0</text:p>
          </table:table-cell>
          <table:table-cell table:style-name="ce52" table:formula="of:=IF([.BC7]&lt;PricePercentile33;0;IF([.BC7]&lt;PricePercentile66;1;2))+IF([.BD7]&lt;ConPricePercentile33;0;IF([.BD7]&lt;ConPricePercentile66;1;2))+IF([.BE7]=&quot;Free&quot;;0;IF([.BE7]=&quot;Yes&quot;;0;1))+IF([.BF7]=&quot;Free&quot;;0;IF([.BF7]&gt;29;0;IF([.BF7]&gt;13;1;IF([.BF7]&gt;6;2;3))))" office:value-type="float" office:value="1" calcext:value-type="float">
            <text:p>1</text:p>
          </table:table-cell>
          <table:table-cell table:style-name="ce58" table:formula="of:=IF([.BG7]=&quot;Yes&quot;;1;0)+IF([.BH7]=&quot;Yes&quot;;1;0)+IF([.BI7]=&quot;Yes&quot;;1;0)+IF([.BJ7]=&quot;No&quot;;1;IF([.BJ7]=&quot;&quot;;0;IF([.BJ7]=&quot;Some&quot;;0.5;0)))+IF([.BK7]=&quot;No&quot;;1;IF([.BK7]=&quot;&quot;;0;IF([.BK7]=&quot;Some&quot;;0.5;0)))+IF([.BL7]=&quot;No&quot;;1;IF([.BL7]=&quot;&quot;;0;IF([.BL7]=&quot;Some&quot;;0.5;0)))+IF([.BM7]=&quot;&quot;;0;1)+IF([.BN7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France</text:p>
          </table:table-cell>
          <table:table-cell table:style-name="ce75" table:formula="of:=IF(OR([.L7]=&quot;USA&quot;;[.L7]=&quot;UK&quot;;[.L7]=&quot;Canada&quot;;[.L7]=&quot;Australia&quot;;[.L7]=&quot;New Zealand&quot;);&quot;Five&quot;;(IF(OR([.L7]=&quot;Denmark&quot;;[.L7]=&quot;France&quot;;[.L7]=&quot;Netherlands&quot;;[.L7]=&quot;Norway&quot;);&quot;Nine&quot;;IF(OR([.L7]=&quot;Belgium&quot;;[.L7]=&quot;Germany&quot;;[.L7]=&quot;Italy&quot;;[.L7]=&quot;Spain&quot;;[.L7]=&quot;Sweden&quot;);&quot;Fourteen&quot;;IF([.L7]=&quot;&quot;;&quot;Not Disclosed&quot;;IF(OR([.L7]=&quot;British Virgin Islands&quot;;[.L7]=&quot;Gibraltar&quot;;[.L7]=&quot;British Indian Ocean&quot;;[.L7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]=&quot;Five&quot;);[.AC7]=&quot;Yes&quot;;[.W7]=&quot;Yes&quot;;OR([.T7]=&quot;Email&quot;;[.T7]=&quot;Yes&quot;);[.O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3" calcext:value-type="float">
            <text:p>13</text:p>
          </table:table-cell>
          <table:table-cell table:style-name="ce192" office:value-type="float" office:value="20" calcext:value-type="float">
            <text:p>20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34" calcext:value-type="float">
            <text:p>$3.34</text:p>
          </table:table-cell>
          <table:table-cell table:style-name="ce235" table:formula="of:=[.BC7]/[.AT7]" office:value-type="float" office:value="0.668" calcext:value-type="float">
            <text:p>$0.6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string" calcext:value-type="string">
            <text:p>See Note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AirVPN</text:p>
          </table:table-cell>
          <table:table-cell table:style-name="ce18" table:formula="of:=IF(OR([.M8]=&quot;Five&quot;);3;0)+IF(OR([.M8]=&quot;Not Disclosed&quot;);1.5;0)+IF(OR([.M8]=&quot;Nine&quot;;[.M8]=&quot;Fourteen&quot;;[.M8]=&quot;See Note&quot;;[.M8]=&quot;Cooperative&quot;);1;0)+IF(OR([.N8]=&quot;Yes&quot;);2;0)+IF(OR([.N8]=&quot;Not Disclosed&quot;);1.5;0)+IF(OR([.N8]=&quot;Owned&quot;);1;0)" office:value-type="float" office:value="1" calcext:value-type="float">
            <text:p>1</text:p>
          </table:table-cell>
          <table:table-cell table:style-name="ce26" table:formula="of:=COUNTIF([.P8:.S8];&quot;Yes&quot;)+(0.5*COUNTIF([.P8:.S8];&quot;&quot;))+(0.5*COUNTIF([.P8:.S8];&quot;See Note&quot;))+(3*COUNTIF([.O8];&quot;Yes&quot;))" office:value-type="float" office:value="2" calcext:value-type="float">
            <text:p>2</text:p>
          </table:table-cell>
          <table:table-cell table:style-name="ce31" table:formula="of:=(3*COUNTIF([.T8];&quot;No&quot;))+COUNTIF([.W8:.X8];&quot;No&quot;)" office:value-type="float" office:value="0" calcext:value-type="float">
            <text:p>0</text:p>
          </table:table-cell>
          <table:table-cell table:style-name="ce35" table:formula="of:=COUNTIF([.AA8];&quot;No&quot;)+COUNTIF([.AB8];&quot;No&quot;)+(0.5*COUNTIF([.AB8];&quot;See Note&quot;))+(3*COUNTIF([.AC8];&quot;No&quot;))+COUNTIF([.AL8];&quot;Yes&quot;)+(0.5*COUNTIF([.AL8];&quot;Some&quot;))+COUNTIF([.AM8];&quot;Yes&quot;)+(0.5*COUNTIF([.AM8];&quot;Some&quot;))" office:value-type="float" office:value="0" calcext:value-type="float">
            <text:p>0</text:p>
          </table:table-cell>
          <table:table-cell table:style-name="ce39" table:formula="of:=(IF(OR([.AP8]=&quot;MPPE-128&quot;;[.AP8]=&quot;Blowfish-64&quot;);1;(IF(OR([.AP8]=&quot;See Note&quot;;[.AP8]=&quot;Blowfish-128&quot;);0.5;IF(OR([.AP8]=&quot;AES-128&quot;;[.AP8]=&quot;AES-160&quot;;[.AP8]=&quot;AES-192&quot;;[.AP8]=&quot;AES-256&quot;);0;0)))+(IF(OR([.AQ8]=&quot;MPPE-128&quot;;[.AQ8]=&quot;Blowfish-64&quot;);2;(IF(OR([.AQ8]=&quot;See Note&quot;;[.AQ8]=&quot;Blowfish-128&quot;;[.AQ8]=&quot;&quot;);1;IF(OR([.AQ8]=&quot;AES-128&quot;;[.AQ8]=&quot;AES-160&quot;;[.AQ8]=&quot;AES-192&quot;;[.AQ8]=&quot;AES-256&quot;);0;0)))))))+IF(OR([.AR8]=&quot;MS-CHAPv2&quot;;[.AR8]=&quot;RSA-RC4&quot;;[.AR8]=&quot;RSA-1024&quot;);1;IF(OR([.AR8]=&quot;See Note&quot;;[.AR8]=&quot;&quot;);0.5;IF(OR([.AR8]=&quot;RSA-4096&quot;;[.AR8]=&quot;RSA-2048&quot;;[.AR8]=&quot;DH-2048&quot;;[.AR8]=&quot;CA-4096&quot;);0;0)))+IF(OR([.AS8]=&quot;MS-CHAPv2&quot;;[.AS8]=&quot;RSA-RC4&quot;;[.AS8]=&quot;RSA-1024&quot;);2;IF(OR([.AS8]=&quot;See Note&quot;;[.AS8]=&quot;&quot;);1;IF(OR([.AS8]=&quot;RSA-4096&quot;;[.AS8]=&quot;RSA-2048&quot;;[.AS8]=&quot;DH-2048&quot;);0;0)))" office:value-type="float" office:value="0" calcext:value-type="float">
            <text:p>0</text:p>
          </table:table-cell>
          <table:table-cell table:style-name="ce43" table:formula="of:=IF([.AT8]&lt;3;2;0)+IF([.AU8]&lt;10;1;IF([.AU8]=&quot;&quot;;1;0))+IF([.AV8]&lt;3;2;IF([.AV8]&lt;10;1;IF([.AV8]=&quot;&quot;;1;0)))" office:value-type="float" office:value="0" calcext:value-type="float">
            <text:p>0</text:p>
          </table:table-cell>
          <table:table-cell table:style-name="ce48" table:formula="of:=IF([.AX8]=0;0;IF([.AX8]&lt;5;1;IF([.AX8]&lt;10;2;3)))+IF([.AY8]=0;0;IF([.AY8]&lt;3;1;IF([.AY8]&lt;10;2;3)))+IF([.AZ8]=0;0;IF([.AZ8]&lt;5;1;IF([.AZ8]&lt;10;2;3)))+IF([.BA8]=&quot;A&quot;;0;IF([.BA8]=&quot;A+&quot;;0;IF([.BA8]=&quot;B&quot;;1;5)))+IF([.BB8]=&quot;Self&quot;;0;IF([.BB8]=&quot;CloudFlare&quot;;2;IF([.BB8]=&quot;Incapsula&quot;;2;3)))" office:value-type="float" office:value="1" calcext:value-type="float">
            <text:p>1</text:p>
          </table:table-cell>
          <table:table-cell table:style-name="ce52" table:formula="of:=IF([.BC8]&lt;PricePercentile33;0;IF([.BC8]&lt;PricePercentile66;1;2))+IF([.BD8]&lt;ConPricePercentile33;0;IF([.BD8]&lt;ConPricePercentile66;1;2))+IF([.BE8]=&quot;Free&quot;;0;IF([.BE8]=&quot;Yes&quot;;0;1))+IF([.BF8]=&quot;Free&quot;;0;IF([.BF8]&gt;29;0;IF([.BF8]&gt;13;1;IF([.BF8]&gt;6;2;3))))" office:value-type="float" office:value="4" calcext:value-type="float">
            <text:p>4</text:p>
          </table:table-cell>
          <table:table-cell table:style-name="ce58" table:formula="of:=IF([.BG8]=&quot;Yes&quot;;1;0)+IF([.BH8]=&quot;Yes&quot;;1;0)+IF([.BI8]=&quot;Yes&quot;;1;0)+IF([.BJ8]=&quot;No&quot;;1;IF([.BJ8]=&quot;&quot;;0;IF([.BJ8]=&quot;Some&quot;;0.5;0)))+IF([.BK8]=&quot;No&quot;;1;IF([.BK8]=&quot;&quot;;0;IF([.BK8]=&quot;Some&quot;;0.5;0)))+IF([.BL8]=&quot;No&quot;;1;IF([.BL8]=&quot;&quot;;0;IF([.BL8]=&quot;Some&quot;;0.5;0)))+IF([.BM8]=&quot;&quot;;0;1)+IF([.BN8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Italy</text:p>
          </table:table-cell>
          <table:table-cell table:style-name="ce75" table:formula="of:=IF(OR([.L8]=&quot;USA&quot;;[.L8]=&quot;UK&quot;;[.L8]=&quot;Canada&quot;;[.L8]=&quot;Australia&quot;;[.L8]=&quot;New Zealand&quot;);&quot;Five&quot;;(IF(OR([.L8]=&quot;Denmark&quot;;[.L8]=&quot;France&quot;;[.L8]=&quot;Netherlands&quot;;[.L8]=&quot;Norway&quot;);&quot;Nine&quot;;IF(OR([.L8]=&quot;Belgium&quot;;[.L8]=&quot;Germany&quot;;[.L8]=&quot;Italy&quot;;[.L8]=&quot;Spain&quot;;[.L8]=&quot;Sweden&quot;);&quot;Fourteen&quot;;IF([.L8]=&quot;&quot;;&quot;Not Disclosed&quot;;IF(OR([.L8]=&quot;British Virgin Islands&quot;;[.L8]=&quot;Gibraltar&quot;;[.L8]=&quot;British Indian Ocean&quot;;[.L8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8]=&quot;Five&quot;);[.AC8]=&quot;Yes&quot;;[.W8]=&quot;Yes&quot;;OR([.T8]=&quot;Email&quot;;[.T8]=&quot;Yes&quot;);[.O8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/>
          <table:table-cell table:number-columns-repeated="3" table:style-name="ce141" office:value-type="string" calcext:value-type="string">
            <text:p>Yes</text:p>
          </table:table-cell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 office:value-type="float" office:value="90.56" calcext:value-type="float">
            <text:p>90.56</text:p>
          </table:table-cell>
          <table:table-cell table:style-name="ce166" office:value-type="float" office:value="5.99" calcext:value-type="float">
            <text:p>5.99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9" calcext:value-type="float">
            <text:p>19</text:p>
          </table:table-cell>
          <table:table-cell table:style-name="ce192" office:value-type="float" office:value="215" calcext:value-type="float">
            <text:p>215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3" calcext:value-type="float">
            <text:p>$4.93</text:p>
          </table:table-cell>
          <table:table-cell table:style-name="ce235" table:formula="of:=[.BC8]/[.AT8]" office:value-type="float" office:value="0.986" calcext:value-type="float">
            <text:p>$0.9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Anonine</text:p>
          </table:table-cell>
          <table:table-cell table:style-name="ce18" table:formula="of:=IF(OR([.M9]=&quot;Five&quot;);3;0)+IF(OR([.M9]=&quot;Not Disclosed&quot;);1.5;0)+IF(OR([.M9]=&quot;Nine&quot;;[.M9]=&quot;Fourteen&quot;;[.M9]=&quot;See Note&quot;;[.M9]=&quot;Cooperative&quot;);1;0)+IF(OR([.N9]=&quot;Yes&quot;);2;0)+IF(OR([.N9]=&quot;Not Disclosed&quot;);1.5;0)+IF(OR([.N9]=&quot;Owned&quot;);1;0)" office:value-type="float" office:value="0" calcext:value-type="float">
            <text:p>0</text:p>
          </table:table-cell>
          <table:table-cell table:style-name="ce26" table:formula="of:=COUNTIF([.P9:.S9];&quot;Yes&quot;)+(0.5*COUNTIF([.P9:.S9];&quot;&quot;))+(0.5*COUNTIF([.P9:.S9];&quot;See Note&quot;))+(3*COUNTIF([.O9];&quot;Yes&quot;))" office:value-type="float" office:value="2" calcext:value-type="float">
            <text:p>2</text:p>
          </table:table-cell>
          <table:table-cell table:style-name="ce31" table:formula="of:=(3*COUNTIF([.T9];&quot;No&quot;))+COUNTIF([.W9:.X9];&quot;No&quot;)" office:value-type="float" office:value="1" calcext:value-type="float">
            <text:p>1</text:p>
          </table:table-cell>
          <table:table-cell table:style-name="ce35" table:formula="of:=COUNTIF([.AA9];&quot;No&quot;)+COUNTIF([.AB9];&quot;No&quot;)+(0.5*COUNTIF([.AB9];&quot;See Note&quot;))+(3*COUNTIF([.AC9];&quot;No&quot;))+COUNTIF([.AL9];&quot;Yes&quot;)+(0.5*COUNTIF([.AL9];&quot;Some&quot;))+COUNTIF([.AM9];&quot;Yes&quot;)+(0.5*COUNTIF([.AM9];&quot;Some&quot;))" office:value-type="float" office:value="2" calcext:value-type="float">
            <text:p>2</text:p>
          </table:table-cell>
          <table:table-cell table:style-name="ce39" table:formula="of:=(IF(OR([.AP9]=&quot;MPPE-128&quot;;[.AP9]=&quot;Blowfish-64&quot;);1;(IF(OR([.AP9]=&quot;See Note&quot;;[.AP9]=&quot;Blowfish-128&quot;);0.5;IF(OR([.AP9]=&quot;AES-128&quot;;[.AP9]=&quot;AES-160&quot;;[.AP9]=&quot;AES-192&quot;;[.AP9]=&quot;AES-256&quot;);0;0)))+(IF(OR([.AQ9]=&quot;MPPE-128&quot;;[.AQ9]=&quot;Blowfish-64&quot;);2;(IF(OR([.AQ9]=&quot;See Note&quot;;[.AQ9]=&quot;Blowfish-128&quot;;[.AQ9]=&quot;&quot;);1;IF(OR([.AQ9]=&quot;AES-128&quot;;[.AQ9]=&quot;AES-160&quot;;[.AQ9]=&quot;AES-192&quot;;[.AQ9]=&quot;AES-256&quot;);0;0)))))))+IF(OR([.AR9]=&quot;MS-CHAPv2&quot;;[.AR9]=&quot;RSA-RC4&quot;;[.AR9]=&quot;RSA-1024&quot;);1;IF(OR([.AR9]=&quot;See Note&quot;;[.AR9]=&quot;&quot;);0.5;IF(OR([.AR9]=&quot;RSA-4096&quot;;[.AR9]=&quot;RSA-2048&quot;;[.AR9]=&quot;DH-2048&quot;;[.AR9]=&quot;CA-4096&quot;);0;0)))+IF(OR([.AS9]=&quot;MS-CHAPv2&quot;;[.AS9]=&quot;RSA-RC4&quot;;[.AS9]=&quot;RSA-1024&quot;);2;IF(OR([.AS9]=&quot;See Note&quot;;[.AS9]=&quot;&quot;);1;IF(OR([.AS9]=&quot;RSA-4096&quot;;[.AS9]=&quot;RSA-2048&quot;;[.AS9]=&quot;DH-2048&quot;);0;0)))" office:value-type="float" office:value="2.5" calcext:value-type="float">
            <text:p>2.5</text:p>
          </table:table-cell>
          <table:table-cell table:style-name="ce43" table:formula="of:=IF([.AT9]&lt;3;2;0)+IF([.AU9]&lt;10;1;IF([.AU9]=&quot;&quot;;1;0))+IF([.AV9]&lt;3;2;IF([.AV9]&lt;10;1;IF([.AV9]=&quot;&quot;;1;0)))" office:value-type="float" office:value="0" calcext:value-type="float">
            <text:p>0</text:p>
          </table:table-cell>
          <table:table-cell table:style-name="ce48" table:formula="of:=IF([.AX9]=0;0;IF([.AX9]&lt;5;1;IF([.AX9]&lt;10;2;3)))+IF([.AY9]=0;0;IF([.AY9]&lt;3;1;IF([.AY9]&lt;10;2;3)))+IF([.AZ9]=0;0;IF([.AZ9]&lt;5;1;IF([.AZ9]&lt;10;2;3)))+IF([.BA9]=&quot;A&quot;;0;IF([.BA9]=&quot;A+&quot;;0;IF([.BA9]=&quot;B&quot;;1;5)))+IF([.BB9]=&quot;Self&quot;;0;IF([.BB9]=&quot;CloudFlare&quot;;2;IF([.BB9]=&quot;Incapsula&quot;;2;3)))" office:value-type="float" office:value="11" calcext:value-type="float">
            <text:p>11</text:p>
          </table:table-cell>
          <table:table-cell table:style-name="ce52" table:formula="of:=IF([.BC9]&lt;PricePercentile33;0;IF([.BC9]&lt;PricePercentile66;1;2))+IF([.BD9]&lt;ConPricePercentile33;0;IF([.BD9]&lt;ConPricePercentile66;1;2))+IF([.BE9]=&quot;Free&quot;;0;IF([.BE9]=&quot;Yes&quot;;0;1))+IF([.BF9]=&quot;Free&quot;;0;IF([.BF9]&gt;29;0;IF([.BF9]&gt;13;1;IF([.BF9]&gt;6;2;3))))" office:value-type="float" office:value="4" calcext:value-type="float">
            <text:p>4</text:p>
          </table:table-cell>
          <table:table-cell table:style-name="ce58" table:formula="of:=IF([.BG9]=&quot;Yes&quot;;1;0)+IF([.BH9]=&quot;Yes&quot;;1;0)+IF([.BI9]=&quot;Yes&quot;;1;0)+IF([.BJ9]=&quot;No&quot;;1;IF([.BJ9]=&quot;&quot;;0;IF([.BJ9]=&quot;Some&quot;;0.5;0)))+IF([.BK9]=&quot;No&quot;;1;IF([.BK9]=&quot;&quot;;0;IF([.BK9]=&quot;Some&quot;;0.5;0)))+IF([.BL9]=&quot;No&quot;;1;IF([.BL9]=&quot;&quot;;0;IF([.BL9]=&quot;Some&quot;;0.5;0)))+IF([.BM9]=&quot;&quot;;0;1)+IF([.BN9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9]=&quot;USA&quot;;[.L9]=&quot;UK&quot;;[.L9]=&quot;Canada&quot;;[.L9]=&quot;Australia&quot;;[.L9]=&quot;New Zealand&quot;);&quot;Five&quot;;(IF(OR([.L9]=&quot;Denmark&quot;;[.L9]=&quot;France&quot;;[.L9]=&quot;Netherlands&quot;;[.L9]=&quot;Norway&quot;);&quot;Nine&quot;;IF(OR([.L9]=&quot;Belgium&quot;;[.L9]=&quot;Germany&quot;;[.L9]=&quot;Italy&quot;;[.L9]=&quot;Spain&quot;;[.L9]=&quot;Sweden&quot;);&quot;Fourteen&quot;;IF([.L9]=&quot;&quot;;&quot;Not Disclosed&quot;;IF(OR([.L9]=&quot;British Virgin Islands&quot;;[.L9]=&quot;Gibraltar&quot;;[.L9]=&quot;British Indian Ocean&quot;;[.L9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]=&quot;Five&quot;);[.AC9]=&quot;Yes&quot;;[.W9]=&quot;Yes&quot;;OR([.T9]=&quot;Email&quot;;[.T9]=&quot;Yes&quot;);[.O9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22" calcext:value-type="float">
            <text:p>22</text:p>
          </table:table-cell>
          <table:table-cell table:style-name="ce192" office:value-type="float" office:value="80" calcext:value-type="float">
            <text:p>80</text:p>
          </table:table-cell>
          <table:table-cell table:style-name="ce196"/>
          <table:table-cell table:style-name="ce203" office:value-type="float" office:value="6" calcext:value-type="float">
            <text:p>6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29" calcext:value-type="float">
            <text:p>29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99" calcext:value-type="float">
            <text:p>$3.99</text:p>
          </table:table-cell>
          <table:table-cell table:style-name="ce235" table:formula="of:=[.BC9]/[.AT9]" office:value-type="float" office:value="0.798" calcext:value-type="float">
            <text:p>$0.8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AnonVPN</text:p>
          </table:table-cell>
          <table:table-cell table:style-name="ce18" table:formula="of:=IF(OR([.M10]=&quot;Five&quot;);3;0)+IF(OR([.M10]=&quot;Not Disclosed&quot;);1.5;0)+IF(OR([.M10]=&quot;Nine&quot;;[.M10]=&quot;Fourteen&quot;;[.M10]=&quot;See Note&quot;;[.M10]=&quot;Cooperative&quot;);1;0)+IF(OR([.N10]=&quot;Yes&quot;);2;0)+IF(OR([.N10]=&quot;Not Disclosed&quot;);1.5;0)+IF(OR([.N10]=&quot;Owned&quot;);1;0)" office:value-type="float" office:value="5" calcext:value-type="float">
            <text:p>5</text:p>
          </table:table-cell>
          <table:table-cell table:style-name="ce26" table:formula="of:=COUNTIF([.P10:.S10];&quot;Yes&quot;)+(0.5*COUNTIF([.P10:.S10];&quot;&quot;))+(0.5*COUNTIF([.P10:.S10];&quot;See Note&quot;))+(3*COUNTIF([.O10];&quot;Yes&quot;))" office:value-type="float" office:value="1" calcext:value-type="float">
            <text:p>1</text:p>
          </table:table-cell>
          <table:table-cell table:style-name="ce31" table:formula="of:=(3*COUNTIF([.T10];&quot;No&quot;))+COUNTIF([.W10:.X10];&quot;No&quot;)" office:value-type="float" office:value="2" calcext:value-type="float">
            <text:p>2</text:p>
          </table:table-cell>
          <table:table-cell table:style-name="ce35" table:formula="of:=COUNTIF([.AA10];&quot;No&quot;)+COUNTIF([.AB10];&quot;No&quot;)+(0.5*COUNTIF([.AB10];&quot;See Note&quot;))+(3*COUNTIF([.AC10];&quot;No&quot;))+COUNTIF([.AL10];&quot;Yes&quot;)+(0.5*COUNTIF([.AL10];&quot;Some&quot;))+COUNTIF([.AM10];&quot;Yes&quot;)+(0.5*COUNTIF([.AM10];&quot;Some&quot;))" office:value-type="float" office:value="5" calcext:value-type="float">
            <text:p>5</text:p>
          </table:table-cell>
          <table:table-cell table:style-name="ce39" table:formula="of:=(IF(OR([.AP10]=&quot;MPPE-128&quot;;[.AP10]=&quot;Blowfish-64&quot;);1;(IF(OR([.AP10]=&quot;See Note&quot;;[.AP10]=&quot;Blowfish-128&quot;);0.5;IF(OR([.AP10]=&quot;AES-128&quot;;[.AP10]=&quot;AES-160&quot;;[.AP10]=&quot;AES-192&quot;;[.AP10]=&quot;AES-256&quot;);0;0)))+(IF(OR([.AQ10]=&quot;MPPE-128&quot;;[.AQ10]=&quot;Blowfish-64&quot;);2;(IF(OR([.AQ10]=&quot;See Note&quot;;[.AQ10]=&quot;Blowfish-128&quot;;[.AQ10]=&quot;&quot;);1;IF(OR([.AQ10]=&quot;AES-128&quot;;[.AQ10]=&quot;AES-160&quot;;[.AQ10]=&quot;AES-192&quot;;[.AQ10]=&quot;AES-256&quot;);0;0)))))))+IF(OR([.AR10]=&quot;MS-CHAPv2&quot;;[.AR10]=&quot;RSA-RC4&quot;;[.AR10]=&quot;RSA-1024&quot;);1;IF(OR([.AR10]=&quot;See Note&quot;;[.AR10]=&quot;&quot;);0.5;IF(OR([.AR10]=&quot;RSA-4096&quot;;[.AR10]=&quot;RSA-2048&quot;;[.AR10]=&quot;DH-2048&quot;;[.AR10]=&quot;CA-4096&quot;);0;0)))+IF(OR([.AS10]=&quot;MS-CHAPv2&quot;;[.AS10]=&quot;RSA-RC4&quot;;[.AS10]=&quot;RSA-1024&quot;);2;IF(OR([.AS10]=&quot;See Note&quot;;[.AS10]=&quot;&quot;);1;IF(OR([.AS10]=&quot;RSA-4096&quot;;[.AS10]=&quot;RSA-2048&quot;;[.AS10]=&quot;DH-2048&quot;);0;0)))" office:value-type="float" office:value="2.5" calcext:value-type="float">
            <text:p>2.5</text:p>
          </table:table-cell>
          <table:table-cell table:style-name="ce43" table:formula="of:=IF([.AT10]&lt;3;2;0)+IF([.AU10]&lt;10;1;IF([.AU10]=&quot;&quot;;1;0))+IF([.AV10]&lt;3;2;IF([.AV10]&lt;10;1;IF([.AV10]=&quot;&quot;;1;0)))" office:value-type="float" office:value="5" calcext:value-type="float">
            <text:p>5</text:p>
          </table:table-cell>
          <table:table-cell table:style-name="ce48" table:formula="of:=IF([.AX10]=0;0;IF([.AX10]&lt;5;1;IF([.AX10]&lt;10;2;3)))+IF([.AY10]=0;0;IF([.AY10]&lt;3;1;IF([.AY10]&lt;10;2;3)))+IF([.AZ10]=0;0;IF([.AZ10]&lt;5;1;IF([.AZ10]&lt;10;2;3)))+IF([.BA10]=&quot;A&quot;;0;IF([.BA10]=&quot;A+&quot;;0;IF([.BA10]=&quot;B&quot;;1;5)))+IF([.BB10]=&quot;Self&quot;;0;IF([.BB10]=&quot;CloudFlare&quot;;2;IF([.BB10]=&quot;Incapsula&quot;;2;3)))" office:value-type="float" office:value="8" calcext:value-type="float">
            <text:p>8</text:p>
          </table:table-cell>
          <table:table-cell table:style-name="ce52" table:formula="of:=IF([.BC10]&lt;PricePercentile33;0;IF([.BC10]&lt;PricePercentile66;1;2))+IF([.BD10]&lt;ConPricePercentile33;0;IF([.BD10]&lt;ConPricePercentile66;1;2))+IF([.BE10]=&quot;Free&quot;;0;IF([.BE10]=&quot;Yes&quot;;0;1))+IF([.BF10]=&quot;Free&quot;;0;IF([.BF10]&gt;29;0;IF([.BF10]&gt;13;1;IF([.BF10]&gt;6;2;3))))" office:value-type="float" office:value="7" calcext:value-type="float">
            <text:p>7</text:p>
          </table:table-cell>
          <table:table-cell table:style-name="ce58" table:formula="of:=IF([.BG10]=&quot;Yes&quot;;1;0)+IF([.BH10]=&quot;Yes&quot;;1;0)+IF([.BI10]=&quot;Yes&quot;;1;0)+IF([.BJ10]=&quot;No&quot;;1;IF([.BJ10]=&quot;&quot;;0;IF([.BJ10]=&quot;Some&quot;;0.5;0)))+IF([.BK10]=&quot;No&quot;;1;IF([.BK10]=&quot;&quot;;0;IF([.BK10]=&quot;Some&quot;;0.5;0)))+IF([.BL10]=&quot;No&quot;;1;IF([.BL10]=&quot;&quot;;0;IF([.BL10]=&quot;Some&quot;;0.5;0)))+IF([.BM10]=&quot;&quot;;0;1)+IF([.BN10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0]=&quot;USA&quot;;[.L10]=&quot;UK&quot;;[.L10]=&quot;Canada&quot;;[.L10]=&quot;Australia&quot;;[.L10]=&quot;New Zealand&quot;);&quot;Five&quot;;(IF(OR([.L10]=&quot;Denmark&quot;;[.L10]=&quot;France&quot;;[.L10]=&quot;Netherlands&quot;;[.L10]=&quot;Norway&quot;);&quot;Nine&quot;;IF(OR([.L10]=&quot;Belgium&quot;;[.L10]=&quot;Germany&quot;;[.L10]=&quot;Italy&quot;;[.L10]=&quot;Spain&quot;;[.L10]=&quot;Sweden&quot;);&quot;Fourteen&quot;;IF([.L10]=&quot;&quot;;&quot;Not Disclosed&quot;;IF(OR([.L10]=&quot;British Virgin Islands&quot;;[.L10]=&quot;Gibraltar&quot;;[.L10]=&quot;British Indian Ocean&quot;;[.L10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]=&quot;Five&quot;);[.AC10]=&quot;Yes&quot;;[.W10]=&quot;Yes&quot;;OR([.T10]=&quot;Email&quot;;[.T10]=&quot;Yes&quot;);[.O10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" calcext:value-type="float">
            <text:p>3</text:p>
          </table:table-cell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-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75" calcext:value-type="float">
            <text:p>$5.75</text:p>
          </table:table-cell>
          <table:table-cell table:style-name="ce235" table:formula="of:=[.BC10]/[.AT10]" office:value-type="float" office:value="5.75" calcext:value-type="float">
            <text:p>$5.7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Anonymizer</text:p>
          </table:table-cell>
          <table:table-cell table:style-name="ce18" table:formula="of:=IF(OR([.M11]=&quot;Five&quot;);3;0)+IF(OR([.M11]=&quot;Not Disclosed&quot;);1.5;0)+IF(OR([.M11]=&quot;Nine&quot;;[.M11]=&quot;Fourteen&quot;;[.M11]=&quot;See Note&quot;;[.M11]=&quot;Cooperative&quot;);1;0)+IF(OR([.N11]=&quot;Yes&quot;);2;0)+IF(OR([.N11]=&quot;Not Disclosed&quot;);1.5;0)+IF(OR([.N11]=&quot;Owned&quot;);1;0)" office:value-type="float" office:value="5" calcext:value-type="float">
            <text:p>5</text:p>
          </table:table-cell>
          <table:table-cell table:style-name="ce26" table:formula="of:=COUNTIF([.P11:.S11];&quot;Yes&quot;)+(0.5*COUNTIF([.P11:.S11];&quot;&quot;))+(0.5*COUNTIF([.P11:.S11];&quot;See Note&quot;))+(3*COUNTIF([.O11];&quot;Yes&quot;))" office:value-type="float" office:value="1" calcext:value-type="float">
            <text:p>1</text:p>
          </table:table-cell>
          <table:table-cell table:style-name="ce31" table:formula="of:=(3*COUNTIF([.T11];&quot;No&quot;))+COUNTIF([.W11:.X11];&quot;No&quot;)" office:value-type="float" office:value="2" calcext:value-type="float">
            <text:p>2</text:p>
          </table:table-cell>
          <table:table-cell table:style-name="ce35" table:formula="of:=COUNTIF([.AA11];&quot;No&quot;)+COUNTIF([.AB11];&quot;No&quot;)+(0.5*COUNTIF([.AB11];&quot;See Note&quot;))+(3*COUNTIF([.AC11];&quot;No&quot;))+COUNTIF([.AL11];&quot;Yes&quot;)+(0.5*COUNTIF([.AL11];&quot;Some&quot;))+COUNTIF([.AM11];&quot;Yes&quot;)+(0.5*COUNTIF([.AM11];&quot;Some&quot;))" office:value-type="float" office:value="1" calcext:value-type="float">
            <text:p>1</text:p>
          </table:table-cell>
          <table:table-cell table:style-name="ce39" table:formula="of:=(IF(OR([.AP11]=&quot;MPPE-128&quot;;[.AP11]=&quot;Blowfish-64&quot;);1;(IF(OR([.AP11]=&quot;See Note&quot;;[.AP11]=&quot;Blowfish-128&quot;);0.5;IF(OR([.AP11]=&quot;AES-128&quot;;[.AP11]=&quot;AES-160&quot;;[.AP11]=&quot;AES-192&quot;;[.AP11]=&quot;AES-256&quot;);0;0)))+(IF(OR([.AQ11]=&quot;MPPE-128&quot;;[.AQ11]=&quot;Blowfish-64&quot;);2;(IF(OR([.AQ11]=&quot;See Note&quot;;[.AQ11]=&quot;Blowfish-128&quot;;[.AQ11]=&quot;&quot;);1;IF(OR([.AQ11]=&quot;AES-128&quot;;[.AQ11]=&quot;AES-160&quot;;[.AQ11]=&quot;AES-192&quot;;[.AQ11]=&quot;AES-256&quot;);0;0)))))))+IF(OR([.AR11]=&quot;MS-CHAPv2&quot;;[.AR11]=&quot;RSA-RC4&quot;;[.AR11]=&quot;RSA-1024&quot;);1;IF(OR([.AR11]=&quot;See Note&quot;;[.AR11]=&quot;&quot;);0.5;IF(OR([.AR11]=&quot;RSA-4096&quot;;[.AR11]=&quot;RSA-2048&quot;;[.AR11]=&quot;DH-2048&quot;;[.AR11]=&quot;CA-4096&quot;);0;0)))+IF(OR([.AS11]=&quot;MS-CHAPv2&quot;;[.AS11]=&quot;RSA-RC4&quot;;[.AS11]=&quot;RSA-1024&quot;);2;IF(OR([.AS11]=&quot;See Note&quot;;[.AS11]=&quot;&quot;);1;IF(OR([.AS11]=&quot;RSA-4096&quot;;[.AS11]=&quot;RSA-2048&quot;;[.AS11]=&quot;DH-2048&quot;);0;0)))" office:value-type="float" office:value="2.5" calcext:value-type="float">
            <text:p>2.5</text:p>
          </table:table-cell>
          <table:table-cell table:style-name="ce43" table:formula="of:=IF([.AT11]&lt;3;2;0)+IF([.AU11]&lt;10;1;IF([.AU11]=&quot;&quot;;1;0))+IF([.AV11]&lt;3;2;IF([.AV11]&lt;10;1;IF([.AV11]=&quot;&quot;;1;0)))" office:value-type="float" office:value="3" calcext:value-type="float">
            <text:p>3</text:p>
          </table:table-cell>
          <table:table-cell table:style-name="ce48" table:formula="of:=IF([.AX11]=0;0;IF([.AX11]&lt;5;1;IF([.AX11]&lt;10;2;3)))+IF([.AY11]=0;0;IF([.AY11]&lt;3;1;IF([.AY11]&lt;10;2;3)))+IF([.AZ11]=0;0;IF([.AZ11]&lt;5;1;IF([.AZ11]&lt;10;2;3)))+IF([.BA11]=&quot;A&quot;;0;IF([.BA11]=&quot;A+&quot;;0;IF([.BA11]=&quot;B&quot;;1;5)))+IF([.BB11]=&quot;Self&quot;;0;IF([.BB11]=&quot;CloudFlare&quot;;2;IF([.BB11]=&quot;Incapsula&quot;;2;3)))" office:value-type="float" office:value="13" calcext:value-type="float">
            <text:p>13</text:p>
          </table:table-cell>
          <table:table-cell table:style-name="ce52" table:formula="of:=IF([.BC11]&lt;PricePercentile33;0;IF([.BC11]&lt;PricePercentile66;1;2))+IF([.BD11]&lt;ConPricePercentile33;0;IF([.BD11]&lt;ConPricePercentile66;1;2))+IF([.BE11]=&quot;Free&quot;;0;IF([.BE11]=&quot;Yes&quot;;0;1))+IF([.BF11]=&quot;Free&quot;;0;IF([.BF11]&gt;29;0;IF([.BF11]&gt;13;1;IF([.BF11]&gt;6;2;3))))" office:value-type="float" office:value="2" calcext:value-type="float">
            <text:p>2</text:p>
          </table:table-cell>
          <table:table-cell table:style-name="ce58" table:formula="of:=IF([.BG11]=&quot;Yes&quot;;1;0)+IF([.BH11]=&quot;Yes&quot;;1;0)+IF([.BI11]=&quot;Yes&quot;;1;0)+IF([.BJ11]=&quot;No&quot;;1;IF([.BJ11]=&quot;&quot;;0;IF([.BJ11]=&quot;Some&quot;;0.5;0)))+IF([.BK11]=&quot;No&quot;;1;IF([.BK11]=&quot;&quot;;0;IF([.BK11]=&quot;Some&quot;;0.5;0)))+IF([.BL11]=&quot;No&quot;;1;IF([.BL11]=&quot;&quot;;0;IF([.BL11]=&quot;Some&quot;;0.5;0)))+IF([.BM11]=&quot;&quot;;0;1)+IF([.BN11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1]=&quot;USA&quot;;[.L11]=&quot;UK&quot;;[.L11]=&quot;Canada&quot;;[.L11]=&quot;Australia&quot;;[.L11]=&quot;New Zealand&quot;);&quot;Five&quot;;(IF(OR([.L11]=&quot;Denmark&quot;;[.L11]=&quot;France&quot;;[.L11]=&quot;Netherlands&quot;;[.L11]=&quot;Norway&quot;);&quot;Nine&quot;;IF(OR([.L11]=&quot;Belgium&quot;;[.L11]=&quot;Germany&quot;;[.L11]=&quot;Italy&quot;;[.L11]=&quot;Spain&quot;;[.L11]=&quot;Sweden&quot;);&quot;Fourteen&quot;;IF([.L11]=&quot;&quot;;&quot;Not Disclosed&quot;;IF(OR([.L11]=&quot;British Virgin Islands&quot;;[.L11]=&quot;Gibraltar&quot;;[.L11]=&quot;British Indian Ocean&quot;;[.L11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1]=&quot;Five&quot;);[.AC11]=&quot;Yes&quot;;[.W11]=&quot;Yes&quot;;OR([.T11]=&quot;Email&quot;;[.T11]=&quot;Yes&quot;);[.O11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6" calcext:value-type="float">
            <text:p>6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14" calcext:value-type="float">
            <text:p>14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19" calcext:value-type="float">
            <text:p>19</text:p>
          </table:table-cell>
          <table:table-cell table:style-name="ce219" office:value-type="string" calcext:value-type="string">
            <text:p>A-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67" calcext:value-type="float">
            <text:p>$6.67</text:p>
          </table:table-cell>
          <table:table-cell table:style-name="ce235" table:formula="of:=[.BC11]/[.AT11]" office:value-type="float" office:value="1.11166666666667" calcext:value-type="float">
            <text:p>$1.11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45" calcext:value-type="float">
            <text:p>45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AnonymousVPN</text:p>
          </table:table-cell>
          <table:table-cell table:style-name="ce18" table:formula="of:=IF(OR([.M12]=&quot;Five&quot;);3;0)+IF(OR([.M12]=&quot;Not Disclosed&quot;);1.5;0)+IF(OR([.M12]=&quot;Nine&quot;;[.M12]=&quot;Fourteen&quot;;[.M12]=&quot;See Note&quot;;[.M12]=&quot;Cooperative&quot;);1;0)+IF(OR([.N12]=&quot;Yes&quot;);2;0)+IF(OR([.N12]=&quot;Not Disclosed&quot;);1.5;0)+IF(OR([.N12]=&quot;Owned&quot;);1;0)" office:value-type="float" office:value="0" calcext:value-type="float">
            <text:p>0</text:p>
          </table:table-cell>
          <table:table-cell table:style-name="ce26" table:formula="of:=COUNTIF([.P12:.S12];&quot;Yes&quot;)+(0.5*COUNTIF([.P12:.S12];&quot;&quot;))+(0.5*COUNTIF([.P12:.S12];&quot;See Note&quot;))+(3*COUNTIF([.O12];&quot;Yes&quot;))" office:value-type="float" office:value="3" calcext:value-type="float">
            <text:p>3</text:p>
          </table:table-cell>
          <table:table-cell table:style-name="ce31" table:formula="of:=(3*COUNTIF([.T12];&quot;No&quot;))+COUNTIF([.W12:.X12];&quot;No&quot;)" office:value-type="float" office:value="2" calcext:value-type="float">
            <text:p>2</text:p>
          </table:table-cell>
          <table:table-cell table:style-name="ce35" table:formula="of:=COUNTIF([.AA12];&quot;No&quot;)+COUNTIF([.AB12];&quot;No&quot;)+(0.5*COUNTIF([.AB12];&quot;See Note&quot;))+(3*COUNTIF([.AC12];&quot;No&quot;))+COUNTIF([.AL12];&quot;Yes&quot;)+(0.5*COUNTIF([.AL12];&quot;Some&quot;))+COUNTIF([.AM12];&quot;Yes&quot;)+(0.5*COUNTIF([.AM12];&quot;Some&quot;))" office:value-type="float" office:value="2" calcext:value-type="float">
            <text:p>2</text:p>
          </table:table-cell>
          <table:table-cell table:style-name="ce39" table:formula="of:=(IF(OR([.AP12]=&quot;MPPE-128&quot;;[.AP12]=&quot;Blowfish-64&quot;);1;(IF(OR([.AP12]=&quot;See Note&quot;;[.AP12]=&quot;Blowfish-128&quot;);0.5;IF(OR([.AP12]=&quot;AES-128&quot;;[.AP12]=&quot;AES-160&quot;;[.AP12]=&quot;AES-192&quot;;[.AP12]=&quot;AES-256&quot;);0;0)))+(IF(OR([.AQ12]=&quot;MPPE-128&quot;;[.AQ12]=&quot;Blowfish-64&quot;);2;(IF(OR([.AQ12]=&quot;See Note&quot;;[.AQ12]=&quot;Blowfish-128&quot;;[.AQ12]=&quot;&quot;);1;IF(OR([.AQ12]=&quot;AES-128&quot;;[.AQ12]=&quot;AES-160&quot;;[.AQ12]=&quot;AES-192&quot;;[.AQ12]=&quot;AES-256&quot;);0;0)))))))+IF(OR([.AR12]=&quot;MS-CHAPv2&quot;;[.AR12]=&quot;RSA-RC4&quot;;[.AR12]=&quot;RSA-1024&quot;);1;IF(OR([.AR12]=&quot;See Note&quot;;[.AR12]=&quot;&quot;);0.5;IF(OR([.AR12]=&quot;RSA-4096&quot;;[.AR12]=&quot;RSA-2048&quot;;[.AR12]=&quot;DH-2048&quot;;[.AR12]=&quot;CA-4096&quot;);0;0)))+IF(OR([.AS12]=&quot;MS-CHAPv2&quot;;[.AS12]=&quot;RSA-RC4&quot;;[.AS12]=&quot;RSA-1024&quot;);2;IF(OR([.AS12]=&quot;See Note&quot;;[.AS12]=&quot;&quot;);1;IF(OR([.AS12]=&quot;RSA-4096&quot;;[.AS12]=&quot;RSA-2048&quot;;[.AS12]=&quot;DH-2048&quot;);0;0)))" office:value-type="float" office:value="2.5" calcext:value-type="float">
            <text:p>2.5</text:p>
          </table:table-cell>
          <table:table-cell table:style-name="ce43" table:formula="of:=IF([.AT12]&lt;3;2;0)+IF([.AU12]&lt;10;1;IF([.AU12]=&quot;&quot;;1;0))+IF([.AV12]&lt;3;2;IF([.AV12]&lt;10;1;IF([.AV12]=&quot;&quot;;1;0)))" office:value-type="float" office:value="0" calcext:value-type="float">
            <text:p>0</text:p>
          </table:table-cell>
          <table:table-cell table:style-name="ce48" table:formula="of:=IF([.AX12]=0;0;IF([.AX12]&lt;5;1;IF([.AX12]&lt;10;2;3)))+IF([.AY12]=0;0;IF([.AY12]&lt;3;1;IF([.AY12]&lt;10;2;3)))+IF([.AZ12]=0;0;IF([.AZ12]&lt;5;1;IF([.AZ12]&lt;10;2;3)))+IF([.BA12]=&quot;A&quot;;0;IF([.BA12]=&quot;A+&quot;;0;IF([.BA12]=&quot;B&quot;;1;5)))+IF([.BB12]=&quot;Self&quot;;0;IF([.BB12]=&quot;CloudFlare&quot;;2;IF([.BB12]=&quot;Incapsula&quot;;2;3)))" office:value-type="float" office:value="2" calcext:value-type="float">
            <text:p>2</text:p>
          </table:table-cell>
          <table:table-cell table:style-name="ce52" table:formula="of:=IF([.BC12]&lt;PricePercentile33;0;IF([.BC12]&lt;PricePercentile66;1;2))+IF([.BD12]&lt;ConPricePercentile33;0;IF([.BD12]&lt;ConPricePercentile66;1;2))+IF([.BE12]=&quot;Free&quot;;0;IF([.BE12]=&quot;Yes&quot;;0;1))+IF([.BF12]=&quot;Free&quot;;0;IF([.BF12]&gt;29;0;IF([.BF12]&gt;13;1;IF([.BF12]&gt;6;2;3))))" office:value-type="float" office:value="4" calcext:value-type="float">
            <text:p>4</text:p>
          </table:table-cell>
          <table:table-cell table:style-name="ce58" table:formula="of:=IF([.BG12]=&quot;Yes&quot;;1;0)+IF([.BH12]=&quot;Yes&quot;;1;0)+IF([.BI12]=&quot;Yes&quot;;1;0)+IF([.BJ12]=&quot;No&quot;;1;IF([.BJ12]=&quot;&quot;;0;IF([.BJ12]=&quot;Some&quot;;0.5;0)))+IF([.BK12]=&quot;No&quot;;1;IF([.BK12]=&quot;&quot;;0;IF([.BK12]=&quot;Some&quot;;0.5;0)))+IF([.BL12]=&quot;No&quot;;1;IF([.BL12]=&quot;&quot;;0;IF([.BL12]=&quot;Some&quot;;0.5;0)))+IF([.BM12]=&quot;&quot;;0;1)+IF([.BN12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12]=&quot;USA&quot;;[.L12]=&quot;UK&quot;;[.L12]=&quot;Canada&quot;;[.L12]=&quot;Australia&quot;;[.L12]=&quot;New Zealand&quot;);&quot;Five&quot;;(IF(OR([.L12]=&quot;Denmark&quot;;[.L12]=&quot;France&quot;;[.L12]=&quot;Netherlands&quot;;[.L12]=&quot;Norway&quot;);&quot;Nine&quot;;IF(OR([.L12]=&quot;Belgium&quot;;[.L12]=&quot;Germany&quot;;[.L12]=&quot;Italy&quot;;[.L12]=&quot;Spain&quot;;[.L12]=&quot;Sweden&quot;);&quot;Fourteen&quot;;IF([.L12]=&quot;&quot;;&quot;Not Disclosed&quot;;IF(OR([.L12]=&quot;British Virgin Islands&quot;;[.L12]=&quot;Gibraltar&quot;;[.L12]=&quot;British Indian Ocean&quot;;[.L1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2]=&quot;Five&quot;);[.AC12]=&quot;Yes&quot;;[.W12]=&quot;Yes&quot;;OR([.T12]=&quot;Email&quot;;[.T12]=&quot;Yes&quot;);[.O1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20" calcext:value-type="float">
            <text:p>20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75" calcext:value-type="float">
            <text:p>$5.75</text:p>
          </table:table-cell>
          <table:table-cell table:style-name="ce235" table:formula="of:=[.BC12]/[.AT12]" office:value-type="float" office:value="1.91666666666667" calcext:value-type="float">
            <text:p>$1.9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4" calcext:value-type="float">
            <text:p>14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Astrill</text:p>
          </table:table-cell>
          <table:table-cell table:style-name="ce18" table:formula="of:=IF(OR([.M13]=&quot;Five&quot;);3;0)+IF(OR([.M13]=&quot;Not Disclosed&quot;);1.5;0)+IF(OR([.M13]=&quot;Nine&quot;;[.M13]=&quot;Fourteen&quot;;[.M13]=&quot;See Note&quot;;[.M13]=&quot;Cooperative&quot;);1;0)+IF(OR([.N13]=&quot;Yes&quot;);2;0)+IF(OR([.N13]=&quot;Not Disclosed&quot;);1.5;0)+IF(OR([.N13]=&quot;Owned&quot;);1;0)" office:value-type="float" office:value="0" calcext:value-type="float">
            <text:p>0</text:p>
          </table:table-cell>
          <table:table-cell table:style-name="ce26" table:formula="of:=COUNTIF([.P13:.S13];&quot;Yes&quot;)+(0.5*COUNTIF([.P13:.S13];&quot;&quot;))+(0.5*COUNTIF([.P13:.S13];&quot;See Note&quot;))+(3*COUNTIF([.O13];&quot;Yes&quot;))" office:value-type="float" office:value="3" calcext:value-type="float">
            <text:p>3</text:p>
          </table:table-cell>
          <table:table-cell table:style-name="ce31" table:formula="of:=(3*COUNTIF([.T13];&quot;No&quot;))+COUNTIF([.W13:.X13];&quot;No&quot;)" office:value-type="float" office:value="4" calcext:value-type="float">
            <text:p>4</text:p>
          </table:table-cell>
          <table:table-cell table:style-name="ce35" table:formula="of:=COUNTIF([.AA13];&quot;No&quot;)+COUNTIF([.AB13];&quot;No&quot;)+(0.5*COUNTIF([.AB13];&quot;See Note&quot;))+(3*COUNTIF([.AC13];&quot;No&quot;))+COUNTIF([.AL13];&quot;Yes&quot;)+(0.5*COUNTIF([.AL13];&quot;Some&quot;))+COUNTIF([.AM13];&quot;Yes&quot;)+(0.5*COUNTIF([.AM13];&quot;Some&quot;))" office:value-type="float" office:value="2.5" calcext:value-type="float">
            <text:p>2.5</text:p>
          </table:table-cell>
          <table:table-cell table:style-name="ce39" table:formula="of:=(IF(OR([.AP13]=&quot;MPPE-128&quot;;[.AP13]=&quot;Blowfish-64&quot;);1;(IF(OR([.AP13]=&quot;See Note&quot;;[.AP13]=&quot;Blowfish-128&quot;);0.5;IF(OR([.AP13]=&quot;AES-128&quot;;[.AP13]=&quot;AES-160&quot;;[.AP13]=&quot;AES-192&quot;;[.AP13]=&quot;AES-256&quot;);0;0)))+(IF(OR([.AQ13]=&quot;MPPE-128&quot;;[.AQ13]=&quot;Blowfish-64&quot;);2;(IF(OR([.AQ13]=&quot;See Note&quot;;[.AQ13]=&quot;Blowfish-128&quot;;[.AQ13]=&quot;&quot;);1;IF(OR([.AQ13]=&quot;AES-128&quot;;[.AQ13]=&quot;AES-160&quot;;[.AQ13]=&quot;AES-192&quot;;[.AQ13]=&quot;AES-256&quot;);0;0)))))))+IF(OR([.AR13]=&quot;MS-CHAPv2&quot;;[.AR13]=&quot;RSA-RC4&quot;;[.AR13]=&quot;RSA-1024&quot;);1;IF(OR([.AR13]=&quot;See Note&quot;;[.AR13]=&quot;&quot;);0.5;IF(OR([.AR13]=&quot;RSA-4096&quot;;[.AR13]=&quot;RSA-2048&quot;;[.AR13]=&quot;DH-2048&quot;;[.AR13]=&quot;CA-4096&quot;);0;0)))+IF(OR([.AS13]=&quot;MS-CHAPv2&quot;;[.AS13]=&quot;RSA-RC4&quot;;[.AS13]=&quot;RSA-1024&quot;);2;IF(OR([.AS13]=&quot;See Note&quot;;[.AS13]=&quot;&quot;);1;IF(OR([.AS13]=&quot;RSA-4096&quot;;[.AS13]=&quot;RSA-2048&quot;;[.AS13]=&quot;DH-2048&quot;);0;0)))" office:value-type="float" office:value="1.5" calcext:value-type="float">
            <text:p>1.5</text:p>
          </table:table-cell>
          <table:table-cell table:style-name="ce43" table:formula="of:=IF([.AT13]&lt;3;2;0)+IF([.AU13]&lt;10;1;IF([.AU13]=&quot;&quot;;1;0))+IF([.AV13]&lt;3;2;IF([.AV13]&lt;10;1;IF([.AV13]=&quot;&quot;;1;0)))" office:value-type="float" office:value="2" calcext:value-type="float">
            <text:p>2</text:p>
          </table:table-cell>
          <table:table-cell table:style-name="ce48" table:formula="of:=IF([.AX13]=0;0;IF([.AX13]&lt;5;1;IF([.AX13]&lt;10;2;3)))+IF([.AY13]=0;0;IF([.AY13]&lt;3;1;IF([.AY13]&lt;10;2;3)))+IF([.AZ13]=0;0;IF([.AZ13]&lt;5;1;IF([.AZ13]&lt;10;2;3)))+IF([.BA13]=&quot;A&quot;;0;IF([.BA13]=&quot;A+&quot;;0;IF([.BA13]=&quot;B&quot;;1;5)))+IF([.BB13]=&quot;Self&quot;;0;IF([.BB13]=&quot;CloudFlare&quot;;2;IF([.BB13]=&quot;Incapsula&quot;;2;3)))" office:value-type="float" office:value="8" calcext:value-type="float">
            <text:p>8</text:p>
          </table:table-cell>
          <table:table-cell table:style-name="ce52" table:formula="of:=IF([.BC13]&lt;PricePercentile33;0;IF([.BC13]&lt;PricePercentile66;1;2))+IF([.BD13]&lt;ConPricePercentile33;0;IF([.BD13]&lt;ConPricePercentile66;1;2))+IF([.BE13]=&quot;Free&quot;;0;IF([.BE13]=&quot;Yes&quot;;0;1))+IF([.BF13]=&quot;Free&quot;;0;IF([.BF13]&gt;29;0;IF([.BF13]&gt;13;1;IF([.BF13]&gt;6;2;3))))" office:value-type="float" office:value="4" calcext:value-type="float">
            <text:p>4</text:p>
          </table:table-cell>
          <table:table-cell table:style-name="ce58" table:formula="of:=IF([.BG13]=&quot;Yes&quot;;1;0)+IF([.BH13]=&quot;Yes&quot;;1;0)+IF([.BI13]=&quot;Yes&quot;;1;0)+IF([.BJ13]=&quot;No&quot;;1;IF([.BJ13]=&quot;&quot;;0;IF([.BJ13]=&quot;Some&quot;;0.5;0)))+IF([.BK13]=&quot;No&quot;;1;IF([.BK13]=&quot;&quot;;0;IF([.BK13]=&quot;Some&quot;;0.5;0)))+IF([.BL13]=&quot;No&quot;;1;IF([.BL13]=&quot;&quot;;0;IF([.BL13]=&quot;Some&quot;;0.5;0)))+IF([.BM13]=&quot;&quot;;0;1)+IF([.BN13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13]=&quot;USA&quot;;[.L13]=&quot;UK&quot;;[.L13]=&quot;Canada&quot;;[.L13]=&quot;Australia&quot;;[.L13]=&quot;New Zealand&quot;);&quot;Five&quot;;(IF(OR([.L13]=&quot;Denmark&quot;;[.L13]=&quot;France&quot;;[.L13]=&quot;Netherlands&quot;;[.L13]=&quot;Norway&quot;);&quot;Nine&quot;;IF(OR([.L13]=&quot;Belgium&quot;;[.L13]=&quot;Germany&quot;;[.L13]=&quot;Italy&quot;;[.L13]=&quot;Spain&quot;;[.L13]=&quot;Sweden&quot;);&quot;Fourteen&quot;;IF([.L13]=&quot;&quot;;&quot;Not Disclosed&quot;;IF(OR([.L13]=&quot;British Virgin Islands&quot;;[.L13]=&quot;Gibraltar&quot;;[.L13]=&quot;British Indian Ocean&quot;;[.L13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]=&quot;Five&quot;);[.AC13]=&quot;Yes&quot;;[.W13]=&quot;Yes&quot;;OR([.T13]=&quot;Email&quot;;[.T13]=&quot;Yes&quot;);[.O13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128</text:p>
          </table:table-cell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54" calcext:value-type="float">
            <text:p>54</text:p>
          </table:table-cell>
          <table:table-cell table:style-name="ce192" office:value-type="float" office:value="254" calcext:value-type="float">
            <text:p>254</text:p>
          </table:table-cell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-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83" calcext:value-type="float">
            <text:p>$5.83</text:p>
          </table:table-cell>
          <table:table-cell table:style-name="ce235" table:formula="of:=[.BC13]/[.AT13]" office:value-type="float" office:value="2.915" calcext:value-type="float">
            <text:p>$2.92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Avast Secureline</text:p>
          </table:table-cell>
          <table:table-cell table:style-name="ce18" table:formula="of:=IF(OR([.M14]=&quot;Five&quot;);3;0)+IF(OR([.M14]=&quot;Not Disclosed&quot;);1.5;0)+IF(OR([.M14]=&quot;Nine&quot;;[.M14]=&quot;Fourteen&quot;;[.M14]=&quot;See Note&quot;;[.M14]=&quot;Cooperative&quot;);1;0)+IF(OR([.N14]=&quot;Yes&quot;);2;0)+IF(OR([.N14]=&quot;Not Disclosed&quot;);1.5;0)+IF(OR([.N14]=&quot;Owned&quot;);1;0)" office:value-type="float" office:value="1" calcext:value-type="float">
            <text:p>1</text:p>
          </table:table-cell>
          <table:table-cell table:style-name="ce26" table:formula="of:=COUNTIF([.P14:.S14];&quot;Yes&quot;)+(0.5*COUNTIF([.P14:.S14];&quot;&quot;))+(0.5*COUNTIF([.P14:.S14];&quot;See Note&quot;))+(3*COUNTIF([.O14];&quot;Yes&quot;))" office:value-type="float" office:value="3.5" calcext:value-type="float">
            <text:p>3.5</text:p>
          </table:table-cell>
          <table:table-cell table:style-name="ce31" table:formula="of:=(3*COUNTIF([.T14];&quot;No&quot;))+COUNTIF([.W14:.X14];&quot;No&quot;)" office:value-type="float" office:value="4" calcext:value-type="float">
            <text:p>4</text:p>
          </table:table-cell>
          <table:table-cell table:style-name="ce35" table:formula="of:=COUNTIF([.AA14];&quot;No&quot;)+COUNTIF([.AB14];&quot;No&quot;)+(0.5*COUNTIF([.AB14];&quot;See Note&quot;))+(3*COUNTIF([.AC14];&quot;No&quot;))+COUNTIF([.AL14];&quot;Yes&quot;)+(0.5*COUNTIF([.AL14];&quot;Some&quot;))+COUNTIF([.AM14];&quot;Yes&quot;)+(0.5*COUNTIF([.AM14];&quot;Some&quot;))" office:value-type="float" office:value="1" calcext:value-type="float">
            <text:p>1</text:p>
          </table:table-cell>
          <table:table-cell table:style-name="ce39" table:formula="of:=(IF(OR([.AP14]=&quot;MPPE-128&quot;;[.AP14]=&quot;Blowfish-64&quot;);1;(IF(OR([.AP14]=&quot;See Note&quot;;[.AP14]=&quot;Blowfish-128&quot;);0.5;IF(OR([.AP14]=&quot;AES-128&quot;;[.AP14]=&quot;AES-160&quot;;[.AP14]=&quot;AES-192&quot;;[.AP14]=&quot;AES-256&quot;);0;0)))+(IF(OR([.AQ14]=&quot;MPPE-128&quot;;[.AQ14]=&quot;Blowfish-64&quot;);2;(IF(OR([.AQ14]=&quot;See Note&quot;;[.AQ14]=&quot;Blowfish-128&quot;;[.AQ14]=&quot;&quot;);1;IF(OR([.AQ14]=&quot;AES-128&quot;;[.AQ14]=&quot;AES-160&quot;;[.AQ14]=&quot;AES-192&quot;;[.AQ14]=&quot;AES-256&quot;);0;0)))))))+IF(OR([.AR14]=&quot;MS-CHAPv2&quot;;[.AR14]=&quot;RSA-RC4&quot;;[.AR14]=&quot;RSA-1024&quot;);1;IF(OR([.AR14]=&quot;See Note&quot;;[.AR14]=&quot;&quot;);0.5;IF(OR([.AR14]=&quot;RSA-4096&quot;;[.AR14]=&quot;RSA-2048&quot;;[.AR14]=&quot;DH-2048&quot;;[.AR14]=&quot;CA-4096&quot;);0;0)))+IF(OR([.AS14]=&quot;MS-CHAPv2&quot;;[.AS14]=&quot;RSA-RC4&quot;;[.AS14]=&quot;RSA-1024&quot;);2;IF(OR([.AS14]=&quot;See Note&quot;;[.AS14]=&quot;&quot;);1;IF(OR([.AS14]=&quot;RSA-4096&quot;;[.AS14]=&quot;RSA-2048&quot;;[.AS14]=&quot;DH-2048&quot;);0;0)))" office:value-type="float" office:value="1.5" calcext:value-type="float">
            <text:p>1.5</text:p>
          </table:table-cell>
          <table:table-cell table:style-name="ce43" table:formula="of:=IF([.AT14]&lt;3;2;0)+IF([.AU14]&lt;10;1;IF([.AU14]=&quot;&quot;;1;0))+IF([.AV14]&lt;3;2;IF([.AV14]&lt;10;1;IF([.AV14]=&quot;&quot;;1;0)))" office:value-type="float" office:value="2" calcext:value-type="float">
            <text:p>2</text:p>
          </table:table-cell>
          <table:table-cell table:style-name="ce48" table:formula="of:=IF([.AX14]=0;0;IF([.AX14]&lt;5;1;IF([.AX14]&lt;10;2;3)))+IF([.AY14]=0;0;IF([.AY14]&lt;3;1;IF([.AY14]&lt;10;2;3)))+IF([.AZ14]=0;0;IF([.AZ14]&lt;5;1;IF([.AZ14]&lt;10;2;3)))+IF([.BA14]=&quot;A&quot;;0;IF([.BA14]=&quot;A+&quot;;0;IF([.BA14]=&quot;B&quot;;1;5)))+IF([.BB14]=&quot;Self&quot;;0;IF([.BB14]=&quot;CloudFlare&quot;;2;IF([.BB14]=&quot;Incapsula&quot;;2;3)))" office:value-type="float" office:value="3" calcext:value-type="float">
            <text:p>3</text:p>
          </table:table-cell>
          <table:table-cell table:style-name="ce52" table:formula="of:=IF([.BC14]&lt;PricePercentile33;0;IF([.BC14]&lt;PricePercentile66;1;2))+IF([.BD14]&lt;ConPricePercentile33;0;IF([.BD14]&lt;ConPricePercentile66;1;2))+IF([.BE14]=&quot;Free&quot;;0;IF([.BE14]=&quot;Yes&quot;;0;1))+IF([.BF14]=&quot;Free&quot;;0;IF([.BF14]&gt;29;0;IF([.BF14]&gt;13;1;IF([.BF14]&gt;6;2;3))))" office:value-type="float" office:value="4" calcext:value-type="float">
            <text:p>4</text:p>
          </table:table-cell>
          <table:table-cell table:style-name="ce58" table:formula="of:=IF([.BG14]=&quot;Yes&quot;;1;0)+IF([.BH14]=&quot;Yes&quot;;1;0)+IF([.BI14]=&quot;Yes&quot;;1;0)+IF([.BJ14]=&quot;No&quot;;1;IF([.BJ14]=&quot;&quot;;0;IF([.BJ14]=&quot;Some&quot;;0.5;0)))+IF([.BK14]=&quot;No&quot;;1;IF([.BK14]=&quot;&quot;;0;IF([.BK14]=&quot;Some&quot;;0.5;0)))+IF([.BL14]=&quot;No&quot;;1;IF([.BL14]=&quot;&quot;;0;IF([.BL14]=&quot;Some&quot;;0.5;0)))+IF([.BM14]=&quot;&quot;;0;1)+IF([.BN14]=&quot;&quot;;0;1)" office:value-type="float" office:value="2.5" calcext:value-type="float">
            <text:p>2.5</text:p>
          </table:table-cell>
          <table:table-cell table:style-name="ce21"/>
          <table:table-cell table:style-name="ce69" office:value-type="string" calcext:value-type="string">
            <text:p>Czech Republic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3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]=&quot;Five&quot;);[.AC14]=&quot;Yes&quot;;[.W14]=&quot;Yes&quot;;OR([.T14]=&quot;Email&quot;;[.T14]=&quot;Yes&quot;);[.O14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9" calcext:value-type="float">
            <text:p>19</text:p>
          </table:table-cell>
          <table:table-cell table:style-name="ce192" office:value-type="float" office:value="27" calcext:value-type="float">
            <text:p>27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6" calcext:value-type="float">
            <text:p>16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67" calcext:value-type="float">
            <text:p>$6.67</text:p>
          </table:table-cell>
          <table:table-cell table:style-name="ce235" table:formula="of:=[.BC14]/[.AT14]" office:value-type="float" office:value="6.67" calcext:value-type="float">
            <text:p>$6.6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Avira Phantom VPN</text:p>
          </table:table-cell>
          <table:table-cell table:style-name="ce18" table:formula="of:=IF(OR([.M15]=&quot;Five&quot;);3;0)+IF(OR([.M15]=&quot;Not Disclosed&quot;);1.5;0)+IF(OR([.M15]=&quot;Nine&quot;;[.M15]=&quot;Fourteen&quot;;[.M15]=&quot;See Note&quot;;[.M15]=&quot;Cooperative&quot;);1;0)+IF(OR([.N15]=&quot;Yes&quot;);2;0)+IF(OR([.N15]=&quot;Not Disclosed&quot;);1.5;0)+IF(OR([.N15]=&quot;Owned&quot;);1;0)" office:value-type="float" office:value="1" calcext:value-type="float">
            <text:p>1</text:p>
          </table:table-cell>
          <table:table-cell table:style-name="ce26" table:formula="of:=COUNTIF([.P15:.S15];&quot;Yes&quot;)+(0.5*COUNTIF([.P15:.S15];&quot;&quot;))+(0.5*COUNTIF([.P15:.S15];&quot;See Note&quot;))+(3*COUNTIF([.O15];&quot;Yes&quot;))" office:value-type="float" office:value="2" calcext:value-type="float">
            <text:p>2</text:p>
          </table:table-cell>
          <table:table-cell table:style-name="ce31" table:formula="of:=(3*COUNTIF([.T15];&quot;No&quot;))+COUNTIF([.W15:.X15];&quot;No&quot;)" office:value-type="float" office:value="5" calcext:value-type="float">
            <text:p>5</text:p>
          </table:table-cell>
          <table:table-cell table:style-name="ce35" table:formula="of:=COUNTIF([.AA15];&quot;No&quot;)+COUNTIF([.AB15];&quot;No&quot;)+(0.5*COUNTIF([.AB15];&quot;See Note&quot;))+(3*COUNTIF([.AC15];&quot;No&quot;))+COUNTIF([.AL15];&quot;Yes&quot;)+(0.5*COUNTIF([.AL15];&quot;Some&quot;))+COUNTIF([.AM15];&quot;Yes&quot;)+(0.5*COUNTIF([.AM15];&quot;Some&quot;))" office:value-type="float" office:value="0" calcext:value-type="float">
            <text:p>0</text:p>
          </table:table-cell>
          <table:table-cell table:style-name="ce39" table:formula="of:=(IF(OR([.AP15]=&quot;MPPE-128&quot;;[.AP15]=&quot;Blowfish-64&quot;);1;(IF(OR([.AP15]=&quot;See Note&quot;;[.AP15]=&quot;Blowfish-128&quot;);0.5;IF(OR([.AP15]=&quot;AES-128&quot;;[.AP15]=&quot;AES-160&quot;;[.AP15]=&quot;AES-192&quot;;[.AP15]=&quot;AES-256&quot;);0;0)))+(IF(OR([.AQ15]=&quot;MPPE-128&quot;;[.AQ15]=&quot;Blowfish-64&quot;);2;(IF(OR([.AQ15]=&quot;See Note&quot;;[.AQ15]=&quot;Blowfish-128&quot;;[.AQ15]=&quot;&quot;);1;IF(OR([.AQ15]=&quot;AES-128&quot;;[.AQ15]=&quot;AES-160&quot;;[.AQ15]=&quot;AES-192&quot;;[.AQ15]=&quot;AES-256&quot;);0;0)))))))+IF(OR([.AR15]=&quot;MS-CHAPv2&quot;;[.AR15]=&quot;RSA-RC4&quot;;[.AR15]=&quot;RSA-1024&quot;);1;IF(OR([.AR15]=&quot;See Note&quot;;[.AR15]=&quot;&quot;);0.5;IF(OR([.AR15]=&quot;RSA-4096&quot;;[.AR15]=&quot;RSA-2048&quot;;[.AR15]=&quot;DH-2048&quot;;[.AR15]=&quot;CA-4096&quot;);0;0)))+IF(OR([.AS15]=&quot;MS-CHAPv2&quot;;[.AS15]=&quot;RSA-RC4&quot;;[.AS15]=&quot;RSA-1024&quot;);2;IF(OR([.AS15]=&quot;See Note&quot;;[.AS15]=&quot;&quot;);1;IF(OR([.AS15]=&quot;RSA-4096&quot;;[.AS15]=&quot;RSA-2048&quot;;[.AS15]=&quot;DH-2048&quot;);0;0)))" office:value-type="float" office:value="1.5" calcext:value-type="float">
            <text:p>1.5</text:p>
          </table:table-cell>
          <table:table-cell table:style-name="ce43" table:formula="of:=IF([.AT15]&lt;3;2;0)+IF([.AU15]&lt;10;1;IF([.AU15]=&quot;&quot;;1;0))+IF([.AV15]&lt;3;2;IF([.AV15]&lt;10;1;IF([.AV15]=&quot;&quot;;1;0)))" office:value-type="float" office:value="2" calcext:value-type="float">
            <text:p>2</text:p>
          </table:table-cell>
          <table:table-cell table:style-name="ce48" table:formula="of:=IF([.AX15]=0;0;IF([.AX15]&lt;5;1;IF([.AX15]&lt;10;2;3)))+IF([.AY15]=0;0;IF([.AY15]&lt;3;1;IF([.AY15]&lt;10;2;3)))+IF([.AZ15]=0;0;IF([.AZ15]&lt;5;1;IF([.AZ15]&lt;10;2;3)))+IF([.BA15]=&quot;A&quot;;0;IF([.BA15]=&quot;A+&quot;;0;IF([.BA15]=&quot;B&quot;;1;5)))+IF([.BB15]=&quot;Self&quot;;0;IF([.BB15]=&quot;CloudFlare&quot;;2;IF([.BB15]=&quot;Incapsula&quot;;2;3)))" office:value-type="float" office:value="8" calcext:value-type="float">
            <text:p>8</text:p>
          </table:table-cell>
          <table:table-cell table:style-name="ce52" table:formula="of:=IF([.BC15]&lt;PricePercentile33;0;IF([.BC15]&lt;PricePercentile66;1;2))+IF([.BD15]&lt;ConPricePercentile33;0;IF([.BD15]&lt;ConPricePercentile66;1;2))+IF([.BE15]=&quot;Free&quot;;0;IF([.BE15]=&quot;Yes&quot;;0;1))+IF([.BF15]=&quot;Free&quot;;0;IF([.BF15]&gt;29;0;IF([.BF15]&gt;13;1;IF([.BF15]&gt;6;2;3))))" office:value-type="float" office:value="1" calcext:value-type="float">
            <text:p>1</text:p>
          </table:table-cell>
          <table:table-cell table:style-name="ce58" table:formula="of:=IF([.BG15]=&quot;Yes&quot;;1;0)+IF([.BH15]=&quot;Yes&quot;;1;0)+IF([.BI15]=&quot;Yes&quot;;1;0)+IF([.BJ15]=&quot;No&quot;;1;IF([.BJ15]=&quot;&quot;;0;IF([.BJ15]=&quot;Some&quot;;0.5;0)))+IF([.BK15]=&quot;No&quot;;1;IF([.BK15]=&quot;&quot;;0;IF([.BK15]=&quot;Some&quot;;0.5;0)))+IF([.BL15]=&quot;No&quot;;1;IF([.BL15]=&quot;&quot;;0;IF([.BL15]=&quot;Some&quot;;0.5;0)))+IF([.BM15]=&quot;&quot;;0;1)+IF([.BN15]=&quot;&quot;;0;1)" office:value-type="float" office:value="1.5" calcext:value-type="float">
            <text:p>1.5</text:p>
          </table:table-cell>
          <table:table-cell table:style-name="ce21"/>
          <table:table-cell table:style-name="ce69" office:value-type="string" calcext:value-type="string">
            <text:p>Germany</text:p>
          </table:table-cell>
          <table:table-cell table:style-name="ce75" table:formula="of:=IF(OR([.L15]=&quot;USA&quot;;[.L15]=&quot;UK&quot;;[.L15]=&quot;Canada&quot;;[.L15]=&quot;Australia&quot;;[.L15]=&quot;New Zealand&quot;);&quot;Five&quot;;(IF(OR([.L15]=&quot;Denmark&quot;;[.L15]=&quot;France&quot;;[.L15]=&quot;Netherlands&quot;;[.L15]=&quot;Norway&quot;);&quot;Nine&quot;;IF(OR([.L15]=&quot;Belgium&quot;;[.L15]=&quot;Germany&quot;;[.L15]=&quot;Italy&quot;;[.L15]=&quot;Spain&quot;;[.L15]=&quot;Sweden&quot;);&quot;Fourteen&quot;;IF([.L15]=&quot;&quot;;&quot;Not Disclosed&quot;;IF(OR([.L15]=&quot;British Virgin Islands&quot;;[.L15]=&quot;Gibraltar&quot;;[.L15]=&quot;British Indian Ocean&quot;;[.L15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]=&quot;Five&quot;);[.AC15]=&quot;Yes&quot;;[.W15]=&quot;Yes&quot;;OR([.T15]=&quot;Email&quot;;[.T15]=&quot;Yes&quot;);[.O1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20" calcext:value-type="float">
            <text:p>20</text:p>
          </table:table-cell>
          <table:table-cell table:style-name="ce192"/>
          <table:table-cell table:style-name="ce196"/>
          <table:table-cell table:style-name="ce203" office:value-type="float" office:value="16" calcext:value-type="float">
            <text:p>16</text:p>
          </table:table-cell>
          <table:table-cell table:style-name="ce208" office:value-type="float" office:value="8" calcext:value-type="float">
            <text:p>8</text:p>
          </table:table-cell>
          <table:table-cell table:style-name="ce213" office:value-type="float" office:value="14" calcext:value-type="float">
            <text:p>1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5" calcext:value-type="float">
            <text:p>$6.50</text:p>
          </table:table-cell>
          <table:table-cell table:style-name="ce235" table:formula="of:=[.BC15]/[.AT15]" office:value-type="float" office:value="0.26" calcext:value-type="float">
            <text:p>$0.26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Some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AzireVPN</text:p>
          </table:table-cell>
          <table:table-cell table:style-name="ce18" table:formula="of:=IF(OR([.M16]=&quot;Five&quot;);3;0)+IF(OR([.M16]=&quot;Not Disclosed&quot;);1.5;0)+IF(OR([.M16]=&quot;Nine&quot;;[.M16]=&quot;Fourteen&quot;;[.M16]=&quot;See Note&quot;;[.M16]=&quot;Cooperative&quot;);1;0)+IF(OR([.N16]=&quot;Yes&quot;);2;0)+IF(OR([.N16]=&quot;Not Disclosed&quot;);1.5;0)+IF(OR([.N16]=&quot;Owned&quot;);1;0)" office:value-type="float" office:value="1" calcext:value-type="float">
            <text:p>1</text:p>
          </table:table-cell>
          <table:table-cell table:style-name="ce26" table:formula="of:=COUNTIF([.P16:.S16];&quot;Yes&quot;)+(0.5*COUNTIF([.P16:.S16];&quot;&quot;))+(0.5*COUNTIF([.P16:.S16];&quot;See Note&quot;))+(3*COUNTIF([.O16];&quot;Yes&quot;))" office:value-type="float" office:value="0" calcext:value-type="float">
            <text:p>0</text:p>
          </table:table-cell>
          <table:table-cell table:style-name="ce31" table:formula="of:=(3*COUNTIF([.T16];&quot;No&quot;))+COUNTIF([.W16:.X16];&quot;No&quot;)" office:value-type="float" office:value="0" calcext:value-type="float">
            <text:p>0</text:p>
          </table:table-cell>
          <table:table-cell table:style-name="ce35" table:formula="of:=COUNTIF([.AA16];&quot;No&quot;)+COUNTIF([.AB16];&quot;No&quot;)+(0.5*COUNTIF([.AB16];&quot;See Note&quot;))+(3*COUNTIF([.AC16];&quot;No&quot;))+COUNTIF([.AL16];&quot;Yes&quot;)+(0.5*COUNTIF([.AL16];&quot;Some&quot;))+COUNTIF([.AM16];&quot;Yes&quot;)+(0.5*COUNTIF([.AM16];&quot;Some&quot;))" office:value-type="float" office:value="0" calcext:value-type="float">
            <text:p>0</text:p>
          </table:table-cell>
          <table:table-cell table:style-name="ce39" table:formula="of:=(IF(OR([.AP16]=&quot;MPPE-128&quot;;[.AP16]=&quot;Blowfish-64&quot;);1;(IF(OR([.AP16]=&quot;See Note&quot;;[.AP16]=&quot;Blowfish-128&quot;);0.5;IF(OR([.AP16]=&quot;AES-128&quot;;[.AP16]=&quot;AES-160&quot;;[.AP16]=&quot;AES-192&quot;;[.AP16]=&quot;AES-256&quot;);0;0)))+(IF(OR([.AQ16]=&quot;MPPE-128&quot;;[.AQ16]=&quot;Blowfish-64&quot;);2;(IF(OR([.AQ16]=&quot;See Note&quot;;[.AQ16]=&quot;Blowfish-128&quot;;[.AQ16]=&quot;&quot;);1;IF(OR([.AQ16]=&quot;AES-128&quot;;[.AQ16]=&quot;AES-160&quot;;[.AQ16]=&quot;AES-192&quot;;[.AQ16]=&quot;AES-256&quot;);0;0)))))))+IF(OR([.AR16]=&quot;MS-CHAPv2&quot;;[.AR16]=&quot;RSA-RC4&quot;;[.AR16]=&quot;RSA-1024&quot;);1;IF(OR([.AR16]=&quot;See Note&quot;;[.AR16]=&quot;&quot;);0.5;IF(OR([.AR16]=&quot;RSA-4096&quot;;[.AR16]=&quot;RSA-2048&quot;;[.AR16]=&quot;DH-2048&quot;;[.AR16]=&quot;CA-4096&quot;);0;0)))+IF(OR([.AS16]=&quot;MS-CHAPv2&quot;;[.AS16]=&quot;RSA-RC4&quot;;[.AS16]=&quot;RSA-1024&quot;);2;IF(OR([.AS16]=&quot;See Note&quot;;[.AS16]=&quot;&quot;);1;IF(OR([.AS16]=&quot;RSA-4096&quot;;[.AS16]=&quot;RSA-2048&quot;;[.AS16]=&quot;DH-2048&quot;);0;0)))" office:value-type="float" office:value="0" calcext:value-type="float">
            <text:p>0</text:p>
          </table:table-cell>
          <table:table-cell table:style-name="ce43" table:formula="of:=IF([.AT16]&lt;3;2;0)+IF([.AU16]&lt;10;1;IF([.AU16]=&quot;&quot;;1;0))+IF([.AV16]&lt;3;2;IF([.AV16]&lt;10;1;IF([.AV16]=&quot;&quot;;1;0)))" office:value-type="float" office:value="1" calcext:value-type="float">
            <text:p>1</text:p>
          </table:table-cell>
          <table:table-cell table:style-name="ce48" table:formula="of:=IF([.AX16]=0;0;IF([.AX16]&lt;5;1;IF([.AX16]&lt;10;2;3)))+IF([.AY16]=0;0;IF([.AY16]&lt;3;1;IF([.AY16]&lt;10;2;3)))+IF([.AZ16]=0;0;IF([.AZ16]&lt;5;1;IF([.AZ16]&lt;10;2;3)))+IF([.BA16]=&quot;A&quot;;0;IF([.BA16]=&quot;A+&quot;;0;IF([.BA16]=&quot;B&quot;;1;5)))+IF([.BB16]=&quot;Self&quot;;0;IF([.BB16]=&quot;CloudFlare&quot;;2;IF([.BB16]=&quot;Incapsula&quot;;2;3)))" office:value-type="float" office:value="1" calcext:value-type="float">
            <text:p>1</text:p>
          </table:table-cell>
          <table:table-cell table:style-name="ce52" table:formula="of:=IF([.BC16]&lt;PricePercentile33;0;IF([.BC16]&lt;PricePercentile66;1;2))+IF([.BD16]&lt;ConPricePercentile33;0;IF([.BD16]&lt;ConPricePercentile66;1;2))+IF([.BE16]=&quot;Free&quot;;0;IF([.BE16]=&quot;Yes&quot;;0;1))+IF([.BF16]=&quot;Free&quot;;0;IF([.BF16]&gt;29;0;IF([.BF16]&gt;13;1;IF([.BF16]&gt;6;2;3))))" office:value-type="float" office:value="2" calcext:value-type="float">
            <text:p>2</text:p>
          </table:table-cell>
          <table:table-cell table:style-name="ce58" table:formula="of:=IF([.BG16]=&quot;Yes&quot;;1;0)+IF([.BH16]=&quot;Yes&quot;;1;0)+IF([.BI16]=&quot;Yes&quot;;1;0)+IF([.BJ16]=&quot;No&quot;;1;IF([.BJ16]=&quot;&quot;;0;IF([.BJ16]=&quot;Some&quot;;0.5;0)))+IF([.BK16]=&quot;No&quot;;1;IF([.BK16]=&quot;&quot;;0;IF([.BK16]=&quot;Some&quot;;0.5;0)))+IF([.BL16]=&quot;No&quot;;1;IF([.BL16]=&quot;&quot;;0;IF([.BL16]=&quot;Some&quot;;0.5;0)))+IF([.BM16]=&quot;&quot;;0;1)+IF([.BN16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Sweden</text:p>
          </table:table-cell>
          <table:table-cell table:style-name="ce75" table:formula="of:=IF(OR([.L16]=&quot;USA&quot;;[.L16]=&quot;UK&quot;;[.L16]=&quot;Canada&quot;;[.L16]=&quot;Australia&quot;;[.L16]=&quot;New Zealand&quot;);&quot;Five&quot;;(IF(OR([.L16]=&quot;Denmark&quot;;[.L16]=&quot;France&quot;;[.L16]=&quot;Netherlands&quot;;[.L16]=&quot;Norway&quot;);&quot;Nine&quot;;IF(OR([.L16]=&quot;Belgium&quot;;[.L16]=&quot;Germany&quot;;[.L16]=&quot;Italy&quot;;[.L16]=&quot;Spain&quot;;[.L16]=&quot;Sweden&quot;);&quot;Fourteen&quot;;IF([.L16]=&quot;&quot;;&quot;Not Disclosed&quot;;IF(OR([.L16]=&quot;British Virgin Islands&quot;;[.L16]=&quot;Gibraltar&quot;;[.L16]=&quot;British Indian Ocean&quot;;[.L16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]=&quot;Five&quot;);[.AC16]=&quot;Yes&quot;;[.W16]=&quot;Yes&quot;;OR([.T16]=&quot;Email&quot;;[.T16]=&quot;Yes&quot;);[.O16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" calcext:value-type="float">
            <text:p>4</text:p>
          </table:table-cell>
          <table:table-cell table:style-name="ce192" office:value-type="float" office:value="26" calcext:value-type="float">
            <text:p>26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11" calcext:value-type="float">
            <text:p>$4.11</text:p>
          </table:table-cell>
          <table:table-cell table:style-name="ce235" table:formula="of:=[.BC16]/[.AT16]" office:value-type="float" office:value="0.822" calcext:value-type="float">
            <text:p>$0.82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BeeVPN</text:p>
          </table:table-cell>
          <table:table-cell table:style-name="ce18" table:formula="of:=IF(OR([.M17]=&quot;Five&quot;);3;0)+IF(OR([.M17]=&quot;Not Disclosed&quot;);1.5;0)+IF(OR([.M17]=&quot;Nine&quot;;[.M17]=&quot;Fourteen&quot;;[.M17]=&quot;See Note&quot;;[.M17]=&quot;Cooperative&quot;);1;0)+IF(OR([.N17]=&quot;Yes&quot;);2;0)+IF(OR([.N17]=&quot;Not Disclosed&quot;);1.5;0)+IF(OR([.N17]=&quot;Owned&quot;);1;0)" office:value-type="float" office:value="1" calcext:value-type="float">
            <text:p>1</text:p>
          </table:table-cell>
          <table:table-cell table:style-name="ce26" table:formula="of:=COUNTIF([.P17:.S17];&quot;Yes&quot;)+(0.5*COUNTIF([.P17:.S17];&quot;&quot;))+(0.5*COUNTIF([.P17:.S17];&quot;See Note&quot;))+(3*COUNTIF([.O17];&quot;Yes&quot;))" office:value-type="float" office:value="2" calcext:value-type="float">
            <text:p>2</text:p>
          </table:table-cell>
          <table:table-cell table:style-name="ce31" table:formula="of:=(3*COUNTIF([.T17];&quot;No&quot;))+COUNTIF([.W17:.X17];&quot;No&quot;)" office:value-type="float" office:value="1" calcext:value-type="float">
            <text:p>1</text:p>
          </table:table-cell>
          <table:table-cell table:style-name="ce35" table:formula="of:=COUNTIF([.AA17];&quot;No&quot;)+COUNTIF([.AB17];&quot;No&quot;)+(0.5*COUNTIF([.AB17];&quot;See Note&quot;))+(3*COUNTIF([.AC17];&quot;No&quot;))+COUNTIF([.AL17];&quot;Yes&quot;)+(0.5*COUNTIF([.AL17];&quot;Some&quot;))+COUNTIF([.AM17];&quot;Yes&quot;)+(0.5*COUNTIF([.AM17];&quot;Some&quot;))" office:value-type="float" office:value="5" calcext:value-type="float">
            <text:p>5</text:p>
          </table:table-cell>
          <table:table-cell table:style-name="ce39" table:formula="of:=(IF(OR([.AP17]=&quot;MPPE-128&quot;;[.AP17]=&quot;Blowfish-64&quot;);1;(IF(OR([.AP17]=&quot;See Note&quot;;[.AP17]=&quot;Blowfish-128&quot;);0.5;IF(OR([.AP17]=&quot;AES-128&quot;;[.AP17]=&quot;AES-160&quot;;[.AP17]=&quot;AES-192&quot;;[.AP17]=&quot;AES-256&quot;);0;0)))+(IF(OR([.AQ17]=&quot;MPPE-128&quot;;[.AQ17]=&quot;Blowfish-64&quot;);2;(IF(OR([.AQ17]=&quot;See Note&quot;;[.AQ17]=&quot;Blowfish-128&quot;;[.AQ17]=&quot;&quot;);1;IF(OR([.AQ17]=&quot;AES-128&quot;;[.AQ17]=&quot;AES-160&quot;;[.AQ17]=&quot;AES-192&quot;;[.AQ17]=&quot;AES-256&quot;);0;0)))))))+IF(OR([.AR17]=&quot;MS-CHAPv2&quot;;[.AR17]=&quot;RSA-RC4&quot;;[.AR17]=&quot;RSA-1024&quot;);1;IF(OR([.AR17]=&quot;See Note&quot;;[.AR17]=&quot;&quot;);0.5;IF(OR([.AR17]=&quot;RSA-4096&quot;;[.AR17]=&quot;RSA-2048&quot;;[.AR17]=&quot;DH-2048&quot;;[.AR17]=&quot;CA-4096&quot;);0;0)))+IF(OR([.AS17]=&quot;MS-CHAPv2&quot;;[.AS17]=&quot;RSA-RC4&quot;;[.AS17]=&quot;RSA-1024&quot;);2;IF(OR([.AS17]=&quot;See Note&quot;;[.AS17]=&quot;&quot;);1;IF(OR([.AS17]=&quot;RSA-4096&quot;;[.AS17]=&quot;RSA-2048&quot;;[.AS17]=&quot;DH-2048&quot;);0;0)))" office:value-type="float" office:value="1.5" calcext:value-type="float">
            <text:p>1.5</text:p>
          </table:table-cell>
          <table:table-cell table:style-name="ce43" table:formula="of:=IF([.AT17]&lt;3;2;0)+IF([.AU17]&lt;10;1;IF([.AU17]=&quot;&quot;;1;0))+IF([.AV17]&lt;3;2;IF([.AV17]&lt;10;1;IF([.AV17]=&quot;&quot;;1;0)))" office:value-type="float" office:value="5" calcext:value-type="float">
            <text:p>5</text:p>
          </table:table-cell>
          <table:table-cell table:style-name="ce48" table:formula="of:=IF([.AX17]=0;0;IF([.AX17]&lt;5;1;IF([.AX17]&lt;10;2;3)))+IF([.AY17]=0;0;IF([.AY17]&lt;3;1;IF([.AY17]&lt;10;2;3)))+IF([.AZ17]=0;0;IF([.AZ17]&lt;5;1;IF([.AZ17]&lt;10;2;3)))+IF([.BA17]=&quot;A&quot;;0;IF([.BA17]=&quot;A+&quot;;0;IF([.BA17]=&quot;B&quot;;1;5)))+IF([.BB17]=&quot;Self&quot;;0;IF([.BB17]=&quot;CloudFlare&quot;;2;IF([.BB17]=&quot;Incapsula&quot;;2;3)))" office:value-type="float" office:value="10" calcext:value-type="float">
            <text:p>10</text:p>
          </table:table-cell>
          <table:table-cell table:style-name="ce52" table:formula="of:=IF([.BC17]&lt;PricePercentile33;0;IF([.BC17]&lt;PricePercentile66;1;2))+IF([.BD17]&lt;ConPricePercentile33;0;IF([.BD17]&lt;ConPricePercentile66;1;2))+IF([.BE17]=&quot;Free&quot;;0;IF([.BE17]=&quot;Yes&quot;;0;1))+IF([.BF17]=&quot;Free&quot;;0;IF([.BF17]&gt;29;0;IF([.BF17]&gt;13;1;IF([.BF17]&gt;6;2;3))))" office:value-type="float" office:value="8" calcext:value-type="float">
            <text:p>8</text:p>
          </table:table-cell>
          <table:table-cell table:style-name="ce58" table:formula="of:=IF([.BG17]=&quot;Yes&quot;;1;0)+IF([.BH17]=&quot;Yes&quot;;1;0)+IF([.BI17]=&quot;Yes&quot;;1;0)+IF([.BJ17]=&quot;No&quot;;1;IF([.BJ17]=&quot;&quot;;0;IF([.BJ17]=&quot;Some&quot;;0.5;0)))+IF([.BK17]=&quot;No&quot;;1;IF([.BK17]=&quot;&quot;;0;IF([.BK17]=&quot;Some&quot;;0.5;0)))+IF([.BL17]=&quot;No&quot;;1;IF([.BL17]=&quot;&quot;;0;IF([.BL17]=&quot;Some&quot;;0.5;0)))+IF([.BM17]=&quot;&quot;;0;1)+IF([.BN17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Denmark</text:p>
          </table:table-cell>
          <table:table-cell table:style-name="ce75" table:formula="of:=IF(OR([.L17]=&quot;USA&quot;;[.L17]=&quot;UK&quot;;[.L17]=&quot;Canada&quot;;[.L17]=&quot;Australia&quot;;[.L17]=&quot;New Zealand&quot;);&quot;Five&quot;;(IF(OR([.L17]=&quot;Denmark&quot;;[.L17]=&quot;France&quot;;[.L17]=&quot;Netherlands&quot;;[.L17]=&quot;Norway&quot;);&quot;Nine&quot;;IF(OR([.L17]=&quot;Belgium&quot;;[.L17]=&quot;Germany&quot;;[.L17]=&quot;Italy&quot;;[.L17]=&quot;Spain&quot;;[.L17]=&quot;Sweden&quot;);&quot;Fourteen&quot;;IF([.L17]=&quot;&quot;;&quot;Not Disclosed&quot;;IF(OR([.L17]=&quot;British Virgin Islands&quot;;[.L17]=&quot;Gibraltar&quot;;[.L17]=&quot;British Indian Ocean&quot;;[.L17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]=&quot;Five&quot;);[.AC17]=&quot;Yes&quot;;[.W17]=&quot;Yes&quot;;OR([.T17]=&quot;Email&quot;;[.T17]=&quot;Yes&quot;);[.O1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4" calcext:value-type="float">
            <text:p>4</text:p>
          </table:table-cell>
          <table:table-cell table:style-name="ce192"/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2" calcext:value-type="float">
            <text:p>12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.17" calcext:value-type="float">
            <text:p>$7.17</text:p>
          </table:table-cell>
          <table:table-cell table:style-name="ce235" table:formula="of:=[.BC17]/[.AT17]" office:value-type="float" office:value="7.17" calcext:value-type="float">
            <text:p>$7.1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Betternet</text:p>
          </table:table-cell>
          <table:table-cell table:style-name="ce18" table:formula="of:=IF(OR([.M18]=&quot;Five&quot;);3;0)+IF(OR([.M18]=&quot;Not Disclosed&quot;);1.5;0)+IF(OR([.M18]=&quot;Nine&quot;;[.M18]=&quot;Fourteen&quot;;[.M18]=&quot;See Note&quot;;[.M18]=&quot;Cooperative&quot;);1;0)+IF(OR([.N18]=&quot;Yes&quot;);2;0)+IF(OR([.N18]=&quot;Not Disclosed&quot;);1.5;0)+IF(OR([.N18]=&quot;Owned&quot;);1;0)" office:value-type="float" office:value="3" calcext:value-type="float">
            <text:p>3</text:p>
          </table:table-cell>
          <table:table-cell table:style-name="ce26" table:formula="of:=COUNTIF([.P18:.S18];&quot;Yes&quot;)+(0.5*COUNTIF([.P18:.S18];&quot;&quot;))+(0.5*COUNTIF([.P18:.S18];&quot;See Note&quot;))+(3*COUNTIF([.O18];&quot;Yes&quot;))" office:value-type="float" office:value="3" calcext:value-type="float">
            <text:p>3</text:p>
          </table:table-cell>
          <table:table-cell table:style-name="ce31" table:formula="of:=(3*COUNTIF([.T18];&quot;No&quot;))+COUNTIF([.W18:.X18];&quot;No&quot;)" office:value-type="float" office:value="2" calcext:value-type="float">
            <text:p>2</text:p>
          </table:table-cell>
          <table:table-cell table:style-name="ce35" table:formula="of:=COUNTIF([.AA18];&quot;No&quot;)+COUNTIF([.AB18];&quot;No&quot;)+(0.5*COUNTIF([.AB18];&quot;See Note&quot;))+(3*COUNTIF([.AC18];&quot;No&quot;))+COUNTIF([.AL18];&quot;Yes&quot;)+(0.5*COUNTIF([.AL18];&quot;Some&quot;))+COUNTIF([.AM18];&quot;Yes&quot;)+(0.5*COUNTIF([.AM18];&quot;Some&quot;))" office:value-type="float" office:value="5" calcext:value-type="float">
            <text:p>5</text:p>
          </table:table-cell>
          <table:table-cell table:style-name="ce39" table:formula="of:=(IF(OR([.AP18]=&quot;MPPE-128&quot;;[.AP18]=&quot;Blowfish-64&quot;);1;(IF(OR([.AP18]=&quot;See Note&quot;;[.AP18]=&quot;Blowfish-128&quot;);0.5;IF(OR([.AP18]=&quot;AES-128&quot;;[.AP18]=&quot;AES-160&quot;;[.AP18]=&quot;AES-192&quot;;[.AP18]=&quot;AES-256&quot;);0;0)))+(IF(OR([.AQ18]=&quot;MPPE-128&quot;;[.AQ18]=&quot;Blowfish-64&quot;);2;(IF(OR([.AQ18]=&quot;See Note&quot;;[.AQ18]=&quot;Blowfish-128&quot;;[.AQ18]=&quot;&quot;);1;IF(OR([.AQ18]=&quot;AES-128&quot;;[.AQ18]=&quot;AES-160&quot;;[.AQ18]=&quot;AES-192&quot;;[.AQ18]=&quot;AES-256&quot;);0;0)))))))+IF(OR([.AR18]=&quot;MS-CHAPv2&quot;;[.AR18]=&quot;RSA-RC4&quot;;[.AR18]=&quot;RSA-1024&quot;);1;IF(OR([.AR18]=&quot;See Note&quot;;[.AR18]=&quot;&quot;);0.5;IF(OR([.AR18]=&quot;RSA-4096&quot;;[.AR18]=&quot;RSA-2048&quot;;[.AR18]=&quot;DH-2048&quot;;[.AR18]=&quot;CA-4096&quot;);0;0)))+IF(OR([.AS18]=&quot;MS-CHAPv2&quot;;[.AS18]=&quot;RSA-RC4&quot;;[.AS18]=&quot;RSA-1024&quot;);2;IF(OR([.AS18]=&quot;See Note&quot;;[.AS18]=&quot;&quot;);1;IF(OR([.AS18]=&quot;RSA-4096&quot;;[.AS18]=&quot;RSA-2048&quot;;[.AS18]=&quot;DH-2048&quot;);0;0)))" office:value-type="float" office:value="2.5" calcext:value-type="float">
            <text:p>2.5</text:p>
          </table:table-cell>
          <table:table-cell table:style-name="ce43" table:formula="of:=IF([.AT18]&lt;3;2;0)+IF([.AU18]&lt;10;1;IF([.AU18]=&quot;&quot;;1;0))+IF([.AV18]&lt;3;2;IF([.AV18]&lt;10;1;IF([.AV18]=&quot;&quot;;1;0)))" office:value-type="float" office:value="3" calcext:value-type="float">
            <text:p>3</text:p>
          </table:table-cell>
          <table:table-cell table:style-name="ce48" table:formula="of:=IF([.AX18]=0;0;IF([.AX18]&lt;5;1;IF([.AX18]&lt;10;2;3)))+IF([.AY18]=0;0;IF([.AY18]&lt;3;1;IF([.AY18]&lt;10;2;3)))+IF([.AZ18]=0;0;IF([.AZ18]&lt;5;1;IF([.AZ18]&lt;10;2;3)))+IF([.BA18]=&quot;A&quot;;0;IF([.BA18]=&quot;A+&quot;;0;IF([.BA18]=&quot;B&quot;;1;5)))+IF([.BB18]=&quot;Self&quot;;0;IF([.BB18]=&quot;CloudFlare&quot;;2;IF([.BB18]=&quot;Incapsula&quot;;2;3)))" office:value-type="float" office:value="3" calcext:value-type="float">
            <text:p>3</text:p>
          </table:table-cell>
          <table:table-cell table:style-name="ce52" table:formula="of:=IF([.BC18]&lt;PricePercentile33;0;IF([.BC18]&lt;PricePercentile66;1;2))+IF([.BD18]&lt;ConPricePercentile33;0;IF([.BD18]&lt;ConPricePercentile66;1;2))+IF([.BE18]=&quot;Free&quot;;0;IF([.BE18]=&quot;Yes&quot;;0;1))+IF([.BF18]=&quot;Free&quot;;0;IF([.BF18]&gt;29;0;IF([.BF18]&gt;13;1;IF([.BF18]&gt;6;2;3))))" office:value-type="float" office:value="0" calcext:value-type="float">
            <text:p>0</text:p>
          </table:table-cell>
          <table:table-cell table:style-name="ce58" table:formula="of:=IF([.BG18]=&quot;Yes&quot;;1;0)+IF([.BH18]=&quot;Yes&quot;;1;0)+IF([.BI18]=&quot;Yes&quot;;1;0)+IF([.BJ18]=&quot;No&quot;;1;IF([.BJ18]=&quot;&quot;;0;IF([.BJ18]=&quot;Some&quot;;0.5;0)))+IF([.BK18]=&quot;No&quot;;1;IF([.BK18]=&quot;&quot;;0;IF([.BK18]=&quot;Some&quot;;0.5;0)))+IF([.BL18]=&quot;No&quot;;1;IF([.BL18]=&quot;&quot;;0;IF([.BL18]=&quot;Some&quot;;0.5;0)))+IF([.BM18]=&quot;&quot;;0;1)+IF([.BN18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18]=&quot;USA&quot;;[.L18]=&quot;UK&quot;;[.L18]=&quot;Canada&quot;;[.L18]=&quot;Australia&quot;;[.L18]=&quot;New Zealand&quot;);&quot;Five&quot;;(IF(OR([.L18]=&quot;Denmark&quot;;[.L18]=&quot;France&quot;;[.L18]=&quot;Netherlands&quot;;[.L18]=&quot;Norway&quot;);&quot;Nine&quot;;IF(OR([.L18]=&quot;Belgium&quot;;[.L18]=&quot;Germany&quot;;[.L18]=&quot;Italy&quot;;[.L18]=&quot;Spain&quot;;[.L18]=&quot;Sweden&quot;);&quot;Fourteen&quot;;IF([.L18]=&quot;&quot;;&quot;Not Disclosed&quot;;IF(OR([.L18]=&quot;British Virgin Islands&quot;;[.L18]=&quot;Gibraltar&quot;;[.L18]=&quot;British Indian Ocean&quot;;[.L18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Yes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]=&quot;Five&quot;);[.AC18]=&quot;Yes&quot;;[.W18]=&quot;Yes&quot;;OR([.T18]=&quot;Email&quot;;[.T18]=&quot;Yes&quot;);[.O1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/>
          <table:table-cell table:style-name="ce192"/>
          <table:table-cell table:style-name="ce196" office:value-type="string" calcext:value-type="string">
            <text:p>No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0" calcext:value-type="float">
            <text:p>$0.00</text:p>
          </table:table-cell>
          <table:table-cell table:style-name="ce235" table:formula="of:=[.BC18]/[.AT18]" office:value-type="float" office:value="0" calcext:value-type="float">
            <text:p>$0.00</text:p>
          </table:table-cell>
          <table:table-cell table:style-name="ce240" office:value-type="string" calcext:value-type="string">
            <text:p>Free</text:p>
          </table:table-cell>
          <table:table-cell table:style-name="ce246" office:value-type="string" calcext:value-type="string">
            <text:p>Free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BlackVPN</text:p>
          </table:table-cell>
          <table:table-cell table:style-name="ce18" table:formula="of:=IF(OR([.M19]=&quot;Five&quot;);3;0)+IF(OR([.M19]=&quot;Not Disclosed&quot;);1.5;0)+IF(OR([.M19]=&quot;Nine&quot;;[.M19]=&quot;Fourteen&quot;;[.M19]=&quot;See Note&quot;;[.M19]=&quot;Cooperative&quot;);1;0)+IF(OR([.N19]=&quot;Yes&quot;);2;0)+IF(OR([.N19]=&quot;Not Disclosed&quot;);1.5;0)+IF(OR([.N19]=&quot;Owned&quot;);1;0)" office:value-type="float" office:value="0" calcext:value-type="float">
            <text:p>0</text:p>
          </table:table-cell>
          <table:table-cell table:style-name="ce26" table:formula="of:=COUNTIF([.P19:.S19];&quot;Yes&quot;)+(0.5*COUNTIF([.P19:.S19];&quot;&quot;))+(0.5*COUNTIF([.P19:.S19];&quot;See Note&quot;))+(3*COUNTIF([.O19];&quot;Yes&quot;))" office:value-type="float" office:value="0" calcext:value-type="float">
            <text:p>0</text:p>
          </table:table-cell>
          <table:table-cell table:style-name="ce31" table:formula="of:=(3*COUNTIF([.T19];&quot;No&quot;))+COUNTIF([.W19:.X19];&quot;No&quot;)" office:value-type="float" office:value="0" calcext:value-type="float">
            <text:p>0</text:p>
          </table:table-cell>
          <table:table-cell table:style-name="ce35" table:formula="of:=COUNTIF([.AA19];&quot;No&quot;)+COUNTIF([.AB19];&quot;No&quot;)+(0.5*COUNTIF([.AB19];&quot;See Note&quot;))+(3*COUNTIF([.AC19];&quot;No&quot;))+COUNTIF([.AL19];&quot;Yes&quot;)+(0.5*COUNTIF([.AL19];&quot;Some&quot;))+COUNTIF([.AM19];&quot;Yes&quot;)+(0.5*COUNTIF([.AM19];&quot;Some&quot;))" office:value-type="float" office:value="2" calcext:value-type="float">
            <text:p>2</text:p>
          </table:table-cell>
          <table:table-cell table:style-name="ce39" table:formula="of:=(IF(OR([.AP19]=&quot;MPPE-128&quot;;[.AP19]=&quot;Blowfish-64&quot;);1;(IF(OR([.AP19]=&quot;See Note&quot;;[.AP19]=&quot;Blowfish-128&quot;);0.5;IF(OR([.AP19]=&quot;AES-128&quot;;[.AP19]=&quot;AES-160&quot;;[.AP19]=&quot;AES-192&quot;;[.AP19]=&quot;AES-256&quot;);0;0)))+(IF(OR([.AQ19]=&quot;MPPE-128&quot;;[.AQ19]=&quot;Blowfish-64&quot;);2;(IF(OR([.AQ19]=&quot;See Note&quot;;[.AQ19]=&quot;Blowfish-128&quot;;[.AQ19]=&quot;&quot;);1;IF(OR([.AQ19]=&quot;AES-128&quot;;[.AQ19]=&quot;AES-160&quot;;[.AQ19]=&quot;AES-192&quot;;[.AQ19]=&quot;AES-256&quot;);0;0)))))))+IF(OR([.AR19]=&quot;MS-CHAPv2&quot;;[.AR19]=&quot;RSA-RC4&quot;;[.AR19]=&quot;RSA-1024&quot;);1;IF(OR([.AR19]=&quot;See Note&quot;;[.AR19]=&quot;&quot;);0.5;IF(OR([.AR19]=&quot;RSA-4096&quot;;[.AR19]=&quot;RSA-2048&quot;;[.AR19]=&quot;DH-2048&quot;;[.AR19]=&quot;CA-4096&quot;);0;0)))+IF(OR([.AS19]=&quot;MS-CHAPv2&quot;;[.AS19]=&quot;RSA-RC4&quot;;[.AS19]=&quot;RSA-1024&quot;);2;IF(OR([.AS19]=&quot;See Note&quot;;[.AS19]=&quot;&quot;);1;IF(OR([.AS19]=&quot;RSA-4096&quot;;[.AS19]=&quot;RSA-2048&quot;;[.AS19]=&quot;DH-2048&quot;);0;0)))" office:value-type="float" office:value="0" calcext:value-type="float">
            <text:p>0</text:p>
          </table:table-cell>
          <table:table-cell table:style-name="ce43" table:formula="of:=IF([.AT19]&lt;3;2;0)+IF([.AU19]&lt;10;1;IF([.AU19]=&quot;&quot;;1;0))+IF([.AV19]&lt;3;2;IF([.AV19]&lt;10;1;IF([.AV19]=&quot;&quot;;1;0)))" office:value-type="float" office:value="0" calcext:value-type="float">
            <text:p>0</text:p>
          </table:table-cell>
          <table:table-cell table:style-name="ce48" table:formula="of:=IF([.AX19]=0;0;IF([.AX19]&lt;5;1;IF([.AX19]&lt;10;2;3)))+IF([.AY19]=0;0;IF([.AY19]&lt;3;1;IF([.AY19]&lt;10;2;3)))+IF([.AZ19]=0;0;IF([.AZ19]&lt;5;1;IF([.AZ19]&lt;10;2;3)))+IF([.BA19]=&quot;A&quot;;0;IF([.BA19]=&quot;A+&quot;;0;IF([.BA19]=&quot;B&quot;;1;5)))+IF([.BB19]=&quot;Self&quot;;0;IF([.BB19]=&quot;CloudFlare&quot;;2;IF([.BB19]=&quot;Incapsula&quot;;2;3)))" office:value-type="float" office:value="6" calcext:value-type="float">
            <text:p>6</text:p>
          </table:table-cell>
          <table:table-cell table:style-name="ce52" table:formula="of:=IF([.BC19]&lt;PricePercentile33;0;IF([.BC19]&lt;PricePercentile66;1;2))+IF([.BD19]&lt;ConPricePercentile33;0;IF([.BD19]&lt;ConPricePercentile66;1;2))+IF([.BE19]=&quot;Free&quot;;0;IF([.BE19]=&quot;Yes&quot;;0;1))+IF([.BF19]=&quot;Free&quot;;0;IF([.BF19]&gt;29;0;IF([.BF19]&gt;13;1;IF([.BF19]&gt;6;2;3))))" office:value-type="float" office:value="5" calcext:value-type="float">
            <text:p>5</text:p>
          </table:table-cell>
          <table:table-cell table:style-name="ce58" table:formula="of:=IF([.BG19]=&quot;Yes&quot;;1;0)+IF([.BH19]=&quot;Yes&quot;;1;0)+IF([.BI19]=&quot;Yes&quot;;1;0)+IF([.BJ19]=&quot;No&quot;;1;IF([.BJ19]=&quot;&quot;;0;IF([.BJ19]=&quot;Some&quot;;0.5;0)))+IF([.BK19]=&quot;No&quot;;1;IF([.BK19]=&quot;&quot;;0;IF([.BK19]=&quot;Some&quot;;0.5;0)))+IF([.BL19]=&quot;No&quot;;1;IF([.BL19]=&quot;&quot;;0;IF([.BL19]=&quot;Some&quot;;0.5;0)))+IF([.BM19]=&quot;&quot;;0;1)+IF([.BN1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19]=&quot;USA&quot;;[.L19]=&quot;UK&quot;;[.L19]=&quot;Canada&quot;;[.L19]=&quot;Australia&quot;;[.L19]=&quot;New Zealand&quot;);&quot;Five&quot;;(IF(OR([.L19]=&quot;Denmark&quot;;[.L19]=&quot;France&quot;;[.L19]=&quot;Netherlands&quot;;[.L19]=&quot;Norway&quot;);&quot;Nine&quot;;IF(OR([.L19]=&quot;Belgium&quot;;[.L19]=&quot;Germany&quot;;[.L19]=&quot;Italy&quot;;[.L19]=&quot;Spain&quot;;[.L19]=&quot;Sweden&quot;);&quot;Fourteen&quot;;IF([.L19]=&quot;&quot;;&quot;Not Disclosed&quot;;IF(OR([.L19]=&quot;British Virgin Islands&quot;;[.L19]=&quot;Gibraltar&quot;;[.L19]=&quot;British Indian Ocean&quot;;[.L19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style-name="ce109" office:value-type="string" calcext:value-type="string">
            <text:p>No</text:p>
          </table:table-cell>
          <table:table-cell table:number-columns-repeated="3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9]=&quot;Five&quot;);[.AC19]=&quot;Yes&quot;;[.W19]=&quot;Yes&quot;;OR([.T19]=&quot;Email&quot;;[.T19]=&quot;Yes&quot;);[.O19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Some</text:p>
          </table:table-cell>
          <table:table-cell table:style-name="ce161" office:value-type="float" office:value="56.91" calcext:value-type="float">
            <text:p>56.91</text:p>
          </table:table-cell>
          <table:table-cell table:style-name="ce166" office:value-type="float" office:value="16.03" calcext:value-type="float">
            <text:p>16.03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7" calcext:value-type="float">
            <text:p>7</text:p>
          </table:table-cell>
          <table:table-cell table:style-name="ce188" office:value-type="float" office:value="19" calcext:value-type="float">
            <text:p>19</text:p>
          </table:table-cell>
          <table:table-cell table:style-name="ce192" office:value-type="float" office:value="27" calcext:value-type="float">
            <text:p>27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9.03" calcext:value-type="float">
            <text:p>$9.03</text:p>
          </table:table-cell>
          <table:table-cell table:style-name="ce235" table:formula="of:=[.BC19]/[.AT19]" office:value-type="float" office:value="1.29" calcext:value-type="float">
            <text:p>$1.2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4" calcext:value-type="float">
            <text:p>14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Blockless</text:p>
          </table:table-cell>
          <table:table-cell table:style-name="ce18" table:formula="of:=IF(OR([.M20]=&quot;Five&quot;);3;0)+IF(OR([.M20]=&quot;Not Disclosed&quot;);1.5;0)+IF(OR([.M20]=&quot;Nine&quot;;[.M20]=&quot;Fourteen&quot;;[.M20]=&quot;See Note&quot;;[.M20]=&quot;Cooperative&quot;);1;0)+IF(OR([.N20]=&quot;Yes&quot;);2;0)+IF(OR([.N20]=&quot;Not Disclosed&quot;);1.5;0)+IF(OR([.N20]=&quot;Owned&quot;);1;0)" office:value-type="float" office:value="3" calcext:value-type="float">
            <text:p>3</text:p>
          </table:table-cell>
          <table:table-cell table:style-name="ce26" table:formula="of:=COUNTIF([.P20:.S20];&quot;Yes&quot;)+(0.5*COUNTIF([.P20:.S20];&quot;&quot;))+(0.5*COUNTIF([.P20:.S20];&quot;See Note&quot;))+(3*COUNTIF([.O20];&quot;Yes&quot;))" office:value-type="float" office:value="2" calcext:value-type="float">
            <text:p>2</text:p>
          </table:table-cell>
          <table:table-cell table:style-name="ce31" table:formula="of:=(3*COUNTIF([.T20];&quot;No&quot;))+COUNTIF([.W20:.X20];&quot;No&quot;)" office:value-type="float" office:value="2" calcext:value-type="float">
            <text:p>2</text:p>
          </table:table-cell>
          <table:table-cell table:style-name="ce35" table:formula="of:=COUNTIF([.AA20];&quot;No&quot;)+COUNTIF([.AB20];&quot;No&quot;)+(0.5*COUNTIF([.AB20];&quot;See Note&quot;))+(3*COUNTIF([.AC20];&quot;No&quot;))+COUNTIF([.AL20];&quot;Yes&quot;)+(0.5*COUNTIF([.AL20];&quot;Some&quot;))+COUNTIF([.AM20];&quot;Yes&quot;)+(0.5*COUNTIF([.AM20];&quot;Some&quot;))" office:value-type="float" office:value="4" calcext:value-type="float">
            <text:p>4</text:p>
          </table:table-cell>
          <table:table-cell table:style-name="ce39" table:formula="of:=(IF(OR([.AP20]=&quot;MPPE-128&quot;;[.AP20]=&quot;Blowfish-64&quot;);1;(IF(OR([.AP20]=&quot;See Note&quot;;[.AP20]=&quot;Blowfish-128&quot;);0.5;IF(OR([.AP20]=&quot;AES-128&quot;;[.AP20]=&quot;AES-160&quot;;[.AP20]=&quot;AES-192&quot;;[.AP20]=&quot;AES-256&quot;);0;0)))+(IF(OR([.AQ20]=&quot;MPPE-128&quot;;[.AQ20]=&quot;Blowfish-64&quot;);2;(IF(OR([.AQ20]=&quot;See Note&quot;;[.AQ20]=&quot;Blowfish-128&quot;;[.AQ20]=&quot;&quot;);1;IF(OR([.AQ20]=&quot;AES-128&quot;;[.AQ20]=&quot;AES-160&quot;;[.AQ20]=&quot;AES-192&quot;;[.AQ20]=&quot;AES-256&quot;);0;0)))))))+IF(OR([.AR20]=&quot;MS-CHAPv2&quot;;[.AR20]=&quot;RSA-RC4&quot;;[.AR20]=&quot;RSA-1024&quot;);1;IF(OR([.AR20]=&quot;See Note&quot;;[.AR20]=&quot;&quot;);0.5;IF(OR([.AR20]=&quot;RSA-4096&quot;;[.AR20]=&quot;RSA-2048&quot;;[.AR20]=&quot;DH-2048&quot;;[.AR20]=&quot;CA-4096&quot;);0;0)))+IF(OR([.AS20]=&quot;MS-CHAPv2&quot;;[.AS20]=&quot;RSA-RC4&quot;;[.AS20]=&quot;RSA-1024&quot;);2;IF(OR([.AS20]=&quot;See Note&quot;;[.AS20]=&quot;&quot;);1;IF(OR([.AS20]=&quot;RSA-4096&quot;;[.AS20]=&quot;RSA-2048&quot;;[.AS20]=&quot;DH-2048&quot;);0;0)))" office:value-type="float" office:value="2.5" calcext:value-type="float">
            <text:p>2.5</text:p>
          </table:table-cell>
          <table:table-cell table:style-name="ce43" table:formula="of:=IF([.AT20]&lt;3;2;0)+IF([.AU20]&lt;10;1;IF([.AU20]=&quot;&quot;;1;0))+IF([.AV20]&lt;3;2;IF([.AV20]&lt;10;1;IF([.AV20]=&quot;&quot;;1;0)))" office:value-type="float" office:value="5" calcext:value-type="float">
            <text:p>5</text:p>
          </table:table-cell>
          <table:table-cell table:style-name="ce48" table:formula="of:=IF([.AX20]=0;0;IF([.AX20]&lt;5;1;IF([.AX20]&lt;10;2;3)))+IF([.AY20]=0;0;IF([.AY20]&lt;3;1;IF([.AY20]&lt;10;2;3)))+IF([.AZ20]=0;0;IF([.AZ20]&lt;5;1;IF([.AZ20]&lt;10;2;3)))+IF([.BA20]=&quot;A&quot;;0;IF([.BA20]=&quot;A+&quot;;0;IF([.BA20]=&quot;B&quot;;1;5)))+IF([.BB20]=&quot;Self&quot;;0;IF([.BB20]=&quot;CloudFlare&quot;;2;IF([.BB20]=&quot;Incapsula&quot;;2;3)))" office:value-type="float" office:value="8" calcext:value-type="float">
            <text:p>8</text:p>
          </table:table-cell>
          <table:table-cell table:style-name="ce52" table:formula="of:=IF([.BC20]&lt;PricePercentile33;0;IF([.BC20]&lt;PricePercentile66;1;2))+IF([.BD20]&lt;ConPricePercentile33;0;IF([.BD20]&lt;ConPricePercentile66;1;2))+IF([.BE20]=&quot;Free&quot;;0;IF([.BE20]=&quot;Yes&quot;;0;1))+IF([.BF20]=&quot;Free&quot;;0;IF([.BF20]&gt;29;0;IF([.BF20]&gt;13;1;IF([.BF20]&gt;6;2;3))))" office:value-type="float" office:value="7" calcext:value-type="float">
            <text:p>7</text:p>
          </table:table-cell>
          <table:table-cell table:style-name="ce58" table:formula="of:=IF([.BG20]=&quot;Yes&quot;;1;0)+IF([.BH20]=&quot;Yes&quot;;1;0)+IF([.BI20]=&quot;Yes&quot;;1;0)+IF([.BJ20]=&quot;No&quot;;1;IF([.BJ20]=&quot;&quot;;0;IF([.BJ20]=&quot;Some&quot;;0.5;0)))+IF([.BK20]=&quot;No&quot;;1;IF([.BK20]=&quot;&quot;;0;IF([.BK20]=&quot;Some&quot;;0.5;0)))+IF([.BL20]=&quot;No&quot;;1;IF([.BL20]=&quot;&quot;;0;IF([.BL20]=&quot;Some&quot;;0.5;0)))+IF([.BM20]=&quot;&quot;;0;1)+IF([.BN20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20]=&quot;USA&quot;;[.L20]=&quot;UK&quot;;[.L20]=&quot;Canada&quot;;[.L20]=&quot;Australia&quot;;[.L20]=&quot;New Zealand&quot;);&quot;Five&quot;;(IF(OR([.L20]=&quot;Denmark&quot;;[.L20]=&quot;France&quot;;[.L20]=&quot;Netherlands&quot;;[.L20]=&quot;Norway&quot;);&quot;Nine&quot;;IF(OR([.L20]=&quot;Belgium&quot;;[.L20]=&quot;Germany&quot;;[.L20]=&quot;Italy&quot;;[.L20]=&quot;Spain&quot;;[.L20]=&quot;Sweden&quot;);&quot;Fourteen&quot;;IF([.L20]=&quot;&quot;;&quot;Not Disclosed&quot;;IF(OR([.L20]=&quot;British Virgin Islands&quot;;[.L20]=&quot;Gibraltar&quot;;[.L20]=&quot;British Indian Ocean&quot;;[.L20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20]=&quot;Five&quot;);[.AC20]=&quot;Yes&quot;;[.W20]=&quot;Yes&quot;;OR([.T20]=&quot;Email&quot;;[.T20]=&quot;Yes&quot;);[.O20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.17" calcext:value-type="float">
            <text:p>$4.17</text:p>
          </table:table-cell>
          <table:table-cell table:style-name="ce235" table:formula="of:=[.BC20]/[.AT20]" office:value-type="float" office:value="4.17" calcext:value-type="float">
            <text:p>$4.1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BolehVPN</text:p>
          </table:table-cell>
          <table:table-cell table:style-name="ce18" table:formula="of:=IF(OR([.M21]=&quot;Five&quot;);3;0)+IF(OR([.M21]=&quot;Not Disclosed&quot;);1.5;0)+IF(OR([.M21]=&quot;Nine&quot;;[.M21]=&quot;Fourteen&quot;;[.M21]=&quot;See Note&quot;;[.M21]=&quot;Cooperative&quot;);1;0)+IF(OR([.N21]=&quot;Yes&quot;);2;0)+IF(OR([.N21]=&quot;Not Disclosed&quot;);1.5;0)+IF(OR([.N21]=&quot;Owned&quot;);1;0)" office:value-type="float" office:value="0" calcext:value-type="float">
            <text:p>0</text:p>
          </table:table-cell>
          <table:table-cell table:style-name="ce26" table:formula="of:=COUNTIF([.P21:.S21];&quot;Yes&quot;)+(0.5*COUNTIF([.P21:.S21];&quot;&quot;))+(0.5*COUNTIF([.P21:.S21];&quot;See Note&quot;))+(3*COUNTIF([.O21];&quot;Yes&quot;))" office:value-type="float" office:value="0" calcext:value-type="float">
            <text:p>0</text:p>
          </table:table-cell>
          <table:table-cell table:style-name="ce31" table:formula="of:=(3*COUNTIF([.T21];&quot;No&quot;))+COUNTIF([.W21:.X21];&quot;No&quot;)" office:value-type="float" office:value="0" calcext:value-type="float">
            <text:p>0</text:p>
          </table:table-cell>
          <table:table-cell table:style-name="ce35" table:formula="of:=COUNTIF([.AA21];&quot;No&quot;)+COUNTIF([.AB21];&quot;No&quot;)+(0.5*COUNTIF([.AB21];&quot;See Note&quot;))+(3*COUNTIF([.AC21];&quot;No&quot;))+COUNTIF([.AL21];&quot;Yes&quot;)+(0.5*COUNTIF([.AL21];&quot;Some&quot;))+COUNTIF([.AM21];&quot;Yes&quot;)+(0.5*COUNTIF([.AM21];&quot;Some&quot;))" office:value-type="float" office:value="0.5" calcext:value-type="float">
            <text:p>0.5</text:p>
          </table:table-cell>
          <table:table-cell table:style-name="ce39" table:formula="of:=(IF(OR([.AP21]=&quot;MPPE-128&quot;;[.AP21]=&quot;Blowfish-64&quot;);1;(IF(OR([.AP21]=&quot;See Note&quot;;[.AP21]=&quot;Blowfish-128&quot;);0.5;IF(OR([.AP21]=&quot;AES-128&quot;;[.AP21]=&quot;AES-160&quot;;[.AP21]=&quot;AES-192&quot;;[.AP21]=&quot;AES-256&quot;);0;0)))+(IF(OR([.AQ21]=&quot;MPPE-128&quot;;[.AQ21]=&quot;Blowfish-64&quot;);2;(IF(OR([.AQ21]=&quot;See Note&quot;;[.AQ21]=&quot;Blowfish-128&quot;;[.AQ21]=&quot;&quot;);1;IF(OR([.AQ21]=&quot;AES-128&quot;;[.AQ21]=&quot;AES-160&quot;;[.AQ21]=&quot;AES-192&quot;;[.AQ21]=&quot;AES-256&quot;);0;0)))))))+IF(OR([.AR21]=&quot;MS-CHAPv2&quot;;[.AR21]=&quot;RSA-RC4&quot;;[.AR21]=&quot;RSA-1024&quot;);1;IF(OR([.AR21]=&quot;See Note&quot;;[.AR21]=&quot;&quot;);0.5;IF(OR([.AR21]=&quot;RSA-4096&quot;;[.AR21]=&quot;RSA-2048&quot;;[.AR21]=&quot;DH-2048&quot;;[.AR21]=&quot;CA-4096&quot;);0;0)))+IF(OR([.AS21]=&quot;MS-CHAPv2&quot;;[.AS21]=&quot;RSA-RC4&quot;;[.AS21]=&quot;RSA-1024&quot;);2;IF(OR([.AS21]=&quot;See Note&quot;;[.AS21]=&quot;&quot;);1;IF(OR([.AS21]=&quot;RSA-4096&quot;;[.AS21]=&quot;RSA-2048&quot;;[.AS21]=&quot;DH-2048&quot;);0;0)))" office:value-type="float" office:value="0" calcext:value-type="float">
            <text:p>0</text:p>
          </table:table-cell>
          <table:table-cell table:style-name="ce43" table:formula="of:=IF([.AT21]&lt;3;2;0)+IF([.AU21]&lt;10;1;IF([.AU21]=&quot;&quot;;1;0))+IF([.AV21]&lt;3;2;IF([.AV21]&lt;10;1;IF([.AV21]=&quot;&quot;;1;0)))" office:value-type="float" office:value="0" calcext:value-type="float">
            <text:p>0</text:p>
          </table:table-cell>
          <table:table-cell table:style-name="ce48" table:formula="of:=IF([.AX21]=0;0;IF([.AX21]&lt;5;1;IF([.AX21]&lt;10;2;3)))+IF([.AY21]=0;0;IF([.AY21]&lt;3;1;IF([.AY21]&lt;10;2;3)))+IF([.AZ21]=0;0;IF([.AZ21]&lt;5;1;IF([.AZ21]&lt;10;2;3)))+IF([.BA21]=&quot;A&quot;;0;IF([.BA21]=&quot;A+&quot;;0;IF([.BA21]=&quot;B&quot;;1;5)))+IF([.BB21]=&quot;Self&quot;;0;IF([.BB21]=&quot;CloudFlare&quot;;2;IF([.BB21]=&quot;Incapsula&quot;;2;3)))" office:value-type="float" office:value="5" calcext:value-type="float">
            <text:p>5</text:p>
          </table:table-cell>
          <table:table-cell table:style-name="ce52" table:formula="of:=IF([.BC21]&lt;PricePercentile33;0;IF([.BC21]&lt;PricePercentile66;1;2))+IF([.BD21]&lt;ConPricePercentile33;0;IF([.BD21]&lt;ConPricePercentile66;1;2))+IF([.BE21]=&quot;Free&quot;;0;IF([.BE21]=&quot;Yes&quot;;0;1))+IF([.BF21]=&quot;Free&quot;;0;IF([.BF21]&gt;29;0;IF([.BF21]&gt;13;1;IF([.BF21]&gt;6;2;3))))" office:value-type="float" office:value="4" calcext:value-type="float">
            <text:p>4</text:p>
          </table:table-cell>
          <table:table-cell table:style-name="ce58" table:formula="of:=IF([.BG21]=&quot;Yes&quot;;1;0)+IF([.BH21]=&quot;Yes&quot;;1;0)+IF([.BI21]=&quot;Yes&quot;;1;0)+IF([.BJ21]=&quot;No&quot;;1;IF([.BJ21]=&quot;&quot;;0;IF([.BJ21]=&quot;Some&quot;;0.5;0)))+IF([.BK21]=&quot;No&quot;;1;IF([.BK21]=&quot;&quot;;0;IF([.BK21]=&quot;Some&quot;;0.5;0)))+IF([.BL21]=&quot;No&quot;;1;IF([.BL21]=&quot;&quot;;0;IF([.BL21]=&quot;Some&quot;;0.5;0)))+IF([.BM21]=&quot;&quot;;0;1)+IF([.BN21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21]=&quot;USA&quot;;[.L21]=&quot;UK&quot;;[.L21]=&quot;Canada&quot;;[.L21]=&quot;Australia&quot;;[.L21]=&quot;New Zealand&quot;);&quot;Five&quot;;(IF(OR([.L21]=&quot;Denmark&quot;;[.L21]=&quot;France&quot;;[.L21]=&quot;Netherlands&quot;;[.L21]=&quot;Norway&quot;);&quot;Nine&quot;;IF(OR([.L21]=&quot;Belgium&quot;;[.L21]=&quot;Germany&quot;;[.L21]=&quot;Italy&quot;;[.L21]=&quot;Spain&quot;;[.L21]=&quot;Sweden&quot;);&quot;Fourteen&quot;;IF([.L21]=&quot;&quot;;&quot;Not Disclosed&quot;;IF(OR([.L21]=&quot;British Virgin Islands&quot;;[.L21]=&quot;Gibraltar&quot;;[.L21]=&quot;British Indian Ocean&quot;;[.L21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21]=&quot;Five&quot;);[.AC21]=&quot;Yes&quot;;[.W21]=&quot;Yes&quot;;OR([.T21]=&quot;Email&quot;;[.T21]=&quot;Yes&quot;);[.O21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7.78" calcext:value-type="float">
            <text:p>7.78</text:p>
          </table:table-cell>
          <table:table-cell table:style-name="ce171" office:value-type="string" calcext:value-type="string">
            <text:p>AES-128</text:p>
          </table:table-cell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3" calcext:value-type="float">
            <text:p>13</text:p>
          </table:table-cell>
          <table:table-cell table:style-name="ce192" office:value-type="float" office:value="35" calcext:value-type="float">
            <text:p>35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6" calcext:value-type="float">
            <text:p>6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67" calcext:value-type="float">
            <text:p>$6.67</text:p>
          </table:table-cell>
          <table:table-cell table:style-name="ce235" table:formula="of:=[.BC21]/[.AT21]" office:value-type="float" office:value="2.22333333333333" calcext:value-type="float">
            <text:p>$2.22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4" calcext:value-type="float">
            <text:p>14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Yes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Boxpn</text:p>
          </table:table-cell>
          <table:table-cell table:style-name="ce18" table:formula="of:=IF(OR([.M22]=&quot;Five&quot;);3;0)+IF(OR([.M22]=&quot;Not Disclosed&quot;);1.5;0)+IF(OR([.M22]=&quot;Nine&quot;;[.M22]=&quot;Fourteen&quot;;[.M22]=&quot;See Note&quot;;[.M22]=&quot;Cooperative&quot;);1;0)+IF(OR([.N22]=&quot;Yes&quot;);2;0)+IF(OR([.N22]=&quot;Not Disclosed&quot;);1.5;0)+IF(OR([.N22]=&quot;Owned&quot;);1;0)" office:value-type="float" office:value="0" calcext:value-type="float">
            <text:p>0</text:p>
          </table:table-cell>
          <table:table-cell table:style-name="ce26" table:formula="of:=COUNTIF([.P22:.S22];&quot;Yes&quot;)+(0.5*COUNTIF([.P22:.S22];&quot;&quot;))+(0.5*COUNTIF([.P22:.S22];&quot;See Note&quot;))+(3*COUNTIF([.O22];&quot;Yes&quot;))" office:value-type="float" office:value="2" calcext:value-type="float">
            <text:p>2</text:p>
          </table:table-cell>
          <table:table-cell table:style-name="ce31" table:formula="of:=(3*COUNTIF([.T22];&quot;No&quot;))+COUNTIF([.W22:.X22];&quot;No&quot;)" office:value-type="float" office:value="1" calcext:value-type="float">
            <text:p>1</text:p>
          </table:table-cell>
          <table:table-cell table:style-name="ce35" table:formula="of:=COUNTIF([.AA22];&quot;No&quot;)+COUNTIF([.AB22];&quot;No&quot;)+(0.5*COUNTIF([.AB22];&quot;See Note&quot;))+(3*COUNTIF([.AC22];&quot;No&quot;))+COUNTIF([.AL22];&quot;Yes&quot;)+(0.5*COUNTIF([.AL22];&quot;Some&quot;))+COUNTIF([.AM22];&quot;Yes&quot;)+(0.5*COUNTIF([.AM22];&quot;Some&quot;))" office:value-type="float" office:value="2" calcext:value-type="float">
            <text:p>2</text:p>
          </table:table-cell>
          <table:table-cell table:style-name="ce39" table:formula="of:=(IF(OR([.AP22]=&quot;MPPE-128&quot;;[.AP22]=&quot;Blowfish-64&quot;);1;(IF(OR([.AP22]=&quot;See Note&quot;;[.AP22]=&quot;Blowfish-128&quot;);0.5;IF(OR([.AP22]=&quot;AES-128&quot;;[.AP22]=&quot;AES-160&quot;;[.AP22]=&quot;AES-192&quot;;[.AP22]=&quot;AES-256&quot;);0;0)))+(IF(OR([.AQ22]=&quot;MPPE-128&quot;;[.AQ22]=&quot;Blowfish-64&quot;);2;(IF(OR([.AQ22]=&quot;See Note&quot;;[.AQ22]=&quot;Blowfish-128&quot;;[.AQ22]=&quot;&quot;);1;IF(OR([.AQ22]=&quot;AES-128&quot;;[.AQ22]=&quot;AES-160&quot;;[.AQ22]=&quot;AES-192&quot;;[.AQ22]=&quot;AES-256&quot;);0;0)))))))+IF(OR([.AR22]=&quot;MS-CHAPv2&quot;;[.AR22]=&quot;RSA-RC4&quot;;[.AR22]=&quot;RSA-1024&quot;);1;IF(OR([.AR22]=&quot;See Note&quot;;[.AR22]=&quot;&quot;);0.5;IF(OR([.AR22]=&quot;RSA-4096&quot;;[.AR22]=&quot;RSA-2048&quot;;[.AR22]=&quot;DH-2048&quot;;[.AR22]=&quot;CA-4096&quot;);0;0)))+IF(OR([.AS22]=&quot;MS-CHAPv2&quot;;[.AS22]=&quot;RSA-RC4&quot;;[.AS22]=&quot;RSA-1024&quot;);2;IF(OR([.AS22]=&quot;See Note&quot;;[.AS22]=&quot;&quot;);1;IF(OR([.AS22]=&quot;RSA-4096&quot;;[.AS22]=&quot;RSA-2048&quot;;[.AS22]=&quot;DH-2048&quot;);0;0)))" office:value-type="float" office:value="2.5" calcext:value-type="float">
            <text:p>2.5</text:p>
          </table:table-cell>
          <table:table-cell table:style-name="ce43" table:formula="of:=IF([.AT22]&lt;3;2;0)+IF([.AU22]&lt;10;1;IF([.AU22]=&quot;&quot;;1;0))+IF([.AV22]&lt;3;2;IF([.AV22]&lt;10;1;IF([.AV22]=&quot;&quot;;1;0)))" office:value-type="float" office:value="0" calcext:value-type="float">
            <text:p>0</text:p>
          </table:table-cell>
          <table:table-cell table:style-name="ce48" table:formula="of:=IF([.AX22]=0;0;IF([.AX22]&lt;5;1;IF([.AX22]&lt;10;2;3)))+IF([.AY22]=0;0;IF([.AY22]&lt;3;1;IF([.AY22]&lt;10;2;3)))+IF([.AZ22]=0;0;IF([.AZ22]&lt;5;1;IF([.AZ22]&lt;10;2;3)))+IF([.BA22]=&quot;A&quot;;0;IF([.BA22]=&quot;A+&quot;;0;IF([.BA22]=&quot;B&quot;;1;5)))+IF([.BB22]=&quot;Self&quot;;0;IF([.BB22]=&quot;CloudFlare&quot;;2;IF([.BB22]=&quot;Incapsula&quot;;2;3)))" office:value-type="float" office:value="11" calcext:value-type="float">
            <text:p>11</text:p>
          </table:table-cell>
          <table:table-cell table:style-name="ce52" table:formula="of:=IF([.BC22]&lt;PricePercentile33;0;IF([.BC22]&lt;PricePercentile66;1;2))+IF([.BD22]&lt;ConPricePercentile33;0;IF([.BD22]&lt;ConPricePercentile66;1;2))+IF([.BE22]=&quot;Free&quot;;0;IF([.BE22]=&quot;Yes&quot;;0;1))+IF([.BF22]=&quot;Free&quot;;0;IF([.BF22]&gt;29;0;IF([.BF22]&gt;13;1;IF([.BF22]&gt;6;2;3))))" office:value-type="float" office:value="4" calcext:value-type="float">
            <text:p>4</text:p>
          </table:table-cell>
          <table:table-cell table:style-name="ce58" table:formula="of:=IF([.BG22]=&quot;Yes&quot;;1;0)+IF([.BH22]=&quot;Yes&quot;;1;0)+IF([.BI22]=&quot;Yes&quot;;1;0)+IF([.BJ22]=&quot;No&quot;;1;IF([.BJ22]=&quot;&quot;;0;IF([.BJ22]=&quot;Some&quot;;0.5;0)))+IF([.BK22]=&quot;No&quot;;1;IF([.BK22]=&quot;&quot;;0;IF([.BK22]=&quot;Some&quot;;0.5;0)))+IF([.BL22]=&quot;No&quot;;1;IF([.BL22]=&quot;&quot;;0;IF([.BL22]=&quot;Some&quot;;0.5;0)))+IF([.BM22]=&quot;&quot;;0;1)+IF([.BN2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22]=&quot;USA&quot;;[.L22]=&quot;UK&quot;;[.L22]=&quot;Canada&quot;;[.L22]=&quot;Australia&quot;;[.L22]=&quot;New Zealand&quot;);&quot;Five&quot;;(IF(OR([.L22]=&quot;Denmark&quot;;[.L22]=&quot;France&quot;;[.L22]=&quot;Netherlands&quot;;[.L22]=&quot;Norway&quot;);&quot;Nine&quot;;IF(OR([.L22]=&quot;Belgium&quot;;[.L22]=&quot;Germany&quot;;[.L22]=&quot;Italy&quot;;[.L22]=&quot;Spain&quot;;[.L22]=&quot;Sweden&quot;);&quot;Fourteen&quot;;IF([.L22]=&quot;&quot;;&quot;Not Disclosed&quot;;IF(OR([.L22]=&quot;British Virgin Islands&quot;;[.L22]=&quot;Gibraltar&quot;;[.L22]=&quot;British Indian Ocean&quot;;[.L2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22]=&quot;Five&quot;);[.AC22]=&quot;Yes&quot;;[.W22]=&quot;Yes&quot;;OR([.T22]=&quot;Email&quot;;[.T22]=&quot;Yes&quot;);[.O2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Blowfish-128</text:p>
          </table:table-cell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22" calcext:value-type="float">
            <text:p>22</text:p>
          </table:table-cell>
          <table:table-cell table:style-name="ce192" office:value-type="float" office:value="80" calcext:value-type="float">
            <text:p>80</text:p>
          </table:table-cell>
          <table:table-cell table:style-name="ce196"/>
          <table:table-cell table:style-name="ce203" office:value-type="float" office:value="23" calcext:value-type="float">
            <text:p>23</text:p>
          </table:table-cell>
          <table:table-cell table:style-name="ce208" office:value-type="float" office:value="12" calcext:value-type="float">
            <text:p>12</text:p>
          </table:table-cell>
          <table:table-cell table:style-name="ce213" office:value-type="float" office:value="25" calcext:value-type="float">
            <text:p>25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2.99" calcext:value-type="float">
            <text:p>$2.99</text:p>
          </table:table-cell>
          <table:table-cell table:style-name="ce235" table:formula="of:=[.BC22]/[.AT22]" office:value-type="float" office:value="0.996666666666667" calcext:value-type="float">
            <text:p>$1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BTGuard</text:p>
          </table:table-cell>
          <table:table-cell table:style-name="ce18" table:formula="of:=IF(OR([.M23]=&quot;Five&quot;);3;0)+IF(OR([.M23]=&quot;Not Disclosed&quot;);1.5;0)+IF(OR([.M23]=&quot;Nine&quot;;[.M23]=&quot;Fourteen&quot;;[.M23]=&quot;See Note&quot;;[.M23]=&quot;Cooperative&quot;);1;0)+IF(OR([.N23]=&quot;Yes&quot;);2;0)+IF(OR([.N23]=&quot;Not Disclosed&quot;);1.5;0)+IF(OR([.N23]=&quot;Owned&quot;);1;0)" office:value-type="float" office:value="3" calcext:value-type="float">
            <text:p>3</text:p>
          </table:table-cell>
          <table:table-cell table:style-name="ce26" table:formula="of:=COUNTIF([.P23:.S23];&quot;Yes&quot;)+(0.5*COUNTIF([.P23:.S23];&quot;&quot;))+(0.5*COUNTIF([.P23:.S23];&quot;See Note&quot;))+(3*COUNTIF([.O23];&quot;Yes&quot;))" office:value-type="float" office:value="1.5" calcext:value-type="float">
            <text:p>1.5</text:p>
          </table:table-cell>
          <table:table-cell table:style-name="ce31" table:formula="of:=(3*COUNTIF([.T23];&quot;No&quot;))+COUNTIF([.W23:.X23];&quot;No&quot;)" office:value-type="float" office:value="1" calcext:value-type="float">
            <text:p>1</text:p>
          </table:table-cell>
          <table:table-cell table:style-name="ce35" table:formula="of:=COUNTIF([.AA23];&quot;No&quot;)+COUNTIF([.AB23];&quot;No&quot;)+(0.5*COUNTIF([.AB23];&quot;See Note&quot;))+(3*COUNTIF([.AC23];&quot;No&quot;))+COUNTIF([.AL23];&quot;Yes&quot;)+(0.5*COUNTIF([.AL23];&quot;Some&quot;))+COUNTIF([.AM23];&quot;Yes&quot;)+(0.5*COUNTIF([.AM23];&quot;Some&quot;))" office:value-type="float" office:value="1" calcext:value-type="float">
            <text:p>1</text:p>
          </table:table-cell>
          <table:table-cell table:style-name="ce39" table:formula="of:=(IF(OR([.AP23]=&quot;MPPE-128&quot;;[.AP23]=&quot;Blowfish-64&quot;);1;(IF(OR([.AP23]=&quot;See Note&quot;;[.AP23]=&quot;Blowfish-128&quot;);0.5;IF(OR([.AP23]=&quot;AES-128&quot;;[.AP23]=&quot;AES-160&quot;;[.AP23]=&quot;AES-192&quot;;[.AP23]=&quot;AES-256&quot;);0;0)))+(IF(OR([.AQ23]=&quot;MPPE-128&quot;;[.AQ23]=&quot;Blowfish-64&quot;);2;(IF(OR([.AQ23]=&quot;See Note&quot;;[.AQ23]=&quot;Blowfish-128&quot;;[.AQ23]=&quot;&quot;);1;IF(OR([.AQ23]=&quot;AES-128&quot;;[.AQ23]=&quot;AES-160&quot;;[.AQ23]=&quot;AES-192&quot;;[.AQ23]=&quot;AES-256&quot;);0;0)))))))+IF(OR([.AR23]=&quot;MS-CHAPv2&quot;;[.AR23]=&quot;RSA-RC4&quot;;[.AR23]=&quot;RSA-1024&quot;);1;IF(OR([.AR23]=&quot;See Note&quot;;[.AR23]=&quot;&quot;);0.5;IF(OR([.AR23]=&quot;RSA-4096&quot;;[.AR23]=&quot;RSA-2048&quot;;[.AR23]=&quot;DH-2048&quot;;[.AR23]=&quot;CA-4096&quot;);0;0)))+IF(OR([.AS23]=&quot;MS-CHAPv2&quot;;[.AS23]=&quot;RSA-RC4&quot;;[.AS23]=&quot;RSA-1024&quot;);2;IF(OR([.AS23]=&quot;See Note&quot;;[.AS23]=&quot;&quot;);1;IF(OR([.AS23]=&quot;RSA-4096&quot;;[.AS23]=&quot;RSA-2048&quot;;[.AS23]=&quot;DH-2048&quot;);0;0)))" office:value-type="float" office:value="1.5" calcext:value-type="float">
            <text:p>1.5</text:p>
          </table:table-cell>
          <table:table-cell table:style-name="ce43" table:formula="of:=IF([.AT23]&lt;3;2;0)+IF([.AU23]&lt;10;1;IF([.AU23]=&quot;&quot;;1;0))+IF([.AV23]&lt;3;2;IF([.AV23]&lt;10;1;IF([.AV23]=&quot;&quot;;1;0)))" office:value-type="float" office:value="4" calcext:value-type="float">
            <text:p>4</text:p>
          </table:table-cell>
          <table:table-cell table:style-name="ce48" table:formula="of:=IF([.AX23]=0;0;IF([.AX23]&lt;5;1;IF([.AX23]&lt;10;2;3)))+IF([.AY23]=0;0;IF([.AY23]&lt;3;1;IF([.AY23]&lt;10;2;3)))+IF([.AZ23]=0;0;IF([.AZ23]&lt;5;1;IF([.AZ23]&lt;10;2;3)))+IF([.BA23]=&quot;A&quot;;0;IF([.BA23]=&quot;A+&quot;;0;IF([.BA23]=&quot;B&quot;;1;5)))+IF([.BB23]=&quot;Self&quot;;0;IF([.BB23]=&quot;CloudFlare&quot;;2;IF([.BB23]=&quot;Incapsula&quot;;2;3)))" office:value-type="float" office:value="5" calcext:value-type="float">
            <text:p>5</text:p>
          </table:table-cell>
          <table:table-cell table:style-name="ce52" table:formula="of:=IF([.BC23]&lt;PricePercentile33;0;IF([.BC23]&lt;PricePercentile66;1;2))+IF([.BD23]&lt;ConPricePercentile33;0;IF([.BD23]&lt;ConPricePercentile66;1;2))+IF([.BE23]=&quot;Free&quot;;0;IF([.BE23]=&quot;Yes&quot;;0;1))+IF([.BF23]=&quot;Free&quot;;0;IF([.BF23]&gt;29;0;IF([.BF23]&gt;13;1;IF([.BF23]&gt;6;2;3))))" office:value-type="float" office:value="8" calcext:value-type="float">
            <text:p>8</text:p>
          </table:table-cell>
          <table:table-cell table:style-name="ce58" table:formula="of:=IF([.BG23]=&quot;Yes&quot;;1;0)+IF([.BH23]=&quot;Yes&quot;;1;0)+IF([.BI23]=&quot;Yes&quot;;1;0)+IF([.BJ23]=&quot;No&quot;;1;IF([.BJ23]=&quot;&quot;;0;IF([.BJ23]=&quot;Some&quot;;0.5;0)))+IF([.BK23]=&quot;No&quot;;1;IF([.BK23]=&quot;&quot;;0;IF([.BK23]=&quot;Some&quot;;0.5;0)))+IF([.BL23]=&quot;No&quot;;1;IF([.BL23]=&quot;&quot;;0;IF([.BL23]=&quot;Some&quot;;0.5;0)))+IF([.BM23]=&quot;&quot;;0;1)+IF([.BN23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23]=&quot;USA&quot;;[.L23]=&quot;UK&quot;;[.L23]=&quot;Canada&quot;;[.L23]=&quot;Australia&quot;;[.L23]=&quot;New Zealand&quot;);&quot;Five&quot;;(IF(OR([.L23]=&quot;Denmark&quot;;[.L23]=&quot;France&quot;;[.L23]=&quot;Netherlands&quot;;[.L23]=&quot;Norway&quot;);&quot;Nine&quot;;IF(OR([.L23]=&quot;Belgium&quot;;[.L23]=&quot;Germany&quot;;[.L23]=&quot;Italy&quot;;[.L23]=&quot;Spain&quot;;[.L23]=&quot;Sweden&quot;);&quot;Fourteen&quot;;IF([.L23]=&quot;&quot;;&quot;Not Disclosed&quot;;IF(OR([.L23]=&quot;British Virgin Islands&quot;;[.L23]=&quot;Gibraltar&quot;;[.L23]=&quot;British Indian Ocean&quot;;[.L2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23]=&quot;Five&quot;);[.AC23]=&quot;Yes&quot;;[.W23]=&quot;Yes&quot;;OR([.T23]=&quot;Email&quot;;[.T23]=&quot;Yes&quot;);[.O23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" calcext:value-type="float">
            <text:p>3</text:p>
          </table:table-cell>
          <table:table-cell table:style-name="ce192" office:value-type="float" office:value="5" calcext:value-type="float">
            <text:p>5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.5" calcext:value-type="float">
            <text:p>$7.50</text:p>
          </table:table-cell>
          <table:table-cell table:style-name="ce235" table:formula="of:=[.BC23]/[.AT23]" office:value-type="float" office:value="7.5" calcext:value-type="float">
            <text:p>$7.5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Buffered</text:p>
          </table:table-cell>
          <table:table-cell table:style-name="ce18" table:formula="of:=IF(OR([.M24]=&quot;Five&quot;);3;0)+IF(OR([.M24]=&quot;Not Disclosed&quot;);1.5;0)+IF(OR([.M24]=&quot;Nine&quot;;[.M24]=&quot;Fourteen&quot;;[.M24]=&quot;See Note&quot;;[.M24]=&quot;Cooperative&quot;);1;0)+IF(OR([.N24]=&quot;Yes&quot;);2;0)+IF(OR([.N24]=&quot;Not Disclosed&quot;);1.5;0)+IF(OR([.N24]=&quot;Owned&quot;);1;0)" office:value-type="float" office:value="1" calcext:value-type="float">
            <text:p>1</text:p>
          </table:table-cell>
          <table:table-cell table:style-name="ce26" table:formula="of:=COUNTIF([.P24:.S24];&quot;Yes&quot;)+(0.5*COUNTIF([.P24:.S24];&quot;&quot;))+(0.5*COUNTIF([.P24:.S24];&quot;See Note&quot;))+(3*COUNTIF([.O24];&quot;Yes&quot;))" office:value-type="float" office:value="3.5" calcext:value-type="float">
            <text:p>3.5</text:p>
          </table:table-cell>
          <table:table-cell table:style-name="ce31" table:formula="of:=(3*COUNTIF([.T24];&quot;No&quot;))+COUNTIF([.W24:.X24];&quot;No&quot;)" office:value-type="float" office:value="2" calcext:value-type="float">
            <text:p>2</text:p>
          </table:table-cell>
          <table:table-cell table:style-name="ce35" table:formula="of:=COUNTIF([.AA24];&quot;No&quot;)+COUNTIF([.AB24];&quot;No&quot;)+(0.5*COUNTIF([.AB24];&quot;See Note&quot;))+(3*COUNTIF([.AC24];&quot;No&quot;))+COUNTIF([.AL24];&quot;Yes&quot;)+(0.5*COUNTIF([.AL24];&quot;Some&quot;))+COUNTIF([.AM24];&quot;Yes&quot;)+(0.5*COUNTIF([.AM24];&quot;Some&quot;))" office:value-type="float" office:value="2" calcext:value-type="float">
            <text:p>2</text:p>
          </table:table-cell>
          <table:table-cell table:style-name="ce39" table:formula="of:=(IF(OR([.AP24]=&quot;MPPE-128&quot;;[.AP24]=&quot;Blowfish-64&quot;);1;(IF(OR([.AP24]=&quot;See Note&quot;;[.AP24]=&quot;Blowfish-128&quot;);0.5;IF(OR([.AP24]=&quot;AES-128&quot;;[.AP24]=&quot;AES-160&quot;;[.AP24]=&quot;AES-192&quot;;[.AP24]=&quot;AES-256&quot;);0;0)))+(IF(OR([.AQ24]=&quot;MPPE-128&quot;;[.AQ24]=&quot;Blowfish-64&quot;);2;(IF(OR([.AQ24]=&quot;See Note&quot;;[.AQ24]=&quot;Blowfish-128&quot;;[.AQ24]=&quot;&quot;);1;IF(OR([.AQ24]=&quot;AES-128&quot;;[.AQ24]=&quot;AES-160&quot;;[.AQ24]=&quot;AES-192&quot;;[.AQ24]=&quot;AES-256&quot;);0;0)))))))+IF(OR([.AR24]=&quot;MS-CHAPv2&quot;;[.AR24]=&quot;RSA-RC4&quot;;[.AR24]=&quot;RSA-1024&quot;);1;IF(OR([.AR24]=&quot;See Note&quot;;[.AR24]=&quot;&quot;);0.5;IF(OR([.AR24]=&quot;RSA-4096&quot;;[.AR24]=&quot;RSA-2048&quot;;[.AR24]=&quot;DH-2048&quot;;[.AR24]=&quot;CA-4096&quot;);0;0)))+IF(OR([.AS24]=&quot;MS-CHAPv2&quot;;[.AS24]=&quot;RSA-RC4&quot;;[.AS24]=&quot;RSA-1024&quot;);2;IF(OR([.AS24]=&quot;See Note&quot;;[.AS24]=&quot;&quot;);1;IF(OR([.AS24]=&quot;RSA-4096&quot;;[.AS24]=&quot;RSA-2048&quot;;[.AS24]=&quot;DH-2048&quot;);0;0)))" office:value-type="float" office:value="1.5" calcext:value-type="float">
            <text:p>1.5</text:p>
          </table:table-cell>
          <table:table-cell table:style-name="ce43" table:formula="of:=IF([.AT24]&lt;3;2;0)+IF([.AU24]&lt;10;1;IF([.AU24]=&quot;&quot;;1;0))+IF([.AV24]&lt;3;2;IF([.AV24]&lt;10;1;IF([.AV24]=&quot;&quot;;1;0)))" office:value-type="float" office:value="2" calcext:value-type="float">
            <text:p>2</text:p>
          </table:table-cell>
          <table:table-cell table:style-name="ce48" table:formula="of:=IF([.AX24]=0;0;IF([.AX24]&lt;5;1;IF([.AX24]&lt;10;2;3)))+IF([.AY24]=0;0;IF([.AY24]&lt;3;1;IF([.AY24]&lt;10;2;3)))+IF([.AZ24]=0;0;IF([.AZ24]&lt;5;1;IF([.AZ24]&lt;10;2;3)))+IF([.BA24]=&quot;A&quot;;0;IF([.BA24]=&quot;A+&quot;;0;IF([.BA24]=&quot;B&quot;;1;5)))+IF([.BB24]=&quot;Self&quot;;0;IF([.BB24]=&quot;CloudFlare&quot;;2;IF([.BB24]=&quot;Incapsula&quot;;2;3)))" office:value-type="float" office:value="6" calcext:value-type="float">
            <text:p>6</text:p>
          </table:table-cell>
          <table:table-cell table:style-name="ce52" table:formula="of:=IF([.BC24]&lt;PricePercentile33;0;IF([.BC24]&lt;PricePercentile66;1;2))+IF([.BD24]&lt;ConPricePercentile33;0;IF([.BD24]&lt;ConPricePercentile66;1;2))+IF([.BE24]=&quot;Free&quot;;0;IF([.BE24]=&quot;Yes&quot;;0;1))+IF([.BF24]=&quot;Free&quot;;0;IF([.BF24]&gt;29;0;IF([.BF24]&gt;13;1;IF([.BF24]&gt;6;2;3))))" office:value-type="float" office:value="4" calcext:value-type="float">
            <text:p>4</text:p>
          </table:table-cell>
          <table:table-cell table:style-name="ce58" table:formula="of:=IF([.BG24]=&quot;Yes&quot;;1;0)+IF([.BH24]=&quot;Yes&quot;;1;0)+IF([.BI24]=&quot;Yes&quot;;1;0)+IF([.BJ24]=&quot;No&quot;;1;IF([.BJ24]=&quot;&quot;;0;IF([.BJ24]=&quot;Some&quot;;0.5;0)))+IF([.BK24]=&quot;No&quot;;1;IF([.BK24]=&quot;&quot;;0;IF([.BK24]=&quot;Some&quot;;0.5;0)))+IF([.BL24]=&quot;No&quot;;1;IF([.BL24]=&quot;&quot;;0;IF([.BL24]=&quot;Some&quot;;0.5;0)))+IF([.BM24]=&quot;&quot;;0;1)+IF([.BN24]=&quot;&quot;;0;1)" office:value-type="float" office:value="3.5" calcext:value-type="float">
            <text:p>3.5</text:p>
          </table:table-cell>
          <table:table-cell table:style-name="ce21"/>
          <table:table-cell table:style-name="ce69" office:value-type="string" calcext:value-type="string">
            <text:p>Hungary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24]=&quot;Five&quot;);[.AC24]=&quot;Yes&quot;;[.W24]=&quot;Yes&quot;;OR([.T24]=&quot;Email&quot;;[.T24]=&quot;Yes&quot;);[.O2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Blowfish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26" calcext:value-type="float">
            <text:p>26</text:p>
          </table:table-cell>
          <table:table-cell table:style-name="ce192"/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6" calcext:value-type="float">
            <text:p>16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9.99" calcext:value-type="float">
            <text:p>$9.99</text:p>
          </table:table-cell>
          <table:table-cell table:style-name="ce235" table:formula="of:=[.BC24]/[.AT24]" office:value-type="float" office:value="1.998" calcext:value-type="float">
            <text:p>$2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CactusVPN</text:p>
          </table:table-cell>
          <table:table-cell table:style-name="ce18" table:formula="of:=IF(OR([.M25]=&quot;Five&quot;);3;0)+IF(OR([.M25]=&quot;Not Disclosed&quot;);1.5;0)+IF(OR([.M25]=&quot;Nine&quot;;[.M25]=&quot;Fourteen&quot;;[.M25]=&quot;See Note&quot;;[.M25]=&quot;Cooperative&quot;);1;0)+IF(OR([.N25]=&quot;Yes&quot;);2;0)+IF(OR([.N25]=&quot;Not Disclosed&quot;);1.5;0)+IF(OR([.N25]=&quot;Owned&quot;);1;0)" office:value-type="float" office:value="5" calcext:value-type="float">
            <text:p>5</text:p>
          </table:table-cell>
          <table:table-cell table:style-name="ce26" table:formula="of:=COUNTIF([.P25:.S25];&quot;Yes&quot;)+(0.5*COUNTIF([.P25:.S25];&quot;&quot;))+(0.5*COUNTIF([.P25:.S25];&quot;See Note&quot;))+(3*COUNTIF([.O25];&quot;Yes&quot;))" office:value-type="float" office:value="0" calcext:value-type="float">
            <text:p>0</text:p>
          </table:table-cell>
          <table:table-cell table:style-name="ce31" table:formula="of:=(3*COUNTIF([.T25];&quot;No&quot;))+COUNTIF([.W25:.X25];&quot;No&quot;)" office:value-type="float" office:value="4" calcext:value-type="float">
            <text:p>4</text:p>
          </table:table-cell>
          <table:table-cell table:style-name="ce35" table:formula="of:=COUNTIF([.AA25];&quot;No&quot;)+COUNTIF([.AB25];&quot;No&quot;)+(0.5*COUNTIF([.AB25];&quot;See Note&quot;))+(3*COUNTIF([.AC25];&quot;No&quot;))+COUNTIF([.AL25];&quot;Yes&quot;)+(0.5*COUNTIF([.AL25];&quot;Some&quot;))+COUNTIF([.AM25];&quot;Yes&quot;)+(0.5*COUNTIF([.AM25];&quot;Some&quot;))" office:value-type="float" office:value="2.5" calcext:value-type="float">
            <text:p>2.5</text:p>
          </table:table-cell>
          <table:table-cell table:style-name="ce39" table:formula="of:=(IF(OR([.AP25]=&quot;MPPE-128&quot;;[.AP25]=&quot;Blowfish-64&quot;);1;(IF(OR([.AP25]=&quot;See Note&quot;;[.AP25]=&quot;Blowfish-128&quot;);0.5;IF(OR([.AP25]=&quot;AES-128&quot;;[.AP25]=&quot;AES-160&quot;;[.AP25]=&quot;AES-192&quot;;[.AP25]=&quot;AES-256&quot;);0;0)))+(IF(OR([.AQ25]=&quot;MPPE-128&quot;;[.AQ25]=&quot;Blowfish-64&quot;);2;(IF(OR([.AQ25]=&quot;See Note&quot;;[.AQ25]=&quot;Blowfish-128&quot;;[.AQ25]=&quot;&quot;);1;IF(OR([.AQ25]=&quot;AES-128&quot;;[.AQ25]=&quot;AES-160&quot;;[.AQ25]=&quot;AES-192&quot;;[.AQ25]=&quot;AES-256&quot;);0;0)))))))+IF(OR([.AR25]=&quot;MS-CHAPv2&quot;;[.AR25]=&quot;RSA-RC4&quot;;[.AR25]=&quot;RSA-1024&quot;);1;IF(OR([.AR25]=&quot;See Note&quot;;[.AR25]=&quot;&quot;);0.5;IF(OR([.AR25]=&quot;RSA-4096&quot;;[.AR25]=&quot;RSA-2048&quot;;[.AR25]=&quot;DH-2048&quot;;[.AR25]=&quot;CA-4096&quot;);0;0)))+IF(OR([.AS25]=&quot;MS-CHAPv2&quot;;[.AS25]=&quot;RSA-RC4&quot;;[.AS25]=&quot;RSA-1024&quot;);2;IF(OR([.AS25]=&quot;See Note&quot;;[.AS25]=&quot;&quot;);1;IF(OR([.AS25]=&quot;RSA-4096&quot;;[.AS25]=&quot;RSA-2048&quot;;[.AS25]=&quot;DH-2048&quot;);0;0)))" office:value-type="float" office:value="0" calcext:value-type="float">
            <text:p>0</text:p>
          </table:table-cell>
          <table:table-cell table:style-name="ce43" table:formula="of:=IF([.AT25]&lt;3;2;0)+IF([.AU25]&lt;10;1;IF([.AU25]=&quot;&quot;;1;0))+IF([.AV25]&lt;3;2;IF([.AV25]&lt;10;1;IF([.AV25]=&quot;&quot;;1;0)))" office:value-type="float" office:value="1" calcext:value-type="float">
            <text:p>1</text:p>
          </table:table-cell>
          <table:table-cell table:style-name="ce48" table:formula="of:=IF([.AX25]=0;0;IF([.AX25]&lt;5;1;IF([.AX25]&lt;10;2;3)))+IF([.AY25]=0;0;IF([.AY25]&lt;3;1;IF([.AY25]&lt;10;2;3)))+IF([.AZ25]=0;0;IF([.AZ25]&lt;5;1;IF([.AZ25]&lt;10;2;3)))+IF([.BA25]=&quot;A&quot;;0;IF([.BA25]=&quot;A+&quot;;0;IF([.BA25]=&quot;B&quot;;1;5)))+IF([.BB25]=&quot;Self&quot;;0;IF([.BB25]=&quot;CloudFlare&quot;;2;IF([.BB25]=&quot;Incapsula&quot;;2;3)))" office:value-type="float" office:value="4" calcext:value-type="float">
            <text:p>4</text:p>
          </table:table-cell>
          <table:table-cell table:style-name="ce52" table:formula="of:=IF([.BC25]&lt;PricePercentile33;0;IF([.BC25]&lt;PricePercentile66;1;2))+IF([.BD25]&lt;ConPricePercentile33;0;IF([.BD25]&lt;ConPricePercentile66;1;2))+IF([.BE25]=&quot;Free&quot;;0;IF([.BE25]=&quot;Yes&quot;;0;1))+IF([.BF25]=&quot;Free&quot;;0;IF([.BF25]&gt;29;0;IF([.BF25]&gt;13;1;IF([.BF25]&gt;6;2;3))))" office:value-type="float" office:value="2" calcext:value-type="float">
            <text:p>2</text:p>
          </table:table-cell>
          <table:table-cell table:style-name="ce58" table:formula="of:=IF([.BG25]=&quot;Yes&quot;;1;0)+IF([.BH25]=&quot;Yes&quot;;1;0)+IF([.BI25]=&quot;Yes&quot;;1;0)+IF([.BJ25]=&quot;No&quot;;1;IF([.BJ25]=&quot;&quot;;0;IF([.BJ25]=&quot;Some&quot;;0.5;0)))+IF([.BK25]=&quot;No&quot;;1;IF([.BK25]=&quot;&quot;;0;IF([.BK25]=&quot;Some&quot;;0.5;0)))+IF([.BL25]=&quot;No&quot;;1;IF([.BL25]=&quot;&quot;;0;IF([.BL25]=&quot;Some&quot;;0.5;0)))+IF([.BM25]=&quot;&quot;;0;1)+IF([.BN25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office:value-type="string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25]=&quot;Five&quot;);[.AC25]=&quot;Yes&quot;;[.W25]=&quot;Yes&quot;;OR([.T25]=&quot;Email&quot;;[.T25]=&quot;Yes&quot;);[.O2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Some</text:p>
          </table:table-cell>
          <table:table-cell table:style-name="ce161" office:value-type="float" office:value="95.23" calcext:value-type="float">
            <text:p>95.23</text:p>
          </table:table-cell>
          <table:table-cell table:style-name="ce166" office:value-type="float" office:value="13.76" calcext:value-type="float">
            <text:p>13.76</text:p>
          </table:table-cell>
          <table:table-cell table:style-name="ce171" office:value-type="string" calcext:value-type="string">
            <text:p>AES-128</text:p>
          </table:table-cell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192" office:value-type="float" office:value="16" calcext:value-type="float">
            <text:p>16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6" calcext:value-type="float">
            <text:p>6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59" calcext:value-type="float">
            <text:p>$4.59</text:p>
          </table:table-cell>
          <table:table-cell table:style-name="ce235" table:formula="of:=[.BC25]/[.AT25]" office:value-type="float" office:value="1.53" calcext:value-type="float">
            <text:p>$1.5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Celo</text:p>
          </table:table-cell>
          <table:table-cell table:style-name="ce18" table:formula="of:=IF(OR([.M26]=&quot;Five&quot;);3;0)+IF(OR([.M26]=&quot;Not Disclosed&quot;);1.5;0)+IF(OR([.M26]=&quot;Nine&quot;;[.M26]=&quot;Fourteen&quot;;[.M26]=&quot;See Note&quot;;[.M26]=&quot;Cooperative&quot;);1;0)+IF(OR([.N26]=&quot;Yes&quot;);2;0)+IF(OR([.N26]=&quot;Not Disclosed&quot;);1.5;0)+IF(OR([.N26]=&quot;Owned&quot;);1;0)" office:value-type="float" office:value="3" calcext:value-type="float">
            <text:p>3</text:p>
          </table:table-cell>
          <table:table-cell table:style-name="ce26" table:formula="of:=COUNTIF([.P26:.S26];&quot;Yes&quot;)+(0.5*COUNTIF([.P26:.S26];&quot;&quot;))+(0.5*COUNTIF([.P26:.S26];&quot;See Note&quot;))+(3*COUNTIF([.O26];&quot;Yes&quot;))" office:value-type="float" office:value="3" calcext:value-type="float">
            <text:p>3</text:p>
          </table:table-cell>
          <table:table-cell table:style-name="ce31" table:formula="of:=(3*COUNTIF([.T26];&quot;No&quot;))+COUNTIF([.W26:.X26];&quot;No&quot;)" office:value-type="float" office:value="4" calcext:value-type="float">
            <text:p>4</text:p>
          </table:table-cell>
          <table:table-cell table:style-name="ce35" table:formula="of:=COUNTIF([.AA26];&quot;No&quot;)+COUNTIF([.AB26];&quot;No&quot;)+(0.5*COUNTIF([.AB26];&quot;See Note&quot;))+(3*COUNTIF([.AC26];&quot;No&quot;))+COUNTIF([.AL26];&quot;Yes&quot;)+(0.5*COUNTIF([.AL26];&quot;Some&quot;))+COUNTIF([.AM26];&quot;Yes&quot;)+(0.5*COUNTIF([.AM26];&quot;Some&quot;))" office:value-type="float" office:value="1" calcext:value-type="float">
            <text:p>1</text:p>
          </table:table-cell>
          <table:table-cell table:style-name="ce39" table:formula="of:=(IF(OR([.AP26]=&quot;MPPE-128&quot;;[.AP26]=&quot;Blowfish-64&quot;);1;(IF(OR([.AP26]=&quot;See Note&quot;;[.AP26]=&quot;Blowfish-128&quot;);0.5;IF(OR([.AP26]=&quot;AES-128&quot;;[.AP26]=&quot;AES-160&quot;;[.AP26]=&quot;AES-192&quot;;[.AP26]=&quot;AES-256&quot;);0;0)))+(IF(OR([.AQ26]=&quot;MPPE-128&quot;;[.AQ26]=&quot;Blowfish-64&quot;);2;(IF(OR([.AQ26]=&quot;See Note&quot;;[.AQ26]=&quot;Blowfish-128&quot;;[.AQ26]=&quot;&quot;);1;IF(OR([.AQ26]=&quot;AES-128&quot;;[.AQ26]=&quot;AES-160&quot;;[.AQ26]=&quot;AES-192&quot;;[.AQ26]=&quot;AES-256&quot;);0;0)))))))+IF(OR([.AR26]=&quot;MS-CHAPv2&quot;;[.AR26]=&quot;RSA-RC4&quot;;[.AR26]=&quot;RSA-1024&quot;);1;IF(OR([.AR26]=&quot;See Note&quot;;[.AR26]=&quot;&quot;);0.5;IF(OR([.AR26]=&quot;RSA-4096&quot;;[.AR26]=&quot;RSA-2048&quot;;[.AR26]=&quot;DH-2048&quot;;[.AR26]=&quot;CA-4096&quot;);0;0)))+IF(OR([.AS26]=&quot;MS-CHAPv2&quot;;[.AS26]=&quot;RSA-RC4&quot;;[.AS26]=&quot;RSA-1024&quot;);2;IF(OR([.AS26]=&quot;See Note&quot;;[.AS26]=&quot;&quot;);1;IF(OR([.AS26]=&quot;RSA-4096&quot;;[.AS26]=&quot;RSA-2048&quot;;[.AS26]=&quot;DH-2048&quot;);0;0)))" office:value-type="float" office:value="1.5" calcext:value-type="float">
            <text:p>1.5</text:p>
          </table:table-cell>
          <table:table-cell table:style-name="ce43" table:formula="of:=IF([.AT26]&lt;3;2;0)+IF([.AU26]&lt;10;1;IF([.AU26]=&quot;&quot;;1;0))+IF([.AV26]&lt;3;2;IF([.AV26]&lt;10;1;IF([.AV26]=&quot;&quot;;1;0)))" office:value-type="float" office:value="0" calcext:value-type="float">
            <text:p>0</text:p>
          </table:table-cell>
          <table:table-cell table:style-name="ce48" table:formula="of:=IF([.AX26]=0;0;IF([.AX26]&lt;5;1;IF([.AX26]&lt;10;2;3)))+IF([.AY26]=0;0;IF([.AY26]&lt;3;1;IF([.AY26]&lt;10;2;3)))+IF([.AZ26]=0;0;IF([.AZ26]&lt;5;1;IF([.AZ26]&lt;10;2;3)))+IF([.BA26]=&quot;A&quot;;0;IF([.BA26]=&quot;A+&quot;;0;IF([.BA26]=&quot;B&quot;;1;5)))+IF([.BB26]=&quot;Self&quot;;0;IF([.BB26]=&quot;CloudFlare&quot;;2;IF([.BB26]=&quot;Incapsula&quot;;2;3)))" office:value-type="float" office:value="5" calcext:value-type="float">
            <text:p>5</text:p>
          </table:table-cell>
          <table:table-cell table:style-name="ce52" table:formula="of:=IF([.BC26]&lt;PricePercentile33;0;IF([.BC26]&lt;PricePercentile66;1;2))+IF([.BD26]&lt;ConPricePercentile33;0;IF([.BD26]&lt;ConPricePercentile66;1;2))+IF([.BE26]=&quot;Free&quot;;0;IF([.BE26]=&quot;Yes&quot;;0;1))+IF([.BF26]=&quot;Free&quot;;0;IF([.BF26]&gt;29;0;IF([.BF26]&gt;13;1;IF([.BF26]&gt;6;2;3))))" office:value-type="float" office:value="3" calcext:value-type="float">
            <text:p>3</text:p>
          </table:table-cell>
          <table:table-cell table:style-name="ce58" table:formula="of:=IF([.BG26]=&quot;Yes&quot;;1;0)+IF([.BH26]=&quot;Yes&quot;;1;0)+IF([.BI26]=&quot;Yes&quot;;1;0)+IF([.BJ26]=&quot;No&quot;;1;IF([.BJ26]=&quot;&quot;;0;IF([.BJ26]=&quot;Some&quot;;0.5;0)))+IF([.BK26]=&quot;No&quot;;1;IF([.BK26]=&quot;&quot;;0;IF([.BK26]=&quot;Some&quot;;0.5;0)))+IF([.BL26]=&quot;No&quot;;1;IF([.BL26]=&quot;&quot;;0;IF([.BL26]=&quot;Some&quot;;0.5;0)))+IF([.BM26]=&quot;&quot;;0;1)+IF([.BN26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Australia</text:p>
          </table:table-cell>
          <table:table-cell table:style-name="ce75" table:formula="of:=IF(OR([.L26]=&quot;USA&quot;;[.L26]=&quot;UK&quot;;[.L26]=&quot;Canada&quot;;[.L26]=&quot;Australia&quot;;[.L26]=&quot;New Zealand&quot;);&quot;Five&quot;;(IF(OR([.L26]=&quot;Denmark&quot;;[.L26]=&quot;France&quot;;[.L26]=&quot;Netherlands&quot;;[.L26]=&quot;Norway&quot;);&quot;Nine&quot;;IF(OR([.L26]=&quot;Belgium&quot;;[.L26]=&quot;Germany&quot;;[.L26]=&quot;Italy&quot;;[.L26]=&quot;Spain&quot;;[.L26]=&quot;Sweden&quot;);&quot;Fourteen&quot;;IF([.L26]=&quot;&quot;;&quot;Not Disclosed&quot;;IF(OR([.L26]=&quot;British Virgin Islands&quot;;[.L26]=&quot;Gibraltar&quot;;[.L26]=&quot;British Indian Ocean&quot;;[.L2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26]=&quot;Five&quot;);[.AC26]=&quot;Yes&quot;;[.W26]=&quot;Yes&quot;;OR([.T26]=&quot;Email&quot;;[.T26]=&quot;Yes&quot;);[.O26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5" calcext:value-type="float">
            <text:p>$5.50</text:p>
          </table:table-cell>
          <table:table-cell table:style-name="ce235" table:formula="of:=[.BC26]/[.AT26]" office:value-type="float" office:value="1.1" calcext:value-type="float">
            <text:p>$1.1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0" calcext:value-type="float">
            <text:p>1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ChillGlobal</text:p>
          </table:table-cell>
          <table:table-cell table:style-name="ce18" table:formula="of:=IF(OR([.M27]=&quot;Five&quot;);3;0)+IF(OR([.M27]=&quot;Not Disclosed&quot;);1.5;0)+IF(OR([.M27]=&quot;Nine&quot;;[.M27]=&quot;Fourteen&quot;;[.M27]=&quot;See Note&quot;;[.M27]=&quot;Cooperative&quot;);1;0)+IF(OR([.N27]=&quot;Yes&quot;);2;0)+IF(OR([.N27]=&quot;Not Disclosed&quot;);1.5;0)+IF(OR([.N27]=&quot;Owned&quot;);1;0)" office:value-type="float" office:value="1" calcext:value-type="float">
            <text:p>1</text:p>
          </table:table-cell>
          <table:table-cell table:style-name="ce26" table:formula="of:=COUNTIF([.P27:.S27];&quot;Yes&quot;)+(0.5*COUNTIF([.P27:.S27];&quot;&quot;))+(0.5*COUNTIF([.P27:.S27];&quot;See Note&quot;))+(3*COUNTIF([.O27];&quot;Yes&quot;))" office:value-type="float" office:value="2.5" calcext:value-type="float">
            <text:p>2.5</text:p>
          </table:table-cell>
          <table:table-cell table:style-name="ce31" table:formula="of:=(3*COUNTIF([.T27];&quot;No&quot;))+COUNTIF([.W27:.X27];&quot;No&quot;)" office:value-type="float" office:value="5" calcext:value-type="float">
            <text:p>5</text:p>
          </table:table-cell>
          <table:table-cell table:style-name="ce35" table:formula="of:=COUNTIF([.AA27];&quot;No&quot;)+COUNTIF([.AB27];&quot;No&quot;)+(0.5*COUNTIF([.AB27];&quot;See Note&quot;))+(3*COUNTIF([.AC27];&quot;No&quot;))+COUNTIF([.AL27];&quot;Yes&quot;)+(0.5*COUNTIF([.AL27];&quot;Some&quot;))+COUNTIF([.AM27];&quot;Yes&quot;)+(0.5*COUNTIF([.AM27];&quot;Some&quot;))" office:value-type="float" office:value="1" calcext:value-type="float">
            <text:p>1</text:p>
          </table:table-cell>
          <table:table-cell table:style-name="ce39" table:formula="of:=(IF(OR([.AP27]=&quot;MPPE-128&quot;;[.AP27]=&quot;Blowfish-64&quot;);1;(IF(OR([.AP27]=&quot;See Note&quot;;[.AP27]=&quot;Blowfish-128&quot;);0.5;IF(OR([.AP27]=&quot;AES-128&quot;;[.AP27]=&quot;AES-160&quot;;[.AP27]=&quot;AES-192&quot;;[.AP27]=&quot;AES-256&quot;);0;0)))+(IF(OR([.AQ27]=&quot;MPPE-128&quot;;[.AQ27]=&quot;Blowfish-64&quot;);2;(IF(OR([.AQ27]=&quot;See Note&quot;;[.AQ27]=&quot;Blowfish-128&quot;;[.AQ27]=&quot;&quot;);1;IF(OR([.AQ27]=&quot;AES-128&quot;;[.AQ27]=&quot;AES-160&quot;;[.AQ27]=&quot;AES-192&quot;;[.AQ27]=&quot;AES-256&quot;);0;0)))))))+IF(OR([.AR27]=&quot;MS-CHAPv2&quot;;[.AR27]=&quot;RSA-RC4&quot;;[.AR27]=&quot;RSA-1024&quot;);1;IF(OR([.AR27]=&quot;See Note&quot;;[.AR27]=&quot;&quot;);0.5;IF(OR([.AR27]=&quot;RSA-4096&quot;;[.AR27]=&quot;RSA-2048&quot;;[.AR27]=&quot;DH-2048&quot;;[.AR27]=&quot;CA-4096&quot;);0;0)))+IF(OR([.AS27]=&quot;MS-CHAPv2&quot;;[.AS27]=&quot;RSA-RC4&quot;;[.AS27]=&quot;RSA-1024&quot;);2;IF(OR([.AS27]=&quot;See Note&quot;;[.AS27]=&quot;&quot;);1;IF(OR([.AS27]=&quot;RSA-4096&quot;;[.AS27]=&quot;RSA-2048&quot;;[.AS27]=&quot;DH-2048&quot;);0;0)))" office:value-type="float" office:value="2.5" calcext:value-type="float">
            <text:p>2.5</text:p>
          </table:table-cell>
          <table:table-cell table:style-name="ce43" table:formula="of:=IF([.AT27]&lt;3;2;0)+IF([.AU27]&lt;10;1;IF([.AU27]=&quot;&quot;;1;0))+IF([.AV27]&lt;3;2;IF([.AV27]&lt;10;1;IF([.AV27]=&quot;&quot;;1;0)))" office:value-type="float" office:value="4" calcext:value-type="float">
            <text:p>4</text:p>
          </table:table-cell>
          <table:table-cell table:style-name="ce48" table:formula="of:=IF([.AX27]=0;0;IF([.AX27]&lt;5;1;IF([.AX27]&lt;10;2;3)))+IF([.AY27]=0;0;IF([.AY27]&lt;3;1;IF([.AY27]&lt;10;2;3)))+IF([.AZ27]=0;0;IF([.AZ27]&lt;5;1;IF([.AZ27]&lt;10;2;3)))+IF([.BA27]=&quot;A&quot;;0;IF([.BA27]=&quot;A+&quot;;0;IF([.BA27]=&quot;B&quot;;1;5)))+IF([.BB27]=&quot;Self&quot;;0;IF([.BB27]=&quot;CloudFlare&quot;;2;IF([.BB27]=&quot;Incapsula&quot;;2;3)))" office:value-type="float" office:value="13" calcext:value-type="float">
            <text:p>13</text:p>
          </table:table-cell>
          <table:table-cell table:style-name="ce52" table:formula="of:=IF([.BC27]&lt;PricePercentile33;0;IF([.BC27]&lt;PricePercentile66;1;2))+IF([.BD27]&lt;ConPricePercentile33;0;IF([.BD27]&lt;ConPricePercentile66;1;2))+IF([.BE27]=&quot;Free&quot;;0;IF([.BE27]=&quot;Yes&quot;;0;1))+IF([.BF27]=&quot;Free&quot;;0;IF([.BF27]&gt;29;0;IF([.BF27]&gt;13;1;IF([.BF27]&gt;6;2;3))))" office:value-type="float" office:value="5" calcext:value-type="float">
            <text:p>5</text:p>
          </table:table-cell>
          <table:table-cell table:style-name="ce58" table:formula="of:=IF([.BG27]=&quot;Yes&quot;;1;0)+IF([.BH27]=&quot;Yes&quot;;1;0)+IF([.BI27]=&quot;Yes&quot;;1;0)+IF([.BJ27]=&quot;No&quot;;1;IF([.BJ27]=&quot;&quot;;0;IF([.BJ27]=&quot;Some&quot;;0.5;0)))+IF([.BK27]=&quot;No&quot;;1;IF([.BK27]=&quot;&quot;;0;IF([.BK27]=&quot;Some&quot;;0.5;0)))+IF([.BL27]=&quot;No&quot;;1;IF([.BL27]=&quot;&quot;;0;IF([.BL27]=&quot;Some&quot;;0.5;0)))+IF([.BM27]=&quot;&quot;;0;1)+IF([.BN27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Germany</text:p>
          </table:table-cell>
          <table:table-cell table:style-name="ce75" table:formula="of:=IF(OR([.L27]=&quot;USA&quot;;[.L27]=&quot;UK&quot;;[.L27]=&quot;Canada&quot;;[.L27]=&quot;Australia&quot;;[.L27]=&quot;New Zealand&quot;);&quot;Five&quot;;(IF(OR([.L27]=&quot;Denmark&quot;;[.L27]=&quot;France&quot;;[.L27]=&quot;Netherlands&quot;;[.L27]=&quot;Norway&quot;);&quot;Nine&quot;;IF(OR([.L27]=&quot;Belgium&quot;;[.L27]=&quot;Germany&quot;;[.L27]=&quot;Italy&quot;;[.L27]=&quot;Spain&quot;;[.L27]=&quot;Sweden&quot;);&quot;Fourteen&quot;;IF([.L27]=&quot;&quot;;&quot;Not Disclosed&quot;;IF(OR([.L27]=&quot;British Virgin Islands&quot;;[.L27]=&quot;Gibraltar&quot;;[.L27]=&quot;British Indian Ocean&quot;;[.L27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27]=&quot;Five&quot;);[.AC27]=&quot;Yes&quot;;[.W27]=&quot;Yes&quot;;OR([.T27]=&quot;Email&quot;;[.T27]=&quot;Yes&quot;);[.O27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/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5" calcext:value-type="float">
            <text:p>15</text:p>
          </table:table-cell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2" calcext:value-type="float">
            <text:p>12</text:p>
          </table:table-cell>
          <table:table-cell table:style-name="ce219" office:value-type="string" calcext:value-type="string">
            <text:p>T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5.7" calcext:value-type="float">
            <text:p>$5.70</text:p>
          </table:table-cell>
          <table:table-cell table:style-name="ce235" table:formula="of:=[.BC27]/[.AT27]" office:value-type="float" office:value="5.7" calcext:value-type="float">
            <text:p>$5.7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CitizenVPN</text:p>
          </table:table-cell>
          <table:table-cell table:style-name="ce18" table:formula="of:=IF(OR([.M28]=&quot;Five&quot;);3;0)+IF(OR([.M28]=&quot;Not Disclosed&quot;);1.5;0)+IF(OR([.M28]=&quot;Nine&quot;;[.M28]=&quot;Fourteen&quot;;[.M28]=&quot;See Note&quot;;[.M28]=&quot;Cooperative&quot;);1;0)+IF(OR([.N28]=&quot;Yes&quot;);2;0)+IF(OR([.N28]=&quot;Not Disclosed&quot;);1.5;0)+IF(OR([.N28]=&quot;Owned&quot;);1;0)" office:value-type="float" office:value="1" calcext:value-type="float">
            <text:p>1</text:p>
          </table:table-cell>
          <table:table-cell table:style-name="ce26" table:formula="of:=COUNTIF([.P28:.S28];&quot;Yes&quot;)+(0.5*COUNTIF([.P28:.S28];&quot;&quot;))+(0.5*COUNTIF([.P28:.S28];&quot;See Note&quot;))+(3*COUNTIF([.O28];&quot;Yes&quot;))" office:value-type="float" office:value="1.5" calcext:value-type="float">
            <text:p>1.5</text:p>
          </table:table-cell>
          <table:table-cell table:style-name="ce31" table:formula="of:=(3*COUNTIF([.T28];&quot;No&quot;))+COUNTIF([.W28:.X28];&quot;No&quot;)" office:value-type="float" office:value="1" calcext:value-type="float">
            <text:p>1</text:p>
          </table:table-cell>
          <table:table-cell table:style-name="ce35" table:formula="of:=COUNTIF([.AA28];&quot;No&quot;)+COUNTIF([.AB28];&quot;No&quot;)+(0.5*COUNTIF([.AB28];&quot;See Note&quot;))+(3*COUNTIF([.AC28];&quot;No&quot;))+COUNTIF([.AL28];&quot;Yes&quot;)+(0.5*COUNTIF([.AL28];&quot;Some&quot;))+COUNTIF([.AM28];&quot;Yes&quot;)+(0.5*COUNTIF([.AM28];&quot;Some&quot;))" office:value-type="float" office:value="2" calcext:value-type="float">
            <text:p>2</text:p>
          </table:table-cell>
          <table:table-cell table:style-name="ce39" table:formula="of:=(IF(OR([.AP28]=&quot;MPPE-128&quot;;[.AP28]=&quot;Blowfish-64&quot;);1;(IF(OR([.AP28]=&quot;See Note&quot;;[.AP28]=&quot;Blowfish-128&quot;);0.5;IF(OR([.AP28]=&quot;AES-128&quot;;[.AP28]=&quot;AES-160&quot;;[.AP28]=&quot;AES-192&quot;;[.AP28]=&quot;AES-256&quot;);0;0)))+(IF(OR([.AQ28]=&quot;MPPE-128&quot;;[.AQ28]=&quot;Blowfish-64&quot;);2;(IF(OR([.AQ28]=&quot;See Note&quot;;[.AQ28]=&quot;Blowfish-128&quot;;[.AQ28]=&quot;&quot;);1;IF(OR([.AQ28]=&quot;AES-128&quot;;[.AQ28]=&quot;AES-160&quot;;[.AQ28]=&quot;AES-192&quot;;[.AQ28]=&quot;AES-256&quot;);0;0)))))))+IF(OR([.AR28]=&quot;MS-CHAPv2&quot;;[.AR28]=&quot;RSA-RC4&quot;;[.AR28]=&quot;RSA-1024&quot;);1;IF(OR([.AR28]=&quot;See Note&quot;;[.AR28]=&quot;&quot;);0.5;IF(OR([.AR28]=&quot;RSA-4096&quot;;[.AR28]=&quot;RSA-2048&quot;;[.AR28]=&quot;DH-2048&quot;;[.AR28]=&quot;CA-4096&quot;);0;0)))+IF(OR([.AS28]=&quot;MS-CHAPv2&quot;;[.AS28]=&quot;RSA-RC4&quot;;[.AS28]=&quot;RSA-1024&quot;);2;IF(OR([.AS28]=&quot;See Note&quot;;[.AS28]=&quot;&quot;);1;IF(OR([.AS28]=&quot;RSA-4096&quot;;[.AS28]=&quot;RSA-2048&quot;;[.AS28]=&quot;DH-2048&quot;);0;0)))" office:value-type="float" office:value="1.5" calcext:value-type="float">
            <text:p>1.5</text:p>
          </table:table-cell>
          <table:table-cell table:style-name="ce43" table:formula="of:=IF([.AT28]&lt;3;2;0)+IF([.AU28]&lt;10;1;IF([.AU28]=&quot;&quot;;1;0))+IF([.AV28]&lt;3;2;IF([.AV28]&lt;10;1;IF([.AV28]=&quot;&quot;;1;0)))" office:value-type="float" office:value="4" calcext:value-type="float">
            <text:p>4</text:p>
          </table:table-cell>
          <table:table-cell table:style-name="ce48" table:formula="of:=IF([.AX28]=0;0;IF([.AX28]&lt;5;1;IF([.AX28]&lt;10;2;3)))+IF([.AY28]=0;0;IF([.AY28]&lt;3;1;IF([.AY28]&lt;10;2;3)))+IF([.AZ28]=0;0;IF([.AZ28]&lt;5;1;IF([.AZ28]&lt;10;2;3)))+IF([.BA28]=&quot;A&quot;;0;IF([.BA28]=&quot;A+&quot;;0;IF([.BA28]=&quot;B&quot;;1;5)))+IF([.BB28]=&quot;Self&quot;;0;IF([.BB28]=&quot;CloudFlare&quot;;2;IF([.BB28]=&quot;Incapsula&quot;;2;3)))" office:value-type="float" office:value="7" calcext:value-type="float">
            <text:p>7</text:p>
          </table:table-cell>
          <table:table-cell table:style-name="ce52" table:formula="of:=IF([.BC28]&lt;PricePercentile33;0;IF([.BC28]&lt;PricePercentile66;1;2))+IF([.BD28]&lt;ConPricePercentile33;0;IF([.BD28]&lt;ConPricePercentile66;1;2))+IF([.BE28]=&quot;Free&quot;;0;IF([.BE28]=&quot;Yes&quot;;0;1))+IF([.BF28]=&quot;Free&quot;;0;IF([.BF28]&gt;29;0;IF([.BF28]&gt;13;1;IF([.BF28]&gt;6;2;3))))" office:value-type="float" office:value="4" calcext:value-type="float">
            <text:p>4</text:p>
          </table:table-cell>
          <table:table-cell table:style-name="ce58" table:formula="of:=IF([.BG28]=&quot;Yes&quot;;1;0)+IF([.BH28]=&quot;Yes&quot;;1;0)+IF([.BI28]=&quot;Yes&quot;;1;0)+IF([.BJ28]=&quot;No&quot;;1;IF([.BJ28]=&quot;&quot;;0;IF([.BJ28]=&quot;Some&quot;;0.5;0)))+IF([.BK28]=&quot;No&quot;;1;IF([.BK28]=&quot;&quot;;0;IF([.BK28]=&quot;Some&quot;;0.5;0)))+IF([.BL28]=&quot;No&quot;;1;IF([.BL28]=&quot;&quot;;0;IF([.BL28]=&quot;Some&quot;;0.5;0)))+IF([.BM28]=&quot;&quot;;0;1)+IF([.BN28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Denmark</text:p>
          </table:table-cell>
          <table:table-cell table:style-name="ce75" table:formula="of:=IF(OR([.L28]=&quot;USA&quot;;[.L28]=&quot;UK&quot;;[.L28]=&quot;Canada&quot;;[.L28]=&quot;Australia&quot;;[.L28]=&quot;New Zealand&quot;);&quot;Five&quot;;(IF(OR([.L28]=&quot;Denmark&quot;;[.L28]=&quot;France&quot;;[.L28]=&quot;Netherlands&quot;;[.L28]=&quot;Norway&quot;);&quot;Nine&quot;;IF(OR([.L28]=&quot;Belgium&quot;;[.L28]=&quot;Germany&quot;;[.L28]=&quot;Italy&quot;;[.L28]=&quot;Spain&quot;;[.L28]=&quot;Sweden&quot;);&quot;Fourteen&quot;;IF([.L28]=&quot;&quot;;&quot;Not Disclosed&quot;;IF(OR([.L28]=&quot;British Virgin Islands&quot;;[.L28]=&quot;Gibraltar&quot;;[.L28]=&quot;British Indian Ocean&quot;;[.L28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28]=&quot;Five&quot;);[.AC28]=&quot;Yes&quot;;[.W28]=&quot;Yes&quot;;OR([.T28]=&quot;Email&quot;;[.T28]=&quot;Yes&quot;);[.O2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office:value-type="string" calcext:value-type="string">
            <text:p>AES-128</text:p>
          </table:table-cell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2" calcext:value-type="float">
            <text:p>12</text:p>
          </table:table-cell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24" calcext:value-type="float">
            <text:p>$8.24</text:p>
          </table:table-cell>
          <table:table-cell table:style-name="ce235" table:formula="of:=[.BC28]/[.AT28]" office:value-type="float" office:value="8.24" calcext:value-type="float">
            <text:p>$8.24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80" calcext:value-type="float">
            <text:p>18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CloakVPN</text:p>
          </table:table-cell>
          <table:table-cell table:style-name="ce18" table:formula="of:=IF(OR([.M29]=&quot;Five&quot;);3;0)+IF(OR([.M29]=&quot;Not Disclosed&quot;);1.5;0)+IF(OR([.M29]=&quot;Nine&quot;;[.M29]=&quot;Fourteen&quot;;[.M29]=&quot;See Note&quot;;[.M29]=&quot;Cooperative&quot;);1;0)+IF(OR([.N29]=&quot;Yes&quot;);2;0)+IF(OR([.N29]=&quot;Not Disclosed&quot;);1.5;0)+IF(OR([.N29]=&quot;Owned&quot;);1;0)" office:value-type="float" office:value="5" calcext:value-type="float">
            <text:p>5</text:p>
          </table:table-cell>
          <table:table-cell table:style-name="ce26" table:formula="of:=COUNTIF([.P29:.S29];&quot;Yes&quot;)+(0.5*COUNTIF([.P29:.S29];&quot;&quot;))+(0.5*COUNTIF([.P29:.S29];&quot;See Note&quot;))+(3*COUNTIF([.O29];&quot;Yes&quot;))" office:value-type="float" office:value="0" calcext:value-type="float">
            <text:p>0</text:p>
          </table:table-cell>
          <table:table-cell table:style-name="ce31" table:formula="of:=(3*COUNTIF([.T29];&quot;No&quot;))+COUNTIF([.W29:.X29];&quot;No&quot;)" office:value-type="float" office:value="1" calcext:value-type="float">
            <text:p>1</text:p>
          </table:table-cell>
          <table:table-cell table:style-name="ce35" table:formula="of:=COUNTIF([.AA29];&quot;No&quot;)+COUNTIF([.AB29];&quot;No&quot;)+(0.5*COUNTIF([.AB29];&quot;See Note&quot;))+(3*COUNTIF([.AC29];&quot;No&quot;))+COUNTIF([.AL29];&quot;Yes&quot;)+(0.5*COUNTIF([.AL29];&quot;Some&quot;))+COUNTIF([.AM29];&quot;Yes&quot;)+(0.5*COUNTIF([.AM29];&quot;Some&quot;))" office:value-type="float" office:value="2" calcext:value-type="float">
            <text:p>2</text:p>
          </table:table-cell>
          <table:table-cell table:style-name="ce39" table:formula="of:=(IF(OR([.AP29]=&quot;MPPE-128&quot;;[.AP29]=&quot;Blowfish-64&quot;);1;(IF(OR([.AP29]=&quot;See Note&quot;;[.AP29]=&quot;Blowfish-128&quot;);0.5;IF(OR([.AP29]=&quot;AES-128&quot;;[.AP29]=&quot;AES-160&quot;;[.AP29]=&quot;AES-192&quot;;[.AP29]=&quot;AES-256&quot;);0;0)))+(IF(OR([.AQ29]=&quot;MPPE-128&quot;;[.AQ29]=&quot;Blowfish-64&quot;);2;(IF(OR([.AQ29]=&quot;See Note&quot;;[.AQ29]=&quot;Blowfish-128&quot;;[.AQ29]=&quot;&quot;);1;IF(OR([.AQ29]=&quot;AES-128&quot;;[.AQ29]=&quot;AES-160&quot;;[.AQ29]=&quot;AES-192&quot;;[.AQ29]=&quot;AES-256&quot;);0;0)))))))+IF(OR([.AR29]=&quot;MS-CHAPv2&quot;;[.AR29]=&quot;RSA-RC4&quot;;[.AR29]=&quot;RSA-1024&quot;);1;IF(OR([.AR29]=&quot;See Note&quot;;[.AR29]=&quot;&quot;);0.5;IF(OR([.AR29]=&quot;RSA-4096&quot;;[.AR29]=&quot;RSA-2048&quot;;[.AR29]=&quot;DH-2048&quot;;[.AR29]=&quot;CA-4096&quot;);0;0)))+IF(OR([.AS29]=&quot;MS-CHAPv2&quot;;[.AS29]=&quot;RSA-RC4&quot;;[.AS29]=&quot;RSA-1024&quot;);2;IF(OR([.AS29]=&quot;See Note&quot;;[.AS29]=&quot;&quot;);1;IF(OR([.AS29]=&quot;RSA-4096&quot;;[.AS29]=&quot;RSA-2048&quot;;[.AS29]=&quot;DH-2048&quot;);0;0)))" office:value-type="float" office:value="2.5" calcext:value-type="float">
            <text:p>2.5</text:p>
          </table:table-cell>
          <table:table-cell table:style-name="ce43" table:formula="of:=IF([.AT29]&lt;3;2;0)+IF([.AU29]&lt;10;1;IF([.AU29]=&quot;&quot;;1;0))+IF([.AV29]&lt;3;2;IF([.AV29]&lt;10;1;IF([.AV29]=&quot;&quot;;1;0)))" office:value-type="float" office:value="5" calcext:value-type="float">
            <text:p>5</text:p>
          </table:table-cell>
          <table:table-cell table:style-name="ce48" table:formula="of:=IF([.AX29]=0;0;IF([.AX29]&lt;5;1;IF([.AX29]&lt;10;2;3)))+IF([.AY29]=0;0;IF([.AY29]&lt;3;1;IF([.AY29]&lt;10;2;3)))+IF([.AZ29]=0;0;IF([.AZ29]&lt;5;1;IF([.AZ29]&lt;10;2;3)))+IF([.BA29]=&quot;A&quot;;0;IF([.BA29]=&quot;A+&quot;;0;IF([.BA29]=&quot;B&quot;;1;5)))+IF([.BB29]=&quot;Self&quot;;0;IF([.BB29]=&quot;CloudFlare&quot;;2;IF([.BB29]=&quot;Incapsula&quot;;2;3)))" office:value-type="float" office:value="8" calcext:value-type="float">
            <text:p>8</text:p>
          </table:table-cell>
          <table:table-cell table:style-name="ce52" table:formula="of:=IF([.BC29]&lt;PricePercentile33;0;IF([.BC29]&lt;PricePercentile66;1;2))+IF([.BD29]&lt;ConPricePercentile33;0;IF([.BD29]&lt;ConPricePercentile66;1;2))+IF([.BE29]=&quot;Free&quot;;0;IF([.BE29]=&quot;Yes&quot;;0;1))+IF([.BF29]=&quot;Free&quot;;0;IF([.BF29]&gt;29;0;IF([.BF29]&gt;13;1;IF([.BF29]&gt;6;2;3))))" office:value-type="float" office:value="7" calcext:value-type="float">
            <text:p>7</text:p>
          </table:table-cell>
          <table:table-cell table:style-name="ce58" table:formula="of:=IF([.BG29]=&quot;Yes&quot;;1;0)+IF([.BH29]=&quot;Yes&quot;;1;0)+IF([.BI29]=&quot;Yes&quot;;1;0)+IF([.BJ29]=&quot;No&quot;;1;IF([.BJ29]=&quot;&quot;;0;IF([.BJ29]=&quot;Some&quot;;0.5;0)))+IF([.BK29]=&quot;No&quot;;1;IF([.BK29]=&quot;&quot;;0;IF([.BK29]=&quot;Some&quot;;0.5;0)))+IF([.BL29]=&quot;No&quot;;1;IF([.BL29]=&quot;&quot;;0;IF([.BL29]=&quot;Some&quot;;0.5;0)))+IF([.BM29]=&quot;&quot;;0;1)+IF([.BN2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office:value-type="string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29]=&quot;Five&quot;);[.AC29]=&quot;Yes&quot;;[.W29]=&quot;Yes&quot;;OR([.T29]=&quot;Email&quot;;[.T29]=&quot;Yes&quot;);[.O2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" calcext:value-type="float">
            <text:p>$5.00</text:p>
          </table:table-cell>
          <table:table-cell table:style-name="ce235" table:formula="of:=[.BC29]/[.AT29]" office:value-type="float" office:value="5" calcext:value-type="float">
            <text:p>$5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CrypticVPN</text:p>
          </table:table-cell>
          <table:table-cell table:style-name="ce18" table:formula="of:=IF(OR([.M30]=&quot;Five&quot;);3;0)+IF(OR([.M30]=&quot;Not Disclosed&quot;);1.5;0)+IF(OR([.M30]=&quot;Nine&quot;;[.M30]=&quot;Fourteen&quot;;[.M30]=&quot;See Note&quot;;[.M30]=&quot;Cooperative&quot;);1;0)+IF(OR([.N30]=&quot;Yes&quot;);2;0)+IF(OR([.N30]=&quot;Not Disclosed&quot;);1.5;0)+IF(OR([.N30]=&quot;Owned&quot;);1;0)" office:value-type="float" office:value="5" calcext:value-type="float">
            <text:p>5</text:p>
          </table:table-cell>
          <table:table-cell table:style-name="ce26" table:formula="of:=COUNTIF([.P30:.S30];&quot;Yes&quot;)+(0.5*COUNTIF([.P30:.S30];&quot;&quot;))+(0.5*COUNTIF([.P30:.S30];&quot;See Note&quot;))+(3*COUNTIF([.O30];&quot;Yes&quot;))" office:value-type="float" office:value="0.5" calcext:value-type="float">
            <text:p>0.5</text:p>
          </table:table-cell>
          <table:table-cell table:style-name="ce31" table:formula="of:=(3*COUNTIF([.T30];&quot;No&quot;))+COUNTIF([.W30:.X30];&quot;No&quot;)" office:value-type="float" office:value="1" calcext:value-type="float">
            <text:p>1</text:p>
          </table:table-cell>
          <table:table-cell table:style-name="ce35" table:formula="of:=COUNTIF([.AA30];&quot;No&quot;)+COUNTIF([.AB30];&quot;No&quot;)+(0.5*COUNTIF([.AB30];&quot;See Note&quot;))+(3*COUNTIF([.AC30];&quot;No&quot;))+COUNTIF([.AL30];&quot;Yes&quot;)+(0.5*COUNTIF([.AL30];&quot;Some&quot;))+COUNTIF([.AM30];&quot;Yes&quot;)+(0.5*COUNTIF([.AM30];&quot;Some&quot;))" office:value-type="float" office:value="2" calcext:value-type="float">
            <text:p>2</text:p>
          </table:table-cell>
          <table:table-cell table:style-name="ce39" table:formula="of:=(IF(OR([.AP30]=&quot;MPPE-128&quot;;[.AP30]=&quot;Blowfish-64&quot;);1;(IF(OR([.AP30]=&quot;See Note&quot;;[.AP30]=&quot;Blowfish-128&quot;);0.5;IF(OR([.AP30]=&quot;AES-128&quot;;[.AP30]=&quot;AES-160&quot;;[.AP30]=&quot;AES-192&quot;;[.AP30]=&quot;AES-256&quot;);0;0)))+(IF(OR([.AQ30]=&quot;MPPE-128&quot;;[.AQ30]=&quot;Blowfish-64&quot;);2;(IF(OR([.AQ30]=&quot;See Note&quot;;[.AQ30]=&quot;Blowfish-128&quot;;[.AQ30]=&quot;&quot;);1;IF(OR([.AQ30]=&quot;AES-128&quot;;[.AQ30]=&quot;AES-160&quot;;[.AQ30]=&quot;AES-192&quot;;[.AQ30]=&quot;AES-256&quot;);0;0)))))))+IF(OR([.AR30]=&quot;MS-CHAPv2&quot;;[.AR30]=&quot;RSA-RC4&quot;;[.AR30]=&quot;RSA-1024&quot;);1;IF(OR([.AR30]=&quot;See Note&quot;;[.AR30]=&quot;&quot;);0.5;IF(OR([.AR30]=&quot;RSA-4096&quot;;[.AR30]=&quot;RSA-2048&quot;;[.AR30]=&quot;DH-2048&quot;;[.AR30]=&quot;CA-4096&quot;);0;0)))+IF(OR([.AS30]=&quot;MS-CHAPv2&quot;;[.AS30]=&quot;RSA-RC4&quot;;[.AS30]=&quot;RSA-1024&quot;);2;IF(OR([.AS30]=&quot;See Note&quot;;[.AS30]=&quot;&quot;);1;IF(OR([.AS30]=&quot;RSA-4096&quot;;[.AS30]=&quot;RSA-2048&quot;;[.AS30]=&quot;DH-2048&quot;);0;0)))" office:value-type="float" office:value="2.5" calcext:value-type="float">
            <text:p>2.5</text:p>
          </table:table-cell>
          <table:table-cell table:style-name="ce43" table:formula="of:=IF([.AT30]&lt;3;2;0)+IF([.AU30]&lt;10;1;IF([.AU30]=&quot;&quot;;1;0))+IF([.AV30]&lt;3;2;IF([.AV30]&lt;10;1;IF([.AV30]=&quot;&quot;;1;0)))" office:value-type="float" office:value="2" calcext:value-type="float">
            <text:p>2</text:p>
          </table:table-cell>
          <table:table-cell table:style-name="ce48" table:formula="of:=IF([.AX30]=0;0;IF([.AX30]&lt;5;1;IF([.AX30]&lt;10;2;3)))+IF([.AY30]=0;0;IF([.AY30]&lt;3;1;IF([.AY30]&lt;10;2;3)))+IF([.AZ30]=0;0;IF([.AZ30]&lt;5;1;IF([.AZ30]&lt;10;2;3)))+IF([.BA30]=&quot;A&quot;;0;IF([.BA30]=&quot;A+&quot;;0;IF([.BA30]=&quot;B&quot;;1;5)))+IF([.BB30]=&quot;Self&quot;;0;IF([.BB30]=&quot;CloudFlare&quot;;2;IF([.BB30]=&quot;Incapsula&quot;;2;3)))" office:value-type="float" office:value="3" calcext:value-type="float">
            <text:p>3</text:p>
          </table:table-cell>
          <table:table-cell table:style-name="ce52" table:formula="of:=IF([.BC30]&lt;PricePercentile33;0;IF([.BC30]&lt;PricePercentile66;1;2))+IF([.BD30]&lt;ConPricePercentile33;0;IF([.BD30]&lt;ConPricePercentile66;1;2))+IF([.BE30]=&quot;Free&quot;;0;IF([.BE30]=&quot;Yes&quot;;0;1))+IF([.BF30]=&quot;Free&quot;;0;IF([.BF30]&gt;29;0;IF([.BF30]&gt;13;1;IF([.BF30]&gt;6;2;3))))" office:value-type="float" office:value="5" calcext:value-type="float">
            <text:p>5</text:p>
          </table:table-cell>
          <table:table-cell table:style-name="ce58" table:formula="of:=IF([.BG30]=&quot;Yes&quot;;1;0)+IF([.BH30]=&quot;Yes&quot;;1;0)+IF([.BI30]=&quot;Yes&quot;;1;0)+IF([.BJ30]=&quot;No&quot;;1;IF([.BJ30]=&quot;&quot;;0;IF([.BJ30]=&quot;Some&quot;;0.5;0)))+IF([.BK30]=&quot;No&quot;;1;IF([.BK30]=&quot;&quot;;0;IF([.BK30]=&quot;Some&quot;;0.5;0)))+IF([.BL30]=&quot;No&quot;;1;IF([.BL30]=&quot;&quot;;0;IF([.BL30]=&quot;Some&quot;;0.5;0)))+IF([.BM30]=&quot;&quot;;0;1)+IF([.BN30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30]=&quot;USA&quot;;[.L30]=&quot;UK&quot;;[.L30]=&quot;Canada&quot;;[.L30]=&quot;Australia&quot;;[.L30]=&quot;New Zealand&quot;);&quot;Five&quot;;(IF(OR([.L30]=&quot;Denmark&quot;;[.L30]=&quot;France&quot;;[.L30]=&quot;Netherlands&quot;;[.L30]=&quot;Norway&quot;);&quot;Nine&quot;;IF(OR([.L30]=&quot;Belgium&quot;;[.L30]=&quot;Germany&quot;;[.L30]=&quot;Italy&quot;;[.L30]=&quot;Spain&quot;;[.L30]=&quot;Sweden&quot;);&quot;Fourteen&quot;;IF([.L30]=&quot;&quot;;&quot;Not Disclosed&quot;;IF(OR([.L30]=&quot;British Virgin Islands&quot;;[.L30]=&quot;Gibraltar&quot;;[.L30]=&quot;British Indian Ocean&quot;;[.L30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30]=&quot;Five&quot;);[.AC30]=&quot;Yes&quot;;[.W30]=&quot;Yes&quot;;OR([.T30]=&quot;Email&quot;;[.T30]=&quot;Yes&quot;);[.O30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/>
          <table:table-cell table:style-name="ce161" office:value-type="float" office:value="83.96" calcext:value-type="float">
            <text:p>83.96</text:p>
          </table:table-cell>
          <table:table-cell table:style-name="ce166" office:value-type="float" office:value="8.88" calcext:value-type="float">
            <text:p>8.88</text:p>
          </table:table-cell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5" calcext:value-type="float">
            <text:p>15</text:p>
          </table:table-cell>
          <table:table-cell table:style-name="ce192" office:value-type="float" office:value="18" calcext:value-type="float">
            <text:p>18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2.09" calcext:value-type="float">
            <text:p>$2.09</text:p>
          </table:table-cell>
          <table:table-cell table:style-name="ce235" table:formula="of:=[.BC30]/[.AT30]" office:value-type="float" office:value="2.09" calcext:value-type="float">
            <text:p>$2.0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CryptoHippie</text:p>
          </table:table-cell>
          <table:table-cell table:style-name="ce18" table:formula="of:=IF(OR([.M31]=&quot;Five&quot;);3;0)+IF(OR([.M31]=&quot;Not Disclosed&quot;);1.5;0)+IF(OR([.M31]=&quot;Nine&quot;;[.M31]=&quot;Fourteen&quot;;[.M31]=&quot;See Note&quot;;[.M31]=&quot;Cooperative&quot;);1;0)+IF(OR([.N31]=&quot;Yes&quot;);2;0)+IF(OR([.N31]=&quot;Not Disclosed&quot;);1.5;0)+IF(OR([.N31]=&quot;Owned&quot;);1;0)" office:value-type="float" office:value="5" calcext:value-type="float">
            <text:p>5</text:p>
          </table:table-cell>
          <table:table-cell table:style-name="ce26" table:formula="of:=COUNTIF([.P31:.S31];&quot;Yes&quot;)+(0.5*COUNTIF([.P31:.S31];&quot;&quot;))+(0.5*COUNTIF([.P31:.S31];&quot;See Note&quot;))+(3*COUNTIF([.O31];&quot;Yes&quot;))" office:value-type="float" office:value="2" calcext:value-type="float">
            <text:p>2</text:p>
          </table:table-cell>
          <table:table-cell table:style-name="ce31" table:formula="of:=(3*COUNTIF([.T31];&quot;No&quot;))+COUNTIF([.W31:.X31];&quot;No&quot;)" office:value-type="float" office:value="0" calcext:value-type="float">
            <text:p>0</text:p>
          </table:table-cell>
          <table:table-cell table:style-name="ce35" table:formula="of:=COUNTIF([.AA31];&quot;No&quot;)+COUNTIF([.AB31];&quot;No&quot;)+(0.5*COUNTIF([.AB31];&quot;See Note&quot;))+(3*COUNTIF([.AC31];&quot;No&quot;))+COUNTIF([.AL31];&quot;Yes&quot;)+(0.5*COUNTIF([.AL31];&quot;Some&quot;))+COUNTIF([.AM31];&quot;Yes&quot;)+(0.5*COUNTIF([.AM31];&quot;Some&quot;))" office:value-type="float" office:value="1.5" calcext:value-type="float">
            <text:p>1.5</text:p>
          </table:table-cell>
          <table:table-cell table:style-name="ce39" table:formula="of:=(IF(OR([.AP31]=&quot;MPPE-128&quot;;[.AP31]=&quot;Blowfish-64&quot;);1;(IF(OR([.AP31]=&quot;See Note&quot;;[.AP31]=&quot;Blowfish-128&quot;);0.5;IF(OR([.AP31]=&quot;AES-128&quot;;[.AP31]=&quot;AES-160&quot;;[.AP31]=&quot;AES-192&quot;;[.AP31]=&quot;AES-256&quot;);0;0)))+(IF(OR([.AQ31]=&quot;MPPE-128&quot;;[.AQ31]=&quot;Blowfish-64&quot;);2;(IF(OR([.AQ31]=&quot;See Note&quot;;[.AQ31]=&quot;Blowfish-128&quot;;[.AQ31]=&quot;&quot;);1;IF(OR([.AQ31]=&quot;AES-128&quot;;[.AQ31]=&quot;AES-160&quot;;[.AQ31]=&quot;AES-192&quot;;[.AQ31]=&quot;AES-256&quot;);0;0)))))))+IF(OR([.AR31]=&quot;MS-CHAPv2&quot;;[.AR31]=&quot;RSA-RC4&quot;;[.AR31]=&quot;RSA-1024&quot;);1;IF(OR([.AR31]=&quot;See Note&quot;;[.AR31]=&quot;&quot;);0.5;IF(OR([.AR31]=&quot;RSA-4096&quot;;[.AR31]=&quot;RSA-2048&quot;;[.AR31]=&quot;DH-2048&quot;;[.AR31]=&quot;CA-4096&quot;);0;0)))+IF(OR([.AS31]=&quot;MS-CHAPv2&quot;;[.AS31]=&quot;RSA-RC4&quot;;[.AS31]=&quot;RSA-1024&quot;);2;IF(OR([.AS31]=&quot;See Note&quot;;[.AS31]=&quot;&quot;);1;IF(OR([.AS31]=&quot;RSA-4096&quot;;[.AS31]=&quot;RSA-2048&quot;;[.AS31]=&quot;DH-2048&quot;);0;0)))" office:value-type="float" office:value="0" calcext:value-type="float">
            <text:p>0</text:p>
          </table:table-cell>
          <table:table-cell table:style-name="ce43" table:formula="of:=IF([.AT31]&lt;3;2;0)+IF([.AU31]&lt;10;1;IF([.AU31]=&quot;&quot;;1;0))+IF([.AV31]&lt;3;2;IF([.AV31]&lt;10;1;IF([.AV31]=&quot;&quot;;1;0)))" office:value-type="float" office:value="3" calcext:value-type="float">
            <text:p>3</text:p>
          </table:table-cell>
          <table:table-cell table:style-name="ce48" table:formula="of:=IF([.AX31]=0;0;IF([.AX31]&lt;5;1;IF([.AX31]&lt;10;2;3)))+IF([.AY31]=0;0;IF([.AY31]&lt;3;1;IF([.AY31]&lt;10;2;3)))+IF([.AZ31]=0;0;IF([.AZ31]&lt;5;1;IF([.AZ31]&lt;10;2;3)))+IF([.BA31]=&quot;A&quot;;0;IF([.BA31]=&quot;A+&quot;;0;IF([.BA31]=&quot;B&quot;;1;5)))+IF([.BB31]=&quot;Self&quot;;0;IF([.BB31]=&quot;CloudFlare&quot;;2;IF([.BB31]=&quot;Incapsula&quot;;2;3)))" office:value-type="float" office:value="1" calcext:value-type="float">
            <text:p>1</text:p>
          </table:table-cell>
          <table:table-cell table:style-name="ce52" table:formula="of:=IF([.BC31]&lt;PricePercentile33;0;IF([.BC31]&lt;PricePercentile66;1;2))+IF([.BD31]&lt;ConPricePercentile33;0;IF([.BD31]&lt;ConPricePercentile66;1;2))+IF([.BE31]=&quot;Free&quot;;0;IF([.BE31]=&quot;Yes&quot;;0;1))+IF([.BF31]=&quot;Free&quot;;0;IF([.BF31]&gt;29;0;IF([.BF31]&gt;13;1;IF([.BF31]&gt;6;2;3))))" office:value-type="float" office:value="5" calcext:value-type="float">
            <text:p>5</text:p>
          </table:table-cell>
          <table:table-cell table:style-name="ce58" table:formula="of:=IF([.BG31]=&quot;Yes&quot;;1;0)+IF([.BH31]=&quot;Yes&quot;;1;0)+IF([.BI31]=&quot;Yes&quot;;1;0)+IF([.BJ31]=&quot;No&quot;;1;IF([.BJ31]=&quot;&quot;;0;IF([.BJ31]=&quot;Some&quot;;0.5;0)))+IF([.BK31]=&quot;No&quot;;1;IF([.BK31]=&quot;&quot;;0;IF([.BK31]=&quot;Some&quot;;0.5;0)))+IF([.BL31]=&quot;No&quot;;1;IF([.BL31]=&quot;&quot;;0;IF([.BL31]=&quot;Some&quot;;0.5;0)))+IF([.BM31]=&quot;&quot;;0;1)+IF([.BN31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31]=&quot;USA&quot;;[.L31]=&quot;UK&quot;;[.L31]=&quot;Canada&quot;;[.L31]=&quot;Australia&quot;;[.L31]=&quot;New Zealand&quot;);&quot;Five&quot;;(IF(OR([.L31]=&quot;Denmark&quot;;[.L31]=&quot;France&quot;;[.L31]=&quot;Netherlands&quot;;[.L31]=&quot;Norway&quot;);&quot;Nine&quot;;IF(OR([.L31]=&quot;Belgium&quot;;[.L31]=&quot;Germany&quot;;[.L31]=&quot;Italy&quot;;[.L31]=&quot;Spain&quot;;[.L31]=&quot;Sweden&quot;);&quot;Fourteen&quot;;IF([.L31]=&quot;&quot;;&quot;Not Disclosed&quot;;IF(OR([.L31]=&quot;British Virgin Islands&quot;;[.L31]=&quot;Gibraltar&quot;;[.L31]=&quot;British Indian Ocean&quot;;[.L31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See Note</text:p>
          </table:table-cell>
          <table:table-cell table:style-name="ce92" office:value-type="string" calcext:value-type="string">
            <text:p>No</text:p>
          </table:table-cell>
          <table:table-cell table:style-name="ce97"/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31]=&quot;Five&quot;);[.AC31]=&quot;Yes&quot;;[.W31]=&quot;Yes&quot;;OR([.T31]=&quot;Email&quot;;[.T31]=&quot;Yes&quot;);[.O31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table:number-columns-repeated="5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 office:value-type="float" office:value="12" calcext:value-type="float">
            <text:p>12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2.92" calcext:value-type="float">
            <text:p>$22.92</text:p>
          </table:table-cell>
          <table:table-cell table:style-name="ce235" table:formula="of:=[.BC31]/[.AT31]" office:value-type="float" office:value="22.92" calcext:value-type="float">
            <text:p>$22.9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CryptoStorm</text:p>
          </table:table-cell>
          <table:table-cell table:style-name="ce18" table:formula="of:=IF(OR([.M32]=&quot;Five&quot;);3;0)+IF(OR([.M32]=&quot;Not Disclosed&quot;);1.5;0)+IF(OR([.M32]=&quot;Nine&quot;;[.M32]=&quot;Fourteen&quot;;[.M32]=&quot;See Note&quot;;[.M32]=&quot;Cooperative&quot;);1;0)+IF(OR([.N32]=&quot;Yes&quot;);2;0)+IF(OR([.N32]=&quot;Not Disclosed&quot;);1.5;0)+IF(OR([.N32]=&quot;Owned&quot;);1;0)" office:value-type="float" office:value="1" calcext:value-type="float">
            <text:p>1</text:p>
          </table:table-cell>
          <table:table-cell table:style-name="ce26" table:formula="of:=COUNTIF([.P32:.S32];&quot;Yes&quot;)+(0.5*COUNTIF([.P32:.S32];&quot;&quot;))+(0.5*COUNTIF([.P32:.S32];&quot;See Note&quot;))+(3*COUNTIF([.O32];&quot;Yes&quot;))" office:value-type="float" office:value="1.5" calcext:value-type="float">
            <text:p>1.5</text:p>
          </table:table-cell>
          <table:table-cell table:style-name="ce31" table:formula="of:=(3*COUNTIF([.T32];&quot;No&quot;))+COUNTIF([.W32:.X32];&quot;No&quot;)" office:value-type="float" office:value="0" calcext:value-type="float">
            <text:p>0</text:p>
          </table:table-cell>
          <table:table-cell table:style-name="ce35" table:formula="of:=COUNTIF([.AA32];&quot;No&quot;)+COUNTIF([.AB32];&quot;No&quot;)+(0.5*COUNTIF([.AB32];&quot;See Note&quot;))+(3*COUNTIF([.AC32];&quot;No&quot;))+COUNTIF([.AL32];&quot;Yes&quot;)+(0.5*COUNTIF([.AL32];&quot;Some&quot;))+COUNTIF([.AM32];&quot;Yes&quot;)+(0.5*COUNTIF([.AM32];&quot;Some&quot;))" office:value-type="float" office:value="0" calcext:value-type="float">
            <text:p>0</text:p>
          </table:table-cell>
          <table:table-cell table:style-name="ce39" table:formula="of:=(IF(OR([.AP32]=&quot;MPPE-128&quot;;[.AP32]=&quot;Blowfish-64&quot;);1;(IF(OR([.AP32]=&quot;See Note&quot;;[.AP32]=&quot;Blowfish-128&quot;);0.5;IF(OR([.AP32]=&quot;AES-128&quot;;[.AP32]=&quot;AES-160&quot;;[.AP32]=&quot;AES-192&quot;;[.AP32]=&quot;AES-256&quot;);0;0)))+(IF(OR([.AQ32]=&quot;MPPE-128&quot;;[.AQ32]=&quot;Blowfish-64&quot;);2;(IF(OR([.AQ32]=&quot;See Note&quot;;[.AQ32]=&quot;Blowfish-128&quot;;[.AQ32]=&quot;&quot;);1;IF(OR([.AQ32]=&quot;AES-128&quot;;[.AQ32]=&quot;AES-160&quot;;[.AQ32]=&quot;AES-192&quot;;[.AQ32]=&quot;AES-256&quot;);0;0)))))))+IF(OR([.AR32]=&quot;MS-CHAPv2&quot;;[.AR32]=&quot;RSA-RC4&quot;;[.AR32]=&quot;RSA-1024&quot;);1;IF(OR([.AR32]=&quot;See Note&quot;;[.AR32]=&quot;&quot;);0.5;IF(OR([.AR32]=&quot;RSA-4096&quot;;[.AR32]=&quot;RSA-2048&quot;;[.AR32]=&quot;DH-2048&quot;;[.AR32]=&quot;CA-4096&quot;);0;0)))+IF(OR([.AS32]=&quot;MS-CHAPv2&quot;;[.AS32]=&quot;RSA-RC4&quot;;[.AS32]=&quot;RSA-1024&quot;);2;IF(OR([.AS32]=&quot;See Note&quot;;[.AS32]=&quot;&quot;);1;IF(OR([.AS32]=&quot;RSA-4096&quot;;[.AS32]=&quot;RSA-2048&quot;;[.AS32]=&quot;DH-2048&quot;);0;0)))" office:value-type="float" office:value="1.5" calcext:value-type="float">
            <text:p>1.5</text:p>
          </table:table-cell>
          <table:table-cell table:style-name="ce43" table:formula="of:=IF([.AT32]&lt;3;2;0)+IF([.AU32]&lt;10;1;IF([.AU32]=&quot;&quot;;1;0))+IF([.AV32]&lt;3;2;IF([.AV32]&lt;10;1;IF([.AV32]=&quot;&quot;;1;0)))" office:value-type="float" office:value="2" calcext:value-type="float">
            <text:p>2</text:p>
          </table:table-cell>
          <table:table-cell table:style-name="ce48" table:formula="of:=IF([.AX32]=0;0;IF([.AX32]&lt;5;1;IF([.AX32]&lt;10;2;3)))+IF([.AY32]=0;0;IF([.AY32]&lt;3;1;IF([.AY32]&lt;10;2;3)))+IF([.AZ32]=0;0;IF([.AZ32]&lt;5;1;IF([.AZ32]&lt;10;2;3)))+IF([.BA32]=&quot;A&quot;;0;IF([.BA32]=&quot;A+&quot;;0;IF([.BA32]=&quot;B&quot;;1;5)))+IF([.BB32]=&quot;Self&quot;;0;IF([.BB32]=&quot;CloudFlare&quot;;2;IF([.BB32]=&quot;Incapsula&quot;;2;3)))" office:value-type="float" office:value="4" calcext:value-type="float">
            <text:p>4</text:p>
          </table:table-cell>
          <table:table-cell table:style-name="ce52" table:formula="of:=IF([.BC32]&lt;PricePercentile33;0;IF([.BC32]&lt;PricePercentile66;1;2))+IF([.BD32]&lt;ConPricePercentile33;0;IF([.BD32]&lt;ConPricePercentile66;1;2))+IF([.BE32]=&quot;Free&quot;;0;IF([.BE32]=&quot;Yes&quot;;0;1))+IF([.BF32]=&quot;Free&quot;;0;IF([.BF32]&gt;29;0;IF([.BF32]&gt;13;1;IF([.BF32]&gt;6;2;3))))" office:value-type="float" office:value="4" calcext:value-type="float">
            <text:p>4</text:p>
          </table:table-cell>
          <table:table-cell table:style-name="ce58" table:formula="of:=IF([.BG32]=&quot;Yes&quot;;1;0)+IF([.BH32]=&quot;Yes&quot;;1;0)+IF([.BI32]=&quot;Yes&quot;;1;0)+IF([.BJ32]=&quot;No&quot;;1;IF([.BJ32]=&quot;&quot;;0;IF([.BJ32]=&quot;Some&quot;;0.5;0)))+IF([.BK32]=&quot;No&quot;;1;IF([.BK32]=&quot;&quot;;0;IF([.BK32]=&quot;Some&quot;;0.5;0)))+IF([.BL32]=&quot;No&quot;;1;IF([.BL32]=&quot;&quot;;0;IF([.BL32]=&quot;Some&quot;;0.5;0)))+IF([.BM32]=&quot;&quot;;0;1)+IF([.BN32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Iceland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32]=&quot;Five&quot;);[.AC32]=&quot;Yes&quot;;[.W32]=&quot;Yes&quot;;OR([.T32]=&quot;Email&quot;;[.T32]=&quot;Yes&quot;);[.O32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 office:value-type="string" calcext:value-type="string">
            <text:p>Yes</text:p>
          </table:table-cell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4" calcext:value-type="float">
            <text:p>4</text:p>
          </table:table-cell>
          <table:table-cell table:style-name="ce188" office:value-type="float" office:value="10" calcext:value-type="float">
            <text:p>10</text:p>
          </table:table-cell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92" calcext:value-type="float">
            <text:p>$3.92</text:p>
          </table:table-cell>
          <table:table-cell table:style-name="ce235" table:formula="of:=[.BC32]/[.AT32]" office:value-type="float" office:value="0.98" calcext:value-type="float">
            <text:p>$0.98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CyberGhost</text:p>
          </table:table-cell>
          <table:table-cell table:style-name="ce18" table:formula="of:=IF(OR([.M33]=&quot;Five&quot;);3;0)+IF(OR([.M33]=&quot;Not Disclosed&quot;);1.5;0)+IF(OR([.M33]=&quot;Nine&quot;;[.M33]=&quot;Fourteen&quot;;[.M33]=&quot;See Note&quot;;[.M33]=&quot;Cooperative&quot;);1;0)+IF(OR([.N33]=&quot;Yes&quot;);2;0)+IF(OR([.N33]=&quot;Not Disclosed&quot;);1.5;0)+IF(OR([.N33]=&quot;Owned&quot;);1;0)" office:value-type="float" office:value="0" calcext:value-type="float">
            <text:p>0</text:p>
          </table:table-cell>
          <table:table-cell table:style-name="ce26" table:formula="of:=COUNTIF([.P33:.S33];&quot;Yes&quot;)+(0.5*COUNTIF([.P33:.S33];&quot;&quot;))+(0.5*COUNTIF([.P33:.S33];&quot;See Note&quot;))+(3*COUNTIF([.O33];&quot;Yes&quot;))" office:value-type="float" office:value="1" calcext:value-type="float">
            <text:p>1</text:p>
          </table:table-cell>
          <table:table-cell table:style-name="ce31" table:formula="of:=(3*COUNTIF([.T33];&quot;No&quot;))+COUNTIF([.W33:.X33];&quot;No&quot;)" office:value-type="float" office:value="1" calcext:value-type="float">
            <text:p>1</text:p>
          </table:table-cell>
          <table:table-cell table:style-name="ce35" table:formula="of:=COUNTIF([.AA33];&quot;No&quot;)+COUNTIF([.AB33];&quot;No&quot;)+(0.5*COUNTIF([.AB33];&quot;See Note&quot;))+(3*COUNTIF([.AC33];&quot;No&quot;))+COUNTIF([.AL33];&quot;Yes&quot;)+(0.5*COUNTIF([.AL33];&quot;Some&quot;))+COUNTIF([.AM33];&quot;Yes&quot;)+(0.5*COUNTIF([.AM33];&quot;Some&quot;))" office:value-type="float" office:value="2.5" calcext:value-type="float">
            <text:p>2.5</text:p>
          </table:table-cell>
          <table:table-cell table:style-name="ce39" table:formula="of:=(IF(OR([.AP33]=&quot;MPPE-128&quot;;[.AP33]=&quot;Blowfish-64&quot;);1;(IF(OR([.AP33]=&quot;See Note&quot;;[.AP33]=&quot;Blowfish-128&quot;);0.5;IF(OR([.AP33]=&quot;AES-128&quot;;[.AP33]=&quot;AES-160&quot;;[.AP33]=&quot;AES-192&quot;;[.AP33]=&quot;AES-256&quot;);0;0)))+(IF(OR([.AQ33]=&quot;MPPE-128&quot;;[.AQ33]=&quot;Blowfish-64&quot;);2;(IF(OR([.AQ33]=&quot;See Note&quot;;[.AQ33]=&quot;Blowfish-128&quot;;[.AQ33]=&quot;&quot;);1;IF(OR([.AQ33]=&quot;AES-128&quot;;[.AQ33]=&quot;AES-160&quot;;[.AQ33]=&quot;AES-192&quot;;[.AQ33]=&quot;AES-256&quot;);0;0)))))))+IF(OR([.AR33]=&quot;MS-CHAPv2&quot;;[.AR33]=&quot;RSA-RC4&quot;;[.AR33]=&quot;RSA-1024&quot;);1;IF(OR([.AR33]=&quot;See Note&quot;;[.AR33]=&quot;&quot;);0.5;IF(OR([.AR33]=&quot;RSA-4096&quot;;[.AR33]=&quot;RSA-2048&quot;;[.AR33]=&quot;DH-2048&quot;;[.AR33]=&quot;CA-4096&quot;);0;0)))+IF(OR([.AS33]=&quot;MS-CHAPv2&quot;;[.AS33]=&quot;RSA-RC4&quot;;[.AS33]=&quot;RSA-1024&quot;);2;IF(OR([.AS33]=&quot;See Note&quot;;[.AS33]=&quot;&quot;);1;IF(OR([.AS33]=&quot;RSA-4096&quot;;[.AS33]=&quot;RSA-2048&quot;;[.AS33]=&quot;DH-2048&quot;);0;0)))" office:value-type="float" office:value="1.5" calcext:value-type="float">
            <text:p>1.5</text:p>
          </table:table-cell>
          <table:table-cell table:style-name="ce43" table:formula="of:=IF([.AT33]&lt;3;2;0)+IF([.AU33]&lt;10;1;IF([.AU33]=&quot;&quot;;1;0))+IF([.AV33]&lt;3;2;IF([.AV33]&lt;10;1;IF([.AV33]=&quot;&quot;;1;0)))" office:value-type="float" office:value="0" calcext:value-type="float">
            <text:p>0</text:p>
          </table:table-cell>
          <table:table-cell table:style-name="ce48" table:formula="of:=IF([.AX33]=0;0;IF([.AX33]&lt;5;1;IF([.AX33]&lt;10;2;3)))+IF([.AY33]=0;0;IF([.AY33]&lt;3;1;IF([.AY33]&lt;10;2;3)))+IF([.AZ33]=0;0;IF([.AZ33]&lt;5;1;IF([.AZ33]&lt;10;2;3)))+IF([.BA33]=&quot;A&quot;;0;IF([.BA33]=&quot;A+&quot;;0;IF([.BA33]=&quot;B&quot;;1;5)))+IF([.BB33]=&quot;Self&quot;;0;IF([.BB33]=&quot;CloudFlare&quot;;2;IF([.BB33]=&quot;Incapsula&quot;;2;3)))" office:value-type="float" office:value="10" calcext:value-type="float">
            <text:p>10</text:p>
          </table:table-cell>
          <table:table-cell table:style-name="ce52" table:formula="of:=IF([.BC33]&lt;PricePercentile33;0;IF([.BC33]&lt;PricePercentile66;1;2))+IF([.BD33]&lt;ConPricePercentile33;0;IF([.BD33]&lt;ConPricePercentile66;1;2))+IF([.BE33]=&quot;Free&quot;;0;IF([.BE33]=&quot;Yes&quot;;0;1))+IF([.BF33]=&quot;Free&quot;;0;IF([.BF33]&gt;29;0;IF([.BF33]&gt;13;1;IF([.BF33]&gt;6;2;3))))" office:value-type="float" office:value="2" calcext:value-type="float">
            <text:p>2</text:p>
          </table:table-cell>
          <table:table-cell table:style-name="ce58" table:formula="of:=IF([.BG33]=&quot;Yes&quot;;1;0)+IF([.BH33]=&quot;Yes&quot;;1;0)+IF([.BI33]=&quot;Yes&quot;;1;0)+IF([.BJ33]=&quot;No&quot;;1;IF([.BJ33]=&quot;&quot;;0;IF([.BJ33]=&quot;Some&quot;;0.5;0)))+IF([.BK33]=&quot;No&quot;;1;IF([.BK33]=&quot;&quot;;0;IF([.BK33]=&quot;Some&quot;;0.5;0)))+IF([.BL33]=&quot;No&quot;;1;IF([.BL33]=&quot;&quot;;0;IF([.BL33]=&quot;Some&quot;;0.5;0)))+IF([.BM33]=&quot;&quot;;0;1)+IF([.BN33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Romania</text:p>
          </table:table-cell>
          <table:table-cell table:style-name="ce75" table:formula="of:=IF(OR([.L33]=&quot;USA&quot;;[.L33]=&quot;UK&quot;;[.L33]=&quot;Canada&quot;;[.L33]=&quot;Australia&quot;;[.L33]=&quot;New Zealand&quot;);&quot;Five&quot;;(IF(OR([.L33]=&quot;Denmark&quot;;[.L33]=&quot;France&quot;;[.L33]=&quot;Netherlands&quot;;[.L33]=&quot;Norway&quot;);&quot;Nine&quot;;IF(OR([.L33]=&quot;Belgium&quot;;[.L33]=&quot;Germany&quot;;[.L33]=&quot;Italy&quot;;[.L33]=&quot;Spain&quot;;[.L33]=&quot;Sweden&quot;);&quot;Fourteen&quot;;IF([.L33]=&quot;&quot;;&quot;Not Disclosed&quot;;IF(OR([.L33]=&quot;British Virgin Islands&quot;;[.L33]=&quot;Gibraltar&quot;;[.L33]=&quot;British Indian Ocean&quot;;[.L33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33]=&quot;Five&quot;);[.AC33]=&quot;Yes&quot;;[.W33]=&quot;Yes&quot;;OR([.T33]=&quot;Email&quot;;[.T33]=&quot;Yes&quot;);[.O33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7" calcext:value-type="float">
            <text:p>7</text:p>
          </table:table-cell>
          <table:table-cell table:style-name="ce188" office:value-type="float" office:value="30" calcext:value-type="float">
            <text:p>30</text:p>
          </table:table-cell>
          <table:table-cell table:style-name="ce192" office:value-type="float" office:value="607" calcext:value-type="float">
            <text:p>607</text:p>
          </table:table-cell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5.84" calcext:value-type="float">
            <text:p>$5.84</text:p>
          </table:table-cell>
          <table:table-cell table:style-name="ce235" table:formula="of:=[.BC33]/[.AT33]" office:value-type="float" office:value="0.834285714285714" calcext:value-type="float">
            <text:p>$0.8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DathoVPN</text:p>
          </table:table-cell>
          <table:table-cell table:style-name="ce18" table:formula="of:=IF(OR([.M34]=&quot;Five&quot;);3;0)+IF(OR([.M34]=&quot;Not Disclosed&quot;);1.5;0)+IF(OR([.M34]=&quot;Nine&quot;;[.M34]=&quot;Fourteen&quot;;[.M34]=&quot;See Note&quot;;[.M34]=&quot;Cooperative&quot;);1;0)+IF(OR([.N34]=&quot;Yes&quot;);2;0)+IF(OR([.N34]=&quot;Not Disclosed&quot;);1.5;0)+IF(OR([.N34]=&quot;Owned&quot;);1;0)" office:value-type="float" office:value="0" calcext:value-type="float">
            <text:p>0</text:p>
          </table:table-cell>
          <table:table-cell table:style-name="ce26" table:formula="of:=COUNTIF([.P34:.S34];&quot;Yes&quot;)+(0.5*COUNTIF([.P34:.S34];&quot;&quot;))+(0.5*COUNTIF([.P34:.S34];&quot;See Note&quot;))+(3*COUNTIF([.O34];&quot;Yes&quot;))" office:value-type="float" office:value="2" calcext:value-type="float">
            <text:p>2</text:p>
          </table:table-cell>
          <table:table-cell table:style-name="ce31" table:formula="of:=(3*COUNTIF([.T34];&quot;No&quot;))+COUNTIF([.W34:.X34];&quot;No&quot;)" office:value-type="float" office:value="5" calcext:value-type="float">
            <text:p>5</text:p>
          </table:table-cell>
          <table:table-cell table:style-name="ce35" table:formula="of:=COUNTIF([.AA34];&quot;No&quot;)+COUNTIF([.AB34];&quot;No&quot;)+(0.5*COUNTIF([.AB34];&quot;See Note&quot;))+(3*COUNTIF([.AC34];&quot;No&quot;))+COUNTIF([.AL34];&quot;Yes&quot;)+(0.5*COUNTIF([.AL34];&quot;Some&quot;))+COUNTIF([.AM34];&quot;Yes&quot;)+(0.5*COUNTIF([.AM34];&quot;Some&quot;))" office:value-type="float" office:value="2" calcext:value-type="float">
            <text:p>2</text:p>
          </table:table-cell>
          <table:table-cell table:style-name="ce39" table:formula="of:=(IF(OR([.AP34]=&quot;MPPE-128&quot;;[.AP34]=&quot;Blowfish-64&quot;);1;(IF(OR([.AP34]=&quot;See Note&quot;;[.AP34]=&quot;Blowfish-128&quot;);0.5;IF(OR([.AP34]=&quot;AES-128&quot;;[.AP34]=&quot;AES-160&quot;;[.AP34]=&quot;AES-192&quot;;[.AP34]=&quot;AES-256&quot;);0;0)))+(IF(OR([.AQ34]=&quot;MPPE-128&quot;;[.AQ34]=&quot;Blowfish-64&quot;);2;(IF(OR([.AQ34]=&quot;See Note&quot;;[.AQ34]=&quot;Blowfish-128&quot;;[.AQ34]=&quot;&quot;);1;IF(OR([.AQ34]=&quot;AES-128&quot;;[.AQ34]=&quot;AES-160&quot;;[.AQ34]=&quot;AES-192&quot;;[.AQ34]=&quot;AES-256&quot;);0;0)))))))+IF(OR([.AR34]=&quot;MS-CHAPv2&quot;;[.AR34]=&quot;RSA-RC4&quot;;[.AR34]=&quot;RSA-1024&quot;);1;IF(OR([.AR34]=&quot;See Note&quot;;[.AR34]=&quot;&quot;);0.5;IF(OR([.AR34]=&quot;RSA-4096&quot;;[.AR34]=&quot;RSA-2048&quot;;[.AR34]=&quot;DH-2048&quot;;[.AR34]=&quot;CA-4096&quot;);0;0)))+IF(OR([.AS34]=&quot;MS-CHAPv2&quot;;[.AS34]=&quot;RSA-RC4&quot;;[.AS34]=&quot;RSA-1024&quot;);2;IF(OR([.AS34]=&quot;See Note&quot;;[.AS34]=&quot;&quot;);1;IF(OR([.AS34]=&quot;RSA-4096&quot;;[.AS34]=&quot;RSA-2048&quot;;[.AS34]=&quot;DH-2048&quot;);0;0)))" office:value-type="float" office:value="2.5" calcext:value-type="float">
            <text:p>2.5</text:p>
          </table:table-cell>
          <table:table-cell table:style-name="ce43" table:formula="of:=IF([.AT34]&lt;3;2;0)+IF([.AU34]&lt;10;1;IF([.AU34]=&quot;&quot;;1;0))+IF([.AV34]&lt;3;2;IF([.AV34]&lt;10;1;IF([.AV34]=&quot;&quot;;1;0)))" office:value-type="float" office:value="2" calcext:value-type="float">
            <text:p>2</text:p>
          </table:table-cell>
          <table:table-cell table:style-name="ce48" table:formula="of:=IF([.AX34]=0;0;IF([.AX34]&lt;5;1;IF([.AX34]&lt;10;2;3)))+IF([.AY34]=0;0;IF([.AY34]&lt;3;1;IF([.AY34]&lt;10;2;3)))+IF([.AZ34]=0;0;IF([.AZ34]&lt;5;1;IF([.AZ34]&lt;10;2;3)))+IF([.BA34]=&quot;A&quot;;0;IF([.BA34]=&quot;A+&quot;;0;IF([.BA34]=&quot;B&quot;;1;5)))+IF([.BB34]=&quot;Self&quot;;0;IF([.BB34]=&quot;CloudFlare&quot;;2;IF([.BB34]=&quot;Incapsula&quot;;2;3)))" office:value-type="float" office:value="11" calcext:value-type="float">
            <text:p>11</text:p>
          </table:table-cell>
          <table:table-cell table:style-name="ce52" table:formula="of:=IF([.BC34]&lt;PricePercentile33;0;IF([.BC34]&lt;PricePercentile66;1;2))+IF([.BD34]&lt;ConPricePercentile33;0;IF([.BD34]&lt;ConPricePercentile66;1;2))+IF([.BE34]=&quot;Free&quot;;0;IF([.BE34]=&quot;Yes&quot;;0;1))+IF([.BF34]=&quot;Free&quot;;0;IF([.BF34]&gt;29;0;IF([.BF34]&gt;13;1;IF([.BF34]&gt;6;2;3))))" office:value-type="float" office:value="6" calcext:value-type="float">
            <text:p>6</text:p>
          </table:table-cell>
          <table:table-cell table:style-name="ce58" table:formula="of:=IF([.BG34]=&quot;Yes&quot;;1;0)+IF([.BH34]=&quot;Yes&quot;;1;0)+IF([.BI34]=&quot;Yes&quot;;1;0)+IF([.BJ34]=&quot;No&quot;;1;IF([.BJ34]=&quot;&quot;;0;IF([.BJ34]=&quot;Some&quot;;0.5;0)))+IF([.BK34]=&quot;No&quot;;1;IF([.BK34]=&quot;&quot;;0;IF([.BK34]=&quot;Some&quot;;0.5;0)))+IF([.BL34]=&quot;No&quot;;1;IF([.BL34]=&quot;&quot;;0;IF([.BL34]=&quot;Some&quot;;0.5;0)))+IF([.BM34]=&quot;&quot;;0;1)+IF([.BN34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Panama</text:p>
          </table:table-cell>
          <table:table-cell table:style-name="ce75" table:formula="of:=IF(OR([.L34]=&quot;USA&quot;;[.L34]=&quot;UK&quot;;[.L34]=&quot;Canada&quot;;[.L34]=&quot;Australia&quot;;[.L34]=&quot;New Zealand&quot;);&quot;Five&quot;;(IF(OR([.L34]=&quot;Denmark&quot;;[.L34]=&quot;France&quot;;[.L34]=&quot;Netherlands&quot;;[.L34]=&quot;Norway&quot;);&quot;Nine&quot;;IF(OR([.L34]=&quot;Belgium&quot;;[.L34]=&quot;Germany&quot;;[.L34]=&quot;Italy&quot;;[.L34]=&quot;Spain&quot;;[.L34]=&quot;Sweden&quot;);&quot;Fourteen&quot;;IF([.L34]=&quot;&quot;;&quot;Not Disclosed&quot;;IF(OR([.L34]=&quot;British Virgin Islands&quot;;[.L34]=&quot;Gibraltar&quot;;[.L34]=&quot;British Indian Ocean&quot;;[.L34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34]=&quot;Five&quot;);[.AC34]=&quot;Yes&quot;;[.W34]=&quot;Yes&quot;;OR([.T34]=&quot;Email&quot;;[.T34]=&quot;Yes&quot;);[.O3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7" calcext:value-type="float">
            <text:p>17</text:p>
          </table:table-cell>
          <table:table-cell table:style-name="ce192" office:value-type="float" office:value="70" calcext:value-type="float">
            <text:p>70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6" calcext:value-type="float">
            <text:p>$6.00</text:p>
          </table:table-cell>
          <table:table-cell table:style-name="ce235" table:formula="of:=[.BC34]/[.AT34]" office:value-type="float" office:value="6" calcext:value-type="float">
            <text:p>$6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DefenceVPN</text:p>
          </table:table-cell>
          <table:table-cell table:style-name="ce18" table:formula="of:=IF(OR([.M35]=&quot;Five&quot;);3;0)+IF(OR([.M35]=&quot;Not Disclosed&quot;);1.5;0)+IF(OR([.M35]=&quot;Nine&quot;;[.M35]=&quot;Fourteen&quot;;[.M35]=&quot;See Note&quot;;[.M35]=&quot;Cooperative&quot;);1;0)+IF(OR([.N35]=&quot;Yes&quot;);2;0)+IF(OR([.N35]=&quot;Not Disclosed&quot;);1.5;0)+IF(OR([.N35]=&quot;Owned&quot;);1;0)" office:value-type="float" office:value="2" calcext:value-type="float">
            <text:p>2</text:p>
          </table:table-cell>
          <table:table-cell table:style-name="ce26" table:formula="of:=COUNTIF([.P35:.S35];&quot;Yes&quot;)+(0.5*COUNTIF([.P35:.S35];&quot;&quot;))+(0.5*COUNTIF([.P35:.S35];&quot;See Note&quot;))+(3*COUNTIF([.O35];&quot;Yes&quot;))" office:value-type="float" office:value="2" calcext:value-type="float">
            <text:p>2</text:p>
          </table:table-cell>
          <table:table-cell table:style-name="ce31" table:formula="of:=(3*COUNTIF([.T35];&quot;No&quot;))+COUNTIF([.W35:.X35];&quot;No&quot;)" office:value-type="float" office:value="5" calcext:value-type="float">
            <text:p>5</text:p>
          </table:table-cell>
          <table:table-cell table:style-name="ce35" table:formula="of:=COUNTIF([.AA35];&quot;No&quot;)+COUNTIF([.AB35];&quot;No&quot;)+(0.5*COUNTIF([.AB35];&quot;See Note&quot;))+(3*COUNTIF([.AC35];&quot;No&quot;))+COUNTIF([.AL35];&quot;Yes&quot;)+(0.5*COUNTIF([.AL35];&quot;Some&quot;))+COUNTIF([.AM35];&quot;Yes&quot;)+(0.5*COUNTIF([.AM35];&quot;Some&quot;))" office:value-type="float" office:value="2.5" calcext:value-type="float">
            <text:p>2.5</text:p>
          </table:table-cell>
          <table:table-cell table:style-name="ce39" table:formula="of:=(IF(OR([.AP35]=&quot;MPPE-128&quot;;[.AP35]=&quot;Blowfish-64&quot;);1;(IF(OR([.AP35]=&quot;See Note&quot;;[.AP35]=&quot;Blowfish-128&quot;);0.5;IF(OR([.AP35]=&quot;AES-128&quot;;[.AP35]=&quot;AES-160&quot;;[.AP35]=&quot;AES-192&quot;;[.AP35]=&quot;AES-256&quot;);0;0)))+(IF(OR([.AQ35]=&quot;MPPE-128&quot;;[.AQ35]=&quot;Blowfish-64&quot;);2;(IF(OR([.AQ35]=&quot;See Note&quot;;[.AQ35]=&quot;Blowfish-128&quot;;[.AQ35]=&quot;&quot;);1;IF(OR([.AQ35]=&quot;AES-128&quot;;[.AQ35]=&quot;AES-160&quot;;[.AQ35]=&quot;AES-192&quot;;[.AQ35]=&quot;AES-256&quot;);0;0)))))))+IF(OR([.AR35]=&quot;MS-CHAPv2&quot;;[.AR35]=&quot;RSA-RC4&quot;;[.AR35]=&quot;RSA-1024&quot;);1;IF(OR([.AR35]=&quot;See Note&quot;;[.AR35]=&quot;&quot;);0.5;IF(OR([.AR35]=&quot;RSA-4096&quot;;[.AR35]=&quot;RSA-2048&quot;;[.AR35]=&quot;DH-2048&quot;;[.AR35]=&quot;CA-4096&quot;);0;0)))+IF(OR([.AS35]=&quot;MS-CHAPv2&quot;;[.AS35]=&quot;RSA-RC4&quot;;[.AS35]=&quot;RSA-1024&quot;);2;IF(OR([.AS35]=&quot;See Note&quot;;[.AS35]=&quot;&quot;);1;IF(OR([.AS35]=&quot;RSA-4096&quot;;[.AS35]=&quot;RSA-2048&quot;;[.AS35]=&quot;DH-2048&quot;);0;0)))" office:value-type="float" office:value="2.5" calcext:value-type="float">
            <text:p>2.5</text:p>
          </table:table-cell>
          <table:table-cell table:style-name="ce43" table:formula="of:=IF([.AT35]&lt;3;2;0)+IF([.AU35]&lt;10;1;IF([.AU35]=&quot;&quot;;1;0))+IF([.AV35]&lt;3;2;IF([.AV35]&lt;10;1;IF([.AV35]=&quot;&quot;;1;0)))" office:value-type="float" office:value="5" calcext:value-type="float">
            <text:p>5</text:p>
          </table:table-cell>
          <table:table-cell table:style-name="ce48" table:formula="of:=IF([.AX35]=0;0;IF([.AX35]&lt;5;1;IF([.AX35]&lt;10;2;3)))+IF([.AY35]=0;0;IF([.AY35]&lt;3;1;IF([.AY35]&lt;10;2;3)))+IF([.AZ35]=0;0;IF([.AZ35]&lt;5;1;IF([.AZ35]&lt;10;2;3)))+IF([.BA35]=&quot;A&quot;;0;IF([.BA35]=&quot;A+&quot;;0;IF([.BA35]=&quot;B&quot;;1;5)))+IF([.BB35]=&quot;Self&quot;;0;IF([.BB35]=&quot;CloudFlare&quot;;2;IF([.BB35]=&quot;Incapsula&quot;;2;3)))" office:value-type="float" office:value="3" calcext:value-type="float">
            <text:p>3</text:p>
          </table:table-cell>
          <table:table-cell table:style-name="ce52" table:formula="of:=IF([.BC35]&lt;PricePercentile33;0;IF([.BC35]&lt;PricePercentile66;1;2))+IF([.BD35]&lt;ConPricePercentile33;0;IF([.BD35]&lt;ConPricePercentile66;1;2))+IF([.BE35]=&quot;Free&quot;;0;IF([.BE35]=&quot;Yes&quot;;0;1))+IF([.BF35]=&quot;Free&quot;;0;IF([.BF35]&gt;29;0;IF([.BF35]&gt;13;1;IF([.BF35]&gt;6;2;3))))" office:value-type="float" office:value="1" calcext:value-type="float">
            <text:p>1</text:p>
          </table:table-cell>
          <table:table-cell table:style-name="ce58" table:formula="of:=IF([.BG35]=&quot;Yes&quot;;1;0)+IF([.BH35]=&quot;Yes&quot;;1;0)+IF([.BI35]=&quot;Yes&quot;;1;0)+IF([.BJ35]=&quot;No&quot;;1;IF([.BJ35]=&quot;&quot;;0;IF([.BJ35]=&quot;Some&quot;;0.5;0)))+IF([.BK35]=&quot;No&quot;;1;IF([.BK35]=&quot;&quot;;0;IF([.BK35]=&quot;Some&quot;;0.5;0)))+IF([.BL35]=&quot;No&quot;;1;IF([.BL35]=&quot;&quot;;0;IF([.BL35]=&quot;Some&quot;;0.5;0)))+IF([.BM35]=&quot;&quot;;0;1)+IF([.BN35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Barbados</text:p>
          </table:table-cell>
          <table:table-cell table:style-name="ce75" table:formula="of:=IF(OR([.L35]=&quot;USA&quot;;[.L35]=&quot;UK&quot;;[.L35]=&quot;Canada&quot;;[.L35]=&quot;Australia&quot;;[.L35]=&quot;New Zealand&quot;);&quot;Five&quot;;(IF(OR([.L35]=&quot;Denmark&quot;;[.L35]=&quot;France&quot;;[.L35]=&quot;Netherlands&quot;;[.L35]=&quot;Norway&quot;);&quot;Nine&quot;;IF(OR([.L35]=&quot;Belgium&quot;;[.L35]=&quot;Germany&quot;;[.L35]=&quot;Italy&quot;;[.L35]=&quot;Spain&quot;;[.L35]=&quot;Sweden&quot;);&quot;Fourteen&quot;;IF([.L35]=&quot;&quot;;&quot;Not Disclosed&quot;;IF(OR([.L35]=&quot;British Virgin Islands&quot;;[.L35]=&quot;Gibraltar&quot;;[.L35]=&quot;British Indian Ocean&quot;;[.L35]=&quot;Barbados&quot;);&quot;See Note&quot;;&quot;No&quot;))))))" office:value-type="string" office:string-value="See Note" calcext:value-type="string">
            <text:p>See Note</text:p>
          </table:table-cell>
          <table:table-cell table:style-name="ce80" office:value-type="string" calcext:value-type="string">
            <text:p>Owned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35]=&quot;Five&quot;);[.AC35]=&quot;Yes&quot;;[.W35]=&quot;Yes&quot;;OR([.T35]=&quot;Email&quot;;[.T35]=&quot;Yes&quot;);[.O3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7" calcext:value-type="float">
            <text:p>7</text:p>
          </table:table-cell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5" calcext:value-type="float">
            <text:p>$2.50</text:p>
          </table:table-cell>
          <table:table-cell table:style-name="ce235" table:formula="of:=[.BC35]/[.AT35]" office:value-type="float" office:value="1.25" calcext:value-type="float">
            <text:p>$1.25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disconnect.me" xlink:type="simple">Disconnect.me</text:a></text:p>
          </table:table-cell>
          <table:table-cell table:style-name="ce18" table:formula="of:=IF(OR([.M36]=&quot;Five&quot;);3;0)+IF(OR([.M36]=&quot;Not Disclosed&quot;);1.5;0)+IF(OR([.M36]=&quot;Nine&quot;;[.M36]=&quot;Fourteen&quot;;[.M36]=&quot;See Note&quot;;[.M36]=&quot;Cooperative&quot;);1;0)+IF(OR([.N36]=&quot;Yes&quot;);2;0)+IF(OR([.N36]=&quot;Not Disclosed&quot;);1.5;0)+IF(OR([.N36]=&quot;Owned&quot;);1;0)" office:value-type="float" office:value="5" calcext:value-type="float">
            <text:p>5</text:p>
          </table:table-cell>
          <table:table-cell table:style-name="ce26" table:formula="of:=COUNTIF([.P36:.S36];&quot;Yes&quot;)+(0.5*COUNTIF([.P36:.S36];&quot;&quot;))+(0.5*COUNTIF([.P36:.S36];&quot;See Note&quot;))+(3*COUNTIF([.O36];&quot;Yes&quot;))" office:value-type="float" office:value="1.5" calcext:value-type="float">
            <text:p>1.5</text:p>
          </table:table-cell>
          <table:table-cell table:style-name="ce31" table:formula="of:=(3*COUNTIF([.T36];&quot;No&quot;))+COUNTIF([.W36:.X36];&quot;No&quot;)" office:value-type="float" office:value="1" calcext:value-type="float">
            <text:p>1</text:p>
          </table:table-cell>
          <table:table-cell table:style-name="ce35" table:formula="of:=COUNTIF([.AA36];&quot;No&quot;)+COUNTIF([.AB36];&quot;No&quot;)+(0.5*COUNTIF([.AB36];&quot;See Note&quot;))+(3*COUNTIF([.AC36];&quot;No&quot;))+COUNTIF([.AL36];&quot;Yes&quot;)+(0.5*COUNTIF([.AL36];&quot;Some&quot;))+COUNTIF([.AM36];&quot;Yes&quot;)+(0.5*COUNTIF([.AM36];&quot;Some&quot;))" office:value-type="float" office:value="5" calcext:value-type="float">
            <text:p>5</text:p>
          </table:table-cell>
          <table:table-cell table:style-name="ce39" table:formula="of:=(IF(OR([.AP36]=&quot;MPPE-128&quot;;[.AP36]=&quot;Blowfish-64&quot;);1;(IF(OR([.AP36]=&quot;See Note&quot;;[.AP36]=&quot;Blowfish-128&quot;);0.5;IF(OR([.AP36]=&quot;AES-128&quot;;[.AP36]=&quot;AES-160&quot;;[.AP36]=&quot;AES-192&quot;;[.AP36]=&quot;AES-256&quot;);0;0)))+(IF(OR([.AQ36]=&quot;MPPE-128&quot;;[.AQ36]=&quot;Blowfish-64&quot;);2;(IF(OR([.AQ36]=&quot;See Note&quot;;[.AQ36]=&quot;Blowfish-128&quot;;[.AQ36]=&quot;&quot;);1;IF(OR([.AQ36]=&quot;AES-128&quot;;[.AQ36]=&quot;AES-160&quot;;[.AQ36]=&quot;AES-192&quot;;[.AQ36]=&quot;AES-256&quot;);0;0)))))))+IF(OR([.AR36]=&quot;MS-CHAPv2&quot;;[.AR36]=&quot;RSA-RC4&quot;;[.AR36]=&quot;RSA-1024&quot;);1;IF(OR([.AR36]=&quot;See Note&quot;;[.AR36]=&quot;&quot;);0.5;IF(OR([.AR36]=&quot;RSA-4096&quot;;[.AR36]=&quot;RSA-2048&quot;;[.AR36]=&quot;DH-2048&quot;;[.AR36]=&quot;CA-4096&quot;);0;0)))+IF(OR([.AS36]=&quot;MS-CHAPv2&quot;;[.AS36]=&quot;RSA-RC4&quot;;[.AS36]=&quot;RSA-1024&quot;);2;IF(OR([.AS36]=&quot;See Note&quot;;[.AS36]=&quot;&quot;);1;IF(OR([.AS36]=&quot;RSA-4096&quot;;[.AS36]=&quot;RSA-2048&quot;;[.AS36]=&quot;DH-2048&quot;);0;0)))" office:value-type="float" office:value="0" calcext:value-type="float">
            <text:p>0</text:p>
          </table:table-cell>
          <table:table-cell table:style-name="ce43" table:formula="of:=IF([.AT36]&lt;3;2;0)+IF([.AU36]&lt;10;1;IF([.AU36]=&quot;&quot;;1;0))+IF([.AV36]&lt;3;2;IF([.AV36]&lt;10;1;IF([.AV36]=&quot;&quot;;1;0)))" office:value-type="float" office:value="3" calcext:value-type="float">
            <text:p>3</text:p>
          </table:table-cell>
          <table:table-cell table:style-name="ce48" table:formula="of:=IF([.AX36]=0;0;IF([.AX36]&lt;5;1;IF([.AX36]&lt;10;2;3)))+IF([.AY36]=0;0;IF([.AY36]&lt;3;1;IF([.AY36]&lt;10;2;3)))+IF([.AZ36]=0;0;IF([.AZ36]&lt;5;1;IF([.AZ36]&lt;10;2;3)))+IF([.BA36]=&quot;A&quot;;0;IF([.BA36]=&quot;A+&quot;;0;IF([.BA36]=&quot;B&quot;;1;5)))+IF([.BB36]=&quot;Self&quot;;0;IF([.BB36]=&quot;CloudFlare&quot;;2;IF([.BB36]=&quot;Incapsula&quot;;2;3)))" office:value-type="float" office:value="2" calcext:value-type="float">
            <text:p>2</text:p>
          </table:table-cell>
          <table:table-cell table:style-name="ce52" table:formula="of:=IF([.BC36]&lt;PricePercentile33;0;IF([.BC36]&lt;PricePercentile66;1;2))+IF([.BD36]&lt;ConPricePercentile33;0;IF([.BD36]&lt;ConPricePercentile66;1;2))+IF([.BE36]=&quot;Free&quot;;0;IF([.BE36]=&quot;Yes&quot;;0;1))+IF([.BF36]=&quot;Free&quot;;0;IF([.BF36]&gt;29;0;IF([.BF36]&gt;13;1;IF([.BF36]&gt;6;2;3))))" office:value-type="float" office:value="3" calcext:value-type="float">
            <text:p>3</text:p>
          </table:table-cell>
          <table:table-cell table:style-name="ce58" table:formula="of:=IF([.BG36]=&quot;Yes&quot;;1;0)+IF([.BH36]=&quot;Yes&quot;;1;0)+IF([.BI36]=&quot;Yes&quot;;1;0)+IF([.BJ36]=&quot;No&quot;;1;IF([.BJ36]=&quot;&quot;;0;IF([.BJ36]=&quot;Some&quot;;0.5;0)))+IF([.BK36]=&quot;No&quot;;1;IF([.BK36]=&quot;&quot;;0;IF([.BK36]=&quot;Some&quot;;0.5;0)))+IF([.BL36]=&quot;No&quot;;1;IF([.BL36]=&quot;&quot;;0;IF([.BL36]=&quot;Some&quot;;0.5;0)))+IF([.BM36]=&quot;&quot;;0;1)+IF([.BN36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36]=&quot;USA&quot;;[.L36]=&quot;UK&quot;;[.L36]=&quot;Canada&quot;;[.L36]=&quot;Australia&quot;;[.L36]=&quot;New Zealand&quot;);&quot;Five&quot;;(IF(OR([.L36]=&quot;Denmark&quot;;[.L36]=&quot;France&quot;;[.L36]=&quot;Netherlands&quot;;[.L36]=&quot;Norway&quot;);&quot;Nine&quot;;IF(OR([.L36]=&quot;Belgium&quot;;[.L36]=&quot;Germany&quot;;[.L36]=&quot;Italy&quot;;[.L36]=&quot;Spain&quot;;[.L36]=&quot;Sweden&quot;);&quot;Fourteen&quot;;IF([.L36]=&quot;&quot;;&quot;Not Disclosed&quot;;IF(OR([.L36]=&quot;British Virgin Islands&quot;;[.L36]=&quot;Gibraltar&quot;;[.L36]=&quot;British Indian Ocean&quot;;[.L3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36]=&quot;Five&quot;);[.AC36]=&quot;Yes&quot;;[.W36]=&quot;Yes&quot;;OR([.T36]=&quot;Email&quot;;[.T36]=&quot;Yes&quot;);[.O3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3" calcext:value-type="float">
            <text:p>3</text:p>
          </table:table-cell>
          <table:table-cell table:style-name="ce188"/>
          <table:table-cell table:style-name="ce192"/>
          <table:table-cell table:style-name="ce196" office:value-type="string" calcext:value-type="string">
            <text:p>No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17" calcext:value-type="float">
            <text:p>$4.17</text:p>
          </table:table-cell>
          <table:table-cell table:style-name="ce235" table:formula="of:=[.BC36]/[.AT36]" office:value-type="float" office:value="1.39" calcext:value-type="float">
            <text:p>$1.3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DooVPN</text:p>
          </table:table-cell>
          <table:table-cell table:style-name="ce18" table:formula="of:=IF(OR([.M37]=&quot;Five&quot;);3;0)+IF(OR([.M37]=&quot;Not Disclosed&quot;);1.5;0)+IF(OR([.M37]=&quot;Nine&quot;;[.M37]=&quot;Fourteen&quot;;[.M37]=&quot;See Note&quot;;[.M37]=&quot;Cooperative&quot;);1;0)+IF(OR([.N37]=&quot;Yes&quot;);2;0)+IF(OR([.N37]=&quot;Not Disclosed&quot;);1.5;0)+IF(OR([.N37]=&quot;Owned&quot;);1;0)" office:value-type="float" office:value="3" calcext:value-type="float">
            <text:p>3</text:p>
          </table:table-cell>
          <table:table-cell table:style-name="ce26" table:formula="of:=COUNTIF([.P37:.S37];&quot;Yes&quot;)+(0.5*COUNTIF([.P37:.S37];&quot;&quot;))+(0.5*COUNTIF([.P37:.S37];&quot;See Note&quot;))+(3*COUNTIF([.O37];&quot;Yes&quot;))" office:value-type="float" office:value="2" calcext:value-type="float">
            <text:p>2</text:p>
          </table:table-cell>
          <table:table-cell table:style-name="ce31" table:formula="of:=(3*COUNTIF([.T37];&quot;No&quot;))+COUNTIF([.W37:.X37];&quot;No&quot;)" office:value-type="float" office:value="5" calcext:value-type="float">
            <text:p>5</text:p>
          </table:table-cell>
          <table:table-cell table:style-name="ce35" table:formula="of:=COUNTIF([.AA37];&quot;No&quot;)+COUNTIF([.AB37];&quot;No&quot;)+(0.5*COUNTIF([.AB37];&quot;See Note&quot;))+(3*COUNTIF([.AC37];&quot;No&quot;))+COUNTIF([.AL37];&quot;Yes&quot;)+(0.5*COUNTIF([.AL37];&quot;Some&quot;))+COUNTIF([.AM37];&quot;Yes&quot;)+(0.5*COUNTIF([.AM37];&quot;Some&quot;))" office:value-type="float" office:value="5" calcext:value-type="float">
            <text:p>5</text:p>
          </table:table-cell>
          <table:table-cell table:style-name="ce39" table:formula="of:=(IF(OR([.AP37]=&quot;MPPE-128&quot;;[.AP37]=&quot;Blowfish-64&quot;);1;(IF(OR([.AP37]=&quot;See Note&quot;;[.AP37]=&quot;Blowfish-128&quot;);0.5;IF(OR([.AP37]=&quot;AES-128&quot;;[.AP37]=&quot;AES-160&quot;;[.AP37]=&quot;AES-192&quot;;[.AP37]=&quot;AES-256&quot;);0;0)))+(IF(OR([.AQ37]=&quot;MPPE-128&quot;;[.AQ37]=&quot;Blowfish-64&quot;);2;(IF(OR([.AQ37]=&quot;See Note&quot;;[.AQ37]=&quot;Blowfish-128&quot;;[.AQ37]=&quot;&quot;);1;IF(OR([.AQ37]=&quot;AES-128&quot;;[.AQ37]=&quot;AES-160&quot;;[.AQ37]=&quot;AES-192&quot;;[.AQ37]=&quot;AES-256&quot;);0;0)))))))+IF(OR([.AR37]=&quot;MS-CHAPv2&quot;;[.AR37]=&quot;RSA-RC4&quot;;[.AR37]=&quot;RSA-1024&quot;);1;IF(OR([.AR37]=&quot;See Note&quot;;[.AR37]=&quot;&quot;);0.5;IF(OR([.AR37]=&quot;RSA-4096&quot;;[.AR37]=&quot;RSA-2048&quot;;[.AR37]=&quot;DH-2048&quot;;[.AR37]=&quot;CA-4096&quot;);0;0)))+IF(OR([.AS37]=&quot;MS-CHAPv2&quot;;[.AS37]=&quot;RSA-RC4&quot;;[.AS37]=&quot;RSA-1024&quot;);2;IF(OR([.AS37]=&quot;See Note&quot;;[.AS37]=&quot;&quot;);1;IF(OR([.AS37]=&quot;RSA-4096&quot;;[.AS37]=&quot;RSA-2048&quot;;[.AS37]=&quot;DH-2048&quot;);0;0)))" office:value-type="float" office:value="2.5" calcext:value-type="float">
            <text:p>2.5</text:p>
          </table:table-cell>
          <table:table-cell table:style-name="ce43" table:formula="of:=IF([.AT37]&lt;3;2;0)+IF([.AU37]&lt;10;1;IF([.AU37]=&quot;&quot;;1;0))+IF([.AV37]&lt;3;2;IF([.AV37]&lt;10;1;IF([.AV37]=&quot;&quot;;1;0)))" office:value-type="float" office:value="5" calcext:value-type="float">
            <text:p>5</text:p>
          </table:table-cell>
          <table:table-cell table:style-name="ce48" table:formula="of:=IF([.AX37]=0;0;IF([.AX37]&lt;5;1;IF([.AX37]&lt;10;2;3)))+IF([.AY37]=0;0;IF([.AY37]&lt;3;1;IF([.AY37]&lt;10;2;3)))+IF([.AZ37]=0;0;IF([.AZ37]&lt;5;1;IF([.AZ37]&lt;10;2;3)))+IF([.BA37]=&quot;A&quot;;0;IF([.BA37]=&quot;A+&quot;;0;IF([.BA37]=&quot;B&quot;;1;5)))+IF([.BB37]=&quot;Self&quot;;0;IF([.BB37]=&quot;CloudFlare&quot;;2;IF([.BB37]=&quot;Incapsula&quot;;2;3)))" office:value-type="float" office:value="4" calcext:value-type="float">
            <text:p>4</text:p>
          </table:table-cell>
          <table:table-cell table:style-name="ce52" table:formula="of:=IF([.BC37]&lt;PricePercentile33;0;IF([.BC37]&lt;PricePercentile66;1;2))+IF([.BD37]&lt;ConPricePercentile33;0;IF([.BD37]&lt;ConPricePercentile66;1;2))+IF([.BE37]=&quot;Free&quot;;0;IF([.BE37]=&quot;Yes&quot;;0;1))+IF([.BF37]=&quot;Free&quot;;0;IF([.BF37]&gt;29;0;IF([.BF37]&gt;13;1;IF([.BF37]&gt;6;2;3))))" office:value-type="float" office:value="6" calcext:value-type="float">
            <text:p>6</text:p>
          </table:table-cell>
          <table:table-cell table:style-name="ce58" table:formula="of:=IF([.BG37]=&quot;Yes&quot;;1;0)+IF([.BH37]=&quot;Yes&quot;;1;0)+IF([.BI37]=&quot;Yes&quot;;1;0)+IF([.BJ37]=&quot;No&quot;;1;IF([.BJ37]=&quot;&quot;;0;IF([.BJ37]=&quot;Some&quot;;0.5;0)))+IF([.BK37]=&quot;No&quot;;1;IF([.BK37]=&quot;&quot;;0;IF([.BK37]=&quot;Some&quot;;0.5;0)))+IF([.BL37]=&quot;No&quot;;1;IF([.BL37]=&quot;&quot;;0;IF([.BL37]=&quot;Some&quot;;0.5;0)))+IF([.BM37]=&quot;&quot;;0;1)+IF([.BN37]=&quot;&quot;;0;1)" office:value-type="float" office:value="0" calcext:value-type="float">
            <text:p>0</text:p>
          </table:table-cell>
          <table:table-cell table:style-name="ce21"/>
          <table:table-cell table:style-name="ce69"/>
          <table:table-cell table:style-name="ce75" table:formula="of:=IF(OR([.L37]=&quot;USA&quot;;[.L37]=&quot;UK&quot;;[.L37]=&quot;Canada&quot;;[.L37]=&quot;Australia&quot;;[.L37]=&quot;New Zealand&quot;);&quot;Five&quot;;(IF(OR([.L37]=&quot;Denmark&quot;;[.L37]=&quot;France&quot;;[.L37]=&quot;Netherlands&quot;;[.L37]=&quot;Norway&quot;);&quot;Nine&quot;;IF(OR([.L37]=&quot;Belgium&quot;;[.L37]=&quot;Germany&quot;;[.L37]=&quot;Italy&quot;;[.L37]=&quot;Spain&quot;;[.L37]=&quot;Sweden&quot;);&quot;Fourteen&quot;;IF([.L37]=&quot;&quot;;&quot;Not Disclosed&quot;;IF(OR([.L37]=&quot;British Virgin Islands&quot;;[.L37]=&quot;Gibraltar&quot;;[.L37]=&quot;British Indian Ocean&quot;;[.L37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37]=&quot;Five&quot;);[.AC37]=&quot;Yes&quot;;[.W37]=&quot;Yes&quot;;OR([.T37]=&quot;Email&quot;;[.T37]=&quot;Yes&quot;);[.O3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2" calcext:value-type="float">
            <text:p>2</text:p>
          </table:table-cell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" calcext:value-type="float">
            <text:p>$4.00</text:p>
          </table:table-cell>
          <table:table-cell table:style-name="ce235" table:formula="of:=[.BC37]/[.AT37]" office:value-type="float" office:value="4" calcext:value-type="float">
            <text:p>$4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" calcext:value-type="float">
            <text:p>1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DotVPN</text:p>
          </table:table-cell>
          <table:table-cell table:style-name="ce18" table:formula="of:=IF(OR([.M38]=&quot;Five&quot;);3;0)+IF(OR([.M38]=&quot;Not Disclosed&quot;);1.5;0)+IF(OR([.M38]=&quot;Nine&quot;;[.M38]=&quot;Fourteen&quot;;[.M38]=&quot;See Note&quot;;[.M38]=&quot;Cooperative&quot;);1;0)+IF(OR([.N38]=&quot;Yes&quot;);2;0)+IF(OR([.N38]=&quot;Not Disclosed&quot;);1.5;0)+IF(OR([.N38]=&quot;Owned&quot;);1;0)" office:value-type="float" office:value="0" calcext:value-type="float">
            <text:p>0</text:p>
          </table:table-cell>
          <table:table-cell table:style-name="ce26" table:formula="of:=COUNTIF([.P38:.S38];&quot;Yes&quot;)+(0.5*COUNTIF([.P38:.S38];&quot;&quot;))+(0.5*COUNTIF([.P38:.S38];&quot;See Note&quot;))+(3*COUNTIF([.O38];&quot;Yes&quot;))" office:value-type="float" office:value="2.5" calcext:value-type="float">
            <text:p>2.5</text:p>
          </table:table-cell>
          <table:table-cell table:style-name="ce31" table:formula="of:=(3*COUNTIF([.T38];&quot;No&quot;))+COUNTIF([.W38:.X38];&quot;No&quot;)" office:value-type="float" office:value="2" calcext:value-type="float">
            <text:p>2</text:p>
          </table:table-cell>
          <table:table-cell table:style-name="ce35" table:formula="of:=COUNTIF([.AA38];&quot;No&quot;)+COUNTIF([.AB38];&quot;No&quot;)+(0.5*COUNTIF([.AB38];&quot;See Note&quot;))+(3*COUNTIF([.AC38];&quot;No&quot;))+COUNTIF([.AL38];&quot;Yes&quot;)+(0.5*COUNTIF([.AL38];&quot;Some&quot;))+COUNTIF([.AM38];&quot;Yes&quot;)+(0.5*COUNTIF([.AM38];&quot;Some&quot;))" office:value-type="float" office:value="4" calcext:value-type="float">
            <text:p>4</text:p>
          </table:table-cell>
          <table:table-cell table:style-name="ce39" table:formula="of:=(IF(OR([.AP38]=&quot;MPPE-128&quot;;[.AP38]=&quot;Blowfish-64&quot;);1;(IF(OR([.AP38]=&quot;See Note&quot;;[.AP38]=&quot;Blowfish-128&quot;);0.5;IF(OR([.AP38]=&quot;AES-128&quot;;[.AP38]=&quot;AES-160&quot;;[.AP38]=&quot;AES-192&quot;;[.AP38]=&quot;AES-256&quot;);0;0)))+(IF(OR([.AQ38]=&quot;MPPE-128&quot;;[.AQ38]=&quot;Blowfish-64&quot;);2;(IF(OR([.AQ38]=&quot;See Note&quot;;[.AQ38]=&quot;Blowfish-128&quot;;[.AQ38]=&quot;&quot;);1;IF(OR([.AQ38]=&quot;AES-128&quot;;[.AQ38]=&quot;AES-160&quot;;[.AQ38]=&quot;AES-192&quot;;[.AQ38]=&quot;AES-256&quot;);0;0)))))))+IF(OR([.AR38]=&quot;MS-CHAPv2&quot;;[.AR38]=&quot;RSA-RC4&quot;;[.AR38]=&quot;RSA-1024&quot;);1;IF(OR([.AR38]=&quot;See Note&quot;;[.AR38]=&quot;&quot;);0.5;IF(OR([.AR38]=&quot;RSA-4096&quot;;[.AR38]=&quot;RSA-2048&quot;;[.AR38]=&quot;DH-2048&quot;;[.AR38]=&quot;CA-4096&quot;);0;0)))+IF(OR([.AS38]=&quot;MS-CHAPv2&quot;;[.AS38]=&quot;RSA-RC4&quot;;[.AS38]=&quot;RSA-1024&quot;);2;IF(OR([.AS38]=&quot;See Note&quot;;[.AS38]=&quot;&quot;);1;IF(OR([.AS38]=&quot;RSA-4096&quot;;[.AS38]=&quot;RSA-2048&quot;;[.AS38]=&quot;DH-2048&quot;);0;0)))" office:value-type="float" office:value="2.5" calcext:value-type="float">
            <text:p>2.5</text:p>
          </table:table-cell>
          <table:table-cell table:style-name="ce43" table:formula="of:=IF([.AT38]&lt;3;2;0)+IF([.AU38]&lt;10;1;IF([.AU38]=&quot;&quot;;1;0))+IF([.AV38]&lt;3;2;IF([.AV38]&lt;10;1;IF([.AV38]=&quot;&quot;;1;0)))" office:value-type="float" office:value="1" calcext:value-type="float">
            <text:p>1</text:p>
          </table:table-cell>
          <table:table-cell table:style-name="ce48" table:formula="of:=IF([.AX38]=0;0;IF([.AX38]&lt;5;1;IF([.AX38]&lt;10;2;3)))+IF([.AY38]=0;0;IF([.AY38]&lt;3;1;IF([.AY38]&lt;10;2;3)))+IF([.AZ38]=0;0;IF([.AZ38]&lt;5;1;IF([.AZ38]&lt;10;2;3)))+IF([.BA38]=&quot;A&quot;;0;IF([.BA38]=&quot;A+&quot;;0;IF([.BA38]=&quot;B&quot;;1;5)))+IF([.BB38]=&quot;Self&quot;;0;IF([.BB38]=&quot;CloudFlare&quot;;2;IF([.BB38]=&quot;Incapsula&quot;;2;3)))" office:value-type="float" office:value="3" calcext:value-type="float">
            <text:p>3</text:p>
          </table:table-cell>
          <table:table-cell table:style-name="ce52" table:formula="of:=IF([.BC38]&lt;PricePercentile33;0;IF([.BC38]&lt;PricePercentile66;1;2))+IF([.BD38]&lt;ConPricePercentile33;0;IF([.BD38]&lt;ConPricePercentile66;1;2))+IF([.BE38]=&quot;Free&quot;;0;IF([.BE38]=&quot;Yes&quot;;0;1))+IF([.BF38]=&quot;Free&quot;;0;IF([.BF38]&gt;29;0;IF([.BF38]&gt;13;1;IF([.BF38]&gt;6;2;3))))" office:value-type="float" office:value="0" calcext:value-type="float">
            <text:p>0</text:p>
          </table:table-cell>
          <table:table-cell table:style-name="ce58" table:formula="of:=IF([.BG38]=&quot;Yes&quot;;1;0)+IF([.BH38]=&quot;Yes&quot;;1;0)+IF([.BI38]=&quot;Yes&quot;;1;0)+IF([.BJ38]=&quot;No&quot;;1;IF([.BJ38]=&quot;&quot;;0;IF([.BJ38]=&quot;Some&quot;;0.5;0)))+IF([.BK38]=&quot;No&quot;;1;IF([.BK38]=&quot;&quot;;0;IF([.BK38]=&quot;Some&quot;;0.5;0)))+IF([.BL38]=&quot;No&quot;;1;IF([.BL38]=&quot;&quot;;0;IF([.BL38]=&quot;Some&quot;;0.5;0)))+IF([.BM38]=&quot;&quot;;0;1)+IF([.BN38]=&quot;&quot;;0;1)" office:value-type="float" office:value="2" calcext:value-type="float">
            <text:p>2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38]=&quot;USA&quot;;[.L38]=&quot;UK&quot;;[.L38]=&quot;Canada&quot;;[.L38]=&quot;Australia&quot;;[.L38]=&quot;New Zealand&quot;);&quot;Five&quot;;(IF(OR([.L38]=&quot;Denmark&quot;;[.L38]=&quot;France&quot;;[.L38]=&quot;Netherlands&quot;;[.L38]=&quot;Norway&quot;);&quot;Nine&quot;;IF(OR([.L38]=&quot;Belgium&quot;;[.L38]=&quot;Germany&quot;;[.L38]=&quot;Italy&quot;;[.L38]=&quot;Spain&quot;;[.L38]=&quot;Sweden&quot;);&quot;Fourteen&quot;;IF([.L38]=&quot;&quot;;&quot;Not Disclosed&quot;;IF(OR([.L38]=&quot;British Virgin Islands&quot;;[.L38]=&quot;Gibraltar&quot;;[.L38]=&quot;British Indian Ocean&quot;;[.L38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38]=&quot;Five&quot;);[.AC38]=&quot;Yes&quot;;[.W38]=&quot;Yes&quot;;OR([.T38]=&quot;Email&quot;;[.T38]=&quot;Yes&quot;);[.O38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3" calcext:value-type="float">
            <text:p>3</text:p>
          </table:table-cell>
          <table:table-cell table:style-name="ce188"/>
          <table:table-cell table:style-name="ce192" office:value-type="float" office:value="700" calcext:value-type="float">
            <text:p>700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" calcext:value-type="float">
            <text:p>1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" calcext:value-type="float">
            <text:p>$3.00</text:p>
          </table:table-cell>
          <table:table-cell table:style-name="ce235" table:formula="of:=[.BC38]/[.AT38]" office:value-type="float" office:value="1" calcext:value-type="float">
            <text:p>$1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Doublehop</text:p>
          </table:table-cell>
          <table:table-cell table:style-name="ce18" table:formula="of:=IF(OR([.M39]=&quot;Five&quot;);3;0)+IF(OR([.M39]=&quot;Not Disclosed&quot;);1.5;0)+IF(OR([.M39]=&quot;Nine&quot;;[.M39]=&quot;Fourteen&quot;;[.M39]=&quot;See Note&quot;;[.M39]=&quot;Cooperative&quot;);1;0)+IF(OR([.N39]=&quot;Yes&quot;);2;0)+IF(OR([.N39]=&quot;Not Disclosed&quot;);1.5;0)+IF(OR([.N39]=&quot;Owned&quot;);1;0)" office:value-type="float" office:value="0" calcext:value-type="float">
            <text:p>0</text:p>
          </table:table-cell>
          <table:table-cell table:style-name="ce26" table:formula="of:=COUNTIF([.P39:.S39];&quot;Yes&quot;)+(0.5*COUNTIF([.P39:.S39];&quot;&quot;))+(0.5*COUNTIF([.P39:.S39];&quot;See Note&quot;))+(3*COUNTIF([.O39];&quot;Yes&quot;))" office:value-type="float" office:value="0" calcext:value-type="float">
            <text:p>0</text:p>
          </table:table-cell>
          <table:table-cell table:style-name="ce31" table:formula="of:=(3*COUNTIF([.T39];&quot;No&quot;))+COUNTIF([.W39:.X39];&quot;No&quot;)" office:value-type="float" office:value="0" calcext:value-type="float">
            <text:p>0</text:p>
          </table:table-cell>
          <table:table-cell table:style-name="ce35" table:formula="of:=COUNTIF([.AA39];&quot;No&quot;)+COUNTIF([.AB39];&quot;No&quot;)+(0.5*COUNTIF([.AB39];&quot;See Note&quot;))+(3*COUNTIF([.AC39];&quot;No&quot;))+COUNTIF([.AL39];&quot;Yes&quot;)+(0.5*COUNTIF([.AL39];&quot;Some&quot;))+COUNTIF([.AM39];&quot;Yes&quot;)+(0.5*COUNTIF([.AM39];&quot;Some&quot;))" office:value-type="float" office:value="3" calcext:value-type="float">
            <text:p>3</text:p>
          </table:table-cell>
          <table:table-cell table:style-name="ce39" table:formula="of:=(IF(OR([.AP39]=&quot;MPPE-128&quot;;[.AP39]=&quot;Blowfish-64&quot;);1;(IF(OR([.AP39]=&quot;See Note&quot;;[.AP39]=&quot;Blowfish-128&quot;);0.5;IF(OR([.AP39]=&quot;AES-128&quot;;[.AP39]=&quot;AES-160&quot;;[.AP39]=&quot;AES-192&quot;;[.AP39]=&quot;AES-256&quot;);0;0)))+(IF(OR([.AQ39]=&quot;MPPE-128&quot;;[.AQ39]=&quot;Blowfish-64&quot;);2;(IF(OR([.AQ39]=&quot;See Note&quot;;[.AQ39]=&quot;Blowfish-128&quot;;[.AQ39]=&quot;&quot;);1;IF(OR([.AQ39]=&quot;AES-128&quot;;[.AQ39]=&quot;AES-160&quot;;[.AQ39]=&quot;AES-192&quot;;[.AQ39]=&quot;AES-256&quot;);0;0)))))))+IF(OR([.AR39]=&quot;MS-CHAPv2&quot;;[.AR39]=&quot;RSA-RC4&quot;;[.AR39]=&quot;RSA-1024&quot;);1;IF(OR([.AR39]=&quot;See Note&quot;;[.AR39]=&quot;&quot;);0.5;IF(OR([.AR39]=&quot;RSA-4096&quot;;[.AR39]=&quot;RSA-2048&quot;;[.AR39]=&quot;DH-2048&quot;;[.AR39]=&quot;CA-4096&quot;);0;0)))+IF(OR([.AS39]=&quot;MS-CHAPv2&quot;;[.AS39]=&quot;RSA-RC4&quot;;[.AS39]=&quot;RSA-1024&quot;);2;IF(OR([.AS39]=&quot;See Note&quot;;[.AS39]=&quot;&quot;);1;IF(OR([.AS39]=&quot;RSA-4096&quot;;[.AS39]=&quot;RSA-2048&quot;;[.AS39]=&quot;DH-2048&quot;);0;0)))" office:value-type="float" office:value="0" calcext:value-type="float">
            <text:p>0</text:p>
          </table:table-cell>
          <table:table-cell table:style-name="ce43" table:formula="of:=IF([.AT39]&lt;3;2;0)+IF([.AU39]&lt;10;1;IF([.AU39]=&quot;&quot;;1;0))+IF([.AV39]&lt;3;2;IF([.AV39]&lt;10;1;IF([.AV39]=&quot;&quot;;1;0)))" office:value-type="float" office:value="3" calcext:value-type="float">
            <text:p>3</text:p>
          </table:table-cell>
          <table:table-cell table:style-name="ce48" table:formula="of:=IF([.AX39]=0;0;IF([.AX39]&lt;5;1;IF([.AX39]&lt;10;2;3)))+IF([.AY39]=0;0;IF([.AY39]&lt;3;1;IF([.AY39]&lt;10;2;3)))+IF([.AZ39]=0;0;IF([.AZ39]&lt;5;1;IF([.AZ39]&lt;10;2;3)))+IF([.BA39]=&quot;A&quot;;0;IF([.BA39]=&quot;A+&quot;;0;IF([.BA39]=&quot;B&quot;;1;5)))+IF([.BB39]=&quot;Self&quot;;0;IF([.BB39]=&quot;CloudFlare&quot;;2;IF([.BB39]=&quot;Incapsula&quot;;2;3)))" office:value-type="float" office:value="3" calcext:value-type="float">
            <text:p>3</text:p>
          </table:table-cell>
          <table:table-cell table:style-name="ce52" table:formula="of:=IF([.BC39]&lt;PricePercentile33;0;IF([.BC39]&lt;PricePercentile66;1;2))+IF([.BD39]&lt;ConPricePercentile33;0;IF([.BD39]&lt;ConPricePercentile66;1;2))+IF([.BE39]=&quot;Free&quot;;0;IF([.BE39]=&quot;Yes&quot;;0;1))+IF([.BF39]=&quot;Free&quot;;0;IF([.BF39]&gt;29;0;IF([.BF39]&gt;13;1;IF([.BF39]&gt;6;2;3))))" office:value-type="float" office:value="1" calcext:value-type="float">
            <text:p>1</text:p>
          </table:table-cell>
          <table:table-cell table:style-name="ce58" table:formula="of:=IF([.BG39]=&quot;Yes&quot;;1;0)+IF([.BH39]=&quot;Yes&quot;;1;0)+IF([.BI39]=&quot;Yes&quot;;1;0)+IF([.BJ39]=&quot;No&quot;;1;IF([.BJ39]=&quot;&quot;;0;IF([.BJ39]=&quot;Some&quot;;0.5;0)))+IF([.BK39]=&quot;No&quot;;1;IF([.BK39]=&quot;&quot;;0;IF([.BK39]=&quot;Some&quot;;0.5;0)))+IF([.BL39]=&quot;No&quot;;1;IF([.BL39]=&quot;&quot;;0;IF([.BL39]=&quot;Some&quot;;0.5;0)))+IF([.BM39]=&quot;&quot;;0;1)+IF([.BN3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office:value-type="string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39]=&quot;Five&quot;);[.AC39]=&quot;Yes&quot;;[.W39]=&quot;Yes&quot;;OR([.T39]=&quot;Email&quot;;[.T39]=&quot;Yes&quot;);[.O39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table:number-columns-repeated="5"/>
          <table:table-cell table:style-name="ce147"/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6" calcext:value-type="float">
            <text:p>6</text:p>
          </table:table-cell>
          <table:table-cell table:style-name="ce188" office:value-type="float" office:value="5" calcext:value-type="float">
            <text:p>5</text:p>
          </table:table-cell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/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2.75" calcext:value-type="float">
            <text:p>$2.75</text:p>
          </table:table-cell>
          <table:table-cell table:style-name="ce235" office:value-type="float" office:value="0.45" calcext:value-type="float">
            <text:p>$0.4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65" calcext:value-type="float">
            <text:p>365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EarthVPN</text:p>
          </table:table-cell>
          <table:table-cell table:style-name="ce18" table:formula="of:=IF(OR([.M40]=&quot;Five&quot;);3;0)+IF(OR([.M40]=&quot;Not Disclosed&quot;);1.5;0)+IF(OR([.M40]=&quot;Nine&quot;;[.M40]=&quot;Fourteen&quot;;[.M40]=&quot;See Note&quot;;[.M40]=&quot;Cooperative&quot;);1;0)+IF(OR([.N40]=&quot;Yes&quot;);2;0)+IF(OR([.N40]=&quot;Not Disclosed&quot;);1.5;0)+IF(OR([.N40]=&quot;Owned&quot;);1;0)" office:value-type="float" office:value="0" calcext:value-type="float">
            <text:p>0</text:p>
          </table:table-cell>
          <table:table-cell table:style-name="ce26" table:formula="of:=COUNTIF([.P40:.S40];&quot;Yes&quot;)+(0.5*COUNTIF([.P40:.S40];&quot;&quot;))+(0.5*COUNTIF([.P40:.S40];&quot;See Note&quot;))+(3*COUNTIF([.O40];&quot;Yes&quot;))" office:value-type="float" office:value="2.5" calcext:value-type="float">
            <text:p>2.5</text:p>
          </table:table-cell>
          <table:table-cell table:style-name="ce31" table:formula="of:=(3*COUNTIF([.T40];&quot;No&quot;))+COUNTIF([.W40:.X40];&quot;No&quot;)" office:value-type="float" office:value="1" calcext:value-type="float">
            <text:p>1</text:p>
          </table:table-cell>
          <table:table-cell table:style-name="ce35" table:formula="of:=COUNTIF([.AA40];&quot;No&quot;)+COUNTIF([.AB40];&quot;No&quot;)+(0.5*COUNTIF([.AB40];&quot;See Note&quot;))+(3*COUNTIF([.AC40];&quot;No&quot;))+COUNTIF([.AL40];&quot;Yes&quot;)+(0.5*COUNTIF([.AL40];&quot;Some&quot;))+COUNTIF([.AM40];&quot;Yes&quot;)+(0.5*COUNTIF([.AM40];&quot;Some&quot;))" office:value-type="float" office:value="2.5" calcext:value-type="float">
            <text:p>2.5</text:p>
          </table:table-cell>
          <table:table-cell table:style-name="ce39" table:formula="of:=(IF(OR([.AP40]=&quot;MPPE-128&quot;;[.AP40]=&quot;Blowfish-64&quot;);1;(IF(OR([.AP40]=&quot;See Note&quot;;[.AP40]=&quot;Blowfish-128&quot;);0.5;IF(OR([.AP40]=&quot;AES-128&quot;;[.AP40]=&quot;AES-160&quot;;[.AP40]=&quot;AES-192&quot;;[.AP40]=&quot;AES-256&quot;);0;0)))+(IF(OR([.AQ40]=&quot;MPPE-128&quot;;[.AQ40]=&quot;Blowfish-64&quot;);2;(IF(OR([.AQ40]=&quot;See Note&quot;;[.AQ40]=&quot;Blowfish-128&quot;;[.AQ40]=&quot;&quot;);1;IF(OR([.AQ40]=&quot;AES-128&quot;;[.AQ40]=&quot;AES-160&quot;;[.AQ40]=&quot;AES-192&quot;;[.AQ40]=&quot;AES-256&quot;);0;0)))))))+IF(OR([.AR40]=&quot;MS-CHAPv2&quot;;[.AR40]=&quot;RSA-RC4&quot;;[.AR40]=&quot;RSA-1024&quot;);1;IF(OR([.AR40]=&quot;See Note&quot;;[.AR40]=&quot;&quot;);0.5;IF(OR([.AR40]=&quot;RSA-4096&quot;;[.AR40]=&quot;RSA-2048&quot;;[.AR40]=&quot;DH-2048&quot;;[.AR40]=&quot;CA-4096&quot;);0;0)))+IF(OR([.AS40]=&quot;MS-CHAPv2&quot;;[.AS40]=&quot;RSA-RC4&quot;;[.AS40]=&quot;RSA-1024&quot;);2;IF(OR([.AS40]=&quot;See Note&quot;;[.AS40]=&quot;&quot;);1;IF(OR([.AS40]=&quot;RSA-4096&quot;;[.AS40]=&quot;RSA-2048&quot;;[.AS40]=&quot;DH-2048&quot;);0;0)))" office:value-type="float" office:value="2" calcext:value-type="float">
            <text:p>2</text:p>
          </table:table-cell>
          <table:table-cell table:style-name="ce43" table:formula="of:=IF([.AT40]&lt;3;2;0)+IF([.AU40]&lt;10;1;IF([.AU40]=&quot;&quot;;1;0))+IF([.AV40]&lt;3;2;IF([.AV40]&lt;10;1;IF([.AV40]=&quot;&quot;;1;0)))" office:value-type="float" office:value="0" calcext:value-type="float">
            <text:p>0</text:p>
          </table:table-cell>
          <table:table-cell table:style-name="ce48" table:formula="of:=IF([.AX40]=0;0;IF([.AX40]&lt;5;1;IF([.AX40]&lt;10;2;3)))+IF([.AY40]=0;0;IF([.AY40]&lt;3;1;IF([.AY40]&lt;10;2;3)))+IF([.AZ40]=0;0;IF([.AZ40]&lt;5;1;IF([.AZ40]&lt;10;2;3)))+IF([.BA40]=&quot;A&quot;;0;IF([.BA40]=&quot;A+&quot;;0;IF([.BA40]=&quot;B&quot;;1;5)))+IF([.BB40]=&quot;Self&quot;;0;IF([.BB40]=&quot;CloudFlare&quot;;2;IF([.BB40]=&quot;Incapsula&quot;;2;3)))" office:value-type="float" office:value="6" calcext:value-type="float">
            <text:p>6</text:p>
          </table:table-cell>
          <table:table-cell table:style-name="ce52" table:formula="of:=IF([.BC40]&lt;PricePercentile33;0;IF([.BC40]&lt;PricePercentile66;1;2))+IF([.BD40]&lt;ConPricePercentile33;0;IF([.BD40]&lt;ConPricePercentile66;1;2))+IF([.BE40]=&quot;Free&quot;;0;IF([.BE40]=&quot;Yes&quot;;0;1))+IF([.BF40]=&quot;Free&quot;;0;IF([.BF40]&gt;29;0;IF([.BF40]&gt;13;1;IF([.BF40]&gt;6;2;3))))" office:value-type="float" office:value="4" calcext:value-type="float">
            <text:p>4</text:p>
          </table:table-cell>
          <table:table-cell table:style-name="ce58" table:formula="of:=IF([.BG40]=&quot;Yes&quot;;1;0)+IF([.BH40]=&quot;Yes&quot;;1;0)+IF([.BI40]=&quot;Yes&quot;;1;0)+IF([.BJ40]=&quot;No&quot;;1;IF([.BJ40]=&quot;&quot;;0;IF([.BJ40]=&quot;Some&quot;;0.5;0)))+IF([.BK40]=&quot;No&quot;;1;IF([.BK40]=&quot;&quot;;0;IF([.BK40]=&quot;Some&quot;;0.5;0)))+IF([.BL40]=&quot;No&quot;;1;IF([.BL40]=&quot;&quot;;0;IF([.BL40]=&quot;Some&quot;;0.5;0)))+IF([.BM40]=&quot;&quot;;0;1)+IF([.BN40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Northern Cyprus</text:p>
          </table:table-cell>
          <table:table-cell table:style-name="ce75" table:formula="of:=IF(OR([.L40]=&quot;USA&quot;;[.L40]=&quot;UK&quot;;[.L40]=&quot;Canada&quot;;[.L40]=&quot;Australia&quot;;[.L40]=&quot;New Zealand&quot;);&quot;Five&quot;;(IF(OR([.L40]=&quot;Denmark&quot;;[.L40]=&quot;France&quot;;[.L40]=&quot;Netherlands&quot;;[.L40]=&quot;Norway&quot;);&quot;Nine&quot;;IF(OR([.L40]=&quot;Belgium&quot;;[.L40]=&quot;Germany&quot;;[.L40]=&quot;Italy&quot;;[.L40]=&quot;Spain&quot;;[.L40]=&quot;Sweden&quot;);&quot;Fourteen&quot;;IF([.L40]=&quot;&quot;;&quot;Not Disclosed&quot;;IF(OR([.L40]=&quot;British Virgin Islands&quot;;[.L40]=&quot;Gibraltar&quot;;[.L40]=&quot;British Indian Ocean&quot;;[.L40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0]=&quot;Five&quot;);[.AC40]=&quot;Yes&quot;;[.W40]=&quot;Yes&quot;;OR([.T40]=&quot;Email&quot;;[.T40]=&quot;Yes&quot;);[.O40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MS-CHAPv2</text:p>
          </table:table-cell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32" calcext:value-type="float">
            <text:p>32</text:p>
          </table:table-cell>
          <table:table-cell table:style-name="ce192" office:value-type="float" office:value="304" calcext:value-type="float">
            <text:p>304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Incapsula</text:p>
          </table:table-cell>
          <table:table-cell table:style-name="ce229" office:value-type="float" office:value="3.34" calcext:value-type="float">
            <text:p>$3.34</text:p>
          </table:table-cell>
          <table:table-cell table:style-name="ce235" table:formula="of:=[.BC40]/[.AT40]" office:value-type="float" office:value="1.11333333333333" calcext:value-type="float">
            <text:p>$1.11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encrypt.me" xlink:type="simple">Encrypt.me</text:a></text:p>
          </table:table-cell>
          <table:table-cell table:style-name="ce18" table:formula="of:=IF(OR([.M41]=&quot;Five&quot;);3;0)+IF(OR([.M41]=&quot;Not Disclosed&quot;);1.5;0)+IF(OR([.M41]=&quot;Nine&quot;;[.M41]=&quot;Fourteen&quot;;[.M41]=&quot;See Note&quot;;[.M41]=&quot;Cooperative&quot;);1;0)+IF(OR([.N41]=&quot;Yes&quot;);2;0)+IF(OR([.N41]=&quot;Not Disclosed&quot;);1.5;0)+IF(OR([.N41]=&quot;Owned&quot;);1;0)" office:value-type="float" office:value="5" calcext:value-type="float">
            <text:p>5</text:p>
          </table:table-cell>
          <table:table-cell table:style-name="ce26" table:formula="of:=COUNTIF([.P41:.S41];&quot;Yes&quot;)+(0.5*COUNTIF([.P41:.S41];&quot;&quot;))+(0.5*COUNTIF([.P41:.S41];&quot;See Note&quot;))+(3*COUNTIF([.O41];&quot;Yes&quot;))" office:value-type="float" office:value="3.5" calcext:value-type="float">
            <text:p>3.5</text:p>
          </table:table-cell>
          <table:table-cell table:style-name="ce31" table:formula="of:=(3*COUNTIF([.T41];&quot;No&quot;))+COUNTIF([.W41:.X41];&quot;No&quot;)" office:value-type="float" office:value="5" calcext:value-type="float">
            <text:p>5</text:p>
          </table:table-cell>
          <table:table-cell table:style-name="ce35" table:formula="of:=COUNTIF([.AA41];&quot;No&quot;)+COUNTIF([.AB41];&quot;No&quot;)+(0.5*COUNTIF([.AB41];&quot;See Note&quot;))+(3*COUNTIF([.AC41];&quot;No&quot;))+COUNTIF([.AL41];&quot;Yes&quot;)+(0.5*COUNTIF([.AL41];&quot;Some&quot;))+COUNTIF([.AM41];&quot;Yes&quot;)+(0.5*COUNTIF([.AM41];&quot;Some&quot;))" office:value-type="float" office:value="2" calcext:value-type="float">
            <text:p>2</text:p>
          </table:table-cell>
          <table:table-cell table:style-name="ce39" table:formula="of:=(IF(OR([.AP41]=&quot;MPPE-128&quot;;[.AP41]=&quot;Blowfish-64&quot;);1;(IF(OR([.AP41]=&quot;See Note&quot;;[.AP41]=&quot;Blowfish-128&quot;);0.5;IF(OR([.AP41]=&quot;AES-128&quot;;[.AP41]=&quot;AES-160&quot;;[.AP41]=&quot;AES-192&quot;;[.AP41]=&quot;AES-256&quot;);0;0)))+(IF(OR([.AQ41]=&quot;MPPE-128&quot;;[.AQ41]=&quot;Blowfish-64&quot;);2;(IF(OR([.AQ41]=&quot;See Note&quot;;[.AQ41]=&quot;Blowfish-128&quot;;[.AQ41]=&quot;&quot;);1;IF(OR([.AQ41]=&quot;AES-128&quot;;[.AQ41]=&quot;AES-160&quot;;[.AQ41]=&quot;AES-192&quot;;[.AQ41]=&quot;AES-256&quot;);0;0)))))))+IF(OR([.AR41]=&quot;MS-CHAPv2&quot;;[.AR41]=&quot;RSA-RC4&quot;;[.AR41]=&quot;RSA-1024&quot;);1;IF(OR([.AR41]=&quot;See Note&quot;;[.AR41]=&quot;&quot;);0.5;IF(OR([.AR41]=&quot;RSA-4096&quot;;[.AR41]=&quot;RSA-2048&quot;;[.AR41]=&quot;DH-2048&quot;;[.AR41]=&quot;CA-4096&quot;);0;0)))+IF(OR([.AS41]=&quot;MS-CHAPv2&quot;;[.AS41]=&quot;RSA-RC4&quot;;[.AS41]=&quot;RSA-1024&quot;);2;IF(OR([.AS41]=&quot;See Note&quot;;[.AS41]=&quot;&quot;);1;IF(OR([.AS41]=&quot;RSA-4096&quot;;[.AS41]=&quot;RSA-2048&quot;;[.AS41]=&quot;DH-2048&quot;);0;0)))" office:value-type="float" office:value="2.5" calcext:value-type="float">
            <text:p>2.5</text:p>
          </table:table-cell>
          <table:table-cell table:style-name="ce43" table:formula="of:=IF([.AT41]&lt;3;2;0)+IF([.AU41]&lt;10;1;IF([.AU41]=&quot;&quot;;1;0))+IF([.AV41]&lt;3;2;IF([.AV41]&lt;10;1;IF([.AV41]=&quot;&quot;;1;0)))" office:value-type="float" office:value="3" calcext:value-type="float">
            <text:p>3</text:p>
          </table:table-cell>
          <table:table-cell table:style-name="ce48" table:formula="of:=IF([.AX41]=0;0;IF([.AX41]&lt;5;1;IF([.AX41]&lt;10;2;3)))+IF([.AY41]=0;0;IF([.AY41]&lt;3;1;IF([.AY41]&lt;10;2;3)))+IF([.AZ41]=0;0;IF([.AZ41]&lt;5;1;IF([.AZ41]&lt;10;2;3)))+IF([.BA41]=&quot;A&quot;;0;IF([.BA41]=&quot;A+&quot;;0;IF([.BA41]=&quot;B&quot;;1;5)))+IF([.BB41]=&quot;Self&quot;;0;IF([.BB41]=&quot;CloudFlare&quot;;2;IF([.BB41]=&quot;Incapsula&quot;;2;3)))" office:value-type="float" office:value="2" calcext:value-type="float">
            <text:p>2</text:p>
          </table:table-cell>
          <table:table-cell table:style-name="ce52" table:formula="of:=IF([.BC41]&lt;PricePercentile33;0;IF([.BC41]&lt;PricePercentile66;1;2))+IF([.BD41]&lt;ConPricePercentile33;0;IF([.BD41]&lt;ConPricePercentile66;1;2))+IF([.BE41]=&quot;Free&quot;;0;IF([.BE41]=&quot;Yes&quot;;0;1))+IF([.BF41]=&quot;Free&quot;;0;IF([.BF41]&gt;29;0;IF([.BF41]&gt;13;1;IF([.BF41]&gt;6;2;3))))" office:value-type="float" office:value="2" calcext:value-type="float">
            <text:p>2</text:p>
          </table:table-cell>
          <table:table-cell table:style-name="ce58" table:formula="of:=IF([.BG41]=&quot;Yes&quot;;1;0)+IF([.BH41]=&quot;Yes&quot;;1;0)+IF([.BI41]=&quot;Yes&quot;;1;0)+IF([.BJ41]=&quot;No&quot;;1;IF([.BJ41]=&quot;&quot;;0;IF([.BJ41]=&quot;Some&quot;;0.5;0)))+IF([.BK41]=&quot;No&quot;;1;IF([.BK41]=&quot;&quot;;0;IF([.BK41]=&quot;Some&quot;;0.5;0)))+IF([.BL41]=&quot;No&quot;;1;IF([.BL41]=&quot;&quot;;0;IF([.BL41]=&quot;Some&quot;;0.5;0)))+IF([.BM41]=&quot;&quot;;0;1)+IF([.BN41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41]=&quot;USA&quot;;[.L41]=&quot;UK&quot;;[.L41]=&quot;Canada&quot;;[.L41]=&quot;Australia&quot;;[.L41]=&quot;New Zealand&quot;);&quot;Five&quot;;(IF(OR([.L41]=&quot;Denmark&quot;;[.L41]=&quot;France&quot;;[.L41]=&quot;Netherlands&quot;;[.L41]=&quot;Norway&quot;);&quot;Nine&quot;;IF(OR([.L41]=&quot;Belgium&quot;;[.L41]=&quot;Germany&quot;;[.L41]=&quot;Italy&quot;;[.L41]=&quot;Spain&quot;;[.L41]=&quot;Sweden&quot;);&quot;Fourteen&quot;;IF([.L41]=&quot;&quot;;&quot;Not Disclosed&quot;;IF(OR([.L41]=&quot;British Virgin Islands&quot;;[.L41]=&quot;Gibraltar&quot;;[.L41]=&quot;British Indian Ocean&quot;;[.L41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See Note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1]=&quot;Five&quot;);[.AC41]=&quot;Yes&quot;;[.W41]=&quot;Yes&quot;;OR([.T41]=&quot;Email&quot;;[.T41]=&quot;Yes&quot;);[.O4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34" calcext:value-type="float">
            <text:p>$8.34</text:p>
          </table:table-cell>
          <table:table-cell table:style-name="ce235" table:formula="of:=[.BC41]/[.AT41]" office:value-type="float" office:value="0.3336" calcext:value-type="float">
            <text:p>$0.3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EtherealVPN</text:p>
          </table:table-cell>
          <table:table-cell table:style-name="ce18" table:formula="of:=IF(OR([.M42]=&quot;Five&quot;);3;0)+IF(OR([.M42]=&quot;Not Disclosed&quot;);1.5;0)+IF(OR([.M42]=&quot;Nine&quot;;[.M42]=&quot;Fourteen&quot;;[.M42]=&quot;See Note&quot;;[.M42]=&quot;Cooperative&quot;);1;0)+IF(OR([.N42]=&quot;Yes&quot;);2;0)+IF(OR([.N42]=&quot;Not Disclosed&quot;);1.5;0)+IF(OR([.N42]=&quot;Owned&quot;);1;0)" office:value-type="float" office:value="3" calcext:value-type="float">
            <text:p>3</text:p>
          </table:table-cell>
          <table:table-cell table:style-name="ce26" table:formula="of:=COUNTIF([.P42:.S42];&quot;Yes&quot;)+(0.5*COUNTIF([.P42:.S42];&quot;&quot;))+(0.5*COUNTIF([.P42:.S42];&quot;See Note&quot;))+(3*COUNTIF([.O42];&quot;Yes&quot;))" office:value-type="float" office:value="2" calcext:value-type="float">
            <text:p>2</text:p>
          </table:table-cell>
          <table:table-cell table:style-name="ce31" table:formula="of:=(3*COUNTIF([.T42];&quot;No&quot;))+COUNTIF([.W42:.X42];&quot;No&quot;)" office:value-type="float" office:value="1" calcext:value-type="float">
            <text:p>1</text:p>
          </table:table-cell>
          <table:table-cell table:style-name="ce35" table:formula="of:=COUNTIF([.AA42];&quot;No&quot;)+COUNTIF([.AB42];&quot;No&quot;)+(0.5*COUNTIF([.AB42];&quot;See Note&quot;))+(3*COUNTIF([.AC42];&quot;No&quot;))+COUNTIF([.AL42];&quot;Yes&quot;)+(0.5*COUNTIF([.AL42];&quot;Some&quot;))+COUNTIF([.AM42];&quot;Yes&quot;)+(0.5*COUNTIF([.AM42];&quot;Some&quot;))" office:value-type="float" office:value="5" calcext:value-type="float">
            <text:p>5</text:p>
          </table:table-cell>
          <table:table-cell table:style-name="ce39" table:formula="of:=(IF(OR([.AP42]=&quot;MPPE-128&quot;;[.AP42]=&quot;Blowfish-64&quot;);1;(IF(OR([.AP42]=&quot;See Note&quot;;[.AP42]=&quot;Blowfish-128&quot;);0.5;IF(OR([.AP42]=&quot;AES-128&quot;;[.AP42]=&quot;AES-160&quot;;[.AP42]=&quot;AES-192&quot;;[.AP42]=&quot;AES-256&quot;);0;0)))+(IF(OR([.AQ42]=&quot;MPPE-128&quot;;[.AQ42]=&quot;Blowfish-64&quot;);2;(IF(OR([.AQ42]=&quot;See Note&quot;;[.AQ42]=&quot;Blowfish-128&quot;;[.AQ42]=&quot;&quot;);1;IF(OR([.AQ42]=&quot;AES-128&quot;;[.AQ42]=&quot;AES-160&quot;;[.AQ42]=&quot;AES-192&quot;;[.AQ42]=&quot;AES-256&quot;);0;0)))))))+IF(OR([.AR42]=&quot;MS-CHAPv2&quot;;[.AR42]=&quot;RSA-RC4&quot;;[.AR42]=&quot;RSA-1024&quot;);1;IF(OR([.AR42]=&quot;See Note&quot;;[.AR42]=&quot;&quot;);0.5;IF(OR([.AR42]=&quot;RSA-4096&quot;;[.AR42]=&quot;RSA-2048&quot;;[.AR42]=&quot;DH-2048&quot;;[.AR42]=&quot;CA-4096&quot;);0;0)))+IF(OR([.AS42]=&quot;MS-CHAPv2&quot;;[.AS42]=&quot;RSA-RC4&quot;;[.AS42]=&quot;RSA-1024&quot;);2;IF(OR([.AS42]=&quot;See Note&quot;;[.AS42]=&quot;&quot;);1;IF(OR([.AS42]=&quot;RSA-4096&quot;;[.AS42]=&quot;RSA-2048&quot;;[.AS42]=&quot;DH-2048&quot;);0;0)))" office:value-type="float" office:value="2.5" calcext:value-type="float">
            <text:p>2.5</text:p>
          </table:table-cell>
          <table:table-cell table:style-name="ce43" table:formula="of:=IF([.AT42]&lt;3;2;0)+IF([.AU42]&lt;10;1;IF([.AU42]=&quot;&quot;;1;0))+IF([.AV42]&lt;3;2;IF([.AV42]&lt;10;1;IF([.AV42]=&quot;&quot;;1;0)))" office:value-type="float" office:value="4" calcext:value-type="float">
            <text:p>4</text:p>
          </table:table-cell>
          <table:table-cell table:style-name="ce48" table:formula="of:=IF([.AX42]=0;0;IF([.AX42]&lt;5;1;IF([.AX42]&lt;10;2;3)))+IF([.AY42]=0;0;IF([.AY42]&lt;3;1;IF([.AY42]&lt;10;2;3)))+IF([.AZ42]=0;0;IF([.AZ42]&lt;5;1;IF([.AZ42]&lt;10;2;3)))+IF([.BA42]=&quot;A&quot;;0;IF([.BA42]=&quot;A+&quot;;0;IF([.BA42]=&quot;B&quot;;1;5)))+IF([.BB42]=&quot;Self&quot;;0;IF([.BB42]=&quot;CloudFlare&quot;;2;IF([.BB42]=&quot;Incapsula&quot;;2;3)))" office:value-type="float" office:value="13" calcext:value-type="float">
            <text:p>13</text:p>
          </table:table-cell>
          <table:table-cell table:style-name="ce52" table:formula="of:=IF([.BC42]&lt;PricePercentile33;0;IF([.BC42]&lt;PricePercentile66;1;2))+IF([.BD42]&lt;ConPricePercentile33;0;IF([.BD42]&lt;ConPricePercentile66;1;2))+IF([.BE42]=&quot;Free&quot;;0;IF([.BE42]=&quot;Yes&quot;;0;1))+IF([.BF42]=&quot;Free&quot;;0;IF([.BF42]&gt;29;0;IF([.BF42]&gt;13;1;IF([.BF42]&gt;6;2;3))))" office:value-type="float" office:value="5" calcext:value-type="float">
            <text:p>5</text:p>
          </table:table-cell>
          <table:table-cell table:style-name="ce58" table:formula="of:=IF([.BG42]=&quot;Yes&quot;;1;0)+IF([.BH42]=&quot;Yes&quot;;1;0)+IF([.BI42]=&quot;Yes&quot;;1;0)+IF([.BJ42]=&quot;No&quot;;1;IF([.BJ42]=&quot;&quot;;0;IF([.BJ42]=&quot;Some&quot;;0.5;0)))+IF([.BK42]=&quot;No&quot;;1;IF([.BK42]=&quot;&quot;;0;IF([.BK42]=&quot;Some&quot;;0.5;0)))+IF([.BL42]=&quot;No&quot;;1;IF([.BL42]=&quot;&quot;;0;IF([.BL42]=&quot;Some&quot;;0.5;0)))+IF([.BM42]=&quot;&quot;;0;1)+IF([.BN42]=&quot;&quot;;0;1)" office:value-type="float" office:value="3" calcext:value-type="float">
            <text:p>3</text:p>
          </table:table-cell>
          <table:table-cell table:style-name="ce21"/>
          <table:table-cell table:style-name="ce69"/>
          <table:table-cell table:style-name="ce75" table:formula="of:=IF(OR([.L42]=&quot;USA&quot;;[.L42]=&quot;UK&quot;;[.L42]=&quot;Canada&quot;;[.L42]=&quot;Australia&quot;;[.L42]=&quot;New Zealand&quot;);&quot;Five&quot;;(IF(OR([.L42]=&quot;Denmark&quot;;[.L42]=&quot;France&quot;;[.L42]=&quot;Netherlands&quot;;[.L42]=&quot;Norway&quot;);&quot;Nine&quot;;IF(OR([.L42]=&quot;Belgium&quot;;[.L42]=&quot;Germany&quot;;[.L42]=&quot;Italy&quot;;[.L42]=&quot;Spain&quot;;[.L42]=&quot;Sweden&quot;);&quot;Fourteen&quot;;IF([.L42]=&quot;&quot;;&quot;Not Disclosed&quot;;IF(OR([.L42]=&quot;British Virgin Islands&quot;;[.L42]=&quot;Gibraltar&quot;;[.L42]=&quot;British Indian Ocean&quot;;[.L42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2]=&quot;Five&quot;);[.AC42]=&quot;Yes&quot;;[.W42]=&quot;Yes&quot;;OR([.T42]=&quot;Email&quot;;[.T42]=&quot;Yes&quot;);[.O4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1" calcext:value-type="float">
            <text:p>11</text:p>
          </table:table-cell>
          <table:table-cell table:style-name="ce219" office:value-type="string" calcext:value-type="string">
            <text:p>T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1.67" calcext:value-type="float">
            <text:p>$1.67</text:p>
          </table:table-cell>
          <table:table-cell table:style-name="ce235" table:formula="of:=[.BC42]/[.AT42]" office:value-type="float" office:value="1.67" calcext:value-type="float">
            <text:p>$1.6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ExpressVPN</text:p>
          </table:table-cell>
          <table:table-cell table:style-name="ce18" table:formula="of:=IF(OR([.M43]=&quot;Five&quot;);3;0)+IF(OR([.M43]=&quot;Not Disclosed&quot;);1.5;0)+IF(OR([.M43]=&quot;Nine&quot;;[.M43]=&quot;Fourteen&quot;;[.M43]=&quot;See Note&quot;;[.M43]=&quot;Cooperative&quot;);1;0)+IF(OR([.N43]=&quot;Yes&quot;);2;0)+IF(OR([.N43]=&quot;Not Disclosed&quot;);1.5;0)+IF(OR([.N43]=&quot;Owned&quot;);1;0)" office:value-type="float" office:value="2" calcext:value-type="float">
            <text:p>2</text:p>
          </table:table-cell>
          <table:table-cell table:style-name="ce26" table:formula="of:=COUNTIF([.P43:.S43];&quot;Yes&quot;)+(0.5*COUNTIF([.P43:.S43];&quot;&quot;))+(0.5*COUNTIF([.P43:.S43];&quot;See Note&quot;))+(3*COUNTIF([.O43];&quot;Yes&quot;))" office:value-type="float" office:value="2" calcext:value-type="float">
            <text:p>2</text:p>
          </table:table-cell>
          <table:table-cell table:style-name="ce31" table:formula="of:=(3*COUNTIF([.T43];&quot;No&quot;))+COUNTIF([.W43:.X43];&quot;No&quot;)" office:value-type="float" office:value="1" calcext:value-type="float">
            <text:p>1</text:p>
          </table:table-cell>
          <table:table-cell table:style-name="ce35" table:formula="of:=COUNTIF([.AA43];&quot;No&quot;)+COUNTIF([.AB43];&quot;No&quot;)+(0.5*COUNTIF([.AB43];&quot;See Note&quot;))+(3*COUNTIF([.AC43];&quot;No&quot;))+COUNTIF([.AL43];&quot;Yes&quot;)+(0.5*COUNTIF([.AL43];&quot;Some&quot;))+COUNTIF([.AM43];&quot;Yes&quot;)+(0.5*COUNTIF([.AM43];&quot;Some&quot;))" office:value-type="float" office:value="0" calcext:value-type="float">
            <text:p>0</text:p>
          </table:table-cell>
          <table:table-cell table:style-name="ce39" table:formula="of:=(IF(OR([.AP43]=&quot;MPPE-128&quot;;[.AP43]=&quot;Blowfish-64&quot;);1;(IF(OR([.AP43]=&quot;See Note&quot;;[.AP43]=&quot;Blowfish-128&quot;);0.5;IF(OR([.AP43]=&quot;AES-128&quot;;[.AP43]=&quot;AES-160&quot;;[.AP43]=&quot;AES-192&quot;;[.AP43]=&quot;AES-256&quot;);0;0)))+(IF(OR([.AQ43]=&quot;MPPE-128&quot;;[.AQ43]=&quot;Blowfish-64&quot;);2;(IF(OR([.AQ43]=&quot;See Note&quot;;[.AQ43]=&quot;Blowfish-128&quot;;[.AQ43]=&quot;&quot;);1;IF(OR([.AQ43]=&quot;AES-128&quot;;[.AQ43]=&quot;AES-160&quot;;[.AQ43]=&quot;AES-192&quot;;[.AQ43]=&quot;AES-256&quot;);0;0)))))))+IF(OR([.AR43]=&quot;MS-CHAPv2&quot;;[.AR43]=&quot;RSA-RC4&quot;;[.AR43]=&quot;RSA-1024&quot;);1;IF(OR([.AR43]=&quot;See Note&quot;;[.AR43]=&quot;&quot;);0.5;IF(OR([.AR43]=&quot;RSA-4096&quot;;[.AR43]=&quot;RSA-2048&quot;;[.AR43]=&quot;DH-2048&quot;;[.AR43]=&quot;CA-4096&quot;);0;0)))+IF(OR([.AS43]=&quot;MS-CHAPv2&quot;;[.AS43]=&quot;RSA-RC4&quot;;[.AS43]=&quot;RSA-1024&quot;);2;IF(OR([.AS43]=&quot;See Note&quot;;[.AS43]=&quot;&quot;);1;IF(OR([.AS43]=&quot;RSA-4096&quot;;[.AS43]=&quot;RSA-2048&quot;;[.AS43]=&quot;DH-2048&quot;);0;0)))" office:value-type="float" office:value="0.5" calcext:value-type="float">
            <text:p>0.5</text:p>
          </table:table-cell>
          <table:table-cell table:style-name="ce43" table:formula="of:=IF([.AT43]&lt;3;2;0)+IF([.AU43]&lt;10;1;IF([.AU43]=&quot;&quot;;1;0))+IF([.AV43]&lt;3;2;IF([.AV43]&lt;10;1;IF([.AV43]=&quot;&quot;;1;0)))" office:value-type="float" office:value="0" calcext:value-type="float">
            <text:p>0</text:p>
          </table:table-cell>
          <table:table-cell table:style-name="ce48" table:formula="of:=IF([.AX43]=0;0;IF([.AX43]&lt;5;1;IF([.AX43]&lt;10;2;3)))+IF([.AY43]=0;0;IF([.AY43]&lt;3;1;IF([.AY43]&lt;10;2;3)))+IF([.AZ43]=0;0;IF([.AZ43]&lt;5;1;IF([.AZ43]&lt;10;2;3)))+IF([.BA43]=&quot;A&quot;;0;IF([.BA43]=&quot;A+&quot;;0;IF([.BA43]=&quot;B&quot;;1;5)))+IF([.BB43]=&quot;Self&quot;;0;IF([.BB43]=&quot;CloudFlare&quot;;2;IF([.BB43]=&quot;Incapsula&quot;;2;3)))" office:value-type="float" office:value="8" calcext:value-type="float">
            <text:p>8</text:p>
          </table:table-cell>
          <table:table-cell table:style-name="ce52" table:formula="of:=IF([.BC43]&lt;PricePercentile33;0;IF([.BC43]&lt;PricePercentile66;1;2))+IF([.BD43]&lt;ConPricePercentile33;0;IF([.BD43]&lt;ConPricePercentile66;1;2))+IF([.BE43]=&quot;Free&quot;;0;IF([.BE43]=&quot;Yes&quot;;0;1))+IF([.BF43]=&quot;Free&quot;;0;IF([.BF43]&gt;29;0;IF([.BF43]&gt;13;1;IF([.BF43]&gt;6;2;3))))" office:value-type="float" office:value="4" calcext:value-type="float">
            <text:p>4</text:p>
          </table:table-cell>
          <table:table-cell table:style-name="ce58" table:formula="of:=IF([.BG43]=&quot;Yes&quot;;1;0)+IF([.BH43]=&quot;Yes&quot;;1;0)+IF([.BI43]=&quot;Yes&quot;;1;0)+IF([.BJ43]=&quot;No&quot;;1;IF([.BJ43]=&quot;&quot;;0;IF([.BJ43]=&quot;Some&quot;;0.5;0)))+IF([.BK43]=&quot;No&quot;;1;IF([.BK43]=&quot;&quot;;0;IF([.BK43]=&quot;Some&quot;;0.5;0)))+IF([.BL43]=&quot;No&quot;;1;IF([.BL43]=&quot;&quot;;0;IF([.BL43]=&quot;Some&quot;;0.5;0)))+IF([.BM43]=&quot;&quot;;0;1)+IF([.BN43]=&quot;&quot;;0;1)" office:value-type="float" office:value="4.5" calcext:value-type="float">
            <text:p>4.5</text:p>
          </table:table-cell>
          <table:table-cell table:style-name="ce21"/>
          <table:table-cell table:style-name="ce69" office:value-type="string" calcext:value-type="string">
            <text:p>British Virgin Islands</text:p>
          </table:table-cell>
          <table:table-cell table:style-name="ce75" table:formula="of:=IF(OR([.L43]=&quot;USA&quot;;[.L43]=&quot;UK&quot;;[.L43]=&quot;Canada&quot;;[.L43]=&quot;Australia&quot;;[.L43]=&quot;New Zealand&quot;);&quot;Five&quot;;(IF(OR([.L43]=&quot;Denmark&quot;;[.L43]=&quot;France&quot;;[.L43]=&quot;Netherlands&quot;;[.L43]=&quot;Norway&quot;);&quot;Nine&quot;;IF(OR([.L43]=&quot;Belgium&quot;;[.L43]=&quot;Germany&quot;;[.L43]=&quot;Italy&quot;;[.L43]=&quot;Spain&quot;;[.L43]=&quot;Sweden&quot;);&quot;Fourteen&quot;;IF([.L43]=&quot;&quot;;&quot;Not Disclosed&quot;;IF(OR([.L43]=&quot;British Virgin Islands&quot;;[.L43]=&quot;Gibraltar&quot;;[.L43]=&quot;British Indian Ocean&quot;;[.L43]=&quot;Barbados&quot;);&quot;See Note&quot;;&quot;No&quot;))))))" office:value-type="string" office:string-value="See Note" calcext:value-type="string">
            <text:p>See Note</text:p>
          </table:table-cell>
          <table:table-cell table:style-name="ce80" office:value-type="string" calcext:value-type="string">
            <text:p>Owned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43]=&quot;Five&quot;);[.AC43]=&quot;Yes&quot;;[.W43]=&quot;Yes&quot;;OR([.T43]=&quot;Email&quot;;[.T43]=&quot;Yes&quot;);[.O43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 office:value-type="string" calcext:value-type="string">
            <text:p>CA-4096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94" calcext:value-type="float">
            <text:p>94</text:p>
          </table:table-cell>
          <table:table-cell table:style-name="ce192" office:value-type="float" office:value="1500" calcext:value-type="float">
            <text:p>1500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3" calcext:value-type="float">
            <text:p>13</text:p>
          </table:table-cell>
          <table:table-cell table:style-name="ce208" office:value-type="float" office:value="5" calcext:value-type="float">
            <text:p>5</text:p>
          </table:table-cell>
          <table:table-cell table:style-name="ce213" office:value-type="float" office:value="17" calcext:value-type="float">
            <text:p>17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32" calcext:value-type="float">
            <text:p>$8.32</text:p>
          </table:table-cell>
          <table:table-cell table:style-name="ce235" table:formula="of:=[.BC43]/[.AT43]" office:value-type="float" office:value="2.77333333333333" calcext:value-type="float">
            <text:p>$2.7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faceless.me" xlink:type="simple">Faceless.ME</text:a></text:p>
          </table:table-cell>
          <table:table-cell table:style-name="ce18" table:formula="of:=IF(OR([.M44]=&quot;Five&quot;);3;0)+IF(OR([.M44]=&quot;Not Disclosed&quot;);1.5;0)+IF(OR([.M44]=&quot;Nine&quot;;[.M44]=&quot;Fourteen&quot;;[.M44]=&quot;See Note&quot;;[.M44]=&quot;Cooperative&quot;);1;0)+IF(OR([.N44]=&quot;Yes&quot;);2;0)+IF(OR([.N44]=&quot;Not Disclosed&quot;);1.5;0)+IF(OR([.N44]=&quot;Owned&quot;);1;0)" office:value-type="float" office:value="0" calcext:value-type="float">
            <text:p>0</text:p>
          </table:table-cell>
          <table:table-cell table:style-name="ce26" table:formula="of:=COUNTIF([.P44:.S44];&quot;Yes&quot;)+(0.5*COUNTIF([.P44:.S44];&quot;&quot;))+(0.5*COUNTIF([.P44:.S44];&quot;See Note&quot;))+(3*COUNTIF([.O44];&quot;Yes&quot;))" office:value-type="float" office:value="3" calcext:value-type="float">
            <text:p>3</text:p>
          </table:table-cell>
          <table:table-cell table:style-name="ce31" table:formula="of:=(3*COUNTIF([.T44];&quot;No&quot;))+COUNTIF([.W44:.X44];&quot;No&quot;)" office:value-type="float" office:value="5" calcext:value-type="float">
            <text:p>5</text:p>
          </table:table-cell>
          <table:table-cell table:style-name="ce35" table:formula="of:=COUNTIF([.AA44];&quot;No&quot;)+COUNTIF([.AB44];&quot;No&quot;)+(0.5*COUNTIF([.AB44];&quot;See Note&quot;))+(3*COUNTIF([.AC44];&quot;No&quot;))+COUNTIF([.AL44];&quot;Yes&quot;)+(0.5*COUNTIF([.AL44];&quot;Some&quot;))+COUNTIF([.AM44];&quot;Yes&quot;)+(0.5*COUNTIF([.AM44];&quot;Some&quot;))" office:value-type="float" office:value="2" calcext:value-type="float">
            <text:p>2</text:p>
          </table:table-cell>
          <table:table-cell table:style-name="ce39" table:formula="of:=(IF(OR([.AP44]=&quot;MPPE-128&quot;;[.AP44]=&quot;Blowfish-64&quot;);1;(IF(OR([.AP44]=&quot;See Note&quot;;[.AP44]=&quot;Blowfish-128&quot;);0.5;IF(OR([.AP44]=&quot;AES-128&quot;;[.AP44]=&quot;AES-160&quot;;[.AP44]=&quot;AES-192&quot;;[.AP44]=&quot;AES-256&quot;);0;0)))+(IF(OR([.AQ44]=&quot;MPPE-128&quot;;[.AQ44]=&quot;Blowfish-64&quot;);2;(IF(OR([.AQ44]=&quot;See Note&quot;;[.AQ44]=&quot;Blowfish-128&quot;;[.AQ44]=&quot;&quot;);1;IF(OR([.AQ44]=&quot;AES-128&quot;;[.AQ44]=&quot;AES-160&quot;;[.AQ44]=&quot;AES-192&quot;;[.AQ44]=&quot;AES-256&quot;);0;0)))))))+IF(OR([.AR44]=&quot;MS-CHAPv2&quot;;[.AR44]=&quot;RSA-RC4&quot;;[.AR44]=&quot;RSA-1024&quot;);1;IF(OR([.AR44]=&quot;See Note&quot;;[.AR44]=&quot;&quot;);0.5;IF(OR([.AR44]=&quot;RSA-4096&quot;;[.AR44]=&quot;RSA-2048&quot;;[.AR44]=&quot;DH-2048&quot;;[.AR44]=&quot;CA-4096&quot;);0;0)))+IF(OR([.AS44]=&quot;MS-CHAPv2&quot;;[.AS44]=&quot;RSA-RC4&quot;;[.AS44]=&quot;RSA-1024&quot;);2;IF(OR([.AS44]=&quot;See Note&quot;;[.AS44]=&quot;&quot;);1;IF(OR([.AS44]=&quot;RSA-4096&quot;;[.AS44]=&quot;RSA-2048&quot;;[.AS44]=&quot;DH-2048&quot;);0;0)))" office:value-type="float" office:value="2.5" calcext:value-type="float">
            <text:p>2.5</text:p>
          </table:table-cell>
          <table:table-cell table:style-name="ce43" table:formula="of:=IF([.AT44]&lt;3;2;0)+IF([.AU44]&lt;10;1;IF([.AU44]=&quot;&quot;;1;0))+IF([.AV44]&lt;3;2;IF([.AV44]&lt;10;1;IF([.AV44]=&quot;&quot;;1;0)))" office:value-type="float" office:value="5" calcext:value-type="float">
            <text:p>5</text:p>
          </table:table-cell>
          <table:table-cell table:style-name="ce48" table:formula="of:=IF([.AX44]=0;0;IF([.AX44]&lt;5;1;IF([.AX44]&lt;10;2;3)))+IF([.AY44]=0;0;IF([.AY44]&lt;3;1;IF([.AY44]&lt;10;2;3)))+IF([.AZ44]=0;0;IF([.AZ44]&lt;5;1;IF([.AZ44]&lt;10;2;3)))+IF([.BA44]=&quot;A&quot;;0;IF([.BA44]=&quot;A+&quot;;0;IF([.BA44]=&quot;B&quot;;1;5)))+IF([.BB44]=&quot;Self&quot;;0;IF([.BB44]=&quot;CloudFlare&quot;;2;IF([.BB44]=&quot;Incapsula&quot;;2;3)))" office:value-type="float" office:value="12" calcext:value-type="float">
            <text:p>12</text:p>
          </table:table-cell>
          <table:table-cell table:style-name="ce52" table:formula="of:=IF([.BC44]&lt;PricePercentile33;0;IF([.BC44]&lt;PricePercentile66;1;2))+IF([.BD44]&lt;ConPricePercentile33;0;IF([.BD44]&lt;ConPricePercentile66;1;2))+IF([.BE44]=&quot;Free&quot;;0;IF([.BE44]=&quot;Yes&quot;;0;1))+IF([.BF44]=&quot;Free&quot;;0;IF([.BF44]&gt;29;0;IF([.BF44]&gt;13;1;IF([.BF44]&gt;6;2;3))))" office:value-type="float" office:value="6" calcext:value-type="float">
            <text:p>6</text:p>
          </table:table-cell>
          <table:table-cell table:style-name="ce58" table:formula="of:=IF([.BG44]=&quot;Yes&quot;;1;0)+IF([.BH44]=&quot;Yes&quot;;1;0)+IF([.BI44]=&quot;Yes&quot;;1;0)+IF([.BJ44]=&quot;No&quot;;1;IF([.BJ44]=&quot;&quot;;0;IF([.BJ44]=&quot;Some&quot;;0.5;0)))+IF([.BK44]=&quot;No&quot;;1;IF([.BK44]=&quot;&quot;;0;IF([.BK44]=&quot;Some&quot;;0.5;0)))+IF([.BL44]=&quot;No&quot;;1;IF([.BL44]=&quot;&quot;;0;IF([.BL44]=&quot;Some&quot;;0.5;0)))+IF([.BM44]=&quot;&quot;;0;1)+IF([.BN44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Cyprus</text:p>
          </table:table-cell>
          <table:table-cell table:style-name="ce75" table:formula="of:=IF(OR([.L44]=&quot;USA&quot;;[.L44]=&quot;UK&quot;;[.L44]=&quot;Canada&quot;;[.L44]=&quot;Australia&quot;;[.L44]=&quot;New Zealand&quot;);&quot;Five&quot;;(IF(OR([.L44]=&quot;Denmark&quot;;[.L44]=&quot;France&quot;;[.L44]=&quot;Netherlands&quot;;[.L44]=&quot;Norway&quot;);&quot;Nine&quot;;IF(OR([.L44]=&quot;Belgium&quot;;[.L44]=&quot;Germany&quot;;[.L44]=&quot;Italy&quot;;[.L44]=&quot;Spain&quot;;[.L44]=&quot;Sweden&quot;);&quot;Fourteen&quot;;IF([.L44]=&quot;&quot;;&quot;Not Disclosed&quot;;IF(OR([.L44]=&quot;British Virgin Islands&quot;;[.L44]=&quot;Gibraltar&quot;;[.L44]=&quot;British Indian Ocean&quot;;[.L44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4]=&quot;Five&quot;);[.AC44]=&quot;Yes&quot;;[.W44]=&quot;Yes&quot;;OR([.T44]=&quot;Email&quot;;[.T44]=&quot;Yes&quot;);[.O4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" calcext:value-type="float">
            <text:p>3</text:p>
          </table:table-cell>
          <table:table-cell table:style-name="ce192"/>
          <table:table-cell table:style-name="ce196"/>
          <table:table-cell table:style-name="ce203" office:value-type="float" office:value="9" calcext:value-type="float">
            <text:p>9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14" calcext:value-type="float">
            <text:p>14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" calcext:value-type="float">
            <text:p>$5.00</text:p>
          </table:table-cell>
          <table:table-cell table:style-name="ce235" table:formula="of:=[.BC44]/[.AT44]" office:value-type="float" office:value="5" calcext:value-type="float">
            <text:p>$5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inchVPN</text:p>
          </table:table-cell>
          <table:table-cell table:style-name="ce18" table:formula="of:=IF(OR([.M45]=&quot;Five&quot;);3;0)+IF(OR([.M45]=&quot;Not Disclosed&quot;);1.5;0)+IF(OR([.M45]=&quot;Nine&quot;;[.M45]=&quot;Fourteen&quot;;[.M45]=&quot;See Note&quot;;[.M45]=&quot;Cooperative&quot;);1;0)+IF(OR([.N45]=&quot;Yes&quot;);2;0)+IF(OR([.N45]=&quot;Not Disclosed&quot;);1.5;0)+IF(OR([.N45]=&quot;Owned&quot;);1;0)" office:value-type="float" office:value="0" calcext:value-type="float">
            <text:p>0</text:p>
          </table:table-cell>
          <table:table-cell table:style-name="ce26" table:formula="of:=COUNTIF([.P45:.S45];&quot;Yes&quot;)+(0.5*COUNTIF([.P45:.S45];&quot;&quot;))+(0.5*COUNTIF([.P45:.S45];&quot;See Note&quot;))+(3*COUNTIF([.O45];&quot;Yes&quot;))" office:value-type="float" office:value="3.5" calcext:value-type="float">
            <text:p>3.5</text:p>
          </table:table-cell>
          <table:table-cell table:style-name="ce31" table:formula="of:=(3*COUNTIF([.T45];&quot;No&quot;))+COUNTIF([.W45:.X45];&quot;No&quot;)" office:value-type="float" office:value="1" calcext:value-type="float">
            <text:p>1</text:p>
          </table:table-cell>
          <table:table-cell table:style-name="ce35" table:formula="of:=COUNTIF([.AA45];&quot;No&quot;)+COUNTIF([.AB45];&quot;No&quot;)+(0.5*COUNTIF([.AB45];&quot;See Note&quot;))+(3*COUNTIF([.AC45];&quot;No&quot;))+COUNTIF([.AL45];&quot;Yes&quot;)+(0.5*COUNTIF([.AL45];&quot;Some&quot;))+COUNTIF([.AM45];&quot;Yes&quot;)+(0.5*COUNTIF([.AM45];&quot;Some&quot;))" office:value-type="float" office:value="2.5" calcext:value-type="float">
            <text:p>2.5</text:p>
          </table:table-cell>
          <table:table-cell table:style-name="ce39" table:formula="of:=(IF(OR([.AP45]=&quot;MPPE-128&quot;;[.AP45]=&quot;Blowfish-64&quot;);1;(IF(OR([.AP45]=&quot;See Note&quot;;[.AP45]=&quot;Blowfish-128&quot;);0.5;IF(OR([.AP45]=&quot;AES-128&quot;;[.AP45]=&quot;AES-160&quot;;[.AP45]=&quot;AES-192&quot;;[.AP45]=&quot;AES-256&quot;);0;0)))+(IF(OR([.AQ45]=&quot;MPPE-128&quot;;[.AQ45]=&quot;Blowfish-64&quot;);2;(IF(OR([.AQ45]=&quot;See Note&quot;;[.AQ45]=&quot;Blowfish-128&quot;;[.AQ45]=&quot;&quot;);1;IF(OR([.AQ45]=&quot;AES-128&quot;;[.AQ45]=&quot;AES-160&quot;;[.AQ45]=&quot;AES-192&quot;;[.AQ45]=&quot;AES-256&quot;);0;0)))))))+IF(OR([.AR45]=&quot;MS-CHAPv2&quot;;[.AR45]=&quot;RSA-RC4&quot;;[.AR45]=&quot;RSA-1024&quot;);1;IF(OR([.AR45]=&quot;See Note&quot;;[.AR45]=&quot;&quot;);0.5;IF(OR([.AR45]=&quot;RSA-4096&quot;;[.AR45]=&quot;RSA-2048&quot;;[.AR45]=&quot;DH-2048&quot;;[.AR45]=&quot;CA-4096&quot;);0;0)))+IF(OR([.AS45]=&quot;MS-CHAPv2&quot;;[.AS45]=&quot;RSA-RC4&quot;;[.AS45]=&quot;RSA-1024&quot;);2;IF(OR([.AS45]=&quot;See Note&quot;;[.AS45]=&quot;&quot;);1;IF(OR([.AS45]=&quot;RSA-4096&quot;;[.AS45]=&quot;RSA-2048&quot;;[.AS45]=&quot;DH-2048&quot;);0;0)))" office:value-type="float" office:value="3" calcext:value-type="float">
            <text:p>3</text:p>
          </table:table-cell>
          <table:table-cell table:style-name="ce43" table:formula="of:=IF([.AT45]&lt;3;2;0)+IF([.AU45]&lt;10;1;IF([.AU45]=&quot;&quot;;1;0))+IF([.AV45]&lt;3;2;IF([.AV45]&lt;10;1;IF([.AV45]=&quot;&quot;;1;0)))" office:value-type="float" office:value="2" calcext:value-type="float">
            <text:p>2</text:p>
          </table:table-cell>
          <table:table-cell table:style-name="ce48" table:formula="of:=IF([.AX45]=0;0;IF([.AX45]&lt;5;1;IF([.AX45]&lt;10;2;3)))+IF([.AY45]=0;0;IF([.AY45]&lt;3;1;IF([.AY45]&lt;10;2;3)))+IF([.AZ45]=0;0;IF([.AZ45]&lt;5;1;IF([.AZ45]&lt;10;2;3)))+IF([.BA45]=&quot;A&quot;;0;IF([.BA45]=&quot;A+&quot;;0;IF([.BA45]=&quot;B&quot;;1;5)))+IF([.BB45]=&quot;Self&quot;;0;IF([.BB45]=&quot;CloudFlare&quot;;2;IF([.BB45]=&quot;Incapsula&quot;;2;3)))" office:value-type="float" office:value="7" calcext:value-type="float">
            <text:p>7</text:p>
          </table:table-cell>
          <table:table-cell table:style-name="ce52" table:formula="of:=IF([.BC45]&lt;PricePercentile33;0;IF([.BC45]&lt;PricePercentile66;1;2))+IF([.BD45]&lt;ConPricePercentile33;0;IF([.BD45]&lt;ConPricePercentile66;1;2))+IF([.BE45]=&quot;Free&quot;;0;IF([.BE45]=&quot;Yes&quot;;0;1))+IF([.BF45]=&quot;Free&quot;;0;IF([.BF45]&gt;29;0;IF([.BF45]&gt;13;1;IF([.BF45]&gt;6;2;3))))" office:value-type="float" office:value="5" calcext:value-type="float">
            <text:p>5</text:p>
          </table:table-cell>
          <table:table-cell table:style-name="ce58" table:formula="of:=IF([.BG45]=&quot;Yes&quot;;1;0)+IF([.BH45]=&quot;Yes&quot;;1;0)+IF([.BI45]=&quot;Yes&quot;;1;0)+IF([.BJ45]=&quot;No&quot;;1;IF([.BJ45]=&quot;&quot;;0;IF([.BJ45]=&quot;Some&quot;;0.5;0)))+IF([.BK45]=&quot;No&quot;;1;IF([.BK45]=&quot;&quot;;0;IF([.BK45]=&quot;Some&quot;;0.5;0)))+IF([.BL45]=&quot;No&quot;;1;IF([.BL45]=&quot;&quot;;0;IF([.BL45]=&quot;Some&quot;;0.5;0)))+IF([.BM45]=&quot;&quot;;0;1)+IF([.BN45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Malaysia</text:p>
          </table:table-cell>
          <table:table-cell table:style-name="ce75" table:formula="of:=IF(OR([.L45]=&quot;USA&quot;;[.L45]=&quot;UK&quot;;[.L45]=&quot;Canada&quot;;[.L45]=&quot;Australia&quot;;[.L45]=&quot;New Zealand&quot;);&quot;Five&quot;;(IF(OR([.L45]=&quot;Denmark&quot;;[.L45]=&quot;France&quot;;[.L45]=&quot;Netherlands&quot;;[.L45]=&quot;Norway&quot;);&quot;Nine&quot;;IF(OR([.L45]=&quot;Belgium&quot;;[.L45]=&quot;Germany&quot;;[.L45]=&quot;Italy&quot;;[.L45]=&quot;Spain&quot;;[.L45]=&quot;Sweden&quot;);&quot;Fourteen&quot;;IF([.L45]=&quot;&quot;;&quot;Not Disclosed&quot;;IF(OR([.L45]=&quot;British Virgin Islands&quot;;[.L45]=&quot;Gibraltar&quot;;[.L45]=&quot;British Indian Ocean&quot;;[.L45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5]=&quot;Five&quot;);[.AC45]=&quot;Yes&quot;;[.W45]=&quot;Yes&quot;;OR([.T45]=&quot;Email&quot;;[.T45]=&quot;Yes&quot;);[.O45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 office:value-type="float" office:value="22.89" calcext:value-type="float">
            <text:p>22.89</text:p>
          </table:table-cell>
          <table:table-cell table:style-name="ce166" office:value-type="float" office:value="5.69" calcext:value-type="float">
            <text:p>5.69</text:p>
          </table:table-cell>
          <table:table-cell table:style-name="ce171" office:value-type="string" calcext:value-type="string">
            <text:p>Blowfish-128</text:p>
          </table:table-cell>
          <table:table-cell table:style-name="ce171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54" calcext:value-type="float">
            <text:p>54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5" calcext:value-type="float">
            <text:p>15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3.22" calcext:value-type="float">
            <text:p>$3.22</text:p>
          </table:table-cell>
          <table:table-cell table:style-name="ce235" table:formula="of:=[.BC45]/[.AT45]" office:value-type="float" office:value="3.22" calcext:value-type="float">
            <text:p>$3.22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lowVPN</text:p>
          </table:table-cell>
          <table:table-cell table:style-name="ce18" table:formula="of:=IF(OR([.M46]=&quot;Five&quot;);3;0)+IF(OR([.M46]=&quot;Not Disclosed&quot;);1.5;0)+IF(OR([.M46]=&quot;Nine&quot;;[.M46]=&quot;Fourteen&quot;;[.M46]=&quot;See Note&quot;;[.M46]=&quot;Cooperative&quot;);1;0)+IF(OR([.N46]=&quot;Yes&quot;);2;0)+IF(OR([.N46]=&quot;Not Disclosed&quot;);1.5;0)+IF(OR([.N46]=&quot;Owned&quot;);1;0)" office:value-type="float" office:value="5" calcext:value-type="float">
            <text:p>5</text:p>
          </table:table-cell>
          <table:table-cell table:style-name="ce26" table:formula="of:=COUNTIF([.P46:.S46];&quot;Yes&quot;)+(0.5*COUNTIF([.P46:.S46];&quot;&quot;))+(0.5*COUNTIF([.P46:.S46];&quot;See Note&quot;))+(3*COUNTIF([.O46];&quot;Yes&quot;))" office:value-type="float" office:value="3" calcext:value-type="float">
            <text:p>3</text:p>
          </table:table-cell>
          <table:table-cell table:style-name="ce31" table:formula="of:=(3*COUNTIF([.T46];&quot;No&quot;))+COUNTIF([.W46:.X46];&quot;No&quot;)" office:value-type="float" office:value="2" calcext:value-type="float">
            <text:p>2</text:p>
          </table:table-cell>
          <table:table-cell table:style-name="ce35" table:formula="of:=COUNTIF([.AA46];&quot;No&quot;)+COUNTIF([.AB46];&quot;No&quot;)+(0.5*COUNTIF([.AB46];&quot;See Note&quot;))+(3*COUNTIF([.AC46];&quot;No&quot;))+COUNTIF([.AL46];&quot;Yes&quot;)+(0.5*COUNTIF([.AL46];&quot;Some&quot;))+COUNTIF([.AM46];&quot;Yes&quot;)+(0.5*COUNTIF([.AM46];&quot;Some&quot;))" office:value-type="float" office:value="2" calcext:value-type="float">
            <text:p>2</text:p>
          </table:table-cell>
          <table:table-cell table:style-name="ce39" table:formula="of:=(IF(OR([.AP46]=&quot;MPPE-128&quot;;[.AP46]=&quot;Blowfish-64&quot;);1;(IF(OR([.AP46]=&quot;See Note&quot;;[.AP46]=&quot;Blowfish-128&quot;);0.5;IF(OR([.AP46]=&quot;AES-128&quot;;[.AP46]=&quot;AES-160&quot;;[.AP46]=&quot;AES-192&quot;;[.AP46]=&quot;AES-256&quot;);0;0)))+(IF(OR([.AQ46]=&quot;MPPE-128&quot;;[.AQ46]=&quot;Blowfish-64&quot;);2;(IF(OR([.AQ46]=&quot;See Note&quot;;[.AQ46]=&quot;Blowfish-128&quot;;[.AQ46]=&quot;&quot;);1;IF(OR([.AQ46]=&quot;AES-128&quot;;[.AQ46]=&quot;AES-160&quot;;[.AQ46]=&quot;AES-192&quot;;[.AQ46]=&quot;AES-256&quot;);0;0)))))))+IF(OR([.AR46]=&quot;MS-CHAPv2&quot;;[.AR46]=&quot;RSA-RC4&quot;;[.AR46]=&quot;RSA-1024&quot;);1;IF(OR([.AR46]=&quot;See Note&quot;;[.AR46]=&quot;&quot;);0.5;IF(OR([.AR46]=&quot;RSA-4096&quot;;[.AR46]=&quot;RSA-2048&quot;;[.AR46]=&quot;DH-2048&quot;;[.AR46]=&quot;CA-4096&quot;);0;0)))+IF(OR([.AS46]=&quot;MS-CHAPv2&quot;;[.AS46]=&quot;RSA-RC4&quot;;[.AS46]=&quot;RSA-1024&quot;);2;IF(OR([.AS46]=&quot;See Note&quot;;[.AS46]=&quot;&quot;);1;IF(OR([.AS46]=&quot;RSA-4096&quot;;[.AS46]=&quot;RSA-2048&quot;;[.AS46]=&quot;DH-2048&quot;);0;0)))" office:value-type="float" office:value="2.5" calcext:value-type="float">
            <text:p>2.5</text:p>
          </table:table-cell>
          <table:table-cell table:style-name="ce43" table:formula="of:=IF([.AT46]&lt;3;2;0)+IF([.AU46]&lt;10;1;IF([.AU46]=&quot;&quot;;1;0))+IF([.AV46]&lt;3;2;IF([.AV46]&lt;10;1;IF([.AV46]=&quot;&quot;;1;0)))" office:value-type="float" office:value="0" calcext:value-type="float">
            <text:p>0</text:p>
          </table:table-cell>
          <table:table-cell table:style-name="ce48" table:formula="of:=IF([.AX46]=0;0;IF([.AX46]&lt;5;1;IF([.AX46]&lt;10;2;3)))+IF([.AY46]=0;0;IF([.AY46]&lt;3;1;IF([.AY46]&lt;10;2;3)))+IF([.AZ46]=0;0;IF([.AZ46]&lt;5;1;IF([.AZ46]&lt;10;2;3)))+IF([.BA46]=&quot;A&quot;;0;IF([.BA46]=&quot;A+&quot;;0;IF([.BA46]=&quot;B&quot;;1;5)))+IF([.BB46]=&quot;Self&quot;;0;IF([.BB46]=&quot;CloudFlare&quot;;2;IF([.BB46]=&quot;Incapsula&quot;;2;3)))" office:value-type="float" office:value="5" calcext:value-type="float">
            <text:p>5</text:p>
          </table:table-cell>
          <table:table-cell table:style-name="ce52" table:formula="of:=IF([.BC46]&lt;PricePercentile33;0;IF([.BC46]&lt;PricePercentile66;1;2))+IF([.BD46]&lt;ConPricePercentile33;0;IF([.BD46]&lt;ConPricePercentile66;1;2))+IF([.BE46]=&quot;Free&quot;;0;IF([.BE46]=&quot;Yes&quot;;0;1))+IF([.BF46]=&quot;Free&quot;;0;IF([.BF46]&gt;29;0;IF([.BF46]&gt;13;1;IF([.BF46]&gt;6;2;3))))" office:value-type="float" office:value="3" calcext:value-type="float">
            <text:p>3</text:p>
          </table:table-cell>
          <table:table-cell table:style-name="ce58" table:formula="of:=IF([.BG46]=&quot;Yes&quot;;1;0)+IF([.BH46]=&quot;Yes&quot;;1;0)+IF([.BI46]=&quot;Yes&quot;;1;0)+IF([.BJ46]=&quot;No&quot;;1;IF([.BJ46]=&quot;&quot;;0;IF([.BJ46]=&quot;Some&quot;;0.5;0)))+IF([.BK46]=&quot;No&quot;;1;IF([.BK46]=&quot;&quot;;0;IF([.BK46]=&quot;Some&quot;;0.5;0)))+IF([.BL46]=&quot;No&quot;;1;IF([.BL46]=&quot;&quot;;0;IF([.BL46]=&quot;Some&quot;;0.5;0)))+IF([.BM46]=&quot;&quot;;0;1)+IF([.BN46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46]=&quot;USA&quot;;[.L46]=&quot;UK&quot;;[.L46]=&quot;Canada&quot;;[.L46]=&quot;Australia&quot;;[.L46]=&quot;New Zealand&quot;);&quot;Five&quot;;(IF(OR([.L46]=&quot;Denmark&quot;;[.L46]=&quot;France&quot;;[.L46]=&quot;Netherlands&quot;;[.L46]=&quot;Norway&quot;);&quot;Nine&quot;;IF(OR([.L46]=&quot;Belgium&quot;;[.L46]=&quot;Germany&quot;;[.L46]=&quot;Italy&quot;;[.L46]=&quot;Spain&quot;;[.L46]=&quot;Sweden&quot;);&quot;Fourteen&quot;;IF([.L46]=&quot;&quot;;&quot;Not Disclosed&quot;;IF(OR([.L46]=&quot;British Virgin Islands&quot;;[.L46]=&quot;Gibraltar&quot;;[.L46]=&quot;British Indian Ocean&quot;;[.L4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6]=&quot;Five&quot;);[.AC46]=&quot;Yes&quot;;[.W46]=&quot;Yes&quot;;OR([.T46]=&quot;Email&quot;;[.T46]=&quot;Yes&quot;);[.O4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4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4" calcext:value-type="float">
            <text:p>4</text:p>
          </table:table-cell>
          <table:table-cell table:style-name="ce188" office:value-type="float" office:value="41" calcext:value-type="float">
            <text:p>41</text:p>
          </table:table-cell>
          <table:table-cell table:style-name="ce192" office:value-type="float" office:value="90" calcext:value-type="float">
            <text:p>90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3.99" calcext:value-type="float">
            <text:p>$3.99</text:p>
          </table:table-cell>
          <table:table-cell table:style-name="ce235" table:formula="of:=[.BC46]/[.AT46]" office:value-type="float" office:value="0.9975" calcext:value-type="float">
            <text:p>$1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lyVPN</text:p>
          </table:table-cell>
          <table:table-cell table:style-name="ce18" table:formula="of:=IF(OR([.M47]=&quot;Five&quot;);3;0)+IF(OR([.M47]=&quot;Not Disclosed&quot;);1.5;0)+IF(OR([.M47]=&quot;Nine&quot;;[.M47]=&quot;Fourteen&quot;;[.M47]=&quot;See Note&quot;;[.M47]=&quot;Cooperative&quot;);1;0)+IF(OR([.N47]=&quot;Yes&quot;);2;0)+IF(OR([.N47]=&quot;Not Disclosed&quot;);1.5;0)+IF(OR([.N47]=&quot;Owned&quot;);1;0)" office:value-type="float" office:value="5" calcext:value-type="float">
            <text:p>5</text:p>
          </table:table-cell>
          <table:table-cell table:style-name="ce26" table:formula="of:=COUNTIF([.P47:.S47];&quot;Yes&quot;)+(0.5*COUNTIF([.P47:.S47];&quot;&quot;))+(0.5*COUNTIF([.P47:.S47];&quot;See Note&quot;))+(3*COUNTIF([.O47];&quot;Yes&quot;))" office:value-type="float" office:value="3" calcext:value-type="float">
            <text:p>3</text:p>
          </table:table-cell>
          <table:table-cell table:style-name="ce31" table:formula="of:=(3*COUNTIF([.T47];&quot;No&quot;))+COUNTIF([.W47:.X47];&quot;No&quot;)" office:value-type="float" office:value="5" calcext:value-type="float">
            <text:p>5</text:p>
          </table:table-cell>
          <table:table-cell table:style-name="ce35" table:formula="of:=COUNTIF([.AA47];&quot;No&quot;)+COUNTIF([.AB47];&quot;No&quot;)+(0.5*COUNTIF([.AB47];&quot;See Note&quot;))+(3*COUNTIF([.AC47];&quot;No&quot;))+COUNTIF([.AL47];&quot;Yes&quot;)+(0.5*COUNTIF([.AL47];&quot;Some&quot;))+COUNTIF([.AM47];&quot;Yes&quot;)+(0.5*COUNTIF([.AM47];&quot;Some&quot;))" office:value-type="float" office:value="2" calcext:value-type="float">
            <text:p>2</text:p>
          </table:table-cell>
          <table:table-cell table:style-name="ce39" table:formula="of:=(IF(OR([.AP47]=&quot;MPPE-128&quot;;[.AP47]=&quot;Blowfish-64&quot;);1;(IF(OR([.AP47]=&quot;See Note&quot;;[.AP47]=&quot;Blowfish-128&quot;);0.5;IF(OR([.AP47]=&quot;AES-128&quot;;[.AP47]=&quot;AES-160&quot;;[.AP47]=&quot;AES-192&quot;;[.AP47]=&quot;AES-256&quot;);0;0)))+(IF(OR([.AQ47]=&quot;MPPE-128&quot;;[.AQ47]=&quot;Blowfish-64&quot;);2;(IF(OR([.AQ47]=&quot;See Note&quot;;[.AQ47]=&quot;Blowfish-128&quot;;[.AQ47]=&quot;&quot;);1;IF(OR([.AQ47]=&quot;AES-128&quot;;[.AQ47]=&quot;AES-160&quot;;[.AQ47]=&quot;AES-192&quot;;[.AQ47]=&quot;AES-256&quot;);0;0)))))))+IF(OR([.AR47]=&quot;MS-CHAPv2&quot;;[.AR47]=&quot;RSA-RC4&quot;;[.AR47]=&quot;RSA-1024&quot;);1;IF(OR([.AR47]=&quot;See Note&quot;;[.AR47]=&quot;&quot;);0.5;IF(OR([.AR47]=&quot;RSA-4096&quot;;[.AR47]=&quot;RSA-2048&quot;;[.AR47]=&quot;DH-2048&quot;;[.AR47]=&quot;CA-4096&quot;);0;0)))+IF(OR([.AS47]=&quot;MS-CHAPv2&quot;;[.AS47]=&quot;RSA-RC4&quot;;[.AS47]=&quot;RSA-1024&quot;);2;IF(OR([.AS47]=&quot;See Note&quot;;[.AS47]=&quot;&quot;);1;IF(OR([.AS47]=&quot;RSA-4096&quot;;[.AS47]=&quot;RSA-2048&quot;;[.AS47]=&quot;DH-2048&quot;);0;0)))" office:value-type="float" office:value="2.5" calcext:value-type="float">
            <text:p>2.5</text:p>
          </table:table-cell>
          <table:table-cell table:style-name="ce43" table:formula="of:=IF([.AT47]&lt;3;2;0)+IF([.AU47]&lt;10;1;IF([.AU47]=&quot;&quot;;1;0))+IF([.AV47]&lt;3;2;IF([.AV47]&lt;10;1;IF([.AV47]=&quot;&quot;;1;0)))" office:value-type="float" office:value="2" calcext:value-type="float">
            <text:p>2</text:p>
          </table:table-cell>
          <table:table-cell table:style-name="ce48" table:formula="of:=IF([.AX47]=0;0;IF([.AX47]&lt;5;1;IF([.AX47]&lt;10;2;3)))+IF([.AY47]=0;0;IF([.AY47]&lt;3;1;IF([.AY47]&lt;10;2;3)))+IF([.AZ47]=0;0;IF([.AZ47]&lt;5;1;IF([.AZ47]&lt;10;2;3)))+IF([.BA47]=&quot;A&quot;;0;IF([.BA47]=&quot;A+&quot;;0;IF([.BA47]=&quot;B&quot;;1;5)))+IF([.BB47]=&quot;Self&quot;;0;IF([.BB47]=&quot;CloudFlare&quot;;2;IF([.BB47]=&quot;Incapsula&quot;;2;3)))" office:value-type="float" office:value="7" calcext:value-type="float">
            <text:p>7</text:p>
          </table:table-cell>
          <table:table-cell table:style-name="ce52" table:formula="of:=IF([.BC47]&lt;PricePercentile33;0;IF([.BC47]&lt;PricePercentile66;1;2))+IF([.BD47]&lt;ConPricePercentile33;0;IF([.BD47]&lt;ConPricePercentile66;1;2))+IF([.BE47]=&quot;Free&quot;;0;IF([.BE47]=&quot;Yes&quot;;0;1))+IF([.BF47]=&quot;Free&quot;;0;IF([.BF47]&gt;29;0;IF([.BF47]&gt;13;1;IF([.BF47]&gt;6;2;3))))" office:value-type="float" office:value="4" calcext:value-type="float">
            <text:p>4</text:p>
          </table:table-cell>
          <table:table-cell table:style-name="ce58" table:formula="of:=IF([.BG47]=&quot;Yes&quot;;1;0)+IF([.BH47]=&quot;Yes&quot;;1;0)+IF([.BI47]=&quot;Yes&quot;;1;0)+IF([.BJ47]=&quot;No&quot;;1;IF([.BJ47]=&quot;&quot;;0;IF([.BJ47]=&quot;Some&quot;;0.5;0)))+IF([.BK47]=&quot;No&quot;;1;IF([.BK47]=&quot;&quot;;0;IF([.BK47]=&quot;Some&quot;;0.5;0)))+IF([.BL47]=&quot;No&quot;;1;IF([.BL47]=&quot;&quot;;0;IF([.BL47]=&quot;Some&quot;;0.5;0)))+IF([.BM47]=&quot;&quot;;0;1)+IF([.BN47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47]=&quot;USA&quot;;[.L47]=&quot;UK&quot;;[.L47]=&quot;Canada&quot;;[.L47]=&quot;Australia&quot;;[.L47]=&quot;New Zealand&quot;);&quot;Five&quot;;(IF(OR([.L47]=&quot;Denmark&quot;;[.L47]=&quot;France&quot;;[.L47]=&quot;Netherlands&quot;;[.L47]=&quot;Norway&quot;);&quot;Nine&quot;;IF(OR([.L47]=&quot;Belgium&quot;;[.L47]=&quot;Germany&quot;;[.L47]=&quot;Italy&quot;;[.L47]=&quot;Spain&quot;;[.L47]=&quot;Sweden&quot;);&quot;Fourteen&quot;;IF([.L47]=&quot;&quot;;&quot;Not Disclosed&quot;;IF(OR([.L47]=&quot;British Virgin Islands&quot;;[.L47]=&quot;Gibraltar&quot;;[.L47]=&quot;British Indian Ocean&quot;;[.L47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7]=&quot;Five&quot;);[.AC47]=&quot;Yes&quot;;[.W47]=&quot;Yes&quot;;OR([.T47]=&quot;Email&quot;;[.T47]=&quot;Yes&quot;);[.O4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0" calcext:value-type="float">
            <text:p>30</text:p>
          </table:table-cell>
          <table:table-cell table:style-name="ce192" office:value-type="float" office:value="150" calcext:value-type="float">
            <text:p>150</text:p>
          </table:table-cell>
          <table:table-cell table:style-name="ce196"/>
          <table:table-cell table:style-name="ce203" office:value-type="float" office:value="6" calcext:value-type="float">
            <text:p>6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6.67" calcext:value-type="float">
            <text:p>$6.67</text:p>
          </table:table-cell>
          <table:table-cell table:style-name="ce235" table:formula="of:=[.BC47]/[.AT47]" office:value-type="float" office:value="6.67" calcext:value-type="float">
            <text:p>$6.6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oxyProxy</text:p>
          </table:table-cell>
          <table:table-cell table:style-name="ce18" table:formula="of:=IF(OR([.M48]=&quot;Five&quot;);3;0)+IF(OR([.M48]=&quot;Not Disclosed&quot;);1.5;0)+IF(OR([.M48]=&quot;Nine&quot;;[.M48]=&quot;Fourteen&quot;;[.M48]=&quot;See Note&quot;;[.M48]=&quot;Cooperative&quot;);1;0)+IF(OR([.N48]=&quot;Yes&quot;);2;0)+IF(OR([.N48]=&quot;Not Disclosed&quot;);1.5;0)+IF(OR([.N48]=&quot;Owned&quot;);1;0)" office:value-type="float" office:value="5" calcext:value-type="float">
            <text:p>5</text:p>
          </table:table-cell>
          <table:table-cell table:style-name="ce26" table:formula="of:=COUNTIF([.P48:.S48];&quot;Yes&quot;)+(0.5*COUNTIF([.P48:.S48];&quot;&quot;))+(0.5*COUNTIF([.P48:.S48];&quot;See Note&quot;))+(3*COUNTIF([.O48];&quot;Yes&quot;))" office:value-type="float" office:value="2" calcext:value-type="float">
            <text:p>2</text:p>
          </table:table-cell>
          <table:table-cell table:style-name="ce31" table:formula="of:=(3*COUNTIF([.T48];&quot;No&quot;))+COUNTIF([.W48:.X48];&quot;No&quot;)" office:value-type="float" office:value="1" calcext:value-type="float">
            <text:p>1</text:p>
          </table:table-cell>
          <table:table-cell table:style-name="ce35" table:formula="of:=COUNTIF([.AA48];&quot;No&quot;)+COUNTIF([.AB48];&quot;No&quot;)+(0.5*COUNTIF([.AB48];&quot;See Note&quot;))+(3*COUNTIF([.AC48];&quot;No&quot;))+COUNTIF([.AL48];&quot;Yes&quot;)+(0.5*COUNTIF([.AL48];&quot;Some&quot;))+COUNTIF([.AM48];&quot;Yes&quot;)+(0.5*COUNTIF([.AM48];&quot;Some&quot;))" office:value-type="float" office:value="1" calcext:value-type="float">
            <text:p>1</text:p>
          </table:table-cell>
          <table:table-cell table:style-name="ce39" table:formula="of:=(IF(OR([.AP48]=&quot;MPPE-128&quot;;[.AP48]=&quot;Blowfish-64&quot;);1;(IF(OR([.AP48]=&quot;See Note&quot;;[.AP48]=&quot;Blowfish-128&quot;);0.5;IF(OR([.AP48]=&quot;AES-128&quot;;[.AP48]=&quot;AES-160&quot;;[.AP48]=&quot;AES-192&quot;;[.AP48]=&quot;AES-256&quot;);0;0)))+(IF(OR([.AQ48]=&quot;MPPE-128&quot;;[.AQ48]=&quot;Blowfish-64&quot;);2;(IF(OR([.AQ48]=&quot;See Note&quot;;[.AQ48]=&quot;Blowfish-128&quot;;[.AQ48]=&quot;&quot;);1;IF(OR([.AQ48]=&quot;AES-128&quot;;[.AQ48]=&quot;AES-160&quot;;[.AQ48]=&quot;AES-192&quot;;[.AQ48]=&quot;AES-256&quot;);0;0)))))))+IF(OR([.AR48]=&quot;MS-CHAPv2&quot;;[.AR48]=&quot;RSA-RC4&quot;;[.AR48]=&quot;RSA-1024&quot;);1;IF(OR([.AR48]=&quot;See Note&quot;;[.AR48]=&quot;&quot;);0.5;IF(OR([.AR48]=&quot;RSA-4096&quot;;[.AR48]=&quot;RSA-2048&quot;;[.AR48]=&quot;DH-2048&quot;;[.AR48]=&quot;CA-4096&quot;);0;0)))+IF(OR([.AS48]=&quot;MS-CHAPv2&quot;;[.AS48]=&quot;RSA-RC4&quot;;[.AS48]=&quot;RSA-1024&quot;);2;IF(OR([.AS48]=&quot;See Note&quot;;[.AS48]=&quot;&quot;);1;IF(OR([.AS48]=&quot;RSA-4096&quot;;[.AS48]=&quot;RSA-2048&quot;;[.AS48]=&quot;DH-2048&quot;);0;0)))" office:value-type="float" office:value="2.5" calcext:value-type="float">
            <text:p>2.5</text:p>
          </table:table-cell>
          <table:table-cell table:style-name="ce43" table:formula="of:=IF([.AT48]&lt;3;2;0)+IF([.AU48]&lt;10;1;IF([.AU48]=&quot;&quot;;1;0))+IF([.AV48]&lt;3;2;IF([.AV48]&lt;10;1;IF([.AV48]=&quot;&quot;;1;0)))" office:value-type="float" office:value="2" calcext:value-type="float">
            <text:p>2</text:p>
          </table:table-cell>
          <table:table-cell table:style-name="ce48" table:formula="of:=IF([.AX48]=0;0;IF([.AX48]&lt;5;1;IF([.AX48]&lt;10;2;3)))+IF([.AY48]=0;0;IF([.AY48]&lt;3;1;IF([.AY48]&lt;10;2;3)))+IF([.AZ48]=0;0;IF([.AZ48]&lt;5;1;IF([.AZ48]&lt;10;2;3)))+IF([.BA48]=&quot;A&quot;;0;IF([.BA48]=&quot;A+&quot;;0;IF([.BA48]=&quot;B&quot;;1;5)))+IF([.BB48]=&quot;Self&quot;;0;IF([.BB48]=&quot;CloudFlare&quot;;2;IF([.BB48]=&quot;Incapsula&quot;;2;3)))" office:value-type="float" office:value="3" calcext:value-type="float">
            <text:p>3</text:p>
          </table:table-cell>
          <table:table-cell table:style-name="ce52" table:formula="of:=IF([.BC48]&lt;PricePercentile33;0;IF([.BC48]&lt;PricePercentile66;1;2))+IF([.BD48]&lt;ConPricePercentile33;0;IF([.BD48]&lt;ConPricePercentile66;1;2))+IF([.BE48]=&quot;Free&quot;;0;IF([.BE48]=&quot;Yes&quot;;0;1))+IF([.BF48]=&quot;Free&quot;;0;IF([.BF48]&gt;29;0;IF([.BF48]&gt;13;1;IF([.BF48]&gt;6;2;3))))" office:value-type="float" office:value="5" calcext:value-type="float">
            <text:p>5</text:p>
          </table:table-cell>
          <table:table-cell table:style-name="ce58" table:formula="of:=IF([.BG48]=&quot;Yes&quot;;1;0)+IF([.BH48]=&quot;Yes&quot;;1;0)+IF([.BI48]=&quot;Yes&quot;;1;0)+IF([.BJ48]=&quot;No&quot;;1;IF([.BJ48]=&quot;&quot;;0;IF([.BJ48]=&quot;Some&quot;;0.5;0)))+IF([.BK48]=&quot;No&quot;;1;IF([.BK48]=&quot;&quot;;0;IF([.BK48]=&quot;Some&quot;;0.5;0)))+IF([.BL48]=&quot;No&quot;;1;IF([.BL48]=&quot;&quot;;0;IF([.BL48]=&quot;Some&quot;;0.5;0)))+IF([.BM48]=&quot;&quot;;0;1)+IF([.BN48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48]=&quot;USA&quot;;[.L48]=&quot;UK&quot;;[.L48]=&quot;Canada&quot;;[.L48]=&quot;Australia&quot;;[.L48]=&quot;New Zealand&quot;);&quot;Five&quot;;(IF(OR([.L48]=&quot;Denmark&quot;;[.L48]=&quot;France&quot;;[.L48]=&quot;Netherlands&quot;;[.L48]=&quot;Norway&quot;);&quot;Nine&quot;;IF(OR([.L48]=&quot;Belgium&quot;;[.L48]=&quot;Germany&quot;;[.L48]=&quot;Italy&quot;;[.L48]=&quot;Spain&quot;;[.L48]=&quot;Sweden&quot;);&quot;Fourteen&quot;;IF([.L48]=&quot;&quot;;&quot;Not Disclosed&quot;;IF(OR([.L48]=&quot;British Virgin Islands&quot;;[.L48]=&quot;Gibraltar&quot;;[.L48]=&quot;British Indian Ocean&quot;;[.L48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/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Email</text:p>
          </table:table-cell>
          <table:table-cell table:number-columns-repeated="3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48]=&quot;Five&quot;);[.AC48]=&quot;Yes&quot;;[.W48]=&quot;Yes&quot;;OR([.T48]=&quot;Email&quot;;[.T48]=&quot;Yes&quot;);[.O48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55" calcext:value-type="float">
            <text:p>55</text:p>
          </table:table-cell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" calcext:value-type="float">
            <text:p>1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.49" calcext:value-type="float">
            <text:p>$7.49</text:p>
          </table:table-cell>
          <table:table-cell table:style-name="ce235" table:formula="of:=[.BC48]/[.AT48]" office:value-type="float" office:value="0.2996" calcext:value-type="float">
            <text:p>$0.3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reedom-IP</text:p>
          </table:table-cell>
          <table:table-cell table:style-name="ce18" table:formula="of:=IF(OR([.M49]=&quot;Five&quot;);3;0)+IF(OR([.M49]=&quot;Not Disclosed&quot;);1.5;0)+IF(OR([.M49]=&quot;Nine&quot;;[.M49]=&quot;Fourteen&quot;;[.M49]=&quot;See Note&quot;;[.M49]=&quot;Cooperative&quot;);1;0)+IF(OR([.N49]=&quot;Yes&quot;);2;0)+IF(OR([.N49]=&quot;Not Disclosed&quot;);1.5;0)+IF(OR([.N49]=&quot;Owned&quot;);1;0)" office:value-type="float" office:value="3" calcext:value-type="float">
            <text:p>3</text:p>
          </table:table-cell>
          <table:table-cell table:style-name="ce26" table:formula="of:=COUNTIF([.P49:.S49];&quot;Yes&quot;)+(0.5*COUNTIF([.P49:.S49];&quot;&quot;))+(0.5*COUNTIF([.P49:.S49];&quot;See Note&quot;))+(3*COUNTIF([.O49];&quot;Yes&quot;))" office:value-type="float" office:value="3.5" calcext:value-type="float">
            <text:p>3.5</text:p>
          </table:table-cell>
          <table:table-cell table:style-name="ce31" table:formula="of:=(3*COUNTIF([.T49];&quot;No&quot;))+COUNTIF([.W49:.X49];&quot;No&quot;)" office:value-type="float" office:value="1" calcext:value-type="float">
            <text:p>1</text:p>
          </table:table-cell>
          <table:table-cell table:style-name="ce35" table:formula="of:=COUNTIF([.AA49];&quot;No&quot;)+COUNTIF([.AB49];&quot;No&quot;)+(0.5*COUNTIF([.AB49];&quot;See Note&quot;))+(3*COUNTIF([.AC49];&quot;No&quot;))+COUNTIF([.AL49];&quot;Yes&quot;)+(0.5*COUNTIF([.AL49];&quot;Some&quot;))+COUNTIF([.AM49];&quot;Yes&quot;)+(0.5*COUNTIF([.AM49];&quot;Some&quot;))" office:value-type="float" office:value="2" calcext:value-type="float">
            <text:p>2</text:p>
          </table:table-cell>
          <table:table-cell table:style-name="ce39" table:formula="of:=(IF(OR([.AP49]=&quot;MPPE-128&quot;;[.AP49]=&quot;Blowfish-64&quot;);1;(IF(OR([.AP49]=&quot;See Note&quot;;[.AP49]=&quot;Blowfish-128&quot;);0.5;IF(OR([.AP49]=&quot;AES-128&quot;;[.AP49]=&quot;AES-160&quot;;[.AP49]=&quot;AES-192&quot;;[.AP49]=&quot;AES-256&quot;);0;0)))+(IF(OR([.AQ49]=&quot;MPPE-128&quot;;[.AQ49]=&quot;Blowfish-64&quot;);2;(IF(OR([.AQ49]=&quot;See Note&quot;;[.AQ49]=&quot;Blowfish-128&quot;;[.AQ49]=&quot;&quot;);1;IF(OR([.AQ49]=&quot;AES-128&quot;;[.AQ49]=&quot;AES-160&quot;;[.AQ49]=&quot;AES-192&quot;;[.AQ49]=&quot;AES-256&quot;);0;0)))))))+IF(OR([.AR49]=&quot;MS-CHAPv2&quot;;[.AR49]=&quot;RSA-RC4&quot;;[.AR49]=&quot;RSA-1024&quot;);1;IF(OR([.AR49]=&quot;See Note&quot;;[.AR49]=&quot;&quot;);0.5;IF(OR([.AR49]=&quot;RSA-4096&quot;;[.AR49]=&quot;RSA-2048&quot;;[.AR49]=&quot;DH-2048&quot;;[.AR49]=&quot;CA-4096&quot;);0;0)))+IF(OR([.AS49]=&quot;MS-CHAPv2&quot;;[.AS49]=&quot;RSA-RC4&quot;;[.AS49]=&quot;RSA-1024&quot;);2;IF(OR([.AS49]=&quot;See Note&quot;;[.AS49]=&quot;&quot;);1;IF(OR([.AS49]=&quot;RSA-4096&quot;;[.AS49]=&quot;RSA-2048&quot;;[.AS49]=&quot;DH-2048&quot;);0;0)))" office:value-type="float" office:value="2.5" calcext:value-type="float">
            <text:p>2.5</text:p>
          </table:table-cell>
          <table:table-cell table:style-name="ce43" table:formula="of:=IF([.AT49]&lt;3;2;0)+IF([.AU49]&lt;10;1;IF([.AU49]=&quot;&quot;;1;0))+IF([.AV49]&lt;3;2;IF([.AV49]&lt;10;1;IF([.AV49]=&quot;&quot;;1;0)))" office:value-type="float" office:value="2" calcext:value-type="float">
            <text:p>2</text:p>
          </table:table-cell>
          <table:table-cell table:style-name="ce48" table:formula="of:=IF([.AX49]=0;0;IF([.AX49]&lt;5;1;IF([.AX49]&lt;10;2;3)))+IF([.AY49]=0;0;IF([.AY49]&lt;3;1;IF([.AY49]&lt;10;2;3)))+IF([.AZ49]=0;0;IF([.AZ49]&lt;5;1;IF([.AZ49]&lt;10;2;3)))+IF([.BA49]=&quot;A&quot;;0;IF([.BA49]=&quot;A+&quot;;0;IF([.BA49]=&quot;B&quot;;1;5)))+IF([.BB49]=&quot;Self&quot;;0;IF([.BB49]=&quot;CloudFlare&quot;;2;IF([.BB49]=&quot;Incapsula&quot;;2;3)))" office:value-type="float" office:value="3" calcext:value-type="float">
            <text:p>3</text:p>
          </table:table-cell>
          <table:table-cell table:style-name="ce52" table:formula="of:=IF([.BC49]&lt;PricePercentile33;0;IF([.BC49]&lt;PricePercentile66;1;2))+IF([.BD49]&lt;ConPricePercentile33;0;IF([.BD49]&lt;ConPricePercentile66;1;2))+IF([.BE49]=&quot;Free&quot;;0;IF([.BE49]=&quot;Yes&quot;;0;1))+IF([.BF49]=&quot;Free&quot;;0;IF([.BF49]&gt;29;0;IF([.BF49]&gt;13;1;IF([.BF49]&gt;6;2;3))))" office:value-type="float" office:value="4" calcext:value-type="float">
            <text:p>4</text:p>
          </table:table-cell>
          <table:table-cell table:style-name="ce58" table:formula="of:=IF([.BG49]=&quot;Yes&quot;;1;0)+IF([.BH49]=&quot;Yes&quot;;1;0)+IF([.BI49]=&quot;Yes&quot;;1;0)+IF([.BJ49]=&quot;No&quot;;1;IF([.BJ49]=&quot;&quot;;0;IF([.BJ49]=&quot;Some&quot;;0.5;0)))+IF([.BK49]=&quot;No&quot;;1;IF([.BK49]=&quot;&quot;;0;IF([.BK49]=&quot;Some&quot;;0.5;0)))+IF([.BL49]=&quot;No&quot;;1;IF([.BL49]=&quot;&quot;;0;IF([.BL49]=&quot;Some&quot;;0.5;0)))+IF([.BM49]=&quot;&quot;;0;1)+IF([.BN49]=&quot;&quot;;0;1)" office:value-type="float" office:value="1" calcext:value-type="float">
            <text:p>1</text:p>
          </table:table-cell>
          <table:table-cell table:style-name="ce21"/>
          <table:table-cell table:style-name="ce69"/>
          <table:table-cell table:style-name="ce75" table:formula="of:=IF(OR([.L49]=&quot;USA&quot;;[.L49]=&quot;UK&quot;;[.L49]=&quot;Canada&quot;;[.L49]=&quot;Australia&quot;;[.L49]=&quot;New Zealand&quot;);&quot;Five&quot;;(IF(OR([.L49]=&quot;Denmark&quot;;[.L49]=&quot;France&quot;;[.L49]=&quot;Netherlands&quot;;[.L49]=&quot;Norway&quot;);&quot;Nine&quot;;IF(OR([.L49]=&quot;Belgium&quot;;[.L49]=&quot;Germany&quot;;[.L49]=&quot;Italy&quot;;[.L49]=&quot;Spain&quot;;[.L49]=&quot;Sweden&quot;);&quot;Fourteen&quot;;IF([.L49]=&quot;&quot;;&quot;Not Disclosed&quot;;IF(OR([.L49]=&quot;British Virgin Islands&quot;;[.L49]=&quot;Gibraltar&quot;;[.L49]=&quot;British Indian Ocean&quot;;[.L49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49]=&quot;Five&quot;);[.AC49]=&quot;Yes&quot;;[.W49]=&quot;Yes&quot;;OR([.T49]=&quot;Email&quot;;[.T49]=&quot;Yes&quot;);[.O4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0" calcext:value-type="float">
            <text:p>40</text:p>
          </table:table-cell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58" calcext:value-type="float">
            <text:p>$4.58</text:p>
          </table:table-cell>
          <table:table-cell table:style-name="ce235" table:formula="of:=[.BC49]/[.AT49]" office:value-type="float" office:value="0.916" calcext:value-type="float">
            <text:p>$0.92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reedome</text:p>
          </table:table-cell>
          <table:table-cell table:style-name="ce18" table:formula="of:=IF(OR([.M50]=&quot;Five&quot;);3;0)+IF(OR([.M50]=&quot;Not Disclosed&quot;);1.5;0)+IF(OR([.M50]=&quot;Nine&quot;;[.M50]=&quot;Fourteen&quot;;[.M50]=&quot;See Note&quot;;[.M50]=&quot;Cooperative&quot;);1;0)+IF(OR([.N50]=&quot;Yes&quot;);2;0)+IF(OR([.N50]=&quot;Not Disclosed&quot;);1.5;0)+IF(OR([.N50]=&quot;Owned&quot;);1;0)" office:value-type="float" office:value="0" calcext:value-type="float">
            <text:p>0</text:p>
          </table:table-cell>
          <table:table-cell table:style-name="ce26" table:formula="of:=COUNTIF([.P50:.S50];&quot;Yes&quot;)+(0.5*COUNTIF([.P50:.S50];&quot;&quot;))+(0.5*COUNTIF([.P50:.S50];&quot;See Note&quot;))+(3*COUNTIF([.O50];&quot;Yes&quot;))" office:value-type="float" office:value="3" calcext:value-type="float">
            <text:p>3</text:p>
          </table:table-cell>
          <table:table-cell table:style-name="ce31" table:formula="of:=(3*COUNTIF([.T50];&quot;No&quot;))+COUNTIF([.W50:.X50];&quot;No&quot;)" office:value-type="float" office:value="2" calcext:value-type="float">
            <text:p>2</text:p>
          </table:table-cell>
          <table:table-cell table:style-name="ce35" table:formula="of:=COUNTIF([.AA50];&quot;No&quot;)+COUNTIF([.AB50];&quot;No&quot;)+(0.5*COUNTIF([.AB50];&quot;See Note&quot;))+(3*COUNTIF([.AC50];&quot;No&quot;))+COUNTIF([.AL50];&quot;Yes&quot;)+(0.5*COUNTIF([.AL50];&quot;Some&quot;))+COUNTIF([.AM50];&quot;Yes&quot;)+(0.5*COUNTIF([.AM50];&quot;Some&quot;))" office:value-type="float" office:value="2" calcext:value-type="float">
            <text:p>2</text:p>
          </table:table-cell>
          <table:table-cell table:style-name="ce39" table:formula="of:=(IF(OR([.AP50]=&quot;MPPE-128&quot;;[.AP50]=&quot;Blowfish-64&quot;);1;(IF(OR([.AP50]=&quot;See Note&quot;;[.AP50]=&quot;Blowfish-128&quot;);0.5;IF(OR([.AP50]=&quot;AES-128&quot;;[.AP50]=&quot;AES-160&quot;;[.AP50]=&quot;AES-192&quot;;[.AP50]=&quot;AES-256&quot;);0;0)))+(IF(OR([.AQ50]=&quot;MPPE-128&quot;;[.AQ50]=&quot;Blowfish-64&quot;);2;(IF(OR([.AQ50]=&quot;See Note&quot;;[.AQ50]=&quot;Blowfish-128&quot;;[.AQ50]=&quot;&quot;);1;IF(OR([.AQ50]=&quot;AES-128&quot;;[.AQ50]=&quot;AES-160&quot;;[.AQ50]=&quot;AES-192&quot;;[.AQ50]=&quot;AES-256&quot;);0;0)))))))+IF(OR([.AR50]=&quot;MS-CHAPv2&quot;;[.AR50]=&quot;RSA-RC4&quot;;[.AR50]=&quot;RSA-1024&quot;);1;IF(OR([.AR50]=&quot;See Note&quot;;[.AR50]=&quot;&quot;);0.5;IF(OR([.AR50]=&quot;RSA-4096&quot;;[.AR50]=&quot;RSA-2048&quot;;[.AR50]=&quot;DH-2048&quot;;[.AR50]=&quot;CA-4096&quot;);0;0)))+IF(OR([.AS50]=&quot;MS-CHAPv2&quot;;[.AS50]=&quot;RSA-RC4&quot;;[.AS50]=&quot;RSA-1024&quot;);2;IF(OR([.AS50]=&quot;See Note&quot;;[.AS50]=&quot;&quot;);1;IF(OR([.AS50]=&quot;RSA-4096&quot;;[.AS50]=&quot;RSA-2048&quot;;[.AS50]=&quot;DH-2048&quot;);0;0)))" office:value-type="float" office:value="0" calcext:value-type="float">
            <text:p>0</text:p>
          </table:table-cell>
          <table:table-cell table:style-name="ce43" table:formula="of:=IF([.AT50]&lt;3;2;0)+IF([.AU50]&lt;10;1;IF([.AU50]=&quot;&quot;;1;0))+IF([.AV50]&lt;3;2;IF([.AV50]&lt;10;1;IF([.AV50]=&quot;&quot;;1;0)))" office:value-type="float" office:value="2" calcext:value-type="float">
            <text:p>2</text:p>
          </table:table-cell>
          <table:table-cell table:style-name="ce48" table:formula="of:=IF([.AX50]=0;0;IF([.AX50]&lt;5;1;IF([.AX50]&lt;10;2;3)))+IF([.AY50]=0;0;IF([.AY50]&lt;3;1;IF([.AY50]&lt;10;2;3)))+IF([.AZ50]=0;0;IF([.AZ50]&lt;5;1;IF([.AZ50]&lt;10;2;3)))+IF([.BA50]=&quot;A&quot;;0;IF([.BA50]=&quot;A+&quot;;0;IF([.BA50]=&quot;B&quot;;1;5)))+IF([.BB50]=&quot;Self&quot;;0;IF([.BB50]=&quot;CloudFlare&quot;;2;IF([.BB50]=&quot;Incapsula&quot;;2;3)))" office:value-type="float" office:value="4" calcext:value-type="float">
            <text:p>4</text:p>
          </table:table-cell>
          <table:table-cell table:style-name="ce52" table:formula="of:=IF([.BC50]&lt;PricePercentile33;0;IF([.BC50]&lt;PricePercentile66;1;2))+IF([.BD50]&lt;ConPricePercentile33;0;IF([.BD50]&lt;ConPricePercentile66;1;2))+IF([.BE50]=&quot;Free&quot;;0;IF([.BE50]=&quot;Yes&quot;;0;1))+IF([.BF50]=&quot;Free&quot;;0;IF([.BF50]&gt;29;0;IF([.BF50]&gt;13;1;IF([.BF50]&gt;6;2;3))))" office:value-type="float" office:value="4" calcext:value-type="float">
            <text:p>4</text:p>
          </table:table-cell>
          <table:table-cell table:style-name="ce58" table:formula="of:=IF([.BG50]=&quot;Yes&quot;;1;0)+IF([.BH50]=&quot;Yes&quot;;1;0)+IF([.BI50]=&quot;Yes&quot;;1;0)+IF([.BJ50]=&quot;No&quot;;1;IF([.BJ50]=&quot;&quot;;0;IF([.BJ50]=&quot;Some&quot;;0.5;0)))+IF([.BK50]=&quot;No&quot;;1;IF([.BK50]=&quot;&quot;;0;IF([.BK50]=&quot;Some&quot;;0.5;0)))+IF([.BL50]=&quot;No&quot;;1;IF([.BL50]=&quot;&quot;;0;IF([.BL50]=&quot;Some&quot;;0.5;0)))+IF([.BM50]=&quot;&quot;;0;1)+IF([.BN50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Finland</text:p>
          </table:table-cell>
          <table:table-cell table:style-name="ce75" table:formula="of:=IF(OR([.L50]=&quot;USA&quot;;[.L50]=&quot;UK&quot;;[.L50]=&quot;Canada&quot;;[.L50]=&quot;Australia&quot;;[.L50]=&quot;New Zealand&quot;);&quot;Five&quot;;(IF(OR([.L50]=&quot;Denmark&quot;;[.L50]=&quot;France&quot;;[.L50]=&quot;Netherlands&quot;;[.L50]=&quot;Norway&quot;);&quot;Nine&quot;;IF(OR([.L50]=&quot;Belgium&quot;;[.L50]=&quot;Germany&quot;;[.L50]=&quot;Italy&quot;;[.L50]=&quot;Spain&quot;;[.L50]=&quot;Sweden&quot;);&quot;Fourteen&quot;;IF([.L50]=&quot;&quot;;&quot;Not Disclosed&quot;;IF(OR([.L50]=&quot;British Virgin Islands&quot;;[.L50]=&quot;Gibraltar&quot;;[.L50]=&quot;British Indian Ocean&quot;;[.L50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Yes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0]=&quot;Five&quot;);[.AC50]=&quot;Yes&quot;;[.W50]=&quot;Yes&quot;;OR([.T50]=&quot;Email&quot;;[.T50]=&quot;Yes&quot;);[.O50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9" calcext:value-type="float">
            <text:p>19</text:p>
          </table:table-cell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16" calcext:value-type="float">
            <text:p>$4.16</text:p>
          </table:table-cell>
          <table:table-cell table:style-name="ce235" table:formula="of:=[.BC50]/[.AT50]" office:value-type="float" office:value="1.38666666666667" calcext:value-type="float">
            <text:p>$1.3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rootVPN</text:p>
          </table:table-cell>
          <table:table-cell table:style-name="ce18" table:formula="of:=IF(OR([.M51]=&quot;Five&quot;);3;0)+IF(OR([.M51]=&quot;Not Disclosed&quot;);1.5;0)+IF(OR([.M51]=&quot;Nine&quot;;[.M51]=&quot;Fourteen&quot;;[.M51]=&quot;See Note&quot;;[.M51]=&quot;Cooperative&quot;);1;0)+IF(OR([.N51]=&quot;Yes&quot;);2;0)+IF(OR([.N51]=&quot;Not Disclosed&quot;);1.5;0)+IF(OR([.N51]=&quot;Owned&quot;);1;0)" office:value-type="float" office:value="0" calcext:value-type="float">
            <text:p>0</text:p>
          </table:table-cell>
          <table:table-cell table:style-name="ce26" table:formula="of:=COUNTIF([.P51:.S51];&quot;Yes&quot;)+(0.5*COUNTIF([.P51:.S51];&quot;&quot;))+(0.5*COUNTIF([.P51:.S51];&quot;See Note&quot;))+(3*COUNTIF([.O51];&quot;Yes&quot;))" office:value-type="float" office:value="0" calcext:value-type="float">
            <text:p>0</text:p>
          </table:table-cell>
          <table:table-cell table:style-name="ce31" table:formula="of:=(3*COUNTIF([.T51];&quot;No&quot;))+COUNTIF([.W51:.X51];&quot;No&quot;)" office:value-type="float" office:value="1" calcext:value-type="float">
            <text:p>1</text:p>
          </table:table-cell>
          <table:table-cell table:style-name="ce35" table:formula="of:=COUNTIF([.AA51];&quot;No&quot;)+COUNTIF([.AB51];&quot;No&quot;)+(0.5*COUNTIF([.AB51];&quot;See Note&quot;))+(3*COUNTIF([.AC51];&quot;No&quot;))+COUNTIF([.AL51];&quot;Yes&quot;)+(0.5*COUNTIF([.AL51];&quot;Some&quot;))+COUNTIF([.AM51];&quot;Yes&quot;)+(0.5*COUNTIF([.AM51];&quot;Some&quot;))" office:value-type="float" office:value="2" calcext:value-type="float">
            <text:p>2</text:p>
          </table:table-cell>
          <table:table-cell table:style-name="ce39" table:formula="of:=(IF(OR([.AP51]=&quot;MPPE-128&quot;;[.AP51]=&quot;Blowfish-64&quot;);1;(IF(OR([.AP51]=&quot;See Note&quot;;[.AP51]=&quot;Blowfish-128&quot;);0.5;IF(OR([.AP51]=&quot;AES-128&quot;;[.AP51]=&quot;AES-160&quot;;[.AP51]=&quot;AES-192&quot;;[.AP51]=&quot;AES-256&quot;);0;0)))+(IF(OR([.AQ51]=&quot;MPPE-128&quot;;[.AQ51]=&quot;Blowfish-64&quot;);2;(IF(OR([.AQ51]=&quot;See Note&quot;;[.AQ51]=&quot;Blowfish-128&quot;;[.AQ51]=&quot;&quot;);1;IF(OR([.AQ51]=&quot;AES-128&quot;;[.AQ51]=&quot;AES-160&quot;;[.AQ51]=&quot;AES-192&quot;;[.AQ51]=&quot;AES-256&quot;);0;0)))))))+IF(OR([.AR51]=&quot;MS-CHAPv2&quot;;[.AR51]=&quot;RSA-RC4&quot;;[.AR51]=&quot;RSA-1024&quot;);1;IF(OR([.AR51]=&quot;See Note&quot;;[.AR51]=&quot;&quot;);0.5;IF(OR([.AR51]=&quot;RSA-4096&quot;;[.AR51]=&quot;RSA-2048&quot;;[.AR51]=&quot;DH-2048&quot;;[.AR51]=&quot;CA-4096&quot;);0;0)))+IF(OR([.AS51]=&quot;MS-CHAPv2&quot;;[.AS51]=&quot;RSA-RC4&quot;;[.AS51]=&quot;RSA-1024&quot;);2;IF(OR([.AS51]=&quot;See Note&quot;;[.AS51]=&quot;&quot;);1;IF(OR([.AS51]=&quot;RSA-4096&quot;;[.AS51]=&quot;RSA-2048&quot;;[.AS51]=&quot;DH-2048&quot;);0;0)))" office:value-type="float" office:value="1" calcext:value-type="float">
            <text:p>1</text:p>
          </table:table-cell>
          <table:table-cell table:style-name="ce43" table:formula="of:=IF([.AT51]&lt;3;2;0)+IF([.AU51]&lt;10;1;IF([.AU51]=&quot;&quot;;1;0))+IF([.AV51]&lt;3;2;IF([.AV51]&lt;10;1;IF([.AV51]=&quot;&quot;;1;0)))" office:value-type="float" office:value="2" calcext:value-type="float">
            <text:p>2</text:p>
          </table:table-cell>
          <table:table-cell table:style-name="ce48" table:formula="of:=IF([.AX51]=0;0;IF([.AX51]&lt;5;1;IF([.AX51]&lt;10;2;3)))+IF([.AY51]=0;0;IF([.AY51]&lt;3;1;IF([.AY51]&lt;10;2;3)))+IF([.AZ51]=0;0;IF([.AZ51]&lt;5;1;IF([.AZ51]&lt;10;2;3)))+IF([.BA51]=&quot;A&quot;;0;IF([.BA51]=&quot;A+&quot;;0;IF([.BA51]=&quot;B&quot;;1;5)))+IF([.BB51]=&quot;Self&quot;;0;IF([.BB51]=&quot;CloudFlare&quot;;2;IF([.BB51]=&quot;Incapsula&quot;;2;3)))" office:value-type="float" office:value="1" calcext:value-type="float">
            <text:p>1</text:p>
          </table:table-cell>
          <table:table-cell table:style-name="ce52" table:formula="of:=IF([.BC51]&lt;PricePercentile33;0;IF([.BC51]&lt;PricePercentile66;1;2))+IF([.BD51]&lt;ConPricePercentile33;0;IF([.BD51]&lt;ConPricePercentile66;1;2))+IF([.BE51]=&quot;Free&quot;;0;IF([.BE51]=&quot;Yes&quot;;0;1))+IF([.BF51]=&quot;Free&quot;;0;IF([.BF51]&gt;29;0;IF([.BF51]&gt;13;1;IF([.BF51]&gt;6;2;3))))" office:value-type="float" office:value="1" calcext:value-type="float">
            <text:p>1</text:p>
          </table:table-cell>
          <table:table-cell table:style-name="ce58" table:formula="of:=IF([.BG51]=&quot;Yes&quot;;1;0)+IF([.BH51]=&quot;Yes&quot;;1;0)+IF([.BI51]=&quot;Yes&quot;;1;0)+IF([.BJ51]=&quot;No&quot;;1;IF([.BJ51]=&quot;&quot;;0;IF([.BJ51]=&quot;Some&quot;;0.5;0)))+IF([.BK51]=&quot;No&quot;;1;IF([.BK51]=&quot;&quot;;0;IF([.BK51]=&quot;Some&quot;;0.5;0)))+IF([.BL51]=&quot;No&quot;;1;IF([.BL51]=&quot;&quot;;0;IF([.BL51]=&quot;Some&quot;;0.5;0)))+IF([.BM51]=&quot;&quot;;0;1)+IF([.BN51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51]=&quot;USA&quot;;[.L51]=&quot;UK&quot;;[.L51]=&quot;Canada&quot;;[.L51]=&quot;Australia&quot;;[.L51]=&quot;New Zealand&quot;);&quot;Five&quot;;(IF(OR([.L51]=&quot;Denmark&quot;;[.L51]=&quot;France&quot;;[.L51]=&quot;Netherlands&quot;;[.L51]=&quot;Norway&quot;);&quot;Nine&quot;;IF(OR([.L51]=&quot;Belgium&quot;;[.L51]=&quot;Germany&quot;;[.L51]=&quot;Italy&quot;;[.L51]=&quot;Spain&quot;;[.L51]=&quot;Sweden&quot;);&quot;Fourteen&quot;;IF([.L51]=&quot;&quot;;&quot;Not Disclosed&quot;;IF(OR([.L51]=&quot;British Virgin Islands&quot;;[.L51]=&quot;Gibraltar&quot;;[.L51]=&quot;British Indian Ocean&quot;;[.L51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1]=&quot;Five&quot;);[.AC51]=&quot;Yes&quot;;[.W51]=&quot;Yes&quot;;OR([.T51]=&quot;Email&quot;;[.T51]=&quot;Yes&quot;);[.O51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9" calcext:value-type="float">
            <text:p>19</text:p>
          </table:table-cell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" calcext:value-type="float">
            <text:p>$3.00</text:p>
          </table:table-cell>
          <table:table-cell table:style-name="ce235" table:formula="of:=[.BC51]/[.AT51]" office:value-type="float" office:value="1" calcext:value-type="float">
            <text:p>$1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FrostVPN</text:p>
          </table:table-cell>
          <table:table-cell table:style-name="ce18" table:formula="of:=IF(OR([.M52]=&quot;Five&quot;);3;0)+IF(OR([.M52]=&quot;Not Disclosed&quot;);1.5;0)+IF(OR([.M52]=&quot;Nine&quot;;[.M52]=&quot;Fourteen&quot;;[.M52]=&quot;See Note&quot;;[.M52]=&quot;Cooperative&quot;);1;0)+IF(OR([.N52]=&quot;Yes&quot;);2;0)+IF(OR([.N52]=&quot;Not Disclosed&quot;);1.5;0)+IF(OR([.N52]=&quot;Owned&quot;);1;0)" office:value-type="float" office:value="5" calcext:value-type="float">
            <text:p>5</text:p>
          </table:table-cell>
          <table:table-cell table:style-name="ce26" table:formula="of:=COUNTIF([.P52:.S52];&quot;Yes&quot;)+(0.5*COUNTIF([.P52:.S52];&quot;&quot;))+(0.5*COUNTIF([.P52:.S52];&quot;See Note&quot;))+(3*COUNTIF([.O52];&quot;Yes&quot;))" office:value-type="float" office:value="3" calcext:value-type="float">
            <text:p>3</text:p>
          </table:table-cell>
          <table:table-cell table:style-name="ce31" table:formula="of:=(3*COUNTIF([.T52];&quot;No&quot;))+COUNTIF([.W52:.X52];&quot;No&quot;)" office:value-type="float" office:value="4" calcext:value-type="float">
            <text:p>4</text:p>
          </table:table-cell>
          <table:table-cell table:style-name="ce35" table:formula="of:=COUNTIF([.AA52];&quot;No&quot;)+COUNTIF([.AB52];&quot;No&quot;)+(0.5*COUNTIF([.AB52];&quot;See Note&quot;))+(3*COUNTIF([.AC52];&quot;No&quot;))+COUNTIF([.AL52];&quot;Yes&quot;)+(0.5*COUNTIF([.AL52];&quot;Some&quot;))+COUNTIF([.AM52];&quot;Yes&quot;)+(0.5*COUNTIF([.AM52];&quot;Some&quot;))" office:value-type="float" office:value="2.5" calcext:value-type="float">
            <text:p>2.5</text:p>
          </table:table-cell>
          <table:table-cell table:style-name="ce39" table:formula="of:=(IF(OR([.AP52]=&quot;MPPE-128&quot;;[.AP52]=&quot;Blowfish-64&quot;);1;(IF(OR([.AP52]=&quot;See Note&quot;;[.AP52]=&quot;Blowfish-128&quot;);0.5;IF(OR([.AP52]=&quot;AES-128&quot;;[.AP52]=&quot;AES-160&quot;;[.AP52]=&quot;AES-192&quot;;[.AP52]=&quot;AES-256&quot;);0;0)))+(IF(OR([.AQ52]=&quot;MPPE-128&quot;;[.AQ52]=&quot;Blowfish-64&quot;);2;(IF(OR([.AQ52]=&quot;See Note&quot;;[.AQ52]=&quot;Blowfish-128&quot;;[.AQ52]=&quot;&quot;);1;IF(OR([.AQ52]=&quot;AES-128&quot;;[.AQ52]=&quot;AES-160&quot;;[.AQ52]=&quot;AES-192&quot;;[.AQ52]=&quot;AES-256&quot;);0;0)))))))+IF(OR([.AR52]=&quot;MS-CHAPv2&quot;;[.AR52]=&quot;RSA-RC4&quot;;[.AR52]=&quot;RSA-1024&quot;);1;IF(OR([.AR52]=&quot;See Note&quot;;[.AR52]=&quot;&quot;);0.5;IF(OR([.AR52]=&quot;RSA-4096&quot;;[.AR52]=&quot;RSA-2048&quot;;[.AR52]=&quot;DH-2048&quot;;[.AR52]=&quot;CA-4096&quot;);0;0)))+IF(OR([.AS52]=&quot;MS-CHAPv2&quot;;[.AS52]=&quot;RSA-RC4&quot;;[.AS52]=&quot;RSA-1024&quot;);2;IF(OR([.AS52]=&quot;See Note&quot;;[.AS52]=&quot;&quot;);1;IF(OR([.AS52]=&quot;RSA-4096&quot;;[.AS52]=&quot;RSA-2048&quot;;[.AS52]=&quot;DH-2048&quot;);0;0)))" office:value-type="float" office:value="2.5" calcext:value-type="float">
            <text:p>2.5</text:p>
          </table:table-cell>
          <table:table-cell table:style-name="ce43" table:formula="of:=IF([.AT52]&lt;3;2;0)+IF([.AU52]&lt;10;1;IF([.AU52]=&quot;&quot;;1;0))+IF([.AV52]&lt;3;2;IF([.AV52]&lt;10;1;IF([.AV52]=&quot;&quot;;1;0)))" office:value-type="float" office:value="0" calcext:value-type="float">
            <text:p>0</text:p>
          </table:table-cell>
          <table:table-cell table:style-name="ce48" table:formula="of:=IF([.AX52]=0;0;IF([.AX52]&lt;5;1;IF([.AX52]&lt;10;2;3)))+IF([.AY52]=0;0;IF([.AY52]&lt;3;1;IF([.AY52]&lt;10;2;3)))+IF([.AZ52]=0;0;IF([.AZ52]&lt;5;1;IF([.AZ52]&lt;10;2;3)))+IF([.BA52]=&quot;A&quot;;0;IF([.BA52]=&quot;A+&quot;;0;IF([.BA52]=&quot;B&quot;;1;5)))+IF([.BB52]=&quot;Self&quot;;0;IF([.BB52]=&quot;CloudFlare&quot;;2;IF([.BB52]=&quot;Incapsula&quot;;2;3)))" office:value-type="float" office:value="8" calcext:value-type="float">
            <text:p>8</text:p>
          </table:table-cell>
          <table:table-cell table:style-name="ce52" table:formula="of:=IF([.BC52]&lt;PricePercentile33;0;IF([.BC52]&lt;PricePercentile66;1;2))+IF([.BD52]&lt;ConPricePercentile33;0;IF([.BD52]&lt;ConPricePercentile66;1;2))+IF([.BE52]=&quot;Free&quot;;0;IF([.BE52]=&quot;Yes&quot;;0;1))+IF([.BF52]=&quot;Free&quot;;0;IF([.BF52]&gt;29;0;IF([.BF52]&gt;13;1;IF([.BF52]&gt;6;2;3))))" office:value-type="float" office:value="6" calcext:value-type="float">
            <text:p>6</text:p>
          </table:table-cell>
          <table:table-cell table:style-name="ce58" table:formula="of:=IF([.BG52]=&quot;Yes&quot;;1;0)+IF([.BH52]=&quot;Yes&quot;;1;0)+IF([.BI52]=&quot;Yes&quot;;1;0)+IF([.BJ52]=&quot;No&quot;;1;IF([.BJ52]=&quot;&quot;;0;IF([.BJ52]=&quot;Some&quot;;0.5;0)))+IF([.BK52]=&quot;No&quot;;1;IF([.BK52]=&quot;&quot;;0;IF([.BK52]=&quot;Some&quot;;0.5;0)))+IF([.BL52]=&quot;No&quot;;1;IF([.BL52]=&quot;&quot;;0;IF([.BL52]=&quot;Some&quot;;0.5;0)))+IF([.BM52]=&quot;&quot;;0;1)+IF([.BN52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52]=&quot;USA&quot;;[.L52]=&quot;UK&quot;;[.L52]=&quot;Canada&quot;;[.L52]=&quot;Australia&quot;;[.L52]=&quot;New Zealand&quot;);&quot;Five&quot;;(IF(OR([.L52]=&quot;Denmark&quot;;[.L52]=&quot;France&quot;;[.L52]=&quot;Netherlands&quot;;[.L52]=&quot;Norway&quot;);&quot;Nine&quot;;IF(OR([.L52]=&quot;Belgium&quot;;[.L52]=&quot;Germany&quot;;[.L52]=&quot;Italy&quot;;[.L52]=&quot;Spain&quot;;[.L52]=&quot;Sweden&quot;);&quot;Fourteen&quot;;IF([.L52]=&quot;&quot;;&quot;Not Disclosed&quot;;IF(OR([.L52]=&quot;British Virgin Islands&quot;;[.L52]=&quot;Gibraltar&quot;;[.L52]=&quot;British Indian Ocean&quot;;[.L52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2]=&quot;Five&quot;);[.AC52]=&quot;Yes&quot;;[.W52]=&quot;Yes&quot;;OR([.T52]=&quot;Email&quot;;[.T52]=&quot;Yes&quot;);[.O5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6" calcext:value-type="float">
            <text:p>16</text:p>
          </table:table-cell>
          <table:table-cell table:style-name="ce192" office:value-type="float" office:value="54" calcext:value-type="float">
            <text:p>54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4.99" calcext:value-type="float">
            <text:p>$4.99</text:p>
          </table:table-cell>
          <table:table-cell table:style-name="ce235" table:formula="of:=[.BC52]/[.AT52]" office:value-type="float" office:value="1.66333333333333" calcext:value-type="float">
            <text:p>$1.66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GetFlix</text:p>
          </table:table-cell>
          <table:table-cell table:style-name="ce18" table:formula="of:=IF(OR([.M53]=&quot;Five&quot;);3;0)+IF(OR([.M53]=&quot;Not Disclosed&quot;);1.5;0)+IF(OR([.M53]=&quot;Nine&quot;;[.M53]=&quot;Fourteen&quot;;[.M53]=&quot;See Note&quot;;[.M53]=&quot;Cooperative&quot;);1;0)+IF(OR([.N53]=&quot;Yes&quot;);2;0)+IF(OR([.N53]=&quot;Not Disclosed&quot;);1.5;0)+IF(OR([.N53]=&quot;Owned&quot;);1;0)" office:value-type="float" office:value="3" calcext:value-type="float">
            <text:p>3</text:p>
          </table:table-cell>
          <table:table-cell table:style-name="ce26" table:formula="of:=COUNTIF([.P53:.S53];&quot;Yes&quot;)+(0.5*COUNTIF([.P53:.S53];&quot;&quot;))+(0.5*COUNTIF([.P53:.S53];&quot;See Note&quot;))+(3*COUNTIF([.O53];&quot;Yes&quot;))" office:value-type="float" office:value="2" calcext:value-type="float">
            <text:p>2</text:p>
          </table:table-cell>
          <table:table-cell table:style-name="ce31" table:formula="of:=(3*COUNTIF([.T53];&quot;No&quot;))+COUNTIF([.W53:.X53];&quot;No&quot;)" office:value-type="float" office:value="5" calcext:value-type="float">
            <text:p>5</text:p>
          </table:table-cell>
          <table:table-cell table:style-name="ce35" table:formula="of:=COUNTIF([.AA53];&quot;No&quot;)+COUNTIF([.AB53];&quot;No&quot;)+(0.5*COUNTIF([.AB53];&quot;See Note&quot;))+(3*COUNTIF([.AC53];&quot;No&quot;))+COUNTIF([.AL53];&quot;Yes&quot;)+(0.5*COUNTIF([.AL53];&quot;Some&quot;))+COUNTIF([.AM53];&quot;Yes&quot;)+(0.5*COUNTIF([.AM53];&quot;Some&quot;))" office:value-type="float" office:value="1" calcext:value-type="float">
            <text:p>1</text:p>
          </table:table-cell>
          <table:table-cell table:style-name="ce39" table:formula="of:=(IF(OR([.AP53]=&quot;MPPE-128&quot;;[.AP53]=&quot;Blowfish-64&quot;);1;(IF(OR([.AP53]=&quot;See Note&quot;;[.AP53]=&quot;Blowfish-128&quot;);0.5;IF(OR([.AP53]=&quot;AES-128&quot;;[.AP53]=&quot;AES-160&quot;;[.AP53]=&quot;AES-192&quot;;[.AP53]=&quot;AES-256&quot;);0;0)))+(IF(OR([.AQ53]=&quot;MPPE-128&quot;;[.AQ53]=&quot;Blowfish-64&quot;);2;(IF(OR([.AQ53]=&quot;See Note&quot;;[.AQ53]=&quot;Blowfish-128&quot;;[.AQ53]=&quot;&quot;);1;IF(OR([.AQ53]=&quot;AES-128&quot;;[.AQ53]=&quot;AES-160&quot;;[.AQ53]=&quot;AES-192&quot;;[.AQ53]=&quot;AES-256&quot;);0;0)))))))+IF(OR([.AR53]=&quot;MS-CHAPv2&quot;;[.AR53]=&quot;RSA-RC4&quot;;[.AR53]=&quot;RSA-1024&quot;);1;IF(OR([.AR53]=&quot;See Note&quot;;[.AR53]=&quot;&quot;);0.5;IF(OR([.AR53]=&quot;RSA-4096&quot;;[.AR53]=&quot;RSA-2048&quot;;[.AR53]=&quot;DH-2048&quot;;[.AR53]=&quot;CA-4096&quot;);0;0)))+IF(OR([.AS53]=&quot;MS-CHAPv2&quot;;[.AS53]=&quot;RSA-RC4&quot;;[.AS53]=&quot;RSA-1024&quot;);2;IF(OR([.AS53]=&quot;See Note&quot;;[.AS53]=&quot;&quot;);1;IF(OR([.AS53]=&quot;RSA-4096&quot;;[.AS53]=&quot;RSA-2048&quot;;[.AS53]=&quot;DH-2048&quot;);0;0)))" office:value-type="float" office:value="2.5" calcext:value-type="float">
            <text:p>2.5</text:p>
          </table:table-cell>
          <table:table-cell table:style-name="ce43" table:formula="of:=IF([.AT53]&lt;3;2;0)+IF([.AU53]&lt;10;1;IF([.AU53]=&quot;&quot;;1;0))+IF([.AV53]&lt;3;2;IF([.AV53]&lt;10;1;IF([.AV53]=&quot;&quot;;1;0)))" office:value-type="float" office:value="2" calcext:value-type="float">
            <text:p>2</text:p>
          </table:table-cell>
          <table:table-cell table:style-name="ce48" table:formula="of:=IF([.AX53]=0;0;IF([.AX53]&lt;5;1;IF([.AX53]&lt;10;2;3)))+IF([.AY53]=0;0;IF([.AY53]&lt;3;1;IF([.AY53]&lt;10;2;3)))+IF([.AZ53]=0;0;IF([.AZ53]&lt;5;1;IF([.AZ53]&lt;10;2;3)))+IF([.BA53]=&quot;A&quot;;0;IF([.BA53]=&quot;A+&quot;;0;IF([.BA53]=&quot;B&quot;;1;5)))+IF([.BB53]=&quot;Self&quot;;0;IF([.BB53]=&quot;CloudFlare&quot;;2;IF([.BB53]=&quot;Incapsula&quot;;2;3)))" office:value-type="float" office:value="12" calcext:value-type="float">
            <text:p>12</text:p>
          </table:table-cell>
          <table:table-cell table:style-name="ce52" table:formula="of:=IF([.BC53]&lt;PricePercentile33;0;IF([.BC53]&lt;PricePercentile66;1;2))+IF([.BD53]&lt;ConPricePercentile33;0;IF([.BD53]&lt;ConPricePercentile66;1;2))+IF([.BE53]=&quot;Free&quot;;0;IF([.BE53]=&quot;Yes&quot;;0;1))+IF([.BF53]=&quot;Free&quot;;0;IF([.BF53]&gt;29;0;IF([.BF53]&gt;13;1;IF([.BF53]&gt;6;2;3))))" office:value-type="float" office:value="4" calcext:value-type="float">
            <text:p>4</text:p>
          </table:table-cell>
          <table:table-cell table:style-name="ce58" table:formula="of:=IF([.BG53]=&quot;Yes&quot;;1;0)+IF([.BH53]=&quot;Yes&quot;;1;0)+IF([.BI53]=&quot;Yes&quot;;1;0)+IF([.BJ53]=&quot;No&quot;;1;IF([.BJ53]=&quot;&quot;;0;IF([.BJ53]=&quot;Some&quot;;0.5;0)))+IF([.BK53]=&quot;No&quot;;1;IF([.BK53]=&quot;&quot;;0;IF([.BK53]=&quot;Some&quot;;0.5;0)))+IF([.BL53]=&quot;No&quot;;1;IF([.BL53]=&quot;&quot;;0;IF([.BL53]=&quot;Some&quot;;0.5;0)))+IF([.BM53]=&quot;&quot;;0;1)+IF([.BN53]=&quot;&quot;;0;1)" office:value-type="float" office:value="2.5" calcext:value-type="float">
            <text:p>2.5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53]=&quot;USA&quot;;[.L53]=&quot;UK&quot;;[.L53]=&quot;Canada&quot;;[.L53]=&quot;Australia&quot;;[.L53]=&quot;New Zealand&quot;);&quot;Five&quot;;(IF(OR([.L53]=&quot;Denmark&quot;;[.L53]=&quot;France&quot;;[.L53]=&quot;Netherlands&quot;;[.L53]=&quot;Norway&quot;);&quot;Nine&quot;;IF(OR([.L53]=&quot;Belgium&quot;;[.L53]=&quot;Germany&quot;;[.L53]=&quot;Italy&quot;;[.L53]=&quot;Spain&quot;;[.L53]=&quot;Sweden&quot;);&quot;Fourteen&quot;;IF([.L53]=&quot;&quot;;&quot;Not Disclosed&quot;;IF(OR([.L53]=&quot;British Virgin Islands&quot;;[.L53]=&quot;Gibraltar&quot;;[.L53]=&quot;British Indian Ocean&quot;;[.L5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53]=&quot;Five&quot;);[.AC53]=&quot;Yes&quot;;[.W53]=&quot;Yes&quot;;OR([.T53]=&quot;Email&quot;;[.T53]=&quot;Yes&quot;);[.O53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See Note</text:p>
          </table:table-cell>
          <table:table-cell table:style-name="ce125" office:value-type="string" calcext:value-type="string">
            <text:p>No</text:p>
          </table:table-cell>
          <table:table-cell table:style-name="ce130"/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26" calcext:value-type="float">
            <text:p>26</text:p>
          </table:table-cell>
          <table:table-cell table:style-name="ce196"/>
          <table:table-cell table:style-name="ce203" office:value-type="float" office:value="30" calcext:value-type="float">
            <text:p>30</text:p>
          </table:table-cell>
          <table:table-cell table:style-name="ce208" office:value-type="float" office:value="14" calcext:value-type="float">
            <text:p>14</text:p>
          </table:table-cell>
          <table:table-cell table:style-name="ce213" office:value-type="float" office:value="32" calcext:value-type="float">
            <text:p>3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2.77" calcext:value-type="float">
            <text:p>$2.77</text:p>
          </table:table-cell>
          <table:table-cell table:style-name="ce235" table:formula="of:=[.BC53]/[.AT53]" office:value-type="float" office:value="2.77" calcext:value-type="float">
            <text:p>$2.7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GhostPath</text:p>
          </table:table-cell>
          <table:table-cell table:style-name="ce18" table:formula="of:=IF(OR([.M54]=&quot;Five&quot;);3;0)+IF(OR([.M54]=&quot;Not Disclosed&quot;);1.5;0)+IF(OR([.M54]=&quot;Nine&quot;;[.M54]=&quot;Fourteen&quot;;[.M54]=&quot;See Note&quot;;[.M54]=&quot;Cooperative&quot;);1;0)+IF(OR([.N54]=&quot;Yes&quot;);2;0)+IF(OR([.N54]=&quot;Not Disclosed&quot;);1.5;0)+IF(OR([.N54]=&quot;Owned&quot;);1;0)" office:value-type="float" office:value="5" calcext:value-type="float">
            <text:p>5</text:p>
          </table:table-cell>
          <table:table-cell table:style-name="ce26" table:formula="of:=COUNTIF([.P54:.S54];&quot;Yes&quot;)+(0.5*COUNTIF([.P54:.S54];&quot;&quot;))+(0.5*COUNTIF([.P54:.S54];&quot;See Note&quot;))+(3*COUNTIF([.O54];&quot;Yes&quot;))" office:value-type="float" office:value="2" calcext:value-type="float">
            <text:p>2</text:p>
          </table:table-cell>
          <table:table-cell table:style-name="ce31" table:formula="of:=(3*COUNTIF([.T54];&quot;No&quot;))+COUNTIF([.W54:.X54];&quot;No&quot;)" office:value-type="float" office:value="1" calcext:value-type="float">
            <text:p>1</text:p>
          </table:table-cell>
          <table:table-cell table:style-name="ce35" table:formula="of:=COUNTIF([.AA54];&quot;No&quot;)+COUNTIF([.AB54];&quot;No&quot;)+(0.5*COUNTIF([.AB54];&quot;See Note&quot;))+(3*COUNTIF([.AC54];&quot;No&quot;))+COUNTIF([.AL54];&quot;Yes&quot;)+(0.5*COUNTIF([.AL54];&quot;Some&quot;))+COUNTIF([.AM54];&quot;Yes&quot;)+(0.5*COUNTIF([.AM54];&quot;Some&quot;))" office:value-type="float" office:value="2" calcext:value-type="float">
            <text:p>2</text:p>
          </table:table-cell>
          <table:table-cell table:style-name="ce39" table:formula="of:=(IF(OR([.AP54]=&quot;MPPE-128&quot;;[.AP54]=&quot;Blowfish-64&quot;);1;(IF(OR([.AP54]=&quot;See Note&quot;;[.AP54]=&quot;Blowfish-128&quot;);0.5;IF(OR([.AP54]=&quot;AES-128&quot;;[.AP54]=&quot;AES-160&quot;;[.AP54]=&quot;AES-192&quot;;[.AP54]=&quot;AES-256&quot;);0;0)))+(IF(OR([.AQ54]=&quot;MPPE-128&quot;;[.AQ54]=&quot;Blowfish-64&quot;);2;(IF(OR([.AQ54]=&quot;See Note&quot;;[.AQ54]=&quot;Blowfish-128&quot;;[.AQ54]=&quot;&quot;);1;IF(OR([.AQ54]=&quot;AES-128&quot;;[.AQ54]=&quot;AES-160&quot;;[.AQ54]=&quot;AES-192&quot;;[.AQ54]=&quot;AES-256&quot;);0;0)))))))+IF(OR([.AR54]=&quot;MS-CHAPv2&quot;;[.AR54]=&quot;RSA-RC4&quot;;[.AR54]=&quot;RSA-1024&quot;);1;IF(OR([.AR54]=&quot;See Note&quot;;[.AR54]=&quot;&quot;);0.5;IF(OR([.AR54]=&quot;RSA-4096&quot;;[.AR54]=&quot;RSA-2048&quot;;[.AR54]=&quot;DH-2048&quot;;[.AR54]=&quot;CA-4096&quot;);0;0)))+IF(OR([.AS54]=&quot;MS-CHAPv2&quot;;[.AS54]=&quot;RSA-RC4&quot;;[.AS54]=&quot;RSA-1024&quot;);2;IF(OR([.AS54]=&quot;See Note&quot;;[.AS54]=&quot;&quot;);1;IF(OR([.AS54]=&quot;RSA-4096&quot;;[.AS54]=&quot;RSA-2048&quot;;[.AS54]=&quot;DH-2048&quot;);0;0)))" office:value-type="float" office:value="2.5" calcext:value-type="float">
            <text:p>2.5</text:p>
          </table:table-cell>
          <table:table-cell table:style-name="ce43" table:formula="of:=IF([.AT54]&lt;3;2;0)+IF([.AU54]&lt;10;1;IF([.AU54]=&quot;&quot;;1;0))+IF([.AV54]&lt;3;2;IF([.AV54]&lt;10;1;IF([.AV54]=&quot;&quot;;1;0)))" office:value-type="float" office:value="2" calcext:value-type="float">
            <text:p>2</text:p>
          </table:table-cell>
          <table:table-cell table:style-name="ce48" table:formula="of:=IF([.AX54]=0;0;IF([.AX54]&lt;5;1;IF([.AX54]&lt;10;2;3)))+IF([.AY54]=0;0;IF([.AY54]&lt;3;1;IF([.AY54]&lt;10;2;3)))+IF([.AZ54]=0;0;IF([.AZ54]&lt;5;1;IF([.AZ54]&lt;10;2;3)))+IF([.BA54]=&quot;A&quot;;0;IF([.BA54]=&quot;A+&quot;;0;IF([.BA54]=&quot;B&quot;;1;5)))+IF([.BB54]=&quot;Self&quot;;0;IF([.BB54]=&quot;CloudFlare&quot;;2;IF([.BB54]=&quot;Incapsula&quot;;2;3)))" office:value-type="float" office:value="1" calcext:value-type="float">
            <text:p>1</text:p>
          </table:table-cell>
          <table:table-cell table:style-name="ce52" table:formula="of:=IF([.BC54]&lt;PricePercentile33;0;IF([.BC54]&lt;PricePercentile66;1;2))+IF([.BD54]&lt;ConPricePercentile33;0;IF([.BD54]&lt;ConPricePercentile66;1;2))+IF([.BE54]=&quot;Free&quot;;0;IF([.BE54]=&quot;Yes&quot;;0;1))+IF([.BF54]=&quot;Free&quot;;0;IF([.BF54]&gt;29;0;IF([.BF54]&gt;13;1;IF([.BF54]&gt;6;2;3))))" office:value-type="float" office:value="7" calcext:value-type="float">
            <text:p>7</text:p>
          </table:table-cell>
          <table:table-cell table:style-name="ce58" table:formula="of:=IF([.BG54]=&quot;Yes&quot;;1;0)+IF([.BH54]=&quot;Yes&quot;;1;0)+IF([.BI54]=&quot;Yes&quot;;1;0)+IF([.BJ54]=&quot;No&quot;;1;IF([.BJ54]=&quot;&quot;;0;IF([.BJ54]=&quot;Some&quot;;0.5;0)))+IF([.BK54]=&quot;No&quot;;1;IF([.BK54]=&quot;&quot;;0;IF([.BK54]=&quot;Some&quot;;0.5;0)))+IF([.BL54]=&quot;No&quot;;1;IF([.BL54]=&quot;&quot;;0;IF([.BL54]=&quot;Some&quot;;0.5;0)))+IF([.BM54]=&quot;&quot;;0;1)+IF([.BN54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54]=&quot;USA&quot;;[.L54]=&quot;UK&quot;;[.L54]=&quot;Canada&quot;;[.L54]=&quot;Australia&quot;;[.L54]=&quot;New Zealand&quot;);&quot;Five&quot;;(IF(OR([.L54]=&quot;Denmark&quot;;[.L54]=&quot;France&quot;;[.L54]=&quot;Netherlands&quot;;[.L54]=&quot;Norway&quot;);&quot;Nine&quot;;IF(OR([.L54]=&quot;Belgium&quot;;[.L54]=&quot;Germany&quot;;[.L54]=&quot;Italy&quot;;[.L54]=&quot;Spain&quot;;[.L54]=&quot;Sweden&quot;);&quot;Fourteen&quot;;IF([.L54]=&quot;&quot;;&quot;Not Disclosed&quot;;IF(OR([.L54]=&quot;British Virgin Islands&quot;;[.L54]=&quot;Gibraltar&quot;;[.L54]=&quot;British Indian Ocean&quot;;[.L5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4]=&quot;Five&quot;);[.AC54]=&quot;Yes&quot;;[.W54]=&quot;Yes&quot;;OR([.T54]=&quot;Email&quot;;[.T54]=&quot;Yes&quot;);[.O5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44" calcext:value-type="float">
            <text:p>44</text:p>
          </table:table-cell>
          <table:table-cell table:style-name="ce192" office:value-type="float" office:value="138" calcext:value-type="float">
            <text:p>138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25" calcext:value-type="float">
            <text:p>$6.25</text:p>
          </table:table-cell>
          <table:table-cell table:style-name="ce235" table:formula="of:=[.BC54]/[.AT54]" office:value-type="float" office:value="6.25" calcext:value-type="float">
            <text:p>$6.2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GooseVPN</text:p>
          </table:table-cell>
          <table:table-cell table:style-name="ce18" table:formula="of:=IF(OR([.M55]=&quot;Five&quot;);3;0)+IF(OR([.M55]=&quot;Not Disclosed&quot;);1.5;0)+IF(OR([.M55]=&quot;Nine&quot;;[.M55]=&quot;Fourteen&quot;;[.M55]=&quot;See Note&quot;;[.M55]=&quot;Cooperative&quot;);1;0)+IF(OR([.N55]=&quot;Yes&quot;);2;0)+IF(OR([.N55]=&quot;Not Disclosed&quot;);1.5;0)+IF(OR([.N55]=&quot;Owned&quot;);1;0)" office:value-type="float" office:value="1" calcext:value-type="float">
            <text:p>1</text:p>
          </table:table-cell>
          <table:table-cell table:style-name="ce26" table:formula="of:=COUNTIF([.P55:.S55];&quot;Yes&quot;)+(0.5*COUNTIF([.P55:.S55];&quot;&quot;))+(0.5*COUNTIF([.P55:.S55];&quot;See Note&quot;))+(3*COUNTIF([.O55];&quot;Yes&quot;))" office:value-type="float" office:value="1" calcext:value-type="float">
            <text:p>1</text:p>
          </table:table-cell>
          <table:table-cell table:style-name="ce31" table:formula="of:=(3*COUNTIF([.T55];&quot;No&quot;))+COUNTIF([.W55:.X55];&quot;No&quot;)" office:value-type="float" office:value="5" calcext:value-type="float">
            <text:p>5</text:p>
          </table:table-cell>
          <table:table-cell table:style-name="ce35" table:formula="of:=COUNTIF([.AA55];&quot;No&quot;)+COUNTIF([.AB55];&quot;No&quot;)+(0.5*COUNTIF([.AB55];&quot;See Note&quot;))+(3*COUNTIF([.AC55];&quot;No&quot;))+COUNTIF([.AL55];&quot;Yes&quot;)+(0.5*COUNTIF([.AL55];&quot;Some&quot;))+COUNTIF([.AM55];&quot;Yes&quot;)+(0.5*COUNTIF([.AM55];&quot;Some&quot;))" office:value-type="float" office:value="2.5" calcext:value-type="float">
            <text:p>2.5</text:p>
          </table:table-cell>
          <table:table-cell table:style-name="ce39" table:formula="of:=(IF(OR([.AP55]=&quot;MPPE-128&quot;;[.AP55]=&quot;Blowfish-64&quot;);1;(IF(OR([.AP55]=&quot;See Note&quot;;[.AP55]=&quot;Blowfish-128&quot;);0.5;IF(OR([.AP55]=&quot;AES-128&quot;;[.AP55]=&quot;AES-160&quot;;[.AP55]=&quot;AES-192&quot;;[.AP55]=&quot;AES-256&quot;);0;0)))+(IF(OR([.AQ55]=&quot;MPPE-128&quot;;[.AQ55]=&quot;Blowfish-64&quot;);2;(IF(OR([.AQ55]=&quot;See Note&quot;;[.AQ55]=&quot;Blowfish-128&quot;;[.AQ55]=&quot;&quot;);1;IF(OR([.AQ55]=&quot;AES-128&quot;;[.AQ55]=&quot;AES-160&quot;;[.AQ55]=&quot;AES-192&quot;;[.AQ55]=&quot;AES-256&quot;);0;0)))))))+IF(OR([.AR55]=&quot;MS-CHAPv2&quot;;[.AR55]=&quot;RSA-RC4&quot;;[.AR55]=&quot;RSA-1024&quot;);1;IF(OR([.AR55]=&quot;See Note&quot;;[.AR55]=&quot;&quot;);0.5;IF(OR([.AR55]=&quot;RSA-4096&quot;;[.AR55]=&quot;RSA-2048&quot;;[.AR55]=&quot;DH-2048&quot;;[.AR55]=&quot;CA-4096&quot;);0;0)))+IF(OR([.AS55]=&quot;MS-CHAPv2&quot;;[.AS55]=&quot;RSA-RC4&quot;;[.AS55]=&quot;RSA-1024&quot;);2;IF(OR([.AS55]=&quot;See Note&quot;;[.AS55]=&quot;&quot;);1;IF(OR([.AS55]=&quot;RSA-4096&quot;;[.AS55]=&quot;RSA-2048&quot;;[.AS55]=&quot;DH-2048&quot;);0;0)))" office:value-type="float" office:value="2.5" calcext:value-type="float">
            <text:p>2.5</text:p>
          </table:table-cell>
          <table:table-cell table:style-name="ce43" table:formula="of:=IF([.AT55]&lt;3;2;0)+IF([.AU55]&lt;10;1;IF([.AU55]=&quot;&quot;;1;0))+IF([.AV55]&lt;3;2;IF([.AV55]&lt;10;1;IF([.AV55]=&quot;&quot;;1;0)))" office:value-type="float" office:value="2" calcext:value-type="float">
            <text:p>2</text:p>
          </table:table-cell>
          <table:table-cell table:style-name="ce48" table:formula="of:=IF([.AX55]=0;0;IF([.AX55]&lt;5;1;IF([.AX55]&lt;10;2;3)))+IF([.AY55]=0;0;IF([.AY55]&lt;3;1;IF([.AY55]&lt;10;2;3)))+IF([.AZ55]=0;0;IF([.AZ55]&lt;5;1;IF([.AZ55]&lt;10;2;3)))+IF([.BA55]=&quot;A&quot;;0;IF([.BA55]=&quot;A+&quot;;0;IF([.BA55]=&quot;B&quot;;1;5)))+IF([.BB55]=&quot;Self&quot;;0;IF([.BB55]=&quot;CloudFlare&quot;;2;IF([.BB55]=&quot;Incapsula&quot;;2;3)))" office:value-type="float" office:value="5" calcext:value-type="float">
            <text:p>5</text:p>
          </table:table-cell>
          <table:table-cell table:style-name="ce52" table:formula="of:=IF([.BC55]&lt;PricePercentile33;0;IF([.BC55]&lt;PricePercentile66;1;2))+IF([.BD55]&lt;ConPricePercentile33;0;IF([.BD55]&lt;ConPricePercentile66;1;2))+IF([.BE55]=&quot;Free&quot;;0;IF([.BE55]=&quot;Yes&quot;;0;1))+IF([.BF55]=&quot;Free&quot;;0;IF([.BF55]&gt;29;0;IF([.BF55]&gt;13;1;IF([.BF55]&gt;6;2;3))))" office:value-type="float" office:value="4" calcext:value-type="float">
            <text:p>4</text:p>
          </table:table-cell>
          <table:table-cell table:style-name="ce58" table:formula="of:=IF([.BG55]=&quot;Yes&quot;;1;0)+IF([.BH55]=&quot;Yes&quot;;1;0)+IF([.BI55]=&quot;Yes&quot;;1;0)+IF([.BJ55]=&quot;No&quot;;1;IF([.BJ55]=&quot;&quot;;0;IF([.BJ55]=&quot;Some&quot;;0.5;0)))+IF([.BK55]=&quot;No&quot;;1;IF([.BK55]=&quot;&quot;;0;IF([.BK55]=&quot;Some&quot;;0.5;0)))+IF([.BL55]=&quot;No&quot;;1;IF([.BL55]=&quot;&quot;;0;IF([.BL55]=&quot;Some&quot;;0.5;0)))+IF([.BM55]=&quot;&quot;;0;1)+IF([.BN55]=&quot;&quot;;0;1)" office:value-type="float" office:value="6" calcext:value-type="float">
            <text:p>6</text:p>
          </table:table-cell>
          <table:table-cell table:style-name="ce21"/>
          <table:table-cell table:style-name="ce69" office:value-type="string" calcext:value-type="string">
            <text:p>Netherlands</text:p>
          </table:table-cell>
          <table:table-cell table:style-name="ce75" table:formula="of:=IF(OR([.L55]=&quot;USA&quot;;[.L55]=&quot;UK&quot;;[.L55]=&quot;Canada&quot;;[.L55]=&quot;Australia&quot;;[.L55]=&quot;New Zealand&quot;);&quot;Five&quot;;(IF(OR([.L55]=&quot;Denmark&quot;;[.L55]=&quot;France&quot;;[.L55]=&quot;Netherlands&quot;;[.L55]=&quot;Norway&quot;);&quot;Nine&quot;;IF(OR([.L55]=&quot;Belgium&quot;;[.L55]=&quot;Germany&quot;;[.L55]=&quot;Italy&quot;;[.L55]=&quot;Spain&quot;;[.L55]=&quot;Sweden&quot;);&quot;Fourteen&quot;;IF([.L55]=&quot;&quot;;&quot;Not Disclosed&quot;;IF(OR([.L55]=&quot;British Virgin Islands&quot;;[.L55]=&quot;Gibraltar&quot;;[.L55]=&quot;British Indian Ocean&quot;;[.L55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5]=&quot;Five&quot;);[.AC55]=&quot;Yes&quot;;[.W55]=&quot;Yes&quot;;OR([.T55]=&quot;Email&quot;;[.T55]=&quot;Yes&quot;);[.O5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1" calcext:value-type="float">
            <text:p>31</text:p>
          </table:table-cell>
          <table:table-cell table:style-name="ce192" office:value-type="float" office:value="55" calcext:value-type="float">
            <text:p>55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table:style-name="ce213" office:value-type="float" office:value="25" calcext:value-type="float">
            <text:p>25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6" calcext:value-type="float">
            <text:p>$5.60</text:p>
          </table:table-cell>
          <table:table-cell table:style-name="ce235" table:formula="of:=[.BC55]/[.AT55]" office:value-type="float" office:value="5.6" calcext:value-type="float">
            <text:p>$5.6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 office:value-type="string" calcext:value-type="string">
            <text:p>Yes</text:p>
          </table:table-cell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GoTrusted</text:p>
          </table:table-cell>
          <table:table-cell table:style-name="ce18" table:formula="of:=IF(OR([.M56]=&quot;Five&quot;);3;0)+IF(OR([.M56]=&quot;Not Disclosed&quot;);1.5;0)+IF(OR([.M56]=&quot;Nine&quot;;[.M56]=&quot;Fourteen&quot;;[.M56]=&quot;See Note&quot;;[.M56]=&quot;Cooperative&quot;);1;0)+IF(OR([.N56]=&quot;Yes&quot;);2;0)+IF(OR([.N56]=&quot;Not Disclosed&quot;);1.5;0)+IF(OR([.N56]=&quot;Owned&quot;);1;0)" office:value-type="float" office:value="5" calcext:value-type="float">
            <text:p>5</text:p>
          </table:table-cell>
          <table:table-cell table:style-name="ce26" table:formula="of:=COUNTIF([.P56:.S56];&quot;Yes&quot;)+(0.5*COUNTIF([.P56:.S56];&quot;&quot;))+(0.5*COUNTIF([.P56:.S56];&quot;See Note&quot;))+(3*COUNTIF([.O56];&quot;Yes&quot;))" office:value-type="float" office:value="3" calcext:value-type="float">
            <text:p>3</text:p>
          </table:table-cell>
          <table:table-cell table:style-name="ce31" table:formula="of:=(3*COUNTIF([.T56];&quot;No&quot;))+COUNTIF([.W56:.X56];&quot;No&quot;)" office:value-type="float" office:value="5" calcext:value-type="float">
            <text:p>5</text:p>
          </table:table-cell>
          <table:table-cell table:style-name="ce35" table:formula="of:=COUNTIF([.AA56];&quot;No&quot;)+COUNTIF([.AB56];&quot;No&quot;)+(0.5*COUNTIF([.AB56];&quot;See Note&quot;))+(3*COUNTIF([.AC56];&quot;No&quot;))+COUNTIF([.AL56];&quot;Yes&quot;)+(0.5*COUNTIF([.AL56];&quot;Some&quot;))+COUNTIF([.AM56];&quot;Yes&quot;)+(0.5*COUNTIF([.AM56];&quot;Some&quot;))" office:value-type="float" office:value="5.5" calcext:value-type="float">
            <text:p>5.5</text:p>
          </table:table-cell>
          <table:table-cell table:style-name="ce39" table:formula="of:=(IF(OR([.AP56]=&quot;MPPE-128&quot;;[.AP56]=&quot;Blowfish-64&quot;);1;(IF(OR([.AP56]=&quot;See Note&quot;;[.AP56]=&quot;Blowfish-128&quot;);0.5;IF(OR([.AP56]=&quot;AES-128&quot;;[.AP56]=&quot;AES-160&quot;;[.AP56]=&quot;AES-192&quot;;[.AP56]=&quot;AES-256&quot;);0;0)))+(IF(OR([.AQ56]=&quot;MPPE-128&quot;;[.AQ56]=&quot;Blowfish-64&quot;);2;(IF(OR([.AQ56]=&quot;See Note&quot;;[.AQ56]=&quot;Blowfish-128&quot;;[.AQ56]=&quot;&quot;);1;IF(OR([.AQ56]=&quot;AES-128&quot;;[.AQ56]=&quot;AES-160&quot;;[.AQ56]=&quot;AES-192&quot;;[.AQ56]=&quot;AES-256&quot;);0;0)))))))+IF(OR([.AR56]=&quot;MS-CHAPv2&quot;;[.AR56]=&quot;RSA-RC4&quot;;[.AR56]=&quot;RSA-1024&quot;);1;IF(OR([.AR56]=&quot;See Note&quot;;[.AR56]=&quot;&quot;);0.5;IF(OR([.AR56]=&quot;RSA-4096&quot;;[.AR56]=&quot;RSA-2048&quot;;[.AR56]=&quot;DH-2048&quot;;[.AR56]=&quot;CA-4096&quot;);0;0)))+IF(OR([.AS56]=&quot;MS-CHAPv2&quot;;[.AS56]=&quot;RSA-RC4&quot;;[.AS56]=&quot;RSA-1024&quot;);2;IF(OR([.AS56]=&quot;See Note&quot;;[.AS56]=&quot;&quot;);1;IF(OR([.AS56]=&quot;RSA-4096&quot;;[.AS56]=&quot;RSA-2048&quot;;[.AS56]=&quot;DH-2048&quot;);0;0)))" office:value-type="float" office:value="2.5" calcext:value-type="float">
            <text:p>2.5</text:p>
          </table:table-cell>
          <table:table-cell table:style-name="ce43" table:formula="of:=IF([.AT56]&lt;3;2;0)+IF([.AU56]&lt;10;1;IF([.AU56]=&quot;&quot;;1;0))+IF([.AV56]&lt;3;2;IF([.AV56]&lt;10;1;IF([.AV56]=&quot;&quot;;1;0)))" office:value-type="float" office:value="5" calcext:value-type="float">
            <text:p>5</text:p>
          </table:table-cell>
          <table:table-cell table:style-name="ce48" table:formula="of:=IF([.AX56]=0;0;IF([.AX56]&lt;5;1;IF([.AX56]&lt;10;2;3)))+IF([.AY56]=0;0;IF([.AY56]&lt;3;1;IF([.AY56]&lt;10;2;3)))+IF([.AZ56]=0;0;IF([.AZ56]&lt;5;1;IF([.AZ56]&lt;10;2;3)))+IF([.BA56]=&quot;A&quot;;0;IF([.BA56]=&quot;A+&quot;;0;IF([.BA56]=&quot;B&quot;;1;5)))+IF([.BB56]=&quot;Self&quot;;0;IF([.BB56]=&quot;CloudFlare&quot;;2;IF([.BB56]=&quot;Incapsula&quot;;2;3)))" office:value-type="float" office:value="8" calcext:value-type="float">
            <text:p>8</text:p>
          </table:table-cell>
          <table:table-cell table:style-name="ce52" table:formula="of:=IF([.BC56]&lt;PricePercentile33;0;IF([.BC56]&lt;PricePercentile66;1;2))+IF([.BD56]&lt;ConPricePercentile33;0;IF([.BD56]&lt;ConPricePercentile66;1;2))+IF([.BE56]=&quot;Free&quot;;0;IF([.BE56]=&quot;Yes&quot;;0;1))+IF([.BF56]=&quot;Free&quot;;0;IF([.BF56]&gt;29;0;IF([.BF56]&gt;13;1;IF([.BF56]&gt;6;2;3))))" office:value-type="float" office:value="6" calcext:value-type="float">
            <text:p>6</text:p>
          </table:table-cell>
          <table:table-cell table:style-name="ce58" table:formula="of:=IF([.BG56]=&quot;Yes&quot;;1;0)+IF([.BH56]=&quot;Yes&quot;;1;0)+IF([.BI56]=&quot;Yes&quot;;1;0)+IF([.BJ56]=&quot;No&quot;;1;IF([.BJ56]=&quot;&quot;;0;IF([.BJ56]=&quot;Some&quot;;0.5;0)))+IF([.BK56]=&quot;No&quot;;1;IF([.BK56]=&quot;&quot;;0;IF([.BK56]=&quot;Some&quot;;0.5;0)))+IF([.BL56]=&quot;No&quot;;1;IF([.BL56]=&quot;&quot;;0;IF([.BL56]=&quot;Some&quot;;0.5;0)))+IF([.BM56]=&quot;&quot;;0;1)+IF([.BN56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56]=&quot;USA&quot;;[.L56]=&quot;UK&quot;;[.L56]=&quot;Canada&quot;;[.L56]=&quot;Australia&quot;;[.L56]=&quot;New Zealand&quot;);&quot;Five&quot;;(IF(OR([.L56]=&quot;Denmark&quot;;[.L56]=&quot;France&quot;;[.L56]=&quot;Netherlands&quot;;[.L56]=&quot;Norway&quot;);&quot;Nine&quot;;IF(OR([.L56]=&quot;Belgium&quot;;[.L56]=&quot;Germany&quot;;[.L56]=&quot;Italy&quot;;[.L56]=&quot;Spain&quot;;[.L56]=&quot;Sweden&quot;);&quot;Fourteen&quot;;IF([.L56]=&quot;&quot;;&quot;Not Disclosed&quot;;IF(OR([.L56]=&quot;British Virgin Islands&quot;;[.L56]=&quot;Gibraltar&quot;;[.L56]=&quot;British Indian Ocean&quot;;[.L5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6]=&quot;Five&quot;);[.AC56]=&quot;Yes&quot;;[.W56]=&quot;Yes&quot;;OR([.T56]=&quot;Email&quot;;[.T56]=&quot;Yes&quot;);[.O5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5.99" calcext:value-type="float">
            <text:p>$5.99</text:p>
          </table:table-cell>
          <table:table-cell table:style-name="ce235" table:formula="of:=[.BC56]/[.AT56]" office:value-type="float" office:value="5.99" calcext:value-type="float">
            <text:p>$5.9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GoVPN</text:p>
          </table:table-cell>
          <table:table-cell table:style-name="ce18" table:formula="of:=IF(OR([.M57]=&quot;Five&quot;);3;0)+IF(OR([.M57]=&quot;Not Disclosed&quot;);1.5;0)+IF(OR([.M57]=&quot;Nine&quot;;[.M57]=&quot;Fourteen&quot;;[.M57]=&quot;See Note&quot;;[.M57]=&quot;Cooperative&quot;);1;0)+IF(OR([.N57]=&quot;Yes&quot;);2;0)+IF(OR([.N57]=&quot;Not Disclosed&quot;);1.5;0)+IF(OR([.N57]=&quot;Owned&quot;);1;0)" office:value-type="float" office:value="1" calcext:value-type="float">
            <text:p>1</text:p>
          </table:table-cell>
          <table:table-cell table:style-name="ce26" table:formula="of:=COUNTIF([.P57:.S57];&quot;Yes&quot;)+(0.5*COUNTIF([.P57:.S57];&quot;&quot;))+(0.5*COUNTIF([.P57:.S57];&quot;See Note&quot;))+(3*COUNTIF([.O57];&quot;Yes&quot;))" office:value-type="float" office:value="2.5" calcext:value-type="float">
            <text:p>2.5</text:p>
          </table:table-cell>
          <table:table-cell table:style-name="ce31" table:formula="of:=(3*COUNTIF([.T57];&quot;No&quot;))+COUNTIF([.W57:.X57];&quot;No&quot;)" office:value-type="float" office:value="2" calcext:value-type="float">
            <text:p>2</text:p>
          </table:table-cell>
          <table:table-cell table:style-name="ce35" table:formula="of:=COUNTIF([.AA57];&quot;No&quot;)+COUNTIF([.AB57];&quot;No&quot;)+(0.5*COUNTIF([.AB57];&quot;See Note&quot;))+(3*COUNTIF([.AC57];&quot;No&quot;))+COUNTIF([.AL57];&quot;Yes&quot;)+(0.5*COUNTIF([.AL57];&quot;Some&quot;))+COUNTIF([.AM57];&quot;Yes&quot;)+(0.5*COUNTIF([.AM57];&quot;Some&quot;))" office:value-type="float" office:value="5" calcext:value-type="float">
            <text:p>5</text:p>
          </table:table-cell>
          <table:table-cell table:style-name="ce39" table:formula="of:=(IF(OR([.AP57]=&quot;MPPE-128&quot;;[.AP57]=&quot;Blowfish-64&quot;);1;(IF(OR([.AP57]=&quot;See Note&quot;;[.AP57]=&quot;Blowfish-128&quot;);0.5;IF(OR([.AP57]=&quot;AES-128&quot;;[.AP57]=&quot;AES-160&quot;;[.AP57]=&quot;AES-192&quot;;[.AP57]=&quot;AES-256&quot;);0;0)))+(IF(OR([.AQ57]=&quot;MPPE-128&quot;;[.AQ57]=&quot;Blowfish-64&quot;);2;(IF(OR([.AQ57]=&quot;See Note&quot;;[.AQ57]=&quot;Blowfish-128&quot;;[.AQ57]=&quot;&quot;);1;IF(OR([.AQ57]=&quot;AES-128&quot;;[.AQ57]=&quot;AES-160&quot;;[.AQ57]=&quot;AES-192&quot;;[.AQ57]=&quot;AES-256&quot;);0;0)))))))+IF(OR([.AR57]=&quot;MS-CHAPv2&quot;;[.AR57]=&quot;RSA-RC4&quot;;[.AR57]=&quot;RSA-1024&quot;);1;IF(OR([.AR57]=&quot;See Note&quot;;[.AR57]=&quot;&quot;);0.5;IF(OR([.AR57]=&quot;RSA-4096&quot;;[.AR57]=&quot;RSA-2048&quot;;[.AR57]=&quot;DH-2048&quot;;[.AR57]=&quot;CA-4096&quot;);0;0)))+IF(OR([.AS57]=&quot;MS-CHAPv2&quot;;[.AS57]=&quot;RSA-RC4&quot;;[.AS57]=&quot;RSA-1024&quot;);2;IF(OR([.AS57]=&quot;See Note&quot;;[.AS57]=&quot;&quot;);1;IF(OR([.AS57]=&quot;RSA-4096&quot;;[.AS57]=&quot;RSA-2048&quot;;[.AS57]=&quot;DH-2048&quot;);0;0)))" office:value-type="float" office:value="2.5" calcext:value-type="float">
            <text:p>2.5</text:p>
          </table:table-cell>
          <table:table-cell table:style-name="ce43" table:formula="of:=IF([.AT57]&lt;3;2;0)+IF([.AU57]&lt;10;1;IF([.AU57]=&quot;&quot;;1;0))+IF([.AV57]&lt;3;2;IF([.AV57]&lt;10;1;IF([.AV57]=&quot;&quot;;1;0)))" office:value-type="float" office:value="1" calcext:value-type="float">
            <text:p>1</text:p>
          </table:table-cell>
          <table:table-cell table:style-name="ce48" table:formula="of:=IF([.AX57]=0;0;IF([.AX57]&lt;5;1;IF([.AX57]&lt;10;2;3)))+IF([.AY57]=0;0;IF([.AY57]&lt;3;1;IF([.AY57]&lt;10;2;3)))+IF([.AZ57]=0;0;IF([.AZ57]&lt;5;1;IF([.AZ57]&lt;10;2;3)))+IF([.BA57]=&quot;A&quot;;0;IF([.BA57]=&quot;A+&quot;;0;IF([.BA57]=&quot;B&quot;;1;5)))+IF([.BB57]=&quot;Self&quot;;0;IF([.BB57]=&quot;CloudFlare&quot;;2;IF([.BB57]=&quot;Incapsula&quot;;2;3)))" office:value-type="float" office:value="2" calcext:value-type="float">
            <text:p>2</text:p>
          </table:table-cell>
          <table:table-cell table:style-name="ce52" table:formula="of:=IF([.BC57]&lt;PricePercentile33;0;IF([.BC57]&lt;PricePercentile66;1;2))+IF([.BD57]&lt;ConPricePercentile33;0;IF([.BD57]&lt;ConPricePercentile66;1;2))+IF([.BE57]=&quot;Free&quot;;0;IF([.BE57]=&quot;Yes&quot;;0;1))+IF([.BF57]=&quot;Free&quot;;0;IF([.BF57]&gt;29;0;IF([.BF57]&gt;13;1;IF([.BF57]&gt;6;2;3))))" office:value-type="float" office:value="0" calcext:value-type="float">
            <text:p>0</text:p>
          </table:table-cell>
          <table:table-cell table:style-name="ce58" table:formula="of:=IF([.BG57]=&quot;Yes&quot;;1;0)+IF([.BH57]=&quot;Yes&quot;;1;0)+IF([.BI57]=&quot;Yes&quot;;1;0)+IF([.BJ57]=&quot;No&quot;;1;IF([.BJ57]=&quot;&quot;;0;IF([.BJ57]=&quot;Some&quot;;0.5;0)))+IF([.BK57]=&quot;No&quot;;1;IF([.BK57]=&quot;&quot;;0;IF([.BK57]=&quot;Some&quot;;0.5;0)))+IF([.BL57]=&quot;No&quot;;1;IF([.BL57]=&quot;&quot;;0;IF([.BL57]=&quot;Some&quot;;0.5;0)))+IF([.BM57]=&quot;&quot;;0;1)+IF([.BN57]=&quot;&quot;;0;1)" office:value-type="float" office:value="2" calcext:value-type="float">
            <text:p>2</text:p>
          </table:table-cell>
          <table:table-cell table:style-name="ce21"/>
          <table:table-cell table:style-name="ce69" office:value-type="string" calcext:value-type="string">
            <text:p>Germany</text:p>
          </table:table-cell>
          <table:table-cell table:style-name="ce75" table:formula="of:=IF(OR([.L57]=&quot;USA&quot;;[.L57]=&quot;UK&quot;;[.L57]=&quot;Canada&quot;;[.L57]=&quot;Australia&quot;;[.L57]=&quot;New Zealand&quot;);&quot;Five&quot;;(IF(OR([.L57]=&quot;Denmark&quot;;[.L57]=&quot;France&quot;;[.L57]=&quot;Netherlands&quot;;[.L57]=&quot;Norway&quot;);&quot;Nine&quot;;IF(OR([.L57]=&quot;Belgium&quot;;[.L57]=&quot;Germany&quot;;[.L57]=&quot;Italy&quot;;[.L57]=&quot;Spain&quot;;[.L57]=&quot;Sweden&quot;);&quot;Fourteen&quot;;IF([.L57]=&quot;&quot;;&quot;Not Disclosed&quot;;IF(OR([.L57]=&quot;British Virgin Islands&quot;;[.L57]=&quot;Gibraltar&quot;;[.L57]=&quot;British Indian Ocean&quot;;[.L57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7]=&quot;Five&quot;);[.AC57]=&quot;Yes&quot;;[.W57]=&quot;Yes&quot;;OR([.T57]=&quot;Email&quot;;[.T57]=&quot;Yes&quot;);[.O5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8" calcext:value-type="float">
            <text:p>8</text:p>
          </table:table-cell>
          <table:table-cell table:style-name="ce192" office:value-type="float" office:value="27" calcext:value-type="float">
            <text:p>27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5" calcext:value-type="float">
            <text:p>$2.50</text:p>
          </table:table-cell>
          <table:table-cell table:style-name="ce235" table:formula="of:=[.BC57]/[.AT57]" office:value-type="float" office:value="0.833333333333333" calcext:value-type="float">
            <text:p>$0.8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hide.me" xlink:type="simple">Hide.me</text:a></text:p>
          </table:table-cell>
          <table:table-cell table:style-name="ce18" table:formula="of:=IF(OR([.M58]=&quot;Five&quot;);3;0)+IF(OR([.M58]=&quot;Not Disclosed&quot;);1.5;0)+IF(OR([.M58]=&quot;Nine&quot;;[.M58]=&quot;Fourteen&quot;;[.M58]=&quot;See Note&quot;;[.M58]=&quot;Cooperative&quot;);1;0)+IF(OR([.N58]=&quot;Yes&quot;);2;0)+IF(OR([.N58]=&quot;Not Disclosed&quot;);1.5;0)+IF(OR([.N58]=&quot;Owned&quot;);1;0)" office:value-type="float" office:value="0" calcext:value-type="float">
            <text:p>0</text:p>
          </table:table-cell>
          <table:table-cell table:style-name="ce26" table:formula="of:=COUNTIF([.P58:.S58];&quot;Yes&quot;)+(0.5*COUNTIF([.P58:.S58];&quot;&quot;))+(0.5*COUNTIF([.P58:.S58];&quot;See Note&quot;))+(3*COUNTIF([.O58];&quot;Yes&quot;))" office:value-type="float" office:value="2" calcext:value-type="float">
            <text:p>2</text:p>
          </table:table-cell>
          <table:table-cell table:style-name="ce31" table:formula="of:=(3*COUNTIF([.T58];&quot;No&quot;))+COUNTIF([.W58:.X58];&quot;No&quot;)" office:value-type="float" office:value="1" calcext:value-type="float">
            <text:p>1</text:p>
          </table:table-cell>
          <table:table-cell table:style-name="ce35" table:formula="of:=COUNTIF([.AA58];&quot;No&quot;)+COUNTIF([.AB58];&quot;No&quot;)+(0.5*COUNTIF([.AB58];&quot;See Note&quot;))+(3*COUNTIF([.AC58];&quot;No&quot;))+COUNTIF([.AL58];&quot;Yes&quot;)+(0.5*COUNTIF([.AL58];&quot;Some&quot;))+COUNTIF([.AM58];&quot;Yes&quot;)+(0.5*COUNTIF([.AM58];&quot;Some&quot;))" office:value-type="float" office:value="1.5" calcext:value-type="float">
            <text:p>1.5</text:p>
          </table:table-cell>
          <table:table-cell table:style-name="ce39" table:formula="of:=(IF(OR([.AP58]=&quot;MPPE-128&quot;;[.AP58]=&quot;Blowfish-64&quot;);1;(IF(OR([.AP58]=&quot;See Note&quot;;[.AP58]=&quot;Blowfish-128&quot;);0.5;IF(OR([.AP58]=&quot;AES-128&quot;;[.AP58]=&quot;AES-160&quot;;[.AP58]=&quot;AES-192&quot;;[.AP58]=&quot;AES-256&quot;);0;0)))+(IF(OR([.AQ58]=&quot;MPPE-128&quot;;[.AQ58]=&quot;Blowfish-64&quot;);2;(IF(OR([.AQ58]=&quot;See Note&quot;;[.AQ58]=&quot;Blowfish-128&quot;;[.AQ58]=&quot;&quot;);1;IF(OR([.AQ58]=&quot;AES-128&quot;;[.AQ58]=&quot;AES-160&quot;;[.AQ58]=&quot;AES-192&quot;;[.AQ58]=&quot;AES-256&quot;);0;0)))))))+IF(OR([.AR58]=&quot;MS-CHAPv2&quot;;[.AR58]=&quot;RSA-RC4&quot;;[.AR58]=&quot;RSA-1024&quot;);1;IF(OR([.AR58]=&quot;See Note&quot;;[.AR58]=&quot;&quot;);0.5;IF(OR([.AR58]=&quot;RSA-4096&quot;;[.AR58]=&quot;RSA-2048&quot;;[.AR58]=&quot;DH-2048&quot;;[.AR58]=&quot;CA-4096&quot;);0;0)))+IF(OR([.AS58]=&quot;MS-CHAPv2&quot;;[.AS58]=&quot;RSA-RC4&quot;;[.AS58]=&quot;RSA-1024&quot;);2;IF(OR([.AS58]=&quot;See Note&quot;;[.AS58]=&quot;&quot;);1;IF(OR([.AS58]=&quot;RSA-4096&quot;;[.AS58]=&quot;RSA-2048&quot;;[.AS58]=&quot;DH-2048&quot;);0;0)))" office:value-type="float" office:value="1.5" calcext:value-type="float">
            <text:p>1.5</text:p>
          </table:table-cell>
          <table:table-cell table:style-name="ce43" table:formula="of:=IF([.AT58]&lt;3;2;0)+IF([.AU58]&lt;10;1;IF([.AU58]=&quot;&quot;;1;0))+IF([.AV58]&lt;3;2;IF([.AV58]&lt;10;1;IF([.AV58]=&quot;&quot;;1;0)))" office:value-type="float" office:value="0" calcext:value-type="float">
            <text:p>0</text:p>
          </table:table-cell>
          <table:table-cell table:style-name="ce48" table:formula="of:=IF([.AX58]=0;0;IF([.AX58]&lt;5;1;IF([.AX58]&lt;10;2;3)))+IF([.AY58]=0;0;IF([.AY58]&lt;3;1;IF([.AY58]&lt;10;2;3)))+IF([.AZ58]=0;0;IF([.AZ58]&lt;5;1;IF([.AZ58]&lt;10;2;3)))+IF([.BA58]=&quot;A&quot;;0;IF([.BA58]=&quot;A+&quot;;0;IF([.BA58]=&quot;B&quot;;1;5)))+IF([.BB58]=&quot;Self&quot;;0;IF([.BB58]=&quot;CloudFlare&quot;;2;IF([.BB58]=&quot;Incapsula&quot;;2;3)))" office:value-type="float" office:value="5" calcext:value-type="float">
            <text:p>5</text:p>
          </table:table-cell>
          <table:table-cell table:style-name="ce52" table:formula="of:=IF([.BC58]&lt;PricePercentile33;0;IF([.BC58]&lt;PricePercentile66;1;2))+IF([.BD58]&lt;ConPricePercentile33;0;IF([.BD58]&lt;ConPricePercentile66;1;2))+IF([.BE58]=&quot;Free&quot;;0;IF([.BE58]=&quot;Yes&quot;;0;1))+IF([.BF58]=&quot;Free&quot;;0;IF([.BF58]&gt;29;0;IF([.BF58]&gt;13;1;IF([.BF58]&gt;6;2;3))))" office:value-type="float" office:value="4" calcext:value-type="float">
            <text:p>4</text:p>
          </table:table-cell>
          <table:table-cell table:style-name="ce58" table:formula="of:=IF([.BG58]=&quot;Yes&quot;;1;0)+IF([.BH58]=&quot;Yes&quot;;1;0)+IF([.BI58]=&quot;Yes&quot;;1;0)+IF([.BJ58]=&quot;No&quot;;1;IF([.BJ58]=&quot;&quot;;0;IF([.BJ58]=&quot;Some&quot;;0.5;0)))+IF([.BK58]=&quot;No&quot;;1;IF([.BK58]=&quot;&quot;;0;IF([.BK58]=&quot;Some&quot;;0.5;0)))+IF([.BL58]=&quot;No&quot;;1;IF([.BL58]=&quot;&quot;;0;IF([.BL58]=&quot;Some&quot;;0.5;0)))+IF([.BM58]=&quot;&quot;;0;1)+IF([.BN58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Malaysia</text:p>
          </table:table-cell>
          <table:table-cell table:style-name="ce75" table:formula="of:=IF(OR([.L58]=&quot;USA&quot;;[.L58]=&quot;UK&quot;;[.L58]=&quot;Canada&quot;;[.L58]=&quot;Australia&quot;;[.L58]=&quot;New Zealand&quot;);&quot;Five&quot;;(IF(OR([.L58]=&quot;Denmark&quot;;[.L58]=&quot;France&quot;;[.L58]=&quot;Netherlands&quot;;[.L58]=&quot;Norway&quot;);&quot;Nine&quot;;IF(OR([.L58]=&quot;Belgium&quot;;[.L58]=&quot;Germany&quot;;[.L58]=&quot;Italy&quot;;[.L58]=&quot;Spain&quot;;[.L58]=&quot;Sweden&quot;);&quot;Fourteen&quot;;IF([.L58]=&quot;&quot;;&quot;Not Disclosed&quot;;IF(OR([.L58]=&quot;British Virgin Islands&quot;;[.L58]=&quot;Gibraltar&quot;;[.L58]=&quot;British Indian Ocean&quot;;[.L58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8]=&quot;Five&quot;);[.AC58]=&quot;Yes&quot;;[.W58]=&quot;Yes&quot;;OR([.T58]=&quot;Email&quot;;[.T58]=&quot;Yes&quot;);[.O58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88" calcext:value-type="float">
            <text:p>88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26" calcext:value-type="float">
            <text:p>26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1.67" calcext:value-type="float">
            <text:p>$11.67</text:p>
          </table:table-cell>
          <table:table-cell table:style-name="ce235" table:formula="of:=[.BC58]/[.AT58]" office:value-type="float" office:value="2.334" calcext:value-type="float">
            <text:p>$2.3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4" calcext:value-type="float">
            <text:p>14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HideALLIP</text:p>
          </table:table-cell>
          <table:table-cell table:style-name="ce18" table:formula="of:=IF(OR([.M59]=&quot;Five&quot;);3;0)+IF(OR([.M59]=&quot;Not Disclosed&quot;);1.5;0)+IF(OR([.M59]=&quot;Nine&quot;;[.M59]=&quot;Fourteen&quot;;[.M59]=&quot;See Note&quot;;[.M59]=&quot;Cooperative&quot;);1;0)+IF(OR([.N59]=&quot;Yes&quot;);2;0)+IF(OR([.N59]=&quot;Not Disclosed&quot;);1.5;0)+IF(OR([.N59]=&quot;Owned&quot;);1;0)" office:value-type="float" office:value="3" calcext:value-type="float">
            <text:p>3</text:p>
          </table:table-cell>
          <table:table-cell table:style-name="ce26" table:formula="of:=COUNTIF([.P59:.S59];&quot;Yes&quot;)+(0.5*COUNTIF([.P59:.S59];&quot;&quot;))+(0.5*COUNTIF([.P59:.S59];&quot;See Note&quot;))+(3*COUNTIF([.O59];&quot;Yes&quot;))" office:value-type="float" office:value="2" calcext:value-type="float">
            <text:p>2</text:p>
          </table:table-cell>
          <table:table-cell table:style-name="ce31" table:formula="of:=(3*COUNTIF([.T59];&quot;No&quot;))+COUNTIF([.W59:.X59];&quot;No&quot;)" office:value-type="float" office:value="1" calcext:value-type="float">
            <text:p>1</text:p>
          </table:table-cell>
          <table:table-cell table:style-name="ce35" table:formula="of:=COUNTIF([.AA59];&quot;No&quot;)+COUNTIF([.AB59];&quot;No&quot;)+(0.5*COUNTIF([.AB59];&quot;See Note&quot;))+(3*COUNTIF([.AC59];&quot;No&quot;))+COUNTIF([.AL59];&quot;Yes&quot;)+(0.5*COUNTIF([.AL59];&quot;Some&quot;))+COUNTIF([.AM59];&quot;Yes&quot;)+(0.5*COUNTIF([.AM59];&quot;Some&quot;))" office:value-type="float" office:value="5" calcext:value-type="float">
            <text:p>5</text:p>
          </table:table-cell>
          <table:table-cell table:style-name="ce39" table:formula="of:=(IF(OR([.AP59]=&quot;MPPE-128&quot;;[.AP59]=&quot;Blowfish-64&quot;);1;(IF(OR([.AP59]=&quot;See Note&quot;;[.AP59]=&quot;Blowfish-128&quot;);0.5;IF(OR([.AP59]=&quot;AES-128&quot;;[.AP59]=&quot;AES-160&quot;;[.AP59]=&quot;AES-192&quot;;[.AP59]=&quot;AES-256&quot;);0;0)))+(IF(OR([.AQ59]=&quot;MPPE-128&quot;;[.AQ59]=&quot;Blowfish-64&quot;);2;(IF(OR([.AQ59]=&quot;See Note&quot;;[.AQ59]=&quot;Blowfish-128&quot;;[.AQ59]=&quot;&quot;);1;IF(OR([.AQ59]=&quot;AES-128&quot;;[.AQ59]=&quot;AES-160&quot;;[.AQ59]=&quot;AES-192&quot;;[.AQ59]=&quot;AES-256&quot;);0;0)))))))+IF(OR([.AR59]=&quot;MS-CHAPv2&quot;;[.AR59]=&quot;RSA-RC4&quot;;[.AR59]=&quot;RSA-1024&quot;);1;IF(OR([.AR59]=&quot;See Note&quot;;[.AR59]=&quot;&quot;);0.5;IF(OR([.AR59]=&quot;RSA-4096&quot;;[.AR59]=&quot;RSA-2048&quot;;[.AR59]=&quot;DH-2048&quot;;[.AR59]=&quot;CA-4096&quot;);0;0)))+IF(OR([.AS59]=&quot;MS-CHAPv2&quot;;[.AS59]=&quot;RSA-RC4&quot;;[.AS59]=&quot;RSA-1024&quot;);2;IF(OR([.AS59]=&quot;See Note&quot;;[.AS59]=&quot;&quot;);1;IF(OR([.AS59]=&quot;RSA-4096&quot;;[.AS59]=&quot;RSA-2048&quot;;[.AS59]=&quot;DH-2048&quot;);0;0)))" office:value-type="float" office:value="4" calcext:value-type="float">
            <text:p>4</text:p>
          </table:table-cell>
          <table:table-cell table:style-name="ce43" table:formula="of:=IF([.AT59]&lt;3;2;0)+IF([.AU59]&lt;10;1;IF([.AU59]=&quot;&quot;;1;0))+IF([.AV59]&lt;3;2;IF([.AV59]&lt;10;1;IF([.AV59]=&quot;&quot;;1;0)))" office:value-type="float" office:value="2" calcext:value-type="float">
            <text:p>2</text:p>
          </table:table-cell>
          <table:table-cell table:style-name="ce48" table:formula="of:=IF([.AX59]=0;0;IF([.AX59]&lt;5;1;IF([.AX59]&lt;10;2;3)))+IF([.AY59]=0;0;IF([.AY59]&lt;3;1;IF([.AY59]&lt;10;2;3)))+IF([.AZ59]=0;0;IF([.AZ59]&lt;5;1;IF([.AZ59]&lt;10;2;3)))+IF([.BA59]=&quot;A&quot;;0;IF([.BA59]=&quot;A+&quot;;0;IF([.BA59]=&quot;B&quot;;1;5)))+IF([.BB59]=&quot;Self&quot;;0;IF([.BB59]=&quot;CloudFlare&quot;;2;IF([.BB59]=&quot;Incapsula&quot;;2;3)))" office:value-type="float" office:value="11" calcext:value-type="float">
            <text:p>11</text:p>
          </table:table-cell>
          <table:table-cell table:style-name="ce52" table:formula="of:=IF([.BC59]&lt;PricePercentile33;0;IF([.BC59]&lt;PricePercentile66;1;2))+IF([.BD59]&lt;ConPricePercentile33;0;IF([.BD59]&lt;ConPricePercentile66;1;2))+IF([.BE59]=&quot;Free&quot;;0;IF([.BE59]=&quot;Yes&quot;;0;1))+IF([.BF59]=&quot;Free&quot;;0;IF([.BF59]&gt;29;0;IF([.BF59]&gt;13;1;IF([.BF59]&gt;6;2;3))))" office:value-type="float" office:value="2" calcext:value-type="float">
            <text:p>2</text:p>
          </table:table-cell>
          <table:table-cell table:style-name="ce58" table:formula="of:=IF([.BG59]=&quot;Yes&quot;;1;0)+IF([.BH59]=&quot;Yes&quot;;1;0)+IF([.BI59]=&quot;Yes&quot;;1;0)+IF([.BJ59]=&quot;No&quot;;1;IF([.BJ59]=&quot;&quot;;0;IF([.BJ59]=&quot;Some&quot;;0.5;0)))+IF([.BK59]=&quot;No&quot;;1;IF([.BK59]=&quot;&quot;;0;IF([.BK59]=&quot;Some&quot;;0.5;0)))+IF([.BL59]=&quot;No&quot;;1;IF([.BL59]=&quot;&quot;;0;IF([.BL59]=&quot;Some&quot;;0.5;0)))+IF([.BM59]=&quot;&quot;;0;1)+IF([.BN59]=&quot;&quot;;0;1)" office:value-type="float" office:value="5" calcext:value-type="float">
            <text:p>5</text:p>
          </table:table-cell>
          <table:table-cell table:style-name="ce21"/>
          <table:table-cell table:style-name="ce69"/>
          <table:table-cell table:style-name="ce75" table:formula="of:=IF(OR([.L59]=&quot;USA&quot;;[.L59]=&quot;UK&quot;;[.L59]=&quot;Canada&quot;;[.L59]=&quot;Australia&quot;;[.L59]=&quot;New Zealand&quot;);&quot;Five&quot;;(IF(OR([.L59]=&quot;Denmark&quot;;[.L59]=&quot;France&quot;;[.L59]=&quot;Netherlands&quot;;[.L59]=&quot;Norway&quot;);&quot;Nine&quot;;IF(OR([.L59]=&quot;Belgium&quot;;[.L59]=&quot;Germany&quot;;[.L59]=&quot;Italy&quot;;[.L59]=&quot;Spain&quot;;[.L59]=&quot;Sweden&quot;);&quot;Fourteen&quot;;IF([.L59]=&quot;&quot;;&quot;Not Disclosed&quot;;IF(OR([.L59]=&quot;British Virgin Islands&quot;;[.L59]=&quot;Gibraltar&quot;;[.L59]=&quot;British Indian Ocean&quot;;[.L59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59]=&quot;Five&quot;);[.AC59]=&quot;Yes&quot;;[.W59]=&quot;Yes&quot;;OR([.T59]=&quot;Email&quot;;[.T59]=&quot;Yes&quot;);[.O5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RSA-RC4</text:p>
          </table:table-cell>
          <table:table-cell table:style-name="ce179" office:value-type="string" calcext:value-type="string">
            <text:p>RSA-1024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7" calcext:value-type="float">
            <text:p>37</text:p>
          </table:table-cell>
          <table:table-cell table:style-name="ce192" office:value-type="float" office:value="150" calcext:value-type="float">
            <text:p>150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4" calcext:value-type="float">
            <text:p>4</text:p>
          </table:table-cell>
          <table:table-cell table:style-name="ce219"/>
          <table:table-cell table:style-name="ce223" office:value-type="string" calcext:value-type="string">
            <text:p>No SSL Cert</text:p>
          </table:table-cell>
          <table:table-cell table:style-name="ce229" office:value-type="float" office:value="2.42" calcext:value-type="float">
            <text:p>$2.42</text:p>
          </table:table-cell>
          <table:table-cell table:style-name="ce235" table:formula="of:=[.BC59]/[.AT59]" office:value-type="float" office:value="2.42" calcext:value-type="float">
            <text:p>$2.4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HideIPVPN</text:p>
          </table:table-cell>
          <table:table-cell table:style-name="ce18" table:formula="of:=IF(OR([.M60]=&quot;Five&quot;);3;0)+IF(OR([.M60]=&quot;Not Disclosed&quot;);1.5;0)+IF(OR([.M60]=&quot;Nine&quot;;[.M60]=&quot;Fourteen&quot;;[.M60]=&quot;See Note&quot;;[.M60]=&quot;Cooperative&quot;);1;0)+IF(OR([.N60]=&quot;Yes&quot;);2;0)+IF(OR([.N60]=&quot;Not Disclosed&quot;);1.5;0)+IF(OR([.N60]=&quot;Owned&quot;);1;0)" office:value-type="float" office:value="5" calcext:value-type="float">
            <text:p>5</text:p>
          </table:table-cell>
          <table:table-cell table:style-name="ce26" table:formula="of:=COUNTIF([.P60:.S60];&quot;Yes&quot;)+(0.5*COUNTIF([.P60:.S60];&quot;&quot;))+(0.5*COUNTIF([.P60:.S60];&quot;See Note&quot;))+(3*COUNTIF([.O60];&quot;Yes&quot;))" office:value-type="float" office:value="1.5" calcext:value-type="float">
            <text:p>1.5</text:p>
          </table:table-cell>
          <table:table-cell table:style-name="ce31" table:formula="of:=(3*COUNTIF([.T60];&quot;No&quot;))+COUNTIF([.W60:.X60];&quot;No&quot;)" office:value-type="float" office:value="4" calcext:value-type="float">
            <text:p>4</text:p>
          </table:table-cell>
          <table:table-cell table:style-name="ce35" table:formula="of:=COUNTIF([.AA60];&quot;No&quot;)+COUNTIF([.AB60];&quot;No&quot;)+(0.5*COUNTIF([.AB60];&quot;See Note&quot;))+(3*COUNTIF([.AC60];&quot;No&quot;))+COUNTIF([.AL60];&quot;Yes&quot;)+(0.5*COUNTIF([.AL60];&quot;Some&quot;))+COUNTIF([.AM60];&quot;Yes&quot;)+(0.5*COUNTIF([.AM60];&quot;Some&quot;))" office:value-type="float" office:value="2.5" calcext:value-type="float">
            <text:p>2.5</text:p>
          </table:table-cell>
          <table:table-cell table:style-name="ce39" table:formula="of:=(IF(OR([.AP60]=&quot;MPPE-128&quot;;[.AP60]=&quot;Blowfish-64&quot;);1;(IF(OR([.AP60]=&quot;See Note&quot;;[.AP60]=&quot;Blowfish-128&quot;);0.5;IF(OR([.AP60]=&quot;AES-128&quot;;[.AP60]=&quot;AES-160&quot;;[.AP60]=&quot;AES-192&quot;;[.AP60]=&quot;AES-256&quot;);0;0)))+(IF(OR([.AQ60]=&quot;MPPE-128&quot;;[.AQ60]=&quot;Blowfish-64&quot;);2;(IF(OR([.AQ60]=&quot;See Note&quot;;[.AQ60]=&quot;Blowfish-128&quot;;[.AQ60]=&quot;&quot;);1;IF(OR([.AQ60]=&quot;AES-128&quot;;[.AQ60]=&quot;AES-160&quot;;[.AQ60]=&quot;AES-192&quot;;[.AQ60]=&quot;AES-256&quot;);0;0)))))))+IF(OR([.AR60]=&quot;MS-CHAPv2&quot;;[.AR60]=&quot;RSA-RC4&quot;;[.AR60]=&quot;RSA-1024&quot;);1;IF(OR([.AR60]=&quot;See Note&quot;;[.AR60]=&quot;&quot;);0.5;IF(OR([.AR60]=&quot;RSA-4096&quot;;[.AR60]=&quot;RSA-2048&quot;;[.AR60]=&quot;DH-2048&quot;;[.AR60]=&quot;CA-4096&quot;);0;0)))+IF(OR([.AS60]=&quot;MS-CHAPv2&quot;;[.AS60]=&quot;RSA-RC4&quot;;[.AS60]=&quot;RSA-1024&quot;);2;IF(OR([.AS60]=&quot;See Note&quot;;[.AS60]=&quot;&quot;);1;IF(OR([.AS60]=&quot;RSA-4096&quot;;[.AS60]=&quot;RSA-2048&quot;;[.AS60]=&quot;DH-2048&quot;);0;0)))" office:value-type="float" office:value="2.5" calcext:value-type="float">
            <text:p>2.5</text:p>
          </table:table-cell>
          <table:table-cell table:style-name="ce43" table:formula="of:=IF([.AT60]&lt;3;2;0)+IF([.AU60]&lt;10;1;IF([.AU60]=&quot;&quot;;1;0))+IF([.AV60]&lt;3;2;IF([.AV60]&lt;10;1;IF([.AV60]=&quot;&quot;;1;0)))" office:value-type="float" office:value="1" calcext:value-type="float">
            <text:p>1</text:p>
          </table:table-cell>
          <table:table-cell table:style-name="ce48" table:formula="of:=IF([.AX60]=0;0;IF([.AX60]&lt;5;1;IF([.AX60]&lt;10;2;3)))+IF([.AY60]=0;0;IF([.AY60]&lt;3;1;IF([.AY60]&lt;10;2;3)))+IF([.AZ60]=0;0;IF([.AZ60]&lt;5;1;IF([.AZ60]&lt;10;2;3)))+IF([.BA60]=&quot;A&quot;;0;IF([.BA60]=&quot;A+&quot;;0;IF([.BA60]=&quot;B&quot;;1;5)))+IF([.BB60]=&quot;Self&quot;;0;IF([.BB60]=&quot;CloudFlare&quot;;2;IF([.BB60]=&quot;Incapsula&quot;;2;3)))" office:value-type="float" office:value="9" calcext:value-type="float">
            <text:p>9</text:p>
          </table:table-cell>
          <table:table-cell table:style-name="ce52" table:formula="of:=IF([.BC60]&lt;PricePercentile33;0;IF([.BC60]&lt;PricePercentile66;1;2))+IF([.BD60]&lt;ConPricePercentile33;0;IF([.BD60]&lt;ConPricePercentile66;1;2))+IF([.BE60]=&quot;Free&quot;;0;IF([.BE60]=&quot;Yes&quot;;0;1))+IF([.BF60]=&quot;Free&quot;;0;IF([.BF60]&gt;29;0;IF([.BF60]&gt;13;1;IF([.BF60]&gt;6;2;3))))" office:value-type="float" office:value="3" calcext:value-type="float">
            <text:p>3</text:p>
          </table:table-cell>
          <table:table-cell table:style-name="ce58" table:formula="of:=IF([.BG60]=&quot;Yes&quot;;1;0)+IF([.BH60]=&quot;Yes&quot;;1;0)+IF([.BI60]=&quot;Yes&quot;;1;0)+IF([.BJ60]=&quot;No&quot;;1;IF([.BJ60]=&quot;&quot;;0;IF([.BJ60]=&quot;Some&quot;;0.5;0)))+IF([.BK60]=&quot;No&quot;;1;IF([.BK60]=&quot;&quot;;0;IF([.BK60]=&quot;Some&quot;;0.5;0)))+IF([.BL60]=&quot;No&quot;;1;IF([.BL60]=&quot;&quot;;0;IF([.BL60]=&quot;Some&quot;;0.5;0)))+IF([.BM60]=&quot;&quot;;0;1)+IF([.BN60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60]=&quot;USA&quot;;[.L60]=&quot;UK&quot;;[.L60]=&quot;Canada&quot;;[.L60]=&quot;Australia&quot;;[.L60]=&quot;New Zealand&quot;);&quot;Five&quot;;(IF(OR([.L60]=&quot;Denmark&quot;;[.L60]=&quot;France&quot;;[.L60]=&quot;Netherlands&quot;;[.L60]=&quot;Norway&quot;);&quot;Nine&quot;;IF(OR([.L60]=&quot;Belgium&quot;;[.L60]=&quot;Germany&quot;;[.L60]=&quot;Italy&quot;;[.L60]=&quot;Spain&quot;;[.L60]=&quot;Sweden&quot;);&quot;Fourteen&quot;;IF([.L60]=&quot;&quot;;&quot;Not Disclosed&quot;;IF(OR([.L60]=&quot;British Virgin Islands&quot;;[.L60]=&quot;Gibraltar&quot;;[.L60]=&quot;British Indian Ocean&quot;;[.L60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0]=&quot;Five&quot;);[.AC60]=&quot;Yes&quot;;[.W60]=&quot;Yes&quot;;OR([.T60]=&quot;Email&quot;;[.T60]=&quot;Yes&quot;);[.O60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5" calcext:value-type="float">
            <text:p>5</text:p>
          </table:table-cell>
          <table:table-cell table:style-name="ce192" office:value-type="float" office:value="28" calcext:value-type="float">
            <text:p>28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" calcext:value-type="float">
            <text:p>$7.00</text:p>
          </table:table-cell>
          <table:table-cell table:style-name="ce235" table:formula="of:=[.BC60]/[.AT60]" office:value-type="float" office:value="2.33333333333333" calcext:value-type="float">
            <text:p>$2.3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HideMyAss</text:p>
          </table:table-cell>
          <table:table-cell table:style-name="ce18" table:formula="of:=IF(OR([.M61]=&quot;Five&quot;);3;0)+IF(OR([.M61]=&quot;Not Disclosed&quot;);1.5;0)+IF(OR([.M61]=&quot;Nine&quot;;[.M61]=&quot;Fourteen&quot;;[.M61]=&quot;See Note&quot;;[.M61]=&quot;Cooperative&quot;);1;0)+IF(OR([.N61]=&quot;Yes&quot;);2;0)+IF(OR([.N61]=&quot;Not Disclosed&quot;);1.5;0)+IF(OR([.N61]=&quot;Owned&quot;);1;0)" office:value-type="float" office:value="5" calcext:value-type="float">
            <text:p>5</text:p>
          </table:table-cell>
          <table:table-cell table:style-name="ce26" table:formula="of:=COUNTIF([.P61:.S61];&quot;Yes&quot;)+(0.5*COUNTIF([.P61:.S61];&quot;&quot;))+(0.5*COUNTIF([.P61:.S61];&quot;See Note&quot;))+(3*COUNTIF([.O61];&quot;Yes&quot;))" office:value-type="float" office:value="3.5" calcext:value-type="float">
            <text:p>3.5</text:p>
          </table:table-cell>
          <table:table-cell table:style-name="ce31" table:formula="of:=(3*COUNTIF([.T61];&quot;No&quot;))+COUNTIF([.W61:.X61];&quot;No&quot;)" office:value-type="float" office:value="1" calcext:value-type="float">
            <text:p>1</text:p>
          </table:table-cell>
          <table:table-cell table:style-name="ce35" table:formula="of:=COUNTIF([.AA61];&quot;No&quot;)+COUNTIF([.AB61];&quot;No&quot;)+(0.5*COUNTIF([.AB61];&quot;See Note&quot;))+(3*COUNTIF([.AC61];&quot;No&quot;))+COUNTIF([.AL61];&quot;Yes&quot;)+(0.5*COUNTIF([.AL61];&quot;Some&quot;))+COUNTIF([.AM61];&quot;Yes&quot;)+(0.5*COUNTIF([.AM61];&quot;Some&quot;))" office:value-type="float" office:value="2.5" calcext:value-type="float">
            <text:p>2.5</text:p>
          </table:table-cell>
          <table:table-cell table:style-name="ce39" table:formula="of:=(IF(OR([.AP61]=&quot;MPPE-128&quot;;[.AP61]=&quot;Blowfish-64&quot;);1;(IF(OR([.AP61]=&quot;See Note&quot;;[.AP61]=&quot;Blowfish-128&quot;);0.5;IF(OR([.AP61]=&quot;AES-128&quot;;[.AP61]=&quot;AES-160&quot;;[.AP61]=&quot;AES-192&quot;;[.AP61]=&quot;AES-256&quot;);0;0)))+(IF(OR([.AQ61]=&quot;MPPE-128&quot;;[.AQ61]=&quot;Blowfish-64&quot;);2;(IF(OR([.AQ61]=&quot;See Note&quot;;[.AQ61]=&quot;Blowfish-128&quot;;[.AQ61]=&quot;&quot;);1;IF(OR([.AQ61]=&quot;AES-128&quot;;[.AQ61]=&quot;AES-160&quot;;[.AQ61]=&quot;AES-192&quot;;[.AQ61]=&quot;AES-256&quot;);0;0)))))))+IF(OR([.AR61]=&quot;MS-CHAPv2&quot;;[.AR61]=&quot;RSA-RC4&quot;;[.AR61]=&quot;RSA-1024&quot;);1;IF(OR([.AR61]=&quot;See Note&quot;;[.AR61]=&quot;&quot;);0.5;IF(OR([.AR61]=&quot;RSA-4096&quot;;[.AR61]=&quot;RSA-2048&quot;;[.AR61]=&quot;DH-2048&quot;;[.AR61]=&quot;CA-4096&quot;);0;0)))+IF(OR([.AS61]=&quot;MS-CHAPv2&quot;;[.AS61]=&quot;RSA-RC4&quot;;[.AS61]=&quot;RSA-1024&quot;);2;IF(OR([.AS61]=&quot;See Note&quot;;[.AS61]=&quot;&quot;);1;IF(OR([.AS61]=&quot;RSA-4096&quot;;[.AS61]=&quot;RSA-2048&quot;;[.AS61]=&quot;DH-2048&quot;);0;0)))" office:value-type="float" office:value="3" calcext:value-type="float">
            <text:p>3</text:p>
          </table:table-cell>
          <table:table-cell table:style-name="ce43" table:formula="of:=IF([.AT61]&lt;3;2;0)+IF([.AU61]&lt;10;1;IF([.AU61]=&quot;&quot;;1;0))+IF([.AV61]&lt;3;2;IF([.AV61]&lt;10;1;IF([.AV61]=&quot;&quot;;1;0)))" office:value-type="float" office:value="2" calcext:value-type="float">
            <text:p>2</text:p>
          </table:table-cell>
          <table:table-cell table:style-name="ce48" table:formula="of:=IF([.AX61]=0;0;IF([.AX61]&lt;5;1;IF([.AX61]&lt;10;2;3)))+IF([.AY61]=0;0;IF([.AY61]&lt;3;1;IF([.AY61]&lt;10;2;3)))+IF([.AZ61]=0;0;IF([.AZ61]&lt;5;1;IF([.AZ61]&lt;10;2;3)))+IF([.BA61]=&quot;A&quot;;0;IF([.BA61]=&quot;A+&quot;;0;IF([.BA61]=&quot;B&quot;;1;5)))+IF([.BB61]=&quot;Self&quot;;0;IF([.BB61]=&quot;CloudFlare&quot;;2;IF([.BB61]=&quot;Incapsula&quot;;2;3)))" office:value-type="float" office:value="6" calcext:value-type="float">
            <text:p>6</text:p>
          </table:table-cell>
          <table:table-cell table:style-name="ce52" table:formula="of:=IF([.BC61]&lt;PricePercentile33;0;IF([.BC61]&lt;PricePercentile66;1;2))+IF([.BD61]&lt;ConPricePercentile33;0;IF([.BD61]&lt;ConPricePercentile66;1;2))+IF([.BE61]=&quot;Free&quot;;0;IF([.BE61]=&quot;Yes&quot;;0;1))+IF([.BF61]=&quot;Free&quot;;0;IF([.BF61]&gt;29;0;IF([.BF61]&gt;13;1;IF([.BF61]&gt;6;2;3))))" office:value-type="float" office:value="3" calcext:value-type="float">
            <text:p>3</text:p>
          </table:table-cell>
          <table:table-cell table:style-name="ce58" table:formula="of:=IF([.BG61]=&quot;Yes&quot;;1;0)+IF([.BH61]=&quot;Yes&quot;;1;0)+IF([.BI61]=&quot;Yes&quot;;1;0)+IF([.BJ61]=&quot;No&quot;;1;IF([.BJ61]=&quot;&quot;;0;IF([.BJ61]=&quot;Some&quot;;0.5;0)))+IF([.BK61]=&quot;No&quot;;1;IF([.BK61]=&quot;&quot;;0;IF([.BK61]=&quot;Some&quot;;0.5;0)))+IF([.BL61]=&quot;No&quot;;1;IF([.BL61]=&quot;&quot;;0;IF([.BL61]=&quot;Some&quot;;0.5;0)))+IF([.BM61]=&quot;&quot;;0;1)+IF([.BN61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61]=&quot;USA&quot;;[.L61]=&quot;UK&quot;;[.L61]=&quot;Canada&quot;;[.L61]=&quot;Australia&quot;;[.L61]=&quot;New Zealand&quot;);&quot;Five&quot;;(IF(OR([.L61]=&quot;Denmark&quot;;[.L61]=&quot;France&quot;;[.L61]=&quot;Netherlands&quot;;[.L61]=&quot;Norway&quot;);&quot;Nine&quot;;IF(OR([.L61]=&quot;Belgium&quot;;[.L61]=&quot;Germany&quot;;[.L61]=&quot;Italy&quot;;[.L61]=&quot;Spain&quot;;[.L61]=&quot;Sweden&quot;);&quot;Fourteen&quot;;IF([.L61]=&quot;&quot;;&quot;Not Disclosed&quot;;IF(OR([.L61]=&quot;British Virgin Islands&quot;;[.L61]=&quot;Gibraltar&quot;;[.L61]=&quot;British Indian Ocean&quot;;[.L61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1]=&quot;Five&quot;);[.AC61]=&quot;Yes&quot;;[.W61]=&quot;Yes&quot;;OR([.T61]=&quot;Email&quot;;[.T61]=&quot;Yes&quot;);[.O6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RC4</text:p>
          </table:table-cell>
          <table:table-cell table:style-name="ce179" office:value-type="string" calcext:value-type="string">
            <text:p>RSA-1024</text:p>
          </table:table-cell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221" calcext:value-type="float">
            <text:p>221</text:p>
          </table:table-cell>
          <table:table-cell table:style-name="ce192" office:value-type="float" office:value="923" calcext:value-type="float">
            <text:p>923</text:p>
          </table:table-cell>
          <table:table-cell table:style-name="ce196"/>
          <table:table-cell table:style-name="ce203" office:value-type="float" office:value="12" calcext:value-type="float">
            <text:p>12</text:p>
          </table:table-cell>
          <table:table-cell table:style-name="ce208" office:value-type="float" office:value="4" calcext:value-type="float">
            <text:p>4</text:p>
          </table:table-cell>
          <table:table-cell table:style-name="ce213"/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9" calcext:value-type="float">
            <text:p>$4.99</text:p>
          </table:table-cell>
          <table:table-cell table:style-name="ce235" table:formula="of:=[.BC61]/[.AT61]" office:value-type="float" office:value="2.495" calcext:value-type="float">
            <text:p>$2.5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Hide My IP</text:p>
          </table:table-cell>
          <table:table-cell table:style-name="ce18" table:formula="of:=IF(OR([.M62]=&quot;Five&quot;);3;0)+IF(OR([.M62]=&quot;Not Disclosed&quot;);1.5;0)+IF(OR([.M62]=&quot;Nine&quot;;[.M62]=&quot;Fourteen&quot;;[.M62]=&quot;See Note&quot;;[.M62]=&quot;Cooperative&quot;);1;0)+IF(OR([.N62]=&quot;Yes&quot;);2;0)+IF(OR([.N62]=&quot;Not Disclosed&quot;);1.5;0)+IF(OR([.N62]=&quot;Owned&quot;);1;0)" office:value-type="float" office:value="5" calcext:value-type="float">
            <text:p>5</text:p>
          </table:table-cell>
          <table:table-cell table:style-name="ce26" table:formula="of:=COUNTIF([.P62:.S62];&quot;Yes&quot;)+(0.5*COUNTIF([.P62:.S62];&quot;&quot;))+(0.5*COUNTIF([.P62:.S62];&quot;See Note&quot;))+(3*COUNTIF([.O62];&quot;Yes&quot;))" office:value-type="float" office:value="2" calcext:value-type="float">
            <text:p>2</text:p>
          </table:table-cell>
          <table:table-cell table:style-name="ce31" table:formula="of:=(3*COUNTIF([.T62];&quot;No&quot;))+COUNTIF([.W62:.X62];&quot;No&quot;)" office:value-type="float" office:value="1" calcext:value-type="float">
            <text:p>1</text:p>
          </table:table-cell>
          <table:table-cell table:style-name="ce35" table:formula="of:=COUNTIF([.AA62];&quot;No&quot;)+COUNTIF([.AB62];&quot;No&quot;)+(0.5*COUNTIF([.AB62];&quot;See Note&quot;))+(3*COUNTIF([.AC62];&quot;No&quot;))+COUNTIF([.AL62];&quot;Yes&quot;)+(0.5*COUNTIF([.AL62];&quot;Some&quot;))+COUNTIF([.AM62];&quot;Yes&quot;)+(0.5*COUNTIF([.AM62];&quot;Some&quot;))" office:value-type="float" office:value="2" calcext:value-type="float">
            <text:p>2</text:p>
          </table:table-cell>
          <table:table-cell table:style-name="ce39" table:formula="of:=(IF(OR([.AP62]=&quot;MPPE-128&quot;;[.AP62]=&quot;Blowfish-64&quot;);1;(IF(OR([.AP62]=&quot;See Note&quot;;[.AP62]=&quot;Blowfish-128&quot;);0.5;IF(OR([.AP62]=&quot;AES-128&quot;;[.AP62]=&quot;AES-160&quot;;[.AP62]=&quot;AES-192&quot;;[.AP62]=&quot;AES-256&quot;);0;0)))+(IF(OR([.AQ62]=&quot;MPPE-128&quot;;[.AQ62]=&quot;Blowfish-64&quot;);2;(IF(OR([.AQ62]=&quot;See Note&quot;;[.AQ62]=&quot;Blowfish-128&quot;;[.AQ62]=&quot;&quot;);1;IF(OR([.AQ62]=&quot;AES-128&quot;;[.AQ62]=&quot;AES-160&quot;;[.AQ62]=&quot;AES-192&quot;;[.AQ62]=&quot;AES-256&quot;);0;0)))))))+IF(OR([.AR62]=&quot;MS-CHAPv2&quot;;[.AR62]=&quot;RSA-RC4&quot;;[.AR62]=&quot;RSA-1024&quot;);1;IF(OR([.AR62]=&quot;See Note&quot;;[.AR62]=&quot;&quot;);0.5;IF(OR([.AR62]=&quot;RSA-4096&quot;;[.AR62]=&quot;RSA-2048&quot;;[.AR62]=&quot;DH-2048&quot;;[.AR62]=&quot;CA-4096&quot;);0;0)))+IF(OR([.AS62]=&quot;MS-CHAPv2&quot;;[.AS62]=&quot;RSA-RC4&quot;;[.AS62]=&quot;RSA-1024&quot;);2;IF(OR([.AS62]=&quot;See Note&quot;;[.AS62]=&quot;&quot;);1;IF(OR([.AS62]=&quot;RSA-4096&quot;;[.AS62]=&quot;RSA-2048&quot;;[.AS62]=&quot;DH-2048&quot;);0;0)))" office:value-type="float" office:value="2.5" calcext:value-type="float">
            <text:p>2.5</text:p>
          </table:table-cell>
          <table:table-cell table:style-name="ce43" table:formula="of:=IF([.AT62]&lt;3;2;0)+IF([.AU62]&lt;10;1;IF([.AU62]=&quot;&quot;;1;0))+IF([.AV62]&lt;3;2;IF([.AV62]&lt;10;1;IF([.AV62]=&quot;&quot;;1;0)))" office:value-type="float" office:value="2" calcext:value-type="float">
            <text:p>2</text:p>
          </table:table-cell>
          <table:table-cell table:style-name="ce48" table:formula="of:=IF([.AX62]=0;0;IF([.AX62]&lt;5;1;IF([.AX62]&lt;10;2;3)))+IF([.AY62]=0;0;IF([.AY62]&lt;3;1;IF([.AY62]&lt;10;2;3)))+IF([.AZ62]=0;0;IF([.AZ62]&lt;5;1;IF([.AZ62]&lt;10;2;3)))+IF([.BA62]=&quot;A&quot;;0;IF([.BA62]=&quot;A+&quot;;0;IF([.BA62]=&quot;B&quot;;1;5)))+IF([.BB62]=&quot;Self&quot;;0;IF([.BB62]=&quot;CloudFlare&quot;;2;IF([.BB62]=&quot;Incapsula&quot;;2;3)))" office:value-type="float" office:value="6" calcext:value-type="float">
            <text:p>6</text:p>
          </table:table-cell>
          <table:table-cell table:style-name="ce52" table:formula="of:=IF([.BC62]&lt;PricePercentile33;0;IF([.BC62]&lt;PricePercentile66;1;2))+IF([.BD62]&lt;ConPricePercentile33;0;IF([.BD62]&lt;ConPricePercentile66;1;2))+IF([.BE62]=&quot;Free&quot;;0;IF([.BE62]=&quot;Yes&quot;;0;1))+IF([.BF62]=&quot;Free&quot;;0;IF([.BF62]&gt;29;0;IF([.BF62]&gt;13;1;IF([.BF62]&gt;6;2;3))))" office:value-type="float" office:value="2" calcext:value-type="float">
            <text:p>2</text:p>
          </table:table-cell>
          <table:table-cell table:style-name="ce58" table:formula="of:=IF([.BG62]=&quot;Yes&quot;;1;0)+IF([.BH62]=&quot;Yes&quot;;1;0)+IF([.BI62]=&quot;Yes&quot;;1;0)+IF([.BJ62]=&quot;No&quot;;1;IF([.BJ62]=&quot;&quot;;0;IF([.BJ62]=&quot;Some&quot;;0.5;0)))+IF([.BK62]=&quot;No&quot;;1;IF([.BK62]=&quot;&quot;;0;IF([.BK62]=&quot;Some&quot;;0.5;0)))+IF([.BL62]=&quot;No&quot;;1;IF([.BL62]=&quot;&quot;;0;IF([.BL62]=&quot;Some&quot;;0.5;0)))+IF([.BM62]=&quot;&quot;;0;1)+IF([.BN6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62]=&quot;USA&quot;;[.L62]=&quot;UK&quot;;[.L62]=&quot;Canada&quot;;[.L62]=&quot;Australia&quot;;[.L62]=&quot;New Zealand&quot;);&quot;Five&quot;;(IF(OR([.L62]=&quot;Denmark&quot;;[.L62]=&quot;France&quot;;[.L62]=&quot;Netherlands&quot;;[.L62]=&quot;Norway&quot;);&quot;Nine&quot;;IF(OR([.L62]=&quot;Belgium&quot;;[.L62]=&quot;Germany&quot;;[.L62]=&quot;Italy&quot;;[.L62]=&quot;Spain&quot;;[.L62]=&quot;Sweden&quot;);&quot;Fourteen&quot;;IF([.L62]=&quot;&quot;;&quot;Not Disclosed&quot;;IF(OR([.L62]=&quot;British Virgin Islands&quot;;[.L62]=&quot;Gibraltar&quot;;[.L62]=&quot;British Indian Ocean&quot;;[.L62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2]=&quot;Five&quot;);[.AC62]=&quot;Yes&quot;;[.W62]=&quot;Yes&quot;;OR([.T62]=&quot;Email&quot;;[.T62]=&quot;Yes&quot;);[.O6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42" calcext:value-type="float">
            <text:p>42</text:p>
          </table:table-cell>
          <table:table-cell table:style-name="ce192" office:value-type="float" office:value="71" calcext:value-type="float">
            <text:p>71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3" calcext:value-type="float">
            <text:p>13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95" calcext:value-type="float">
            <text:p>$2.95</text:p>
          </table:table-cell>
          <table:table-cell table:style-name="ce235" office:value-type="float" office:value="2.95" calcext:value-type="float">
            <text:p>$2.9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Hola!VPN</text:p>
          </table:table-cell>
          <table:table-cell table:style-name="ce18" table:formula="of:=IF(OR([.M63]=&quot;Five&quot;);3;0)+IF(OR([.M63]=&quot;Not Disclosed&quot;);1.5;0)+IF(OR([.M63]=&quot;Nine&quot;;[.M63]=&quot;Fourteen&quot;;[.M63]=&quot;See Note&quot;;[.M63]=&quot;Cooperative&quot;);1;0)+IF(OR([.N63]=&quot;Yes&quot;);2;0)+IF(OR([.N63]=&quot;Not Disclosed&quot;);1.5;0)+IF(OR([.N63]=&quot;Owned&quot;);1;0)" office:value-type="float" office:value="3" calcext:value-type="float">
            <text:p>3</text:p>
          </table:table-cell>
          <table:table-cell table:style-name="ce26" table:formula="of:=COUNTIF([.P63:.S63];&quot;Yes&quot;)+(0.5*COUNTIF([.P63:.S63];&quot;&quot;))+(0.5*COUNTIF([.P63:.S63];&quot;See Note&quot;))+(3*COUNTIF([.O63];&quot;Yes&quot;))" office:value-type="float" office:value="6" calcext:value-type="float">
            <text:p>6</text:p>
          </table:table-cell>
          <table:table-cell table:style-name="ce31" table:formula="of:=(3*COUNTIF([.T63];&quot;No&quot;))+COUNTIF([.W63:.X63];&quot;No&quot;)" office:value-type="float" office:value="2" calcext:value-type="float">
            <text:p>2</text:p>
          </table:table-cell>
          <table:table-cell table:style-name="ce35" table:formula="of:=COUNTIF([.AA63];&quot;No&quot;)+COUNTIF([.AB63];&quot;No&quot;)+(0.5*COUNTIF([.AB63];&quot;See Note&quot;))+(3*COUNTIF([.AC63];&quot;No&quot;))+COUNTIF([.AL63];&quot;Yes&quot;)+(0.5*COUNTIF([.AL63];&quot;Some&quot;))+COUNTIF([.AM63];&quot;Yes&quot;)+(0.5*COUNTIF([.AM63];&quot;Some&quot;))" office:value-type="float" office:value="5" calcext:value-type="float">
            <text:p>5</text:p>
          </table:table-cell>
          <table:table-cell table:style-name="ce39" table:formula="of:=(IF(OR([.AP63]=&quot;MPPE-128&quot;;[.AP63]=&quot;Blowfish-64&quot;);1;(IF(OR([.AP63]=&quot;See Note&quot;;[.AP63]=&quot;Blowfish-128&quot;);0.5;IF(OR([.AP63]=&quot;AES-128&quot;;[.AP63]=&quot;AES-160&quot;;[.AP63]=&quot;AES-192&quot;;[.AP63]=&quot;AES-256&quot;);0;0)))+(IF(OR([.AQ63]=&quot;MPPE-128&quot;;[.AQ63]=&quot;Blowfish-64&quot;);2;(IF(OR([.AQ63]=&quot;See Note&quot;;[.AQ63]=&quot;Blowfish-128&quot;;[.AQ63]=&quot;&quot;);1;IF(OR([.AQ63]=&quot;AES-128&quot;;[.AQ63]=&quot;AES-160&quot;;[.AQ63]=&quot;AES-192&quot;;[.AQ63]=&quot;AES-256&quot;);0;0)))))))+IF(OR([.AR63]=&quot;MS-CHAPv2&quot;;[.AR63]=&quot;RSA-RC4&quot;;[.AR63]=&quot;RSA-1024&quot;);1;IF(OR([.AR63]=&quot;See Note&quot;;[.AR63]=&quot;&quot;);0.5;IF(OR([.AR63]=&quot;RSA-4096&quot;;[.AR63]=&quot;RSA-2048&quot;;[.AR63]=&quot;DH-2048&quot;;[.AR63]=&quot;CA-4096&quot;);0;0)))+IF(OR([.AS63]=&quot;MS-CHAPv2&quot;;[.AS63]=&quot;RSA-RC4&quot;;[.AS63]=&quot;RSA-1024&quot;);2;IF(OR([.AS63]=&quot;See Note&quot;;[.AS63]=&quot;&quot;);1;IF(OR([.AS63]=&quot;RSA-4096&quot;;[.AS63]=&quot;RSA-2048&quot;;[.AS63]=&quot;DH-2048&quot;);0;0)))" office:value-type="float" office:value="2.5" calcext:value-type="float">
            <text:p>2.5</text:p>
          </table:table-cell>
          <table:table-cell table:style-name="ce43" table:formula="of:=IF([.AT63]&lt;3;2;0)+IF([.AU63]&lt;10;1;IF([.AU63]=&quot;&quot;;1;0))+IF([.AV63]&lt;3;2;IF([.AV63]&lt;10;1;IF([.AV63]=&quot;&quot;;1;0)))" office:value-type="float" office:value="5" calcext:value-type="float">
            <text:p>5</text:p>
          </table:table-cell>
          <table:table-cell table:style-name="ce48" table:formula="of:=IF([.AX63]=0;0;IF([.AX63]&lt;5;1;IF([.AX63]&lt;10;2;3)))+IF([.AY63]=0;0;IF([.AY63]&lt;3;1;IF([.AY63]&lt;10;2;3)))+IF([.AZ63]=0;0;IF([.AZ63]&lt;5;1;IF([.AZ63]&lt;10;2;3)))+IF([.BA63]=&quot;A&quot;;0;IF([.BA63]=&quot;A+&quot;;0;IF([.BA63]=&quot;B&quot;;1;5)))+IF([.BB63]=&quot;Self&quot;;0;IF([.BB63]=&quot;CloudFlare&quot;;2;IF([.BB63]=&quot;Incapsula&quot;;2;3)))" office:value-type="float" office:value="5" calcext:value-type="float">
            <text:p>5</text:p>
          </table:table-cell>
          <table:table-cell table:style-name="ce52" table:formula="of:=IF([.BC63]&lt;PricePercentile33;0;IF([.BC63]&lt;PricePercentile66;1;2))+IF([.BD63]&lt;ConPricePercentile33;0;IF([.BD63]&lt;ConPricePercentile66;1;2))+IF([.BE63]=&quot;Free&quot;;0;IF([.BE63]=&quot;Yes&quot;;0;1))+IF([.BF63]=&quot;Free&quot;;0;IF([.BF63]&gt;29;0;IF([.BF63]&gt;13;1;IF([.BF63]&gt;6;2;3))))" office:value-type="float" office:value="3" calcext:value-type="float">
            <text:p>3</text:p>
          </table:table-cell>
          <table:table-cell table:style-name="ce58" table:formula="of:=IF([.BG63]=&quot;Yes&quot;;1;0)+IF([.BH63]=&quot;Yes&quot;;1;0)+IF([.BI63]=&quot;Yes&quot;;1;0)+IF([.BJ63]=&quot;No&quot;;1;IF([.BJ63]=&quot;&quot;;0;IF([.BJ63]=&quot;Some&quot;;0.5;0)))+IF([.BK63]=&quot;No&quot;;1;IF([.BK63]=&quot;&quot;;0;IF([.BK63]=&quot;Some&quot;;0.5;0)))+IF([.BL63]=&quot;No&quot;;1;IF([.BL63]=&quot;&quot;;0;IF([.BL63]=&quot;Some&quot;;0.5;0)))+IF([.BM63]=&quot;&quot;;0;1)+IF([.BN63]=&quot;&quot;;0;1)" office:value-type="float" office:value="4" calcext:value-type="float">
            <text:p>4</text:p>
          </table:table-cell>
          <table:table-cell table:style-name="ce21"/>
          <table:table-cell table:style-name="ce69"/>
          <table:table-cell table:style-name="ce75" table:formula="of:=IF(OR([.L63]=&quot;USA&quot;;[.L63]=&quot;UK&quot;;[.L63]=&quot;Canada&quot;;[.L63]=&quot;Australia&quot;;[.L63]=&quot;New Zealand&quot;);&quot;Five&quot;;(IF(OR([.L63]=&quot;Denmark&quot;;[.L63]=&quot;France&quot;;[.L63]=&quot;Netherlands&quot;;[.L63]=&quot;Norway&quot;);&quot;Nine&quot;;IF(OR([.L63]=&quot;Belgium&quot;;[.L63]=&quot;Germany&quot;;[.L63]=&quot;Italy&quot;;[.L63]=&quot;Spain&quot;;[.L63]=&quot;Sweden&quot;);&quot;Fourteen&quot;;IF([.L63]=&quot;&quot;;&quot;Not Disclosed&quot;;IF(OR([.L63]=&quot;British Virgin Islands&quot;;[.L63]=&quot;Gibraltar&quot;;[.L63]=&quot;British Indian Ocean&quot;;[.L63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 office:value-type="string" calcext:value-type="string">
            <text:p>Yes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3]=&quot;Five&quot;);[.AC63]=&quot;Yes&quot;;[.W63]=&quot;Yes&quot;;OR([.T63]=&quot;Email&quot;;[.T63]=&quot;Yes&quot;);[.O63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" calcext:value-type="float">
            <text:p>$5.00</text:p>
          </table:table-cell>
          <table:table-cell table:style-name="ce235" table:formula="of:=[.BC63]/[.AT63]" office:value-type="float" office:value="5" calcext:value-type="float">
            <text:p>$5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Hotspot Shield</text:p>
          </table:table-cell>
          <table:table-cell table:style-name="ce18" table:formula="of:=IF(OR([.M64]=&quot;Five&quot;);3;0)+IF(OR([.M64]=&quot;Not Disclosed&quot;);1.5;0)+IF(OR([.M64]=&quot;Nine&quot;;[.M64]=&quot;Fourteen&quot;;[.M64]=&quot;See Note&quot;;[.M64]=&quot;Cooperative&quot;);1;0)+IF(OR([.N64]=&quot;Yes&quot;);2;0)+IF(OR([.N64]=&quot;Not Disclosed&quot;);1.5;0)+IF(OR([.N64]=&quot;Owned&quot;);1;0)" office:value-type="float" office:value="5" calcext:value-type="float">
            <text:p>5</text:p>
          </table:table-cell>
          <table:table-cell table:style-name="ce26" table:formula="of:=COUNTIF([.P64:.S64];&quot;Yes&quot;)+(0.5*COUNTIF([.P64:.S64];&quot;&quot;))+(0.5*COUNTIF([.P64:.S64];&quot;See Note&quot;))+(3*COUNTIF([.O64];&quot;Yes&quot;))" office:value-type="float" office:value="1.5" calcext:value-type="float">
            <text:p>1.5</text:p>
          </table:table-cell>
          <table:table-cell table:style-name="ce31" table:formula="of:=(3*COUNTIF([.T64];&quot;No&quot;))+COUNTIF([.W64:.X64];&quot;No&quot;)" office:value-type="float" office:value="4" calcext:value-type="float">
            <text:p>4</text:p>
          </table:table-cell>
          <table:table-cell table:style-name="ce35" table:formula="of:=COUNTIF([.AA64];&quot;No&quot;)+COUNTIF([.AB64];&quot;No&quot;)+(0.5*COUNTIF([.AB64];&quot;See Note&quot;))+(3*COUNTIF([.AC64];&quot;No&quot;))+COUNTIF([.AL64];&quot;Yes&quot;)+(0.5*COUNTIF([.AL64];&quot;Some&quot;))+COUNTIF([.AM64];&quot;Yes&quot;)+(0.5*COUNTIF([.AM64];&quot;Some&quot;))" office:value-type="float" office:value="5" calcext:value-type="float">
            <text:p>5</text:p>
          </table:table-cell>
          <table:table-cell table:style-name="ce39" table:formula="of:=(IF(OR([.AP64]=&quot;MPPE-128&quot;;[.AP64]=&quot;Blowfish-64&quot;);1;(IF(OR([.AP64]=&quot;See Note&quot;;[.AP64]=&quot;Blowfish-128&quot;);0.5;IF(OR([.AP64]=&quot;AES-128&quot;;[.AP64]=&quot;AES-160&quot;;[.AP64]=&quot;AES-192&quot;;[.AP64]=&quot;AES-256&quot;);0;0)))+(IF(OR([.AQ64]=&quot;MPPE-128&quot;;[.AQ64]=&quot;Blowfish-64&quot;);2;(IF(OR([.AQ64]=&quot;See Note&quot;;[.AQ64]=&quot;Blowfish-128&quot;;[.AQ64]=&quot;&quot;);1;IF(OR([.AQ64]=&quot;AES-128&quot;;[.AQ64]=&quot;AES-160&quot;;[.AQ64]=&quot;AES-192&quot;;[.AQ64]=&quot;AES-256&quot;);0;0)))))))+IF(OR([.AR64]=&quot;MS-CHAPv2&quot;;[.AR64]=&quot;RSA-RC4&quot;;[.AR64]=&quot;RSA-1024&quot;);1;IF(OR([.AR64]=&quot;See Note&quot;;[.AR64]=&quot;&quot;);0.5;IF(OR([.AR64]=&quot;RSA-4096&quot;;[.AR64]=&quot;RSA-2048&quot;;[.AR64]=&quot;DH-2048&quot;;[.AR64]=&quot;CA-4096&quot;);0;0)))+IF(OR([.AS64]=&quot;MS-CHAPv2&quot;;[.AS64]=&quot;RSA-RC4&quot;;[.AS64]=&quot;RSA-1024&quot;);2;IF(OR([.AS64]=&quot;See Note&quot;;[.AS64]=&quot;&quot;);1;IF(OR([.AS64]=&quot;RSA-4096&quot;;[.AS64]=&quot;RSA-2048&quot;;[.AS64]=&quot;DH-2048&quot;);0;0)))" office:value-type="float" office:value="2.5" calcext:value-type="float">
            <text:p>2.5</text:p>
          </table:table-cell>
          <table:table-cell table:style-name="ce43" table:formula="of:=IF([.AT64]&lt;3;2;0)+IF([.AU64]&lt;10;1;IF([.AU64]=&quot;&quot;;1;0))+IF([.AV64]&lt;3;2;IF([.AV64]&lt;10;1;IF([.AV64]=&quot;&quot;;1;0)))" office:value-type="float" office:value="3" calcext:value-type="float">
            <text:p>3</text:p>
          </table:table-cell>
          <table:table-cell table:style-name="ce48" table:formula="of:=IF([.AX64]=0;0;IF([.AX64]&lt;5;1;IF([.AX64]&lt;10;2;3)))+IF([.AY64]=0;0;IF([.AY64]&lt;3;1;IF([.AY64]&lt;10;2;3)))+IF([.AZ64]=0;0;IF([.AZ64]&lt;5;1;IF([.AZ64]&lt;10;2;3)))+IF([.BA64]=&quot;A&quot;;0;IF([.BA64]=&quot;A+&quot;;0;IF([.BA64]=&quot;B&quot;;1;5)))+IF([.BB64]=&quot;Self&quot;;0;IF([.BB64]=&quot;CloudFlare&quot;;2;IF([.BB64]=&quot;Incapsula&quot;;2;3)))" office:value-type="float" office:value="7" calcext:value-type="float">
            <text:p>7</text:p>
          </table:table-cell>
          <table:table-cell table:style-name="ce52" table:formula="of:=IF([.BC64]&lt;PricePercentile33;0;IF([.BC64]&lt;PricePercentile66;1;2))+IF([.BD64]&lt;ConPricePercentile33;0;IF([.BD64]&lt;ConPricePercentile66;1;2))+IF([.BE64]=&quot;Free&quot;;0;IF([.BE64]=&quot;Yes&quot;;0;1))+IF([.BF64]=&quot;Free&quot;;0;IF([.BF64]&gt;29;0;IF([.BF64]&gt;13;1;IF([.BF64]&gt;6;2;3))))" office:value-type="float" office:value="0" calcext:value-type="float">
            <text:p>0</text:p>
          </table:table-cell>
          <table:table-cell table:style-name="ce58" table:formula="of:=IF([.BG64]=&quot;Yes&quot;;1;0)+IF([.BH64]=&quot;Yes&quot;;1;0)+IF([.BI64]=&quot;Yes&quot;;1;0)+IF([.BJ64]=&quot;No&quot;;1;IF([.BJ64]=&quot;&quot;;0;IF([.BJ64]=&quot;Some&quot;;0.5;0)))+IF([.BK64]=&quot;No&quot;;1;IF([.BK64]=&quot;&quot;;0;IF([.BK64]=&quot;Some&quot;;0.5;0)))+IF([.BL64]=&quot;No&quot;;1;IF([.BL64]=&quot;&quot;;0;IF([.BL64]=&quot;Some&quot;;0.5;0)))+IF([.BM64]=&quot;&quot;;0;1)+IF([.BN64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office:value-type="string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4]=&quot;Five&quot;);[.AC64]=&quot;Yes&quot;;[.W64]=&quot;Yes&quot;;OR([.T64]=&quot;Email&quot;;[.T64]=&quot;Yes&quot;);[.O6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5" calcext:value-type="float">
            <text:p>$2.50</text:p>
          </table:table-cell>
          <table:table-cell table:style-name="ce235" table:formula="of:=[.BC64]/[.AT64]" office:value-type="float" office:value="0.5" calcext:value-type="float">
            <text:p>$0.5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HotVPN</text:p>
          </table:table-cell>
          <table:table-cell table:style-name="ce18" table:formula="of:=IF(OR([.M65]=&quot;Five&quot;);3;0)+IF(OR([.M65]=&quot;Not Disclosed&quot;);1.5;0)+IF(OR([.M65]=&quot;Nine&quot;;[.M65]=&quot;Fourteen&quot;;[.M65]=&quot;See Note&quot;;[.M65]=&quot;Cooperative&quot;);1;0)+IF(OR([.N65]=&quot;Yes&quot;);2;0)+IF(OR([.N65]=&quot;Not Disclosed&quot;);1.5;0)+IF(OR([.N65]=&quot;Owned&quot;);1;0)" office:value-type="float" office:value="3" calcext:value-type="float">
            <text:p>3</text:p>
          </table:table-cell>
          <table:table-cell table:style-name="ce26" table:formula="of:=COUNTIF([.P65:.S65];&quot;Yes&quot;)+(0.5*COUNTIF([.P65:.S65];&quot;&quot;))+(0.5*COUNTIF([.P65:.S65];&quot;See Note&quot;))+(3*COUNTIF([.O65];&quot;Yes&quot;))" office:value-type="float" office:value="2" calcext:value-type="float">
            <text:p>2</text:p>
          </table:table-cell>
          <table:table-cell table:style-name="ce31" table:formula="of:=(3*COUNTIF([.T65];&quot;No&quot;))+COUNTIF([.W65:.X65];&quot;No&quot;)" office:value-type="float" office:value="1" calcext:value-type="float">
            <text:p>1</text:p>
          </table:table-cell>
          <table:table-cell table:style-name="ce35" table:formula="of:=COUNTIF([.AA65];&quot;No&quot;)+COUNTIF([.AB65];&quot;No&quot;)+(0.5*COUNTIF([.AB65];&quot;See Note&quot;))+(3*COUNTIF([.AC65];&quot;No&quot;))+COUNTIF([.AL65];&quot;Yes&quot;)+(0.5*COUNTIF([.AL65];&quot;Some&quot;))+COUNTIF([.AM65];&quot;Yes&quot;)+(0.5*COUNTIF([.AM65];&quot;Some&quot;))" office:value-type="float" office:value="2" calcext:value-type="float">
            <text:p>2</text:p>
          </table:table-cell>
          <table:table-cell table:style-name="ce39" table:formula="of:=(IF(OR([.AP65]=&quot;MPPE-128&quot;;[.AP65]=&quot;Blowfish-64&quot;);1;(IF(OR([.AP65]=&quot;See Note&quot;;[.AP65]=&quot;Blowfish-128&quot;);0.5;IF(OR([.AP65]=&quot;AES-128&quot;;[.AP65]=&quot;AES-160&quot;;[.AP65]=&quot;AES-192&quot;;[.AP65]=&quot;AES-256&quot;);0;0)))+(IF(OR([.AQ65]=&quot;MPPE-128&quot;;[.AQ65]=&quot;Blowfish-64&quot;);2;(IF(OR([.AQ65]=&quot;See Note&quot;;[.AQ65]=&quot;Blowfish-128&quot;;[.AQ65]=&quot;&quot;);1;IF(OR([.AQ65]=&quot;AES-128&quot;;[.AQ65]=&quot;AES-160&quot;;[.AQ65]=&quot;AES-192&quot;;[.AQ65]=&quot;AES-256&quot;);0;0)))))))+IF(OR([.AR65]=&quot;MS-CHAPv2&quot;;[.AR65]=&quot;RSA-RC4&quot;;[.AR65]=&quot;RSA-1024&quot;);1;IF(OR([.AR65]=&quot;See Note&quot;;[.AR65]=&quot;&quot;);0.5;IF(OR([.AR65]=&quot;RSA-4096&quot;;[.AR65]=&quot;RSA-2048&quot;;[.AR65]=&quot;DH-2048&quot;;[.AR65]=&quot;CA-4096&quot;);0;0)))+IF(OR([.AS65]=&quot;MS-CHAPv2&quot;;[.AS65]=&quot;RSA-RC4&quot;;[.AS65]=&quot;RSA-1024&quot;);2;IF(OR([.AS65]=&quot;See Note&quot;;[.AS65]=&quot;&quot;);1;IF(OR([.AS65]=&quot;RSA-4096&quot;;[.AS65]=&quot;RSA-2048&quot;;[.AS65]=&quot;DH-2048&quot;);0;0)))" office:value-type="float" office:value="2.5" calcext:value-type="float">
            <text:p>2.5</text:p>
          </table:table-cell>
          <table:table-cell table:style-name="ce43" table:formula="of:=IF([.AT65]&lt;3;2;0)+IF([.AU65]&lt;10;1;IF([.AU65]=&quot;&quot;;1;0))+IF([.AV65]&lt;3;2;IF([.AV65]&lt;10;1;IF([.AV65]=&quot;&quot;;1;0)))" office:value-type="float" office:value="5" calcext:value-type="float">
            <text:p>5</text:p>
          </table:table-cell>
          <table:table-cell table:style-name="ce48" table:formula="of:=IF([.AX65]=0;0;IF([.AX65]&lt;5;1;IF([.AX65]&lt;10;2;3)))+IF([.AY65]=0;0;IF([.AY65]&lt;3;1;IF([.AY65]&lt;10;2;3)))+IF([.AZ65]=0;0;IF([.AZ65]&lt;5;1;IF([.AZ65]&lt;10;2;3)))+IF([.BA65]=&quot;A&quot;;0;IF([.BA65]=&quot;A+&quot;;0;IF([.BA65]=&quot;B&quot;;1;5)))+IF([.BB65]=&quot;Self&quot;;0;IF([.BB65]=&quot;CloudFlare&quot;;2;IF([.BB65]=&quot;Incapsula&quot;;2;3)))" office:value-type="float" office:value="15" calcext:value-type="float">
            <text:p>15</text:p>
          </table:table-cell>
          <table:table-cell table:style-name="ce52" table:formula="of:=IF([.BC65]&lt;PricePercentile33;0;IF([.BC65]&lt;PricePercentile66;1;2))+IF([.BD65]&lt;ConPricePercentile33;0;IF([.BD65]&lt;ConPricePercentile66;1;2))+IF([.BE65]=&quot;Free&quot;;0;IF([.BE65]=&quot;Yes&quot;;0;1))+IF([.BF65]=&quot;Free&quot;;0;IF([.BF65]&gt;29;0;IF([.BF65]&gt;13;1;IF([.BF65]&gt;6;2;3))))" office:value-type="float" office:value="6" calcext:value-type="float">
            <text:p>6</text:p>
          </table:table-cell>
          <table:table-cell table:style-name="ce58" table:formula="of:=IF([.BG65]=&quot;Yes&quot;;1;0)+IF([.BH65]=&quot;Yes&quot;;1;0)+IF([.BI65]=&quot;Yes&quot;;1;0)+IF([.BJ65]=&quot;No&quot;;1;IF([.BJ65]=&quot;&quot;;0;IF([.BJ65]=&quot;Some&quot;;0.5;0)))+IF([.BK65]=&quot;No&quot;;1;IF([.BK65]=&quot;&quot;;0;IF([.BK65]=&quot;Some&quot;;0.5;0)))+IF([.BL65]=&quot;No&quot;;1;IF([.BL65]=&quot;&quot;;0;IF([.BL65]=&quot;Some&quot;;0.5;0)))+IF([.BM65]=&quot;&quot;;0;1)+IF([.BN65]=&quot;&quot;;0;1)" office:value-type="float" office:value="5" calcext:value-type="float">
            <text:p>5</text:p>
          </table:table-cell>
          <table:table-cell table:style-name="ce21"/>
          <table:table-cell table:style-name="ce69"/>
          <table:table-cell table:style-name="ce75" table:formula="of:=IF(OR([.L65]=&quot;USA&quot;;[.L65]=&quot;UK&quot;;[.L65]=&quot;Canada&quot;;[.L65]=&quot;Australia&quot;;[.L65]=&quot;New Zealand&quot;);&quot;Five&quot;;(IF(OR([.L65]=&quot;Denmark&quot;;[.L65]=&quot;France&quot;;[.L65]=&quot;Netherlands&quot;;[.L65]=&quot;Norway&quot;);&quot;Nine&quot;;IF(OR([.L65]=&quot;Belgium&quot;;[.L65]=&quot;Germany&quot;;[.L65]=&quot;Italy&quot;;[.L65]=&quot;Spain&quot;;[.L65]=&quot;Sweden&quot;);&quot;Fourteen&quot;;IF([.L65]=&quot;&quot;;&quot;Not Disclosed&quot;;IF(OR([.L65]=&quot;British Virgin Islands&quot;;[.L65]=&quot;Gibraltar&quot;;[.L65]=&quot;British Indian Ocean&quot;;[.L65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5]=&quot;Five&quot;);[.AC65]=&quot;Yes&quot;;[.W65]=&quot;Yes&quot;;OR([.T65]=&quot;Email&quot;;[.T65]=&quot;Yes&quot;);[.O6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6" calcext:value-type="float">
            <text:p>6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8.5" calcext:value-type="float">
            <text:p>$8.50</text:p>
          </table:table-cell>
          <table:table-cell table:style-name="ce235" table:formula="of:=[.BC65]/[.AT65]" office:value-type="float" office:value="8.5" calcext:value-type="float">
            <text:p>$8.5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BVPN</text:p>
          </table:table-cell>
          <table:table-cell table:style-name="ce18" table:formula="of:=IF(OR([.M66]=&quot;Five&quot;);3;0)+IF(OR([.M66]=&quot;Not Disclosed&quot;);1.5;0)+IF(OR([.M66]=&quot;Nine&quot;;[.M66]=&quot;Fourteen&quot;;[.M66]=&quot;See Note&quot;;[.M66]=&quot;Cooperative&quot;);1;0)+IF(OR([.N66]=&quot;Yes&quot;);2;0)+IF(OR([.N66]=&quot;Not Disclosed&quot;);1.5;0)+IF(OR([.N66]=&quot;Owned&quot;);1;0)" office:value-type="float" office:value="0" calcext:value-type="float">
            <text:p>0</text:p>
          </table:table-cell>
          <table:table-cell table:style-name="ce26" table:formula="of:=COUNTIF([.P66:.S66];&quot;Yes&quot;)+(0.5*COUNTIF([.P66:.S66];&quot;&quot;))+(0.5*COUNTIF([.P66:.S66];&quot;See Note&quot;))+(3*COUNTIF([.O66];&quot;Yes&quot;))" office:value-type="float" office:value="2" calcext:value-type="float">
            <text:p>2</text:p>
          </table:table-cell>
          <table:table-cell table:style-name="ce31" table:formula="of:=(3*COUNTIF([.T66];&quot;No&quot;))+COUNTIF([.W66:.X66];&quot;No&quot;)" office:value-type="float" office:value="4" calcext:value-type="float">
            <text:p>4</text:p>
          </table:table-cell>
          <table:table-cell table:style-name="ce35" table:formula="of:=COUNTIF([.AA66];&quot;No&quot;)+COUNTIF([.AB66];&quot;No&quot;)+(0.5*COUNTIF([.AB66];&quot;See Note&quot;))+(3*COUNTIF([.AC66];&quot;No&quot;))+COUNTIF([.AL66];&quot;Yes&quot;)+(0.5*COUNTIF([.AL66];&quot;Some&quot;))+COUNTIF([.AM66];&quot;Yes&quot;)+(0.5*COUNTIF([.AM66];&quot;Some&quot;))" office:value-type="float" office:value="1.5" calcext:value-type="float">
            <text:p>1.5</text:p>
          </table:table-cell>
          <table:table-cell table:style-name="ce39" table:formula="of:=(IF(OR([.AP66]=&quot;MPPE-128&quot;;[.AP66]=&quot;Blowfish-64&quot;);1;(IF(OR([.AP66]=&quot;See Note&quot;;[.AP66]=&quot;Blowfish-128&quot;);0.5;IF(OR([.AP66]=&quot;AES-128&quot;;[.AP66]=&quot;AES-160&quot;;[.AP66]=&quot;AES-192&quot;;[.AP66]=&quot;AES-256&quot;);0;0)))+(IF(OR([.AQ66]=&quot;MPPE-128&quot;;[.AQ66]=&quot;Blowfish-64&quot;);2;(IF(OR([.AQ66]=&quot;See Note&quot;;[.AQ66]=&quot;Blowfish-128&quot;;[.AQ66]=&quot;&quot;);1;IF(OR([.AQ66]=&quot;AES-128&quot;;[.AQ66]=&quot;AES-160&quot;;[.AQ66]=&quot;AES-192&quot;;[.AQ66]=&quot;AES-256&quot;);0;0)))))))+IF(OR([.AR66]=&quot;MS-CHAPv2&quot;;[.AR66]=&quot;RSA-RC4&quot;;[.AR66]=&quot;RSA-1024&quot;);1;IF(OR([.AR66]=&quot;See Note&quot;;[.AR66]=&quot;&quot;);0.5;IF(OR([.AR66]=&quot;RSA-4096&quot;;[.AR66]=&quot;RSA-2048&quot;;[.AR66]=&quot;DH-2048&quot;;[.AR66]=&quot;CA-4096&quot;);0;0)))+IF(OR([.AS66]=&quot;MS-CHAPv2&quot;;[.AS66]=&quot;RSA-RC4&quot;;[.AS66]=&quot;RSA-1024&quot;);2;IF(OR([.AS66]=&quot;See Note&quot;;[.AS66]=&quot;&quot;);1;IF(OR([.AS66]=&quot;RSA-4096&quot;;[.AS66]=&quot;RSA-2048&quot;;[.AS66]=&quot;DH-2048&quot;);0;0)))" office:value-type="float" office:value="1.5" calcext:value-type="float">
            <text:p>1.5</text:p>
          </table:table-cell>
          <table:table-cell table:style-name="ce43" table:formula="of:=IF([.AT66]&lt;3;2;0)+IF([.AU66]&lt;10;1;IF([.AU66]=&quot;&quot;;1;0))+IF([.AV66]&lt;3;2;IF([.AV66]&lt;10;1;IF([.AV66]=&quot;&quot;;1;0)))" office:value-type="float" office:value="2" calcext:value-type="float">
            <text:p>2</text:p>
          </table:table-cell>
          <table:table-cell table:style-name="ce48" table:formula="of:=IF([.AX66]=0;0;IF([.AX66]&lt;5;1;IF([.AX66]&lt;10;2;3)))+IF([.AY66]=0;0;IF([.AY66]&lt;3;1;IF([.AY66]&lt;10;2;3)))+IF([.AZ66]=0;0;IF([.AZ66]&lt;5;1;IF([.AZ66]&lt;10;2;3)))+IF([.BA66]=&quot;A&quot;;0;IF([.BA66]=&quot;A+&quot;;0;IF([.BA66]=&quot;B&quot;;1;5)))+IF([.BB66]=&quot;Self&quot;;0;IF([.BB66]=&quot;CloudFlare&quot;;2;IF([.BB66]=&quot;Incapsula&quot;;2;3)))" office:value-type="float" office:value="8" calcext:value-type="float">
            <text:p>8</text:p>
          </table:table-cell>
          <table:table-cell table:style-name="ce52" table:formula="of:=IF([.BC66]&lt;PricePercentile33;0;IF([.BC66]&lt;PricePercentile66;1;2))+IF([.BD66]&lt;ConPricePercentile33;0;IF([.BD66]&lt;ConPricePercentile66;1;2))+IF([.BE66]=&quot;Free&quot;;0;IF([.BE66]=&quot;Yes&quot;;0;1))+IF([.BF66]=&quot;Free&quot;;0;IF([.BF66]&gt;29;0;IF([.BF66]&gt;13;1;IF([.BF66]&gt;6;2;3))))" office:value-type="float" office:value="3" calcext:value-type="float">
            <text:p>3</text:p>
          </table:table-cell>
          <table:table-cell table:style-name="ce58" table:formula="of:=IF([.BG66]=&quot;Yes&quot;;1;0)+IF([.BH66]=&quot;Yes&quot;;1;0)+IF([.BI66]=&quot;Yes&quot;;1;0)+IF([.BJ66]=&quot;No&quot;;1;IF([.BJ66]=&quot;&quot;;0;IF([.BJ66]=&quot;Some&quot;;0.5;0)))+IF([.BK66]=&quot;No&quot;;1;IF([.BK66]=&quot;&quot;;0;IF([.BK66]=&quot;Some&quot;;0.5;0)))+IF([.BL66]=&quot;No&quot;;1;IF([.BL66]=&quot;&quot;;0;IF([.BL66]=&quot;Some&quot;;0.5;0)))+IF([.BM66]=&quot;&quot;;0;1)+IF([.BN66]=&quot;&quot;;0;1)" office:value-type="float" office:value="5.5" calcext:value-type="float">
            <text:p>5.5</text:p>
          </table:table-cell>
          <table:table-cell table:style-name="ce21"/>
          <table:table-cell table:style-name="ce69" office:value-type="string" calcext:value-type="string">
            <text:p>Romania</text:p>
          </table:table-cell>
          <table:table-cell table:style-name="ce75" table:formula="of:=IF(OR([.L66]=&quot;USA&quot;;[.L66]=&quot;UK&quot;;[.L66]=&quot;Canada&quot;;[.L66]=&quot;Australia&quot;;[.L66]=&quot;New Zealand&quot;);&quot;Five&quot;;(IF(OR([.L66]=&quot;Denmark&quot;;[.L66]=&quot;France&quot;;[.L66]=&quot;Netherlands&quot;;[.L66]=&quot;Norway&quot;);&quot;Nine&quot;;IF(OR([.L66]=&quot;Belgium&quot;;[.L66]=&quot;Germany&quot;;[.L66]=&quot;Italy&quot;;[.L66]=&quot;Spain&quot;;[.L66]=&quot;Sweden&quot;);&quot;Fourteen&quot;;IF([.L66]=&quot;&quot;;&quot;Not Disclosed&quot;;IF(OR([.L66]=&quot;British Virgin Islands&quot;;[.L66]=&quot;Gibraltar&quot;;[.L66]=&quot;British Indian Ocean&quot;;[.L66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6]=&quot;Five&quot;);[.AC66]=&quot;Yes&quot;;[.W66]=&quot;Yes&quot;;OR([.T66]=&quot;Email&quot;;[.T66]=&quot;Yes&quot;);[.O66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See Note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Some</text:p>
          </table:table-cell>
          <table:table-cell table:style-name="ce161" office:value-type="float" office:value="57.89" calcext:value-type="float">
            <text:p>57.89</text:p>
          </table:table-cell>
          <table:table-cell table:style-name="ce166" office:value-type="float" office:value="8.55" calcext:value-type="float">
            <text:p>8.55</text:p>
          </table:table-cell>
          <table:table-cell table:number-columns-repeated="2" table:style-name="ce171" office:value-type="string" calcext:value-type="string">
            <text:p>Blowfish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43" calcext:value-type="float">
            <text:p>43</text:p>
          </table:table-cell>
          <table:table-cell table:style-name="ce192" office:value-type="float" office:value="95" calcext:value-type="float">
            <text:p>95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5" calcext:value-type="float">
            <text:p>15</text:p>
          </table:table-cell>
          <table:table-cell table:style-name="ce208" office:value-type="float" office:value="9" calcext:value-type="float">
            <text:p>9</text:p>
          </table:table-cell>
          <table:table-cell table:style-name="ce213" office:value-type="float" office:value="27" calcext:value-type="float">
            <text:p>27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08" calcext:value-type="float">
            <text:p>$4.08</text:p>
          </table:table-cell>
          <table:table-cell table:style-name="ce235" table:formula="of:=[.BC66]/[.AT66]" office:value-type="float" office:value="4.08" calcext:value-type="float">
            <text:p>$4.08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5" calcext:value-type="float">
            <text:p>15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dentity Cloaker</text:p>
          </table:table-cell>
          <table:table-cell table:style-name="ce18" table:formula="of:=IF(OR([.M67]=&quot;Five&quot;);3;0)+IF(OR([.M67]=&quot;Not Disclosed&quot;);1.5;0)+IF(OR([.M67]=&quot;Nine&quot;;[.M67]=&quot;Fourteen&quot;;[.M67]=&quot;See Note&quot;;[.M67]=&quot;Cooperative&quot;);1;0)+IF(OR([.N67]=&quot;Yes&quot;);2;0)+IF(OR([.N67]=&quot;Not Disclosed&quot;);1.5;0)+IF(OR([.N67]=&quot;Owned&quot;);1;0)" office:value-type="float" office:value="1" calcext:value-type="float">
            <text:p>1</text:p>
          </table:table-cell>
          <table:table-cell table:style-name="ce26" table:formula="of:=COUNTIF([.P67:.S67];&quot;Yes&quot;)+(0.5*COUNTIF([.P67:.S67];&quot;&quot;))+(0.5*COUNTIF([.P67:.S67];&quot;See Note&quot;))+(3*COUNTIF([.O67];&quot;Yes&quot;))" office:value-type="float" office:value="2.5" calcext:value-type="float">
            <text:p>2.5</text:p>
          </table:table-cell>
          <table:table-cell table:style-name="ce31" table:formula="of:=(3*COUNTIF([.T67];&quot;No&quot;))+COUNTIF([.W67:.X67];&quot;No&quot;)" office:value-type="float" office:value="5" calcext:value-type="float">
            <text:p>5</text:p>
          </table:table-cell>
          <table:table-cell table:style-name="ce35" table:formula="of:=COUNTIF([.AA67];&quot;No&quot;)+COUNTIF([.AB67];&quot;No&quot;)+(0.5*COUNTIF([.AB67];&quot;See Note&quot;))+(3*COUNTIF([.AC67];&quot;No&quot;))+COUNTIF([.AL67];&quot;Yes&quot;)+(0.5*COUNTIF([.AL67];&quot;Some&quot;))+COUNTIF([.AM67];&quot;Yes&quot;)+(0.5*COUNTIF([.AM67];&quot;Some&quot;))" office:value-type="float" office:value="2" calcext:value-type="float">
            <text:p>2</text:p>
          </table:table-cell>
          <table:table-cell table:style-name="ce39" table:formula="of:=(IF(OR([.AP67]=&quot;MPPE-128&quot;;[.AP67]=&quot;Blowfish-64&quot;);1;(IF(OR([.AP67]=&quot;See Note&quot;;[.AP67]=&quot;Blowfish-128&quot;);0.5;IF(OR([.AP67]=&quot;AES-128&quot;;[.AP67]=&quot;AES-160&quot;;[.AP67]=&quot;AES-192&quot;;[.AP67]=&quot;AES-256&quot;);0;0)))+(IF(OR([.AQ67]=&quot;MPPE-128&quot;;[.AQ67]=&quot;Blowfish-64&quot;);2;(IF(OR([.AQ67]=&quot;See Note&quot;;[.AQ67]=&quot;Blowfish-128&quot;;[.AQ67]=&quot;&quot;);1;IF(OR([.AQ67]=&quot;AES-128&quot;;[.AQ67]=&quot;AES-160&quot;;[.AQ67]=&quot;AES-192&quot;;[.AQ67]=&quot;AES-256&quot;);0;0)))))))+IF(OR([.AR67]=&quot;MS-CHAPv2&quot;;[.AR67]=&quot;RSA-RC4&quot;;[.AR67]=&quot;RSA-1024&quot;);1;IF(OR([.AR67]=&quot;See Note&quot;;[.AR67]=&quot;&quot;);0.5;IF(OR([.AR67]=&quot;RSA-4096&quot;;[.AR67]=&quot;RSA-2048&quot;;[.AR67]=&quot;DH-2048&quot;;[.AR67]=&quot;CA-4096&quot;);0;0)))+IF(OR([.AS67]=&quot;MS-CHAPv2&quot;;[.AS67]=&quot;RSA-RC4&quot;;[.AS67]=&quot;RSA-1024&quot;);2;IF(OR([.AS67]=&quot;See Note&quot;;[.AS67]=&quot;&quot;);1;IF(OR([.AS67]=&quot;RSA-4096&quot;;[.AS67]=&quot;RSA-2048&quot;;[.AS67]=&quot;DH-2048&quot;);0;0)))" office:value-type="float" office:value="1.5" calcext:value-type="float">
            <text:p>1.5</text:p>
          </table:table-cell>
          <table:table-cell table:style-name="ce43" table:formula="of:=IF([.AT67]&lt;3;2;0)+IF([.AU67]&lt;10;1;IF([.AU67]=&quot;&quot;;1;0))+IF([.AV67]&lt;3;2;IF([.AV67]&lt;10;1;IF([.AV67]=&quot;&quot;;1;0)))" office:value-type="float" office:value="2" calcext:value-type="float">
            <text:p>2</text:p>
          </table:table-cell>
          <table:table-cell table:style-name="ce48" table:formula="of:=IF([.AX67]=0;0;IF([.AX67]&lt;5;1;IF([.AX67]&lt;10;2;3)))+IF([.AY67]=0;0;IF([.AY67]&lt;3;1;IF([.AY67]&lt;10;2;3)))+IF([.AZ67]=0;0;IF([.AZ67]&lt;5;1;IF([.AZ67]&lt;10;2;3)))+IF([.BA67]=&quot;A&quot;;0;IF([.BA67]=&quot;A+&quot;;0;IF([.BA67]=&quot;B&quot;;1;5)))+IF([.BB67]=&quot;Self&quot;;0;IF([.BB67]=&quot;CloudFlare&quot;;2;IF([.BB67]=&quot;Incapsula&quot;;2;3)))" office:value-type="float" office:value="12" calcext:value-type="float">
            <text:p>12</text:p>
          </table:table-cell>
          <table:table-cell table:style-name="ce52" table:formula="of:=IF([.BC67]&lt;PricePercentile33;0;IF([.BC67]&lt;PricePercentile66;1;2))+IF([.BD67]&lt;ConPricePercentile33;0;IF([.BD67]&lt;ConPricePercentile66;1;2))+IF([.BE67]=&quot;Free&quot;;0;IF([.BE67]=&quot;Yes&quot;;0;1))+IF([.BF67]=&quot;Free&quot;;0;IF([.BF67]&gt;29;0;IF([.BF67]&gt;13;1;IF([.BF67]&gt;6;2;3))))" office:value-type="float" office:value="5" calcext:value-type="float">
            <text:p>5</text:p>
          </table:table-cell>
          <table:table-cell table:style-name="ce58" table:formula="of:=IF([.BG67]=&quot;Yes&quot;;1;0)+IF([.BH67]=&quot;Yes&quot;;1;0)+IF([.BI67]=&quot;Yes&quot;;1;0)+IF([.BJ67]=&quot;No&quot;;1;IF([.BJ67]=&quot;&quot;;0;IF([.BJ67]=&quot;Some&quot;;0.5;0)))+IF([.BK67]=&quot;No&quot;;1;IF([.BK67]=&quot;&quot;;0;IF([.BK67]=&quot;Some&quot;;0.5;0)))+IF([.BL67]=&quot;No&quot;;1;IF([.BL67]=&quot;&quot;;0;IF([.BL67]=&quot;Some&quot;;0.5;0)))+IF([.BM67]=&quot;&quot;;0;1)+IF([.BN67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Czech Republic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7]=&quot;Five&quot;);[.AC67]=&quot;Yes&quot;;[.W67]=&quot;Yes&quot;;OR([.T67]=&quot;Email&quot;;[.T67]=&quot;Yes&quot;);[.O6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2" calcext:value-type="float">
            <text:p>12</text:p>
          </table:table-cell>
          <table:table-cell table:style-name="ce192" office:value-type="float" office:value="31" calcext:value-type="float">
            <text:p>31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7.17" calcext:value-type="float">
            <text:p>$7.17</text:p>
          </table:table-cell>
          <table:table-cell table:style-name="ce235" table:formula="of:=[.BC67]/[.AT67]" office:value-type="float" office:value="7.17" calcext:value-type="float">
            <text:p>$7.1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4" calcext:value-type="float">
            <text:p>14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ncognitoVPN</text:p>
          </table:table-cell>
          <table:table-cell table:style-name="ce18" table:formula="of:=IF(OR([.M68]=&quot;Five&quot;);3;0)+IF(OR([.M68]=&quot;Not Disclosed&quot;);1.5;0)+IF(OR([.M68]=&quot;Nine&quot;;[.M68]=&quot;Fourteen&quot;;[.M68]=&quot;See Note&quot;;[.M68]=&quot;Cooperative&quot;);1;0)+IF(OR([.N68]=&quot;Yes&quot;);2;0)+IF(OR([.N68]=&quot;Not Disclosed&quot;);1.5;0)+IF(OR([.N68]=&quot;Owned&quot;);1;0)" office:value-type="float" office:value="5" calcext:value-type="float">
            <text:p>5</text:p>
          </table:table-cell>
          <table:table-cell table:style-name="ce26" table:formula="of:=COUNTIF([.P68:.S68];&quot;Yes&quot;)+(0.5*COUNTIF([.P68:.S68];&quot;&quot;))+(0.5*COUNTIF([.P68:.S68];&quot;See Note&quot;))+(3*COUNTIF([.O68];&quot;Yes&quot;))" office:value-type="float" office:value="2.5" calcext:value-type="float">
            <text:p>2.5</text:p>
          </table:table-cell>
          <table:table-cell table:style-name="ce31" table:formula="of:=(3*COUNTIF([.T68];&quot;No&quot;))+COUNTIF([.W68:.X68];&quot;No&quot;)" office:value-type="float" office:value="5" calcext:value-type="float">
            <text:p>5</text:p>
          </table:table-cell>
          <table:table-cell table:style-name="ce35" table:formula="of:=COUNTIF([.AA68];&quot;No&quot;)+COUNTIF([.AB68];&quot;No&quot;)+(0.5*COUNTIF([.AB68];&quot;See Note&quot;))+(3*COUNTIF([.AC68];&quot;No&quot;))+COUNTIF([.AL68];&quot;Yes&quot;)+(0.5*COUNTIF([.AL68];&quot;Some&quot;))+COUNTIF([.AM68];&quot;Yes&quot;)+(0.5*COUNTIF([.AM68];&quot;Some&quot;))" office:value-type="float" office:value="2" calcext:value-type="float">
            <text:p>2</text:p>
          </table:table-cell>
          <table:table-cell table:style-name="ce39" table:formula="of:=(IF(OR([.AP68]=&quot;MPPE-128&quot;;[.AP68]=&quot;Blowfish-64&quot;);1;(IF(OR([.AP68]=&quot;See Note&quot;;[.AP68]=&quot;Blowfish-128&quot;);0.5;IF(OR([.AP68]=&quot;AES-128&quot;;[.AP68]=&quot;AES-160&quot;;[.AP68]=&quot;AES-192&quot;;[.AP68]=&quot;AES-256&quot;);0;0)))+(IF(OR([.AQ68]=&quot;MPPE-128&quot;;[.AQ68]=&quot;Blowfish-64&quot;);2;(IF(OR([.AQ68]=&quot;See Note&quot;;[.AQ68]=&quot;Blowfish-128&quot;;[.AQ68]=&quot;&quot;);1;IF(OR([.AQ68]=&quot;AES-128&quot;;[.AQ68]=&quot;AES-160&quot;;[.AQ68]=&quot;AES-192&quot;;[.AQ68]=&quot;AES-256&quot;);0;0)))))))+IF(OR([.AR68]=&quot;MS-CHAPv2&quot;;[.AR68]=&quot;RSA-RC4&quot;;[.AR68]=&quot;RSA-1024&quot;);1;IF(OR([.AR68]=&quot;See Note&quot;;[.AR68]=&quot;&quot;);0.5;IF(OR([.AR68]=&quot;RSA-4096&quot;;[.AR68]=&quot;RSA-2048&quot;;[.AR68]=&quot;DH-2048&quot;;[.AR68]=&quot;CA-4096&quot;);0;0)))+IF(OR([.AS68]=&quot;MS-CHAPv2&quot;;[.AS68]=&quot;RSA-RC4&quot;;[.AS68]=&quot;RSA-1024&quot;);2;IF(OR([.AS68]=&quot;See Note&quot;;[.AS68]=&quot;&quot;);1;IF(OR([.AS68]=&quot;RSA-4096&quot;;[.AS68]=&quot;RSA-2048&quot;;[.AS68]=&quot;DH-2048&quot;);0;0)))" office:value-type="float" office:value="2.5" calcext:value-type="float">
            <text:p>2.5</text:p>
          </table:table-cell>
          <table:table-cell table:style-name="ce43" table:formula="of:=IF([.AT68]&lt;3;2;0)+IF([.AU68]&lt;10;1;IF([.AU68]=&quot;&quot;;1;0))+IF([.AV68]&lt;3;2;IF([.AV68]&lt;10;1;IF([.AV68]=&quot;&quot;;1;0)))" office:value-type="float" office:value="0" calcext:value-type="float">
            <text:p>0</text:p>
          </table:table-cell>
          <table:table-cell table:style-name="ce48" table:formula="of:=IF([.AX68]=0;0;IF([.AX68]&lt;5;1;IF([.AX68]&lt;10;2;3)))+IF([.AY68]=0;0;IF([.AY68]&lt;3;1;IF([.AY68]&lt;10;2;3)))+IF([.AZ68]=0;0;IF([.AZ68]&lt;5;1;IF([.AZ68]&lt;10;2;3)))+IF([.BA68]=&quot;A&quot;;0;IF([.BA68]=&quot;A+&quot;;0;IF([.BA68]=&quot;B&quot;;1;5)))+IF([.BB68]=&quot;Self&quot;;0;IF([.BB68]=&quot;CloudFlare&quot;;2;IF([.BB68]=&quot;Incapsula&quot;;2;3)))" office:value-type="float" office:value="2" calcext:value-type="float">
            <text:p>2</text:p>
          </table:table-cell>
          <table:table-cell table:style-name="ce52" table:formula="of:=IF([.BC68]&lt;PricePercentile33;0;IF([.BC68]&lt;PricePercentile66;1;2))+IF([.BD68]&lt;ConPricePercentile33;0;IF([.BD68]&lt;ConPricePercentile66;1;2))+IF([.BE68]=&quot;Free&quot;;0;IF([.BE68]=&quot;Yes&quot;;0;1))+IF([.BF68]=&quot;Free&quot;;0;IF([.BF68]&gt;29;0;IF([.BF68]&gt;13;1;IF([.BF68]&gt;6;2;3))))" office:value-type="float" office:value="8" calcext:value-type="float">
            <text:p>8</text:p>
          </table:table-cell>
          <table:table-cell table:style-name="ce58" table:formula="of:=IF([.BG68]=&quot;Yes&quot;;1;0)+IF([.BH68]=&quot;Yes&quot;;1;0)+IF([.BI68]=&quot;Yes&quot;;1;0)+IF([.BJ68]=&quot;No&quot;;1;IF([.BJ68]=&quot;&quot;;0;IF([.BJ68]=&quot;Some&quot;;0.5;0)))+IF([.BK68]=&quot;No&quot;;1;IF([.BK68]=&quot;&quot;;0;IF([.BK68]=&quot;Some&quot;;0.5;0)))+IF([.BL68]=&quot;No&quot;;1;IF([.BL68]=&quot;&quot;;0;IF([.BL68]=&quot;Some&quot;;0.5;0)))+IF([.BM68]=&quot;&quot;;0;1)+IF([.BN68]=&quot;&quot;;0;1)" office:value-type="float" office:value="6" calcext:value-type="float">
            <text:p>6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68]=&quot;USA&quot;;[.L68]=&quot;UK&quot;;[.L68]=&quot;Canada&quot;;[.L68]=&quot;Australia&quot;;[.L68]=&quot;New Zealand&quot;);&quot;Five&quot;;(IF(OR([.L68]=&quot;Denmark&quot;;[.L68]=&quot;France&quot;;[.L68]=&quot;Netherlands&quot;;[.L68]=&quot;Norway&quot;);&quot;Nine&quot;;IF(OR([.L68]=&quot;Belgium&quot;;[.L68]=&quot;Germany&quot;;[.L68]=&quot;Italy&quot;;[.L68]=&quot;Spain&quot;;[.L68]=&quot;Sweden&quot;);&quot;Fourteen&quot;;IF([.L68]=&quot;&quot;;&quot;Not Disclosed&quot;;IF(OR([.L68]=&quot;British Virgin Islands&quot;;[.L68]=&quot;Gibraltar&quot;;[.L68]=&quot;British Indian Ocean&quot;;[.L68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8]=&quot;Five&quot;);[.AC68]=&quot;Yes&quot;;[.W68]=&quot;Yes&quot;;OR([.T68]=&quot;Email&quot;;[.T68]=&quot;Yes&quot;);[.O6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35" calcext:value-type="float">
            <text:p>35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2.44" calcext:value-type="float">
            <text:p>$12.44</text:p>
          </table:table-cell>
          <table:table-cell table:style-name="ce235" table:formula="of:=[.BC68]/[.AT68]" office:value-type="float" office:value="4.14666666666667" calcext:value-type="float">
            <text:p>$4.1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 office:value-type="string" calcext:value-type="string">
            <text:p>Yes</text:p>
          </table:table-cell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n-Disguise</text:p>
          </table:table-cell>
          <table:table-cell table:style-name="ce18" table:formula="of:=IF(OR([.M69]=&quot;Five&quot;);3;0)+IF(OR([.M69]=&quot;Not Disclosed&quot;);1.5;0)+IF(OR([.M69]=&quot;Nine&quot;;[.M69]=&quot;Fourteen&quot;;[.M69]=&quot;See Note&quot;;[.M69]=&quot;Cooperative&quot;);1;0)+IF(OR([.N69]=&quot;Yes&quot;);2;0)+IF(OR([.N69]=&quot;Not Disclosed&quot;);1.5;0)+IF(OR([.N69]=&quot;Owned&quot;);1;0)" office:value-type="float" office:value="0" calcext:value-type="float">
            <text:p>0</text:p>
          </table:table-cell>
          <table:table-cell table:style-name="ce26" table:formula="of:=COUNTIF([.P69:.S69];&quot;Yes&quot;)+(0.5*COUNTIF([.P69:.S69];&quot;&quot;))+(0.5*COUNTIF([.P69:.S69];&quot;See Note&quot;))+(3*COUNTIF([.O69];&quot;Yes&quot;))" office:value-type="float" office:value="2" calcext:value-type="float">
            <text:p>2</text:p>
          </table:table-cell>
          <table:table-cell table:style-name="ce31" table:formula="of:=(3*COUNTIF([.T69];&quot;No&quot;))+COUNTIF([.W69:.X69];&quot;No&quot;)" office:value-type="float" office:value="1" calcext:value-type="float">
            <text:p>1</text:p>
          </table:table-cell>
          <table:table-cell table:style-name="ce35" table:formula="of:=COUNTIF([.AA69];&quot;No&quot;)+COUNTIF([.AB69];&quot;No&quot;)+(0.5*COUNTIF([.AB69];&quot;See Note&quot;))+(3*COUNTIF([.AC69];&quot;No&quot;))+COUNTIF([.AL69];&quot;Yes&quot;)+(0.5*COUNTIF([.AL69];&quot;Some&quot;))+COUNTIF([.AM69];&quot;Yes&quot;)+(0.5*COUNTIF([.AM69];&quot;Some&quot;))" office:value-type="float" office:value="2.5" calcext:value-type="float">
            <text:p>2.5</text:p>
          </table:table-cell>
          <table:table-cell table:style-name="ce39" table:formula="of:=(IF(OR([.AP69]=&quot;MPPE-128&quot;;[.AP69]=&quot;Blowfish-64&quot;);1;(IF(OR([.AP69]=&quot;See Note&quot;;[.AP69]=&quot;Blowfish-128&quot;);0.5;IF(OR([.AP69]=&quot;AES-128&quot;;[.AP69]=&quot;AES-160&quot;;[.AP69]=&quot;AES-192&quot;;[.AP69]=&quot;AES-256&quot;);0;0)))+(IF(OR([.AQ69]=&quot;MPPE-128&quot;;[.AQ69]=&quot;Blowfish-64&quot;);2;(IF(OR([.AQ69]=&quot;See Note&quot;;[.AQ69]=&quot;Blowfish-128&quot;;[.AQ69]=&quot;&quot;);1;IF(OR([.AQ69]=&quot;AES-128&quot;;[.AQ69]=&quot;AES-160&quot;;[.AQ69]=&quot;AES-192&quot;;[.AQ69]=&quot;AES-256&quot;);0;0)))))))+IF(OR([.AR69]=&quot;MS-CHAPv2&quot;;[.AR69]=&quot;RSA-RC4&quot;;[.AR69]=&quot;RSA-1024&quot;);1;IF(OR([.AR69]=&quot;See Note&quot;;[.AR69]=&quot;&quot;);0.5;IF(OR([.AR69]=&quot;RSA-4096&quot;;[.AR69]=&quot;RSA-2048&quot;;[.AR69]=&quot;DH-2048&quot;;[.AR69]=&quot;CA-4096&quot;);0;0)))+IF(OR([.AS69]=&quot;MS-CHAPv2&quot;;[.AS69]=&quot;RSA-RC4&quot;;[.AS69]=&quot;RSA-1024&quot;);2;IF(OR([.AS69]=&quot;See Note&quot;;[.AS69]=&quot;&quot;);1;IF(OR([.AS69]=&quot;RSA-4096&quot;;[.AS69]=&quot;RSA-2048&quot;;[.AS69]=&quot;DH-2048&quot;);0;0)))" office:value-type="float" office:value="2.5" calcext:value-type="float">
            <text:p>2.5</text:p>
          </table:table-cell>
          <table:table-cell table:style-name="ce43" table:formula="of:=IF([.AT69]&lt;3;2;0)+IF([.AU69]&lt;10;1;IF([.AU69]=&quot;&quot;;1;0))+IF([.AV69]&lt;3;2;IF([.AV69]&lt;10;1;IF([.AV69]=&quot;&quot;;1;0)))" office:value-type="float" office:value="2" calcext:value-type="float">
            <text:p>2</text:p>
          </table:table-cell>
          <table:table-cell table:style-name="ce48" table:formula="of:=IF([.AX69]=0;0;IF([.AX69]&lt;5;1;IF([.AX69]&lt;10;2;3)))+IF([.AY69]=0;0;IF([.AY69]&lt;3;1;IF([.AY69]&lt;10;2;3)))+IF([.AZ69]=0;0;IF([.AZ69]&lt;5;1;IF([.AZ69]&lt;10;2;3)))+IF([.BA69]=&quot;A&quot;;0;IF([.BA69]=&quot;A+&quot;;0;IF([.BA69]=&quot;B&quot;;1;5)))+IF([.BB69]=&quot;Self&quot;;0;IF([.BB69]=&quot;CloudFlare&quot;;2;IF([.BB69]=&quot;Incapsula&quot;;2;3)))" office:value-type="float" office:value="3" calcext:value-type="float">
            <text:p>3</text:p>
          </table:table-cell>
          <table:table-cell table:style-name="ce52" table:formula="of:=IF([.BC69]&lt;PricePercentile33;0;IF([.BC69]&lt;PricePercentile66;1;2))+IF([.BD69]&lt;ConPricePercentile33;0;IF([.BD69]&lt;ConPricePercentile66;1;2))+IF([.BE69]=&quot;Free&quot;;0;IF([.BE69]=&quot;Yes&quot;;0;1))+IF([.BF69]=&quot;Free&quot;;0;IF([.BF69]&gt;29;0;IF([.BF69]&gt;13;1;IF([.BF69]&gt;6;2;3))))" office:value-type="float" office:value="7" calcext:value-type="float">
            <text:p>7</text:p>
          </table:table-cell>
          <table:table-cell table:style-name="ce58" table:formula="of:=IF([.BG69]=&quot;Yes&quot;;1;0)+IF([.BH69]=&quot;Yes&quot;;1;0)+IF([.BI69]=&quot;Yes&quot;;1;0)+IF([.BJ69]=&quot;No&quot;;1;IF([.BJ69]=&quot;&quot;;0;IF([.BJ69]=&quot;Some&quot;;0.5;0)))+IF([.BK69]=&quot;No&quot;;1;IF([.BK69]=&quot;&quot;;0;IF([.BK69]=&quot;Some&quot;;0.5;0)))+IF([.BL69]=&quot;No&quot;;1;IF([.BL69]=&quot;&quot;;0;IF([.BL69]=&quot;Some&quot;;0.5;0)))+IF([.BM69]=&quot;&quot;;0;1)+IF([.BN6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Belize</text:p>
          </table:table-cell>
          <table:table-cell table:style-name="ce75" table:formula="of:=IF(OR([.L69]=&quot;USA&quot;;[.L69]=&quot;UK&quot;;[.L69]=&quot;Canada&quot;;[.L69]=&quot;Australia&quot;;[.L69]=&quot;New Zealand&quot;);&quot;Five&quot;;(IF(OR([.L69]=&quot;Denmark&quot;;[.L69]=&quot;France&quot;;[.L69]=&quot;Netherlands&quot;;[.L69]=&quot;Norway&quot;);&quot;Nine&quot;;IF(OR([.L69]=&quot;Belgium&quot;;[.L69]=&quot;Germany&quot;;[.L69]=&quot;Italy&quot;;[.L69]=&quot;Spain&quot;;[.L69]=&quot;Sweden&quot;);&quot;Fourteen&quot;;IF([.L69]=&quot;&quot;;&quot;Not Disclosed&quot;;IF(OR([.L69]=&quot;British Virgin Islands&quot;;[.L69]=&quot;Gibraltar&quot;;[.L69]=&quot;British Indian Ocean&quot;;[.L69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69]=&quot;Five&quot;);[.AC69]=&quot;Yes&quot;;[.W69]=&quot;Yes&quot;;OR([.T69]=&quot;Email&quot;;[.T69]=&quot;Yes&quot;);[.O6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92" office:value-type="float" office:value="25" calcext:value-type="float">
            <text:p>25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6.86" calcext:value-type="float">
            <text:p>$6.86</text:p>
          </table:table-cell>
          <table:table-cell table:style-name="ce235" table:formula="of:=[.BC69]/[.AT69]" office:value-type="float" office:value="6.86" calcext:value-type="float">
            <text:p>$6.86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Insorg</text:p>
          </table:table-cell>
          <table:table-cell table:style-name="ce18" table:formula="of:=IF(OR([.M70]=&quot;Five&quot;);3;0)+IF(OR([.M70]=&quot;Not Disclosed&quot;);1.5;0)+IF(OR([.M70]=&quot;Nine&quot;;[.M70]=&quot;Fourteen&quot;;[.M70]=&quot;See Note&quot;;[.M70]=&quot;Cooperative&quot;);1;0)+IF(OR([.N70]=&quot;Yes&quot;);2;0)+IF(OR([.N70]=&quot;Not Disclosed&quot;);1.5;0)+IF(OR([.N70]=&quot;Owned&quot;);1;0)" office:value-type="float" office:value="3" calcext:value-type="float">
            <text:p>3</text:p>
          </table:table-cell>
          <table:table-cell table:style-name="ce26" table:formula="of:=COUNTIF([.P70:.S70];&quot;Yes&quot;)+(0.5*COUNTIF([.P70:.S70];&quot;&quot;))+(0.5*COUNTIF([.P70:.S70];&quot;See Note&quot;))+(3*COUNTIF([.O70];&quot;Yes&quot;))" office:value-type="float" office:value="2" calcext:value-type="float">
            <text:p>2</text:p>
          </table:table-cell>
          <table:table-cell table:style-name="ce31" table:formula="of:=(3*COUNTIF([.T70];&quot;No&quot;))+COUNTIF([.W70:.X70];&quot;No&quot;)" office:value-type="float" office:value="1" calcext:value-type="float">
            <text:p>1</text:p>
          </table:table-cell>
          <table:table-cell table:style-name="ce35" table:formula="of:=COUNTIF([.AA70];&quot;No&quot;)+COUNTIF([.AB70];&quot;No&quot;)+(0.5*COUNTIF([.AB70];&quot;See Note&quot;))+(3*COUNTIF([.AC70];&quot;No&quot;))+COUNTIF([.AL70];&quot;Yes&quot;)+(0.5*COUNTIF([.AL70];&quot;Some&quot;))+COUNTIF([.AM70];&quot;Yes&quot;)+(0.5*COUNTIF([.AM70];&quot;Some&quot;))" office:value-type="float" office:value="2" calcext:value-type="float">
            <text:p>2</text:p>
          </table:table-cell>
          <table:table-cell table:style-name="ce39" table:formula="of:=(IF(OR([.AP70]=&quot;MPPE-128&quot;;[.AP70]=&quot;Blowfish-64&quot;);1;(IF(OR([.AP70]=&quot;See Note&quot;;[.AP70]=&quot;Blowfish-128&quot;);0.5;IF(OR([.AP70]=&quot;AES-128&quot;;[.AP70]=&quot;AES-160&quot;;[.AP70]=&quot;AES-192&quot;;[.AP70]=&quot;AES-256&quot;);0;0)))+(IF(OR([.AQ70]=&quot;MPPE-128&quot;;[.AQ70]=&quot;Blowfish-64&quot;);2;(IF(OR([.AQ70]=&quot;See Note&quot;;[.AQ70]=&quot;Blowfish-128&quot;;[.AQ70]=&quot;&quot;);1;IF(OR([.AQ70]=&quot;AES-128&quot;;[.AQ70]=&quot;AES-160&quot;;[.AQ70]=&quot;AES-192&quot;;[.AQ70]=&quot;AES-256&quot;);0;0)))))))+IF(OR([.AR70]=&quot;MS-CHAPv2&quot;;[.AR70]=&quot;RSA-RC4&quot;;[.AR70]=&quot;RSA-1024&quot;);1;IF(OR([.AR70]=&quot;See Note&quot;;[.AR70]=&quot;&quot;);0.5;IF(OR([.AR70]=&quot;RSA-4096&quot;;[.AR70]=&quot;RSA-2048&quot;;[.AR70]=&quot;DH-2048&quot;;[.AR70]=&quot;CA-4096&quot;);0;0)))+IF(OR([.AS70]=&quot;MS-CHAPv2&quot;;[.AS70]=&quot;RSA-RC4&quot;;[.AS70]=&quot;RSA-1024&quot;);2;IF(OR([.AS70]=&quot;See Note&quot;;[.AS70]=&quot;&quot;);1;IF(OR([.AS70]=&quot;RSA-4096&quot;;[.AS70]=&quot;RSA-2048&quot;;[.AS70]=&quot;DH-2048&quot;);0;0)))" office:value-type="float" office:value="2.5" calcext:value-type="float">
            <text:p>2.5</text:p>
          </table:table-cell>
          <table:table-cell table:style-name="ce43" table:formula="of:=IF([.AT70]&lt;3;2;0)+IF([.AU70]&lt;10;1;IF([.AU70]=&quot;&quot;;1;0))+IF([.AV70]&lt;3;2;IF([.AV70]&lt;10;1;IF([.AV70]=&quot;&quot;;1;0)))" office:value-type="float" office:value="2" calcext:value-type="float">
            <text:p>2</text:p>
          </table:table-cell>
          <table:table-cell table:style-name="ce48" table:formula="of:=IF([.AX70]=0;0;IF([.AX70]&lt;5;1;IF([.AX70]&lt;10;2;3)))+IF([.AY70]=0;0;IF([.AY70]&lt;3;1;IF([.AY70]&lt;10;2;3)))+IF([.AZ70]=0;0;IF([.AZ70]&lt;5;1;IF([.AZ70]&lt;10;2;3)))+IF([.BA70]=&quot;A&quot;;0;IF([.BA70]=&quot;A+&quot;;0;IF([.BA70]=&quot;B&quot;;1;5)))+IF([.BB70]=&quot;Self&quot;;0;IF([.BB70]=&quot;CloudFlare&quot;;2;IF([.BB70]=&quot;Incapsula&quot;;2;3)))" office:value-type="float" office:value="13" calcext:value-type="float">
            <text:p>13</text:p>
          </table:table-cell>
          <table:table-cell table:style-name="ce52" table:formula="of:=IF([.BC70]&lt;PricePercentile33;0;IF([.BC70]&lt;PricePercentile66;1;2))+IF([.BD70]&lt;ConPricePercentile33;0;IF([.BD70]&lt;ConPricePercentile66;1;2))+IF([.BE70]=&quot;Free&quot;;0;IF([.BE70]=&quot;Yes&quot;;0;1))+IF([.BF70]=&quot;Free&quot;;0;IF([.BF70]&gt;29;0;IF([.BF70]&gt;13;1;IF([.BF70]&gt;6;2;3))))" office:value-type="float" office:value="8" calcext:value-type="float">
            <text:p>8</text:p>
          </table:table-cell>
          <table:table-cell table:style-name="ce58" table:formula="of:=IF([.BG70]=&quot;Yes&quot;;1;0)+IF([.BH70]=&quot;Yes&quot;;1;0)+IF([.BI70]=&quot;Yes&quot;;1;0)+IF([.BJ70]=&quot;No&quot;;1;IF([.BJ70]=&quot;&quot;;0;IF([.BJ70]=&quot;Some&quot;;0.5;0)))+IF([.BK70]=&quot;No&quot;;1;IF([.BK70]=&quot;&quot;;0;IF([.BK70]=&quot;Some&quot;;0.5;0)))+IF([.BL70]=&quot;No&quot;;1;IF([.BL70]=&quot;&quot;;0;IF([.BL70]=&quot;Some&quot;;0.5;0)))+IF([.BM70]=&quot;&quot;;0;1)+IF([.BN70]=&quot;&quot;;0;1)" office:value-type="float" office:value="3" calcext:value-type="float">
            <text:p>3</text:p>
          </table:table-cell>
          <table:table-cell table:style-name="ce21"/>
          <table:table-cell table:style-name="ce69"/>
          <table:table-cell table:style-name="ce75" table:formula="of:=IF(OR([.L70]=&quot;USA&quot;;[.L70]=&quot;UK&quot;;[.L70]=&quot;Canada&quot;;[.L70]=&quot;Australia&quot;;[.L70]=&quot;New Zealand&quot;);&quot;Five&quot;;(IF(OR([.L70]=&quot;Denmark&quot;;[.L70]=&quot;France&quot;;[.L70]=&quot;Netherlands&quot;;[.L70]=&quot;Norway&quot;);&quot;Nine&quot;;IF(OR([.L70]=&quot;Belgium&quot;;[.L70]=&quot;Germany&quot;;[.L70]=&quot;Italy&quot;;[.L70]=&quot;Spain&quot;;[.L70]=&quot;Sweden&quot;);&quot;Fourteen&quot;;IF([.L70]=&quot;&quot;;&quot;Not Disclosed&quot;;IF(OR([.L70]=&quot;British Virgin Islands&quot;;[.L70]=&quot;Gibraltar&quot;;[.L70]=&quot;British Indian Ocean&quot;;[.L70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0]=&quot;Five&quot;);[.AC70]=&quot;Yes&quot;;[.W70]=&quot;Yes&quot;;OR([.T70]=&quot;Email&quot;;[.T70]=&quot;Yes&quot;);[.O70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7" calcext:value-type="float">
            <text:p>17</text:p>
          </table:table-cell>
          <table:table-cell table:style-name="ce192" office:value-type="float" office:value="17" calcext:value-type="float">
            <text:p>17</text:p>
          </table:table-cell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5" calcext:value-type="float">
            <text:p>5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T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15.84" calcext:value-type="float">
            <text:p>$15.84</text:p>
          </table:table-cell>
          <table:table-cell table:style-name="ce235" table:formula="of:=[.BC70]/[.AT70]" office:value-type="float" office:value="15.84" calcext:value-type="float">
            <text:p>$15.84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integrity.st" xlink:type="simple">Integrity.st</text:a></text:p>
          </table:table-cell>
          <table:table-cell table:style-name="ce18" table:formula="of:=IF(OR([.M71]=&quot;Five&quot;);3;0)+IF(OR([.M71]=&quot;Not Disclosed&quot;);1.5;0)+IF(OR([.M71]=&quot;Nine&quot;;[.M71]=&quot;Fourteen&quot;;[.M71]=&quot;See Note&quot;;[.M71]=&quot;Cooperative&quot;);1;0)+IF(OR([.N71]=&quot;Yes&quot;);2;0)+IF(OR([.N71]=&quot;Not Disclosed&quot;);1.5;0)+IF(OR([.N71]=&quot;Owned&quot;);1;0)" office:value-type="float" office:value="1" calcext:value-type="float">
            <text:p>1</text:p>
          </table:table-cell>
          <table:table-cell table:style-name="ce26" table:formula="of:=COUNTIF([.P71:.S71];&quot;Yes&quot;)+(0.5*COUNTIF([.P71:.S71];&quot;&quot;))+(0.5*COUNTIF([.P71:.S71];&quot;See Note&quot;))+(3*COUNTIF([.O71];&quot;Yes&quot;))" office:value-type="float" office:value="1.5" calcext:value-type="float">
            <text:p>1.5</text:p>
          </table:table-cell>
          <table:table-cell table:style-name="ce31" table:formula="of:=(3*COUNTIF([.T71];&quot;No&quot;))+COUNTIF([.W71:.X71];&quot;No&quot;)" office:value-type="float" office:value="4" calcext:value-type="float">
            <text:p>4</text:p>
          </table:table-cell>
          <table:table-cell table:style-name="ce35" table:formula="of:=COUNTIF([.AA71];&quot;No&quot;)+COUNTIF([.AB71];&quot;No&quot;)+(0.5*COUNTIF([.AB71];&quot;See Note&quot;))+(3*COUNTIF([.AC71];&quot;No&quot;))+COUNTIF([.AL71];&quot;Yes&quot;)+(0.5*COUNTIF([.AL71];&quot;Some&quot;))+COUNTIF([.AM71];&quot;Yes&quot;)+(0.5*COUNTIF([.AM71];&quot;Some&quot;))" office:value-type="float" office:value="2" calcext:value-type="float">
            <text:p>2</text:p>
          </table:table-cell>
          <table:table-cell table:style-name="ce39" table:formula="of:=(IF(OR([.AP71]=&quot;MPPE-128&quot;;[.AP71]=&quot;Blowfish-64&quot;);1;(IF(OR([.AP71]=&quot;See Note&quot;;[.AP71]=&quot;Blowfish-128&quot;);0.5;IF(OR([.AP71]=&quot;AES-128&quot;;[.AP71]=&quot;AES-160&quot;;[.AP71]=&quot;AES-192&quot;;[.AP71]=&quot;AES-256&quot;);0;0)))+(IF(OR([.AQ71]=&quot;MPPE-128&quot;;[.AQ71]=&quot;Blowfish-64&quot;);2;(IF(OR([.AQ71]=&quot;See Note&quot;;[.AQ71]=&quot;Blowfish-128&quot;;[.AQ71]=&quot;&quot;);1;IF(OR([.AQ71]=&quot;AES-128&quot;;[.AQ71]=&quot;AES-160&quot;;[.AQ71]=&quot;AES-192&quot;;[.AQ71]=&quot;AES-256&quot;);0;0)))))))+IF(OR([.AR71]=&quot;MS-CHAPv2&quot;;[.AR71]=&quot;RSA-RC4&quot;;[.AR71]=&quot;RSA-1024&quot;);1;IF(OR([.AR71]=&quot;See Note&quot;;[.AR71]=&quot;&quot;);0.5;IF(OR([.AR71]=&quot;RSA-4096&quot;;[.AR71]=&quot;RSA-2048&quot;;[.AR71]=&quot;DH-2048&quot;;[.AR71]=&quot;CA-4096&quot;);0;0)))+IF(OR([.AS71]=&quot;MS-CHAPv2&quot;;[.AS71]=&quot;RSA-RC4&quot;;[.AS71]=&quot;RSA-1024&quot;);2;IF(OR([.AS71]=&quot;See Note&quot;;[.AS71]=&quot;&quot;);1;IF(OR([.AS71]=&quot;RSA-4096&quot;;[.AS71]=&quot;RSA-2048&quot;;[.AS71]=&quot;DH-2048&quot;);0;0)))" office:value-type="float" office:value="1.5" calcext:value-type="float">
            <text:p>1.5</text:p>
          </table:table-cell>
          <table:table-cell table:style-name="ce43" table:formula="of:=IF([.AT71]&lt;3;2;0)+IF([.AU71]&lt;10;1;IF([.AU71]=&quot;&quot;;1;0))+IF([.AV71]&lt;3;2;IF([.AV71]&lt;10;1;IF([.AV71]=&quot;&quot;;1;0)))" office:value-type="float" office:value="5" calcext:value-type="float">
            <text:p>5</text:p>
          </table:table-cell>
          <table:table-cell table:style-name="ce48" table:formula="of:=IF([.AX71]=0;0;IF([.AX71]&lt;5;1;IF([.AX71]&lt;10;2;3)))+IF([.AY71]=0;0;IF([.AY71]&lt;3;1;IF([.AY71]&lt;10;2;3)))+IF([.AZ71]=0;0;IF([.AZ71]&lt;5;1;IF([.AZ71]&lt;10;2;3)))+IF([.BA71]=&quot;A&quot;;0;IF([.BA71]=&quot;A+&quot;;0;IF([.BA71]=&quot;B&quot;;1;5)))+IF([.BB71]=&quot;Self&quot;;0;IF([.BB71]=&quot;CloudFlare&quot;;2;IF([.BB71]=&quot;Incapsula&quot;;2;3)))" office:value-type="float" office:value="0" calcext:value-type="float">
            <text:p>0</text:p>
          </table:table-cell>
          <table:table-cell table:style-name="ce52" table:formula="of:=IF([.BC71]&lt;PricePercentile33;0;IF([.BC71]&lt;PricePercentile66;1;2))+IF([.BD71]&lt;ConPricePercentile33;0;IF([.BD71]&lt;ConPricePercentile66;1;2))+IF([.BE71]=&quot;Free&quot;;0;IF([.BE71]=&quot;Yes&quot;;0;1))+IF([.BF71]=&quot;Free&quot;;0;IF([.BF71]&gt;29;0;IF([.BF71]&gt;13;1;IF([.BF71]&gt;6;2;3))))" office:value-type="float" office:value="6" calcext:value-type="float">
            <text:p>6</text:p>
          </table:table-cell>
          <table:table-cell table:style-name="ce58" table:formula="of:=IF([.BG71]=&quot;Yes&quot;;1;0)+IF([.BH71]=&quot;Yes&quot;;1;0)+IF([.BI71]=&quot;Yes&quot;;1;0)+IF([.BJ71]=&quot;No&quot;;1;IF([.BJ71]=&quot;&quot;;0;IF([.BJ71]=&quot;Some&quot;;0.5;0)))+IF([.BK71]=&quot;No&quot;;1;IF([.BK71]=&quot;&quot;;0;IF([.BK71]=&quot;Some&quot;;0.5;0)))+IF([.BL71]=&quot;No&quot;;1;IF([.BL71]=&quot;&quot;;0;IF([.BL71]=&quot;Some&quot;;0.5;0)))+IF([.BM71]=&quot;&quot;;0;1)+IF([.BN71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Sweden</text:p>
          </table:table-cell>
          <table:table-cell table:style-name="ce75" table:formula="of:=IF(OR([.L71]=&quot;USA&quot;;[.L71]=&quot;UK&quot;;[.L71]=&quot;Canada&quot;;[.L71]=&quot;Australia&quot;;[.L71]=&quot;New Zealand&quot;);&quot;Five&quot;;(IF(OR([.L71]=&quot;Denmark&quot;;[.L71]=&quot;France&quot;;[.L71]=&quot;Netherlands&quot;;[.L71]=&quot;Norway&quot;);&quot;Nine&quot;;IF(OR([.L71]=&quot;Belgium&quot;;[.L71]=&quot;Germany&quot;;[.L71]=&quot;Italy&quot;;[.L71]=&quot;Spain&quot;;[.L71]=&quot;Sweden&quot;);&quot;Fourteen&quot;;IF([.L71]=&quot;&quot;;&quot;Not Disclosed&quot;;IF(OR([.L71]=&quot;British Virgin Islands&quot;;[.L71]=&quot;Gibraltar&quot;;[.L71]=&quot;British Indian Ocean&quot;;[.L71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1]=&quot;Five&quot;);[.AC71]=&quot;Yes&quot;;[.W71]=&quot;Yes&quot;;OR([.T71]=&quot;Email&quot;;[.T71]=&quot;Yes&quot;);[.O7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Blowfish-256</text:p>
          </table:table-cell>
          <table:table-cell table:style-name="ce175"/>
          <table:table-cell table:style-name="ce179"/>
          <table:table-cell table:style-name="ce183"/>
          <table:table-cell table:style-name="ce188"/>
          <table:table-cell table:style-name="ce192"/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string" calcext:value-type="string">
            <text:p>See Note</text:p>
          </table:table-cell>
          <table:table-cell table:style-name="ce235"/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IntelliVPN</text:p>
          </table:table-cell>
          <table:table-cell table:style-name="ce18" table:formula="of:=IF(OR([.M72]=&quot;Five&quot;);3;0)+IF(OR([.M72]=&quot;Not Disclosed&quot;);1.5;0)+IF(OR([.M72]=&quot;Nine&quot;;[.M72]=&quot;Fourteen&quot;;[.M72]=&quot;See Note&quot;;[.M72]=&quot;Cooperative&quot;);1;0)+IF(OR([.N72]=&quot;Yes&quot;);2;0)+IF(OR([.N72]=&quot;Not Disclosed&quot;);1.5;0)+IF(OR([.N72]=&quot;Owned&quot;);1;0)" office:value-type="float" office:value="3" calcext:value-type="float">
            <text:p>3</text:p>
          </table:table-cell>
          <table:table-cell table:style-name="ce26" table:formula="of:=COUNTIF([.P72:.S72];&quot;Yes&quot;)+(0.5*COUNTIF([.P72:.S72];&quot;&quot;))+(0.5*COUNTIF([.P72:.S72];&quot;See Note&quot;))+(3*COUNTIF([.O72];&quot;Yes&quot;))" office:value-type="float" office:value="2.5" calcext:value-type="float">
            <text:p>2.5</text:p>
          </table:table-cell>
          <table:table-cell table:style-name="ce31" table:formula="of:=(3*COUNTIF([.T72];&quot;No&quot;))+COUNTIF([.W72:.X72];&quot;No&quot;)" office:value-type="float" office:value="5" calcext:value-type="float">
            <text:p>5</text:p>
          </table:table-cell>
          <table:table-cell table:style-name="ce35" table:formula="of:=COUNTIF([.AA72];&quot;No&quot;)+COUNTIF([.AB72];&quot;No&quot;)+(0.5*COUNTIF([.AB72];&quot;See Note&quot;))+(3*COUNTIF([.AC72];&quot;No&quot;))+COUNTIF([.AL72];&quot;Yes&quot;)+(0.5*COUNTIF([.AL72];&quot;Some&quot;))+COUNTIF([.AM72];&quot;Yes&quot;)+(0.5*COUNTIF([.AM72];&quot;Some&quot;))" office:value-type="float" office:value="5" calcext:value-type="float">
            <text:p>5</text:p>
          </table:table-cell>
          <table:table-cell table:style-name="ce39" table:formula="of:=(IF(OR([.AP72]=&quot;MPPE-128&quot;;[.AP72]=&quot;Blowfish-64&quot;);1;(IF(OR([.AP72]=&quot;See Note&quot;;[.AP72]=&quot;Blowfish-128&quot;);0.5;IF(OR([.AP72]=&quot;AES-128&quot;;[.AP72]=&quot;AES-160&quot;;[.AP72]=&quot;AES-192&quot;;[.AP72]=&quot;AES-256&quot;);0;0)))+(IF(OR([.AQ72]=&quot;MPPE-128&quot;;[.AQ72]=&quot;Blowfish-64&quot;);2;(IF(OR([.AQ72]=&quot;See Note&quot;;[.AQ72]=&quot;Blowfish-128&quot;;[.AQ72]=&quot;&quot;);1;IF(OR([.AQ72]=&quot;AES-128&quot;;[.AQ72]=&quot;AES-160&quot;;[.AQ72]=&quot;AES-192&quot;;[.AQ72]=&quot;AES-256&quot;);0;0)))))))+IF(OR([.AR72]=&quot;MS-CHAPv2&quot;;[.AR72]=&quot;RSA-RC4&quot;;[.AR72]=&quot;RSA-1024&quot;);1;IF(OR([.AR72]=&quot;See Note&quot;;[.AR72]=&quot;&quot;);0.5;IF(OR([.AR72]=&quot;RSA-4096&quot;;[.AR72]=&quot;RSA-2048&quot;;[.AR72]=&quot;DH-2048&quot;;[.AR72]=&quot;CA-4096&quot;);0;0)))+IF(OR([.AS72]=&quot;MS-CHAPv2&quot;;[.AS72]=&quot;RSA-RC4&quot;;[.AS72]=&quot;RSA-1024&quot;);2;IF(OR([.AS72]=&quot;See Note&quot;;[.AS72]=&quot;&quot;);1;IF(OR([.AS72]=&quot;RSA-4096&quot;;[.AS72]=&quot;RSA-2048&quot;;[.AS72]=&quot;DH-2048&quot;);0;0)))" office:value-type="float" office:value="2.5" calcext:value-type="float">
            <text:p>2.5</text:p>
          </table:table-cell>
          <table:table-cell table:style-name="ce43" table:formula="of:=IF([.AT72]&lt;3;2;0)+IF([.AU72]&lt;10;1;IF([.AU72]=&quot;&quot;;1;0))+IF([.AV72]&lt;3;2;IF([.AV72]&lt;10;1;IF([.AV72]=&quot;&quot;;1;0)))" office:value-type="float" office:value="5" calcext:value-type="float">
            <text:p>5</text:p>
          </table:table-cell>
          <table:table-cell table:style-name="ce48" table:formula="of:=IF([.AX72]=0;0;IF([.AX72]&lt;5;1;IF([.AX72]&lt;10;2;3)))+IF([.AY72]=0;0;IF([.AY72]&lt;3;1;IF([.AY72]&lt;10;2;3)))+IF([.AZ72]=0;0;IF([.AZ72]&lt;5;1;IF([.AZ72]&lt;10;2;3)))+IF([.BA72]=&quot;A&quot;;0;IF([.BA72]=&quot;A+&quot;;0;IF([.BA72]=&quot;B&quot;;1;5)))+IF([.BB72]=&quot;Self&quot;;0;IF([.BB72]=&quot;CloudFlare&quot;;2;IF([.BB72]=&quot;Incapsula&quot;;2;3)))" office:value-type="float" office:value="5" calcext:value-type="float">
            <text:p>5</text:p>
          </table:table-cell>
          <table:table-cell table:style-name="ce52" table:formula="of:=IF([.BC72]&lt;PricePercentile33;0;IF([.BC72]&lt;PricePercentile66;1;2))+IF([.BD72]&lt;ConPricePercentile33;0;IF([.BD72]&lt;ConPricePercentile66;1;2))+IF([.BE72]=&quot;Free&quot;;0;IF([.BE72]=&quot;Yes&quot;;0;1))+IF([.BF72]=&quot;Free&quot;;0;IF([.BF72]&gt;29;0;IF([.BF72]&gt;13;1;IF([.BF72]&gt;6;2;3))))" office:value-type="float" office:value="4" calcext:value-type="float">
            <text:p>4</text:p>
          </table:table-cell>
          <table:table-cell table:style-name="ce58" table:formula="of:=IF([.BG72]=&quot;Yes&quot;;1;0)+IF([.BH72]=&quot;Yes&quot;;1;0)+IF([.BI72]=&quot;Yes&quot;;1;0)+IF([.BJ72]=&quot;No&quot;;1;IF([.BJ72]=&quot;&quot;;0;IF([.BJ72]=&quot;Some&quot;;0.5;0)))+IF([.BK72]=&quot;No&quot;;1;IF([.BK72]=&quot;&quot;;0;IF([.BK72]=&quot;Some&quot;;0.5;0)))+IF([.BL72]=&quot;No&quot;;1;IF([.BL72]=&quot;&quot;;0;IF([.BL72]=&quot;Some&quot;;0.5;0)))+IF([.BM72]=&quot;&quot;;0;1)+IF([.BN72]=&quot;&quot;;0;1)" office:value-type="float" office:value="0" calcext:value-type="float">
            <text:p>0</text:p>
          </table:table-cell>
          <table:table-cell table:style-name="ce21"/>
          <table:table-cell table:style-name="ce69"/>
          <table:table-cell table:style-name="ce75" office:value-type="string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2]=&quot;Five&quot;);[.AC72]=&quot;Yes&quot;;[.W72]=&quot;Yes&quot;;OR([.T72]=&quot;Email&quot;;[.T72]=&quot;Yes&quot;);[.O7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 office:value-type="string" calcext:value-type="string">
            <text:p>No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.59" calcext:value-type="float">
            <text:p>$1.59</text:p>
          </table:table-cell>
          <table:table-cell table:style-name="ce235" table:formula="of:=[.BC72]/[.AT72]" office:value-type="float" office:value="1.59" calcext:value-type="float">
            <text:p>$1.5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internetz.me" xlink:type="simple">Internetz.me</text:a></text:p>
          </table:table-cell>
          <table:table-cell table:style-name="ce18" table:formula="of:=IF(OR([.M73]=&quot;Five&quot;);3;0)+IF(OR([.M73]=&quot;Not Disclosed&quot;);1.5;0)+IF(OR([.M73]=&quot;Nine&quot;;[.M73]=&quot;Fourteen&quot;;[.M73]=&quot;See Note&quot;;[.M73]=&quot;Cooperative&quot;);1;0)+IF(OR([.N73]=&quot;Yes&quot;);2;0)+IF(OR([.N73]=&quot;Not Disclosed&quot;);1.5;0)+IF(OR([.N73]=&quot;Owned&quot;);1;0)" office:value-type="float" office:value="1" calcext:value-type="float">
            <text:p>1</text:p>
          </table:table-cell>
          <table:table-cell table:style-name="ce26" table:formula="of:=COUNTIF([.P73:.S73];&quot;Yes&quot;)+(0.5*COUNTIF([.P73:.S73];&quot;&quot;))+(0.5*COUNTIF([.P73:.S73];&quot;See Note&quot;))+(3*COUNTIF([.O73];&quot;Yes&quot;))" office:value-type="float" office:value="1" calcext:value-type="float">
            <text:p>1</text:p>
          </table:table-cell>
          <table:table-cell table:style-name="ce31" table:formula="of:=(3*COUNTIF([.T73];&quot;No&quot;))+COUNTIF([.W73:.X73];&quot;No&quot;)" office:value-type="float" office:value="0" calcext:value-type="float">
            <text:p>0</text:p>
          </table:table-cell>
          <table:table-cell table:style-name="ce35" table:formula="of:=COUNTIF([.AA73];&quot;No&quot;)+COUNTIF([.AB73];&quot;No&quot;)+(0.5*COUNTIF([.AB73];&quot;See Note&quot;))+(3*COUNTIF([.AC73];&quot;No&quot;))+COUNTIF([.AL73];&quot;Yes&quot;)+(0.5*COUNTIF([.AL73];&quot;Some&quot;))+COUNTIF([.AM73];&quot;Yes&quot;)+(0.5*COUNTIF([.AM73];&quot;Some&quot;))" office:value-type="float" office:value="2" calcext:value-type="float">
            <text:p>2</text:p>
          </table:table-cell>
          <table:table-cell table:style-name="ce39" table:formula="of:=(IF(OR([.AP73]=&quot;MPPE-128&quot;;[.AP73]=&quot;Blowfish-64&quot;);1;(IF(OR([.AP73]=&quot;See Note&quot;;[.AP73]=&quot;Blowfish-128&quot;);0.5;IF(OR([.AP73]=&quot;AES-128&quot;;[.AP73]=&quot;AES-160&quot;;[.AP73]=&quot;AES-192&quot;;[.AP73]=&quot;AES-256&quot;);0;0)))+(IF(OR([.AQ73]=&quot;MPPE-128&quot;;[.AQ73]=&quot;Blowfish-64&quot;);2;(IF(OR([.AQ73]=&quot;See Note&quot;;[.AQ73]=&quot;Blowfish-128&quot;;[.AQ73]=&quot;&quot;);1;IF(OR([.AQ73]=&quot;AES-128&quot;;[.AQ73]=&quot;AES-160&quot;;[.AQ73]=&quot;AES-192&quot;;[.AQ73]=&quot;AES-256&quot;);0;0)))))))+IF(OR([.AR73]=&quot;MS-CHAPv2&quot;;[.AR73]=&quot;RSA-RC4&quot;;[.AR73]=&quot;RSA-1024&quot;);1;IF(OR([.AR73]=&quot;See Note&quot;;[.AR73]=&quot;&quot;);0.5;IF(OR([.AR73]=&quot;RSA-4096&quot;;[.AR73]=&quot;RSA-2048&quot;;[.AR73]=&quot;DH-2048&quot;;[.AR73]=&quot;CA-4096&quot;);0;0)))+IF(OR([.AS73]=&quot;MS-CHAPv2&quot;;[.AS73]=&quot;RSA-RC4&quot;;[.AS73]=&quot;RSA-1024&quot;);2;IF(OR([.AS73]=&quot;See Note&quot;;[.AS73]=&quot;&quot;);1;IF(OR([.AS73]=&quot;RSA-4096&quot;;[.AS73]=&quot;RSA-2048&quot;;[.AS73]=&quot;DH-2048&quot;);0;0)))" office:value-type="float" office:value="1.5" calcext:value-type="float">
            <text:p>1.5</text:p>
          </table:table-cell>
          <table:table-cell table:style-name="ce43" table:formula="of:=IF([.AT73]&lt;3;2;0)+IF([.AU73]&lt;10;1;IF([.AU73]=&quot;&quot;;1;0))+IF([.AV73]&lt;3;2;IF([.AV73]&lt;10;1;IF([.AV73]=&quot;&quot;;1;0)))" office:value-type="float" office:value="1" calcext:value-type="float">
            <text:p>1</text:p>
          </table:table-cell>
          <table:table-cell table:style-name="ce48" table:formula="of:=IF([.AX73]=0;0;IF([.AX73]&lt;5;1;IF([.AX73]&lt;10;2;3)))+IF([.AY73]=0;0;IF([.AY73]&lt;3;1;IF([.AY73]&lt;10;2;3)))+IF([.AZ73]=0;0;IF([.AZ73]&lt;5;1;IF([.AZ73]&lt;10;2;3)))+IF([.BA73]=&quot;A&quot;;0;IF([.BA73]=&quot;A+&quot;;0;IF([.BA73]=&quot;B&quot;;1;5)))+IF([.BB73]=&quot;Self&quot;;0;IF([.BB73]=&quot;CloudFlare&quot;;2;IF([.BB73]=&quot;Incapsula&quot;;2;3)))" office:value-type="float" office:value="8" calcext:value-type="float">
            <text:p>8</text:p>
          </table:table-cell>
          <table:table-cell table:style-name="ce52" table:formula="of:=IF([.BC73]&lt;PricePercentile33;0;IF([.BC73]&lt;PricePercentile66;1;2))+IF([.BD73]&lt;ConPricePercentile33;0;IF([.BD73]&lt;ConPricePercentile66;1;2))+IF([.BE73]=&quot;Free&quot;;0;IF([.BE73]=&quot;Yes&quot;;0;1))+IF([.BF73]=&quot;Free&quot;;0;IF([.BF73]&gt;29;0;IF([.BF73]&gt;13;1;IF([.BF73]&gt;6;2;3))))" office:value-type="float" office:value="7" calcext:value-type="float">
            <text:p>7</text:p>
          </table:table-cell>
          <table:table-cell table:style-name="ce58" table:formula="of:=IF([.BG73]=&quot;Yes&quot;;1;0)+IF([.BH73]=&quot;Yes&quot;;1;0)+IF([.BI73]=&quot;Yes&quot;;1;0)+IF([.BJ73]=&quot;No&quot;;1;IF([.BJ73]=&quot;&quot;;0;IF([.BJ73]=&quot;Some&quot;;0.5;0)))+IF([.BK73]=&quot;No&quot;;1;IF([.BK73]=&quot;&quot;;0;IF([.BK73]=&quot;Some&quot;;0.5;0)))+IF([.BL73]=&quot;No&quot;;1;IF([.BL73]=&quot;&quot;;0;IF([.BL73]=&quot;Some&quot;;0.5;0)))+IF([.BM73]=&quot;&quot;;0;1)+IF([.BN73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Germany</text:p>
          </table:table-cell>
          <table:table-cell table:style-name="ce75" table:formula="of:=IF(OR([.L73]=&quot;USA&quot;;[.L73]=&quot;UK&quot;;[.L73]=&quot;Canada&quot;;[.L73]=&quot;Australia&quot;;[.L73]=&quot;New Zealand&quot;);&quot;Five&quot;;(IF(OR([.L73]=&quot;Denmark&quot;;[.L73]=&quot;France&quot;;[.L73]=&quot;Netherlands&quot;;[.L73]=&quot;Norway&quot;);&quot;Nine&quot;;IF(OR([.L73]=&quot;Belgium&quot;;[.L73]=&quot;Germany&quot;;[.L73]=&quot;Italy&quot;;[.L73]=&quot;Spain&quot;;[.L73]=&quot;Sweden&quot;);&quot;Fourteen&quot;;IF([.L73]=&quot;&quot;;&quot;Not Disclosed&quot;;IF(OR([.L73]=&quot;British Virgin Islands&quot;;[.L73]=&quot;Gibraltar&quot;;[.L73]=&quot;British Indian Ocean&quot;;[.L73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85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3]=&quot;Five&quot;);[.AC73]=&quot;Yes&quot;;[.W73]=&quot;Yes&quot;;OR([.T73]=&quot;Email&quot;;[.T73]=&quot;Yes&quot;);[.O73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6" calcext:value-type="float">
            <text:p>6</text:p>
          </table:table-cell>
          <table:table-cell table:style-name="ce192" office:value-type="float" office:value="17" calcext:value-type="float">
            <text:p>17</text:p>
          </table:table-cell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7.16" calcext:value-type="float">
            <text:p>$7.16</text:p>
          </table:table-cell>
          <table:table-cell table:style-name="ce235" table:formula="of:=[.BC73]/[.AT73]" office:value-type="float" office:value="2.38666666666667" calcext:value-type="float">
            <text:p>$2.3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IntroVPN</text:p>
          </table:table-cell>
          <table:table-cell table:style-name="ce18" table:formula="of:=IF(OR([.M74]=&quot;Five&quot;);3;0)+IF(OR([.M74]=&quot;Not Disclosed&quot;);1.5;0)+IF(OR([.M74]=&quot;Nine&quot;;[.M74]=&quot;Fourteen&quot;;[.M74]=&quot;See Note&quot;;[.M74]=&quot;Cooperative&quot;);1;0)+IF(OR([.N74]=&quot;Yes&quot;);2;0)+IF(OR([.N74]=&quot;Not Disclosed&quot;);1.5;0)+IF(OR([.N74]=&quot;Owned&quot;);1;0)" office:value-type="float" office:value="5" calcext:value-type="float">
            <text:p>5</text:p>
          </table:table-cell>
          <table:table-cell table:style-name="ce26" table:formula="of:=COUNTIF([.P74:.S74];&quot;Yes&quot;)+(0.5*COUNTIF([.P74:.S74];&quot;&quot;))+(0.5*COUNTIF([.P74:.S74];&quot;See Note&quot;))+(3*COUNTIF([.O74];&quot;Yes&quot;))" office:value-type="float" office:value="3" calcext:value-type="float">
            <text:p>3</text:p>
          </table:table-cell>
          <table:table-cell table:style-name="ce31" table:formula="of:=(3*COUNTIF([.T74];&quot;No&quot;))+COUNTIF([.W74:.X74];&quot;No&quot;)" office:value-type="float" office:value="1" calcext:value-type="float">
            <text:p>1</text:p>
          </table:table-cell>
          <table:table-cell table:style-name="ce35" table:formula="of:=COUNTIF([.AA74];&quot;No&quot;)+COUNTIF([.AB74];&quot;No&quot;)+(0.5*COUNTIF([.AB74];&quot;See Note&quot;))+(3*COUNTIF([.AC74];&quot;No&quot;))+COUNTIF([.AL74];&quot;Yes&quot;)+(0.5*COUNTIF([.AL74];&quot;Some&quot;))+COUNTIF([.AM74];&quot;Yes&quot;)+(0.5*COUNTIF([.AM74];&quot;Some&quot;))" office:value-type="float" office:value="2" calcext:value-type="float">
            <text:p>2</text:p>
          </table:table-cell>
          <table:table-cell table:style-name="ce39" table:formula="of:=(IF(OR([.AP74]=&quot;MPPE-128&quot;;[.AP74]=&quot;Blowfish-64&quot;);1;(IF(OR([.AP74]=&quot;See Note&quot;;[.AP74]=&quot;Blowfish-128&quot;);0.5;IF(OR([.AP74]=&quot;AES-128&quot;;[.AP74]=&quot;AES-160&quot;;[.AP74]=&quot;AES-192&quot;;[.AP74]=&quot;AES-256&quot;);0;0)))+(IF(OR([.AQ74]=&quot;MPPE-128&quot;;[.AQ74]=&quot;Blowfish-64&quot;);2;(IF(OR([.AQ74]=&quot;See Note&quot;;[.AQ74]=&quot;Blowfish-128&quot;;[.AQ74]=&quot;&quot;);1;IF(OR([.AQ74]=&quot;AES-128&quot;;[.AQ74]=&quot;AES-160&quot;;[.AQ74]=&quot;AES-192&quot;;[.AQ74]=&quot;AES-256&quot;);0;0)))))))+IF(OR([.AR74]=&quot;MS-CHAPv2&quot;;[.AR74]=&quot;RSA-RC4&quot;;[.AR74]=&quot;RSA-1024&quot;);1;IF(OR([.AR74]=&quot;See Note&quot;;[.AR74]=&quot;&quot;);0.5;IF(OR([.AR74]=&quot;RSA-4096&quot;;[.AR74]=&quot;RSA-2048&quot;;[.AR74]=&quot;DH-2048&quot;;[.AR74]=&quot;CA-4096&quot;);0;0)))+IF(OR([.AS74]=&quot;MS-CHAPv2&quot;;[.AS74]=&quot;RSA-RC4&quot;;[.AS74]=&quot;RSA-1024&quot;);2;IF(OR([.AS74]=&quot;See Note&quot;;[.AS74]=&quot;&quot;);1;IF(OR([.AS74]=&quot;RSA-4096&quot;;[.AS74]=&quot;RSA-2048&quot;;[.AS74]=&quot;DH-2048&quot;);0;0)))" office:value-type="float" office:value="1.5" calcext:value-type="float">
            <text:p>1.5</text:p>
          </table:table-cell>
          <table:table-cell table:style-name="ce43" table:formula="of:=IF([.AT74]&lt;3;2;0)+IF([.AU74]&lt;10;1;IF([.AU74]=&quot;&quot;;1;0))+IF([.AV74]&lt;3;2;IF([.AV74]&lt;10;1;IF([.AV74]=&quot;&quot;;1;0)))" office:value-type="float" office:value="4" calcext:value-type="float">
            <text:p>4</text:p>
          </table:table-cell>
          <table:table-cell table:style-name="ce48" table:formula="of:=IF([.AX74]=0;0;IF([.AX74]&lt;5;1;IF([.AX74]&lt;10;2;3)))+IF([.AY74]=0;0;IF([.AY74]&lt;3;1;IF([.AY74]&lt;10;2;3)))+IF([.AZ74]=0;0;IF([.AZ74]&lt;5;1;IF([.AZ74]&lt;10;2;3)))+IF([.BA74]=&quot;A&quot;;0;IF([.BA74]=&quot;A+&quot;;0;IF([.BA74]=&quot;B&quot;;1;5)))+IF([.BB74]=&quot;Self&quot;;0;IF([.BB74]=&quot;CloudFlare&quot;;2;IF([.BB74]=&quot;Incapsula&quot;;2;3)))" office:value-type="float" office:value="5" calcext:value-type="float">
            <text:p>5</text:p>
          </table:table-cell>
          <table:table-cell table:style-name="ce52" table:formula="of:=IF([.BC74]&lt;PricePercentile33;0;IF([.BC74]&lt;PricePercentile66;1;2))+IF([.BD74]&lt;ConPricePercentile33;0;IF([.BD74]&lt;ConPricePercentile66;1;2))+IF([.BE74]=&quot;Free&quot;;0;IF([.BE74]=&quot;Yes&quot;;0;1))+IF([.BF74]=&quot;Free&quot;;0;IF([.BF74]&gt;29;0;IF([.BF74]&gt;13;1;IF([.BF74]&gt;6;2;3))))" office:value-type="float" office:value="6" calcext:value-type="float">
            <text:p>6</text:p>
          </table:table-cell>
          <table:table-cell table:style-name="ce58" table:formula="of:=IF([.BG74]=&quot;Yes&quot;;1;0)+IF([.BH74]=&quot;Yes&quot;;1;0)+IF([.BI74]=&quot;Yes&quot;;1;0)+IF([.BJ74]=&quot;No&quot;;1;IF([.BJ74]=&quot;&quot;;0;IF([.BJ74]=&quot;Some&quot;;0.5;0)))+IF([.BK74]=&quot;No&quot;;1;IF([.BK74]=&quot;&quot;;0;IF([.BK74]=&quot;Some&quot;;0.5;0)))+IF([.BL74]=&quot;No&quot;;1;IF([.BL74]=&quot;&quot;;0;IF([.BL74]=&quot;Some&quot;;0.5;0)))+IF([.BM74]=&quot;&quot;;0;1)+IF([.BN74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74]=&quot;USA&quot;;[.L74]=&quot;UK&quot;;[.L74]=&quot;Canada&quot;;[.L74]=&quot;Australia&quot;;[.L74]=&quot;New Zealand&quot;);&quot;Five&quot;;(IF(OR([.L74]=&quot;Denmark&quot;;[.L74]=&quot;France&quot;;[.L74]=&quot;Netherlands&quot;;[.L74]=&quot;Norway&quot;);&quot;Nine&quot;;IF(OR([.L74]=&quot;Belgium&quot;;[.L74]=&quot;Germany&quot;;[.L74]=&quot;Italy&quot;;[.L74]=&quot;Spain&quot;;[.L74]=&quot;Sweden&quot;);&quot;Fourteen&quot;;IF([.L74]=&quot;&quot;;&quot;Not Disclosed&quot;;IF(OR([.L74]=&quot;British Virgin Islands&quot;;[.L74]=&quot;Gibraltar&quot;;[.L74]=&quot;British Indian Ocean&quot;;[.L7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4]=&quot;Five&quot;);[.AC74]=&quot;Yes&quot;;[.W74]=&quot;Yes&quot;;OR([.T74]=&quot;Email&quot;;[.T74]=&quot;Yes&quot;);[.O7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float" office:value="9" calcext:value-type="float">
            <text:p>9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" calcext:value-type="float">
            <text:p>$4.00</text:p>
          </table:table-cell>
          <table:table-cell table:style-name="ce235" table:formula="of:=[.BC74]/[.AT74]" office:value-type="float" office:value="4" calcext:value-type="float">
            <text:p>$4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IPinator</text:p>
          </table:table-cell>
          <table:table-cell table:style-name="ce18" table:formula="of:=IF(OR([.M75]=&quot;Five&quot;);3;0)+IF(OR([.M75]=&quot;Not Disclosed&quot;);1.5;0)+IF(OR([.M75]=&quot;Nine&quot;;[.M75]=&quot;Fourteen&quot;;[.M75]=&quot;See Note&quot;;[.M75]=&quot;Cooperative&quot;);1;0)+IF(OR([.N75]=&quot;Yes&quot;);2;0)+IF(OR([.N75]=&quot;Not Disclosed&quot;);1.5;0)+IF(OR([.N75]=&quot;Owned&quot;);1;0)" office:value-type="float" office:value="5" calcext:value-type="float">
            <text:p>5</text:p>
          </table:table-cell>
          <table:table-cell table:style-name="ce26" table:formula="of:=COUNTIF([.P75:.S75];&quot;Yes&quot;)+(0.5*COUNTIF([.P75:.S75];&quot;&quot;))+(0.5*COUNTIF([.P75:.S75];&quot;See Note&quot;))+(3*COUNTIF([.O75];&quot;Yes&quot;))" office:value-type="float" office:value="2.5" calcext:value-type="float">
            <text:p>2.5</text:p>
          </table:table-cell>
          <table:table-cell table:style-name="ce31" table:formula="of:=(3*COUNTIF([.T75];&quot;No&quot;))+COUNTIF([.W75:.X75];&quot;No&quot;)" office:value-type="float" office:value="5" calcext:value-type="float">
            <text:p>5</text:p>
          </table:table-cell>
          <table:table-cell table:style-name="ce35" table:formula="of:=COUNTIF([.AA75];&quot;No&quot;)+COUNTIF([.AB75];&quot;No&quot;)+(0.5*COUNTIF([.AB75];&quot;See Note&quot;))+(3*COUNTIF([.AC75];&quot;No&quot;))+COUNTIF([.AL75];&quot;Yes&quot;)+(0.5*COUNTIF([.AL75];&quot;Some&quot;))+COUNTIF([.AM75];&quot;Yes&quot;)+(0.5*COUNTIF([.AM75];&quot;Some&quot;))" office:value-type="float" office:value="1" calcext:value-type="float">
            <text:p>1</text:p>
          </table:table-cell>
          <table:table-cell table:style-name="ce39" table:formula="of:=(IF(OR([.AP75]=&quot;MPPE-128&quot;;[.AP75]=&quot;Blowfish-64&quot;);1;(IF(OR([.AP75]=&quot;See Note&quot;;[.AP75]=&quot;Blowfish-128&quot;);0.5;IF(OR([.AP75]=&quot;AES-128&quot;;[.AP75]=&quot;AES-160&quot;;[.AP75]=&quot;AES-192&quot;;[.AP75]=&quot;AES-256&quot;);0;0)))+(IF(OR([.AQ75]=&quot;MPPE-128&quot;;[.AQ75]=&quot;Blowfish-64&quot;);2;(IF(OR([.AQ75]=&quot;See Note&quot;;[.AQ75]=&quot;Blowfish-128&quot;;[.AQ75]=&quot;&quot;);1;IF(OR([.AQ75]=&quot;AES-128&quot;;[.AQ75]=&quot;AES-160&quot;;[.AQ75]=&quot;AES-192&quot;;[.AQ75]=&quot;AES-256&quot;);0;0)))))))+IF(OR([.AR75]=&quot;MS-CHAPv2&quot;;[.AR75]=&quot;RSA-RC4&quot;;[.AR75]=&quot;RSA-1024&quot;);1;IF(OR([.AR75]=&quot;See Note&quot;;[.AR75]=&quot;&quot;);0.5;IF(OR([.AR75]=&quot;RSA-4096&quot;;[.AR75]=&quot;RSA-2048&quot;;[.AR75]=&quot;DH-2048&quot;;[.AR75]=&quot;CA-4096&quot;);0;0)))+IF(OR([.AS75]=&quot;MS-CHAPv2&quot;;[.AS75]=&quot;RSA-RC4&quot;;[.AS75]=&quot;RSA-1024&quot;);2;IF(OR([.AS75]=&quot;See Note&quot;;[.AS75]=&quot;&quot;);1;IF(OR([.AS75]=&quot;RSA-4096&quot;;[.AS75]=&quot;RSA-2048&quot;;[.AS75]=&quot;DH-2048&quot;);0;0)))" office:value-type="float" office:value="2.5" calcext:value-type="float">
            <text:p>2.5</text:p>
          </table:table-cell>
          <table:table-cell table:style-name="ce43" table:formula="of:=IF([.AT75]&lt;3;2;0)+IF([.AU75]&lt;10;1;IF([.AU75]=&quot;&quot;;1;0))+IF([.AV75]&lt;3;2;IF([.AV75]&lt;10;1;IF([.AV75]=&quot;&quot;;1;0)))" office:value-type="float" office:value="0" calcext:value-type="float">
            <text:p>0</text:p>
          </table:table-cell>
          <table:table-cell table:style-name="ce48" table:formula="of:=IF([.AX75]=0;0;IF([.AX75]&lt;5;1;IF([.AX75]&lt;10;2;3)))+IF([.AY75]=0;0;IF([.AY75]&lt;3;1;IF([.AY75]&lt;10;2;3)))+IF([.AZ75]=0;0;IF([.AZ75]&lt;5;1;IF([.AZ75]&lt;10;2;3)))+IF([.BA75]=&quot;A&quot;;0;IF([.BA75]=&quot;A+&quot;;0;IF([.BA75]=&quot;B&quot;;1;5)))+IF([.BB75]=&quot;Self&quot;;0;IF([.BB75]=&quot;CloudFlare&quot;;2;IF([.BB75]=&quot;Incapsula&quot;;2;3)))" office:value-type="float" office:value="7" calcext:value-type="float">
            <text:p>7</text:p>
          </table:table-cell>
          <table:table-cell table:style-name="ce52" table:formula="of:=IF([.BC75]&lt;PricePercentile33;0;IF([.BC75]&lt;PricePercentile66;1;2))+IF([.BD75]&lt;ConPricePercentile33;0;IF([.BD75]&lt;ConPricePercentile66;1;2))+IF([.BE75]=&quot;Free&quot;;0;IF([.BE75]=&quot;Yes&quot;;0;1))+IF([.BF75]=&quot;Free&quot;;0;IF([.BF75]&gt;29;0;IF([.BF75]&gt;13;1;IF([.BF75]&gt;6;2;3))))" office:value-type="float" office:value="4" calcext:value-type="float">
            <text:p>4</text:p>
          </table:table-cell>
          <table:table-cell table:style-name="ce58" table:formula="of:=IF([.BG75]=&quot;Yes&quot;;1;0)+IF([.BH75]=&quot;Yes&quot;;1;0)+IF([.BI75]=&quot;Yes&quot;;1;0)+IF([.BJ75]=&quot;No&quot;;1;IF([.BJ75]=&quot;&quot;;0;IF([.BJ75]=&quot;Some&quot;;0.5;0)))+IF([.BK75]=&quot;No&quot;;1;IF([.BK75]=&quot;&quot;;0;IF([.BK75]=&quot;Some&quot;;0.5;0)))+IF([.BL75]=&quot;No&quot;;1;IF([.BL75]=&quot;&quot;;0;IF([.BL75]=&quot;Some&quot;;0.5;0)))+IF([.BM75]=&quot;&quot;;0;1)+IF([.BN75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75]=&quot;USA&quot;;[.L75]=&quot;UK&quot;;[.L75]=&quot;Canada&quot;;[.L75]=&quot;Australia&quot;;[.L75]=&quot;New Zealand&quot;);&quot;Five&quot;;(IF(OR([.L75]=&quot;Denmark&quot;;[.L75]=&quot;France&quot;;[.L75]=&quot;Netherlands&quot;;[.L75]=&quot;Norway&quot;);&quot;Nine&quot;;IF(OR([.L75]=&quot;Belgium&quot;;[.L75]=&quot;Germany&quot;;[.L75]=&quot;Italy&quot;;[.L75]=&quot;Spain&quot;;[.L75]=&quot;Sweden&quot;);&quot;Fourteen&quot;;IF([.L75]=&quot;&quot;;&quot;Not Disclosed&quot;;IF(OR([.L75]=&quot;British Virgin Islands&quot;;[.L75]=&quot;Gibraltar&quot;;[.L75]=&quot;British Indian Ocean&quot;;[.L75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5]=&quot;Five&quot;);[.AC75]=&quot;Yes&quot;;[.W75]=&quot;Yes&quot;;OR([.T75]=&quot;Email&quot;;[.T75]=&quot;Yes&quot;);[.O75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2" calcext:value-type="float">
            <text:p>12</text:p>
          </table:table-cell>
          <table:table-cell table:style-name="ce192" office:value-type="float" office:value="84" calcext:value-type="float">
            <text:p>84</text:p>
          </table:table-cell>
          <table:table-cell table:style-name="ce196"/>
          <table:table-cell table:style-name="ce203"/>
          <table:table-cell table:style-name="ce208"/>
          <table:table-cell table:style-name="ce213" office:value-type="float" office:value="18" calcext:value-type="float">
            <text:p>18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6.59" calcext:value-type="float">
            <text:p>$6.59</text:p>
          </table:table-cell>
          <table:table-cell table:style-name="ce235" table:formula="of:=[.BC75]/[.AT75]" office:value-type="float" office:value="1.318" calcext:value-type="float">
            <text:p>$1.3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Predator</text:p>
          </table:table-cell>
          <table:table-cell table:style-name="ce18" table:formula="of:=IF(OR([.M76]=&quot;Five&quot;);3;0)+IF(OR([.M76]=&quot;Not Disclosed&quot;);1.5;0)+IF(OR([.M76]=&quot;Nine&quot;;[.M76]=&quot;Fourteen&quot;;[.M76]=&quot;See Note&quot;;[.M76]=&quot;Cooperative&quot;);1;0)+IF(OR([.N76]=&quot;Yes&quot;);2;0)+IF(OR([.N76]=&quot;Not Disclosed&quot;);1.5;0)+IF(OR([.N76]=&quot;Owned&quot;);1;0)" office:value-type="float" office:value="1" calcext:value-type="float">
            <text:p>1</text:p>
          </table:table-cell>
          <table:table-cell table:style-name="ce26" table:formula="of:=COUNTIF([.P76:.S76];&quot;Yes&quot;)+(0.5*COUNTIF([.P76:.S76];&quot;&quot;))+(0.5*COUNTIF([.P76:.S76];&quot;See Note&quot;))+(3*COUNTIF([.O76];&quot;Yes&quot;))" office:value-type="float" office:value="3.5" calcext:value-type="float">
            <text:p>3.5</text:p>
          </table:table-cell>
          <table:table-cell table:style-name="ce31" table:formula="of:=(3*COUNTIF([.T76];&quot;No&quot;))+COUNTIF([.W76:.X76];&quot;No&quot;)" office:value-type="float" office:value="0" calcext:value-type="float">
            <text:p>0</text:p>
          </table:table-cell>
          <table:table-cell table:style-name="ce35" table:formula="of:=COUNTIF([.AA76];&quot;No&quot;)+COUNTIF([.AB76];&quot;No&quot;)+(0.5*COUNTIF([.AB76];&quot;See Note&quot;))+(3*COUNTIF([.AC76];&quot;No&quot;))+COUNTIF([.AL76];&quot;Yes&quot;)+(0.5*COUNTIF([.AL76];&quot;Some&quot;))+COUNTIF([.AM76];&quot;Yes&quot;)+(0.5*COUNTIF([.AM76];&quot;Some&quot;))" office:value-type="float" office:value="0.5" calcext:value-type="float">
            <text:p>0.5</text:p>
          </table:table-cell>
          <table:table-cell table:style-name="ce39" table:formula="of:=(IF(OR([.AP76]=&quot;MPPE-128&quot;;[.AP76]=&quot;Blowfish-64&quot;);1;(IF(OR([.AP76]=&quot;See Note&quot;;[.AP76]=&quot;Blowfish-128&quot;);0.5;IF(OR([.AP76]=&quot;AES-128&quot;;[.AP76]=&quot;AES-160&quot;;[.AP76]=&quot;AES-192&quot;;[.AP76]=&quot;AES-256&quot;);0;0)))+(IF(OR([.AQ76]=&quot;MPPE-128&quot;;[.AQ76]=&quot;Blowfish-64&quot;);2;(IF(OR([.AQ76]=&quot;See Note&quot;;[.AQ76]=&quot;Blowfish-128&quot;;[.AQ76]=&quot;&quot;);1;IF(OR([.AQ76]=&quot;AES-128&quot;;[.AQ76]=&quot;AES-160&quot;;[.AQ76]=&quot;AES-192&quot;;[.AQ76]=&quot;AES-256&quot;);0;0)))))))+IF(OR([.AR76]=&quot;MS-CHAPv2&quot;;[.AR76]=&quot;RSA-RC4&quot;;[.AR76]=&quot;RSA-1024&quot;);1;IF(OR([.AR76]=&quot;See Note&quot;;[.AR76]=&quot;&quot;);0.5;IF(OR([.AR76]=&quot;RSA-4096&quot;;[.AR76]=&quot;RSA-2048&quot;;[.AR76]=&quot;DH-2048&quot;;[.AR76]=&quot;CA-4096&quot;);0;0)))+IF(OR([.AS76]=&quot;MS-CHAPv2&quot;;[.AS76]=&quot;RSA-RC4&quot;;[.AS76]=&quot;RSA-1024&quot;);2;IF(OR([.AS76]=&quot;See Note&quot;;[.AS76]=&quot;&quot;);1;IF(OR([.AS76]=&quot;RSA-4096&quot;;[.AS76]=&quot;RSA-2048&quot;;[.AS76]=&quot;DH-2048&quot;);0;0)))" office:value-type="float" office:value="2.5" calcext:value-type="float">
            <text:p>2.5</text:p>
          </table:table-cell>
          <table:table-cell table:style-name="ce43" table:formula="of:=IF([.AT76]&lt;3;2;0)+IF([.AU76]&lt;10;1;IF([.AU76]=&quot;&quot;;1;0))+IF([.AV76]&lt;3;2;IF([.AV76]&lt;10;1;IF([.AV76]=&quot;&quot;;1;0)))" office:value-type="float" office:value="3" calcext:value-type="float">
            <text:p>3</text:p>
          </table:table-cell>
          <table:table-cell table:style-name="ce48" table:formula="of:=IF([.AX76]=0;0;IF([.AX76]&lt;5;1;IF([.AX76]&lt;10;2;3)))+IF([.AY76]=0;0;IF([.AY76]&lt;3;1;IF([.AY76]&lt;10;2;3)))+IF([.AZ76]=0;0;IF([.AZ76]&lt;5;1;IF([.AZ76]&lt;10;2;3)))+IF([.BA76]=&quot;A&quot;;0;IF([.BA76]=&quot;A+&quot;;0;IF([.BA76]=&quot;B&quot;;1;5)))+IF([.BB76]=&quot;Self&quot;;0;IF([.BB76]=&quot;CloudFlare&quot;;2;IF([.BB76]=&quot;Incapsula&quot;;2;3)))" office:value-type="float" office:value="0" calcext:value-type="float">
            <text:p>0</text:p>
          </table:table-cell>
          <table:table-cell table:style-name="ce52" table:formula="of:=IF([.BC76]&lt;PricePercentile33;0;IF([.BC76]&lt;PricePercentile66;1;2))+IF([.BD76]&lt;ConPricePercentile33;0;IF([.BD76]&lt;ConPricePercentile66;1;2))+IF([.BE76]=&quot;Free&quot;;0;IF([.BE76]=&quot;Yes&quot;;0;1))+IF([.BF76]=&quot;Free&quot;;0;IF([.BF76]&gt;29;0;IF([.BF76]&gt;13;1;IF([.BF76]&gt;6;2;3))))" office:value-type="float" office:value="7" calcext:value-type="float">
            <text:p>7</text:p>
          </table:table-cell>
          <table:table-cell table:style-name="ce58" table:formula="of:=IF([.BG76]=&quot;Yes&quot;;1;0)+IF([.BH76]=&quot;Yes&quot;;1;0)+IF([.BI76]=&quot;Yes&quot;;1;0)+IF([.BJ76]=&quot;No&quot;;1;IF([.BJ76]=&quot;&quot;;0;IF([.BJ76]=&quot;Some&quot;;0.5;0)))+IF([.BK76]=&quot;No&quot;;1;IF([.BK76]=&quot;&quot;;0;IF([.BK76]=&quot;Some&quot;;0.5;0)))+IF([.BL76]=&quot;No&quot;;1;IF([.BL76]=&quot;&quot;;0;IF([.BL76]=&quot;Some&quot;;0.5;0)))+IF([.BM76]=&quot;&quot;;0;1)+IF([.BN76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Sweden</text:p>
          </table:table-cell>
          <table:table-cell table:style-name="ce75" table:formula="of:=IF(OR([.L76]=&quot;USA&quot;;[.L76]=&quot;UK&quot;;[.L76]=&quot;Canada&quot;;[.L76]=&quot;Australia&quot;;[.L76]=&quot;New Zealand&quot;);&quot;Five&quot;;(IF(OR([.L76]=&quot;Denmark&quot;;[.L76]=&quot;France&quot;;[.L76]=&quot;Netherlands&quot;;[.L76]=&quot;Norway&quot;);&quot;Nine&quot;;IF(OR([.L76]=&quot;Belgium&quot;;[.L76]=&quot;Germany&quot;;[.L76]=&quot;Italy&quot;;[.L76]=&quot;Spain&quot;;[.L76]=&quot;Sweden&quot;);&quot;Fourteen&quot;;IF([.L76]=&quot;&quot;;&quot;Not Disclosed&quot;;IF(OR([.L76]=&quot;British Virgin Islands&quot;;[.L76]=&quot;Gibraltar&quot;;[.L76]=&quot;British Indian Ocean&quot;;[.L76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76]=&quot;Five&quot;);[.AC76]=&quot;Yes&quot;;[.W76]=&quot;Yes&quot;;OR([.T76]=&quot;Email&quot;;[.T76]=&quot;Yes&quot;);[.O76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1" calcext:value-type="float">
            <text:p>1</text:p>
          </table:table-cell>
          <table:table-cell table:style-name="ce192" office:value-type="float" office:value="50" calcext:value-type="float">
            <text:p>50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56" calcext:value-type="float">
            <text:p>$6.56</text:p>
          </table:table-cell>
          <table:table-cell table:style-name="ce235" table:formula="of:=[.BC76]/[.AT76]" office:value-type="float" office:value="3.28" calcext:value-type="float">
            <text:p>$3.28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IPVanish</text:p>
          </table:table-cell>
          <table:table-cell table:style-name="ce18" table:formula="of:=IF(OR([.M77]=&quot;Five&quot;);3;0)+IF(OR([.M77]=&quot;Not Disclosed&quot;);1.5;0)+IF(OR([.M77]=&quot;Nine&quot;;[.M77]=&quot;Fourteen&quot;;[.M77]=&quot;See Note&quot;;[.M77]=&quot;Cooperative&quot;);1;0)+IF(OR([.N77]=&quot;Yes&quot;);2;0)+IF(OR([.N77]=&quot;Not Disclosed&quot;);1.5;0)+IF(OR([.N77]=&quot;Owned&quot;);1;0)" office:value-type="float" office:value="5" calcext:value-type="float">
            <text:p>5</text:p>
          </table:table-cell>
          <table:table-cell table:style-name="ce26" table:formula="of:=COUNTIF([.P77:.S77];&quot;Yes&quot;)+(0.5*COUNTIF([.P77:.S77];&quot;&quot;))+(0.5*COUNTIF([.P77:.S77];&quot;See Note&quot;))+(3*COUNTIF([.O77];&quot;Yes&quot;))" office:value-type="float" office:value="2" calcext:value-type="float">
            <text:p>2</text:p>
          </table:table-cell>
          <table:table-cell table:style-name="ce31" table:formula="of:=(3*COUNTIF([.T77];&quot;No&quot;))+COUNTIF([.W77:.X77];&quot;No&quot;)" office:value-type="float" office:value="2" calcext:value-type="float">
            <text:p>2</text:p>
          </table:table-cell>
          <table:table-cell table:style-name="ce35" table:formula="of:=COUNTIF([.AA77];&quot;No&quot;)+COUNTIF([.AB77];&quot;No&quot;)+(0.5*COUNTIF([.AB77];&quot;See Note&quot;))+(3*COUNTIF([.AC77];&quot;No&quot;))+COUNTIF([.AL77];&quot;Yes&quot;)+(0.5*COUNTIF([.AL77];&quot;Some&quot;))+COUNTIF([.AM77];&quot;Yes&quot;)+(0.5*COUNTIF([.AM77];&quot;Some&quot;))" office:value-type="float" office:value="0.5" calcext:value-type="float">
            <text:p>0.5</text:p>
          </table:table-cell>
          <table:table-cell table:style-name="ce39" table:formula="of:=(IF(OR([.AP77]=&quot;MPPE-128&quot;;[.AP77]=&quot;Blowfish-64&quot;);1;(IF(OR([.AP77]=&quot;See Note&quot;;[.AP77]=&quot;Blowfish-128&quot;);0.5;IF(OR([.AP77]=&quot;AES-128&quot;;[.AP77]=&quot;AES-160&quot;;[.AP77]=&quot;AES-192&quot;;[.AP77]=&quot;AES-256&quot;);0;0)))+(IF(OR([.AQ77]=&quot;MPPE-128&quot;;[.AQ77]=&quot;Blowfish-64&quot;);2;(IF(OR([.AQ77]=&quot;See Note&quot;;[.AQ77]=&quot;Blowfish-128&quot;;[.AQ77]=&quot;&quot;);1;IF(OR([.AQ77]=&quot;AES-128&quot;;[.AQ77]=&quot;AES-160&quot;;[.AQ77]=&quot;AES-192&quot;;[.AQ77]=&quot;AES-256&quot;);0;0)))))))+IF(OR([.AR77]=&quot;MS-CHAPv2&quot;;[.AR77]=&quot;RSA-RC4&quot;;[.AR77]=&quot;RSA-1024&quot;);1;IF(OR([.AR77]=&quot;See Note&quot;;[.AR77]=&quot;&quot;);0.5;IF(OR([.AR77]=&quot;RSA-4096&quot;;[.AR77]=&quot;RSA-2048&quot;;[.AR77]=&quot;DH-2048&quot;;[.AR77]=&quot;CA-4096&quot;);0;0)))+IF(OR([.AS77]=&quot;MS-CHAPv2&quot;;[.AS77]=&quot;RSA-RC4&quot;;[.AS77]=&quot;RSA-1024&quot;);2;IF(OR([.AS77]=&quot;See Note&quot;;[.AS77]=&quot;&quot;);1;IF(OR([.AS77]=&quot;RSA-4096&quot;;[.AS77]=&quot;RSA-2048&quot;;[.AS77]=&quot;DH-2048&quot;);0;0)))" office:value-type="float" office:value="1.5" calcext:value-type="float">
            <text:p>1.5</text:p>
          </table:table-cell>
          <table:table-cell table:style-name="ce43" table:formula="of:=IF([.AT77]&lt;3;2;0)+IF([.AU77]&lt;10;1;IF([.AU77]=&quot;&quot;;1;0))+IF([.AV77]&lt;3;2;IF([.AV77]&lt;10;1;IF([.AV77]=&quot;&quot;;1;0)))" office:value-type="float" office:value="0" calcext:value-type="float">
            <text:p>0</text:p>
          </table:table-cell>
          <table:table-cell table:style-name="ce48" table:formula="of:=IF([.AX77]=0;0;IF([.AX77]&lt;5;1;IF([.AX77]&lt;10;2;3)))+IF([.AY77]=0;0;IF([.AY77]&lt;3;1;IF([.AY77]&lt;10;2;3)))+IF([.AZ77]=0;0;IF([.AZ77]&lt;5;1;IF([.AZ77]&lt;10;2;3)))+IF([.BA77]=&quot;A&quot;;0;IF([.BA77]=&quot;A+&quot;;0;IF([.BA77]=&quot;B&quot;;1;5)))+IF([.BB77]=&quot;Self&quot;;0;IF([.BB77]=&quot;CloudFlare&quot;;2;IF([.BB77]=&quot;Incapsula&quot;;2;3)))" office:value-type="float" office:value="7" calcext:value-type="float">
            <text:p>7</text:p>
          </table:table-cell>
          <table:table-cell table:style-name="ce52" table:formula="of:=IF([.BC77]&lt;PricePercentile33;0;IF([.BC77]&lt;PricePercentile66;1;2))+IF([.BD77]&lt;ConPricePercentile33;0;IF([.BD77]&lt;ConPricePercentile66;1;2))+IF([.BE77]=&quot;Free&quot;;0;IF([.BE77]=&quot;Yes&quot;;0;1))+IF([.BF77]=&quot;Free&quot;;0;IF([.BF77]&gt;29;0;IF([.BF77]&gt;13;1;IF([.BF77]&gt;6;2;3))))" office:value-type="float" office:value="5" calcext:value-type="float">
            <text:p>5</text:p>
          </table:table-cell>
          <table:table-cell table:style-name="ce58" table:formula="of:=IF([.BG77]=&quot;Yes&quot;;1;0)+IF([.BH77]=&quot;Yes&quot;;1;0)+IF([.BI77]=&quot;Yes&quot;;1;0)+IF([.BJ77]=&quot;No&quot;;1;IF([.BJ77]=&quot;&quot;;0;IF([.BJ77]=&quot;Some&quot;;0.5;0)))+IF([.BK77]=&quot;No&quot;;1;IF([.BK77]=&quot;&quot;;0;IF([.BK77]=&quot;Some&quot;;0.5;0)))+IF([.BL77]=&quot;No&quot;;1;IF([.BL77]=&quot;&quot;;0;IF([.BL77]=&quot;Some&quot;;0.5;0)))+IF([.BM77]=&quot;&quot;;0;1)+IF([.BN77]=&quot;&quot;;0;1)" office:value-type="float" office:value="6" calcext:value-type="float">
            <text:p>6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77]=&quot;USA&quot;;[.L77]=&quot;UK&quot;;[.L77]=&quot;Canada&quot;;[.L77]=&quot;Australia&quot;;[.L77]=&quot;New Zealand&quot;);&quot;Five&quot;;(IF(OR([.L77]=&quot;Denmark&quot;;[.L77]=&quot;France&quot;;[.L77]=&quot;Netherlands&quot;;[.L77]=&quot;Norway&quot;);&quot;Nine&quot;;IF(OR([.L77]=&quot;Belgium&quot;;[.L77]=&quot;Germany&quot;;[.L77]=&quot;Italy&quot;;[.L77]=&quot;Spain&quot;;[.L77]=&quot;Sweden&quot;);&quot;Fourteen&quot;;IF([.L77]=&quot;&quot;;&quot;Not Disclosed&quot;;IF(OR([.L77]=&quot;British Virgin Islands&quot;;[.L77]=&quot;Gibraltar&quot;;[.L77]=&quot;British Indian Ocean&quot;;[.L77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77]=&quot;Five&quot;);[.AC77]=&quot;Yes&quot;;[.W77]=&quot;Yes&quot;;OR([.T77]=&quot;Email&quot;;[.T77]=&quot;Yes&quot;);[.O7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No</text:p>
          </table:table-cell>
          <table:table-cell table:style-name="ce161" office:value-type="float" office:value="28.48" calcext:value-type="float">
            <text:p>28.48</text:p>
          </table:table-cell>
          <table:table-cell table:style-name="ce166" office:value-type="float" office:value="7.84" calcext:value-type="float">
            <text:p>7.84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60" calcext:value-type="float">
            <text:p>60</text:p>
          </table:table-cell>
          <table:table-cell table:style-name="ce192" office:value-type="float" office:value="500" calcext:value-type="float">
            <text:p>500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9" calcext:value-type="float">
            <text:p>9</text:p>
          </table:table-cell>
          <table:table-cell table:style-name="ce208" office:value-type="float" office:value="7" calcext:value-type="float">
            <text:p>7</text:p>
          </table:table-cell>
          <table:table-cell table:style-name="ce213" office:value-type="float" office:value="20" calcext:value-type="float">
            <text:p>2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49" calcext:value-type="float">
            <text:p>$6.49</text:p>
          </table:table-cell>
          <table:table-cell table:style-name="ce235" table:formula="of:=[.BC77]/[.AT77]" office:value-type="float" office:value="1.298" calcext:value-type="float">
            <text:p>$1.3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ronsocket</text:p>
          </table:table-cell>
          <table:table-cell table:style-name="ce18" table:formula="of:=IF(OR([.M78]=&quot;Five&quot;);3;0)+IF(OR([.M78]=&quot;Not Disclosed&quot;);1.5;0)+IF(OR([.M78]=&quot;Nine&quot;;[.M78]=&quot;Fourteen&quot;;[.M78]=&quot;See Note&quot;;[.M78]=&quot;Cooperative&quot;);1;0)+IF(OR([.N78]=&quot;Yes&quot;);2;0)+IF(OR([.N78]=&quot;Not Disclosed&quot;);1.5;0)+IF(OR([.N78]=&quot;Owned&quot;);1;0)" office:value-type="float" office:value="0" calcext:value-type="float">
            <text:p>0</text:p>
          </table:table-cell>
          <table:table-cell table:style-name="ce26" table:formula="of:=COUNTIF([.P78:.S78];&quot;Yes&quot;)+(0.5*COUNTIF([.P78:.S78];&quot;&quot;))+(0.5*COUNTIF([.P78:.S78];&quot;See Note&quot;))+(3*COUNTIF([.O78];&quot;Yes&quot;))" office:value-type="float" office:value="3.5" calcext:value-type="float">
            <text:p>3.5</text:p>
          </table:table-cell>
          <table:table-cell table:style-name="ce31" table:formula="of:=(3*COUNTIF([.T78];&quot;No&quot;))+COUNTIF([.W78:.X78];&quot;No&quot;)" office:value-type="float" office:value="1" calcext:value-type="float">
            <text:p>1</text:p>
          </table:table-cell>
          <table:table-cell table:style-name="ce35" table:formula="of:=COUNTIF([.AA78];&quot;No&quot;)+COUNTIF([.AB78];&quot;No&quot;)+(0.5*COUNTIF([.AB78];&quot;See Note&quot;))+(3*COUNTIF([.AC78];&quot;No&quot;))+COUNTIF([.AL78];&quot;Yes&quot;)+(0.5*COUNTIF([.AL78];&quot;Some&quot;))+COUNTIF([.AM78];&quot;Yes&quot;)+(0.5*COUNTIF([.AM78];&quot;Some&quot;))" office:value-type="float" office:value="1.5" calcext:value-type="float">
            <text:p>1.5</text:p>
          </table:table-cell>
          <table:table-cell table:style-name="ce39" table:formula="of:=(IF(OR([.AP78]=&quot;MPPE-128&quot;;[.AP78]=&quot;Blowfish-64&quot;);1;(IF(OR([.AP78]=&quot;See Note&quot;;[.AP78]=&quot;Blowfish-128&quot;);0.5;IF(OR([.AP78]=&quot;AES-128&quot;;[.AP78]=&quot;AES-160&quot;;[.AP78]=&quot;AES-192&quot;;[.AP78]=&quot;AES-256&quot;);0;0)))+(IF(OR([.AQ78]=&quot;MPPE-128&quot;;[.AQ78]=&quot;Blowfish-64&quot;);2;(IF(OR([.AQ78]=&quot;See Note&quot;;[.AQ78]=&quot;Blowfish-128&quot;;[.AQ78]=&quot;&quot;);1;IF(OR([.AQ78]=&quot;AES-128&quot;;[.AQ78]=&quot;AES-160&quot;;[.AQ78]=&quot;AES-192&quot;;[.AQ78]=&quot;AES-256&quot;);0;0)))))))+IF(OR([.AR78]=&quot;MS-CHAPv2&quot;;[.AR78]=&quot;RSA-RC4&quot;;[.AR78]=&quot;RSA-1024&quot;);1;IF(OR([.AR78]=&quot;See Note&quot;;[.AR78]=&quot;&quot;);0.5;IF(OR([.AR78]=&quot;RSA-4096&quot;;[.AR78]=&quot;RSA-2048&quot;;[.AR78]=&quot;DH-2048&quot;;[.AR78]=&quot;CA-4096&quot;);0;0)))+IF(OR([.AS78]=&quot;MS-CHAPv2&quot;;[.AS78]=&quot;RSA-RC4&quot;;[.AS78]=&quot;RSA-1024&quot;);2;IF(OR([.AS78]=&quot;See Note&quot;;[.AS78]=&quot;&quot;);1;IF(OR([.AS78]=&quot;RSA-4096&quot;;[.AS78]=&quot;RSA-2048&quot;;[.AS78]=&quot;DH-2048&quot;);0;0)))" office:value-type="float" office:value="0.5" calcext:value-type="float">
            <text:p>0.5</text:p>
          </table:table-cell>
          <table:table-cell table:style-name="ce43" table:formula="of:=IF([.AT78]&lt;3;2;0)+IF([.AU78]&lt;10;1;IF([.AU78]=&quot;&quot;;1;0))+IF([.AV78]&lt;3;2;IF([.AV78]&lt;10;1;IF([.AV78]=&quot;&quot;;1;0)))" office:value-type="float" office:value="0" calcext:value-type="float">
            <text:p>0</text:p>
          </table:table-cell>
          <table:table-cell table:style-name="ce48" table:formula="of:=IF([.AX78]=0;0;IF([.AX78]&lt;5;1;IF([.AX78]&lt;10;2;3)))+IF([.AY78]=0;0;IF([.AY78]&lt;3;1;IF([.AY78]&lt;10;2;3)))+IF([.AZ78]=0;0;IF([.AZ78]&lt;5;1;IF([.AZ78]&lt;10;2;3)))+IF([.BA78]=&quot;A&quot;;0;IF([.BA78]=&quot;A+&quot;;0;IF([.BA78]=&quot;B&quot;;1;5)))+IF([.BB78]=&quot;Self&quot;;0;IF([.BB78]=&quot;CloudFlare&quot;;2;IF([.BB78]=&quot;Incapsula&quot;;2;3)))" office:value-type="float" office:value="5" calcext:value-type="float">
            <text:p>5</text:p>
          </table:table-cell>
          <table:table-cell table:style-name="ce52" table:formula="of:=IF([.BC78]&lt;PricePercentile33;0;IF([.BC78]&lt;PricePercentile66;1;2))+IF([.BD78]&lt;ConPricePercentile33;0;IF([.BD78]&lt;ConPricePercentile66;1;2))+IF([.BE78]=&quot;Free&quot;;0;IF([.BE78]=&quot;Yes&quot;;0;1))+IF([.BF78]=&quot;Free&quot;;0;IF([.BF78]&gt;29;0;IF([.BF78]&gt;13;1;IF([.BF78]&gt;6;2;3))))" office:value-type="float" office:value="4" calcext:value-type="float">
            <text:p>4</text:p>
          </table:table-cell>
          <table:table-cell table:style-name="ce58" table:formula="of:=IF([.BG78]=&quot;Yes&quot;;1;0)+IF([.BH78]=&quot;Yes&quot;;1;0)+IF([.BI78]=&quot;Yes&quot;;1;0)+IF([.BJ78]=&quot;No&quot;;1;IF([.BJ78]=&quot;&quot;;0;IF([.BJ78]=&quot;Some&quot;;0.5;0)))+IF([.BK78]=&quot;No&quot;;1;IF([.BK78]=&quot;&quot;;0;IF([.BK78]=&quot;Some&quot;;0.5;0)))+IF([.BL78]=&quot;No&quot;;1;IF([.BL78]=&quot;&quot;;0;IF([.BL78]=&quot;Some&quot;;0.5;0)))+IF([.BM78]=&quot;&quot;;0;1)+IF([.BN78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78]=&quot;USA&quot;;[.L78]=&quot;UK&quot;;[.L78]=&quot;Canada&quot;;[.L78]=&quot;Australia&quot;;[.L78]=&quot;New Zealand&quot;);&quot;Five&quot;;(IF(OR([.L78]=&quot;Denmark&quot;;[.L78]=&quot;France&quot;;[.L78]=&quot;Netherlands&quot;;[.L78]=&quot;Norway&quot;);&quot;Nine&quot;;IF(OR([.L78]=&quot;Belgium&quot;;[.L78]=&quot;Germany&quot;;[.L78]=&quot;Italy&quot;;[.L78]=&quot;Spain&quot;;[.L78]=&quot;Sweden&quot;);&quot;Fourteen&quot;;IF([.L78]=&quot;&quot;;&quot;Not Disclosed&quot;;IF(OR([.L78]=&quot;British Virgin Islands&quot;;[.L78]=&quot;Gibraltar&quot;;[.L78]=&quot;British Indian Ocean&quot;;[.L78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8]=&quot;Five&quot;);[.AC78]=&quot;Yes&quot;;[.W78]=&quot;Yes&quot;;OR([.T78]=&quot;Email&quot;;[.T78]=&quot;Yes&quot;);[.O78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number-columns-repeated="2"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35" calcext:value-type="float">
            <text:p>35</text:p>
          </table:table-cell>
          <table:table-cell table:style-name="ce192" office:value-type="float" office:value="50" calcext:value-type="float">
            <text:p>50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8" calcext:value-type="float">
            <text:p>18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16" calcext:value-type="float">
            <text:p>$4.16</text:p>
          </table:table-cell>
          <table:table-cell table:style-name="ce235" table:formula="of:=[.BC78]/[.AT78]" office:value-type="float" office:value="1.38666666666667" calcext:value-type="float">
            <text:p>$1.3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vacy</text:p>
          </table:table-cell>
          <table:table-cell table:style-name="ce18" table:formula="of:=IF(OR([.M79]=&quot;Five&quot;);3;0)+IF(OR([.M79]=&quot;Not Disclosed&quot;);1.5;0)+IF(OR([.M79]=&quot;Nine&quot;;[.M79]=&quot;Fourteen&quot;;[.M79]=&quot;See Note&quot;;[.M79]=&quot;Cooperative&quot;);1;0)+IF(OR([.N79]=&quot;Yes&quot;);2;0)+IF(OR([.N79]=&quot;Not Disclosed&quot;);1.5;0)+IF(OR([.N79]=&quot;Owned&quot;);1;0)" office:value-type="float" office:value="0" calcext:value-type="float">
            <text:p>0</text:p>
          </table:table-cell>
          <table:table-cell table:style-name="ce26" table:formula="of:=COUNTIF([.P79:.S79];&quot;Yes&quot;)+(0.5*COUNTIF([.P79:.S79];&quot;&quot;))+(0.5*COUNTIF([.P79:.S79];&quot;See Note&quot;))+(3*COUNTIF([.O79];&quot;Yes&quot;))" office:value-type="float" office:value="2" calcext:value-type="float">
            <text:p>2</text:p>
          </table:table-cell>
          <table:table-cell table:style-name="ce31" table:formula="of:=(3*COUNTIF([.T79];&quot;No&quot;))+COUNTIF([.W79:.X79];&quot;No&quot;)" office:value-type="float" office:value="4" calcext:value-type="float">
            <text:p>4</text:p>
          </table:table-cell>
          <table:table-cell table:style-name="ce35" table:formula="of:=COUNTIF([.AA79];&quot;No&quot;)+COUNTIF([.AB79];&quot;No&quot;)+(0.5*COUNTIF([.AB79];&quot;See Note&quot;))+(3*COUNTIF([.AC79];&quot;No&quot;))+COUNTIF([.AL79];&quot;Yes&quot;)+(0.5*COUNTIF([.AL79];&quot;Some&quot;))+COUNTIF([.AM79];&quot;Yes&quot;)+(0.5*COUNTIF([.AM79];&quot;Some&quot;))" office:value-type="float" office:value="1" calcext:value-type="float">
            <text:p>1</text:p>
          </table:table-cell>
          <table:table-cell table:style-name="ce39" table:formula="of:=(IF(OR([.AP79]=&quot;MPPE-128&quot;;[.AP79]=&quot;Blowfish-64&quot;);1;(IF(OR([.AP79]=&quot;See Note&quot;;[.AP79]=&quot;Blowfish-128&quot;);0.5;IF(OR([.AP79]=&quot;AES-128&quot;;[.AP79]=&quot;AES-160&quot;;[.AP79]=&quot;AES-192&quot;;[.AP79]=&quot;AES-256&quot;);0;0)))+(IF(OR([.AQ79]=&quot;MPPE-128&quot;;[.AQ79]=&quot;Blowfish-64&quot;);2;(IF(OR([.AQ79]=&quot;See Note&quot;;[.AQ79]=&quot;Blowfish-128&quot;;[.AQ79]=&quot;&quot;);1;IF(OR([.AQ79]=&quot;AES-128&quot;;[.AQ79]=&quot;AES-160&quot;;[.AQ79]=&quot;AES-192&quot;;[.AQ79]=&quot;AES-256&quot;);0;0)))))))+IF(OR([.AR79]=&quot;MS-CHAPv2&quot;;[.AR79]=&quot;RSA-RC4&quot;;[.AR79]=&quot;RSA-1024&quot;);1;IF(OR([.AR79]=&quot;See Note&quot;;[.AR79]=&quot;&quot;);0.5;IF(OR([.AR79]=&quot;RSA-4096&quot;;[.AR79]=&quot;RSA-2048&quot;;[.AR79]=&quot;DH-2048&quot;;[.AR79]=&quot;CA-4096&quot;);0;0)))+IF(OR([.AS79]=&quot;MS-CHAPv2&quot;;[.AS79]=&quot;RSA-RC4&quot;;[.AS79]=&quot;RSA-1024&quot;);2;IF(OR([.AS79]=&quot;See Note&quot;;[.AS79]=&quot;&quot;);1;IF(OR([.AS79]=&quot;RSA-4096&quot;;[.AS79]=&quot;RSA-2048&quot;;[.AS79]=&quot;DH-2048&quot;);0;0)))" office:value-type="float" office:value="2.5" calcext:value-type="float">
            <text:p>2.5</text:p>
          </table:table-cell>
          <table:table-cell table:style-name="ce43" table:formula="of:=IF([.AT79]&lt;3;2;0)+IF([.AU79]&lt;10;1;IF([.AU79]=&quot;&quot;;1;0))+IF([.AV79]&lt;3;2;IF([.AV79]&lt;10;1;IF([.AV79]=&quot;&quot;;1;0)))" office:value-type="float" office:value="0" calcext:value-type="float">
            <text:p>0</text:p>
          </table:table-cell>
          <table:table-cell table:style-name="ce48" table:formula="of:=IF([.AX79]=0;0;IF([.AX79]&lt;5;1;IF([.AX79]&lt;10;2;3)))+IF([.AY79]=0;0;IF([.AY79]&lt;3;1;IF([.AY79]&lt;10;2;3)))+IF([.AZ79]=0;0;IF([.AZ79]&lt;5;1;IF([.AZ79]&lt;10;2;3)))+IF([.BA79]=&quot;A&quot;;0;IF([.BA79]=&quot;A+&quot;;0;IF([.BA79]=&quot;B&quot;;1;5)))+IF([.BB79]=&quot;Self&quot;;0;IF([.BB79]=&quot;CloudFlare&quot;;2;IF([.BB79]=&quot;Incapsula&quot;;2;3)))" office:value-type="float" office:value="7" calcext:value-type="float">
            <text:p>7</text:p>
          </table:table-cell>
          <table:table-cell table:style-name="ce52" table:formula="of:=IF([.BC79]&lt;PricePercentile33;0;IF([.BC79]&lt;PricePercentile66;1;2))+IF([.BD79]&lt;ConPricePercentile33;0;IF([.BD79]&lt;ConPricePercentile66;1;2))+IF([.BE79]=&quot;Free&quot;;0;IF([.BE79]=&quot;Yes&quot;;0;1))+IF([.BF79]=&quot;Free&quot;;0;IF([.BF79]&gt;29;0;IF([.BF79]&gt;13;1;IF([.BF79]&gt;6;2;3))))" office:value-type="float" office:value="6" calcext:value-type="float">
            <text:p>6</text:p>
          </table:table-cell>
          <table:table-cell table:style-name="ce58" table:formula="of:=IF([.BG79]=&quot;Yes&quot;;1;0)+IF([.BH79]=&quot;Yes&quot;;1;0)+IF([.BI79]=&quot;Yes&quot;;1;0)+IF([.BJ79]=&quot;No&quot;;1;IF([.BJ79]=&quot;&quot;;0;IF([.BJ79]=&quot;Some&quot;;0.5;0)))+IF([.BK79]=&quot;No&quot;;1;IF([.BK79]=&quot;&quot;;0;IF([.BK79]=&quot;Some&quot;;0.5;0)))+IF([.BL79]=&quot;No&quot;;1;IF([.BL79]=&quot;&quot;;0;IF([.BL79]=&quot;Some&quot;;0.5;0)))+IF([.BM79]=&quot;&quot;;0;1)+IF([.BN79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79]=&quot;USA&quot;;[.L79]=&quot;UK&quot;;[.L79]=&quot;Canada&quot;;[.L79]=&quot;Australia&quot;;[.L79]=&quot;New Zealand&quot;);&quot;Five&quot;;(IF(OR([.L79]=&quot;Denmark&quot;;[.L79]=&quot;France&quot;;[.L79]=&quot;Netherlands&quot;;[.L79]=&quot;Norway&quot;);&quot;Nine&quot;;IF(OR([.L79]=&quot;Belgium&quot;;[.L79]=&quot;Germany&quot;;[.L79]=&quot;Italy&quot;;[.L79]=&quot;Spain&quot;;[.L79]=&quot;Sweden&quot;);&quot;Fourteen&quot;;IF([.L79]=&quot;&quot;;&quot;Not Disclosed&quot;;IF(OR([.L79]=&quot;British Virgin Islands&quot;;[.L79]=&quot;Gibraltar&quot;;[.L79]=&quot;British Indian Ocean&quot;;[.L79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79]=&quot;Five&quot;);[.AC79]=&quot;Yes&quot;;[.W79]=&quot;Yes&quot;;OR([.T79]=&quot;Email&quot;;[.T79]=&quot;Yes&quot;);[.O79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0" calcext:value-type="float">
            <text:p>40</text:p>
          </table:table-cell>
          <table:table-cell table:style-name="ce192" office:value-type="float" office:value="250" calcext:value-type="float">
            <text:p>250</text:p>
          </table:table-cell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1" calcext:value-type="float">
            <text:p>11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11.95" calcext:value-type="float">
            <text:p>$11.95</text:p>
          </table:table-cell>
          <table:table-cell table:style-name="ce235" table:formula="of:=[.BC79]/[.AT79]" office:value-type="float" office:value="2.39" calcext:value-type="float">
            <text:p>$2.3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IVPN</text:p>
          </table:table-cell>
          <table:table-cell table:style-name="ce18" table:formula="of:=IF(OR([.M80]=&quot;Five&quot;);3;0)+IF(OR([.M80]=&quot;Not Disclosed&quot;);1.5;0)+IF(OR([.M80]=&quot;Nine&quot;;[.M80]=&quot;Fourteen&quot;;[.M80]=&quot;See Note&quot;;[.M80]=&quot;Cooperative&quot;);1;0)+IF(OR([.N80]=&quot;Yes&quot;);2;0)+IF(OR([.N80]=&quot;Not Disclosed&quot;);1.5;0)+IF(OR([.N80]=&quot;Owned&quot;);1;0)" office:value-type="float" office:value="2" calcext:value-type="float">
            <text:p>2</text:p>
          </table:table-cell>
          <table:table-cell table:style-name="ce26" table:formula="of:=COUNTIF([.P80:.S80];&quot;Yes&quot;)+(0.5*COUNTIF([.P80:.S80];&quot;&quot;))+(0.5*COUNTIF([.P80:.S80];&quot;See Note&quot;))+(3*COUNTIF([.O80];&quot;Yes&quot;))" office:value-type="float" office:value="0" calcext:value-type="float">
            <text:p>0</text:p>
          </table:table-cell>
          <table:table-cell table:style-name="ce31" table:formula="of:=(3*COUNTIF([.T80];&quot;No&quot;))+COUNTIF([.W80:.X80];&quot;No&quot;)" office:value-type="float" office:value="0" calcext:value-type="float">
            <text:p>0</text:p>
          </table:table-cell>
          <table:table-cell table:style-name="ce35" table:formula="of:=COUNTIF([.AA80];&quot;No&quot;)+COUNTIF([.AB80];&quot;No&quot;)+(0.5*COUNTIF([.AB80];&quot;See Note&quot;))+(3*COUNTIF([.AC80];&quot;No&quot;))+COUNTIF([.AL80];&quot;Yes&quot;)+(0.5*COUNTIF([.AL80];&quot;Some&quot;))+COUNTIF([.AM80];&quot;Yes&quot;)+(0.5*COUNTIF([.AM80];&quot;Some&quot;))" office:value-type="float" office:value="0" calcext:value-type="float">
            <text:p>0</text:p>
          </table:table-cell>
          <table:table-cell table:style-name="ce39" table:formula="of:=(IF(OR([.AP80]=&quot;MPPE-128&quot;;[.AP80]=&quot;Blowfish-64&quot;);1;(IF(OR([.AP80]=&quot;See Note&quot;;[.AP80]=&quot;Blowfish-128&quot;);0.5;IF(OR([.AP80]=&quot;AES-128&quot;;[.AP80]=&quot;AES-160&quot;;[.AP80]=&quot;AES-192&quot;;[.AP80]=&quot;AES-256&quot;);0;0)))+(IF(OR([.AQ80]=&quot;MPPE-128&quot;;[.AQ80]=&quot;Blowfish-64&quot;);2;(IF(OR([.AQ80]=&quot;See Note&quot;;[.AQ80]=&quot;Blowfish-128&quot;;[.AQ80]=&quot;&quot;);1;IF(OR([.AQ80]=&quot;AES-128&quot;;[.AQ80]=&quot;AES-160&quot;;[.AQ80]=&quot;AES-192&quot;;[.AQ80]=&quot;AES-256&quot;);0;0)))))))+IF(OR([.AR80]=&quot;MS-CHAPv2&quot;;[.AR80]=&quot;RSA-RC4&quot;;[.AR80]=&quot;RSA-1024&quot;);1;IF(OR([.AR80]=&quot;See Note&quot;;[.AR80]=&quot;&quot;);0.5;IF(OR([.AR80]=&quot;RSA-4096&quot;;[.AR80]=&quot;RSA-2048&quot;;[.AR80]=&quot;DH-2048&quot;;[.AR80]=&quot;CA-4096&quot;);0;0)))+IF(OR([.AS80]=&quot;MS-CHAPv2&quot;;[.AS80]=&quot;RSA-RC4&quot;;[.AS80]=&quot;RSA-1024&quot;);2;IF(OR([.AS80]=&quot;See Note&quot;;[.AS80]=&quot;&quot;);1;IF(OR([.AS80]=&quot;RSA-4096&quot;;[.AS80]=&quot;RSA-2048&quot;;[.AS80]=&quot;DH-2048&quot;);0;0)))" office:value-type="float" office:value="0" calcext:value-type="float">
            <text:p>0</text:p>
          </table:table-cell>
          <table:table-cell table:style-name="ce43" table:formula="of:=IF([.AT80]&lt;3;2;0)+IF([.AU80]&lt;10;1;IF([.AU80]=&quot;&quot;;1;0))+IF([.AV80]&lt;3;2;IF([.AV80]&lt;10;1;IF([.AV80]=&quot;&quot;;1;0)))" office:value-type="float" office:value="0" calcext:value-type="float">
            <text:p>0</text:p>
          </table:table-cell>
          <table:table-cell table:style-name="ce48" table:formula="of:=IF([.AX80]=0;0;IF([.AX80]&lt;5;1;IF([.AX80]&lt;10;2;3)))+IF([.AY80]=0;0;IF([.AY80]&lt;3;1;IF([.AY80]&lt;10;2;3)))+IF([.AZ80]=0;0;IF([.AZ80]&lt;5;1;IF([.AZ80]&lt;10;2;3)))+IF([.BA80]=&quot;A&quot;;0;IF([.BA80]=&quot;A+&quot;;0;IF([.BA80]=&quot;B&quot;;1;5)))+IF([.BB80]=&quot;Self&quot;;0;IF([.BB80]=&quot;CloudFlare&quot;;2;IF([.BB80]=&quot;Incapsula&quot;;2;3)))" office:value-type="float" office:value="1" calcext:value-type="float">
            <text:p>1</text:p>
          </table:table-cell>
          <table:table-cell table:style-name="ce52" table:formula="of:=IF([.BC80]&lt;PricePercentile33;0;IF([.BC80]&lt;PricePercentile66;1;2))+IF([.BD80]&lt;ConPricePercentile33;0;IF([.BD80]&lt;ConPricePercentile66;1;2))+IF([.BE80]=&quot;Free&quot;;0;IF([.BE80]=&quot;Yes&quot;;0;1))+IF([.BF80]=&quot;Free&quot;;0;IF([.BF80]&gt;29;0;IF([.BF80]&gt;13;1;IF([.BF80]&gt;6;2;3))))" office:value-type="float" office:value="5" calcext:value-type="float">
            <text:p>5</text:p>
          </table:table-cell>
          <table:table-cell table:style-name="ce58" table:formula="of:=IF([.BG80]=&quot;Yes&quot;;1;0)+IF([.BH80]=&quot;Yes&quot;;1;0)+IF([.BI80]=&quot;Yes&quot;;1;0)+IF([.BJ80]=&quot;No&quot;;1;IF([.BJ80]=&quot;&quot;;0;IF([.BJ80]=&quot;Some&quot;;0.5;0)))+IF([.BK80]=&quot;No&quot;;1;IF([.BK80]=&quot;&quot;;0;IF([.BK80]=&quot;Some&quot;;0.5;0)))+IF([.BL80]=&quot;No&quot;;1;IF([.BL80]=&quot;&quot;;0;IF([.BL80]=&quot;Some&quot;;0.5;0)))+IF([.BM80]=&quot;&quot;;0;1)+IF([.BN80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Gibraltar</text:p>
          </table:table-cell>
          <table:table-cell table:style-name="ce75" table:formula="of:=IF(OR([.L80]=&quot;USA&quot;;[.L80]=&quot;UK&quot;;[.L80]=&quot;Canada&quot;;[.L80]=&quot;Australia&quot;;[.L80]=&quot;New Zealand&quot;);&quot;Five&quot;;(IF(OR([.L80]=&quot;Denmark&quot;;[.L80]=&quot;France&quot;;[.L80]=&quot;Netherlands&quot;;[.L80]=&quot;Norway&quot;);&quot;Nine&quot;;IF(OR([.L80]=&quot;Belgium&quot;;[.L80]=&quot;Germany&quot;;[.L80]=&quot;Italy&quot;;[.L80]=&quot;Spain&quot;;[.L80]=&quot;Sweden&quot;);&quot;Fourteen&quot;;IF([.L80]=&quot;&quot;;&quot;Not Disclosed&quot;;IF(OR([.L80]=&quot;British Virgin Islands&quot;;[.L80]=&quot;Gibraltar&quot;;[.L80]=&quot;British Indian Ocean&quot;;[.L80]=&quot;Barbados&quot;);&quot;See Note&quot;;&quot;No&quot;))))))" office:value-type="string" office:string-value="See Note" calcext:value-type="string">
            <text:p>See Note</text:p>
          </table:table-cell>
          <table:table-cell table:style-name="ce80" office:value-type="string" calcext:value-type="string">
            <text:p>Owned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80]=&quot;Five&quot;);[.AC80]=&quot;Yes&quot;;[.W80]=&quot;Yes&quot;;OR([.T80]=&quot;Email&quot;;[.T80]=&quot;Yes&quot;);[.O80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number-columns-repeated="2" table:style-name="ce141" office:value-type="string" calcext:value-type="string">
            <text:p>Yes</text:p>
          </table:table-cell>
          <table:table-cell table:style-name="ce141" table:number-columns-repeated="3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2" calcext:value-type="float">
            <text:p>12</text:p>
          </table:table-cell>
          <table:table-cell table:style-name="ce192" office:value-type="float" office:value="21" calcext:value-type="float">
            <text:p>21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34" calcext:value-type="float">
            <text:p>$8.34</text:p>
          </table:table-cell>
          <table:table-cell table:style-name="ce235" table:formula="of:=[.BC80]/[.AT80]" office:value-type="float" office:value="1.668" calcext:value-type="float">
            <text:p>$1.6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KeepSolid VPN Unlimited</text:p>
          </table:table-cell>
          <table:table-cell table:style-name="ce18" table:formula="of:=IF(OR([.M81]=&quot;Five&quot;);3;0)+IF(OR([.M81]=&quot;Not Disclosed&quot;);1.5;0)+IF(OR([.M81]=&quot;Nine&quot;;[.M81]=&quot;Fourteen&quot;;[.M81]=&quot;See Note&quot;;[.M81]=&quot;Cooperative&quot;);1;0)+IF(OR([.N81]=&quot;Yes&quot;);2;0)+IF(OR([.N81]=&quot;Not Disclosed&quot;);1.5;0)+IF(OR([.N81]=&quot;Owned&quot;);1;0)" office:value-type="float" office:value="5" calcext:value-type="float">
            <text:p>5</text:p>
          </table:table-cell>
          <table:table-cell table:style-name="ce26" table:formula="of:=COUNTIF([.P81:.S81];&quot;Yes&quot;)+(0.5*COUNTIF([.P81:.S81];&quot;&quot;))+(0.5*COUNTIF([.P81:.S81];&quot;See Note&quot;))+(3*COUNTIF([.O81];&quot;Yes&quot;))" office:value-type="float" office:value="3.5" calcext:value-type="float">
            <text:p>3.5</text:p>
          </table:table-cell>
          <table:table-cell table:style-name="ce31" table:formula="of:=(3*COUNTIF([.T81];&quot;No&quot;))+COUNTIF([.W81:.X81];&quot;No&quot;)" office:value-type="float" office:value="1" calcext:value-type="float">
            <text:p>1</text:p>
          </table:table-cell>
          <table:table-cell table:style-name="ce35" table:formula="of:=COUNTIF([.AA81];&quot;No&quot;)+COUNTIF([.AB81];&quot;No&quot;)+(0.5*COUNTIF([.AB81];&quot;See Note&quot;))+(3*COUNTIF([.AC81];&quot;No&quot;))+COUNTIF([.AL81];&quot;Yes&quot;)+(0.5*COUNTIF([.AL81];&quot;Some&quot;))+COUNTIF([.AM81];&quot;Yes&quot;)+(0.5*COUNTIF([.AM81];&quot;Some&quot;))" office:value-type="float" office:value="1.5" calcext:value-type="float">
            <text:p>1.5</text:p>
          </table:table-cell>
          <table:table-cell table:style-name="ce39" table:formula="of:=(IF(OR([.AP81]=&quot;MPPE-128&quot;;[.AP81]=&quot;Blowfish-64&quot;);1;(IF(OR([.AP81]=&quot;See Note&quot;;[.AP81]=&quot;Blowfish-128&quot;);0.5;IF(OR([.AP81]=&quot;AES-128&quot;;[.AP81]=&quot;AES-160&quot;;[.AP81]=&quot;AES-192&quot;;[.AP81]=&quot;AES-256&quot;);0;0)))+(IF(OR([.AQ81]=&quot;MPPE-128&quot;;[.AQ81]=&quot;Blowfish-64&quot;);2;(IF(OR([.AQ81]=&quot;See Note&quot;;[.AQ81]=&quot;Blowfish-128&quot;;[.AQ81]=&quot;&quot;);1;IF(OR([.AQ81]=&quot;AES-128&quot;;[.AQ81]=&quot;AES-160&quot;;[.AQ81]=&quot;AES-192&quot;;[.AQ81]=&quot;AES-256&quot;);0;0)))))))+IF(OR([.AR81]=&quot;MS-CHAPv2&quot;;[.AR81]=&quot;RSA-RC4&quot;;[.AR81]=&quot;RSA-1024&quot;);1;IF(OR([.AR81]=&quot;See Note&quot;;[.AR81]=&quot;&quot;);0.5;IF(OR([.AR81]=&quot;RSA-4096&quot;;[.AR81]=&quot;RSA-2048&quot;;[.AR81]=&quot;DH-2048&quot;;[.AR81]=&quot;CA-4096&quot;);0;0)))+IF(OR([.AS81]=&quot;MS-CHAPv2&quot;;[.AS81]=&quot;RSA-RC4&quot;;[.AS81]=&quot;RSA-1024&quot;);2;IF(OR([.AS81]=&quot;See Note&quot;;[.AS81]=&quot;&quot;);1;IF(OR([.AS81]=&quot;RSA-4096&quot;;[.AS81]=&quot;RSA-2048&quot;;[.AS81]=&quot;DH-2048&quot;);0;0)))" office:value-type="float" office:value="1.5" calcext:value-type="float">
            <text:p>1.5</text:p>
          </table:table-cell>
          <table:table-cell table:style-name="ce43" table:formula="of:=IF([.AT81]&lt;3;2;0)+IF([.AU81]&lt;10;1;IF([.AU81]=&quot;&quot;;1;0))+IF([.AV81]&lt;3;2;IF([.AV81]&lt;10;1;IF([.AV81]=&quot;&quot;;1;0)))" office:value-type="float" office:value="0" calcext:value-type="float">
            <text:p>0</text:p>
          </table:table-cell>
          <table:table-cell table:style-name="ce48" table:formula="of:=IF([.AX81]=0;0;IF([.AX81]&lt;5;1;IF([.AX81]&lt;10;2;3)))+IF([.AY81]=0;0;IF([.AY81]&lt;3;1;IF([.AY81]&lt;10;2;3)))+IF([.AZ81]=0;0;IF([.AZ81]&lt;5;1;IF([.AZ81]&lt;10;2;3)))+IF([.BA81]=&quot;A&quot;;0;IF([.BA81]=&quot;A+&quot;;0;IF([.BA81]=&quot;B&quot;;1;5)))+IF([.BB81]=&quot;Self&quot;;0;IF([.BB81]=&quot;CloudFlare&quot;;2;IF([.BB81]=&quot;Incapsula&quot;;2;3)))" office:value-type="float" office:value="6" calcext:value-type="float">
            <text:p>6</text:p>
          </table:table-cell>
          <table:table-cell table:style-name="ce52" table:formula="of:=IF([.BC81]&lt;PricePercentile33;0;IF([.BC81]&lt;PricePercentile66;1;2))+IF([.BD81]&lt;ConPricePercentile33;0;IF([.BD81]&lt;ConPricePercentile66;1;2))+IF([.BE81]=&quot;Free&quot;;0;IF([.BE81]=&quot;Yes&quot;;0;1))+IF([.BF81]=&quot;Free&quot;;0;IF([.BF81]&gt;29;0;IF([.BF81]&gt;13;1;IF([.BF81]&gt;6;2;3))))" office:value-type="float" office:value="4" calcext:value-type="float">
            <text:p>4</text:p>
          </table:table-cell>
          <table:table-cell table:style-name="ce58" table:formula="of:=IF([.BG81]=&quot;Yes&quot;;1;0)+IF([.BH81]=&quot;Yes&quot;;1;0)+IF([.BI81]=&quot;Yes&quot;;1;0)+IF([.BJ81]=&quot;No&quot;;1;IF([.BJ81]=&quot;&quot;;0;IF([.BJ81]=&quot;Some&quot;;0.5;0)))+IF([.BK81]=&quot;No&quot;;1;IF([.BK81]=&quot;&quot;;0;IF([.BK81]=&quot;Some&quot;;0.5;0)))+IF([.BL81]=&quot;No&quot;;1;IF([.BL81]=&quot;&quot;;0;IF([.BL81]=&quot;Some&quot;;0.5;0)))+IF([.BM81]=&quot;&quot;;0;1)+IF([.BN81]=&quot;&quot;;0;1)" office:value-type="float" office:value="4.5" calcext:value-type="float">
            <text:p>4.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81]=&quot;USA&quot;;[.L81]=&quot;UK&quot;;[.L81]=&quot;Canada&quot;;[.L81]=&quot;Australia&quot;;[.L81]=&quot;New Zealand&quot;);&quot;Five&quot;;(IF(OR([.L81]=&quot;Denmark&quot;;[.L81]=&quot;France&quot;;[.L81]=&quot;Netherlands&quot;;[.L81]=&quot;Norway&quot;);&quot;Nine&quot;;IF(OR([.L81]=&quot;Belgium&quot;;[.L81]=&quot;Germany&quot;;[.L81]=&quot;Italy&quot;;[.L81]=&quot;Spain&quot;;[.L81]=&quot;Sweden&quot;);&quot;Fourteen&quot;;IF([.L81]=&quot;&quot;;&quot;Not Disclosed&quot;;IF(OR([.L81]=&quot;British Virgin Islands&quot;;[.L81]=&quot;Gibraltar&quot;;[.L81]=&quot;British Indian Ocean&quot;;[.L81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81]=&quot;Five&quot;);[.AC81]=&quot;Yes&quot;;[.W81]=&quot;Yes&quot;;OR([.T81]=&quot;Email&quot;;[.T81]=&quot;Yes&quot;);[.O81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office:value-type="string" calcext:value-type="string">
            <text:p>AES-128</text:p>
          </table:table-cell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55" calcext:value-type="float">
            <text:p>55</text:p>
          </table:table-cell>
          <table:table-cell table:style-name="ce192" office:value-type="float" office:value="400" calcext:value-type="float">
            <text:p>400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8" calcext:value-type="float">
            <text:p>8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9" calcext:value-type="float">
            <text:p>$4.99</text:p>
          </table:table-cell>
          <table:table-cell table:style-name="ce235" table:formula="of:=[.BC81]/[.AT81]" office:value-type="float" office:value="0.998" calcext:value-type="float">
            <text:p>$1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Kepard</text:p>
          </table:table-cell>
          <table:table-cell table:style-name="ce18" table:formula="of:=IF(OR([.M82]=&quot;Five&quot;);3;0)+IF(OR([.M82]=&quot;Not Disclosed&quot;);1.5;0)+IF(OR([.M82]=&quot;Nine&quot;;[.M82]=&quot;Fourteen&quot;;[.M82]=&quot;See Note&quot;;[.M82]=&quot;Cooperative&quot;);1;0)+IF(OR([.N82]=&quot;Yes&quot;);2;0)+IF(OR([.N82]=&quot;Not Disclosed&quot;);1.5;0)+IF(OR([.N82]=&quot;Owned&quot;);1;0)" office:value-type="float" office:value="0" calcext:value-type="float">
            <text:p>0</text:p>
          </table:table-cell>
          <table:table-cell table:style-name="ce26" table:formula="of:=COUNTIF([.P82:.S82];&quot;Yes&quot;)+(0.5*COUNTIF([.P82:.S82];&quot;&quot;))+(0.5*COUNTIF([.P82:.S82];&quot;See Note&quot;))+(3*COUNTIF([.O82];&quot;Yes&quot;))" office:value-type="float" office:value="2" calcext:value-type="float">
            <text:p>2</text:p>
          </table:table-cell>
          <table:table-cell table:style-name="ce31" table:formula="of:=(3*COUNTIF([.T82];&quot;No&quot;))+COUNTIF([.W82:.X82];&quot;No&quot;)" office:value-type="float" office:value="2" calcext:value-type="float">
            <text:p>2</text:p>
          </table:table-cell>
          <table:table-cell table:style-name="ce35" table:formula="of:=COUNTIF([.AA82];&quot;No&quot;)+COUNTIF([.AB82];&quot;No&quot;)+(0.5*COUNTIF([.AB82];&quot;See Note&quot;))+(3*COUNTIF([.AC82];&quot;No&quot;))+COUNTIF([.AL82];&quot;Yes&quot;)+(0.5*COUNTIF([.AL82];&quot;Some&quot;))+COUNTIF([.AM82];&quot;Yes&quot;)+(0.5*COUNTIF([.AM82];&quot;Some&quot;))" office:value-type="float" office:value="3.5" calcext:value-type="float">
            <text:p>3.5</text:p>
          </table:table-cell>
          <table:table-cell table:style-name="ce39" table:formula="of:=(IF(OR([.AP82]=&quot;MPPE-128&quot;;[.AP82]=&quot;Blowfish-64&quot;);1;(IF(OR([.AP82]=&quot;See Note&quot;;[.AP82]=&quot;Blowfish-128&quot;);0.5;IF(OR([.AP82]=&quot;AES-128&quot;;[.AP82]=&quot;AES-160&quot;;[.AP82]=&quot;AES-192&quot;;[.AP82]=&quot;AES-256&quot;);0;0)))+(IF(OR([.AQ82]=&quot;MPPE-128&quot;;[.AQ82]=&quot;Blowfish-64&quot;);2;(IF(OR([.AQ82]=&quot;See Note&quot;;[.AQ82]=&quot;Blowfish-128&quot;;[.AQ82]=&quot;&quot;);1;IF(OR([.AQ82]=&quot;AES-128&quot;;[.AQ82]=&quot;AES-160&quot;;[.AQ82]=&quot;AES-192&quot;;[.AQ82]=&quot;AES-256&quot;);0;0)))))))+IF(OR([.AR82]=&quot;MS-CHAPv2&quot;;[.AR82]=&quot;RSA-RC4&quot;;[.AR82]=&quot;RSA-1024&quot;);1;IF(OR([.AR82]=&quot;See Note&quot;;[.AR82]=&quot;&quot;);0.5;IF(OR([.AR82]=&quot;RSA-4096&quot;;[.AR82]=&quot;RSA-2048&quot;;[.AR82]=&quot;DH-2048&quot;;[.AR82]=&quot;CA-4096&quot;);0;0)))+IF(OR([.AS82]=&quot;MS-CHAPv2&quot;;[.AS82]=&quot;RSA-RC4&quot;;[.AS82]=&quot;RSA-1024&quot;);2;IF(OR([.AS82]=&quot;See Note&quot;;[.AS82]=&quot;&quot;);1;IF(OR([.AS82]=&quot;RSA-4096&quot;;[.AS82]=&quot;RSA-2048&quot;;[.AS82]=&quot;DH-2048&quot;);0;0)))" office:value-type="float" office:value="2.5" calcext:value-type="float">
            <text:p>2.5</text:p>
          </table:table-cell>
          <table:table-cell table:style-name="ce43" table:formula="of:=IF([.AT82]&lt;3;2;0)+IF([.AU82]&lt;10;1;IF([.AU82]=&quot;&quot;;1;0))+IF([.AV82]&lt;3;2;IF([.AV82]&lt;10;1;IF([.AV82]=&quot;&quot;;1;0)))" office:value-type="float" office:value="5" calcext:value-type="float">
            <text:p>5</text:p>
          </table:table-cell>
          <table:table-cell table:style-name="ce48" table:formula="of:=IF([.AX82]=0;0;IF([.AX82]&lt;5;1;IF([.AX82]&lt;10;2;3)))+IF([.AY82]=0;0;IF([.AY82]&lt;3;1;IF([.AY82]&lt;10;2;3)))+IF([.AZ82]=0;0;IF([.AZ82]&lt;5;1;IF([.AZ82]&lt;10;2;3)))+IF([.BA82]=&quot;A&quot;;0;IF([.BA82]=&quot;A+&quot;;0;IF([.BA82]=&quot;B&quot;;1;5)))+IF([.BB82]=&quot;Self&quot;;0;IF([.BB82]=&quot;CloudFlare&quot;;2;IF([.BB82]=&quot;Incapsula&quot;;2;3)))" office:value-type="float" office:value="7" calcext:value-type="float">
            <text:p>7</text:p>
          </table:table-cell>
          <table:table-cell table:style-name="ce52" table:formula="of:=IF([.BC82]&lt;PricePercentile33;0;IF([.BC82]&lt;PricePercentile66;1;2))+IF([.BD82]&lt;ConPricePercentile33;0;IF([.BD82]&lt;ConPricePercentile66;1;2))+IF([.BE82]=&quot;Free&quot;;0;IF([.BE82]=&quot;Yes&quot;;0;1))+IF([.BF82]=&quot;Free&quot;;0;IF([.BF82]&gt;29;0;IF([.BF82]&gt;13;1;IF([.BF82]&gt;6;2;3))))" office:value-type="float" office:value="5" calcext:value-type="float">
            <text:p>5</text:p>
          </table:table-cell>
          <table:table-cell table:style-name="ce58" table:formula="of:=IF([.BG82]=&quot;Yes&quot;;1;0)+IF([.BH82]=&quot;Yes&quot;;1;0)+IF([.BI82]=&quot;Yes&quot;;1;0)+IF([.BJ82]=&quot;No&quot;;1;IF([.BJ82]=&quot;&quot;;0;IF([.BJ82]=&quot;Some&quot;;0.5;0)))+IF([.BK82]=&quot;No&quot;;1;IF([.BK82]=&quot;&quot;;0;IF([.BK82]=&quot;Some&quot;;0.5;0)))+IF([.BL82]=&quot;No&quot;;1;IF([.BL82]=&quot;&quot;;0;IF([.BL82]=&quot;Some&quot;;0.5;0)))+IF([.BM82]=&quot;&quot;;0;1)+IF([.BN8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Moldova</text:p>
          </table:table-cell>
          <table:table-cell table:style-name="ce75" table:formula="of:=IF(OR([.L82]=&quot;USA&quot;;[.L82]=&quot;UK&quot;;[.L82]=&quot;Canada&quot;;[.L82]=&quot;Australia&quot;;[.L82]=&quot;New Zealand&quot;);&quot;Five&quot;;(IF(OR([.L82]=&quot;Denmark&quot;;[.L82]=&quot;France&quot;;[.L82]=&quot;Netherlands&quot;;[.L82]=&quot;Norway&quot;);&quot;Nine&quot;;IF(OR([.L82]=&quot;Belgium&quot;;[.L82]=&quot;Germany&quot;;[.L82]=&quot;Italy&quot;;[.L82]=&quot;Spain&quot;;[.L82]=&quot;Sweden&quot;);&quot;Fourteen&quot;;IF([.L82]=&quot;&quot;;&quot;Not Disclosed&quot;;IF(OR([.L82]=&quot;British Virgin Islands&quot;;[.L82]=&quot;Gibraltar&quot;;[.L82]=&quot;British Indian Ocean&quot;;[.L8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82]=&quot;Five&quot;);[.AC82]=&quot;Yes&quot;;[.W82]=&quot;Yes&quot;;OR([.T82]=&quot;Email&quot;;[.T82]=&quot;Yes&quot;);[.O8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2.9" calcext:value-type="float">
            <text:p>$2.90</text:p>
          </table:table-cell>
          <table:table-cell table:style-name="ce235" table:formula="of:=[.BC82]/[.AT82]" office:value-type="float" office:value="2.9" calcext:value-type="float">
            <text:p>$2.9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LeVPN</text:p>
          </table:table-cell>
          <table:table-cell table:style-name="ce18" table:formula="of:=IF(OR([.M83]=&quot;Five&quot;);3;0)+IF(OR([.M83]=&quot;Not Disclosed&quot;);1.5;0)+IF(OR([.M83]=&quot;Nine&quot;;[.M83]=&quot;Fourteen&quot;;[.M83]=&quot;See Note&quot;;[.M83]=&quot;Cooperative&quot;);1;0)+IF(OR([.N83]=&quot;Yes&quot;);2;0)+IF(OR([.N83]=&quot;Not Disclosed&quot;);1.5;0)+IF(OR([.N83]=&quot;Owned&quot;);1;0)" office:value-type="float" office:value="0" calcext:value-type="float">
            <text:p>0</text:p>
          </table:table-cell>
          <table:table-cell table:style-name="ce26" table:formula="of:=COUNTIF([.P83:.S83];&quot;Yes&quot;)+(0.5*COUNTIF([.P83:.S83];&quot;&quot;))+(0.5*COUNTIF([.P83:.S83];&quot;See Note&quot;))+(3*COUNTIF([.O83];&quot;Yes&quot;))" office:value-type="float" office:value="3" calcext:value-type="float">
            <text:p>3</text:p>
          </table:table-cell>
          <table:table-cell table:style-name="ce31" table:formula="of:=(3*COUNTIF([.T83];&quot;No&quot;))+COUNTIF([.W83:.X83];&quot;No&quot;)" office:value-type="float" office:value="1" calcext:value-type="float">
            <text:p>1</text:p>
          </table:table-cell>
          <table:table-cell table:style-name="ce35" table:formula="of:=COUNTIF([.AA83];&quot;No&quot;)+COUNTIF([.AB83];&quot;No&quot;)+(0.5*COUNTIF([.AB83];&quot;See Note&quot;))+(3*COUNTIF([.AC83];&quot;No&quot;))+COUNTIF([.AL83];&quot;Yes&quot;)+(0.5*COUNTIF([.AL83];&quot;Some&quot;))+COUNTIF([.AM83];&quot;Yes&quot;)+(0.5*COUNTIF([.AM83];&quot;Some&quot;))" office:value-type="float" office:value="1.5" calcext:value-type="float">
            <text:p>1.5</text:p>
          </table:table-cell>
          <table:table-cell table:style-name="ce39" table:formula="of:=(IF(OR([.AP83]=&quot;MPPE-128&quot;;[.AP83]=&quot;Blowfish-64&quot;);1;(IF(OR([.AP83]=&quot;See Note&quot;;[.AP83]=&quot;Blowfish-128&quot;);0.5;IF(OR([.AP83]=&quot;AES-128&quot;;[.AP83]=&quot;AES-160&quot;;[.AP83]=&quot;AES-192&quot;;[.AP83]=&quot;AES-256&quot;);0;0)))+(IF(OR([.AQ83]=&quot;MPPE-128&quot;;[.AQ83]=&quot;Blowfish-64&quot;);2;(IF(OR([.AQ83]=&quot;See Note&quot;;[.AQ83]=&quot;Blowfish-128&quot;;[.AQ83]=&quot;&quot;);1;IF(OR([.AQ83]=&quot;AES-128&quot;;[.AQ83]=&quot;AES-160&quot;;[.AQ83]=&quot;AES-192&quot;;[.AQ83]=&quot;AES-256&quot;);0;0)))))))+IF(OR([.AR83]=&quot;MS-CHAPv2&quot;;[.AR83]=&quot;RSA-RC4&quot;;[.AR83]=&quot;RSA-1024&quot;);1;IF(OR([.AR83]=&quot;See Note&quot;;[.AR83]=&quot;&quot;);0.5;IF(OR([.AR83]=&quot;RSA-4096&quot;;[.AR83]=&quot;RSA-2048&quot;;[.AR83]=&quot;DH-2048&quot;;[.AR83]=&quot;CA-4096&quot;);0;0)))+IF(OR([.AS83]=&quot;MS-CHAPv2&quot;;[.AS83]=&quot;RSA-RC4&quot;;[.AS83]=&quot;RSA-1024&quot;);2;IF(OR([.AS83]=&quot;See Note&quot;;[.AS83]=&quot;&quot;);1;IF(OR([.AS83]=&quot;RSA-4096&quot;;[.AS83]=&quot;RSA-2048&quot;;[.AS83]=&quot;DH-2048&quot;);0;0)))" office:value-type="float" office:value="1.5" calcext:value-type="float">
            <text:p>1.5</text:p>
          </table:table-cell>
          <table:table-cell table:style-name="ce43" table:formula="of:=IF([.AT83]&lt;3;2;0)+IF([.AU83]&lt;10;1;IF([.AU83]=&quot;&quot;;1;0))+IF([.AV83]&lt;3;2;IF([.AV83]&lt;10;1;IF([.AV83]=&quot;&quot;;1;0)))" office:value-type="float" office:value="2" calcext:value-type="float">
            <text:p>2</text:p>
          </table:table-cell>
          <table:table-cell table:style-name="ce48" table:formula="of:=IF([.AX83]=0;0;IF([.AX83]&lt;5;1;IF([.AX83]&lt;10;2;3)))+IF([.AY83]=0;0;IF([.AY83]&lt;3;1;IF([.AY83]&lt;10;2;3)))+IF([.AZ83]=0;0;IF([.AZ83]&lt;5;1;IF([.AZ83]&lt;10;2;3)))+IF([.BA83]=&quot;A&quot;;0;IF([.BA83]=&quot;A+&quot;;0;IF([.BA83]=&quot;B&quot;;1;5)))+IF([.BB83]=&quot;Self&quot;;0;IF([.BB83]=&quot;CloudFlare&quot;;2;IF([.BB83]=&quot;Incapsula&quot;;2;3)))" office:value-type="float" office:value="6" calcext:value-type="float">
            <text:p>6</text:p>
          </table:table-cell>
          <table:table-cell table:style-name="ce52" table:formula="of:=IF([.BC83]&lt;PricePercentile33;0;IF([.BC83]&lt;PricePercentile66;1;2))+IF([.BD83]&lt;ConPricePercentile33;0;IF([.BD83]&lt;ConPricePercentile66;1;2))+IF([.BE83]=&quot;Free&quot;;0;IF([.BE83]=&quot;Yes&quot;;0;1))+IF([.BF83]=&quot;Free&quot;;0;IF([.BF83]&gt;29;0;IF([.BF83]&gt;13;1;IF([.BF83]&gt;6;2;3))))" office:value-type="float" office:value="5" calcext:value-type="float">
            <text:p>5</text:p>
          </table:table-cell>
          <table:table-cell table:style-name="ce58" table:formula="of:=IF([.BG83]=&quot;Yes&quot;;1;0)+IF([.BH83]=&quot;Yes&quot;;1;0)+IF([.BI83]=&quot;Yes&quot;;1;0)+IF([.BJ83]=&quot;No&quot;;1;IF([.BJ83]=&quot;&quot;;0;IF([.BJ83]=&quot;Some&quot;;0.5;0)))+IF([.BK83]=&quot;No&quot;;1;IF([.BK83]=&quot;&quot;;0;IF([.BK83]=&quot;Some&quot;;0.5;0)))+IF([.BL83]=&quot;No&quot;;1;IF([.BL83]=&quot;&quot;;0;IF([.BL83]=&quot;Some&quot;;0.5;0)))+IF([.BM83]=&quot;&quot;;0;1)+IF([.BN83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83]=&quot;USA&quot;;[.L83]=&quot;UK&quot;;[.L83]=&quot;Canada&quot;;[.L83]=&quot;Australia&quot;;[.L83]=&quot;New Zealand&quot;);&quot;Five&quot;;(IF(OR([.L83]=&quot;Denmark&quot;;[.L83]=&quot;France&quot;;[.L83]=&quot;Netherlands&quot;;[.L83]=&quot;Norway&quot;);&quot;Nine&quot;;IF(OR([.L83]=&quot;Belgium&quot;;[.L83]=&quot;Germany&quot;;[.L83]=&quot;Italy&quot;;[.L83]=&quot;Spain&quot;;[.L83]=&quot;Sweden&quot;);&quot;Fourteen&quot;;IF([.L83]=&quot;&quot;;&quot;Not Disclosed&quot;;IF(OR([.L83]=&quot;British Virgin Islands&quot;;[.L83]=&quot;Gibraltar&quot;;[.L83]=&quot;British Indian Ocean&quot;;[.L83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83]=&quot;Five&quot;);[.AC83]=&quot;Yes&quot;;[.W83]=&quot;Yes&quot;;OR([.T83]=&quot;Email&quot;;[.T83]=&quot;Yes&quot;);[.O83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114" calcext:value-type="float">
            <text:p>114</text:p>
          </table:table-cell>
          <table:table-cell table:style-name="ce192" office:value-type="float" office:value="350" calcext:value-type="float">
            <text:p>350</text:p>
          </table:table-cell>
          <table:table-cell table:style-name="ce196"/>
          <table:table-cell table:style-name="ce203" office:value-type="float" office:value="8" calcext:value-type="float">
            <text:p>8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20" calcext:value-type="float">
            <text:p>2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5" calcext:value-type="float">
            <text:p>$4.95</text:p>
          </table:table-cell>
          <table:table-cell table:style-name="ce235" table:formula="of:=[.BC83]/[.AT83]" office:value-type="float" office:value="2.475" calcext:value-type="float">
            <text:p>$2.48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LibertyShield</text:p>
          </table:table-cell>
          <table:table-cell table:style-name="ce18" table:formula="of:=IF(OR([.M84]=&quot;Five&quot;);3;0)+IF(OR([.M84]=&quot;Not Disclosed&quot;);1.5;0)+IF(OR([.M84]=&quot;Nine&quot;;[.M84]=&quot;Fourteen&quot;;[.M84]=&quot;See Note&quot;;[.M84]=&quot;Cooperative&quot;);1;0)+IF(OR([.N84]=&quot;Yes&quot;);2;0)+IF(OR([.N84]=&quot;Not Disclosed&quot;);1.5;0)+IF(OR([.N84]=&quot;Owned&quot;);1;0)" office:value-type="float" office:value="5" calcext:value-type="float">
            <text:p>5</text:p>
          </table:table-cell>
          <table:table-cell table:style-name="ce26" table:formula="of:=COUNTIF([.P84:.S84];&quot;Yes&quot;)+(0.5*COUNTIF([.P84:.S84];&quot;&quot;))+(0.5*COUNTIF([.P84:.S84];&quot;See Note&quot;))+(3*COUNTIF([.O84];&quot;Yes&quot;))" office:value-type="float" office:value="2.5" calcext:value-type="float">
            <text:p>2.5</text:p>
          </table:table-cell>
          <table:table-cell table:style-name="ce31" table:formula="of:=(3*COUNTIF([.T84];&quot;No&quot;))+COUNTIF([.W84:.X84];&quot;No&quot;)" office:value-type="float" office:value="4" calcext:value-type="float">
            <text:p>4</text:p>
          </table:table-cell>
          <table:table-cell table:style-name="ce35" table:formula="of:=COUNTIF([.AA84];&quot;No&quot;)+COUNTIF([.AB84];&quot;No&quot;)+(0.5*COUNTIF([.AB84];&quot;See Note&quot;))+(3*COUNTIF([.AC84];&quot;No&quot;))+COUNTIF([.AL84];&quot;Yes&quot;)+(0.5*COUNTIF([.AL84];&quot;Some&quot;))+COUNTIF([.AM84];&quot;Yes&quot;)+(0.5*COUNTIF([.AM84];&quot;Some&quot;))" office:value-type="float" office:value="5" calcext:value-type="float">
            <text:p>5</text:p>
          </table:table-cell>
          <table:table-cell table:style-name="ce39" table:formula="of:=(IF(OR([.AP84]=&quot;MPPE-128&quot;;[.AP84]=&quot;Blowfish-64&quot;);1;(IF(OR([.AP84]=&quot;See Note&quot;;[.AP84]=&quot;Blowfish-128&quot;);0.5;IF(OR([.AP84]=&quot;AES-128&quot;;[.AP84]=&quot;AES-160&quot;;[.AP84]=&quot;AES-192&quot;;[.AP84]=&quot;AES-256&quot;);0;0)))+(IF(OR([.AQ84]=&quot;MPPE-128&quot;;[.AQ84]=&quot;Blowfish-64&quot;);2;(IF(OR([.AQ84]=&quot;See Note&quot;;[.AQ84]=&quot;Blowfish-128&quot;;[.AQ84]=&quot;&quot;);1;IF(OR([.AQ84]=&quot;AES-128&quot;;[.AQ84]=&quot;AES-160&quot;;[.AQ84]=&quot;AES-192&quot;;[.AQ84]=&quot;AES-256&quot;);0;0)))))))+IF(OR([.AR84]=&quot;MS-CHAPv2&quot;;[.AR84]=&quot;RSA-RC4&quot;;[.AR84]=&quot;RSA-1024&quot;);1;IF(OR([.AR84]=&quot;See Note&quot;;[.AR84]=&quot;&quot;);0.5;IF(OR([.AR84]=&quot;RSA-4096&quot;;[.AR84]=&quot;RSA-2048&quot;;[.AR84]=&quot;DH-2048&quot;;[.AR84]=&quot;CA-4096&quot;);0;0)))+IF(OR([.AS84]=&quot;MS-CHAPv2&quot;;[.AS84]=&quot;RSA-RC4&quot;;[.AS84]=&quot;RSA-1024&quot;);2;IF(OR([.AS84]=&quot;See Note&quot;;[.AS84]=&quot;&quot;);1;IF(OR([.AS84]=&quot;RSA-4096&quot;;[.AS84]=&quot;RSA-2048&quot;;[.AS84]=&quot;DH-2048&quot;);0;0)))" office:value-type="float" office:value="2.5" calcext:value-type="float">
            <text:p>2.5</text:p>
          </table:table-cell>
          <table:table-cell table:style-name="ce43" table:formula="of:=IF([.AT84]&lt;3;2;0)+IF([.AU84]&lt;10;1;IF([.AU84]=&quot;&quot;;1;0))+IF([.AV84]&lt;3;2;IF([.AV84]&lt;10;1;IF([.AV84]=&quot;&quot;;1;0)))" office:value-type="float" office:value="2" calcext:value-type="float">
            <text:p>2</text:p>
          </table:table-cell>
          <table:table-cell table:style-name="ce48" table:formula="of:=IF([.AX84]=0;0;IF([.AX84]&lt;5;1;IF([.AX84]&lt;10;2;3)))+IF([.AY84]=0;0;IF([.AY84]&lt;3;1;IF([.AY84]&lt;10;2;3)))+IF([.AZ84]=0;0;IF([.AZ84]&lt;5;1;IF([.AZ84]&lt;10;2;3)))+IF([.BA84]=&quot;A&quot;;0;IF([.BA84]=&quot;A+&quot;;0;IF([.BA84]=&quot;B&quot;;1;5)))+IF([.BB84]=&quot;Self&quot;;0;IF([.BB84]=&quot;CloudFlare&quot;;2;IF([.BB84]=&quot;Incapsula&quot;;2;3)))" office:value-type="float" office:value="11" calcext:value-type="float">
            <text:p>11</text:p>
          </table:table-cell>
          <table:table-cell table:style-name="ce52" table:formula="of:=IF([.BC84]&lt;PricePercentile33;0;IF([.BC84]&lt;PricePercentile66;1;2))+IF([.BD84]&lt;ConPricePercentile33;0;IF([.BD84]&lt;ConPricePercentile66;1;2))+IF([.BE84]=&quot;Free&quot;;0;IF([.BE84]=&quot;Yes&quot;;0;1))+IF([.BF84]=&quot;Free&quot;;0;IF([.BF84]&gt;29;0;IF([.BF84]&gt;13;1;IF([.BF84]&gt;6;2;3))))" office:value-type="float" office:value="8" calcext:value-type="float">
            <text:p>8</text:p>
          </table:table-cell>
          <table:table-cell table:style-name="ce58" table:formula="of:=IF([.BG84]=&quot;Yes&quot;;1;0)+IF([.BH84]=&quot;Yes&quot;;1;0)+IF([.BI84]=&quot;Yes&quot;;1;0)+IF([.BJ84]=&quot;No&quot;;1;IF([.BJ84]=&quot;&quot;;0;IF([.BJ84]=&quot;Some&quot;;0.5;0)))+IF([.BK84]=&quot;No&quot;;1;IF([.BK84]=&quot;&quot;;0;IF([.BK84]=&quot;Some&quot;;0.5;0)))+IF([.BL84]=&quot;No&quot;;1;IF([.BL84]=&quot;&quot;;0;IF([.BL84]=&quot;Some&quot;;0.5;0)))+IF([.BM84]=&quot;&quot;;0;1)+IF([.BN84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84]=&quot;USA&quot;;[.L84]=&quot;UK&quot;;[.L84]=&quot;Canada&quot;;[.L84]=&quot;Australia&quot;;[.L84]=&quot;New Zealand&quot;);&quot;Five&quot;;(IF(OR([.L84]=&quot;Denmark&quot;;[.L84]=&quot;France&quot;;[.L84]=&quot;Netherlands&quot;;[.L84]=&quot;Norway&quot;);&quot;Nine&quot;;IF(OR([.L84]=&quot;Belgium&quot;;[.L84]=&quot;Germany&quot;;[.L84]=&quot;Italy&quot;;[.L84]=&quot;Spain&quot;;[.L84]=&quot;Sweden&quot;);&quot;Fourteen&quot;;IF([.L84]=&quot;&quot;;&quot;Not Disclosed&quot;;IF(OR([.L84]=&quot;British Virgin Islands&quot;;[.L84]=&quot;Gibraltar&quot;;[.L84]=&quot;British Indian Ocean&quot;;[.L8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84]=&quot;Five&quot;);[.AC84]=&quot;Yes&quot;;[.W84]=&quot;Yes&quot;;OR([.T84]=&quot;Email&quot;;[.T84]=&quot;Yes&quot;);[.O8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92" office:value-type="float" office:value="10" calcext:value-type="float">
            <text:p>10</text:p>
          </table:table-cell>
          <table:table-cell table:style-name="ce196"/>
          <table:table-cell table:style-name="ce203" office:value-type="float" office:value="9" calcext:value-type="float">
            <text:p>9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1" calcext:value-type="float">
            <text:p>11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2.43" calcext:value-type="float">
            <text:p>$12.43</text:p>
          </table:table-cell>
          <table:table-cell table:style-name="ce235" table:formula="of:=[.BC84]/[.AT84]" office:value-type="float" office:value="12.43" calcext:value-type="float">
            <text:p>$12.4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" calcext:value-type="float">
            <text:p>1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LibertyVPN</text:p>
          </table:table-cell>
          <table:table-cell table:style-name="ce18" table:formula="of:=IF(OR([.M85]=&quot;Five&quot;);3;0)+IF(OR([.M85]=&quot;Not Disclosed&quot;);1.5;0)+IF(OR([.M85]=&quot;Nine&quot;;[.M85]=&quot;Fourteen&quot;;[.M85]=&quot;See Note&quot;;[.M85]=&quot;Cooperative&quot;);1;0)+IF(OR([.N85]=&quot;Yes&quot;);2;0)+IF(OR([.N85]=&quot;Not Disclosed&quot;);1.5;0)+IF(OR([.N85]=&quot;Owned&quot;);1;0)" office:value-type="float" office:value="5" calcext:value-type="float">
            <text:p>5</text:p>
          </table:table-cell>
          <table:table-cell table:style-name="ce26" table:formula="of:=COUNTIF([.P85:.S85];&quot;Yes&quot;)+(0.5*COUNTIF([.P85:.S85];&quot;&quot;))+(0.5*COUNTIF([.P85:.S85];&quot;See Note&quot;))+(3*COUNTIF([.O85];&quot;Yes&quot;))" office:value-type="float" office:value="2" calcext:value-type="float">
            <text:p>2</text:p>
          </table:table-cell>
          <table:table-cell table:style-name="ce31" table:formula="of:=(3*COUNTIF([.T85];&quot;No&quot;))+COUNTIF([.W85:.X85];&quot;No&quot;)" office:value-type="float" office:value="5" calcext:value-type="float">
            <text:p>5</text:p>
          </table:table-cell>
          <table:table-cell table:style-name="ce35" table:formula="of:=COUNTIF([.AA85];&quot;No&quot;)+COUNTIF([.AB85];&quot;No&quot;)+(0.5*COUNTIF([.AB85];&quot;See Note&quot;))+(3*COUNTIF([.AC85];&quot;No&quot;))+COUNTIF([.AL85];&quot;Yes&quot;)+(0.5*COUNTIF([.AL85];&quot;Some&quot;))+COUNTIF([.AM85];&quot;Yes&quot;)+(0.5*COUNTIF([.AM85];&quot;Some&quot;))" office:value-type="float" office:value="3" calcext:value-type="float">
            <text:p>3</text:p>
          </table:table-cell>
          <table:table-cell table:style-name="ce39" table:formula="of:=(IF(OR([.AP85]=&quot;MPPE-128&quot;;[.AP85]=&quot;Blowfish-64&quot;);1;(IF(OR([.AP85]=&quot;See Note&quot;;[.AP85]=&quot;Blowfish-128&quot;);0.5;IF(OR([.AP85]=&quot;AES-128&quot;;[.AP85]=&quot;AES-160&quot;;[.AP85]=&quot;AES-192&quot;;[.AP85]=&quot;AES-256&quot;);0;0)))+(IF(OR([.AQ85]=&quot;MPPE-128&quot;;[.AQ85]=&quot;Blowfish-64&quot;);2;(IF(OR([.AQ85]=&quot;See Note&quot;;[.AQ85]=&quot;Blowfish-128&quot;;[.AQ85]=&quot;&quot;);1;IF(OR([.AQ85]=&quot;AES-128&quot;;[.AQ85]=&quot;AES-160&quot;;[.AQ85]=&quot;AES-192&quot;;[.AQ85]=&quot;AES-256&quot;);0;0)))))))+IF(OR([.AR85]=&quot;MS-CHAPv2&quot;;[.AR85]=&quot;RSA-RC4&quot;;[.AR85]=&quot;RSA-1024&quot;);1;IF(OR([.AR85]=&quot;See Note&quot;;[.AR85]=&quot;&quot;);0.5;IF(OR([.AR85]=&quot;RSA-4096&quot;;[.AR85]=&quot;RSA-2048&quot;;[.AR85]=&quot;DH-2048&quot;;[.AR85]=&quot;CA-4096&quot;);0;0)))+IF(OR([.AS85]=&quot;MS-CHAPv2&quot;;[.AS85]=&quot;RSA-RC4&quot;;[.AS85]=&quot;RSA-1024&quot;);2;IF(OR([.AS85]=&quot;See Note&quot;;[.AS85]=&quot;&quot;);1;IF(OR([.AS85]=&quot;RSA-4096&quot;;[.AS85]=&quot;RSA-2048&quot;;[.AS85]=&quot;DH-2048&quot;);0;0)))" office:value-type="float" office:value="2.5" calcext:value-type="float">
            <text:p>2.5</text:p>
          </table:table-cell>
          <table:table-cell table:style-name="ce43" table:formula="of:=IF([.AT85]&lt;3;2;0)+IF([.AU85]&lt;10;1;IF([.AU85]=&quot;&quot;;1;0))+IF([.AV85]&lt;3;2;IF([.AV85]&lt;10;1;IF([.AV85]=&quot;&quot;;1;0)))" office:value-type="float" office:value="4" calcext:value-type="float">
            <text:p>4</text:p>
          </table:table-cell>
          <table:table-cell table:style-name="ce48" table:formula="of:=IF([.AX85]=0;0;IF([.AX85]&lt;5;1;IF([.AX85]&lt;10;2;3)))+IF([.AY85]=0;0;IF([.AY85]&lt;3;1;IF([.AY85]&lt;10;2;3)))+IF([.AZ85]=0;0;IF([.AZ85]&lt;5;1;IF([.AZ85]&lt;10;2;3)))+IF([.BA85]=&quot;A&quot;;0;IF([.BA85]=&quot;A+&quot;;0;IF([.BA85]=&quot;B&quot;;1;5)))+IF([.BB85]=&quot;Self&quot;;0;IF([.BB85]=&quot;CloudFlare&quot;;2;IF([.BB85]=&quot;Incapsula&quot;;2;3)))" office:value-type="float" office:value="10" calcext:value-type="float">
            <text:p>10</text:p>
          </table:table-cell>
          <table:table-cell table:style-name="ce52" table:formula="of:=IF([.BC85]&lt;PricePercentile33;0;IF([.BC85]&lt;PricePercentile66;1;2))+IF([.BD85]&lt;ConPricePercentile33;0;IF([.BD85]&lt;ConPricePercentile66;1;2))+IF([.BE85]=&quot;Free&quot;;0;IF([.BE85]=&quot;Yes&quot;;0;1))+IF([.BF85]=&quot;Free&quot;;0;IF([.BF85]&gt;29;0;IF([.BF85]&gt;13;1;IF([.BF85]&gt;6;2;3))))" office:value-type="float" office:value="8" calcext:value-type="float">
            <text:p>8</text:p>
          </table:table-cell>
          <table:table-cell table:style-name="ce58" table:formula="of:=IF([.BG85]=&quot;Yes&quot;;1;0)+IF([.BH85]=&quot;Yes&quot;;1;0)+IF([.BI85]=&quot;Yes&quot;;1;0)+IF([.BJ85]=&quot;No&quot;;1;IF([.BJ85]=&quot;&quot;;0;IF([.BJ85]=&quot;Some&quot;;0.5;0)))+IF([.BK85]=&quot;No&quot;;1;IF([.BK85]=&quot;&quot;;0;IF([.BK85]=&quot;Some&quot;;0.5;0)))+IF([.BL85]=&quot;No&quot;;1;IF([.BL85]=&quot;&quot;;0;IF([.BL85]=&quot;Some&quot;;0.5;0)))+IF([.BM85]=&quot;&quot;;0;1)+IF([.BN85]=&quot;&quot;;0;1)" office:value-type="float" office:value="4.5" calcext:value-type="float">
            <text:p>4.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85]=&quot;USA&quot;;[.L85]=&quot;UK&quot;;[.L85]=&quot;Canada&quot;;[.L85]=&quot;Australia&quot;;[.L85]=&quot;New Zealand&quot;);&quot;Five&quot;;(IF(OR([.L85]=&quot;Denmark&quot;;[.L85]=&quot;France&quot;;[.L85]=&quot;Netherlands&quot;;[.L85]=&quot;Norway&quot;);&quot;Nine&quot;;IF(OR([.L85]=&quot;Belgium&quot;;[.L85]=&quot;Germany&quot;;[.L85]=&quot;Italy&quot;;[.L85]=&quot;Spain&quot;;[.L85]=&quot;Sweden&quot;);&quot;Fourteen&quot;;IF([.L85]=&quot;&quot;;&quot;Not Disclosed&quot;;IF(OR([.L85]=&quot;British Virgin Islands&quot;;[.L85]=&quot;Gibraltar&quot;;[.L85]=&quot;British Indian Ocean&quot;;[.L85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85]=&quot;Five&quot;);[.AC85]=&quot;Yes&quot;;[.W85]=&quot;Yes&quot;;OR([.T85]=&quot;Email&quot;;[.T85]=&quot;Yes&quot;);[.O8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83" calcext:value-type="float">
            <text:p>83</text:p>
          </table:table-cell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99" calcext:value-type="float">
            <text:p>$8.99</text:p>
          </table:table-cell>
          <table:table-cell table:style-name="ce235" table:formula="of:=[.BC85]/[.AT85]" office:value-type="float" office:value="8.99" calcext:value-type="float">
            <text:p>$8.9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" calcext:value-type="float">
            <text:p>3</text:p>
          </table:table-cell>
          <table:table-cell table:style-name="ce254" office:value-type="string" calcext:value-type="string">
            <text:p>Yes</text:p>
          </table:table-cell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LimeVPN</text:p>
          </table:table-cell>
          <table:table-cell table:style-name="ce18" table:formula="of:=IF(OR([.M86]=&quot;Five&quot;);3;0)+IF(OR([.M86]=&quot;Not Disclosed&quot;);1.5;0)+IF(OR([.M86]=&quot;Nine&quot;;[.M86]=&quot;Fourteen&quot;;[.M86]=&quot;See Note&quot;;[.M86]=&quot;Cooperative&quot;);1;0)+IF(OR([.N86]=&quot;Yes&quot;);2;0)+IF(OR([.N86]=&quot;Not Disclosed&quot;);1.5;0)+IF(OR([.N86]=&quot;Owned&quot;);1;0)" office:value-type="float" office:value="0" calcext:value-type="float">
            <text:p>0</text:p>
          </table:table-cell>
          <table:table-cell table:style-name="ce26" table:formula="of:=COUNTIF([.P86:.S86];&quot;Yes&quot;)+(0.5*COUNTIF([.P86:.S86];&quot;&quot;))+(0.5*COUNTIF([.P86:.S86];&quot;See Note&quot;))+(3*COUNTIF([.O86];&quot;Yes&quot;))" office:value-type="float" office:value="3" calcext:value-type="float">
            <text:p>3</text:p>
          </table:table-cell>
          <table:table-cell table:style-name="ce31" table:formula="of:=(3*COUNTIF([.T86];&quot;No&quot;))+COUNTIF([.W86:.X86];&quot;No&quot;)" office:value-type="float" office:value="4" calcext:value-type="float">
            <text:p>4</text:p>
          </table:table-cell>
          <table:table-cell table:style-name="ce35" table:formula="of:=COUNTIF([.AA86];&quot;No&quot;)+COUNTIF([.AB86];&quot;No&quot;)+(0.5*COUNTIF([.AB86];&quot;See Note&quot;))+(3*COUNTIF([.AC86];&quot;No&quot;))+COUNTIF([.AL86];&quot;Yes&quot;)+(0.5*COUNTIF([.AL86];&quot;Some&quot;))+COUNTIF([.AM86];&quot;Yes&quot;)+(0.5*COUNTIF([.AM86];&quot;Some&quot;))" office:value-type="float" office:value="3" calcext:value-type="float">
            <text:p>3</text:p>
          </table:table-cell>
          <table:table-cell table:style-name="ce39" table:formula="of:=(IF(OR([.AP86]=&quot;MPPE-128&quot;;[.AP86]=&quot;Blowfish-64&quot;);1;(IF(OR([.AP86]=&quot;See Note&quot;;[.AP86]=&quot;Blowfish-128&quot;);0.5;IF(OR([.AP86]=&quot;AES-128&quot;;[.AP86]=&quot;AES-160&quot;;[.AP86]=&quot;AES-192&quot;;[.AP86]=&quot;AES-256&quot;);0;0)))+(IF(OR([.AQ86]=&quot;MPPE-128&quot;;[.AQ86]=&quot;Blowfish-64&quot;);2;(IF(OR([.AQ86]=&quot;See Note&quot;;[.AQ86]=&quot;Blowfish-128&quot;;[.AQ86]=&quot;&quot;);1;IF(OR([.AQ86]=&quot;AES-128&quot;;[.AQ86]=&quot;AES-160&quot;;[.AQ86]=&quot;AES-192&quot;;[.AQ86]=&quot;AES-256&quot;);0;0)))))))+IF(OR([.AR86]=&quot;MS-CHAPv2&quot;;[.AR86]=&quot;RSA-RC4&quot;;[.AR86]=&quot;RSA-1024&quot;);1;IF(OR([.AR86]=&quot;See Note&quot;;[.AR86]=&quot;&quot;);0.5;IF(OR([.AR86]=&quot;RSA-4096&quot;;[.AR86]=&quot;RSA-2048&quot;;[.AR86]=&quot;DH-2048&quot;;[.AR86]=&quot;CA-4096&quot;);0;0)))+IF(OR([.AS86]=&quot;MS-CHAPv2&quot;;[.AS86]=&quot;RSA-RC4&quot;;[.AS86]=&quot;RSA-1024&quot;);2;IF(OR([.AS86]=&quot;See Note&quot;;[.AS86]=&quot;&quot;);1;IF(OR([.AS86]=&quot;RSA-4096&quot;;[.AS86]=&quot;RSA-2048&quot;;[.AS86]=&quot;DH-2048&quot;);0;0)))" office:value-type="float" office:value="1" calcext:value-type="float">
            <text:p>1</text:p>
          </table:table-cell>
          <table:table-cell table:style-name="ce43" table:formula="of:=IF([.AT86]&lt;3;2;0)+IF([.AU86]&lt;10;1;IF([.AU86]=&quot;&quot;;1;0))+IF([.AV86]&lt;3;2;IF([.AV86]&lt;10;1;IF([.AV86]=&quot;&quot;;1;0)))" office:value-type="float" office:value="0" calcext:value-type="float">
            <text:p>0</text:p>
          </table:table-cell>
          <table:table-cell table:style-name="ce48" table:formula="of:=IF([.AX86]=0;0;IF([.AX86]&lt;5;1;IF([.AX86]&lt;10;2;3)))+IF([.AY86]=0;0;IF([.AY86]&lt;3;1;IF([.AY86]&lt;10;2;3)))+IF([.AZ86]=0;0;IF([.AZ86]&lt;5;1;IF([.AZ86]&lt;10;2;3)))+IF([.BA86]=&quot;A&quot;;0;IF([.BA86]=&quot;A+&quot;;0;IF([.BA86]=&quot;B&quot;;1;5)))+IF([.BB86]=&quot;Self&quot;;0;IF([.BB86]=&quot;CloudFlare&quot;;2;IF([.BB86]=&quot;Incapsula&quot;;2;3)))" office:value-type="float" office:value="17" calcext:value-type="float">
            <text:p>17</text:p>
          </table:table-cell>
          <table:table-cell table:style-name="ce52" table:formula="of:=IF([.BC86]&lt;PricePercentile33;0;IF([.BC86]&lt;PricePercentile66;1;2))+IF([.BD86]&lt;ConPricePercentile33;0;IF([.BD86]&lt;ConPricePercentile66;1;2))+IF([.BE86]=&quot;Free&quot;;0;IF([.BE86]=&quot;Yes&quot;;0;1))+IF([.BF86]=&quot;Free&quot;;0;IF([.BF86]&gt;29;0;IF([.BF86]&gt;13;1;IF([.BF86]&gt;6;2;3))))" office:value-type="float" office:value="5" calcext:value-type="float">
            <text:p>5</text:p>
          </table:table-cell>
          <table:table-cell table:style-name="ce58" table:formula="of:=IF([.BG86]=&quot;Yes&quot;;1;0)+IF([.BH86]=&quot;Yes&quot;;1;0)+IF([.BI86]=&quot;Yes&quot;;1;0)+IF([.BJ86]=&quot;No&quot;;1;IF([.BJ86]=&quot;&quot;;0;IF([.BJ86]=&quot;Some&quot;;0.5;0)))+IF([.BK86]=&quot;No&quot;;1;IF([.BK86]=&quot;&quot;;0;IF([.BK86]=&quot;Some&quot;;0.5;0)))+IF([.BL86]=&quot;No&quot;;1;IF([.BL86]=&quot;&quot;;0;IF([.BL86]=&quot;Some&quot;;0.5;0)))+IF([.BM86]=&quot;&quot;;0;1)+IF([.BN86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86]=&quot;USA&quot;;[.L86]=&quot;UK&quot;;[.L86]=&quot;Canada&quot;;[.L86]=&quot;Australia&quot;;[.L86]=&quot;New Zealand&quot;);&quot;Five&quot;;(IF(OR([.L86]=&quot;Denmark&quot;;[.L86]=&quot;France&quot;;[.L86]=&quot;Netherlands&quot;;[.L86]=&quot;Norway&quot;);&quot;Nine&quot;;IF(OR([.L86]=&quot;Belgium&quot;;[.L86]=&quot;Germany&quot;;[.L86]=&quot;Italy&quot;;[.L86]=&quot;Spain&quot;;[.L86]=&quot;Sweden&quot;);&quot;Fourteen&quot;;IF([.L86]=&quot;&quot;;&quot;Not Disclosed&quot;;IF(OR([.L86]=&quot;British Virgin Islands&quot;;[.L86]=&quot;Gibraltar&quot;;[.L86]=&quot;British Indian Ocean&quot;;[.L86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86]=&quot;Five&quot;);[.AC86]=&quot;Yes&quot;;[.W86]=&quot;Yes&quot;;OR([.T86]=&quot;Email&quot;;[.T86]=&quot;Yes&quot;);[.O8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/>
          <table:table-cell table:number-columns-repeated="3" table:style-name="ce141" office:value-type="string" calcext:value-type="string">
            <text:p>Yes</text:p>
          </table:table-cell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MS-CHAPv2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20" calcext:value-type="float">
            <text:p>20</text:p>
          </table:table-cell>
          <table:table-cell table:style-name="ce188" office:value-type="float" office:value="10" calcext:value-type="float">
            <text:p>10</text:p>
          </table:table-cell>
          <table:table-cell table:style-name="ce192" office:value-type="float" office:value="19" calcext:value-type="float">
            <text:p>19</text:p>
          </table:table-cell>
          <table:table-cell table:style-name="ce196"/>
          <table:table-cell table:style-name="ce203" office:value-type="float" office:value="23" calcext:value-type="float">
            <text:p>23</text:p>
          </table:table-cell>
          <table:table-cell table:style-name="ce208" office:value-type="float" office:value="11" calcext:value-type="float">
            <text:p>11</text:p>
          </table:table-cell>
          <table:table-cell table:style-name="ce213" office:value-type="float" office:value="29" calcext:value-type="float">
            <text:p>29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11.49" calcext:value-type="float">
            <text:p>$11.49</text:p>
          </table:table-cell>
          <table:table-cell table:style-name="ce235" table:formula="of:=[.BC86]/[.AT86]" office:value-type="float" office:value="0.5745" calcext:value-type="float">
            <text:p>$0.5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LiquidVPN</text:p>
          </table:table-cell>
          <table:table-cell table:style-name="ce18" table:formula="of:=IF(OR([.M87]=&quot;Five&quot;);3;0)+IF(OR([.M87]=&quot;Not Disclosed&quot;);1.5;0)+IF(OR([.M87]=&quot;Nine&quot;;[.M87]=&quot;Fourteen&quot;;[.M87]=&quot;See Note&quot;;[.M87]=&quot;Cooperative&quot;);1;0)+IF(OR([.N87]=&quot;Yes&quot;);2;0)+IF(OR([.N87]=&quot;Not Disclosed&quot;);1.5;0)+IF(OR([.N87]=&quot;Owned&quot;);1;0)" office:value-type="float" office:value="5" calcext:value-type="float">
            <text:p>5</text:p>
          </table:table-cell>
          <table:table-cell table:style-name="ce26" table:formula="of:=COUNTIF([.P87:.S87];&quot;Yes&quot;)+(0.5*COUNTIF([.P87:.S87];&quot;&quot;))+(0.5*COUNTIF([.P87:.S87];&quot;See Note&quot;))+(3*COUNTIF([.O87];&quot;Yes&quot;))" office:value-type="float" office:value="0" calcext:value-type="float">
            <text:p>0</text:p>
          </table:table-cell>
          <table:table-cell table:style-name="ce31" table:formula="of:=(3*COUNTIF([.T87];&quot;No&quot;))+COUNTIF([.W87:.X87];&quot;No&quot;)" office:value-type="float" office:value="3" calcext:value-type="float">
            <text:p>3</text:p>
          </table:table-cell>
          <table:table-cell table:style-name="ce35" table:formula="of:=COUNTIF([.AA87];&quot;No&quot;)+COUNTIF([.AB87];&quot;No&quot;)+(0.5*COUNTIF([.AB87];&quot;See Note&quot;))+(3*COUNTIF([.AC87];&quot;No&quot;))+COUNTIF([.AL87];&quot;Yes&quot;)+(0.5*COUNTIF([.AL87];&quot;Some&quot;))+COUNTIF([.AM87];&quot;Yes&quot;)+(0.5*COUNTIF([.AM87];&quot;Some&quot;))" office:value-type="float" office:value="0" calcext:value-type="float">
            <text:p>0</text:p>
          </table:table-cell>
          <table:table-cell table:style-name="ce39" table:formula="of:=(IF(OR([.AP87]=&quot;MPPE-128&quot;;[.AP87]=&quot;Blowfish-64&quot;);1;(IF(OR([.AP87]=&quot;See Note&quot;;[.AP87]=&quot;Blowfish-128&quot;);0.5;IF(OR([.AP87]=&quot;AES-128&quot;;[.AP87]=&quot;AES-160&quot;;[.AP87]=&quot;AES-192&quot;;[.AP87]=&quot;AES-256&quot;);0;0)))+(IF(OR([.AQ87]=&quot;MPPE-128&quot;;[.AQ87]=&quot;Blowfish-64&quot;);2;(IF(OR([.AQ87]=&quot;See Note&quot;;[.AQ87]=&quot;Blowfish-128&quot;;[.AQ87]=&quot;&quot;);1;IF(OR([.AQ87]=&quot;AES-128&quot;;[.AQ87]=&quot;AES-160&quot;;[.AQ87]=&quot;AES-192&quot;;[.AQ87]=&quot;AES-256&quot;);0;0)))))))+IF(OR([.AR87]=&quot;MS-CHAPv2&quot;;[.AR87]=&quot;RSA-RC4&quot;;[.AR87]=&quot;RSA-1024&quot;);1;IF(OR([.AR87]=&quot;See Note&quot;;[.AR87]=&quot;&quot;);0.5;IF(OR([.AR87]=&quot;RSA-4096&quot;;[.AR87]=&quot;RSA-2048&quot;;[.AR87]=&quot;DH-2048&quot;;[.AR87]=&quot;CA-4096&quot;);0;0)))+IF(OR([.AS87]=&quot;MS-CHAPv2&quot;;[.AS87]=&quot;RSA-RC4&quot;;[.AS87]=&quot;RSA-1024&quot;);2;IF(OR([.AS87]=&quot;See Note&quot;;[.AS87]=&quot;&quot;);1;IF(OR([.AS87]=&quot;RSA-4096&quot;;[.AS87]=&quot;RSA-2048&quot;;[.AS87]=&quot;DH-2048&quot;);0;0)))" office:value-type="float" office:value="0" calcext:value-type="float">
            <text:p>0</text:p>
          </table:table-cell>
          <table:table-cell table:style-name="ce43" table:formula="of:=IF([.AT87]&lt;3;2;0)+IF([.AU87]&lt;10;1;IF([.AU87]=&quot;&quot;;1;0))+IF([.AV87]&lt;3;2;IF([.AV87]&lt;10;1;IF([.AV87]=&quot;&quot;;1;0)))" office:value-type="float" office:value="0" calcext:value-type="float">
            <text:p>0</text:p>
          </table:table-cell>
          <table:table-cell table:style-name="ce48" table:formula="of:=IF([.AX87]=0;0;IF([.AX87]&lt;5;1;IF([.AX87]&lt;10;2;3)))+IF([.AY87]=0;0;IF([.AY87]&lt;3;1;IF([.AY87]&lt;10;2;3)))+IF([.AZ87]=0;0;IF([.AZ87]&lt;5;1;IF([.AZ87]&lt;10;2;3)))+IF([.BA87]=&quot;A&quot;;0;IF([.BA87]=&quot;A+&quot;;0;IF([.BA87]=&quot;B&quot;;1;5)))+IF([.BB87]=&quot;Self&quot;;0;IF([.BB87]=&quot;CloudFlare&quot;;2;IF([.BB87]=&quot;Incapsula&quot;;2;3)))" office:value-type="float" office:value="4" calcext:value-type="float">
            <text:p>4</text:p>
          </table:table-cell>
          <table:table-cell table:style-name="ce52" table:formula="of:=IF([.BC87]&lt;PricePercentile33;0;IF([.BC87]&lt;PricePercentile66;1;2))+IF([.BD87]&lt;ConPricePercentile33;0;IF([.BD87]&lt;ConPricePercentile66;1;2))+IF([.BE87]=&quot;Free&quot;;0;IF([.BE87]=&quot;Yes&quot;;0;1))+IF([.BF87]=&quot;Free&quot;;0;IF([.BF87]&gt;29;0;IF([.BF87]&gt;13;1;IF([.BF87]&gt;6;2;3))))" office:value-type="float" office:value="5" calcext:value-type="float">
            <text:p>5</text:p>
          </table:table-cell>
          <table:table-cell table:style-name="ce58" table:formula="of:=IF([.BG87]=&quot;Yes&quot;;1;0)+IF([.BH87]=&quot;Yes&quot;;1;0)+IF([.BI87]=&quot;Yes&quot;;1;0)+IF([.BJ87]=&quot;No&quot;;1;IF([.BJ87]=&quot;&quot;;0;IF([.BJ87]=&quot;Some&quot;;0.5;0)))+IF([.BK87]=&quot;No&quot;;1;IF([.BK87]=&quot;&quot;;0;IF([.BK87]=&quot;Some&quot;;0.5;0)))+IF([.BL87]=&quot;No&quot;;1;IF([.BL87]=&quot;&quot;;0;IF([.BL87]=&quot;Some&quot;;0.5;0)))+IF([.BM87]=&quot;&quot;;0;1)+IF([.BN87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87]=&quot;USA&quot;;[.L87]=&quot;UK&quot;;[.L87]=&quot;Canada&quot;;[.L87]=&quot;Australia&quot;;[.L87]=&quot;New Zealand&quot;);&quot;Five&quot;;(IF(OR([.L87]=&quot;Denmark&quot;;[.L87]=&quot;France&quot;;[.L87]=&quot;Netherlands&quot;;[.L87]=&quot;Norway&quot;);&quot;Nine&quot;;IF(OR([.L87]=&quot;Belgium&quot;;[.L87]=&quot;Germany&quot;;[.L87]=&quot;Italy&quot;;[.L87]=&quot;Spain&quot;;[.L87]=&quot;Sweden&quot;);&quot;Fourteen&quot;;IF([.L87]=&quot;&quot;;&quot;Not Disclosed&quot;;IF(OR([.L87]=&quot;British Virgin Islands&quot;;[.L87]=&quot;Gibraltar&quot;;[.L87]=&quot;British Indian Ocean&quot;;[.L87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87]=&quot;Five&quot;);[.AC87]=&quot;Yes&quot;;[.W87]=&quot;Yes&quot;;OR([.T87]=&quot;Email&quot;;[.T87]=&quot;Yes&quot;);[.O8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/>
          <table:table-cell table:number-columns-repeated="2" table:style-name="ce141" office:value-type="string" calcext:value-type="string">
            <text:p>Yes</text:p>
          </table:table-cell>
          <table:table-cell table:style-name="ce141"/>
          <table:table-cell table:style-name="ce147" office:value-type="string" calcext:value-type="string">
            <text:p>Yes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8" calcext:value-type="float">
            <text:p>8</text:p>
          </table:table-cell>
          <table:table-cell table:style-name="ce188" office:value-type="float" office:value="11" calcext:value-type="float">
            <text:p>11</text:p>
          </table:table-cell>
          <table:table-cell table:style-name="ce192" office:value-type="float" office:value="45" calcext:value-type="float">
            <text:p>45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3" calcext:value-type="float">
            <text:p>1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83" calcext:value-type="float">
            <text:p>$8.83</text:p>
          </table:table-cell>
          <table:table-cell table:style-name="ce235" table:formula="of:=[.BC87]/[.AT87]" office:value-type="float" office:value="1.10375" calcext:value-type="float">
            <text:p>$1.1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Mullvad</text:p>
          </table:table-cell>
          <table:table-cell table:style-name="ce18" table:formula="of:=IF(OR([.M88]=&quot;Five&quot;);3;0)+IF(OR([.M88]=&quot;Not Disclosed&quot;);1.5;0)+IF(OR([.M88]=&quot;Nine&quot;;[.M88]=&quot;Fourteen&quot;;[.M88]=&quot;See Note&quot;;[.M88]=&quot;Cooperative&quot;);1;0)+IF(OR([.N88]=&quot;Yes&quot;);2;0)+IF(OR([.N88]=&quot;Not Disclosed&quot;);1.5;0)+IF(OR([.N88]=&quot;Owned&quot;);1;0)" office:value-type="float" office:value="1" calcext:value-type="float">
            <text:p>1</text:p>
          </table:table-cell>
          <table:table-cell table:style-name="ce26" table:formula="of:=COUNTIF([.P88:.S88];&quot;Yes&quot;)+(0.5*COUNTIF([.P88:.S88];&quot;&quot;))+(0.5*COUNTIF([.P88:.S88];&quot;See Note&quot;))+(3*COUNTIF([.O88];&quot;Yes&quot;))" office:value-type="float" office:value="0" calcext:value-type="float">
            <text:p>0</text:p>
          </table:table-cell>
          <table:table-cell table:style-name="ce31" table:formula="of:=(3*COUNTIF([.T88];&quot;No&quot;))+COUNTIF([.W88:.X88];&quot;No&quot;)" office:value-type="float" office:value="0" calcext:value-type="float">
            <text:p>0</text:p>
          </table:table-cell>
          <table:table-cell table:style-name="ce35" table:formula="of:=COUNTIF([.AA88];&quot;No&quot;)+COUNTIF([.AB88];&quot;No&quot;)+(0.5*COUNTIF([.AB88];&quot;See Note&quot;))+(3*COUNTIF([.AC88];&quot;No&quot;))+COUNTIF([.AL88];&quot;Yes&quot;)+(0.5*COUNTIF([.AL88];&quot;Some&quot;))+COUNTIF([.AM88];&quot;Yes&quot;)+(0.5*COUNTIF([.AM88];&quot;Some&quot;))" office:value-type="float" office:value="0" calcext:value-type="float">
            <text:p>0</text:p>
          </table:table-cell>
          <table:table-cell table:style-name="ce39" table:formula="of:=(IF(OR([.AP88]=&quot;MPPE-128&quot;;[.AP88]=&quot;Blowfish-64&quot;);1;(IF(OR([.AP88]=&quot;See Note&quot;;[.AP88]=&quot;Blowfish-128&quot;);0.5;IF(OR([.AP88]=&quot;AES-128&quot;;[.AP88]=&quot;AES-160&quot;;[.AP88]=&quot;AES-192&quot;;[.AP88]=&quot;AES-256&quot;);0;0)))+(IF(OR([.AQ88]=&quot;MPPE-128&quot;;[.AQ88]=&quot;Blowfish-64&quot;);2;(IF(OR([.AQ88]=&quot;See Note&quot;;[.AQ88]=&quot;Blowfish-128&quot;;[.AQ88]=&quot;&quot;);1;IF(OR([.AQ88]=&quot;AES-128&quot;;[.AQ88]=&quot;AES-160&quot;;[.AQ88]=&quot;AES-192&quot;;[.AQ88]=&quot;AES-256&quot;);0;0)))))))+IF(OR([.AR88]=&quot;MS-CHAPv2&quot;;[.AR88]=&quot;RSA-RC4&quot;;[.AR88]=&quot;RSA-1024&quot;);1;IF(OR([.AR88]=&quot;See Note&quot;;[.AR88]=&quot;&quot;);0.5;IF(OR([.AR88]=&quot;RSA-4096&quot;;[.AR88]=&quot;RSA-2048&quot;;[.AR88]=&quot;DH-2048&quot;;[.AR88]=&quot;CA-4096&quot;);0;0)))+IF(OR([.AS88]=&quot;MS-CHAPv2&quot;;[.AS88]=&quot;RSA-RC4&quot;;[.AS88]=&quot;RSA-1024&quot;);2;IF(OR([.AS88]=&quot;See Note&quot;;[.AS88]=&quot;&quot;);1;IF(OR([.AS88]=&quot;RSA-4096&quot;;[.AS88]=&quot;RSA-2048&quot;;[.AS88]=&quot;DH-2048&quot;);0;0)))" office:value-type="float" office:value="0" calcext:value-type="float">
            <text:p>0</text:p>
          </table:table-cell>
          <table:table-cell table:style-name="ce43" table:formula="of:=IF([.AT88]&lt;3;2;0)+IF([.AU88]&lt;10;1;IF([.AU88]=&quot;&quot;;1;0))+IF([.AV88]&lt;3;2;IF([.AV88]&lt;10;1;IF([.AV88]=&quot;&quot;;1;0)))" office:value-type="float" office:value="0" calcext:value-type="float">
            <text:p>0</text:p>
          </table:table-cell>
          <table:table-cell table:style-name="ce48" table:formula="of:=IF([.AX88]=0;0;IF([.AX88]&lt;5;1;IF([.AX88]&lt;10;2;3)))+IF([.AY88]=0;0;IF([.AY88]&lt;3;1;IF([.AY88]&lt;10;2;3)))+IF([.AZ88]=0;0;IF([.AZ88]&lt;5;1;IF([.AZ88]&lt;10;2;3)))+IF([.BA88]=&quot;A&quot;;0;IF([.BA88]=&quot;A+&quot;;0;IF([.BA88]=&quot;B&quot;;1;5)))+IF([.BB88]=&quot;Self&quot;;0;IF([.BB88]=&quot;CloudFlare&quot;;2;IF([.BB88]=&quot;Incapsula&quot;;2;3)))" office:value-type="float" office:value="1" calcext:value-type="float">
            <text:p>1</text:p>
          </table:table-cell>
          <table:table-cell table:style-name="ce52" table:formula="of:=IF([.BC88]&lt;PricePercentile33;0;IF([.BC88]&lt;PricePercentile66;1;2))+IF([.BD88]&lt;ConPricePercentile33;0;IF([.BD88]&lt;ConPricePercentile66;1;2))+IF([.BE88]=&quot;Free&quot;;0;IF([.BE88]=&quot;Yes&quot;;0;1))+IF([.BF88]=&quot;Free&quot;;0;IF([.BF88]&gt;29;0;IF([.BF88]&gt;13;1;IF([.BF88]&gt;6;2;3))))" office:value-type="float" office:value="1" calcext:value-type="float">
            <text:p>1</text:p>
          </table:table-cell>
          <table:table-cell table:style-name="ce58" table:formula="of:=IF([.BG88]=&quot;Yes&quot;;1;0)+IF([.BH88]=&quot;Yes&quot;;1;0)+IF([.BI88]=&quot;Yes&quot;;1;0)+IF([.BJ88]=&quot;No&quot;;1;IF([.BJ88]=&quot;&quot;;0;IF([.BJ88]=&quot;Some&quot;;0.5;0)))+IF([.BK88]=&quot;No&quot;;1;IF([.BK88]=&quot;&quot;;0;IF([.BK88]=&quot;Some&quot;;0.5;0)))+IF([.BL88]=&quot;No&quot;;1;IF([.BL88]=&quot;&quot;;0;IF([.BL88]=&quot;Some&quot;;0.5;0)))+IF([.BM88]=&quot;&quot;;0;1)+IF([.BN88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Sweden</text:p>
          </table:table-cell>
          <table:table-cell table:style-name="ce75" table:formula="of:=IF(OR([.L88]=&quot;USA&quot;;[.L88]=&quot;UK&quot;;[.L88]=&quot;Canada&quot;;[.L88]=&quot;Australia&quot;;[.L88]=&quot;New Zealand&quot;);&quot;Five&quot;;(IF(OR([.L88]=&quot;Denmark&quot;;[.L88]=&quot;France&quot;;[.L88]=&quot;Netherlands&quot;;[.L88]=&quot;Norway&quot;);&quot;Nine&quot;;IF(OR([.L88]=&quot;Belgium&quot;;[.L88]=&quot;Germany&quot;;[.L88]=&quot;Italy&quot;;[.L88]=&quot;Spain&quot;;[.L88]=&quot;Sweden&quot;);&quot;Fourteen&quot;;IF([.L88]=&quot;&quot;;&quot;Not Disclosed&quot;;IF(OR([.L88]=&quot;British Virgin Islands&quot;;[.L88]=&quot;Gibraltar&quot;;[.L88]=&quot;British Indian Ocean&quot;;[.L88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88]=&quot;Five&quot;);[.AC88]=&quot;Yes&quot;;[.W88]=&quot;Yes&quot;;OR([.T88]=&quot;Email&quot;;[.T88]=&quot;Yes&quot;);[.O88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number-columns-repeated="5" table:style-name="ce141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 office:value-type="float" office:value="93.5" calcext:value-type="float">
            <text:p>93.5</text:p>
          </table:table-cell>
          <table:table-cell table:style-name="ce166" office:value-type="float" office:value="14.29" calcext:value-type="float">
            <text:p>14.29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32" calcext:value-type="float">
            <text:p>32</text:p>
          </table:table-cell>
          <table:table-cell table:style-name="ce192" office:value-type="float" office:value="184" calcext:value-type="float">
            <text:p>184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44" calcext:value-type="float">
            <text:p>$5.44</text:p>
          </table:table-cell>
          <table:table-cell table:style-name="ce235" table:formula="of:=[.BC88]/[.AT88]" office:value-type="float" office:value="1.088" calcext:value-type="float">
            <text:p>$1.0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My Expat Network</text:p>
          </table:table-cell>
          <table:table-cell table:style-name="ce18" table:formula="of:=IF(OR([.M89]=&quot;Five&quot;);3;0)+IF(OR([.M89]=&quot;Not Disclosed&quot;);1.5;0)+IF(OR([.M89]=&quot;Nine&quot;;[.M89]=&quot;Fourteen&quot;;[.M89]=&quot;See Note&quot;;[.M89]=&quot;Cooperative&quot;);1;0)+IF(OR([.N89]=&quot;Yes&quot;);2;0)+IF(OR([.N89]=&quot;Not Disclosed&quot;);1.5;0)+IF(OR([.N89]=&quot;Owned&quot;);1;0)" office:value-type="float" office:value="5" calcext:value-type="float">
            <text:p>5</text:p>
          </table:table-cell>
          <table:table-cell table:style-name="ce26" table:formula="of:=COUNTIF([.P89:.S89];&quot;Yes&quot;)+(0.5*COUNTIF([.P89:.S89];&quot;&quot;))+(0.5*COUNTIF([.P89:.S89];&quot;See Note&quot;))+(3*COUNTIF([.O89];&quot;Yes&quot;))" office:value-type="float" office:value="2" calcext:value-type="float">
            <text:p>2</text:p>
          </table:table-cell>
          <table:table-cell table:style-name="ce31" table:formula="of:=(3*COUNTIF([.T89];&quot;No&quot;))+COUNTIF([.W89:.X89];&quot;No&quot;)" office:value-type="float" office:value="5" calcext:value-type="float">
            <text:p>5</text:p>
          </table:table-cell>
          <table:table-cell table:style-name="ce35" table:formula="of:=COUNTIF([.AA89];&quot;No&quot;)+COUNTIF([.AB89];&quot;No&quot;)+(0.5*COUNTIF([.AB89];&quot;See Note&quot;))+(3*COUNTIF([.AC89];&quot;No&quot;))+COUNTIF([.AL89];&quot;Yes&quot;)+(0.5*COUNTIF([.AL89];&quot;Some&quot;))+COUNTIF([.AM89];&quot;Yes&quot;)+(0.5*COUNTIF([.AM89];&quot;Some&quot;))" office:value-type="float" office:value="2" calcext:value-type="float">
            <text:p>2</text:p>
          </table:table-cell>
          <table:table-cell table:style-name="ce39" table:formula="of:=(IF(OR([.AP89]=&quot;MPPE-128&quot;;[.AP89]=&quot;Blowfish-64&quot;);1;(IF(OR([.AP89]=&quot;See Note&quot;;[.AP89]=&quot;Blowfish-128&quot;);0.5;IF(OR([.AP89]=&quot;AES-128&quot;;[.AP89]=&quot;AES-160&quot;;[.AP89]=&quot;AES-192&quot;;[.AP89]=&quot;AES-256&quot;);0;0)))+(IF(OR([.AQ89]=&quot;MPPE-128&quot;;[.AQ89]=&quot;Blowfish-64&quot;);2;(IF(OR([.AQ89]=&quot;See Note&quot;;[.AQ89]=&quot;Blowfish-128&quot;;[.AQ89]=&quot;&quot;);1;IF(OR([.AQ89]=&quot;AES-128&quot;;[.AQ89]=&quot;AES-160&quot;;[.AQ89]=&quot;AES-192&quot;;[.AQ89]=&quot;AES-256&quot;);0;0)))))))+IF(OR([.AR89]=&quot;MS-CHAPv2&quot;;[.AR89]=&quot;RSA-RC4&quot;;[.AR89]=&quot;RSA-1024&quot;);1;IF(OR([.AR89]=&quot;See Note&quot;;[.AR89]=&quot;&quot;);0.5;IF(OR([.AR89]=&quot;RSA-4096&quot;;[.AR89]=&quot;RSA-2048&quot;;[.AR89]=&quot;DH-2048&quot;;[.AR89]=&quot;CA-4096&quot;);0;0)))+IF(OR([.AS89]=&quot;MS-CHAPv2&quot;;[.AS89]=&quot;RSA-RC4&quot;;[.AS89]=&quot;RSA-1024&quot;);2;IF(OR([.AS89]=&quot;See Note&quot;;[.AS89]=&quot;&quot;);1;IF(OR([.AS89]=&quot;RSA-4096&quot;;[.AS89]=&quot;RSA-2048&quot;;[.AS89]=&quot;DH-2048&quot;);0;0)))" office:value-type="float" office:value="3" calcext:value-type="float">
            <text:p>3</text:p>
          </table:table-cell>
          <table:table-cell table:style-name="ce43" table:formula="of:=IF([.AT89]&lt;3;2;0)+IF([.AU89]&lt;10;1;IF([.AU89]=&quot;&quot;;1;0))+IF([.AV89]&lt;3;2;IF([.AV89]&lt;10;1;IF([.AV89]=&quot;&quot;;1;0)))" office:value-type="float" office:value="3" calcext:value-type="float">
            <text:p>3</text:p>
          </table:table-cell>
          <table:table-cell table:style-name="ce48" table:formula="of:=IF([.AX89]=0;0;IF([.AX89]&lt;5;1;IF([.AX89]&lt;10;2;3)))+IF([.AY89]=0;0;IF([.AY89]&lt;3;1;IF([.AY89]&lt;10;2;3)))+IF([.AZ89]=0;0;IF([.AZ89]&lt;5;1;IF([.AZ89]&lt;10;2;3)))+IF([.BA89]=&quot;A&quot;;0;IF([.BA89]=&quot;A+&quot;;0;IF([.BA89]=&quot;B&quot;;1;5)))+IF([.BB89]=&quot;Self&quot;;0;IF([.BB89]=&quot;CloudFlare&quot;;2;IF([.BB89]=&quot;Incapsula&quot;;2;3)))" office:value-type="float" office:value="4" calcext:value-type="float">
            <text:p>4</text:p>
          </table:table-cell>
          <table:table-cell table:style-name="ce52" table:formula="of:=IF([.BC89]&lt;PricePercentile33;0;IF([.BC89]&lt;PricePercentile66;1;2))+IF([.BD89]&lt;ConPricePercentile33;0;IF([.BD89]&lt;ConPricePercentile66;1;2))+IF([.BE89]=&quot;Free&quot;;0;IF([.BE89]=&quot;Yes&quot;;0;1))+IF([.BF89]=&quot;Free&quot;;0;IF([.BF89]&gt;29;0;IF([.BF89]&gt;13;1;IF([.BF89]&gt;6;2;3))))" office:value-type="float" office:value="7" calcext:value-type="float">
            <text:p>7</text:p>
          </table:table-cell>
          <table:table-cell table:style-name="ce58" table:formula="of:=IF([.BG89]=&quot;Yes&quot;;1;0)+IF([.BH89]=&quot;Yes&quot;;1;0)+IF([.BI89]=&quot;Yes&quot;;1;0)+IF([.BJ89]=&quot;No&quot;;1;IF([.BJ89]=&quot;&quot;;0;IF([.BJ89]=&quot;Some&quot;;0.5;0)))+IF([.BK89]=&quot;No&quot;;1;IF([.BK89]=&quot;&quot;;0;IF([.BK89]=&quot;Some&quot;;0.5;0)))+IF([.BL89]=&quot;No&quot;;1;IF([.BL89]=&quot;&quot;;0;IF([.BL89]=&quot;Some&quot;;0.5;0)))+IF([.BM89]=&quot;&quot;;0;1)+IF([.BN8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89]=&quot;USA&quot;;[.L89]=&quot;UK&quot;;[.L89]=&quot;Canada&quot;;[.L89]=&quot;Australia&quot;;[.L89]=&quot;New Zealand&quot;);&quot;Five&quot;;(IF(OR([.L89]=&quot;Denmark&quot;;[.L89]=&quot;France&quot;;[.L89]=&quot;Netherlands&quot;;[.L89]=&quot;Norway&quot;);&quot;Nine&quot;;IF(OR([.L89]=&quot;Belgium&quot;;[.L89]=&quot;Germany&quot;;[.L89]=&quot;Italy&quot;;[.L89]=&quot;Spain&quot;;[.L89]=&quot;Sweden&quot;);&quot;Fourteen&quot;;IF([.L89]=&quot;&quot;;&quot;Not Disclosed&quot;;IF(OR([.L89]=&quot;British Virgin Islands&quot;;[.L89]=&quot;Gibraltar&quot;;[.L89]=&quot;British Indian Ocean&quot;;[.L8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89]=&quot;Five&quot;);[.AC89]=&quot;Yes&quot;;[.W89]=&quot;Yes&quot;;OR([.T89]=&quot;Email&quot;;[.T89]=&quot;Yes&quot;);[.O8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 office:value-type="float" office:value="16.86" calcext:value-type="float">
            <text:p>16.86</text:p>
          </table:table-cell>
          <table:table-cell table:style-name="ce166" office:value-type="float" office:value="14.34" calcext:value-type="float">
            <text:p>14.34</text:p>
          </table:table-cell>
          <table:table-cell table:style-name="ce171" office:value-type="string" calcext:value-type="string">
            <text:p>Blowfish-128</text:p>
          </table:table-cell>
          <table:table-cell table:style-name="ce171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192"/>
          <table:table-cell table:style-name="ce196" office:value-type="string" calcext:value-type="string">
            <text:p>Partial</text:p>
          </table:table-cell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" calcext:value-type="float">
            <text:p>$7.00</text:p>
          </table:table-cell>
          <table:table-cell table:style-name="ce235" table:formula="of:=[.BC89]/[.AT89]" office:value-type="float" office:value="2.33333333333333" calcext:value-type="float">
            <text:p>$2.3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myip.io" xlink:type="simple">MyIP.io</text:a></text:p>
          </table:table-cell>
          <table:table-cell table:style-name="ce18" table:formula="of:=IF(OR([.M90]=&quot;Five&quot;);3;0)+IF(OR([.M90]=&quot;Not Disclosed&quot;);1.5;0)+IF(OR([.M90]=&quot;Nine&quot;;[.M90]=&quot;Fourteen&quot;;[.M90]=&quot;See Note&quot;;[.M90]=&quot;Cooperative&quot;);1;0)+IF(OR([.N90]=&quot;Yes&quot;);2;0)+IF(OR([.N90]=&quot;Not Disclosed&quot;);1.5;0)+IF(OR([.N90]=&quot;Owned&quot;);1;0)" office:value-type="float" office:value="5" calcext:value-type="float">
            <text:p>5</text:p>
          </table:table-cell>
          <table:table-cell table:style-name="ce26" table:formula="of:=COUNTIF([.P90:.S90];&quot;Yes&quot;)+(0.5*COUNTIF([.P90:.S90];&quot;&quot;))+(0.5*COUNTIF([.P90:.S90];&quot;See Note&quot;))+(3*COUNTIF([.O90];&quot;Yes&quot;))" office:value-type="float" office:value="2" calcext:value-type="float">
            <text:p>2</text:p>
          </table:table-cell>
          <table:table-cell table:style-name="ce31" table:formula="of:=(3*COUNTIF([.T90];&quot;No&quot;))+COUNTIF([.W90:.X90];&quot;No&quot;)" office:value-type="float" office:value="5" calcext:value-type="float">
            <text:p>5</text:p>
          </table:table-cell>
          <table:table-cell table:style-name="ce35" table:formula="of:=COUNTIF([.AA90];&quot;No&quot;)+COUNTIF([.AB90];&quot;No&quot;)+(0.5*COUNTIF([.AB90];&quot;See Note&quot;))+(3*COUNTIF([.AC90];&quot;No&quot;))+COUNTIF([.AL90];&quot;Yes&quot;)+(0.5*COUNTIF([.AL90];&quot;Some&quot;))+COUNTIF([.AM90];&quot;Yes&quot;)+(0.5*COUNTIF([.AM90];&quot;Some&quot;))" office:value-type="float" office:value="1" calcext:value-type="float">
            <text:p>1</text:p>
          </table:table-cell>
          <table:table-cell table:style-name="ce39" table:formula="of:=(IF(OR([.AP90]=&quot;MPPE-128&quot;;[.AP90]=&quot;Blowfish-64&quot;);1;(IF(OR([.AP90]=&quot;See Note&quot;;[.AP90]=&quot;Blowfish-128&quot;);0.5;IF(OR([.AP90]=&quot;AES-128&quot;;[.AP90]=&quot;AES-160&quot;;[.AP90]=&quot;AES-192&quot;;[.AP90]=&quot;AES-256&quot;);0;0)))+(IF(OR([.AQ90]=&quot;MPPE-128&quot;;[.AQ90]=&quot;Blowfish-64&quot;);2;(IF(OR([.AQ90]=&quot;See Note&quot;;[.AQ90]=&quot;Blowfish-128&quot;;[.AQ90]=&quot;&quot;);1;IF(OR([.AQ90]=&quot;AES-128&quot;;[.AQ90]=&quot;AES-160&quot;;[.AQ90]=&quot;AES-192&quot;;[.AQ90]=&quot;AES-256&quot;);0;0)))))))+IF(OR([.AR90]=&quot;MS-CHAPv2&quot;;[.AR90]=&quot;RSA-RC4&quot;;[.AR90]=&quot;RSA-1024&quot;);1;IF(OR([.AR90]=&quot;See Note&quot;;[.AR90]=&quot;&quot;);0.5;IF(OR([.AR90]=&quot;RSA-4096&quot;;[.AR90]=&quot;RSA-2048&quot;;[.AR90]=&quot;DH-2048&quot;;[.AR90]=&quot;CA-4096&quot;);0;0)))+IF(OR([.AS90]=&quot;MS-CHAPv2&quot;;[.AS90]=&quot;RSA-RC4&quot;;[.AS90]=&quot;RSA-1024&quot;);2;IF(OR([.AS90]=&quot;See Note&quot;;[.AS90]=&quot;&quot;);1;IF(OR([.AS90]=&quot;RSA-4096&quot;;[.AS90]=&quot;RSA-2048&quot;;[.AS90]=&quot;DH-2048&quot;);0;0)))" office:value-type="float" office:value="2.5" calcext:value-type="float">
            <text:p>2.5</text:p>
          </table:table-cell>
          <table:table-cell table:style-name="ce43" table:formula="of:=IF([.AT90]&lt;3;2;0)+IF([.AU90]&lt;10;1;IF([.AU90]=&quot;&quot;;1;0))+IF([.AV90]&lt;3;2;IF([.AV90]&lt;10;1;IF([.AV90]=&quot;&quot;;1;0)))" office:value-type="float" office:value="4" calcext:value-type="float">
            <text:p>4</text:p>
          </table:table-cell>
          <table:table-cell table:style-name="ce48" table:formula="of:=IF([.AX90]=0;0;IF([.AX90]&lt;5;1;IF([.AX90]&lt;10;2;3)))+IF([.AY90]=0;0;IF([.AY90]&lt;3;1;IF([.AY90]&lt;10;2;3)))+IF([.AZ90]=0;0;IF([.AZ90]&lt;5;1;IF([.AZ90]&lt;10;2;3)))+IF([.BA90]=&quot;A&quot;;0;IF([.BA90]=&quot;A+&quot;;0;IF([.BA90]=&quot;B&quot;;1;5)))+IF([.BB90]=&quot;Self&quot;;0;IF([.BB90]=&quot;CloudFlare&quot;;2;IF([.BB90]=&quot;Incapsula&quot;;2;3)))" office:value-type="float" office:value="5" calcext:value-type="float">
            <text:p>5</text:p>
          </table:table-cell>
          <table:table-cell table:style-name="ce52" table:formula="of:=IF([.BC90]&lt;PricePercentile33;0;IF([.BC90]&lt;PricePercentile66;1;2))+IF([.BD90]&lt;ConPricePercentile33;0;IF([.BD90]&lt;ConPricePercentile66;1;2))+IF([.BE90]=&quot;Free&quot;;0;IF([.BE90]=&quot;Yes&quot;;0;1))+IF([.BF90]=&quot;Free&quot;;0;IF([.BF90]&gt;29;0;IF([.BF90]&gt;13;1;IF([.BF90]&gt;6;2;3))))" office:value-type="float" office:value="6" calcext:value-type="float">
            <text:p>6</text:p>
          </table:table-cell>
          <table:table-cell table:style-name="ce58" table:formula="of:=IF([.BG90]=&quot;Yes&quot;;1;0)+IF([.BH90]=&quot;Yes&quot;;1;0)+IF([.BI90]=&quot;Yes&quot;;1;0)+IF([.BJ90]=&quot;No&quot;;1;IF([.BJ90]=&quot;&quot;;0;IF([.BJ90]=&quot;Some&quot;;0.5;0)))+IF([.BK90]=&quot;No&quot;;1;IF([.BK90]=&quot;&quot;;0;IF([.BK90]=&quot;Some&quot;;0.5;0)))+IF([.BL90]=&quot;No&quot;;1;IF([.BL90]=&quot;&quot;;0;IF([.BL90]=&quot;Some&quot;;0.5;0)))+IF([.BM90]=&quot;&quot;;0;1)+IF([.BN90]=&quot;&quot;;0;1)" office:value-type="float" office:value="2" calcext:value-type="float">
            <text:p>2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90]=&quot;USA&quot;;[.L90]=&quot;UK&quot;;[.L90]=&quot;Canada&quot;;[.L90]=&quot;Australia&quot;;[.L90]=&quot;New Zealand&quot;);&quot;Five&quot;;(IF(OR([.L90]=&quot;Denmark&quot;;[.L90]=&quot;France&quot;;[.L90]=&quot;Netherlands&quot;;[.L90]=&quot;Norway&quot;);&quot;Nine&quot;;IF(OR([.L90]=&quot;Belgium&quot;;[.L90]=&quot;Germany&quot;;[.L90]=&quot;Italy&quot;;[.L90]=&quot;Spain&quot;;[.L90]=&quot;Sweden&quot;);&quot;Fourteen&quot;;IF([.L90]=&quot;&quot;;&quot;Not Disclosed&quot;;IF(OR([.L90]=&quot;British Virgin Islands&quot;;[.L90]=&quot;Gibraltar&quot;;[.L90]=&quot;British Indian Ocean&quot;;[.L90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0]=&quot;Five&quot;);[.AC90]=&quot;Yes&quot;;[.W90]=&quot;Yes&quot;;OR([.T90]=&quot;Email&quot;;[.T90]=&quot;Yes&quot;);[.O90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92"/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99" calcext:value-type="float">
            <text:p>$5.99</text:p>
          </table:table-cell>
          <table:table-cell table:style-name="ce235" table:formula="of:=[.BC90]/[.AT90]" office:value-type="float" office:value="5.99" calcext:value-type="float">
            <text:p>$5.9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 office:value-type="string" calcext:value-type="string">
            <text:p>Yes</text:p>
          </table:table-cell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My Private Network</text:p>
          </table:table-cell>
          <table:table-cell table:style-name="ce18" table:formula="of:=IF(OR([.M91]=&quot;Five&quot;);3;0)+IF(OR([.M91]=&quot;Not Disclosed&quot;);1.5;0)+IF(OR([.M91]=&quot;Nine&quot;;[.M91]=&quot;Fourteen&quot;;[.M91]=&quot;See Note&quot;;[.M91]=&quot;Cooperative&quot;);1;0)+IF(OR([.N91]=&quot;Yes&quot;);2;0)+IF(OR([.N91]=&quot;Not Disclosed&quot;);1.5;0)+IF(OR([.N91]=&quot;Owned&quot;);1;0)" office:value-type="float" office:value="0" calcext:value-type="float">
            <text:p>0</text:p>
          </table:table-cell>
          <table:table-cell table:style-name="ce26" table:formula="of:=COUNTIF([.P91:.S91];&quot;Yes&quot;)+(0.5*COUNTIF([.P91:.S91];&quot;&quot;))+(0.5*COUNTIF([.P91:.S91];&quot;See Note&quot;))+(3*COUNTIF([.O91];&quot;Yes&quot;))" office:value-type="float" office:value="1.5" calcext:value-type="float">
            <text:p>1.5</text:p>
          </table:table-cell>
          <table:table-cell table:style-name="ce31" table:formula="of:=(3*COUNTIF([.T91];&quot;No&quot;))+COUNTIF([.W91:.X91];&quot;No&quot;)" office:value-type="float" office:value="0" calcext:value-type="float">
            <text:p>0</text:p>
          </table:table-cell>
          <table:table-cell table:style-name="ce35" table:formula="of:=COUNTIF([.AA91];&quot;No&quot;)+COUNTIF([.AB91];&quot;No&quot;)+(0.5*COUNTIF([.AB91];&quot;See Note&quot;))+(3*COUNTIF([.AC91];&quot;No&quot;))+COUNTIF([.AL91];&quot;Yes&quot;)+(0.5*COUNTIF([.AL91];&quot;Some&quot;))+COUNTIF([.AM91];&quot;Yes&quot;)+(0.5*COUNTIF([.AM91];&quot;Some&quot;))" office:value-type="float" office:value="1.5" calcext:value-type="float">
            <text:p>1.5</text:p>
          </table:table-cell>
          <table:table-cell table:style-name="ce39" table:formula="of:=(IF(OR([.AP91]=&quot;MPPE-128&quot;;[.AP91]=&quot;Blowfish-64&quot;);1;(IF(OR([.AP91]=&quot;See Note&quot;;[.AP91]=&quot;Blowfish-128&quot;);0.5;IF(OR([.AP91]=&quot;AES-128&quot;;[.AP91]=&quot;AES-160&quot;;[.AP91]=&quot;AES-192&quot;;[.AP91]=&quot;AES-256&quot;);0;0)))+(IF(OR([.AQ91]=&quot;MPPE-128&quot;;[.AQ91]=&quot;Blowfish-64&quot;);2;(IF(OR([.AQ91]=&quot;See Note&quot;;[.AQ91]=&quot;Blowfish-128&quot;;[.AQ91]=&quot;&quot;);1;IF(OR([.AQ91]=&quot;AES-128&quot;;[.AQ91]=&quot;AES-160&quot;;[.AQ91]=&quot;AES-192&quot;;[.AQ91]=&quot;AES-256&quot;);0;0)))))))+IF(OR([.AR91]=&quot;MS-CHAPv2&quot;;[.AR91]=&quot;RSA-RC4&quot;;[.AR91]=&quot;RSA-1024&quot;);1;IF(OR([.AR91]=&quot;See Note&quot;;[.AR91]=&quot;&quot;);0.5;IF(OR([.AR91]=&quot;RSA-4096&quot;;[.AR91]=&quot;RSA-2048&quot;;[.AR91]=&quot;DH-2048&quot;;[.AR91]=&quot;CA-4096&quot;);0;0)))+IF(OR([.AS91]=&quot;MS-CHAPv2&quot;;[.AS91]=&quot;RSA-RC4&quot;;[.AS91]=&quot;RSA-1024&quot;);2;IF(OR([.AS91]=&quot;See Note&quot;;[.AS91]=&quot;&quot;);1;IF(OR([.AS91]=&quot;RSA-4096&quot;;[.AS91]=&quot;RSA-2048&quot;;[.AS91]=&quot;DH-2048&quot;);0;0)))" office:value-type="float" office:value="1.5" calcext:value-type="float">
            <text:p>1.5</text:p>
          </table:table-cell>
          <table:table-cell table:style-name="ce43" table:formula="of:=IF([.AT91]&lt;3;2;0)+IF([.AU91]&lt;10;1;IF([.AU91]=&quot;&quot;;1;0))+IF([.AV91]&lt;3;2;IF([.AV91]&lt;10;1;IF([.AV91]=&quot;&quot;;1;0)))" office:value-type="float" office:value="2" calcext:value-type="float">
            <text:p>2</text:p>
          </table:table-cell>
          <table:table-cell table:style-name="ce48" table:formula="of:=IF([.AX91]=0;0;IF([.AX91]&lt;5;1;IF([.AX91]&lt;10;2;3)))+IF([.AY91]=0;0;IF([.AY91]&lt;3;1;IF([.AY91]&lt;10;2;3)))+IF([.AZ91]=0;0;IF([.AZ91]&lt;5;1;IF([.AZ91]&lt;10;2;3)))+IF([.BA91]=&quot;A&quot;;0;IF([.BA91]=&quot;A+&quot;;0;IF([.BA91]=&quot;B&quot;;1;5)))+IF([.BB91]=&quot;Self&quot;;0;IF([.BB91]=&quot;CloudFlare&quot;;2;IF([.BB91]=&quot;Incapsula&quot;;2;3)))" office:value-type="float" office:value="5" calcext:value-type="float">
            <text:p>5</text:p>
          </table:table-cell>
          <table:table-cell table:style-name="ce52" table:formula="of:=IF([.BC91]&lt;PricePercentile33;0;IF([.BC91]&lt;PricePercentile66;1;2))+IF([.BD91]&lt;ConPricePercentile33;0;IF([.BD91]&lt;ConPricePercentile66;1;2))+IF([.BE91]=&quot;Free&quot;;0;IF([.BE91]=&quot;Yes&quot;;0;1))+IF([.BF91]=&quot;Free&quot;;0;IF([.BF91]&gt;29;0;IF([.BF91]&gt;13;1;IF([.BF91]&gt;6;2;3))))" office:value-type="float" office:value="3" calcext:value-type="float">
            <text:p>3</text:p>
          </table:table-cell>
          <table:table-cell table:style-name="ce58" table:formula="of:=IF([.BG91]=&quot;Yes&quot;;1;0)+IF([.BH91]=&quot;Yes&quot;;1;0)+IF([.BI91]=&quot;Yes&quot;;1;0)+IF([.BJ91]=&quot;No&quot;;1;IF([.BJ91]=&quot;&quot;;0;IF([.BJ91]=&quot;Some&quot;;0.5;0)))+IF([.BK91]=&quot;No&quot;;1;IF([.BK91]=&quot;&quot;;0;IF([.BK91]=&quot;Some&quot;;0.5;0)))+IF([.BL91]=&quot;No&quot;;1;IF([.BL91]=&quot;&quot;;0;IF([.BL91]=&quot;Some&quot;;0.5;0)))+IF([.BM91]=&quot;&quot;;0;1)+IF([.BN91]=&quot;&quot;;0;1)" office:value-type="float" office:value="1.5" calcext:value-type="float">
            <text:p>1.5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91]=&quot;USA&quot;;[.L91]=&quot;UK&quot;;[.L91]=&quot;Canada&quot;;[.L91]=&quot;Australia&quot;;[.L91]=&quot;New Zealand&quot;);&quot;Five&quot;;(IF(OR([.L91]=&quot;Denmark&quot;;[.L91]=&quot;France&quot;;[.L91]=&quot;Netherlands&quot;;[.L91]=&quot;Norway&quot;);&quot;Nine&quot;;IF(OR([.L91]=&quot;Belgium&quot;;[.L91]=&quot;Germany&quot;;[.L91]=&quot;Italy&quot;;[.L91]=&quot;Spain&quot;;[.L91]=&quot;Sweden&quot;);&quot;Fourteen&quot;;IF([.L91]=&quot;&quot;;&quot;Not Disclosed&quot;;IF(OR([.L91]=&quot;British Virgin Islands&quot;;[.L91]=&quot;Gibraltar&quot;;[.L91]=&quot;British Indian Ocean&quot;;[.L91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85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91]=&quot;Five&quot;);[.AC91]=&quot;Yes&quot;;[.W91]=&quot;Yes&quot;;OR([.T91]=&quot;Email&quot;;[.T91]=&quot;Yes&quot;);[.O91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number-columns-repeated="4"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3" calcext:value-type="float">
            <text:p>43</text:p>
          </table:table-cell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6" calcext:value-type="float">
            <text:p>16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9.47" calcext:value-type="float">
            <text:p>$9.47</text:p>
          </table:table-cell>
          <table:table-cell table:style-name="ce235" table:formula="of:=[.BC91]/[.AT91]" office:value-type="float" office:value="1.894" calcext:value-type="float">
            <text:p>$1.8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Some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myvpn.pro" xlink:type="simple">MyVPN.Pro</text:a></text:p>
          </table:table-cell>
          <table:table-cell table:style-name="ce18" table:formula="of:=IF(OR([.M92]=&quot;Five&quot;);3;0)+IF(OR([.M92]=&quot;Not Disclosed&quot;);1.5;0)+IF(OR([.M92]=&quot;Nine&quot;;[.M92]=&quot;Fourteen&quot;;[.M92]=&quot;See Note&quot;;[.M92]=&quot;Cooperative&quot;);1;0)+IF(OR([.N92]=&quot;Yes&quot;);2;0)+IF(OR([.N92]=&quot;Not Disclosed&quot;);1.5;0)+IF(OR([.N92]=&quot;Owned&quot;);1;0)" office:value-type="float" office:value="5" calcext:value-type="float">
            <text:p>5</text:p>
          </table:table-cell>
          <table:table-cell table:style-name="ce26" table:formula="of:=COUNTIF([.P92:.S92];&quot;Yes&quot;)+(0.5*COUNTIF([.P92:.S92];&quot;&quot;))+(0.5*COUNTIF([.P92:.S92];&quot;See Note&quot;))+(3*COUNTIF([.O92];&quot;Yes&quot;))" office:value-type="float" office:value="2" calcext:value-type="float">
            <text:p>2</text:p>
          </table:table-cell>
          <table:table-cell table:style-name="ce31" table:formula="of:=(3*COUNTIF([.T92];&quot;No&quot;))+COUNTIF([.W92:.X92];&quot;No&quot;)" office:value-type="float" office:value="2" calcext:value-type="float">
            <text:p>2</text:p>
          </table:table-cell>
          <table:table-cell table:style-name="ce35" table:formula="of:=COUNTIF([.AA92];&quot;No&quot;)+COUNTIF([.AB92];&quot;No&quot;)+(0.5*COUNTIF([.AB92];&quot;See Note&quot;))+(3*COUNTIF([.AC92];&quot;No&quot;))+COUNTIF([.AL92];&quot;Yes&quot;)+(0.5*COUNTIF([.AL92];&quot;Some&quot;))+COUNTIF([.AM92];&quot;Yes&quot;)+(0.5*COUNTIF([.AM92];&quot;Some&quot;))" office:value-type="float" office:value="5" calcext:value-type="float">
            <text:p>5</text:p>
          </table:table-cell>
          <table:table-cell table:style-name="ce39" table:formula="of:=(IF(OR([.AP92]=&quot;MPPE-128&quot;;[.AP92]=&quot;Blowfish-64&quot;);1;(IF(OR([.AP92]=&quot;See Note&quot;;[.AP92]=&quot;Blowfish-128&quot;);0.5;IF(OR([.AP92]=&quot;AES-128&quot;;[.AP92]=&quot;AES-160&quot;;[.AP92]=&quot;AES-192&quot;;[.AP92]=&quot;AES-256&quot;);0;0)))+(IF(OR([.AQ92]=&quot;MPPE-128&quot;;[.AQ92]=&quot;Blowfish-64&quot;);2;(IF(OR([.AQ92]=&quot;See Note&quot;;[.AQ92]=&quot;Blowfish-128&quot;;[.AQ92]=&quot;&quot;);1;IF(OR([.AQ92]=&quot;AES-128&quot;;[.AQ92]=&quot;AES-160&quot;;[.AQ92]=&quot;AES-192&quot;;[.AQ92]=&quot;AES-256&quot;);0;0)))))))+IF(OR([.AR92]=&quot;MS-CHAPv2&quot;;[.AR92]=&quot;RSA-RC4&quot;;[.AR92]=&quot;RSA-1024&quot;);1;IF(OR([.AR92]=&quot;See Note&quot;;[.AR92]=&quot;&quot;);0.5;IF(OR([.AR92]=&quot;RSA-4096&quot;;[.AR92]=&quot;RSA-2048&quot;;[.AR92]=&quot;DH-2048&quot;;[.AR92]=&quot;CA-4096&quot;);0;0)))+IF(OR([.AS92]=&quot;MS-CHAPv2&quot;;[.AS92]=&quot;RSA-RC4&quot;;[.AS92]=&quot;RSA-1024&quot;);2;IF(OR([.AS92]=&quot;See Note&quot;;[.AS92]=&quot;&quot;);1;IF(OR([.AS92]=&quot;RSA-4096&quot;;[.AS92]=&quot;RSA-2048&quot;;[.AS92]=&quot;DH-2048&quot;);0;0)))" office:value-type="float" office:value="1.5" calcext:value-type="float">
            <text:p>1.5</text:p>
          </table:table-cell>
          <table:table-cell table:style-name="ce43" table:formula="of:=IF([.AT92]&lt;3;2;0)+IF([.AU92]&lt;10;1;IF([.AU92]=&quot;&quot;;1;0))+IF([.AV92]&lt;3;2;IF([.AV92]&lt;10;1;IF([.AV92]=&quot;&quot;;1;0)))" office:value-type="float" office:value="5" calcext:value-type="float">
            <text:p>5</text:p>
          </table:table-cell>
          <table:table-cell table:style-name="ce48" table:formula="of:=IF([.AX92]=0;0;IF([.AX92]&lt;5;1;IF([.AX92]&lt;10;2;3)))+IF([.AY92]=0;0;IF([.AY92]&lt;3;1;IF([.AY92]&lt;10;2;3)))+IF([.AZ92]=0;0;IF([.AZ92]&lt;5;1;IF([.AZ92]&lt;10;2;3)))+IF([.BA92]=&quot;A&quot;;0;IF([.BA92]=&quot;A+&quot;;0;IF([.BA92]=&quot;B&quot;;1;5)))+IF([.BB92]=&quot;Self&quot;;0;IF([.BB92]=&quot;CloudFlare&quot;;2;IF([.BB92]=&quot;Incapsula&quot;;2;3)))" office:value-type="float" office:value="11" calcext:value-type="float">
            <text:p>11</text:p>
          </table:table-cell>
          <table:table-cell table:style-name="ce52" table:formula="of:=IF([.BC92]&lt;PricePercentile33;0;IF([.BC92]&lt;PricePercentile66;1;2))+IF([.BD92]&lt;ConPricePercentile33;0;IF([.BD92]&lt;ConPricePercentile66;1;2))+IF([.BE92]=&quot;Free&quot;;0;IF([.BE92]=&quot;Yes&quot;;0;1))+IF([.BF92]=&quot;Free&quot;;0;IF([.BF92]&gt;29;0;IF([.BF92]&gt;13;1;IF([.BF92]&gt;6;2;3))))" office:value-type="float" office:value="8" calcext:value-type="float">
            <text:p>8</text:p>
          </table:table-cell>
          <table:table-cell table:style-name="ce58" table:formula="of:=IF([.BG92]=&quot;Yes&quot;;1;0)+IF([.BH92]=&quot;Yes&quot;;1;0)+IF([.BI92]=&quot;Yes&quot;;1;0)+IF([.BJ92]=&quot;No&quot;;1;IF([.BJ92]=&quot;&quot;;0;IF([.BJ92]=&quot;Some&quot;;0.5;0)))+IF([.BK92]=&quot;No&quot;;1;IF([.BK92]=&quot;&quot;;0;IF([.BK92]=&quot;Some&quot;;0.5;0)))+IF([.BL92]=&quot;No&quot;;1;IF([.BL92]=&quot;&quot;;0;IF([.BL92]=&quot;Some&quot;;0.5;0)))+IF([.BM92]=&quot;&quot;;0;1)+IF([.BN92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92]=&quot;USA&quot;;[.L92]=&quot;UK&quot;;[.L92]=&quot;Canada&quot;;[.L92]=&quot;Australia&quot;;[.L92]=&quot;New Zealand&quot;);&quot;Five&quot;;(IF(OR([.L92]=&quot;Denmark&quot;;[.L92]=&quot;France&quot;;[.L92]=&quot;Netherlands&quot;;[.L92]=&quot;Norway&quot;);&quot;Nine&quot;;IF(OR([.L92]=&quot;Belgium&quot;;[.L92]=&quot;Germany&quot;;[.L92]=&quot;Italy&quot;;[.L92]=&quot;Spain&quot;;[.L92]=&quot;Sweden&quot;);&quot;Fourteen&quot;;IF([.L92]=&quot;&quot;;&quot;Not Disclosed&quot;;IF(OR([.L92]=&quot;British Virgin Islands&quot;;[.L92]=&quot;Gibraltar&quot;;[.L92]=&quot;British Indian Ocean&quot;;[.L92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2]=&quot;Five&quot;);[.AC92]=&quot;Yes&quot;;[.W92]=&quot;Yes&quot;;OR([.T92]=&quot;Email&quot;;[.T92]=&quot;Yes&quot;);[.O9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9"/>
          <table:table-cell table:style-name="ce223" office:value-type="string" calcext:value-type="string">
            <text:p>No SSL Cert</text:p>
          </table:table-cell>
          <table:table-cell table:style-name="ce229" office:value-type="float" office:value="9.95" calcext:value-type="float">
            <text:p>$9.95</text:p>
          </table:table-cell>
          <table:table-cell table:style-name="ce235" table:formula="of:=[.BC92]/[.AT92]" office:value-type="float" office:value="9.95" calcext:value-type="float">
            <text:p>$9.9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Netshade</text:p>
          </table:table-cell>
          <table:table-cell table:style-name="ce18" table:formula="of:=IF(OR([.M93]=&quot;Five&quot;);3;0)+IF(OR([.M93]=&quot;Not Disclosed&quot;);1.5;0)+IF(OR([.M93]=&quot;Nine&quot;;[.M93]=&quot;Fourteen&quot;;[.M93]=&quot;See Note&quot;;[.M93]=&quot;Cooperative&quot;);1;0)+IF(OR([.N93]=&quot;Yes&quot;);2;0)+IF(OR([.N93]=&quot;Not Disclosed&quot;);1.5;0)+IF(OR([.N93]=&quot;Owned&quot;);1;0)" office:value-type="float" office:value="5" calcext:value-type="float">
            <text:p>5</text:p>
          </table:table-cell>
          <table:table-cell table:style-name="ce26" table:formula="of:=COUNTIF([.P93:.S93];&quot;Yes&quot;)+(0.5*COUNTIF([.P93:.S93];&quot;&quot;))+(0.5*COUNTIF([.P93:.S93];&quot;See Note&quot;))+(3*COUNTIF([.O93];&quot;Yes&quot;))" office:value-type="float" office:value="6" calcext:value-type="float">
            <text:p>6</text:p>
          </table:table-cell>
          <table:table-cell table:style-name="ce31" table:formula="of:=(3*COUNTIF([.T93];&quot;No&quot;))+COUNTIF([.W93:.X93];&quot;No&quot;)" office:value-type="float" office:value="5" calcext:value-type="float">
            <text:p>5</text:p>
          </table:table-cell>
          <table:table-cell table:style-name="ce35" table:formula="of:=COUNTIF([.AA93];&quot;No&quot;)+COUNTIF([.AB93];&quot;No&quot;)+(0.5*COUNTIF([.AB93];&quot;See Note&quot;))+(3*COUNTIF([.AC93];&quot;No&quot;))+COUNTIF([.AL93];&quot;Yes&quot;)+(0.5*COUNTIF([.AL93];&quot;Some&quot;))+COUNTIF([.AM93];&quot;Yes&quot;)+(0.5*COUNTIF([.AM93];&quot;Some&quot;))" office:value-type="float" office:value="4" calcext:value-type="float">
            <text:p>4</text:p>
          </table:table-cell>
          <table:table-cell table:style-name="ce39" table:formula="of:=(IF(OR([.AP93]=&quot;MPPE-128&quot;;[.AP93]=&quot;Blowfish-64&quot;);1;(IF(OR([.AP93]=&quot;See Note&quot;;[.AP93]=&quot;Blowfish-128&quot;);0.5;IF(OR([.AP93]=&quot;AES-128&quot;;[.AP93]=&quot;AES-160&quot;;[.AP93]=&quot;AES-192&quot;;[.AP93]=&quot;AES-256&quot;);0;0)))+(IF(OR([.AQ93]=&quot;MPPE-128&quot;;[.AQ93]=&quot;Blowfish-64&quot;);2;(IF(OR([.AQ93]=&quot;See Note&quot;;[.AQ93]=&quot;Blowfish-128&quot;;[.AQ93]=&quot;&quot;);1;IF(OR([.AQ93]=&quot;AES-128&quot;;[.AQ93]=&quot;AES-160&quot;;[.AQ93]=&quot;AES-192&quot;;[.AQ93]=&quot;AES-256&quot;);0;0)))))))+IF(OR([.AR93]=&quot;MS-CHAPv2&quot;;[.AR93]=&quot;RSA-RC4&quot;;[.AR93]=&quot;RSA-1024&quot;);1;IF(OR([.AR93]=&quot;See Note&quot;;[.AR93]=&quot;&quot;);0.5;IF(OR([.AR93]=&quot;RSA-4096&quot;;[.AR93]=&quot;RSA-2048&quot;;[.AR93]=&quot;DH-2048&quot;;[.AR93]=&quot;CA-4096&quot;);0;0)))+IF(OR([.AS93]=&quot;MS-CHAPv2&quot;;[.AS93]=&quot;RSA-RC4&quot;;[.AS93]=&quot;RSA-1024&quot;);2;IF(OR([.AS93]=&quot;See Note&quot;;[.AS93]=&quot;&quot;);1;IF(OR([.AS93]=&quot;RSA-4096&quot;;[.AS93]=&quot;RSA-2048&quot;;[.AS93]=&quot;DH-2048&quot;);0;0)))" office:value-type="float" office:value="2.5" calcext:value-type="float">
            <text:p>2.5</text:p>
          </table:table-cell>
          <table:table-cell table:style-name="ce43" table:formula="of:=IF([.AT93]&lt;3;2;0)+IF([.AU93]&lt;10;1;IF([.AU93]=&quot;&quot;;1;0))+IF([.AV93]&lt;3;2;IF([.AV93]&lt;10;1;IF([.AV93]=&quot;&quot;;1;0)))" office:value-type="float" office:value="3" calcext:value-type="float">
            <text:p>3</text:p>
          </table:table-cell>
          <table:table-cell table:style-name="ce48" table:formula="of:=IF([.AX93]=0;0;IF([.AX93]&lt;5;1;IF([.AX93]&lt;10;2;3)))+IF([.AY93]=0;0;IF([.AY93]&lt;3;1;IF([.AY93]&lt;10;2;3)))+IF([.AZ93]=0;0;IF([.AZ93]&lt;5;1;IF([.AZ93]&lt;10;2;3)))+IF([.BA93]=&quot;A&quot;;0;IF([.BA93]=&quot;A+&quot;;0;IF([.BA93]=&quot;B&quot;;1;5)))+IF([.BB93]=&quot;Self&quot;;0;IF([.BB93]=&quot;CloudFlare&quot;;2;IF([.BB93]=&quot;Incapsula&quot;;2;3)))" office:value-type="float" office:value="4" calcext:value-type="float">
            <text:p>4</text:p>
          </table:table-cell>
          <table:table-cell table:style-name="ce52" table:formula="of:=IF([.BC93]&lt;PricePercentile33;0;IF([.BC93]&lt;PricePercentile66;1;2))+IF([.BD93]&lt;ConPricePercentile33;0;IF([.BD93]&lt;ConPricePercentile66;1;2))+IF([.BE93]=&quot;Free&quot;;0;IF([.BE93]=&quot;Yes&quot;;0;1))+IF([.BF93]=&quot;Free&quot;;0;IF([.BF93]&gt;29;0;IF([.BF93]&gt;13;1;IF([.BF93]&gt;6;2;3))))" office:value-type="float" office:value="4" calcext:value-type="float">
            <text:p>4</text:p>
          </table:table-cell>
          <table:table-cell table:style-name="ce58" table:formula="of:=IF([.BG93]=&quot;Yes&quot;;1;0)+IF([.BH93]=&quot;Yes&quot;;1;0)+IF([.BI93]=&quot;Yes&quot;;1;0)+IF([.BJ93]=&quot;No&quot;;1;IF([.BJ93]=&quot;&quot;;0;IF([.BJ93]=&quot;Some&quot;;0.5;0)))+IF([.BK93]=&quot;No&quot;;1;IF([.BK93]=&quot;&quot;;0;IF([.BK93]=&quot;Some&quot;;0.5;0)))+IF([.BL93]=&quot;No&quot;;1;IF([.BL93]=&quot;&quot;;0;IF([.BL93]=&quot;Some&quot;;0.5;0)))+IF([.BM93]=&quot;&quot;;0;1)+IF([.BN93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93]=&quot;USA&quot;;[.L93]=&quot;UK&quot;;[.L93]=&quot;Canada&quot;;[.L93]=&quot;Australia&quot;;[.L93]=&quot;New Zealand&quot;);&quot;Five&quot;;(IF(OR([.L93]=&quot;Denmark&quot;;[.L93]=&quot;France&quot;;[.L93]=&quot;Netherlands&quot;;[.L93]=&quot;Norway&quot;);&quot;Nine&quot;;IF(OR([.L93]=&quot;Belgium&quot;;[.L93]=&quot;Germany&quot;;[.L93]=&quot;Italy&quot;;[.L93]=&quot;Spain&quot;;[.L93]=&quot;Sweden&quot;);&quot;Fourteen&quot;;IF([.L93]=&quot;&quot;;&quot;Not Disclosed&quot;;IF(OR([.L93]=&quot;British Virgin Islands&quot;;[.L93]=&quot;Gibraltar&quot;;[.L93]=&quot;British Indian Ocean&quot;;[.L9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3]=&quot;Five&quot;);[.AC93]=&quot;Yes&quot;;[.W93]=&quot;Yes&quot;;OR([.T93]=&quot;Email&quot;;[.T93]=&quot;Yes&quot;);[.O93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float" office:value="13" calcext:value-type="float">
            <text:p>13</text:p>
          </table:table-cell>
          <table:table-cell table:style-name="ce196" office:value-type="string" calcext:value-type="string">
            <text:p>No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2" calcext:value-type="float">
            <text:p>$4.92</text:p>
          </table:table-cell>
          <table:table-cell table:style-name="ce235" table:formula="of:=[.BC93]/[.AT93]" office:value-type="float" office:value="4.92" calcext:value-type="float">
            <text:p>$4.9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Newshosting</text:p>
          </table:table-cell>
          <table:table-cell table:style-name="ce18" table:formula="of:=IF(OR([.M94]=&quot;Five&quot;);3;0)+IF(OR([.M94]=&quot;Not Disclosed&quot;);1.5;0)+IF(OR([.M94]=&quot;Nine&quot;;[.M94]=&quot;Fourteen&quot;;[.M94]=&quot;See Note&quot;;[.M94]=&quot;Cooperative&quot;);1;0)+IF(OR([.N94]=&quot;Yes&quot;);2;0)+IF(OR([.N94]=&quot;Not Disclosed&quot;);1.5;0)+IF(OR([.N94]=&quot;Owned&quot;);1;0)" office:value-type="float" office:value="5" calcext:value-type="float">
            <text:p>5</text:p>
          </table:table-cell>
          <table:table-cell table:style-name="ce26" table:formula="of:=COUNTIF([.P94:.S94];&quot;Yes&quot;)+(0.5*COUNTIF([.P94:.S94];&quot;&quot;))+(0.5*COUNTIF([.P94:.S94];&quot;See Note&quot;))+(3*COUNTIF([.O94];&quot;Yes&quot;))" office:value-type="float" office:value="2" calcext:value-type="float">
            <text:p>2</text:p>
          </table:table-cell>
          <table:table-cell table:style-name="ce31" table:formula="of:=(3*COUNTIF([.T94];&quot;No&quot;))+COUNTIF([.W94:.X94];&quot;No&quot;)" office:value-type="float" office:value="4" calcext:value-type="float">
            <text:p>4</text:p>
          </table:table-cell>
          <table:table-cell table:style-name="ce35" table:formula="of:=COUNTIF([.AA94];&quot;No&quot;)+COUNTIF([.AB94];&quot;No&quot;)+(0.5*COUNTIF([.AB94];&quot;See Note&quot;))+(3*COUNTIF([.AC94];&quot;No&quot;))+COUNTIF([.AL94];&quot;Yes&quot;)+(0.5*COUNTIF([.AL94];&quot;Some&quot;))+COUNTIF([.AM94];&quot;Yes&quot;)+(0.5*COUNTIF([.AM94];&quot;Some&quot;))" office:value-type="float" office:value="2" calcext:value-type="float">
            <text:p>2</text:p>
          </table:table-cell>
          <table:table-cell table:style-name="ce39" table:formula="of:=(IF(OR([.AP94]=&quot;MPPE-128&quot;;[.AP94]=&quot;Blowfish-64&quot;);1;(IF(OR([.AP94]=&quot;See Note&quot;;[.AP94]=&quot;Blowfish-128&quot;);0.5;IF(OR([.AP94]=&quot;AES-128&quot;;[.AP94]=&quot;AES-160&quot;;[.AP94]=&quot;AES-192&quot;;[.AP94]=&quot;AES-256&quot;);0;0)))+(IF(OR([.AQ94]=&quot;MPPE-128&quot;;[.AQ94]=&quot;Blowfish-64&quot;);2;(IF(OR([.AQ94]=&quot;See Note&quot;;[.AQ94]=&quot;Blowfish-128&quot;;[.AQ94]=&quot;&quot;);1;IF(OR([.AQ94]=&quot;AES-128&quot;;[.AQ94]=&quot;AES-160&quot;;[.AQ94]=&quot;AES-192&quot;;[.AQ94]=&quot;AES-256&quot;);0;0)))))))+IF(OR([.AR94]=&quot;MS-CHAPv2&quot;;[.AR94]=&quot;RSA-RC4&quot;;[.AR94]=&quot;RSA-1024&quot;);1;IF(OR([.AR94]=&quot;See Note&quot;;[.AR94]=&quot;&quot;);0.5;IF(OR([.AR94]=&quot;RSA-4096&quot;;[.AR94]=&quot;RSA-2048&quot;;[.AR94]=&quot;DH-2048&quot;;[.AR94]=&quot;CA-4096&quot;);0;0)))+IF(OR([.AS94]=&quot;MS-CHAPv2&quot;;[.AS94]=&quot;RSA-RC4&quot;;[.AS94]=&quot;RSA-1024&quot;);2;IF(OR([.AS94]=&quot;See Note&quot;;[.AS94]=&quot;&quot;);1;IF(OR([.AS94]=&quot;RSA-4096&quot;;[.AS94]=&quot;RSA-2048&quot;;[.AS94]=&quot;DH-2048&quot;);0;0)))" office:value-type="float" office:value="1.5" calcext:value-type="float">
            <text:p>1.5</text:p>
          </table:table-cell>
          <table:table-cell table:style-name="ce43" table:formula="of:=IF([.AT94]&lt;3;2;0)+IF([.AU94]&lt;10;1;IF([.AU94]=&quot;&quot;;1;0))+IF([.AV94]&lt;3;2;IF([.AV94]&lt;10;1;IF([.AV94]=&quot;&quot;;1;0)))" office:value-type="float" office:value="5" calcext:value-type="float">
            <text:p>5</text:p>
          </table:table-cell>
          <table:table-cell table:style-name="ce48" table:formula="of:=IF([.AX94]=0;0;IF([.AX94]&lt;5;1;IF([.AX94]&lt;10;2;3)))+IF([.AY94]=0;0;IF([.AY94]&lt;3;1;IF([.AY94]&lt;10;2;3)))+IF([.AZ94]=0;0;IF([.AZ94]&lt;5;1;IF([.AZ94]&lt;10;2;3)))+IF([.BA94]=&quot;A&quot;;0;IF([.BA94]=&quot;A+&quot;;0;IF([.BA94]=&quot;B&quot;;1;5)))+IF([.BB94]=&quot;Self&quot;;0;IF([.BB94]=&quot;CloudFlare&quot;;2;IF([.BB94]=&quot;Incapsula&quot;;2;3)))" office:value-type="float" office:value="8" calcext:value-type="float">
            <text:p>8</text:p>
          </table:table-cell>
          <table:table-cell table:style-name="ce52" table:formula="of:=IF([.BC94]&lt;PricePercentile33;0;IF([.BC94]&lt;PricePercentile66;1;2))+IF([.BD94]&lt;ConPricePercentile33;0;IF([.BD94]&lt;ConPricePercentile66;1;2))+IF([.BE94]=&quot;Free&quot;;0;IF([.BE94]=&quot;Yes&quot;;0;1))+IF([.BF94]=&quot;Free&quot;;0;IF([.BF94]&gt;29;0;IF([.BF94]&gt;13;1;IF([.BF94]&gt;6;2;3))))" office:value-type="float" office:value="6" calcext:value-type="float">
            <text:p>6</text:p>
          </table:table-cell>
          <table:table-cell table:style-name="ce58" table:formula="of:=IF([.BG94]=&quot;Yes&quot;;1;0)+IF([.BH94]=&quot;Yes&quot;;1;0)+IF([.BI94]=&quot;Yes&quot;;1;0)+IF([.BJ94]=&quot;No&quot;;1;IF([.BJ94]=&quot;&quot;;0;IF([.BJ94]=&quot;Some&quot;;0.5;0)))+IF([.BK94]=&quot;No&quot;;1;IF([.BK94]=&quot;&quot;;0;IF([.BK94]=&quot;Some&quot;;0.5;0)))+IF([.BL94]=&quot;No&quot;;1;IF([.BL94]=&quot;&quot;;0;IF([.BL94]=&quot;Some&quot;;0.5;0)))+IF([.BM94]=&quot;&quot;;0;1)+IF([.BN94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94]=&quot;USA&quot;;[.L94]=&quot;UK&quot;;[.L94]=&quot;Canada&quot;;[.L94]=&quot;Australia&quot;;[.L94]=&quot;New Zealand&quot;);&quot;Five&quot;;(IF(OR([.L94]=&quot;Denmark&quot;;[.L94]=&quot;France&quot;;[.L94]=&quot;Netherlands&quot;;[.L94]=&quot;Norway&quot;);&quot;Nine&quot;;IF(OR([.L94]=&quot;Belgium&quot;;[.L94]=&quot;Germany&quot;;[.L94]=&quot;Italy&quot;;[.L94]=&quot;Spain&quot;;[.L94]=&quot;Sweden&quot;);&quot;Fourteen&quot;;IF([.L94]=&quot;&quot;;&quot;Not Disclosed&quot;;IF(OR([.L94]=&quot;British Virgin Islands&quot;;[.L94]=&quot;Gibraltar&quot;;[.L94]=&quot;British Indian Ocean&quot;;[.L9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4]=&quot;Five&quot;);[.AC94]=&quot;Yes&quot;;[.W94]=&quot;Yes&quot;;OR([.T94]=&quot;Email&quot;;[.T94]=&quot;Yes&quot;);[.O9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 office:value-type="float" office:value="93.12" calcext:value-type="float">
            <text:p>93.12</text:p>
          </table:table-cell>
          <table:table-cell table:style-name="ce166" office:value-type="float" office:value="7.34" calcext:value-type="float">
            <text:p>7.34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/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21" calcext:value-type="float">
            <text:p>21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25" calcext:value-type="float">
            <text:p>$8.25</text:p>
          </table:table-cell>
          <table:table-cell table:style-name="ce235" table:formula="of:=[.BC94]/[.AT94]" office:value-type="float" office:value="4.125" calcext:value-type="float">
            <text:p>$4.1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NEXTGenVPN</text:p>
          </table:table-cell>
          <table:table-cell table:style-name="ce18" table:formula="of:=IF(OR([.M95]=&quot;Five&quot;);3;0)+IF(OR([.M95]=&quot;Not Disclosed&quot;);1.5;0)+IF(OR([.M95]=&quot;Nine&quot;;[.M95]=&quot;Fourteen&quot;;[.M95]=&quot;See Note&quot;;[.M95]=&quot;Cooperative&quot;);1;0)+IF(OR([.N95]=&quot;Yes&quot;);2;0)+IF(OR([.N95]=&quot;Not Disclosed&quot;);1.5;0)+IF(OR([.N95]=&quot;Owned&quot;);1;0)" office:value-type="float" office:value="0" calcext:value-type="float">
            <text:p>0</text:p>
          </table:table-cell>
          <table:table-cell table:style-name="ce26" table:formula="of:=COUNTIF([.P95:.S95];&quot;Yes&quot;)+(0.5*COUNTIF([.P95:.S95];&quot;&quot;))+(0.5*COUNTIF([.P95:.S95];&quot;See Note&quot;))+(3*COUNTIF([.O95];&quot;Yes&quot;))" office:value-type="float" office:value="2" calcext:value-type="float">
            <text:p>2</text:p>
          </table:table-cell>
          <table:table-cell table:style-name="ce31" table:formula="of:=(3*COUNTIF([.T95];&quot;No&quot;))+COUNTIF([.W95:.X95];&quot;No&quot;)" office:value-type="float" office:value="1" calcext:value-type="float">
            <text:p>1</text:p>
          </table:table-cell>
          <table:table-cell table:style-name="ce35" table:formula="of:=COUNTIF([.AA95];&quot;No&quot;)+COUNTIF([.AB95];&quot;No&quot;)+(0.5*COUNTIF([.AB95];&quot;See Note&quot;))+(3*COUNTIF([.AC95];&quot;No&quot;))+COUNTIF([.AL95];&quot;Yes&quot;)+(0.5*COUNTIF([.AL95];&quot;Some&quot;))+COUNTIF([.AM95];&quot;Yes&quot;)+(0.5*COUNTIF([.AM95];&quot;Some&quot;))" office:value-type="float" office:value="1.5" calcext:value-type="float">
            <text:p>1.5</text:p>
          </table:table-cell>
          <table:table-cell table:style-name="ce39" table:formula="of:=(IF(OR([.AP95]=&quot;MPPE-128&quot;;[.AP95]=&quot;Blowfish-64&quot;);1;(IF(OR([.AP95]=&quot;See Note&quot;;[.AP95]=&quot;Blowfish-128&quot;);0.5;IF(OR([.AP95]=&quot;AES-128&quot;;[.AP95]=&quot;AES-160&quot;;[.AP95]=&quot;AES-192&quot;;[.AP95]=&quot;AES-256&quot;);0;0)))+(IF(OR([.AQ95]=&quot;MPPE-128&quot;;[.AQ95]=&quot;Blowfish-64&quot;);2;(IF(OR([.AQ95]=&quot;See Note&quot;;[.AQ95]=&quot;Blowfish-128&quot;;[.AQ95]=&quot;&quot;);1;IF(OR([.AQ95]=&quot;AES-128&quot;;[.AQ95]=&quot;AES-160&quot;;[.AQ95]=&quot;AES-192&quot;;[.AQ95]=&quot;AES-256&quot;);0;0)))))))+IF(OR([.AR95]=&quot;MS-CHAPv2&quot;;[.AR95]=&quot;RSA-RC4&quot;;[.AR95]=&quot;RSA-1024&quot;);1;IF(OR([.AR95]=&quot;See Note&quot;;[.AR95]=&quot;&quot;);0.5;IF(OR([.AR95]=&quot;RSA-4096&quot;;[.AR95]=&quot;RSA-2048&quot;;[.AR95]=&quot;DH-2048&quot;;[.AR95]=&quot;CA-4096&quot;);0;0)))+IF(OR([.AS95]=&quot;MS-CHAPv2&quot;;[.AS95]=&quot;RSA-RC4&quot;;[.AS95]=&quot;RSA-1024&quot;);2;IF(OR([.AS95]=&quot;See Note&quot;;[.AS95]=&quot;&quot;);1;IF(OR([.AS95]=&quot;RSA-4096&quot;;[.AS95]=&quot;RSA-2048&quot;;[.AS95]=&quot;DH-2048&quot;);0;0)))" office:value-type="float" office:value="2.5" calcext:value-type="float">
            <text:p>2.5</text:p>
          </table:table-cell>
          <table:table-cell table:style-name="ce43" table:formula="of:=IF([.AT95]&lt;3;2;0)+IF([.AU95]&lt;10;1;IF([.AU95]=&quot;&quot;;1;0))+IF([.AV95]&lt;3;2;IF([.AV95]&lt;10;1;IF([.AV95]=&quot;&quot;;1;0)))" office:value-type="float" office:value="4" calcext:value-type="float">
            <text:p>4</text:p>
          </table:table-cell>
          <table:table-cell table:style-name="ce48" table:formula="of:=IF([.AX95]=0;0;IF([.AX95]&lt;5;1;IF([.AX95]&lt;10;2;3)))+IF([.AY95]=0;0;IF([.AY95]&lt;3;1;IF([.AY95]&lt;10;2;3)))+IF([.AZ95]=0;0;IF([.AZ95]&lt;5;1;IF([.AZ95]&lt;10;2;3)))+IF([.BA95]=&quot;A&quot;;0;IF([.BA95]=&quot;A+&quot;;0;IF([.BA95]=&quot;B&quot;;1;5)))+IF([.BB95]=&quot;Self&quot;;0;IF([.BB95]=&quot;CloudFlare&quot;;2;IF([.BB95]=&quot;Incapsula&quot;;2;3)))" office:value-type="float" office:value="11" calcext:value-type="float">
            <text:p>11</text:p>
          </table:table-cell>
          <table:table-cell table:style-name="ce52" table:formula="of:=IF([.BC95]&lt;PricePercentile33;0;IF([.BC95]&lt;PricePercentile66;1;2))+IF([.BD95]&lt;ConPricePercentile33;0;IF([.BD95]&lt;ConPricePercentile66;1;2))+IF([.BE95]=&quot;Free&quot;;0;IF([.BE95]=&quot;Yes&quot;;0;1))+IF([.BF95]=&quot;Free&quot;;0;IF([.BF95]&gt;29;0;IF([.BF95]&gt;13;1;IF([.BF95]&gt;6;2;3))))" office:value-type="float" office:value="8" calcext:value-type="float">
            <text:p>8</text:p>
          </table:table-cell>
          <table:table-cell table:style-name="ce58" table:formula="of:=IF([.BG95]=&quot;Yes&quot;;1;0)+IF([.BH95]=&quot;Yes&quot;;1;0)+IF([.BI95]=&quot;Yes&quot;;1;0)+IF([.BJ95]=&quot;No&quot;;1;IF([.BJ95]=&quot;&quot;;0;IF([.BJ95]=&quot;Some&quot;;0.5;0)))+IF([.BK95]=&quot;No&quot;;1;IF([.BK95]=&quot;&quot;;0;IF([.BK95]=&quot;Some&quot;;0.5;0)))+IF([.BL95]=&quot;No&quot;;1;IF([.BL95]=&quot;&quot;;0;IF([.BL95]=&quot;Some&quot;;0.5;0)))+IF([.BM95]=&quot;&quot;;0;1)+IF([.BN95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95]=&quot;USA&quot;;[.L95]=&quot;UK&quot;;[.L95]=&quot;Canada&quot;;[.L95]=&quot;Australia&quot;;[.L95]=&quot;New Zealand&quot;);&quot;Five&quot;;(IF(OR([.L95]=&quot;Denmark&quot;;[.L95]=&quot;France&quot;;[.L95]=&quot;Netherlands&quot;;[.L95]=&quot;Norway&quot;);&quot;Nine&quot;;IF(OR([.L95]=&quot;Belgium&quot;;[.L95]=&quot;Germany&quot;;[.L95]=&quot;Italy&quot;;[.L95]=&quot;Spain&quot;;[.L95]=&quot;Sweden&quot;);&quot;Fourteen&quot;;IF([.L95]=&quot;&quot;;&quot;Not Disclosed&quot;;IF(OR([.L95]=&quot;British Virgin Islands&quot;;[.L95]=&quot;Gibraltar&quot;;[.L95]=&quot;British Indian Ocean&quot;;[.L95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3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5]=&quot;Five&quot;);[.AC95]=&quot;Yes&quot;;[.W95]=&quot;Yes&quot;;OR([.T95]=&quot;Email&quot;;[.T95]=&quot;Yes&quot;);[.O95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1" calcext:value-type="float">
            <text:p>11</text:p>
          </table:table-cell>
          <table:table-cell table:style-name="ce192"/>
          <table:table-cell table:style-name="ce196"/>
          <table:table-cell table:style-name="ce203" office:value-type="float" office:value="11" calcext:value-type="float">
            <text:p>11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4.57" calcext:value-type="float">
            <text:p>$14.57</text:p>
          </table:table-cell>
          <table:table-cell table:style-name="ce235" table:formula="of:=[.BC95]/[.AT95]" office:value-type="float" office:value="14.57" calcext:value-type="float">
            <text:p>$14.5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NolimitVPN</text:p>
          </table:table-cell>
          <table:table-cell table:style-name="ce18" table:formula="of:=IF(OR([.M96]=&quot;Five&quot;);3;0)+IF(OR([.M96]=&quot;Not Disclosed&quot;);1.5;0)+IF(OR([.M96]=&quot;Nine&quot;;[.M96]=&quot;Fourteen&quot;;[.M96]=&quot;See Note&quot;;[.M96]=&quot;Cooperative&quot;);1;0)+IF(OR([.N96]=&quot;Yes&quot;);2;0)+IF(OR([.N96]=&quot;Not Disclosed&quot;);1.5;0)+IF(OR([.N96]=&quot;Owned&quot;);1;0)" office:value-type="float" office:value="0" calcext:value-type="float">
            <text:p>0</text:p>
          </table:table-cell>
          <table:table-cell table:style-name="ce26" table:formula="of:=COUNTIF([.P96:.S96];&quot;Yes&quot;)+(0.5*COUNTIF([.P96:.S96];&quot;&quot;))+(0.5*COUNTIF([.P96:.S96];&quot;See Note&quot;))+(3*COUNTIF([.O96];&quot;Yes&quot;))" office:value-type="float" office:value="2.5" calcext:value-type="float">
            <text:p>2.5</text:p>
          </table:table-cell>
          <table:table-cell table:style-name="ce31" table:formula="of:=(3*COUNTIF([.T96];&quot;No&quot;))+COUNTIF([.W96:.X96];&quot;No&quot;)" office:value-type="float" office:value="2" calcext:value-type="float">
            <text:p>2</text:p>
          </table:table-cell>
          <table:table-cell table:style-name="ce35" table:formula="of:=COUNTIF([.AA96];&quot;No&quot;)+COUNTIF([.AB96];&quot;No&quot;)+(0.5*COUNTIF([.AB96];&quot;See Note&quot;))+(3*COUNTIF([.AC96];&quot;No&quot;))+COUNTIF([.AL96];&quot;Yes&quot;)+(0.5*COUNTIF([.AL96];&quot;Some&quot;))+COUNTIF([.AM96];&quot;Yes&quot;)+(0.5*COUNTIF([.AM96];&quot;Some&quot;))" office:value-type="float" office:value="4" calcext:value-type="float">
            <text:p>4</text:p>
          </table:table-cell>
          <table:table-cell table:style-name="ce39" table:formula="of:=(IF(OR([.AP96]=&quot;MPPE-128&quot;;[.AP96]=&quot;Blowfish-64&quot;);1;(IF(OR([.AP96]=&quot;See Note&quot;;[.AP96]=&quot;Blowfish-128&quot;);0.5;IF(OR([.AP96]=&quot;AES-128&quot;;[.AP96]=&quot;AES-160&quot;;[.AP96]=&quot;AES-192&quot;;[.AP96]=&quot;AES-256&quot;);0;0)))+(IF(OR([.AQ96]=&quot;MPPE-128&quot;;[.AQ96]=&quot;Blowfish-64&quot;);2;(IF(OR([.AQ96]=&quot;See Note&quot;;[.AQ96]=&quot;Blowfish-128&quot;;[.AQ96]=&quot;&quot;);1;IF(OR([.AQ96]=&quot;AES-128&quot;;[.AQ96]=&quot;AES-160&quot;;[.AQ96]=&quot;AES-192&quot;;[.AQ96]=&quot;AES-256&quot;);0;0)))))))+IF(OR([.AR96]=&quot;MS-CHAPv2&quot;;[.AR96]=&quot;RSA-RC4&quot;;[.AR96]=&quot;RSA-1024&quot;);1;IF(OR([.AR96]=&quot;See Note&quot;;[.AR96]=&quot;&quot;);0.5;IF(OR([.AR96]=&quot;RSA-4096&quot;;[.AR96]=&quot;RSA-2048&quot;;[.AR96]=&quot;DH-2048&quot;;[.AR96]=&quot;CA-4096&quot;);0;0)))+IF(OR([.AS96]=&quot;MS-CHAPv2&quot;;[.AS96]=&quot;RSA-RC4&quot;;[.AS96]=&quot;RSA-1024&quot;);2;IF(OR([.AS96]=&quot;See Note&quot;;[.AS96]=&quot;&quot;);1;IF(OR([.AS96]=&quot;RSA-4096&quot;;[.AS96]=&quot;RSA-2048&quot;;[.AS96]=&quot;DH-2048&quot;);0;0)))" office:value-type="float" office:value="2.5" calcext:value-type="float">
            <text:p>2.5</text:p>
          </table:table-cell>
          <table:table-cell table:style-name="ce43" table:formula="of:=IF([.AT96]&lt;3;2;0)+IF([.AU96]&lt;10;1;IF([.AU96]=&quot;&quot;;1;0))+IF([.AV96]&lt;3;2;IF([.AV96]&lt;10;1;IF([.AV96]=&quot;&quot;;1;0)))" office:value-type="float" office:value="3" calcext:value-type="float">
            <text:p>3</text:p>
          </table:table-cell>
          <table:table-cell table:style-name="ce48" table:formula="of:=IF([.AX96]=0;0;IF([.AX96]&lt;5;1;IF([.AX96]&lt;10;2;3)))+IF([.AY96]=0;0;IF([.AY96]&lt;3;1;IF([.AY96]&lt;10;2;3)))+IF([.AZ96]=0;0;IF([.AZ96]&lt;5;1;IF([.AZ96]&lt;10;2;3)))+IF([.BA96]=&quot;A&quot;;0;IF([.BA96]=&quot;A+&quot;;0;IF([.BA96]=&quot;B&quot;;1;5)))+IF([.BB96]=&quot;Self&quot;;0;IF([.BB96]=&quot;CloudFlare&quot;;2;IF([.BB96]=&quot;Incapsula&quot;;2;3)))" office:value-type="float" office:value="6" calcext:value-type="float">
            <text:p>6</text:p>
          </table:table-cell>
          <table:table-cell table:style-name="ce52" table:formula="of:=IF([.BC96]&lt;PricePercentile33;0;IF([.BC96]&lt;PricePercentile66;1;2))+IF([.BD96]&lt;ConPricePercentile33;0;IF([.BD96]&lt;ConPricePercentile66;1;2))+IF([.BE96]=&quot;Free&quot;;0;IF([.BE96]=&quot;Yes&quot;;0;1))+IF([.BF96]=&quot;Free&quot;;0;IF([.BF96]&gt;29;0;IF([.BF96]&gt;13;1;IF([.BF96]&gt;6;2;3))))" office:value-type="float" office:value="4" calcext:value-type="float">
            <text:p>4</text:p>
          </table:table-cell>
          <table:table-cell table:style-name="ce58" table:formula="of:=IF([.BG96]=&quot;Yes&quot;;1;0)+IF([.BH96]=&quot;Yes&quot;;1;0)+IF([.BI96]=&quot;Yes&quot;;1;0)+IF([.BJ96]=&quot;No&quot;;1;IF([.BJ96]=&quot;&quot;;0;IF([.BJ96]=&quot;Some&quot;;0.5;0)))+IF([.BK96]=&quot;No&quot;;1;IF([.BK96]=&quot;&quot;;0;IF([.BK96]=&quot;Some&quot;;0.5;0)))+IF([.BL96]=&quot;No&quot;;1;IF([.BL96]=&quot;&quot;;0;IF([.BL96]=&quot;Some&quot;;0.5;0)))+IF([.BM96]=&quot;&quot;;0;1)+IF([.BN96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Singapore</text:p>
          </table:table-cell>
          <table:table-cell table:style-name="ce75" table:formula="of:=IF(OR([.L96]=&quot;USA&quot;;[.L96]=&quot;UK&quot;;[.L96]=&quot;Canada&quot;;[.L96]=&quot;Australia&quot;;[.L96]=&quot;New Zealand&quot;);&quot;Five&quot;;(IF(OR([.L96]=&quot;Denmark&quot;;[.L96]=&quot;France&quot;;[.L96]=&quot;Netherlands&quot;;[.L96]=&quot;Norway&quot;);&quot;Nine&quot;;IF(OR([.L96]=&quot;Belgium&quot;;[.L96]=&quot;Germany&quot;;[.L96]=&quot;Italy&quot;;[.L96]=&quot;Spain&quot;;[.L96]=&quot;Sweden&quot;);&quot;Fourteen&quot;;IF([.L96]=&quot;&quot;;&quot;Not Disclosed&quot;;IF(OR([.L96]=&quot;British Virgin Islands&quot;;[.L96]=&quot;Gibraltar&quot;;[.L96]=&quot;British Indian Ocean&quot;;[.L96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6]=&quot;Five&quot;);[.AC96]=&quot;Yes&quot;;[.W96]=&quot;Yes&quot;;OR([.T96]=&quot;Email&quot;;[.T96]=&quot;Yes&quot;);[.O96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3.65" calcext:value-type="float">
            <text:p>$3.65</text:p>
          </table:table-cell>
          <table:table-cell table:style-name="ce235" table:formula="of:=[.BC96]/[.AT96]" office:value-type="float" office:value="1.21666666666667" calcext:value-type="float">
            <text:p>$1.22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NordVPN</text:p>
          </table:table-cell>
          <table:table-cell table:style-name="ce18" table:formula="of:=IF(OR([.M97]=&quot;Five&quot;);3;0)+IF(OR([.M97]=&quot;Not Disclosed&quot;);1.5;0)+IF(OR([.M97]=&quot;Nine&quot;;[.M97]=&quot;Fourteen&quot;;[.M97]=&quot;See Note&quot;;[.M97]=&quot;Cooperative&quot;);1;0)+IF(OR([.N97]=&quot;Yes&quot;);2;0)+IF(OR([.N97]=&quot;Not Disclosed&quot;);1.5;0)+IF(OR([.N97]=&quot;Owned&quot;);1;0)" office:value-type="float" office:value="0" calcext:value-type="float">
            <text:p>0</text:p>
          </table:table-cell>
          <table:table-cell table:style-name="ce26" table:formula="of:=COUNTIF([.P97:.S97];&quot;Yes&quot;)+(0.5*COUNTIF([.P97:.S97];&quot;&quot;))+(0.5*COUNTIF([.P97:.S97];&quot;See Note&quot;))+(3*COUNTIF([.O97];&quot;Yes&quot;))" office:value-type="float" office:value="0.5" calcext:value-type="float">
            <text:p>0.5</text:p>
          </table:table-cell>
          <table:table-cell table:style-name="ce31" table:formula="of:=(3*COUNTIF([.T97];&quot;No&quot;))+COUNTIF([.W97:.X97];&quot;No&quot;)" office:value-type="float" office:value="0" calcext:value-type="float">
            <text:p>0</text:p>
          </table:table-cell>
          <table:table-cell table:style-name="ce35" table:formula="of:=COUNTIF([.AA97];&quot;No&quot;)+COUNTIF([.AB97];&quot;No&quot;)+(0.5*COUNTIF([.AB97];&quot;See Note&quot;))+(3*COUNTIF([.AC97];&quot;No&quot;))+COUNTIF([.AL97];&quot;Yes&quot;)+(0.5*COUNTIF([.AL97];&quot;Some&quot;))+COUNTIF([.AM97];&quot;Yes&quot;)+(0.5*COUNTIF([.AM97];&quot;Some&quot;))" office:value-type="float" office:value="0.5" calcext:value-type="float">
            <text:p>0.5</text:p>
          </table:table-cell>
          <table:table-cell table:style-name="ce39" table:formula="of:=(IF(OR([.AP97]=&quot;MPPE-128&quot;;[.AP97]=&quot;Blowfish-64&quot;);1;(IF(OR([.AP97]=&quot;See Note&quot;;[.AP97]=&quot;Blowfish-128&quot;);0.5;IF(OR([.AP97]=&quot;AES-128&quot;;[.AP97]=&quot;AES-160&quot;;[.AP97]=&quot;AES-192&quot;;[.AP97]=&quot;AES-256&quot;);0;0)))+(IF(OR([.AQ97]=&quot;MPPE-128&quot;;[.AQ97]=&quot;Blowfish-64&quot;);2;(IF(OR([.AQ97]=&quot;See Note&quot;;[.AQ97]=&quot;Blowfish-128&quot;;[.AQ97]=&quot;&quot;);1;IF(OR([.AQ97]=&quot;AES-128&quot;;[.AQ97]=&quot;AES-160&quot;;[.AQ97]=&quot;AES-192&quot;;[.AQ97]=&quot;AES-256&quot;);0;0)))))))+IF(OR([.AR97]=&quot;MS-CHAPv2&quot;;[.AR97]=&quot;RSA-RC4&quot;;[.AR97]=&quot;RSA-1024&quot;);1;IF(OR([.AR97]=&quot;See Note&quot;;[.AR97]=&quot;&quot;);0.5;IF(OR([.AR97]=&quot;RSA-4096&quot;;[.AR97]=&quot;RSA-2048&quot;;[.AR97]=&quot;DH-2048&quot;;[.AR97]=&quot;CA-4096&quot;);0;0)))+IF(OR([.AS97]=&quot;MS-CHAPv2&quot;;[.AS97]=&quot;RSA-RC4&quot;;[.AS97]=&quot;RSA-1024&quot;);2;IF(OR([.AS97]=&quot;See Note&quot;;[.AS97]=&quot;&quot;);1;IF(OR([.AS97]=&quot;RSA-4096&quot;;[.AS97]=&quot;RSA-2048&quot;;[.AS97]=&quot;DH-2048&quot;);0;0)))" office:value-type="float" office:value="0.5" calcext:value-type="float">
            <text:p>0.5</text:p>
          </table:table-cell>
          <table:table-cell table:style-name="ce43" table:formula="of:=IF([.AT97]&lt;3;2;0)+IF([.AU97]&lt;10;1;IF([.AU97]=&quot;&quot;;1;0))+IF([.AV97]&lt;3;2;IF([.AV97]&lt;10;1;IF([.AV97]=&quot;&quot;;1;0)))" office:value-type="float" office:value="0" calcext:value-type="float">
            <text:p>0</text:p>
          </table:table-cell>
          <table:table-cell table:style-name="ce48" table:formula="of:=IF([.AX97]=0;0;IF([.AX97]&lt;5;1;IF([.AX97]&lt;10;2;3)))+IF([.AY97]=0;0;IF([.AY97]&lt;3;1;IF([.AY97]&lt;10;2;3)))+IF([.AZ97]=0;0;IF([.AZ97]&lt;5;1;IF([.AZ97]&lt;10;2;3)))+IF([.BA97]=&quot;A&quot;;0;IF([.BA97]=&quot;A+&quot;;0;IF([.BA97]=&quot;B&quot;;1;5)))+IF([.BB97]=&quot;Self&quot;;0;IF([.BB97]=&quot;CloudFlare&quot;;2;IF([.BB97]=&quot;Incapsula&quot;;2;3)))" office:value-type="float" office:value="4" calcext:value-type="float">
            <text:p>4</text:p>
          </table:table-cell>
          <table:table-cell table:style-name="ce52" table:formula="of:=IF([.BC97]&lt;PricePercentile33;0;IF([.BC97]&lt;PricePercentile66;1;2))+IF([.BD97]&lt;ConPricePercentile33;0;IF([.BD97]&lt;ConPricePercentile66;1;2))+IF([.BE97]=&quot;Free&quot;;0;IF([.BE97]=&quot;Yes&quot;;0;1))+IF([.BF97]=&quot;Free&quot;;0;IF([.BF97]&gt;29;0;IF([.BF97]&gt;13;1;IF([.BF97]&gt;6;2;3))))" office:value-type="float" office:value="1" calcext:value-type="float">
            <text:p>1</text:p>
          </table:table-cell>
          <table:table-cell table:style-name="ce58" table:formula="of:=IF([.BG97]=&quot;Yes&quot;;1;0)+IF([.BH97]=&quot;Yes&quot;;1;0)+IF([.BI97]=&quot;Yes&quot;;1;0)+IF([.BJ97]=&quot;No&quot;;1;IF([.BJ97]=&quot;&quot;;0;IF([.BJ97]=&quot;Some&quot;;0.5;0)))+IF([.BK97]=&quot;No&quot;;1;IF([.BK97]=&quot;&quot;;0;IF([.BK97]=&quot;Some&quot;;0.5;0)))+IF([.BL97]=&quot;No&quot;;1;IF([.BL97]=&quot;&quot;;0;IF([.BL97]=&quot;Some&quot;;0.5;0)))+IF([.BM97]=&quot;&quot;;0;1)+IF([.BN97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Panama</text:p>
          </table:table-cell>
          <table:table-cell table:style-name="ce75" table:formula="of:=IF(OR([.L97]=&quot;USA&quot;;[.L97]=&quot;UK&quot;;[.L97]=&quot;Canada&quot;;[.L97]=&quot;Australia&quot;;[.L97]=&quot;New Zealand&quot;);&quot;Five&quot;;(IF(OR([.L97]=&quot;Denmark&quot;;[.L97]=&quot;France&quot;;[.L97]=&quot;Netherlands&quot;;[.L97]=&quot;Norway&quot;);&quot;Nine&quot;;IF(OR([.L97]=&quot;Belgium&quot;;[.L97]=&quot;Germany&quot;;[.L97]=&quot;Italy&quot;;[.L97]=&quot;Spain&quot;;[.L97]=&quot;Sweden&quot;);&quot;Fourteen&quot;;IF([.L97]=&quot;&quot;;&quot;Not Disclosed&quot;;IF(OR([.L97]=&quot;British Virgin Islands&quot;;[.L97]=&quot;Gibraltar&quot;;[.L97]=&quot;British Indian Ocean&quot;;[.L97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97]=&quot;Five&quot;);[.AC97]=&quot;Yes&quot;;[.W97]=&quot;Yes&quot;;OR([.T97]=&quot;Email&quot;;[.T97]=&quot;Yes&quot;);[.O97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number-columns-repeated="4"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Some</text:p>
          </table:table-cell>
          <table:table-cell table:style-name="ce161" office:value-type="float" office:value="5.36" calcext:value-type="float">
            <text:p>5.36</text:p>
          </table:table-cell>
          <table:table-cell table:style-name="ce166" office:value-type="float" office:value="1.5" calcext:value-type="float">
            <text:p>1.5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 office:value-type="string" calcext:value-type="string">
            <text:p>RSA-2048</text:p>
          </table:table-cell>
          <table:table-cell table:style-name="ce183" office:value-type="float" office:value="6" calcext:value-type="float">
            <text:p>6</text:p>
          </table:table-cell>
          <table:table-cell table:style-name="ce188" office:value-type="float" office:value="62" calcext:value-type="float">
            <text:p>62</text:p>
          </table:table-cell>
          <table:table-cell table:style-name="ce192" office:value-type="float" office:value="4192" calcext:value-type="float">
            <text:p>4192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75" calcext:value-type="float">
            <text:p>$5.75</text:p>
          </table:table-cell>
          <table:table-cell table:style-name="ce235" table:formula="of:=[.BC97]/[.AT97]" office:value-type="float" office:value="0.958333333333333" calcext:value-type="float">
            <text:p>$0.96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Norton WiFi Privacy</text:p>
          </table:table-cell>
          <table:table-cell table:style-name="ce18" table:formula="of:=IF(OR([.M98]=&quot;Five&quot;);3;0)+IF(OR([.M98]=&quot;Not Disclosed&quot;);1.5;0)+IF(OR([.M98]=&quot;Nine&quot;;[.M98]=&quot;Fourteen&quot;;[.M98]=&quot;See Note&quot;;[.M98]=&quot;Cooperative&quot;);1;0)+IF(OR([.N98]=&quot;Yes&quot;);2;0)+IF(OR([.N98]=&quot;Not Disclosed&quot;);1.5;0)+IF(OR([.N98]=&quot;Owned&quot;);1;0)" office:value-type="float" office:value="5" calcext:value-type="float">
            <text:p>5</text:p>
          </table:table-cell>
          <table:table-cell table:style-name="ce26" table:formula="of:=COUNTIF([.P98:.S98];&quot;Yes&quot;)+(0.5*COUNTIF([.P98:.S98];&quot;&quot;))+(0.5*COUNTIF([.P98:.S98];&quot;See Note&quot;))+(3*COUNTIF([.O98];&quot;Yes&quot;))" office:value-type="float" office:value="2" calcext:value-type="float">
            <text:p>2</text:p>
          </table:table-cell>
          <table:table-cell table:style-name="ce31" table:formula="of:=(3*COUNTIF([.T98];&quot;No&quot;))+COUNTIF([.W98:.X98];&quot;No&quot;)" office:value-type="float" office:value="5" calcext:value-type="float">
            <text:p>5</text:p>
          </table:table-cell>
          <table:table-cell table:style-name="ce35" table:formula="of:=COUNTIF([.AA98];&quot;No&quot;)+COUNTIF([.AB98];&quot;No&quot;)+(0.5*COUNTIF([.AB98];&quot;See Note&quot;))+(3*COUNTIF([.AC98];&quot;No&quot;))+COUNTIF([.AL98];&quot;Yes&quot;)+(0.5*COUNTIF([.AL98];&quot;Some&quot;))+COUNTIF([.AM98];&quot;Yes&quot;)+(0.5*COUNTIF([.AM98];&quot;Some&quot;))" office:value-type="float" office:value="5" calcext:value-type="float">
            <text:p>5</text:p>
          </table:table-cell>
          <table:table-cell table:style-name="ce39" table:formula="of:=(IF(OR([.AP98]=&quot;MPPE-128&quot;;[.AP98]=&quot;Blowfish-64&quot;);1;(IF(OR([.AP98]=&quot;See Note&quot;;[.AP98]=&quot;Blowfish-128&quot;);0.5;IF(OR([.AP98]=&quot;AES-128&quot;;[.AP98]=&quot;AES-160&quot;;[.AP98]=&quot;AES-192&quot;;[.AP98]=&quot;AES-256&quot;);0;0)))+(IF(OR([.AQ98]=&quot;MPPE-128&quot;;[.AQ98]=&quot;Blowfish-64&quot;);2;(IF(OR([.AQ98]=&quot;See Note&quot;;[.AQ98]=&quot;Blowfish-128&quot;;[.AQ98]=&quot;&quot;);1;IF(OR([.AQ98]=&quot;AES-128&quot;;[.AQ98]=&quot;AES-160&quot;;[.AQ98]=&quot;AES-192&quot;;[.AQ98]=&quot;AES-256&quot;);0;0)))))))+IF(OR([.AR98]=&quot;MS-CHAPv2&quot;;[.AR98]=&quot;RSA-RC4&quot;;[.AR98]=&quot;RSA-1024&quot;);1;IF(OR([.AR98]=&quot;See Note&quot;;[.AR98]=&quot;&quot;);0.5;IF(OR([.AR98]=&quot;RSA-4096&quot;;[.AR98]=&quot;RSA-2048&quot;;[.AR98]=&quot;DH-2048&quot;;[.AR98]=&quot;CA-4096&quot;);0;0)))+IF(OR([.AS98]=&quot;MS-CHAPv2&quot;;[.AS98]=&quot;RSA-RC4&quot;;[.AS98]=&quot;RSA-1024&quot;);2;IF(OR([.AS98]=&quot;See Note&quot;;[.AS98]=&quot;&quot;);1;IF(OR([.AS98]=&quot;RSA-4096&quot;;[.AS98]=&quot;RSA-2048&quot;;[.AS98]=&quot;DH-2048&quot;);0;0)))" office:value-type="float" office:value="2.5" calcext:value-type="float">
            <text:p>2.5</text:p>
          </table:table-cell>
          <table:table-cell table:style-name="ce43" table:formula="of:=IF([.AT98]&lt;3;2;0)+IF([.AU98]&lt;10;1;IF([.AU98]=&quot;&quot;;1;0))+IF([.AV98]&lt;3;2;IF([.AV98]&lt;10;1;IF([.AV98]=&quot;&quot;;1;0)))" office:value-type="float" office:value="5" calcext:value-type="float">
            <text:p>5</text:p>
          </table:table-cell>
          <table:table-cell table:style-name="ce48" table:formula="of:=IF([.AX98]=0;0;IF([.AX98]&lt;5;1;IF([.AX98]&lt;10;2;3)))+IF([.AY98]=0;0;IF([.AY98]&lt;3;1;IF([.AY98]&lt;10;2;3)))+IF([.AZ98]=0;0;IF([.AZ98]&lt;5;1;IF([.AZ98]&lt;10;2;3)))+IF([.BA98]=&quot;A&quot;;0;IF([.BA98]=&quot;A+&quot;;0;IF([.BA98]=&quot;B&quot;;1;5)))+IF([.BB98]=&quot;Self&quot;;0;IF([.BB98]=&quot;CloudFlare&quot;;2;IF([.BB98]=&quot;Incapsula&quot;;2;3)))" office:value-type="float" office:value="7" calcext:value-type="float">
            <text:p>7</text:p>
          </table:table-cell>
          <table:table-cell table:style-name="ce52" table:formula="of:=IF([.BC98]&lt;PricePercentile33;0;IF([.BC98]&lt;PricePercentile66;1;2))+IF([.BD98]&lt;ConPricePercentile33;0;IF([.BD98]&lt;ConPricePercentile66;1;2))+IF([.BE98]=&quot;Free&quot;;0;IF([.BE98]=&quot;Yes&quot;;0;1))+IF([.BF98]=&quot;Free&quot;;0;IF([.BF98]&gt;29;0;IF([.BF98]&gt;13;1;IF([.BF98]&gt;6;2;3))))" office:value-type="float" office:value="1" calcext:value-type="float">
            <text:p>1</text:p>
          </table:table-cell>
          <table:table-cell table:style-name="ce58" table:formula="of:=IF([.BG98]=&quot;Yes&quot;;1;0)+IF([.BH98]=&quot;Yes&quot;;1;0)+IF([.BI98]=&quot;Yes&quot;;1;0)+IF([.BJ98]=&quot;No&quot;;1;IF([.BJ98]=&quot;&quot;;0;IF([.BJ98]=&quot;Some&quot;;0.5;0)))+IF([.BK98]=&quot;No&quot;;1;IF([.BK98]=&quot;&quot;;0;IF([.BK98]=&quot;Some&quot;;0.5;0)))+IF([.BL98]=&quot;No&quot;;1;IF([.BL98]=&quot;&quot;;0;IF([.BL98]=&quot;Some&quot;;0.5;0)))+IF([.BM98]=&quot;&quot;;0;1)+IF([.BN98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98]=&quot;USA&quot;;[.L98]=&quot;UK&quot;;[.L98]=&quot;Canada&quot;;[.L98]=&quot;Australia&quot;;[.L98]=&quot;New Zealand&quot;);&quot;Five&quot;;(IF(OR([.L98]=&quot;Denmark&quot;;[.L98]=&quot;France&quot;;[.L98]=&quot;Netherlands&quot;;[.L98]=&quot;Norway&quot;);&quot;Nine&quot;;IF(OR([.L98]=&quot;Belgium&quot;;[.L98]=&quot;Germany&quot;;[.L98]=&quot;Italy&quot;;[.L98]=&quot;Spain&quot;;[.L98]=&quot;Sweden&quot;);&quot;Fourteen&quot;;IF([.L98]=&quot;&quot;;&quot;Not Disclosed&quot;;IF(OR([.L98]=&quot;British Virgin Islands&quot;;[.L98]=&quot;Gibraltar&quot;;[.L98]=&quot;British Indian Ocean&quot;;[.L98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98]=&quot;Five&quot;);[.AC98]=&quot;Yes&quot;;[.W98]=&quot;Yes&quot;;OR([.T98]=&quot;Email&quot;;[.T98]=&quot;Yes&quot;);[.O9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2.5" calcext:value-type="float">
            <text:p>$2.50</text:p>
          </table:table-cell>
          <table:table-cell table:style-name="ce235" table:formula="of:=[.BC98]/[.AT98]" office:value-type="float" office:value="2.5" calcext:value-type="float">
            <text:p>$2.5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60" calcext:value-type="float">
            <text:p>6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NVPN</text:p>
          </table:table-cell>
          <table:table-cell table:style-name="ce18" table:formula="of:=IF(OR([.M99]=&quot;Five&quot;);3;0)+IF(OR([.M99]=&quot;Not Disclosed&quot;);1.5;0)+IF(OR([.M99]=&quot;Nine&quot;;[.M99]=&quot;Fourteen&quot;;[.M99]=&quot;See Note&quot;;[.M99]=&quot;Cooperative&quot;);1;0)+IF(OR([.N99]=&quot;Yes&quot;);2;0)+IF(OR([.N99]=&quot;Not Disclosed&quot;);1.5;0)+IF(OR([.N99]=&quot;Owned&quot;);1;0)" office:value-type="float" office:value="0" calcext:value-type="float">
            <text:p>0</text:p>
          </table:table-cell>
          <table:table-cell table:style-name="ce26" table:formula="of:=COUNTIF([.P99:.S99];&quot;Yes&quot;)+(0.5*COUNTIF([.P99:.S99];&quot;&quot;))+(0.5*COUNTIF([.P99:.S99];&quot;See Note&quot;))+(3*COUNTIF([.O99];&quot;Yes&quot;))" office:value-type="float" office:value="2" calcext:value-type="float">
            <text:p>2</text:p>
          </table:table-cell>
          <table:table-cell table:style-name="ce31" table:formula="of:=(3*COUNTIF([.T99];&quot;No&quot;))+COUNTIF([.W99:.X99];&quot;No&quot;)" office:value-type="float" office:value="1" calcext:value-type="float">
            <text:p>1</text:p>
          </table:table-cell>
          <table:table-cell table:style-name="ce35" table:formula="of:=COUNTIF([.AA99];&quot;No&quot;)+COUNTIF([.AB99];&quot;No&quot;)+(0.5*COUNTIF([.AB99];&quot;See Note&quot;))+(3*COUNTIF([.AC99];&quot;No&quot;))+COUNTIF([.AL99];&quot;Yes&quot;)+(0.5*COUNTIF([.AL99];&quot;Some&quot;))+COUNTIF([.AM99];&quot;Yes&quot;)+(0.5*COUNTIF([.AM99];&quot;Some&quot;))" office:value-type="float" office:value="2" calcext:value-type="float">
            <text:p>2</text:p>
          </table:table-cell>
          <table:table-cell table:style-name="ce39" table:formula="of:=(IF(OR([.AP99]=&quot;MPPE-128&quot;;[.AP99]=&quot;Blowfish-64&quot;);1;(IF(OR([.AP99]=&quot;See Note&quot;;[.AP99]=&quot;Blowfish-128&quot;);0.5;IF(OR([.AP99]=&quot;AES-128&quot;;[.AP99]=&quot;AES-160&quot;;[.AP99]=&quot;AES-192&quot;;[.AP99]=&quot;AES-256&quot;);0;0)))+(IF(OR([.AQ99]=&quot;MPPE-128&quot;;[.AQ99]=&quot;Blowfish-64&quot;);2;(IF(OR([.AQ99]=&quot;See Note&quot;;[.AQ99]=&quot;Blowfish-128&quot;;[.AQ99]=&quot;&quot;);1;IF(OR([.AQ99]=&quot;AES-128&quot;;[.AQ99]=&quot;AES-160&quot;;[.AQ99]=&quot;AES-192&quot;;[.AQ99]=&quot;AES-256&quot;);0;0)))))))+IF(OR([.AR99]=&quot;MS-CHAPv2&quot;;[.AR99]=&quot;RSA-RC4&quot;;[.AR99]=&quot;RSA-1024&quot;);1;IF(OR([.AR99]=&quot;See Note&quot;;[.AR99]=&quot;&quot;);0.5;IF(OR([.AR99]=&quot;RSA-4096&quot;;[.AR99]=&quot;RSA-2048&quot;;[.AR99]=&quot;DH-2048&quot;;[.AR99]=&quot;CA-4096&quot;);0;0)))+IF(OR([.AS99]=&quot;MS-CHAPv2&quot;;[.AS99]=&quot;RSA-RC4&quot;;[.AS99]=&quot;RSA-1024&quot;);2;IF(OR([.AS99]=&quot;See Note&quot;;[.AS99]=&quot;&quot;);1;IF(OR([.AS99]=&quot;RSA-4096&quot;;[.AS99]=&quot;RSA-2048&quot;;[.AS99]=&quot;DH-2048&quot;);0;0)))" office:value-type="float" office:value="1.5" calcext:value-type="float">
            <text:p>1.5</text:p>
          </table:table-cell>
          <table:table-cell table:style-name="ce43" table:formula="of:=IF([.AT99]&lt;3;2;0)+IF([.AU99]&lt;10;1;IF([.AU99]=&quot;&quot;;1;0))+IF([.AV99]&lt;3;2;IF([.AV99]&lt;10;1;IF([.AV99]=&quot;&quot;;1;0)))" office:value-type="float" office:value="2" calcext:value-type="float">
            <text:p>2</text:p>
          </table:table-cell>
          <table:table-cell table:style-name="ce48" table:formula="of:=IF([.AX99]=0;0;IF([.AX99]&lt;5;1;IF([.AX99]&lt;10;2;3)))+IF([.AY99]=0;0;IF([.AY99]&lt;3;1;IF([.AY99]&lt;10;2;3)))+IF([.AZ99]=0;0;IF([.AZ99]&lt;5;1;IF([.AZ99]&lt;10;2;3)))+IF([.BA99]=&quot;A&quot;;0;IF([.BA99]=&quot;A+&quot;;0;IF([.BA99]=&quot;B&quot;;1;5)))+IF([.BB99]=&quot;Self&quot;;0;IF([.BB99]=&quot;CloudFlare&quot;;2;IF([.BB99]=&quot;Incapsula&quot;;2;3)))" office:value-type="float" office:value="2" calcext:value-type="float">
            <text:p>2</text:p>
          </table:table-cell>
          <table:table-cell table:style-name="ce52" table:formula="of:=IF([.BC99]&lt;PricePercentile33;0;IF([.BC99]&lt;PricePercentile66;1;2))+IF([.BD99]&lt;ConPricePercentile33;0;IF([.BD99]&lt;ConPricePercentile66;1;2))+IF([.BE99]=&quot;Free&quot;;0;IF([.BE99]=&quot;Yes&quot;;0;1))+IF([.BF99]=&quot;Free&quot;;0;IF([.BF99]&gt;29;0;IF([.BF99]&gt;13;1;IF([.BF99]&gt;6;2;3))))" office:value-type="float" office:value="6" calcext:value-type="float">
            <text:p>6</text:p>
          </table:table-cell>
          <table:table-cell table:style-name="ce58" table:formula="of:=IF([.BG99]=&quot;Yes&quot;;1;0)+IF([.BH99]=&quot;Yes&quot;;1;0)+IF([.BI99]=&quot;Yes&quot;;1;0)+IF([.BJ99]=&quot;No&quot;;1;IF([.BJ99]=&quot;&quot;;0;IF([.BJ99]=&quot;Some&quot;;0.5;0)))+IF([.BK99]=&quot;No&quot;;1;IF([.BK99]=&quot;&quot;;0;IF([.BK99]=&quot;Some&quot;;0.5;0)))+IF([.BL99]=&quot;No&quot;;1;IF([.BL99]=&quot;&quot;;0;IF([.BL99]=&quot;Some&quot;;0.5;0)))+IF([.BM99]=&quot;&quot;;0;1)+IF([.BN99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Bosnia</text:p>
          </table:table-cell>
          <table:table-cell table:style-name="ce75" table:formula="of:=IF(OR([.L99]=&quot;USA&quot;;[.L99]=&quot;UK&quot;;[.L99]=&quot;Canada&quot;;[.L99]=&quot;Australia&quot;;[.L99]=&quot;New Zealand&quot;);&quot;Five&quot;;(IF(OR([.L99]=&quot;Denmark&quot;;[.L99]=&quot;France&quot;;[.L99]=&quot;Netherlands&quot;;[.L99]=&quot;Norway&quot;);&quot;Nine&quot;;IF(OR([.L99]=&quot;Belgium&quot;;[.L99]=&quot;Germany&quot;;[.L99]=&quot;Italy&quot;;[.L99]=&quot;Spain&quot;;[.L99]=&quot;Sweden&quot;);&quot;Fourteen&quot;;IF([.L99]=&quot;&quot;;&quot;Not Disclosed&quot;;IF(OR([.L99]=&quot;British Virgin Islands&quot;;[.L99]=&quot;Gibraltar&quot;;[.L99]=&quot;British Indian Ocean&quot;;[.L99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99]=&quot;Five&quot;);[.AC99]=&quot;Yes&quot;;[.W99]=&quot;Yes&quot;;OR([.T99]=&quot;Email&quot;;[.T99]=&quot;Yes&quot;);[.O9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/>
          <table:table-cell table:number-columns-repeated="2" table:style-name="ce141" office:value-type="string" calcext:value-type="string">
            <text:p>Yes</text:p>
          </table:table-cell>
          <table:table-cell table:style-name="ce141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4" calcext:value-type="float">
            <text:p>34</text:p>
          </table:table-cell>
          <table:table-cell table:style-name="ce192" office:value-type="float" office:value="51" calcext:value-type="float">
            <text:p>51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34" calcext:value-type="float">
            <text:p>$3.34</text:p>
          </table:table-cell>
          <table:table-cell table:style-name="ce235" table:formula="of:=[.BC99]/[.AT99]" office:value-type="float" office:value="3.34" calcext:value-type="float">
            <text:p>$3.34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OctaneVPN</text:p>
          </table:table-cell>
          <table:table-cell table:style-name="ce18" table:formula="of:=IF(OR([.M100]=&quot;Five&quot;);3;0)+IF(OR([.M100]=&quot;Not Disclosed&quot;);1.5;0)+IF(OR([.M100]=&quot;Nine&quot;;[.M100]=&quot;Fourteen&quot;;[.M100]=&quot;See Note&quot;;[.M100]=&quot;Cooperative&quot;);1;0)+IF(OR([.N100]=&quot;Yes&quot;);2;0)+IF(OR([.N100]=&quot;Not Disclosed&quot;);1.5;0)+IF(OR([.N100]=&quot;Owned&quot;);1;0)" office:value-type="float" office:value="5" calcext:value-type="float">
            <text:p>5</text:p>
          </table:table-cell>
          <table:table-cell table:style-name="ce26" table:formula="of:=COUNTIF([.P100:.S100];&quot;Yes&quot;)+(0.5*COUNTIF([.P100:.S100];&quot;&quot;))+(0.5*COUNTIF([.P100:.S100];&quot;See Note&quot;))+(3*COUNTIF([.O100];&quot;Yes&quot;))" office:value-type="float" office:value="1.5" calcext:value-type="float">
            <text:p>1.5</text:p>
          </table:table-cell>
          <table:table-cell table:style-name="ce31" table:formula="of:=(3*COUNTIF([.T100];&quot;No&quot;))+COUNTIF([.W100:.X100];&quot;No&quot;)" office:value-type="float" office:value="1" calcext:value-type="float">
            <text:p>1</text:p>
          </table:table-cell>
          <table:table-cell table:style-name="ce35" table:formula="of:=COUNTIF([.AA100];&quot;No&quot;)+COUNTIF([.AB100];&quot;No&quot;)+(0.5*COUNTIF([.AB100];&quot;See Note&quot;))+(3*COUNTIF([.AC100];&quot;No&quot;))+COUNTIF([.AL100];&quot;Yes&quot;)+(0.5*COUNTIF([.AL100];&quot;Some&quot;))+COUNTIF([.AM100];&quot;Yes&quot;)+(0.5*COUNTIF([.AM100];&quot;Some&quot;))" office:value-type="float" office:value="2" calcext:value-type="float">
            <text:p>2</text:p>
          </table:table-cell>
          <table:table-cell table:style-name="ce39" table:formula="of:=(IF(OR([.AP100]=&quot;MPPE-128&quot;;[.AP100]=&quot;Blowfish-64&quot;);1;(IF(OR([.AP100]=&quot;See Note&quot;;[.AP100]=&quot;Blowfish-128&quot;);0.5;IF(OR([.AP100]=&quot;AES-128&quot;;[.AP100]=&quot;AES-160&quot;;[.AP100]=&quot;AES-192&quot;;[.AP100]=&quot;AES-256&quot;);0;0)))+(IF(OR([.AQ100]=&quot;MPPE-128&quot;;[.AQ100]=&quot;Blowfish-64&quot;);2;(IF(OR([.AQ100]=&quot;See Note&quot;;[.AQ100]=&quot;Blowfish-128&quot;;[.AQ100]=&quot;&quot;);1;IF(OR([.AQ100]=&quot;AES-128&quot;;[.AQ100]=&quot;AES-160&quot;;[.AQ100]=&quot;AES-192&quot;;[.AQ100]=&quot;AES-256&quot;);0;0)))))))+IF(OR([.AR100]=&quot;MS-CHAPv2&quot;;[.AR100]=&quot;RSA-RC4&quot;;[.AR100]=&quot;RSA-1024&quot;);1;IF(OR([.AR100]=&quot;See Note&quot;;[.AR100]=&quot;&quot;);0.5;IF(OR([.AR100]=&quot;RSA-4096&quot;;[.AR100]=&quot;RSA-2048&quot;;[.AR100]=&quot;DH-2048&quot;;[.AR100]=&quot;CA-4096&quot;);0;0)))+IF(OR([.AS100]=&quot;MS-CHAPv2&quot;;[.AS100]=&quot;RSA-RC4&quot;;[.AS100]=&quot;RSA-1024&quot;);2;IF(OR([.AS100]=&quot;See Note&quot;;[.AS100]=&quot;&quot;);1;IF(OR([.AS100]=&quot;RSA-4096&quot;;[.AS100]=&quot;RSA-2048&quot;;[.AS100]=&quot;DH-2048&quot;);0;0)))" office:value-type="float" office:value="2.5" calcext:value-type="float">
            <text:p>2.5</text:p>
          </table:table-cell>
          <table:table-cell table:style-name="ce43" table:formula="of:=IF([.AT100]&lt;3;2;0)+IF([.AU100]&lt;10;1;IF([.AU100]=&quot;&quot;;1;0))+IF([.AV100]&lt;3;2;IF([.AV100]&lt;10;1;IF([.AV100]=&quot;&quot;;1;0)))" office:value-type="float" office:value="0" calcext:value-type="float">
            <text:p>0</text:p>
          </table:table-cell>
          <table:table-cell table:style-name="ce48" table:formula="of:=IF([.AX100]=0;0;IF([.AX100]&lt;5;1;IF([.AX100]&lt;10;2;3)))+IF([.AY100]=0;0;IF([.AY100]&lt;3;1;IF([.AY100]&lt;10;2;3)))+IF([.AZ100]=0;0;IF([.AZ100]&lt;5;1;IF([.AZ100]&lt;10;2;3)))+IF([.BA100]=&quot;A&quot;;0;IF([.BA100]=&quot;A+&quot;;0;IF([.BA100]=&quot;B&quot;;1;5)))+IF([.BB100]=&quot;Self&quot;;0;IF([.BB100]=&quot;CloudFlare&quot;;2;IF([.BB100]=&quot;Incapsula&quot;;2;3)))" office:value-type="float" office:value="4" calcext:value-type="float">
            <text:p>4</text:p>
          </table:table-cell>
          <table:table-cell table:style-name="ce52" table:formula="of:=IF([.BC100]&lt;PricePercentile33;0;IF([.BC100]&lt;PricePercentile66;1;2))+IF([.BD100]&lt;ConPricePercentile33;0;IF([.BD100]&lt;ConPricePercentile66;1;2))+IF([.BE100]=&quot;Free&quot;;0;IF([.BE100]=&quot;Yes&quot;;0;1))+IF([.BF100]=&quot;Free&quot;;0;IF([.BF100]&gt;29;0;IF([.BF100]&gt;13;1;IF([.BF100]&gt;6;2;3))))" office:value-type="float" office:value="3" calcext:value-type="float">
            <text:p>3</text:p>
          </table:table-cell>
          <table:table-cell table:style-name="ce58" table:formula="of:=IF([.BG100]=&quot;Yes&quot;;1;0)+IF([.BH100]=&quot;Yes&quot;;1;0)+IF([.BI100]=&quot;Yes&quot;;1;0)+IF([.BJ100]=&quot;No&quot;;1;IF([.BJ100]=&quot;&quot;;0;IF([.BJ100]=&quot;Some&quot;;0.5;0)))+IF([.BK100]=&quot;No&quot;;1;IF([.BK100]=&quot;&quot;;0;IF([.BK100]=&quot;Some&quot;;0.5;0)))+IF([.BL100]=&quot;No&quot;;1;IF([.BL100]=&quot;&quot;;0;IF([.BL100]=&quot;Some&quot;;0.5;0)))+IF([.BM100]=&quot;&quot;;0;1)+IF([.BN100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00]=&quot;USA&quot;;[.L100]=&quot;UK&quot;;[.L100]=&quot;Canada&quot;;[.L100]=&quot;Australia&quot;;[.L100]=&quot;New Zealand&quot;);&quot;Five&quot;;(IF(OR([.L100]=&quot;Denmark&quot;;[.L100]=&quot;France&quot;;[.L100]=&quot;Netherlands&quot;;[.L100]=&quot;Norway&quot;);&quot;Nine&quot;;IF(OR([.L100]=&quot;Belgium&quot;;[.L100]=&quot;Germany&quot;;[.L100]=&quot;Italy&quot;;[.L100]=&quot;Spain&quot;;[.L100]=&quot;Sweden&quot;);&quot;Fourteen&quot;;IF([.L100]=&quot;&quot;;&quot;Not Disclosed&quot;;IF(OR([.L100]=&quot;British Virgin Islands&quot;;[.L100]=&quot;Gibraltar&quot;;[.L100]=&quot;British Indian Ocean&quot;;[.L100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0]=&quot;Five&quot;);[.AC100]=&quot;Yes&quot;;[.W100]=&quot;Yes&quot;;OR([.T100]=&quot;Email&quot;;[.T100]=&quot;Yes&quot;);[.O100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4" calcext:value-type="float">
            <text:p>44</text:p>
          </table:table-cell>
          <table:table-cell table:style-name="ce192" office:value-type="float" office:value="108" calcext:value-type="float">
            <text:p>108</text:p>
          </table:table-cell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5" calcext:value-type="float">
            <text:p>$2.50</text:p>
          </table:table-cell>
          <table:table-cell table:style-name="ce235" table:formula="of:=[.BC100]/[.AT100]" office:value-type="float" office:value="0.5" calcext:value-type="float">
            <text:p>$0.5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OneVPN</text:p>
          </table:table-cell>
          <table:table-cell table:style-name="ce18" table:formula="of:=IF(OR([.M101]=&quot;Five&quot;);3;0)+IF(OR([.M101]=&quot;Not Disclosed&quot;);1.5;0)+IF(OR([.M101]=&quot;Nine&quot;;[.M101]=&quot;Fourteen&quot;;[.M101]=&quot;See Note&quot;;[.M101]=&quot;Cooperative&quot;);1;0)+IF(OR([.N101]=&quot;Yes&quot;);2;0)+IF(OR([.N101]=&quot;Not Disclosed&quot;);1.5;0)+IF(OR([.N101]=&quot;Owned&quot;);1;0)" office:value-type="float" office:value="0" calcext:value-type="float">
            <text:p>0</text:p>
          </table:table-cell>
          <table:table-cell table:style-name="ce26" table:formula="of:=COUNTIF([.P101:.S101];&quot;Yes&quot;)+(0.5*COUNTIF([.P101:.S101];&quot;&quot;))+(0.5*COUNTIF([.P101:.S101];&quot;See Note&quot;))+(3*COUNTIF([.O101];&quot;Yes&quot;))" office:value-type="float" office:value="3" calcext:value-type="float">
            <text:p>3</text:p>
          </table:table-cell>
          <table:table-cell table:style-name="ce31" table:formula="of:=(3*COUNTIF([.T101];&quot;No&quot;))+COUNTIF([.W101:.X101];&quot;No&quot;)" office:value-type="float" office:value="1" calcext:value-type="float">
            <text:p>1</text:p>
          </table:table-cell>
          <table:table-cell table:style-name="ce35" table:formula="of:=COUNTIF([.AA101];&quot;No&quot;)+COUNTIF([.AB101];&quot;No&quot;)+(0.5*COUNTIF([.AB101];&quot;See Note&quot;))+(3*COUNTIF([.AC101];&quot;No&quot;))+COUNTIF([.AL101];&quot;Yes&quot;)+(0.5*COUNTIF([.AL101];&quot;Some&quot;))+COUNTIF([.AM101];&quot;Yes&quot;)+(0.5*COUNTIF([.AM101];&quot;Some&quot;))" office:value-type="float" office:value="1.5" calcext:value-type="float">
            <text:p>1.5</text:p>
          </table:table-cell>
          <table:table-cell table:style-name="ce39" table:formula="of:=(IF(OR([.AP101]=&quot;MPPE-128&quot;;[.AP101]=&quot;Blowfish-64&quot;);1;(IF(OR([.AP101]=&quot;See Note&quot;;[.AP101]=&quot;Blowfish-128&quot;);0.5;IF(OR([.AP101]=&quot;AES-128&quot;;[.AP101]=&quot;AES-160&quot;;[.AP101]=&quot;AES-192&quot;;[.AP101]=&quot;AES-256&quot;);0;0)))+(IF(OR([.AQ101]=&quot;MPPE-128&quot;;[.AQ101]=&quot;Blowfish-64&quot;);2;(IF(OR([.AQ101]=&quot;See Note&quot;;[.AQ101]=&quot;Blowfish-128&quot;;[.AQ101]=&quot;&quot;);1;IF(OR([.AQ101]=&quot;AES-128&quot;;[.AQ101]=&quot;AES-160&quot;;[.AQ101]=&quot;AES-192&quot;;[.AQ101]=&quot;AES-256&quot;);0;0)))))))+IF(OR([.AR101]=&quot;MS-CHAPv2&quot;;[.AR101]=&quot;RSA-RC4&quot;;[.AR101]=&quot;RSA-1024&quot;);1;IF(OR([.AR101]=&quot;See Note&quot;;[.AR101]=&quot;&quot;);0.5;IF(OR([.AR101]=&quot;RSA-4096&quot;;[.AR101]=&quot;RSA-2048&quot;;[.AR101]=&quot;DH-2048&quot;;[.AR101]=&quot;CA-4096&quot;);0;0)))+IF(OR([.AS101]=&quot;MS-CHAPv2&quot;;[.AS101]=&quot;RSA-RC4&quot;;[.AS101]=&quot;RSA-1024&quot;);2;IF(OR([.AS101]=&quot;See Note&quot;;[.AS101]=&quot;&quot;);1;IF(OR([.AS101]=&quot;RSA-4096&quot;;[.AS101]=&quot;RSA-2048&quot;;[.AS101]=&quot;DH-2048&quot;);0;0)))" office:value-type="float" office:value="1.5" calcext:value-type="float">
            <text:p>1.5</text:p>
          </table:table-cell>
          <table:table-cell table:style-name="ce43" table:formula="of:=IF([.AT101]&lt;3;2;0)+IF([.AU101]&lt;10;1;IF([.AU101]=&quot;&quot;;1;0))+IF([.AV101]&lt;3;2;IF([.AV101]&lt;10;1;IF([.AV101]=&quot;&quot;;1;0)))" office:value-type="float" office:value="0" calcext:value-type="float">
            <text:p>0</text:p>
          </table:table-cell>
          <table:table-cell table:style-name="ce48" table:formula="of:=IF([.AX101]=0;0;IF([.AX101]&lt;5;1;IF([.AX101]&lt;10;2;3)))+IF([.AY101]=0;0;IF([.AY101]&lt;3;1;IF([.AY101]&lt;10;2;3)))+IF([.AZ101]=0;0;IF([.AZ101]&lt;5;1;IF([.AZ101]&lt;10;2;3)))+IF([.BA101]=&quot;A&quot;;0;IF([.BA101]=&quot;A+&quot;;0;IF([.BA101]=&quot;B&quot;;1;5)))+IF([.BB101]=&quot;Self&quot;;0;IF([.BB101]=&quot;CloudFlare&quot;;2;IF([.BB101]=&quot;Incapsula&quot;;2;3)))" office:value-type="float" office:value="9" calcext:value-type="float">
            <text:p>9</text:p>
          </table:table-cell>
          <table:table-cell table:style-name="ce52" table:formula="of:=IF([.BC101]&lt;PricePercentile33;0;IF([.BC101]&lt;PricePercentile66;1;2))+IF([.BD101]&lt;ConPricePercentile33;0;IF([.BD101]&lt;ConPricePercentile66;1;2))+IF([.BE101]=&quot;Free&quot;;0;IF([.BE101]=&quot;Yes&quot;;0;1))+IF([.BF101]=&quot;Free&quot;;0;IF([.BF101]&gt;29;0;IF([.BF101]&gt;13;1;IF([.BF101]&gt;6;2;3))))" office:value-type="float" office:value="4" calcext:value-type="float">
            <text:p>4</text:p>
          </table:table-cell>
          <table:table-cell table:style-name="ce58" table:formula="of:=IF([.BG101]=&quot;Yes&quot;;1;0)+IF([.BH101]=&quot;Yes&quot;;1;0)+IF([.BI101]=&quot;Yes&quot;;1;0)+IF([.BJ101]=&quot;No&quot;;1;IF([.BJ101]=&quot;&quot;;0;IF([.BJ101]=&quot;Some&quot;;0.5;0)))+IF([.BK101]=&quot;No&quot;;1;IF([.BK101]=&quot;&quot;;0;IF([.BK101]=&quot;Some&quot;;0.5;0)))+IF([.BL101]=&quot;No&quot;;1;IF([.BL101]=&quot;&quot;;0;IF([.BL101]=&quot;Some&quot;;0.5;0)))+IF([.BM101]=&quot;&quot;;0;1)+IF([.BN101]=&quot;&quot;;0;1)" office:value-type="float" office:value="6" calcext:value-type="float">
            <text:p>6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101]=&quot;USA&quot;;[.L101]=&quot;UK&quot;;[.L101]=&quot;Canada&quot;;[.L101]=&quot;Australia&quot;;[.L101]=&quot;New Zealand&quot;);&quot;Five&quot;;(IF(OR([.L101]=&quot;Denmark&quot;;[.L101]=&quot;France&quot;;[.L101]=&quot;Netherlands&quot;;[.L101]=&quot;Norway&quot;);&quot;Nine&quot;;IF(OR([.L101]=&quot;Belgium&quot;;[.L101]=&quot;Germany&quot;;[.L101]=&quot;Italy&quot;;[.L101]=&quot;Spain&quot;;[.L101]=&quot;Sweden&quot;);&quot;Fourteen&quot;;IF([.L101]=&quot;&quot;;&quot;Not Disclosed&quot;;IF(OR([.L101]=&quot;British Virgin Islands&quot;;[.L101]=&quot;Gibraltar&quot;;[.L101]=&quot;British Indian Ocean&quot;;[.L101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1]=&quot;Five&quot;);[.AC101]=&quot;Yes&quot;;[.W101]=&quot;Yes&quot;;OR([.T101]=&quot;Email&quot;;[.T101]=&quot;Yes&quot;);[.O101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59" calcext:value-type="float">
            <text:p>59</text:p>
          </table:table-cell>
          <table:table-cell table:style-name="ce192" office:value-type="float" office:value="390" calcext:value-type="float">
            <text:p>390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" calcext:value-type="float">
            <text:p>$4.00</text:p>
          </table:table-cell>
          <table:table-cell table:style-name="ce235" table:formula="of:=[.BC101]/[.AT101]" office:value-type="float" office:value="1.33333333333333" calcext:value-type="float">
            <text:p>$1.33</text:p>
          </table:table-cell>
          <table:table-cell table:style-name="ce241" office:value-type="string" calcext:value-type="string">
            <text:p>No</text:p>
          </table:table-cell>
          <table:table-cell table:style-name="ce247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Opera (Browser) VPN</text:p>
          </table:table-cell>
          <table:table-cell table:style-name="ce18" table:formula="of:=IF(OR([.M102]=&quot;Five&quot;);3;0)+IF(OR([.M102]=&quot;Not Disclosed&quot;);1.5;0)+IF(OR([.M102]=&quot;Nine&quot;;[.M102]=&quot;Fourteen&quot;;[.M102]=&quot;See Note&quot;;[.M102]=&quot;Cooperative&quot;);1;0)+IF(OR([.N102]=&quot;Yes&quot;);2;0)+IF(OR([.N102]=&quot;Not Disclosed&quot;);1.5;0)+IF(OR([.N102]=&quot;Owned&quot;);1;0)" office:value-type="float" office:value="1" calcext:value-type="float">
            <text:p>1</text:p>
          </table:table-cell>
          <table:table-cell table:style-name="ce26" table:formula="of:=COUNTIF([.P102:.S102];&quot;Yes&quot;)+(0.5*COUNTIF([.P102:.S102];&quot;&quot;))+(0.5*COUNTIF([.P102:.S102];&quot;See Note&quot;))+(3*COUNTIF([.O102];&quot;Yes&quot;))" office:value-type="float" office:value="7" calcext:value-type="float">
            <text:p>7</text:p>
          </table:table-cell>
          <table:table-cell table:style-name="ce31" table:formula="of:=(3*COUNTIF([.T102];&quot;No&quot;))+COUNTIF([.W102:.X102];&quot;No&quot;)" office:value-type="float" office:value="2" calcext:value-type="float">
            <text:p>2</text:p>
          </table:table-cell>
          <table:table-cell table:style-name="ce35" table:formula="of:=COUNTIF([.AA102];&quot;No&quot;)+COUNTIF([.AB102];&quot;No&quot;)+(0.5*COUNTIF([.AB102];&quot;See Note&quot;))+(3*COUNTIF([.AC102];&quot;No&quot;))+COUNTIF([.AL102];&quot;Yes&quot;)+(0.5*COUNTIF([.AL102];&quot;Some&quot;))+COUNTIF([.AM102];&quot;Yes&quot;)+(0.5*COUNTIF([.AM102];&quot;Some&quot;))" office:value-type="float" office:value="2" calcext:value-type="float">
            <text:p>2</text:p>
          </table:table-cell>
          <table:table-cell table:style-name="ce39" table:formula="of:=(IF(OR([.AP102]=&quot;MPPE-128&quot;;[.AP102]=&quot;Blowfish-64&quot;);1;(IF(OR([.AP102]=&quot;See Note&quot;;[.AP102]=&quot;Blowfish-128&quot;);0.5;IF(OR([.AP102]=&quot;AES-128&quot;;[.AP102]=&quot;AES-160&quot;;[.AP102]=&quot;AES-192&quot;;[.AP102]=&quot;AES-256&quot;);0;0)))+(IF(OR([.AQ102]=&quot;MPPE-128&quot;;[.AQ102]=&quot;Blowfish-64&quot;);2;(IF(OR([.AQ102]=&quot;See Note&quot;;[.AQ102]=&quot;Blowfish-128&quot;;[.AQ102]=&quot;&quot;);1;IF(OR([.AQ102]=&quot;AES-128&quot;;[.AQ102]=&quot;AES-160&quot;;[.AQ102]=&quot;AES-192&quot;;[.AQ102]=&quot;AES-256&quot;);0;0)))))))+IF(OR([.AR102]=&quot;MS-CHAPv2&quot;;[.AR102]=&quot;RSA-RC4&quot;;[.AR102]=&quot;RSA-1024&quot;);1;IF(OR([.AR102]=&quot;See Note&quot;;[.AR102]=&quot;&quot;);0.5;IF(OR([.AR102]=&quot;RSA-4096&quot;;[.AR102]=&quot;RSA-2048&quot;;[.AR102]=&quot;DH-2048&quot;;[.AR102]=&quot;CA-4096&quot;);0;0)))+IF(OR([.AS102]=&quot;MS-CHAPv2&quot;;[.AS102]=&quot;RSA-RC4&quot;;[.AS102]=&quot;RSA-1024&quot;);2;IF(OR([.AS102]=&quot;See Note&quot;;[.AS102]=&quot;&quot;);1;IF(OR([.AS102]=&quot;RSA-4096&quot;;[.AS102]=&quot;RSA-2048&quot;;[.AS102]=&quot;DH-2048&quot;);0;0)))" office:value-type="float" office:value="2.5" calcext:value-type="float">
            <text:p>2.5</text:p>
          </table:table-cell>
          <table:table-cell table:style-name="ce43" table:formula="of:=IF([.AT102]&lt;3;2;0)+IF([.AU102]&lt;10;1;IF([.AU102]=&quot;&quot;;1;0))+IF([.AV102]&lt;3;2;IF([.AV102]&lt;10;1;IF([.AV102]=&quot;&quot;;1;0)))" office:value-type="float" office:value="3" calcext:value-type="float">
            <text:p>3</text:p>
          </table:table-cell>
          <table:table-cell table:style-name="ce48" table:formula="of:=IF([.AX102]=0;0;IF([.AX102]&lt;5;1;IF([.AX102]&lt;10;2;3)))+IF([.AY102]=0;0;IF([.AY102]&lt;3;1;IF([.AY102]&lt;10;2;3)))+IF([.AZ102]=0;0;IF([.AZ102]&lt;5;1;IF([.AZ102]&lt;10;2;3)))+IF([.BA102]=&quot;A&quot;;0;IF([.BA102]=&quot;A+&quot;;0;IF([.BA102]=&quot;B&quot;;1;5)))+IF([.BB102]=&quot;Self&quot;;0;IF([.BB102]=&quot;CloudFlare&quot;;2;IF([.BB102]=&quot;Incapsula&quot;;2;3)))" office:value-type="float" office:value="7" calcext:value-type="float">
            <text:p>7</text:p>
          </table:table-cell>
          <table:table-cell table:style-name="ce52" table:formula="of:=IF([.BC102]&lt;PricePercentile33;0;IF([.BC102]&lt;PricePercentile66;1;2))+IF([.BD102]&lt;ConPricePercentile33;0;IF([.BD102]&lt;ConPricePercentile66;1;2))+IF([.BE102]=&quot;Free&quot;;0;IF([.BE102]=&quot;Yes&quot;;0;1))+IF([.BF102]=&quot;Free&quot;;0;IF([.BF102]&gt;29;0;IF([.BF102]&gt;13;1;IF([.BF102]&gt;6;2;3))))" office:value-type="float" office:value="0" calcext:value-type="float">
            <text:p>0</text:p>
          </table:table-cell>
          <table:table-cell table:style-name="ce58" table:formula="of:=IF([.BG102]=&quot;Yes&quot;;1;0)+IF([.BH102]=&quot;Yes&quot;;1;0)+IF([.BI102]=&quot;Yes&quot;;1;0)+IF([.BJ102]=&quot;No&quot;;1;IF([.BJ102]=&quot;&quot;;0;IF([.BJ102]=&quot;Some&quot;;0.5;0)))+IF([.BK102]=&quot;No&quot;;1;IF([.BK102]=&quot;&quot;;0;IF([.BK102]=&quot;Some&quot;;0.5;0)))+IF([.BL102]=&quot;No&quot;;1;IF([.BL102]=&quot;&quot;;0;IF([.BL102]=&quot;Some&quot;;0.5;0)))+IF([.BM102]=&quot;&quot;;0;1)+IF([.BN102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Norway</text:p>
          </table:table-cell>
          <table:table-cell table:style-name="ce75" table:formula="of:=IF(OR([.L102]=&quot;USA&quot;;[.L102]=&quot;UK&quot;;[.L102]=&quot;Canada&quot;;[.L102]=&quot;Australia&quot;;[.L102]=&quot;New Zealand&quot;);&quot;Five&quot;;(IF(OR([.L102]=&quot;Denmark&quot;;[.L102]=&quot;France&quot;;[.L102]=&quot;Netherlands&quot;;[.L102]=&quot;Norway&quot;);&quot;Nine&quot;;IF(OR([.L102]=&quot;Belgium&quot;;[.L102]=&quot;Germany&quot;;[.L102]=&quot;Italy&quot;;[.L102]=&quot;Spain&quot;;[.L102]=&quot;Sweden&quot;);&quot;Fourteen&quot;;IF([.L102]=&quot;&quot;;&quot;Not Disclosed&quot;;IF(OR([.L102]=&quot;British Virgin Islands&quot;;[.L102]=&quot;Gibraltar&quot;;[.L102]=&quot;British Indian Ocean&quot;;[.L102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Yes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2]=&quot;Five&quot;);[.AC102]=&quot;Yes&quot;;[.W102]=&quot;Yes&quot;;OR([.T102]=&quot;Email&quot;;[.T102]=&quot;Yes&quot;);[.O10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/>
          <table:table-cell table:style-name="ce192"/>
          <table:table-cell table:style-name="ce196" office:value-type="string" calcext:value-type="string">
            <text:p>No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2" calcext:value-type="float">
            <text:p>1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0" calcext:value-type="float">
            <text:p>$0.00</text:p>
          </table:table-cell>
          <table:table-cell table:style-name="ce235" table:formula="of:=[.BC102]/[.AT102]" office:value-type="float" office:value="0" calcext:value-type="float">
            <text:p>$0.00</text:p>
          </table:table-cell>
          <table:table-cell table:style-name="ce241" office:value-type="string" calcext:value-type="string">
            <text:p>Free</text:p>
          </table:table-cell>
          <table:table-cell table:style-name="ce247" office:value-type="string" calcext:value-type="string">
            <text:p>Free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OverPlay</text:p>
          </table:table-cell>
          <table:table-cell table:style-name="ce18" table:formula="of:=IF(OR([.M103]=&quot;Five&quot;);3;0)+IF(OR([.M103]=&quot;Not Disclosed&quot;);1.5;0)+IF(OR([.M103]=&quot;Nine&quot;;[.M103]=&quot;Fourteen&quot;;[.M103]=&quot;See Note&quot;;[.M103]=&quot;Cooperative&quot;);1;0)+IF(OR([.N103]=&quot;Yes&quot;);2;0)+IF(OR([.N103]=&quot;Not Disclosed&quot;);1.5;0)+IF(OR([.N103]=&quot;Owned&quot;);1;0)" office:value-type="float" office:value="5" calcext:value-type="float">
            <text:p>5</text:p>
          </table:table-cell>
          <table:table-cell table:style-name="ce26" table:formula="of:=COUNTIF([.P103:.S103];&quot;Yes&quot;)+(0.5*COUNTIF([.P103:.S103];&quot;&quot;))+(0.5*COUNTIF([.P103:.S103];&quot;See Note&quot;))+(3*COUNTIF([.O103];&quot;Yes&quot;))" office:value-type="float" office:value="2" calcext:value-type="float">
            <text:p>2</text:p>
          </table:table-cell>
          <table:table-cell table:style-name="ce31" table:formula="of:=(3*COUNTIF([.T103];&quot;No&quot;))+COUNTIF([.W103:.X103];&quot;No&quot;)" office:value-type="float" office:value="2" calcext:value-type="float">
            <text:p>2</text:p>
          </table:table-cell>
          <table:table-cell table:style-name="ce35" table:formula="of:=COUNTIF([.AA103];&quot;No&quot;)+COUNTIF([.AB103];&quot;No&quot;)+(0.5*COUNTIF([.AB103];&quot;See Note&quot;))+(3*COUNTIF([.AC103];&quot;No&quot;))+COUNTIF([.AL103];&quot;Yes&quot;)+(0.5*COUNTIF([.AL103];&quot;Some&quot;))+COUNTIF([.AM103];&quot;Yes&quot;)+(0.5*COUNTIF([.AM103];&quot;Some&quot;))" office:value-type="float" office:value="1" calcext:value-type="float">
            <text:p>1</text:p>
          </table:table-cell>
          <table:table-cell table:style-name="ce39" table:formula="of:=(IF(OR([.AP103]=&quot;MPPE-128&quot;;[.AP103]=&quot;Blowfish-64&quot;);1;(IF(OR([.AP103]=&quot;See Note&quot;;[.AP103]=&quot;Blowfish-128&quot;);0.5;IF(OR([.AP103]=&quot;AES-128&quot;;[.AP103]=&quot;AES-160&quot;;[.AP103]=&quot;AES-192&quot;;[.AP103]=&quot;AES-256&quot;);0;0)))+(IF(OR([.AQ103]=&quot;MPPE-128&quot;;[.AQ103]=&quot;Blowfish-64&quot;);2;(IF(OR([.AQ103]=&quot;See Note&quot;;[.AQ103]=&quot;Blowfish-128&quot;;[.AQ103]=&quot;&quot;);1;IF(OR([.AQ103]=&quot;AES-128&quot;;[.AQ103]=&quot;AES-160&quot;;[.AQ103]=&quot;AES-192&quot;;[.AQ103]=&quot;AES-256&quot;);0;0)))))))+IF(OR([.AR103]=&quot;MS-CHAPv2&quot;;[.AR103]=&quot;RSA-RC4&quot;;[.AR103]=&quot;RSA-1024&quot;);1;IF(OR([.AR103]=&quot;See Note&quot;;[.AR103]=&quot;&quot;);0.5;IF(OR([.AR103]=&quot;RSA-4096&quot;;[.AR103]=&quot;RSA-2048&quot;;[.AR103]=&quot;DH-2048&quot;;[.AR103]=&quot;CA-4096&quot;);0;0)))+IF(OR([.AS103]=&quot;MS-CHAPv2&quot;;[.AS103]=&quot;RSA-RC4&quot;;[.AS103]=&quot;RSA-1024&quot;);2;IF(OR([.AS103]=&quot;See Note&quot;;[.AS103]=&quot;&quot;);1;IF(OR([.AS103]=&quot;RSA-4096&quot;;[.AS103]=&quot;RSA-2048&quot;;[.AS103]=&quot;DH-2048&quot;);0;0)))" office:value-type="float" office:value="2.5" calcext:value-type="float">
            <text:p>2.5</text:p>
          </table:table-cell>
          <table:table-cell table:style-name="ce43" table:formula="of:=IF([.AT103]&lt;3;2;0)+IF([.AU103]&lt;10;1;IF([.AU103]=&quot;&quot;;1;0))+IF([.AV103]&lt;3;2;IF([.AV103]&lt;10;1;IF([.AV103]=&quot;&quot;;1;0)))" office:value-type="float" office:value="2" calcext:value-type="float">
            <text:p>2</text:p>
          </table:table-cell>
          <table:table-cell table:style-name="ce48" table:formula="of:=IF([.AX103]=0;0;IF([.AX103]&lt;5;1;IF([.AX103]&lt;10;2;3)))+IF([.AY103]=0;0;IF([.AY103]&lt;3;1;IF([.AY103]&lt;10;2;3)))+IF([.AZ103]=0;0;IF([.AZ103]&lt;5;1;IF([.AZ103]&lt;10;2;3)))+IF([.BA103]=&quot;A&quot;;0;IF([.BA103]=&quot;A+&quot;;0;IF([.BA103]=&quot;B&quot;;1;5)))+IF([.BB103]=&quot;Self&quot;;0;IF([.BB103]=&quot;CloudFlare&quot;;2;IF([.BB103]=&quot;Incapsula&quot;;2;3)))" office:value-type="float" office:value="8" calcext:value-type="float">
            <text:p>8</text:p>
          </table:table-cell>
          <table:table-cell table:style-name="ce52" table:formula="of:=IF([.BC103]&lt;PricePercentile33;0;IF([.BC103]&lt;PricePercentile66;1;2))+IF([.BD103]&lt;ConPricePercentile33;0;IF([.BD103]&lt;ConPricePercentile66;1;2))+IF([.BE103]=&quot;Free&quot;;0;IF([.BE103]=&quot;Yes&quot;;0;1))+IF([.BF103]=&quot;Free&quot;;0;IF([.BF103]&gt;29;0;IF([.BF103]&gt;13;1;IF([.BF103]&gt;6;2;3))))" office:value-type="float" office:value="8" calcext:value-type="float">
            <text:p>8</text:p>
          </table:table-cell>
          <table:table-cell table:style-name="ce58" table:formula="of:=IF([.BG103]=&quot;Yes&quot;;1;0)+IF([.BH103]=&quot;Yes&quot;;1;0)+IF([.BI103]=&quot;Yes&quot;;1;0)+IF([.BJ103]=&quot;No&quot;;1;IF([.BJ103]=&quot;&quot;;0;IF([.BJ103]=&quot;Some&quot;;0.5;0)))+IF([.BK103]=&quot;No&quot;;1;IF([.BK103]=&quot;&quot;;0;IF([.BK103]=&quot;Some&quot;;0.5;0)))+IF([.BL103]=&quot;No&quot;;1;IF([.BL103]=&quot;&quot;;0;IF([.BL103]=&quot;Some&quot;;0.5;0)))+IF([.BM103]=&quot;&quot;;0;1)+IF([.BN103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03]=&quot;USA&quot;;[.L103]=&quot;UK&quot;;[.L103]=&quot;Canada&quot;;[.L103]=&quot;Australia&quot;;[.L103]=&quot;New Zealand&quot;);&quot;Five&quot;;(IF(OR([.L103]=&quot;Denmark&quot;;[.L103]=&quot;France&quot;;[.L103]=&quot;Netherlands&quot;;[.L103]=&quot;Norway&quot;);&quot;Nine&quot;;IF(OR([.L103]=&quot;Belgium&quot;;[.L103]=&quot;Germany&quot;;[.L103]=&quot;Italy&quot;;[.L103]=&quot;Spain&quot;;[.L103]=&quot;Sweden&quot;);&quot;Fourteen&quot;;IF([.L103]=&quot;&quot;;&quot;Not Disclosed&quot;;IF(OR([.L103]=&quot;British Virgin Islands&quot;;[.L103]=&quot;Gibraltar&quot;;[.L103]=&quot;British Indian Ocean&quot;;[.L10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3]=&quot;Five&quot;);[.AC103]=&quot;Yes&quot;;[.W103]=&quot;Yes&quot;;OR([.T103]=&quot;Email&quot;;[.T103]=&quot;Yes&quot;);[.O103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48" calcext:value-type="float">
            <text:p>48</text:p>
          </table:table-cell>
          <table:table-cell table:style-name="ce192" office:value-type="float" office:value="67" calcext:value-type="float">
            <text:p>67</text:p>
          </table:table-cell>
          <table:table-cell table:style-name="ce196" office:value-type="string" calcext:value-type="string">
            <text:p>No</text:p>
          </table:table-cell>
          <table:table-cell table:style-name="ce203"/>
          <table:table-cell table:style-name="ce208"/>
          <table:table-cell table:style-name="ce213" office:value-type="float" office:value="15" calcext:value-type="float">
            <text:p>15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33" calcext:value-type="float">
            <text:p>$8.33</text:p>
          </table:table-cell>
          <table:table-cell table:style-name="ce235" table:formula="of:=[.BC103]/[.AT103]" office:value-type="float" office:value="8.33" calcext:value-type="float">
            <text:p>$8.3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5" calcext:value-type="float">
            <text:p>5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ovpn.com" xlink:type="simple">OVPN.com</text:a></text:p>
          </table:table-cell>
          <table:table-cell table:style-name="ce18" table:formula="of:=IF(OR([.M104]=&quot;Five&quot;);3;0)+IF(OR([.M104]=&quot;Not Disclosed&quot;);1.5;0)+IF(OR([.M104]=&quot;Nine&quot;;[.M104]=&quot;Fourteen&quot;;[.M104]=&quot;See Note&quot;;[.M104]=&quot;Cooperative&quot;);1;0)+IF(OR([.N104]=&quot;Yes&quot;);2;0)+IF(OR([.N104]=&quot;Not Disclosed&quot;);1.5;0)+IF(OR([.N104]=&quot;Owned&quot;);1;0)" office:value-type="float" office:value="1" calcext:value-type="float">
            <text:p>1</text:p>
          </table:table-cell>
          <table:table-cell table:style-name="ce26" table:formula="of:=COUNTIF([.P104:.S104];&quot;Yes&quot;)+(0.5*COUNTIF([.P104:.S104];&quot;&quot;))+(0.5*COUNTIF([.P104:.S104];&quot;See Note&quot;))+(3*COUNTIF([.O104];&quot;Yes&quot;))" office:value-type="float" office:value="0" calcext:value-type="float">
            <text:p>0</text:p>
          </table:table-cell>
          <table:table-cell table:style-name="ce31" table:formula="of:=(3*COUNTIF([.T104];&quot;No&quot;))+COUNTIF([.W104:.X104];&quot;No&quot;)" office:value-type="float" office:value="0" calcext:value-type="float">
            <text:p>0</text:p>
          </table:table-cell>
          <table:table-cell table:style-name="ce35" table:formula="of:=COUNTIF([.AA104];&quot;No&quot;)+COUNTIF([.AB104];&quot;No&quot;)+(0.5*COUNTIF([.AB104];&quot;See Note&quot;))+(3*COUNTIF([.AC104];&quot;No&quot;))+COUNTIF([.AL104];&quot;Yes&quot;)+(0.5*COUNTIF([.AL104];&quot;Some&quot;))+COUNTIF([.AM104];&quot;Yes&quot;)+(0.5*COUNTIF([.AM104];&quot;Some&quot;))" office:value-type="float" office:value="0" calcext:value-type="float">
            <text:p>0</text:p>
          </table:table-cell>
          <table:table-cell table:style-name="ce39" table:formula="of:=(IF(OR([.AP104]=&quot;MPPE-128&quot;;[.AP104]=&quot;Blowfish-64&quot;);1;(IF(OR([.AP104]=&quot;See Note&quot;;[.AP104]=&quot;Blowfish-128&quot;);0.5;IF(OR([.AP104]=&quot;AES-128&quot;;[.AP104]=&quot;AES-160&quot;;[.AP104]=&quot;AES-192&quot;;[.AP104]=&quot;AES-256&quot;);0;0)))+(IF(OR([.AQ104]=&quot;MPPE-128&quot;;[.AQ104]=&quot;Blowfish-64&quot;);2;(IF(OR([.AQ104]=&quot;See Note&quot;;[.AQ104]=&quot;Blowfish-128&quot;;[.AQ104]=&quot;&quot;);1;IF(OR([.AQ104]=&quot;AES-128&quot;;[.AQ104]=&quot;AES-160&quot;;[.AQ104]=&quot;AES-192&quot;;[.AQ104]=&quot;AES-256&quot;);0;0)))))))+IF(OR([.AR104]=&quot;MS-CHAPv2&quot;;[.AR104]=&quot;RSA-RC4&quot;;[.AR104]=&quot;RSA-1024&quot;);1;IF(OR([.AR104]=&quot;See Note&quot;;[.AR104]=&quot;&quot;);0.5;IF(OR([.AR104]=&quot;RSA-4096&quot;;[.AR104]=&quot;RSA-2048&quot;;[.AR104]=&quot;DH-2048&quot;;[.AR104]=&quot;CA-4096&quot;);0;0)))+IF(OR([.AS104]=&quot;MS-CHAPv2&quot;;[.AS104]=&quot;RSA-RC4&quot;;[.AS104]=&quot;RSA-1024&quot;);2;IF(OR([.AS104]=&quot;See Note&quot;;[.AS104]=&quot;&quot;);1;IF(OR([.AS104]=&quot;RSA-4096&quot;;[.AS104]=&quot;RSA-2048&quot;;[.AS104]=&quot;DH-2048&quot;);0;0)))" office:value-type="float" office:value="0" calcext:value-type="float">
            <text:p>0</text:p>
          </table:table-cell>
          <table:table-cell table:style-name="ce43" table:formula="of:=IF([.AT104]&lt;3;2;0)+IF([.AU104]&lt;10;1;IF([.AU104]=&quot;&quot;;1;0))+IF([.AV104]&lt;3;2;IF([.AV104]&lt;10;1;IF([.AV104]=&quot;&quot;;1;0)))" office:value-type="float" office:value="1" calcext:value-type="float">
            <text:p>1</text:p>
          </table:table-cell>
          <table:table-cell table:style-name="ce48" table:formula="of:=IF([.AX104]=0;0;IF([.AX104]&lt;5;1;IF([.AX104]&lt;10;2;3)))+IF([.AY104]=0;0;IF([.AY104]&lt;3;1;IF([.AY104]&lt;10;2;3)))+IF([.AZ104]=0;0;IF([.AZ104]&lt;5;1;IF([.AZ104]&lt;10;2;3)))+IF([.BA104]=&quot;A&quot;;0;IF([.BA104]=&quot;A+&quot;;0;IF([.BA104]=&quot;B&quot;;1;5)))+IF([.BB104]=&quot;Self&quot;;0;IF([.BB104]=&quot;CloudFlare&quot;;2;IF([.BB104]=&quot;Incapsula&quot;;2;3)))" office:value-type="float" office:value="3" calcext:value-type="float">
            <text:p>3</text:p>
          </table:table-cell>
          <table:table-cell table:style-name="ce52" table:formula="of:=IF([.BC104]&lt;PricePercentile33;0;IF([.BC104]&lt;PricePercentile66;1;2))+IF([.BD104]&lt;ConPricePercentile33;0;IF([.BD104]&lt;ConPricePercentile66;1;2))+IF([.BE104]=&quot;Free&quot;;0;IF([.BE104]=&quot;Yes&quot;;0;1))+IF([.BF104]=&quot;Free&quot;;0;IF([.BF104]&gt;29;0;IF([.BF104]&gt;13;1;IF([.BF104]&gt;6;2;3))))" office:value-type="float" office:value="6" calcext:value-type="float">
            <text:p>6</text:p>
          </table:table-cell>
          <table:table-cell table:style-name="ce58" table:formula="of:=IF([.BG104]=&quot;Yes&quot;;1;0)+IF([.BH104]=&quot;Yes&quot;;1;0)+IF([.BI104]=&quot;Yes&quot;;1;0)+IF([.BJ104]=&quot;No&quot;;1;IF([.BJ104]=&quot;&quot;;0;IF([.BJ104]=&quot;Some&quot;;0.5;0)))+IF([.BK104]=&quot;No&quot;;1;IF([.BK104]=&quot;&quot;;0;IF([.BK104]=&quot;Some&quot;;0.5;0)))+IF([.BL104]=&quot;No&quot;;1;IF([.BL104]=&quot;&quot;;0;IF([.BL104]=&quot;Some&quot;;0.5;0)))+IF([.BM104]=&quot;&quot;;0;1)+IF([.BN104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Sweden</text:p>
          </table:table-cell>
          <table:table-cell table:style-name="ce75" table:formula="of:=IF(OR([.L104]=&quot;USA&quot;;[.L104]=&quot;UK&quot;;[.L104]=&quot;Canada&quot;;[.L104]=&quot;Australia&quot;;[.L104]=&quot;New Zealand&quot;);&quot;Five&quot;;(IF(OR([.L104]=&quot;Denmark&quot;;[.L104]=&quot;France&quot;;[.L104]=&quot;Netherlands&quot;;[.L104]=&quot;Norway&quot;);&quot;Nine&quot;;IF(OR([.L104]=&quot;Belgium&quot;;[.L104]=&quot;Germany&quot;;[.L104]=&quot;Italy&quot;;[.L104]=&quot;Spain&quot;;[.L104]=&quot;Sweden&quot;);&quot;Fourteen&quot;;IF([.L104]=&quot;&quot;;&quot;Not Disclosed&quot;;IF(OR([.L104]=&quot;British Virgin Islands&quot;;[.L104]=&quot;Gibraltar&quot;;[.L104]=&quot;British Indian Ocean&quot;;[.L104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4]=&quot;Five&quot;);[.AC104]=&quot;Yes&quot;;[.W104]=&quot;Yes&quot;;OR([.T104]=&quot;Email&quot;;[.T104]=&quot;Yes&quot;);[.O104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DH-2048</text:p>
          </table:table-cell>
          <table:table-cell table:style-name="ce179" office:value-type="string" calcext:value-type="string">
            <text:p>DH-2048</text:p>
          </table:table-cell>
          <table:table-cell table:style-name="ce183" office:value-type="float" office:value="4" calcext:value-type="float">
            <text:p>4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float" office:value="56" calcext:value-type="float">
            <text:p>56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" calcext:value-type="float">
            <text:p>$7.00</text:p>
          </table:table-cell>
          <table:table-cell table:style-name="ce235" table:formula="of:=[.BC104]/[.AT104]" office:value-type="float" office:value="1.75" calcext:value-type="float">
            <text:p>$1.7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0" calcext:value-type="float">
            <text:p>1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ovpn.to" xlink:type="simple">oVPN.to</text:a></text:p>
          </table:table-cell>
          <table:table-cell table:style-name="ce18" table:formula="of:=IF(OR([.M105]=&quot;Five&quot;);3;0)+IF(OR([.M105]=&quot;Not Disclosed&quot;);1.5;0)+IF(OR([.M105]=&quot;Nine&quot;;[.M105]=&quot;Fourteen&quot;;[.M105]=&quot;See Note&quot;;[.M105]=&quot;Cooperative&quot;);1;0)+IF(OR([.N105]=&quot;Yes&quot;);2;0)+IF(OR([.N105]=&quot;Not Disclosed&quot;);1.5;0)+IF(OR([.N105]=&quot;Owned&quot;);1;0)" office:value-type="float" office:value="3" calcext:value-type="float">
            <text:p>3</text:p>
          </table:table-cell>
          <table:table-cell table:style-name="ce26" table:formula="of:=COUNTIF([.P105:.S105];&quot;Yes&quot;)+(0.5*COUNTIF([.P105:.S105];&quot;&quot;))+(0.5*COUNTIF([.P105:.S105];&quot;See Note&quot;))+(3*COUNTIF([.O105];&quot;Yes&quot;))" office:value-type="float" office:value="1" calcext:value-type="float">
            <text:p>1</text:p>
          </table:table-cell>
          <table:table-cell table:style-name="ce31" table:formula="of:=(3*COUNTIF([.T105];&quot;No&quot;))+COUNTIF([.W105:.X105];&quot;No&quot;)" office:value-type="float" office:value="0" calcext:value-type="float">
            <text:p>0</text:p>
          </table:table-cell>
          <table:table-cell table:style-name="ce35" table:formula="of:=COUNTIF([.AA105];&quot;No&quot;)+COUNTIF([.AB105];&quot;No&quot;)+(0.5*COUNTIF([.AB105];&quot;See Note&quot;))+(3*COUNTIF([.AC105];&quot;No&quot;))+COUNTIF([.AL105];&quot;Yes&quot;)+(0.5*COUNTIF([.AL105];&quot;Some&quot;))+COUNTIF([.AM105];&quot;Yes&quot;)+(0.5*COUNTIF([.AM105];&quot;Some&quot;))" office:value-type="float" office:value="0.5" calcext:value-type="float">
            <text:p>0.5</text:p>
          </table:table-cell>
          <table:table-cell table:style-name="ce39" table:formula="of:=(IF(OR([.AP105]=&quot;MPPE-128&quot;;[.AP105]=&quot;Blowfish-64&quot;);1;(IF(OR([.AP105]=&quot;See Note&quot;;[.AP105]=&quot;Blowfish-128&quot;);0.5;IF(OR([.AP105]=&quot;AES-128&quot;;[.AP105]=&quot;AES-160&quot;;[.AP105]=&quot;AES-192&quot;;[.AP105]=&quot;AES-256&quot;);0;0)))+(IF(OR([.AQ105]=&quot;MPPE-128&quot;;[.AQ105]=&quot;Blowfish-64&quot;);2;(IF(OR([.AQ105]=&quot;See Note&quot;;[.AQ105]=&quot;Blowfish-128&quot;;[.AQ105]=&quot;&quot;);1;IF(OR([.AQ105]=&quot;AES-128&quot;;[.AQ105]=&quot;AES-160&quot;;[.AQ105]=&quot;AES-192&quot;;[.AQ105]=&quot;AES-256&quot;);0;0)))))))+IF(OR([.AR105]=&quot;MS-CHAPv2&quot;;[.AR105]=&quot;RSA-RC4&quot;;[.AR105]=&quot;RSA-1024&quot;);1;IF(OR([.AR105]=&quot;See Note&quot;;[.AR105]=&quot;&quot;);0.5;IF(OR([.AR105]=&quot;RSA-4096&quot;;[.AR105]=&quot;RSA-2048&quot;;[.AR105]=&quot;DH-2048&quot;;[.AR105]=&quot;CA-4096&quot;);0;0)))+IF(OR([.AS105]=&quot;MS-CHAPv2&quot;;[.AS105]=&quot;RSA-RC4&quot;;[.AS105]=&quot;RSA-1024&quot;);2;IF(OR([.AS105]=&quot;See Note&quot;;[.AS105]=&quot;&quot;);1;IF(OR([.AS105]=&quot;RSA-4096&quot;;[.AS105]=&quot;RSA-2048&quot;;[.AS105]=&quot;DH-2048&quot;);0;0)))" office:value-type="float" office:value="0" calcext:value-type="float">
            <text:p>0</text:p>
          </table:table-cell>
          <table:table-cell table:style-name="ce43" table:formula="of:=IF([.AT105]&lt;3;2;0)+IF([.AU105]&lt;10;1;IF([.AU105]=&quot;&quot;;1;0))+IF([.AV105]&lt;3;2;IF([.AV105]&lt;10;1;IF([.AV105]=&quot;&quot;;1;0)))" office:value-type="float" office:value="0" calcext:value-type="float">
            <text:p>0</text:p>
          </table:table-cell>
          <table:table-cell table:style-name="ce48" table:formula="of:=IF([.AX105]=0;0;IF([.AX105]&lt;5;1;IF([.AX105]&lt;10;2;3)))+IF([.AY105]=0;0;IF([.AY105]&lt;3;1;IF([.AY105]&lt;10;2;3)))+IF([.AZ105]=0;0;IF([.AZ105]&lt;5;1;IF([.AZ105]&lt;10;2;3)))+IF([.BA105]=&quot;A&quot;;0;IF([.BA105]=&quot;A+&quot;;0;IF([.BA105]=&quot;B&quot;;1;5)))+IF([.BB105]=&quot;Self&quot;;0;IF([.BB105]=&quot;CloudFlare&quot;;2;IF([.BB105]=&quot;Incapsula&quot;;2;3)))" office:value-type="float" office:value="0" calcext:value-type="float">
            <text:p>0</text:p>
          </table:table-cell>
          <table:table-cell table:style-name="ce52" table:formula="of:=IF([.BC105]&lt;PricePercentile33;0;IF([.BC105]&lt;PricePercentile66;1;2))+IF([.BD105]&lt;ConPricePercentile33;0;IF([.BD105]&lt;ConPricePercentile66;1;2))+IF([.BE105]=&quot;Free&quot;;0;IF([.BE105]=&quot;Yes&quot;;0;1))+IF([.BF105]=&quot;Free&quot;;0;IF([.BF105]&gt;29;0;IF([.BF105]&gt;13;1;IF([.BF105]&gt;6;2;3))))" office:value-type="float" office:value="6" calcext:value-type="float">
            <text:p>6</text:p>
          </table:table-cell>
          <table:table-cell table:style-name="ce58" table:formula="of:=IF([.BG105]=&quot;Yes&quot;;1;0)+IF([.BH105]=&quot;Yes&quot;;1;0)+IF([.BI105]=&quot;Yes&quot;;1;0)+IF([.BJ105]=&quot;No&quot;;1;IF([.BJ105]=&quot;&quot;;0;IF([.BJ105]=&quot;Some&quot;;0.5;0)))+IF([.BK105]=&quot;No&quot;;1;IF([.BK105]=&quot;&quot;;0;IF([.BK105]=&quot;Some&quot;;0.5;0)))+IF([.BL105]=&quot;No&quot;;1;IF([.BL105]=&quot;&quot;;0;IF([.BL105]=&quot;Some&quot;;0.5;0)))+IF([.BM105]=&quot;&quot;;0;1)+IF([.BN105]=&quot;&quot;;0;1)" office:value-type="float" office:value="0" calcext:value-type="float">
            <text:p>0</text:p>
          </table:table-cell>
          <table:table-cell table:style-name="ce21"/>
          <table:table-cell table:style-name="ce69"/>
          <table:table-cell table:style-name="ce75" table:formula="of:=IF(OR([.L105]=&quot;USA&quot;;[.L105]=&quot;UK&quot;;[.L105]=&quot;Canada&quot;;[.L105]=&quot;Australia&quot;;[.L105]=&quot;New Zealand&quot;);&quot;Five&quot;;(IF(OR([.L105]=&quot;Denmark&quot;;[.L105]=&quot;France&quot;;[.L105]=&quot;Netherlands&quot;;[.L105]=&quot;Norway&quot;);&quot;Nine&quot;;IF(OR([.L105]=&quot;Belgium&quot;;[.L105]=&quot;Germany&quot;;[.L105]=&quot;Italy&quot;;[.L105]=&quot;Spain&quot;;[.L105]=&quot;Sweden&quot;);&quot;Fourteen&quot;;IF([.L105]=&quot;&quot;;&quot;Not Disclosed&quot;;IF(OR([.L105]=&quot;British Virgin Islands&quot;;[.L105]=&quot;Gibraltar&quot;;[.L105]=&quot;British Indian Ocean&quot;;[.L105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85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5]=&quot;Five&quot;);[.AC105]=&quot;Yes&quot;;[.W105]=&quot;Yes&quot;;OR([.T105]=&quot;Email&quot;;[.T105]=&quot;Yes&quot;);[.O105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See Note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/>
          <table:table-cell table:number-columns-repeated="3" table:style-name="ce141" office:value-type="string" calcext:value-type="string">
            <text:p>Yes</text:p>
          </table:table-cell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12" calcext:value-type="float">
            <text:p>12</text:p>
          </table:table-cell>
          <table:table-cell table:style-name="ce192" office:value-type="float" office:value="36" calcext:value-type="float">
            <text:p>36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.3" calcext:value-type="float">
            <text:p>$7.30</text:p>
          </table:table-cell>
          <table:table-cell table:style-name="ce235" table:formula="of:=[.BC105]/[.AT105]" office:value-type="float" office:value="0.292" calcext:value-type="float">
            <text:p>$0.2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Perfect Privacy</text:p>
          </table:table-cell>
          <table:table-cell table:style-name="ce18" table:formula="of:=IF(OR([.M106]=&quot;Five&quot;);3;0)+IF(OR([.M106]=&quot;Not Disclosed&quot;);1.5;0)+IF(OR([.M106]=&quot;Nine&quot;;[.M106]=&quot;Fourteen&quot;;[.M106]=&quot;See Note&quot;;[.M106]=&quot;Cooperative&quot;);1;0)+IF(OR([.N106]=&quot;Yes&quot;);2;0)+IF(OR([.N106]=&quot;Not Disclosed&quot;);1.5;0)+IF(OR([.N106]=&quot;Owned&quot;);1;0)" office:value-type="float" office:value="1" calcext:value-type="float">
            <text:p>1</text:p>
          </table:table-cell>
          <table:table-cell table:style-name="ce26" table:formula="of:=COUNTIF([.P106:.S106];&quot;Yes&quot;)+(0.5*COUNTIF([.P106:.S106];&quot;&quot;))+(0.5*COUNTIF([.P106:.S106];&quot;See Note&quot;))+(3*COUNTIF([.O106];&quot;Yes&quot;))" office:value-type="float" office:value="1.5" calcext:value-type="float">
            <text:p>1.5</text:p>
          </table:table-cell>
          <table:table-cell table:style-name="ce31" table:formula="of:=(3*COUNTIF([.T106];&quot;No&quot;))+COUNTIF([.W106:.X106];&quot;No&quot;)" office:value-type="float" office:value="0" calcext:value-type="float">
            <text:p>0</text:p>
          </table:table-cell>
          <table:table-cell table:style-name="ce35" table:formula="of:=COUNTIF([.AA106];&quot;No&quot;)+COUNTIF([.AB106];&quot;No&quot;)+(0.5*COUNTIF([.AB106];&quot;See Note&quot;))+(3*COUNTIF([.AC106];&quot;No&quot;))+COUNTIF([.AL106];&quot;Yes&quot;)+(0.5*COUNTIF([.AL106];&quot;Some&quot;))+COUNTIF([.AM106];&quot;Yes&quot;)+(0.5*COUNTIF([.AM106];&quot;Some&quot;))" office:value-type="float" office:value="0.5" calcext:value-type="float">
            <text:p>0.5</text:p>
          </table:table-cell>
          <table:table-cell table:style-name="ce39" table:formula="of:=(IF(OR([.AP106]=&quot;MPPE-128&quot;;[.AP106]=&quot;Blowfish-64&quot;);1;(IF(OR([.AP106]=&quot;See Note&quot;;[.AP106]=&quot;Blowfish-128&quot;);0.5;IF(OR([.AP106]=&quot;AES-128&quot;;[.AP106]=&quot;AES-160&quot;;[.AP106]=&quot;AES-192&quot;;[.AP106]=&quot;AES-256&quot;);0;0)))+(IF(OR([.AQ106]=&quot;MPPE-128&quot;;[.AQ106]=&quot;Blowfish-64&quot;);2;(IF(OR([.AQ106]=&quot;See Note&quot;;[.AQ106]=&quot;Blowfish-128&quot;;[.AQ106]=&quot;&quot;);1;IF(OR([.AQ106]=&quot;AES-128&quot;;[.AQ106]=&quot;AES-160&quot;;[.AQ106]=&quot;AES-192&quot;;[.AQ106]=&quot;AES-256&quot;);0;0)))))))+IF(OR([.AR106]=&quot;MS-CHAPv2&quot;;[.AR106]=&quot;RSA-RC4&quot;;[.AR106]=&quot;RSA-1024&quot;);1;IF(OR([.AR106]=&quot;See Note&quot;;[.AR106]=&quot;&quot;);0.5;IF(OR([.AR106]=&quot;RSA-4096&quot;;[.AR106]=&quot;RSA-2048&quot;;[.AR106]=&quot;DH-2048&quot;;[.AR106]=&quot;CA-4096&quot;);0;0)))+IF(OR([.AS106]=&quot;MS-CHAPv2&quot;;[.AS106]=&quot;RSA-RC4&quot;;[.AS106]=&quot;RSA-1024&quot;);2;IF(OR([.AS106]=&quot;See Note&quot;;[.AS106]=&quot;&quot;);1;IF(OR([.AS106]=&quot;RSA-4096&quot;;[.AS106]=&quot;RSA-2048&quot;;[.AS106]=&quot;DH-2048&quot;);0;0)))" office:value-type="float" office:value="0.5" calcext:value-type="float">
            <text:p>0.5</text:p>
          </table:table-cell>
          <table:table-cell table:style-name="ce43" table:formula="of:=IF([.AT106]&lt;3;2;0)+IF([.AU106]&lt;10;1;IF([.AU106]=&quot;&quot;;1;0))+IF([.AV106]&lt;3;2;IF([.AV106]&lt;10;1;IF([.AV106]=&quot;&quot;;1;0)))" office:value-type="float" office:value="0" calcext:value-type="float">
            <text:p>0</text:p>
          </table:table-cell>
          <table:table-cell table:style-name="ce48" table:formula="of:=IF([.AX106]=0;0;IF([.AX106]&lt;5;1;IF([.AX106]&lt;10;2;3)))+IF([.AY106]=0;0;IF([.AY106]&lt;3;1;IF([.AY106]&lt;10;2;3)))+IF([.AZ106]=0;0;IF([.AZ106]&lt;5;1;IF([.AZ106]&lt;10;2;3)))+IF([.BA106]=&quot;A&quot;;0;IF([.BA106]=&quot;A+&quot;;0;IF([.BA106]=&quot;B&quot;;1;5)))+IF([.BB106]=&quot;Self&quot;;0;IF([.BB106]=&quot;CloudFlare&quot;;2;IF([.BB106]=&quot;Incapsula&quot;;2;3)))" office:value-type="float" office:value="4" calcext:value-type="float">
            <text:p>4</text:p>
          </table:table-cell>
          <table:table-cell table:style-name="ce52" table:formula="of:=IF([.BC106]&lt;PricePercentile33;0;IF([.BC106]&lt;PricePercentile66;1;2))+IF([.BD106]&lt;ConPricePercentile33;0;IF([.BD106]&lt;ConPricePercentile66;1;2))+IF([.BE106]=&quot;Free&quot;;0;IF([.BE106]=&quot;Yes&quot;;0;1))+IF([.BF106]=&quot;Free&quot;;0;IF([.BF106]&gt;29;0;IF([.BF106]&gt;13;1;IF([.BF106]&gt;6;2;3))))" office:value-type="float" office:value="5" calcext:value-type="float">
            <text:p>5</text:p>
          </table:table-cell>
          <table:table-cell table:style-name="ce58" table:formula="of:=IF([.BG106]=&quot;Yes&quot;;1;0)+IF([.BH106]=&quot;Yes&quot;;1;0)+IF([.BI106]=&quot;Yes&quot;;1;0)+IF([.BJ106]=&quot;No&quot;;1;IF([.BJ106]=&quot;&quot;;0;IF([.BJ106]=&quot;Some&quot;;0.5;0)))+IF([.BK106]=&quot;No&quot;;1;IF([.BK106]=&quot;&quot;;0;IF([.BK106]=&quot;Some&quot;;0.5;0)))+IF([.BL106]=&quot;No&quot;;1;IF([.BL106]=&quot;&quot;;0;IF([.BL106]=&quot;Some&quot;;0.5;0)))+IF([.BM106]=&quot;&quot;;0;1)+IF([.BN106]=&quot;&quot;;0;1)" office:value-type="float" office:value="3.5" calcext:value-type="float">
            <text:p>3.5</text:p>
          </table:table-cell>
          <table:table-cell table:style-name="ce21"/>
          <table:table-cell table:style-name="ce69" office:value-type="string" calcext:value-type="string">
            <text:p>Switzerland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06]=&quot;Five&quot;);[.AC106]=&quot;Yes&quot;;[.W106]=&quot;Yes&quot;;OR([.T106]=&quot;Email&quot;;[.T106]=&quot;Yes&quot;);[.O106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 office:value-type="float" office:value="64.14" calcext:value-type="float">
            <text:p>64.14</text:p>
          </table:table-cell>
          <table:table-cell table:style-name="ce166" office:value-type="float" office:value="9.39" calcext:value-type="float">
            <text:p>9.39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 office:value-type="string" calcext:value-type="string">
            <text:p>RSA-4096</text:p>
          </table:table-cell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23" calcext:value-type="float">
            <text:p>23</text:p>
          </table:table-cell>
          <table:table-cell table:style-name="ce192" office:value-type="float" office:value="41" calcext:value-type="float">
            <text:p>41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3.95" calcext:value-type="float">
            <text:p>$13.95</text:p>
          </table:table-cell>
          <table:table-cell table:style-name="ce235" table:formula="of:=[.BC106]/[.AT106]" office:value-type="float" office:value="0.558" calcext:value-type="float">
            <text:p>$0.56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Private Internet Access</text:p>
          </table:table-cell>
          <table:table-cell table:style-name="ce18" table:formula="of:=IF(OR([.M107]=&quot;Five&quot;);3;0)+IF(OR([.M107]=&quot;Not Disclosed&quot;);1.5;0)+IF(OR([.M107]=&quot;Nine&quot;;[.M107]=&quot;Fourteen&quot;;[.M107]=&quot;See Note&quot;;[.M107]=&quot;Cooperative&quot;);1;0)+IF(OR([.N107]=&quot;Yes&quot;);2;0)+IF(OR([.N107]=&quot;Not Disclosed&quot;);1.5;0)+IF(OR([.N107]=&quot;Owned&quot;);1;0)" office:value-type="float" office:value="5" calcext:value-type="float">
            <text:p>5</text:p>
          </table:table-cell>
          <table:table-cell table:style-name="ce26" table:formula="of:=COUNTIF([.P107:.S107];&quot;Yes&quot;)+(0.5*COUNTIF([.P107:.S107];&quot;&quot;))+(0.5*COUNTIF([.P107:.S107];&quot;See Note&quot;))+(3*COUNTIF([.O107];&quot;Yes&quot;))" office:value-type="float" office:value="0.5" calcext:value-type="float">
            <text:p>0.5</text:p>
          </table:table-cell>
          <table:table-cell table:style-name="ce31" table:formula="of:=(3*COUNTIF([.T107];&quot;No&quot;))+COUNTIF([.W107:.X107];&quot;No&quot;)" office:value-type="float" office:value="1" calcext:value-type="float">
            <text:p>1</text:p>
          </table:table-cell>
          <table:table-cell table:style-name="ce35" table:formula="of:=COUNTIF([.AA107];&quot;No&quot;)+COUNTIF([.AB107];&quot;No&quot;)+(0.5*COUNTIF([.AB107];&quot;See Note&quot;))+(3*COUNTIF([.AC107];&quot;No&quot;))+COUNTIF([.AL107];&quot;Yes&quot;)+(0.5*COUNTIF([.AL107];&quot;Some&quot;))+COUNTIF([.AM107];&quot;Yes&quot;)+(0.5*COUNTIF([.AM107];&quot;Some&quot;))" office:value-type="float" office:value="0.5" calcext:value-type="float">
            <text:p>0.5</text:p>
          </table:table-cell>
          <table:table-cell table:style-name="ce39" table:formula="of:=(IF(OR([.AP107]=&quot;MPPE-128&quot;;[.AP107]=&quot;Blowfish-64&quot;);1;(IF(OR([.AP107]=&quot;See Note&quot;;[.AP107]=&quot;Blowfish-128&quot;);0.5;IF(OR([.AP107]=&quot;AES-128&quot;;[.AP107]=&quot;AES-160&quot;;[.AP107]=&quot;AES-192&quot;;[.AP107]=&quot;AES-256&quot;);0;0)))+(IF(OR([.AQ107]=&quot;MPPE-128&quot;;[.AQ107]=&quot;Blowfish-64&quot;);2;(IF(OR([.AQ107]=&quot;See Note&quot;;[.AQ107]=&quot;Blowfish-128&quot;;[.AQ107]=&quot;&quot;);1;IF(OR([.AQ107]=&quot;AES-128&quot;;[.AQ107]=&quot;AES-160&quot;;[.AQ107]=&quot;AES-192&quot;;[.AQ107]=&quot;AES-256&quot;);0;0)))))))+IF(OR([.AR107]=&quot;MS-CHAPv2&quot;;[.AR107]=&quot;RSA-RC4&quot;;[.AR107]=&quot;RSA-1024&quot;);1;IF(OR([.AR107]=&quot;See Note&quot;;[.AR107]=&quot;&quot;);0.5;IF(OR([.AR107]=&quot;RSA-4096&quot;;[.AR107]=&quot;RSA-2048&quot;;[.AR107]=&quot;DH-2048&quot;;[.AR107]=&quot;CA-4096&quot;);0;0)))+IF(OR([.AS107]=&quot;MS-CHAPv2&quot;;[.AS107]=&quot;RSA-RC4&quot;;[.AS107]=&quot;RSA-1024&quot;);2;IF(OR([.AS107]=&quot;See Note&quot;;[.AS107]=&quot;&quot;);1;IF(OR([.AS107]=&quot;RSA-4096&quot;;[.AS107]=&quot;RSA-2048&quot;;[.AS107]=&quot;DH-2048&quot;);0;0)))" office:value-type="float" office:value="0" calcext:value-type="float">
            <text:p>0</text:p>
          </table:table-cell>
          <table:table-cell table:style-name="ce43" table:formula="of:=IF([.AT107]&lt;3;2;0)+IF([.AU107]&lt;10;1;IF([.AU107]=&quot;&quot;;1;0))+IF([.AV107]&lt;3;2;IF([.AV107]&lt;10;1;IF([.AV107]=&quot;&quot;;1;0)))" office:value-type="float" office:value="0" calcext:value-type="float">
            <text:p>0</text:p>
          </table:table-cell>
          <table:table-cell table:style-name="ce48" table:formula="of:=IF([.AX107]=0;0;IF([.AX107]&lt;5;1;IF([.AX107]&lt;10;2;3)))+IF([.AY107]=0;0;IF([.AY107]&lt;3;1;IF([.AY107]&lt;10;2;3)))+IF([.AZ107]=0;0;IF([.AZ107]&lt;5;1;IF([.AZ107]&lt;10;2;3)))+IF([.BA107]=&quot;A&quot;;0;IF([.BA107]=&quot;A+&quot;;0;IF([.BA107]=&quot;B&quot;;1;5)))+IF([.BB107]=&quot;Self&quot;;0;IF([.BB107]=&quot;CloudFlare&quot;;2;IF([.BB107]=&quot;Incapsula&quot;;2;3)))" office:value-type="float" office:value="4" calcext:value-type="float">
            <text:p>4</text:p>
          </table:table-cell>
          <table:table-cell table:style-name="ce52" table:formula="of:=IF([.BC107]&lt;PricePercentile33;0;IF([.BC107]&lt;PricePercentile66;1;2))+IF([.BD107]&lt;ConPricePercentile33;0;IF([.BD107]&lt;ConPricePercentile66;1;2))+IF([.BE107]=&quot;Free&quot;;0;IF([.BE107]=&quot;Yes&quot;;0;1))+IF([.BF107]=&quot;Free&quot;;0;IF([.BF107]&gt;29;0;IF([.BF107]&gt;13;1;IF([.BF107]&gt;6;2;3))))" office:value-type="float" office:value="3" calcext:value-type="float">
            <text:p>3</text:p>
          </table:table-cell>
          <table:table-cell table:style-name="ce58" table:formula="of:=IF([.BG107]=&quot;Yes&quot;;1;0)+IF([.BH107]=&quot;Yes&quot;;1;0)+IF([.BI107]=&quot;Yes&quot;;1;0)+IF([.BJ107]=&quot;No&quot;;1;IF([.BJ107]=&quot;&quot;;0;IF([.BJ107]=&quot;Some&quot;;0.5;0)))+IF([.BK107]=&quot;No&quot;;1;IF([.BK107]=&quot;&quot;;0;IF([.BK107]=&quot;Some&quot;;0.5;0)))+IF([.BL107]=&quot;No&quot;;1;IF([.BL107]=&quot;&quot;;0;IF([.BL107]=&quot;Some&quot;;0.5;0)))+IF([.BM107]=&quot;&quot;;0;1)+IF([.BN107]=&quot;&quot;;0;1)" office:value-type="float" office:value="2.5" calcext:value-type="float">
            <text:p>2.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07]=&quot;USA&quot;;[.L107]=&quot;UK&quot;;[.L107]=&quot;Canada&quot;;[.L107]=&quot;Australia&quot;;[.L107]=&quot;New Zealand&quot;);&quot;Five&quot;;(IF(OR([.L107]=&quot;Denmark&quot;;[.L107]=&quot;France&quot;;[.L107]=&quot;Netherlands&quot;;[.L107]=&quot;Norway&quot;);&quot;Nine&quot;;IF(OR([.L107]=&quot;Belgium&quot;;[.L107]=&quot;Germany&quot;;[.L107]=&quot;Italy&quot;;[.L107]=&quot;Spain&quot;;[.L107]=&quot;Sweden&quot;);&quot;Fourteen&quot;;IF([.L107]=&quot;&quot;;&quot;Not Disclosed&quot;;IF(OR([.L107]=&quot;British Virgin Islands&quot;;[.L107]=&quot;Gibraltar&quot;;[.L107]=&quot;British Indian Ocean&quot;;[.L107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07]=&quot;Five&quot;);[.AC107]=&quot;Yes&quot;;[.W107]=&quot;Yes&quot;;OR([.T107]=&quot;Email&quot;;[.T107]=&quot;Yes&quot;);[.O10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office:value-type="string" calcext:value-type="string">
            <text:p>AES-128</text:p>
          </table:table-cell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28" calcext:value-type="float">
            <text:p>28</text:p>
          </table:table-cell>
          <table:table-cell table:style-name="ce192" office:value-type="float" office:value="3012" calcext:value-type="float">
            <text:p>3012</text:p>
          </table:table-cell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33" calcext:value-type="float">
            <text:p>$3.33</text:p>
          </table:table-cell>
          <table:table-cell table:style-name="ce235" table:formula="of:=[.BC107]/[.AT107]" office:value-type="float" office:value="0.666" calcext:value-type="float">
            <text:p>$0.6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Yes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privatepackets.io" xlink:type="simple">PrivatePackets.io</text:a></text:p>
          </table:table-cell>
          <table:table-cell table:style-name="ce18" table:formula="of:=IF(OR([.M108]=&quot;Five&quot;);3;0)+IF(OR([.M108]=&quot;Not Disclosed&quot;);1.5;0)+IF(OR([.M108]=&quot;Nine&quot;;[.M108]=&quot;Fourteen&quot;;[.M108]=&quot;See Note&quot;;[.M108]=&quot;Cooperative&quot;);1;0)+IF(OR([.N108]=&quot;Yes&quot;);2;0)+IF(OR([.N108]=&quot;Not Disclosed&quot;);1.5;0)+IF(OR([.N108]=&quot;Owned&quot;);1;0)" office:value-type="float" office:value="2" calcext:value-type="float">
            <text:p>2</text:p>
          </table:table-cell>
          <table:table-cell table:style-name="ce26" table:formula="of:=COUNTIF([.P108:.S108];&quot;Yes&quot;)+(0.5*COUNTIF([.P108:.S108];&quot;&quot;))+(0.5*COUNTIF([.P108:.S108];&quot;See Note&quot;))+(3*COUNTIF([.O108];&quot;Yes&quot;))" office:value-type="float" office:value="2" calcext:value-type="float">
            <text:p>2</text:p>
          </table:table-cell>
          <table:table-cell table:style-name="ce31" table:formula="of:=(3*COUNTIF([.T108];&quot;No&quot;))+COUNTIF([.W108:.X108];&quot;No&quot;)" office:value-type="float" office:value="2" calcext:value-type="float">
            <text:p>2</text:p>
          </table:table-cell>
          <table:table-cell table:style-name="ce35" table:formula="of:=COUNTIF([.AA108];&quot;No&quot;)+COUNTIF([.AB108];&quot;No&quot;)+(0.5*COUNTIF([.AB108];&quot;See Note&quot;))+(3*COUNTIF([.AC108];&quot;No&quot;))+COUNTIF([.AL108];&quot;Yes&quot;)+(0.5*COUNTIF([.AL108];&quot;Some&quot;))+COUNTIF([.AM108];&quot;Yes&quot;)+(0.5*COUNTIF([.AM108];&quot;Some&quot;))" office:value-type="float" office:value="0.5" calcext:value-type="float">
            <text:p>0.5</text:p>
          </table:table-cell>
          <table:table-cell table:style-name="ce39" table:formula="of:=(IF(OR([.AP108]=&quot;MPPE-128&quot;;[.AP108]=&quot;Blowfish-64&quot;);1;(IF(OR([.AP108]=&quot;See Note&quot;;[.AP108]=&quot;Blowfish-128&quot;);0.5;IF(OR([.AP108]=&quot;AES-128&quot;;[.AP108]=&quot;AES-160&quot;;[.AP108]=&quot;AES-192&quot;;[.AP108]=&quot;AES-256&quot;);0;0)))+(IF(OR([.AQ108]=&quot;MPPE-128&quot;;[.AQ108]=&quot;Blowfish-64&quot;);2;(IF(OR([.AQ108]=&quot;See Note&quot;;[.AQ108]=&quot;Blowfish-128&quot;;[.AQ108]=&quot;&quot;);1;IF(OR([.AQ108]=&quot;AES-128&quot;;[.AQ108]=&quot;AES-160&quot;;[.AQ108]=&quot;AES-192&quot;;[.AQ108]=&quot;AES-256&quot;);0;0)))))))+IF(OR([.AR108]=&quot;MS-CHAPv2&quot;;[.AR108]=&quot;RSA-RC4&quot;;[.AR108]=&quot;RSA-1024&quot;);1;IF(OR([.AR108]=&quot;See Note&quot;;[.AR108]=&quot;&quot;);0.5;IF(OR([.AR108]=&quot;RSA-4096&quot;;[.AR108]=&quot;RSA-2048&quot;;[.AR108]=&quot;DH-2048&quot;;[.AR108]=&quot;CA-4096&quot;);0;0)))+IF(OR([.AS108]=&quot;MS-CHAPv2&quot;;[.AS108]=&quot;RSA-RC4&quot;;[.AS108]=&quot;RSA-1024&quot;);2;IF(OR([.AS108]=&quot;See Note&quot;;[.AS108]=&quot;&quot;);1;IF(OR([.AS108]=&quot;RSA-4096&quot;;[.AS108]=&quot;RSA-2048&quot;;[.AS108]=&quot;DH-2048&quot;);0;0)))" office:value-type="float" office:value="2.5" calcext:value-type="float">
            <text:p>2.5</text:p>
          </table:table-cell>
          <table:table-cell table:style-name="ce43" table:formula="of:=IF([.AT108]&lt;3;2;0)+IF([.AU108]&lt;10;1;IF([.AU108]=&quot;&quot;;1;0))+IF([.AV108]&lt;3;2;IF([.AV108]&lt;10;1;IF([.AV108]=&quot;&quot;;1;0)))" office:value-type="float" office:value="1" calcext:value-type="float">
            <text:p>1</text:p>
          </table:table-cell>
          <table:table-cell table:style-name="ce48" table:formula="of:=IF([.AX108]=0;0;IF([.AX108]&lt;5;1;IF([.AX108]&lt;10;2;3)))+IF([.AY108]=0;0;IF([.AY108]&lt;3;1;IF([.AY108]&lt;10;2;3)))+IF([.AZ108]=0;0;IF([.AZ108]&lt;5;1;IF([.AZ108]&lt;10;2;3)))+IF([.BA108]=&quot;A&quot;;0;IF([.BA108]=&quot;A+&quot;;0;IF([.BA108]=&quot;B&quot;;1;5)))+IF([.BB108]=&quot;Self&quot;;0;IF([.BB108]=&quot;CloudFlare&quot;;2;IF([.BB108]=&quot;Incapsula&quot;;2;3)))" office:value-type="float" office:value="2" calcext:value-type="float">
            <text:p>2</text:p>
          </table:table-cell>
          <table:table-cell table:style-name="ce52" table:formula="of:=IF([.BC108]&lt;PricePercentile33;0;IF([.BC108]&lt;PricePercentile66;1;2))+IF([.BD108]&lt;ConPricePercentile33;0;IF([.BD108]&lt;ConPricePercentile66;1;2))+IF([.BE108]=&quot;Free&quot;;0;IF([.BE108]=&quot;Yes&quot;;0;1))+IF([.BF108]=&quot;Free&quot;;0;IF([.BF108]&gt;29;0;IF([.BF108]&gt;13;1;IF([.BF108]&gt;6;2;3))))" office:value-type="float" office:value="5" calcext:value-type="float">
            <text:p>5</text:p>
          </table:table-cell>
          <table:table-cell table:style-name="ce58" table:formula="of:=IF([.BG108]=&quot;Yes&quot;;1;0)+IF([.BH108]=&quot;Yes&quot;;1;0)+IF([.BI108]=&quot;Yes&quot;;1;0)+IF([.BJ108]=&quot;No&quot;;1;IF([.BJ108]=&quot;&quot;;0;IF([.BJ108]=&quot;Some&quot;;0.5;0)))+IF([.BK108]=&quot;No&quot;;1;IF([.BK108]=&quot;&quot;;0;IF([.BK108]=&quot;Some&quot;;0.5;0)))+IF([.BL108]=&quot;No&quot;;1;IF([.BL108]=&quot;&quot;;0;IF([.BL108]=&quot;Some&quot;;0.5;0)))+IF([.BM108]=&quot;&quot;;0;1)+IF([.BN108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British Indian Ocean</text:p>
          </table:table-cell>
          <table:table-cell table:style-name="ce75" table:formula="of:=IF(OR([.L108]=&quot;USA&quot;;[.L108]=&quot;UK&quot;;[.L108]=&quot;Canada&quot;;[.L108]=&quot;Australia&quot;;[.L108]=&quot;New Zealand&quot;);&quot;Five&quot;;(IF(OR([.L108]=&quot;Denmark&quot;;[.L108]=&quot;France&quot;;[.L108]=&quot;Netherlands&quot;;[.L108]=&quot;Norway&quot;);&quot;Nine&quot;;IF(OR([.L108]=&quot;Belgium&quot;;[.L108]=&quot;Germany&quot;;[.L108]=&quot;Italy&quot;;[.L108]=&quot;Spain&quot;;[.L108]=&quot;Sweden&quot;);&quot;Fourteen&quot;;IF([.L108]=&quot;&quot;;&quot;Not Disclosed&quot;;IF(OR([.L108]=&quot;British Virgin Islands&quot;;[.L108]=&quot;Gibraltar&quot;;[.L108]=&quot;British Indian Ocean&quot;;[.L108]=&quot;Barbados&quot;);&quot;See Note&quot;;&quot;No&quot;))))))" office:value-type="string" office:string-value="See Note" calcext:value-type="string">
            <text:p>See Note</text:p>
          </table:table-cell>
          <table:table-cell table:style-name="ce80" office:value-type="string" calcext:value-type="string">
            <text:p>Owned</text:p>
          </table:table-cell>
          <table:table-cell table:style-name="ce85" office:value-type="string" calcext:value-type="string">
            <text:p>See Note</text:p>
          </table:table-cell>
          <table:table-cell table:style-name="ce92" office:value-type="string" calcext:value-type="string">
            <text:p>See Note</text:p>
          </table:table-cell>
          <table:table-cell table:style-name="ce97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8]=&quot;Five&quot;);[.AC108]=&quot;Yes&quot;;[.W108]=&quot;Yes&quot;;OR([.T108]=&quot;Email&quot;;[.T108]=&quot;Yes&quot;);[.O10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See Note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See Note</text:p>
          </table:table-cell>
          <table:table-cell table:number-columns-repeated="5" table:style-name="ce141" office:value-type="string" calcext:value-type="string">
            <text:p>See Note</text:p>
          </table:table-cell>
          <table:table-cell table:style-name="ce147" office:value-type="string" calcext:value-type="string">
            <text:p>See Note</text:p>
          </table:table-cell>
          <table:table-cell table:style-name="ce153" office:value-type="string" calcext:value-type="string">
            <text:p>See Note</text:p>
          </table:table-cell>
          <table:table-cell table:style-name="ce151" office:value-type="string" calcext:value-type="string">
            <text:p>See Not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string" calcext:value-type="string">
            <text:p>See Note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" calcext:value-type="float">
            <text:p>$5.00</text:p>
          </table:table-cell>
          <table:table-cell table:style-name="ce235" table:formula="of:=[.BC108]/[.AT108]" office:value-type="float" office:value="0.2" calcext:value-type="float">
            <text:p>$0.2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PrivateTunnel</text:p>
          </table:table-cell>
          <table:table-cell table:style-name="ce18" table:formula="of:=IF(OR([.M109]=&quot;Five&quot;);3;0)+IF(OR([.M109]=&quot;Not Disclosed&quot;);1.5;0)+IF(OR([.M109]=&quot;Nine&quot;;[.M109]=&quot;Fourteen&quot;;[.M109]=&quot;See Note&quot;;[.M109]=&quot;Cooperative&quot;);1;0)+IF(OR([.N109]=&quot;Yes&quot;);2;0)+IF(OR([.N109]=&quot;Not Disclosed&quot;);1.5;0)+IF(OR([.N109]=&quot;Owned&quot;);1;0)" office:value-type="float" office:value="5" calcext:value-type="float">
            <text:p>5</text:p>
          </table:table-cell>
          <table:table-cell table:style-name="ce26" table:formula="of:=COUNTIF([.P109:.S109];&quot;Yes&quot;)+(0.5*COUNTIF([.P109:.S109];&quot;&quot;))+(0.5*COUNTIF([.P109:.S109];&quot;See Note&quot;))+(3*COUNTIF([.O109];&quot;Yes&quot;))" office:value-type="float" office:value="2" calcext:value-type="float">
            <text:p>2</text:p>
          </table:table-cell>
          <table:table-cell table:style-name="ce31" table:formula="of:=(3*COUNTIF([.T109];&quot;No&quot;))+COUNTIF([.W109:.X109];&quot;No&quot;)" office:value-type="float" office:value="4" calcext:value-type="float">
            <text:p>4</text:p>
          </table:table-cell>
          <table:table-cell table:style-name="ce35" table:formula="of:=COUNTIF([.AA109];&quot;No&quot;)+COUNTIF([.AB109];&quot;No&quot;)+(0.5*COUNTIF([.AB109];&quot;See Note&quot;))+(3*COUNTIF([.AC109];&quot;No&quot;))+COUNTIF([.AL109];&quot;Yes&quot;)+(0.5*COUNTIF([.AL109];&quot;Some&quot;))+COUNTIF([.AM109];&quot;Yes&quot;)+(0.5*COUNTIF([.AM109];&quot;Some&quot;))" office:value-type="float" office:value="2" calcext:value-type="float">
            <text:p>2</text:p>
          </table:table-cell>
          <table:table-cell table:style-name="ce39" table:formula="of:=(IF(OR([.AP109]=&quot;MPPE-128&quot;;[.AP109]=&quot;Blowfish-64&quot;);1;(IF(OR([.AP109]=&quot;See Note&quot;;[.AP109]=&quot;Blowfish-128&quot;);0.5;IF(OR([.AP109]=&quot;AES-128&quot;;[.AP109]=&quot;AES-160&quot;;[.AP109]=&quot;AES-192&quot;;[.AP109]=&quot;AES-256&quot;);0;0)))+(IF(OR([.AQ109]=&quot;MPPE-128&quot;;[.AQ109]=&quot;Blowfish-64&quot;);2;(IF(OR([.AQ109]=&quot;See Note&quot;;[.AQ109]=&quot;Blowfish-128&quot;;[.AQ109]=&quot;&quot;);1;IF(OR([.AQ109]=&quot;AES-128&quot;;[.AQ109]=&quot;AES-160&quot;;[.AQ109]=&quot;AES-192&quot;;[.AQ109]=&quot;AES-256&quot;);0;0)))))))+IF(OR([.AR109]=&quot;MS-CHAPv2&quot;;[.AR109]=&quot;RSA-RC4&quot;;[.AR109]=&quot;RSA-1024&quot;);1;IF(OR([.AR109]=&quot;See Note&quot;;[.AR109]=&quot;&quot;);0.5;IF(OR([.AR109]=&quot;RSA-4096&quot;;[.AR109]=&quot;RSA-2048&quot;;[.AR109]=&quot;DH-2048&quot;;[.AR109]=&quot;CA-4096&quot;);0;0)))+IF(OR([.AS109]=&quot;MS-CHAPv2&quot;;[.AS109]=&quot;RSA-RC4&quot;;[.AS109]=&quot;RSA-1024&quot;);2;IF(OR([.AS109]=&quot;See Note&quot;;[.AS109]=&quot;&quot;);1;IF(OR([.AS109]=&quot;RSA-4096&quot;;[.AS109]=&quot;RSA-2048&quot;;[.AS109]=&quot;DH-2048&quot;);0;0)))" office:value-type="float" office:value="2.5" calcext:value-type="float">
            <text:p>2.5</text:p>
          </table:table-cell>
          <table:table-cell table:style-name="ce43" table:formula="of:=IF([.AT109]&lt;3;2;0)+IF([.AU109]&lt;10;1;IF([.AU109]=&quot;&quot;;1;0))+IF([.AV109]&lt;3;2;IF([.AV109]&lt;10;1;IF([.AV109]=&quot;&quot;;1;0)))" office:value-type="float" office:value="3" calcext:value-type="float">
            <text:p>3</text:p>
          </table:table-cell>
          <table:table-cell table:style-name="ce48" table:formula="of:=IF([.AX109]=0;0;IF([.AX109]&lt;5;1;IF([.AX109]&lt;10;2;3)))+IF([.AY109]=0;0;IF([.AY109]&lt;3;1;IF([.AY109]&lt;10;2;3)))+IF([.AZ109]=0;0;IF([.AZ109]&lt;5;1;IF([.AZ109]&lt;10;2;3)))+IF([.BA109]=&quot;A&quot;;0;IF([.BA109]=&quot;A+&quot;;0;IF([.BA109]=&quot;B&quot;;1;5)))+IF([.BB109]=&quot;Self&quot;;0;IF([.BB109]=&quot;CloudFlare&quot;;2;IF([.BB109]=&quot;Incapsula&quot;;2;3)))" office:value-type="float" office:value="2" calcext:value-type="float">
            <text:p>2</text:p>
          </table:table-cell>
          <table:table-cell table:style-name="ce52" table:formula="of:=IF([.BC109]&lt;PricePercentile33;0;IF([.BC109]&lt;PricePercentile66;1;2))+IF([.BD109]&lt;ConPricePercentile33;0;IF([.BD109]&lt;ConPricePercentile66;1;2))+IF([.BE109]=&quot;Free&quot;;0;IF([.BE109]=&quot;Yes&quot;;0;1))+IF([.BF109]=&quot;Free&quot;;0;IF([.BF109]&gt;29;0;IF([.BF109]&gt;13;1;IF([.BF109]&gt;6;2;3))))" office:value-type="float" office:value="0" calcext:value-type="float">
            <text:p>0</text:p>
          </table:table-cell>
          <table:table-cell table:style-name="ce58" table:formula="of:=IF([.BG109]=&quot;Yes&quot;;1;0)+IF([.BH109]=&quot;Yes&quot;;1;0)+IF([.BI109]=&quot;Yes&quot;;1;0)+IF([.BJ109]=&quot;No&quot;;1;IF([.BJ109]=&quot;&quot;;0;IF([.BJ109]=&quot;Some&quot;;0.5;0)))+IF([.BK109]=&quot;No&quot;;1;IF([.BK109]=&quot;&quot;;0;IF([.BK109]=&quot;Some&quot;;0.5;0)))+IF([.BL109]=&quot;No&quot;;1;IF([.BL109]=&quot;&quot;;0;IF([.BL109]=&quot;Some&quot;;0.5;0)))+IF([.BM109]=&quot;&quot;;0;1)+IF([.BN10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09]=&quot;USA&quot;;[.L109]=&quot;UK&quot;;[.L109]=&quot;Canada&quot;;[.L109]=&quot;Australia&quot;;[.L109]=&quot;New Zealand&quot;);&quot;Five&quot;;(IF(OR([.L109]=&quot;Denmark&quot;;[.L109]=&quot;France&quot;;[.L109]=&quot;Netherlands&quot;;[.L109]=&quot;Norway&quot;);&quot;Nine&quot;;IF(OR([.L109]=&quot;Belgium&quot;;[.L109]=&quot;Germany&quot;;[.L109]=&quot;Italy&quot;;[.L109]=&quot;Spain&quot;;[.L109]=&quot;Sweden&quot;);&quot;Fourteen&quot;;IF([.L109]=&quot;&quot;;&quot;Not Disclosed&quot;;IF(OR([.L109]=&quot;British Virgin Islands&quot;;[.L109]=&quot;Gibraltar&quot;;[.L109]=&quot;British Indian Ocean&quot;;[.L10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09]=&quot;Five&quot;);[.AC109]=&quot;Yes&quot;;[.W109]=&quot;Yes&quot;;OR([.T109]=&quot;Email&quot;;[.T109]=&quot;Yes&quot;);[.O10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Blowfish-128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92" calcext:value-type="float">
            <text:p>$2.92</text:p>
          </table:table-cell>
          <table:table-cell table:style-name="ce235" table:formula="of:=[.BC109]/[.AT109]" office:value-type="float" office:value="0.973333333333333" calcext:value-type="float">
            <text:p>$0.9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90" calcext:value-type="float">
            <text:p>9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PrivateVPN</text:p>
          </table:table-cell>
          <table:table-cell table:style-name="ce18" table:formula="of:=IF(OR([.M110]=&quot;Five&quot;);3;0)+IF(OR([.M110]=&quot;Not Disclosed&quot;);1.5;0)+IF(OR([.M110]=&quot;Nine&quot;;[.M110]=&quot;Fourteen&quot;;[.M110]=&quot;See Note&quot;;[.M110]=&quot;Cooperative&quot;);1;0)+IF(OR([.N110]=&quot;Yes&quot;);2;0)+IF(OR([.N110]=&quot;Not Disclosed&quot;);1.5;0)+IF(OR([.N110]=&quot;Owned&quot;);1;0)" office:value-type="float" office:value="1" calcext:value-type="float">
            <text:p>1</text:p>
          </table:table-cell>
          <table:table-cell table:style-name="ce26" table:formula="of:=COUNTIF([.P110:.S110];&quot;Yes&quot;)+(0.5*COUNTIF([.P110:.S110];&quot;&quot;))+(0.5*COUNTIF([.P110:.S110];&quot;See Note&quot;))+(3*COUNTIF([.O110];&quot;Yes&quot;))" office:value-type="float" office:value="2" calcext:value-type="float">
            <text:p>2</text:p>
          </table:table-cell>
          <table:table-cell table:style-name="ce31" table:formula="of:=(3*COUNTIF([.T110];&quot;No&quot;))+COUNTIF([.W110:.X110];&quot;No&quot;)" office:value-type="float" office:value="1" calcext:value-type="float">
            <text:p>1</text:p>
          </table:table-cell>
          <table:table-cell table:style-name="ce35" table:formula="of:=COUNTIF([.AA110];&quot;No&quot;)+COUNTIF([.AB110];&quot;No&quot;)+(0.5*COUNTIF([.AB110];&quot;See Note&quot;))+(3*COUNTIF([.AC110];&quot;No&quot;))+COUNTIF([.AL110];&quot;Yes&quot;)+(0.5*COUNTIF([.AL110];&quot;Some&quot;))+COUNTIF([.AM110];&quot;Yes&quot;)+(0.5*COUNTIF([.AM110];&quot;Some&quot;))" office:value-type="float" office:value="2" calcext:value-type="float">
            <text:p>2</text:p>
          </table:table-cell>
          <table:table-cell table:style-name="ce39" table:formula="of:=(IF(OR([.AP110]=&quot;MPPE-128&quot;;[.AP110]=&quot;Blowfish-64&quot;);1;(IF(OR([.AP110]=&quot;See Note&quot;;[.AP110]=&quot;Blowfish-128&quot;);0.5;IF(OR([.AP110]=&quot;AES-128&quot;;[.AP110]=&quot;AES-160&quot;;[.AP110]=&quot;AES-192&quot;;[.AP110]=&quot;AES-256&quot;);0;0)))+(IF(OR([.AQ110]=&quot;MPPE-128&quot;;[.AQ110]=&quot;Blowfish-64&quot;);2;(IF(OR([.AQ110]=&quot;See Note&quot;;[.AQ110]=&quot;Blowfish-128&quot;;[.AQ110]=&quot;&quot;);1;IF(OR([.AQ110]=&quot;AES-128&quot;;[.AQ110]=&quot;AES-160&quot;;[.AQ110]=&quot;AES-192&quot;;[.AQ110]=&quot;AES-256&quot;);0;0)))))))+IF(OR([.AR110]=&quot;MS-CHAPv2&quot;;[.AR110]=&quot;RSA-RC4&quot;;[.AR110]=&quot;RSA-1024&quot;);1;IF(OR([.AR110]=&quot;See Note&quot;;[.AR110]=&quot;&quot;);0.5;IF(OR([.AR110]=&quot;RSA-4096&quot;;[.AR110]=&quot;RSA-2048&quot;;[.AR110]=&quot;DH-2048&quot;;[.AR110]=&quot;CA-4096&quot;);0;0)))+IF(OR([.AS110]=&quot;MS-CHAPv2&quot;;[.AS110]=&quot;RSA-RC4&quot;;[.AS110]=&quot;RSA-1024&quot;);2;IF(OR([.AS110]=&quot;See Note&quot;;[.AS110]=&quot;&quot;);1;IF(OR([.AS110]=&quot;RSA-4096&quot;;[.AS110]=&quot;RSA-2048&quot;;[.AS110]=&quot;DH-2048&quot;);0;0)))" office:value-type="float" office:value="0" calcext:value-type="float">
            <text:p>0</text:p>
          </table:table-cell>
          <table:table-cell table:style-name="ce43" table:formula="of:=IF([.AT110]&lt;3;2;0)+IF([.AU110]&lt;10;1;IF([.AU110]=&quot;&quot;;1;0))+IF([.AV110]&lt;3;2;IF([.AV110]&lt;10;1;IF([.AV110]=&quot;&quot;;1;0)))" office:value-type="float" office:value="0" calcext:value-type="float">
            <text:p>0</text:p>
          </table:table-cell>
          <table:table-cell table:style-name="ce48" table:formula="of:=IF([.AX110]=0;0;IF([.AX110]&lt;5;1;IF([.AX110]&lt;10;2;3)))+IF([.AY110]=0;0;IF([.AY110]&lt;3;1;IF([.AY110]&lt;10;2;3)))+IF([.AZ110]=0;0;IF([.AZ110]&lt;5;1;IF([.AZ110]&lt;10;2;3)))+IF([.BA110]=&quot;A&quot;;0;IF([.BA110]=&quot;A+&quot;;0;IF([.BA110]=&quot;B&quot;;1;5)))+IF([.BB110]=&quot;Self&quot;;0;IF([.BB110]=&quot;CloudFlare&quot;;2;IF([.BB110]=&quot;Incapsula&quot;;2;3)))" office:value-type="float" office:value="9" calcext:value-type="float">
            <text:p>9</text:p>
          </table:table-cell>
          <table:table-cell table:style-name="ce52" table:formula="of:=IF([.BC110]&lt;PricePercentile33;0;IF([.BC110]&lt;PricePercentile66;1;2))+IF([.BD110]&lt;ConPricePercentile33;0;IF([.BD110]&lt;ConPricePercentile66;1;2))+IF([.BE110]=&quot;Free&quot;;0;IF([.BE110]=&quot;Yes&quot;;0;1))+IF([.BF110]=&quot;Free&quot;;0;IF([.BF110]&gt;29;0;IF([.BF110]&gt;13;1;IF([.BF110]&gt;6;2;3))))" office:value-type="float" office:value="6" calcext:value-type="float">
            <text:p>6</text:p>
          </table:table-cell>
          <table:table-cell table:style-name="ce58" table:formula="of:=IF([.BG110]=&quot;Yes&quot;;1;0)+IF([.BH110]=&quot;Yes&quot;;1;0)+IF([.BI110]=&quot;Yes&quot;;1;0)+IF([.BJ110]=&quot;No&quot;;1;IF([.BJ110]=&quot;&quot;;0;IF([.BJ110]=&quot;Some&quot;;0.5;0)))+IF([.BK110]=&quot;No&quot;;1;IF([.BK110]=&quot;&quot;;0;IF([.BK110]=&quot;Some&quot;;0.5;0)))+IF([.BL110]=&quot;No&quot;;1;IF([.BL110]=&quot;&quot;;0;IF([.BL110]=&quot;Some&quot;;0.5;0)))+IF([.BM110]=&quot;&quot;;0;1)+IF([.BN110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Sweden</text:p>
          </table:table-cell>
          <table:table-cell table:style-name="ce75" table:formula="of:=IF(OR([.L110]=&quot;USA&quot;;[.L110]=&quot;UK&quot;;[.L110]=&quot;Canada&quot;;[.L110]=&quot;Australia&quot;;[.L110]=&quot;New Zealand&quot;);&quot;Five&quot;;(IF(OR([.L110]=&quot;Denmark&quot;;[.L110]=&quot;France&quot;;[.L110]=&quot;Netherlands&quot;;[.L110]=&quot;Norway&quot;);&quot;Nine&quot;;IF(OR([.L110]=&quot;Belgium&quot;;[.L110]=&quot;Germany&quot;;[.L110]=&quot;Italy&quot;;[.L110]=&quot;Spain&quot;;[.L110]=&quot;Sweden&quot;);&quot;Fourteen&quot;;IF([.L110]=&quot;&quot;;&quot;Not Disclosed&quot;;IF(OR([.L110]=&quot;British Virgin Islands&quot;;[.L110]=&quot;Gibraltar&quot;;[.L110]=&quot;British Indian Ocean&quot;;[.L110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10]=&quot;Five&quot;);[.AC110]=&quot;Yes&quot;;[.W110]=&quot;Yes&quot;;OR([.T110]=&quot;Email&quot;;[.T110]=&quot;Yes&quot;);[.O110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DH-2048</text:p>
          </table:table-cell>
          <table:table-cell table:style-name="ce179" office:value-type="string" calcext:value-type="string">
            <text:p>DH-2048</text:p>
          </table:table-cell>
          <table:table-cell table:style-name="ce183" office:value-type="float" office:value="4" calcext:value-type="float">
            <text:p>4</text:p>
          </table:table-cell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34" calcext:value-type="float">
            <text:p>34</text:p>
          </table:table-cell>
          <table:table-cell table:style-name="ce196"/>
          <table:table-cell table:style-name="ce203" office:value-type="float" office:value="8" calcext:value-type="float">
            <text:p>8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21" calcext:value-type="float">
            <text:p>21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7.02" calcext:value-type="float">
            <text:p>$7.02</text:p>
          </table:table-cell>
          <table:table-cell table:style-name="ce235" table:formula="of:=[.BC110]/[.AT110]" office:value-type="float" office:value="1.755" calcext:value-type="float">
            <text:p>$1.76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ProtonVPN</text:p>
          </table:table-cell>
          <table:table-cell table:style-name="ce18" table:formula="of:=IF(OR([.M111]=&quot;Five&quot;);3;0)+IF(OR([.M111]=&quot;Not Disclosed&quot;);1.5;0)+IF(OR([.M111]=&quot;Nine&quot;;[.M111]=&quot;Fourteen&quot;;[.M111]=&quot;See Note&quot;;[.M111]=&quot;Cooperative&quot;);1;0)+IF(OR([.N111]=&quot;Yes&quot;);2;0)+IF(OR([.N111]=&quot;Not Disclosed&quot;);1.5;0)+IF(OR([.N111]=&quot;Owned&quot;);1;0)" office:value-type="float" office:value="1" calcext:value-type="float">
            <text:p>1</text:p>
          </table:table-cell>
          <table:table-cell table:style-name="ce26" table:formula="of:=COUNTIF([.P111:.S111];&quot;Yes&quot;)+(0.5*COUNTIF([.P111:.S111];&quot;&quot;))+(0.5*COUNTIF([.P111:.S111];&quot;See Note&quot;))+(3*COUNTIF([.O111];&quot;Yes&quot;))" office:value-type="float" office:value="2" calcext:value-type="float">
            <text:p>2</text:p>
          </table:table-cell>
          <table:table-cell table:style-name="ce31" table:formula="of:=(3*COUNTIF([.T111];&quot;No&quot;))+COUNTIF([.W111:.X111];&quot;No&quot;)" office:value-type="float" office:value="0" calcext:value-type="float">
            <text:p>0</text:p>
          </table:table-cell>
          <table:table-cell table:style-name="ce35" table:formula="of:=COUNTIF([.AA111];&quot;No&quot;)+COUNTIF([.AB111];&quot;No&quot;)+(0.5*COUNTIF([.AB111];&quot;See Note&quot;))+(3*COUNTIF([.AC111];&quot;No&quot;))+COUNTIF([.AL111];&quot;Yes&quot;)+(0.5*COUNTIF([.AL111];&quot;Some&quot;))+COUNTIF([.AM111];&quot;Yes&quot;)+(0.5*COUNTIF([.AM111];&quot;Some&quot;))" office:value-type="float" office:value="0.5" calcext:value-type="float">
            <text:p>0.5</text:p>
          </table:table-cell>
          <table:table-cell table:style-name="ce39" table:formula="of:=(IF(OR([.AP111]=&quot;MPPE-128&quot;;[.AP111]=&quot;Blowfish-64&quot;);1;(IF(OR([.AP111]=&quot;See Note&quot;;[.AP111]=&quot;Blowfish-128&quot;);0.5;IF(OR([.AP111]=&quot;AES-128&quot;;[.AP111]=&quot;AES-160&quot;;[.AP111]=&quot;AES-192&quot;;[.AP111]=&quot;AES-256&quot;);0;0)))+(IF(OR([.AQ111]=&quot;MPPE-128&quot;;[.AQ111]=&quot;Blowfish-64&quot;);2;(IF(OR([.AQ111]=&quot;See Note&quot;;[.AQ111]=&quot;Blowfish-128&quot;;[.AQ111]=&quot;&quot;);1;IF(OR([.AQ111]=&quot;AES-128&quot;;[.AQ111]=&quot;AES-160&quot;;[.AQ111]=&quot;AES-192&quot;;[.AQ111]=&quot;AES-256&quot;);0;0)))))))+IF(OR([.AR111]=&quot;MS-CHAPv2&quot;;[.AR111]=&quot;RSA-RC4&quot;;[.AR111]=&quot;RSA-1024&quot;);1;IF(OR([.AR111]=&quot;See Note&quot;;[.AR111]=&quot;&quot;);0.5;IF(OR([.AR111]=&quot;RSA-4096&quot;;[.AR111]=&quot;RSA-2048&quot;;[.AR111]=&quot;DH-2048&quot;;[.AR111]=&quot;CA-4096&quot;);0;0)))+IF(OR([.AS111]=&quot;MS-CHAPv2&quot;;[.AS111]=&quot;RSA-RC4&quot;;[.AS111]=&quot;RSA-1024&quot;);2;IF(OR([.AS111]=&quot;See Note&quot;;[.AS111]=&quot;&quot;);1;IF(OR([.AS111]=&quot;RSA-4096&quot;;[.AS111]=&quot;RSA-2048&quot;;[.AS111]=&quot;DH-2048&quot;);0;0)))" office:value-type="float" office:value="0" calcext:value-type="float">
            <text:p>0</text:p>
          </table:table-cell>
          <table:table-cell table:style-name="ce43" table:formula="of:=IF([.AT111]&lt;3;2;0)+IF([.AU111]&lt;10;1;IF([.AU111]=&quot;&quot;;1;0))+IF([.AV111]&lt;3;2;IF([.AV111]&lt;10;1;IF([.AV111]=&quot;&quot;;1;0)))" office:value-type="float" office:value="0" calcext:value-type="float">
            <text:p>0</text:p>
          </table:table-cell>
          <table:table-cell table:style-name="ce48" table:formula="of:=IF([.AX111]=0;0;IF([.AX111]&lt;5;1;IF([.AX111]&lt;10;2;3)))+IF([.AY111]=0;0;IF([.AY111]&lt;3;1;IF([.AY111]&lt;10;2;3)))+IF([.AZ111]=0;0;IF([.AZ111]&lt;5;1;IF([.AZ111]&lt;10;2;3)))+IF([.BA111]=&quot;A&quot;;0;IF([.BA111]=&quot;A+&quot;;0;IF([.BA111]=&quot;B&quot;;1;5)))+IF([.BB111]=&quot;Self&quot;;0;IF([.BB111]=&quot;CloudFlare&quot;;2;IF([.BB111]=&quot;Incapsula&quot;;2;3)))" office:value-type="float" office:value="1" calcext:value-type="float">
            <text:p>1</text:p>
          </table:table-cell>
          <table:table-cell table:style-name="ce52" table:formula="of:=IF([.BC111]&lt;PricePercentile33;0;IF([.BC111]&lt;PricePercentile66;1;2))+IF([.BD111]&lt;ConPricePercentile33;0;IF([.BD111]&lt;ConPricePercentile66;1;2))+IF([.BE111]=&quot;Free&quot;;0;IF([.BE111]=&quot;Yes&quot;;0;1))+IF([.BF111]=&quot;Free&quot;;0;IF([.BF111]&gt;29;0;IF([.BF111]&gt;13;1;IF([.BF111]&gt;6;2;3))))" office:value-type="float" office:value="3" calcext:value-type="float">
            <text:p>3</text:p>
          </table:table-cell>
          <table:table-cell table:style-name="ce58" table:formula="of:=IF([.BG111]=&quot;Yes&quot;;1;0)+IF([.BH111]=&quot;Yes&quot;;1;0)+IF([.BI111]=&quot;Yes&quot;;1;0)+IF([.BJ111]=&quot;No&quot;;1;IF([.BJ111]=&quot;&quot;;0;IF([.BJ111]=&quot;Some&quot;;0.5;0)))+IF([.BK111]=&quot;No&quot;;1;IF([.BK111]=&quot;&quot;;0;IF([.BK111]=&quot;Some&quot;;0.5;0)))+IF([.BL111]=&quot;No&quot;;1;IF([.BL111]=&quot;&quot;;0;IF([.BL111]=&quot;Some&quot;;0.5;0)))+IF([.BM111]=&quot;&quot;;0;1)+IF([.BN111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Switzerland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11]=&quot;Five&quot;);[.AC111]=&quot;Yes&quot;;[.W111]=&quot;Yes&quot;;OR([.T111]=&quot;Email&quot;;[.T111]=&quot;Yes&quot;);[.O111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 office:value-type="float" office:value="20.97" calcext:value-type="float">
            <text:p>20.97</text:p>
          </table:table-cell>
          <table:table-cell table:style-name="ce166" office:value-type="float" office:value="5.76" calcext:value-type="float">
            <text:p>5.76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number-columns-repeated="2" table:style-name="ce175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36" calcext:value-type="float">
            <text:p>36</text:p>
          </table:table-cell>
          <table:table-cell table:style-name="ce192" office:value-type="float" office:value="474" calcext:value-type="float">
            <text:p>474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" calcext:value-type="float">
            <text:p>$8.00</text:p>
          </table:table-cell>
          <table:table-cell table:style-name="ce235" table:formula="of:=[.BC111]/[.AT111]" office:value-type="float" office:value="1.6" calcext:value-type="float">
            <text:p>$1.6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60" calcext:value-type="float">
            <text:p>6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proxy.sh" xlink:type="simple">Proxy.sh</text:a></text:p>
          </table:table-cell>
          <table:table-cell table:style-name="ce18" table:formula="of:=IF(OR([.M112]=&quot;Five&quot;);3;0)+IF(OR([.M112]=&quot;Not Disclosed&quot;);1.5;0)+IF(OR([.M112]=&quot;Nine&quot;;[.M112]=&quot;Fourteen&quot;;[.M112]=&quot;See Note&quot;;[.M112]=&quot;Cooperative&quot;);1;0)+IF(OR([.N112]=&quot;Yes&quot;);2;0)+IF(OR([.N112]=&quot;Not Disclosed&quot;);1.5;0)+IF(OR([.N112]=&quot;Owned&quot;);1;0)" office:value-type="float" office:value="0" calcext:value-type="float">
            <text:p>0</text:p>
          </table:table-cell>
          <table:table-cell table:style-name="ce26" table:formula="of:=COUNTIF([.P112:.S112];&quot;Yes&quot;)+(0.5*COUNTIF([.P112:.S112];&quot;&quot;))+(0.5*COUNTIF([.P112:.S112];&quot;See Note&quot;))+(3*COUNTIF([.O112];&quot;Yes&quot;))" office:value-type="float" office:value="2" calcext:value-type="float">
            <text:p>2</text:p>
          </table:table-cell>
          <table:table-cell table:style-name="ce31" table:formula="of:=(3*COUNTIF([.T112];&quot;No&quot;))+COUNTIF([.W112:.X112];&quot;No&quot;)" office:value-type="float" office:value="1" calcext:value-type="float">
            <text:p>1</text:p>
          </table:table-cell>
          <table:table-cell table:style-name="ce35" table:formula="of:=COUNTIF([.AA112];&quot;No&quot;)+COUNTIF([.AB112];&quot;No&quot;)+(0.5*COUNTIF([.AB112];&quot;See Note&quot;))+(3*COUNTIF([.AC112];&quot;No&quot;))+COUNTIF([.AL112];&quot;Yes&quot;)+(0.5*COUNTIF([.AL112];&quot;Some&quot;))+COUNTIF([.AM112];&quot;Yes&quot;)+(0.5*COUNTIF([.AM112];&quot;Some&quot;))" office:value-type="float" office:value="1" calcext:value-type="float">
            <text:p>1</text:p>
          </table:table-cell>
          <table:table-cell table:style-name="ce39" table:formula="of:=(IF(OR([.AP112]=&quot;MPPE-128&quot;;[.AP112]=&quot;Blowfish-64&quot;);1;(IF(OR([.AP112]=&quot;See Note&quot;;[.AP112]=&quot;Blowfish-128&quot;);0.5;IF(OR([.AP112]=&quot;AES-128&quot;;[.AP112]=&quot;AES-160&quot;;[.AP112]=&quot;AES-192&quot;;[.AP112]=&quot;AES-256&quot;);0;0)))+(IF(OR([.AQ112]=&quot;MPPE-128&quot;;[.AQ112]=&quot;Blowfish-64&quot;);2;(IF(OR([.AQ112]=&quot;See Note&quot;;[.AQ112]=&quot;Blowfish-128&quot;;[.AQ112]=&quot;&quot;);1;IF(OR([.AQ112]=&quot;AES-128&quot;;[.AQ112]=&quot;AES-160&quot;;[.AQ112]=&quot;AES-192&quot;;[.AQ112]=&quot;AES-256&quot;);0;0)))))))+IF(OR([.AR112]=&quot;MS-CHAPv2&quot;;[.AR112]=&quot;RSA-RC4&quot;;[.AR112]=&quot;RSA-1024&quot;);1;IF(OR([.AR112]=&quot;See Note&quot;;[.AR112]=&quot;&quot;);0.5;IF(OR([.AR112]=&quot;RSA-4096&quot;;[.AR112]=&quot;RSA-2048&quot;;[.AR112]=&quot;DH-2048&quot;;[.AR112]=&quot;CA-4096&quot;);0;0)))+IF(OR([.AS112]=&quot;MS-CHAPv2&quot;;[.AS112]=&quot;RSA-RC4&quot;;[.AS112]=&quot;RSA-1024&quot;);2;IF(OR([.AS112]=&quot;See Note&quot;;[.AS112]=&quot;&quot;);1;IF(OR([.AS112]=&quot;RSA-4096&quot;;[.AS112]=&quot;RSA-2048&quot;;[.AS112]=&quot;DH-2048&quot;);0;0)))" office:value-type="float" office:value="0" calcext:value-type="float">
            <text:p>0</text:p>
          </table:table-cell>
          <table:table-cell table:style-name="ce43" table:formula="of:=IF([.AT112]&lt;3;2;0)+IF([.AU112]&lt;10;1;IF([.AU112]=&quot;&quot;;1;0))+IF([.AV112]&lt;3;2;IF([.AV112]&lt;10;1;IF([.AV112]=&quot;&quot;;1;0)))" office:value-type="float" office:value="0" calcext:value-type="float">
            <text:p>0</text:p>
          </table:table-cell>
          <table:table-cell table:style-name="ce48" table:formula="of:=IF([.AX112]=0;0;IF([.AX112]&lt;5;1;IF([.AX112]&lt;10;2;3)))+IF([.AY112]=0;0;IF([.AY112]&lt;3;1;IF([.AY112]&lt;10;2;3)))+IF([.AZ112]=0;0;IF([.AZ112]&lt;5;1;IF([.AZ112]&lt;10;2;3)))+IF([.BA112]=&quot;A&quot;;0;IF([.BA112]=&quot;A+&quot;;0;IF([.BA112]=&quot;B&quot;;1;5)))+IF([.BB112]=&quot;Self&quot;;0;IF([.BB112]=&quot;CloudFlare&quot;;2;IF([.BB112]=&quot;Incapsula&quot;;2;3)))" office:value-type="float" office:value="7" calcext:value-type="float">
            <text:p>7</text:p>
          </table:table-cell>
          <table:table-cell table:style-name="ce52" table:formula="of:=IF([.BC112]&lt;PricePercentile33;0;IF([.BC112]&lt;PricePercentile66;1;2))+IF([.BD112]&lt;ConPricePercentile33;0;IF([.BD112]&lt;ConPricePercentile66;1;2))+IF([.BE112]=&quot;Free&quot;;0;IF([.BE112]=&quot;Yes&quot;;0;1))+IF([.BF112]=&quot;Free&quot;;0;IF([.BF112]&gt;29;0;IF([.BF112]&gt;13;1;IF([.BF112]&gt;6;2;3))))" office:value-type="float" office:value="8" calcext:value-type="float">
            <text:p>8</text:p>
          </table:table-cell>
          <table:table-cell table:style-name="ce58" table:formula="of:=IF([.BG112]=&quot;Yes&quot;;1;0)+IF([.BH112]=&quot;Yes&quot;;1;0)+IF([.BI112]=&quot;Yes&quot;;1;0)+IF([.BJ112]=&quot;No&quot;;1;IF([.BJ112]=&quot;&quot;;0;IF([.BJ112]=&quot;Some&quot;;0.5;0)))+IF([.BK112]=&quot;No&quot;;1;IF([.BK112]=&quot;&quot;;0;IF([.BK112]=&quot;Some&quot;;0.5;0)))+IF([.BL112]=&quot;No&quot;;1;IF([.BL112]=&quot;&quot;;0;IF([.BL112]=&quot;Some&quot;;0.5;0)))+IF([.BM112]=&quot;&quot;;0;1)+IF([.BN11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112]=&quot;USA&quot;;[.L112]=&quot;UK&quot;;[.L112]=&quot;Canada&quot;;[.L112]=&quot;Australia&quot;;[.L112]=&quot;New Zealand&quot;);&quot;Five&quot;;(IF(OR([.L112]=&quot;Denmark&quot;;[.L112]=&quot;France&quot;;[.L112]=&quot;Netherlands&quot;;[.L112]=&quot;Norway&quot;);&quot;Nine&quot;;IF(OR([.L112]=&quot;Belgium&quot;;[.L112]=&quot;Germany&quot;;[.L112]=&quot;Italy&quot;;[.L112]=&quot;Spain&quot;;[.L112]=&quot;Sweden&quot;);&quot;Fourteen&quot;;IF([.L112]=&quot;&quot;;&quot;Not Disclosed&quot;;IF(OR([.L112]=&quot;British Virgin Islands&quot;;[.L112]=&quot;Gibraltar&quot;;[.L112]=&quot;British Indian Ocean&quot;;[.L11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12]=&quot;Five&quot;);[.AC112]=&quot;Yes&quot;;[.W112]=&quot;Yes&quot;;OR([.T112]=&quot;Email&quot;;[.T112]=&quot;Yes&quot;);[.O112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/>
          <table:table-cell table:number-columns-repeated="2"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40" calcext:value-type="float">
            <text:p>40</text:p>
          </table:table-cell>
          <table:table-cell table:style-name="ce192" office:value-type="float" office:value="300" calcext:value-type="float">
            <text:p>300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0" calcext:value-type="float">
            <text:p>$10.00</text:p>
          </table:table-cell>
          <table:table-cell table:style-name="ce235" table:formula="of:=[.BC112]/[.AT112]" office:value-type="float" office:value="3.33333333333333" calcext:value-type="float">
            <text:p>$3.3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ProXPN</text:p>
          </table:table-cell>
          <table:table-cell table:style-name="ce18" table:formula="of:=IF(OR([.M113]=&quot;Five&quot;);3;0)+IF(OR([.M113]=&quot;Not Disclosed&quot;);1.5;0)+IF(OR([.M113]=&quot;Nine&quot;;[.M113]=&quot;Fourteen&quot;;[.M113]=&quot;See Note&quot;;[.M113]=&quot;Cooperative&quot;);1;0)+IF(OR([.N113]=&quot;Yes&quot;);2;0)+IF(OR([.N113]=&quot;Not Disclosed&quot;);1.5;0)+IF(OR([.N113]=&quot;Owned&quot;);1;0)" office:value-type="float" office:value="1" calcext:value-type="float">
            <text:p>1</text:p>
          </table:table-cell>
          <table:table-cell table:style-name="ce26" table:formula="of:=COUNTIF([.P113:.S113];&quot;Yes&quot;)+(0.5*COUNTIF([.P113:.S113];&quot;&quot;))+(0.5*COUNTIF([.P113:.S113];&quot;See Note&quot;))+(3*COUNTIF([.O113];&quot;Yes&quot;))" office:value-type="float" office:value="1" calcext:value-type="float">
            <text:p>1</text:p>
          </table:table-cell>
          <table:table-cell table:style-name="ce31" table:formula="of:=(3*COUNTIF([.T113];&quot;No&quot;))+COUNTIF([.W113:.X113];&quot;No&quot;)" office:value-type="float" office:value="4" calcext:value-type="float">
            <text:p>4</text:p>
          </table:table-cell>
          <table:table-cell table:style-name="ce35" table:formula="of:=COUNTIF([.AA113];&quot;No&quot;)+COUNTIF([.AB113];&quot;No&quot;)+(0.5*COUNTIF([.AB113];&quot;See Note&quot;))+(3*COUNTIF([.AC113];&quot;No&quot;))+COUNTIF([.AL113];&quot;Yes&quot;)+(0.5*COUNTIF([.AL113];&quot;Some&quot;))+COUNTIF([.AM113];&quot;Yes&quot;)+(0.5*COUNTIF([.AM113];&quot;Some&quot;))" office:value-type="float" office:value="2" calcext:value-type="float">
            <text:p>2</text:p>
          </table:table-cell>
          <table:table-cell table:style-name="ce39" table:formula="of:=(IF(OR([.AP113]=&quot;MPPE-128&quot;;[.AP113]=&quot;Blowfish-64&quot;);1;(IF(OR([.AP113]=&quot;See Note&quot;;[.AP113]=&quot;Blowfish-128&quot;);0.5;IF(OR([.AP113]=&quot;AES-128&quot;;[.AP113]=&quot;AES-160&quot;;[.AP113]=&quot;AES-192&quot;;[.AP113]=&quot;AES-256&quot;);0;0)))+(IF(OR([.AQ113]=&quot;MPPE-128&quot;;[.AQ113]=&quot;Blowfish-64&quot;);2;(IF(OR([.AQ113]=&quot;See Note&quot;;[.AQ113]=&quot;Blowfish-128&quot;;[.AQ113]=&quot;&quot;);1;IF(OR([.AQ113]=&quot;AES-128&quot;;[.AQ113]=&quot;AES-160&quot;;[.AQ113]=&quot;AES-192&quot;;[.AQ113]=&quot;AES-256&quot;);0;0)))))))+IF(OR([.AR113]=&quot;MS-CHAPv2&quot;;[.AR113]=&quot;RSA-RC4&quot;;[.AR113]=&quot;RSA-1024&quot;);1;IF(OR([.AR113]=&quot;See Note&quot;;[.AR113]=&quot;&quot;);0.5;IF(OR([.AR113]=&quot;RSA-4096&quot;;[.AR113]=&quot;RSA-2048&quot;;[.AR113]=&quot;DH-2048&quot;;[.AR113]=&quot;CA-4096&quot;);0;0)))+IF(OR([.AS113]=&quot;MS-CHAPv2&quot;;[.AS113]=&quot;RSA-RC4&quot;;[.AS113]=&quot;RSA-1024&quot;);2;IF(OR([.AS113]=&quot;See Note&quot;;[.AS113]=&quot;&quot;);1;IF(OR([.AS113]=&quot;RSA-4096&quot;;[.AS113]=&quot;RSA-2048&quot;;[.AS113]=&quot;DH-2048&quot;);0;0)))" office:value-type="float" office:value="0" calcext:value-type="float">
            <text:p>0</text:p>
          </table:table-cell>
          <table:table-cell table:style-name="ce43" table:formula="of:=IF([.AT113]&lt;3;2;0)+IF([.AU113]&lt;10;1;IF([.AU113]=&quot;&quot;;1;0))+IF([.AV113]&lt;3;2;IF([.AV113]&lt;10;1;IF([.AV113]=&quot;&quot;;1;0)))" office:value-type="float" office:value="2" calcext:value-type="float">
            <text:p>2</text:p>
          </table:table-cell>
          <table:table-cell table:style-name="ce48" table:formula="of:=IF([.AX113]=0;0;IF([.AX113]&lt;5;1;IF([.AX113]&lt;10;2;3)))+IF([.AY113]=0;0;IF([.AY113]&lt;3;1;IF([.AY113]&lt;10;2;3)))+IF([.AZ113]=0;0;IF([.AZ113]&lt;5;1;IF([.AZ113]&lt;10;2;3)))+IF([.BA113]=&quot;A&quot;;0;IF([.BA113]=&quot;A+&quot;;0;IF([.BA113]=&quot;B&quot;;1;5)))+IF([.BB113]=&quot;Self&quot;;0;IF([.BB113]=&quot;CloudFlare&quot;;2;IF([.BB113]=&quot;Incapsula&quot;;2;3)))" office:value-type="float" office:value="5" calcext:value-type="float">
            <text:p>5</text:p>
          </table:table-cell>
          <table:table-cell table:style-name="ce52" table:formula="of:=IF([.BC113]&lt;PricePercentile33;0;IF([.BC113]&lt;PricePercentile66;1;2))+IF([.BD113]&lt;ConPricePercentile33;0;IF([.BD113]&lt;ConPricePercentile66;1;2))+IF([.BE113]=&quot;Free&quot;;0;IF([.BE113]=&quot;Yes&quot;;0;1))+IF([.BF113]=&quot;Free&quot;;0;IF([.BF113]&gt;29;0;IF([.BF113]&gt;13;1;IF([.BF113]&gt;6;2;3))))" office:value-type="float" office:value="3" calcext:value-type="float">
            <text:p>3</text:p>
          </table:table-cell>
          <table:table-cell table:style-name="ce58" table:formula="of:=IF([.BG113]=&quot;Yes&quot;;1;0)+IF([.BH113]=&quot;Yes&quot;;1;0)+IF([.BI113]=&quot;Yes&quot;;1;0)+IF([.BJ113]=&quot;No&quot;;1;IF([.BJ113]=&quot;&quot;;0;IF([.BJ113]=&quot;Some&quot;;0.5;0)))+IF([.BK113]=&quot;No&quot;;1;IF([.BK113]=&quot;&quot;;0;IF([.BK113]=&quot;Some&quot;;0.5;0)))+IF([.BL113]=&quot;No&quot;;1;IF([.BL113]=&quot;&quot;;0;IF([.BL113]=&quot;Some&quot;;0.5;0)))+IF([.BM113]=&quot;&quot;;0;1)+IF([.BN113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Netherlands</text:p>
          </table:table-cell>
          <table:table-cell table:style-name="ce75" table:formula="of:=IF(OR([.L113]=&quot;USA&quot;;[.L113]=&quot;UK&quot;;[.L113]=&quot;Canada&quot;;[.L113]=&quot;Australia&quot;;[.L113]=&quot;New Zealand&quot;);&quot;Five&quot;;(IF(OR([.L113]=&quot;Denmark&quot;;[.L113]=&quot;France&quot;;[.L113]=&quot;Netherlands&quot;;[.L113]=&quot;Norway&quot;);&quot;Nine&quot;;IF(OR([.L113]=&quot;Belgium&quot;;[.L113]=&quot;Germany&quot;;[.L113]=&quot;Italy&quot;;[.L113]=&quot;Spain&quot;;[.L113]=&quot;Sweden&quot;);&quot;Fourteen&quot;;IF([.L113]=&quot;&quot;;&quot;Not Disclosed&quot;;IF(OR([.L113]=&quot;British Virgin Islands&quot;;[.L113]=&quot;Gibraltar&quot;;[.L113]=&quot;British Indian Ocean&quot;;[.L113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13]=&quot;Five&quot;);[.AC113]=&quot;Yes&quot;;[.W113]=&quot;Yes&quot;;OR([.T113]=&quot;Email&quot;;[.T113]=&quot;Yes&quot;);[.O113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number-columns-repeated="2" table:style-name="ce171" office:value-type="string" calcext:value-type="string">
            <text:p>Blowfish-512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92" office:value-type="float" office:value="21" calcext:value-type="float">
            <text:p>21</text:p>
          </table:table-cell>
          <table:table-cell table:style-name="ce196" office:value-type="string" calcext:value-type="string">
            <text:p>Partial</text:p>
          </table:table-cell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6" calcext:value-type="float">
            <text:p>16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25" calcext:value-type="float">
            <text:p>$6.25</text:p>
          </table:table-cell>
          <table:table-cell table:style-name="ce235" table:formula="of:=[.BC113]/[.AT113]" office:value-type="float" office:value="6.25" calcext:value-type="float">
            <text:p>$6.25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PRQ</text:p>
          </table:table-cell>
          <table:table-cell table:style-name="ce18" table:formula="of:=IF(OR([.M114]=&quot;Five&quot;);3;0)+IF(OR([.M114]=&quot;Not Disclosed&quot;);1.5;0)+IF(OR([.M114]=&quot;Nine&quot;;[.M114]=&quot;Fourteen&quot;;[.M114]=&quot;See Note&quot;;[.M114]=&quot;Cooperative&quot;);1;0)+IF(OR([.N114]=&quot;Yes&quot;);2;0)+IF(OR([.N114]=&quot;Not Disclosed&quot;);1.5;0)+IF(OR([.N114]=&quot;Owned&quot;);1;0)" office:value-type="float" office:value="1" calcext:value-type="float">
            <text:p>1</text:p>
          </table:table-cell>
          <table:table-cell table:style-name="ce26" table:formula="of:=COUNTIF([.P114:.S114];&quot;Yes&quot;)+(0.5*COUNTIF([.P114:.S114];&quot;&quot;))+(0.5*COUNTIF([.P114:.S114];&quot;See Note&quot;))+(3*COUNTIF([.O114];&quot;Yes&quot;))" office:value-type="float" office:value="2" calcext:value-type="float">
            <text:p>2</text:p>
          </table:table-cell>
          <table:table-cell table:style-name="ce31" table:formula="of:=(3*COUNTIF([.T114];&quot;No&quot;))+COUNTIF([.W114:.X114];&quot;No&quot;)" office:value-type="float" office:value="1" calcext:value-type="float">
            <text:p>1</text:p>
          </table:table-cell>
          <table:table-cell table:style-name="ce35" table:formula="of:=COUNTIF([.AA114];&quot;No&quot;)+COUNTIF([.AB114];&quot;No&quot;)+(0.5*COUNTIF([.AB114];&quot;See Note&quot;))+(3*COUNTIF([.AC114];&quot;No&quot;))+COUNTIF([.AL114];&quot;Yes&quot;)+(0.5*COUNTIF([.AL114];&quot;Some&quot;))+COUNTIF([.AM114];&quot;Yes&quot;)+(0.5*COUNTIF([.AM114];&quot;Some&quot;))" office:value-type="float" office:value="1" calcext:value-type="float">
            <text:p>1</text:p>
          </table:table-cell>
          <table:table-cell table:style-name="ce39" table:formula="of:=(IF(OR([.AP114]=&quot;MPPE-128&quot;;[.AP114]=&quot;Blowfish-64&quot;);1;(IF(OR([.AP114]=&quot;See Note&quot;;[.AP114]=&quot;Blowfish-128&quot;);0.5;IF(OR([.AP114]=&quot;AES-128&quot;;[.AP114]=&quot;AES-160&quot;;[.AP114]=&quot;AES-192&quot;;[.AP114]=&quot;AES-256&quot;);0;0)))+(IF(OR([.AQ114]=&quot;MPPE-128&quot;;[.AQ114]=&quot;Blowfish-64&quot;);2;(IF(OR([.AQ114]=&quot;See Note&quot;;[.AQ114]=&quot;Blowfish-128&quot;;[.AQ114]=&quot;&quot;);1;IF(OR([.AQ114]=&quot;AES-128&quot;;[.AQ114]=&quot;AES-160&quot;;[.AQ114]=&quot;AES-192&quot;;[.AQ114]=&quot;AES-256&quot;);0;0)))))))+IF(OR([.AR114]=&quot;MS-CHAPv2&quot;;[.AR114]=&quot;RSA-RC4&quot;;[.AR114]=&quot;RSA-1024&quot;);1;IF(OR([.AR114]=&quot;See Note&quot;;[.AR114]=&quot;&quot;);0.5;IF(OR([.AR114]=&quot;RSA-4096&quot;;[.AR114]=&quot;RSA-2048&quot;;[.AR114]=&quot;DH-2048&quot;;[.AR114]=&quot;CA-4096&quot;);0;0)))+IF(OR([.AS114]=&quot;MS-CHAPv2&quot;;[.AS114]=&quot;RSA-RC4&quot;;[.AS114]=&quot;RSA-1024&quot;);2;IF(OR([.AS114]=&quot;See Note&quot;;[.AS114]=&quot;&quot;);1;IF(OR([.AS114]=&quot;RSA-4096&quot;;[.AS114]=&quot;RSA-2048&quot;;[.AS114]=&quot;DH-2048&quot;);0;0)))" office:value-type="float" office:value="2.5" calcext:value-type="float">
            <text:p>2.5</text:p>
          </table:table-cell>
          <table:table-cell table:style-name="ce43" table:formula="of:=IF([.AT114]&lt;3;2;0)+IF([.AU114]&lt;10;1;IF([.AU114]=&quot;&quot;;1;0))+IF([.AV114]&lt;3;2;IF([.AV114]&lt;10;1;IF([.AV114]=&quot;&quot;;1;0)))" office:value-type="float" office:value="5" calcext:value-type="float">
            <text:p>5</text:p>
          </table:table-cell>
          <table:table-cell table:style-name="ce48" table:formula="of:=IF([.AX114]=0;0;IF([.AX114]&lt;5;1;IF([.AX114]&lt;10;2;3)))+IF([.AY114]=0;0;IF([.AY114]&lt;3;1;IF([.AY114]&lt;10;2;3)))+IF([.AZ114]=0;0;IF([.AZ114]&lt;5;1;IF([.AZ114]&lt;10;2;3)))+IF([.BA114]=&quot;A&quot;;0;IF([.BA114]=&quot;A+&quot;;0;IF([.BA114]=&quot;B&quot;;1;5)))+IF([.BB114]=&quot;Self&quot;;0;IF([.BB114]=&quot;CloudFlare&quot;;2;IF([.BB114]=&quot;Incapsula&quot;;2;3)))" office:value-type="float" office:value="7" calcext:value-type="float">
            <text:p>7</text:p>
          </table:table-cell>
          <table:table-cell table:style-name="ce52" table:formula="of:=IF([.BC114]&lt;PricePercentile33;0;IF([.BC114]&lt;PricePercentile66;1;2))+IF([.BD114]&lt;ConPricePercentile33;0;IF([.BD114]&lt;ConPricePercentile66;1;2))+IF([.BE114]=&quot;Free&quot;;0;IF([.BE114]=&quot;Yes&quot;;0;1))+IF([.BF114]=&quot;Free&quot;;0;IF([.BF114]&gt;29;0;IF([.BF114]&gt;13;1;IF([.BF114]&gt;6;2;3))))" office:value-type="float" office:value="4" calcext:value-type="float">
            <text:p>4</text:p>
          </table:table-cell>
          <table:table-cell table:style-name="ce58" table:formula="of:=IF([.BG114]=&quot;Yes&quot;;1;0)+IF([.BH114]=&quot;Yes&quot;;1;0)+IF([.BI114]=&quot;Yes&quot;;1;0)+IF([.BJ114]=&quot;No&quot;;1;IF([.BJ114]=&quot;&quot;;0;IF([.BJ114]=&quot;Some&quot;;0.5;0)))+IF([.BK114]=&quot;No&quot;;1;IF([.BK114]=&quot;&quot;;0;IF([.BK114]=&quot;Some&quot;;0.5;0)))+IF([.BL114]=&quot;No&quot;;1;IF([.BL114]=&quot;&quot;;0;IF([.BL114]=&quot;Some&quot;;0.5;0)))+IF([.BM114]=&quot;&quot;;0;1)+IF([.BN114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Sweden</text:p>
          </table:table-cell>
          <table:table-cell table:style-name="ce75" table:formula="of:=IF(OR([.L114]=&quot;USA&quot;;[.L114]=&quot;UK&quot;;[.L114]=&quot;Canada&quot;;[.L114]=&quot;Australia&quot;;[.L114]=&quot;New Zealand&quot;);&quot;Five&quot;;(IF(OR([.L114]=&quot;Denmark&quot;;[.L114]=&quot;France&quot;;[.L114]=&quot;Netherlands&quot;;[.L114]=&quot;Norway&quot;);&quot;Nine&quot;;IF(OR([.L114]=&quot;Belgium&quot;;[.L114]=&quot;Germany&quot;;[.L114]=&quot;Italy&quot;;[.L114]=&quot;Spain&quot;;[.L114]=&quot;Sweden&quot;);&quot;Fourteen&quot;;IF([.L114]=&quot;&quot;;&quot;Not Disclosed&quot;;IF(OR([.L114]=&quot;British Virgin Islands&quot;;[.L114]=&quot;Gibraltar&quot;;[.L114]=&quot;British Indian Ocean&quot;;[.L114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14]=&quot;Five&quot;);[.AC114]=&quot;Yes&quot;;[.W114]=&quot;Yes&quot;;OR([.T114]=&quot;Email&quot;;[.T114]=&quot;Yes&quot;);[.O114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style-name="ce219"/>
          <table:table-cell table:style-name="ce223" office:value-type="string" calcext:value-type="string">
            <text:p>Self</text:p>
          </table:table-cell>
          <table:table-cell table:style-name="ce229"/>
          <table:table-cell table:style-name="ce235"/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PureVPN</text:p>
          </table:table-cell>
          <table:table-cell table:style-name="ce18" table:formula="of:=IF(OR([.M115]=&quot;Five&quot;);3;0)+IF(OR([.M115]=&quot;Not Disclosed&quot;);1.5;0)+IF(OR([.M115]=&quot;Nine&quot;;[.M115]=&quot;Fourteen&quot;;[.M115]=&quot;See Note&quot;;[.M115]=&quot;Cooperative&quot;);1;0)+IF(OR([.N115]=&quot;Yes&quot;);2;0)+IF(OR([.N115]=&quot;Not Disclosed&quot;);1.5;0)+IF(OR([.N115]=&quot;Owned&quot;);1;0)" office:value-type="float" office:value="0" calcext:value-type="float">
            <text:p>0</text:p>
          </table:table-cell>
          <table:table-cell table:style-name="ce26" table:formula="of:=COUNTIF([.P115:.S115];&quot;Yes&quot;)+(0.5*COUNTIF([.P115:.S115];&quot;&quot;))+(0.5*COUNTIF([.P115:.S115];&quot;See Note&quot;))+(3*COUNTIF([.O115];&quot;Yes&quot;))" office:value-type="float" office:value="0.5" calcext:value-type="float">
            <text:p>0.5</text:p>
          </table:table-cell>
          <table:table-cell table:style-name="ce31" table:formula="of:=(3*COUNTIF([.T115];&quot;No&quot;))+COUNTIF([.W115:.X115];&quot;No&quot;)" office:value-type="float" office:value="4" calcext:value-type="float">
            <text:p>4</text:p>
          </table:table-cell>
          <table:table-cell table:style-name="ce35" table:formula="of:=COUNTIF([.AA115];&quot;No&quot;)+COUNTIF([.AB115];&quot;No&quot;)+(0.5*COUNTIF([.AB115];&quot;See Note&quot;))+(3*COUNTIF([.AC115];&quot;No&quot;))+COUNTIF([.AL115];&quot;Yes&quot;)+(0.5*COUNTIF([.AL115];&quot;Some&quot;))+COUNTIF([.AM115];&quot;Yes&quot;)+(0.5*COUNTIF([.AM115];&quot;Some&quot;))" office:value-type="float" office:value="0.5" calcext:value-type="float">
            <text:p>0.5</text:p>
          </table:table-cell>
          <table:table-cell table:style-name="ce39" table:formula="of:=(IF(OR([.AP115]=&quot;MPPE-128&quot;;[.AP115]=&quot;Blowfish-64&quot;);1;(IF(OR([.AP115]=&quot;See Note&quot;;[.AP115]=&quot;Blowfish-128&quot;);0.5;IF(OR([.AP115]=&quot;AES-128&quot;;[.AP115]=&quot;AES-160&quot;;[.AP115]=&quot;AES-192&quot;;[.AP115]=&quot;AES-256&quot;);0;0)))+(IF(OR([.AQ115]=&quot;MPPE-128&quot;;[.AQ115]=&quot;Blowfish-64&quot;);2;(IF(OR([.AQ115]=&quot;See Note&quot;;[.AQ115]=&quot;Blowfish-128&quot;;[.AQ115]=&quot;&quot;);1;IF(OR([.AQ115]=&quot;AES-128&quot;;[.AQ115]=&quot;AES-160&quot;;[.AQ115]=&quot;AES-192&quot;;[.AQ115]=&quot;AES-256&quot;);0;0)))))))+IF(OR([.AR115]=&quot;MS-CHAPv2&quot;;[.AR115]=&quot;RSA-RC4&quot;;[.AR115]=&quot;RSA-1024&quot;);1;IF(OR([.AR115]=&quot;See Note&quot;;[.AR115]=&quot;&quot;);0.5;IF(OR([.AR115]=&quot;RSA-4096&quot;;[.AR115]=&quot;RSA-2048&quot;;[.AR115]=&quot;DH-2048&quot;;[.AR115]=&quot;CA-4096&quot;);0;0)))+IF(OR([.AS115]=&quot;MS-CHAPv2&quot;;[.AS115]=&quot;RSA-RC4&quot;;[.AS115]=&quot;RSA-1024&quot;);2;IF(OR([.AS115]=&quot;See Note&quot;;[.AS115]=&quot;&quot;);1;IF(OR([.AS115]=&quot;RSA-4096&quot;;[.AS115]=&quot;RSA-2048&quot;;[.AS115]=&quot;DH-2048&quot;);0;0)))" office:value-type="float" office:value="1.5" calcext:value-type="float">
            <text:p>1.5</text:p>
          </table:table-cell>
          <table:table-cell table:style-name="ce43" table:formula="of:=IF([.AT115]&lt;3;2;0)+IF([.AU115]&lt;10;1;IF([.AU115]=&quot;&quot;;1;0))+IF([.AV115]&lt;3;2;IF([.AV115]&lt;10;1;IF([.AV115]=&quot;&quot;;1;0)))" office:value-type="float" office:value="0" calcext:value-type="float">
            <text:p>0</text:p>
          </table:table-cell>
          <table:table-cell table:style-name="ce48" table:formula="of:=IF([.AX115]=0;0;IF([.AX115]&lt;5;1;IF([.AX115]&lt;10;2;3)))+IF([.AY115]=0;0;IF([.AY115]&lt;3;1;IF([.AY115]&lt;10;2;3)))+IF([.AZ115]=0;0;IF([.AZ115]&lt;5;1;IF([.AZ115]&lt;10;2;3)))+IF([.BA115]=&quot;A&quot;;0;IF([.BA115]=&quot;A+&quot;;0;IF([.BA115]=&quot;B&quot;;1;5)))+IF([.BB115]=&quot;Self&quot;;0;IF([.BB115]=&quot;CloudFlare&quot;;2;IF([.BB115]=&quot;Incapsula&quot;;2;3)))" office:value-type="float" office:value="3" calcext:value-type="float">
            <text:p>3</text:p>
          </table:table-cell>
          <table:table-cell table:style-name="ce52" table:formula="of:=IF([.BC115]&lt;PricePercentile33;0;IF([.BC115]&lt;PricePercentile66;1;2))+IF([.BD115]&lt;ConPricePercentile33;0;IF([.BD115]&lt;ConPricePercentile66;1;2))+IF([.BE115]=&quot;Free&quot;;0;IF([.BE115]=&quot;Yes&quot;;0;1))+IF([.BF115]=&quot;Free&quot;;0;IF([.BF115]&gt;29;0;IF([.BF115]&gt;13;1;IF([.BF115]&gt;6;2;3))))" office:value-type="float" office:value="4" calcext:value-type="float">
            <text:p>4</text:p>
          </table:table-cell>
          <table:table-cell table:style-name="ce58" table:formula="of:=IF([.BG115]=&quot;Yes&quot;;1;0)+IF([.BH115]=&quot;Yes&quot;;1;0)+IF([.BI115]=&quot;Yes&quot;;1;0)+IF([.BJ115]=&quot;No&quot;;1;IF([.BJ115]=&quot;&quot;;0;IF([.BJ115]=&quot;Some&quot;;0.5;0)))+IF([.BK115]=&quot;No&quot;;1;IF([.BK115]=&quot;&quot;;0;IF([.BK115]=&quot;Some&quot;;0.5;0)))+IF([.BL115]=&quot;No&quot;;1;IF([.BL115]=&quot;&quot;;0;IF([.BL115]=&quot;Some&quot;;0.5;0)))+IF([.BM115]=&quot;&quot;;0;1)+IF([.BN115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115]=&quot;USA&quot;;[.L115]=&quot;UK&quot;;[.L115]=&quot;Canada&quot;;[.L115]=&quot;Australia&quot;;[.L115]=&quot;New Zealand&quot;);&quot;Five&quot;;(IF(OR([.L115]=&quot;Denmark&quot;;[.L115]=&quot;France&quot;;[.L115]=&quot;Netherlands&quot;;[.L115]=&quot;Norway&quot;);&quot;Nine&quot;;IF(OR([.L115]=&quot;Belgium&quot;;[.L115]=&quot;Germany&quot;;[.L115]=&quot;Italy&quot;;[.L115]=&quot;Spain&quot;;[.L115]=&quot;Sweden&quot;);&quot;Fourteen&quot;;IF([.L115]=&quot;&quot;;&quot;Not Disclosed&quot;;IF(OR([.L115]=&quot;British Virgin Islands&quot;;[.L115]=&quot;Gibraltar&quot;;[.L115]=&quot;British Indian Ocean&quot;;[.L115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15]=&quot;Five&quot;);[.AC115]=&quot;Yes&quot;;[.W115]=&quot;Yes&quot;;OR([.T115]=&quot;Email&quot;;[.T115]=&quot;Yes&quot;);[.O11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41" calcext:value-type="float">
            <text:p>141</text:p>
          </table:table-cell>
          <table:table-cell table:style-name="ce192" office:value-type="float" office:value="500" calcext:value-type="float">
            <text:p>500</text:p>
          </table:table-cell>
          <table:table-cell table:style-name="ce196"/>
          <table:table-cell table:style-name="ce203"/>
          <table:table-cell table:style-name="ce208"/>
          <table:table-cell table:style-name="ce213" office:value-type="float" office:value="27" calcext:value-type="float">
            <text:p>2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17" calcext:value-type="float">
            <text:p>$4.17</text:p>
          </table:table-cell>
          <table:table-cell table:style-name="ce235" table:formula="of:=[.BC115]/[.AT115]" office:value-type="float" office:value="0.834" calcext:value-type="float">
            <text:p>$0.8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RA4W VPN</text:p>
          </table:table-cell>
          <table:table-cell table:style-name="ce18" table:formula="of:=IF(OR([.M116]=&quot;Five&quot;);3;0)+IF(OR([.M116]=&quot;Not Disclosed&quot;);1.5;0)+IF(OR([.M116]=&quot;Nine&quot;;[.M116]=&quot;Fourteen&quot;;[.M116]=&quot;See Note&quot;;[.M116]=&quot;Cooperative&quot;);1;0)+IF(OR([.N116]=&quot;Yes&quot;);2;0)+IF(OR([.N116]=&quot;Not Disclosed&quot;);1.5;0)+IF(OR([.N116]=&quot;Owned&quot;);1;0)" office:value-type="float" office:value="5" calcext:value-type="float">
            <text:p>5</text:p>
          </table:table-cell>
          <table:table-cell table:style-name="ce26" table:formula="of:=COUNTIF([.P116:.S116];&quot;Yes&quot;)+(0.5*COUNTIF([.P116:.S116];&quot;&quot;))+(0.5*COUNTIF([.P116:.S116];&quot;See Note&quot;))+(3*COUNTIF([.O116];&quot;Yes&quot;))" office:value-type="float" office:value="2" calcext:value-type="float">
            <text:p>2</text:p>
          </table:table-cell>
          <table:table-cell table:style-name="ce31" table:formula="of:=(3*COUNTIF([.T116];&quot;No&quot;))+COUNTIF([.W116:.X116];&quot;No&quot;)" office:value-type="float" office:value="1" calcext:value-type="float">
            <text:p>1</text:p>
          </table:table-cell>
          <table:table-cell table:style-name="ce35" table:formula="of:=COUNTIF([.AA116];&quot;No&quot;)+COUNTIF([.AB116];&quot;No&quot;)+(0.5*COUNTIF([.AB116];&quot;See Note&quot;))+(3*COUNTIF([.AC116];&quot;No&quot;))+COUNTIF([.AL116];&quot;Yes&quot;)+(0.5*COUNTIF([.AL116];&quot;Some&quot;))+COUNTIF([.AM116];&quot;Yes&quot;)+(0.5*COUNTIF([.AM116];&quot;Some&quot;))" office:value-type="float" office:value="2" calcext:value-type="float">
            <text:p>2</text:p>
          </table:table-cell>
          <table:table-cell table:style-name="ce39" table:formula="of:=(IF(OR([.AP116]=&quot;MPPE-128&quot;;[.AP116]=&quot;Blowfish-64&quot;);1;(IF(OR([.AP116]=&quot;See Note&quot;;[.AP116]=&quot;Blowfish-128&quot;);0.5;IF(OR([.AP116]=&quot;AES-128&quot;;[.AP116]=&quot;AES-160&quot;;[.AP116]=&quot;AES-192&quot;;[.AP116]=&quot;AES-256&quot;);0;0)))+(IF(OR([.AQ116]=&quot;MPPE-128&quot;;[.AQ116]=&quot;Blowfish-64&quot;);2;(IF(OR([.AQ116]=&quot;See Note&quot;;[.AQ116]=&quot;Blowfish-128&quot;;[.AQ116]=&quot;&quot;);1;IF(OR([.AQ116]=&quot;AES-128&quot;;[.AQ116]=&quot;AES-160&quot;;[.AQ116]=&quot;AES-192&quot;;[.AQ116]=&quot;AES-256&quot;);0;0)))))))+IF(OR([.AR116]=&quot;MS-CHAPv2&quot;;[.AR116]=&quot;RSA-RC4&quot;;[.AR116]=&quot;RSA-1024&quot;);1;IF(OR([.AR116]=&quot;See Note&quot;;[.AR116]=&quot;&quot;);0.5;IF(OR([.AR116]=&quot;RSA-4096&quot;;[.AR116]=&quot;RSA-2048&quot;;[.AR116]=&quot;DH-2048&quot;;[.AR116]=&quot;CA-4096&quot;);0;0)))+IF(OR([.AS116]=&quot;MS-CHAPv2&quot;;[.AS116]=&quot;RSA-RC4&quot;;[.AS116]=&quot;RSA-1024&quot;);2;IF(OR([.AS116]=&quot;See Note&quot;;[.AS116]=&quot;&quot;);1;IF(OR([.AS116]=&quot;RSA-4096&quot;;[.AS116]=&quot;RSA-2048&quot;;[.AS116]=&quot;DH-2048&quot;);0;0)))" office:value-type="float" office:value="2.5" calcext:value-type="float">
            <text:p>2.5</text:p>
          </table:table-cell>
          <table:table-cell table:style-name="ce43" table:formula="of:=IF([.AT116]&lt;3;2;0)+IF([.AU116]&lt;10;1;IF([.AU116]=&quot;&quot;;1;0))+IF([.AV116]&lt;3;2;IF([.AV116]&lt;10;1;IF([.AV116]=&quot;&quot;;1;0)))" office:value-type="float" office:value="2" calcext:value-type="float">
            <text:p>2</text:p>
          </table:table-cell>
          <table:table-cell table:style-name="ce48" table:formula="of:=IF([.AX116]=0;0;IF([.AX116]&lt;5;1;IF([.AX116]&lt;10;2;3)))+IF([.AY116]=0;0;IF([.AY116]&lt;3;1;IF([.AY116]&lt;10;2;3)))+IF([.AZ116]=0;0;IF([.AZ116]&lt;5;1;IF([.AZ116]&lt;10;2;3)))+IF([.BA116]=&quot;A&quot;;0;IF([.BA116]=&quot;A+&quot;;0;IF([.BA116]=&quot;B&quot;;1;5)))+IF([.BB116]=&quot;Self&quot;;0;IF([.BB116]=&quot;CloudFlare&quot;;2;IF([.BB116]=&quot;Incapsula&quot;;2;3)))" office:value-type="float" office:value="9" calcext:value-type="float">
            <text:p>9</text:p>
          </table:table-cell>
          <table:table-cell table:style-name="ce52" table:formula="of:=IF([.BC116]&lt;PricePercentile33;0;IF([.BC116]&lt;PricePercentile66;1;2))+IF([.BD116]&lt;ConPricePercentile33;0;IF([.BD116]&lt;ConPricePercentile66;1;2))+IF([.BE116]=&quot;Free&quot;;0;IF([.BE116]=&quot;Yes&quot;;0;1))+IF([.BF116]=&quot;Free&quot;;0;IF([.BF116]&gt;29;0;IF([.BF116]&gt;13;1;IF([.BF116]&gt;6;2;3))))" office:value-type="float" office:value="5" calcext:value-type="float">
            <text:p>5</text:p>
          </table:table-cell>
          <table:table-cell table:style-name="ce58" table:formula="of:=IF([.BG116]=&quot;Yes&quot;;1;0)+IF([.BH116]=&quot;Yes&quot;;1;0)+IF([.BI116]=&quot;Yes&quot;;1;0)+IF([.BJ116]=&quot;No&quot;;1;IF([.BJ116]=&quot;&quot;;0;IF([.BJ116]=&quot;Some&quot;;0.5;0)))+IF([.BK116]=&quot;No&quot;;1;IF([.BK116]=&quot;&quot;;0;IF([.BK116]=&quot;Some&quot;;0.5;0)))+IF([.BL116]=&quot;No&quot;;1;IF([.BL116]=&quot;&quot;;0;IF([.BL116]=&quot;Some&quot;;0.5;0)))+IF([.BM116]=&quot;&quot;;0;1)+IF([.BN116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16]=&quot;USA&quot;;[.L116]=&quot;UK&quot;;[.L116]=&quot;Canada&quot;;[.L116]=&quot;Australia&quot;;[.L116]=&quot;New Zealand&quot;);&quot;Five&quot;;(IF(OR([.L116]=&quot;Denmark&quot;;[.L116]=&quot;France&quot;;[.L116]=&quot;Netherlands&quot;;[.L116]=&quot;Norway&quot;);&quot;Nine&quot;;IF(OR([.L116]=&quot;Belgium&quot;;[.L116]=&quot;Germany&quot;;[.L116]=&quot;Italy&quot;;[.L116]=&quot;Spain&quot;;[.L116]=&quot;Sweden&quot;);&quot;Fourteen&quot;;IF([.L116]=&quot;&quot;;&quot;Not Disclosed&quot;;IF(OR([.L116]=&quot;British Virgin Islands&quot;;[.L116]=&quot;Gibraltar&quot;;[.L116]=&quot;British Indian Ocean&quot;;[.L11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16]=&quot;Five&quot;);[.AC116]=&quot;Yes&quot;;[.W116]=&quot;Yes&quot;;OR([.T116]=&quot;Email&quot;;[.T116]=&quot;Yes&quot;);[.O11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31" calcext:value-type="float">
            <text:p>31</text:p>
          </table:table-cell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13" calcext:value-type="float">
            <text:p>1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1.88" calcext:value-type="float">
            <text:p>$1.88</text:p>
          </table:table-cell>
          <table:table-cell table:style-name="ce235" table:formula="of:=[.BC116]/[.AT116]" office:value-type="float" office:value="1.88" calcext:value-type="float">
            <text:p>$1.88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RogueVPN</text:p>
          </table:table-cell>
          <table:table-cell table:style-name="ce18" table:formula="of:=IF(OR([.M117]=&quot;Five&quot;);3;0)+IF(OR([.M117]=&quot;Not Disclosed&quot;);1.5;0)+IF(OR([.M117]=&quot;Nine&quot;;[.M117]=&quot;Fourteen&quot;;[.M117]=&quot;See Note&quot;;[.M117]=&quot;Cooperative&quot;);1;0)+IF(OR([.N117]=&quot;Yes&quot;);2;0)+IF(OR([.N117]=&quot;Not Disclosed&quot;);1.5;0)+IF(OR([.N117]=&quot;Owned&quot;);1;0)" office:value-type="float" office:value="3" calcext:value-type="float">
            <text:p>3</text:p>
          </table:table-cell>
          <table:table-cell table:style-name="ce26" table:formula="of:=COUNTIF([.P117:.S117];&quot;Yes&quot;)+(0.5*COUNTIF([.P117:.S117];&quot;&quot;))+(0.5*COUNTIF([.P117:.S117];&quot;See Note&quot;))+(3*COUNTIF([.O117];&quot;Yes&quot;))" office:value-type="float" office:value="2" calcext:value-type="float">
            <text:p>2</text:p>
          </table:table-cell>
          <table:table-cell table:style-name="ce31" table:formula="of:=(3*COUNTIF([.T117];&quot;No&quot;))+COUNTIF([.W117:.X117];&quot;No&quot;)" office:value-type="float" office:value="1" calcext:value-type="float">
            <text:p>1</text:p>
          </table:table-cell>
          <table:table-cell table:style-name="ce35" table:formula="of:=COUNTIF([.AA117];&quot;No&quot;)+COUNTIF([.AB117];&quot;No&quot;)+(0.5*COUNTIF([.AB117];&quot;See Note&quot;))+(3*COUNTIF([.AC117];&quot;No&quot;))+COUNTIF([.AL117];&quot;Yes&quot;)+(0.5*COUNTIF([.AL117];&quot;Some&quot;))+COUNTIF([.AM117];&quot;Yes&quot;)+(0.5*COUNTIF([.AM117];&quot;Some&quot;))" office:value-type="float" office:value="2.5" calcext:value-type="float">
            <text:p>2.5</text:p>
          </table:table-cell>
          <table:table-cell table:style-name="ce39" table:formula="of:=(IF(OR([.AP117]=&quot;MPPE-128&quot;;[.AP117]=&quot;Blowfish-64&quot;);1;(IF(OR([.AP117]=&quot;See Note&quot;;[.AP117]=&quot;Blowfish-128&quot;);0.5;IF(OR([.AP117]=&quot;AES-128&quot;;[.AP117]=&quot;AES-160&quot;;[.AP117]=&quot;AES-192&quot;;[.AP117]=&quot;AES-256&quot;);0;0)))+(IF(OR([.AQ117]=&quot;MPPE-128&quot;;[.AQ117]=&quot;Blowfish-64&quot;);2;(IF(OR([.AQ117]=&quot;See Note&quot;;[.AQ117]=&quot;Blowfish-128&quot;;[.AQ117]=&quot;&quot;);1;IF(OR([.AQ117]=&quot;AES-128&quot;;[.AQ117]=&quot;AES-160&quot;;[.AQ117]=&quot;AES-192&quot;;[.AQ117]=&quot;AES-256&quot;);0;0)))))))+IF(OR([.AR117]=&quot;MS-CHAPv2&quot;;[.AR117]=&quot;RSA-RC4&quot;;[.AR117]=&quot;RSA-1024&quot;);1;IF(OR([.AR117]=&quot;See Note&quot;;[.AR117]=&quot;&quot;);0.5;IF(OR([.AR117]=&quot;RSA-4096&quot;;[.AR117]=&quot;RSA-2048&quot;;[.AR117]=&quot;DH-2048&quot;;[.AR117]=&quot;CA-4096&quot;);0;0)))+IF(OR([.AS117]=&quot;MS-CHAPv2&quot;;[.AS117]=&quot;RSA-RC4&quot;;[.AS117]=&quot;RSA-1024&quot;);2;IF(OR([.AS117]=&quot;See Note&quot;;[.AS117]=&quot;&quot;);1;IF(OR([.AS117]=&quot;RSA-4096&quot;;[.AS117]=&quot;RSA-2048&quot;;[.AS117]=&quot;DH-2048&quot;);0;0)))" office:value-type="float" office:value="1.5" calcext:value-type="float">
            <text:p>1.5</text:p>
          </table:table-cell>
          <table:table-cell table:style-name="ce43" table:formula="of:=IF([.AT117]&lt;3;2;0)+IF([.AU117]&lt;10;1;IF([.AU117]=&quot;&quot;;1;0))+IF([.AV117]&lt;3;2;IF([.AV117]&lt;10;1;IF([.AV117]=&quot;&quot;;1;0)))" office:value-type="float" office:value="2" calcext:value-type="float">
            <text:p>2</text:p>
          </table:table-cell>
          <table:table-cell table:style-name="ce48" table:formula="of:=IF([.AX117]=0;0;IF([.AX117]&lt;5;1;IF([.AX117]&lt;10;2;3)))+IF([.AY117]=0;0;IF([.AY117]&lt;3;1;IF([.AY117]&lt;10;2;3)))+IF([.AZ117]=0;0;IF([.AZ117]&lt;5;1;IF([.AZ117]&lt;10;2;3)))+IF([.BA117]=&quot;A&quot;;0;IF([.BA117]=&quot;A+&quot;;0;IF([.BA117]=&quot;B&quot;;1;5)))+IF([.BB117]=&quot;Self&quot;;0;IF([.BB117]=&quot;CloudFlare&quot;;2;IF([.BB117]=&quot;Incapsula&quot;;2;3)))" office:value-type="float" office:value="4" calcext:value-type="float">
            <text:p>4</text:p>
          </table:table-cell>
          <table:table-cell table:style-name="ce52" table:formula="of:=IF([.BC117]&lt;PricePercentile33;0;IF([.BC117]&lt;PricePercentile66;1;2))+IF([.BD117]&lt;ConPricePercentile33;0;IF([.BD117]&lt;ConPricePercentile66;1;2))+IF([.BE117]=&quot;Free&quot;;0;IF([.BE117]=&quot;Yes&quot;;0;1))+IF([.BF117]=&quot;Free&quot;;0;IF([.BF117]&gt;29;0;IF([.BF117]&gt;13;1;IF([.BF117]&gt;6;2;3))))" office:value-type="float" office:value="4" calcext:value-type="float">
            <text:p>4</text:p>
          </table:table-cell>
          <table:table-cell table:style-name="ce58" table:formula="of:=IF([.BG117]=&quot;Yes&quot;;1;0)+IF([.BH117]=&quot;Yes&quot;;1;0)+IF([.BI117]=&quot;Yes&quot;;1;0)+IF([.BJ117]=&quot;No&quot;;1;IF([.BJ117]=&quot;&quot;;0;IF([.BJ117]=&quot;Some&quot;;0.5;0)))+IF([.BK117]=&quot;No&quot;;1;IF([.BK117]=&quot;&quot;;0;IF([.BK117]=&quot;Some&quot;;0.5;0)))+IF([.BL117]=&quot;No&quot;;1;IF([.BL117]=&quot;&quot;;0;IF([.BL117]=&quot;Some&quot;;0.5;0)))+IF([.BM117]=&quot;&quot;;0;1)+IF([.BN117]=&quot;&quot;;0;1)" office:value-type="float" office:value="4" calcext:value-type="float">
            <text:p>4</text:p>
          </table:table-cell>
          <table:table-cell table:style-name="ce21"/>
          <table:table-cell table:style-name="ce70" office:value-type="string" calcext:value-type="string">
            <text:p>Canada</text:p>
          </table:table-cell>
          <table:table-cell table:style-name="ce76" table:formula="of:=IF(OR([.L117]=&quot;USA&quot;;[.L117]=&quot;UK&quot;;[.L117]=&quot;Canada&quot;;[.L117]=&quot;Australia&quot;;[.L117]=&quot;New Zealand&quot;);&quot;Five&quot;;(IF(OR([.L117]=&quot;Denmark&quot;;[.L117]=&quot;France&quot;;[.L117]=&quot;Netherlands&quot;;[.L117]=&quot;Norway&quot;);&quot;Nine&quot;;IF(OR([.L117]=&quot;Belgium&quot;;[.L117]=&quot;Germany&quot;;[.L117]=&quot;Italy&quot;;[.L117]=&quot;Spain&quot;;[.L117]=&quot;Sweden&quot;);&quot;Fourteen&quot;;IF([.L117]=&quot;&quot;;&quot;Not Disclosed&quot;;IF(OR([.L117]=&quot;British Virgin Islands&quot;;[.L117]=&quot;Gibraltar&quot;;[.L117]=&quot;British Indian Ocean&quot;;[.L117]=&quot;Barbados&quot;);&quot;See Note&quot;;&quot;No&quot;))))))" office:value-type="string" office:string-value="Five" calcext:value-type="string">
            <text:p>Five</text:p>
          </table:table-cell>
          <table:table-cell table:style-name="ce81" office:value-type="string" calcext:value-type="string">
            <text:p>No</text:p>
          </table:table-cell>
          <table:table-cell table:style-name="ce86"/>
          <table:table-cell table:style-name="ce93"/>
          <table:table-cell table:style-name="ce86"/>
          <table:table-cell table:style-name="ce99"/>
          <table:table-cell table:style-name="ce93"/>
          <table:table-cell table:style-name="ce105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10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9" table:formula="of:=IF(AND(NOT([.M117]=&quot;Five&quot;);[.AC117]=&quot;Yes&quot;;[.W117]=&quot;Yes&quot;;OR([.T117]=&quot;Email&quot;;[.T117]=&quot;Yes&quot;);[.O11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6" office:value-type="string" calcext:value-type="string">
            <text:p>No</text:p>
          </table:table-cell>
          <table:table-cell table:style-name="ce131" office:value-type="string" calcext:value-type="string">
            <text:p>Yes</text:p>
          </table:table-cell>
          <table:table-cell table:style-name="ce135"/>
          <table:table-cell table:style-name="ce140" table:number-columns-repeated="6"/>
          <table:table-cell table:style-name="ce148"/>
          <table:table-cell table:style-name="ce154"/>
          <table:table-cell table:style-name="ce157" office:value-type="string" calcext:value-type="string">
            <text:p>Some</text:p>
          </table:table-cell>
          <table:table-cell table:style-name="ce162" office:value-type="float" office:value="38.05" calcext:value-type="float">
            <text:p>38.05</text:p>
          </table:table-cell>
          <table:table-cell table:style-name="ce167" office:value-type="float" office:value="14.87" calcext:value-type="float">
            <text:p>14.87</text:p>
          </table:table-cell>
          <table:table-cell table:number-columns-repeated="2" table:style-name="ce172" office:value-type="string" calcext:value-type="string">
            <text:p>AES-256</text:p>
          </table:table-cell>
          <table:table-cell table:style-name="ce176"/>
          <table:table-cell table:style-name="ce180"/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5" calcext:value-type="float">
            <text:p>15</text:p>
          </table:table-cell>
          <table:table-cell table:style-name="ce193" office:value-type="float" office:value="19" calcext:value-type="float">
            <text:p>19</text:p>
          </table:table-cell>
          <table:table-cell table:style-name="ce197" office:value-type="string" calcext:value-type="string">
            <text:p>Partial</text:p>
          </table:table-cell>
          <table:table-cell table:style-name="ce204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style-name="ce214" office:value-type="float" office:value="5" calcext:value-type="float">
            <text:p>5</text:p>
          </table:table-cell>
          <table:table-cell table:style-name="ce220" office:value-type="string" calcext:value-type="string">
            <text:p>A</text:p>
          </table:table-cell>
          <table:table-cell table:style-name="ce224" office:value-type="string" calcext:value-type="string">
            <text:p>Self</text:p>
          </table:table-cell>
          <table:table-cell table:style-name="ce230" office:value-type="float" office:value="2.95" calcext:value-type="float">
            <text:p>$2.95</text:p>
          </table:table-cell>
          <table:table-cell table:style-name="ce236" table:formula="of:=[.BC117]/[.AT117]" office:value-type="float" office:value="1.475" calcext:value-type="float">
            <text:p>$1.48</text:p>
          </table:table-cell>
          <table:table-cell table:style-name="ce241" office:value-type="string" calcext:value-type="string">
            <text:p>Yes</text:p>
          </table:table-cell>
          <table:table-cell table:style-name="ce248" office:value-type="float" office:value="0" calcext:value-type="float">
            <text:p>0</text:p>
          </table:table-cell>
          <table:table-cell table:style-name="ce255" table:number-columns-repeated="2"/>
          <table:table-cell table:style-name="ce263"/>
          <table:table-cell table:number-columns-repeated="2" table:style-name="ce267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280"/>
          <table:table-cell table:style-name="ce284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RootVPN</text:p>
          </table:table-cell>
          <table:table-cell table:style-name="ce18" table:formula="of:=IF(OR([.M118]=&quot;Five&quot;);3;0)+IF(OR([.M118]=&quot;Not Disclosed&quot;);1.5;0)+IF(OR([.M118]=&quot;Nine&quot;;[.M118]=&quot;Fourteen&quot;;[.M118]=&quot;See Note&quot;;[.M118]=&quot;Cooperative&quot;);1;0)+IF(OR([.N118]=&quot;Yes&quot;);2;0)+IF(OR([.N118]=&quot;Not Disclosed&quot;);1.5;0)+IF(OR([.N118]=&quot;Owned&quot;);1;0)" office:value-type="float" office:value="1" calcext:value-type="float">
            <text:p>1</text:p>
          </table:table-cell>
          <table:table-cell table:style-name="ce26" table:formula="of:=COUNTIF([.P118:.S118];&quot;Yes&quot;)+(0.5*COUNTIF([.P118:.S118];&quot;&quot;))+(0.5*COUNTIF([.P118:.S118];&quot;See Note&quot;))+(3*COUNTIF([.O118];&quot;Yes&quot;))" office:value-type="float" office:value="3" calcext:value-type="float">
            <text:p>3</text:p>
          </table:table-cell>
          <table:table-cell table:style-name="ce31" table:formula="of:=(3*COUNTIF([.T118];&quot;No&quot;))+COUNTIF([.W118:.X118];&quot;No&quot;)" office:value-type="float" office:value="4" calcext:value-type="float">
            <text:p>4</text:p>
          </table:table-cell>
          <table:table-cell table:style-name="ce35" table:formula="of:=COUNTIF([.AA118];&quot;No&quot;)+COUNTIF([.AB118];&quot;No&quot;)+(0.5*COUNTIF([.AB118];&quot;See Note&quot;))+(3*COUNTIF([.AC118];&quot;No&quot;))+COUNTIF([.AL118];&quot;Yes&quot;)+(0.5*COUNTIF([.AL118];&quot;Some&quot;))+COUNTIF([.AM118];&quot;Yes&quot;)+(0.5*COUNTIF([.AM118];&quot;Some&quot;))" office:value-type="float" office:value="2" calcext:value-type="float">
            <text:p>2</text:p>
          </table:table-cell>
          <table:table-cell table:style-name="ce39" table:formula="of:=(IF(OR([.AP118]=&quot;MPPE-128&quot;;[.AP118]=&quot;Blowfish-64&quot;);1;(IF(OR([.AP118]=&quot;See Note&quot;;[.AP118]=&quot;Blowfish-128&quot;);0.5;IF(OR([.AP118]=&quot;AES-128&quot;;[.AP118]=&quot;AES-160&quot;;[.AP118]=&quot;AES-192&quot;;[.AP118]=&quot;AES-256&quot;);0;0)))+(IF(OR([.AQ118]=&quot;MPPE-128&quot;;[.AQ118]=&quot;Blowfish-64&quot;);2;(IF(OR([.AQ118]=&quot;See Note&quot;;[.AQ118]=&quot;Blowfish-128&quot;;[.AQ118]=&quot;&quot;);1;IF(OR([.AQ118]=&quot;AES-128&quot;;[.AQ118]=&quot;AES-160&quot;;[.AQ118]=&quot;AES-192&quot;;[.AQ118]=&quot;AES-256&quot;);0;0)))))))+IF(OR([.AR118]=&quot;MS-CHAPv2&quot;;[.AR118]=&quot;RSA-RC4&quot;;[.AR118]=&quot;RSA-1024&quot;);1;IF(OR([.AR118]=&quot;See Note&quot;;[.AR118]=&quot;&quot;);0.5;IF(OR([.AR118]=&quot;RSA-4096&quot;;[.AR118]=&quot;RSA-2048&quot;;[.AR118]=&quot;DH-2048&quot;;[.AR118]=&quot;CA-4096&quot;);0;0)))+IF(OR([.AS118]=&quot;MS-CHAPv2&quot;;[.AS118]=&quot;RSA-RC4&quot;;[.AS118]=&quot;RSA-1024&quot;);2;IF(OR([.AS118]=&quot;See Note&quot;;[.AS118]=&quot;&quot;);1;IF(OR([.AS118]=&quot;RSA-4096&quot;;[.AS118]=&quot;RSA-2048&quot;;[.AS118]=&quot;DH-2048&quot;);0;0)))" office:value-type="float" office:value="1.5" calcext:value-type="float">
            <text:p>1.5</text:p>
          </table:table-cell>
          <table:table-cell table:style-name="ce43" table:formula="of:=IF([.AT118]&lt;3;2;0)+IF([.AU118]&lt;10;1;IF([.AU118]=&quot;&quot;;1;0))+IF([.AV118]&lt;3;2;IF([.AV118]&lt;10;1;IF([.AV118]=&quot;&quot;;1;0)))" office:value-type="float" office:value="3" calcext:value-type="float">
            <text:p>3</text:p>
          </table:table-cell>
          <table:table-cell table:style-name="ce48" table:formula="of:=IF([.AX118]=0;0;IF([.AX118]&lt;5;1;IF([.AX118]&lt;10;2;3)))+IF([.AY118]=0;0;IF([.AY118]&lt;3;1;IF([.AY118]&lt;10;2;3)))+IF([.AZ118]=0;0;IF([.AZ118]&lt;5;1;IF([.AZ118]&lt;10;2;3)))+IF([.BA118]=&quot;A&quot;;0;IF([.BA118]=&quot;A+&quot;;0;IF([.BA118]=&quot;B&quot;;1;5)))+IF([.BB118]=&quot;Self&quot;;0;IF([.BB118]=&quot;CloudFlare&quot;;2;IF([.BB118]=&quot;Incapsula&quot;;2;3)))" office:value-type="float" office:value="3" calcext:value-type="float">
            <text:p>3</text:p>
          </table:table-cell>
          <table:table-cell table:style-name="ce52" table:formula="of:=IF([.BC118]&lt;PricePercentile33;0;IF([.BC118]&lt;PricePercentile66;1;2))+IF([.BD118]&lt;ConPricePercentile33;0;IF([.BD118]&lt;ConPricePercentile66;1;2))+IF([.BE118]=&quot;Free&quot;;0;IF([.BE118]=&quot;Yes&quot;;0;1))+IF([.BF118]=&quot;Free&quot;;0;IF([.BF118]&gt;29;0;IF([.BF118]&gt;13;1;IF([.BF118]&gt;6;2;3))))" office:value-type="float" office:value="6" calcext:value-type="float">
            <text:p>6</text:p>
          </table:table-cell>
          <table:table-cell table:style-name="ce58" table:formula="of:=IF([.BG118]=&quot;Yes&quot;;1;0)+IF([.BH118]=&quot;Yes&quot;;1;0)+IF([.BI118]=&quot;Yes&quot;;1;0)+IF([.BJ118]=&quot;No&quot;;1;IF([.BJ118]=&quot;&quot;;0;IF([.BJ118]=&quot;Some&quot;;0.5;0)))+IF([.BK118]=&quot;No&quot;;1;IF([.BK118]=&quot;&quot;;0;IF([.BK118]=&quot;Some&quot;;0.5;0)))+IF([.BL118]=&quot;No&quot;;1;IF([.BL118]=&quot;&quot;;0;IF([.BL118]=&quot;Some&quot;;0.5;0)))+IF([.BM118]=&quot;&quot;;0;1)+IF([.BN118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Netherlands</text:p>
          </table:table-cell>
          <table:table-cell table:style-name="ce76" table:formula="of:=IF(OR([.L118]=&quot;USA&quot;;[.L118]=&quot;UK&quot;;[.L118]=&quot;Canada&quot;;[.L118]=&quot;Australia&quot;;[.L118]=&quot;New Zealand&quot;);&quot;Five&quot;;(IF(OR([.L118]=&quot;Denmark&quot;;[.L118]=&quot;France&quot;;[.L118]=&quot;Netherlands&quot;;[.L118]=&quot;Norway&quot;);&quot;Nine&quot;;IF(OR([.L118]=&quot;Belgium&quot;;[.L118]=&quot;Germany&quot;;[.L118]=&quot;Italy&quot;;[.L118]=&quot;Spain&quot;;[.L118]=&quot;Sweden&quot;);&quot;Fourteen&quot;;IF([.L118]=&quot;&quot;;&quot;Not Disclosed&quot;;IF(OR([.L118]=&quot;British Virgin Islands&quot;;[.L118]=&quot;Gibraltar&quot;;[.L118]=&quot;British Indian Ocean&quot;;[.L118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85"/>
          <table:table-cell table:number-columns-repeated="2" table:style-name="ce85" office:value-type="string" calcext:value-type="string">
            <text:p>Yes</text:p>
          </table:table-cell>
          <table:table-cell table:style-name="ce106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9" table:formula="of:=IF(AND(NOT([.M118]=&quot;Five&quot;);[.AC118]=&quot;Yes&quot;;[.W118]=&quot;Yes&quot;;OR([.T118]=&quot;Email&quot;;[.T118]=&quot;Yes&quot;);[.O11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41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1" table:number-columns-repeated="2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128</text:p>
          </table:table-cell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/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5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0.61" calcext:value-type="float">
            <text:p>$10.61</text:p>
          </table:table-cell>
          <table:table-cell table:style-name="ce235" table:formula="of:=[.BC118]/[.AT118]" office:value-type="float" office:value="0.4244" calcext:value-type="float">
            <text:p>$0.4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table:style-name="ce256" office:value-type="string" calcext:value-type="string">
            <text:p>Yes</text:p>
          </table:table-cell>
          <table:table-cell table:style-name="ce262"/>
          <table:table-cell table:number-columns-repeated="2"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aferVPN</text:p>
          </table:table-cell>
          <table:table-cell table:style-name="ce18" table:formula="of:=IF(OR([.M119]=&quot;Five&quot;);3;0)+IF(OR([.M119]=&quot;Not Disclosed&quot;);1.5;0)+IF(OR([.M119]=&quot;Nine&quot;;[.M119]=&quot;Fourteen&quot;;[.M119]=&quot;See Note&quot;;[.M119]=&quot;Cooperative&quot;);1;0)+IF(OR([.N119]=&quot;Yes&quot;);2;0)+IF(OR([.N119]=&quot;Not Disclosed&quot;);1.5;0)+IF(OR([.N119]=&quot;Owned&quot;);1;0)" office:value-type="float" office:value="0" calcext:value-type="float">
            <text:p>0</text:p>
          </table:table-cell>
          <table:table-cell table:style-name="ce26" table:formula="of:=COUNTIF([.P119:.S119];&quot;Yes&quot;)+(0.5*COUNTIF([.P119:.S119];&quot;&quot;))+(0.5*COUNTIF([.P119:.S119];&quot;See Note&quot;))+(3*COUNTIF([.O119];&quot;Yes&quot;))" office:value-type="float" office:value="2.5" calcext:value-type="float">
            <text:p>2.5</text:p>
          </table:table-cell>
          <table:table-cell table:style-name="ce31" table:formula="of:=(3*COUNTIF([.T119];&quot;No&quot;))+COUNTIF([.W119:.X119];&quot;No&quot;)" office:value-type="float" office:value="1" calcext:value-type="float">
            <text:p>1</text:p>
          </table:table-cell>
          <table:table-cell table:style-name="ce35" table:formula="of:=COUNTIF([.AA119];&quot;No&quot;)+COUNTIF([.AB119];&quot;No&quot;)+(0.5*COUNTIF([.AB119];&quot;See Note&quot;))+(3*COUNTIF([.AC119];&quot;No&quot;))+COUNTIF([.AL119];&quot;Yes&quot;)+(0.5*COUNTIF([.AL119];&quot;Some&quot;))+COUNTIF([.AM119];&quot;Yes&quot;)+(0.5*COUNTIF([.AM119];&quot;Some&quot;))" office:value-type="float" office:value="2" calcext:value-type="float">
            <text:p>2</text:p>
          </table:table-cell>
          <table:table-cell table:style-name="ce39" table:formula="of:=(IF(OR([.AP119]=&quot;MPPE-128&quot;;[.AP119]=&quot;Blowfish-64&quot;);1;(IF(OR([.AP119]=&quot;See Note&quot;;[.AP119]=&quot;Blowfish-128&quot;);0.5;IF(OR([.AP119]=&quot;AES-128&quot;;[.AP119]=&quot;AES-160&quot;;[.AP119]=&quot;AES-192&quot;;[.AP119]=&quot;AES-256&quot;);0;0)))+(IF(OR([.AQ119]=&quot;MPPE-128&quot;;[.AQ119]=&quot;Blowfish-64&quot;);2;(IF(OR([.AQ119]=&quot;See Note&quot;;[.AQ119]=&quot;Blowfish-128&quot;;[.AQ119]=&quot;&quot;);1;IF(OR([.AQ119]=&quot;AES-128&quot;;[.AQ119]=&quot;AES-160&quot;;[.AQ119]=&quot;AES-192&quot;;[.AQ119]=&quot;AES-256&quot;);0;0)))))))+IF(OR([.AR119]=&quot;MS-CHAPv2&quot;;[.AR119]=&quot;RSA-RC4&quot;;[.AR119]=&quot;RSA-1024&quot;);1;IF(OR([.AR119]=&quot;See Note&quot;;[.AR119]=&quot;&quot;);0.5;IF(OR([.AR119]=&quot;RSA-4096&quot;;[.AR119]=&quot;RSA-2048&quot;;[.AR119]=&quot;DH-2048&quot;;[.AR119]=&quot;CA-4096&quot;);0;0)))+IF(OR([.AS119]=&quot;MS-CHAPv2&quot;;[.AS119]=&quot;RSA-RC4&quot;;[.AS119]=&quot;RSA-1024&quot;);2;IF(OR([.AS119]=&quot;See Note&quot;;[.AS119]=&quot;&quot;);1;IF(OR([.AS119]=&quot;RSA-4096&quot;;[.AS119]=&quot;RSA-2048&quot;;[.AS119]=&quot;DH-2048&quot;);0;0)))" office:value-type="float" office:value="1.5" calcext:value-type="float">
            <text:p>1.5</text:p>
          </table:table-cell>
          <table:table-cell table:style-name="ce43" table:formula="of:=IF([.AT119]&lt;3;2;0)+IF([.AU119]&lt;10;1;IF([.AU119]=&quot;&quot;;1;0))+IF([.AV119]&lt;3;2;IF([.AV119]&lt;10;1;IF([.AV119]=&quot;&quot;;1;0)))" office:value-type="float" office:value="0" calcext:value-type="float">
            <text:p>0</text:p>
          </table:table-cell>
          <table:table-cell table:style-name="ce48" table:formula="of:=IF([.AX119]=0;0;IF([.AX119]&lt;5;1;IF([.AX119]&lt;10;2;3)))+IF([.AY119]=0;0;IF([.AY119]&lt;3;1;IF([.AY119]&lt;10;2;3)))+IF([.AZ119]=0;0;IF([.AZ119]&lt;5;1;IF([.AZ119]&lt;10;2;3)))+IF([.BA119]=&quot;A&quot;;0;IF([.BA119]=&quot;A+&quot;;0;IF([.BA119]=&quot;B&quot;;1;5)))+IF([.BB119]=&quot;Self&quot;;0;IF([.BB119]=&quot;CloudFlare&quot;;2;IF([.BB119]=&quot;Incapsula&quot;;2;3)))" office:value-type="float" office:value="7" calcext:value-type="float">
            <text:p>7</text:p>
          </table:table-cell>
          <table:table-cell table:style-name="ce52" table:formula="of:=IF([.BC119]&lt;PricePercentile33;0;IF([.BC119]&lt;PricePercentile66;1;2))+IF([.BD119]&lt;ConPricePercentile33;0;IF([.BD119]&lt;ConPricePercentile66;1;2))+IF([.BE119]=&quot;Free&quot;;0;IF([.BE119]=&quot;Yes&quot;;0;1))+IF([.BF119]=&quot;Free&quot;;0;IF([.BF119]&gt;29;0;IF([.BF119]&gt;13;1;IF([.BF119]&gt;6;2;3))))" office:value-type="float" office:value="3" calcext:value-type="float">
            <text:p>3</text:p>
          </table:table-cell>
          <table:table-cell table:style-name="ce58" table:formula="of:=IF([.BG119]=&quot;Yes&quot;;1;0)+IF([.BH119]=&quot;Yes&quot;;1;0)+IF([.BI119]=&quot;Yes&quot;;1;0)+IF([.BJ119]=&quot;No&quot;;1;IF([.BJ119]=&quot;&quot;;0;IF([.BJ119]=&quot;Some&quot;;0.5;0)))+IF([.BK119]=&quot;No&quot;;1;IF([.BK119]=&quot;&quot;;0;IF([.BK119]=&quot;Some&quot;;0.5;0)))+IF([.BL119]=&quot;No&quot;;1;IF([.BL119]=&quot;&quot;;0;IF([.BL119]=&quot;Some&quot;;0.5;0)))+IF([.BM119]=&quot;&quot;;0;1)+IF([.BN119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Israel</text:p>
          </table:table-cell>
          <table:table-cell table:style-name="ce75" table:formula="of:=IF(OR([.L119]=&quot;USA&quot;;[.L119]=&quot;UK&quot;;[.L119]=&quot;Canada&quot;;[.L119]=&quot;Australia&quot;;[.L119]=&quot;New Zealand&quot;);&quot;Five&quot;;(IF(OR([.L119]=&quot;Denmark&quot;;[.L119]=&quot;France&quot;;[.L119]=&quot;Netherlands&quot;;[.L119]=&quot;Norway&quot;);&quot;Nine&quot;;IF(OR([.L119]=&quot;Belgium&quot;;[.L119]=&quot;Germany&quot;;[.L119]=&quot;Italy&quot;;[.L119]=&quot;Spain&quot;;[.L119]=&quot;Sweden&quot;);&quot;Fourteen&quot;;IF([.L119]=&quot;&quot;;&quot;Not Disclosed&quot;;IF(OR([.L119]=&quot;British Virgin Islands&quot;;[.L119]=&quot;Gibraltar&quot;;[.L119]=&quot;British Indian Ocean&quot;;[.L119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19]=&quot;Five&quot;);[.AC119]=&quot;Yes&quot;;[.W119]=&quot;Yes&quot;;OR([.T119]=&quot;Email&quot;;[.T119]=&quot;Yes&quot;);[.O119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 office:value-type="float" office:value="93.45" calcext:value-type="float">
            <text:p>93.45</text:p>
          </table:table-cell>
          <table:table-cell table:style-name="ce166" office:value-type="float" office:value="10.7" calcext:value-type="float">
            <text:p>10.7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150" calcext:value-type="float">
            <text:p>150</text:p>
          </table:table-cell>
          <table:table-cell table:style-name="ce196" office:value-type="string" calcext:value-type="string">
            <text:p>Partial</text:p>
          </table:table-cell>
          <table:table-cell table:style-name="ce203" office:value-type="float" office:value="11" calcext:value-type="float">
            <text:p>11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4" calcext:value-type="float">
            <text:p>1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99" calcext:value-type="float">
            <text:p>$5.99</text:p>
          </table:table-cell>
          <table:table-cell table:style-name="ce235" table:formula="of:=[.BC119]/[.AT119]" office:value-type="float" office:value="1.99666666666667" calcext:value-type="float">
            <text:p>$2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4" calcext:value-type="float">
            <text:p>14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Yes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securevpn.com" xlink:type="simple">SecureVPN.com</text:a></text:p>
          </table:table-cell>
          <table:table-cell table:style-name="ce18" table:formula="of:=IF(OR([.M120]=&quot;Five&quot;);3;0)+IF(OR([.M120]=&quot;Not Disclosed&quot;);1.5;0)+IF(OR([.M120]=&quot;Nine&quot;;[.M120]=&quot;Fourteen&quot;;[.M120]=&quot;See Note&quot;;[.M120]=&quot;Cooperative&quot;);1;0)+IF(OR([.N120]=&quot;Yes&quot;);2;0)+IF(OR([.N120]=&quot;Not Disclosed&quot;);1.5;0)+IF(OR([.N120]=&quot;Owned&quot;);1;0)" office:value-type="float" office:value="3" calcext:value-type="float">
            <text:p>3</text:p>
          </table:table-cell>
          <table:table-cell table:style-name="ce26" table:formula="of:=COUNTIF([.P120:.S120];&quot;Yes&quot;)+(0.5*COUNTIF([.P120:.S120];&quot;&quot;))+(0.5*COUNTIF([.P120:.S120];&quot;See Note&quot;))+(3*COUNTIF([.O120];&quot;Yes&quot;))" office:value-type="float" office:value="2.5" calcext:value-type="float">
            <text:p>2.5</text:p>
          </table:table-cell>
          <table:table-cell table:style-name="ce31" table:formula="of:=(3*COUNTIF([.T120];&quot;No&quot;))+COUNTIF([.W120:.X120];&quot;No&quot;)" office:value-type="float" office:value="5" calcext:value-type="float">
            <text:p>5</text:p>
          </table:table-cell>
          <table:table-cell table:style-name="ce35" table:formula="of:=COUNTIF([.AA120];&quot;No&quot;)+COUNTIF([.AB120];&quot;No&quot;)+(0.5*COUNTIF([.AB120];&quot;See Note&quot;))+(3*COUNTIF([.AC120];&quot;No&quot;))+COUNTIF([.AL120];&quot;Yes&quot;)+(0.5*COUNTIF([.AL120];&quot;Some&quot;))+COUNTIF([.AM120];&quot;Yes&quot;)+(0.5*COUNTIF([.AM120];&quot;Some&quot;))" office:value-type="float" office:value="2" calcext:value-type="float">
            <text:p>2</text:p>
          </table:table-cell>
          <table:table-cell table:style-name="ce39" table:formula="of:=(IF(OR([.AP120]=&quot;MPPE-128&quot;;[.AP120]=&quot;Blowfish-64&quot;);1;(IF(OR([.AP120]=&quot;See Note&quot;;[.AP120]=&quot;Blowfish-128&quot;);0.5;IF(OR([.AP120]=&quot;AES-128&quot;;[.AP120]=&quot;AES-160&quot;;[.AP120]=&quot;AES-192&quot;;[.AP120]=&quot;AES-256&quot;);0;0)))+(IF(OR([.AQ120]=&quot;MPPE-128&quot;;[.AQ120]=&quot;Blowfish-64&quot;);2;(IF(OR([.AQ120]=&quot;See Note&quot;;[.AQ120]=&quot;Blowfish-128&quot;;[.AQ120]=&quot;&quot;);1;IF(OR([.AQ120]=&quot;AES-128&quot;;[.AQ120]=&quot;AES-160&quot;;[.AQ120]=&quot;AES-192&quot;;[.AQ120]=&quot;AES-256&quot;);0;0)))))))+IF(OR([.AR120]=&quot;MS-CHAPv2&quot;;[.AR120]=&quot;RSA-RC4&quot;;[.AR120]=&quot;RSA-1024&quot;);1;IF(OR([.AR120]=&quot;See Note&quot;;[.AR120]=&quot;&quot;);0.5;IF(OR([.AR120]=&quot;RSA-4096&quot;;[.AR120]=&quot;RSA-2048&quot;;[.AR120]=&quot;DH-2048&quot;;[.AR120]=&quot;CA-4096&quot;);0;0)))+IF(OR([.AS120]=&quot;MS-CHAPv2&quot;;[.AS120]=&quot;RSA-RC4&quot;;[.AS120]=&quot;RSA-1024&quot;);2;IF(OR([.AS120]=&quot;See Note&quot;;[.AS120]=&quot;&quot;);1;IF(OR([.AS120]=&quot;RSA-4096&quot;;[.AS120]=&quot;RSA-2048&quot;;[.AS120]=&quot;DH-2048&quot;);0;0)))" office:value-type="float" office:value="2.5" calcext:value-type="float">
            <text:p>2.5</text:p>
          </table:table-cell>
          <table:table-cell table:style-name="ce43" table:formula="of:=IF([.AT120]&lt;3;2;0)+IF([.AU120]&lt;10;1;IF([.AU120]=&quot;&quot;;1;0))+IF([.AV120]&lt;3;2;IF([.AV120]&lt;10;1;IF([.AV120]=&quot;&quot;;1;0)))" office:value-type="float" office:value="2" calcext:value-type="float">
            <text:p>2</text:p>
          </table:table-cell>
          <table:table-cell table:style-name="ce48" table:formula="of:=IF([.AX120]=0;0;IF([.AX120]&lt;5;1;IF([.AX120]&lt;10;2;3)))+IF([.AY120]=0;0;IF([.AY120]&lt;3;1;IF([.AY120]&lt;10;2;3)))+IF([.AZ120]=0;0;IF([.AZ120]&lt;5;1;IF([.AZ120]&lt;10;2;3)))+IF([.BA120]=&quot;A&quot;;0;IF([.BA120]=&quot;A+&quot;;0;IF([.BA120]=&quot;B&quot;;1;5)))+IF([.BB120]=&quot;Self&quot;;0;IF([.BB120]=&quot;CloudFlare&quot;;2;IF([.BB120]=&quot;Incapsula&quot;;2;3)))" office:value-type="float" office:value="9" calcext:value-type="float">
            <text:p>9</text:p>
          </table:table-cell>
          <table:table-cell table:style-name="ce52" table:formula="of:=IF([.BC120]&lt;PricePercentile33;0;IF([.BC120]&lt;PricePercentile66;1;2))+IF([.BD120]&lt;ConPricePercentile33;0;IF([.BD120]&lt;ConPricePercentile66;1;2))+IF([.BE120]=&quot;Free&quot;;0;IF([.BE120]=&quot;Yes&quot;;0;1))+IF([.BF120]=&quot;Free&quot;;0;IF([.BF120]&gt;29;0;IF([.BF120]&gt;13;1;IF([.BF120]&gt;6;2;3))))" office:value-type="float" office:value="5" calcext:value-type="float">
            <text:p>5</text:p>
          </table:table-cell>
          <table:table-cell table:style-name="ce58" table:formula="of:=IF([.BG120]=&quot;Yes&quot;;1;0)+IF([.BH120]=&quot;Yes&quot;;1;0)+IF([.BI120]=&quot;Yes&quot;;1;0)+IF([.BJ120]=&quot;No&quot;;1;IF([.BJ120]=&quot;&quot;;0;IF([.BJ120]=&quot;Some&quot;;0.5;0)))+IF([.BK120]=&quot;No&quot;;1;IF([.BK120]=&quot;&quot;;0;IF([.BK120]=&quot;Some&quot;;0.5;0)))+IF([.BL120]=&quot;No&quot;;1;IF([.BL120]=&quot;&quot;;0;IF([.BL120]=&quot;Some&quot;;0.5;0)))+IF([.BM120]=&quot;&quot;;0;1)+IF([.BN120]=&quot;&quot;;0;1)" office:value-type="float" office:value="6" calcext:value-type="float">
            <text:p>6</text:p>
          </table:table-cell>
          <table:table-cell table:style-name="ce21"/>
          <table:table-cell table:style-name="ce69"/>
          <table:table-cell table:style-name="ce75" table:formula="of:=IF(OR([.L120]=&quot;USA&quot;;[.L120]=&quot;UK&quot;;[.L120]=&quot;Canada&quot;;[.L120]=&quot;Australia&quot;;[.L120]=&quot;New Zealand&quot;);&quot;Five&quot;;(IF(OR([.L120]=&quot;Denmark&quot;;[.L120]=&quot;France&quot;;[.L120]=&quot;Netherlands&quot;;[.L120]=&quot;Norway&quot;);&quot;Nine&quot;;IF(OR([.L120]=&quot;Belgium&quot;;[.L120]=&quot;Germany&quot;;[.L120]=&quot;Italy&quot;;[.L120]=&quot;Spain&quot;;[.L120]=&quot;Sweden&quot;);&quot;Fourteen&quot;;IF([.L120]=&quot;&quot;;&quot;Not Disclosed&quot;;IF(OR([.L120]=&quot;British Virgin Islands&quot;;[.L120]=&quot;Gibraltar&quot;;[.L120]=&quot;British Indian Ocean&quot;;[.L120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20]=&quot;Five&quot;);[.AC120]=&quot;Yes&quot;;[.W120]=&quot;Yes&quot;;OR([.T120]=&quot;Email&quot;;[.T120]=&quot;Yes&quot;);[.O120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6" calcext:value-type="float">
            <text:p>6</text:p>
          </table:table-cell>
          <table:table-cell table:style-name="ce192" office:value-type="float" office:value="6" calcext:value-type="float">
            <text:p>6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84" calcext:value-type="float">
            <text:p>$5.84</text:p>
          </table:table-cell>
          <table:table-cell table:style-name="ce235" table:formula="of:=[.BC120]/[.AT120]" office:value-type="float" office:value="1.168" calcext:value-type="float">
            <text:p>$1.1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securevpn.to" xlink:type="simple">SecureVPN.to</text:a></text:p>
          </table:table-cell>
          <table:table-cell table:style-name="ce18" table:formula="of:=IF(OR([.M121]=&quot;Five&quot;);3;0)+IF(OR([.M121]=&quot;Not Disclosed&quot;);1.5;0)+IF(OR([.M121]=&quot;Nine&quot;;[.M121]=&quot;Fourteen&quot;;[.M121]=&quot;See Note&quot;;[.M121]=&quot;Cooperative&quot;);1;0)+IF(OR([.N121]=&quot;Yes&quot;);2;0)+IF(OR([.N121]=&quot;Not Disclosed&quot;);1.5;0)+IF(OR([.N121]=&quot;Owned&quot;);1;0)" office:value-type="float" office:value="3" calcext:value-type="float">
            <text:p>3</text:p>
          </table:table-cell>
          <table:table-cell table:style-name="ce26" table:formula="of:=COUNTIF([.P121:.S121];&quot;Yes&quot;)+(0.5*COUNTIF([.P121:.S121];&quot;&quot;))+(0.5*COUNTIF([.P121:.S121];&quot;See Note&quot;))+(3*COUNTIF([.O121];&quot;Yes&quot;))" office:value-type="float" office:value="0" calcext:value-type="float">
            <text:p>0</text:p>
          </table:table-cell>
          <table:table-cell table:style-name="ce31" table:formula="of:=(3*COUNTIF([.T121];&quot;No&quot;))+COUNTIF([.W121:.X121];&quot;No&quot;)" office:value-type="float" office:value="1" calcext:value-type="float">
            <text:p>1</text:p>
          </table:table-cell>
          <table:table-cell table:style-name="ce35" table:formula="of:=COUNTIF([.AA121];&quot;No&quot;)+COUNTIF([.AB121];&quot;No&quot;)+(0.5*COUNTIF([.AB121];&quot;See Note&quot;))+(3*COUNTIF([.AC121];&quot;No&quot;))+COUNTIF([.AL121];&quot;Yes&quot;)+(0.5*COUNTIF([.AL121];&quot;Some&quot;))+COUNTIF([.AM121];&quot;Yes&quot;)+(0.5*COUNTIF([.AM121];&quot;Some&quot;))" office:value-type="float" office:value="1" calcext:value-type="float">
            <text:p>1</text:p>
          </table:table-cell>
          <table:table-cell table:style-name="ce39" table:formula="of:=(IF(OR([.AP121]=&quot;MPPE-128&quot;;[.AP121]=&quot;Blowfish-64&quot;);1;(IF(OR([.AP121]=&quot;See Note&quot;;[.AP121]=&quot;Blowfish-128&quot;);0.5;IF(OR([.AP121]=&quot;AES-128&quot;;[.AP121]=&quot;AES-160&quot;;[.AP121]=&quot;AES-192&quot;;[.AP121]=&quot;AES-256&quot;);0;0)))+(IF(OR([.AQ121]=&quot;MPPE-128&quot;;[.AQ121]=&quot;Blowfish-64&quot;);2;(IF(OR([.AQ121]=&quot;See Note&quot;;[.AQ121]=&quot;Blowfish-128&quot;;[.AQ121]=&quot;&quot;);1;IF(OR([.AQ121]=&quot;AES-128&quot;;[.AQ121]=&quot;AES-160&quot;;[.AQ121]=&quot;AES-192&quot;;[.AQ121]=&quot;AES-256&quot;);0;0)))))))+IF(OR([.AR121]=&quot;MS-CHAPv2&quot;;[.AR121]=&quot;RSA-RC4&quot;;[.AR121]=&quot;RSA-1024&quot;);1;IF(OR([.AR121]=&quot;See Note&quot;;[.AR121]=&quot;&quot;);0.5;IF(OR([.AR121]=&quot;RSA-4096&quot;;[.AR121]=&quot;RSA-2048&quot;;[.AR121]=&quot;DH-2048&quot;;[.AR121]=&quot;CA-4096&quot;);0;0)))+IF(OR([.AS121]=&quot;MS-CHAPv2&quot;;[.AS121]=&quot;RSA-RC4&quot;;[.AS121]=&quot;RSA-1024&quot;);2;IF(OR([.AS121]=&quot;See Note&quot;;[.AS121]=&quot;&quot;);1;IF(OR([.AS121]=&quot;RSA-4096&quot;;[.AS121]=&quot;RSA-2048&quot;;[.AS121]=&quot;DH-2048&quot;);0;0)))" office:value-type="float" office:value="0" calcext:value-type="float">
            <text:p>0</text:p>
          </table:table-cell>
          <table:table-cell table:style-name="ce43" table:formula="of:=IF([.AT121]&lt;3;2;0)+IF([.AU121]&lt;10;1;IF([.AU121]=&quot;&quot;;1;0))+IF([.AV121]&lt;3;2;IF([.AV121]&lt;10;1;IF([.AV121]=&quot;&quot;;1;0)))" office:value-type="float" office:value="0" calcext:value-type="float">
            <text:p>0</text:p>
          </table:table-cell>
          <table:table-cell table:style-name="ce48" table:formula="of:=IF([.AX121]=0;0;IF([.AX121]&lt;5;1;IF([.AX121]&lt;10;2;3)))+IF([.AY121]=0;0;IF([.AY121]&lt;3;1;IF([.AY121]&lt;10;2;3)))+IF([.AZ121]=0;0;IF([.AZ121]&lt;5;1;IF([.AZ121]&lt;10;2;3)))+IF([.BA121]=&quot;A&quot;;0;IF([.BA121]=&quot;A+&quot;;0;IF([.BA121]=&quot;B&quot;;1;5)))+IF([.BB121]=&quot;Self&quot;;0;IF([.BB121]=&quot;CloudFlare&quot;;2;IF([.BB121]=&quot;Incapsula&quot;;2;3)))" office:value-type="float" office:value="1" calcext:value-type="float">
            <text:p>1</text:p>
          </table:table-cell>
          <table:table-cell table:style-name="ce52" table:formula="of:=IF([.BC121]&lt;PricePercentile33;0;IF([.BC121]&lt;PricePercentile66;1;2))+IF([.BD121]&lt;ConPricePercentile33;0;IF([.BD121]&lt;ConPricePercentile66;1;2))+IF([.BE121]=&quot;Free&quot;;0;IF([.BE121]=&quot;Yes&quot;;0;1))+IF([.BF121]=&quot;Free&quot;;0;IF([.BF121]&gt;29;0;IF([.BF121]&gt;13;1;IF([.BF121]&gt;6;2;3))))" office:value-type="float" office:value="6" calcext:value-type="float">
            <text:p>6</text:p>
          </table:table-cell>
          <table:table-cell table:style-name="ce58" table:formula="of:=IF([.BG121]=&quot;Yes&quot;;1;0)+IF([.BH121]=&quot;Yes&quot;;1;0)+IF([.BI121]=&quot;Yes&quot;;1;0)+IF([.BJ121]=&quot;No&quot;;1;IF([.BJ121]=&quot;&quot;;0;IF([.BJ121]=&quot;Some&quot;;0.5;0)))+IF([.BK121]=&quot;No&quot;;1;IF([.BK121]=&quot;&quot;;0;IF([.BK121]=&quot;Some&quot;;0.5;0)))+IF([.BL121]=&quot;No&quot;;1;IF([.BL121]=&quot;&quot;;0;IF([.BL121]=&quot;Some&quot;;0.5;0)))+IF([.BM121]=&quot;&quot;;0;1)+IF([.BN121]=&quot;&quot;;0;1)" office:value-type="float" office:value="0" calcext:value-type="float">
            <text:p>0</text:p>
          </table:table-cell>
          <table:table-cell table:style-name="ce21"/>
          <table:table-cell table:style-name="ce69"/>
          <table:table-cell table:style-name="ce75" table:formula="of:=IF(OR([.L121]=&quot;USA&quot;;[.L121]=&quot;UK&quot;;[.L121]=&quot;Canada&quot;;[.L121]=&quot;Australia&quot;;[.L121]=&quot;New Zealand&quot;);&quot;Five&quot;;(IF(OR([.L121]=&quot;Denmark&quot;;[.L121]=&quot;France&quot;;[.L121]=&quot;Netherlands&quot;;[.L121]=&quot;Norway&quot;);&quot;Nine&quot;;IF(OR([.L121]=&quot;Belgium&quot;;[.L121]=&quot;Germany&quot;;[.L121]=&quot;Italy&quot;;[.L121]=&quot;Spain&quot;;[.L121]=&quot;Sweden&quot;);&quot;Fourteen&quot;;IF([.L121]=&quot;&quot;;&quot;Not Disclosed&quot;;IF(OR([.L121]=&quot;British Virgin Islands&quot;;[.L121]=&quot;Gibraltar&quot;;[.L121]=&quot;British Indian Ocean&quot;;[.L121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21]=&quot;Five&quot;);[.AC121]=&quot;Yes&quot;;[.W121]=&quot;Yes&quot;;OR([.T121]=&quot;Email&quot;;[.T121]=&quot;Yes&quot;);[.O121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number-columns-repeated="2"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 office:value-type="float" office:value="58.96" calcext:value-type="float">
            <text:p>58.96</text:p>
          </table:table-cell>
          <table:table-cell table:style-name="ce166" office:value-type="float" office:value="13.92" calcext:value-type="float">
            <text:p>13.92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23" calcext:value-type="float">
            <text:p>23</text:p>
          </table:table-cell>
          <table:table-cell table:style-name="ce192" office:value-type="float" office:value="34" calcext:value-type="float">
            <text:p>34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84" calcext:value-type="float">
            <text:p>$6.84</text:p>
          </table:table-cell>
          <table:table-cell table:style-name="ce235" table:formula="of:=[.BC121]/[.AT121]" office:value-type="float" office:value="0.2736" calcext:value-type="float">
            <text:p>$0.2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ecurityKISS</text:p>
          </table:table-cell>
          <table:table-cell table:style-name="ce18" table:formula="of:=IF(OR([.M122]=&quot;Five&quot;);3;0)+IF(OR([.M122]=&quot;Not Disclosed&quot;);1.5;0)+IF(OR([.M122]=&quot;Nine&quot;;[.M122]=&quot;Fourteen&quot;;[.M122]=&quot;See Note&quot;;[.M122]=&quot;Cooperative&quot;);1;0)+IF(OR([.N122]=&quot;Yes&quot;);2;0)+IF(OR([.N122]=&quot;Not Disclosed&quot;);1.5;0)+IF(OR([.N122]=&quot;Owned&quot;);1;0)" office:value-type="float" office:value="0" calcext:value-type="float">
            <text:p>0</text:p>
          </table:table-cell>
          <table:table-cell table:style-name="ce26" table:formula="of:=COUNTIF([.P122:.S122];&quot;Yes&quot;)+(0.5*COUNTIF([.P122:.S122];&quot;&quot;))+(0.5*COUNTIF([.P122:.S122];&quot;See Note&quot;))+(3*COUNTIF([.O122];&quot;Yes&quot;))" office:value-type="float" office:value="3.5" calcext:value-type="float">
            <text:p>3.5</text:p>
          </table:table-cell>
          <table:table-cell table:style-name="ce31" table:formula="of:=(3*COUNTIF([.T122];&quot;No&quot;))+COUNTIF([.W122:.X122];&quot;No&quot;)" office:value-type="float" office:value="1" calcext:value-type="float">
            <text:p>1</text:p>
          </table:table-cell>
          <table:table-cell table:style-name="ce35" table:formula="of:=COUNTIF([.AA122];&quot;No&quot;)+COUNTIF([.AB122];&quot;No&quot;)+(0.5*COUNTIF([.AB122];&quot;See Note&quot;))+(3*COUNTIF([.AC122];&quot;No&quot;))+COUNTIF([.AL122];&quot;Yes&quot;)+(0.5*COUNTIF([.AL122];&quot;Some&quot;))+COUNTIF([.AM122];&quot;Yes&quot;)+(0.5*COUNTIF([.AM122];&quot;Some&quot;))" office:value-type="float" office:value="1" calcext:value-type="float">
            <text:p>1</text:p>
          </table:table-cell>
          <table:table-cell table:style-name="ce39" table:formula="of:=(IF(OR([.AP122]=&quot;MPPE-128&quot;;[.AP122]=&quot;Blowfish-64&quot;);1;(IF(OR([.AP122]=&quot;See Note&quot;;[.AP122]=&quot;Blowfish-128&quot;);0.5;IF(OR([.AP122]=&quot;AES-128&quot;;[.AP122]=&quot;AES-160&quot;;[.AP122]=&quot;AES-192&quot;;[.AP122]=&quot;AES-256&quot;);0;0)))+(IF(OR([.AQ122]=&quot;MPPE-128&quot;;[.AQ122]=&quot;Blowfish-64&quot;);2;(IF(OR([.AQ122]=&quot;See Note&quot;;[.AQ122]=&quot;Blowfish-128&quot;;[.AQ122]=&quot;&quot;);1;IF(OR([.AQ122]=&quot;AES-128&quot;;[.AQ122]=&quot;AES-160&quot;;[.AQ122]=&quot;AES-192&quot;;[.AQ122]=&quot;AES-256&quot;);0;0)))))))+IF(OR([.AR122]=&quot;MS-CHAPv2&quot;;[.AR122]=&quot;RSA-RC4&quot;;[.AR122]=&quot;RSA-1024&quot;);1;IF(OR([.AR122]=&quot;See Note&quot;;[.AR122]=&quot;&quot;);0.5;IF(OR([.AR122]=&quot;RSA-4096&quot;;[.AR122]=&quot;RSA-2048&quot;;[.AR122]=&quot;DH-2048&quot;;[.AR122]=&quot;CA-4096&quot;);0;0)))+IF(OR([.AS122]=&quot;MS-CHAPv2&quot;;[.AS122]=&quot;RSA-RC4&quot;;[.AS122]=&quot;RSA-1024&quot;);2;IF(OR([.AS122]=&quot;See Note&quot;;[.AS122]=&quot;&quot;);1;IF(OR([.AS122]=&quot;RSA-4096&quot;;[.AS122]=&quot;RSA-2048&quot;;[.AS122]=&quot;DH-2048&quot;);0;0)))" office:value-type="float" office:value="4" calcext:value-type="float">
            <text:p>4</text:p>
          </table:table-cell>
          <table:table-cell table:style-name="ce43" table:formula="of:=IF([.AT122]&lt;3;2;0)+IF([.AU122]&lt;10;1;IF([.AU122]=&quot;&quot;;1;0))+IF([.AV122]&lt;3;2;IF([.AV122]&lt;10;1;IF([.AV122]=&quot;&quot;;1;0)))" office:value-type="float" office:value="2" calcext:value-type="float">
            <text:p>2</text:p>
          </table:table-cell>
          <table:table-cell table:style-name="ce48" table:formula="of:=IF([.AX122]=0;0;IF([.AX122]&lt;5;1;IF([.AX122]&lt;10;2;3)))+IF([.AY122]=0;0;IF([.AY122]&lt;3;1;IF([.AY122]&lt;10;2;3)))+IF([.AZ122]=0;0;IF([.AZ122]&lt;5;1;IF([.AZ122]&lt;10;2;3)))+IF([.BA122]=&quot;A&quot;;0;IF([.BA122]=&quot;A+&quot;;0;IF([.BA122]=&quot;B&quot;;1;5)))+IF([.BB122]=&quot;Self&quot;;0;IF([.BB122]=&quot;CloudFlare&quot;;2;IF([.BB122]=&quot;Incapsula&quot;;2;3)))" office:value-type="float" office:value="8" calcext:value-type="float">
            <text:p>8</text:p>
          </table:table-cell>
          <table:table-cell table:style-name="ce52" table:formula="of:=IF([.BC122]&lt;PricePercentile33;0;IF([.BC122]&lt;PricePercentile66;1;2))+IF([.BD122]&lt;ConPricePercentile33;0;IF([.BD122]&lt;ConPricePercentile66;1;2))+IF([.BE122]=&quot;Free&quot;;0;IF([.BE122]=&quot;Yes&quot;;0;1))+IF([.BF122]=&quot;Free&quot;;0;IF([.BF122]&gt;29;0;IF([.BF122]&gt;13;1;IF([.BF122]&gt;6;2;3))))" office:value-type="float" office:value="7" calcext:value-type="float">
            <text:p>7</text:p>
          </table:table-cell>
          <table:table-cell table:style-name="ce58" table:formula="of:=IF([.BG122]=&quot;Yes&quot;;1;0)+IF([.BH122]=&quot;Yes&quot;;1;0)+IF([.BI122]=&quot;Yes&quot;;1;0)+IF([.BJ122]=&quot;No&quot;;1;IF([.BJ122]=&quot;&quot;;0;IF([.BJ122]=&quot;Some&quot;;0.5;0)))+IF([.BK122]=&quot;No&quot;;1;IF([.BK122]=&quot;&quot;;0;IF([.BK122]=&quot;Some&quot;;0.5;0)))+IF([.BL122]=&quot;No&quot;;1;IF([.BL122]=&quot;&quot;;0;IF([.BL122]=&quot;Some&quot;;0.5;0)))+IF([.BM122]=&quot;&quot;;0;1)+IF([.BN122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Ireland</text:p>
          </table:table-cell>
          <table:table-cell table:style-name="ce75" table:formula="of:=IF(OR([.L122]=&quot;USA&quot;;[.L122]=&quot;UK&quot;;[.L122]=&quot;Canada&quot;;[.L122]=&quot;Australia&quot;;[.L122]=&quot;New Zealand&quot;);&quot;Five&quot;;(IF(OR([.L122]=&quot;Denmark&quot;;[.L122]=&quot;France&quot;;[.L122]=&quot;Netherlands&quot;;[.L122]=&quot;Norway&quot;);&quot;Nine&quot;;IF(OR([.L122]=&quot;Belgium&quot;;[.L122]=&quot;Germany&quot;;[.L122]=&quot;Italy&quot;;[.L122]=&quot;Spain&quot;;[.L122]=&quot;Sweden&quot;);&quot;Fourteen&quot;;IF([.L122]=&quot;&quot;;&quot;Not Disclosed&quot;;IF(OR([.L122]=&quot;British Virgin Islands&quot;;[.L122]=&quot;Gibraltar&quot;;[.L122]=&quot;British Indian Ocean&quot;;[.L12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22]=&quot;Five&quot;);[.AC122]=&quot;Yes&quot;;[.W122]=&quot;Yes&quot;;OR([.T122]=&quot;Email&quot;;[.T122]=&quot;Yes&quot;);[.O122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Blowfish-128</text:p>
          </table:table-cell>
          <table:table-cell table:style-name="ce175" office:value-type="string" calcext:value-type="string">
            <text:p>RSA-1024</text:p>
          </table:table-cell>
          <table:table-cell table:style-name="ce179" office:value-type="string" calcext:value-type="string">
            <text:p>RSA-1024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92" office:value-type="float" office:value="68" calcext:value-type="float">
            <text:p>68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-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25" calcext:value-type="float">
            <text:p>$8.25</text:p>
          </table:table-cell>
          <table:table-cell table:style-name="ce235" table:formula="of:=[.BC122]/[.AT122]" office:value-type="float" office:value="8.25" calcext:value-type="float">
            <text:p>$8.25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seed4.me" xlink:type="simple">Seed4.Me</text:a></text:p>
          </table:table-cell>
          <table:table-cell table:style-name="ce18" table:formula="of:=IF(OR([.M123]=&quot;Five&quot;);3;0)+IF(OR([.M123]=&quot;Not Disclosed&quot;);1.5;0)+IF(OR([.M123]=&quot;Nine&quot;;[.M123]=&quot;Fourteen&quot;;[.M123]=&quot;See Note&quot;;[.M123]=&quot;Cooperative&quot;);1;0)+IF(OR([.N123]=&quot;Yes&quot;);2;0)+IF(OR([.N123]=&quot;Not Disclosed&quot;);1.5;0)+IF(OR([.N123]=&quot;Owned&quot;);1;0)" office:value-type="float" office:value="0" calcext:value-type="float">
            <text:p>0</text:p>
          </table:table-cell>
          <table:table-cell table:style-name="ce26" table:formula="of:=COUNTIF([.P123:.S123];&quot;Yes&quot;)+(0.5*COUNTIF([.P123:.S123];&quot;&quot;))+(0.5*COUNTIF([.P123:.S123];&quot;See Note&quot;))+(3*COUNTIF([.O123];&quot;Yes&quot;))" office:value-type="float" office:value="3" calcext:value-type="float">
            <text:p>3</text:p>
          </table:table-cell>
          <table:table-cell table:style-name="ce31" table:formula="of:=(3*COUNTIF([.T123];&quot;No&quot;))+COUNTIF([.W123:.X123];&quot;No&quot;)" office:value-type="float" office:value="1" calcext:value-type="float">
            <text:p>1</text:p>
          </table:table-cell>
          <table:table-cell table:style-name="ce35" table:formula="of:=COUNTIF([.AA123];&quot;No&quot;)+COUNTIF([.AB123];&quot;No&quot;)+(0.5*COUNTIF([.AB123];&quot;See Note&quot;))+(3*COUNTIF([.AC123];&quot;No&quot;))+COUNTIF([.AL123];&quot;Yes&quot;)+(0.5*COUNTIF([.AL123];&quot;Some&quot;))+COUNTIF([.AM123];&quot;Yes&quot;)+(0.5*COUNTIF([.AM123];&quot;Some&quot;))" office:value-type="float" office:value="2.5" calcext:value-type="float">
            <text:p>2.5</text:p>
          </table:table-cell>
          <table:table-cell table:style-name="ce39" table:formula="of:=(IF(OR([.AP123]=&quot;MPPE-128&quot;;[.AP123]=&quot;Blowfish-64&quot;);1;(IF(OR([.AP123]=&quot;See Note&quot;;[.AP123]=&quot;Blowfish-128&quot;);0.5;IF(OR([.AP123]=&quot;AES-128&quot;;[.AP123]=&quot;AES-160&quot;;[.AP123]=&quot;AES-192&quot;;[.AP123]=&quot;AES-256&quot;);0;0)))+(IF(OR([.AQ123]=&quot;MPPE-128&quot;;[.AQ123]=&quot;Blowfish-64&quot;);2;(IF(OR([.AQ123]=&quot;See Note&quot;;[.AQ123]=&quot;Blowfish-128&quot;;[.AQ123]=&quot;&quot;);1;IF(OR([.AQ123]=&quot;AES-128&quot;;[.AQ123]=&quot;AES-160&quot;;[.AQ123]=&quot;AES-192&quot;;[.AQ123]=&quot;AES-256&quot;);0;0)))))))+IF(OR([.AR123]=&quot;MS-CHAPv2&quot;;[.AR123]=&quot;RSA-RC4&quot;;[.AR123]=&quot;RSA-1024&quot;);1;IF(OR([.AR123]=&quot;See Note&quot;;[.AR123]=&quot;&quot;);0.5;IF(OR([.AR123]=&quot;RSA-4096&quot;;[.AR123]=&quot;RSA-2048&quot;;[.AR123]=&quot;DH-2048&quot;;[.AR123]=&quot;CA-4096&quot;);0;0)))+IF(OR([.AS123]=&quot;MS-CHAPv2&quot;;[.AS123]=&quot;RSA-RC4&quot;;[.AS123]=&quot;RSA-1024&quot;);2;IF(OR([.AS123]=&quot;See Note&quot;;[.AS123]=&quot;&quot;);1;IF(OR([.AS123]=&quot;RSA-4096&quot;;[.AS123]=&quot;RSA-2048&quot;;[.AS123]=&quot;DH-2048&quot;);0;0)))" office:value-type="float" office:value="2.5" calcext:value-type="float">
            <text:p>2.5</text:p>
          </table:table-cell>
          <table:table-cell table:style-name="ce43" table:formula="of:=IF([.AT123]&lt;3;2;0)+IF([.AU123]&lt;10;1;IF([.AU123]=&quot;&quot;;1;0))+IF([.AV123]&lt;3;2;IF([.AV123]&lt;10;1;IF([.AV123]=&quot;&quot;;1;0)))" office:value-type="float" office:value="2" calcext:value-type="float">
            <text:p>2</text:p>
          </table:table-cell>
          <table:table-cell table:style-name="ce48" table:formula="of:=IF([.AX123]=0;0;IF([.AX123]&lt;5;1;IF([.AX123]&lt;10;2;3)))+IF([.AY123]=0;0;IF([.AY123]&lt;3;1;IF([.AY123]&lt;10;2;3)))+IF([.AZ123]=0;0;IF([.AZ123]&lt;5;1;IF([.AZ123]&lt;10;2;3)))+IF([.BA123]=&quot;A&quot;;0;IF([.BA123]=&quot;A+&quot;;0;IF([.BA123]=&quot;B&quot;;1;5)))+IF([.BB123]=&quot;Self&quot;;0;IF([.BB123]=&quot;CloudFlare&quot;;2;IF([.BB123]=&quot;Incapsula&quot;;2;3)))" office:value-type="float" office:value="6" calcext:value-type="float">
            <text:p>6</text:p>
          </table:table-cell>
          <table:table-cell table:style-name="ce52" table:formula="of:=IF([.BC123]&lt;PricePercentile33;0;IF([.BC123]&lt;PricePercentile66;1;2))+IF([.BD123]&lt;ConPricePercentile33;0;IF([.BD123]&lt;ConPricePercentile66;1;2))+IF([.BE123]=&quot;Free&quot;;0;IF([.BE123]=&quot;Yes&quot;;0;1))+IF([.BF123]=&quot;Free&quot;;0;IF([.BF123]&gt;29;0;IF([.BF123]&gt;13;1;IF([.BF123]&gt;6;2;3))))" office:value-type="float" office:value="0" calcext:value-type="float">
            <text:p>0</text:p>
          </table:table-cell>
          <table:table-cell table:style-name="ce58" table:formula="of:=IF([.BG123]=&quot;Yes&quot;;1;0)+IF([.BH123]=&quot;Yes&quot;;1;0)+IF([.BI123]=&quot;Yes&quot;;1;0)+IF([.BJ123]=&quot;No&quot;;1;IF([.BJ123]=&quot;&quot;;0;IF([.BJ123]=&quot;Some&quot;;0.5;0)))+IF([.BK123]=&quot;No&quot;;1;IF([.BK123]=&quot;&quot;;0;IF([.BK123]=&quot;Some&quot;;0.5;0)))+IF([.BL123]=&quot;No&quot;;1;IF([.BL123]=&quot;&quot;;0;IF([.BL123]=&quot;Some&quot;;0.5;0)))+IF([.BM123]=&quot;&quot;;0;1)+IF([.BN123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Taiwan</text:p>
          </table:table-cell>
          <table:table-cell table:style-name="ce75" table:formula="of:=IF(OR([.L123]=&quot;USA&quot;;[.L123]=&quot;UK&quot;;[.L123]=&quot;Canada&quot;;[.L123]=&quot;Australia&quot;;[.L123]=&quot;New Zealand&quot;);&quot;Five&quot;;(IF(OR([.L123]=&quot;Denmark&quot;;[.L123]=&quot;France&quot;;[.L123]=&quot;Netherlands&quot;;[.L123]=&quot;Norway&quot;);&quot;Nine&quot;;IF(OR([.L123]=&quot;Belgium&quot;;[.L123]=&quot;Germany&quot;;[.L123]=&quot;Italy&quot;;[.L123]=&quot;Spain&quot;;[.L123]=&quot;Sweden&quot;);&quot;Fourteen&quot;;IF([.L123]=&quot;&quot;;&quot;Not Disclosed&quot;;IF(OR([.L123]=&quot;British Virgin Islands&quot;;[.L123]=&quot;Gibraltar&quot;;[.L123]=&quot;British Indian Ocean&quot;;[.L123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23]=&quot;Five&quot;);[.AC123]=&quot;Yes&quot;;[.W123]=&quot;Yes&quot;;OR([.T123]=&quot;Email&quot;;[.T123]=&quot;Yes&quot;);[.O123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6" calcext:value-type="float">
            <text:p>16</text:p>
          </table:table-cell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1" calcext:value-type="float">
            <text:p>11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/>
          <table:table-cell table:style-name="ce235"/>
          <table:table-cell table:style-name="ce240" office:value-type="string" calcext:value-type="string">
            <text:p>Yes</text:p>
          </table:table-cell>
          <table:table-cell table:style-name="ce246" office:value-type="float" office:value="90" calcext:value-type="float">
            <text:p>9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seedboxes.cc" xlink:type="simple">Seedboxes.cc</text:a></text:p>
          </table:table-cell>
          <table:table-cell table:style-name="ce18" table:formula="of:=IF(OR([.M124]=&quot;Five&quot;);3;0)+IF(OR([.M124]=&quot;Not Disclosed&quot;);1.5;0)+IF(OR([.M124]=&quot;Nine&quot;;[.M124]=&quot;Fourteen&quot;;[.M124]=&quot;See Note&quot;;[.M124]=&quot;Cooperative&quot;);1;0)+IF(OR([.N124]=&quot;Yes&quot;);2;0)+IF(OR([.N124]=&quot;Not Disclosed&quot;);1.5;0)+IF(OR([.N124]=&quot;Owned&quot;);1;0)" office:value-type="float" office:value="0" calcext:value-type="float">
            <text:p>0</text:p>
          </table:table-cell>
          <table:table-cell table:style-name="ce26" table:formula="of:=COUNTIF([.P124:.S124];&quot;Yes&quot;)+(0.5*COUNTIF([.P124:.S124];&quot;&quot;))+(0.5*COUNTIF([.P124:.S124];&quot;See Note&quot;))+(3*COUNTIF([.O124];&quot;Yes&quot;))" office:value-type="float" office:value="2" calcext:value-type="float">
            <text:p>2</text:p>
          </table:table-cell>
          <table:table-cell table:style-name="ce31" table:formula="of:=(3*COUNTIF([.T124];&quot;No&quot;))+COUNTIF([.W124:.X124];&quot;No&quot;)" office:value-type="float" office:value="4" calcext:value-type="float">
            <text:p>4</text:p>
          </table:table-cell>
          <table:table-cell table:style-name="ce35" table:formula="of:=COUNTIF([.AA124];&quot;No&quot;)+COUNTIF([.AB124];&quot;No&quot;)+(0.5*COUNTIF([.AB124];&quot;See Note&quot;))+(3*COUNTIF([.AC124];&quot;No&quot;))+COUNTIF([.AL124];&quot;Yes&quot;)+(0.5*COUNTIF([.AL124];&quot;Some&quot;))+COUNTIF([.AM124];&quot;Yes&quot;)+(0.5*COUNTIF([.AM124];&quot;Some&quot;))" office:value-type="float" office:value="2" calcext:value-type="float">
            <text:p>2</text:p>
          </table:table-cell>
          <table:table-cell table:style-name="ce39" table:formula="of:=(IF(OR([.AP124]=&quot;MPPE-128&quot;;[.AP124]=&quot;Blowfish-64&quot;);1;(IF(OR([.AP124]=&quot;See Note&quot;;[.AP124]=&quot;Blowfish-128&quot;);0.5;IF(OR([.AP124]=&quot;AES-128&quot;;[.AP124]=&quot;AES-160&quot;;[.AP124]=&quot;AES-192&quot;;[.AP124]=&quot;AES-256&quot;);0;0)))+(IF(OR([.AQ124]=&quot;MPPE-128&quot;;[.AQ124]=&quot;Blowfish-64&quot;);2;(IF(OR([.AQ124]=&quot;See Note&quot;;[.AQ124]=&quot;Blowfish-128&quot;;[.AQ124]=&quot;&quot;);1;IF(OR([.AQ124]=&quot;AES-128&quot;;[.AQ124]=&quot;AES-160&quot;;[.AQ124]=&quot;AES-192&quot;;[.AQ124]=&quot;AES-256&quot;);0;0)))))))+IF(OR([.AR124]=&quot;MS-CHAPv2&quot;;[.AR124]=&quot;RSA-RC4&quot;;[.AR124]=&quot;RSA-1024&quot;);1;IF(OR([.AR124]=&quot;See Note&quot;;[.AR124]=&quot;&quot;);0.5;IF(OR([.AR124]=&quot;RSA-4096&quot;;[.AR124]=&quot;RSA-2048&quot;;[.AR124]=&quot;DH-2048&quot;;[.AR124]=&quot;CA-4096&quot;);0;0)))+IF(OR([.AS124]=&quot;MS-CHAPv2&quot;;[.AS124]=&quot;RSA-RC4&quot;;[.AS124]=&quot;RSA-1024&quot;);2;IF(OR([.AS124]=&quot;See Note&quot;;[.AS124]=&quot;&quot;);1;IF(OR([.AS124]=&quot;RSA-4096&quot;;[.AS124]=&quot;RSA-2048&quot;;[.AS124]=&quot;DH-2048&quot;);0;0)))" office:value-type="float" office:value="2.5" calcext:value-type="float">
            <text:p>2.5</text:p>
          </table:table-cell>
          <table:table-cell table:style-name="ce43" table:formula="of:=IF([.AT124]&lt;3;2;0)+IF([.AU124]&lt;10;1;IF([.AU124]=&quot;&quot;;1;0))+IF([.AV124]&lt;3;2;IF([.AV124]&lt;10;1;IF([.AV124]=&quot;&quot;;1;0)))" office:value-type="float" office:value="5" calcext:value-type="float">
            <text:p>5</text:p>
          </table:table-cell>
          <table:table-cell table:style-name="ce48" table:formula="of:=IF([.AX124]=0;0;IF([.AX124]&lt;5;1;IF([.AX124]&lt;10;2;3)))+IF([.AY124]=0;0;IF([.AY124]&lt;3;1;IF([.AY124]&lt;10;2;3)))+IF([.AZ124]=0;0;IF([.AZ124]&lt;5;1;IF([.AZ124]&lt;10;2;3)))+IF([.BA124]=&quot;A&quot;;0;IF([.BA124]=&quot;A+&quot;;0;IF([.BA124]=&quot;B&quot;;1;5)))+IF([.BB124]=&quot;Self&quot;;0;IF([.BB124]=&quot;CloudFlare&quot;;2;IF([.BB124]=&quot;Incapsula&quot;;2;3)))" office:value-type="float" office:value="5" calcext:value-type="float">
            <text:p>5</text:p>
          </table:table-cell>
          <table:table-cell table:style-name="ce52" table:formula="of:=IF([.BC124]&lt;PricePercentile33;0;IF([.BC124]&lt;PricePercentile66;1;2))+IF([.BD124]&lt;ConPricePercentile33;0;IF([.BD124]&lt;ConPricePercentile66;1;2))+IF([.BE124]=&quot;Free&quot;;0;IF([.BE124]=&quot;Yes&quot;;0;1))+IF([.BF124]=&quot;Free&quot;;0;IF([.BF124]&gt;29;0;IF([.BF124]&gt;13;1;IF([.BF124]&gt;6;2;3))))" office:value-type="float" office:value="7" calcext:value-type="float">
            <text:p>7</text:p>
          </table:table-cell>
          <table:table-cell table:style-name="ce58" table:formula="of:=IF([.BG124]=&quot;Yes&quot;;1;0)+IF([.BH124]=&quot;Yes&quot;;1;0)+IF([.BI124]=&quot;Yes&quot;;1;0)+IF([.BJ124]=&quot;No&quot;;1;IF([.BJ124]=&quot;&quot;;0;IF([.BJ124]=&quot;Some&quot;;0.5;0)))+IF([.BK124]=&quot;No&quot;;1;IF([.BK124]=&quot;&quot;;0;IF([.BK124]=&quot;Some&quot;;0.5;0)))+IF([.BL124]=&quot;No&quot;;1;IF([.BL124]=&quot;&quot;;0;IF([.BL124]=&quot;Some&quot;;0.5;0)))+IF([.BM124]=&quot;&quot;;0;1)+IF([.BN124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Cyprus</text:p>
          </table:table-cell>
          <table:table-cell table:style-name="ce75" table:formula="of:=IF(OR([.L124]=&quot;USA&quot;;[.L124]=&quot;UK&quot;;[.L124]=&quot;Canada&quot;;[.L124]=&quot;Australia&quot;;[.L124]=&quot;New Zealand&quot;);&quot;Five&quot;;(IF(OR([.L124]=&quot;Denmark&quot;;[.L124]=&quot;France&quot;;[.L124]=&quot;Netherlands&quot;;[.L124]=&quot;Norway&quot;);&quot;Nine&quot;;IF(OR([.L124]=&quot;Belgium&quot;;[.L124]=&quot;Germany&quot;;[.L124]=&quot;Italy&quot;;[.L124]=&quot;Spain&quot;;[.L124]=&quot;Sweden&quot;);&quot;Fourteen&quot;;IF([.L124]=&quot;&quot;;&quot;Not Disclosed&quot;;IF(OR([.L124]=&quot;British Virgin Islands&quot;;[.L124]=&quot;Gibraltar&quot;;[.L124]=&quot;British Indian Ocean&quot;;[.L124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24]=&quot;Five&quot;);[.AC124]=&quot;Yes&quot;;[.W124]=&quot;Yes&quot;;OR([.T124]=&quot;Email&quot;;[.T124]=&quot;Yes&quot;);[.O12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7" calcext:value-type="float">
            <text:p>7</text:p>
          </table:table-cell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3" calcext:value-type="float">
            <text:p>1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4.24" calcext:value-type="float">
            <text:p>$14.24</text:p>
          </table:table-cell>
          <table:table-cell table:style-name="ce235" table:formula="of:=[.BC124]/[.AT124]" office:value-type="float" office:value="7.12" calcext:value-type="float">
            <text:p>$7.1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hadeYou</text:p>
          </table:table-cell>
          <table:table-cell table:style-name="ce18" table:formula="of:=IF(OR([.M125]=&quot;Five&quot;);3;0)+IF(OR([.M125]=&quot;Not Disclosed&quot;);1.5;0)+IF(OR([.M125]=&quot;Nine&quot;;[.M125]=&quot;Fourteen&quot;;[.M125]=&quot;See Note&quot;;[.M125]=&quot;Cooperative&quot;);1;0)+IF(OR([.N125]=&quot;Yes&quot;);2;0)+IF(OR([.N125]=&quot;Not Disclosed&quot;);1.5;0)+IF(OR([.N125]=&quot;Owned&quot;);1;0)" office:value-type="float" office:value="1" calcext:value-type="float">
            <text:p>1</text:p>
          </table:table-cell>
          <table:table-cell table:style-name="ce26" table:formula="of:=COUNTIF([.P125:.S125];&quot;Yes&quot;)+(0.5*COUNTIF([.P125:.S125];&quot;&quot;))+(0.5*COUNTIF([.P125:.S125];&quot;See Note&quot;))+(3*COUNTIF([.O125];&quot;Yes&quot;))" office:value-type="float" office:value="2" calcext:value-type="float">
            <text:p>2</text:p>
          </table:table-cell>
          <table:table-cell table:style-name="ce31" table:formula="of:=(3*COUNTIF([.T125];&quot;No&quot;))+COUNTIF([.W125:.X125];&quot;No&quot;)" office:value-type="float" office:value="1" calcext:value-type="float">
            <text:p>1</text:p>
          </table:table-cell>
          <table:table-cell table:style-name="ce35" table:formula="of:=COUNTIF([.AA125];&quot;No&quot;)+COUNTIF([.AB125];&quot;No&quot;)+(0.5*COUNTIF([.AB125];&quot;See Note&quot;))+(3*COUNTIF([.AC125];&quot;No&quot;))+COUNTIF([.AL125];&quot;Yes&quot;)+(0.5*COUNTIF([.AL125];&quot;Some&quot;))+COUNTIF([.AM125];&quot;Yes&quot;)+(0.5*COUNTIF([.AM125];&quot;Some&quot;))" office:value-type="float" office:value="2" calcext:value-type="float">
            <text:p>2</text:p>
          </table:table-cell>
          <table:table-cell table:style-name="ce39" table:formula="of:=(IF(OR([.AP125]=&quot;MPPE-128&quot;;[.AP125]=&quot;Blowfish-64&quot;);1;(IF(OR([.AP125]=&quot;See Note&quot;;[.AP125]=&quot;Blowfish-128&quot;);0.5;IF(OR([.AP125]=&quot;AES-128&quot;;[.AP125]=&quot;AES-160&quot;;[.AP125]=&quot;AES-192&quot;;[.AP125]=&quot;AES-256&quot;);0;0)))+(IF(OR([.AQ125]=&quot;MPPE-128&quot;;[.AQ125]=&quot;Blowfish-64&quot;);2;(IF(OR([.AQ125]=&quot;See Note&quot;;[.AQ125]=&quot;Blowfish-128&quot;;[.AQ125]=&quot;&quot;);1;IF(OR([.AQ125]=&quot;AES-128&quot;;[.AQ125]=&quot;AES-160&quot;;[.AQ125]=&quot;AES-192&quot;;[.AQ125]=&quot;AES-256&quot;);0;0)))))))+IF(OR([.AR125]=&quot;MS-CHAPv2&quot;;[.AR125]=&quot;RSA-RC4&quot;;[.AR125]=&quot;RSA-1024&quot;);1;IF(OR([.AR125]=&quot;See Note&quot;;[.AR125]=&quot;&quot;);0.5;IF(OR([.AR125]=&quot;RSA-4096&quot;;[.AR125]=&quot;RSA-2048&quot;;[.AR125]=&quot;DH-2048&quot;;[.AR125]=&quot;CA-4096&quot;);0;0)))+IF(OR([.AS125]=&quot;MS-CHAPv2&quot;;[.AS125]=&quot;RSA-RC4&quot;;[.AS125]=&quot;RSA-1024&quot;);2;IF(OR([.AS125]=&quot;See Note&quot;;[.AS125]=&quot;&quot;);1;IF(OR([.AS125]=&quot;RSA-4096&quot;;[.AS125]=&quot;RSA-2048&quot;;[.AS125]=&quot;DH-2048&quot;);0;0)))" office:value-type="float" office:value="2.5" calcext:value-type="float">
            <text:p>2.5</text:p>
          </table:table-cell>
          <table:table-cell table:style-name="ce43" table:formula="of:=IF([.AT125]&lt;3;2;0)+IF([.AU125]&lt;10;1;IF([.AU125]=&quot;&quot;;1;0))+IF([.AV125]&lt;3;2;IF([.AV125]&lt;10;1;IF([.AV125]=&quot;&quot;;1;0)))" office:value-type="float" office:value="3" calcext:value-type="float">
            <text:p>3</text:p>
          </table:table-cell>
          <table:table-cell table:style-name="ce48" table:formula="of:=IF([.AX125]=0;0;IF([.AX125]&lt;5;1;IF([.AX125]&lt;10;2;3)))+IF([.AY125]=0;0;IF([.AY125]&lt;3;1;IF([.AY125]&lt;10;2;3)))+IF([.AZ125]=0;0;IF([.AZ125]&lt;5;1;IF([.AZ125]&lt;10;2;3)))+IF([.BA125]=&quot;A&quot;;0;IF([.BA125]=&quot;A+&quot;;0;IF([.BA125]=&quot;B&quot;;1;5)))+IF([.BB125]=&quot;Self&quot;;0;IF([.BB125]=&quot;CloudFlare&quot;;2;IF([.BB125]=&quot;Incapsula&quot;;2;3)))" office:value-type="float" office:value="8" calcext:value-type="float">
            <text:p>8</text:p>
          </table:table-cell>
          <table:table-cell table:style-name="ce52" table:formula="of:=IF([.BC125]&lt;PricePercentile33;0;IF([.BC125]&lt;PricePercentile66;1;2))+IF([.BD125]&lt;ConPricePercentile33;0;IF([.BD125]&lt;ConPricePercentile66;1;2))+IF([.BE125]=&quot;Free&quot;;0;IF([.BE125]=&quot;Yes&quot;;0;1))+IF([.BF125]=&quot;Free&quot;;0;IF([.BF125]&gt;29;0;IF([.BF125]&gt;13;1;IF([.BF125]&gt;6;2;3))))" office:value-type="float" office:value="2" calcext:value-type="float">
            <text:p>2</text:p>
          </table:table-cell>
          <table:table-cell table:style-name="ce58" table:formula="of:=IF([.BG125]=&quot;Yes&quot;;1;0)+IF([.BH125]=&quot;Yes&quot;;1;0)+IF([.BI125]=&quot;Yes&quot;;1;0)+IF([.BJ125]=&quot;No&quot;;1;IF([.BJ125]=&quot;&quot;;0;IF([.BJ125]=&quot;Some&quot;;0.5;0)))+IF([.BK125]=&quot;No&quot;;1;IF([.BK125]=&quot;&quot;;0;IF([.BK125]=&quot;Some&quot;;0.5;0)))+IF([.BL125]=&quot;No&quot;;1;IF([.BL125]=&quot;&quot;;0;IF([.BL125]=&quot;Some&quot;;0.5;0)))+IF([.BM125]=&quot;&quot;;0;1)+IF([.BN125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Netherlands</text:p>
          </table:table-cell>
          <table:table-cell table:style-name="ce75" table:formula="of:=IF(OR([.L125]=&quot;USA&quot;;[.L125]=&quot;UK&quot;;[.L125]=&quot;Canada&quot;;[.L125]=&quot;Australia&quot;;[.L125]=&quot;New Zealand&quot;);&quot;Five&quot;;(IF(OR([.L125]=&quot;Denmark&quot;;[.L125]=&quot;France&quot;;[.L125]=&quot;Netherlands&quot;;[.L125]=&quot;Norway&quot;);&quot;Nine&quot;;IF(OR([.L125]=&quot;Belgium&quot;;[.L125]=&quot;Germany&quot;;[.L125]=&quot;Italy&quot;;[.L125]=&quot;Spain&quot;;[.L125]=&quot;Sweden&quot;);&quot;Fourteen&quot;;IF([.L125]=&quot;&quot;;&quot;Not Disclosed&quot;;IF(OR([.L125]=&quot;British Virgin Islands&quot;;[.L125]=&quot;Gibraltar&quot;;[.L125]=&quot;British Indian Ocean&quot;;[.L125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25]=&quot;Five&quot;);[.AC125]=&quot;Yes&quot;;[.W125]=&quot;Yes&quot;;OR([.T125]=&quot;Email&quot;;[.T125]=&quot;Yes&quot;);[.O12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5" calcext:value-type="float">
            <text:p>5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 table:style-name="ce219"/>
          <table:table-cell table:style-name="ce223" office:value-type="string" calcext:value-type="string">
            <text:p>Self</text:p>
          </table:table-cell>
          <table:table-cell table:style-name="ce229" office:value-type="float" office:value="2.17" calcext:value-type="float">
            <text:p>$2.17</text:p>
          </table:table-cell>
          <table:table-cell table:style-name="ce235" table:formula="of:=[.BC125]/[.AT125]" office:value-type="float" office:value="0.434" calcext:value-type="float">
            <text:p>$0.4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SlickVPN</text:p>
          </table:table-cell>
          <table:table-cell table:style-name="ce18" table:formula="of:=IF(OR([.M126]=&quot;Five&quot;);3;0)+IF(OR([.M126]=&quot;Not Disclosed&quot;);1.5;0)+IF(OR([.M126]=&quot;Nine&quot;;[.M126]=&quot;Fourteen&quot;;[.M126]=&quot;See Note&quot;;[.M126]=&quot;Cooperative&quot;);1;0)+IF(OR([.N126]=&quot;Yes&quot;);2;0)+IF(OR([.N126]=&quot;Not Disclosed&quot;);1.5;0)+IF(OR([.N126]=&quot;Owned&quot;);1;0)" office:value-type="float" office:value="5" calcext:value-type="float">
            <text:p>5</text:p>
          </table:table-cell>
          <table:table-cell table:style-name="ce26" table:formula="of:=COUNTIF([.P126:.S126];&quot;Yes&quot;)+(0.5*COUNTIF([.P126:.S126];&quot;&quot;))+(0.5*COUNTIF([.P126:.S126];&quot;See Note&quot;))+(3*COUNTIF([.O126];&quot;Yes&quot;))" office:value-type="float" office:value="1" calcext:value-type="float">
            <text:p>1</text:p>
          </table:table-cell>
          <table:table-cell table:style-name="ce31" table:formula="of:=(3*COUNTIF([.T126];&quot;No&quot;))+COUNTIF([.W126:.X126];&quot;No&quot;)" office:value-type="float" office:value="0" calcext:value-type="float">
            <text:p>0</text:p>
          </table:table-cell>
          <table:table-cell table:style-name="ce35" table:formula="of:=COUNTIF([.AA126];&quot;No&quot;)+COUNTIF([.AB126];&quot;No&quot;)+(0.5*COUNTIF([.AB126];&quot;See Note&quot;))+(3*COUNTIF([.AC126];&quot;No&quot;))+COUNTIF([.AL126];&quot;Yes&quot;)+(0.5*COUNTIF([.AL126];&quot;Some&quot;))+COUNTIF([.AM126];&quot;Yes&quot;)+(0.5*COUNTIF([.AM126];&quot;Some&quot;))" office:value-type="float" office:value="1" calcext:value-type="float">
            <text:p>1</text:p>
          </table:table-cell>
          <table:table-cell table:style-name="ce39" table:formula="of:=(IF(OR([.AP126]=&quot;MPPE-128&quot;;[.AP126]=&quot;Blowfish-64&quot;);1;(IF(OR([.AP126]=&quot;See Note&quot;;[.AP126]=&quot;Blowfish-128&quot;);0.5;IF(OR([.AP126]=&quot;AES-128&quot;;[.AP126]=&quot;AES-160&quot;;[.AP126]=&quot;AES-192&quot;;[.AP126]=&quot;AES-256&quot;);0;0)))+(IF(OR([.AQ126]=&quot;MPPE-128&quot;;[.AQ126]=&quot;Blowfish-64&quot;);2;(IF(OR([.AQ126]=&quot;See Note&quot;;[.AQ126]=&quot;Blowfish-128&quot;;[.AQ126]=&quot;&quot;);1;IF(OR([.AQ126]=&quot;AES-128&quot;;[.AQ126]=&quot;AES-160&quot;;[.AQ126]=&quot;AES-192&quot;;[.AQ126]=&quot;AES-256&quot;);0;0)))))))+IF(OR([.AR126]=&quot;MS-CHAPv2&quot;;[.AR126]=&quot;RSA-RC4&quot;;[.AR126]=&quot;RSA-1024&quot;);1;IF(OR([.AR126]=&quot;See Note&quot;;[.AR126]=&quot;&quot;);0.5;IF(OR([.AR126]=&quot;RSA-4096&quot;;[.AR126]=&quot;RSA-2048&quot;;[.AR126]=&quot;DH-2048&quot;;[.AR126]=&quot;CA-4096&quot;);0;0)))+IF(OR([.AS126]=&quot;MS-CHAPv2&quot;;[.AS126]=&quot;RSA-RC4&quot;;[.AS126]=&quot;RSA-1024&quot;);2;IF(OR([.AS126]=&quot;See Note&quot;;[.AS126]=&quot;&quot;);1;IF(OR([.AS126]=&quot;RSA-4096&quot;;[.AS126]=&quot;RSA-2048&quot;;[.AS126]=&quot;DH-2048&quot;);0;0)))" office:value-type="float" office:value="1.5" calcext:value-type="float">
            <text:p>1.5</text:p>
          </table:table-cell>
          <table:table-cell table:style-name="ce43" table:formula="of:=IF([.AT126]&lt;3;2;0)+IF([.AU126]&lt;10;1;IF([.AU126]=&quot;&quot;;1;0))+IF([.AV126]&lt;3;2;IF([.AV126]&lt;10;1;IF([.AV126]=&quot;&quot;;1;0)))" office:value-type="float" office:value="0" calcext:value-type="float">
            <text:p>0</text:p>
          </table:table-cell>
          <table:table-cell table:style-name="ce48" table:formula="of:=IF([.AX126]=0;0;IF([.AX126]&lt;5;1;IF([.AX126]&lt;10;2;3)))+IF([.AY126]=0;0;IF([.AY126]&lt;3;1;IF([.AY126]&lt;10;2;3)))+IF([.AZ126]=0;0;IF([.AZ126]&lt;5;1;IF([.AZ126]&lt;10;2;3)))+IF([.BA126]=&quot;A&quot;;0;IF([.BA126]=&quot;A+&quot;;0;IF([.BA126]=&quot;B&quot;;1;5)))+IF([.BB126]=&quot;Self&quot;;0;IF([.BB126]=&quot;CloudFlare&quot;;2;IF([.BB126]=&quot;Incapsula&quot;;2;3)))" office:value-type="float" office:value="6" calcext:value-type="float">
            <text:p>6</text:p>
          </table:table-cell>
          <table:table-cell table:style-name="ce52" table:formula="of:=IF([.BC126]&lt;PricePercentile33;0;IF([.BC126]&lt;PricePercentile66;1;2))+IF([.BD126]&lt;ConPricePercentile33;0;IF([.BD126]&lt;ConPricePercentile66;1;2))+IF([.BE126]=&quot;Free&quot;;0;IF([.BE126]=&quot;Yes&quot;;0;1))+IF([.BF126]=&quot;Free&quot;;0;IF([.BF126]&gt;29;0;IF([.BF126]&gt;13;1;IF([.BF126]&gt;6;2;3))))" office:value-type="float" office:value="1" calcext:value-type="float">
            <text:p>1</text:p>
          </table:table-cell>
          <table:table-cell table:style-name="ce58" table:formula="of:=IF([.BG126]=&quot;Yes&quot;;1;0)+IF([.BH126]=&quot;Yes&quot;;1;0)+IF([.BI126]=&quot;Yes&quot;;1;0)+IF([.BJ126]=&quot;No&quot;;1;IF([.BJ126]=&quot;&quot;;0;IF([.BJ126]=&quot;Some&quot;;0.5;0)))+IF([.BK126]=&quot;No&quot;;1;IF([.BK126]=&quot;&quot;;0;IF([.BK126]=&quot;Some&quot;;0.5;0)))+IF([.BL126]=&quot;No&quot;;1;IF([.BL126]=&quot;&quot;;0;IF([.BL126]=&quot;Some&quot;;0.5;0)))+IF([.BM126]=&quot;&quot;;0;1)+IF([.BN126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26]=&quot;USA&quot;;[.L126]=&quot;UK&quot;;[.L126]=&quot;Canada&quot;;[.L126]=&quot;Australia&quot;;[.L126]=&quot;New Zealand&quot;);&quot;Five&quot;;(IF(OR([.L126]=&quot;Denmark&quot;;[.L126]=&quot;France&quot;;[.L126]=&quot;Netherlands&quot;;[.L126]=&quot;Norway&quot;);&quot;Nine&quot;;IF(OR([.L126]=&quot;Belgium&quot;;[.L126]=&quot;Germany&quot;;[.L126]=&quot;Italy&quot;;[.L126]=&quot;Spain&quot;;[.L126]=&quot;Sweden&quot;);&quot;Fourteen&quot;;IF([.L126]=&quot;&quot;;&quot;Not Disclosed&quot;;IF(OR([.L126]=&quot;British Virgin Islands&quot;;[.L126]=&quot;Gibraltar&quot;;[.L126]=&quot;British Indian Ocean&quot;;[.L12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26]=&quot;Five&quot;);[.AC126]=&quot;Yes&quot;;[.W126]=&quot;Yes&quot;;OR([.T126]=&quot;Email&quot;;[.T126]=&quot;Yes&quot;);[.O12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table:number-columns-repeated="5"/>
          <table:table-cell table:style-name="ce147" office:value-type="string" calcext:value-type="string">
            <text:p>Yes</text:p>
          </table:table-cell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No</text:p>
          </table:table-cell>
          <table:table-cell table:style-name="ce161" office:value-type="float" office:value="94.51" calcext:value-type="float">
            <text:p>94.51</text:p>
          </table:table-cell>
          <table:table-cell table:style-name="ce166" office:value-type="float" office:value="2.94" calcext:value-type="float">
            <text:p>2.94</text:p>
          </table:table-cell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6" calcext:value-type="float">
            <text:p>46</text:p>
          </table:table-cell>
          <table:table-cell table:style-name="ce192" office:value-type="float" office:value="151" calcext:value-type="float">
            <text:p>151</text:p>
          </table:table-cell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4" calcext:value-type="float">
            <text:p>1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" calcext:value-type="float">
            <text:p>$4.00</text:p>
          </table:table-cell>
          <table:table-cell table:style-name="ce235" table:formula="of:=[.BC126]/[.AT126]" office:value-type="float" office:value="0.8" calcext:value-type="float">
            <text:p>$0.8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Smart DNS Proxy</text:p>
          </table:table-cell>
          <table:table-cell table:style-name="ce18" table:formula="of:=IF(OR([.M127]=&quot;Five&quot;);3;0)+IF(OR([.M127]=&quot;Not Disclosed&quot;);1.5;0)+IF(OR([.M127]=&quot;Nine&quot;;[.M127]=&quot;Fourteen&quot;;[.M127]=&quot;See Note&quot;;[.M127]=&quot;Cooperative&quot;);1;0)+IF(OR([.N127]=&quot;Yes&quot;);2;0)+IF(OR([.N127]=&quot;Not Disclosed&quot;);1.5;0)+IF(OR([.N127]=&quot;Owned&quot;);1;0)" office:value-type="float" office:value="0" calcext:value-type="float">
            <text:p>0</text:p>
          </table:table-cell>
          <table:table-cell table:style-name="ce26" table:formula="of:=COUNTIF([.P127:.S127];&quot;Yes&quot;)+(0.5*COUNTIF([.P127:.S127];&quot;&quot;))+(0.5*COUNTIF([.P127:.S127];&quot;See Note&quot;))+(3*COUNTIF([.O127];&quot;Yes&quot;))" office:value-type="float" office:value="2" calcext:value-type="float">
            <text:p>2</text:p>
          </table:table-cell>
          <table:table-cell table:style-name="ce31" table:formula="of:=(3*COUNTIF([.T127];&quot;No&quot;))+COUNTIF([.W127:.X127];&quot;No&quot;)" office:value-type="float" office:value="5" calcext:value-type="float">
            <text:p>5</text:p>
          </table:table-cell>
          <table:table-cell table:style-name="ce35" table:formula="of:=COUNTIF([.AA127];&quot;No&quot;)+COUNTIF([.AB127];&quot;No&quot;)+(0.5*COUNTIF([.AB127];&quot;See Note&quot;))+(3*COUNTIF([.AC127];&quot;No&quot;))+COUNTIF([.AL127];&quot;Yes&quot;)+(0.5*COUNTIF([.AL127];&quot;Some&quot;))+COUNTIF([.AM127];&quot;Yes&quot;)+(0.5*COUNTIF([.AM127];&quot;Some&quot;))" office:value-type="float" office:value="1.5" calcext:value-type="float">
            <text:p>1.5</text:p>
          </table:table-cell>
          <table:table-cell table:style-name="ce39" table:formula="of:=(IF(OR([.AP127]=&quot;MPPE-128&quot;;[.AP127]=&quot;Blowfish-64&quot;);1;(IF(OR([.AP127]=&quot;See Note&quot;;[.AP127]=&quot;Blowfish-128&quot;);0.5;IF(OR([.AP127]=&quot;AES-128&quot;;[.AP127]=&quot;AES-160&quot;;[.AP127]=&quot;AES-192&quot;;[.AP127]=&quot;AES-256&quot;);0;0)))+(IF(OR([.AQ127]=&quot;MPPE-128&quot;;[.AQ127]=&quot;Blowfish-64&quot;);2;(IF(OR([.AQ127]=&quot;See Note&quot;;[.AQ127]=&quot;Blowfish-128&quot;;[.AQ127]=&quot;&quot;);1;IF(OR([.AQ127]=&quot;AES-128&quot;;[.AQ127]=&quot;AES-160&quot;;[.AQ127]=&quot;AES-192&quot;;[.AQ127]=&quot;AES-256&quot;);0;0)))))))+IF(OR([.AR127]=&quot;MS-CHAPv2&quot;;[.AR127]=&quot;RSA-RC4&quot;;[.AR127]=&quot;RSA-1024&quot;);1;IF(OR([.AR127]=&quot;See Note&quot;;[.AR127]=&quot;&quot;);0.5;IF(OR([.AR127]=&quot;RSA-4096&quot;;[.AR127]=&quot;RSA-2048&quot;;[.AR127]=&quot;DH-2048&quot;;[.AR127]=&quot;CA-4096&quot;);0;0)))+IF(OR([.AS127]=&quot;MS-CHAPv2&quot;;[.AS127]=&quot;RSA-RC4&quot;;[.AS127]=&quot;RSA-1024&quot;);2;IF(OR([.AS127]=&quot;See Note&quot;;[.AS127]=&quot;&quot;);1;IF(OR([.AS127]=&quot;RSA-4096&quot;;[.AS127]=&quot;RSA-2048&quot;;[.AS127]=&quot;DH-2048&quot;);0;0)))" office:value-type="float" office:value="2.5" calcext:value-type="float">
            <text:p>2.5</text:p>
          </table:table-cell>
          <table:table-cell table:style-name="ce43" table:formula="of:=IF([.AT127]&lt;3;2;0)+IF([.AU127]&lt;10;1;IF([.AU127]=&quot;&quot;;1;0))+IF([.AV127]&lt;3;2;IF([.AV127]&lt;10;1;IF([.AV127]=&quot;&quot;;1;0)))" office:value-type="float" office:value="2" calcext:value-type="float">
            <text:p>2</text:p>
          </table:table-cell>
          <table:table-cell table:style-name="ce48" table:formula="of:=IF([.AX127]=0;0;IF([.AX127]&lt;5;1;IF([.AX127]&lt;10;2;3)))+IF([.AY127]=0;0;IF([.AY127]&lt;3;1;IF([.AY127]&lt;10;2;3)))+IF([.AZ127]=0;0;IF([.AZ127]&lt;5;1;IF([.AZ127]&lt;10;2;3)))+IF([.BA127]=&quot;A&quot;;0;IF([.BA127]=&quot;A+&quot;;0;IF([.BA127]=&quot;B&quot;;1;5)))+IF([.BB127]=&quot;Self&quot;;0;IF([.BB127]=&quot;CloudFlare&quot;;2;IF([.BB127]=&quot;Incapsula&quot;;2;3)))" office:value-type="float" office:value="11" calcext:value-type="float">
            <text:p>11</text:p>
          </table:table-cell>
          <table:table-cell table:style-name="ce52" table:formula="of:=IF([.BC127]&lt;PricePercentile33;0;IF([.BC127]&lt;PricePercentile66;1;2))+IF([.BD127]&lt;ConPricePercentile33;0;IF([.BD127]&lt;ConPricePercentile66;1;2))+IF([.BE127]=&quot;Free&quot;;0;IF([.BE127]=&quot;Yes&quot;;0;1))+IF([.BF127]=&quot;Free&quot;;0;IF([.BF127]&gt;29;0;IF([.BF127]&gt;13;1;IF([.BF127]&gt;6;2;3))))" office:value-type="float" office:value="0" calcext:value-type="float">
            <text:p>0</text:p>
          </table:table-cell>
          <table:table-cell table:style-name="ce58" table:formula="of:=IF([.BG127]=&quot;Yes&quot;;1;0)+IF([.BH127]=&quot;Yes&quot;;1;0)+IF([.BI127]=&quot;Yes&quot;;1;0)+IF([.BJ127]=&quot;No&quot;;1;IF([.BJ127]=&quot;&quot;;0;IF([.BJ127]=&quot;Some&quot;;0.5;0)))+IF([.BK127]=&quot;No&quot;;1;IF([.BK127]=&quot;&quot;;0;IF([.BK127]=&quot;Some&quot;;0.5;0)))+IF([.BL127]=&quot;No&quot;;1;IF([.BL127]=&quot;&quot;;0;IF([.BL127]=&quot;Some&quot;;0.5;0)))+IF([.BM127]=&quot;&quot;;0;1)+IF([.BN127]=&quot;&quot;;0;1)" office:value-type="float" office:value="2" calcext:value-type="float">
            <text:p>2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127]=&quot;USA&quot;;[.L127]=&quot;UK&quot;;[.L127]=&quot;Canada&quot;;[.L127]=&quot;Australia&quot;;[.L127]=&quot;New Zealand&quot;);&quot;Five&quot;;(IF(OR([.L127]=&quot;Denmark&quot;;[.L127]=&quot;France&quot;;[.L127]=&quot;Netherlands&quot;;[.L127]=&quot;Norway&quot;);&quot;Nine&quot;;IF(OR([.L127]=&quot;Belgium&quot;;[.L127]=&quot;Germany&quot;;[.L127]=&quot;Italy&quot;;[.L127]=&quot;Spain&quot;;[.L127]=&quot;Sweden&quot;);&quot;Fourteen&quot;;IF([.L127]=&quot;&quot;;&quot;Not Disclosed&quot;;IF(OR([.L127]=&quot;British Virgin Islands&quot;;[.L127]=&quot;Gibraltar&quot;;[.L127]=&quot;British Indian Ocean&quot;;[.L127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27]=&quot;Five&quot;);[.AC127]=&quot;Yes&quot;;[.W127]=&quot;Yes&quot;;OR([.T127]=&quot;Email&quot;;[.T127]=&quot;Yes&quot;);[.O127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30" calcext:value-type="float">
            <text:p>30</text:p>
          </table:table-cell>
          <table:table-cell table:style-name="ce192"/>
          <table:table-cell table:style-name="ce196"/>
          <table:table-cell table:style-name="ce203" office:value-type="float" office:value="39" calcext:value-type="float">
            <text:p>39</text:p>
          </table:table-cell>
          <table:table-cell table:style-name="ce208" office:value-type="float" office:value="14" calcext:value-type="float">
            <text:p>14</text:p>
          </table:table-cell>
          <table:table-cell table:style-name="ce213" office:value-type="float" office:value="31" calcext:value-type="float">
            <text:p>31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Incapsula</text:p>
          </table:table-cell>
          <table:table-cell table:style-name="ce229" office:value-type="float" office:value="2.91" calcext:value-type="float">
            <text:p>$2.91</text:p>
          </table:table-cell>
          <table:table-cell table:style-name="ce235" table:formula="of:=[.BC127]/[.AT127]" office:value-type="float" office:value="0.582" calcext:value-type="float">
            <text:p>$0.58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martVPN</text:p>
          </table:table-cell>
          <table:table-cell table:style-name="ce18" table:formula="of:=IF(OR([.M128]=&quot;Five&quot;);3;0)+IF(OR([.M128]=&quot;Not Disclosed&quot;);1.5;0)+IF(OR([.M128]=&quot;Nine&quot;;[.M128]=&quot;Fourteen&quot;;[.M128]=&quot;See Note&quot;;[.M128]=&quot;Cooperative&quot;);1;0)+IF(OR([.N128]=&quot;Yes&quot;);2;0)+IF(OR([.N128]=&quot;Not Disclosed&quot;);1.5;0)+IF(OR([.N128]=&quot;Owned&quot;);1;0)" office:value-type="float" office:value="0" calcext:value-type="float">
            <text:p>0</text:p>
          </table:table-cell>
          <table:table-cell table:style-name="ce26" table:formula="of:=COUNTIF([.P128:.S128];&quot;Yes&quot;)+(0.5*COUNTIF([.P128:.S128];&quot;&quot;))+(0.5*COUNTIF([.P128:.S128];&quot;See Note&quot;))+(3*COUNTIF([.O128];&quot;Yes&quot;))" office:value-type="float" office:value="3" calcext:value-type="float">
            <text:p>3</text:p>
          </table:table-cell>
          <table:table-cell table:style-name="ce31" table:formula="of:=(3*COUNTIF([.T128];&quot;No&quot;))+COUNTIF([.W128:.X128];&quot;No&quot;)" office:value-type="float" office:value="4" calcext:value-type="float">
            <text:p>4</text:p>
          </table:table-cell>
          <table:table-cell table:style-name="ce35" table:formula="of:=COUNTIF([.AA128];&quot;No&quot;)+COUNTIF([.AB128];&quot;No&quot;)+(0.5*COUNTIF([.AB128];&quot;See Note&quot;))+(3*COUNTIF([.AC128];&quot;No&quot;))+COUNTIF([.AL128];&quot;Yes&quot;)+(0.5*COUNTIF([.AL128];&quot;Some&quot;))+COUNTIF([.AM128];&quot;Yes&quot;)+(0.5*COUNTIF([.AM128];&quot;Some&quot;))" office:value-type="float" office:value="2" calcext:value-type="float">
            <text:p>2</text:p>
          </table:table-cell>
          <table:table-cell table:style-name="ce39" table:formula="of:=(IF(OR([.AP128]=&quot;MPPE-128&quot;;[.AP128]=&quot;Blowfish-64&quot;);1;(IF(OR([.AP128]=&quot;See Note&quot;;[.AP128]=&quot;Blowfish-128&quot;);0.5;IF(OR([.AP128]=&quot;AES-128&quot;;[.AP128]=&quot;AES-160&quot;;[.AP128]=&quot;AES-192&quot;;[.AP128]=&quot;AES-256&quot;);0;0)))+(IF(OR([.AQ128]=&quot;MPPE-128&quot;;[.AQ128]=&quot;Blowfish-64&quot;);2;(IF(OR([.AQ128]=&quot;See Note&quot;;[.AQ128]=&quot;Blowfish-128&quot;;[.AQ128]=&quot;&quot;);1;IF(OR([.AQ128]=&quot;AES-128&quot;;[.AQ128]=&quot;AES-160&quot;;[.AQ128]=&quot;AES-192&quot;;[.AQ128]=&quot;AES-256&quot;);0;0)))))))+IF(OR([.AR128]=&quot;MS-CHAPv2&quot;;[.AR128]=&quot;RSA-RC4&quot;;[.AR128]=&quot;RSA-1024&quot;);1;IF(OR([.AR128]=&quot;See Note&quot;;[.AR128]=&quot;&quot;);0.5;IF(OR([.AR128]=&quot;RSA-4096&quot;;[.AR128]=&quot;RSA-2048&quot;;[.AR128]=&quot;DH-2048&quot;;[.AR128]=&quot;CA-4096&quot;);0;0)))+IF(OR([.AS128]=&quot;MS-CHAPv2&quot;;[.AS128]=&quot;RSA-RC4&quot;;[.AS128]=&quot;RSA-1024&quot;);2;IF(OR([.AS128]=&quot;See Note&quot;;[.AS128]=&quot;&quot;);1;IF(OR([.AS128]=&quot;RSA-4096&quot;;[.AS128]=&quot;RSA-2048&quot;;[.AS128]=&quot;DH-2048&quot;);0;0)))" office:value-type="float" office:value="2.5" calcext:value-type="float">
            <text:p>2.5</text:p>
          </table:table-cell>
          <table:table-cell table:style-name="ce43" table:formula="of:=IF([.AT128]&lt;3;2;0)+IF([.AU128]&lt;10;1;IF([.AU128]=&quot;&quot;;1;0))+IF([.AV128]&lt;3;2;IF([.AV128]&lt;10;1;IF([.AV128]=&quot;&quot;;1;0)))" office:value-type="float" office:value="2" calcext:value-type="float">
            <text:p>2</text:p>
          </table:table-cell>
          <table:table-cell table:style-name="ce48" table:formula="of:=IF([.AX128]=0;0;IF([.AX128]&lt;5;1;IF([.AX128]&lt;10;2;3)))+IF([.AY128]=0;0;IF([.AY128]&lt;3;1;IF([.AY128]&lt;10;2;3)))+IF([.AZ128]=0;0;IF([.AZ128]&lt;5;1;IF([.AZ128]&lt;10;2;3)))+IF([.BA128]=&quot;A&quot;;0;IF([.BA128]=&quot;A+&quot;;0;IF([.BA128]=&quot;B&quot;;1;5)))+IF([.BB128]=&quot;Self&quot;;0;IF([.BB128]=&quot;CloudFlare&quot;;2;IF([.BB128]=&quot;Incapsula&quot;;2;3)))" office:value-type="float" office:value="5" calcext:value-type="float">
            <text:p>5</text:p>
          </table:table-cell>
          <table:table-cell table:style-name="ce52" table:formula="of:=IF([.BC128]&lt;PricePercentile33;0;IF([.BC128]&lt;PricePercentile66;1;2))+IF([.BD128]&lt;ConPricePercentile33;0;IF([.BD128]&lt;ConPricePercentile66;1;2))+IF([.BE128]=&quot;Free&quot;;0;IF([.BE128]=&quot;Yes&quot;;0;1))+IF([.BF128]=&quot;Free&quot;;0;IF([.BF128]&gt;29;0;IF([.BF128]&gt;13;1;IF([.BF128]&gt;6;2;3))))" office:value-type="float" office:value="8" calcext:value-type="float">
            <text:p>8</text:p>
          </table:table-cell>
          <table:table-cell table:style-name="ce58" table:formula="of:=IF([.BG128]=&quot;Yes&quot;;1;0)+IF([.BH128]=&quot;Yes&quot;;1;0)+IF([.BI128]=&quot;Yes&quot;;1;0)+IF([.BJ128]=&quot;No&quot;;1;IF([.BJ128]=&quot;&quot;;0;IF([.BJ128]=&quot;Some&quot;;0.5;0)))+IF([.BK128]=&quot;No&quot;;1;IF([.BK128]=&quot;&quot;;0;IF([.BK128]=&quot;Some&quot;;0.5;0)))+IF([.BL128]=&quot;No&quot;;1;IF([.BL128]=&quot;&quot;;0;IF([.BL128]=&quot;Some&quot;;0.5;0)))+IF([.BM128]=&quot;&quot;;0;1)+IF([.BN128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Morocco</text:p>
          </table:table-cell>
          <table:table-cell table:style-name="ce75" table:formula="of:=IF(OR([.L128]=&quot;USA&quot;;[.L128]=&quot;UK&quot;;[.L128]=&quot;Canada&quot;;[.L128]=&quot;Australia&quot;;[.L128]=&quot;New Zealand&quot;);&quot;Five&quot;;(IF(OR([.L128]=&quot;Denmark&quot;;[.L128]=&quot;France&quot;;[.L128]=&quot;Netherlands&quot;;[.L128]=&quot;Norway&quot;);&quot;Nine&quot;;IF(OR([.L128]=&quot;Belgium&quot;;[.L128]=&quot;Germany&quot;;[.L128]=&quot;Italy&quot;;[.L128]=&quot;Spain&quot;;[.L128]=&quot;Sweden&quot;);&quot;Fourteen&quot;;IF([.L128]=&quot;&quot;;&quot;Not Disclosed&quot;;IF(OR([.L128]=&quot;British Virgin Islands&quot;;[.L128]=&quot;Gibraltar&quot;;[.L128]=&quot;British Indian Ocean&quot;;[.L128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28]=&quot;Five&quot;);[.AC128]=&quot;Yes&quot;;[.W128]=&quot;Yes&quot;;OR([.T128]=&quot;Email&quot;;[.T128]=&quot;Yes&quot;);[.O12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8" calcext:value-type="float">
            <text:p>18</text:p>
          </table:table-cell>
          <table:table-cell table:style-name="ce192" office:value-type="float" office:value="20" calcext:value-type="float">
            <text:p>20</text:p>
          </table:table-cell>
          <table:table-cell table:style-name="ce196"/>
          <table:table-cell table:style-name="ce203" office:value-type="float" office:value="8" calcext:value-type="float">
            <text:p>8</text:p>
          </table:table-cell>
          <table:table-cell table:style-name="ce208" office:value-type="float" office:value="5" calcext:value-type="float">
            <text:p>5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66" calcext:value-type="float">
            <text:p>$6.66</text:p>
          </table:table-cell>
          <table:table-cell table:style-name="ce235" table:formula="of:=[.BC128]/[.AT128]" office:value-type="float" office:value="6.66" calcext:value-type="float">
            <text:p>$6.66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Speedify</text:p>
          </table:table-cell>
          <table:table-cell table:style-name="ce18" table:formula="of:=IF(OR([.M129]=&quot;Five&quot;);3;0)+IF(OR([.M129]=&quot;Not Disclosed&quot;);1.5;0)+IF(OR([.M129]=&quot;Nine&quot;;[.M129]=&quot;Fourteen&quot;;[.M129]=&quot;See Note&quot;;[.M129]=&quot;Cooperative&quot;);1;0)+IF(OR([.N129]=&quot;Yes&quot;);2;0)+IF(OR([.N129]=&quot;Not Disclosed&quot;);1.5;0)+IF(OR([.N129]=&quot;Owned&quot;);1;0)" office:value-type="float" office:value="5" calcext:value-type="float">
            <text:p>5</text:p>
          </table:table-cell>
          <table:table-cell table:style-name="ce26" table:formula="of:=COUNTIF([.P129:.S129];&quot;Yes&quot;)+(0.5*COUNTIF([.P129:.S129];&quot;&quot;))+(0.5*COUNTIF([.P129:.S129];&quot;See Note&quot;))+(3*COUNTIF([.O129];&quot;Yes&quot;))" office:value-type="float" office:value="3" calcext:value-type="float">
            <text:p>3</text:p>
          </table:table-cell>
          <table:table-cell table:style-name="ce31" table:formula="of:=(3*COUNTIF([.T129];&quot;No&quot;))+COUNTIF([.W129:.X129];&quot;No&quot;)" office:value-type="float" office:value="4" calcext:value-type="float">
            <text:p>4</text:p>
          </table:table-cell>
          <table:table-cell table:style-name="ce35" table:formula="of:=COUNTIF([.AA129];&quot;No&quot;)+COUNTIF([.AB129];&quot;No&quot;)+(0.5*COUNTIF([.AB129];&quot;See Note&quot;))+(3*COUNTIF([.AC129];&quot;No&quot;))+COUNTIF([.AL129];&quot;Yes&quot;)+(0.5*COUNTIF([.AL129];&quot;Some&quot;))+COUNTIF([.AM129];&quot;Yes&quot;)+(0.5*COUNTIF([.AM129];&quot;Some&quot;))" office:value-type="float" office:value="6" calcext:value-type="float">
            <text:p>6</text:p>
          </table:table-cell>
          <table:table-cell table:style-name="ce39" table:formula="of:=(IF(OR([.AP129]=&quot;MPPE-128&quot;;[.AP129]=&quot;Blowfish-64&quot;);1;(IF(OR([.AP129]=&quot;See Note&quot;;[.AP129]=&quot;Blowfish-128&quot;);0.5;IF(OR([.AP129]=&quot;AES-128&quot;;[.AP129]=&quot;AES-160&quot;;[.AP129]=&quot;AES-192&quot;;[.AP129]=&quot;AES-256&quot;);0;0)))+(IF(OR([.AQ129]=&quot;MPPE-128&quot;;[.AQ129]=&quot;Blowfish-64&quot;);2;(IF(OR([.AQ129]=&quot;See Note&quot;;[.AQ129]=&quot;Blowfish-128&quot;;[.AQ129]=&quot;&quot;);1;IF(OR([.AQ129]=&quot;AES-128&quot;;[.AQ129]=&quot;AES-160&quot;;[.AQ129]=&quot;AES-192&quot;;[.AQ129]=&quot;AES-256&quot;);0;0)))))))+IF(OR([.AR129]=&quot;MS-CHAPv2&quot;;[.AR129]=&quot;RSA-RC4&quot;;[.AR129]=&quot;RSA-1024&quot;);1;IF(OR([.AR129]=&quot;See Note&quot;;[.AR129]=&quot;&quot;);0.5;IF(OR([.AR129]=&quot;RSA-4096&quot;;[.AR129]=&quot;RSA-2048&quot;;[.AR129]=&quot;DH-2048&quot;;[.AR129]=&quot;CA-4096&quot;);0;0)))+IF(OR([.AS129]=&quot;MS-CHAPv2&quot;;[.AS129]=&quot;RSA-RC4&quot;;[.AS129]=&quot;RSA-1024&quot;);2;IF(OR([.AS129]=&quot;See Note&quot;;[.AS129]=&quot;&quot;);1;IF(OR([.AS129]=&quot;RSA-4096&quot;;[.AS129]=&quot;RSA-2048&quot;;[.AS129]=&quot;DH-2048&quot;);0;0)))" office:value-type="float" office:value="2.5" calcext:value-type="float">
            <text:p>2.5</text:p>
          </table:table-cell>
          <table:table-cell table:style-name="ce43" table:formula="of:=IF([.AT129]&lt;3;2;0)+IF([.AU129]&lt;10;1;IF([.AU129]=&quot;&quot;;1;0))+IF([.AV129]&lt;3;2;IF([.AV129]&lt;10;1;IF([.AV129]=&quot;&quot;;1;0)))" office:value-type="float" office:value="0" calcext:value-type="float">
            <text:p>0</text:p>
          </table:table-cell>
          <table:table-cell table:style-name="ce48" table:formula="of:=IF([.AX129]=0;0;IF([.AX129]&lt;5;1;IF([.AX129]&lt;10;2;3)))+IF([.AY129]=0;0;IF([.AY129]&lt;3;1;IF([.AY129]&lt;10;2;3)))+IF([.AZ129]=0;0;IF([.AZ129]&lt;5;1;IF([.AZ129]&lt;10;2;3)))+IF([.BA129]=&quot;A&quot;;0;IF([.BA129]=&quot;A+&quot;;0;IF([.BA129]=&quot;B&quot;;1;5)))+IF([.BB129]=&quot;Self&quot;;0;IF([.BB129]=&quot;CloudFlare&quot;;2;IF([.BB129]=&quot;Incapsula&quot;;2;3)))" office:value-type="float" office:value="8" calcext:value-type="float">
            <text:p>8</text:p>
          </table:table-cell>
          <table:table-cell table:style-name="ce52" table:formula="of:=IF([.BC129]&lt;PricePercentile33;0;IF([.BC129]&lt;PricePercentile66;1;2))+IF([.BD129]&lt;ConPricePercentile33;0;IF([.BD129]&lt;ConPricePercentile66;1;2))+IF([.BE129]=&quot;Free&quot;;0;IF([.BE129]=&quot;Yes&quot;;0;1))+IF([.BF129]=&quot;Free&quot;;0;IF([.BF129]&gt;29;0;IF([.BF129]&gt;13;1;IF([.BF129]&gt;6;2;3))))" office:value-type="float" office:value="1" calcext:value-type="float">
            <text:p>1</text:p>
          </table:table-cell>
          <table:table-cell table:style-name="ce58" table:formula="of:=IF([.BG129]=&quot;Yes&quot;;1;0)+IF([.BH129]=&quot;Yes&quot;;1;0)+IF([.BI129]=&quot;Yes&quot;;1;0)+IF([.BJ129]=&quot;No&quot;;1;IF([.BJ129]=&quot;&quot;;0;IF([.BJ129]=&quot;Some&quot;;0.5;0)))+IF([.BK129]=&quot;No&quot;;1;IF([.BK129]=&quot;&quot;;0;IF([.BK129]=&quot;Some&quot;;0.5;0)))+IF([.BL129]=&quot;No&quot;;1;IF([.BL129]=&quot;&quot;;0;IF([.BL129]=&quot;Some&quot;;0.5;0)))+IF([.BM129]=&quot;&quot;;0;1)+IF([.BN129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29]=&quot;USA&quot;;[.L129]=&quot;UK&quot;;[.L129]=&quot;Canada&quot;;[.L129]=&quot;Australia&quot;;[.L129]=&quot;New Zealand&quot;);&quot;Five&quot;;(IF(OR([.L129]=&quot;Denmark&quot;;[.L129]=&quot;France&quot;;[.L129]=&quot;Netherlands&quot;;[.L129]=&quot;Norway&quot;);&quot;Nine&quot;;IF(OR([.L129]=&quot;Belgium&quot;;[.L129]=&quot;Germany&quot;;[.L129]=&quot;Italy&quot;;[.L129]=&quot;Spain&quot;;[.L129]=&quot;Sweden&quot;);&quot;Fourteen&quot;;IF([.L129]=&quot;&quot;;&quot;Not Disclosed&quot;;IF(OR([.L129]=&quot;British Virgin Islands&quot;;[.L129]=&quot;Gibraltar&quot;;[.L129]=&quot;British Indian Ocean&quot;;[.L12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3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29]=&quot;Five&quot;);[.AC129]=&quot;Yes&quot;;[.W129]=&quot;Yes&quot;;OR([.T129]=&quot;Email&quot;;[.T129]=&quot;Yes&quot;);[.O129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119" calcext:value-type="float">
            <text:p>119</text:p>
          </table:table-cell>
          <table:table-cell table:style-name="ce196"/>
          <table:table-cell table:style-name="ce203" office:value-type="float" office:value="10" calcext:value-type="float">
            <text:p>10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4.17" calcext:value-type="float">
            <text:p>$4.17</text:p>
          </table:table-cell>
          <table:table-cell table:style-name="ce235" table:formula="of:=[.BC129]/[.AT129]" office:value-type="float" office:value="0.834" calcext:value-type="float">
            <text:p>$0.8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Spotflux</text:p>
          </table:table-cell>
          <table:table-cell table:style-name="ce18" table:formula="of:=IF(OR([.M130]=&quot;Five&quot;);3;0)+IF(OR([.M130]=&quot;Not Disclosed&quot;);1.5;0)+IF(OR([.M130]=&quot;Nine&quot;;[.M130]=&quot;Fourteen&quot;;[.M130]=&quot;See Note&quot;;[.M130]=&quot;Cooperative&quot;);1;0)+IF(OR([.N130]=&quot;Yes&quot;);2;0)+IF(OR([.N130]=&quot;Not Disclosed&quot;);1.5;0)+IF(OR([.N130]=&quot;Owned&quot;);1;0)" office:value-type="float" office:value="5" calcext:value-type="float">
            <text:p>5</text:p>
          </table:table-cell>
          <table:table-cell table:style-name="ce26" table:formula="of:=COUNTIF([.P130:.S130];&quot;Yes&quot;)+(0.5*COUNTIF([.P130:.S130];&quot;&quot;))+(0.5*COUNTIF([.P130:.S130];&quot;See Note&quot;))+(3*COUNTIF([.O130];&quot;Yes&quot;))" office:value-type="float" office:value="5" calcext:value-type="float">
            <text:p>5</text:p>
          </table:table-cell>
          <table:table-cell table:style-name="ce31" table:formula="of:=(3*COUNTIF([.T130];&quot;No&quot;))+COUNTIF([.W130:.X130];&quot;No&quot;)" office:value-type="float" office:value="1" calcext:value-type="float">
            <text:p>1</text:p>
          </table:table-cell>
          <table:table-cell table:style-name="ce35" table:formula="of:=COUNTIF([.AA130];&quot;No&quot;)+COUNTIF([.AB130];&quot;No&quot;)+(0.5*COUNTIF([.AB130];&quot;See Note&quot;))+(3*COUNTIF([.AC130];&quot;No&quot;))+COUNTIF([.AL130];&quot;Yes&quot;)+(0.5*COUNTIF([.AL130];&quot;Some&quot;))+COUNTIF([.AM130];&quot;Yes&quot;)+(0.5*COUNTIF([.AM130];&quot;Some&quot;))" office:value-type="float" office:value="5" calcext:value-type="float">
            <text:p>5</text:p>
          </table:table-cell>
          <table:table-cell table:style-name="ce39" table:formula="of:=(IF(OR([.AP130]=&quot;MPPE-128&quot;;[.AP130]=&quot;Blowfish-64&quot;);1;(IF(OR([.AP130]=&quot;See Note&quot;;[.AP130]=&quot;Blowfish-128&quot;);0.5;IF(OR([.AP130]=&quot;AES-128&quot;;[.AP130]=&quot;AES-160&quot;;[.AP130]=&quot;AES-192&quot;;[.AP130]=&quot;AES-256&quot;);0;0)))+(IF(OR([.AQ130]=&quot;MPPE-128&quot;;[.AQ130]=&quot;Blowfish-64&quot;);2;(IF(OR([.AQ130]=&quot;See Note&quot;;[.AQ130]=&quot;Blowfish-128&quot;;[.AQ130]=&quot;&quot;);1;IF(OR([.AQ130]=&quot;AES-128&quot;;[.AQ130]=&quot;AES-160&quot;;[.AQ130]=&quot;AES-192&quot;;[.AQ130]=&quot;AES-256&quot;);0;0)))))))+IF(OR([.AR130]=&quot;MS-CHAPv2&quot;;[.AR130]=&quot;RSA-RC4&quot;;[.AR130]=&quot;RSA-1024&quot;);1;IF(OR([.AR130]=&quot;See Note&quot;;[.AR130]=&quot;&quot;);0.5;IF(OR([.AR130]=&quot;RSA-4096&quot;;[.AR130]=&quot;RSA-2048&quot;;[.AR130]=&quot;DH-2048&quot;;[.AR130]=&quot;CA-4096&quot;);0;0)))+IF(OR([.AS130]=&quot;MS-CHAPv2&quot;;[.AS130]=&quot;RSA-RC4&quot;;[.AS130]=&quot;RSA-1024&quot;);2;IF(OR([.AS130]=&quot;See Note&quot;;[.AS130]=&quot;&quot;);1;IF(OR([.AS130]=&quot;RSA-4096&quot;;[.AS130]=&quot;RSA-2048&quot;;[.AS130]=&quot;DH-2048&quot;);0;0)))" office:value-type="float" office:value="2.5" calcext:value-type="float">
            <text:p>2.5</text:p>
          </table:table-cell>
          <table:table-cell table:style-name="ce43" table:formula="of:=IF([.AT130]&lt;3;2;0)+IF([.AU130]&lt;10;1;IF([.AU130]=&quot;&quot;;1;0))+IF([.AV130]&lt;3;2;IF([.AV130]&lt;10;1;IF([.AV130]=&quot;&quot;;1;0)))" office:value-type="float" office:value="3" calcext:value-type="float">
            <text:p>3</text:p>
          </table:table-cell>
          <table:table-cell table:style-name="ce48" table:formula="of:=IF([.AX130]=0;0;IF([.AX130]&lt;5;1;IF([.AX130]&lt;10;2;3)))+IF([.AY130]=0;0;IF([.AY130]&lt;3;1;IF([.AY130]&lt;10;2;3)))+IF([.AZ130]=0;0;IF([.AZ130]&lt;5;1;IF([.AZ130]&lt;10;2;3)))+IF([.BA130]=&quot;A&quot;;0;IF([.BA130]=&quot;A+&quot;;0;IF([.BA130]=&quot;B&quot;;1;5)))+IF([.BB130]=&quot;Self&quot;;0;IF([.BB130]=&quot;CloudFlare&quot;;2;IF([.BB130]=&quot;Incapsula&quot;;2;3)))" office:value-type="float" office:value="11" calcext:value-type="float">
            <text:p>11</text:p>
          </table:table-cell>
          <table:table-cell table:style-name="ce52" table:formula="of:=IF([.BC130]&lt;PricePercentile33;0;IF([.BC130]&lt;PricePercentile66;1;2))+IF([.BD130]&lt;ConPricePercentile33;0;IF([.BD130]&lt;ConPricePercentile66;1;2))+IF([.BE130]=&quot;Free&quot;;0;IF([.BE130]=&quot;Yes&quot;;0;1))+IF([.BF130]=&quot;Free&quot;;0;IF([.BF130]&gt;29;0;IF([.BF130]&gt;13;1;IF([.BF130]&gt;6;2;3))))" office:value-type="float" office:value="4" calcext:value-type="float">
            <text:p>4</text:p>
          </table:table-cell>
          <table:table-cell table:style-name="ce58" table:formula="of:=IF([.BG130]=&quot;Yes&quot;;1;0)+IF([.BH130]=&quot;Yes&quot;;1;0)+IF([.BI130]=&quot;Yes&quot;;1;0)+IF([.BJ130]=&quot;No&quot;;1;IF([.BJ130]=&quot;&quot;;0;IF([.BJ130]=&quot;Some&quot;;0.5;0)))+IF([.BK130]=&quot;No&quot;;1;IF([.BK130]=&quot;&quot;;0;IF([.BK130]=&quot;Some&quot;;0.5;0)))+IF([.BL130]=&quot;No&quot;;1;IF([.BL130]=&quot;&quot;;0;IF([.BL130]=&quot;Some&quot;;0.5;0)))+IF([.BM130]=&quot;&quot;;0;1)+IF([.BN130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30]=&quot;USA&quot;;[.L130]=&quot;UK&quot;;[.L130]=&quot;Canada&quot;;[.L130]=&quot;Australia&quot;;[.L130]=&quot;New Zealand&quot;);&quot;Five&quot;;(IF(OR([.L130]=&quot;Denmark&quot;;[.L130]=&quot;France&quot;;[.L130]=&quot;Netherlands&quot;;[.L130]=&quot;Norway&quot;);&quot;Nine&quot;;IF(OR([.L130]=&quot;Belgium&quot;;[.L130]=&quot;Germany&quot;;[.L130]=&quot;Italy&quot;;[.L130]=&quot;Spain&quot;;[.L130]=&quot;Sweden&quot;);&quot;Fourteen&quot;;IF([.L130]=&quot;&quot;;&quot;Not Disclosed&quot;;IF(OR([.L130]=&quot;British Virgin Islands&quot;;[.L130]=&quot;Gibraltar&quot;;[.L130]=&quot;British Indian Ocean&quot;;[.L130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0]=&quot;Five&quot;);[.AC130]=&quot;Yes&quot;;[.W130]=&quot;Yes&quot;;OR([.T130]=&quot;Email&quot;;[.T130]=&quot;Yes&quot;);[.O130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17" calcext:value-type="float">
            <text:p>$3.17</text:p>
          </table:table-cell>
          <table:table-cell table:style-name="ce235" table:formula="of:=[.BC130]/[.AT130]" office:value-type="float" office:value="0.634" calcext:value-type="float">
            <text:p>$0.6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teganos</text:p>
          </table:table-cell>
          <table:table-cell table:style-name="ce18" table:formula="of:=IF(OR([.M131]=&quot;Five&quot;);3;0)+IF(OR([.M131]=&quot;Not Disclosed&quot;);1.5;0)+IF(OR([.M131]=&quot;Nine&quot;;[.M131]=&quot;Fourteen&quot;;[.M131]=&quot;See Note&quot;;[.M131]=&quot;Cooperative&quot;);1;0)+IF(OR([.N131]=&quot;Yes&quot;);2;0)+IF(OR([.N131]=&quot;Not Disclosed&quot;);1.5;0)+IF(OR([.N131]=&quot;Owned&quot;);1;0)" office:value-type="float" office:value="1" calcext:value-type="float">
            <text:p>1</text:p>
          </table:table-cell>
          <table:table-cell table:style-name="ce26" table:formula="of:=COUNTIF([.P131:.S131];&quot;Yes&quot;)+(0.5*COUNTIF([.P131:.S131];&quot;&quot;))+(0.5*COUNTIF([.P131:.S131];&quot;See Note&quot;))+(3*COUNTIF([.O131];&quot;Yes&quot;))" office:value-type="float" office:value="1.5" calcext:value-type="float">
            <text:p>1.5</text:p>
          </table:table-cell>
          <table:table-cell table:style-name="ce31" table:formula="of:=(3*COUNTIF([.T131];&quot;No&quot;))+COUNTIF([.W131:.X131];&quot;No&quot;)" office:value-type="float" office:value="5" calcext:value-type="float">
            <text:p>5</text:p>
          </table:table-cell>
          <table:table-cell table:style-name="ce35" table:formula="of:=COUNTIF([.AA131];&quot;No&quot;)+COUNTIF([.AB131];&quot;No&quot;)+(0.5*COUNTIF([.AB131];&quot;See Note&quot;))+(3*COUNTIF([.AC131];&quot;No&quot;))+COUNTIF([.AL131];&quot;Yes&quot;)+(0.5*COUNTIF([.AL131];&quot;Some&quot;))+COUNTIF([.AM131];&quot;Yes&quot;)+(0.5*COUNTIF([.AM131];&quot;Some&quot;))" office:value-type="float" office:value="4" calcext:value-type="float">
            <text:p>4</text:p>
          </table:table-cell>
          <table:table-cell table:style-name="ce39" table:formula="of:=(IF(OR([.AP131]=&quot;MPPE-128&quot;;[.AP131]=&quot;Blowfish-64&quot;);1;(IF(OR([.AP131]=&quot;See Note&quot;;[.AP131]=&quot;Blowfish-128&quot;);0.5;IF(OR([.AP131]=&quot;AES-128&quot;;[.AP131]=&quot;AES-160&quot;;[.AP131]=&quot;AES-192&quot;;[.AP131]=&quot;AES-256&quot;);0;0)))+(IF(OR([.AQ131]=&quot;MPPE-128&quot;;[.AQ131]=&quot;Blowfish-64&quot;);2;(IF(OR([.AQ131]=&quot;See Note&quot;;[.AQ131]=&quot;Blowfish-128&quot;;[.AQ131]=&quot;&quot;);1;IF(OR([.AQ131]=&quot;AES-128&quot;;[.AQ131]=&quot;AES-160&quot;;[.AQ131]=&quot;AES-192&quot;;[.AQ131]=&quot;AES-256&quot;);0;0)))))))+IF(OR([.AR131]=&quot;MS-CHAPv2&quot;;[.AR131]=&quot;RSA-RC4&quot;;[.AR131]=&quot;RSA-1024&quot;);1;IF(OR([.AR131]=&quot;See Note&quot;;[.AR131]=&quot;&quot;);0.5;IF(OR([.AR131]=&quot;RSA-4096&quot;;[.AR131]=&quot;RSA-2048&quot;;[.AR131]=&quot;DH-2048&quot;;[.AR131]=&quot;CA-4096&quot;);0;0)))+IF(OR([.AS131]=&quot;MS-CHAPv2&quot;;[.AS131]=&quot;RSA-RC4&quot;;[.AS131]=&quot;RSA-1024&quot;);2;IF(OR([.AS131]=&quot;See Note&quot;;[.AS131]=&quot;&quot;);1;IF(OR([.AS131]=&quot;RSA-4096&quot;;[.AS131]=&quot;RSA-2048&quot;;[.AS131]=&quot;DH-2048&quot;);0;0)))" office:value-type="float" office:value="1.5" calcext:value-type="float">
            <text:p>1.5</text:p>
          </table:table-cell>
          <table:table-cell table:style-name="ce43" table:formula="of:=IF([.AT131]&lt;3;2;0)+IF([.AU131]&lt;10;1;IF([.AU131]=&quot;&quot;;1;0))+IF([.AV131]&lt;3;2;IF([.AV131]&lt;10;1;IF([.AV131]=&quot;&quot;;1;0)))" office:value-type="float" office:value="5" calcext:value-type="float">
            <text:p>5</text:p>
          </table:table-cell>
          <table:table-cell table:style-name="ce48" table:formula="of:=IF([.AX131]=0;0;IF([.AX131]&lt;5;1;IF([.AX131]&lt;10;2;3)))+IF([.AY131]=0;0;IF([.AY131]&lt;3;1;IF([.AY131]&lt;10;2;3)))+IF([.AZ131]=0;0;IF([.AZ131]&lt;5;1;IF([.AZ131]&lt;10;2;3)))+IF([.BA131]=&quot;A&quot;;0;IF([.BA131]=&quot;A+&quot;;0;IF([.BA131]=&quot;B&quot;;1;5)))+IF([.BB131]=&quot;Self&quot;;0;IF([.BB131]=&quot;CloudFlare&quot;;2;IF([.BB131]=&quot;Incapsula&quot;;2;3)))" office:value-type="float" office:value="3" calcext:value-type="float">
            <text:p>3</text:p>
          </table:table-cell>
          <table:table-cell table:style-name="ce52" table:formula="of:=IF([.BC131]&lt;PricePercentile33;0;IF([.BC131]&lt;PricePercentile66;1;2))+IF([.BD131]&lt;ConPricePercentile33;0;IF([.BD131]&lt;ConPricePercentile66;1;2))+IF([.BE131]=&quot;Free&quot;;0;IF([.BE131]=&quot;Yes&quot;;0;1))+IF([.BF131]=&quot;Free&quot;;0;IF([.BF131]&gt;29;0;IF([.BF131]&gt;13;1;IF([.BF131]&gt;6;2;3))))" office:value-type="float" office:value="6" calcext:value-type="float">
            <text:p>6</text:p>
          </table:table-cell>
          <table:table-cell table:style-name="ce58" table:formula="of:=IF([.BG131]=&quot;Yes&quot;;1;0)+IF([.BH131]=&quot;Yes&quot;;1;0)+IF([.BI131]=&quot;Yes&quot;;1;0)+IF([.BJ131]=&quot;No&quot;;1;IF([.BJ131]=&quot;&quot;;0;IF([.BJ131]=&quot;Some&quot;;0.5;0)))+IF([.BK131]=&quot;No&quot;;1;IF([.BK131]=&quot;&quot;;0;IF([.BK131]=&quot;Some&quot;;0.5;0)))+IF([.BL131]=&quot;No&quot;;1;IF([.BL131]=&quot;&quot;;0;IF([.BL131]=&quot;Some&quot;;0.5;0)))+IF([.BM131]=&quot;&quot;;0;1)+IF([.BN131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Germany</text:p>
          </table:table-cell>
          <table:table-cell table:style-name="ce75" table:formula="of:=IF(OR([.L131]=&quot;USA&quot;;[.L131]=&quot;UK&quot;;[.L131]=&quot;Canada&quot;;[.L131]=&quot;Australia&quot;;[.L131]=&quot;New Zealand&quot;);&quot;Five&quot;;(IF(OR([.L131]=&quot;Denmark&quot;;[.L131]=&quot;France&quot;;[.L131]=&quot;Netherlands&quot;;[.L131]=&quot;Norway&quot;);&quot;Nine&quot;;IF(OR([.L131]=&quot;Belgium&quot;;[.L131]=&quot;Germany&quot;;[.L131]=&quot;Italy&quot;;[.L131]=&quot;Spain&quot;;[.L131]=&quot;Sweden&quot;);&quot;Fourteen&quot;;IF([.L131]=&quot;&quot;;&quot;Not Disclosed&quot;;IF(OR([.L131]=&quot;British Virgin Islands&quot;;[.L131]=&quot;Gibraltar&quot;;[.L131]=&quot;British Indian Ocean&quot;;[.L131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1]=&quot;Five&quot;);[.AC131]=&quot;Yes&quot;;[.W131]=&quot;Yes&quot;;OR([.T131]=&quot;Email&quot;;[.T131]=&quot;Yes&quot;);[.O131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17" calcext:value-type="float">
            <text:p>$4.17</text:p>
          </table:table-cell>
          <table:table-cell table:style-name="ce235" table:formula="of:=[.BC131]/[.AT131]" office:value-type="float" office:value="4.17" calcext:value-type="float">
            <text:p>$4.1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trongVPN</text:p>
          </table:table-cell>
          <table:table-cell table:style-name="ce18" table:formula="of:=IF(OR([.M132]=&quot;Five&quot;);3;0)+IF(OR([.M132]=&quot;Not Disclosed&quot;);1.5;0)+IF(OR([.M132]=&quot;Nine&quot;;[.M132]=&quot;Fourteen&quot;;[.M132]=&quot;See Note&quot;;[.M132]=&quot;Cooperative&quot;);1;0)+IF(OR([.N132]=&quot;Yes&quot;);2;0)+IF(OR([.N132]=&quot;Not Disclosed&quot;);1.5;0)+IF(OR([.N132]=&quot;Owned&quot;);1;0)" office:value-type="float" office:value="5" calcext:value-type="float">
            <text:p>5</text:p>
          </table:table-cell>
          <table:table-cell table:style-name="ce26" table:formula="of:=COUNTIF([.P132:.S132];&quot;Yes&quot;)+(0.5*COUNTIF([.P132:.S132];&quot;&quot;))+(0.5*COUNTIF([.P132:.S132];&quot;See Note&quot;))+(3*COUNTIF([.O132];&quot;Yes&quot;))" office:value-type="float" office:value="2" calcext:value-type="float">
            <text:p>2</text:p>
          </table:table-cell>
          <table:table-cell table:style-name="ce31" table:formula="of:=(3*COUNTIF([.T132];&quot;No&quot;))+COUNTIF([.W132:.X132];&quot;No&quot;)" office:value-type="float" office:value="1" calcext:value-type="float">
            <text:p>1</text:p>
          </table:table-cell>
          <table:table-cell table:style-name="ce35" table:formula="of:=COUNTIF([.AA132];&quot;No&quot;)+COUNTIF([.AB132];&quot;No&quot;)+(0.5*COUNTIF([.AB132];&quot;See Note&quot;))+(3*COUNTIF([.AC132];&quot;No&quot;))+COUNTIF([.AL132];&quot;Yes&quot;)+(0.5*COUNTIF([.AL132];&quot;Some&quot;))+COUNTIF([.AM132];&quot;Yes&quot;)+(0.5*COUNTIF([.AM132];&quot;Some&quot;))" office:value-type="float" office:value="2" calcext:value-type="float">
            <text:p>2</text:p>
          </table:table-cell>
          <table:table-cell table:style-name="ce39" table:formula="of:=(IF(OR([.AP132]=&quot;MPPE-128&quot;;[.AP132]=&quot;Blowfish-64&quot;);1;(IF(OR([.AP132]=&quot;See Note&quot;;[.AP132]=&quot;Blowfish-128&quot;);0.5;IF(OR([.AP132]=&quot;AES-128&quot;;[.AP132]=&quot;AES-160&quot;;[.AP132]=&quot;AES-192&quot;;[.AP132]=&quot;AES-256&quot;);0;0)))+(IF(OR([.AQ132]=&quot;MPPE-128&quot;;[.AQ132]=&quot;Blowfish-64&quot;);2;(IF(OR([.AQ132]=&quot;See Note&quot;;[.AQ132]=&quot;Blowfish-128&quot;;[.AQ132]=&quot;&quot;);1;IF(OR([.AQ132]=&quot;AES-128&quot;;[.AQ132]=&quot;AES-160&quot;;[.AQ132]=&quot;AES-192&quot;;[.AQ132]=&quot;AES-256&quot;);0;0)))))))+IF(OR([.AR132]=&quot;MS-CHAPv2&quot;;[.AR132]=&quot;RSA-RC4&quot;;[.AR132]=&quot;RSA-1024&quot;);1;IF(OR([.AR132]=&quot;See Note&quot;;[.AR132]=&quot;&quot;);0.5;IF(OR([.AR132]=&quot;RSA-4096&quot;;[.AR132]=&quot;RSA-2048&quot;;[.AR132]=&quot;DH-2048&quot;;[.AR132]=&quot;CA-4096&quot;);0;0)))+IF(OR([.AS132]=&quot;MS-CHAPv2&quot;;[.AS132]=&quot;RSA-RC4&quot;;[.AS132]=&quot;RSA-1024&quot;);2;IF(OR([.AS132]=&quot;See Note&quot;;[.AS132]=&quot;&quot;);1;IF(OR([.AS132]=&quot;RSA-4096&quot;;[.AS132]=&quot;RSA-2048&quot;;[.AS132]=&quot;DH-2048&quot;);0;0)))" office:value-type="float" office:value="2.5" calcext:value-type="float">
            <text:p>2.5</text:p>
          </table:table-cell>
          <table:table-cell table:style-name="ce43" table:formula="of:=IF([.AT132]&lt;3;2;0)+IF([.AU132]&lt;10;1;IF([.AU132]=&quot;&quot;;1;0))+IF([.AV132]&lt;3;2;IF([.AV132]&lt;10;1;IF([.AV132]=&quot;&quot;;1;0)))" office:value-type="float" office:value="2" calcext:value-type="float">
            <text:p>2</text:p>
          </table:table-cell>
          <table:table-cell table:style-name="ce48" table:formula="of:=IF([.AX132]=0;0;IF([.AX132]&lt;5;1;IF([.AX132]&lt;10;2;3)))+IF([.AY132]=0;0;IF([.AY132]&lt;3;1;IF([.AY132]&lt;10;2;3)))+IF([.AZ132]=0;0;IF([.AZ132]&lt;5;1;IF([.AZ132]&lt;10;2;3)))+IF([.BA132]=&quot;A&quot;;0;IF([.BA132]=&quot;A+&quot;;0;IF([.BA132]=&quot;B&quot;;1;5)))+IF([.BB132]=&quot;Self&quot;;0;IF([.BB132]=&quot;CloudFlare&quot;;2;IF([.BB132]=&quot;Incapsula&quot;;2;3)))" office:value-type="float" office:value="3" calcext:value-type="float">
            <text:p>3</text:p>
          </table:table-cell>
          <table:table-cell table:style-name="ce52" table:formula="of:=IF([.BC132]&lt;PricePercentile33;0;IF([.BC132]&lt;PricePercentile66;1;2))+IF([.BD132]&lt;ConPricePercentile33;0;IF([.BD132]&lt;ConPricePercentile66;1;2))+IF([.BE132]=&quot;Free&quot;;0;IF([.BE132]=&quot;Yes&quot;;0;1))+IF([.BF132]=&quot;Free&quot;;0;IF([.BF132]&gt;29;0;IF([.BF132]&gt;13;1;IF([.BF132]&gt;6;2;3))))" office:value-type="float" office:value="7" calcext:value-type="float">
            <text:p>7</text:p>
          </table:table-cell>
          <table:table-cell table:style-name="ce58" table:formula="of:=IF([.BG132]=&quot;Yes&quot;;1;0)+IF([.BH132]=&quot;Yes&quot;;1;0)+IF([.BI132]=&quot;Yes&quot;;1;0)+IF([.BJ132]=&quot;No&quot;;1;IF([.BJ132]=&quot;&quot;;0;IF([.BJ132]=&quot;Some&quot;;0.5;0)))+IF([.BK132]=&quot;No&quot;;1;IF([.BK132]=&quot;&quot;;0;IF([.BK132]=&quot;Some&quot;;0.5;0)))+IF([.BL132]=&quot;No&quot;;1;IF([.BL132]=&quot;&quot;;0;IF([.BL132]=&quot;Some&quot;;0.5;0)))+IF([.BM132]=&quot;&quot;;0;1)+IF([.BN132]=&quot;&quot;;0;1)" office:value-type="float" office:value="5.5" calcext:value-type="float">
            <text:p>5.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32]=&quot;USA&quot;;[.L132]=&quot;UK&quot;;[.L132]=&quot;Canada&quot;;[.L132]=&quot;Australia&quot;;[.L132]=&quot;New Zealand&quot;);&quot;Five&quot;;(IF(OR([.L132]=&quot;Denmark&quot;;[.L132]=&quot;France&quot;;[.L132]=&quot;Netherlands&quot;;[.L132]=&quot;Norway&quot;);&quot;Nine&quot;;IF(OR([.L132]=&quot;Belgium&quot;;[.L132]=&quot;Germany&quot;;[.L132]=&quot;Italy&quot;;[.L132]=&quot;Spain&quot;;[.L132]=&quot;Sweden&quot;);&quot;Fourteen&quot;;IF([.L132]=&quot;&quot;;&quot;Not Disclosed&quot;;IF(OR([.L132]=&quot;British Virgin Islands&quot;;[.L132]=&quot;Gibraltar&quot;;[.L132]=&quot;British Indian Ocean&quot;;[.L132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32]=&quot;Five&quot;);[.AC132]=&quot;Yes&quot;;[.W132]=&quot;Yes&quot;;OR([.T132]=&quot;Email&quot;;[.T132]=&quot;Yes&quot;);[.O13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21" calcext:value-type="float">
            <text:p>21</text:p>
          </table:table-cell>
          <table:table-cell table:style-name="ce192" office:value-type="float" office:value="387" calcext:value-type="float">
            <text:p>387</text:p>
          </table:table-cell>
          <table:table-cell table:style-name="ce196"/>
          <table:table-cell table:style-name="ce203"/>
          <table:table-cell table:style-name="ce208"/>
          <table:table-cell table:style-name="ce213" office:value-type="float" office:value="30" calcext:value-type="float">
            <text:p>3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9" calcext:value-type="float">
            <text:p>$4.99</text:p>
          </table:table-cell>
          <table:table-cell table:style-name="ce235" table:formula="of:=[.BC132]/[.AT132]" office:value-type="float" office:value="4.99" calcext:value-type="float">
            <text:p>$4.9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5" calcext:value-type="float">
            <text:p>5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SwitchVPN</text:p>
          </table:table-cell>
          <table:table-cell table:style-name="ce18" table:formula="of:=IF(OR([.M133]=&quot;Five&quot;);3;0)+IF(OR([.M133]=&quot;Not Disclosed&quot;);1.5;0)+IF(OR([.M133]=&quot;Nine&quot;;[.M133]=&quot;Fourteen&quot;;[.M133]=&quot;See Note&quot;;[.M133]=&quot;Cooperative&quot;);1;0)+IF(OR([.N133]=&quot;Yes&quot;);2;0)+IF(OR([.N133]=&quot;Not Disclosed&quot;);1.5;0)+IF(OR([.N133]=&quot;Owned&quot;);1;0)" office:value-type="float" office:value="2" calcext:value-type="float">
            <text:p>2</text:p>
          </table:table-cell>
          <table:table-cell table:style-name="ce26" table:formula="of:=COUNTIF([.P133:.S133];&quot;Yes&quot;)+(0.5*COUNTIF([.P133:.S133];&quot;&quot;))+(0.5*COUNTIF([.P133:.S133];&quot;See Note&quot;))+(3*COUNTIF([.O133];&quot;Yes&quot;))" office:value-type="float" office:value="2.5" calcext:value-type="float">
            <text:p>2.5</text:p>
          </table:table-cell>
          <table:table-cell table:style-name="ce31" table:formula="of:=(3*COUNTIF([.T133];&quot;No&quot;))+COUNTIF([.W133:.X133];&quot;No&quot;)" office:value-type="float" office:value="1" calcext:value-type="float">
            <text:p>1</text:p>
          </table:table-cell>
          <table:table-cell table:style-name="ce35" table:formula="of:=COUNTIF([.AA133];&quot;No&quot;)+COUNTIF([.AB133];&quot;No&quot;)+(0.5*COUNTIF([.AB133];&quot;See Note&quot;))+(3*COUNTIF([.AC133];&quot;No&quot;))+COUNTIF([.AL133];&quot;Yes&quot;)+(0.5*COUNTIF([.AL133];&quot;Some&quot;))+COUNTIF([.AM133];&quot;Yes&quot;)+(0.5*COUNTIF([.AM133];&quot;Some&quot;))" office:value-type="float" office:value="2.5" calcext:value-type="float">
            <text:p>2.5</text:p>
          </table:table-cell>
          <table:table-cell table:style-name="ce39" table:formula="of:=(IF(OR([.AP133]=&quot;MPPE-128&quot;;[.AP133]=&quot;Blowfish-64&quot;);1;(IF(OR([.AP133]=&quot;See Note&quot;;[.AP133]=&quot;Blowfish-128&quot;);0.5;IF(OR([.AP133]=&quot;AES-128&quot;;[.AP133]=&quot;AES-160&quot;;[.AP133]=&quot;AES-192&quot;;[.AP133]=&quot;AES-256&quot;);0;0)))+(IF(OR([.AQ133]=&quot;MPPE-128&quot;;[.AQ133]=&quot;Blowfish-64&quot;);2;(IF(OR([.AQ133]=&quot;See Note&quot;;[.AQ133]=&quot;Blowfish-128&quot;;[.AQ133]=&quot;&quot;);1;IF(OR([.AQ133]=&quot;AES-128&quot;;[.AQ133]=&quot;AES-160&quot;;[.AQ133]=&quot;AES-192&quot;;[.AQ133]=&quot;AES-256&quot;);0;0)))))))+IF(OR([.AR133]=&quot;MS-CHAPv2&quot;;[.AR133]=&quot;RSA-RC4&quot;;[.AR133]=&quot;RSA-1024&quot;);1;IF(OR([.AR133]=&quot;See Note&quot;;[.AR133]=&quot;&quot;);0.5;IF(OR([.AR133]=&quot;RSA-4096&quot;;[.AR133]=&quot;RSA-2048&quot;;[.AR133]=&quot;DH-2048&quot;;[.AR133]=&quot;CA-4096&quot;);0;0)))+IF(OR([.AS133]=&quot;MS-CHAPv2&quot;;[.AS133]=&quot;RSA-RC4&quot;;[.AS133]=&quot;RSA-1024&quot;);2;IF(OR([.AS133]=&quot;See Note&quot;;[.AS133]=&quot;&quot;);1;IF(OR([.AS133]=&quot;RSA-4096&quot;;[.AS133]=&quot;RSA-2048&quot;;[.AS133]=&quot;DH-2048&quot;);0;0)))" office:value-type="float" office:value="2.5" calcext:value-type="float">
            <text:p>2.5</text:p>
          </table:table-cell>
          <table:table-cell table:style-name="ce43" table:formula="of:=IF([.AT133]&lt;3;2;0)+IF([.AU133]&lt;10;1;IF([.AU133]=&quot;&quot;;1;0))+IF([.AV133]&lt;3;2;IF([.AV133]&lt;10;1;IF([.AV133]=&quot;&quot;;1;0)))" office:value-type="float" office:value="2" calcext:value-type="float">
            <text:p>2</text:p>
          </table:table-cell>
          <table:table-cell table:style-name="ce48" table:formula="of:=IF([.AX133]=0;0;IF([.AX133]&lt;5;1;IF([.AX133]&lt;10;2;3)))+IF([.AY133]=0;0;IF([.AY133]&lt;3;1;IF([.AY133]&lt;10;2;3)))+IF([.AZ133]=0;0;IF([.AZ133]&lt;5;1;IF([.AZ133]&lt;10;2;3)))+IF([.BA133]=&quot;A&quot;;0;IF([.BA133]=&quot;A+&quot;;0;IF([.BA133]=&quot;B&quot;;1;5)))+IF([.BB133]=&quot;Self&quot;;0;IF([.BB133]=&quot;CloudFlare&quot;;2;IF([.BB133]=&quot;Incapsula&quot;;2;3)))" office:value-type="float" office:value="12" calcext:value-type="float">
            <text:p>12</text:p>
          </table:table-cell>
          <table:table-cell table:style-name="ce52" table:formula="of:=IF([.BC133]&lt;PricePercentile33;0;IF([.BC133]&lt;PricePercentile66;1;2))+IF([.BD133]&lt;ConPricePercentile33;0;IF([.BD133]&lt;ConPricePercentile66;1;2))+IF([.BE133]=&quot;Free&quot;;0;IF([.BE133]=&quot;Yes&quot;;0;1))+IF([.BF133]=&quot;Free&quot;;0;IF([.BF133]&gt;29;0;IF([.BF133]&gt;13;1;IF([.BF133]&gt;6;2;3))))" office:value-type="float" office:value="2" calcext:value-type="float">
            <text:p>2</text:p>
          </table:table-cell>
          <table:table-cell table:style-name="ce58" table:formula="of:=IF([.BG133]=&quot;Yes&quot;;1;0)+IF([.BH133]=&quot;Yes&quot;;1;0)+IF([.BI133]=&quot;Yes&quot;;1;0)+IF([.BJ133]=&quot;No&quot;;1;IF([.BJ133]=&quot;&quot;;0;IF([.BJ133]=&quot;Some&quot;;0.5;0)))+IF([.BK133]=&quot;No&quot;;1;IF([.BK133]=&quot;&quot;;0;IF([.BK133]=&quot;Some&quot;;0.5;0)))+IF([.BL133]=&quot;No&quot;;1;IF([.BL133]=&quot;&quot;;0;IF([.BL133]=&quot;Some&quot;;0.5;0)))+IF([.BM133]=&quot;&quot;;0;1)+IF([.BN133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India</text:p>
          </table:table-cell>
          <table:table-cell table:style-name="ce75" table:formula="of:=IF(OR([.L133]=&quot;USA&quot;;[.L133]=&quot;UK&quot;;[.L133]=&quot;Canada&quot;;[.L133]=&quot;Australia&quot;;[.L133]=&quot;New Zealand&quot;);&quot;Five&quot;;(IF(OR([.L133]=&quot;Denmark&quot;;[.L133]=&quot;France&quot;;[.L133]=&quot;Netherlands&quot;;[.L133]=&quot;Norway&quot;);&quot;Nine&quot;;IF(OR([.L133]=&quot;Belgium&quot;;[.L133]=&quot;Germany&quot;;[.L133]=&quot;Italy&quot;;[.L133]=&quot;Spain&quot;;[.L133]=&quot;Sweden&quot;);&quot;Fourteen&quot;;IF([.L133]=&quot;&quot;;&quot;Not Disclosed&quot;;IF(OR([.L133]=&quot;British Virgin Islands&quot;;[.L133]=&quot;Gibraltar&quot;;[.L133]=&quot;British Indian Ocean&quot;;[.L133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3]=&quot;Five&quot;);[.AC133]=&quot;Yes&quot;;[.W133]=&quot;Yes&quot;;OR([.T133]=&quot;Email&quot;;[.T133]=&quot;Yes&quot;);[.O133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31" calcext:value-type="float">
            <text:p>31</text:p>
          </table:table-cell>
          <table:table-cell table:style-name="ce192"/>
          <table:table-cell table:style-name="ce196"/>
          <table:table-cell table:style-name="ce203" office:value-type="float" office:value="9" calcext:value-type="float">
            <text:p>9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23" calcext:value-type="float">
            <text:p>23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5" calcext:value-type="float">
            <text:p>$4.95</text:p>
          </table:table-cell>
          <table:table-cell table:style-name="ce235" table:formula="of:=[.BC133]/[.AT133]" office:value-type="float" office:value="0.99" calcext:value-type="float">
            <text:p>$0.9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SumRando</text:p>
          </table:table-cell>
          <table:table-cell table:style-name="ce18" table:formula="of:=IF(OR([.M134]=&quot;Five&quot;);3;0)+IF(OR([.M134]=&quot;Not Disclosed&quot;);1.5;0)+IF(OR([.M134]=&quot;Nine&quot;;[.M134]=&quot;Fourteen&quot;;[.M134]=&quot;See Note&quot;;[.M134]=&quot;Cooperative&quot;);1;0)+IF(OR([.N134]=&quot;Yes&quot;);2;0)+IF(OR([.N134]=&quot;Not Disclosed&quot;);1.5;0)+IF(OR([.N134]=&quot;Owned&quot;);1;0)" office:value-type="float" office:value="0" calcext:value-type="float">
            <text:p>0</text:p>
          </table:table-cell>
          <table:table-cell table:style-name="ce26" table:formula="of:=COUNTIF([.P134:.S134];&quot;Yes&quot;)+(0.5*COUNTIF([.P134:.S134];&quot;&quot;))+(0.5*COUNTIF([.P134:.S134];&quot;See Note&quot;))+(3*COUNTIF([.O134];&quot;Yes&quot;))" office:value-type="float" office:value="3" calcext:value-type="float">
            <text:p>3</text:p>
          </table:table-cell>
          <table:table-cell table:style-name="ce31" table:formula="of:=(3*COUNTIF([.T134];&quot;No&quot;))+COUNTIF([.W134:.X134];&quot;No&quot;)" office:value-type="float" office:value="4" calcext:value-type="float">
            <text:p>4</text:p>
          </table:table-cell>
          <table:table-cell table:style-name="ce35" table:formula="of:=COUNTIF([.AA134];&quot;No&quot;)+COUNTIF([.AB134];&quot;No&quot;)+(0.5*COUNTIF([.AB134];&quot;See Note&quot;))+(3*COUNTIF([.AC134];&quot;No&quot;))+COUNTIF([.AL134];&quot;Yes&quot;)+(0.5*COUNTIF([.AL134];&quot;Some&quot;))+COUNTIF([.AM134];&quot;Yes&quot;)+(0.5*COUNTIF([.AM134];&quot;Some&quot;))" office:value-type="float" office:value="2" calcext:value-type="float">
            <text:p>2</text:p>
          </table:table-cell>
          <table:table-cell table:style-name="ce39" table:formula="of:=(IF(OR([.AP134]=&quot;MPPE-128&quot;;[.AP134]=&quot;Blowfish-64&quot;);1;(IF(OR([.AP134]=&quot;See Note&quot;;[.AP134]=&quot;Blowfish-128&quot;);0.5;IF(OR([.AP134]=&quot;AES-128&quot;;[.AP134]=&quot;AES-160&quot;;[.AP134]=&quot;AES-192&quot;;[.AP134]=&quot;AES-256&quot;);0;0)))+(IF(OR([.AQ134]=&quot;MPPE-128&quot;;[.AQ134]=&quot;Blowfish-64&quot;);2;(IF(OR([.AQ134]=&quot;See Note&quot;;[.AQ134]=&quot;Blowfish-128&quot;;[.AQ134]=&quot;&quot;);1;IF(OR([.AQ134]=&quot;AES-128&quot;;[.AQ134]=&quot;AES-160&quot;;[.AQ134]=&quot;AES-192&quot;;[.AQ134]=&quot;AES-256&quot;);0;0)))))))+IF(OR([.AR134]=&quot;MS-CHAPv2&quot;;[.AR134]=&quot;RSA-RC4&quot;;[.AR134]=&quot;RSA-1024&quot;);1;IF(OR([.AR134]=&quot;See Note&quot;;[.AR134]=&quot;&quot;);0.5;IF(OR([.AR134]=&quot;RSA-4096&quot;;[.AR134]=&quot;RSA-2048&quot;;[.AR134]=&quot;DH-2048&quot;;[.AR134]=&quot;CA-4096&quot;);0;0)))+IF(OR([.AS134]=&quot;MS-CHAPv2&quot;;[.AS134]=&quot;RSA-RC4&quot;;[.AS134]=&quot;RSA-1024&quot;);2;IF(OR([.AS134]=&quot;See Note&quot;;[.AS134]=&quot;&quot;);1;IF(OR([.AS134]=&quot;RSA-4096&quot;;[.AS134]=&quot;RSA-2048&quot;;[.AS134]=&quot;DH-2048&quot;);0;0)))" office:value-type="float" office:value="1.5" calcext:value-type="float">
            <text:p>1.5</text:p>
          </table:table-cell>
          <table:table-cell table:style-name="ce43" table:formula="of:=IF([.AT134]&lt;3;2;0)+IF([.AU134]&lt;10;1;IF([.AU134]=&quot;&quot;;1;0))+IF([.AV134]&lt;3;2;IF([.AV134]&lt;10;1;IF([.AV134]=&quot;&quot;;1;0)))" office:value-type="float" office:value="5" calcext:value-type="float">
            <text:p>5</text:p>
          </table:table-cell>
          <table:table-cell table:style-name="ce48" table:formula="of:=IF([.AX134]=0;0;IF([.AX134]&lt;5;1;IF([.AX134]&lt;10;2;3)))+IF([.AY134]=0;0;IF([.AY134]&lt;3;1;IF([.AY134]&lt;10;2;3)))+IF([.AZ134]=0;0;IF([.AZ134]&lt;5;1;IF([.AZ134]&lt;10;2;3)))+IF([.BA134]=&quot;A&quot;;0;IF([.BA134]=&quot;A+&quot;;0;IF([.BA134]=&quot;B&quot;;1;5)))+IF([.BB134]=&quot;Self&quot;;0;IF([.BB134]=&quot;CloudFlare&quot;;2;IF([.BB134]=&quot;Incapsula&quot;;2;3)))" office:value-type="float" office:value="0" calcext:value-type="float">
            <text:p>0</text:p>
          </table:table-cell>
          <table:table-cell table:style-name="ce52" table:formula="of:=IF([.BC134]&lt;PricePercentile33;0;IF([.BC134]&lt;PricePercentile66;1;2))+IF([.BD134]&lt;ConPricePercentile33;0;IF([.BD134]&lt;ConPricePercentile66;1;2))+IF([.BE134]=&quot;Free&quot;;0;IF([.BE134]=&quot;Yes&quot;;0;1))+IF([.BF134]=&quot;Free&quot;;0;IF([.BF134]&gt;29;0;IF([.BF134]&gt;13;1;IF([.BF134]&gt;6;2;3))))" office:value-type="float" office:value="7" calcext:value-type="float">
            <text:p>7</text:p>
          </table:table-cell>
          <table:table-cell table:style-name="ce58" table:formula="of:=IF([.BG134]=&quot;Yes&quot;;1;0)+IF([.BH134]=&quot;Yes&quot;;1;0)+IF([.BI134]=&quot;Yes&quot;;1;0)+IF([.BJ134]=&quot;No&quot;;1;IF([.BJ134]=&quot;&quot;;0;IF([.BJ134]=&quot;Some&quot;;0.5;0)))+IF([.BK134]=&quot;No&quot;;1;IF([.BK134]=&quot;&quot;;0;IF([.BK134]=&quot;Some&quot;;0.5;0)))+IF([.BL134]=&quot;No&quot;;1;IF([.BL134]=&quot;&quot;;0;IF([.BL134]=&quot;Some&quot;;0.5;0)))+IF([.BM134]=&quot;&quot;;0;1)+IF([.BN134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Mauritius</text:p>
          </table:table-cell>
          <table:table-cell table:style-name="ce75" table:formula="of:=IF(OR([.L134]=&quot;USA&quot;;[.L134]=&quot;UK&quot;;[.L134]=&quot;Canada&quot;;[.L134]=&quot;Australia&quot;;[.L134]=&quot;New Zealand&quot;);&quot;Five&quot;;(IF(OR([.L134]=&quot;Denmark&quot;;[.L134]=&quot;France&quot;;[.L134]=&quot;Netherlands&quot;;[.L134]=&quot;Norway&quot;);&quot;Nine&quot;;IF(OR([.L134]=&quot;Belgium&quot;;[.L134]=&quot;Germany&quot;;[.L134]=&quot;Italy&quot;;[.L134]=&quot;Spain&quot;;[.L134]=&quot;Sweden&quot;);&quot;Fourteen&quot;;IF([.L134]=&quot;&quot;;&quot;Not Disclosed&quot;;IF(OR([.L134]=&quot;British Virgin Islands&quot;;[.L134]=&quot;Gibraltar&quot;;[.L134]=&quot;British Indian Ocean&quot;;[.L134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4]=&quot;Five&quot;);[.AC134]=&quot;Yes&quot;;[.W134]=&quot;Yes&quot;;OR([.T134]=&quot;Email&quot;;[.T134]=&quot;Yes&quot;);[.O13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128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ce192"/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0" calcext:value-type="float">
            <text:p>$10.00</text:p>
          </table:table-cell>
          <table:table-cell table:style-name="ce235" table:formula="of:=[.BC134]/[.AT134]" office:value-type="float" office:value="10" calcext:value-type="float">
            <text:p>$10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unVPN</text:p>
          </table:table-cell>
          <table:table-cell table:style-name="ce18" table:formula="of:=IF(OR([.M135]=&quot;Five&quot;);3;0)+IF(OR([.M135]=&quot;Not Disclosed&quot;);1.5;0)+IF(OR([.M135]=&quot;Nine&quot;;[.M135]=&quot;Fourteen&quot;;[.M135]=&quot;See Note&quot;;[.M135]=&quot;Cooperative&quot;);1;0)+IF(OR([.N135]=&quot;Yes&quot;);2;0)+IF(OR([.N135]=&quot;Not Disclosed&quot;);1.5;0)+IF(OR([.N135]=&quot;Owned&quot;);1;0)" office:value-type="float" office:value="5" calcext:value-type="float">
            <text:p>5</text:p>
          </table:table-cell>
          <table:table-cell table:style-name="ce26" table:formula="of:=COUNTIF([.P135:.S135];&quot;Yes&quot;)+(0.5*COUNTIF([.P135:.S135];&quot;&quot;))+(0.5*COUNTIF([.P135:.S135];&quot;See Note&quot;))+(3*COUNTIF([.O135];&quot;Yes&quot;))" office:value-type="float" office:value="6" calcext:value-type="float">
            <text:p>6</text:p>
          </table:table-cell>
          <table:table-cell table:style-name="ce31" table:formula="of:=(3*COUNTIF([.T135];&quot;No&quot;))+COUNTIF([.W135:.X135];&quot;No&quot;)" office:value-type="float" office:value="5" calcext:value-type="float">
            <text:p>5</text:p>
          </table:table-cell>
          <table:table-cell table:style-name="ce35" table:formula="of:=COUNTIF([.AA135];&quot;No&quot;)+COUNTIF([.AB135];&quot;No&quot;)+(0.5*COUNTIF([.AB135];&quot;See Note&quot;))+(3*COUNTIF([.AC135];&quot;No&quot;))+COUNTIF([.AL135];&quot;Yes&quot;)+(0.5*COUNTIF([.AL135];&quot;Some&quot;))+COUNTIF([.AM135];&quot;Yes&quot;)+(0.5*COUNTIF([.AM135];&quot;Some&quot;))" office:value-type="float" office:value="3" calcext:value-type="float">
            <text:p>3</text:p>
          </table:table-cell>
          <table:table-cell table:style-name="ce39" table:formula="of:=(IF(OR([.AP135]=&quot;MPPE-128&quot;;[.AP135]=&quot;Blowfish-64&quot;);1;(IF(OR([.AP135]=&quot;See Note&quot;;[.AP135]=&quot;Blowfish-128&quot;);0.5;IF(OR([.AP135]=&quot;AES-128&quot;;[.AP135]=&quot;AES-160&quot;;[.AP135]=&quot;AES-192&quot;;[.AP135]=&quot;AES-256&quot;);0;0)))+(IF(OR([.AQ135]=&quot;MPPE-128&quot;;[.AQ135]=&quot;Blowfish-64&quot;);2;(IF(OR([.AQ135]=&quot;See Note&quot;;[.AQ135]=&quot;Blowfish-128&quot;;[.AQ135]=&quot;&quot;);1;IF(OR([.AQ135]=&quot;AES-128&quot;;[.AQ135]=&quot;AES-160&quot;;[.AQ135]=&quot;AES-192&quot;;[.AQ135]=&quot;AES-256&quot;);0;0)))))))+IF(OR([.AR135]=&quot;MS-CHAPv2&quot;;[.AR135]=&quot;RSA-RC4&quot;;[.AR135]=&quot;RSA-1024&quot;);1;IF(OR([.AR135]=&quot;See Note&quot;;[.AR135]=&quot;&quot;);0.5;IF(OR([.AR135]=&quot;RSA-4096&quot;;[.AR135]=&quot;RSA-2048&quot;;[.AR135]=&quot;DH-2048&quot;;[.AR135]=&quot;CA-4096&quot;);0;0)))+IF(OR([.AS135]=&quot;MS-CHAPv2&quot;;[.AS135]=&quot;RSA-RC4&quot;;[.AS135]=&quot;RSA-1024&quot;);2;IF(OR([.AS135]=&quot;See Note&quot;;[.AS135]=&quot;&quot;);1;IF(OR([.AS135]=&quot;RSA-4096&quot;;[.AS135]=&quot;RSA-2048&quot;;[.AS135]=&quot;DH-2048&quot;);0;0)))" office:value-type="float" office:value="1.5" calcext:value-type="float">
            <text:p>1.5</text:p>
          </table:table-cell>
          <table:table-cell table:style-name="ce43" table:formula="of:=IF([.AT135]&lt;3;2;0)+IF([.AU135]&lt;10;1;IF([.AU135]=&quot;&quot;;1;0))+IF([.AV135]&lt;3;2;IF([.AV135]&lt;10;1;IF([.AV135]=&quot;&quot;;1;0)))" office:value-type="float" office:value="2" calcext:value-type="float">
            <text:p>2</text:p>
          </table:table-cell>
          <table:table-cell table:style-name="ce48" table:formula="of:=IF([.AX135]=0;0;IF([.AX135]&lt;5;1;IF([.AX135]&lt;10;2;3)))+IF([.AY135]=0;0;IF([.AY135]&lt;3;1;IF([.AY135]&lt;10;2;3)))+IF([.AZ135]=0;0;IF([.AZ135]&lt;5;1;IF([.AZ135]&lt;10;2;3)))+IF([.BA135]=&quot;A&quot;;0;IF([.BA135]=&quot;A+&quot;;0;IF([.BA135]=&quot;B&quot;;1;5)))+IF([.BB135]=&quot;Self&quot;;0;IF([.BB135]=&quot;CloudFlare&quot;;2;IF([.BB135]=&quot;Incapsula&quot;;2;3)))" office:value-type="float" office:value="12" calcext:value-type="float">
            <text:p>12</text:p>
          </table:table-cell>
          <table:table-cell table:style-name="ce52" table:formula="of:=IF([.BC135]&lt;PricePercentile33;0;IF([.BC135]&lt;PricePercentile66;1;2))+IF([.BD135]&lt;ConPricePercentile33;0;IF([.BD135]&lt;ConPricePercentile66;1;2))+IF([.BE135]=&quot;Free&quot;;0;IF([.BE135]=&quot;Yes&quot;;0;1))+IF([.BF135]=&quot;Free&quot;;0;IF([.BF135]&gt;29;0;IF([.BF135]&gt;13;1;IF([.BF135]&gt;6;2;3))))" office:value-type="float" office:value="5" calcext:value-type="float">
            <text:p>5</text:p>
          </table:table-cell>
          <table:table-cell table:style-name="ce58" table:formula="of:=IF([.BG135]=&quot;Yes&quot;;1;0)+IF([.BH135]=&quot;Yes&quot;;1;0)+IF([.BI135]=&quot;Yes&quot;;1;0)+IF([.BJ135]=&quot;No&quot;;1;IF([.BJ135]=&quot;&quot;;0;IF([.BJ135]=&quot;Some&quot;;0.5;0)))+IF([.BK135]=&quot;No&quot;;1;IF([.BK135]=&quot;&quot;;0;IF([.BK135]=&quot;Some&quot;;0.5;0)))+IF([.BL135]=&quot;No&quot;;1;IF([.BL135]=&quot;&quot;;0;IF([.BL135]=&quot;Some&quot;;0.5;0)))+IF([.BM135]=&quot;&quot;;0;1)+IF([.BN135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35]=&quot;USA&quot;;[.L135]=&quot;UK&quot;;[.L135]=&quot;Canada&quot;;[.L135]=&quot;Australia&quot;;[.L135]=&quot;New Zealand&quot;);&quot;Five&quot;;(IF(OR([.L135]=&quot;Denmark&quot;;[.L135]=&quot;France&quot;;[.L135]=&quot;Netherlands&quot;;[.L135]=&quot;Norway&quot;);&quot;Nine&quot;;IF(OR([.L135]=&quot;Belgium&quot;;[.L135]=&quot;Germany&quot;;[.L135]=&quot;Italy&quot;;[.L135]=&quot;Spain&quot;;[.L135]=&quot;Sweden&quot;);&quot;Fourteen&quot;;IF([.L135]=&quot;&quot;;&quot;Not Disclosed&quot;;IF(OR([.L135]=&quot;British Virgin Islands&quot;;[.L135]=&quot;Gibraltar&quot;;[.L135]=&quot;British Indian Ocean&quot;;[.L135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5]=&quot;Five&quot;);[.AC135]=&quot;Yes&quot;;[.W135]=&quot;Yes&quot;;OR([.T135]=&quot;Email&quot;;[.T135]=&quot;Yes&quot;);[.O13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10" calcext:value-type="float">
            <text:p>10</text:p>
          </table:table-cell>
          <table:table-cell table:style-name="ce192" office:value-type="float" office:value="12" calcext:value-type="float">
            <text:p>12</text:p>
          </table:table-cell>
          <table:table-cell table:style-name="ce196" office:value-type="string" calcext:value-type="string">
            <text:p>No</text:p>
          </table:table-cell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8.33" calcext:value-type="float">
            <text:p>$8.33</text:p>
          </table:table-cell>
          <table:table-cell table:style-name="ce235" table:formula="of:=[.BC135]/[.AT135]" office:value-type="float" office:value="4.165" calcext:value-type="float">
            <text:p>$4.1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uperVPN</text:p>
          </table:table-cell>
          <table:table-cell table:style-name="ce18" table:formula="of:=IF(OR([.M136]=&quot;Five&quot;);3;0)+IF(OR([.M136]=&quot;Not Disclosed&quot;);1.5;0)+IF(OR([.M136]=&quot;Nine&quot;;[.M136]=&quot;Fourteen&quot;;[.M136]=&quot;See Note&quot;;[.M136]=&quot;Cooperative&quot;);1;0)+IF(OR([.N136]=&quot;Yes&quot;);2;0)+IF(OR([.N136]=&quot;Not Disclosed&quot;);1.5;0)+IF(OR([.N136]=&quot;Owned&quot;);1;0)" office:value-type="float" office:value="5" calcext:value-type="float">
            <text:p>5</text:p>
          </table:table-cell>
          <table:table-cell table:style-name="ce26" table:formula="of:=COUNTIF([.P136:.S136];&quot;Yes&quot;)+(0.5*COUNTIF([.P136:.S136];&quot;&quot;))+(0.5*COUNTIF([.P136:.S136];&quot;See Note&quot;))+(3*COUNTIF([.O136];&quot;Yes&quot;))" office:value-type="float" office:value="3" calcext:value-type="float">
            <text:p>3</text:p>
          </table:table-cell>
          <table:table-cell table:style-name="ce31" table:formula="of:=(3*COUNTIF([.T136];&quot;No&quot;))+COUNTIF([.W136:.X136];&quot;No&quot;)" office:value-type="float" office:value="2" calcext:value-type="float">
            <text:p>2</text:p>
          </table:table-cell>
          <table:table-cell table:style-name="ce35" table:formula="of:=COUNTIF([.AA136];&quot;No&quot;)+COUNTIF([.AB136];&quot;No&quot;)+(0.5*COUNTIF([.AB136];&quot;See Note&quot;))+(3*COUNTIF([.AC136];&quot;No&quot;))+COUNTIF([.AL136];&quot;Yes&quot;)+(0.5*COUNTIF([.AL136];&quot;Some&quot;))+COUNTIF([.AM136];&quot;Yes&quot;)+(0.5*COUNTIF([.AM136];&quot;Some&quot;))" office:value-type="float" office:value="2.5" calcext:value-type="float">
            <text:p>2.5</text:p>
          </table:table-cell>
          <table:table-cell table:style-name="ce39" table:formula="of:=(IF(OR([.AP136]=&quot;MPPE-128&quot;;[.AP136]=&quot;Blowfish-64&quot;);1;(IF(OR([.AP136]=&quot;See Note&quot;;[.AP136]=&quot;Blowfish-128&quot;);0.5;IF(OR([.AP136]=&quot;AES-128&quot;;[.AP136]=&quot;AES-160&quot;;[.AP136]=&quot;AES-192&quot;;[.AP136]=&quot;AES-256&quot;);0;0)))+(IF(OR([.AQ136]=&quot;MPPE-128&quot;;[.AQ136]=&quot;Blowfish-64&quot;);2;(IF(OR([.AQ136]=&quot;See Note&quot;;[.AQ136]=&quot;Blowfish-128&quot;;[.AQ136]=&quot;&quot;);1;IF(OR([.AQ136]=&quot;AES-128&quot;;[.AQ136]=&quot;AES-160&quot;;[.AQ136]=&quot;AES-192&quot;;[.AQ136]=&quot;AES-256&quot;);0;0)))))))+IF(OR([.AR136]=&quot;MS-CHAPv2&quot;;[.AR136]=&quot;RSA-RC4&quot;;[.AR136]=&quot;RSA-1024&quot;);1;IF(OR([.AR136]=&quot;See Note&quot;;[.AR136]=&quot;&quot;);0.5;IF(OR([.AR136]=&quot;RSA-4096&quot;;[.AR136]=&quot;RSA-2048&quot;;[.AR136]=&quot;DH-2048&quot;;[.AR136]=&quot;CA-4096&quot;);0;0)))+IF(OR([.AS136]=&quot;MS-CHAPv2&quot;;[.AS136]=&quot;RSA-RC4&quot;;[.AS136]=&quot;RSA-1024&quot;);2;IF(OR([.AS136]=&quot;See Note&quot;;[.AS136]=&quot;&quot;);1;IF(OR([.AS136]=&quot;RSA-4096&quot;;[.AS136]=&quot;RSA-2048&quot;;[.AS136]=&quot;DH-2048&quot;);0;0)))" office:value-type="float" office:value="2.5" calcext:value-type="float">
            <text:p>2.5</text:p>
          </table:table-cell>
          <table:table-cell table:style-name="ce43" table:formula="of:=IF([.AT136]&lt;3;2;0)+IF([.AU136]&lt;10;1;IF([.AU136]=&quot;&quot;;1;0))+IF([.AV136]&lt;3;2;IF([.AV136]&lt;10;1;IF([.AV136]=&quot;&quot;;1;0)))" office:value-type="float" office:value="0" calcext:value-type="float">
            <text:p>0</text:p>
          </table:table-cell>
          <table:table-cell table:style-name="ce48" table:formula="of:=IF([.AX136]=0;0;IF([.AX136]&lt;5;1;IF([.AX136]&lt;10;2;3)))+IF([.AY136]=0;0;IF([.AY136]&lt;3;1;IF([.AY136]&lt;10;2;3)))+IF([.AZ136]=0;0;IF([.AZ136]&lt;5;1;IF([.AZ136]&lt;10;2;3)))+IF([.BA136]=&quot;A&quot;;0;IF([.BA136]=&quot;A+&quot;;0;IF([.BA136]=&quot;B&quot;;1;5)))+IF([.BB136]=&quot;Self&quot;;0;IF([.BB136]=&quot;CloudFlare&quot;;2;IF([.BB136]=&quot;Incapsula&quot;;2;3)))" office:value-type="float" office:value="6" calcext:value-type="float">
            <text:p>6</text:p>
          </table:table-cell>
          <table:table-cell table:style-name="ce52" table:formula="of:=IF([.BC136]&lt;PricePercentile33;0;IF([.BC136]&lt;PricePercentile66;1;2))+IF([.BD136]&lt;ConPricePercentile33;0;IF([.BD136]&lt;ConPricePercentile66;1;2))+IF([.BE136]=&quot;Free&quot;;0;IF([.BE136]=&quot;Yes&quot;;0;1))+IF([.BF136]=&quot;Free&quot;;0;IF([.BF136]&gt;29;0;IF([.BF136]&gt;13;1;IF([.BF136]&gt;6;2;3))))" office:value-type="float" office:value="5" calcext:value-type="float">
            <text:p>5</text:p>
          </table:table-cell>
          <table:table-cell table:style-name="ce58" table:formula="of:=IF([.BG136]=&quot;Yes&quot;;1;0)+IF([.BH136]=&quot;Yes&quot;;1;0)+IF([.BI136]=&quot;Yes&quot;;1;0)+IF([.BJ136]=&quot;No&quot;;1;IF([.BJ136]=&quot;&quot;;0;IF([.BJ136]=&quot;Some&quot;;0.5;0)))+IF([.BK136]=&quot;No&quot;;1;IF([.BK136]=&quot;&quot;;0;IF([.BK136]=&quot;Some&quot;;0.5;0)))+IF([.BL136]=&quot;No&quot;;1;IF([.BL136]=&quot;&quot;;0;IF([.BL136]=&quot;Some&quot;;0.5;0)))+IF([.BM136]=&quot;&quot;;0;1)+IF([.BN136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36]=&quot;USA&quot;;[.L136]=&quot;UK&quot;;[.L136]=&quot;Canada&quot;;[.L136]=&quot;Australia&quot;;[.L136]=&quot;New Zealand&quot;);&quot;Five&quot;;(IF(OR([.L136]=&quot;Denmark&quot;;[.L136]=&quot;France&quot;;[.L136]=&quot;Netherlands&quot;;[.L136]=&quot;Norway&quot;);&quot;Nine&quot;;IF(OR([.L136]=&quot;Belgium&quot;;[.L136]=&quot;Germany&quot;;[.L136]=&quot;Italy&quot;;[.L136]=&quot;Spain&quot;;[.L136]=&quot;Sweden&quot;);&quot;Fourteen&quot;;IF([.L136]=&quot;&quot;;&quot;Not Disclosed&quot;;IF(OR([.L136]=&quot;British Virgin Islands&quot;;[.L136]=&quot;Gibraltar&quot;;[.L136]=&quot;British Indian Ocean&quot;;[.L13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6]=&quot;Five&quot;);[.AC136]=&quot;Yes&quot;;[.W136]=&quot;Yes&quot;;OR([.T136]=&quot;Email&quot;;[.T136]=&quot;Yes&quot;);[.O13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 office:value-type="float" office:value="7.34" calcext:value-type="float">
            <text:p>7.34</text:p>
          </table:table-cell>
          <table:table-cell table:style-name="ce166" office:value-type="float" office:value="8.71" calcext:value-type="float">
            <text:p>8.71</text:p>
          </table:table-cell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5" calcext:value-type="float">
            <text:p>45</text:p>
          </table:table-cell>
          <table:table-cell table:style-name="ce192" office:value-type="float" office:value="475" calcext:value-type="float">
            <text:p>475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0" calcext:value-type="float">
            <text:p>$20.00</text:p>
          </table:table-cell>
          <table:table-cell table:style-name="ce235" table:formula="of:=[.BC136]/[.AT136]" office:value-type="float" office:value="4" calcext:value-type="float">
            <text:p>$4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5" calcext:value-type="float">
            <text:p>15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SurfEasy</text:p>
          </table:table-cell>
          <table:table-cell table:style-name="ce18" table:formula="of:=IF(OR([.M137]=&quot;Five&quot;);3;0)+IF(OR([.M137]=&quot;Not Disclosed&quot;);1.5;0)+IF(OR([.M137]=&quot;Nine&quot;;[.M137]=&quot;Fourteen&quot;;[.M137]=&quot;See Note&quot;;[.M137]=&quot;Cooperative&quot;);1;0)+IF(OR([.N137]=&quot;Yes&quot;);2;0)+IF(OR([.N137]=&quot;Not Disclosed&quot;);1.5;0)+IF(OR([.N137]=&quot;Owned&quot;);1;0)" office:value-type="float" office:value="3" calcext:value-type="float">
            <text:p>3</text:p>
          </table:table-cell>
          <table:table-cell table:style-name="ce26" table:formula="of:=COUNTIF([.P137:.S137];&quot;Yes&quot;)+(0.5*COUNTIF([.P137:.S137];&quot;&quot;))+(0.5*COUNTIF([.P137:.S137];&quot;See Note&quot;))+(3*COUNTIF([.O137];&quot;Yes&quot;))" office:value-type="float" office:value="2" calcext:value-type="float">
            <text:p>2</text:p>
          </table:table-cell>
          <table:table-cell table:style-name="ce31" table:formula="of:=(3*COUNTIF([.T137];&quot;No&quot;))+COUNTIF([.W137:.X137];&quot;No&quot;)" office:value-type="float" office:value="2" calcext:value-type="float">
            <text:p>2</text:p>
          </table:table-cell>
          <table:table-cell table:style-name="ce35" table:formula="of:=COUNTIF([.AA137];&quot;No&quot;)+COUNTIF([.AB137];&quot;No&quot;)+(0.5*COUNTIF([.AB137];&quot;See Note&quot;))+(3*COUNTIF([.AC137];&quot;No&quot;))+COUNTIF([.AL137];&quot;Yes&quot;)+(0.5*COUNTIF([.AL137];&quot;Some&quot;))+COUNTIF([.AM137];&quot;Yes&quot;)+(0.5*COUNTIF([.AM137];&quot;Some&quot;))" office:value-type="float" office:value="2" calcext:value-type="float">
            <text:p>2</text:p>
          </table:table-cell>
          <table:table-cell table:style-name="ce39" table:formula="of:=(IF(OR([.AP137]=&quot;MPPE-128&quot;;[.AP137]=&quot;Blowfish-64&quot;);1;(IF(OR([.AP137]=&quot;See Note&quot;;[.AP137]=&quot;Blowfish-128&quot;);0.5;IF(OR([.AP137]=&quot;AES-128&quot;;[.AP137]=&quot;AES-160&quot;;[.AP137]=&quot;AES-192&quot;;[.AP137]=&quot;AES-256&quot;);0;0)))+(IF(OR([.AQ137]=&quot;MPPE-128&quot;;[.AQ137]=&quot;Blowfish-64&quot;);2;(IF(OR([.AQ137]=&quot;See Note&quot;;[.AQ137]=&quot;Blowfish-128&quot;;[.AQ137]=&quot;&quot;);1;IF(OR([.AQ137]=&quot;AES-128&quot;;[.AQ137]=&quot;AES-160&quot;;[.AQ137]=&quot;AES-192&quot;;[.AQ137]=&quot;AES-256&quot;);0;0)))))))+IF(OR([.AR137]=&quot;MS-CHAPv2&quot;;[.AR137]=&quot;RSA-RC4&quot;;[.AR137]=&quot;RSA-1024&quot;);1;IF(OR([.AR137]=&quot;See Note&quot;;[.AR137]=&quot;&quot;);0.5;IF(OR([.AR137]=&quot;RSA-4096&quot;;[.AR137]=&quot;RSA-2048&quot;;[.AR137]=&quot;DH-2048&quot;;[.AR137]=&quot;CA-4096&quot;);0;0)))+IF(OR([.AS137]=&quot;MS-CHAPv2&quot;;[.AS137]=&quot;RSA-RC4&quot;;[.AS137]=&quot;RSA-1024&quot;);2;IF(OR([.AS137]=&quot;See Note&quot;;[.AS137]=&quot;&quot;);1;IF(OR([.AS137]=&quot;RSA-4096&quot;;[.AS137]=&quot;RSA-2048&quot;;[.AS137]=&quot;DH-2048&quot;);0;0)))" office:value-type="float" office:value="2.5" calcext:value-type="float">
            <text:p>2.5</text:p>
          </table:table-cell>
          <table:table-cell table:style-name="ce43" table:formula="of:=IF([.AT137]&lt;3;2;0)+IF([.AU137]&lt;10;1;IF([.AU137]=&quot;&quot;;1;0))+IF([.AV137]&lt;3;2;IF([.AV137]&lt;10;1;IF([.AV137]=&quot;&quot;;1;0)))" office:value-type="float" office:value="2" calcext:value-type="float">
            <text:p>2</text:p>
          </table:table-cell>
          <table:table-cell table:style-name="ce48" table:formula="of:=IF([.AX137]=0;0;IF([.AX137]&lt;5;1;IF([.AX137]&lt;10;2;3)))+IF([.AY137]=0;0;IF([.AY137]&lt;3;1;IF([.AY137]&lt;10;2;3)))+IF([.AZ137]=0;0;IF([.AZ137]&lt;5;1;IF([.AZ137]&lt;10;2;3)))+IF([.BA137]=&quot;A&quot;;0;IF([.BA137]=&quot;A+&quot;;0;IF([.BA137]=&quot;B&quot;;1;5)))+IF([.BB137]=&quot;Self&quot;;0;IF([.BB137]=&quot;CloudFlare&quot;;2;IF([.BB137]=&quot;Incapsula&quot;;2;3)))" office:value-type="float" office:value="9" calcext:value-type="float">
            <text:p>9</text:p>
          </table:table-cell>
          <table:table-cell table:style-name="ce52" table:formula="of:=IF([.BC137]&lt;PricePercentile33;0;IF([.BC137]&lt;PricePercentile66;1;2))+IF([.BD137]&lt;ConPricePercentile33;0;IF([.BD137]&lt;ConPricePercentile66;1;2))+IF([.BE137]=&quot;Free&quot;;0;IF([.BE137]=&quot;Yes&quot;;0;1))+IF([.BF137]=&quot;Free&quot;;0;IF([.BF137]&gt;29;0;IF([.BF137]&gt;13;1;IF([.BF137]&gt;6;2;3))))" office:value-type="float" office:value="5" calcext:value-type="float">
            <text:p>5</text:p>
          </table:table-cell>
          <table:table-cell table:style-name="ce58" table:formula="of:=IF([.BG137]=&quot;Yes&quot;;1;0)+IF([.BH137]=&quot;Yes&quot;;1;0)+IF([.BI137]=&quot;Yes&quot;;1;0)+IF([.BJ137]=&quot;No&quot;;1;IF([.BJ137]=&quot;&quot;;0;IF([.BJ137]=&quot;Some&quot;;0.5;0)))+IF([.BK137]=&quot;No&quot;;1;IF([.BK137]=&quot;&quot;;0;IF([.BK137]=&quot;Some&quot;;0.5;0)))+IF([.BL137]=&quot;No&quot;;1;IF([.BL137]=&quot;&quot;;0;IF([.BL137]=&quot;Some&quot;;0.5;0)))+IF([.BM137]=&quot;&quot;;0;1)+IF([.BN137]=&quot;&quot;;0;1)" office:value-type="float" office:value="2.5" calcext:value-type="float">
            <text:p>2.5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137]=&quot;USA&quot;;[.L137]=&quot;UK&quot;;[.L137]=&quot;Canada&quot;;[.L137]=&quot;Australia&quot;;[.L137]=&quot;New Zealand&quot;);&quot;Five&quot;;(IF(OR([.L137]=&quot;Denmark&quot;;[.L137]=&quot;France&quot;;[.L137]=&quot;Netherlands&quot;;[.L137]=&quot;Norway&quot;);&quot;Nine&quot;;IF(OR([.L137]=&quot;Belgium&quot;;[.L137]=&quot;Germany&quot;;[.L137]=&quot;Italy&quot;;[.L137]=&quot;Spain&quot;;[.L137]=&quot;Sweden&quot;);&quot;Fourteen&quot;;IF([.L137]=&quot;&quot;;&quot;Not Disclosed&quot;;IF(OR([.L137]=&quot;British Virgin Islands&quot;;[.L137]=&quot;Gibraltar&quot;;[.L137]=&quot;British Indian Ocean&quot;;[.L137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7]=&quot;Five&quot;);[.AC137]=&quot;Yes&quot;;[.W137]=&quot;Yes&quot;;OR([.T137]=&quot;Email&quot;;[.T137]=&quot;Yes&quot;);[.O13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3" calcext:value-type="float">
            <text:p>13</text:p>
          </table:table-cell>
          <table:table-cell table:style-name="ce192"/>
          <table:table-cell table:style-name="ce196"/>
          <table:table-cell table:style-name="ce203" office:value-type="float" office:value="8" calcext:value-type="float">
            <text:p>8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12" calcext:value-type="float">
            <text:p>1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6.49" calcext:value-type="float">
            <text:p>$6.49</text:p>
          </table:table-cell>
          <table:table-cell table:style-name="ce235" table:formula="of:=[.BC137]/[.AT137]" office:value-type="float" office:value="1.298" calcext:value-type="float">
            <text:p>$1.3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8" office:value-type="string" calcext:value-type="string">
            <text:p>Surfshark</text:p>
          </table:table-cell>
          <table:table-cell table:style-name="ce19" table:formula="of:=IF(OR([.M138]=&quot;Five&quot;);3;0)+IF(OR([.M138]=&quot;Not Disclosed&quot;);1.5;0)+IF(OR([.M138]=&quot;Nine&quot;;[.M138]=&quot;Fourteen&quot;;[.M138]=&quot;See Note&quot;;[.M138]=&quot;Cooperative&quot;);1;0)+IF(OR([.N138]=&quot;Yes&quot;);2;0)+IF(OR([.N138]=&quot;Not Disclosed&quot;);1.5;0)+IF(OR([.N138]=&quot;Owned&quot;);1;0)" office:value-type="float" office:value="1" calcext:value-type="float">
            <text:p>1</text:p>
          </table:table-cell>
          <table:table-cell table:style-name="ce27" table:formula="of:=COUNTIF([.P138:.S138];&quot;Yes&quot;)+(0.5*COUNTIF([.P138:.S138];&quot;&quot;))+(0.5*COUNTIF([.P138:.S138];&quot;See Note&quot;))+(3*COUNTIF([.O138];&quot;Yes&quot;))" office:value-type="float" office:value="0.5" calcext:value-type="float">
            <text:p>0.5</text:p>
          </table:table-cell>
          <table:table-cell table:style-name="ce32" table:formula="of:=(3*COUNTIF([.T138];&quot;No&quot;))+COUNTIF([.W138:.X138];&quot;No&quot;)" office:value-type="float" office:value="1" calcext:value-type="float">
            <text:p>1</text:p>
          </table:table-cell>
          <table:table-cell table:style-name="ce36" table:formula="of:=COUNTIF([.AA138];&quot;No&quot;)+COUNTIF([.AB138];&quot;No&quot;)+(0.5*COUNTIF([.AB138];&quot;See Note&quot;))+(3*COUNTIF([.AC138];&quot;No&quot;))+COUNTIF([.AL138];&quot;Yes&quot;)+(0.5*COUNTIF([.AL138];&quot;Some&quot;))+COUNTIF([.AM138];&quot;Yes&quot;)+(0.5*COUNTIF([.AM138];&quot;Some&quot;))" office:value-type="float" office:value="0" calcext:value-type="float">
            <text:p>0</text:p>
          </table:table-cell>
          <table:table-cell table:style-name="ce40" table:formula="of:=(IF(OR([.AP138]=&quot;MPPE-128&quot;;[.AP138]=&quot;Blowfish-64&quot;);1;(IF(OR([.AP138]=&quot;See Note&quot;;[.AP138]=&quot;Blowfish-128&quot;);0.5;IF(OR([.AP138]=&quot;AES-128&quot;;[.AP138]=&quot;AES-160&quot;;[.AP138]=&quot;AES-192&quot;;[.AP138]=&quot;AES-256&quot;);0;0)))+(IF(OR([.AQ138]=&quot;MPPE-128&quot;;[.AQ138]=&quot;Blowfish-64&quot;);2;(IF(OR([.AQ138]=&quot;See Note&quot;;[.AQ138]=&quot;Blowfish-128&quot;;[.AQ138]=&quot;&quot;);1;IF(OR([.AQ138]=&quot;AES-128&quot;;[.AQ138]=&quot;AES-160&quot;;[.AQ138]=&quot;AES-192&quot;;[.AQ138]=&quot;AES-256&quot;);0;0)))))))+IF(OR([.AR138]=&quot;MS-CHAPv2&quot;;[.AR138]=&quot;RSA-RC4&quot;;[.AR138]=&quot;RSA-1024&quot;);1;IF(OR([.AR138]=&quot;See Note&quot;;[.AR138]=&quot;&quot;);0.5;IF(OR([.AR138]=&quot;RSA-4096&quot;;[.AR138]=&quot;RSA-2048&quot;;[.AR138]=&quot;DH-2048&quot;;[.AR138]=&quot;CA-4096&quot;);0;0)))+IF(OR([.AS138]=&quot;MS-CHAPv2&quot;;[.AS138]=&quot;RSA-RC4&quot;;[.AS138]=&quot;RSA-1024&quot;);2;IF(OR([.AS138]=&quot;See Note&quot;;[.AS138]=&quot;&quot;);1;IF(OR([.AS138]=&quot;RSA-4096&quot;;[.AS138]=&quot;RSA-2048&quot;;[.AS138]=&quot;DH-2048&quot;);0;0)))" office:value-type="float" office:value="1.5" calcext:value-type="float">
            <text:p>1.5</text:p>
          </table:table-cell>
          <table:table-cell table:style-name="ce44" table:formula="of:=IF([.AT138]&lt;3;2;0)+IF([.AU138]&lt;10;1;IF([.AU138]=&quot;&quot;;1;0))+IF([.AV138]&lt;3;2;IF([.AV138]&lt;10;1;IF([.AV138]=&quot;&quot;;1;0)))" office:value-type="float" office:value="0" calcext:value-type="float">
            <text:p>0</text:p>
          </table:table-cell>
          <table:table-cell table:style-name="ce49" table:formula="of:=IF([.AX138]=0;0;IF([.AX138]&lt;5;1;IF([.AX138]&lt;10;2;3)))+IF([.AY138]=0;0;IF([.AY138]&lt;3;1;IF([.AY138]&lt;10;2;3)))+IF([.AZ138]=0;0;IF([.AZ138]&lt;5;1;IF([.AZ138]&lt;10;2;3)))+IF([.BA139]=&quot;A&quot;;0;IF([.BA139]=&quot;A+&quot;;0;IF([.BA139]=&quot;B&quot;;1;5)))+IF([.BB138]=&quot;Self&quot;;0;IF([.BB138]=&quot;CloudFlare&quot;;2;IF([.BB138]=&quot;Incapsula&quot;;2;3)))" office:value-type="float" office:value="4" calcext:value-type="float">
            <text:p>4</text:p>
          </table:table-cell>
          <table:table-cell table:style-name="ce53" table:formula="of:=IF([.BC138]&lt;PricePercentile33;0;IF([.BC138]&lt;PricePercentile66;1;2))+IF([.BD138]&lt;ConPricePercentile33;0;IF([.BD138]&lt;ConPricePercentile66;1;2))+IF([.BE138]=&quot;Free&quot;;0;IF([.BE138]=&quot;Yes&quot;;0;1))+IF([.BF138]=&quot;Free&quot;;0;IF([.BF138]&gt;29;0;IF([.BF138]&gt;13;1;IF([.BF138]&gt;6;2;3))))" office:value-type="float" office:value="2" calcext:value-type="float">
            <text:p>2</text:p>
          </table:table-cell>
          <table:table-cell table:style-name="ce59" table:formula="of:=IF([.BG138]=&quot;Yes&quot;;1;0)+IF([.BH138]=&quot;Yes&quot;;1;0)+IF([.BI138]=&quot;Yes&quot;;1;0)+IF([.BJ138]=&quot;No&quot;;1;IF([.BJ138]=&quot;&quot;;0;IF([.BJ138]=&quot;Some&quot;;0.5;0)))+IF([.BK138]=&quot;No&quot;;1;IF([.BK138]=&quot;&quot;;0;IF([.BK138]=&quot;Some&quot;;0.5;0)))+IF([.BL138]=&quot;No&quot;;1;IF([.BL138]=&quot;&quot;;0;IF([.BL138]=&quot;Some&quot;;0.5;0)))+IF([.BM138]=&quot;&quot;;0;1)+IF([.BN138]=&quot;&quot;;0;1)" office:value-type="float" office:value="1" calcext:value-type="float">
            <text:p>1</text:p>
          </table:table-cell>
          <table:table-cell table:style-name="ce64"/>
          <table:table-cell table:style-name="ce71" office:value-type="string" calcext:value-type="string">
            <text:p>British Virgin Islands</text:p>
          </table:table-cell>
          <table:table-cell table:style-name="ce77" table:formula="of:=IF(OR([.L138]=&quot;USA&quot;;[.L138]=&quot;UK&quot;;[.L138]=&quot;Canada&quot;;[.L138]=&quot;Australia&quot;;[.L138]=&quot;New Zealand&quot;);&quot;Five&quot;;(IF(OR([.L138]=&quot;Denmark&quot;;[.L138]=&quot;France&quot;;[.L138]=&quot;Netherlands&quot;;[.L138]=&quot;Norway&quot;);&quot;Nine&quot;;IF(OR([.L138]=&quot;Belgium&quot;;[.L138]=&quot;Germany&quot;;[.L138]=&quot;Italy&quot;;[.L138]=&quot;Spain&quot;;[.L138]=&quot;Sweden&quot;);&quot;Fourteen&quot;;IF([.L138]=&quot;&quot;;&quot;Not Disclosed&quot;;IF(OR([.L138]=&quot;British Virgin Islands&quot;;[.L138]=&quot;Gibraltar&quot;;[.L138]=&quot;British Indian Ocean&quot;;[.L138]=&quot;Barbados&quot;);&quot;See Note&quot;;&quot;No&quot;))))))" office:value-type="string" office:string-value="See Note" calcext:value-type="string">
            <text:p>See Note</text:p>
          </table:table-cell>
          <table:table-cell table:style-name="ce81" office:value-type="string" calcext:value-type="string">
            <text:p>No</text:p>
          </table:table-cell>
          <table:table-cell table:style-name="ce87" office:value-type="string" calcext:value-type="string">
            <text:p>No</text:p>
          </table:table-cell>
          <table:table-cell table:style-name="ce94"/>
          <table:table-cell table:number-columns-repeated="2" table:style-name="ce8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05" office:value-type="string" calcext:value-type="string">
            <text:p>Email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10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120" table:formula="of:=IF(AND(NOT([.M138]=&quot;Five&quot;);[.AC138]=&quot;Yes&quot;;[.W138]=&quot;Yes&quot;;OR([.T138]=&quot;Email&quot;;[.T138]=&quot;Yes&quot;);[.O138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7" office:value-type="string" calcext:value-type="string">
            <text:p>Yes</text:p>
          </table:table-cell>
          <table:table-cell table:style-name="ce131" office:value-type="string" calcext:value-type="string">
            <text:p>Yes</text:p>
          </table:table-cell>
          <table:table-cell table:style-name="ce136"/>
          <table:table-cell table:number-columns-repeated="2" table:style-name="ce142" office:value-type="string" calcext:value-type="string">
            <text:p>Yes</text:p>
          </table:table-cell>
          <table:table-cell table:style-name="ce140" table:number-columns-repeated="2"/>
          <table:table-cell table:style-name="ce142" office:value-type="string" calcext:value-type="string">
            <text:p>Yes</text:p>
          </table:table-cell>
          <table:table-cell table:style-name="ce140"/>
          <table:table-cell table:style-name="ce149" office:value-type="string" calcext:value-type="string">
            <text:p>Yes</text:p>
          </table:table-cell>
          <table:table-cell table:style-name="ce154"/>
          <table:table-cell table:style-name="ce158" office:value-type="string" calcext:value-type="string">
            <text:p>No</text:p>
          </table:table-cell>
          <table:table-cell table:style-name="ce163"/>
          <table:table-cell table:style-name="ce168"/>
          <table:table-cell table:number-columns-repeated="2" table:style-name="ce172" office:value-type="string" calcext:value-type="string">
            <text:p>AES-256</text:p>
          </table:table-cell>
          <table:table-cell table:style-name="ce176"/>
          <table:table-cell table:style-name="ce180"/>
          <table:table-cell table:style-name="ce185" office:value-type="float" office:value="25" calcext:value-type="float">
            <text:p>25</text:p>
          </table:table-cell>
          <table:table-cell table:style-name="ce189" office:value-type="float" office:value="50" calcext:value-type="float">
            <text:p>50</text:p>
          </table:table-cell>
          <table:table-cell table:style-name="ce193" office:value-type="float" office:value="800" calcext:value-type="float">
            <text:p>800</text:p>
          </table:table-cell>
          <table:table-cell table:style-name="ce198" office:value-type="string" calcext:value-type="string">
            <text:p>Yes</text:p>
          </table:table-cell>
          <table:table-cell table:style-name="ce205" office:value-type="float" office:value="8" calcext:value-type="float">
            <text:p>8</text:p>
          </table:table-cell>
          <table:table-cell table:style-name="ce210" office:value-type="float" office:value="5" calcext:value-type="float">
            <text:p>5</text:p>
          </table:table-cell>
          <table:table-cell table:style-name="ce216"/>
          <table:table-cell table:style-name="ce220" office:value-type="string" calcext:value-type="string">
            <text:p>A</text:p>
          </table:table-cell>
          <table:table-cell table:style-name="ce225" office:value-type="string" calcext:value-type="string">
            <text:p>Self</text:p>
          </table:table-cell>
          <table:table-cell table:style-name="ce231" office:value-type="float" office:value="5.99" calcext:value-type="float">
            <text:p>$5.99</text:p>
          </table:table-cell>
          <table:table-cell table:style-name="ce237"/>
          <table:table-cell table:style-name="ce242" office:value-type="string" calcext:value-type="string">
            <text:p>No</text:p>
          </table:table-cell>
          <table:table-cell table:style-name="ce249" office:value-type="float" office:value="30" calcext:value-type="float">
            <text:p>30</text:p>
          </table:table-cell>
          <table:table-cell table:style-name="ce255"/>
          <table:table-cell table:style-name="ce259" office:value-type="string" calcext:value-type="string">
            <text:p>Yes</text:p>
          </table:table-cell>
          <table:table-cell table:style-name="ce263"/>
          <table:table-cell table:style-name="ce269" table:number-columns-repeated="2"/>
          <table:table-cell table:style-name="ce276"/>
          <table:table-cell table:style-name="ce280"/>
          <table:table-cell table:style-name="ce285"/>
          <table:table-cell table:number-columns-repeated="958"/>
        </table:table-row>
        <table:table-row table:style-name="ro1">
          <table:table-cell table:style-name="ce6" office:value-type="string" calcext:value-type="string">
            <text:p>TGVPN</text:p>
          </table:table-cell>
          <table:table-cell table:style-name="ce18" table:formula="of:=IF(OR([.M139]=&quot;Five&quot;);3;0)+IF(OR([.M139]=&quot;Not Disclosed&quot;);1.5;0)+IF(OR([.M139]=&quot;Nine&quot;;[.M139]=&quot;Fourteen&quot;;[.M139]=&quot;See Note&quot;;[.M139]=&quot;Cooperative&quot;);1;0)+IF(OR([.N139]=&quot;Yes&quot;);2;0)+IF(OR([.N139]=&quot;Not Disclosed&quot;);1.5;0)+IF(OR([.N139]=&quot;Owned&quot;);1;0)" office:value-type="float" office:value="5" calcext:value-type="float">
            <text:p>5</text:p>
          </table:table-cell>
          <table:table-cell table:style-name="ce26" table:formula="of:=COUNTIF([.P139:.S139];&quot;Yes&quot;)+(0.5*COUNTIF([.P139:.S139];&quot;&quot;))+(0.5*COUNTIF([.P139:.S139];&quot;See Note&quot;))+(3*COUNTIF([.O139];&quot;Yes&quot;))" office:value-type="float" office:value="2" calcext:value-type="float">
            <text:p>2</text:p>
          </table:table-cell>
          <table:table-cell table:style-name="ce31" table:formula="of:=(3*COUNTIF([.T139];&quot;No&quot;))+COUNTIF([.W139:.X139];&quot;No&quot;)" office:value-type="float" office:value="0" calcext:value-type="float">
            <text:p>0</text:p>
          </table:table-cell>
          <table:table-cell table:style-name="ce35" table:formula="of:=COUNTIF([.AA139];&quot;No&quot;)+COUNTIF([.AB139];&quot;No&quot;)+(0.5*COUNTIF([.AB139];&quot;See Note&quot;))+(3*COUNTIF([.AC139];&quot;No&quot;))+COUNTIF([.AL139];&quot;Yes&quot;)+(0.5*COUNTIF([.AL139];&quot;Some&quot;))+COUNTIF([.AM139];&quot;Yes&quot;)+(0.5*COUNTIF([.AM139];&quot;Some&quot;))" office:value-type="float" office:value="0" calcext:value-type="float">
            <text:p>0</text:p>
          </table:table-cell>
          <table:table-cell table:style-name="ce39" table:formula="of:=(IF(OR([.AP139]=&quot;MPPE-128&quot;;[.AP139]=&quot;Blowfish-64&quot;);1;(IF(OR([.AP139]=&quot;See Note&quot;;[.AP139]=&quot;Blowfish-128&quot;);0.5;IF(OR([.AP139]=&quot;AES-128&quot;;[.AP139]=&quot;AES-160&quot;;[.AP139]=&quot;AES-192&quot;;[.AP139]=&quot;AES-256&quot;);0;0)))+(IF(OR([.AQ139]=&quot;MPPE-128&quot;;[.AQ139]=&quot;Blowfish-64&quot;);2;(IF(OR([.AQ139]=&quot;See Note&quot;;[.AQ139]=&quot;Blowfish-128&quot;;[.AQ139]=&quot;&quot;);1;IF(OR([.AQ139]=&quot;AES-128&quot;;[.AQ139]=&quot;AES-160&quot;;[.AQ139]=&quot;AES-192&quot;;[.AQ139]=&quot;AES-256&quot;);0;0)))))))+IF(OR([.AR139]=&quot;MS-CHAPv2&quot;;[.AR139]=&quot;RSA-RC4&quot;;[.AR139]=&quot;RSA-1024&quot;);1;IF(OR([.AR139]=&quot;See Note&quot;;[.AR139]=&quot;&quot;);0.5;IF(OR([.AR139]=&quot;RSA-4096&quot;;[.AR139]=&quot;RSA-2048&quot;;[.AR139]=&quot;DH-2048&quot;;[.AR139]=&quot;CA-4096&quot;);0;0)))+IF(OR([.AS139]=&quot;MS-CHAPv2&quot;;[.AS139]=&quot;RSA-RC4&quot;;[.AS139]=&quot;RSA-1024&quot;);2;IF(OR([.AS139]=&quot;See Note&quot;;[.AS139]=&quot;&quot;);1;IF(OR([.AS139]=&quot;RSA-4096&quot;;[.AS139]=&quot;RSA-2048&quot;;[.AS139]=&quot;DH-2048&quot;);0;0)))" office:value-type="float" office:value="0" calcext:value-type="float">
            <text:p>0</text:p>
          </table:table-cell>
          <table:table-cell table:style-name="ce43" table:formula="of:=IF([.AT139]&lt;3;2;0)+IF([.AU139]&lt;10;1;IF([.AU139]=&quot;&quot;;1;0))+IF([.AV139]&lt;3;2;IF([.AV139]&lt;10;1;IF([.AV139]=&quot;&quot;;1;0)))" office:value-type="float" office:value="2" calcext:value-type="float">
            <text:p>2</text:p>
          </table:table-cell>
          <table:table-cell table:style-name="ce48" table:formula="of:=IF([.AX139]=0;0;IF([.AX139]&lt;5;1;IF([.AX139]&lt;10;2;3)))+IF([.AY139]=0;0;IF([.AY139]&lt;3;1;IF([.AY139]&lt;10;2;3)))+IF([.AZ139]=0;0;IF([.AZ139]&lt;5;1;IF([.AZ139]&lt;10;2;3)))+IF([.BA139]=&quot;A&quot;;0;IF([.BA139]=&quot;A+&quot;;0;IF([.BA139]=&quot;B&quot;;1;5)))+IF([.BB139]=&quot;Self&quot;;0;IF([.BB139]=&quot;CloudFlare&quot;;2;IF([.BB139]=&quot;Incapsula&quot;;2;3)))" office:value-type="float" office:value="0" calcext:value-type="float">
            <text:p>0</text:p>
          </table:table-cell>
          <table:table-cell table:style-name="ce52" table:formula="of:=IF([.BC139]&lt;PricePercentile33;0;IF([.BC139]&lt;PricePercentile66;1;2))+IF([.BD139]&lt;ConPricePercentile33;0;IF([.BD139]&lt;ConPricePercentile66;1;2))+IF([.BE139]=&quot;Free&quot;;0;IF([.BE139]=&quot;Yes&quot;;0;1))+IF([.BF139]=&quot;Free&quot;;0;IF([.BF139]&gt;29;0;IF([.BF139]&gt;13;1;IF([.BF139]&gt;6;2;3))))" office:value-type="float" office:value="2" calcext:value-type="float">
            <text:p>2</text:p>
          </table:table-cell>
          <table:table-cell table:style-name="ce58" table:formula="of:=IF([.BG139]=&quot;Yes&quot;;1;0)+IF([.BH139]=&quot;Yes&quot;;1;0)+IF([.BI139]=&quot;Yes&quot;;1;0)+IF([.BJ139]=&quot;No&quot;;1;IF([.BJ139]=&quot;&quot;;0;IF([.BJ139]=&quot;Some&quot;;0.5;0)))+IF([.BK139]=&quot;No&quot;;1;IF([.BK139]=&quot;&quot;;0;IF([.BK139]=&quot;Some&quot;;0.5;0)))+IF([.BL139]=&quot;No&quot;;1;IF([.BL139]=&quot;&quot;;0;IF([.BL139]=&quot;Some&quot;;0.5;0)))+IF([.BM139]=&quot;&quot;;0;1)+IF([.BN13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39]=&quot;USA&quot;;[.L139]=&quot;UK&quot;;[.L139]=&quot;Canada&quot;;[.L139]=&quot;Australia&quot;;[.L139]=&quot;New Zealand&quot;);&quot;Five&quot;;(IF(OR([.L139]=&quot;Denmark&quot;;[.L139]=&quot;France&quot;;[.L139]=&quot;Netherlands&quot;;[.L139]=&quot;Norway&quot;);&quot;Nine&quot;;IF(OR([.L139]=&quot;Belgium&quot;;[.L139]=&quot;Germany&quot;;[.L139]=&quot;Italy&quot;;[.L139]=&quot;Spain&quot;;[.L139]=&quot;Sweden&quot;);&quot;Fourteen&quot;;IF([.L139]=&quot;&quot;;&quot;Not Disclosed&quot;;IF(OR([.L139]=&quot;British Virgin Islands&quot;;[.L139]=&quot;Gibraltar&quot;;[.L139]=&quot;British Indian Ocean&quot;;[.L13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39]=&quot;Five&quot;);[.AC139]=&quot;Yes&quot;;[.W139]=&quot;Yes&quot;;OR([.T139]=&quot;Email&quot;;[.T139]=&quot;Yes&quot;);[.O13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" calcext:value-type="float">
            <text:p>$4.00</text:p>
          </table:table-cell>
          <table:table-cell table:style-name="ce235" table:formula="of:=[.BC139]/[.AT139]" office:value-type="float" office:value="1.33333333333333" calcext:value-type="float">
            <text:p>$1.3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90" calcext:value-type="float">
            <text:p>9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TigerVPN</text:p>
          </table:table-cell>
          <table:table-cell table:style-name="ce18" table:formula="of:=IF(OR([.M140]=&quot;Five&quot;);3;0)+IF(OR([.M140]=&quot;Not Disclosed&quot;);1.5;0)+IF(OR([.M140]=&quot;Nine&quot;;[.M140]=&quot;Fourteen&quot;;[.M140]=&quot;See Note&quot;;[.M140]=&quot;Cooperative&quot;);1;0)+IF(OR([.N140]=&quot;Yes&quot;);2;0)+IF(OR([.N140]=&quot;Not Disclosed&quot;);1.5;0)+IF(OR([.N140]=&quot;Owned&quot;);1;0)" office:value-type="float" office:value="0" calcext:value-type="float">
            <text:p>0</text:p>
          </table:table-cell>
          <table:table-cell table:style-name="ce26" table:formula="of:=COUNTIF([.P140:.S140];&quot;Yes&quot;)+(0.5*COUNTIF([.P140:.S140];&quot;&quot;))+(0.5*COUNTIF([.P140:.S140];&quot;See Note&quot;))+(3*COUNTIF([.O140];&quot;Yes&quot;))" office:value-type="float" office:value="3.5" calcext:value-type="float">
            <text:p>3.5</text:p>
          </table:table-cell>
          <table:table-cell table:style-name="ce31" table:formula="of:=(3*COUNTIF([.T140];&quot;No&quot;))+COUNTIF([.W140:.X140];&quot;No&quot;)" office:value-type="float" office:value="4" calcext:value-type="float">
            <text:p>4</text:p>
          </table:table-cell>
          <table:table-cell table:style-name="ce35" table:formula="of:=COUNTIF([.AA140];&quot;No&quot;)+COUNTIF([.AB140];&quot;No&quot;)+(0.5*COUNTIF([.AB140];&quot;See Note&quot;))+(3*COUNTIF([.AC140];&quot;No&quot;))+COUNTIF([.AL140];&quot;Yes&quot;)+(0.5*COUNTIF([.AL140];&quot;Some&quot;))+COUNTIF([.AM140];&quot;Yes&quot;)+(0.5*COUNTIF([.AM140];&quot;Some&quot;))" office:value-type="float" office:value="1.5" calcext:value-type="float">
            <text:p>1.5</text:p>
          </table:table-cell>
          <table:table-cell table:style-name="ce39" table:formula="of:=(IF(OR([.AP140]=&quot;MPPE-128&quot;;[.AP140]=&quot;Blowfish-64&quot;);1;(IF(OR([.AP140]=&quot;See Note&quot;;[.AP140]=&quot;Blowfish-128&quot;);0.5;IF(OR([.AP140]=&quot;AES-128&quot;;[.AP140]=&quot;AES-160&quot;;[.AP140]=&quot;AES-192&quot;;[.AP140]=&quot;AES-256&quot;);0;0)))+(IF(OR([.AQ140]=&quot;MPPE-128&quot;;[.AQ140]=&quot;Blowfish-64&quot;);2;(IF(OR([.AQ140]=&quot;See Note&quot;;[.AQ140]=&quot;Blowfish-128&quot;;[.AQ140]=&quot;&quot;);1;IF(OR([.AQ140]=&quot;AES-128&quot;;[.AQ140]=&quot;AES-160&quot;;[.AQ140]=&quot;AES-192&quot;;[.AQ140]=&quot;AES-256&quot;);0;0)))))))+IF(OR([.AR140]=&quot;MS-CHAPv2&quot;;[.AR140]=&quot;RSA-RC4&quot;;[.AR140]=&quot;RSA-1024&quot;);1;IF(OR([.AR140]=&quot;See Note&quot;;[.AR140]=&quot;&quot;);0.5;IF(OR([.AR140]=&quot;RSA-4096&quot;;[.AR140]=&quot;RSA-2048&quot;;[.AR140]=&quot;DH-2048&quot;;[.AR140]=&quot;CA-4096&quot;);0;0)))+IF(OR([.AS140]=&quot;MS-CHAPv2&quot;;[.AS140]=&quot;RSA-RC4&quot;;[.AS140]=&quot;RSA-1024&quot;);2;IF(OR([.AS140]=&quot;See Note&quot;;[.AS140]=&quot;&quot;);1;IF(OR([.AS140]=&quot;RSA-4096&quot;;[.AS140]=&quot;RSA-2048&quot;;[.AS140]=&quot;DH-2048&quot;);0;0)))" office:value-type="float" office:value="1.5" calcext:value-type="float">
            <text:p>1.5</text:p>
          </table:table-cell>
          <table:table-cell table:style-name="ce43" table:formula="of:=IF([.AT140]&lt;3;2;0)+IF([.AU140]&lt;10;1;IF([.AU140]=&quot;&quot;;1;0))+IF([.AV140]&lt;3;2;IF([.AV140]&lt;10;1;IF([.AV140]=&quot;&quot;;1;0)))" office:value-type="float" office:value="2" calcext:value-type="float">
            <text:p>2</text:p>
          </table:table-cell>
          <table:table-cell table:style-name="ce48" table:formula="of:=IF([.AX140]=0;0;IF([.AX140]&lt;5;1;IF([.AX140]&lt;10;2;3)))+IF([.AY140]=0;0;IF([.AY140]&lt;3;1;IF([.AY140]&lt;10;2;3)))+IF([.AZ140]=0;0;IF([.AZ140]&lt;5;1;IF([.AZ140]&lt;10;2;3)))+IF([.BA140]=&quot;A&quot;;0;IF([.BA140]=&quot;A+&quot;;0;IF([.BA140]=&quot;B&quot;;1;5)))+IF([.BB140]=&quot;Self&quot;;0;IF([.BB140]=&quot;CloudFlare&quot;;2;IF([.BB140]=&quot;Incapsula&quot;;2;3)))" office:value-type="float" office:value="8" calcext:value-type="float">
            <text:p>8</text:p>
          </table:table-cell>
          <table:table-cell table:style-name="ce52" table:formula="of:=IF([.BC140]&lt;PricePercentile33;0;IF([.BC140]&lt;PricePercentile66;1;2))+IF([.BD140]&lt;ConPricePercentile33;0;IF([.BD140]&lt;ConPricePercentile66;1;2))+IF([.BE140]=&quot;Free&quot;;0;IF([.BE140]=&quot;Yes&quot;;0;1))+IF([.BF140]=&quot;Free&quot;;0;IF([.BF140]&gt;29;0;IF([.BF140]&gt;13;1;IF([.BF140]&gt;6;2;3))))" office:value-type="float" office:value="8" calcext:value-type="float">
            <text:p>8</text:p>
          </table:table-cell>
          <table:table-cell table:style-name="ce58" table:formula="of:=IF([.BG140]=&quot;Yes&quot;;1;0)+IF([.BH140]=&quot;Yes&quot;;1;0)+IF([.BI140]=&quot;Yes&quot;;1;0)+IF([.BJ140]=&quot;No&quot;;1;IF([.BJ140]=&quot;&quot;;0;IF([.BJ140]=&quot;Some&quot;;0.5;0)))+IF([.BK140]=&quot;No&quot;;1;IF([.BK140]=&quot;&quot;;0;IF([.BK140]=&quot;Some&quot;;0.5;0)))+IF([.BL140]=&quot;No&quot;;1;IF([.BL140]=&quot;&quot;;0;IF([.BL140]=&quot;Some&quot;;0.5;0)))+IF([.BM140]=&quot;&quot;;0;1)+IF([.BN140]=&quot;&quot;;0;1)" office:value-type="float" office:value="2" calcext:value-type="float">
            <text:p>2</text:p>
          </table:table-cell>
          <table:table-cell table:style-name="ce21"/>
          <table:table-cell table:style-name="ce69" office:value-type="string" calcext:value-type="string">
            <text:p>Slovakia</text:p>
          </table:table-cell>
          <table:table-cell table:style-name="ce75" table:formula="of:=IF(OR([.L140]=&quot;USA&quot;;[.L140]=&quot;UK&quot;;[.L140]=&quot;Canada&quot;;[.L140]=&quot;Australia&quot;;[.L140]=&quot;New Zealand&quot;);&quot;Five&quot;;(IF(OR([.L140]=&quot;Denmark&quot;;[.L140]=&quot;France&quot;;[.L140]=&quot;Netherlands&quot;;[.L140]=&quot;Norway&quot;);&quot;Nine&quot;;IF(OR([.L140]=&quot;Belgium&quot;;[.L140]=&quot;Germany&quot;;[.L140]=&quot;Italy&quot;;[.L140]=&quot;Spain&quot;;[.L140]=&quot;Sweden&quot;);&quot;Fourteen&quot;;IF([.L140]=&quot;&quot;;&quot;Not Disclosed&quot;;IF(OR([.L140]=&quot;British Virgin Islands&quot;;[.L140]=&quot;Gibraltar&quot;;[.L140]=&quot;British Indian Ocean&quot;;[.L140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0]=&quot;Five&quot;);[.AC140]=&quot;Yes&quot;;[.W140]=&quot;Yes&quot;;OR([.T140]=&quot;Email&quot;;[.T140]=&quot;Yes&quot;);[.O140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42" calcext:value-type="float">
            <text:p>42</text:p>
          </table:table-cell>
          <table:table-cell table:style-name="ce192" office:value-type="float" office:value="62" calcext:value-type="float">
            <text:p>62</text:p>
          </table:table-cell>
          <table:table-cell table:style-name="ce196"/>
          <table:table-cell table:style-name="ce203" office:value-type="float" office:value="14" calcext:value-type="float">
            <text:p>14</text:p>
          </table:table-cell>
          <table:table-cell table:style-name="ce208" office:value-type="float" office:value="7" calcext:value-type="float">
            <text:p>7</text:p>
          </table:table-cell>
          <table:table-cell table:style-name="ce213" office:value-type="float" office:value="29" calcext:value-type="float">
            <text:p>29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.5" calcext:value-type="float">
            <text:p>$7.50</text:p>
          </table:table-cell>
          <table:table-cell table:style-name="ce235" table:formula="of:=[.BC140]/[.AT140]" office:value-type="float" office:value="7.5" calcext:value-type="float">
            <text:p>$7.5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" calcext:value-type="float">
            <text:p>3</text:p>
          </table:table-cell>
          <table:table-cell table:style-name="ce254" office:value-type="string" calcext:value-type="string">
            <text:p>Yes</text:p>
          </table:table-cell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Torguard</text:p>
          </table:table-cell>
          <table:table-cell table:style-name="ce18" table:formula="of:=IF(OR([.M141]=&quot;Five&quot;);3;0)+IF(OR([.M141]=&quot;Not Disclosed&quot;);1.5;0)+IF(OR([.M141]=&quot;Nine&quot;;[.M141]=&quot;Fourteen&quot;;[.M141]=&quot;See Note&quot;;[.M141]=&quot;Cooperative&quot;);1;0)+IF(OR([.N141]=&quot;Yes&quot;);2;0)+IF(OR([.N141]=&quot;Not Disclosed&quot;);1.5;0)+IF(OR([.N141]=&quot;Owned&quot;);1;0)" office:value-type="float" office:value="5" calcext:value-type="float">
            <text:p>5</text:p>
          </table:table-cell>
          <table:table-cell table:style-name="ce26" table:formula="of:=COUNTIF([.P141:.S141];&quot;Yes&quot;)+(0.5*COUNTIF([.P141:.S141];&quot;&quot;))+(0.5*COUNTIF([.P141:.S141];&quot;See Note&quot;))+(3*COUNTIF([.O141];&quot;Yes&quot;))" office:value-type="float" office:value="2" calcext:value-type="float">
            <text:p>2</text:p>
          </table:table-cell>
          <table:table-cell table:style-name="ce31" table:formula="of:=(3*COUNTIF([.T141];&quot;No&quot;))+COUNTIF([.W141:.X141];&quot;No&quot;)" office:value-type="float" office:value="1" calcext:value-type="float">
            <text:p>1</text:p>
          </table:table-cell>
          <table:table-cell table:style-name="ce35" table:formula="of:=COUNTIF([.AA141];&quot;No&quot;)+COUNTIF([.AB141];&quot;No&quot;)+(0.5*COUNTIF([.AB141];&quot;See Note&quot;))+(3*COUNTIF([.AC141];&quot;No&quot;))+COUNTIF([.AL141];&quot;Yes&quot;)+(0.5*COUNTIF([.AL141];&quot;Some&quot;))+COUNTIF([.AM141];&quot;Yes&quot;)+(0.5*COUNTIF([.AM141];&quot;Some&quot;))" office:value-type="float" office:value="0" calcext:value-type="float">
            <text:p>0</text:p>
          </table:table-cell>
          <table:table-cell table:style-name="ce39" table:formula="of:=(IF(OR([.AP141]=&quot;MPPE-128&quot;;[.AP141]=&quot;Blowfish-64&quot;);1;(IF(OR([.AP141]=&quot;See Note&quot;;[.AP141]=&quot;Blowfish-128&quot;);0.5;IF(OR([.AP141]=&quot;AES-128&quot;;[.AP141]=&quot;AES-160&quot;;[.AP141]=&quot;AES-192&quot;;[.AP141]=&quot;AES-256&quot;);0;0)))+(IF(OR([.AQ141]=&quot;MPPE-128&quot;;[.AQ141]=&quot;Blowfish-64&quot;);2;(IF(OR([.AQ141]=&quot;See Note&quot;;[.AQ141]=&quot;Blowfish-128&quot;;[.AQ141]=&quot;&quot;);1;IF(OR([.AQ141]=&quot;AES-128&quot;;[.AQ141]=&quot;AES-160&quot;;[.AQ141]=&quot;AES-192&quot;;[.AQ141]=&quot;AES-256&quot;);0;0)))))))+IF(OR([.AR141]=&quot;MS-CHAPv2&quot;;[.AR141]=&quot;RSA-RC4&quot;;[.AR141]=&quot;RSA-1024&quot;);1;IF(OR([.AR141]=&quot;See Note&quot;;[.AR141]=&quot;&quot;);0.5;IF(OR([.AR141]=&quot;RSA-4096&quot;;[.AR141]=&quot;RSA-2048&quot;;[.AR141]=&quot;DH-2048&quot;;[.AR141]=&quot;CA-4096&quot;);0;0)))+IF(OR([.AS141]=&quot;MS-CHAPv2&quot;;[.AS141]=&quot;RSA-RC4&quot;;[.AS141]=&quot;RSA-1024&quot;);2;IF(OR([.AS141]=&quot;See Note&quot;;[.AS141]=&quot;&quot;);1;IF(OR([.AS141]=&quot;RSA-4096&quot;;[.AS141]=&quot;RSA-2048&quot;;[.AS141]=&quot;DH-2048&quot;);0;0)))" office:value-type="float" office:value="3" calcext:value-type="float">
            <text:p>3</text:p>
          </table:table-cell>
          <table:table-cell table:style-name="ce43" table:formula="of:=IF([.AT141]&lt;3;2;0)+IF([.AU141]&lt;10;1;IF([.AU141]=&quot;&quot;;1;0))+IF([.AV141]&lt;3;2;IF([.AV141]&lt;10;1;IF([.AV141]=&quot;&quot;;1;0)))" office:value-type="float" office:value="0" calcext:value-type="float">
            <text:p>0</text:p>
          </table:table-cell>
          <table:table-cell table:style-name="ce48" table:formula="of:=IF([.AX141]=0;0;IF([.AX141]&lt;5;1;IF([.AX141]&lt;10;2;3)))+IF([.AY141]=0;0;IF([.AY141]&lt;3;1;IF([.AY141]&lt;10;2;3)))+IF([.AZ141]=0;0;IF([.AZ141]&lt;5;1;IF([.AZ141]&lt;10;2;3)))+IF([.BA141]=&quot;A&quot;;0;IF([.BA141]=&quot;A+&quot;;0;IF([.BA141]=&quot;B&quot;;1;5)))+IF([.BB141]=&quot;Self&quot;;0;IF([.BB141]=&quot;CloudFlare&quot;;2;IF([.BB141]=&quot;Incapsula&quot;;2;3)))" office:value-type="float" office:value="7" calcext:value-type="float">
            <text:p>7</text:p>
          </table:table-cell>
          <table:table-cell table:style-name="ce52" table:formula="of:=IF([.BC141]&lt;PricePercentile33;0;IF([.BC141]&lt;PricePercentile66;1;2))+IF([.BD141]&lt;ConPricePercentile33;0;IF([.BD141]&lt;ConPricePercentile66;1;2))+IF([.BE141]=&quot;Free&quot;;0;IF([.BE141]=&quot;Yes&quot;;0;1))+IF([.BF141]=&quot;Free&quot;;0;IF([.BF141]&gt;29;0;IF([.BF141]&gt;13;1;IF([.BF141]&gt;6;2;3))))" office:value-type="float" office:value="4" calcext:value-type="float">
            <text:p>4</text:p>
          </table:table-cell>
          <table:table-cell table:style-name="ce58" table:formula="of:=IF([.BG141]=&quot;Yes&quot;;1;0)+IF([.BH141]=&quot;Yes&quot;;1;0)+IF([.BI141]=&quot;Yes&quot;;1;0)+IF([.BJ141]=&quot;No&quot;;1;IF([.BJ141]=&quot;&quot;;0;IF([.BJ141]=&quot;Some&quot;;0.5;0)))+IF([.BK141]=&quot;No&quot;;1;IF([.BK141]=&quot;&quot;;0;IF([.BK141]=&quot;Some&quot;;0.5;0)))+IF([.BL141]=&quot;No&quot;;1;IF([.BL141]=&quot;&quot;;0;IF([.BL141]=&quot;Some&quot;;0.5;0)))+IF([.BM141]=&quot;&quot;;0;1)+IF([.BN141]=&quot;&quot;;0;1)" office:value-type="float" office:value="6" calcext:value-type="float">
            <text:p>6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41]=&quot;USA&quot;;[.L141]=&quot;UK&quot;;[.L141]=&quot;Canada&quot;;[.L141]=&quot;Australia&quot;;[.L141]=&quot;New Zealand&quot;);&quot;Five&quot;;(IF(OR([.L141]=&quot;Denmark&quot;;[.L141]=&quot;France&quot;;[.L141]=&quot;Netherlands&quot;;[.L141]=&quot;Norway&quot;);&quot;Nine&quot;;IF(OR([.L141]=&quot;Belgium&quot;;[.L141]=&quot;Germany&quot;;[.L141]=&quot;Italy&quot;;[.L141]=&quot;Spain&quot;;[.L141]=&quot;Sweden&quot;);&quot;Fourteen&quot;;IF([.L141]=&quot;&quot;;&quot;Not Disclosed&quot;;IF(OR([.L141]=&quot;British Virgin Islands&quot;;[.L141]=&quot;Gibraltar&quot;;[.L141]=&quot;British Indian Ocean&quot;;[.L141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1]=&quot;Five&quot;);[.AC141]=&quot;Yes&quot;;[.W141]=&quot;Yes&quot;;OR([.T141]=&quot;Email&quot;;[.T141]=&quot;Yes&quot;);[.O14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/>
          <table:table-cell table:number-columns-repeated="4" table:style-name="ce141" office:value-type="string" calcext:value-type="string">
            <text:p>Yes</text:p>
          </table:table-cell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 office:value-type="float" office:value="98.15" calcext:value-type="float">
            <text:p>98.15</text:p>
          </table:table-cell>
          <table:table-cell table:style-name="ce166" office:value-type="float" office:value="13.9" calcext:value-type="float">
            <text:p>13.9</text:p>
          </table:table-cell>
          <table:table-cell table:style-name="ce171" office:value-type="string" calcext:value-type="string">
            <text:p>Blowfish-128</text:p>
          </table:table-cell>
          <table:table-cell table:style-name="ce171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3" calcext:value-type="float">
            <text:p>43</text:p>
          </table:table-cell>
          <table:table-cell table:style-name="ce192" office:value-type="float" office:value="1600" calcext:value-type="float">
            <text:p>1600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14" calcext:value-type="float">
            <text:p>1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" calcext:value-type="float">
            <text:p>$5.00</text:p>
          </table:table-cell>
          <table:table-cell table:style-name="ce235" table:formula="of:=[.BC141]/[.AT141]" office:value-type="float" office:value="1" calcext:value-type="float">
            <text:p>$1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TorrentPrivacy</text:p>
          </table:table-cell>
          <table:table-cell table:style-name="ce18" table:formula="of:=IF(OR([.M142]=&quot;Five&quot;);3;0)+IF(OR([.M142]=&quot;Not Disclosed&quot;);1.5;0)+IF(OR([.M142]=&quot;Nine&quot;;[.M142]=&quot;Fourteen&quot;;[.M142]=&quot;See Note&quot;;[.M142]=&quot;Cooperative&quot;);1;0)+IF(OR([.N142]=&quot;Yes&quot;);2;0)+IF(OR([.N142]=&quot;Not Disclosed&quot;);1.5;0)+IF(OR([.N142]=&quot;Owned&quot;);1;0)" office:value-type="float" office:value="0" calcext:value-type="float">
            <text:p>0</text:p>
          </table:table-cell>
          <table:table-cell table:style-name="ce26" table:formula="of:=COUNTIF([.P142:.S142];&quot;Yes&quot;)+(0.5*COUNTIF([.P142:.S142];&quot;&quot;))+(0.5*COUNTIF([.P142:.S142];&quot;See Note&quot;))+(3*COUNTIF([.O142];&quot;Yes&quot;))" office:value-type="float" office:value="1.5" calcext:value-type="float">
            <text:p>1.5</text:p>
          </table:table-cell>
          <table:table-cell table:style-name="ce31" table:formula="of:=(3*COUNTIF([.T142];&quot;No&quot;))+COUNTIF([.W142:.X142];&quot;No&quot;)" office:value-type="float" office:value="2" calcext:value-type="float">
            <text:p>2</text:p>
          </table:table-cell>
          <table:table-cell table:style-name="ce35" table:formula="of:=COUNTIF([.AA142];&quot;No&quot;)+COUNTIF([.AB142];&quot;No&quot;)+(0.5*COUNTIF([.AB142];&quot;See Note&quot;))+(3*COUNTIF([.AC142];&quot;No&quot;))+COUNTIF([.AL142];&quot;Yes&quot;)+(0.5*COUNTIF([.AL142];&quot;Some&quot;))+COUNTIF([.AM142];&quot;Yes&quot;)+(0.5*COUNTIF([.AM142];&quot;Some&quot;))" office:value-type="float" office:value="1" calcext:value-type="float">
            <text:p>1</text:p>
          </table:table-cell>
          <table:table-cell table:style-name="ce39" table:formula="of:=(IF(OR([.AP142]=&quot;MPPE-128&quot;;[.AP142]=&quot;Blowfish-64&quot;);1;(IF(OR([.AP142]=&quot;See Note&quot;;[.AP142]=&quot;Blowfish-128&quot;);0.5;IF(OR([.AP142]=&quot;AES-128&quot;;[.AP142]=&quot;AES-160&quot;;[.AP142]=&quot;AES-192&quot;;[.AP142]=&quot;AES-256&quot;);0;0)))+(IF(OR([.AQ142]=&quot;MPPE-128&quot;;[.AQ142]=&quot;Blowfish-64&quot;);2;(IF(OR([.AQ142]=&quot;See Note&quot;;[.AQ142]=&quot;Blowfish-128&quot;;[.AQ142]=&quot;&quot;);1;IF(OR([.AQ142]=&quot;AES-128&quot;;[.AQ142]=&quot;AES-160&quot;;[.AQ142]=&quot;AES-192&quot;;[.AQ142]=&quot;AES-256&quot;);0;0)))))))+IF(OR([.AR142]=&quot;MS-CHAPv2&quot;;[.AR142]=&quot;RSA-RC4&quot;;[.AR142]=&quot;RSA-1024&quot;);1;IF(OR([.AR142]=&quot;See Note&quot;;[.AR142]=&quot;&quot;);0.5;IF(OR([.AR142]=&quot;RSA-4096&quot;;[.AR142]=&quot;RSA-2048&quot;;[.AR142]=&quot;DH-2048&quot;;[.AR142]=&quot;CA-4096&quot;);0;0)))+IF(OR([.AS142]=&quot;MS-CHAPv2&quot;;[.AS142]=&quot;RSA-RC4&quot;;[.AS142]=&quot;RSA-1024&quot;);2;IF(OR([.AS142]=&quot;See Note&quot;;[.AS142]=&quot;&quot;);1;IF(OR([.AS142]=&quot;RSA-4096&quot;;[.AS142]=&quot;RSA-2048&quot;;[.AS142]=&quot;DH-2048&quot;);0;0)))" office:value-type="float" office:value="2.5" calcext:value-type="float">
            <text:p>2.5</text:p>
          </table:table-cell>
          <table:table-cell table:style-name="ce43" table:formula="of:=IF([.AT142]&lt;3;2;0)+IF([.AU142]&lt;10;1;IF([.AU142]=&quot;&quot;;1;0))+IF([.AV142]&lt;3;2;IF([.AV142]&lt;10;1;IF([.AV142]=&quot;&quot;;1;0)))" office:value-type="float" office:value="3" calcext:value-type="float">
            <text:p>3</text:p>
          </table:table-cell>
          <table:table-cell table:style-name="ce48" table:formula="of:=IF([.AX142]=0;0;IF([.AX142]&lt;5;1;IF([.AX142]&lt;10;2;3)))+IF([.AY142]=0;0;IF([.AY142]&lt;3;1;IF([.AY142]&lt;10;2;3)))+IF([.AZ142]=0;0;IF([.AZ142]&lt;5;1;IF([.AZ142]&lt;10;2;3)))+IF([.BA142]=&quot;A&quot;;0;IF([.BA142]=&quot;A+&quot;;0;IF([.BA142]=&quot;B&quot;;1;5)))+IF([.BB142]=&quot;Self&quot;;0;IF([.BB142]=&quot;CloudFlare&quot;;2;IF([.BB142]=&quot;Incapsula&quot;;2;3)))" office:value-type="float" office:value="12" calcext:value-type="float">
            <text:p>12</text:p>
          </table:table-cell>
          <table:table-cell table:style-name="ce52" table:formula="of:=IF([.BC142]&lt;PricePercentile33;0;IF([.BC142]&lt;PricePercentile66;1;2))+IF([.BD142]&lt;ConPricePercentile33;0;IF([.BD142]&lt;ConPricePercentile66;1;2))+IF([.BE142]=&quot;Free&quot;;0;IF([.BE142]=&quot;Yes&quot;;0;1))+IF([.BF142]=&quot;Free&quot;;0;IF([.BF142]&gt;29;0;IF([.BF142]&gt;13;1;IF([.BF142]&gt;6;2;3))))" office:value-type="float" office:value="1" calcext:value-type="float">
            <text:p>1</text:p>
          </table:table-cell>
          <table:table-cell table:style-name="ce58" table:formula="of:=IF([.BG142]=&quot;Yes&quot;;1;0)+IF([.BH142]=&quot;Yes&quot;;1;0)+IF([.BI142]=&quot;Yes&quot;;1;0)+IF([.BJ142]=&quot;No&quot;;1;IF([.BJ142]=&quot;&quot;;0;IF([.BJ142]=&quot;Some&quot;;0.5;0)))+IF([.BK142]=&quot;No&quot;;1;IF([.BK142]=&quot;&quot;;0;IF([.BK142]=&quot;Some&quot;;0.5;0)))+IF([.BL142]=&quot;No&quot;;1;IF([.BL142]=&quot;&quot;;0;IF([.BL142]=&quot;Some&quot;;0.5;0)))+IF([.BM142]=&quot;&quot;;0;1)+IF([.BN14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142]=&quot;USA&quot;;[.L142]=&quot;UK&quot;;[.L142]=&quot;Canada&quot;;[.L142]=&quot;Australia&quot;;[.L142]=&quot;New Zealand&quot;);&quot;Five&quot;;(IF(OR([.L142]=&quot;Denmark&quot;;[.L142]=&quot;France&quot;;[.L142]=&quot;Netherlands&quot;;[.L142]=&quot;Norway&quot;);&quot;Nine&quot;;IF(OR([.L142]=&quot;Belgium&quot;;[.L142]=&quot;Germany&quot;;[.L142]=&quot;Italy&quot;;[.L142]=&quot;Spain&quot;;[.L142]=&quot;Sweden&quot;);&quot;Fourteen&quot;;IF([.L142]=&quot;&quot;;&quot;Not Disclosed&quot;;IF(OR([.L142]=&quot;British Virgin Islands&quot;;[.L142]=&quot;Gibraltar&quot;;[.L142]=&quot;British Indian Ocean&quot;;[.L14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2]=&quot;Five&quot;);[.AC142]=&quot;Yes&quot;;[.W142]=&quot;Yes&quot;;OR([.T142]=&quot;Email&quot;;[.T142]=&quot;Yes&quot;);[.O142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" calcext:value-type="float">
            <text:p>3</text:p>
          </table:table-cell>
          <table:table-cell table:style-name="ce192" office:value-type="float" office:value="10" calcext:value-type="float">
            <text:p>10</text:p>
          </table:table-cell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/>
          <table:table-cell table:style-name="ce235"/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TorVPN</text:p>
          </table:table-cell>
          <table:table-cell table:style-name="ce18" table:formula="of:=IF(OR([.M143]=&quot;Five&quot;);3;0)+IF(OR([.M143]=&quot;Not Disclosed&quot;);1.5;0)+IF(OR([.M143]=&quot;Nine&quot;;[.M143]=&quot;Fourteen&quot;;[.M143]=&quot;See Note&quot;;[.M143]=&quot;Cooperative&quot;);1;0)+IF(OR([.N143]=&quot;Yes&quot;);2;0)+IF(OR([.N143]=&quot;Not Disclosed&quot;);1.5;0)+IF(OR([.N143]=&quot;Owned&quot;);1;0)" office:value-type="float" office:value="5" calcext:value-type="float">
            <text:p>5</text:p>
          </table:table-cell>
          <table:table-cell table:style-name="ce26" table:formula="of:=COUNTIF([.P143:.S143];&quot;Yes&quot;)+(0.5*COUNTIF([.P143:.S143];&quot;&quot;))+(0.5*COUNTIF([.P143:.S143];&quot;See Note&quot;))+(3*COUNTIF([.O143];&quot;Yes&quot;))" office:value-type="float" office:value="3.5" calcext:value-type="float">
            <text:p>3.5</text:p>
          </table:table-cell>
          <table:table-cell table:style-name="ce31" table:formula="of:=(3*COUNTIF([.T143];&quot;No&quot;))+COUNTIF([.W143:.X143];&quot;No&quot;)" office:value-type="float" office:value="1" calcext:value-type="float">
            <text:p>1</text:p>
          </table:table-cell>
          <table:table-cell table:style-name="ce35" table:formula="of:=COUNTIF([.AA143];&quot;No&quot;)+COUNTIF([.AB143];&quot;No&quot;)+(0.5*COUNTIF([.AB143];&quot;See Note&quot;))+(3*COUNTIF([.AC143];&quot;No&quot;))+COUNTIF([.AL143];&quot;Yes&quot;)+(0.5*COUNTIF([.AL143];&quot;Some&quot;))+COUNTIF([.AM143];&quot;Yes&quot;)+(0.5*COUNTIF([.AM143];&quot;Some&quot;))" office:value-type="float" office:value="3" calcext:value-type="float">
            <text:p>3</text:p>
          </table:table-cell>
          <table:table-cell table:style-name="ce39" table:formula="of:=(IF(OR([.AP143]=&quot;MPPE-128&quot;;[.AP143]=&quot;Blowfish-64&quot;);1;(IF(OR([.AP143]=&quot;See Note&quot;;[.AP143]=&quot;Blowfish-128&quot;);0.5;IF(OR([.AP143]=&quot;AES-128&quot;;[.AP143]=&quot;AES-160&quot;;[.AP143]=&quot;AES-192&quot;;[.AP143]=&quot;AES-256&quot;);0;0)))+(IF(OR([.AQ143]=&quot;MPPE-128&quot;;[.AQ143]=&quot;Blowfish-64&quot;);2;(IF(OR([.AQ143]=&quot;See Note&quot;;[.AQ143]=&quot;Blowfish-128&quot;;[.AQ143]=&quot;&quot;);1;IF(OR([.AQ143]=&quot;AES-128&quot;;[.AQ143]=&quot;AES-160&quot;;[.AQ143]=&quot;AES-192&quot;;[.AQ143]=&quot;AES-256&quot;);0;0)))))))+IF(OR([.AR143]=&quot;MS-CHAPv2&quot;;[.AR143]=&quot;RSA-RC4&quot;;[.AR143]=&quot;RSA-1024&quot;);1;IF(OR([.AR143]=&quot;See Note&quot;;[.AR143]=&quot;&quot;);0.5;IF(OR([.AR143]=&quot;RSA-4096&quot;;[.AR143]=&quot;RSA-2048&quot;;[.AR143]=&quot;DH-2048&quot;;[.AR143]=&quot;CA-4096&quot;);0;0)))+IF(OR([.AS143]=&quot;MS-CHAPv2&quot;;[.AS143]=&quot;RSA-RC4&quot;;[.AS143]=&quot;RSA-1024&quot;);2;IF(OR([.AS143]=&quot;See Note&quot;;[.AS143]=&quot;&quot;);1;IF(OR([.AS143]=&quot;RSA-4096&quot;;[.AS143]=&quot;RSA-2048&quot;;[.AS143]=&quot;DH-2048&quot;);0;0)))" office:value-type="float" office:value="0" calcext:value-type="float">
            <text:p>0</text:p>
          </table:table-cell>
          <table:table-cell table:style-name="ce43" table:formula="of:=IF([.AT143]&lt;3;2;0)+IF([.AU143]&lt;10;1;IF([.AU143]=&quot;&quot;;1;0))+IF([.AV143]&lt;3;2;IF([.AV143]&lt;10;1;IF([.AV143]=&quot;&quot;;1;0)))" office:value-type="float" office:value="2" calcext:value-type="float">
            <text:p>2</text:p>
          </table:table-cell>
          <table:table-cell table:style-name="ce48" table:formula="of:=IF([.AX143]=0;0;IF([.AX143]&lt;5;1;IF([.AX143]&lt;10;2;3)))+IF([.AY143]=0;0;IF([.AY143]&lt;3;1;IF([.AY143]&lt;10;2;3)))+IF([.AZ143]=0;0;IF([.AZ143]&lt;5;1;IF([.AZ143]&lt;10;2;3)))+IF([.BA143]=&quot;A&quot;;0;IF([.BA143]=&quot;A+&quot;;0;IF([.BA143]=&quot;B&quot;;1;5)))+IF([.BB143]=&quot;Self&quot;;0;IF([.BB143]=&quot;CloudFlare&quot;;2;IF([.BB143]=&quot;Incapsula&quot;;2;3)))" office:value-type="float" office:value="5" calcext:value-type="float">
            <text:p>5</text:p>
          </table:table-cell>
          <table:table-cell table:style-name="ce52" table:formula="of:=IF([.BC143]&lt;PricePercentile33;0;IF([.BC143]&lt;PricePercentile66;1;2))+IF([.BD143]&lt;ConPricePercentile33;0;IF([.BD143]&lt;ConPricePercentile66;1;2))+IF([.BE143]=&quot;Free&quot;;0;IF([.BE143]=&quot;Yes&quot;;0;1))+IF([.BF143]=&quot;Free&quot;;0;IF([.BF143]&gt;29;0;IF([.BF143]&gt;13;1;IF([.BF143]&gt;6;2;3))))" office:value-type="float" office:value="3" calcext:value-type="float">
            <text:p>3</text:p>
          </table:table-cell>
          <table:table-cell table:style-name="ce58" table:formula="of:=IF([.BG143]=&quot;Yes&quot;;1;0)+IF([.BH143]=&quot;Yes&quot;;1;0)+IF([.BI143]=&quot;Yes&quot;;1;0)+IF([.BJ143]=&quot;No&quot;;1;IF([.BJ143]=&quot;&quot;;0;IF([.BJ143]=&quot;Some&quot;;0.5;0)))+IF([.BK143]=&quot;No&quot;;1;IF([.BK143]=&quot;&quot;;0;IF([.BK143]=&quot;Some&quot;;0.5;0)))+IF([.BL143]=&quot;No&quot;;1;IF([.BL143]=&quot;&quot;;0;IF([.BL143]=&quot;Some&quot;;0.5;0)))+IF([.BM143]=&quot;&quot;;0;1)+IF([.BN143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43]=&quot;USA&quot;;[.L143]=&quot;UK&quot;;[.L143]=&quot;Canada&quot;;[.L143]=&quot;Australia&quot;;[.L143]=&quot;New Zealand&quot;);&quot;Five&quot;;(IF(OR([.L143]=&quot;Denmark&quot;;[.L143]=&quot;France&quot;;[.L143]=&quot;Netherlands&quot;;[.L143]=&quot;Norway&quot;);&quot;Nine&quot;;IF(OR([.L143]=&quot;Belgium&quot;;[.L143]=&quot;Germany&quot;;[.L143]=&quot;Italy&quot;;[.L143]=&quot;Spain&quot;;[.L143]=&quot;Sweden&quot;);&quot;Fourteen&quot;;IF([.L143]=&quot;&quot;;&quot;Not Disclosed&quot;;IF(OR([.L143]=&quot;British Virgin Islands&quot;;[.L143]=&quot;Gibraltar&quot;;[.L143]=&quot;British Indian Ocean&quot;;[.L14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3]=&quot;Five&quot;);[.AC143]=&quot;Yes&quot;;[.W143]=&quot;Yes&quot;;OR([.T143]=&quot;Email&quot;;[.T143]=&quot;Yes&quot;);[.O143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 office:value-type="string" calcext:value-type="string">
            <text:p>Yes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4" calcext:value-type="float">
            <text:p>4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float" office:value="7" calcext:value-type="float">
            <text:p>7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37" calcext:value-type="float">
            <text:p>$2.37</text:p>
          </table:table-cell>
          <table:table-cell table:style-name="ce235" table:formula="of:=[.BC143]/[.AT143]" office:value-type="float" office:value="0.5925" calcext:value-type="float">
            <text:p>$0.5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TotalVPN</text:p>
          </table:table-cell>
          <table:table-cell table:style-name="ce18" table:formula="of:=IF(OR([.M144]=&quot;Five&quot;);3;0)+IF(OR([.M144]=&quot;Not Disclosed&quot;);1.5;0)+IF(OR([.M144]=&quot;Nine&quot;;[.M144]=&quot;Fourteen&quot;;[.M144]=&quot;See Note&quot;;[.M144]=&quot;Cooperative&quot;);1;0)+IF(OR([.N144]=&quot;Yes&quot;);2;0)+IF(OR([.N144]=&quot;Not Disclosed&quot;);1.5;0)+IF(OR([.N144]=&quot;Owned&quot;);1;0)" office:value-type="float" office:value="5" calcext:value-type="float">
            <text:p>5</text:p>
          </table:table-cell>
          <table:table-cell table:style-name="ce26" table:formula="of:=COUNTIF([.P144:.S144];&quot;Yes&quot;)+(0.5*COUNTIF([.P144:.S144];&quot;&quot;))+(0.5*COUNTIF([.P144:.S144];&quot;See Note&quot;))+(3*COUNTIF([.O144];&quot;Yes&quot;))" office:value-type="float" office:value="2.5" calcext:value-type="float">
            <text:p>2.5</text:p>
          </table:table-cell>
          <table:table-cell table:style-name="ce31" table:formula="of:=(3*COUNTIF([.T144];&quot;No&quot;))+COUNTIF([.W144:.X144];&quot;No&quot;)" office:value-type="float" office:value="5" calcext:value-type="float">
            <text:p>5</text:p>
          </table:table-cell>
          <table:table-cell table:style-name="ce35" table:formula="of:=COUNTIF([.AA144];&quot;No&quot;)+COUNTIF([.AB144];&quot;No&quot;)+(0.5*COUNTIF([.AB144];&quot;See Note&quot;))+(3*COUNTIF([.AC144];&quot;No&quot;))+COUNTIF([.AL144];&quot;Yes&quot;)+(0.5*COUNTIF([.AL144];&quot;Some&quot;))+COUNTIF([.AM144];&quot;Yes&quot;)+(0.5*COUNTIF([.AM144];&quot;Some&quot;))" office:value-type="float" office:value="2" calcext:value-type="float">
            <text:p>2</text:p>
          </table:table-cell>
          <table:table-cell table:style-name="ce39" table:formula="of:=(IF(OR([.AP144]=&quot;MPPE-128&quot;;[.AP144]=&quot;Blowfish-64&quot;);1;(IF(OR([.AP144]=&quot;See Note&quot;;[.AP144]=&quot;Blowfish-128&quot;);0.5;IF(OR([.AP144]=&quot;AES-128&quot;;[.AP144]=&quot;AES-160&quot;;[.AP144]=&quot;AES-192&quot;;[.AP144]=&quot;AES-256&quot;);0;0)))+(IF(OR([.AQ144]=&quot;MPPE-128&quot;;[.AQ144]=&quot;Blowfish-64&quot;);2;(IF(OR([.AQ144]=&quot;See Note&quot;;[.AQ144]=&quot;Blowfish-128&quot;;[.AQ144]=&quot;&quot;);1;IF(OR([.AQ144]=&quot;AES-128&quot;;[.AQ144]=&quot;AES-160&quot;;[.AQ144]=&quot;AES-192&quot;;[.AQ144]=&quot;AES-256&quot;);0;0)))))))+IF(OR([.AR144]=&quot;MS-CHAPv2&quot;;[.AR144]=&quot;RSA-RC4&quot;;[.AR144]=&quot;RSA-1024&quot;);1;IF(OR([.AR144]=&quot;See Note&quot;;[.AR144]=&quot;&quot;);0.5;IF(OR([.AR144]=&quot;RSA-4096&quot;;[.AR144]=&quot;RSA-2048&quot;;[.AR144]=&quot;DH-2048&quot;;[.AR144]=&quot;CA-4096&quot;);0;0)))+IF(OR([.AS144]=&quot;MS-CHAPv2&quot;;[.AS144]=&quot;RSA-RC4&quot;;[.AS144]=&quot;RSA-1024&quot;);2;IF(OR([.AS144]=&quot;See Note&quot;;[.AS144]=&quot;&quot;);1;IF(OR([.AS144]=&quot;RSA-4096&quot;;[.AS144]=&quot;RSA-2048&quot;;[.AS144]=&quot;DH-2048&quot;);0;0)))" office:value-type="float" office:value="2.5" calcext:value-type="float">
            <text:p>2.5</text:p>
          </table:table-cell>
          <table:table-cell table:style-name="ce43" table:formula="of:=IF([.AT144]&lt;3;2;0)+IF([.AU144]&lt;10;1;IF([.AU144]=&quot;&quot;;1;0))+IF([.AV144]&lt;3;2;IF([.AV144]&lt;10;1;IF([.AV144]=&quot;&quot;;1;0)))" office:value-type="float" office:value="0" calcext:value-type="float">
            <text:p>0</text:p>
          </table:table-cell>
          <table:table-cell table:style-name="ce48" table:formula="of:=IF([.AX144]=0;0;IF([.AX144]&lt;5;1;IF([.AX144]&lt;10;2;3)))+IF([.AY144]=0;0;IF([.AY144]&lt;3;1;IF([.AY144]&lt;10;2;3)))+IF([.AZ144]=0;0;IF([.AZ144]&lt;5;1;IF([.AZ144]&lt;10;2;3)))+IF([.BA144]=&quot;A&quot;;0;IF([.BA144]=&quot;A+&quot;;0;IF([.BA144]=&quot;B&quot;;1;5)))+IF([.BB144]=&quot;Self&quot;;0;IF([.BB144]=&quot;CloudFlare&quot;;2;IF([.BB144]=&quot;Incapsula&quot;;2;3)))" office:value-type="float" office:value="5" calcext:value-type="float">
            <text:p>5</text:p>
          </table:table-cell>
          <table:table-cell table:style-name="ce52" table:formula="of:=IF([.BC144]&lt;PricePercentile33;0;IF([.BC144]&lt;PricePercentile66;1;2))+IF([.BD144]&lt;ConPricePercentile33;0;IF([.BD144]&lt;ConPricePercentile66;1;2))+IF([.BE144]=&quot;Free&quot;;0;IF([.BE144]=&quot;Yes&quot;;0;1))+IF([.BF144]=&quot;Free&quot;;0;IF([.BF144]&gt;29;0;IF([.BF144]&gt;13;1;IF([.BF144]&gt;6;2;3))))" office:value-type="float" office:value="2" calcext:value-type="float">
            <text:p>2</text:p>
          </table:table-cell>
          <table:table-cell table:style-name="ce58" table:formula="of:=IF([.BG144]=&quot;Yes&quot;;1;0)+IF([.BH144]=&quot;Yes&quot;;1;0)+IF([.BI144]=&quot;Yes&quot;;1;0)+IF([.BJ144]=&quot;No&quot;;1;IF([.BJ144]=&quot;&quot;;0;IF([.BJ144]=&quot;Some&quot;;0.5;0)))+IF([.BK144]=&quot;No&quot;;1;IF([.BK144]=&quot;&quot;;0;IF([.BK144]=&quot;Some&quot;;0.5;0)))+IF([.BL144]=&quot;No&quot;;1;IF([.BL144]=&quot;&quot;;0;IF([.BL144]=&quot;Some&quot;;0.5;0)))+IF([.BM144]=&quot;&quot;;0;1)+IF([.BN144]=&quot;&quot;;0;1)" office:value-type="float" office:value="7" calcext:value-type="float">
            <text:p>7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44]=&quot;USA&quot;;[.L144]=&quot;UK&quot;;[.L144]=&quot;Canada&quot;;[.L144]=&quot;Australia&quot;;[.L144]=&quot;New Zealand&quot;);&quot;Five&quot;;(IF(OR([.L144]=&quot;Denmark&quot;;[.L144]=&quot;France&quot;;[.L144]=&quot;Netherlands&quot;;[.L144]=&quot;Norway&quot;);&quot;Nine&quot;;IF(OR([.L144]=&quot;Belgium&quot;;[.L144]=&quot;Germany&quot;;[.L144]=&quot;Italy&quot;;[.L144]=&quot;Spain&quot;;[.L144]=&quot;Sweden&quot;);&quot;Fourteen&quot;;IF([.L144]=&quot;&quot;;&quot;Not Disclosed&quot;;IF(OR([.L144]=&quot;British Virgin Islands&quot;;[.L144]=&quot;Gibraltar&quot;;[.L144]=&quot;British Indian Ocean&quot;;[.L14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4]=&quot;Five&quot;);[.AC144]=&quot;Yes&quot;;[.W144]=&quot;Yes&quot;;OR([.T144]=&quot;Email&quot;;[.T144]=&quot;Yes&quot;);[.O14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8" calcext:value-type="float">
            <text:p>18</text:p>
          </table:table-cell>
          <table:table-cell table:style-name="ce192" office:value-type="float" office:value="38" calcext:value-type="float">
            <text:p>38</text:p>
          </table:table-cell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99" calcext:value-type="float">
            <text:p>$5.99</text:p>
          </table:table-cell>
          <table:table-cell table:style-name="ce235" table:formula="of:=[.BC144]/[.AT144]" office:value-type="float" office:value="1.99666666666667" calcext:value-type="float">
            <text:p>$2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 office:value-type="string" calcext:value-type="string">
            <text:p>Yes</text:p>
          </table:table-cell>
          <table:table-cell table:style-name="ce256" office:value-type="string" calcext:value-type="string">
            <text:p>Yes</text:p>
          </table:table-cell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traceless.me" xlink:type="simple">Traceless.me</text:a></text:p>
          </table:table-cell>
          <table:table-cell table:style-name="ce18" table:formula="of:=IF(OR([.M145]=&quot;Five&quot;);3;0)+IF(OR([.M145]=&quot;Not Disclosed&quot;);1.5;0)+IF(OR([.M145]=&quot;Nine&quot;;[.M145]=&quot;Fourteen&quot;;[.M145]=&quot;See Note&quot;;[.M145]=&quot;Cooperative&quot;);1;0)+IF(OR([.N145]=&quot;Yes&quot;);2;0)+IF(OR([.N145]=&quot;Not Disclosed&quot;);1.5;0)+IF(OR([.N145]=&quot;Owned&quot;);1;0)" office:value-type="float" office:value="1" calcext:value-type="float">
            <text:p>1</text:p>
          </table:table-cell>
          <table:table-cell table:style-name="ce26" table:formula="of:=COUNTIF([.P145:.S145];&quot;Yes&quot;)+(0.5*COUNTIF([.P145:.S145];&quot;&quot;))+(0.5*COUNTIF([.P145:.S145];&quot;See Note&quot;))+(3*COUNTIF([.O145];&quot;Yes&quot;))" office:value-type="float" office:value="2" calcext:value-type="float">
            <text:p>2</text:p>
          </table:table-cell>
          <table:table-cell table:style-name="ce31" table:formula="of:=(3*COUNTIF([.T145];&quot;No&quot;))+COUNTIF([.W145:.X145];&quot;No&quot;)" office:value-type="float" office:value="0" calcext:value-type="float">
            <text:p>0</text:p>
          </table:table-cell>
          <table:table-cell table:style-name="ce35" table:formula="of:=COUNTIF([.AA145];&quot;No&quot;)+COUNTIF([.AB145];&quot;No&quot;)+(0.5*COUNTIF([.AB145];&quot;See Note&quot;))+(3*COUNTIF([.AC145];&quot;No&quot;))+COUNTIF([.AL145];&quot;Yes&quot;)+(0.5*COUNTIF([.AL145];&quot;Some&quot;))+COUNTIF([.AM145];&quot;Yes&quot;)+(0.5*COUNTIF([.AM145];&quot;Some&quot;))" office:value-type="float" office:value="1" calcext:value-type="float">
            <text:p>1</text:p>
          </table:table-cell>
          <table:table-cell table:style-name="ce39" table:formula="of:=(IF(OR([.AP145]=&quot;MPPE-128&quot;;[.AP145]=&quot;Blowfish-64&quot;);1;(IF(OR([.AP145]=&quot;See Note&quot;;[.AP145]=&quot;Blowfish-128&quot;);0.5;IF(OR([.AP145]=&quot;AES-128&quot;;[.AP145]=&quot;AES-160&quot;;[.AP145]=&quot;AES-192&quot;;[.AP145]=&quot;AES-256&quot;);0;0)))+(IF(OR([.AQ145]=&quot;MPPE-128&quot;;[.AQ145]=&quot;Blowfish-64&quot;);2;(IF(OR([.AQ145]=&quot;See Note&quot;;[.AQ145]=&quot;Blowfish-128&quot;;[.AQ145]=&quot;&quot;);1;IF(OR([.AQ145]=&quot;AES-128&quot;;[.AQ145]=&quot;AES-160&quot;;[.AQ145]=&quot;AES-192&quot;;[.AQ145]=&quot;AES-256&quot;);0;0)))))))+IF(OR([.AR145]=&quot;MS-CHAPv2&quot;;[.AR145]=&quot;RSA-RC4&quot;;[.AR145]=&quot;RSA-1024&quot;);1;IF(OR([.AR145]=&quot;See Note&quot;;[.AR145]=&quot;&quot;);0.5;IF(OR([.AR145]=&quot;RSA-4096&quot;;[.AR145]=&quot;RSA-2048&quot;;[.AR145]=&quot;DH-2048&quot;;[.AR145]=&quot;CA-4096&quot;);0;0)))+IF(OR([.AS145]=&quot;MS-CHAPv2&quot;;[.AS145]=&quot;RSA-RC4&quot;;[.AS145]=&quot;RSA-1024&quot;);2;IF(OR([.AS145]=&quot;See Note&quot;;[.AS145]=&quot;&quot;);1;IF(OR([.AS145]=&quot;RSA-4096&quot;;[.AS145]=&quot;RSA-2048&quot;;[.AS145]=&quot;DH-2048&quot;);0;0)))" office:value-type="float" office:value="2.5" calcext:value-type="float">
            <text:p>2.5</text:p>
          </table:table-cell>
          <table:table-cell table:style-name="ce43" table:formula="of:=IF([.AT145]&lt;3;2;0)+IF([.AU145]&lt;10;1;IF([.AU145]=&quot;&quot;;1;0))+IF([.AV145]&lt;3;2;IF([.AV145]&lt;10;1;IF([.AV145]=&quot;&quot;;1;0)))" office:value-type="float" office:value="0" calcext:value-type="float">
            <text:p>0</text:p>
          </table:table-cell>
          <table:table-cell table:style-name="ce48" table:formula="of:=IF([.AX145]=0;0;IF([.AX145]&lt;5;1;IF([.AX145]&lt;10;2;3)))+IF([.AY145]=0;0;IF([.AY145]&lt;3;1;IF([.AY145]&lt;10;2;3)))+IF([.AZ145]=0;0;IF([.AZ145]&lt;5;1;IF([.AZ145]&lt;10;2;3)))+IF([.BA145]=&quot;A&quot;;0;IF([.BA145]=&quot;A+&quot;;0;IF([.BA145]=&quot;B&quot;;1;5)))+IF([.BB145]=&quot;Self&quot;;0;IF([.BB145]=&quot;CloudFlare&quot;;2;IF([.BB145]=&quot;Incapsula&quot;;2;3)))" office:value-type="float" office:value="3" calcext:value-type="float">
            <text:p>3</text:p>
          </table:table-cell>
          <table:table-cell table:style-name="ce52" table:formula="of:=IF([.BC145]&lt;PricePercentile33;0;IF([.BC145]&lt;PricePercentile66;1;2))+IF([.BD145]&lt;ConPricePercentile33;0;IF([.BD145]&lt;ConPricePercentile66;1;2))+IF([.BE145]=&quot;Free&quot;;0;IF([.BE145]=&quot;Yes&quot;;0;1))+IF([.BF145]=&quot;Free&quot;;0;IF([.BF145]&gt;29;0;IF([.BF145]&gt;13;1;IF([.BF145]&gt;6;2;3))))" office:value-type="float" office:value="1" calcext:value-type="float">
            <text:p>1</text:p>
          </table:table-cell>
          <table:table-cell table:style-name="ce58" table:formula="of:=IF([.BG145]=&quot;Yes&quot;;1;0)+IF([.BH145]=&quot;Yes&quot;;1;0)+IF([.BI145]=&quot;Yes&quot;;1;0)+IF([.BJ145]=&quot;No&quot;;1;IF([.BJ145]=&quot;&quot;;0;IF([.BJ145]=&quot;Some&quot;;0.5;0)))+IF([.BK145]=&quot;No&quot;;1;IF([.BK145]=&quot;&quot;;0;IF([.BK145]=&quot;Some&quot;;0.5;0)))+IF([.BL145]=&quot;No&quot;;1;IF([.BL145]=&quot;&quot;;0;IF([.BL145]=&quot;Some&quot;;0.5;0)))+IF([.BM145]=&quot;&quot;;0;1)+IF([.BN145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Germany</text:p>
          </table:table-cell>
          <table:table-cell table:style-name="ce75" table:formula="of:=IF(OR([.L145]=&quot;USA&quot;;[.L145]=&quot;UK&quot;;[.L145]=&quot;Canada&quot;;[.L145]=&quot;Australia&quot;;[.L145]=&quot;New Zealand&quot;);&quot;Five&quot;;(IF(OR([.L145]=&quot;Denmark&quot;;[.L145]=&quot;France&quot;;[.L145]=&quot;Netherlands&quot;;[.L145]=&quot;Norway&quot;);&quot;Nine&quot;;IF(OR([.L145]=&quot;Belgium&quot;;[.L145]=&quot;Germany&quot;;[.L145]=&quot;Italy&quot;;[.L145]=&quot;Spain&quot;;[.L145]=&quot;Sweden&quot;);&quot;Fourteen&quot;;IF([.L145]=&quot;&quot;;&quot;Not Disclosed&quot;;IF(OR([.L145]=&quot;British Virgin Islands&quot;;[.L145]=&quot;Gibraltar&quot;;[.L145]=&quot;British Indian Ocean&quot;;[.L145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5]=&quot;Five&quot;);[.AC145]=&quot;Yes&quot;;[.W145]=&quot;Yes&quot;;OR([.T145]=&quot;Email&quot;;[.T145]=&quot;Yes&quot;);[.O145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6" calcext:value-type="float">
            <text:p>6</text:p>
          </table:table-cell>
          <table:table-cell table:style-name="ce188" office:value-type="float" office:value="11" calcext:value-type="float">
            <text:p>11</text:p>
          </table:table-cell>
          <table:table-cell table:style-name="ce192" office:value-type="float" office:value="11" calcext:value-type="float">
            <text:p>11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48" calcext:value-type="float">
            <text:p>$6.48</text:p>
          </table:table-cell>
          <table:table-cell table:style-name="ce235" table:formula="of:=[.BC145]/[.AT145]" office:value-type="float" office:value="1.08" calcext:value-type="float">
            <text:p>$1.08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Trust.Zone</text:p>
          </table:table-cell>
          <table:table-cell table:style-name="ce18" table:formula="of:=IF(OR([.M146]=&quot;Five&quot;);3;0)+IF(OR([.M146]=&quot;Not Disclosed&quot;);1.5;0)+IF(OR([.M146]=&quot;Nine&quot;;[.M146]=&quot;Fourteen&quot;;[.M146]=&quot;See Note&quot;;[.M146]=&quot;Cooperative&quot;);1;0)+IF(OR([.N146]=&quot;Yes&quot;);2;0)+IF(OR([.N146]=&quot;Not Disclosed&quot;);1.5;0)+IF(OR([.N146]=&quot;Owned&quot;);1;0)" office:value-type="float" office:value="0" calcext:value-type="float">
            <text:p>0</text:p>
          </table:table-cell>
          <table:table-cell table:style-name="ce26" table:formula="of:=COUNTIF([.P146:.S146];&quot;Yes&quot;)+(0.5*COUNTIF([.P146:.S146];&quot;&quot;))+(0.5*COUNTIF([.P146:.S146];&quot;See Note&quot;))+(3*COUNTIF([.O146];&quot;Yes&quot;))" office:value-type="float" office:value="1" calcext:value-type="float">
            <text:p>1</text:p>
          </table:table-cell>
          <table:table-cell table:style-name="ce31" table:formula="of:=(3*COUNTIF([.T146];&quot;No&quot;))+COUNTIF([.W146:.X146];&quot;No&quot;)" office:value-type="float" office:value="0" calcext:value-type="float">
            <text:p>0</text:p>
          </table:table-cell>
          <table:table-cell table:style-name="ce35" table:formula="of:=COUNTIF([.AA146];&quot;No&quot;)+COUNTIF([.AB146];&quot;No&quot;)+(0.5*COUNTIF([.AB146];&quot;See Note&quot;))+(3*COUNTIF([.AC146];&quot;No&quot;))+COUNTIF([.AL146];&quot;Yes&quot;)+(0.5*COUNTIF([.AL146];&quot;Some&quot;))+COUNTIF([.AM146];&quot;Yes&quot;)+(0.5*COUNTIF([.AM146];&quot;Some&quot;))" office:value-type="float" office:value="1.5" calcext:value-type="float">
            <text:p>1.5</text:p>
          </table:table-cell>
          <table:table-cell table:style-name="ce39" table:formula="of:=(IF(OR([.AP146]=&quot;MPPE-128&quot;;[.AP146]=&quot;Blowfish-64&quot;);1;(IF(OR([.AP146]=&quot;See Note&quot;;[.AP146]=&quot;Blowfish-128&quot;);0.5;IF(OR([.AP146]=&quot;AES-128&quot;;[.AP146]=&quot;AES-160&quot;;[.AP146]=&quot;AES-192&quot;;[.AP146]=&quot;AES-256&quot;);0;0)))+(IF(OR([.AQ146]=&quot;MPPE-128&quot;;[.AQ146]=&quot;Blowfish-64&quot;);2;(IF(OR([.AQ146]=&quot;See Note&quot;;[.AQ146]=&quot;Blowfish-128&quot;;[.AQ146]=&quot;&quot;);1;IF(OR([.AQ146]=&quot;AES-128&quot;;[.AQ146]=&quot;AES-160&quot;;[.AQ146]=&quot;AES-192&quot;;[.AQ146]=&quot;AES-256&quot;);0;0)))))))+IF(OR([.AR146]=&quot;MS-CHAPv2&quot;;[.AR146]=&quot;RSA-RC4&quot;;[.AR146]=&quot;RSA-1024&quot;);1;IF(OR([.AR146]=&quot;See Note&quot;;[.AR146]=&quot;&quot;);0.5;IF(OR([.AR146]=&quot;RSA-4096&quot;;[.AR146]=&quot;RSA-2048&quot;;[.AR146]=&quot;DH-2048&quot;;[.AR146]=&quot;CA-4096&quot;);0;0)))+IF(OR([.AS146]=&quot;MS-CHAPv2&quot;;[.AS146]=&quot;RSA-RC4&quot;;[.AS146]=&quot;RSA-1024&quot;);2;IF(OR([.AS146]=&quot;See Note&quot;;[.AS146]=&quot;&quot;);1;IF(OR([.AS146]=&quot;RSA-4096&quot;;[.AS146]=&quot;RSA-2048&quot;;[.AS146]=&quot;DH-2048&quot;);0;0)))" office:value-type="float" office:value="0" calcext:value-type="float">
            <text:p>0</text:p>
          </table:table-cell>
          <table:table-cell table:style-name="ce43" table:formula="of:=IF([.AT146]&lt;3;2;0)+IF([.AU146]&lt;10;1;IF([.AU146]=&quot;&quot;;1;0))+IF([.AV146]&lt;3;2;IF([.AV146]&lt;10;1;IF([.AV146]=&quot;&quot;;1;0)))" office:value-type="float" office:value="0" calcext:value-type="float">
            <text:p>0</text:p>
          </table:table-cell>
          <table:table-cell table:style-name="ce48" table:formula="of:=IF([.AX146]=0;0;IF([.AX146]&lt;5;1;IF([.AX146]&lt;10;2;3)))+IF([.AY146]=0;0;IF([.AY146]&lt;3;1;IF([.AY146]&lt;10;2;3)))+IF([.AZ146]=0;0;IF([.AZ146]&lt;5;1;IF([.AZ146]&lt;10;2;3)))+IF([.BA146]=&quot;A&quot;;0;IF([.BA146]=&quot;A+&quot;;0;IF([.BA146]=&quot;B&quot;;1;5)))+IF([.BB146]=&quot;Self&quot;;0;IF([.BB146]=&quot;CloudFlare&quot;;2;IF([.BB146]=&quot;Incapsula&quot;;2;3)))" office:value-type="float" office:value="1" calcext:value-type="float">
            <text:p>1</text:p>
          </table:table-cell>
          <table:table-cell table:style-name="ce52" table:formula="of:=IF([.BC146]&lt;PricePercentile33;0;IF([.BC146]&lt;PricePercentile66;1;2))+IF([.BD146]&lt;ConPricePercentile33;0;IF([.BD146]&lt;ConPricePercentile66;1;2))+IF([.BE146]=&quot;Free&quot;;0;IF([.BE146]=&quot;Yes&quot;;0;1))+IF([.BF146]=&quot;Free&quot;;0;IF([.BF146]&gt;29;0;IF([.BF146]&gt;13;1;IF([.BF146]&gt;6;2;3))))" office:value-type="float" office:value="2" calcext:value-type="float">
            <text:p>2</text:p>
          </table:table-cell>
          <table:table-cell table:style-name="ce58" table:formula="of:=IF([.BG146]=&quot;Yes&quot;;1;0)+IF([.BH146]=&quot;Yes&quot;;1;0)+IF([.BI146]=&quot;Yes&quot;;1;0)+IF([.BJ146]=&quot;No&quot;;1;IF([.BJ146]=&quot;&quot;;0;IF([.BJ146]=&quot;Some&quot;;0.5;0)))+IF([.BK146]=&quot;No&quot;;1;IF([.BK146]=&quot;&quot;;0;IF([.BK146]=&quot;Some&quot;;0.5;0)))+IF([.BL146]=&quot;No&quot;;1;IF([.BL146]=&quot;&quot;;0;IF([.BL146]=&quot;Some&quot;;0.5;0)))+IF([.BM146]=&quot;&quot;;0;1)+IF([.BN146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146]=&quot;USA&quot;;[.L146]=&quot;UK&quot;;[.L146]=&quot;Canada&quot;;[.L146]=&quot;Australia&quot;;[.L146]=&quot;New Zealand&quot;);&quot;Five&quot;;(IF(OR([.L146]=&quot;Denmark&quot;;[.L146]=&quot;France&quot;;[.L146]=&quot;Netherlands&quot;;[.L146]=&quot;Norway&quot;);&quot;Nine&quot;;IF(OR([.L146]=&quot;Belgium&quot;;[.L146]=&quot;Germany&quot;;[.L146]=&quot;Italy&quot;;[.L146]=&quot;Spain&quot;;[.L146]=&quot;Sweden&quot;);&quot;Fourteen&quot;;IF([.L146]=&quot;&quot;;&quot;Not Disclosed&quot;;IF(OR([.L146]=&quot;British Virgin Islands&quot;;[.L146]=&quot;Gibraltar&quot;;[.L146]=&quot;British Indian Ocean&quot;;[.L146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6]=&quot;Five&quot;);[.AC146]=&quot;Yes&quot;;[.W146]=&quot;Yes&quot;;OR([.T146]=&quot;Email&quot;;[.T146]=&quot;Yes&quot;);[.O146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30" calcext:value-type="float">
            <text:p>30</text:p>
          </table:table-cell>
          <table:table-cell table:style-name="ce192" office:value-type="float" office:value="108" calcext:value-type="float">
            <text:p>108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33" calcext:value-type="float">
            <text:p>$3.33</text:p>
          </table:table-cell>
          <table:table-cell table:style-name="ce235" table:formula="of:=[.BC146]/[.AT146]" office:value-type="float" office:value="1.11" calcext:value-type="float">
            <text:p>$1.11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0" calcext:value-type="float">
            <text:p>1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Yes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TunnelBear</text:p>
          </table:table-cell>
          <table:table-cell table:style-name="ce18" table:formula="of:=IF(OR([.M147]=&quot;Five&quot;);3;0)+IF(OR([.M147]=&quot;Not Disclosed&quot;);1.5;0)+IF(OR([.M147]=&quot;Nine&quot;;[.M147]=&quot;Fourteen&quot;;[.M147]=&quot;See Note&quot;;[.M147]=&quot;Cooperative&quot;);1;0)+IF(OR([.N147]=&quot;Yes&quot;);2;0)+IF(OR([.N147]=&quot;Not Disclosed&quot;);1.5;0)+IF(OR([.N147]=&quot;Owned&quot;);1;0)" office:value-type="float" office:value="3" calcext:value-type="float">
            <text:p>3</text:p>
          </table:table-cell>
          <table:table-cell table:style-name="ce26" table:formula="of:=COUNTIF([.P147:.S147];&quot;Yes&quot;)+(0.5*COUNTIF([.P147:.S147];&quot;&quot;))+(0.5*COUNTIF([.P147:.S147];&quot;See Note&quot;))+(3*COUNTIF([.O147];&quot;Yes&quot;))" office:value-type="float" office:value="1" calcext:value-type="float">
            <text:p>1</text:p>
          </table:table-cell>
          <table:table-cell table:style-name="ce31" table:formula="of:=(3*COUNTIF([.T147];&quot;No&quot;))+COUNTIF([.W147:.X147];&quot;No&quot;)" office:value-type="float" office:value="1" calcext:value-type="float">
            <text:p>1</text:p>
          </table:table-cell>
          <table:table-cell table:style-name="ce35" table:formula="of:=COUNTIF([.AA147];&quot;No&quot;)+COUNTIF([.AB147];&quot;No&quot;)+(0.5*COUNTIF([.AB147];&quot;See Note&quot;))+(3*COUNTIF([.AC147];&quot;No&quot;))+COUNTIF([.AL147];&quot;Yes&quot;)+(0.5*COUNTIF([.AL147];&quot;Some&quot;))+COUNTIF([.AM147];&quot;Yes&quot;)+(0.5*COUNTIF([.AM147];&quot;Some&quot;))" office:value-type="float" office:value="1" calcext:value-type="float">
            <text:p>1</text:p>
          </table:table-cell>
          <table:table-cell table:style-name="ce39" table:formula="of:=(IF(OR([.AP147]=&quot;MPPE-128&quot;;[.AP147]=&quot;Blowfish-64&quot;);1;(IF(OR([.AP147]=&quot;See Note&quot;;[.AP147]=&quot;Blowfish-128&quot;);0.5;IF(OR([.AP147]=&quot;AES-128&quot;;[.AP147]=&quot;AES-160&quot;;[.AP147]=&quot;AES-192&quot;;[.AP147]=&quot;AES-256&quot;);0;0)))+(IF(OR([.AQ147]=&quot;MPPE-128&quot;;[.AQ147]=&quot;Blowfish-64&quot;);2;(IF(OR([.AQ147]=&quot;See Note&quot;;[.AQ147]=&quot;Blowfish-128&quot;;[.AQ147]=&quot;&quot;);1;IF(OR([.AQ147]=&quot;AES-128&quot;;[.AQ147]=&quot;AES-160&quot;;[.AQ147]=&quot;AES-192&quot;;[.AQ147]=&quot;AES-256&quot;);0;0)))))))+IF(OR([.AR147]=&quot;MS-CHAPv2&quot;;[.AR147]=&quot;RSA-RC4&quot;;[.AR147]=&quot;RSA-1024&quot;);1;IF(OR([.AR147]=&quot;See Note&quot;;[.AR147]=&quot;&quot;);0.5;IF(OR([.AR147]=&quot;RSA-4096&quot;;[.AR147]=&quot;RSA-2048&quot;;[.AR147]=&quot;DH-2048&quot;;[.AR147]=&quot;CA-4096&quot;);0;0)))+IF(OR([.AS147]=&quot;MS-CHAPv2&quot;;[.AS147]=&quot;RSA-RC4&quot;;[.AS147]=&quot;RSA-1024&quot;);2;IF(OR([.AS147]=&quot;See Note&quot;;[.AS147]=&quot;&quot;);1;IF(OR([.AS147]=&quot;RSA-4096&quot;;[.AS147]=&quot;RSA-2048&quot;;[.AS147]=&quot;DH-2048&quot;);0;0)))" office:value-type="float" office:value="0" calcext:value-type="float">
            <text:p>0</text:p>
          </table:table-cell>
          <table:table-cell table:style-name="ce43" table:formula="of:=IF([.AT147]&lt;3;2;0)+IF([.AU147]&lt;10;1;IF([.AU147]=&quot;&quot;;1;0))+IF([.AV147]&lt;3;2;IF([.AV147]&lt;10;1;IF([.AV147]=&quot;&quot;;1;0)))" office:value-type="float" office:value="0" calcext:value-type="float">
            <text:p>0</text:p>
          </table:table-cell>
          <table:table-cell table:style-name="ce48" table:formula="of:=IF([.AX147]=0;0;IF([.AX147]&lt;5;1;IF([.AX147]&lt;10;2;3)))+IF([.AY147]=0;0;IF([.AY147]&lt;3;1;IF([.AY147]&lt;10;2;3)))+IF([.AZ147]=0;0;IF([.AZ147]&lt;5;1;IF([.AZ147]&lt;10;2;3)))+IF([.BA147]=&quot;A&quot;;0;IF([.BA147]=&quot;A+&quot;;0;IF([.BA147]=&quot;B&quot;;1;5)))+IF([.BB147]=&quot;Self&quot;;0;IF([.BB147]=&quot;CloudFlare&quot;;2;IF([.BB147]=&quot;Incapsula&quot;;2;3)))" office:value-type="float" office:value="3" calcext:value-type="float">
            <text:p>3</text:p>
          </table:table-cell>
          <table:table-cell table:style-name="ce52" table:formula="of:=IF([.BC147]&lt;PricePercentile33;0;IF([.BC147]&lt;PricePercentile66;1;2))+IF([.BD147]&lt;ConPricePercentile33;0;IF([.BD147]&lt;ConPricePercentile66;1;2))+IF([.BE147]=&quot;Free&quot;;0;IF([.BE147]=&quot;Yes&quot;;0;1))+IF([.BF147]=&quot;Free&quot;;0;IF([.BF147]&gt;29;0;IF([.BF147]&gt;13;1;IF([.BF147]&gt;6;2;3))))" office:value-type="float" office:value="4" calcext:value-type="float">
            <text:p>4</text:p>
          </table:table-cell>
          <table:table-cell table:style-name="ce58" table:formula="of:=IF([.BG147]=&quot;Yes&quot;;1;0)+IF([.BH147]=&quot;Yes&quot;;1;0)+IF([.BI147]=&quot;Yes&quot;;1;0)+IF([.BJ147]=&quot;No&quot;;1;IF([.BJ147]=&quot;&quot;;0;IF([.BJ147]=&quot;Some&quot;;0.5;0)))+IF([.BK147]=&quot;No&quot;;1;IF([.BK147]=&quot;&quot;;0;IF([.BK147]=&quot;Some&quot;;0.5;0)))+IF([.BL147]=&quot;No&quot;;1;IF([.BL147]=&quot;&quot;;0;IF([.BL147]=&quot;Some&quot;;0.5;0)))+IF([.BM147]=&quot;&quot;;0;1)+IF([.BN147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147]=&quot;USA&quot;;[.L147]=&quot;UK&quot;;[.L147]=&quot;Canada&quot;;[.L147]=&quot;Australia&quot;;[.L147]=&quot;New Zealand&quot;);&quot;Five&quot;;(IF(OR([.L147]=&quot;Denmark&quot;;[.L147]=&quot;France&quot;;[.L147]=&quot;Netherlands&quot;;[.L147]=&quot;Norway&quot;);&quot;Nine&quot;;IF(OR([.L147]=&quot;Belgium&quot;;[.L147]=&quot;Germany&quot;;[.L147]=&quot;Italy&quot;;[.L147]=&quot;Spain&quot;;[.L147]=&quot;Sweden&quot;);&quot;Fourteen&quot;;IF([.L147]=&quot;&quot;;&quot;Not Disclosed&quot;;IF(OR([.L147]=&quot;British Virgin Islands&quot;;[.L147]=&quot;Gibraltar&quot;;[.L147]=&quot;British Indian Ocean&quot;;[.L147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47]=&quot;Five&quot;);[.AC147]=&quot;Yes&quot;;[.W147]=&quot;Yes&quot;;OR([.T147]=&quot;Email&quot;;[.T147]=&quot;Yes&quot;);[.O14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/>
          <table:table-cell table:number-columns-repeated="2"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20" calcext:value-type="float">
            <text:p>20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9" calcext:value-type="float">
            <text:p>$4.99</text:p>
          </table:table-cell>
          <table:table-cell table:style-name="ce235" table:formula="of:=[.BC147]/[.AT147]" office:value-type="float" office:value="0.998" calcext:value-type="float">
            <text:p>$1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Yes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Tunnelr</text:p>
          </table:table-cell>
          <table:table-cell table:style-name="ce18" table:formula="of:=IF(OR([.M148]=&quot;Five&quot;);3;0)+IF(OR([.M148]=&quot;Not Disclosed&quot;);1.5;0)+IF(OR([.M148]=&quot;Nine&quot;;[.M148]=&quot;Fourteen&quot;;[.M148]=&quot;See Note&quot;;[.M148]=&quot;Cooperative&quot;);1;0)+IF(OR([.N148]=&quot;Yes&quot;);2;0)+IF(OR([.N148]=&quot;Not Disclosed&quot;);1.5;0)+IF(OR([.N148]=&quot;Owned&quot;);1;0)" office:value-type="float" office:value="5" calcext:value-type="float">
            <text:p>5</text:p>
          </table:table-cell>
          <table:table-cell table:style-name="ce26" table:formula="of:=COUNTIF([.P148:.S148];&quot;Yes&quot;)+(0.5*COUNTIF([.P148:.S148];&quot;&quot;))+(0.5*COUNTIF([.P148:.S148];&quot;See Note&quot;))+(3*COUNTIF([.O148];&quot;Yes&quot;))" office:value-type="float" office:value="2" calcext:value-type="float">
            <text:p>2</text:p>
          </table:table-cell>
          <table:table-cell table:style-name="ce31" table:formula="of:=(3*COUNTIF([.T148];&quot;No&quot;))+COUNTIF([.W148:.X148];&quot;No&quot;)" office:value-type="float" office:value="2" calcext:value-type="float">
            <text:p>2</text:p>
          </table:table-cell>
          <table:table-cell table:style-name="ce35" table:formula="of:=COUNTIF([.AA148];&quot;No&quot;)+COUNTIF([.AB148];&quot;No&quot;)+(0.5*COUNTIF([.AB148];&quot;See Note&quot;))+(3*COUNTIF([.AC148];&quot;No&quot;))+COUNTIF([.AL148];&quot;Yes&quot;)+(0.5*COUNTIF([.AL148];&quot;Some&quot;))+COUNTIF([.AM148];&quot;Yes&quot;)+(0.5*COUNTIF([.AM148];&quot;Some&quot;))" office:value-type="float" office:value="2" calcext:value-type="float">
            <text:p>2</text:p>
          </table:table-cell>
          <table:table-cell table:style-name="ce39" table:formula="of:=(IF(OR([.AP148]=&quot;MPPE-128&quot;;[.AP148]=&quot;Blowfish-64&quot;);1;(IF(OR([.AP148]=&quot;See Note&quot;;[.AP148]=&quot;Blowfish-128&quot;);0.5;IF(OR([.AP148]=&quot;AES-128&quot;;[.AP148]=&quot;AES-160&quot;;[.AP148]=&quot;AES-192&quot;;[.AP148]=&quot;AES-256&quot;);0;0)))+(IF(OR([.AQ148]=&quot;MPPE-128&quot;;[.AQ148]=&quot;Blowfish-64&quot;);2;(IF(OR([.AQ148]=&quot;See Note&quot;;[.AQ148]=&quot;Blowfish-128&quot;;[.AQ148]=&quot;&quot;);1;IF(OR([.AQ148]=&quot;AES-128&quot;;[.AQ148]=&quot;AES-160&quot;;[.AQ148]=&quot;AES-192&quot;;[.AQ148]=&quot;AES-256&quot;);0;0)))))))+IF(OR([.AR148]=&quot;MS-CHAPv2&quot;;[.AR148]=&quot;RSA-RC4&quot;;[.AR148]=&quot;RSA-1024&quot;);1;IF(OR([.AR148]=&quot;See Note&quot;;[.AR148]=&quot;&quot;);0.5;IF(OR([.AR148]=&quot;RSA-4096&quot;;[.AR148]=&quot;RSA-2048&quot;;[.AR148]=&quot;DH-2048&quot;;[.AR148]=&quot;CA-4096&quot;);0;0)))+IF(OR([.AS148]=&quot;MS-CHAPv2&quot;;[.AS148]=&quot;RSA-RC4&quot;;[.AS148]=&quot;RSA-1024&quot;);2;IF(OR([.AS148]=&quot;See Note&quot;;[.AS148]=&quot;&quot;);1;IF(OR([.AS148]=&quot;RSA-4096&quot;;[.AS148]=&quot;RSA-2048&quot;;[.AS148]=&quot;DH-2048&quot;);0;0)))" office:value-type="float" office:value="2" calcext:value-type="float">
            <text:p>2</text:p>
          </table:table-cell>
          <table:table-cell table:style-name="ce43" table:formula="of:=IF([.AT148]&lt;3;2;0)+IF([.AU148]&lt;10;1;IF([.AU148]=&quot;&quot;;1;0))+IF([.AV148]&lt;3;2;IF([.AV148]&lt;10;1;IF([.AV148]=&quot;&quot;;1;0)))" office:value-type="float" office:value="1" calcext:value-type="float">
            <text:p>1</text:p>
          </table:table-cell>
          <table:table-cell table:style-name="ce48" table:formula="of:=IF([.AX148]=0;0;IF([.AX148]&lt;5;1;IF([.AX148]&lt;10;2;3)))+IF([.AY148]=0;0;IF([.AY148]&lt;3;1;IF([.AY148]&lt;10;2;3)))+IF([.AZ148]=0;0;IF([.AZ148]&lt;5;1;IF([.AZ148]&lt;10;2;3)))+IF([.BA148]=&quot;A&quot;;0;IF([.BA148]=&quot;A+&quot;;0;IF([.BA148]=&quot;B&quot;;1;5)))+IF([.BB148]=&quot;Self&quot;;0;IF([.BB148]=&quot;CloudFlare&quot;;2;IF([.BB148]=&quot;Incapsula&quot;;2;3)))" office:value-type="float" office:value="2" calcext:value-type="float">
            <text:p>2</text:p>
          </table:table-cell>
          <table:table-cell table:style-name="ce52" table:formula="of:=IF([.BC148]&lt;PricePercentile33;0;IF([.BC148]&lt;PricePercentile66;1;2))+IF([.BD148]&lt;ConPricePercentile33;0;IF([.BD148]&lt;ConPricePercentile66;1;2))+IF([.BE148]=&quot;Free&quot;;0;IF([.BE148]=&quot;Yes&quot;;0;1))+IF([.BF148]=&quot;Free&quot;;0;IF([.BF148]&gt;29;0;IF([.BF148]&gt;13;1;IF([.BF148]&gt;6;2;3))))" office:value-type="float" office:value="4" calcext:value-type="float">
            <text:p>4</text:p>
          </table:table-cell>
          <table:table-cell table:style-name="ce58" table:formula="of:=IF([.BG148]=&quot;Yes&quot;;1;0)+IF([.BH148]=&quot;Yes&quot;;1;0)+IF([.BI148]=&quot;Yes&quot;;1;0)+IF([.BJ148]=&quot;No&quot;;1;IF([.BJ148]=&quot;&quot;;0;IF([.BJ148]=&quot;Some&quot;;0.5;0)))+IF([.BK148]=&quot;No&quot;;1;IF([.BK148]=&quot;&quot;;0;IF([.BK148]=&quot;Some&quot;;0.5;0)))+IF([.BL148]=&quot;No&quot;;1;IF([.BL148]=&quot;&quot;;0;IF([.BL148]=&quot;Some&quot;;0.5;0)))+IF([.BM148]=&quot;&quot;;0;1)+IF([.BN148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48]=&quot;USA&quot;;[.L148]=&quot;UK&quot;;[.L148]=&quot;Canada&quot;;[.L148]=&quot;Australia&quot;;[.L148]=&quot;New Zealand&quot;);&quot;Five&quot;;(IF(OR([.L148]=&quot;Denmark&quot;;[.L148]=&quot;France&quot;;[.L148]=&quot;Netherlands&quot;;[.L148]=&quot;Norway&quot;);&quot;Nine&quot;;IF(OR([.L148]=&quot;Belgium&quot;;[.L148]=&quot;Germany&quot;;[.L148]=&quot;Italy&quot;;[.L148]=&quot;Spain&quot;;[.L148]=&quot;Sweden&quot;);&quot;Fourteen&quot;;IF([.L148]=&quot;&quot;;&quot;Not Disclosed&quot;;IF(OR([.L148]=&quot;British Virgin Islands&quot;;[.L148]=&quot;Gibraltar&quot;;[.L148]=&quot;British Indian Ocean&quot;;[.L148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8]=&quot;Five&quot;);[.AC148]=&quot;Yes&quot;;[.W148]=&quot;Yes&quot;;OR([.T148]=&quot;Email&quot;;[.T148]=&quot;Yes&quot;);[.O14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/>
          <table:table-cell table:style-name="ce161" office:value-type="float" office:value="86.24" calcext:value-type="float">
            <text:p>86.24</text:p>
          </table:table-cell>
          <table:table-cell table:style-name="ce166" office:value-type="float" office:value="20.63" calcext:value-type="float">
            <text:p>20.63</text:p>
          </table:table-cell>
          <table:table-cell table:style-name="ce171" office:value-type="string" calcext:value-type="string">
            <text:p>Blowfish-128</text:p>
          </table:table-cell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9" calcext:value-type="float">
            <text:p>9</text:p>
          </table:table-cell>
          <table:table-cell table:style-name="ce192" office:value-type="float" office:value="15" calcext:value-type="float">
            <text:p>15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" calcext:value-type="float">
            <text:p>$5.00</text:p>
          </table:table-cell>
          <table:table-cell table:style-name="ce235" table:formula="of:=[.BC148]/[.AT148]" office:value-type="float" office:value="1" calcext:value-type="float">
            <text:p>$1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TVWhenAway</text:p>
          </table:table-cell>
          <table:table-cell table:style-name="ce18" table:formula="of:=IF(OR([.M149]=&quot;Five&quot;);3;0)+IF(OR([.M149]=&quot;Not Disclosed&quot;);1.5;0)+IF(OR([.M149]=&quot;Nine&quot;;[.M149]=&quot;Fourteen&quot;;[.M149]=&quot;See Note&quot;;[.M149]=&quot;Cooperative&quot;);1;0)+IF(OR([.N149]=&quot;Yes&quot;);2;0)+IF(OR([.N149]=&quot;Not Disclosed&quot;);1.5;0)+IF(OR([.N149]=&quot;Owned&quot;);1;0)" office:value-type="float" office:value="5" calcext:value-type="float">
            <text:p>5</text:p>
          </table:table-cell>
          <table:table-cell table:style-name="ce26" table:formula="of:=COUNTIF([.P149:.S149];&quot;Yes&quot;)+(0.5*COUNTIF([.P149:.S149];&quot;&quot;))+(0.5*COUNTIF([.P149:.S149];&quot;See Note&quot;))+(3*COUNTIF([.O149];&quot;Yes&quot;))" office:value-type="float" office:value="2" calcext:value-type="float">
            <text:p>2</text:p>
          </table:table-cell>
          <table:table-cell table:style-name="ce31" table:formula="of:=(3*COUNTIF([.T149];&quot;No&quot;))+COUNTIF([.W149:.X149];&quot;No&quot;)" office:value-type="float" office:value="2" calcext:value-type="float">
            <text:p>2</text:p>
          </table:table-cell>
          <table:table-cell table:style-name="ce35" table:formula="of:=COUNTIF([.AA149];&quot;No&quot;)+COUNTIF([.AB149];&quot;No&quot;)+(0.5*COUNTIF([.AB149];&quot;See Note&quot;))+(3*COUNTIF([.AC149];&quot;No&quot;))+COUNTIF([.AL149];&quot;Yes&quot;)+(0.5*COUNTIF([.AL149];&quot;Some&quot;))+COUNTIF([.AM149];&quot;Yes&quot;)+(0.5*COUNTIF([.AM149];&quot;Some&quot;))" office:value-type="float" office:value="5" calcext:value-type="float">
            <text:p>5</text:p>
          </table:table-cell>
          <table:table-cell table:style-name="ce39" table:formula="of:=(IF(OR([.AP149]=&quot;MPPE-128&quot;;[.AP149]=&quot;Blowfish-64&quot;);1;(IF(OR([.AP149]=&quot;See Note&quot;;[.AP149]=&quot;Blowfish-128&quot;);0.5;IF(OR([.AP149]=&quot;AES-128&quot;;[.AP149]=&quot;AES-160&quot;;[.AP149]=&quot;AES-192&quot;;[.AP149]=&quot;AES-256&quot;);0;0)))+(IF(OR([.AQ149]=&quot;MPPE-128&quot;;[.AQ149]=&quot;Blowfish-64&quot;);2;(IF(OR([.AQ149]=&quot;See Note&quot;;[.AQ149]=&quot;Blowfish-128&quot;;[.AQ149]=&quot;&quot;);1;IF(OR([.AQ149]=&quot;AES-128&quot;;[.AQ149]=&quot;AES-160&quot;;[.AQ149]=&quot;AES-192&quot;;[.AQ149]=&quot;AES-256&quot;);0;0)))))))+IF(OR([.AR149]=&quot;MS-CHAPv2&quot;;[.AR149]=&quot;RSA-RC4&quot;;[.AR149]=&quot;RSA-1024&quot;);1;IF(OR([.AR149]=&quot;See Note&quot;;[.AR149]=&quot;&quot;);0.5;IF(OR([.AR149]=&quot;RSA-4096&quot;;[.AR149]=&quot;RSA-2048&quot;;[.AR149]=&quot;DH-2048&quot;;[.AR149]=&quot;CA-4096&quot;);0;0)))+IF(OR([.AS149]=&quot;MS-CHAPv2&quot;;[.AS149]=&quot;RSA-RC4&quot;;[.AS149]=&quot;RSA-1024&quot;);2;IF(OR([.AS149]=&quot;See Note&quot;;[.AS149]=&quot;&quot;);1;IF(OR([.AS149]=&quot;RSA-4096&quot;;[.AS149]=&quot;RSA-2048&quot;;[.AS149]=&quot;DH-2048&quot;);0;0)))" office:value-type="float" office:value="2.5" calcext:value-type="float">
            <text:p>2.5</text:p>
          </table:table-cell>
          <table:table-cell table:style-name="ce43" table:formula="of:=IF([.AT149]&lt;3;2;0)+IF([.AU149]&lt;10;1;IF([.AU149]=&quot;&quot;;1;0))+IF([.AV149]&lt;3;2;IF([.AV149]&lt;10;1;IF([.AV149]=&quot;&quot;;1;0)))" office:value-type="float" office:value="5" calcext:value-type="float">
            <text:p>5</text:p>
          </table:table-cell>
          <table:table-cell table:style-name="ce48" table:formula="of:=IF([.AX149]=0;0;IF([.AX149]&lt;5;1;IF([.AX149]&lt;10;2;3)))+IF([.AY149]=0;0;IF([.AY149]&lt;3;1;IF([.AY149]&lt;10;2;3)))+IF([.AZ149]=0;0;IF([.AZ149]&lt;5;1;IF([.AZ149]&lt;10;2;3)))+IF([.BA149]=&quot;A&quot;;0;IF([.BA149]=&quot;A+&quot;;0;IF([.BA149]=&quot;B&quot;;1;5)))+IF([.BB149]=&quot;Self&quot;;0;IF([.BB149]=&quot;CloudFlare&quot;;2;IF([.BB149]=&quot;Incapsula&quot;;2;3)))" office:value-type="float" office:value="2" calcext:value-type="float">
            <text:p>2</text:p>
          </table:table-cell>
          <table:table-cell table:style-name="ce52" table:formula="of:=IF([.BC149]&lt;PricePercentile33;0;IF([.BC149]&lt;PricePercentile66;1;2))+IF([.BD149]&lt;ConPricePercentile33;0;IF([.BD149]&lt;ConPricePercentile66;1;2))+IF([.BE149]=&quot;Free&quot;;0;IF([.BE149]=&quot;Yes&quot;;0;1))+IF([.BF149]=&quot;Free&quot;;0;IF([.BF149]&gt;29;0;IF([.BF149]&gt;13;1;IF([.BF149]&gt;6;2;3))))" office:value-type="float" office:value="7" calcext:value-type="float">
            <text:p>7</text:p>
          </table:table-cell>
          <table:table-cell table:style-name="ce58" table:formula="of:=IF([.BG149]=&quot;Yes&quot;;1;0)+IF([.BH149]=&quot;Yes&quot;;1;0)+IF([.BI149]=&quot;Yes&quot;;1;0)+IF([.BJ149]=&quot;No&quot;;1;IF([.BJ149]=&quot;&quot;;0;IF([.BJ149]=&quot;Some&quot;;0.5;0)))+IF([.BK149]=&quot;No&quot;;1;IF([.BK149]=&quot;&quot;;0;IF([.BK149]=&quot;Some&quot;;0.5;0)))+IF([.BL149]=&quot;No&quot;;1;IF([.BL149]=&quot;&quot;;0;IF([.BL149]=&quot;Some&quot;;0.5;0)))+IF([.BM149]=&quot;&quot;;0;1)+IF([.BN14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49]=&quot;USA&quot;;[.L149]=&quot;UK&quot;;[.L149]=&quot;Canada&quot;;[.L149]=&quot;Australia&quot;;[.L149]=&quot;New Zealand&quot;);&quot;Five&quot;;(IF(OR([.L149]=&quot;Denmark&quot;;[.L149]=&quot;France&quot;;[.L149]=&quot;Netherlands&quot;;[.L149]=&quot;Norway&quot;);&quot;Nine&quot;;IF(OR([.L149]=&quot;Belgium&quot;;[.L149]=&quot;Germany&quot;;[.L149]=&quot;Italy&quot;;[.L149]=&quot;Spain&quot;;[.L149]=&quot;Sweden&quot;);&quot;Fourteen&quot;;IF([.L149]=&quot;&quot;;&quot;Not Disclosed&quot;;IF(OR([.L149]=&quot;British Virgin Islands&quot;;[.L149]=&quot;Gibraltar&quot;;[.L149]=&quot;British Indian Ocean&quot;;[.L14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49]=&quot;Five&quot;);[.AC149]=&quot;Yes&quot;;[.W149]=&quot;Yes&quot;;OR([.T149]=&quot;Email&quot;;[.T149]=&quot;Yes&quot;);[.O14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8" calcext:value-type="float">
            <text:p>$4.98</text:p>
          </table:table-cell>
          <table:table-cell table:style-name="ce235" table:formula="of:=[.BC149]/[.AT149]" office:value-type="float" office:value="4.98" calcext:value-type="float">
            <text:p>$4.98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Unblock-Us</text:p>
          </table:table-cell>
          <table:table-cell table:style-name="ce18" table:formula="of:=IF(OR([.M150]=&quot;Five&quot;);3;0)+IF(OR([.M150]=&quot;Not Disclosed&quot;);1.5;0)+IF(OR([.M150]=&quot;Nine&quot;;[.M150]=&quot;Fourteen&quot;;[.M150]=&quot;See Note&quot;;[.M150]=&quot;Cooperative&quot;);1;0)+IF(OR([.N150]=&quot;Yes&quot;);2;0)+IF(OR([.N150]=&quot;Not Disclosed&quot;);1.5;0)+IF(OR([.N150]=&quot;Owned&quot;);1;0)" office:value-type="float" office:value="2" calcext:value-type="float">
            <text:p>2</text:p>
          </table:table-cell>
          <table:table-cell table:style-name="ce26" table:formula="of:=COUNTIF([.P150:.S150];&quot;Yes&quot;)+(0.5*COUNTIF([.P150:.S150];&quot;&quot;))+(0.5*COUNTIF([.P150:.S150];&quot;See Note&quot;))+(3*COUNTIF([.O150];&quot;Yes&quot;))" office:value-type="float" office:value="2" calcext:value-type="float">
            <text:p>2</text:p>
          </table:table-cell>
          <table:table-cell table:style-name="ce31" table:formula="of:=(3*COUNTIF([.T150];&quot;No&quot;))+COUNTIF([.W150:.X150];&quot;No&quot;)" office:value-type="float" office:value="5" calcext:value-type="float">
            <text:p>5</text:p>
          </table:table-cell>
          <table:table-cell table:style-name="ce35" table:formula="of:=COUNTIF([.AA150];&quot;No&quot;)+COUNTIF([.AB150];&quot;No&quot;)+(0.5*COUNTIF([.AB150];&quot;See Note&quot;))+(3*COUNTIF([.AC150];&quot;No&quot;))+COUNTIF([.AL150];&quot;Yes&quot;)+(0.5*COUNTIF([.AL150];&quot;Some&quot;))+COUNTIF([.AM150];&quot;Yes&quot;)+(0.5*COUNTIF([.AM150];&quot;Some&quot;))" office:value-type="float" office:value="4" calcext:value-type="float">
            <text:p>4</text:p>
          </table:table-cell>
          <table:table-cell table:style-name="ce39" table:formula="of:=(IF(OR([.AP150]=&quot;MPPE-128&quot;;[.AP150]=&quot;Blowfish-64&quot;);1;(IF(OR([.AP150]=&quot;See Note&quot;;[.AP150]=&quot;Blowfish-128&quot;);0.5;IF(OR([.AP150]=&quot;AES-128&quot;;[.AP150]=&quot;AES-160&quot;;[.AP150]=&quot;AES-192&quot;;[.AP150]=&quot;AES-256&quot;);0;0)))+(IF(OR([.AQ150]=&quot;MPPE-128&quot;;[.AQ150]=&quot;Blowfish-64&quot;);2;(IF(OR([.AQ150]=&quot;See Note&quot;;[.AQ150]=&quot;Blowfish-128&quot;;[.AQ150]=&quot;&quot;);1;IF(OR([.AQ150]=&quot;AES-128&quot;;[.AQ150]=&quot;AES-160&quot;;[.AQ150]=&quot;AES-192&quot;;[.AQ150]=&quot;AES-256&quot;);0;0)))))))+IF(OR([.AR150]=&quot;MS-CHAPv2&quot;;[.AR150]=&quot;RSA-RC4&quot;;[.AR150]=&quot;RSA-1024&quot;);1;IF(OR([.AR150]=&quot;See Note&quot;;[.AR150]=&quot;&quot;);0.5;IF(OR([.AR150]=&quot;RSA-4096&quot;;[.AR150]=&quot;RSA-2048&quot;;[.AR150]=&quot;DH-2048&quot;;[.AR150]=&quot;CA-4096&quot;);0;0)))+IF(OR([.AS150]=&quot;MS-CHAPv2&quot;;[.AS150]=&quot;RSA-RC4&quot;;[.AS150]=&quot;RSA-1024&quot;);2;IF(OR([.AS150]=&quot;See Note&quot;;[.AS150]=&quot;&quot;);1;IF(OR([.AS150]=&quot;RSA-4096&quot;;[.AS150]=&quot;RSA-2048&quot;;[.AS150]=&quot;DH-2048&quot;);0;0)))" office:value-type="float" office:value="2.5" calcext:value-type="float">
            <text:p>2.5</text:p>
          </table:table-cell>
          <table:table-cell table:style-name="ce43" table:formula="of:=IF([.AT150]&lt;3;2;0)+IF([.AU150]&lt;10;1;IF([.AU150]=&quot;&quot;;1;0))+IF([.AV150]&lt;3;2;IF([.AV150]&lt;10;1;IF([.AV150]=&quot;&quot;;1;0)))" office:value-type="float" office:value="5" calcext:value-type="float">
            <text:p>5</text:p>
          </table:table-cell>
          <table:table-cell table:style-name="ce48" table:formula="of:=IF([.AX150]=0;0;IF([.AX150]&lt;5;1;IF([.AX150]&lt;10;2;3)))+IF([.AY150]=0;0;IF([.AY150]&lt;3;1;IF([.AY150]&lt;10;2;3)))+IF([.AZ150]=0;0;IF([.AZ150]&lt;5;1;IF([.AZ150]&lt;10;2;3)))+IF([.BA150]=&quot;A&quot;;0;IF([.BA150]=&quot;A+&quot;;0;IF([.BA150]=&quot;B&quot;;1;5)))+IF([.BB150]=&quot;Self&quot;;0;IF([.BB150]=&quot;CloudFlare&quot;;2;IF([.BB150]=&quot;Incapsula&quot;;2;3)))" office:value-type="float" office:value="10" calcext:value-type="float">
            <text:p>10</text:p>
          </table:table-cell>
          <table:table-cell table:style-name="ce52" table:formula="of:=IF([.BC150]&lt;PricePercentile33;0;IF([.BC150]&lt;PricePercentile66;1;2))+IF([.BD150]&lt;ConPricePercentile33;0;IF([.BD150]&lt;ConPricePercentile66;1;2))+IF([.BE150]=&quot;Free&quot;;0;IF([.BE150]=&quot;Yes&quot;;0;1))+IF([.BF150]=&quot;Free&quot;;0;IF([.BF150]&gt;29;0;IF([.BF150]&gt;13;1;IF([.BF150]&gt;6;2;3))))" office:value-type="float" office:value="6" calcext:value-type="float">
            <text:p>6</text:p>
          </table:table-cell>
          <table:table-cell table:style-name="ce58" table:formula="of:=IF([.BG150]=&quot;Yes&quot;;1;0)+IF([.BH150]=&quot;Yes&quot;;1;0)+IF([.BI150]=&quot;Yes&quot;;1;0)+IF([.BJ150]=&quot;No&quot;;1;IF([.BJ150]=&quot;&quot;;0;IF([.BJ150]=&quot;Some&quot;;0.5;0)))+IF([.BK150]=&quot;No&quot;;1;IF([.BK150]=&quot;&quot;;0;IF([.BK150]=&quot;Some&quot;;0.5;0)))+IF([.BL150]=&quot;No&quot;;1;IF([.BL150]=&quot;&quot;;0;IF([.BL150]=&quot;Some&quot;;0.5;0)))+IF([.BM150]=&quot;&quot;;0;1)+IF([.BN150]=&quot;&quot;;0;1)" office:value-type="float" office:value="3.5" calcext:value-type="float">
            <text:p>3.5</text:p>
          </table:table-cell>
          <table:table-cell table:style-name="ce21"/>
          <table:table-cell table:style-name="ce69" office:value-type="string" calcext:value-type="string">
            <text:p>Barbados</text:p>
          </table:table-cell>
          <table:table-cell table:style-name="ce75" table:formula="of:=IF(OR([.L150]=&quot;USA&quot;;[.L150]=&quot;UK&quot;;[.L150]=&quot;Canada&quot;;[.L150]=&quot;Australia&quot;;[.L150]=&quot;New Zealand&quot;);&quot;Five&quot;;(IF(OR([.L150]=&quot;Denmark&quot;;[.L150]=&quot;France&quot;;[.L150]=&quot;Netherlands&quot;;[.L150]=&quot;Norway&quot;);&quot;Nine&quot;;IF(OR([.L150]=&quot;Belgium&quot;;[.L150]=&quot;Germany&quot;;[.L150]=&quot;Italy&quot;;[.L150]=&quot;Spain&quot;;[.L150]=&quot;Sweden&quot;);&quot;Fourteen&quot;;IF([.L150]=&quot;&quot;;&quot;Not Disclosed&quot;;IF(OR([.L150]=&quot;British Virgin Islands&quot;;[.L150]=&quot;Gibraltar&quot;;[.L150]=&quot;British Indian Ocean&quot;;[.L150]=&quot;Barbados&quot;);&quot;See Note&quot;;&quot;No&quot;))))))" office:value-type="string" office:string-value="See Note" calcext:value-type="string">
            <text:p>See Note</text:p>
          </table:table-cell>
          <table:table-cell table:style-name="ce80" office:value-type="string" calcext:value-type="string">
            <text:p>Own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0]=&quot;Five&quot;);[.AC150]=&quot;Yes&quot;;[.W150]=&quot;Yes&quot;;OR([.T150]=&quot;Email&quot;;[.T150]=&quot;Yes&quot;);[.O150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34" calcext:value-type="float">
            <text:p>34</text:p>
          </table:table-cell>
          <table:table-cell table:style-name="ce208" office:value-type="float" office:value="13" calcext:value-type="float">
            <text:p>13</text:p>
          </table:table-cell>
          <table:table-cell table:style-name="ce213" office:value-type="float" office:value="35" calcext:value-type="float">
            <text:p>35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16" calcext:value-type="float">
            <text:p>$4.16</text:p>
          </table:table-cell>
          <table:table-cell table:style-name="ce235" table:formula="of:=[.BC150]/[.AT150]" office:value-type="float" office:value="4.16" calcext:value-type="float">
            <text:p>$4.16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Unblock VPN</text:p>
          </table:table-cell>
          <table:table-cell table:style-name="ce18" table:formula="of:=IF(OR([.M151]=&quot;Five&quot;);3;0)+IF(OR([.M151]=&quot;Not Disclosed&quot;);1.5;0)+IF(OR([.M151]=&quot;Nine&quot;;[.M151]=&quot;Fourteen&quot;;[.M151]=&quot;See Note&quot;;[.M151]=&quot;Cooperative&quot;);1;0)+IF(OR([.N151]=&quot;Yes&quot;);2;0)+IF(OR([.N151]=&quot;Not Disclosed&quot;);1.5;0)+IF(OR([.N151]=&quot;Owned&quot;);1;0)" office:value-type="float" office:value="1" calcext:value-type="float">
            <text:p>1</text:p>
          </table:table-cell>
          <table:table-cell table:style-name="ce26" table:formula="of:=COUNTIF([.P151:.S151];&quot;Yes&quot;)+(0.5*COUNTIF([.P151:.S151];&quot;&quot;))+(0.5*COUNTIF([.P151:.S151];&quot;See Note&quot;))+(3*COUNTIF([.O151];&quot;Yes&quot;))" office:value-type="float" office:value="3.5" calcext:value-type="float">
            <text:p>3.5</text:p>
          </table:table-cell>
          <table:table-cell table:style-name="ce31" table:formula="of:=(3*COUNTIF([.T151];&quot;No&quot;))+COUNTIF([.W151:.X151];&quot;No&quot;)" office:value-type="float" office:value="5" calcext:value-type="float">
            <text:p>5</text:p>
          </table:table-cell>
          <table:table-cell table:style-name="ce35" table:formula="of:=COUNTIF([.AA151];&quot;No&quot;)+COUNTIF([.AB151];&quot;No&quot;)+(0.5*COUNTIF([.AB151];&quot;See Note&quot;))+(3*COUNTIF([.AC151];&quot;No&quot;))+COUNTIF([.AL151];&quot;Yes&quot;)+(0.5*COUNTIF([.AL151];&quot;Some&quot;))+COUNTIF([.AM151];&quot;Yes&quot;)+(0.5*COUNTIF([.AM151];&quot;Some&quot;))" office:value-type="float" office:value="2.5" calcext:value-type="float">
            <text:p>2.5</text:p>
          </table:table-cell>
          <table:table-cell table:style-name="ce39" table:formula="of:=(IF(OR([.AP151]=&quot;MPPE-128&quot;;[.AP151]=&quot;Blowfish-64&quot;);1;(IF(OR([.AP151]=&quot;See Note&quot;;[.AP151]=&quot;Blowfish-128&quot;);0.5;IF(OR([.AP151]=&quot;AES-128&quot;;[.AP151]=&quot;AES-160&quot;;[.AP151]=&quot;AES-192&quot;;[.AP151]=&quot;AES-256&quot;);0;0)))+(IF(OR([.AQ151]=&quot;MPPE-128&quot;;[.AQ151]=&quot;Blowfish-64&quot;);2;(IF(OR([.AQ151]=&quot;See Note&quot;;[.AQ151]=&quot;Blowfish-128&quot;;[.AQ151]=&quot;&quot;);1;IF(OR([.AQ151]=&quot;AES-128&quot;;[.AQ151]=&quot;AES-160&quot;;[.AQ151]=&quot;AES-192&quot;;[.AQ151]=&quot;AES-256&quot;);0;0)))))))+IF(OR([.AR151]=&quot;MS-CHAPv2&quot;;[.AR151]=&quot;RSA-RC4&quot;;[.AR151]=&quot;RSA-1024&quot;);1;IF(OR([.AR151]=&quot;See Note&quot;;[.AR151]=&quot;&quot;);0.5;IF(OR([.AR151]=&quot;RSA-4096&quot;;[.AR151]=&quot;RSA-2048&quot;;[.AR151]=&quot;DH-2048&quot;;[.AR151]=&quot;CA-4096&quot;);0;0)))+IF(OR([.AS151]=&quot;MS-CHAPv2&quot;;[.AS151]=&quot;RSA-RC4&quot;;[.AS151]=&quot;RSA-1024&quot;);2;IF(OR([.AS151]=&quot;See Note&quot;;[.AS151]=&quot;&quot;);1;IF(OR([.AS151]=&quot;RSA-4096&quot;;[.AS151]=&quot;RSA-2048&quot;;[.AS151]=&quot;DH-2048&quot;);0;0)))" office:value-type="float" office:value="2.5" calcext:value-type="float">
            <text:p>2.5</text:p>
          </table:table-cell>
          <table:table-cell table:style-name="ce43" table:formula="of:=IF([.AT151]&lt;3;2;0)+IF([.AU151]&lt;10;1;IF([.AU151]=&quot;&quot;;1;0))+IF([.AV151]&lt;3;2;IF([.AV151]&lt;10;1;IF([.AV151]=&quot;&quot;;1;0)))" office:value-type="float" office:value="3" calcext:value-type="float">
            <text:p>3</text:p>
          </table:table-cell>
          <table:table-cell table:style-name="ce48" table:formula="of:=IF([.AX151]=0;0;IF([.AX151]&lt;5;1;IF([.AX151]&lt;10;2;3)))+IF([.AY151]=0;0;IF([.AY151]&lt;3;1;IF([.AY151]&lt;10;2;3)))+IF([.AZ151]=0;0;IF([.AZ151]&lt;5;1;IF([.AZ151]&lt;10;2;3)))+IF([.BA151]=&quot;A&quot;;0;IF([.BA151]=&quot;A+&quot;;0;IF([.BA151]=&quot;B&quot;;1;5)))+IF([.BB151]=&quot;Self&quot;;0;IF([.BB151]=&quot;CloudFlare&quot;;2;IF([.BB151]=&quot;Incapsula&quot;;2;3)))" office:value-type="float" office:value="10" calcext:value-type="float">
            <text:p>10</text:p>
          </table:table-cell>
          <table:table-cell table:style-name="ce52" table:formula="of:=IF([.BC151]&lt;PricePercentile33;0;IF([.BC151]&lt;PricePercentile66;1;2))+IF([.BD151]&lt;ConPricePercentile33;0;IF([.BD151]&lt;ConPricePercentile66;1;2))+IF([.BE151]=&quot;Free&quot;;0;IF([.BE151]=&quot;Yes&quot;;0;1))+IF([.BF151]=&quot;Free&quot;;0;IF([.BF151]&gt;29;0;IF([.BF151]&gt;13;1;IF([.BF151]&gt;6;2;3))))" office:value-type="float" office:value="5" calcext:value-type="float">
            <text:p>5</text:p>
          </table:table-cell>
          <table:table-cell table:style-name="ce58" table:formula="of:=IF([.BG151]=&quot;Yes&quot;;1;0)+IF([.BH151]=&quot;Yes&quot;;1;0)+IF([.BI151]=&quot;Yes&quot;;1;0)+IF([.BJ151]=&quot;No&quot;;1;IF([.BJ151]=&quot;&quot;;0;IF([.BJ151]=&quot;Some&quot;;0.5;0)))+IF([.BK151]=&quot;No&quot;;1;IF([.BK151]=&quot;&quot;;0;IF([.BK151]=&quot;Some&quot;;0.5;0)))+IF([.BL151]=&quot;No&quot;;1;IF([.BL151]=&quot;&quot;;0;IF([.BL151]=&quot;Some&quot;;0.5;0)))+IF([.BM151]=&quot;&quot;;0;1)+IF([.BN151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Czech Republic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1]=&quot;Five&quot;);[.AC151]=&quot;Yes&quot;;[.W151]=&quot;Yes&quot;;OR([.T151]=&quot;Email&quot;;[.T151]=&quot;Yes&quot;);[.O15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float" office:value="21" calcext:value-type="float">
            <text:p>21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4.09" calcext:value-type="float">
            <text:p>$4.09</text:p>
          </table:table-cell>
          <table:table-cell table:style-name="ce235" table:formula="of:=[.BC151]/[.AT151]" office:value-type="float" office:value="4.09" calcext:value-type="float">
            <text:p>$4.0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Unlocator</text:p>
          </table:table-cell>
          <table:table-cell table:style-name="ce18" table:formula="of:=IF(OR([.M152]=&quot;Five&quot;);3;0)+IF(OR([.M152]=&quot;Not Disclosed&quot;);1.5;0)+IF(OR([.M152]=&quot;Nine&quot;;[.M152]=&quot;Fourteen&quot;;[.M152]=&quot;See Note&quot;;[.M152]=&quot;Cooperative&quot;);1;0)+IF(OR([.N152]=&quot;Yes&quot;);2;0)+IF(OR([.N152]=&quot;Not Disclosed&quot;);1.5;0)+IF(OR([.N152]=&quot;Owned&quot;);1;0)" office:value-type="float" office:value="1" calcext:value-type="float">
            <text:p>1</text:p>
          </table:table-cell>
          <table:table-cell table:style-name="ce26" table:formula="of:=COUNTIF([.P152:.S152];&quot;Yes&quot;)+(0.5*COUNTIF([.P152:.S152];&quot;&quot;))+(0.5*COUNTIF([.P152:.S152];&quot;See Note&quot;))+(3*COUNTIF([.O152];&quot;Yes&quot;))" office:value-type="float" office:value="5.5" calcext:value-type="float">
            <text:p>5.5</text:p>
          </table:table-cell>
          <table:table-cell table:style-name="ce31" table:formula="of:=(3*COUNTIF([.T152];&quot;No&quot;))+COUNTIF([.W152:.X152];&quot;No&quot;)" office:value-type="float" office:value="5" calcext:value-type="float">
            <text:p>5</text:p>
          </table:table-cell>
          <table:table-cell table:style-name="ce35" table:formula="of:=COUNTIF([.AA152];&quot;No&quot;)+COUNTIF([.AB152];&quot;No&quot;)+(0.5*COUNTIF([.AB152];&quot;See Note&quot;))+(3*COUNTIF([.AC152];&quot;No&quot;))+COUNTIF([.AL152];&quot;Yes&quot;)+(0.5*COUNTIF([.AL152];&quot;Some&quot;))+COUNTIF([.AM152];&quot;Yes&quot;)+(0.5*COUNTIF([.AM152];&quot;Some&quot;))" office:value-type="float" office:value="1" calcext:value-type="float">
            <text:p>1</text:p>
          </table:table-cell>
          <table:table-cell table:style-name="ce39" table:formula="of:=(IF(OR([.AP152]=&quot;MPPE-128&quot;;[.AP152]=&quot;Blowfish-64&quot;);1;(IF(OR([.AP152]=&quot;See Note&quot;;[.AP152]=&quot;Blowfish-128&quot;);0.5;IF(OR([.AP152]=&quot;AES-128&quot;;[.AP152]=&quot;AES-160&quot;;[.AP152]=&quot;AES-192&quot;;[.AP152]=&quot;AES-256&quot;);0;0)))+(IF(OR([.AQ152]=&quot;MPPE-128&quot;;[.AQ152]=&quot;Blowfish-64&quot;);2;(IF(OR([.AQ152]=&quot;See Note&quot;;[.AQ152]=&quot;Blowfish-128&quot;;[.AQ152]=&quot;&quot;);1;IF(OR([.AQ152]=&quot;AES-128&quot;;[.AQ152]=&quot;AES-160&quot;;[.AQ152]=&quot;AES-192&quot;;[.AQ152]=&quot;AES-256&quot;);0;0)))))))+IF(OR([.AR152]=&quot;MS-CHAPv2&quot;;[.AR152]=&quot;RSA-RC4&quot;;[.AR152]=&quot;RSA-1024&quot;);1;IF(OR([.AR152]=&quot;See Note&quot;;[.AR152]=&quot;&quot;);0.5;IF(OR([.AR152]=&quot;RSA-4096&quot;;[.AR152]=&quot;RSA-2048&quot;;[.AR152]=&quot;DH-2048&quot;;[.AR152]=&quot;CA-4096&quot;);0;0)))+IF(OR([.AS152]=&quot;MS-CHAPv2&quot;;[.AS152]=&quot;RSA-RC4&quot;;[.AS152]=&quot;RSA-1024&quot;);2;IF(OR([.AS152]=&quot;See Note&quot;;[.AS152]=&quot;&quot;);1;IF(OR([.AS152]=&quot;RSA-4096&quot;;[.AS152]=&quot;RSA-2048&quot;;[.AS152]=&quot;DH-2048&quot;);0;0)))" office:value-type="float" office:value="2.5" calcext:value-type="float">
            <text:p>2.5</text:p>
          </table:table-cell>
          <table:table-cell table:style-name="ce43" table:formula="of:=IF([.AT152]&lt;3;2;0)+IF([.AU152]&lt;10;1;IF([.AU152]=&quot;&quot;;1;0))+IF([.AV152]&lt;3;2;IF([.AV152]&lt;10;1;IF([.AV152]=&quot;&quot;;1;0)))" office:value-type="float" office:value="3" calcext:value-type="float">
            <text:p>3</text:p>
          </table:table-cell>
          <table:table-cell table:style-name="ce48" table:formula="of:=IF([.AX152]=0;0;IF([.AX152]&lt;5;1;IF([.AX152]&lt;10;2;3)))+IF([.AY152]=0;0;IF([.AY152]&lt;3;1;IF([.AY152]&lt;10;2;3)))+IF([.AZ152]=0;0;IF([.AZ152]&lt;5;1;IF([.AZ152]&lt;10;2;3)))+IF([.BA152]=&quot;A&quot;;0;IF([.BA152]=&quot;A+&quot;;0;IF([.BA152]=&quot;B&quot;;1;5)))+IF([.BB152]=&quot;Self&quot;;0;IF([.BB152]=&quot;CloudFlare&quot;;2;IF([.BB152]=&quot;Incapsula&quot;;2;3)))" office:value-type="float" office:value="8" calcext:value-type="float">
            <text:p>8</text:p>
          </table:table-cell>
          <table:table-cell table:style-name="ce52" table:formula="of:=IF([.BC152]&lt;PricePercentile33;0;IF([.BC152]&lt;PricePercentile66;1;2))+IF([.BD152]&lt;ConPricePercentile33;0;IF([.BD152]&lt;ConPricePercentile66;1;2))+IF([.BE152]=&quot;Free&quot;;0;IF([.BE152]=&quot;Yes&quot;;0;1))+IF([.BF152]=&quot;Free&quot;;0;IF([.BF152]&gt;29;0;IF([.BF152]&gt;13;1;IF([.BF152]&gt;6;2;3))))" office:value-type="float" office:value="2" calcext:value-type="float">
            <text:p>2</text:p>
          </table:table-cell>
          <table:table-cell table:style-name="ce58" table:formula="of:=IF([.BG152]=&quot;Yes&quot;;1;0)+IF([.BH152]=&quot;Yes&quot;;1;0)+IF([.BI152]=&quot;Yes&quot;;1;0)+IF([.BJ152]=&quot;No&quot;;1;IF([.BJ152]=&quot;&quot;;0;IF([.BJ152]=&quot;Some&quot;;0.5;0)))+IF([.BK152]=&quot;No&quot;;1;IF([.BK152]=&quot;&quot;;0;IF([.BK152]=&quot;Some&quot;;0.5;0)))+IF([.BL152]=&quot;No&quot;;1;IF([.BL152]=&quot;&quot;;0;IF([.BL152]=&quot;Some&quot;;0.5;0)))+IF([.BM152]=&quot;&quot;;0;1)+IF([.BN152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Denmark</text:p>
          </table:table-cell>
          <table:table-cell table:style-name="ce75" table:formula="of:=IF(OR([.L152]=&quot;USA&quot;;[.L152]=&quot;UK&quot;;[.L152]=&quot;Canada&quot;;[.L152]=&quot;Australia&quot;;[.L152]=&quot;New Zealand&quot;);&quot;Five&quot;;(IF(OR([.L152]=&quot;Denmark&quot;;[.L152]=&quot;France&quot;;[.L152]=&quot;Netherlands&quot;;[.L152]=&quot;Norway&quot;);&quot;Nine&quot;;IF(OR([.L152]=&quot;Belgium&quot;;[.L152]=&quot;Germany&quot;;[.L152]=&quot;Italy&quot;;[.L152]=&quot;Spain&quot;;[.L152]=&quot;Sweden&quot;);&quot;Fourteen&quot;;IF([.L152]=&quot;&quot;;&quot;Not Disclosed&quot;;IF(OR([.L152]=&quot;British Virgin Islands&quot;;[.L152]=&quot;Gibraltar&quot;;[.L152]=&quot;British Indian Ocean&quot;;[.L152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2]=&quot;Five&quot;);[.AC152]=&quot;Yes&quot;;[.W152]=&quot;Yes&quot;;OR([.T152]=&quot;Email&quot;;[.T152]=&quot;Yes&quot;);[.O152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/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6" calcext:value-type="float">
            <text:p>6</text:p>
          </table:table-cell>
          <table:table-cell table:style-name="ce192"/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4" calcext:value-type="float">
            <text:p>1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.17" calcext:value-type="float">
            <text:p>$4.17</text:p>
          </table:table-cell>
          <table:table-cell table:style-name="ce235" table:formula="of:=[.BC152]/[.AT152]" office:value-type="float" office:value="0.1668" calcext:value-type="float">
            <text:p>$0.17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4" calcext:value-type="float">
            <text:p>14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UnoTelly</text:p>
          </table:table-cell>
          <table:table-cell table:style-name="ce18" table:formula="of:=IF(OR([.M153]=&quot;Five&quot;);3;0)+IF(OR([.M153]=&quot;Not Disclosed&quot;);1.5;0)+IF(OR([.M153]=&quot;Nine&quot;;[.M153]=&quot;Fourteen&quot;;[.M153]=&quot;See Note&quot;;[.M153]=&quot;Cooperative&quot;);1;0)+IF(OR([.N153]=&quot;Yes&quot;);2;0)+IF(OR([.N153]=&quot;Not Disclosed&quot;);1.5;0)+IF(OR([.N153]=&quot;Owned&quot;);1;0)" office:value-type="float" office:value="3" calcext:value-type="float">
            <text:p>3</text:p>
          </table:table-cell>
          <table:table-cell table:style-name="ce26" table:formula="of:=COUNTIF([.P153:.S153];&quot;Yes&quot;)+(0.5*COUNTIF([.P153:.S153];&quot;&quot;))+(0.5*COUNTIF([.P153:.S153];&quot;See Note&quot;))+(3*COUNTIF([.O153];&quot;Yes&quot;))" office:value-type="float" office:value="3" calcext:value-type="float">
            <text:p>3</text:p>
          </table:table-cell>
          <table:table-cell table:style-name="ce31" table:formula="of:=(3*COUNTIF([.T153];&quot;No&quot;))+COUNTIF([.W153:.X153];&quot;No&quot;)" office:value-type="float" office:value="5" calcext:value-type="float">
            <text:p>5</text:p>
          </table:table-cell>
          <table:table-cell table:style-name="ce35" table:formula="of:=COUNTIF([.AA153];&quot;No&quot;)+COUNTIF([.AB153];&quot;No&quot;)+(0.5*COUNTIF([.AB153];&quot;See Note&quot;))+(3*COUNTIF([.AC153];&quot;No&quot;))+COUNTIF([.AL153];&quot;Yes&quot;)+(0.5*COUNTIF([.AL153];&quot;Some&quot;))+COUNTIF([.AM153];&quot;Yes&quot;)+(0.5*COUNTIF([.AM153];&quot;Some&quot;))" office:value-type="float" office:value="2" calcext:value-type="float">
            <text:p>2</text:p>
          </table:table-cell>
          <table:table-cell table:style-name="ce39" table:formula="of:=(IF(OR([.AP153]=&quot;MPPE-128&quot;;[.AP153]=&quot;Blowfish-64&quot;);1;(IF(OR([.AP153]=&quot;See Note&quot;;[.AP153]=&quot;Blowfish-128&quot;);0.5;IF(OR([.AP153]=&quot;AES-128&quot;;[.AP153]=&quot;AES-160&quot;;[.AP153]=&quot;AES-192&quot;;[.AP153]=&quot;AES-256&quot;);0;0)))+(IF(OR([.AQ153]=&quot;MPPE-128&quot;;[.AQ153]=&quot;Blowfish-64&quot;);2;(IF(OR([.AQ153]=&quot;See Note&quot;;[.AQ153]=&quot;Blowfish-128&quot;;[.AQ153]=&quot;&quot;);1;IF(OR([.AQ153]=&quot;AES-128&quot;;[.AQ153]=&quot;AES-160&quot;;[.AQ153]=&quot;AES-192&quot;;[.AQ153]=&quot;AES-256&quot;);0;0)))))))+IF(OR([.AR153]=&quot;MS-CHAPv2&quot;;[.AR153]=&quot;RSA-RC4&quot;;[.AR153]=&quot;RSA-1024&quot;);1;IF(OR([.AR153]=&quot;See Note&quot;;[.AR153]=&quot;&quot;);0.5;IF(OR([.AR153]=&quot;RSA-4096&quot;;[.AR153]=&quot;RSA-2048&quot;;[.AR153]=&quot;DH-2048&quot;;[.AR153]=&quot;CA-4096&quot;);0;0)))+IF(OR([.AS153]=&quot;MS-CHAPv2&quot;;[.AS153]=&quot;RSA-RC4&quot;;[.AS153]=&quot;RSA-1024&quot;);2;IF(OR([.AS153]=&quot;See Note&quot;;[.AS153]=&quot;&quot;);1;IF(OR([.AS153]=&quot;RSA-4096&quot;;[.AS153]=&quot;RSA-2048&quot;;[.AS153]=&quot;DH-2048&quot;);0;0)))" office:value-type="float" office:value="2.5" calcext:value-type="float">
            <text:p>2.5</text:p>
          </table:table-cell>
          <table:table-cell table:style-name="ce43" table:formula="of:=IF([.AT153]&lt;3;2;0)+IF([.AU153]&lt;10;1;IF([.AU153]=&quot;&quot;;1;0))+IF([.AV153]&lt;3;2;IF([.AV153]&lt;10;1;IF([.AV153]=&quot;&quot;;1;0)))" office:value-type="float" office:value="4" calcext:value-type="float">
            <text:p>4</text:p>
          </table:table-cell>
          <table:table-cell table:style-name="ce48" table:formula="of:=IF([.AX153]=0;0;IF([.AX153]&lt;5;1;IF([.AX153]&lt;10;2;3)))+IF([.AY153]=0;0;IF([.AY153]&lt;3;1;IF([.AY153]&lt;10;2;3)))+IF([.AZ153]=0;0;IF([.AZ153]&lt;5;1;IF([.AZ153]&lt;10;2;3)))+IF([.BA153]=&quot;A&quot;;0;IF([.BA153]=&quot;A+&quot;;0;IF([.BA153]=&quot;B&quot;;1;5)))+IF([.BB153]=&quot;Self&quot;;0;IF([.BB153]=&quot;CloudFlare&quot;;2;IF([.BB153]=&quot;Incapsula&quot;;2;3)))" office:value-type="float" office:value="5" calcext:value-type="float">
            <text:p>5</text:p>
          </table:table-cell>
          <table:table-cell table:style-name="ce52" table:formula="of:=IF([.BC153]&lt;PricePercentile33;0;IF([.BC153]&lt;PricePercentile66;1;2))+IF([.BD153]&lt;ConPricePercentile33;0;IF([.BD153]&lt;ConPricePercentile66;1;2))+IF([.BE153]=&quot;Free&quot;;0;IF([.BE153]=&quot;Yes&quot;;0;1))+IF([.BF153]=&quot;Free&quot;;0;IF([.BF153]&gt;29;0;IF([.BF153]&gt;13;1;IF([.BF153]&gt;6;2;3))))" office:value-type="float" office:value="5" calcext:value-type="float">
            <text:p>5</text:p>
          </table:table-cell>
          <table:table-cell table:style-name="ce58" table:formula="of:=IF([.BG153]=&quot;Yes&quot;;1;0)+IF([.BH153]=&quot;Yes&quot;;1;0)+IF([.BI153]=&quot;Yes&quot;;1;0)+IF([.BJ153]=&quot;No&quot;;1;IF([.BJ153]=&quot;&quot;;0;IF([.BJ153]=&quot;Some&quot;;0.5;0)))+IF([.BK153]=&quot;No&quot;;1;IF([.BK153]=&quot;&quot;;0;IF([.BK153]=&quot;Some&quot;;0.5;0)))+IF([.BL153]=&quot;No&quot;;1;IF([.BL153]=&quot;&quot;;0;IF([.BL153]=&quot;Some&quot;;0.5;0)))+IF([.BM153]=&quot;&quot;;0;1)+IF([.BN153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153]=&quot;USA&quot;;[.L153]=&quot;UK&quot;;[.L153]=&quot;Canada&quot;;[.L153]=&quot;Australia&quot;;[.L153]=&quot;New Zealand&quot;);&quot;Five&quot;;(IF(OR([.L153]=&quot;Denmark&quot;;[.L153]=&quot;France&quot;;[.L153]=&quot;Netherlands&quot;;[.L153]=&quot;Norway&quot;);&quot;Nine&quot;;IF(OR([.L153]=&quot;Belgium&quot;;[.L153]=&quot;Germany&quot;;[.L153]=&quot;Italy&quot;;[.L153]=&quot;Spain&quot;;[.L153]=&quot;Sweden&quot;);&quot;Fourteen&quot;;IF([.L153]=&quot;&quot;;&quot;Not Disclosed&quot;;IF(OR([.L153]=&quot;British Virgin Islands&quot;;[.L153]=&quot;Gibraltar&quot;;[.L153]=&quot;British Indian Ocean&quot;;[.L15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3]=&quot;Five&quot;);[.AC153]=&quot;Yes&quot;;[.W153]=&quot;Yes&quot;;OR([.T153]=&quot;Email&quot;;[.T153]=&quot;Yes&quot;);[.O153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30" calcext:value-type="float">
            <text:p>30</text:p>
          </table:table-cell>
          <table:table-cell table:style-name="ce192"/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3" calcext:value-type="float">
            <text:p>$4.93</text:p>
          </table:table-cell>
          <table:table-cell table:style-name="ce235" table:formula="of:=[.BC153]/[.AT153]" office:value-type="float" office:value="4.93" calcext:value-type="float">
            <text:p>$4.9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Unseen Online</text:p>
          </table:table-cell>
          <table:table-cell table:style-name="ce18" table:formula="of:=IF(OR([.M154]=&quot;Five&quot;);3;0)+IF(OR([.M154]=&quot;Not Disclosed&quot;);1.5;0)+IF(OR([.M154]=&quot;Nine&quot;;[.M154]=&quot;Fourteen&quot;;[.M154]=&quot;See Note&quot;;[.M154]=&quot;Cooperative&quot;);1;0)+IF(OR([.N154]=&quot;Yes&quot;);2;0)+IF(OR([.N154]=&quot;Not Disclosed&quot;);1.5;0)+IF(OR([.N154]=&quot;Owned&quot;);1;0)" office:value-type="float" office:value="5" calcext:value-type="float">
            <text:p>5</text:p>
          </table:table-cell>
          <table:table-cell table:style-name="ce26" table:formula="of:=COUNTIF([.P154:.S154];&quot;Yes&quot;)+(0.5*COUNTIF([.P154:.S154];&quot;&quot;))+(0.5*COUNTIF([.P154:.S154];&quot;See Note&quot;))+(3*COUNTIF([.O154];&quot;Yes&quot;))" office:value-type="float" office:value="2.5" calcext:value-type="float">
            <text:p>2.5</text:p>
          </table:table-cell>
          <table:table-cell table:style-name="ce31" table:formula="of:=(3*COUNTIF([.T154];&quot;No&quot;))+COUNTIF([.W154:.X154];&quot;No&quot;)" office:value-type="float" office:value="5" calcext:value-type="float">
            <text:p>5</text:p>
          </table:table-cell>
          <table:table-cell table:style-name="ce35" table:formula="of:=COUNTIF([.AA154];&quot;No&quot;)+COUNTIF([.AB154];&quot;No&quot;)+(0.5*COUNTIF([.AB154];&quot;See Note&quot;))+(3*COUNTIF([.AC154];&quot;No&quot;))+COUNTIF([.AL154];&quot;Yes&quot;)+(0.5*COUNTIF([.AL154];&quot;Some&quot;))+COUNTIF([.AM154];&quot;Yes&quot;)+(0.5*COUNTIF([.AM154];&quot;Some&quot;))" office:value-type="float" office:value="2" calcext:value-type="float">
            <text:p>2</text:p>
          </table:table-cell>
          <table:table-cell table:style-name="ce39" table:formula="of:=(IF(OR([.AP154]=&quot;MPPE-128&quot;;[.AP154]=&quot;Blowfish-64&quot;);1;(IF(OR([.AP154]=&quot;See Note&quot;;[.AP154]=&quot;Blowfish-128&quot;);0.5;IF(OR([.AP154]=&quot;AES-128&quot;;[.AP154]=&quot;AES-160&quot;;[.AP154]=&quot;AES-192&quot;;[.AP154]=&quot;AES-256&quot;);0;0)))+(IF(OR([.AQ154]=&quot;MPPE-128&quot;;[.AQ154]=&quot;Blowfish-64&quot;);2;(IF(OR([.AQ154]=&quot;See Note&quot;;[.AQ154]=&quot;Blowfish-128&quot;;[.AQ154]=&quot;&quot;);1;IF(OR([.AQ154]=&quot;AES-128&quot;;[.AQ154]=&quot;AES-160&quot;;[.AQ154]=&quot;AES-192&quot;;[.AQ154]=&quot;AES-256&quot;);0;0)))))))+IF(OR([.AR154]=&quot;MS-CHAPv2&quot;;[.AR154]=&quot;RSA-RC4&quot;;[.AR154]=&quot;RSA-1024&quot;);1;IF(OR([.AR154]=&quot;See Note&quot;;[.AR154]=&quot;&quot;);0.5;IF(OR([.AR154]=&quot;RSA-4096&quot;;[.AR154]=&quot;RSA-2048&quot;;[.AR154]=&quot;DH-2048&quot;;[.AR154]=&quot;CA-4096&quot;);0;0)))+IF(OR([.AS154]=&quot;MS-CHAPv2&quot;;[.AS154]=&quot;RSA-RC4&quot;;[.AS154]=&quot;RSA-1024&quot;);2;IF(OR([.AS154]=&quot;See Note&quot;;[.AS154]=&quot;&quot;);1;IF(OR([.AS154]=&quot;RSA-4096&quot;;[.AS154]=&quot;RSA-2048&quot;;[.AS154]=&quot;DH-2048&quot;);0;0)))" office:value-type="float" office:value="2.5" calcext:value-type="float">
            <text:p>2.5</text:p>
          </table:table-cell>
          <table:table-cell table:style-name="ce43" table:formula="of:=IF([.AT154]&lt;3;2;0)+IF([.AU154]&lt;10;1;IF([.AU154]=&quot;&quot;;1;0))+IF([.AV154]&lt;3;2;IF([.AV154]&lt;10;1;IF([.AV154]=&quot;&quot;;1;0)))" office:value-type="float" office:value="3" calcext:value-type="float">
            <text:p>3</text:p>
          </table:table-cell>
          <table:table-cell table:style-name="ce48" table:formula="of:=IF([.AX154]=0;0;IF([.AX154]&lt;5;1;IF([.AX154]&lt;10;2;3)))+IF([.AY154]=0;0;IF([.AY154]&lt;3;1;IF([.AY154]&lt;10;2;3)))+IF([.AZ154]=0;0;IF([.AZ154]&lt;5;1;IF([.AZ154]&lt;10;2;3)))+IF([.BA154]=&quot;A&quot;;0;IF([.BA154]=&quot;A+&quot;;0;IF([.BA154]=&quot;B&quot;;1;5)))+IF([.BB154]=&quot;Self&quot;;0;IF([.BB154]=&quot;CloudFlare&quot;;2;IF([.BB154]=&quot;Incapsula&quot;;2;3)))" office:value-type="float" office:value="7" calcext:value-type="float">
            <text:p>7</text:p>
          </table:table-cell>
          <table:table-cell table:style-name="ce52" table:formula="of:=IF([.BC154]&lt;PricePercentile33;0;IF([.BC154]&lt;PricePercentile66;1;2))+IF([.BD154]&lt;ConPricePercentile33;0;IF([.BD154]&lt;ConPricePercentile66;1;2))+IF([.BE154]=&quot;Free&quot;;0;IF([.BE154]=&quot;Yes&quot;;0;1))+IF([.BF154]=&quot;Free&quot;;0;IF([.BF154]&gt;29;0;IF([.BF154]&gt;13;1;IF([.BF154]&gt;6;2;3))))" office:value-type="float" office:value="0" calcext:value-type="float">
            <text:p>0</text:p>
          </table:table-cell>
          <table:table-cell table:style-name="ce58" table:formula="of:=IF([.BG154]=&quot;Yes&quot;;1;0)+IF([.BH154]=&quot;Yes&quot;;1;0)+IF([.BI154]=&quot;Yes&quot;;1;0)+IF([.BJ154]=&quot;No&quot;;1;IF([.BJ154]=&quot;&quot;;0;IF([.BJ154]=&quot;Some&quot;;0.5;0)))+IF([.BK154]=&quot;No&quot;;1;IF([.BK154]=&quot;&quot;;0;IF([.BK154]=&quot;Some&quot;;0.5;0)))+IF([.BL154]=&quot;No&quot;;1;IF([.BL154]=&quot;&quot;;0;IF([.BL154]=&quot;Some&quot;;0.5;0)))+IF([.BM154]=&quot;&quot;;0;1)+IF([.BN154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54]=&quot;USA&quot;;[.L154]=&quot;UK&quot;;[.L154]=&quot;Canada&quot;;[.L154]=&quot;Australia&quot;;[.L154]=&quot;New Zealand&quot;);&quot;Five&quot;;(IF(OR([.L154]=&quot;Denmark&quot;;[.L154]=&quot;France&quot;;[.L154]=&quot;Netherlands&quot;;[.L154]=&quot;Norway&quot;);&quot;Nine&quot;;IF(OR([.L154]=&quot;Belgium&quot;;[.L154]=&quot;Germany&quot;;[.L154]=&quot;Italy&quot;;[.L154]=&quot;Spain&quot;;[.L154]=&quot;Sweden&quot;);&quot;Fourteen&quot;;IF([.L154]=&quot;&quot;;&quot;Not Disclosed&quot;;IF(OR([.L154]=&quot;British Virgin Islands&quot;;[.L154]=&quot;Gibraltar&quot;;[.L154]=&quot;British Indian Ocean&quot;;[.L15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/>
          <table:table-cell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4]=&quot;Five&quot;);[.AC154]=&quot;Yes&quot;;[.W154]=&quot;Yes&quot;;OR([.T154]=&quot;Email&quot;;[.T154]=&quot;Yes&quot;);[.O15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9" calcext:value-type="float">
            <text:p>9</text:p>
          </table:table-cell>
          <table:table-cell table:style-name="ce192" office:value-type="float" office:value="15" calcext:value-type="float">
            <text:p>15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0" calcext:value-type="float">
            <text:p>$0.00</text:p>
          </table:table-cell>
          <table:table-cell table:style-name="ce235" table:formula="of:=[.BC154]/[.AT154]" office:value-type="float" office:value="0" calcext:value-type="float">
            <text:p>$0.00</text:p>
          </table:table-cell>
          <table:table-cell table:style-name="ce241" office:value-type="string" calcext:value-type="string">
            <text:p>Free</text:p>
          </table:table-cell>
          <table:table-cell table:style-name="ce247" office:value-type="string" calcext:value-type="string">
            <text:p>Free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Unspyable</text:p>
          </table:table-cell>
          <table:table-cell table:style-name="ce18" table:formula="of:=IF(OR([.M155]=&quot;Five&quot;);3;0)+IF(OR([.M155]=&quot;Not Disclosed&quot;);1.5;0)+IF(OR([.M155]=&quot;Nine&quot;;[.M155]=&quot;Fourteen&quot;;[.M155]=&quot;See Note&quot;;[.M155]=&quot;Cooperative&quot;);1;0)+IF(OR([.N155]=&quot;Yes&quot;);2;0)+IF(OR([.N155]=&quot;Not Disclosed&quot;);1.5;0)+IF(OR([.N155]=&quot;Owned&quot;);1;0)" office:value-type="float" office:value="5" calcext:value-type="float">
            <text:p>5</text:p>
          </table:table-cell>
          <table:table-cell table:style-name="ce26" table:formula="of:=COUNTIF([.P155:.S155];&quot;Yes&quot;)+(0.5*COUNTIF([.P155:.S155];&quot;&quot;))+(0.5*COUNTIF([.P155:.S155];&quot;See Note&quot;))+(3*COUNTIF([.O155];&quot;Yes&quot;))" office:value-type="float" office:value="2" calcext:value-type="float">
            <text:p>2</text:p>
          </table:table-cell>
          <table:table-cell table:style-name="ce31" table:formula="of:=(3*COUNTIF([.T155];&quot;No&quot;))+COUNTIF([.W155:.X155];&quot;No&quot;)" office:value-type="float" office:value="0" calcext:value-type="float">
            <text:p>0</text:p>
          </table:table-cell>
          <table:table-cell table:style-name="ce35" table:formula="of:=COUNTIF([.AA155];&quot;No&quot;)+COUNTIF([.AB155];&quot;No&quot;)+(0.5*COUNTIF([.AB155];&quot;See Note&quot;))+(3*COUNTIF([.AC155];&quot;No&quot;))+COUNTIF([.AL155];&quot;Yes&quot;)+(0.5*COUNTIF([.AL155];&quot;Some&quot;))+COUNTIF([.AM155];&quot;Yes&quot;)+(0.5*COUNTIF([.AM155];&quot;Some&quot;))" office:value-type="float" office:value="3" calcext:value-type="float">
            <text:p>3</text:p>
          </table:table-cell>
          <table:table-cell table:style-name="ce39" table:formula="of:=(IF(OR([.AP155]=&quot;MPPE-128&quot;;[.AP155]=&quot;Blowfish-64&quot;);1;(IF(OR([.AP155]=&quot;See Note&quot;;[.AP155]=&quot;Blowfish-128&quot;);0.5;IF(OR([.AP155]=&quot;AES-128&quot;;[.AP155]=&quot;AES-160&quot;;[.AP155]=&quot;AES-192&quot;;[.AP155]=&quot;AES-256&quot;);0;0)))+(IF(OR([.AQ155]=&quot;MPPE-128&quot;;[.AQ155]=&quot;Blowfish-64&quot;);2;(IF(OR([.AQ155]=&quot;See Note&quot;;[.AQ155]=&quot;Blowfish-128&quot;;[.AQ155]=&quot;&quot;);1;IF(OR([.AQ155]=&quot;AES-128&quot;;[.AQ155]=&quot;AES-160&quot;;[.AQ155]=&quot;AES-192&quot;;[.AQ155]=&quot;AES-256&quot;);0;0)))))))+IF(OR([.AR155]=&quot;MS-CHAPv2&quot;;[.AR155]=&quot;RSA-RC4&quot;;[.AR155]=&quot;RSA-1024&quot;);1;IF(OR([.AR155]=&quot;See Note&quot;;[.AR155]=&quot;&quot;);0.5;IF(OR([.AR155]=&quot;RSA-4096&quot;;[.AR155]=&quot;RSA-2048&quot;;[.AR155]=&quot;DH-2048&quot;;[.AR155]=&quot;CA-4096&quot;);0;0)))+IF(OR([.AS155]=&quot;MS-CHAPv2&quot;;[.AS155]=&quot;RSA-RC4&quot;;[.AS155]=&quot;RSA-1024&quot;);2;IF(OR([.AS155]=&quot;See Note&quot;;[.AS155]=&quot;&quot;);1;IF(OR([.AS155]=&quot;RSA-4096&quot;;[.AS155]=&quot;RSA-2048&quot;;[.AS155]=&quot;DH-2048&quot;);0;0)))" office:value-type="float" office:value="0.5" calcext:value-type="float">
            <text:p>0.5</text:p>
          </table:table-cell>
          <table:table-cell table:style-name="ce43" table:formula="of:=IF([.AT155]&lt;3;2;0)+IF([.AU155]&lt;10;1;IF([.AU155]=&quot;&quot;;1;0))+IF([.AV155]&lt;3;2;IF([.AV155]&lt;10;1;IF([.AV155]=&quot;&quot;;1;0)))" office:value-type="float" office:value="4" calcext:value-type="float">
            <text:p>4</text:p>
          </table:table-cell>
          <table:table-cell table:style-name="ce48" table:formula="of:=IF([.AX155]=0;0;IF([.AX155]&lt;5;1;IF([.AX155]&lt;10;2;3)))+IF([.AY155]=0;0;IF([.AY155]&lt;3;1;IF([.AY155]&lt;10;2;3)))+IF([.AZ155]=0;0;IF([.AZ155]&lt;5;1;IF([.AZ155]&lt;10;2;3)))+IF([.BA155]=&quot;A&quot;;0;IF([.BA155]=&quot;A+&quot;;0;IF([.BA155]=&quot;B&quot;;1;5)))+IF([.BB155]=&quot;Self&quot;;0;IF([.BB155]=&quot;CloudFlare&quot;;2;IF([.BB155]=&quot;Incapsula&quot;;2;3)))" office:value-type="float" office:value="8" calcext:value-type="float">
            <text:p>8</text:p>
          </table:table-cell>
          <table:table-cell table:style-name="ce52" table:formula="of:=IF([.BC155]&lt;PricePercentile33;0;IF([.BC155]&lt;PricePercentile66;1;2))+IF([.BD155]&lt;ConPricePercentile33;0;IF([.BD155]&lt;ConPricePercentile66;1;2))+IF([.BE155]=&quot;Free&quot;;0;IF([.BE155]=&quot;Yes&quot;;0;1))+IF([.BF155]=&quot;Free&quot;;0;IF([.BF155]&gt;29;0;IF([.BF155]&gt;13;1;IF([.BF155]&gt;6;2;3))))" office:value-type="float" office:value="8" calcext:value-type="float">
            <text:p>8</text:p>
          </table:table-cell>
          <table:table-cell table:style-name="ce58" table:formula="of:=IF([.BG155]=&quot;Yes&quot;;1;0)+IF([.BH155]=&quot;Yes&quot;;1;0)+IF([.BI155]=&quot;Yes&quot;;1;0)+IF([.BJ155]=&quot;No&quot;;1;IF([.BJ155]=&quot;&quot;;0;IF([.BJ155]=&quot;Some&quot;;0.5;0)))+IF([.BK155]=&quot;No&quot;;1;IF([.BK155]=&quot;&quot;;0;IF([.BK155]=&quot;Some&quot;;0.5;0)))+IF([.BL155]=&quot;No&quot;;1;IF([.BL155]=&quot;&quot;;0;IF([.BL155]=&quot;Some&quot;;0.5;0)))+IF([.BM155]=&quot;&quot;;0;1)+IF([.BN155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55]=&quot;USA&quot;;[.L155]=&quot;UK&quot;;[.L155]=&quot;Canada&quot;;[.L155]=&quot;Australia&quot;;[.L155]=&quot;New Zealand&quot;);&quot;Five&quot;;(IF(OR([.L155]=&quot;Denmark&quot;;[.L155]=&quot;France&quot;;[.L155]=&quot;Netherlands&quot;;[.L155]=&quot;Norway&quot;);&quot;Nine&quot;;IF(OR([.L155]=&quot;Belgium&quot;;[.L155]=&quot;Germany&quot;;[.L155]=&quot;Italy&quot;;[.L155]=&quot;Spain&quot;;[.L155]=&quot;Sweden&quot;);&quot;Fourteen&quot;;IF([.L155]=&quot;&quot;;&quot;Not Disclosed&quot;;IF(OR([.L155]=&quot;British Virgin Islands&quot;;[.L155]=&quot;Gibraltar&quot;;[.L155]=&quot;British Indian Ocean&quot;;[.L155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5]=&quot;Five&quot;);[.AC155]=&quot;Yes&quot;;[.W155]=&quot;Yes&quot;;OR([.T155]=&quot;Email&quot;;[.T155]=&quot;Yes&quot;);[.O15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 office:value-type="string" calcext:value-type="string">
            <text:p>Yes</text:p>
          </table:table-cell>
          <table:table-cell table:style-name="ce153" office:value-type="string" calcext:value-type="string">
            <text:p>Some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 office:value-type="string" calcext:value-type="string">
            <text:p>RSA-4096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1" calcext:value-type="float">
            <text:p>11</text:p>
          </table:table-cell>
          <table:table-cell table:style-name="ce192"/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6.67" calcext:value-type="float">
            <text:p>$6.67</text:p>
          </table:table-cell>
          <table:table-cell table:style-name="ce235" table:formula="of:=[.BC155]/[.AT155]" office:value-type="float" office:value="6.67" calcext:value-type="float">
            <text:p>$6.6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anishedVPN</text:p>
          </table:table-cell>
          <table:table-cell table:style-name="ce18" table:formula="of:=IF(OR([.M156]=&quot;Five&quot;);3;0)+IF(OR([.M156]=&quot;Not Disclosed&quot;);1.5;0)+IF(OR([.M156]=&quot;Nine&quot;;[.M156]=&quot;Fourteen&quot;;[.M156]=&quot;See Note&quot;;[.M156]=&quot;Cooperative&quot;);1;0)+IF(OR([.N156]=&quot;Yes&quot;);2;0)+IF(OR([.N156]=&quot;Not Disclosed&quot;);1.5;0)+IF(OR([.N156]=&quot;Owned&quot;);1;0)" office:value-type="float" office:value="3" calcext:value-type="float">
            <text:p>3</text:p>
          </table:table-cell>
          <table:table-cell table:style-name="ce26" table:formula="of:=COUNTIF([.P156:.S156];&quot;Yes&quot;)+(0.5*COUNTIF([.P156:.S156];&quot;&quot;))+(0.5*COUNTIF([.P156:.S156];&quot;See Note&quot;))+(3*COUNTIF([.O156];&quot;Yes&quot;))" office:value-type="float" office:value="2" calcext:value-type="float">
            <text:p>2</text:p>
          </table:table-cell>
          <table:table-cell table:style-name="ce31" table:formula="of:=(3*COUNTIF([.T156];&quot;No&quot;))+COUNTIF([.W156:.X156];&quot;No&quot;)" office:value-type="float" office:value="5" calcext:value-type="float">
            <text:p>5</text:p>
          </table:table-cell>
          <table:table-cell table:style-name="ce35" table:formula="of:=COUNTIF([.AA156];&quot;No&quot;)+COUNTIF([.AB156];&quot;No&quot;)+(0.5*COUNTIF([.AB156];&quot;See Note&quot;))+(3*COUNTIF([.AC156];&quot;No&quot;))+COUNTIF([.AL156];&quot;Yes&quot;)+(0.5*COUNTIF([.AL156];&quot;Some&quot;))+COUNTIF([.AM156];&quot;Yes&quot;)+(0.5*COUNTIF([.AM156];&quot;Some&quot;))" office:value-type="float" office:value="2.5" calcext:value-type="float">
            <text:p>2.5</text:p>
          </table:table-cell>
          <table:table-cell table:style-name="ce39" table:formula="of:=(IF(OR([.AP156]=&quot;MPPE-128&quot;;[.AP156]=&quot;Blowfish-64&quot;);1;(IF(OR([.AP156]=&quot;See Note&quot;;[.AP156]=&quot;Blowfish-128&quot;);0.5;IF(OR([.AP156]=&quot;AES-128&quot;;[.AP156]=&quot;AES-160&quot;;[.AP156]=&quot;AES-192&quot;;[.AP156]=&quot;AES-256&quot;);0;0)))+(IF(OR([.AQ156]=&quot;MPPE-128&quot;;[.AQ156]=&quot;Blowfish-64&quot;);2;(IF(OR([.AQ156]=&quot;See Note&quot;;[.AQ156]=&quot;Blowfish-128&quot;;[.AQ156]=&quot;&quot;);1;IF(OR([.AQ156]=&quot;AES-128&quot;;[.AQ156]=&quot;AES-160&quot;;[.AQ156]=&quot;AES-192&quot;;[.AQ156]=&quot;AES-256&quot;);0;0)))))))+IF(OR([.AR156]=&quot;MS-CHAPv2&quot;;[.AR156]=&quot;RSA-RC4&quot;;[.AR156]=&quot;RSA-1024&quot;);1;IF(OR([.AR156]=&quot;See Note&quot;;[.AR156]=&quot;&quot;);0.5;IF(OR([.AR156]=&quot;RSA-4096&quot;;[.AR156]=&quot;RSA-2048&quot;;[.AR156]=&quot;DH-2048&quot;;[.AR156]=&quot;CA-4096&quot;);0;0)))+IF(OR([.AS156]=&quot;MS-CHAPv2&quot;;[.AS156]=&quot;RSA-RC4&quot;;[.AS156]=&quot;RSA-1024&quot;);2;IF(OR([.AS156]=&quot;See Note&quot;;[.AS156]=&quot;&quot;);1;IF(OR([.AS156]=&quot;RSA-4096&quot;;[.AS156]=&quot;RSA-2048&quot;;[.AS156]=&quot;DH-2048&quot;);0;0)))" office:value-type="float" office:value="2.5" calcext:value-type="float">
            <text:p>2.5</text:p>
          </table:table-cell>
          <table:table-cell table:style-name="ce43" table:formula="of:=IF([.AT156]&lt;3;2;0)+IF([.AU156]&lt;10;1;IF([.AU156]=&quot;&quot;;1;0))+IF([.AV156]&lt;3;2;IF([.AV156]&lt;10;1;IF([.AV156]=&quot;&quot;;1;0)))" office:value-type="float" office:value="3" calcext:value-type="float">
            <text:p>3</text:p>
          </table:table-cell>
          <table:table-cell table:style-name="ce48" table:formula="of:=IF([.AX156]=0;0;IF([.AX156]&lt;5;1;IF([.AX156]&lt;10;2;3)))+IF([.AY156]=0;0;IF([.AY156]&lt;3;1;IF([.AY156]&lt;10;2;3)))+IF([.AZ156]=0;0;IF([.AZ156]&lt;5;1;IF([.AZ156]&lt;10;2;3)))+IF([.BA156]=&quot;A&quot;;0;IF([.BA156]=&quot;A+&quot;;0;IF([.BA156]=&quot;B&quot;;1;5)))+IF([.BB156]=&quot;Self&quot;;0;IF([.BB156]=&quot;CloudFlare&quot;;2;IF([.BB156]=&quot;Incapsula&quot;;2;3)))" office:value-type="float" office:value="4" calcext:value-type="float">
            <text:p>4</text:p>
          </table:table-cell>
          <table:table-cell table:style-name="ce52" table:formula="of:=IF([.BC156]&lt;PricePercentile33;0;IF([.BC156]&lt;PricePercentile66;1;2))+IF([.BD156]&lt;ConPricePercentile33;0;IF([.BD156]&lt;ConPricePercentile66;1;2))+IF([.BE156]=&quot;Free&quot;;0;IF([.BE156]=&quot;Yes&quot;;0;1))+IF([.BF156]=&quot;Free&quot;;0;IF([.BF156]&gt;29;0;IF([.BF156]&gt;13;1;IF([.BF156]&gt;6;2;3))))" office:value-type="float" office:value="7" calcext:value-type="float">
            <text:p>7</text:p>
          </table:table-cell>
          <table:table-cell table:style-name="ce58" table:formula="of:=IF([.BG156]=&quot;Yes&quot;;1;0)+IF([.BH156]=&quot;Yes&quot;;1;0)+IF([.BI156]=&quot;Yes&quot;;1;0)+IF([.BJ156]=&quot;No&quot;;1;IF([.BJ156]=&quot;&quot;;0;IF([.BJ156]=&quot;Some&quot;;0.5;0)))+IF([.BK156]=&quot;No&quot;;1;IF([.BK156]=&quot;&quot;;0;IF([.BK156]=&quot;Some&quot;;0.5;0)))+IF([.BL156]=&quot;No&quot;;1;IF([.BL156]=&quot;&quot;;0;IF([.BL156]=&quot;Some&quot;;0.5;0)))+IF([.BM156]=&quot;&quot;;0;1)+IF([.BN156]=&quot;&quot;;0;1)" office:value-type="float" office:value="0" calcext:value-type="float">
            <text:p>0</text:p>
          </table:table-cell>
          <table:table-cell table:style-name="ce21"/>
          <table:table-cell table:style-name="ce69"/>
          <table:table-cell table:style-name="ce75" table:formula="of:=IF(OR([.L156]=&quot;USA&quot;;[.L156]=&quot;UK&quot;;[.L156]=&quot;Canada&quot;;[.L156]=&quot;Australia&quot;;[.L156]=&quot;New Zealand&quot;);&quot;Five&quot;;(IF(OR([.L156]=&quot;Denmark&quot;;[.L156]=&quot;France&quot;;[.L156]=&quot;Netherlands&quot;;[.L156]=&quot;Norway&quot;);&quot;Nine&quot;;IF(OR([.L156]=&quot;Belgium&quot;;[.L156]=&quot;Germany&quot;;[.L156]=&quot;Italy&quot;;[.L156]=&quot;Spain&quot;;[.L156]=&quot;Sweden&quot;);&quot;Fourteen&quot;;IF([.L156]=&quot;&quot;;&quot;Not Disclosed&quot;;IF(OR([.L156]=&quot;British Virgin Islands&quot;;[.L156]=&quot;Gibraltar&quot;;[.L156]=&quot;British Indian Ocean&quot;;[.L156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6]=&quot;Five&quot;);[.AC156]=&quot;Yes&quot;;[.W156]=&quot;Yes&quot;;OR([.T156]=&quot;Email&quot;;[.T156]=&quot;Yes&quot;);[.O15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/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67" calcext:value-type="float">
            <text:p>$6.67</text:p>
          </table:table-cell>
          <table:table-cell table:style-name="ce235" table:formula="of:=[.BC156]/[.AT156]" office:value-type="float" office:value="2.22333333333333" calcext:value-type="float">
            <text:p>$2.2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ikingVPN</text:p>
          </table:table-cell>
          <table:table-cell table:style-name="ce18" table:formula="of:=IF(OR([.M157]=&quot;Five&quot;);3;0)+IF(OR([.M157]=&quot;Not Disclosed&quot;);1.5;0)+IF(OR([.M157]=&quot;Nine&quot;;[.M157]=&quot;Fourteen&quot;;[.M157]=&quot;See Note&quot;;[.M157]=&quot;Cooperative&quot;);1;0)+IF(OR([.N157]=&quot;Yes&quot;);2;0)+IF(OR([.N157]=&quot;Not Disclosed&quot;);1.5;0)+IF(OR([.N157]=&quot;Owned&quot;);1;0)" office:value-type="float" office:value="5" calcext:value-type="float">
            <text:p>5</text:p>
          </table:table-cell>
          <table:table-cell table:style-name="ce26" table:formula="of:=COUNTIF([.P157:.S157];&quot;Yes&quot;)+(0.5*COUNTIF([.P157:.S157];&quot;&quot;))+(0.5*COUNTIF([.P157:.S157];&quot;See Note&quot;))+(3*COUNTIF([.O157];&quot;Yes&quot;))" office:value-type="float" office:value="0.5" calcext:value-type="float">
            <text:p>0.5</text:p>
          </table:table-cell>
          <table:table-cell table:style-name="ce31" table:formula="of:=(3*COUNTIF([.T157];&quot;No&quot;))+COUNTIF([.W157:.X157];&quot;No&quot;)" office:value-type="float" office:value="0" calcext:value-type="float">
            <text:p>0</text:p>
          </table:table-cell>
          <table:table-cell table:style-name="ce35" table:formula="of:=COUNTIF([.AA157];&quot;No&quot;)+COUNTIF([.AB157];&quot;No&quot;)+(0.5*COUNTIF([.AB157];&quot;See Note&quot;))+(3*COUNTIF([.AC157];&quot;No&quot;))+COUNTIF([.AL157];&quot;Yes&quot;)+(0.5*COUNTIF([.AL157];&quot;Some&quot;))+COUNTIF([.AM157];&quot;Yes&quot;)+(0.5*COUNTIF([.AM157];&quot;Some&quot;))" office:value-type="float" office:value="2" calcext:value-type="float">
            <text:p>2</text:p>
          </table:table-cell>
          <table:table-cell table:style-name="ce39" table:formula="of:=(IF(OR([.AP157]=&quot;MPPE-128&quot;;[.AP157]=&quot;Blowfish-64&quot;);1;(IF(OR([.AP157]=&quot;See Note&quot;;[.AP157]=&quot;Blowfish-128&quot;);0.5;IF(OR([.AP157]=&quot;AES-128&quot;;[.AP157]=&quot;AES-160&quot;;[.AP157]=&quot;AES-192&quot;;[.AP157]=&quot;AES-256&quot;);0;0)))+(IF(OR([.AQ157]=&quot;MPPE-128&quot;;[.AQ157]=&quot;Blowfish-64&quot;);2;(IF(OR([.AQ157]=&quot;See Note&quot;;[.AQ157]=&quot;Blowfish-128&quot;;[.AQ157]=&quot;&quot;);1;IF(OR([.AQ157]=&quot;AES-128&quot;;[.AQ157]=&quot;AES-160&quot;;[.AQ157]=&quot;AES-192&quot;;[.AQ157]=&quot;AES-256&quot;);0;0)))))))+IF(OR([.AR157]=&quot;MS-CHAPv2&quot;;[.AR157]=&quot;RSA-RC4&quot;;[.AR157]=&quot;RSA-1024&quot;);1;IF(OR([.AR157]=&quot;See Note&quot;;[.AR157]=&quot;&quot;);0.5;IF(OR([.AR157]=&quot;RSA-4096&quot;;[.AR157]=&quot;RSA-2048&quot;;[.AR157]=&quot;DH-2048&quot;;[.AR157]=&quot;CA-4096&quot;);0;0)))+IF(OR([.AS157]=&quot;MS-CHAPv2&quot;;[.AS157]=&quot;RSA-RC4&quot;;[.AS157]=&quot;RSA-1024&quot;);2;IF(OR([.AS157]=&quot;See Note&quot;;[.AS157]=&quot;&quot;);1;IF(OR([.AS157]=&quot;RSA-4096&quot;;[.AS157]=&quot;RSA-2048&quot;;[.AS157]=&quot;DH-2048&quot;);0;0)))" office:value-type="float" office:value="0" calcext:value-type="float">
            <text:p>0</text:p>
          </table:table-cell>
          <table:table-cell table:style-name="ce43" table:formula="of:=IF([.AT157]&lt;3;2;0)+IF([.AU157]&lt;10;1;IF([.AU157]=&quot;&quot;;1;0))+IF([.AV157]&lt;3;2;IF([.AV157]&lt;10;1;IF([.AV157]=&quot;&quot;;1;0)))" office:value-type="float" office:value="1" calcext:value-type="float">
            <text:p>1</text:p>
          </table:table-cell>
          <table:table-cell table:style-name="ce48" table:formula="of:=IF([.AX157]=0;0;IF([.AX157]&lt;5;1;IF([.AX157]&lt;10;2;3)))+IF([.AY157]=0;0;IF([.AY157]&lt;3;1;IF([.AY157]&lt;10;2;3)))+IF([.AZ157]=0;0;IF([.AZ157]&lt;5;1;IF([.AZ157]&lt;10;2;3)))+IF([.BA157]=&quot;A&quot;;0;IF([.BA157]=&quot;A+&quot;;0;IF([.BA157]=&quot;B&quot;;1;5)))+IF([.BB157]=&quot;Self&quot;;0;IF([.BB157]=&quot;CloudFlare&quot;;2;IF([.BB157]=&quot;Incapsula&quot;;2;3)))" office:value-type="float" office:value="1" calcext:value-type="float">
            <text:p>1</text:p>
          </table:table-cell>
          <table:table-cell table:style-name="ce52" table:formula="of:=IF([.BC157]&lt;PricePercentile33;0;IF([.BC157]&lt;PricePercentile66;1;2))+IF([.BD157]&lt;ConPricePercentile33;0;IF([.BD157]&lt;ConPricePercentile66;1;2))+IF([.BE157]=&quot;Free&quot;;0;IF([.BE157]=&quot;Yes&quot;;0;1))+IF([.BF157]=&quot;Free&quot;;0;IF([.BF157]&gt;29;0;IF([.BF157]&gt;13;1;IF([.BF157]&gt;6;2;3))))" office:value-type="float" office:value="5" calcext:value-type="float">
            <text:p>5</text:p>
          </table:table-cell>
          <table:table-cell table:style-name="ce58" table:formula="of:=IF([.BG157]=&quot;Yes&quot;;1;0)+IF([.BH157]=&quot;Yes&quot;;1;0)+IF([.BI157]=&quot;Yes&quot;;1;0)+IF([.BJ157]=&quot;No&quot;;1;IF([.BJ157]=&quot;&quot;;0;IF([.BJ157]=&quot;Some&quot;;0.5;0)))+IF([.BK157]=&quot;No&quot;;1;IF([.BK157]=&quot;&quot;;0;IF([.BK157]=&quot;Some&quot;;0.5;0)))+IF([.BL157]=&quot;No&quot;;1;IF([.BL157]=&quot;&quot;;0;IF([.BL157]=&quot;Some&quot;;0.5;0)))+IF([.BM157]=&quot;&quot;;0;1)+IF([.BN157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57]=&quot;USA&quot;;[.L157]=&quot;UK&quot;;[.L157]=&quot;Canada&quot;;[.L157]=&quot;Australia&quot;;[.L157]=&quot;New Zealand&quot;);&quot;Five&quot;;(IF(OR([.L157]=&quot;Denmark&quot;;[.L157]=&quot;France&quot;;[.L157]=&quot;Netherlands&quot;;[.L157]=&quot;Norway&quot;);&quot;Nine&quot;;IF(OR([.L157]=&quot;Belgium&quot;;[.L157]=&quot;Germany&quot;;[.L157]=&quot;Italy&quot;;[.L157]=&quot;Spain&quot;;[.L157]=&quot;Sweden&quot;);&quot;Fourteen&quot;;IF([.L157]=&quot;&quot;;&quot;Not Disclosed&quot;;IF(OR([.L157]=&quot;British Virgin Islands&quot;;[.L157]=&quot;Gibraltar&quot;;[.L157]=&quot;British Indian Ocean&quot;;[.L157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57]=&quot;Five&quot;);[.AC157]=&quot;Yes&quot;;[.W157]=&quot;Yes&quot;;OR([.T157]=&quot;Email&quot;;[.T157]=&quot;Yes&quot;);[.O15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 office:value-type="float" office:value="77.09" calcext:value-type="float">
            <text:p>77.09</text:p>
          </table:table-cell>
          <table:table-cell table:style-name="ce166" office:value-type="float" office:value="31.4" calcext:value-type="float">
            <text:p>31.4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8" calcext:value-type="float">
            <text:p>8</text:p>
          </table:table-cell>
          <table:table-cell table:style-name="ce188" office:value-type="float" office:value="3" calcext:value-type="float">
            <text:p>3</text:p>
          </table:table-cell>
          <table:table-cell table:style-name="ce192" office:value-type="float" office:value="56" calcext:value-type="float">
            <text:p>56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9.99" calcext:value-type="float">
            <text:p>$9.99</text:p>
          </table:table-cell>
          <table:table-cell table:style-name="ce235" table:formula="of:=[.BC157]/[.AT157]" office:value-type="float" office:value="1.24875" calcext:value-type="float">
            <text:p>$1.2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4" calcext:value-type="float">
            <text:p>14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IP72</text:p>
          </table:table-cell>
          <table:table-cell table:style-name="ce18" table:formula="of:=IF(OR([.M158]=&quot;Five&quot;);3;0)+IF(OR([.M158]=&quot;Not Disclosed&quot;);1.5;0)+IF(OR([.M158]=&quot;Nine&quot;;[.M158]=&quot;Fourteen&quot;;[.M158]=&quot;See Note&quot;;[.M158]=&quot;Cooperative&quot;);1;0)+IF(OR([.N158]=&quot;Yes&quot;);2;0)+IF(OR([.N158]=&quot;Not Disclosed&quot;);1.5;0)+IF(OR([.N158]=&quot;Owned&quot;);1;0)" office:value-type="float" office:value="3" calcext:value-type="float">
            <text:p>3</text:p>
          </table:table-cell>
          <table:table-cell table:style-name="ce26" table:formula="of:=COUNTIF([.P158:.S158];&quot;Yes&quot;)+(0.5*COUNTIF([.P158:.S158];&quot;&quot;))+(0.5*COUNTIF([.P158:.S158];&quot;See Note&quot;))+(3*COUNTIF([.O158];&quot;Yes&quot;))" office:value-type="float" office:value="2" calcext:value-type="float">
            <text:p>2</text:p>
          </table:table-cell>
          <table:table-cell table:style-name="ce31" table:formula="of:=(3*COUNTIF([.T158];&quot;No&quot;))+COUNTIF([.W158:.X158];&quot;No&quot;)" office:value-type="float" office:value="1" calcext:value-type="float">
            <text:p>1</text:p>
          </table:table-cell>
          <table:table-cell table:style-name="ce35" table:formula="of:=COUNTIF([.AA158];&quot;No&quot;)+COUNTIF([.AB158];&quot;No&quot;)+(0.5*COUNTIF([.AB158];&quot;See Note&quot;))+(3*COUNTIF([.AC158];&quot;No&quot;))+COUNTIF([.AL158];&quot;Yes&quot;)+(0.5*COUNTIF([.AL158];&quot;Some&quot;))+COUNTIF([.AM158];&quot;Yes&quot;)+(0.5*COUNTIF([.AM158];&quot;Some&quot;))" office:value-type="float" office:value="2" calcext:value-type="float">
            <text:p>2</text:p>
          </table:table-cell>
          <table:table-cell table:style-name="ce39" table:formula="of:=(IF(OR([.AP158]=&quot;MPPE-128&quot;;[.AP158]=&quot;Blowfish-64&quot;);1;(IF(OR([.AP158]=&quot;See Note&quot;;[.AP158]=&quot;Blowfish-128&quot;);0.5;IF(OR([.AP158]=&quot;AES-128&quot;;[.AP158]=&quot;AES-160&quot;;[.AP158]=&quot;AES-192&quot;;[.AP158]=&quot;AES-256&quot;);0;0)))+(IF(OR([.AQ158]=&quot;MPPE-128&quot;;[.AQ158]=&quot;Blowfish-64&quot;);2;(IF(OR([.AQ158]=&quot;See Note&quot;;[.AQ158]=&quot;Blowfish-128&quot;;[.AQ158]=&quot;&quot;);1;IF(OR([.AQ158]=&quot;AES-128&quot;;[.AQ158]=&quot;AES-160&quot;;[.AQ158]=&quot;AES-192&quot;;[.AQ158]=&quot;AES-256&quot;);0;0)))))))+IF(OR([.AR158]=&quot;MS-CHAPv2&quot;;[.AR158]=&quot;RSA-RC4&quot;;[.AR158]=&quot;RSA-1024&quot;);1;IF(OR([.AR158]=&quot;See Note&quot;;[.AR158]=&quot;&quot;);0.5;IF(OR([.AR158]=&quot;RSA-4096&quot;;[.AR158]=&quot;RSA-2048&quot;;[.AR158]=&quot;DH-2048&quot;;[.AR158]=&quot;CA-4096&quot;);0;0)))+IF(OR([.AS158]=&quot;MS-CHAPv2&quot;;[.AS158]=&quot;RSA-RC4&quot;;[.AS158]=&quot;RSA-1024&quot;);2;IF(OR([.AS158]=&quot;See Note&quot;;[.AS158]=&quot;&quot;);1;IF(OR([.AS158]=&quot;RSA-4096&quot;;[.AS158]=&quot;RSA-2048&quot;;[.AS158]=&quot;DH-2048&quot;);0;0)))" office:value-type="float" office:value="2.5" calcext:value-type="float">
            <text:p>2.5</text:p>
          </table:table-cell>
          <table:table-cell table:style-name="ce43" table:formula="of:=IF([.AT158]&lt;3;2;0)+IF([.AU158]&lt;10;1;IF([.AU158]=&quot;&quot;;1;0))+IF([.AV158]&lt;3;2;IF([.AV158]&lt;10;1;IF([.AV158]=&quot;&quot;;1;0)))" office:value-type="float" office:value="2" calcext:value-type="float">
            <text:p>2</text:p>
          </table:table-cell>
          <table:table-cell table:style-name="ce48" table:formula="of:=IF([.AX158]=0;0;IF([.AX158]&lt;5;1;IF([.AX158]&lt;10;2;3)))+IF([.AY158]=0;0;IF([.AY158]&lt;3;1;IF([.AY158]&lt;10;2;3)))+IF([.AZ158]=0;0;IF([.AZ158]&lt;5;1;IF([.AZ158]&lt;10;2;3)))+IF([.BA158]=&quot;A&quot;;0;IF([.BA158]=&quot;A+&quot;;0;IF([.BA158]=&quot;B&quot;;1;5)))+IF([.BB158]=&quot;Self&quot;;0;IF([.BB158]=&quot;CloudFlare&quot;;2;IF([.BB158]=&quot;Incapsula&quot;;2;3)))" office:value-type="float" office:value="5" calcext:value-type="float">
            <text:p>5</text:p>
          </table:table-cell>
          <table:table-cell table:style-name="ce52" table:formula="of:=IF([.BC158]&lt;PricePercentile33;0;IF([.BC158]&lt;PricePercentile66;1;2))+IF([.BD158]&lt;ConPricePercentile33;0;IF([.BD158]&lt;ConPricePercentile66;1;2))+IF([.BE158]=&quot;Free&quot;;0;IF([.BE158]=&quot;Yes&quot;;0;1))+IF([.BF158]=&quot;Free&quot;;0;IF([.BF158]&gt;29;0;IF([.BF158]&gt;13;1;IF([.BF158]&gt;6;2;3))))" office:value-type="float" office:value="8" calcext:value-type="float">
            <text:p>8</text:p>
          </table:table-cell>
          <table:table-cell table:style-name="ce58" table:formula="of:=IF([.BG158]=&quot;Yes&quot;;1;0)+IF([.BH158]=&quot;Yes&quot;;1;0)+IF([.BI158]=&quot;Yes&quot;;1;0)+IF([.BJ158]=&quot;No&quot;;1;IF([.BJ158]=&quot;&quot;;0;IF([.BJ158]=&quot;Some&quot;;0.5;0)))+IF([.BK158]=&quot;No&quot;;1;IF([.BK158]=&quot;&quot;;0;IF([.BK158]=&quot;Some&quot;;0.5;0)))+IF([.BL158]=&quot;No&quot;;1;IF([.BL158]=&quot;&quot;;0;IF([.BL158]=&quot;Some&quot;;0.5;0)))+IF([.BM158]=&quot;&quot;;0;1)+IF([.BN158]=&quot;&quot;;0;1)" office:value-type="float" office:value="4" calcext:value-type="float">
            <text:p>4</text:p>
          </table:table-cell>
          <table:table-cell table:style-name="ce21"/>
          <table:table-cell table:style-name="ce69"/>
          <table:table-cell table:style-name="ce75" table:formula="of:=IF(OR([.L158]=&quot;USA&quot;;[.L158]=&quot;UK&quot;;[.L158]=&quot;Canada&quot;;[.L158]=&quot;Australia&quot;;[.L158]=&quot;New Zealand&quot;);&quot;Five&quot;;(IF(OR([.L158]=&quot;Denmark&quot;;[.L158]=&quot;France&quot;;[.L158]=&quot;Netherlands&quot;;[.L158]=&quot;Norway&quot;);&quot;Nine&quot;;IF(OR([.L158]=&quot;Belgium&quot;;[.L158]=&quot;Germany&quot;;[.L158]=&quot;Italy&quot;;[.L158]=&quot;Spain&quot;;[.L158]=&quot;Sweden&quot;);&quot;Fourteen&quot;;IF([.L158]=&quot;&quot;;&quot;Not Disclosed&quot;;IF(OR([.L158]=&quot;British Virgin Islands&quot;;[.L158]=&quot;Gibraltar&quot;;[.L158]=&quot;British Indian Ocean&quot;;[.L158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8]=&quot;Five&quot;);[.AC158]=&quot;Yes&quot;;[.W158]=&quot;Yes&quot;;OR([.T158]=&quot;Email&quot;;[.T158]=&quot;Yes&quot;);[.O158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3" calcext:value-type="float">
            <text:p>13</text:p>
          </table:table-cell>
          <table:table-cell table:style-name="ce192" office:value-type="float" office:value="17" calcext:value-type="float">
            <text:p>17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2.09" calcext:value-type="float">
            <text:p>$22.09</text:p>
          </table:table-cell>
          <table:table-cell table:style-name="ce235" table:formula="of:=[.BC158]/[.AT158]" office:value-type="float" office:value="22.09" calcext:value-type="float">
            <text:p>$22.0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irtual Shield</text:p>
          </table:table-cell>
          <table:table-cell table:style-name="ce18" table:formula="of:=IF(OR([.M159]=&quot;Five&quot;);3;0)+IF(OR([.M159]=&quot;Not Disclosed&quot;);1.5;0)+IF(OR([.M159]=&quot;Nine&quot;;[.M159]=&quot;Fourteen&quot;;[.M159]=&quot;See Note&quot;;[.M159]=&quot;Cooperative&quot;);1;0)+IF(OR([.N159]=&quot;Yes&quot;);2;0)+IF(OR([.N159]=&quot;Not Disclosed&quot;);1.5;0)+IF(OR([.N159]=&quot;Owned&quot;);1;0)" office:value-type="float" office:value="5" calcext:value-type="float">
            <text:p>5</text:p>
          </table:table-cell>
          <table:table-cell table:style-name="ce26" table:formula="of:=COUNTIF([.P159:.S159];&quot;Yes&quot;)+(0.5*COUNTIF([.P159:.S159];&quot;&quot;))+(0.5*COUNTIF([.P159:.S159];&quot;See Note&quot;))+(3*COUNTIF([.O159];&quot;Yes&quot;))" office:value-type="float" office:value="1.5" calcext:value-type="float">
            <text:p>1.5</text:p>
          </table:table-cell>
          <table:table-cell table:style-name="ce31" table:formula="of:=(3*COUNTIF([.T159];&quot;No&quot;))+COUNTIF([.W159:.X159];&quot;No&quot;)" office:value-type="float" office:value="2" calcext:value-type="float">
            <text:p>2</text:p>
          </table:table-cell>
          <table:table-cell table:style-name="ce35" table:formula="of:=COUNTIF([.AA159];&quot;No&quot;)+COUNTIF([.AB159];&quot;No&quot;)+(0.5*COUNTIF([.AB159];&quot;See Note&quot;))+(3*COUNTIF([.AC159];&quot;No&quot;))+COUNTIF([.AL159];&quot;Yes&quot;)+(0.5*COUNTIF([.AL159];&quot;Some&quot;))+COUNTIF([.AM159];&quot;Yes&quot;)+(0.5*COUNTIF([.AM159];&quot;Some&quot;))" office:value-type="float" office:value="2" calcext:value-type="float">
            <text:p>2</text:p>
          </table:table-cell>
          <table:table-cell table:style-name="ce39" table:formula="of:=(IF(OR([.AP159]=&quot;MPPE-128&quot;;[.AP159]=&quot;Blowfish-64&quot;);1;(IF(OR([.AP159]=&quot;See Note&quot;;[.AP159]=&quot;Blowfish-128&quot;);0.5;IF(OR([.AP159]=&quot;AES-128&quot;;[.AP159]=&quot;AES-160&quot;;[.AP159]=&quot;AES-192&quot;;[.AP159]=&quot;AES-256&quot;);0;0)))+(IF(OR([.AQ159]=&quot;MPPE-128&quot;;[.AQ159]=&quot;Blowfish-64&quot;);2;(IF(OR([.AQ159]=&quot;See Note&quot;;[.AQ159]=&quot;Blowfish-128&quot;;[.AQ159]=&quot;&quot;);1;IF(OR([.AQ159]=&quot;AES-128&quot;;[.AQ159]=&quot;AES-160&quot;;[.AQ159]=&quot;AES-192&quot;;[.AQ159]=&quot;AES-256&quot;);0;0)))))))+IF(OR([.AR159]=&quot;MS-CHAPv2&quot;;[.AR159]=&quot;RSA-RC4&quot;;[.AR159]=&quot;RSA-1024&quot;);1;IF(OR([.AR159]=&quot;See Note&quot;;[.AR159]=&quot;&quot;);0.5;IF(OR([.AR159]=&quot;RSA-4096&quot;;[.AR159]=&quot;RSA-2048&quot;;[.AR159]=&quot;DH-2048&quot;;[.AR159]=&quot;CA-4096&quot;);0;0)))+IF(OR([.AS159]=&quot;MS-CHAPv2&quot;;[.AS159]=&quot;RSA-RC4&quot;;[.AS159]=&quot;RSA-1024&quot;);2;IF(OR([.AS159]=&quot;See Note&quot;;[.AS159]=&quot;&quot;);1;IF(OR([.AS159]=&quot;RSA-4096&quot;;[.AS159]=&quot;RSA-2048&quot;;[.AS159]=&quot;DH-2048&quot;);0;0)))" office:value-type="float" office:value="2.5" calcext:value-type="float">
            <text:p>2.5</text:p>
          </table:table-cell>
          <table:table-cell table:style-name="ce43" table:formula="of:=IF([.AT159]&lt;3;2;0)+IF([.AU159]&lt;10;1;IF([.AU159]=&quot;&quot;;1;0))+IF([.AV159]&lt;3;2;IF([.AV159]&lt;10;1;IF([.AV159]=&quot;&quot;;1;0)))" office:value-type="float" office:value="2" calcext:value-type="float">
            <text:p>2</text:p>
          </table:table-cell>
          <table:table-cell table:style-name="ce48" table:formula="of:=IF([.AX159]=0;0;IF([.AX159]&lt;5;1;IF([.AX159]&lt;10;2;3)))+IF([.AY159]=0;0;IF([.AY159]&lt;3;1;IF([.AY159]&lt;10;2;3)))+IF([.AZ159]=0;0;IF([.AZ159]&lt;5;1;IF([.AZ159]&lt;10;2;3)))+IF([.BA159]=&quot;A&quot;;0;IF([.BA159]=&quot;A+&quot;;0;IF([.BA159]=&quot;B&quot;;1;5)))+IF([.BB159]=&quot;Self&quot;;0;IF([.BB159]=&quot;CloudFlare&quot;;2;IF([.BB159]=&quot;Incapsula&quot;;2;3)))" office:value-type="float" office:value="8" calcext:value-type="float">
            <text:p>8</text:p>
          </table:table-cell>
          <table:table-cell table:style-name="ce52" table:formula="of:=IF([.BC159]&lt;PricePercentile33;0;IF([.BC159]&lt;PricePercentile66;1;2))+IF([.BD159]&lt;ConPricePercentile33;0;IF([.BD159]&lt;ConPricePercentile66;1;2))+IF([.BE159]=&quot;Free&quot;;0;IF([.BE159]=&quot;Yes&quot;;0;1))+IF([.BF159]=&quot;Free&quot;;0;IF([.BF159]&gt;29;0;IF([.BF159]&gt;13;1;IF([.BF159]&gt;6;2;3))))" office:value-type="float" office:value="5" calcext:value-type="float">
            <text:p>5</text:p>
          </table:table-cell>
          <table:table-cell table:style-name="ce58" table:formula="of:=IF([.BG159]=&quot;Yes&quot;;1;0)+IF([.BH159]=&quot;Yes&quot;;1;0)+IF([.BI159]=&quot;Yes&quot;;1;0)+IF([.BJ159]=&quot;No&quot;;1;IF([.BJ159]=&quot;&quot;;0;IF([.BJ159]=&quot;Some&quot;;0.5;0)))+IF([.BK159]=&quot;No&quot;;1;IF([.BK159]=&quot;&quot;;0;IF([.BK159]=&quot;Some&quot;;0.5;0)))+IF([.BL159]=&quot;No&quot;;1;IF([.BL159]=&quot;&quot;;0;IF([.BL159]=&quot;Some&quot;;0.5;0)))+IF([.BM159]=&quot;&quot;;0;1)+IF([.BN159]=&quot;&quot;;0;1)" office:value-type="float" office:value="2.5" calcext:value-type="float">
            <text:p>2.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59]=&quot;USA&quot;;[.L159]=&quot;UK&quot;;[.L159]=&quot;Canada&quot;;[.L159]=&quot;Australia&quot;;[.L159]=&quot;New Zealand&quot;);&quot;Five&quot;;(IF(OR([.L159]=&quot;Denmark&quot;;[.L159]=&quot;France&quot;;[.L159]=&quot;Netherlands&quot;;[.L159]=&quot;Norway&quot;);&quot;Nine&quot;;IF(OR([.L159]=&quot;Belgium&quot;;[.L159]=&quot;Germany&quot;;[.L159]=&quot;Italy&quot;;[.L159]=&quot;Spain&quot;;[.L159]=&quot;Sweden&quot;);&quot;Fourteen&quot;;IF([.L159]=&quot;&quot;;&quot;Not Disclosed&quot;;IF(OR([.L159]=&quot;British Virgin Islands&quot;;[.L159]=&quot;Gibraltar&quot;;[.L159]=&quot;British Indian Ocean&quot;;[.L15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59]=&quot;Five&quot;);[.AC159]=&quot;Yes&quot;;[.W159]=&quot;Yes&quot;;OR([.T159]=&quot;Email&quot;;[.T159]=&quot;Yes&quot;);[.O15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/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0" calcext:value-type="float">
            <text:p>10</text:p>
          </table:table-cell>
          <table:table-cell table:style-name="ce192"/>
          <table:table-cell table:style-name="ce196" office:value-type="string" calcext:value-type="string">
            <text:p>No</text:p>
          </table:table-cell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4" calcext:value-type="float">
            <text:p>4</text:p>
          </table:table-cell>
          <table:table-cell table:style-name="ce213" office:value-type="float" office:value="16" calcext:value-type="float">
            <text:p>16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5.99" calcext:value-type="float">
            <text:p>$5.99</text:p>
          </table:table-cell>
          <table:table-cell table:style-name="ce235" table:formula="of:=[.BC159]/[.AT159]" office:value-type="float" office:value="1.99666666666667" calcext:value-type="float">
            <text:p>$2.0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4All</text:p>
          </table:table-cell>
          <table:table-cell table:style-name="ce18" table:formula="of:=IF(OR([.M160]=&quot;Five&quot;);3;0)+IF(OR([.M160]=&quot;Not Disclosed&quot;);1.5;0)+IF(OR([.M160]=&quot;Nine&quot;;[.M160]=&quot;Fourteen&quot;;[.M160]=&quot;See Note&quot;;[.M160]=&quot;Cooperative&quot;);1;0)+IF(OR([.N160]=&quot;Yes&quot;);2;0)+IF(OR([.N160]=&quot;Not Disclosed&quot;);1.5;0)+IF(OR([.N160]=&quot;Owned&quot;);1;0)" office:value-type="float" office:value="1" calcext:value-type="float">
            <text:p>1</text:p>
          </table:table-cell>
          <table:table-cell table:style-name="ce26" table:formula="of:=COUNTIF([.P160:.S160];&quot;Yes&quot;)+(0.5*COUNTIF([.P160:.S160];&quot;&quot;))+(0.5*COUNTIF([.P160:.S160];&quot;See Note&quot;))+(3*COUNTIF([.O160];&quot;Yes&quot;))" office:value-type="float" office:value="2" calcext:value-type="float">
            <text:p>2</text:p>
          </table:table-cell>
          <table:table-cell table:style-name="ce31" table:formula="of:=(3*COUNTIF([.T160];&quot;No&quot;))+COUNTIF([.W160:.X160];&quot;No&quot;)" office:value-type="float" office:value="4" calcext:value-type="float">
            <text:p>4</text:p>
          </table:table-cell>
          <table:table-cell table:style-name="ce35" table:formula="of:=COUNTIF([.AA160];&quot;No&quot;)+COUNTIF([.AB160];&quot;No&quot;)+(0.5*COUNTIF([.AB160];&quot;See Note&quot;))+(3*COUNTIF([.AC160];&quot;No&quot;))+COUNTIF([.AL160];&quot;Yes&quot;)+(0.5*COUNTIF([.AL160];&quot;Some&quot;))+COUNTIF([.AM160];&quot;Yes&quot;)+(0.5*COUNTIF([.AM160];&quot;Some&quot;))" office:value-type="float" office:value="1.5" calcext:value-type="float">
            <text:p>1.5</text:p>
          </table:table-cell>
          <table:table-cell table:style-name="ce39" table:formula="of:=(IF(OR([.AP160]=&quot;MPPE-128&quot;;[.AP160]=&quot;Blowfish-64&quot;);1;(IF(OR([.AP160]=&quot;See Note&quot;;[.AP160]=&quot;Blowfish-128&quot;);0.5;IF(OR([.AP160]=&quot;AES-128&quot;;[.AP160]=&quot;AES-160&quot;;[.AP160]=&quot;AES-192&quot;;[.AP160]=&quot;AES-256&quot;);0;0)))+(IF(OR([.AQ160]=&quot;MPPE-128&quot;;[.AQ160]=&quot;Blowfish-64&quot;);2;(IF(OR([.AQ160]=&quot;See Note&quot;;[.AQ160]=&quot;Blowfish-128&quot;;[.AQ160]=&quot;&quot;);1;IF(OR([.AQ160]=&quot;AES-128&quot;;[.AQ160]=&quot;AES-160&quot;;[.AQ160]=&quot;AES-192&quot;;[.AQ160]=&quot;AES-256&quot;);0;0)))))))+IF(OR([.AR160]=&quot;MS-CHAPv2&quot;;[.AR160]=&quot;RSA-RC4&quot;;[.AR160]=&quot;RSA-1024&quot;);1;IF(OR([.AR160]=&quot;See Note&quot;;[.AR160]=&quot;&quot;);0.5;IF(OR([.AR160]=&quot;RSA-4096&quot;;[.AR160]=&quot;RSA-2048&quot;;[.AR160]=&quot;DH-2048&quot;;[.AR160]=&quot;CA-4096&quot;);0;0)))+IF(OR([.AS160]=&quot;MS-CHAPv2&quot;;[.AS160]=&quot;RSA-RC4&quot;;[.AS160]=&quot;RSA-1024&quot;);2;IF(OR([.AS160]=&quot;See Note&quot;;[.AS160]=&quot;&quot;);1;IF(OR([.AS160]=&quot;RSA-4096&quot;;[.AS160]=&quot;RSA-2048&quot;;[.AS160]=&quot;DH-2048&quot;);0;0)))" office:value-type="float" office:value="0.5" calcext:value-type="float">
            <text:p>0.5</text:p>
          </table:table-cell>
          <table:table-cell table:style-name="ce43" table:formula="of:=IF([.AT160]&lt;3;2;0)+IF([.AU160]&lt;10;1;IF([.AU160]=&quot;&quot;;1;0))+IF([.AV160]&lt;3;2;IF([.AV160]&lt;10;1;IF([.AV160]=&quot;&quot;;1;0)))" office:value-type="float" office:value="2" calcext:value-type="float">
            <text:p>2</text:p>
          </table:table-cell>
          <table:table-cell table:style-name="ce48" table:formula="of:=IF([.AX160]=0;0;IF([.AX160]&lt;5;1;IF([.AX160]&lt;10;2;3)))+IF([.AY160]=0;0;IF([.AY160]&lt;3;1;IF([.AY160]&lt;10;2;3)))+IF([.AZ160]=0;0;IF([.AZ160]&lt;5;1;IF([.AZ160]&lt;10;2;3)))+IF([.BA160]=&quot;A&quot;;0;IF([.BA160]=&quot;A+&quot;;0;IF([.BA160]=&quot;B&quot;;1;5)))+IF([.BB160]=&quot;Self&quot;;0;IF([.BB160]=&quot;CloudFlare&quot;;2;IF([.BB160]=&quot;Incapsula&quot;;2;3)))" office:value-type="float" office:value="14" calcext:value-type="float">
            <text:p>14</text:p>
          </table:table-cell>
          <table:table-cell table:style-name="ce52" table:formula="of:=IF([.BC160]&lt;PricePercentile33;0;IF([.BC160]&lt;PricePercentile66;1;2))+IF([.BD160]&lt;ConPricePercentile33;0;IF([.BD160]&lt;ConPricePercentile66;1;2))+IF([.BE160]=&quot;Free&quot;;0;IF([.BE160]=&quot;Yes&quot;;0;1))+IF([.BF160]=&quot;Free&quot;;0;IF([.BF160]&gt;29;0;IF([.BF160]&gt;13;1;IF([.BF160]&gt;6;2;3))))" office:value-type="float" office:value="5" calcext:value-type="float">
            <text:p>5</text:p>
          </table:table-cell>
          <table:table-cell table:style-name="ce58" table:formula="of:=IF([.BG160]=&quot;Yes&quot;;1;0)+IF([.BH160]=&quot;Yes&quot;;1;0)+IF([.BI160]=&quot;Yes&quot;;1;0)+IF([.BJ160]=&quot;No&quot;;1;IF([.BJ160]=&quot;&quot;;0;IF([.BJ160]=&quot;Some&quot;;0.5;0)))+IF([.BK160]=&quot;No&quot;;1;IF([.BK160]=&quot;&quot;;0;IF([.BK160]=&quot;Some&quot;;0.5;0)))+IF([.BL160]=&quot;No&quot;;1;IF([.BL160]=&quot;&quot;;0;IF([.BL160]=&quot;Some&quot;;0.5;0)))+IF([.BM160]=&quot;&quot;;0;1)+IF([.BN160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Netherlands</text:p>
          </table:table-cell>
          <table:table-cell table:style-name="ce75" table:formula="of:=IF(OR([.L160]=&quot;USA&quot;;[.L160]=&quot;UK&quot;;[.L160]=&quot;Canada&quot;;[.L160]=&quot;Australia&quot;;[.L160]=&quot;New Zealand&quot;);&quot;Five&quot;;(IF(OR([.L160]=&quot;Denmark&quot;;[.L160]=&quot;France&quot;;[.L160]=&quot;Netherlands&quot;;[.L160]=&quot;Norway&quot;);&quot;Nine&quot;;IF(OR([.L160]=&quot;Belgium&quot;;[.L160]=&quot;Germany&quot;;[.L160]=&quot;Italy&quot;;[.L160]=&quot;Spain&quot;;[.L160]=&quot;Sweden&quot;);&quot;Fourteen&quot;;IF([.L160]=&quot;&quot;;&quot;Not Disclosed&quot;;IF(OR([.L160]=&quot;British Virgin Islands&quot;;[.L160]=&quot;Gibraltar&quot;;[.L160]=&quot;British Indian Ocean&quot;;[.L160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0]=&quot;Five&quot;);[.AC160]=&quot;Yes&quot;;[.W160]=&quot;Yes&quot;;OR([.T160]=&quot;Email&quot;;[.T160]=&quot;Yes&quot;);[.O160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table:number-columns-repeated="5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 office:value-type="string" calcext:value-type="string">
            <text:p>RSA-2048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92" office:value-type="float" office:value="500" calcext:value-type="float">
            <text:p>500</text:p>
          </table:table-cell>
          <table:table-cell table:style-name="ce196"/>
          <table:table-cell table:style-name="ce203" office:value-type="float" office:value="43" calcext:value-type="float">
            <text:p>43</text:p>
          </table:table-cell>
          <table:table-cell table:style-name="ce208" office:value-type="float" office:value="17" calcext:value-type="float">
            <text:p>17</text:p>
          </table:table-cell>
          <table:table-cell table:style-name="ce213" office:value-type="float" office:value="32" calcext:value-type="float">
            <text:p>32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11.83" calcext:value-type="float">
            <text:p>$11.83</text:p>
          </table:table-cell>
          <table:table-cell table:style-name="ce235" table:formula="of:=[.BC160]/[.AT160]" office:value-type="float" office:value="11.83" calcext:value-type="float">
            <text:p>$11.8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 Gate</text:p>
          </table:table-cell>
          <table:table-cell table:style-name="ce18" table:formula="of:=IF(OR([.M161]=&quot;Five&quot;);3;0)+IF(OR([.M161]=&quot;Not Disclosed&quot;);1.5;0)+IF(OR([.M161]=&quot;Nine&quot;;[.M161]=&quot;Fourteen&quot;;[.M161]=&quot;See Note&quot;;[.M161]=&quot;Cooperative&quot;);1;0)+IF(OR([.N161]=&quot;Yes&quot;);2;0)+IF(OR([.N161]=&quot;Not Disclosed&quot;);1.5;0)+IF(OR([.N161]=&quot;Owned&quot;);1;0)" office:value-type="float" office:value="1" calcext:value-type="float">
            <text:p>1</text:p>
          </table:table-cell>
          <table:table-cell table:style-name="ce26" table:formula="of:=COUNTIF([.P161:.S161];&quot;Yes&quot;)+(0.5*COUNTIF([.P161:.S161];&quot;&quot;))+(0.5*COUNTIF([.P161:.S161];&quot;See Note&quot;))+(3*COUNTIF([.O161];&quot;Yes&quot;))" office:value-type="float" office:value="7" calcext:value-type="float">
            <text:p>7</text:p>
          </table:table-cell>
          <table:table-cell table:style-name="ce31" table:formula="of:=(3*COUNTIF([.T161];&quot;No&quot;))+COUNTIF([.W161:.X161];&quot;No&quot;)" office:value-type="float" office:value="2" calcext:value-type="float">
            <text:p>2</text:p>
          </table:table-cell>
          <table:table-cell table:style-name="ce35" table:formula="of:=COUNTIF([.AA161];&quot;No&quot;)+COUNTIF([.AB161];&quot;No&quot;)+(0.5*COUNTIF([.AB161];&quot;See Note&quot;))+(3*COUNTIF([.AC161];&quot;No&quot;))+COUNTIF([.AL161];&quot;Yes&quot;)+(0.5*COUNTIF([.AL161];&quot;Some&quot;))+COUNTIF([.AM161];&quot;Yes&quot;)+(0.5*COUNTIF([.AM161];&quot;Some&quot;))" office:value-type="float" office:value="2.5" calcext:value-type="float">
            <text:p>2.5</text:p>
          </table:table-cell>
          <table:table-cell table:style-name="ce39" table:formula="of:=(IF(OR([.AP161]=&quot;MPPE-128&quot;;[.AP161]=&quot;Blowfish-64&quot;);1;(IF(OR([.AP161]=&quot;See Note&quot;;[.AP161]=&quot;Blowfish-128&quot;);0.5;IF(OR([.AP161]=&quot;AES-128&quot;;[.AP161]=&quot;AES-160&quot;;[.AP161]=&quot;AES-192&quot;;[.AP161]=&quot;AES-256&quot;);0;0)))+(IF(OR([.AQ161]=&quot;MPPE-128&quot;;[.AQ161]=&quot;Blowfish-64&quot;);2;(IF(OR([.AQ161]=&quot;See Note&quot;;[.AQ161]=&quot;Blowfish-128&quot;;[.AQ161]=&quot;&quot;);1;IF(OR([.AQ161]=&quot;AES-128&quot;;[.AQ161]=&quot;AES-160&quot;;[.AQ161]=&quot;AES-192&quot;;[.AQ161]=&quot;AES-256&quot;);0;0)))))))+IF(OR([.AR161]=&quot;MS-CHAPv2&quot;;[.AR161]=&quot;RSA-RC4&quot;;[.AR161]=&quot;RSA-1024&quot;);1;IF(OR([.AR161]=&quot;See Note&quot;;[.AR161]=&quot;&quot;);0.5;IF(OR([.AR161]=&quot;RSA-4096&quot;;[.AR161]=&quot;RSA-2048&quot;;[.AR161]=&quot;DH-2048&quot;;[.AR161]=&quot;CA-4096&quot;);0;0)))+IF(OR([.AS161]=&quot;MS-CHAPv2&quot;;[.AS161]=&quot;RSA-RC4&quot;;[.AS161]=&quot;RSA-1024&quot;);2;IF(OR([.AS161]=&quot;See Note&quot;;[.AS161]=&quot;&quot;);1;IF(OR([.AS161]=&quot;RSA-4096&quot;;[.AS161]=&quot;RSA-2048&quot;;[.AS161]=&quot;DH-2048&quot;);0;0)))" office:value-type="float" office:value="1.5" calcext:value-type="float">
            <text:p>1.5</text:p>
          </table:table-cell>
          <table:table-cell table:style-name="ce43" table:formula="of:=IF([.AT161]&lt;3;2;0)+IF([.AU161]&lt;10;1;IF([.AU161]=&quot;&quot;;1;0))+IF([.AV161]&lt;3;2;IF([.AV161]&lt;10;1;IF([.AV161]=&quot;&quot;;1;0)))" office:value-type="float" office:value="0" calcext:value-type="float">
            <text:p>0</text:p>
          </table:table-cell>
          <table:table-cell table:style-name="ce48" table:formula="of:=IF([.AX161]=0;0;IF([.AX161]&lt;5;1;IF([.AX161]&lt;10;2;3)))+IF([.AY161]=0;0;IF([.AY161]&lt;3;1;IF([.AY161]&lt;10;2;3)))+IF([.AZ161]=0;0;IF([.AZ161]&lt;5;1;IF([.AZ161]&lt;10;2;3)))+IF([.BA161]=&quot;A&quot;;0;IF([.BA161]=&quot;A+&quot;;0;IF([.BA161]=&quot;B&quot;;1;5)))+IF([.BB161]=&quot;Self&quot;;0;IF([.BB161]=&quot;CloudFlare&quot;;2;IF([.BB161]=&quot;Incapsula&quot;;2;3)))" office:value-type="float" office:value="11" calcext:value-type="float">
            <text:p>11</text:p>
          </table:table-cell>
          <table:table-cell table:style-name="ce52" table:formula="of:=IF([.BC161]&lt;PricePercentile33;0;IF([.BC161]&lt;PricePercentile66;1;2))+IF([.BD161]&lt;ConPricePercentile33;0;IF([.BD161]&lt;ConPricePercentile66;1;2))+IF([.BE161]=&quot;Free&quot;;0;IF([.BE161]=&quot;Yes&quot;;0;1))+IF([.BF161]=&quot;Free&quot;;0;IF([.BF161]&gt;29;0;IF([.BF161]&gt;13;1;IF([.BF161]&gt;6;2;3))))" office:value-type="float" office:value="0" calcext:value-type="float">
            <text:p>0</text:p>
          </table:table-cell>
          <table:table-cell table:style-name="ce58" table:formula="of:=IF([.BG161]=&quot;Yes&quot;;1;0)+IF([.BH161]=&quot;Yes&quot;;1;0)+IF([.BI161]=&quot;Yes&quot;;1;0)+IF([.BJ161]=&quot;No&quot;;1;IF([.BJ161]=&quot;&quot;;0;IF([.BJ161]=&quot;Some&quot;;0.5;0)))+IF([.BK161]=&quot;No&quot;;1;IF([.BK161]=&quot;&quot;;0;IF([.BK161]=&quot;Some&quot;;0.5;0)))+IF([.BL161]=&quot;No&quot;;1;IF([.BL161]=&quot;&quot;;0;IF([.BL161]=&quot;Some&quot;;0.5;0)))+IF([.BM161]=&quot;&quot;;0;1)+IF([.BN161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Japan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Yes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1]=&quot;Five&quot;);[.AC161]=&quot;Yes&quot;;[.W161]=&quot;Yes&quot;;OR([.T161]=&quot;Email&quot;;[.T161]=&quot;Yes&quot;);[.O16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2"/>
          <table:table-cell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7670" calcext:value-type="float">
            <text:p>7670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" calcext:value-type="float">
            <text:p>1</text:p>
          </table:table-cell>
          <table:table-cell table:style-name="ce219"/>
          <table:table-cell table:style-name="ce223" office:value-type="string" calcext:value-type="string">
            <text:p>No SSL Cert</text:p>
          </table:table-cell>
          <table:table-cell table:style-name="ce229" office:value-type="float" office:value="0" calcext:value-type="float">
            <text:p>$0.00</text:p>
          </table:table-cell>
          <table:table-cell table:style-name="ce235" table:formula="of:=[.BC161]/[.AT161]" office:value-type="float" office:value="0" calcext:value-type="float">
            <text:p>$0.00</text:p>
          </table:table-cell>
          <table:table-cell table:style-name="ce241" office:value-type="string" calcext:value-type="string">
            <text:p>Free</text:p>
          </table:table-cell>
          <table:table-cell table:style-name="ce247" office:value-type="string" calcext:value-type="string">
            <text:p>Free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 Land</text:p>
          </table:table-cell>
          <table:table-cell table:style-name="ce18" table:formula="of:=IF(OR([.M162]=&quot;Five&quot;);3;0)+IF(OR([.M162]=&quot;Not Disclosed&quot;);1.5;0)+IF(OR([.M162]=&quot;Nine&quot;;[.M162]=&quot;Fourteen&quot;;[.M162]=&quot;See Note&quot;;[.M162]=&quot;Cooperative&quot;);1;0)+IF(OR([.N162]=&quot;Yes&quot;);2;0)+IF(OR([.N162]=&quot;Not Disclosed&quot;);1.5;0)+IF(OR([.N162]=&quot;Owned&quot;);1;0)" office:value-type="float" office:value="3" calcext:value-type="float">
            <text:p>3</text:p>
          </table:table-cell>
          <table:table-cell table:style-name="ce26" table:formula="of:=COUNTIF([.P162:.S162];&quot;Yes&quot;)+(0.5*COUNTIF([.P162:.S162];&quot;&quot;))+(0.5*COUNTIF([.P162:.S162];&quot;See Note&quot;))+(3*COUNTIF([.O162];&quot;Yes&quot;))" office:value-type="float" office:value="2" calcext:value-type="float">
            <text:p>2</text:p>
          </table:table-cell>
          <table:table-cell table:style-name="ce31" table:formula="of:=(3*COUNTIF([.T162];&quot;No&quot;))+COUNTIF([.W162:.X162];&quot;No&quot;)" office:value-type="float" office:value="5" calcext:value-type="float">
            <text:p>5</text:p>
          </table:table-cell>
          <table:table-cell table:style-name="ce35" table:formula="of:=COUNTIF([.AA162];&quot;No&quot;)+COUNTIF([.AB162];&quot;No&quot;)+(0.5*COUNTIF([.AB162];&quot;See Note&quot;))+(3*COUNTIF([.AC162];&quot;No&quot;))+COUNTIF([.AL162];&quot;Yes&quot;)+(0.5*COUNTIF([.AL162];&quot;Some&quot;))+COUNTIF([.AM162];&quot;Yes&quot;)+(0.5*COUNTIF([.AM162];&quot;Some&quot;))" office:value-type="float" office:value="2.5" calcext:value-type="float">
            <text:p>2.5</text:p>
          </table:table-cell>
          <table:table-cell table:style-name="ce39" table:formula="of:=(IF(OR([.AP162]=&quot;MPPE-128&quot;;[.AP162]=&quot;Blowfish-64&quot;);1;(IF(OR([.AP162]=&quot;See Note&quot;;[.AP162]=&quot;Blowfish-128&quot;);0.5;IF(OR([.AP162]=&quot;AES-128&quot;;[.AP162]=&quot;AES-160&quot;;[.AP162]=&quot;AES-192&quot;;[.AP162]=&quot;AES-256&quot;);0;0)))+(IF(OR([.AQ162]=&quot;MPPE-128&quot;;[.AQ162]=&quot;Blowfish-64&quot;);2;(IF(OR([.AQ162]=&quot;See Note&quot;;[.AQ162]=&quot;Blowfish-128&quot;;[.AQ162]=&quot;&quot;);1;IF(OR([.AQ162]=&quot;AES-128&quot;;[.AQ162]=&quot;AES-160&quot;;[.AQ162]=&quot;AES-192&quot;;[.AQ162]=&quot;AES-256&quot;);0;0)))))))+IF(OR([.AR162]=&quot;MS-CHAPv2&quot;;[.AR162]=&quot;RSA-RC4&quot;;[.AR162]=&quot;RSA-1024&quot;);1;IF(OR([.AR162]=&quot;See Note&quot;;[.AR162]=&quot;&quot;);0.5;IF(OR([.AR162]=&quot;RSA-4096&quot;;[.AR162]=&quot;RSA-2048&quot;;[.AR162]=&quot;DH-2048&quot;;[.AR162]=&quot;CA-4096&quot;);0;0)))+IF(OR([.AS162]=&quot;MS-CHAPv2&quot;;[.AS162]=&quot;RSA-RC4&quot;;[.AS162]=&quot;RSA-1024&quot;);2;IF(OR([.AS162]=&quot;See Note&quot;;[.AS162]=&quot;&quot;);1;IF(OR([.AS162]=&quot;RSA-4096&quot;;[.AS162]=&quot;RSA-2048&quot;;[.AS162]=&quot;DH-2048&quot;);0;0)))" office:value-type="float" office:value="2.5" calcext:value-type="float">
            <text:p>2.5</text:p>
          </table:table-cell>
          <table:table-cell table:style-name="ce43" table:formula="of:=IF([.AT162]&lt;3;2;0)+IF([.AU162]&lt;10;1;IF([.AU162]=&quot;&quot;;1;0))+IF([.AV162]&lt;3;2;IF([.AV162]&lt;10;1;IF([.AV162]=&quot;&quot;;1;0)))" office:value-type="float" office:value="0" calcext:value-type="float">
            <text:p>0</text:p>
          </table:table-cell>
          <table:table-cell table:style-name="ce48" table:formula="of:=IF([.AX162]=0;0;IF([.AX162]&lt;5;1;IF([.AX162]&lt;10;2;3)))+IF([.AY162]=0;0;IF([.AY162]&lt;3;1;IF([.AY162]&lt;10;2;3)))+IF([.AZ162]=0;0;IF([.AZ162]&lt;5;1;IF([.AZ162]&lt;10;2;3)))+IF([.BA162]=&quot;A&quot;;0;IF([.BA162]=&quot;A+&quot;;0;IF([.BA162]=&quot;B&quot;;1;5)))+IF([.BB162]=&quot;Self&quot;;0;IF([.BB162]=&quot;CloudFlare&quot;;2;IF([.BB162]=&quot;Incapsula&quot;;2;3)))" office:value-type="float" office:value="7" calcext:value-type="float">
            <text:p>7</text:p>
          </table:table-cell>
          <table:table-cell table:style-name="ce52" table:formula="of:=IF([.BC162]&lt;PricePercentile33;0;IF([.BC162]&lt;PricePercentile66;1;2))+IF([.BD162]&lt;ConPricePercentile33;0;IF([.BD162]&lt;ConPricePercentile66;1;2))+IF([.BE162]=&quot;Free&quot;;0;IF([.BE162]=&quot;Yes&quot;;0;1))+IF([.BF162]=&quot;Free&quot;;0;IF([.BF162]&gt;29;0;IF([.BF162]&gt;13;1;IF([.BF162]&gt;6;2;3))))" office:value-type="float" office:value="6" calcext:value-type="float">
            <text:p>6</text:p>
          </table:table-cell>
          <table:table-cell table:style-name="ce58" table:formula="of:=IF([.BG162]=&quot;Yes&quot;;1;0)+IF([.BH162]=&quot;Yes&quot;;1;0)+IF([.BI162]=&quot;Yes&quot;;1;0)+IF([.BJ162]=&quot;No&quot;;1;IF([.BJ162]=&quot;&quot;;0;IF([.BJ162]=&quot;Some&quot;;0.5;0)))+IF([.BK162]=&quot;No&quot;;1;IF([.BK162]=&quot;&quot;;0;IF([.BK162]=&quot;Some&quot;;0.5;0)))+IF([.BL162]=&quot;No&quot;;1;IF([.BL162]=&quot;&quot;;0;IF([.BL162]=&quot;Some&quot;;0.5;0)))+IF([.BM162]=&quot;&quot;;0;1)+IF([.BN16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162]=&quot;USA&quot;;[.L162]=&quot;UK&quot;;[.L162]=&quot;Canada&quot;;[.L162]=&quot;Australia&quot;;[.L162]=&quot;New Zealand&quot;);&quot;Five&quot;;(IF(OR([.L162]=&quot;Denmark&quot;;[.L162]=&quot;France&quot;;[.L162]=&quot;Netherlands&quot;;[.L162]=&quot;Norway&quot;);&quot;Nine&quot;;IF(OR([.L162]=&quot;Belgium&quot;;[.L162]=&quot;Germany&quot;;[.L162]=&quot;Italy&quot;;[.L162]=&quot;Spain&quot;;[.L162]=&quot;Sweden&quot;);&quot;Fourteen&quot;;IF([.L162]=&quot;&quot;;&quot;Not Disclosed&quot;;IF(OR([.L162]=&quot;British Virgin Islands&quot;;[.L162]=&quot;Gibraltar&quot;;[.L162]=&quot;British Indian Ocean&quot;;[.L162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2]=&quot;Five&quot;);[.AC162]=&quot;Yes&quot;;[.W162]=&quot;Yes&quot;;OR([.T162]=&quot;Email&quot;;[.T162]=&quot;Yes&quot;);[.O16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1" calcext:value-type="float">
            <text:p>11</text:p>
          </table:table-cell>
          <table:table-cell table:style-name="ce192" office:value-type="float" office:value="400" calcext:value-type="float">
            <text:p>400</text:p>
          </table:table-cell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17" calcext:value-type="float">
            <text:p>1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8.34" calcext:value-type="float">
            <text:p>$8.34</text:p>
          </table:table-cell>
          <table:table-cell table:style-name="ce235" table:formula="of:=[.BC162]/[.AT162]" office:value-type="float" office:value="1.668" calcext:value-type="float">
            <text:p>$1.6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PN Master</text:p>
          </table:table-cell>
          <table:table-cell table:style-name="ce18" table:formula="of:=IF(OR([.M163]=&quot;Five&quot;);3;0)+IF(OR([.M163]=&quot;Not Disclosed&quot;);1.5;0)+IF(OR([.M163]=&quot;Nine&quot;;[.M163]=&quot;Fourteen&quot;;[.M163]=&quot;See Note&quot;;[.M163]=&quot;Cooperative&quot;);1;0)+IF(OR([.N163]=&quot;Yes&quot;);2;0)+IF(OR([.N163]=&quot;Not Disclosed&quot;);1.5;0)+IF(OR([.N163]=&quot;Owned&quot;);1;0)" office:value-type="float" office:value="3" calcext:value-type="float">
            <text:p>3</text:p>
          </table:table-cell>
          <table:table-cell table:style-name="ce26" table:formula="of:=COUNTIF([.P163:.S163];&quot;Yes&quot;)+(0.5*COUNTIF([.P163:.S163];&quot;&quot;))+(0.5*COUNTIF([.P163:.S163];&quot;See Note&quot;))+(3*COUNTIF([.O163];&quot;Yes&quot;))" office:value-type="float" office:value="2" calcext:value-type="float">
            <text:p>2</text:p>
          </table:table-cell>
          <table:table-cell table:style-name="ce31" table:formula="of:=(3*COUNTIF([.T163];&quot;No&quot;))+COUNTIF([.W163:.X163];&quot;No&quot;)" office:value-type="float" office:value="4" calcext:value-type="float">
            <text:p>4</text:p>
          </table:table-cell>
          <table:table-cell table:style-name="ce35" table:formula="of:=COUNTIF([.AA163];&quot;No&quot;)+COUNTIF([.AB163];&quot;No&quot;)+(0.5*COUNTIF([.AB163];&quot;See Note&quot;))+(3*COUNTIF([.AC163];&quot;No&quot;))+COUNTIF([.AL163];&quot;Yes&quot;)+(0.5*COUNTIF([.AL163];&quot;Some&quot;))+COUNTIF([.AM163];&quot;Yes&quot;)+(0.5*COUNTIF([.AM163];&quot;Some&quot;))" office:value-type="float" office:value="5" calcext:value-type="float">
            <text:p>5</text:p>
          </table:table-cell>
          <table:table-cell table:style-name="ce39" table:formula="of:=(IF(OR([.AP163]=&quot;MPPE-128&quot;;[.AP163]=&quot;Blowfish-64&quot;);1;(IF(OR([.AP163]=&quot;See Note&quot;;[.AP163]=&quot;Blowfish-128&quot;);0.5;IF(OR([.AP163]=&quot;AES-128&quot;;[.AP163]=&quot;AES-160&quot;;[.AP163]=&quot;AES-192&quot;;[.AP163]=&quot;AES-256&quot;);0;0)))+(IF(OR([.AQ163]=&quot;MPPE-128&quot;;[.AQ163]=&quot;Blowfish-64&quot;);2;(IF(OR([.AQ163]=&quot;See Note&quot;;[.AQ163]=&quot;Blowfish-128&quot;;[.AQ163]=&quot;&quot;);1;IF(OR([.AQ163]=&quot;AES-128&quot;;[.AQ163]=&quot;AES-160&quot;;[.AQ163]=&quot;AES-192&quot;;[.AQ163]=&quot;AES-256&quot;);0;0)))))))+IF(OR([.AR163]=&quot;MS-CHAPv2&quot;;[.AR163]=&quot;RSA-RC4&quot;;[.AR163]=&quot;RSA-1024&quot;);1;IF(OR([.AR163]=&quot;See Note&quot;;[.AR163]=&quot;&quot;);0.5;IF(OR([.AR163]=&quot;RSA-4096&quot;;[.AR163]=&quot;RSA-2048&quot;;[.AR163]=&quot;DH-2048&quot;;[.AR163]=&quot;CA-4096&quot;);0;0)))+IF(OR([.AS163]=&quot;MS-CHAPv2&quot;;[.AS163]=&quot;RSA-RC4&quot;;[.AS163]=&quot;RSA-1024&quot;);2;IF(OR([.AS163]=&quot;See Note&quot;;[.AS163]=&quot;&quot;);1;IF(OR([.AS163]=&quot;RSA-4096&quot;;[.AS163]=&quot;RSA-2048&quot;;[.AS163]=&quot;DH-2048&quot;);0;0)))" office:value-type="float" office:value="2.5" calcext:value-type="float">
            <text:p>2.5</text:p>
          </table:table-cell>
          <table:table-cell table:style-name="ce43" table:formula="of:=IF([.AT163]&lt;3;2;0)+IF([.AU163]&lt;10;1;IF([.AU163]=&quot;&quot;;1;0))+IF([.AV163]&lt;3;2;IF([.AV163]&lt;10;1;IF([.AV163]=&quot;&quot;;1;0)))" office:value-type="float" office:value="2" calcext:value-type="float">
            <text:p>2</text:p>
          </table:table-cell>
          <table:table-cell table:style-name="ce48" table:formula="of:=IF([.AX163]=0;0;IF([.AX163]&lt;5;1;IF([.AX163]&lt;10;2;3)))+IF([.AY163]=0;0;IF([.AY163]&lt;3;1;IF([.AY163]&lt;10;2;3)))+IF([.AZ163]=0;0;IF([.AZ163]&lt;5;1;IF([.AZ163]&lt;10;2;3)))+IF([.BA163]=&quot;A&quot;;0;IF([.BA163]=&quot;A+&quot;;0;IF([.BA163]=&quot;B&quot;;1;5)))+IF([.BB163]=&quot;Self&quot;;0;IF([.BB163]=&quot;CloudFlare&quot;;2;IF([.BB163]=&quot;Incapsula&quot;;2;3)))" office:value-type="float" office:value="7" calcext:value-type="float">
            <text:p>7</text:p>
          </table:table-cell>
          <table:table-cell table:style-name="ce52" table:formula="of:=IF([.BC163]&lt;PricePercentile33;0;IF([.BC163]&lt;PricePercentile66;1;2))+IF([.BD163]&lt;ConPricePercentile33;0;IF([.BD163]&lt;ConPricePercentile66;1;2))+IF([.BE163]=&quot;Free&quot;;0;IF([.BE163]=&quot;Yes&quot;;0;1))+IF([.BF163]=&quot;Free&quot;;0;IF([.BF163]&gt;29;0;IF([.BF163]&gt;13;1;IF([.BF163]&gt;6;2;3))))" office:value-type="float" office:value="6" calcext:value-type="float">
            <text:p>6</text:p>
          </table:table-cell>
          <table:table-cell table:style-name="ce58" table:formula="of:=IF([.BG163]=&quot;Yes&quot;;1;0)+IF([.BH163]=&quot;Yes&quot;;1;0)+IF([.BI163]=&quot;Yes&quot;;1;0)+IF([.BJ163]=&quot;No&quot;;1;IF([.BJ163]=&quot;&quot;;0;IF([.BJ163]=&quot;Some&quot;;0.5;0)))+IF([.BK163]=&quot;No&quot;;1;IF([.BK163]=&quot;&quot;;0;IF([.BK163]=&quot;Some&quot;;0.5;0)))+IF([.BL163]=&quot;No&quot;;1;IF([.BL163]=&quot;&quot;;0;IF([.BL163]=&quot;Some&quot;;0.5;0)))+IF([.BM163]=&quot;&quot;;0;1)+IF([.BN163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63]=&quot;USA&quot;;[.L163]=&quot;UK&quot;;[.L163]=&quot;Canada&quot;;[.L163]=&quot;Australia&quot;;[.L163]=&quot;New Zealand&quot;);&quot;Five&quot;;(IF(OR([.L163]=&quot;Denmark&quot;;[.L163]=&quot;France&quot;;[.L163]=&quot;Netherlands&quot;;[.L163]=&quot;Norway&quot;);&quot;Nine&quot;;IF(OR([.L163]=&quot;Belgium&quot;;[.L163]=&quot;Germany&quot;;[.L163]=&quot;Italy&quot;;[.L163]=&quot;Spain&quot;;[.L163]=&quot;Sweden&quot;);&quot;Fourteen&quot;;IF([.L163]=&quot;&quot;;&quot;Not Disclosed&quot;;IF(OR([.L163]=&quot;British Virgin Islands&quot;;[.L163]=&quot;Gibraltar&quot;;[.L163]=&quot;British Indian Ocean&quot;;[.L16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3]=&quot;Five&quot;);[.AC163]=&quot;Yes&quot;;[.W163]=&quot;Yes&quot;;OR([.T163]=&quot;Email&quot;;[.T163]=&quot;Yes&quot;);[.O163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4" calcext:value-type="float">
            <text:p>14</text:p>
          </table:table-cell>
          <table:table-cell table:style-name="ce192" office:value-type="float" office:value="14" calcext:value-type="float">
            <text:p>14</text:p>
          </table:table-cell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3.95" calcext:value-type="float">
            <text:p>$3.95</text:p>
          </table:table-cell>
          <table:table-cell table:style-name="ce235" table:formula="of:=[.BC163]/[.AT163]" office:value-type="float" office:value="3.95" calcext:value-type="float">
            <text:p>$3.9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" calcext:value-type="float">
            <text:p>1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PN Shield</text:p>
          </table:table-cell>
          <table:table-cell table:style-name="ce18" table:formula="of:=IF(OR([.M164]=&quot;Five&quot;);3;0)+IF(OR([.M164]=&quot;Not Disclosed&quot;);1.5;0)+IF(OR([.M164]=&quot;Nine&quot;;[.M164]=&quot;Fourteen&quot;;[.M164]=&quot;See Note&quot;;[.M164]=&quot;Cooperative&quot;);1;0)+IF(OR([.N164]=&quot;Yes&quot;);2;0)+IF(OR([.N164]=&quot;Not Disclosed&quot;);1.5;0)+IF(OR([.N164]=&quot;Owned&quot;);1;0)" office:value-type="float" office:value="1" calcext:value-type="float">
            <text:p>1</text:p>
          </table:table-cell>
          <table:table-cell table:style-name="ce26" table:formula="of:=COUNTIF([.P164:.S164];&quot;Yes&quot;)+(0.5*COUNTIF([.P164:.S164];&quot;&quot;))+(0.5*COUNTIF([.P164:.S164];&quot;See Note&quot;))+(3*COUNTIF([.O164];&quot;Yes&quot;))" office:value-type="float" office:value="3" calcext:value-type="float">
            <text:p>3</text:p>
          </table:table-cell>
          <table:table-cell table:style-name="ce31" table:formula="of:=(3*COUNTIF([.T164];&quot;No&quot;))+COUNTIF([.W164:.X164];&quot;No&quot;)" office:value-type="float" office:value="2" calcext:value-type="float">
            <text:p>2</text:p>
          </table:table-cell>
          <table:table-cell table:style-name="ce35" table:formula="of:=COUNTIF([.AA164];&quot;No&quot;)+COUNTIF([.AB164];&quot;No&quot;)+(0.5*COUNTIF([.AB164];&quot;See Note&quot;))+(3*COUNTIF([.AC164];&quot;No&quot;))+COUNTIF([.AL164];&quot;Yes&quot;)+(0.5*COUNTIF([.AL164];&quot;Some&quot;))+COUNTIF([.AM164];&quot;Yes&quot;)+(0.5*COUNTIF([.AM164];&quot;Some&quot;))" office:value-type="float" office:value="3" calcext:value-type="float">
            <text:p>3</text:p>
          </table:table-cell>
          <table:table-cell table:style-name="ce39" table:formula="of:=(IF(OR([.AP164]=&quot;MPPE-128&quot;;[.AP164]=&quot;Blowfish-64&quot;);1;(IF(OR([.AP164]=&quot;See Note&quot;;[.AP164]=&quot;Blowfish-128&quot;);0.5;IF(OR([.AP164]=&quot;AES-128&quot;;[.AP164]=&quot;AES-160&quot;;[.AP164]=&quot;AES-192&quot;;[.AP164]=&quot;AES-256&quot;);0;0)))+(IF(OR([.AQ164]=&quot;MPPE-128&quot;;[.AQ164]=&quot;Blowfish-64&quot;);2;(IF(OR([.AQ164]=&quot;See Note&quot;;[.AQ164]=&quot;Blowfish-128&quot;;[.AQ164]=&quot;&quot;);1;IF(OR([.AQ164]=&quot;AES-128&quot;;[.AQ164]=&quot;AES-160&quot;;[.AQ164]=&quot;AES-192&quot;;[.AQ164]=&quot;AES-256&quot;);0;0)))))))+IF(OR([.AR164]=&quot;MS-CHAPv2&quot;;[.AR164]=&quot;RSA-RC4&quot;;[.AR164]=&quot;RSA-1024&quot;);1;IF(OR([.AR164]=&quot;See Note&quot;;[.AR164]=&quot;&quot;);0.5;IF(OR([.AR164]=&quot;RSA-4096&quot;;[.AR164]=&quot;RSA-2048&quot;;[.AR164]=&quot;DH-2048&quot;;[.AR164]=&quot;CA-4096&quot;);0;0)))+IF(OR([.AS164]=&quot;MS-CHAPv2&quot;;[.AS164]=&quot;RSA-RC4&quot;;[.AS164]=&quot;RSA-1024&quot;);2;IF(OR([.AS164]=&quot;See Note&quot;;[.AS164]=&quot;&quot;);1;IF(OR([.AS164]=&quot;RSA-4096&quot;;[.AS164]=&quot;RSA-2048&quot;;[.AS164]=&quot;DH-2048&quot;);0;0)))" office:value-type="float" office:value="2.5" calcext:value-type="float">
            <text:p>2.5</text:p>
          </table:table-cell>
          <table:table-cell table:style-name="ce43" table:formula="of:=IF([.AT164]&lt;3;2;0)+IF([.AU164]&lt;10;1;IF([.AU164]=&quot;&quot;;1;0))+IF([.AV164]&lt;3;2;IF([.AV164]&lt;10;1;IF([.AV164]=&quot;&quot;;1;0)))" office:value-type="float" office:value="1" calcext:value-type="float">
            <text:p>1</text:p>
          </table:table-cell>
          <table:table-cell table:style-name="ce48" table:formula="of:=IF([.AX164]=0;0;IF([.AX164]&lt;5;1;IF([.AX164]&lt;10;2;3)))+IF([.AY164]=0;0;IF([.AY164]&lt;3;1;IF([.AY164]&lt;10;2;3)))+IF([.AZ164]=0;0;IF([.AZ164]&lt;5;1;IF([.AZ164]&lt;10;2;3)))+IF([.BA164]=&quot;A&quot;;0;IF([.BA164]=&quot;A+&quot;;0;IF([.BA164]=&quot;B&quot;;1;5)))+IF([.BB164]=&quot;Self&quot;;0;IF([.BB164]=&quot;CloudFlare&quot;;2;IF([.BB164]=&quot;Incapsula&quot;;2;3)))" office:value-type="float" office:value="4" calcext:value-type="float">
            <text:p>4</text:p>
          </table:table-cell>
          <table:table-cell table:style-name="ce52" table:formula="of:=IF([.BC164]&lt;PricePercentile33;0;IF([.BC164]&lt;PricePercentile66;1;2))+IF([.BD164]&lt;ConPricePercentile33;0;IF([.BD164]&lt;ConPricePercentile66;1;2))+IF([.BE164]=&quot;Free&quot;;0;IF([.BE164]=&quot;Yes&quot;;0;1))+IF([.BF164]=&quot;Free&quot;;0;IF([.BF164]&gt;29;0;IF([.BF164]&gt;13;1;IF([.BF164]&gt;6;2;3))))" office:value-type="float" office:value="2" calcext:value-type="float">
            <text:p>2</text:p>
          </table:table-cell>
          <table:table-cell table:style-name="ce58" table:formula="of:=IF([.BG164]=&quot;Yes&quot;;1;0)+IF([.BH164]=&quot;Yes&quot;;1;0)+IF([.BI164]=&quot;Yes&quot;;1;0)+IF([.BJ164]=&quot;No&quot;;1;IF([.BJ164]=&quot;&quot;;0;IF([.BJ164]=&quot;Some&quot;;0.5;0)))+IF([.BK164]=&quot;No&quot;;1;IF([.BK164]=&quot;&quot;;0;IF([.BK164]=&quot;Some&quot;;0.5;0)))+IF([.BL164]=&quot;No&quot;;1;IF([.BL164]=&quot;&quot;;0;IF([.BL164]=&quot;Some&quot;;0.5;0)))+IF([.BM164]=&quot;&quot;;0;1)+IF([.BN164]=&quot;&quot;;0;1)" office:value-type="float" office:value="1" calcext:value-type="float">
            <text:p>1</text:p>
          </table:table-cell>
          <table:table-cell table:style-name="ce21"/>
          <table:table-cell table:style-name="ce69" office:value-type="string" calcext:value-type="string">
            <text:p>Poland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4]=&quot;Five&quot;);[.AC164]=&quot;Yes&quot;;[.W164]=&quot;Yes&quot;;OR([.T164]=&quot;Email&quot;;[.T164]=&quot;Yes&quot;);[.O16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1" calcext:value-type="float">
            <text:p>11</text:p>
          </table:table-cell>
          <table:table-cell table:style-name="ce192" office:value-type="float" office:value="9" calcext:value-type="float">
            <text:p>9</text:p>
          </table:table-cell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5" calcext:value-type="float">
            <text:p>$2.50</text:p>
          </table:table-cell>
          <table:table-cell table:style-name="ce235" table:formula="of:=[.BC164]/[.AT164]" office:value-type="float" office:value="0.5" calcext:value-type="float">
            <text:p>$0.5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0" calcext:value-type="float">
            <text:p>10</text:p>
          </table:table-cell>
          <table:table-cell table:style-name="ce254"/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vpn.ac" xlink:type="simple">VPN.ac</text:a></text:p>
          </table:table-cell>
          <table:table-cell table:style-name="ce18" table:formula="of:=IF(OR([.M165]=&quot;Five&quot;);3;0)+IF(OR([.M165]=&quot;Not Disclosed&quot;);1.5;0)+IF(OR([.M165]=&quot;Nine&quot;;[.M165]=&quot;Fourteen&quot;;[.M165]=&quot;See Note&quot;;[.M165]=&quot;Cooperative&quot;);1;0)+IF(OR([.N165]=&quot;Yes&quot;);2;0)+IF(OR([.N165]=&quot;Not Disclosed&quot;);1.5;0)+IF(OR([.N165]=&quot;Owned&quot;);1;0)" office:value-type="float" office:value="0" calcext:value-type="float">
            <text:p>0</text:p>
          </table:table-cell>
          <table:table-cell table:style-name="ce26" table:formula="of:=COUNTIF([.P165:.S165];&quot;Yes&quot;)+(0.5*COUNTIF([.P165:.S165];&quot;&quot;))+(0.5*COUNTIF([.P165:.S165];&quot;See Note&quot;))+(3*COUNTIF([.O165];&quot;Yes&quot;))" office:value-type="float" office:value="3.5" calcext:value-type="float">
            <text:p>3.5</text:p>
          </table:table-cell>
          <table:table-cell table:style-name="ce31" table:formula="of:=(3*COUNTIF([.T165];&quot;No&quot;))+COUNTIF([.W165:.X165];&quot;No&quot;)" office:value-type="float" office:value="3" calcext:value-type="float">
            <text:p>3</text:p>
          </table:table-cell>
          <table:table-cell table:style-name="ce35" table:formula="of:=COUNTIF([.AA165];&quot;No&quot;)+COUNTIF([.AB165];&quot;No&quot;)+(0.5*COUNTIF([.AB165];&quot;See Note&quot;))+(3*COUNTIF([.AC165];&quot;No&quot;))+COUNTIF([.AL165];&quot;Yes&quot;)+(0.5*COUNTIF([.AL165];&quot;Some&quot;))+COUNTIF([.AM165];&quot;Yes&quot;)+(0.5*COUNTIF([.AM165];&quot;Some&quot;))" office:value-type="float" office:value="1" calcext:value-type="float">
            <text:p>1</text:p>
          </table:table-cell>
          <table:table-cell table:style-name="ce39" table:formula="of:=(IF(OR([.AP165]=&quot;MPPE-128&quot;;[.AP165]=&quot;Blowfish-64&quot;);1;(IF(OR([.AP165]=&quot;See Note&quot;;[.AP165]=&quot;Blowfish-128&quot;);0.5;IF(OR([.AP165]=&quot;AES-128&quot;;[.AP165]=&quot;AES-160&quot;;[.AP165]=&quot;AES-192&quot;;[.AP165]=&quot;AES-256&quot;);0;0)))+(IF(OR([.AQ165]=&quot;MPPE-128&quot;;[.AQ165]=&quot;Blowfish-64&quot;);2;(IF(OR([.AQ165]=&quot;See Note&quot;;[.AQ165]=&quot;Blowfish-128&quot;;[.AQ165]=&quot;&quot;);1;IF(OR([.AQ165]=&quot;AES-128&quot;;[.AQ165]=&quot;AES-160&quot;;[.AQ165]=&quot;AES-192&quot;;[.AQ165]=&quot;AES-256&quot;);0;0)))))))+IF(OR([.AR165]=&quot;MS-CHAPv2&quot;;[.AR165]=&quot;RSA-RC4&quot;;[.AR165]=&quot;RSA-1024&quot;);1;IF(OR([.AR165]=&quot;See Note&quot;;[.AR165]=&quot;&quot;);0.5;IF(OR([.AR165]=&quot;RSA-4096&quot;;[.AR165]=&quot;RSA-2048&quot;;[.AR165]=&quot;DH-2048&quot;;[.AR165]=&quot;CA-4096&quot;);0;0)))+IF(OR([.AS165]=&quot;MS-CHAPv2&quot;;[.AS165]=&quot;RSA-RC4&quot;;[.AS165]=&quot;RSA-1024&quot;);2;IF(OR([.AS165]=&quot;See Note&quot;;[.AS165]=&quot;&quot;);1;IF(OR([.AS165]=&quot;RSA-4096&quot;;[.AS165]=&quot;RSA-2048&quot;;[.AS165]=&quot;DH-2048&quot;);0;0)))" office:value-type="float" office:value="0" calcext:value-type="float">
            <text:p>0</text:p>
          </table:table-cell>
          <table:table-cell table:style-name="ce43" table:formula="of:=IF([.AT165]&lt;3;2;0)+IF([.AU165]&lt;10;1;IF([.AU165]=&quot;&quot;;1;0))+IF([.AV165]&lt;3;2;IF([.AV165]&lt;10;1;IF([.AV165]=&quot;&quot;;1;0)))" office:value-type="float" office:value="0" calcext:value-type="float">
            <text:p>0</text:p>
          </table:table-cell>
          <table:table-cell table:style-name="ce48" table:formula="of:=IF([.AX165]=0;0;IF([.AX165]&lt;5;1;IF([.AX165]&lt;10;2;3)))+IF([.AY165]=0;0;IF([.AY165]&lt;3;1;IF([.AY165]&lt;10;2;3)))+IF([.AZ165]=0;0;IF([.AZ165]&lt;5;1;IF([.AZ165]&lt;10;2;3)))+IF([.BA165]=&quot;A&quot;;0;IF([.BA165]=&quot;A+&quot;;0;IF([.BA165]=&quot;B&quot;;1;5)))+IF([.BB165]=&quot;Self&quot;;0;IF([.BB165]=&quot;CloudFlare&quot;;2;IF([.BB165]=&quot;Incapsula&quot;;2;3)))" office:value-type="float" office:value="0" calcext:value-type="float">
            <text:p>0</text:p>
          </table:table-cell>
          <table:table-cell table:style-name="ce52" table:formula="of:=IF([.BC165]&lt;PricePercentile33;0;IF([.BC165]&lt;PricePercentile66;1;2))+IF([.BD165]&lt;ConPricePercentile33;0;IF([.BD165]&lt;ConPricePercentile66;1;2))+IF([.BE165]=&quot;Free&quot;;0;IF([.BE165]=&quot;Yes&quot;;0;1))+IF([.BF165]=&quot;Free&quot;;0;IF([.BF165]&gt;29;0;IF([.BF165]&gt;13;1;IF([.BF165]&gt;6;2;3))))" office:value-type="float" office:value="4" calcext:value-type="float">
            <text:p>4</text:p>
          </table:table-cell>
          <table:table-cell table:style-name="ce58" table:formula="of:=IF([.BG165]=&quot;Yes&quot;;1;0)+IF([.BH165]=&quot;Yes&quot;;1;0)+IF([.BI165]=&quot;Yes&quot;;1;0)+IF([.BJ165]=&quot;No&quot;;1;IF([.BJ165]=&quot;&quot;;0;IF([.BJ165]=&quot;Some&quot;;0.5;0)))+IF([.BK165]=&quot;No&quot;;1;IF([.BK165]=&quot;&quot;;0;IF([.BK165]=&quot;Some&quot;;0.5;0)))+IF([.BL165]=&quot;No&quot;;1;IF([.BL165]=&quot;&quot;;0;IF([.BL165]=&quot;Some&quot;;0.5;0)))+IF([.BM165]=&quot;&quot;;0;1)+IF([.BN165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Romania</text:p>
          </table:table-cell>
          <table:table-cell table:style-name="ce75" table:formula="of:=IF(OR([.L165]=&quot;USA&quot;;[.L165]=&quot;UK&quot;;[.L165]=&quot;Canada&quot;;[.L165]=&quot;Australia&quot;;[.L165]=&quot;New Zealand&quot;);&quot;Five&quot;;(IF(OR([.L165]=&quot;Denmark&quot;;[.L165]=&quot;France&quot;;[.L165]=&quot;Netherlands&quot;;[.L165]=&quot;Norway&quot;);&quot;Nine&quot;;IF(OR([.L165]=&quot;Belgium&quot;;[.L165]=&quot;Germany&quot;;[.L165]=&quot;Italy&quot;;[.L165]=&quot;Spain&quot;;[.L165]=&quot;Sweden&quot;);&quot;Fourteen&quot;;IF([.L165]=&quot;&quot;;&quot;Not Disclosed&quot;;IF(OR([.L165]=&quot;British Virgin Islands&quot;;[.L165]=&quot;Gibraltar&quot;;[.L165]=&quot;British Indian Ocean&quot;;[.L165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  <table:table-cell table:number-columns-repeated="3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65]=&quot;Five&quot;);[.AC165]=&quot;Yes&quot;;[.W165]=&quot;Yes&quot;;OR([.T165]=&quot;Email&quot;;[.T165]=&quot;Yes&quot;);[.O165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 office:value-type="string" calcext:value-type="string">
            <text:p>Yes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6" calcext:value-type="float">
            <text:p>6</text:p>
          </table:table-cell>
          <table:table-cell table:style-name="ce188" office:value-type="float" office:value="17" calcext:value-type="float">
            <text:p>17</text:p>
          </table:table-cell>
          <table:table-cell table:style-name="ce192" office:value-type="float" office:value="61" calcext:value-type="float">
            <text:p>61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8" calcext:value-type="float">
            <text:p>$4.80</text:p>
          </table:table-cell>
          <table:table-cell table:style-name="ce235" table:formula="of:=[.BC165]/[.AT165]" office:value-type="float" office:value="0.8" calcext:value-type="float">
            <text:p>$0.8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vpn.asia" xlink:type="simple">VPN.Asia</text:a></text:p>
          </table:table-cell>
          <table:table-cell table:style-name="ce18" table:formula="of:=IF(OR([.M166]=&quot;Five&quot;);3;0)+IF(OR([.M166]=&quot;Not Disclosed&quot;);1.5;0)+IF(OR([.M166]=&quot;Nine&quot;;[.M166]=&quot;Fourteen&quot;;[.M166]=&quot;See Note&quot;;[.M166]=&quot;Cooperative&quot;);1;0)+IF(OR([.N166]=&quot;Yes&quot;);2;0)+IF(OR([.N166]=&quot;Not Disclosed&quot;);1.5;0)+IF(OR([.N166]=&quot;Owned&quot;);1;0)" office:value-type="float" office:value="0" calcext:value-type="float">
            <text:p>0</text:p>
          </table:table-cell>
          <table:table-cell table:style-name="ce26" table:formula="of:=COUNTIF([.P166:.S166];&quot;Yes&quot;)+(0.5*COUNTIF([.P166:.S166];&quot;&quot;))+(0.5*COUNTIF([.P166:.S166];&quot;See Note&quot;))+(3*COUNTIF([.O166];&quot;Yes&quot;))" office:value-type="float" office:value="2" calcext:value-type="float">
            <text:p>2</text:p>
          </table:table-cell>
          <table:table-cell table:style-name="ce31" table:formula="of:=(3*COUNTIF([.T166];&quot;No&quot;))+COUNTIF([.W166:.X166];&quot;No&quot;)" office:value-type="float" office:value="1" calcext:value-type="float">
            <text:p>1</text:p>
          </table:table-cell>
          <table:table-cell table:style-name="ce35" table:formula="of:=COUNTIF([.AA166];&quot;No&quot;)+COUNTIF([.AB166];&quot;No&quot;)+(0.5*COUNTIF([.AB166];&quot;See Note&quot;))+(3*COUNTIF([.AC166];&quot;No&quot;))+COUNTIF([.AL166];&quot;Yes&quot;)+(0.5*COUNTIF([.AL166];&quot;Some&quot;))+COUNTIF([.AM166];&quot;Yes&quot;)+(0.5*COUNTIF([.AM166];&quot;Some&quot;))" office:value-type="float" office:value="2" calcext:value-type="float">
            <text:p>2</text:p>
          </table:table-cell>
          <table:table-cell table:style-name="ce39" table:formula="of:=(IF(OR([.AP166]=&quot;MPPE-128&quot;;[.AP166]=&quot;Blowfish-64&quot;);1;(IF(OR([.AP166]=&quot;See Note&quot;;[.AP166]=&quot;Blowfish-128&quot;);0.5;IF(OR([.AP166]=&quot;AES-128&quot;;[.AP166]=&quot;AES-160&quot;;[.AP166]=&quot;AES-192&quot;;[.AP166]=&quot;AES-256&quot;);0;0)))+(IF(OR([.AQ166]=&quot;MPPE-128&quot;;[.AQ166]=&quot;Blowfish-64&quot;);2;(IF(OR([.AQ166]=&quot;See Note&quot;;[.AQ166]=&quot;Blowfish-128&quot;;[.AQ166]=&quot;&quot;);1;IF(OR([.AQ166]=&quot;AES-128&quot;;[.AQ166]=&quot;AES-160&quot;;[.AQ166]=&quot;AES-192&quot;;[.AQ166]=&quot;AES-256&quot;);0;0)))))))+IF(OR([.AR166]=&quot;MS-CHAPv2&quot;;[.AR166]=&quot;RSA-RC4&quot;;[.AR166]=&quot;RSA-1024&quot;);1;IF(OR([.AR166]=&quot;See Note&quot;;[.AR166]=&quot;&quot;);0.5;IF(OR([.AR166]=&quot;RSA-4096&quot;;[.AR166]=&quot;RSA-2048&quot;;[.AR166]=&quot;DH-2048&quot;;[.AR166]=&quot;CA-4096&quot;);0;0)))+IF(OR([.AS166]=&quot;MS-CHAPv2&quot;;[.AS166]=&quot;RSA-RC4&quot;;[.AS166]=&quot;RSA-1024&quot;);2;IF(OR([.AS166]=&quot;See Note&quot;;[.AS166]=&quot;&quot;);1;IF(OR([.AS166]=&quot;RSA-4096&quot;;[.AS166]=&quot;RSA-2048&quot;;[.AS166]=&quot;DH-2048&quot;);0;0)))" office:value-type="float" office:value="2.5" calcext:value-type="float">
            <text:p>2.5</text:p>
          </table:table-cell>
          <table:table-cell table:style-name="ce43" table:formula="of:=IF([.AT166]&lt;3;2;0)+IF([.AU166]&lt;10;1;IF([.AU166]=&quot;&quot;;1;0))+IF([.AV166]&lt;3;2;IF([.AV166]&lt;10;1;IF([.AV166]=&quot;&quot;;1;0)))" office:value-type="float" office:value="2" calcext:value-type="float">
            <text:p>2</text:p>
          </table:table-cell>
          <table:table-cell table:style-name="ce48" table:formula="of:=IF([.AX166]=0;0;IF([.AX166]&lt;5;1;IF([.AX166]&lt;10;2;3)))+IF([.AY166]=0;0;IF([.AY166]&lt;3;1;IF([.AY166]&lt;10;2;3)))+IF([.AZ166]=0;0;IF([.AZ166]&lt;5;1;IF([.AZ166]&lt;10;2;3)))+IF([.BA166]=&quot;A&quot;;0;IF([.BA166]=&quot;A+&quot;;0;IF([.BA166]=&quot;B&quot;;1;5)))+IF([.BB166]=&quot;Self&quot;;0;IF([.BB166]=&quot;CloudFlare&quot;;2;IF([.BB166]=&quot;Incapsula&quot;;2;3)))" office:value-type="float" office:value="11" calcext:value-type="float">
            <text:p>11</text:p>
          </table:table-cell>
          <table:table-cell table:style-name="ce52" table:formula="of:=IF([.BC166]&lt;PricePercentile33;0;IF([.BC166]&lt;PricePercentile66;1;2))+IF([.BD166]&lt;ConPricePercentile33;0;IF([.BD166]&lt;ConPricePercentile66;1;2))+IF([.BE166]=&quot;Free&quot;;0;IF([.BE166]=&quot;Yes&quot;;0;1))+IF([.BF166]=&quot;Free&quot;;0;IF([.BF166]&gt;29;0;IF([.BF166]&gt;13;1;IF([.BF166]&gt;6;2;3))))" office:value-type="float" office:value="4" calcext:value-type="float">
            <text:p>4</text:p>
          </table:table-cell>
          <table:table-cell table:style-name="ce58" table:formula="of:=IF([.BG166]=&quot;Yes&quot;;1;0)+IF([.BH166]=&quot;Yes&quot;;1;0)+IF([.BI166]=&quot;Yes&quot;;1;0)+IF([.BJ166]=&quot;No&quot;;1;IF([.BJ166]=&quot;&quot;;0;IF([.BJ166]=&quot;Some&quot;;0.5;0)))+IF([.BK166]=&quot;No&quot;;1;IF([.BK166]=&quot;&quot;;0;IF([.BK166]=&quot;Some&quot;;0.5;0)))+IF([.BL166]=&quot;No&quot;;1;IF([.BL166]=&quot;&quot;;0;IF([.BL166]=&quot;Some&quot;;0.5;0)))+IF([.BM166]=&quot;&quot;;0;1)+IF([.BN166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Belize</text:p>
          </table:table-cell>
          <table:table-cell table:style-name="ce75" table:formula="of:=IF(OR([.L166]=&quot;USA&quot;;[.L166]=&quot;UK&quot;;[.L166]=&quot;Canada&quot;;[.L166]=&quot;Australia&quot;;[.L166]=&quot;New Zealand&quot;);&quot;Five&quot;;(IF(OR([.L166]=&quot;Denmark&quot;;[.L166]=&quot;France&quot;;[.L166]=&quot;Netherlands&quot;;[.L166]=&quot;Norway&quot;);&quot;Nine&quot;;IF(OR([.L166]=&quot;Belgium&quot;;[.L166]=&quot;Germany&quot;;[.L166]=&quot;Italy&quot;;[.L166]=&quot;Spain&quot;;[.L166]=&quot;Sweden&quot;);&quot;Fourteen&quot;;IF([.L166]=&quot;&quot;;&quot;Not Disclosed&quot;;IF(OR([.L166]=&quot;British Virgin Islands&quot;;[.L166]=&quot;Gibraltar&quot;;[.L166]=&quot;British Indian Ocean&quot;;[.L166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6]=&quot;Five&quot;);[.AC166]=&quot;Yes&quot;;[.W166]=&quot;Yes&quot;;OR([.T166]=&quot;Email&quot;;[.T166]=&quot;Yes&quot;);[.O166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18" calcext:value-type="float">
            <text:p>18</text:p>
          </table:table-cell>
          <table:table-cell table:style-name="ce192" office:value-type="float" office:value="294" calcext:value-type="float">
            <text:p>294</text:p>
          </table:table-cell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75" calcext:value-type="float">
            <text:p>$5.75</text:p>
          </table:table-cell>
          <table:table-cell table:style-name="ce235" table:formula="of:=[.BC166]/[.AT166]" office:value-type="float" office:value="2.875" calcext:value-type="float">
            <text:p>$2.88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vpn.cc" xlink:type="simple">VPN.cc</text:a></text:p>
          </table:table-cell>
          <table:table-cell table:style-name="ce18" table:formula="of:=IF(OR([.M167]=&quot;Five&quot;);3;0)+IF(OR([.M167]=&quot;Not Disclosed&quot;);1.5;0)+IF(OR([.M167]=&quot;Nine&quot;;[.M167]=&quot;Fourteen&quot;;[.M167]=&quot;See Note&quot;;[.M167]=&quot;Cooperative&quot;);1;0)+IF(OR([.N167]=&quot;Yes&quot;);2;0)+IF(OR([.N167]=&quot;Not Disclosed&quot;);1.5;0)+IF(OR([.N167]=&quot;Owned&quot;);1;0)" office:value-type="float" office:value="0" calcext:value-type="float">
            <text:p>0</text:p>
          </table:table-cell>
          <table:table-cell table:style-name="ce26" table:formula="of:=COUNTIF([.P167:.S167];&quot;Yes&quot;)+(0.5*COUNTIF([.P167:.S167];&quot;&quot;))+(0.5*COUNTIF([.P167:.S167];&quot;See Note&quot;))+(3*COUNTIF([.O167];&quot;Yes&quot;))" office:value-type="float" office:value="2" calcext:value-type="float">
            <text:p>2</text:p>
          </table:table-cell>
          <table:table-cell table:style-name="ce31" table:formula="of:=(3*COUNTIF([.T167];&quot;No&quot;))+COUNTIF([.W167:.X167];&quot;No&quot;)" office:value-type="float" office:value="2" calcext:value-type="float">
            <text:p>2</text:p>
          </table:table-cell>
          <table:table-cell table:style-name="ce35" table:formula="of:=COUNTIF([.AA167];&quot;No&quot;)+COUNTIF([.AB167];&quot;No&quot;)+(0.5*COUNTIF([.AB167];&quot;See Note&quot;))+(3*COUNTIF([.AC167];&quot;No&quot;))+COUNTIF([.AL167];&quot;Yes&quot;)+(0.5*COUNTIF([.AL167];&quot;Some&quot;))+COUNTIF([.AM167];&quot;Yes&quot;)+(0.5*COUNTIF([.AM167];&quot;Some&quot;))" office:value-type="float" office:value="2" calcext:value-type="float">
            <text:p>2</text:p>
          </table:table-cell>
          <table:table-cell table:style-name="ce39" table:formula="of:=(IF(OR([.AP167]=&quot;MPPE-128&quot;;[.AP167]=&quot;Blowfish-64&quot;);1;(IF(OR([.AP167]=&quot;See Note&quot;;[.AP167]=&quot;Blowfish-128&quot;);0.5;IF(OR([.AP167]=&quot;AES-128&quot;;[.AP167]=&quot;AES-160&quot;;[.AP167]=&quot;AES-192&quot;;[.AP167]=&quot;AES-256&quot;);0;0)))+(IF(OR([.AQ167]=&quot;MPPE-128&quot;;[.AQ167]=&quot;Blowfish-64&quot;);2;(IF(OR([.AQ167]=&quot;See Note&quot;;[.AQ167]=&quot;Blowfish-128&quot;;[.AQ167]=&quot;&quot;);1;IF(OR([.AQ167]=&quot;AES-128&quot;;[.AQ167]=&quot;AES-160&quot;;[.AQ167]=&quot;AES-192&quot;;[.AQ167]=&quot;AES-256&quot;);0;0)))))))+IF(OR([.AR167]=&quot;MS-CHAPv2&quot;;[.AR167]=&quot;RSA-RC4&quot;;[.AR167]=&quot;RSA-1024&quot;);1;IF(OR([.AR167]=&quot;See Note&quot;;[.AR167]=&quot;&quot;);0.5;IF(OR([.AR167]=&quot;RSA-4096&quot;;[.AR167]=&quot;RSA-2048&quot;;[.AR167]=&quot;DH-2048&quot;;[.AR167]=&quot;CA-4096&quot;);0;0)))+IF(OR([.AS167]=&quot;MS-CHAPv2&quot;;[.AS167]=&quot;RSA-RC4&quot;;[.AS167]=&quot;RSA-1024&quot;);2;IF(OR([.AS167]=&quot;See Note&quot;;[.AS167]=&quot;&quot;);1;IF(OR([.AS167]=&quot;RSA-4096&quot;;[.AS167]=&quot;RSA-2048&quot;;[.AS167]=&quot;DH-2048&quot;);0;0)))" office:value-type="float" office:value="2.5" calcext:value-type="float">
            <text:p>2.5</text:p>
          </table:table-cell>
          <table:table-cell table:style-name="ce43" table:formula="of:=IF([.AT167]&lt;3;2;0)+IF([.AU167]&lt;10;1;IF([.AU167]=&quot;&quot;;1;0))+IF([.AV167]&lt;3;2;IF([.AV167]&lt;10;1;IF([.AV167]=&quot;&quot;;1;0)))" office:value-type="float" office:value="2" calcext:value-type="float">
            <text:p>2</text:p>
          </table:table-cell>
          <table:table-cell table:style-name="ce48" table:formula="of:=IF([.AX167]=0;0;IF([.AX167]&lt;5;1;IF([.AX167]&lt;10;2;3)))+IF([.AY167]=0;0;IF([.AY167]&lt;3;1;IF([.AY167]&lt;10;2;3)))+IF([.AZ167]=0;0;IF([.AZ167]&lt;5;1;IF([.AZ167]&lt;10;2;3)))+IF([.BA167]=&quot;A&quot;;0;IF([.BA167]=&quot;A+&quot;;0;IF([.BA167]=&quot;B&quot;;1;5)))+IF([.BB167]=&quot;Self&quot;;0;IF([.BB167]=&quot;CloudFlare&quot;;2;IF([.BB167]=&quot;Incapsula&quot;;2;3)))" office:value-type="float" office:value="7" calcext:value-type="float">
            <text:p>7</text:p>
          </table:table-cell>
          <table:table-cell table:style-name="ce52" table:formula="of:=IF([.BC167]&lt;PricePercentile33;0;IF([.BC167]&lt;PricePercentile66;1;2))+IF([.BD167]&lt;ConPricePercentile33;0;IF([.BD167]&lt;ConPricePercentile66;1;2))+IF([.BE167]=&quot;Free&quot;;0;IF([.BE167]=&quot;Yes&quot;;0;1))+IF([.BF167]=&quot;Free&quot;;0;IF([.BF167]&gt;29;0;IF([.BF167]&gt;13;1;IF([.BF167]&gt;6;2;3))))" office:value-type="float" office:value="6" calcext:value-type="float">
            <text:p>6</text:p>
          </table:table-cell>
          <table:table-cell table:style-name="ce58" table:formula="of:=IF([.BG167]=&quot;Yes&quot;;1;0)+IF([.BH167]=&quot;Yes&quot;;1;0)+IF([.BI167]=&quot;Yes&quot;;1;0)+IF([.BJ167]=&quot;No&quot;;1;IF([.BJ167]=&quot;&quot;;0;IF([.BJ167]=&quot;Some&quot;;0.5;0)))+IF([.BK167]=&quot;No&quot;;1;IF([.BK167]=&quot;&quot;;0;IF([.BK167]=&quot;Some&quot;;0.5;0)))+IF([.BL167]=&quot;No&quot;;1;IF([.BL167]=&quot;&quot;;0;IF([.BL167]=&quot;Some&quot;;0.5;0)))+IF([.BM167]=&quot;&quot;;0;1)+IF([.BN167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Malta</text:p>
          </table:table-cell>
          <table:table-cell table:style-name="ce75" table:formula="of:=IF(OR([.L167]=&quot;USA&quot;;[.L167]=&quot;UK&quot;;[.L167]=&quot;Canada&quot;;[.L167]=&quot;Australia&quot;;[.L167]=&quot;New Zealand&quot;);&quot;Five&quot;;(IF(OR([.L167]=&quot;Denmark&quot;;[.L167]=&quot;France&quot;;[.L167]=&quot;Netherlands&quot;;[.L167]=&quot;Norway&quot;);&quot;Nine&quot;;IF(OR([.L167]=&quot;Belgium&quot;;[.L167]=&quot;Germany&quot;;[.L167]=&quot;Italy&quot;;[.L167]=&quot;Spain&quot;;[.L167]=&quot;Sweden&quot;);&quot;Fourteen&quot;;IF([.L167]=&quot;&quot;;&quot;Not Disclosed&quot;;IF(OR([.L167]=&quot;British Virgin Islands&quot;;[.L167]=&quot;Gibraltar&quot;;[.L167]=&quot;British Indian Ocean&quot;;[.L167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7]=&quot;Five&quot;);[.AC167]=&quot;Yes&quot;;[.W167]=&quot;Yes&quot;;OR([.T167]=&quot;Email&quot;;[.T167]=&quot;Yes&quot;);[.O16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59" calcext:value-type="float">
            <text:p>59</text:p>
          </table:table-cell>
          <table:table-cell table:style-name="ce192" office:value-type="float" office:value="903" calcext:value-type="float">
            <text:p>903</text:p>
          </table:table-cell>
          <table:table-cell table:style-name="ce196" office:value-type="string" calcext:value-type="string">
            <text:p>No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1" calcext:value-type="float">
            <text:p>11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6.99" calcext:value-type="float">
            <text:p>$6.99</text:p>
          </table:table-cell>
          <table:table-cell table:style-name="ce235" table:formula="of:=[.BC167]/[.AT167]" office:value-type="float" office:value="3.495" calcext:value-type="float">
            <text:p>$3.5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4" calcext:value-type="float">
            <text:p>14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vpn.ht" xlink:type="simple">VPN.ht</text:a></text:p>
          </table:table-cell>
          <table:table-cell table:style-name="ce18" table:formula="of:=IF(OR([.M168]=&quot;Five&quot;);3;0)+IF(OR([.M168]=&quot;Not Disclosed&quot;);1.5;0)+IF(OR([.M168]=&quot;Nine&quot;;[.M168]=&quot;Fourteen&quot;;[.M168]=&quot;See Note&quot;;[.M168]=&quot;Cooperative&quot;);1;0)+IF(OR([.N168]=&quot;Yes&quot;);2;0)+IF(OR([.N168]=&quot;Not Disclosed&quot;);1.5;0)+IF(OR([.N168]=&quot;Owned&quot;);1;0)" office:value-type="float" office:value="0" calcext:value-type="float">
            <text:p>0</text:p>
          </table:table-cell>
          <table:table-cell table:style-name="ce26" table:formula="of:=COUNTIF([.P168:.S168];&quot;Yes&quot;)+(0.5*COUNTIF([.P168:.S168];&quot;&quot;))+(0.5*COUNTIF([.P168:.S168];&quot;See Note&quot;))+(3*COUNTIF([.O168];&quot;Yes&quot;))" office:value-type="float" office:value="1.5" calcext:value-type="float">
            <text:p>1.5</text:p>
          </table:table-cell>
          <table:table-cell table:style-name="ce31" table:formula="of:=(3*COUNTIF([.T168];&quot;No&quot;))+COUNTIF([.W168:.X168];&quot;No&quot;)" office:value-type="float" office:value="0" calcext:value-type="float">
            <text:p>0</text:p>
          </table:table-cell>
          <table:table-cell table:style-name="ce35" table:formula="of:=COUNTIF([.AA168];&quot;No&quot;)+COUNTIF([.AB168];&quot;No&quot;)+(0.5*COUNTIF([.AB168];&quot;See Note&quot;))+(3*COUNTIF([.AC168];&quot;No&quot;))+COUNTIF([.AL168];&quot;Yes&quot;)+(0.5*COUNTIF([.AL168];&quot;Some&quot;))+COUNTIF([.AM168];&quot;Yes&quot;)+(0.5*COUNTIF([.AM168];&quot;Some&quot;))" office:value-type="float" office:value="2" calcext:value-type="float">
            <text:p>2</text:p>
          </table:table-cell>
          <table:table-cell table:style-name="ce39" table:formula="of:=(IF(OR([.AP168]=&quot;MPPE-128&quot;;[.AP168]=&quot;Blowfish-64&quot;);1;(IF(OR([.AP168]=&quot;See Note&quot;;[.AP168]=&quot;Blowfish-128&quot;);0.5;IF(OR([.AP168]=&quot;AES-128&quot;;[.AP168]=&quot;AES-160&quot;;[.AP168]=&quot;AES-192&quot;;[.AP168]=&quot;AES-256&quot;);0;0)))+(IF(OR([.AQ168]=&quot;MPPE-128&quot;;[.AQ168]=&quot;Blowfish-64&quot;);2;(IF(OR([.AQ168]=&quot;See Note&quot;;[.AQ168]=&quot;Blowfish-128&quot;;[.AQ168]=&quot;&quot;);1;IF(OR([.AQ168]=&quot;AES-128&quot;;[.AQ168]=&quot;AES-160&quot;;[.AQ168]=&quot;AES-192&quot;;[.AQ168]=&quot;AES-256&quot;);0;0)))))))+IF(OR([.AR168]=&quot;MS-CHAPv2&quot;;[.AR168]=&quot;RSA-RC4&quot;;[.AR168]=&quot;RSA-1024&quot;);1;IF(OR([.AR168]=&quot;See Note&quot;;[.AR168]=&quot;&quot;);0.5;IF(OR([.AR168]=&quot;RSA-4096&quot;;[.AR168]=&quot;RSA-2048&quot;;[.AR168]=&quot;DH-2048&quot;;[.AR168]=&quot;CA-4096&quot;);0;0)))+IF(OR([.AS168]=&quot;MS-CHAPv2&quot;;[.AS168]=&quot;RSA-RC4&quot;;[.AS168]=&quot;RSA-1024&quot;);2;IF(OR([.AS168]=&quot;See Note&quot;;[.AS168]=&quot;&quot;);1;IF(OR([.AS168]=&quot;RSA-4096&quot;;[.AS168]=&quot;RSA-2048&quot;;[.AS168]=&quot;DH-2048&quot;);0;0)))" office:value-type="float" office:value="1.5" calcext:value-type="float">
            <text:p>1.5</text:p>
          </table:table-cell>
          <table:table-cell table:style-name="ce43" table:formula="of:=IF([.AT168]&lt;3;2;0)+IF([.AU168]&lt;10;1;IF([.AU168]=&quot;&quot;;1;0))+IF([.AV168]&lt;3;2;IF([.AV168]&lt;10;1;IF([.AV168]=&quot;&quot;;1;0)))" office:value-type="float" office:value="0" calcext:value-type="float">
            <text:p>0</text:p>
          </table:table-cell>
          <table:table-cell table:style-name="ce48" table:formula="of:=IF([.AX168]=0;0;IF([.AX168]&lt;5;1;IF([.AX168]&lt;10;2;3)))+IF([.AY168]=0;0;IF([.AY168]&lt;3;1;IF([.AY168]&lt;10;2;3)))+IF([.AZ168]=0;0;IF([.AZ168]&lt;5;1;IF([.AZ168]&lt;10;2;3)))+IF([.BA168]=&quot;A&quot;;0;IF([.BA168]=&quot;A+&quot;;0;IF([.BA168]=&quot;B&quot;;1;5)))+IF([.BB168]=&quot;Self&quot;;0;IF([.BB168]=&quot;CloudFlare&quot;;2;IF([.BB168]=&quot;Incapsula&quot;;2;3)))" office:value-type="float" office:value="4" calcext:value-type="float">
            <text:p>4</text:p>
          </table:table-cell>
          <table:table-cell table:style-name="ce52" table:formula="of:=IF([.BC168]&lt;PricePercentile33;0;IF([.BC168]&lt;PricePercentile66;1;2))+IF([.BD168]&lt;ConPricePercentile33;0;IF([.BD168]&lt;ConPricePercentile66;1;2))+IF([.BE168]=&quot;Free&quot;;0;IF([.BE168]=&quot;Yes&quot;;0;1))+IF([.BF168]=&quot;Free&quot;;0;IF([.BF168]&gt;29;0;IF([.BF168]&gt;13;1;IF([.BF168]&gt;6;2;3))))" office:value-type="float" office:value="1" calcext:value-type="float">
            <text:p>1</text:p>
          </table:table-cell>
          <table:table-cell table:style-name="ce58" table:formula="of:=IF([.BG168]=&quot;Yes&quot;;1;0)+IF([.BH168]=&quot;Yes&quot;;1;0)+IF([.BI168]=&quot;Yes&quot;;1;0)+IF([.BJ168]=&quot;No&quot;;1;IF([.BJ168]=&quot;&quot;;0;IF([.BJ168]=&quot;Some&quot;;0.5;0)))+IF([.BK168]=&quot;No&quot;;1;IF([.BK168]=&quot;&quot;;0;IF([.BK168]=&quot;Some&quot;;0.5;0)))+IF([.BL168]=&quot;No&quot;;1;IF([.BL168]=&quot;&quot;;0;IF([.BL168]=&quot;Some&quot;;0.5;0)))+IF([.BM168]=&quot;&quot;;0;1)+IF([.BN168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Hong Kong</text:p>
          </table:table-cell>
          <table:table-cell table:style-name="ce75" table:formula="of:=IF(OR([.L168]=&quot;USA&quot;;[.L168]=&quot;UK&quot;;[.L168]=&quot;Canada&quot;;[.L168]=&quot;Australia&quot;;[.L168]=&quot;New Zealand&quot;);&quot;Five&quot;;(IF(OR([.L168]=&quot;Denmark&quot;;[.L168]=&quot;France&quot;;[.L168]=&quot;Netherlands&quot;;[.L168]=&quot;Norway&quot;);&quot;Nine&quot;;IF(OR([.L168]=&quot;Belgium&quot;;[.L168]=&quot;Germany&quot;;[.L168]=&quot;Italy&quot;;[.L168]=&quot;Spain&quot;;[.L168]=&quot;Sweden&quot;);&quot;Fourteen&quot;;IF([.L168]=&quot;&quot;;&quot;Not Disclosed&quot;;IF(OR([.L168]=&quot;British Virgin Islands&quot;;[.L168]=&quot;Gibraltar&quot;;[.L168]=&quot;British Indian Ocean&quot;;[.L168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office:value-type="string" calcext:value-type="string">
            <text:p>No</text:p>
          </table:table-cell>
          <table:table-cell table:style-name="ce85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8]=&quot;Five&quot;);[.AC168]=&quot;Yes&quot;;[.W168]=&quot;Yes&quot;;OR([.T168]=&quot;Email&quot;;[.T168]=&quot;Yes&quot;);[.O168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 office:value-type="float" office:value="34.78" calcext:value-type="float">
            <text:p>34.78</text:p>
          </table:table-cell>
          <table:table-cell table:style-name="ce166" office:value-type="float" office:value="13.7" calcext:value-type="float">
            <text:p>13.7</text:p>
          </table:table-cell>
          <table:table-cell table:style-name="ce171" office:value-type="string" calcext:value-type="string">
            <text:p>AES-128</text:p>
          </table:table-cell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8" calcext:value-type="float">
            <text:p>18</text:p>
          </table:table-cell>
          <table:table-cell table:style-name="ce192" office:value-type="float" office:value="122" calcext:value-type="float">
            <text:p>122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6" calcext:value-type="float">
            <text:p>16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33" calcext:value-type="float">
            <text:p>$3.33</text:p>
          </table:table-cell>
          <table:table-cell table:style-name="ce235" table:formula="of:=[.BC168]/[.AT168]" office:value-type="float" office:value="1.11" calcext:value-type="float">
            <text:p>$1.11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7" office:value-type="string" calcext:value-type="string">
            <text:p><text:a xlink:href="http://vpn.sh" xlink:type="simple">VPN.sh</text:a></text:p>
          </table:table-cell>
          <table:table-cell table:style-name="ce18" table:formula="of:=IF(OR([.M169]=&quot;Five&quot;);3;0)+IF(OR([.M169]=&quot;Not Disclosed&quot;);1.5;0)+IF(OR([.M169]=&quot;Nine&quot;;[.M169]=&quot;Fourteen&quot;;[.M169]=&quot;See Note&quot;;[.M169]=&quot;Cooperative&quot;);1;0)+IF(OR([.N169]=&quot;Yes&quot;);2;0)+IF(OR([.N169]=&quot;Not Disclosed&quot;);1.5;0)+IF(OR([.N169]=&quot;Owned&quot;);1;0)" office:value-type="float" office:value="5" calcext:value-type="float">
            <text:p>5</text:p>
          </table:table-cell>
          <table:table-cell table:style-name="ce26" table:formula="of:=COUNTIF([.P169:.S169];&quot;Yes&quot;)+(0.5*COUNTIF([.P169:.S169];&quot;&quot;))+(0.5*COUNTIF([.P169:.S169];&quot;See Note&quot;))+(3*COUNTIF([.O169];&quot;Yes&quot;))" office:value-type="float" office:value="3" calcext:value-type="float">
            <text:p>3</text:p>
          </table:table-cell>
          <table:table-cell table:style-name="ce31" table:formula="of:=(3*COUNTIF([.T169];&quot;No&quot;))+COUNTIF([.W169:.X169];&quot;No&quot;)" office:value-type="float" office:value="5" calcext:value-type="float">
            <text:p>5</text:p>
          </table:table-cell>
          <table:table-cell table:style-name="ce35" table:formula="of:=COUNTIF([.AA169];&quot;No&quot;)+COUNTIF([.AB169];&quot;No&quot;)+(0.5*COUNTIF([.AB169];&quot;See Note&quot;))+(3*COUNTIF([.AC169];&quot;No&quot;))+COUNTIF([.AL169];&quot;Yes&quot;)+(0.5*COUNTIF([.AL169];&quot;Some&quot;))+COUNTIF([.AM169];&quot;Yes&quot;)+(0.5*COUNTIF([.AM169];&quot;Some&quot;))" office:value-type="float" office:value="3" calcext:value-type="float">
            <text:p>3</text:p>
          </table:table-cell>
          <table:table-cell table:style-name="ce39" table:formula="of:=(IF(OR([.AP169]=&quot;MPPE-128&quot;;[.AP169]=&quot;Blowfish-64&quot;);1;(IF(OR([.AP169]=&quot;See Note&quot;;[.AP169]=&quot;Blowfish-128&quot;);0.5;IF(OR([.AP169]=&quot;AES-128&quot;;[.AP169]=&quot;AES-160&quot;;[.AP169]=&quot;AES-192&quot;;[.AP169]=&quot;AES-256&quot;);0;0)))+(IF(OR([.AQ169]=&quot;MPPE-128&quot;;[.AQ169]=&quot;Blowfish-64&quot;);2;(IF(OR([.AQ169]=&quot;See Note&quot;;[.AQ169]=&quot;Blowfish-128&quot;;[.AQ169]=&quot;&quot;);1;IF(OR([.AQ169]=&quot;AES-128&quot;;[.AQ169]=&quot;AES-160&quot;;[.AQ169]=&quot;AES-192&quot;;[.AQ169]=&quot;AES-256&quot;);0;0)))))))+IF(OR([.AR169]=&quot;MS-CHAPv2&quot;;[.AR169]=&quot;RSA-RC4&quot;;[.AR169]=&quot;RSA-1024&quot;);1;IF(OR([.AR169]=&quot;See Note&quot;;[.AR169]=&quot;&quot;);0.5;IF(OR([.AR169]=&quot;RSA-4096&quot;;[.AR169]=&quot;RSA-2048&quot;;[.AR169]=&quot;DH-2048&quot;;[.AR169]=&quot;CA-4096&quot;);0;0)))+IF(OR([.AS169]=&quot;MS-CHAPv2&quot;;[.AS169]=&quot;RSA-RC4&quot;;[.AS169]=&quot;RSA-1024&quot;);2;IF(OR([.AS169]=&quot;See Note&quot;;[.AS169]=&quot;&quot;);1;IF(OR([.AS169]=&quot;RSA-4096&quot;;[.AS169]=&quot;RSA-2048&quot;;[.AS169]=&quot;DH-2048&quot;);0;0)))" office:value-type="float" office:value="2.5" calcext:value-type="float">
            <text:p>2.5</text:p>
          </table:table-cell>
          <table:table-cell table:style-name="ce43" table:formula="of:=IF([.AT169]&lt;3;2;0)+IF([.AU169]&lt;10;1;IF([.AU169]=&quot;&quot;;1;0))+IF([.AV169]&lt;3;2;IF([.AV169]&lt;10;1;IF([.AV169]=&quot;&quot;;1;0)))" office:value-type="float" office:value="2" calcext:value-type="float">
            <text:p>2</text:p>
          </table:table-cell>
          <table:table-cell table:style-name="ce48" table:formula="of:=IF([.AX169]=0;0;IF([.AX169]&lt;5;1;IF([.AX169]&lt;10;2;3)))+IF([.AY169]=0;0;IF([.AY169]&lt;3;1;IF([.AY169]&lt;10;2;3)))+IF([.AZ169]=0;0;IF([.AZ169]&lt;5;1;IF([.AZ169]&lt;10;2;3)))+IF([.BA169]=&quot;A&quot;;0;IF([.BA169]=&quot;A+&quot;;0;IF([.BA169]=&quot;B&quot;;1;5)))+IF([.BB169]=&quot;Self&quot;;0;IF([.BB169]=&quot;CloudFlare&quot;;2;IF([.BB169]=&quot;Incapsula&quot;;2;3)))" office:value-type="float" office:value="13" calcext:value-type="float">
            <text:p>13</text:p>
          </table:table-cell>
          <table:table-cell table:style-name="ce52" table:formula="of:=IF([.BC169]&lt;PricePercentile33;0;IF([.BC169]&lt;PricePercentile66;1;2))+IF([.BD169]&lt;ConPricePercentile33;0;IF([.BD169]&lt;ConPricePercentile66;1;2))+IF([.BE169]=&quot;Free&quot;;0;IF([.BE169]=&quot;Yes&quot;;0;1))+IF([.BF169]=&quot;Free&quot;;0;IF([.BF169]&gt;29;0;IF([.BF169]&gt;13;1;IF([.BF169]&gt;6;2;3))))" office:value-type="float" office:value="7" calcext:value-type="float">
            <text:p>7</text:p>
          </table:table-cell>
          <table:table-cell table:style-name="ce58" table:formula="of:=IF([.BG169]=&quot;Yes&quot;;1;0)+IF([.BH169]=&quot;Yes&quot;;1;0)+IF([.BI169]=&quot;Yes&quot;;1;0)+IF([.BJ169]=&quot;No&quot;;1;IF([.BJ169]=&quot;&quot;;0;IF([.BJ169]=&quot;Some&quot;;0.5;0)))+IF([.BK169]=&quot;No&quot;;1;IF([.BK169]=&quot;&quot;;0;IF([.BK169]=&quot;Some&quot;;0.5;0)))+IF([.BL169]=&quot;No&quot;;1;IF([.BL169]=&quot;&quot;;0;IF([.BL169]=&quot;Some&quot;;0.5;0)))+IF([.BM169]=&quot;&quot;;0;1)+IF([.BN169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69]=&quot;USA&quot;;[.L169]=&quot;UK&quot;;[.L169]=&quot;Canada&quot;;[.L169]=&quot;Australia&quot;;[.L169]=&quot;New Zealand&quot;);&quot;Five&quot;;(IF(OR([.L169]=&quot;Denmark&quot;;[.L169]=&quot;France&quot;;[.L169]=&quot;Netherlands&quot;;[.L169]=&quot;Norway&quot;);&quot;Nine&quot;;IF(OR([.L169]=&quot;Belgium&quot;;[.L169]=&quot;Germany&quot;;[.L169]=&quot;Italy&quot;;[.L169]=&quot;Spain&quot;;[.L169]=&quot;Sweden&quot;);&quot;Fourteen&quot;;IF([.L169]=&quot;&quot;;&quot;Not Disclosed&quot;;IF(OR([.L169]=&quot;British Virgin Islands&quot;;[.L169]=&quot;Gibraltar&quot;;[.L169]=&quot;British Indian Ocean&quot;;[.L16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/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69]=&quot;Five&quot;);[.AC169]=&quot;Yes&quot;;[.W169]=&quot;Yes&quot;;OR([.T169]=&quot;Email&quot;;[.T169]=&quot;Yes&quot;);[.O169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5" calcext:value-type="float">
            <text:p>15</text:p>
          </table:table-cell>
          <table:table-cell table:style-name="ce192" office:value-type="float" office:value="42" calcext:value-type="float">
            <text:p>42</text:p>
          </table:table-cell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No SSL Cert</text:p>
          </table:table-cell>
          <table:table-cell table:style-name="ce229" office:value-type="float" office:value="4.28" calcext:value-type="float">
            <text:p>$4.28</text:p>
          </table:table-cell>
          <table:table-cell table:style-name="ce235" table:formula="of:=[.BC169]/[.AT169]" office:value-type="float" office:value="4.28" calcext:value-type="float">
            <text:p>$4.28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Area</text:p>
          </table:table-cell>
          <table:table-cell table:style-name="ce18" table:formula="of:=IF(OR([.M170]=&quot;Five&quot;);3;0)+IF(OR([.M170]=&quot;Not Disclosed&quot;);1.5;0)+IF(OR([.M170]=&quot;Nine&quot;;[.M170]=&quot;Fourteen&quot;;[.M170]=&quot;See Note&quot;;[.M170]=&quot;Cooperative&quot;);1;0)+IF(OR([.N170]=&quot;Yes&quot;);2;0)+IF(OR([.N170]=&quot;Not Disclosed&quot;);1.5;0)+IF(OR([.N170]=&quot;Owned&quot;);1;0)" office:value-type="float" office:value="0" calcext:value-type="float">
            <text:p>0</text:p>
          </table:table-cell>
          <table:table-cell table:style-name="ce26" table:formula="of:=COUNTIF([.P170:.S170];&quot;Yes&quot;)+(0.5*COUNTIF([.P170:.S170];&quot;&quot;))+(0.5*COUNTIF([.P170:.S170];&quot;See Note&quot;))+(3*COUNTIF([.O170];&quot;Yes&quot;))" office:value-type="float" office:value="2" calcext:value-type="float">
            <text:p>2</text:p>
          </table:table-cell>
          <table:table-cell table:style-name="ce31" table:formula="of:=(3*COUNTIF([.T170];&quot;No&quot;))+COUNTIF([.W170:.X170];&quot;No&quot;)" office:value-type="float" office:value="0" calcext:value-type="float">
            <text:p>0</text:p>
          </table:table-cell>
          <table:table-cell table:style-name="ce35" table:formula="of:=COUNTIF([.AA170];&quot;No&quot;)+COUNTIF([.AB170];&quot;No&quot;)+(0.5*COUNTIF([.AB170];&quot;See Note&quot;))+(3*COUNTIF([.AC170];&quot;No&quot;))+COUNTIF([.AL170];&quot;Yes&quot;)+(0.5*COUNTIF([.AL170];&quot;Some&quot;))+COUNTIF([.AM170];&quot;Yes&quot;)+(0.5*COUNTIF([.AM170];&quot;Some&quot;))" office:value-type="float" office:value="1.5" calcext:value-type="float">
            <text:p>1.5</text:p>
          </table:table-cell>
          <table:table-cell table:style-name="ce39" table:formula="of:=(IF(OR([.AP170]=&quot;MPPE-128&quot;;[.AP170]=&quot;Blowfish-64&quot;);1;(IF(OR([.AP170]=&quot;See Note&quot;;[.AP170]=&quot;Blowfish-128&quot;);0.5;IF(OR([.AP170]=&quot;AES-128&quot;;[.AP170]=&quot;AES-160&quot;;[.AP170]=&quot;AES-192&quot;;[.AP170]=&quot;AES-256&quot;);0;0)))+(IF(OR([.AQ170]=&quot;MPPE-128&quot;;[.AQ170]=&quot;Blowfish-64&quot;);2;(IF(OR([.AQ170]=&quot;See Note&quot;;[.AQ170]=&quot;Blowfish-128&quot;;[.AQ170]=&quot;&quot;);1;IF(OR([.AQ170]=&quot;AES-128&quot;;[.AQ170]=&quot;AES-160&quot;;[.AQ170]=&quot;AES-192&quot;;[.AQ170]=&quot;AES-256&quot;);0;0)))))))+IF(OR([.AR170]=&quot;MS-CHAPv2&quot;;[.AR170]=&quot;RSA-RC4&quot;;[.AR170]=&quot;RSA-1024&quot;);1;IF(OR([.AR170]=&quot;See Note&quot;;[.AR170]=&quot;&quot;);0.5;IF(OR([.AR170]=&quot;RSA-4096&quot;;[.AR170]=&quot;RSA-2048&quot;;[.AR170]=&quot;DH-2048&quot;;[.AR170]=&quot;CA-4096&quot;);0;0)))+IF(OR([.AS170]=&quot;MS-CHAPv2&quot;;[.AS170]=&quot;RSA-RC4&quot;;[.AS170]=&quot;RSA-1024&quot;);2;IF(OR([.AS170]=&quot;See Note&quot;;[.AS170]=&quot;&quot;);1;IF(OR([.AS170]=&quot;RSA-4096&quot;;[.AS170]=&quot;RSA-2048&quot;;[.AS170]=&quot;DH-2048&quot;);0;0)))" office:value-type="float" office:value="1.5" calcext:value-type="float">
            <text:p>1.5</text:p>
          </table:table-cell>
          <table:table-cell table:style-name="ce43" table:formula="of:=IF([.AT170]&lt;3;2;0)+IF([.AU170]&lt;10;1;IF([.AU170]=&quot;&quot;;1;0))+IF([.AV170]&lt;3;2;IF([.AV170]&lt;10;1;IF([.AV170]=&quot;&quot;;1;0)))" office:value-type="float" office:value="0" calcext:value-type="float">
            <text:p>0</text:p>
          </table:table-cell>
          <table:table-cell table:style-name="ce48" table:formula="of:=IF([.AX170]=0;0;IF([.AX170]&lt;5;1;IF([.AX170]&lt;10;2;3)))+IF([.AY170]=0;0;IF([.AY170]&lt;3;1;IF([.AY170]&lt;10;2;3)))+IF([.AZ170]=0;0;IF([.AZ170]&lt;5;1;IF([.AZ170]&lt;10;2;3)))+IF([.BA170]=&quot;A&quot;;0;IF([.BA170]=&quot;A+&quot;;0;IF([.BA170]=&quot;B&quot;;1;5)))+IF([.BB170]=&quot;Self&quot;;0;IF([.BB170]=&quot;CloudFlare&quot;;2;IF([.BB170]=&quot;Incapsula&quot;;2;3)))" office:value-type="float" office:value="6" calcext:value-type="float">
            <text:p>6</text:p>
          </table:table-cell>
          <table:table-cell table:style-name="ce52" table:formula="of:=IF([.BC170]&lt;PricePercentile33;0;IF([.BC170]&lt;PricePercentile66;1;2))+IF([.BD170]&lt;ConPricePercentile33;0;IF([.BD170]&lt;ConPricePercentile66;1;2))+IF([.BE170]=&quot;Free&quot;;0;IF([.BE170]=&quot;Yes&quot;;0;1))+IF([.BF170]=&quot;Free&quot;;0;IF([.BF170]&gt;29;0;IF([.BF170]&gt;13;1;IF([.BF170]&gt;6;2;3))))" office:value-type="float" office:value="4" calcext:value-type="float">
            <text:p>4</text:p>
          </table:table-cell>
          <table:table-cell table:style-name="ce58" table:formula="of:=IF([.BG170]=&quot;Yes&quot;;1;0)+IF([.BH170]=&quot;Yes&quot;;1;0)+IF([.BI170]=&quot;Yes&quot;;1;0)+IF([.BJ170]=&quot;No&quot;;1;IF([.BJ170]=&quot;&quot;;0;IF([.BJ170]=&quot;Some&quot;;0.5;0)))+IF([.BK170]=&quot;No&quot;;1;IF([.BK170]=&quot;&quot;;0;IF([.BK170]=&quot;Some&quot;;0.5;0)))+IF([.BL170]=&quot;No&quot;;1;IF([.BL170]=&quot;&quot;;0;IF([.BL170]=&quot;Some&quot;;0.5;0)))+IF([.BM170]=&quot;&quot;;0;1)+IF([.BN170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Bulgaria</text:p>
          </table:table-cell>
          <table:table-cell table:style-name="ce75" table:formula="of:=IF(OR([.L170]=&quot;USA&quot;;[.L170]=&quot;UK&quot;;[.L170]=&quot;Canada&quot;;[.L170]=&quot;Australia&quot;;[.L170]=&quot;New Zealand&quot;);&quot;Five&quot;;(IF(OR([.L170]=&quot;Denmark&quot;;[.L170]=&quot;France&quot;;[.L170]=&quot;Netherlands&quot;;[.L170]=&quot;Norway&quot;);&quot;Nine&quot;;IF(OR([.L170]=&quot;Belgium&quot;;[.L170]=&quot;Germany&quot;;[.L170]=&quot;Italy&quot;;[.L170]=&quot;Spain&quot;;[.L170]=&quot;Sweden&quot;);&quot;Fourteen&quot;;IF([.L170]=&quot;&quot;;&quot;Not Disclosed&quot;;IF(OR([.L170]=&quot;British Virgin Islands&quot;;[.L170]=&quot;Gibraltar&quot;;[.L170]=&quot;British Indian Ocean&quot;;[.L170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70]=&quot;Five&quot;);[.AC170]=&quot;Yes&quot;;[.W170]=&quot;Yes&quot;;OR([.T170]=&quot;Email&quot;;[.T170]=&quot;Yes&quot;);[.O170]=&quot;No&quot;); &quot;Yes&quot;; &quot;No&quot;)" office:value-type="string" office:string-value="Yes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 office:value-type="float" office:value="0" calcext:value-type="float">
            <text:p>0</text:p>
          </table:table-cell>
          <table:table-cell table:style-name="ce166" office:value-type="float" office:value="22.73" calcext:value-type="float">
            <text:p>22.73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56" calcext:value-type="float">
            <text:p>56</text:p>
          </table:table-cell>
          <table:table-cell table:style-name="ce192" office:value-type="float" office:value="186" calcext:value-type="float">
            <text:p>186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92" calcext:value-type="float">
            <text:p>$4.92</text:p>
          </table:table-cell>
          <table:table-cell table:style-name="ce235" table:formula="of:=[.BC170]/[.AT170]" office:value-type="float" office:value="0.984" calcext:value-type="float">
            <text:p>$0.98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PNAUS</text:p>
          </table:table-cell>
          <table:table-cell table:style-name="ce18" table:formula="of:=IF(OR([.M171]=&quot;Five&quot;);3;0)+IF(OR([.M171]=&quot;Not Disclosed&quot;);1.5;0)+IF(OR([.M171]=&quot;Nine&quot;;[.M171]=&quot;Fourteen&quot;;[.M171]=&quot;See Note&quot;;[.M171]=&quot;Cooperative&quot;);1;0)+IF(OR([.N171]=&quot;Yes&quot;);2;0)+IF(OR([.N171]=&quot;Not Disclosed&quot;);1.5;0)+IF(OR([.N171]=&quot;Owned&quot;);1;0)" office:value-type="float" office:value="3" calcext:value-type="float">
            <text:p>3</text:p>
          </table:table-cell>
          <table:table-cell table:style-name="ce26" table:formula="of:=COUNTIF([.P171:.S171];&quot;Yes&quot;)+(0.5*COUNTIF([.P171:.S171];&quot;&quot;))+(0.5*COUNTIF([.P171:.S171];&quot;See Note&quot;))+(3*COUNTIF([.O171];&quot;Yes&quot;))" office:value-type="float" office:value="2" calcext:value-type="float">
            <text:p>2</text:p>
          </table:table-cell>
          <table:table-cell table:style-name="ce31" table:formula="of:=(3*COUNTIF([.T171];&quot;No&quot;))+COUNTIF([.W171:.X171];&quot;No&quot;)" office:value-type="float" office:value="2" calcext:value-type="float">
            <text:p>2</text:p>
          </table:table-cell>
          <table:table-cell table:style-name="ce35" table:formula="of:=COUNTIF([.AA171];&quot;No&quot;)+COUNTIF([.AB171];&quot;No&quot;)+(0.5*COUNTIF([.AB171];&quot;See Note&quot;))+(3*COUNTIF([.AC171];&quot;No&quot;))+COUNTIF([.AL171];&quot;Yes&quot;)+(0.5*COUNTIF([.AL171];&quot;Some&quot;))+COUNTIF([.AM171];&quot;Yes&quot;)+(0.5*COUNTIF([.AM171];&quot;Some&quot;))" office:value-type="float" office:value="2" calcext:value-type="float">
            <text:p>2</text:p>
          </table:table-cell>
          <table:table-cell table:style-name="ce39" table:formula="of:=(IF(OR([.AP171]=&quot;MPPE-128&quot;;[.AP171]=&quot;Blowfish-64&quot;);1;(IF(OR([.AP171]=&quot;See Note&quot;;[.AP171]=&quot;Blowfish-128&quot;);0.5;IF(OR([.AP171]=&quot;AES-128&quot;;[.AP171]=&quot;AES-160&quot;;[.AP171]=&quot;AES-192&quot;;[.AP171]=&quot;AES-256&quot;);0;0)))+(IF(OR([.AQ171]=&quot;MPPE-128&quot;;[.AQ171]=&quot;Blowfish-64&quot;);2;(IF(OR([.AQ171]=&quot;See Note&quot;;[.AQ171]=&quot;Blowfish-128&quot;;[.AQ171]=&quot;&quot;);1;IF(OR([.AQ171]=&quot;AES-128&quot;;[.AQ171]=&quot;AES-160&quot;;[.AQ171]=&quot;AES-192&quot;;[.AQ171]=&quot;AES-256&quot;);0;0)))))))+IF(OR([.AR171]=&quot;MS-CHAPv2&quot;;[.AR171]=&quot;RSA-RC4&quot;;[.AR171]=&quot;RSA-1024&quot;);1;IF(OR([.AR171]=&quot;See Note&quot;;[.AR171]=&quot;&quot;);0.5;IF(OR([.AR171]=&quot;RSA-4096&quot;;[.AR171]=&quot;RSA-2048&quot;;[.AR171]=&quot;DH-2048&quot;;[.AR171]=&quot;CA-4096&quot;);0;0)))+IF(OR([.AS171]=&quot;MS-CHAPv2&quot;;[.AS171]=&quot;RSA-RC4&quot;;[.AS171]=&quot;RSA-1024&quot;);2;IF(OR([.AS171]=&quot;See Note&quot;;[.AS171]=&quot;&quot;);1;IF(OR([.AS171]=&quot;RSA-4096&quot;;[.AS171]=&quot;RSA-2048&quot;;[.AS171]=&quot;DH-2048&quot;);0;0)))" office:value-type="float" office:value="2.5" calcext:value-type="float">
            <text:p>2.5</text:p>
          </table:table-cell>
          <table:table-cell table:style-name="ce43" table:formula="of:=IF([.AT171]&lt;3;2;0)+IF([.AU171]&lt;10;1;IF([.AU171]=&quot;&quot;;1;0))+IF([.AV171]&lt;3;2;IF([.AV171]&lt;10;1;IF([.AV171]=&quot;&quot;;1;0)))" office:value-type="float" office:value="4" calcext:value-type="float">
            <text:p>4</text:p>
          </table:table-cell>
          <table:table-cell table:style-name="ce48" table:formula="of:=IF([.AX171]=0;0;IF([.AX171]&lt;5;1;IF([.AX171]&lt;10;2;3)))+IF([.AY171]=0;0;IF([.AY171]&lt;3;1;IF([.AY171]&lt;10;2;3)))+IF([.AZ171]=0;0;IF([.AZ171]&lt;5;1;IF([.AZ171]&lt;10;2;3)))+IF([.BA171]=&quot;A&quot;;0;IF([.BA171]=&quot;A+&quot;;0;IF([.BA171]=&quot;B&quot;;1;5)))+IF([.BB171]=&quot;Self&quot;;0;IF([.BB171]=&quot;CloudFlare&quot;;2;IF([.BB171]=&quot;Incapsula&quot;;2;3)))" office:value-type="float" office:value="2" calcext:value-type="float">
            <text:p>2</text:p>
          </table:table-cell>
          <table:table-cell table:style-name="ce52" table:formula="of:=IF([.BC171]&lt;PricePercentile33;0;IF([.BC171]&lt;PricePercentile66;1;2))+IF([.BD171]&lt;ConPricePercentile33;0;IF([.BD171]&lt;ConPricePercentile66;1;2))+IF([.BE171]=&quot;Free&quot;;0;IF([.BE171]=&quot;Yes&quot;;0;1))+IF([.BF171]=&quot;Free&quot;;0;IF([.BF171]&gt;29;0;IF([.BF171]&gt;13;1;IF([.BF171]&gt;6;2;3))))" office:value-type="float" office:value="4" calcext:value-type="float">
            <text:p>4</text:p>
          </table:table-cell>
          <table:table-cell table:style-name="ce58" table:formula="of:=IF([.BG171]=&quot;Yes&quot;;1;0)+IF([.BH171]=&quot;Yes&quot;;1;0)+IF([.BI171]=&quot;Yes&quot;;1;0)+IF([.BJ171]=&quot;No&quot;;1;IF([.BJ171]=&quot;&quot;;0;IF([.BJ171]=&quot;Some&quot;;0.5;0)))+IF([.BK171]=&quot;No&quot;;1;IF([.BK171]=&quot;&quot;;0;IF([.BK171]=&quot;Some&quot;;0.5;0)))+IF([.BL171]=&quot;No&quot;;1;IF([.BL171]=&quot;&quot;;0;IF([.BL171]=&quot;Some&quot;;0.5;0)))+IF([.BM171]=&quot;&quot;;0;1)+IF([.BN171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Australia</text:p>
          </table:table-cell>
          <table:table-cell table:style-name="ce75" table:formula="of:=IF(OR([.L171]=&quot;USA&quot;;[.L171]=&quot;UK&quot;;[.L171]=&quot;Canada&quot;;[.L171]=&quot;Australia&quot;;[.L171]=&quot;New Zealand&quot;);&quot;Five&quot;;(IF(OR([.L171]=&quot;Denmark&quot;;[.L171]=&quot;France&quot;;[.L171]=&quot;Netherlands&quot;;[.L171]=&quot;Norway&quot;);&quot;Nine&quot;;IF(OR([.L171]=&quot;Belgium&quot;;[.L171]=&quot;Germany&quot;;[.L171]=&quot;Italy&quot;;[.L171]=&quot;Spain&quot;;[.L171]=&quot;Sweden&quot;);&quot;Fourteen&quot;;IF([.L171]=&quot;&quot;;&quot;Not Disclosed&quot;;IF(OR([.L171]=&quot;British Virgin Islands&quot;;[.L171]=&quot;Gibraltar&quot;;[.L171]=&quot;British Indian Ocean&quot;;[.L171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1]=&quot;Five&quot;);[.AC171]=&quot;Yes&quot;;[.W171]=&quot;Yes&quot;;OR([.T171]=&quot;Email&quot;;[.T171]=&quot;Yes&quot;);[.O17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4" calcext:value-type="float">
            <text:p>4</text:p>
          </table:table-cell>
          <table:table-cell table:style-name="ce192" office:value-type="float" office:value="4" calcext:value-type="float">
            <text:p>4</text:p>
          </table:table-cell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5.99" calcext:value-type="float">
            <text:p>$5.99</text:p>
          </table:table-cell>
          <table:table-cell table:style-name="ce235" table:formula="of:=[.BC171]/[.AT171]" office:value-type="float" office:value="5.99" calcext:value-type="float">
            <text:p>$5.99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Baron</text:p>
          </table:table-cell>
          <table:table-cell table:style-name="ce18" table:formula="of:=IF(OR([.M172]=&quot;Five&quot;);3;0)+IF(OR([.M172]=&quot;Not Disclosed&quot;);1.5;0)+IF(OR([.M172]=&quot;Nine&quot;;[.M172]=&quot;Fourteen&quot;;[.M172]=&quot;See Note&quot;;[.M172]=&quot;Cooperative&quot;);1;0)+IF(OR([.N172]=&quot;Yes&quot;);2;0)+IF(OR([.N172]=&quot;Not Disclosed&quot;);1.5;0)+IF(OR([.N172]=&quot;Owned&quot;);1;0)" office:value-type="float" office:value="0" calcext:value-type="float">
            <text:p>0</text:p>
          </table:table-cell>
          <table:table-cell table:style-name="ce26" table:formula="of:=COUNTIF([.P172:.S172];&quot;Yes&quot;)+(0.5*COUNTIF([.P172:.S172];&quot;&quot;))+(0.5*COUNTIF([.P172:.S172];&quot;See Note&quot;))+(3*COUNTIF([.O172];&quot;Yes&quot;))" office:value-type="float" office:value="3" calcext:value-type="float">
            <text:p>3</text:p>
          </table:table-cell>
          <table:table-cell table:style-name="ce31" table:formula="of:=(3*COUNTIF([.T172];&quot;No&quot;))+COUNTIF([.W172:.X172];&quot;No&quot;)" office:value-type="float" office:value="4" calcext:value-type="float">
            <text:p>4</text:p>
          </table:table-cell>
          <table:table-cell table:style-name="ce35" table:formula="of:=COUNTIF([.AA172];&quot;No&quot;)+COUNTIF([.AB172];&quot;No&quot;)+(0.5*COUNTIF([.AB172];&quot;See Note&quot;))+(3*COUNTIF([.AC172];&quot;No&quot;))+COUNTIF([.AL172];&quot;Yes&quot;)+(0.5*COUNTIF([.AL172];&quot;Some&quot;))+COUNTIF([.AM172];&quot;Yes&quot;)+(0.5*COUNTIF([.AM172];&quot;Some&quot;))" office:value-type="float" office:value="2" calcext:value-type="float">
            <text:p>2</text:p>
          </table:table-cell>
          <table:table-cell table:style-name="ce39" table:formula="of:=(IF(OR([.AP172]=&quot;MPPE-128&quot;;[.AP172]=&quot;Blowfish-64&quot;);1;(IF(OR([.AP172]=&quot;See Note&quot;;[.AP172]=&quot;Blowfish-128&quot;);0.5;IF(OR([.AP172]=&quot;AES-128&quot;;[.AP172]=&quot;AES-160&quot;;[.AP172]=&quot;AES-192&quot;;[.AP172]=&quot;AES-256&quot;);0;0)))+(IF(OR([.AQ172]=&quot;MPPE-128&quot;;[.AQ172]=&quot;Blowfish-64&quot;);2;(IF(OR([.AQ172]=&quot;See Note&quot;;[.AQ172]=&quot;Blowfish-128&quot;;[.AQ172]=&quot;&quot;);1;IF(OR([.AQ172]=&quot;AES-128&quot;;[.AQ172]=&quot;AES-160&quot;;[.AQ172]=&quot;AES-192&quot;;[.AQ172]=&quot;AES-256&quot;);0;0)))))))+IF(OR([.AR172]=&quot;MS-CHAPv2&quot;;[.AR172]=&quot;RSA-RC4&quot;;[.AR172]=&quot;RSA-1024&quot;);1;IF(OR([.AR172]=&quot;See Note&quot;;[.AR172]=&quot;&quot;);0.5;IF(OR([.AR172]=&quot;RSA-4096&quot;;[.AR172]=&quot;RSA-2048&quot;;[.AR172]=&quot;DH-2048&quot;;[.AR172]=&quot;CA-4096&quot;);0;0)))+IF(OR([.AS172]=&quot;MS-CHAPv2&quot;;[.AS172]=&quot;RSA-RC4&quot;;[.AS172]=&quot;RSA-1024&quot;);2;IF(OR([.AS172]=&quot;See Note&quot;;[.AS172]=&quot;&quot;);1;IF(OR([.AS172]=&quot;RSA-4096&quot;;[.AS172]=&quot;RSA-2048&quot;;[.AS172]=&quot;DH-2048&quot;);0;0)))" office:value-type="float" office:value="2.5" calcext:value-type="float">
            <text:p>2.5</text:p>
          </table:table-cell>
          <table:table-cell table:style-name="ce43" table:formula="of:=IF([.AT172]&lt;3;2;0)+IF([.AU172]&lt;10;1;IF([.AU172]=&quot;&quot;;1;0))+IF([.AV172]&lt;3;2;IF([.AV172]&lt;10;1;IF([.AV172]=&quot;&quot;;1;0)))" office:value-type="float" office:value="3" calcext:value-type="float">
            <text:p>3</text:p>
          </table:table-cell>
          <table:table-cell table:style-name="ce48" table:formula="of:=IF([.AX172]=0;0;IF([.AX172]&lt;5;1;IF([.AX172]&lt;10;2;3)))+IF([.AY172]=0;0;IF([.AY172]&lt;3;1;IF([.AY172]&lt;10;2;3)))+IF([.AZ172]=0;0;IF([.AZ172]&lt;5;1;IF([.AZ172]&lt;10;2;3)))+IF([.BA172]=&quot;A&quot;;0;IF([.BA172]=&quot;A+&quot;;0;IF([.BA172]=&quot;B&quot;;1;5)))+IF([.BB172]=&quot;Self&quot;;0;IF([.BB172]=&quot;CloudFlare&quot;;2;IF([.BB172]=&quot;Incapsula&quot;;2;3)))" office:value-type="float" office:value="4" calcext:value-type="float">
            <text:p>4</text:p>
          </table:table-cell>
          <table:table-cell table:style-name="ce52" table:formula="of:=IF([.BC172]&lt;PricePercentile33;0;IF([.BC172]&lt;PricePercentile66;1;2))+IF([.BD172]&lt;ConPricePercentile33;0;IF([.BD172]&lt;ConPricePercentile66;1;2))+IF([.BE172]=&quot;Free&quot;;0;IF([.BE172]=&quot;Yes&quot;;0;1))+IF([.BF172]=&quot;Free&quot;;0;IF([.BF172]&gt;29;0;IF([.BF172]&gt;13;1;IF([.BF172]&gt;6;2;3))))" office:value-type="float" office:value="6" calcext:value-type="float">
            <text:p>6</text:p>
          </table:table-cell>
          <table:table-cell table:style-name="ce58" table:formula="of:=IF([.BG172]=&quot;Yes&quot;;1;0)+IF([.BH172]=&quot;Yes&quot;;1;0)+IF([.BI172]=&quot;Yes&quot;;1;0)+IF([.BJ172]=&quot;No&quot;;1;IF([.BJ172]=&quot;&quot;;0;IF([.BJ172]=&quot;Some&quot;;0.5;0)))+IF([.BK172]=&quot;No&quot;;1;IF([.BK172]=&quot;&quot;;0;IF([.BK172]=&quot;Some&quot;;0.5;0)))+IF([.BL172]=&quot;No&quot;;1;IF([.BL172]=&quot;&quot;;0;IF([.BL172]=&quot;Some&quot;;0.5;0)))+IF([.BM172]=&quot;&quot;;0;1)+IF([.BN17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Romania</text:p>
          </table:table-cell>
          <table:table-cell table:style-name="ce75" table:formula="of:=IF(OR([.L172]=&quot;USA&quot;;[.L172]=&quot;UK&quot;;[.L172]=&quot;Canada&quot;;[.L172]=&quot;Australia&quot;;[.L172]=&quot;New Zealand&quot;);&quot;Five&quot;;(IF(OR([.L172]=&quot;Denmark&quot;;[.L172]=&quot;France&quot;;[.L172]=&quot;Netherlands&quot;;[.L172]=&quot;Norway&quot;);&quot;Nine&quot;;IF(OR([.L172]=&quot;Belgium&quot;;[.L172]=&quot;Germany&quot;;[.L172]=&quot;Italy&quot;;[.L172]=&quot;Spain&quot;;[.L172]=&quot;Sweden&quot;);&quot;Fourteen&quot;;IF([.L172]=&quot;&quot;;&quot;Not Disclosed&quot;;IF(OR([.L172]=&quot;British Virgin Islands&quot;;[.L172]=&quot;Gibraltar&quot;;[.L172]=&quot;British Indian Ocean&quot;;[.L17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2]=&quot;Five&quot;);[.AC172]=&quot;Yes&quot;;[.W172]=&quot;Yes&quot;;OR([.T172]=&quot;Email&quot;;[.T172]=&quot;Yes&quot;);[.O172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6" calcext:value-type="float">
            <text:p>6</text:p>
          </table:table-cell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.99" calcext:value-type="float">
            <text:p>$4.99</text:p>
          </table:table-cell>
          <table:table-cell table:style-name="ce235" table:formula="of:=[.BC172]/[.AT172]" office:value-type="float" office:value="1.66333333333333" calcext:value-type="float">
            <text:p>$1.66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" calcext:value-type="float">
            <text:p>3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Jack</text:p>
          </table:table-cell>
          <table:table-cell table:style-name="ce18" table:formula="of:=IF(OR([.M173]=&quot;Five&quot;);3;0)+IF(OR([.M173]=&quot;Not Disclosed&quot;);1.5;0)+IF(OR([.M173]=&quot;Nine&quot;;[.M173]=&quot;Fourteen&quot;;[.M173]=&quot;See Note&quot;;[.M173]=&quot;Cooperative&quot;);1;0)+IF(OR([.N173]=&quot;Yes&quot;);2;0)+IF(OR([.N173]=&quot;Not Disclosed&quot;);1.5;0)+IF(OR([.N173]=&quot;Owned&quot;);1;0)" office:value-type="float" office:value="5" calcext:value-type="float">
            <text:p>5</text:p>
          </table:table-cell>
          <table:table-cell table:style-name="ce26" table:formula="of:=COUNTIF([.P173:.S173];&quot;Yes&quot;)+(0.5*COUNTIF([.P173:.S173];&quot;&quot;))+(0.5*COUNTIF([.P173:.S173];&quot;See Note&quot;))+(3*COUNTIF([.O173];&quot;Yes&quot;))" office:value-type="float" office:value="2" calcext:value-type="float">
            <text:p>2</text:p>
          </table:table-cell>
          <table:table-cell table:style-name="ce31" table:formula="of:=(3*COUNTIF([.T173];&quot;No&quot;))+COUNTIF([.W173:.X173];&quot;No&quot;)" office:value-type="float" office:value="5" calcext:value-type="float">
            <text:p>5</text:p>
          </table:table-cell>
          <table:table-cell table:style-name="ce35" table:formula="of:=COUNTIF([.AA173];&quot;No&quot;)+COUNTIF([.AB173];&quot;No&quot;)+(0.5*COUNTIF([.AB173];&quot;See Note&quot;))+(3*COUNTIF([.AC173];&quot;No&quot;))+COUNTIF([.AL173];&quot;Yes&quot;)+(0.5*COUNTIF([.AL173];&quot;Some&quot;))+COUNTIF([.AM173];&quot;Yes&quot;)+(0.5*COUNTIF([.AM173];&quot;Some&quot;))" office:value-type="float" office:value="6" calcext:value-type="float">
            <text:p>6</text:p>
          </table:table-cell>
          <table:table-cell table:style-name="ce39" table:formula="of:=(IF(OR([.AP173]=&quot;MPPE-128&quot;;[.AP173]=&quot;Blowfish-64&quot;);1;(IF(OR([.AP173]=&quot;See Note&quot;;[.AP173]=&quot;Blowfish-128&quot;);0.5;IF(OR([.AP173]=&quot;AES-128&quot;;[.AP173]=&quot;AES-160&quot;;[.AP173]=&quot;AES-192&quot;;[.AP173]=&quot;AES-256&quot;);0;0)))+(IF(OR([.AQ173]=&quot;MPPE-128&quot;;[.AQ173]=&quot;Blowfish-64&quot;);2;(IF(OR([.AQ173]=&quot;See Note&quot;;[.AQ173]=&quot;Blowfish-128&quot;;[.AQ173]=&quot;&quot;);1;IF(OR([.AQ173]=&quot;AES-128&quot;;[.AQ173]=&quot;AES-160&quot;;[.AQ173]=&quot;AES-192&quot;;[.AQ173]=&quot;AES-256&quot;);0;0)))))))+IF(OR([.AR173]=&quot;MS-CHAPv2&quot;;[.AR173]=&quot;RSA-RC4&quot;;[.AR173]=&quot;RSA-1024&quot;);1;IF(OR([.AR173]=&quot;See Note&quot;;[.AR173]=&quot;&quot;);0.5;IF(OR([.AR173]=&quot;RSA-4096&quot;;[.AR173]=&quot;RSA-2048&quot;;[.AR173]=&quot;DH-2048&quot;;[.AR173]=&quot;CA-4096&quot;);0;0)))+IF(OR([.AS173]=&quot;MS-CHAPv2&quot;;[.AS173]=&quot;RSA-RC4&quot;;[.AS173]=&quot;RSA-1024&quot;);2;IF(OR([.AS173]=&quot;See Note&quot;;[.AS173]=&quot;&quot;);1;IF(OR([.AS173]=&quot;RSA-4096&quot;;[.AS173]=&quot;RSA-2048&quot;;[.AS173]=&quot;DH-2048&quot;);0;0)))" office:value-type="float" office:value="2" calcext:value-type="float">
            <text:p>2</text:p>
          </table:table-cell>
          <table:table-cell table:style-name="ce43" table:formula="of:=IF([.AT173]&lt;3;2;0)+IF([.AU173]&lt;10;1;IF([.AU173]=&quot;&quot;;1;0))+IF([.AV173]&lt;3;2;IF([.AV173]&lt;10;1;IF([.AV173]=&quot;&quot;;1;0)))" office:value-type="float" office:value="5" calcext:value-type="float">
            <text:p>5</text:p>
          </table:table-cell>
          <table:table-cell table:style-name="ce48" table:formula="of:=IF([.AX173]=0;0;IF([.AX173]&lt;5;1;IF([.AX173]&lt;10;2;3)))+IF([.AY173]=0;0;IF([.AY173]&lt;3;1;IF([.AY173]&lt;10;2;3)))+IF([.AZ173]=0;0;IF([.AZ173]&lt;5;1;IF([.AZ173]&lt;10;2;3)))+IF([.BA173]=&quot;A&quot;;0;IF([.BA173]=&quot;A+&quot;;0;IF([.BA173]=&quot;B&quot;;1;5)))+IF([.BB173]=&quot;Self&quot;;0;IF([.BB173]=&quot;CloudFlare&quot;;2;IF([.BB173]=&quot;Incapsula&quot;;2;3)))" office:value-type="float" office:value="13" calcext:value-type="float">
            <text:p>13</text:p>
          </table:table-cell>
          <table:table-cell table:style-name="ce52" table:formula="of:=IF([.BC173]&lt;PricePercentile33;0;IF([.BC173]&lt;PricePercentile66;1;2))+IF([.BD173]&lt;ConPricePercentile33;0;IF([.BD173]&lt;ConPricePercentile66;1;2))+IF([.BE173]=&quot;Free&quot;;0;IF([.BE173]=&quot;Yes&quot;;0;1))+IF([.BF173]=&quot;Free&quot;;0;IF([.BF173]&gt;29;0;IF([.BF173]&gt;13;1;IF([.BF173]&gt;6;2;3))))" office:value-type="float" office:value="4" calcext:value-type="float">
            <text:p>4</text:p>
          </table:table-cell>
          <table:table-cell table:style-name="ce58" table:formula="of:=IF([.BG173]=&quot;Yes&quot;;1;0)+IF([.BH173]=&quot;Yes&quot;;1;0)+IF([.BI173]=&quot;Yes&quot;;1;0)+IF([.BJ173]=&quot;No&quot;;1;IF([.BJ173]=&quot;&quot;;0;IF([.BJ173]=&quot;Some&quot;;0.5;0)))+IF([.BK173]=&quot;No&quot;;1;IF([.BK173]=&quot;&quot;;0;IF([.BK173]=&quot;Some&quot;;0.5;0)))+IF([.BL173]=&quot;No&quot;;1;IF([.BL173]=&quot;&quot;;0;IF([.BL173]=&quot;Some&quot;;0.5;0)))+IF([.BM173]=&quot;&quot;;0;1)+IF([.BN173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73]=&quot;USA&quot;;[.L173]=&quot;UK&quot;;[.L173]=&quot;Canada&quot;;[.L173]=&quot;Australia&quot;;[.L173]=&quot;New Zealand&quot;);&quot;Five&quot;;(IF(OR([.L173]=&quot;Denmark&quot;;[.L173]=&quot;France&quot;;[.L173]=&quot;Netherlands&quot;;[.L173]=&quot;Norway&quot;);&quot;Nine&quot;;IF(OR([.L173]=&quot;Belgium&quot;;[.L173]=&quot;Germany&quot;;[.L173]=&quot;Italy&quot;;[.L173]=&quot;Spain&quot;;[.L173]=&quot;Sweden&quot;);&quot;Fourteen&quot;;IF([.L173]=&quot;&quot;;&quot;Not Disclosed&quot;;IF(OR([.L173]=&quot;British Virgin Islands&quot;;[.L173]=&quot;Gibraltar&quot;;[.L173]=&quot;British Indian Ocean&quot;;[.L173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3]=&quot;Five&quot;);[.AC173]=&quot;Yes&quot;;[.W173]=&quot;Yes&quot;;OR([.T173]=&quot;Email&quot;;[.T173]=&quot;Yes&quot;);[.O173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Yes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MPPE-128</text:p>
          </table:table-cell>
          <table:table-cell table:style-name="ce175" office:value-type="string" calcext:value-type="string">
            <text:p>MSCHAP-v2</text:p>
          </table:table-cell>
          <table:table-cell table:style-name="ce179" office:value-type="string" calcext:value-type="string">
            <text:p>MSCHAP-v2</text:p>
          </table:table-cell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2"/>
          <table:table-cell table:style-name="ce196"/>
          <table:table-cell table:style-name="ce203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1" calcext:value-type="float">
            <text:p>11</text:p>
          </table:table-cell>
          <table:table-cell table:style-name="ce219"/>
          <table:table-cell table:style-name="ce223" office:value-type="string" calcext:value-type="string">
            <text:p>No SSL Cert</text:p>
          </table:table-cell>
          <table:table-cell table:style-name="ce229" office:value-type="float" office:value="2.5" calcext:value-type="float">
            <text:p>$2.50</text:p>
          </table:table-cell>
          <table:table-cell table:style-name="ce235" table:formula="of:=[.BC173]/[.AT173]" office:value-type="float" office:value="2.5" calcext:value-type="float">
            <text:p>$2.5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Me</text:p>
          </table:table-cell>
          <table:table-cell table:style-name="ce18" table:formula="of:=IF(OR([.M174]=&quot;Five&quot;);3;0)+IF(OR([.M174]=&quot;Not Disclosed&quot;);1.5;0)+IF(OR([.M174]=&quot;Nine&quot;;[.M174]=&quot;Fourteen&quot;;[.M174]=&quot;See Note&quot;;[.M174]=&quot;Cooperative&quot;);1;0)+IF(OR([.N174]=&quot;Yes&quot;);2;0)+IF(OR([.N174]=&quot;Not Disclosed&quot;);1.5;0)+IF(OR([.N174]=&quot;Owned&quot;);1;0)" office:value-type="float" office:value="5" calcext:value-type="float">
            <text:p>5</text:p>
          </table:table-cell>
          <table:table-cell table:style-name="ce26" table:formula="of:=COUNTIF([.P174:.S174];&quot;Yes&quot;)+(0.5*COUNTIF([.P174:.S174];&quot;&quot;))+(0.5*COUNTIF([.P174:.S174];&quot;See Note&quot;))+(3*COUNTIF([.O174];&quot;Yes&quot;))" office:value-type="float" office:value="2" calcext:value-type="float">
            <text:p>2</text:p>
          </table:table-cell>
          <table:table-cell table:style-name="ce31" table:formula="of:=(3*COUNTIF([.T174];&quot;No&quot;))+COUNTIF([.W174:.X174];&quot;No&quot;)" office:value-type="float" office:value="1" calcext:value-type="float">
            <text:p>1</text:p>
          </table:table-cell>
          <table:table-cell table:style-name="ce35" table:formula="of:=COUNTIF([.AA174];&quot;No&quot;)+COUNTIF([.AB174];&quot;No&quot;)+(0.5*COUNTIF([.AB174];&quot;See Note&quot;))+(3*COUNTIF([.AC174];&quot;No&quot;))+COUNTIF([.AL174];&quot;Yes&quot;)+(0.5*COUNTIF([.AL174];&quot;Some&quot;))+COUNTIF([.AM174];&quot;Yes&quot;)+(0.5*COUNTIF([.AM174];&quot;Some&quot;))" office:value-type="float" office:value="1" calcext:value-type="float">
            <text:p>1</text:p>
          </table:table-cell>
          <table:table-cell table:style-name="ce39" table:formula="of:=(IF(OR([.AP174]=&quot;MPPE-128&quot;;[.AP174]=&quot;Blowfish-64&quot;);1;(IF(OR([.AP174]=&quot;See Note&quot;;[.AP174]=&quot;Blowfish-128&quot;);0.5;IF(OR([.AP174]=&quot;AES-128&quot;;[.AP174]=&quot;AES-160&quot;;[.AP174]=&quot;AES-192&quot;;[.AP174]=&quot;AES-256&quot;);0;0)))+(IF(OR([.AQ174]=&quot;MPPE-128&quot;;[.AQ174]=&quot;Blowfish-64&quot;);2;(IF(OR([.AQ174]=&quot;See Note&quot;;[.AQ174]=&quot;Blowfish-128&quot;;[.AQ174]=&quot;&quot;);1;IF(OR([.AQ174]=&quot;AES-128&quot;;[.AQ174]=&quot;AES-160&quot;;[.AQ174]=&quot;AES-192&quot;;[.AQ174]=&quot;AES-256&quot;);0;0)))))))+IF(OR([.AR174]=&quot;MS-CHAPv2&quot;;[.AR174]=&quot;RSA-RC4&quot;;[.AR174]=&quot;RSA-1024&quot;);1;IF(OR([.AR174]=&quot;See Note&quot;;[.AR174]=&quot;&quot;);0.5;IF(OR([.AR174]=&quot;RSA-4096&quot;;[.AR174]=&quot;RSA-2048&quot;;[.AR174]=&quot;DH-2048&quot;;[.AR174]=&quot;CA-4096&quot;);0;0)))+IF(OR([.AS174]=&quot;MS-CHAPv2&quot;;[.AS174]=&quot;RSA-RC4&quot;;[.AS174]=&quot;RSA-1024&quot;);2;IF(OR([.AS174]=&quot;See Note&quot;;[.AS174]=&quot;&quot;);1;IF(OR([.AS174]=&quot;RSA-4096&quot;;[.AS174]=&quot;RSA-2048&quot;;[.AS174]=&quot;DH-2048&quot;);0;0)))" office:value-type="float" office:value="1.5" calcext:value-type="float">
            <text:p>1.5</text:p>
          </table:table-cell>
          <table:table-cell table:style-name="ce43" table:formula="of:=IF([.AT174]&lt;3;2;0)+IF([.AU174]&lt;10;1;IF([.AU174]=&quot;&quot;;1;0))+IF([.AV174]&lt;3;2;IF([.AV174]&lt;10;1;IF([.AV174]=&quot;&quot;;1;0)))" office:value-type="float" office:value="3" calcext:value-type="float">
            <text:p>3</text:p>
          </table:table-cell>
          <table:table-cell table:style-name="ce48" table:formula="of:=IF([.AX174]=0;0;IF([.AX174]&lt;5;1;IF([.AX174]&lt;10;2;3)))+IF([.AY174]=0;0;IF([.AY174]&lt;3;1;IF([.AY174]&lt;10;2;3)))+IF([.AZ174]=0;0;IF([.AZ174]&lt;5;1;IF([.AZ174]&lt;10;2;3)))+IF([.BA174]=&quot;A&quot;;0;IF([.BA174]=&quot;A+&quot;;0;IF([.BA174]=&quot;B&quot;;1;5)))+IF([.BB174]=&quot;Self&quot;;0;IF([.BB174]=&quot;CloudFlare&quot;;2;IF([.BB174]=&quot;Incapsula&quot;;2;3)))" office:value-type="float" office:value="10" calcext:value-type="float">
            <text:p>10</text:p>
          </table:table-cell>
          <table:table-cell table:style-name="ce52" table:formula="of:=IF([.BC174]&lt;PricePercentile33;0;IF([.BC174]&lt;PricePercentile66;1;2))+IF([.BD174]&lt;ConPricePercentile33;0;IF([.BD174]&lt;ConPricePercentile66;1;2))+IF([.BE174]=&quot;Free&quot;;0;IF([.BE174]=&quot;Yes&quot;;0;1))+IF([.BF174]=&quot;Free&quot;;0;IF([.BF174]&gt;29;0;IF([.BF174]&gt;13;1;IF([.BF174]&gt;6;2;3))))" office:value-type="float" office:value="4" calcext:value-type="float">
            <text:p>4</text:p>
          </table:table-cell>
          <table:table-cell table:style-name="ce58" table:formula="of:=IF([.BG174]=&quot;Yes&quot;;1;0)+IF([.BH174]=&quot;Yes&quot;;1;0)+IF([.BI174]=&quot;Yes&quot;;1;0)+IF([.BJ174]=&quot;No&quot;;1;IF([.BJ174]=&quot;&quot;;0;IF([.BJ174]=&quot;Some&quot;;0.5;0)))+IF([.BK174]=&quot;No&quot;;1;IF([.BK174]=&quot;&quot;;0;IF([.BK174]=&quot;Some&quot;;0.5;0)))+IF([.BL174]=&quot;No&quot;;1;IF([.BL174]=&quot;&quot;;0;IF([.BL174]=&quot;Some&quot;;0.5;0)))+IF([.BM174]=&quot;&quot;;0;1)+IF([.BN174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74]=&quot;USA&quot;;[.L174]=&quot;UK&quot;;[.L174]=&quot;Canada&quot;;[.L174]=&quot;Australia&quot;;[.L174]=&quot;New Zealand&quot;);&quot;Five&quot;;(IF(OR([.L174]=&quot;Denmark&quot;;[.L174]=&quot;France&quot;;[.L174]=&quot;Netherlands&quot;;[.L174]=&quot;Norway&quot;);&quot;Nine&quot;;IF(OR([.L174]=&quot;Belgium&quot;;[.L174]=&quot;Germany&quot;;[.L174]=&quot;Italy&quot;;[.L174]=&quot;Spain&quot;;[.L174]=&quot;Sweden&quot;);&quot;Fourteen&quot;;IF([.L174]=&quot;&quot;;&quot;Not Disclosed&quot;;IF(OR([.L174]=&quot;British Virgin Islands&quot;;[.L174]=&quot;Gibraltar&quot;;[.L174]=&quot;British Indian Ocean&quot;;[.L17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4]=&quot;Five&quot;);[.AC174]=&quot;Yes&quot;;[.W174]=&quot;Yes&quot;;OR([.T174]=&quot;Email&quot;;[.T174]=&quot;Yes&quot;);[.O174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34" calcext:value-type="float">
            <text:p>$3.34</text:p>
          </table:table-cell>
          <table:table-cell table:style-name="ce235" table:formula="of:=[.BC174]/[.AT174]" office:value-type="float" office:value="0.668" calcext:value-type="float">
            <text:p>$0.67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PNSecure</text:p>
          </table:table-cell>
          <table:table-cell table:style-name="ce18" table:formula="of:=IF(OR([.M175]=&quot;Five&quot;);3;0)+IF(OR([.M175]=&quot;Not Disclosed&quot;);1.5;0)+IF(OR([.M175]=&quot;Nine&quot;;[.M175]=&quot;Fourteen&quot;;[.M175]=&quot;See Note&quot;;[.M175]=&quot;Cooperative&quot;);1;0)+IF(OR([.N175]=&quot;Yes&quot;);2;0)+IF(OR([.N175]=&quot;Not Disclosed&quot;);1.5;0)+IF(OR([.N175]=&quot;Owned&quot;);1;0)" office:value-type="float" office:value="3" calcext:value-type="float">
            <text:p>3</text:p>
          </table:table-cell>
          <table:table-cell table:style-name="ce26" table:formula="of:=COUNTIF([.P175:.S175];&quot;Yes&quot;)+(0.5*COUNTIF([.P175:.S175];&quot;&quot;))+(0.5*COUNTIF([.P175:.S175];&quot;See Note&quot;))+(3*COUNTIF([.O175];&quot;Yes&quot;))" office:value-type="float" office:value="0" calcext:value-type="float">
            <text:p>0</text:p>
          </table:table-cell>
          <table:table-cell table:style-name="ce31" table:formula="of:=(3*COUNTIF([.T175];&quot;No&quot;))+COUNTIF([.W175:.X175];&quot;No&quot;)" office:value-type="float" office:value="0" calcext:value-type="float">
            <text:p>0</text:p>
          </table:table-cell>
          <table:table-cell table:style-name="ce35" table:formula="of:=COUNTIF([.AA175];&quot;No&quot;)+COUNTIF([.AB175];&quot;No&quot;)+(0.5*COUNTIF([.AB175];&quot;See Note&quot;))+(3*COUNTIF([.AC175];&quot;No&quot;))+COUNTIF([.AL175];&quot;Yes&quot;)+(0.5*COUNTIF([.AL175];&quot;Some&quot;))+COUNTIF([.AM175];&quot;Yes&quot;)+(0.5*COUNTIF([.AM175];&quot;Some&quot;))" office:value-type="float" office:value="0" calcext:value-type="float">
            <text:p>0</text:p>
          </table:table-cell>
          <table:table-cell table:style-name="ce39" table:formula="of:=(IF(OR([.AP175]=&quot;MPPE-128&quot;;[.AP175]=&quot;Blowfish-64&quot;);1;(IF(OR([.AP175]=&quot;See Note&quot;;[.AP175]=&quot;Blowfish-128&quot;);0.5;IF(OR([.AP175]=&quot;AES-128&quot;;[.AP175]=&quot;AES-160&quot;;[.AP175]=&quot;AES-192&quot;;[.AP175]=&quot;AES-256&quot;);0;0)))+(IF(OR([.AQ175]=&quot;MPPE-128&quot;;[.AQ175]=&quot;Blowfish-64&quot;);2;(IF(OR([.AQ175]=&quot;See Note&quot;;[.AQ175]=&quot;Blowfish-128&quot;;[.AQ175]=&quot;&quot;);1;IF(OR([.AQ175]=&quot;AES-128&quot;;[.AQ175]=&quot;AES-160&quot;;[.AQ175]=&quot;AES-192&quot;;[.AQ175]=&quot;AES-256&quot;);0;0)))))))+IF(OR([.AR175]=&quot;MS-CHAPv2&quot;;[.AR175]=&quot;RSA-RC4&quot;;[.AR175]=&quot;RSA-1024&quot;);1;IF(OR([.AR175]=&quot;See Note&quot;;[.AR175]=&quot;&quot;);0.5;IF(OR([.AR175]=&quot;RSA-4096&quot;;[.AR175]=&quot;RSA-2048&quot;;[.AR175]=&quot;DH-2048&quot;;[.AR175]=&quot;CA-4096&quot;);0;0)))+IF(OR([.AS175]=&quot;MS-CHAPv2&quot;;[.AS175]=&quot;RSA-RC4&quot;;[.AS175]=&quot;RSA-1024&quot;);2;IF(OR([.AS175]=&quot;See Note&quot;;[.AS175]=&quot;&quot;);1;IF(OR([.AS175]=&quot;RSA-4096&quot;;[.AS175]=&quot;RSA-2048&quot;;[.AS175]=&quot;DH-2048&quot;);0;0)))" office:value-type="float" office:value="0" calcext:value-type="float">
            <text:p>0</text:p>
          </table:table-cell>
          <table:table-cell table:style-name="ce43" table:formula="of:=IF([.AT175]&lt;3;2;0)+IF([.AU175]&lt;10;1;IF([.AU175]=&quot;&quot;;1;0))+IF([.AV175]&lt;3;2;IF([.AV175]&lt;10;1;IF([.AV175]=&quot;&quot;;1;0)))" office:value-type="float" office:value="0" calcext:value-type="float">
            <text:p>0</text:p>
          </table:table-cell>
          <table:table-cell table:style-name="ce48" table:formula="of:=IF([.AX175]=0;0;IF([.AX175]&lt;5;1;IF([.AX175]&lt;10;2;3)))+IF([.AY175]=0;0;IF([.AY175]&lt;3;1;IF([.AY175]&lt;10;2;3)))+IF([.AZ175]=0;0;IF([.AZ175]&lt;5;1;IF([.AZ175]&lt;10;2;3)))+IF([.BA175]=&quot;A&quot;;0;IF([.BA175]=&quot;A+&quot;;0;IF([.BA175]=&quot;B&quot;;1;5)))+IF([.BB175]=&quot;Self&quot;;0;IF([.BB175]=&quot;CloudFlare&quot;;2;IF([.BB175]=&quot;Incapsula&quot;;2;3)))" office:value-type="float" office:value="4" calcext:value-type="float">
            <text:p>4</text:p>
          </table:table-cell>
          <table:table-cell table:style-name="ce52" table:formula="of:=IF([.BC175]&lt;PricePercentile33;0;IF([.BC175]&lt;PricePercentile66;1;2))+IF([.BD175]&lt;ConPricePercentile33;0;IF([.BD175]&lt;ConPricePercentile66;1;2))+IF([.BE175]=&quot;Free&quot;;0;IF([.BE175]=&quot;Yes&quot;;0;1))+IF([.BF175]=&quot;Free&quot;;0;IF([.BF175]&gt;29;0;IF([.BF175]&gt;13;1;IF([.BF175]&gt;6;2;3))))" office:value-type="float" office:value="3" calcext:value-type="float">
            <text:p>3</text:p>
          </table:table-cell>
          <table:table-cell table:style-name="ce58" table:formula="of:=IF([.BG175]=&quot;Yes&quot;;1;0)+IF([.BH175]=&quot;Yes&quot;;1;0)+IF([.BI175]=&quot;Yes&quot;;1;0)+IF([.BJ175]=&quot;No&quot;;1;IF([.BJ175]=&quot;&quot;;0;IF([.BJ175]=&quot;Some&quot;;0.5;0)))+IF([.BK175]=&quot;No&quot;;1;IF([.BK175]=&quot;&quot;;0;IF([.BK175]=&quot;Some&quot;;0.5;0)))+IF([.BL175]=&quot;No&quot;;1;IF([.BL175]=&quot;&quot;;0;IF([.BL175]=&quot;Some&quot;;0.5;0)))+IF([.BM175]=&quot;&quot;;0;1)+IF([.BN175]=&quot;&quot;;0;1)" office:value-type="float" office:value="2" calcext:value-type="float">
            <text:p>2</text:p>
          </table:table-cell>
          <table:table-cell table:style-name="ce21"/>
          <table:table-cell table:style-name="ce69" office:value-type="string" calcext:value-type="string">
            <text:p>Australia</text:p>
          </table:table-cell>
          <table:table-cell table:style-name="ce75" table:formula="of:=IF(OR([.L175]=&quot;USA&quot;;[.L175]=&quot;UK&quot;;[.L175]=&quot;Canada&quot;;[.L175]=&quot;Australia&quot;;[.L175]=&quot;New Zealand&quot;);&quot;Five&quot;;(IF(OR([.L175]=&quot;Denmark&quot;;[.L175]=&quot;France&quot;;[.L175]=&quot;Netherlands&quot;;[.L175]=&quot;Norway&quot;);&quot;Nine&quot;;IF(OR([.L175]=&quot;Belgium&quot;;[.L175]=&quot;Germany&quot;;[.L175]=&quot;Italy&quot;;[.L175]=&quot;Spain&quot;;[.L175]=&quot;Sweden&quot;);&quot;Fourteen&quot;;IF([.L175]=&quot;&quot;;&quot;Not Disclosed&quot;;IF(OR([.L175]=&quot;British Virgin Islands&quot;;[.L175]=&quot;Gibraltar&quot;;[.L175]=&quot;British Indian Ocean&quot;;[.L175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5]=&quot;Five&quot;);[.AC175]=&quot;Yes&quot;;[.W175]=&quot;Yes&quot;;OR([.T175]=&quot;Email&quot;;[.T175]=&quot;Yes&quot;);[.O17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number-columns-repeated="5" table:style-name="ce141" office:value-type="string" calcext:value-type="string">
            <text:p>Yes</text:p>
          </table:table-cell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MSCHAP-v2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10" calcext:value-type="float">
            <text:p>10</text:p>
          </table:table-cell>
          <table:table-cell table:style-name="ce188" office:value-type="float" office:value="29" calcext:value-type="float">
            <text:p>29</text:p>
          </table:table-cell>
          <table:table-cell table:style-name="ce192" office:value-type="float" office:value="46" calcext:value-type="float">
            <text:p>46</text:p>
          </table:table-cell>
          <table:table-cell table:style-name="ce196"/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.5" calcext:value-type="float">
            <text:p>$7.50</text:p>
          </table:table-cell>
          <table:table-cell table:style-name="ce235" table:formula="of:=[.BC175]/[.AT175]" office:value-type="float" office:value="0.75" calcext:value-type="float">
            <text:p>$0.75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90" calcext:value-type="float">
            <text:p>9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Some</text:p>
          </table:table-cell>
          <table:table-cell table:style-name="ce274" office:value-type="string" calcext:value-type="string">
            <text:p>Some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PNShazam</text:p>
          </table:table-cell>
          <table:table-cell table:style-name="ce18" table:formula="of:=IF(OR([.M176]=&quot;Five&quot;);3;0)+IF(OR([.M176]=&quot;Not Disclosed&quot;);1.5;0)+IF(OR([.M176]=&quot;Nine&quot;;[.M176]=&quot;Fourteen&quot;;[.M176]=&quot;See Note&quot;;[.M176]=&quot;Cooperative&quot;);1;0)+IF(OR([.N176]=&quot;Yes&quot;);2;0)+IF(OR([.N176]=&quot;Not Disclosed&quot;);1.5;0)+IF(OR([.N176]=&quot;Owned&quot;);1;0)" office:value-type="float" office:value="0" calcext:value-type="float">
            <text:p>0</text:p>
          </table:table-cell>
          <table:table-cell table:style-name="ce26" table:formula="of:=COUNTIF([.P176:.S176];&quot;Yes&quot;)+(0.5*COUNTIF([.P176:.S176];&quot;&quot;))+(0.5*COUNTIF([.P176:.S176];&quot;See Note&quot;))+(3*COUNTIF([.O176];&quot;Yes&quot;))" office:value-type="float" office:value="3.5" calcext:value-type="float">
            <text:p>3.5</text:p>
          </table:table-cell>
          <table:table-cell table:style-name="ce31" table:formula="of:=(3*COUNTIF([.T176];&quot;No&quot;))+COUNTIF([.W176:.X176];&quot;No&quot;)" office:value-type="float" office:value="5" calcext:value-type="float">
            <text:p>5</text:p>
          </table:table-cell>
          <table:table-cell table:style-name="ce35" table:formula="of:=COUNTIF([.AA176];&quot;No&quot;)+COUNTIF([.AB176];&quot;No&quot;)+(0.5*COUNTIF([.AB176];&quot;See Note&quot;))+(3*COUNTIF([.AC176];&quot;No&quot;))+COUNTIF([.AL176];&quot;Yes&quot;)+(0.5*COUNTIF([.AL176];&quot;Some&quot;))+COUNTIF([.AM176];&quot;Yes&quot;)+(0.5*COUNTIF([.AM176];&quot;Some&quot;))" office:value-type="float" office:value="2.5" calcext:value-type="float">
            <text:p>2.5</text:p>
          </table:table-cell>
          <table:table-cell table:style-name="ce39" table:formula="of:=(IF(OR([.AP176]=&quot;MPPE-128&quot;;[.AP176]=&quot;Blowfish-64&quot;);1;(IF(OR([.AP176]=&quot;See Note&quot;;[.AP176]=&quot;Blowfish-128&quot;);0.5;IF(OR([.AP176]=&quot;AES-128&quot;;[.AP176]=&quot;AES-160&quot;;[.AP176]=&quot;AES-192&quot;;[.AP176]=&quot;AES-256&quot;);0;0)))+(IF(OR([.AQ176]=&quot;MPPE-128&quot;;[.AQ176]=&quot;Blowfish-64&quot;);2;(IF(OR([.AQ176]=&quot;See Note&quot;;[.AQ176]=&quot;Blowfish-128&quot;;[.AQ176]=&quot;&quot;);1;IF(OR([.AQ176]=&quot;AES-128&quot;;[.AQ176]=&quot;AES-160&quot;;[.AQ176]=&quot;AES-192&quot;;[.AQ176]=&quot;AES-256&quot;);0;0)))))))+IF(OR([.AR176]=&quot;MS-CHAPv2&quot;;[.AR176]=&quot;RSA-RC4&quot;;[.AR176]=&quot;RSA-1024&quot;);1;IF(OR([.AR176]=&quot;See Note&quot;;[.AR176]=&quot;&quot;);0.5;IF(OR([.AR176]=&quot;RSA-4096&quot;;[.AR176]=&quot;RSA-2048&quot;;[.AR176]=&quot;DH-2048&quot;;[.AR176]=&quot;CA-4096&quot;);0;0)))+IF(OR([.AS176]=&quot;MS-CHAPv2&quot;;[.AS176]=&quot;RSA-RC4&quot;;[.AS176]=&quot;RSA-1024&quot;);2;IF(OR([.AS176]=&quot;See Note&quot;;[.AS176]=&quot;&quot;);1;IF(OR([.AS176]=&quot;RSA-4096&quot;;[.AS176]=&quot;RSA-2048&quot;;[.AS176]=&quot;DH-2048&quot;);0;0)))" office:value-type="float" office:value="2.5" calcext:value-type="float">
            <text:p>2.5</text:p>
          </table:table-cell>
          <table:table-cell table:style-name="ce43" table:formula="of:=IF([.AT176]&lt;3;2;0)+IF([.AU176]&lt;10;1;IF([.AU176]=&quot;&quot;;1;0))+IF([.AV176]&lt;3;2;IF([.AV176]&lt;10;1;IF([.AV176]=&quot;&quot;;1;0)))" office:value-type="float" office:value="0" calcext:value-type="float">
            <text:p>0</text:p>
          </table:table-cell>
          <table:table-cell table:style-name="ce48" table:formula="of:=IF([.AX176]=0;0;IF([.AX176]&lt;5;1;IF([.AX176]&lt;10;2;3)))+IF([.AY176]=0;0;IF([.AY176]&lt;3;1;IF([.AY176]&lt;10;2;3)))+IF([.AZ176]=0;0;IF([.AZ176]&lt;5;1;IF([.AZ176]&lt;10;2;3)))+IF([.BA176]=&quot;A&quot;;0;IF([.BA176]=&quot;A+&quot;;0;IF([.BA176]=&quot;B&quot;;1;5)))+IF([.BB176]=&quot;Self&quot;;0;IF([.BB176]=&quot;CloudFlare&quot;;2;IF([.BB176]=&quot;Incapsula&quot;;2;3)))" office:value-type="float" office:value="3" calcext:value-type="float">
            <text:p>3</text:p>
          </table:table-cell>
          <table:table-cell table:style-name="ce52" table:formula="of:=IF([.BC176]&lt;PricePercentile33;0;IF([.BC176]&lt;PricePercentile66;1;2))+IF([.BD176]&lt;ConPricePercentile33;0;IF([.BD176]&lt;ConPricePercentile66;1;2))+IF([.BE176]=&quot;Free&quot;;0;IF([.BE176]=&quot;Yes&quot;;0;1))+IF([.BF176]=&quot;Free&quot;;0;IF([.BF176]&gt;29;0;IF([.BF176]&gt;13;1;IF([.BF176]&gt;6;2;3))))" office:value-type="float" office:value="7" calcext:value-type="float">
            <text:p>7</text:p>
          </table:table-cell>
          <table:table-cell table:style-name="ce58" table:formula="of:=IF([.BG176]=&quot;Yes&quot;;1;0)+IF([.BH176]=&quot;Yes&quot;;1;0)+IF([.BI176]=&quot;Yes&quot;;1;0)+IF([.BJ176]=&quot;No&quot;;1;IF([.BJ176]=&quot;&quot;;0;IF([.BJ176]=&quot;Some&quot;;0.5;0)))+IF([.BK176]=&quot;No&quot;;1;IF([.BK176]=&quot;&quot;;0;IF([.BK176]=&quot;Some&quot;;0.5;0)))+IF([.BL176]=&quot;No&quot;;1;IF([.BL176]=&quot;&quot;;0;IF([.BL176]=&quot;Some&quot;;0.5;0)))+IF([.BM176]=&quot;&quot;;0;1)+IF([.BN176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Israel</text:p>
          </table:table-cell>
          <table:table-cell table:style-name="ce75" table:formula="of:=IF(OR([.L176]=&quot;USA&quot;;[.L176]=&quot;UK&quot;;[.L176]=&quot;Canada&quot;;[.L176]=&quot;Australia&quot;;[.L176]=&quot;New Zealand&quot;);&quot;Five&quot;;(IF(OR([.L176]=&quot;Denmark&quot;;[.L176]=&quot;France&quot;;[.L176]=&quot;Netherlands&quot;;[.L176]=&quot;Norway&quot;);&quot;Nine&quot;;IF(OR([.L176]=&quot;Belgium&quot;;[.L176]=&quot;Germany&quot;;[.L176]=&quot;Italy&quot;;[.L176]=&quot;Spain&quot;;[.L176]=&quot;Sweden&quot;);&quot;Fourteen&quot;;IF([.L176]=&quot;&quot;;&quot;Not Disclosed&quot;;IF(OR([.L176]=&quot;British Virgin Islands&quot;;[.L176]=&quot;Gibraltar&quot;;[.L176]=&quot;British Indian Ocean&quot;;[.L176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6]=&quot;Five&quot;);[.AC176]=&quot;Yes&quot;;[.W176]=&quot;Yes&quot;;OR([.T176]=&quot;Email&quot;;[.T176]=&quot;Yes&quot;);[.O17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 office:value-type="string" calcext:value-type="string">
            <text:p>See Note</text:p>
          </table:table-cell>
          <table:table-cell table:style-name="ce179" office:value-type="string" calcext:value-type="string">
            <text:p>See Note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60" calcext:value-type="float">
            <text:p>60</text:p>
          </table:table-cell>
          <table:table-cell table:style-name="ce192" office:value-type="float" office:value="330" calcext:value-type="float">
            <text:p>330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66" calcext:value-type="float">
            <text:p>$6.66</text:p>
          </table:table-cell>
          <table:table-cell table:style-name="ce235" table:formula="of:=[.BC176]/[.AT176]" office:value-type="float" office:value="1.332" calcext:value-type="float">
            <text:p>$1.33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PNTraffic</text:p>
          </table:table-cell>
          <table:table-cell table:style-name="ce18" table:formula="of:=IF(OR([.M177]=&quot;Five&quot;);3;0)+IF(OR([.M177]=&quot;Not Disclosed&quot;);1.5;0)+IF(OR([.M177]=&quot;Nine&quot;;[.M177]=&quot;Fourteen&quot;;[.M177]=&quot;See Note&quot;;[.M177]=&quot;Cooperative&quot;);1;0)+IF(OR([.N177]=&quot;Yes&quot;);2;0)+IF(OR([.N177]=&quot;Not Disclosed&quot;);1.5;0)+IF(OR([.N177]=&quot;Owned&quot;);1;0)" office:value-type="float" office:value="3" calcext:value-type="float">
            <text:p>3</text:p>
          </table:table-cell>
          <table:table-cell table:style-name="ce26" table:formula="of:=COUNTIF([.P177:.S177];&quot;Yes&quot;)+(0.5*COUNTIF([.P177:.S177];&quot;&quot;))+(0.5*COUNTIF([.P177:.S177];&quot;See Note&quot;))+(3*COUNTIF([.O177];&quot;Yes&quot;))" office:value-type="float" office:value="2" calcext:value-type="float">
            <text:p>2</text:p>
          </table:table-cell>
          <table:table-cell table:style-name="ce31" table:formula="of:=(3*COUNTIF([.T177];&quot;No&quot;))+COUNTIF([.W177:.X177];&quot;No&quot;)" office:value-type="float" office:value="2" calcext:value-type="float">
            <text:p>2</text:p>
          </table:table-cell>
          <table:table-cell table:style-name="ce35" table:formula="of:=COUNTIF([.AA177];&quot;No&quot;)+COUNTIF([.AB177];&quot;No&quot;)+(0.5*COUNTIF([.AB177];&quot;See Note&quot;))+(3*COUNTIF([.AC177];&quot;No&quot;))+COUNTIF([.AL177];&quot;Yes&quot;)+(0.5*COUNTIF([.AL177];&quot;Some&quot;))+COUNTIF([.AM177];&quot;Yes&quot;)+(0.5*COUNTIF([.AM177];&quot;Some&quot;))" office:value-type="float" office:value="2" calcext:value-type="float">
            <text:p>2</text:p>
          </table:table-cell>
          <table:table-cell table:style-name="ce39" table:formula="of:=(IF(OR([.AP177]=&quot;MPPE-128&quot;;[.AP177]=&quot;Blowfish-64&quot;);1;(IF(OR([.AP177]=&quot;See Note&quot;;[.AP177]=&quot;Blowfish-128&quot;);0.5;IF(OR([.AP177]=&quot;AES-128&quot;;[.AP177]=&quot;AES-160&quot;;[.AP177]=&quot;AES-192&quot;;[.AP177]=&quot;AES-256&quot;);0;0)))+(IF(OR([.AQ177]=&quot;MPPE-128&quot;;[.AQ177]=&quot;Blowfish-64&quot;);2;(IF(OR([.AQ177]=&quot;See Note&quot;;[.AQ177]=&quot;Blowfish-128&quot;;[.AQ177]=&quot;&quot;);1;IF(OR([.AQ177]=&quot;AES-128&quot;;[.AQ177]=&quot;AES-160&quot;;[.AQ177]=&quot;AES-192&quot;;[.AQ177]=&quot;AES-256&quot;);0;0)))))))+IF(OR([.AR177]=&quot;MS-CHAPv2&quot;;[.AR177]=&quot;RSA-RC4&quot;;[.AR177]=&quot;RSA-1024&quot;);1;IF(OR([.AR177]=&quot;See Note&quot;;[.AR177]=&quot;&quot;);0.5;IF(OR([.AR177]=&quot;RSA-4096&quot;;[.AR177]=&quot;RSA-2048&quot;;[.AR177]=&quot;DH-2048&quot;;[.AR177]=&quot;CA-4096&quot;);0;0)))+IF(OR([.AS177]=&quot;MS-CHAPv2&quot;;[.AS177]=&quot;RSA-RC4&quot;;[.AS177]=&quot;RSA-1024&quot;);2;IF(OR([.AS177]=&quot;See Note&quot;;[.AS177]=&quot;&quot;);1;IF(OR([.AS177]=&quot;RSA-4096&quot;;[.AS177]=&quot;RSA-2048&quot;;[.AS177]=&quot;DH-2048&quot;);0;0)))" office:value-type="float" office:value="2.5" calcext:value-type="float">
            <text:p>2.5</text:p>
          </table:table-cell>
          <table:table-cell table:style-name="ce43" table:formula="of:=IF([.AT177]&lt;3;2;0)+IF([.AU177]&lt;10;1;IF([.AU177]=&quot;&quot;;1;0))+IF([.AV177]&lt;3;2;IF([.AV177]&lt;10;1;IF([.AV177]=&quot;&quot;;1;0)))" office:value-type="float" office:value="4" calcext:value-type="float">
            <text:p>4</text:p>
          </table:table-cell>
          <table:table-cell table:style-name="ce48" table:formula="of:=IF([.AX177]=0;0;IF([.AX177]&lt;5;1;IF([.AX177]&lt;10;2;3)))+IF([.AY177]=0;0;IF([.AY177]&lt;3;1;IF([.AY177]&lt;10;2;3)))+IF([.AZ177]=0;0;IF([.AZ177]&lt;5;1;IF([.AZ177]&lt;10;2;3)))+IF([.BA177]=&quot;A&quot;;0;IF([.BA177]=&quot;A+&quot;;0;IF([.BA177]=&quot;B&quot;;1;5)))+IF([.BB177]=&quot;Self&quot;;0;IF([.BB177]=&quot;CloudFlare&quot;;2;IF([.BB177]=&quot;Incapsula&quot;;2;3)))" office:value-type="float" office:value="9" calcext:value-type="float">
            <text:p>9</text:p>
          </table:table-cell>
          <table:table-cell table:style-name="ce52" table:formula="of:=IF([.BC177]&lt;PricePercentile33;0;IF([.BC177]&lt;PricePercentile66;1;2))+IF([.BD177]&lt;ConPricePercentile33;0;IF([.BD177]&lt;ConPricePercentile66;1;2))+IF([.BE177]=&quot;Free&quot;;0;IF([.BE177]=&quot;Yes&quot;;0;1))+IF([.BF177]=&quot;Free&quot;;0;IF([.BF177]&gt;29;0;IF([.BF177]&gt;13;1;IF([.BF177]&gt;6;2;3))))" office:value-type="float" office:value="2" calcext:value-type="float">
            <text:p>2</text:p>
          </table:table-cell>
          <table:table-cell table:style-name="ce58" table:formula="of:=IF([.BG177]=&quot;Yes&quot;;1;0)+IF([.BH177]=&quot;Yes&quot;;1;0)+IF([.BI177]=&quot;Yes&quot;;1;0)+IF([.BJ177]=&quot;No&quot;;1;IF([.BJ177]=&quot;&quot;;0;IF([.BJ177]=&quot;Some&quot;;0.5;0)))+IF([.BK177]=&quot;No&quot;;1;IF([.BK177]=&quot;&quot;;0;IF([.BK177]=&quot;Some&quot;;0.5;0)))+IF([.BL177]=&quot;No&quot;;1;IF([.BL177]=&quot;&quot;;0;IF([.BL177]=&quot;Some&quot;;0.5;0)))+IF([.BM177]=&quot;&quot;;0;1)+IF([.BN177]=&quot;&quot;;0;1)" office:value-type="float" office:value="5" calcext:value-type="float">
            <text:p>5</text:p>
          </table:table-cell>
          <table:table-cell table:style-name="ce21"/>
          <table:table-cell table:style-name="ce69"/>
          <table:table-cell table:style-name="ce75" table:formula="of:=IF(OR([.L177]=&quot;USA&quot;;[.L177]=&quot;UK&quot;;[.L177]=&quot;Canada&quot;;[.L177]=&quot;Australia&quot;;[.L177]=&quot;New Zealand&quot;);&quot;Five&quot;;(IF(OR([.L177]=&quot;Denmark&quot;;[.L177]=&quot;France&quot;;[.L177]=&quot;Netherlands&quot;;[.L177]=&quot;Norway&quot;);&quot;Nine&quot;;IF(OR([.L177]=&quot;Belgium&quot;;[.L177]=&quot;Germany&quot;;[.L177]=&quot;Italy&quot;;[.L177]=&quot;Spain&quot;;[.L177]=&quot;Sweden&quot;);&quot;Fourteen&quot;;IF([.L177]=&quot;&quot;;&quot;Not Disclosed&quot;;IF(OR([.L177]=&quot;British Virgin Islands&quot;;[.L177]=&quot;Gibraltar&quot;;[.L177]=&quot;British Indian Ocean&quot;;[.L177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80" office:value-type="string" calcext:value-type="string">
            <text:p>Not Disclosed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7]=&quot;Five&quot;);[.AC177]=&quot;Yes&quot;;[.W177]=&quot;Yes&quot;;OR([.T177]=&quot;Email&quot;;[.T177]=&quot;Yes&quot;);[.O17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73" calcext:value-type="float">
            <text:p>73</text:p>
          </table:table-cell>
          <table:table-cell table:style-name="ce192"/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3" calcext:value-type="float">
            <text:p>3</text:p>
          </table:table-cell>
          <table:table-cell table:style-name="ce219"/>
          <table:table-cell table:style-name="ce223" office:value-type="string" calcext:value-type="string">
            <text:p>No SSL Cert</text:p>
          </table:table-cell>
          <table:table-cell table:style-name="ce229" office:value-type="float" office:value="2.92" calcext:value-type="float">
            <text:p>$2.92</text:p>
          </table:table-cell>
          <table:table-cell table:style-name="ce235" table:formula="of:=[.BC177]/[.AT177]" office:value-type="float" office:value="2.92" calcext:value-type="float">
            <text:p>$2.92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PNTunnel</text:p>
          </table:table-cell>
          <table:table-cell table:style-name="ce18" table:formula="of:=IF(OR([.M178]=&quot;Five&quot;);3;0)+IF(OR([.M178]=&quot;Not Disclosed&quot;);1.5;0)+IF(OR([.M178]=&quot;Nine&quot;;[.M178]=&quot;Fourteen&quot;;[.M178]=&quot;See Note&quot;;[.M178]=&quot;Cooperative&quot;);1;0)+IF(OR([.N178]=&quot;Yes&quot;);2;0)+IF(OR([.N178]=&quot;Not Disclosed&quot;);1.5;0)+IF(OR([.N178]=&quot;Owned&quot;);1;0)" office:value-type="float" office:value="0" calcext:value-type="float">
            <text:p>0</text:p>
          </table:table-cell>
          <table:table-cell table:style-name="ce26" table:formula="of:=COUNTIF([.P178:.S178];&quot;Yes&quot;)+(0.5*COUNTIF([.P178:.S178];&quot;&quot;))+(0.5*COUNTIF([.P178:.S178];&quot;See Note&quot;))+(3*COUNTIF([.O178];&quot;Yes&quot;))" office:value-type="float" office:value="1" calcext:value-type="float">
            <text:p>1</text:p>
          </table:table-cell>
          <table:table-cell table:style-name="ce31" table:formula="of:=(3*COUNTIF([.T178];&quot;No&quot;))+COUNTIF([.W178:.X178];&quot;No&quot;)" office:value-type="float" office:value="1" calcext:value-type="float">
            <text:p>1</text:p>
          </table:table-cell>
          <table:table-cell table:style-name="ce35" table:formula="of:=COUNTIF([.AA178];&quot;No&quot;)+COUNTIF([.AB178];&quot;No&quot;)+(0.5*COUNTIF([.AB178];&quot;See Note&quot;))+(3*COUNTIF([.AC178];&quot;No&quot;))+COUNTIF([.AL178];&quot;Yes&quot;)+(0.5*COUNTIF([.AL178];&quot;Some&quot;))+COUNTIF([.AM178];&quot;Yes&quot;)+(0.5*COUNTIF([.AM178];&quot;Some&quot;))" office:value-type="float" office:value="2.5" calcext:value-type="float">
            <text:p>2.5</text:p>
          </table:table-cell>
          <table:table-cell table:style-name="ce39" table:formula="of:=(IF(OR([.AP178]=&quot;MPPE-128&quot;;[.AP178]=&quot;Blowfish-64&quot;);1;(IF(OR([.AP178]=&quot;See Note&quot;;[.AP178]=&quot;Blowfish-128&quot;);0.5;IF(OR([.AP178]=&quot;AES-128&quot;;[.AP178]=&quot;AES-160&quot;;[.AP178]=&quot;AES-192&quot;;[.AP178]=&quot;AES-256&quot;);0;0)))+(IF(OR([.AQ178]=&quot;MPPE-128&quot;;[.AQ178]=&quot;Blowfish-64&quot;);2;(IF(OR([.AQ178]=&quot;See Note&quot;;[.AQ178]=&quot;Blowfish-128&quot;;[.AQ178]=&quot;&quot;);1;IF(OR([.AQ178]=&quot;AES-128&quot;;[.AQ178]=&quot;AES-160&quot;;[.AQ178]=&quot;AES-192&quot;;[.AQ178]=&quot;AES-256&quot;);0;0)))))))+IF(OR([.AR178]=&quot;MS-CHAPv2&quot;;[.AR178]=&quot;RSA-RC4&quot;;[.AR178]=&quot;RSA-1024&quot;);1;IF(OR([.AR178]=&quot;See Note&quot;;[.AR178]=&quot;&quot;);0.5;IF(OR([.AR178]=&quot;RSA-4096&quot;;[.AR178]=&quot;RSA-2048&quot;;[.AR178]=&quot;DH-2048&quot;;[.AR178]=&quot;CA-4096&quot;);0;0)))+IF(OR([.AS178]=&quot;MS-CHAPv2&quot;;[.AS178]=&quot;RSA-RC4&quot;;[.AS178]=&quot;RSA-1024&quot;);2;IF(OR([.AS178]=&quot;See Note&quot;;[.AS178]=&quot;&quot;);1;IF(OR([.AS178]=&quot;RSA-4096&quot;;[.AS178]=&quot;RSA-2048&quot;;[.AS178]=&quot;DH-2048&quot;);0;0)))" office:value-type="float" office:value="2.5" calcext:value-type="float">
            <text:p>2.5</text:p>
          </table:table-cell>
          <table:table-cell table:style-name="ce43" table:formula="of:=IF([.AT178]&lt;3;2;0)+IF([.AU178]&lt;10;1;IF([.AU178]=&quot;&quot;;1;0))+IF([.AV178]&lt;3;2;IF([.AV178]&lt;10;1;IF([.AV178]=&quot;&quot;;1;0)))" office:value-type="float" office:value="0" calcext:value-type="float">
            <text:p>0</text:p>
          </table:table-cell>
          <table:table-cell table:style-name="ce48" table:formula="of:=IF([.AX178]=0;0;IF([.AX178]&lt;5;1;IF([.AX178]&lt;10;2;3)))+IF([.AY178]=0;0;IF([.AY178]&lt;3;1;IF([.AY178]&lt;10;2;3)))+IF([.AZ178]=0;0;IF([.AZ178]&lt;5;1;IF([.AZ178]&lt;10;2;3)))+IF([.BA178]=&quot;A&quot;;0;IF([.BA178]=&quot;A+&quot;;0;IF([.BA178]=&quot;B&quot;;1;5)))+IF([.BB178]=&quot;Self&quot;;0;IF([.BB178]=&quot;CloudFlare&quot;;2;IF([.BB178]=&quot;Incapsula&quot;;2;3)))" office:value-type="float" office:value="11" calcext:value-type="float">
            <text:p>11</text:p>
          </table:table-cell>
          <table:table-cell table:style-name="ce52" table:formula="of:=IF([.BC178]&lt;PricePercentile33;0;IF([.BC178]&lt;PricePercentile66;1;2))+IF([.BD178]&lt;ConPricePercentile33;0;IF([.BD178]&lt;ConPricePercentile66;1;2))+IF([.BE178]=&quot;Free&quot;;0;IF([.BE178]=&quot;Yes&quot;;0;1))+IF([.BF178]=&quot;Free&quot;;0;IF([.BF178]&gt;29;0;IF([.BF178]&gt;13;1;IF([.BF178]&gt;6;2;3))))" office:value-type="float" office:value="3" calcext:value-type="float">
            <text:p>3</text:p>
          </table:table-cell>
          <table:table-cell table:style-name="ce58" table:formula="of:=IF([.BG178]=&quot;Yes&quot;;1;0)+IF([.BH178]=&quot;Yes&quot;;1;0)+IF([.BI178]=&quot;Yes&quot;;1;0)+IF([.BJ178]=&quot;No&quot;;1;IF([.BJ178]=&quot;&quot;;0;IF([.BJ178]=&quot;Some&quot;;0.5;0)))+IF([.BK178]=&quot;No&quot;;1;IF([.BK178]=&quot;&quot;;0;IF([.BK178]=&quot;Some&quot;;0.5;0)))+IF([.BL178]=&quot;No&quot;;1;IF([.BL178]=&quot;&quot;;0;IF([.BL178]=&quot;Some&quot;;0.5;0)))+IF([.BM178]=&quot;&quot;;0;1)+IF([.BN178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Seychelles</text:p>
          </table:table-cell>
          <table:table-cell table:style-name="ce75" table:formula="of:=IF(OR([.L178]=&quot;USA&quot;;[.L178]=&quot;UK&quot;;[.L178]=&quot;Canada&quot;;[.L178]=&quot;Australia&quot;;[.L178]=&quot;New Zealand&quot;);&quot;Five&quot;;(IF(OR([.L178]=&quot;Denmark&quot;;[.L178]=&quot;France&quot;;[.L178]=&quot;Netherlands&quot;;[.L178]=&quot;Norway&quot;);&quot;Nine&quot;;IF(OR([.L178]=&quot;Belgium&quot;;[.L178]=&quot;Germany&quot;;[.L178]=&quot;Italy&quot;;[.L178]=&quot;Spain&quot;;[.L178]=&quot;Sweden&quot;);&quot;Fourteen&quot;;IF([.L178]=&quot;&quot;;&quot;Not Disclosed&quot;;IF(OR([.L178]=&quot;British Virgin Islands&quot;;[.L178]=&quot;Gibraltar&quot;;[.L178]=&quot;British Indian Ocean&quot;;[.L178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 office:value-type="string" calcext:value-type="string">
            <text:p>No</text:p>
          </table:table-cell>
          <table:table-cell table:style-name="ce85"/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8]=&quot;Five&quot;);[.AC178]=&quot;Yes&quot;;[.W178]=&quot;Yes&quot;;OR([.T178]=&quot;Email&quot;;[.T178]=&quot;Yes&quot;);[.O178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 office:value-type="float" office:value="91.32" calcext:value-type="float">
            <text:p>91.32</text:p>
          </table:table-cell>
          <table:table-cell table:style-name="ce166" office:value-type="float" office:value="25.51" calcext:value-type="float">
            <text:p>25.51</text:p>
          </table:table-cell>
          <table:table-cell table:number-columns-repeated="2" table:style-name="ce171" office:value-type="string" calcext:value-type="string">
            <text:p>Blowfish-64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8" calcext:value-type="float">
            <text:p>18</text:p>
          </table:table-cell>
          <table:table-cell table:style-name="ce192" office:value-type="float" office:value="80" calcext:value-type="float">
            <text:p>80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40" calcext:value-type="float">
            <text:p>40</text:p>
          </table:table-cell>
          <table:table-cell table:style-name="ce208" office:value-type="float" office:value="17" calcext:value-type="float">
            <text:p>17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C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2.99" calcext:value-type="float">
            <text:p>$2.99</text:p>
          </table:table-cell>
          <table:table-cell table:style-name="ce235" table:formula="of:=[.BC178]/[.AT178]" office:value-type="float" office:value="0.598" calcext:value-type="float">
            <text:p>$0.6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VPNUK</text:p>
          </table:table-cell>
          <table:table-cell table:style-name="ce18" table:formula="of:=IF(OR([.M179]=&quot;Five&quot;);3;0)+IF(OR([.M179]=&quot;Not Disclosed&quot;);1.5;0)+IF(OR([.M179]=&quot;Nine&quot;;[.M179]=&quot;Fourteen&quot;;[.M179]=&quot;See Note&quot;;[.M179]=&quot;Cooperative&quot;);1;0)+IF(OR([.N179]=&quot;Yes&quot;);2;0)+IF(OR([.N179]=&quot;Not Disclosed&quot;);1.5;0)+IF(OR([.N179]=&quot;Owned&quot;);1;0)" office:value-type="float" office:value="5" calcext:value-type="float">
            <text:p>5</text:p>
          </table:table-cell>
          <table:table-cell table:style-name="ce26" table:formula="of:=COUNTIF([.P179:.S179];&quot;Yes&quot;)+(0.5*COUNTIF([.P179:.S179];&quot;&quot;))+(0.5*COUNTIF([.P179:.S179];&quot;See Note&quot;))+(3*COUNTIF([.O179];&quot;Yes&quot;))" office:value-type="float" office:value="3.5" calcext:value-type="float">
            <text:p>3.5</text:p>
          </table:table-cell>
          <table:table-cell table:style-name="ce31" table:formula="of:=(3*COUNTIF([.T179];&quot;No&quot;))+COUNTIF([.W179:.X179];&quot;No&quot;)" office:value-type="float" office:value="1" calcext:value-type="float">
            <text:p>1</text:p>
          </table:table-cell>
          <table:table-cell table:style-name="ce35" table:formula="of:=COUNTIF([.AA179];&quot;No&quot;)+COUNTIF([.AB179];&quot;No&quot;)+(0.5*COUNTIF([.AB179];&quot;See Note&quot;))+(3*COUNTIF([.AC179];&quot;No&quot;))+COUNTIF([.AL179];&quot;Yes&quot;)+(0.5*COUNTIF([.AL179];&quot;Some&quot;))+COUNTIF([.AM179];&quot;Yes&quot;)+(0.5*COUNTIF([.AM179];&quot;Some&quot;))" office:value-type="float" office:value="1" calcext:value-type="float">
            <text:p>1</text:p>
          </table:table-cell>
          <table:table-cell table:style-name="ce39" table:formula="of:=(IF(OR([.AP179]=&quot;MPPE-128&quot;;[.AP179]=&quot;Blowfish-64&quot;);1;(IF(OR([.AP179]=&quot;See Note&quot;;[.AP179]=&quot;Blowfish-128&quot;);0.5;IF(OR([.AP179]=&quot;AES-128&quot;;[.AP179]=&quot;AES-160&quot;;[.AP179]=&quot;AES-192&quot;;[.AP179]=&quot;AES-256&quot;);0;0)))+(IF(OR([.AQ179]=&quot;MPPE-128&quot;;[.AQ179]=&quot;Blowfish-64&quot;);2;(IF(OR([.AQ179]=&quot;See Note&quot;;[.AQ179]=&quot;Blowfish-128&quot;;[.AQ179]=&quot;&quot;);1;IF(OR([.AQ179]=&quot;AES-128&quot;;[.AQ179]=&quot;AES-160&quot;;[.AQ179]=&quot;AES-192&quot;;[.AQ179]=&quot;AES-256&quot;);0;0)))))))+IF(OR([.AR179]=&quot;MS-CHAPv2&quot;;[.AR179]=&quot;RSA-RC4&quot;;[.AR179]=&quot;RSA-1024&quot;);1;IF(OR([.AR179]=&quot;See Note&quot;;[.AR179]=&quot;&quot;);0.5;IF(OR([.AR179]=&quot;RSA-4096&quot;;[.AR179]=&quot;RSA-2048&quot;;[.AR179]=&quot;DH-2048&quot;;[.AR179]=&quot;CA-4096&quot;);0;0)))+IF(OR([.AS179]=&quot;MS-CHAPv2&quot;;[.AS179]=&quot;RSA-RC4&quot;;[.AS179]=&quot;RSA-1024&quot;);2;IF(OR([.AS179]=&quot;See Note&quot;;[.AS179]=&quot;&quot;);1;IF(OR([.AS179]=&quot;RSA-4096&quot;;[.AS179]=&quot;RSA-2048&quot;;[.AS179]=&quot;DH-2048&quot;);0;0)))" office:value-type="float" office:value="2.5" calcext:value-type="float">
            <text:p>2.5</text:p>
          </table:table-cell>
          <table:table-cell table:style-name="ce43" table:formula="of:=IF([.AT179]&lt;3;2;0)+IF([.AU179]&lt;10;1;IF([.AU179]=&quot;&quot;;1;0))+IF([.AV179]&lt;3;2;IF([.AV179]&lt;10;1;IF([.AV179]=&quot;&quot;;1;0)))" office:value-type="float" office:value="2" calcext:value-type="float">
            <text:p>2</text:p>
          </table:table-cell>
          <table:table-cell table:style-name="ce48" table:formula="of:=IF([.AX179]=0;0;IF([.AX179]&lt;5;1;IF([.AX179]&lt;10;2;3)))+IF([.AY179]=0;0;IF([.AY179]&lt;3;1;IF([.AY179]&lt;10;2;3)))+IF([.AZ179]=0;0;IF([.AZ179]&lt;5;1;IF([.AZ179]&lt;10;2;3)))+IF([.BA179]=&quot;A&quot;;0;IF([.BA179]=&quot;A+&quot;;0;IF([.BA179]=&quot;B&quot;;1;5)))+IF([.BB179]=&quot;Self&quot;;0;IF([.BB179]=&quot;CloudFlare&quot;;2;IF([.BB179]=&quot;Incapsula&quot;;2;3)))" office:value-type="float" office:value="3" calcext:value-type="float">
            <text:p>3</text:p>
          </table:table-cell>
          <table:table-cell table:style-name="ce52" table:formula="of:=IF([.BC179]&lt;PricePercentile33;0;IF([.BC179]&lt;PricePercentile66;1;2))+IF([.BD179]&lt;ConPricePercentile33;0;IF([.BD179]&lt;ConPricePercentile66;1;2))+IF([.BE179]=&quot;Free&quot;;0;IF([.BE179]=&quot;Yes&quot;;0;1))+IF([.BF179]=&quot;Free&quot;;0;IF([.BF179]&gt;29;0;IF([.BF179]&gt;13;1;IF([.BF179]&gt;6;2;3))))" office:value-type="float" office:value="6" calcext:value-type="float">
            <text:p>6</text:p>
          </table:table-cell>
          <table:table-cell table:style-name="ce58" table:formula="of:=IF([.BG179]=&quot;Yes&quot;;1;0)+IF([.BH179]=&quot;Yes&quot;;1;0)+IF([.BI179]=&quot;Yes&quot;;1;0)+IF([.BJ179]=&quot;No&quot;;1;IF([.BJ179]=&quot;&quot;;0;IF([.BJ179]=&quot;Some&quot;;0.5;0)))+IF([.BK179]=&quot;No&quot;;1;IF([.BK179]=&quot;&quot;;0;IF([.BK179]=&quot;Some&quot;;0.5;0)))+IF([.BL179]=&quot;No&quot;;1;IF([.BL179]=&quot;&quot;;0;IF([.BL179]=&quot;Some&quot;;0.5;0)))+IF([.BM179]=&quot;&quot;;0;1)+IF([.BN179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79]=&quot;USA&quot;;[.L179]=&quot;UK&quot;;[.L179]=&quot;Canada&quot;;[.L179]=&quot;Australia&quot;;[.L179]=&quot;New Zealand&quot;);&quot;Five&quot;;(IF(OR([.L179]=&quot;Denmark&quot;;[.L179]=&quot;France&quot;;[.L179]=&quot;Netherlands&quot;;[.L179]=&quot;Norway&quot;);&quot;Nine&quot;;IF(OR([.L179]=&quot;Belgium&quot;;[.L179]=&quot;Germany&quot;;[.L179]=&quot;Italy&quot;;[.L179]=&quot;Spain&quot;;[.L179]=&quot;Sweden&quot;);&quot;Fourteen&quot;;IF([.L179]=&quot;&quot;;&quot;Not Disclosed&quot;;IF(OR([.L179]=&quot;British Virgin Islands&quot;;[.L179]=&quot;Gibraltar&quot;;[.L179]=&quot;British Indian Ocean&quot;;[.L179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79]=&quot;Five&quot;);[.AC179]=&quot;Yes&quot;;[.W179]=&quot;Yes&quot;;OR([.T179]=&quot;Email&quot;;[.T179]=&quot;Yes&quot;);[.O179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100" calcext:value-type="float">
            <text:p>100</text:p>
          </table:table-cell>
          <table:table-cell table:style-name="ce196"/>
          <table:table-cell table:style-name="ce203"/>
          <table:table-cell table:style-name="ce208"/>
          <table:table-cell table:style-name="ce213" office:value-type="float" office:value="18" calcext:value-type="float">
            <text:p>18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4" calcext:value-type="float">
            <text:p>$6.40</text:p>
          </table:table-cell>
          <table:table-cell table:style-name="ce235" table:formula="of:=[.BC179]/[.AT179]" office:value-type="float" office:value="3.2" calcext:value-type="float">
            <text:p>$3.2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1" calcext:value-type="float">
            <text:p>1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VyprVPN</text:p>
          </table:table-cell>
          <table:table-cell table:style-name="ce18" table:formula="of:=IF(OR([.M180]=&quot;Five&quot;);3;0)+IF(OR([.M180]=&quot;Not Disclosed&quot;);1.5;0)+IF(OR([.M180]=&quot;Nine&quot;;[.M180]=&quot;Fourteen&quot;;[.M180]=&quot;See Note&quot;;[.M180]=&quot;Cooperative&quot;);1;0)+IF(OR([.N180]=&quot;Yes&quot;);2;0)+IF(OR([.N180]=&quot;Not Disclosed&quot;);1.5;0)+IF(OR([.N180]=&quot;Owned&quot;);1;0)" office:value-type="float" office:value="1" calcext:value-type="float">
            <text:p>1</text:p>
          </table:table-cell>
          <table:table-cell table:style-name="ce26" table:formula="of:=COUNTIF([.P180:.S180];&quot;Yes&quot;)+(0.5*COUNTIF([.P180:.S180];&quot;&quot;))+(0.5*COUNTIF([.P180:.S180];&quot;See Note&quot;))+(3*COUNTIF([.O180];&quot;Yes&quot;))" office:value-type="float" office:value="3" calcext:value-type="float">
            <text:p>3</text:p>
          </table:table-cell>
          <table:table-cell table:style-name="ce31" table:formula="of:=(3*COUNTIF([.T180];&quot;No&quot;))+COUNTIF([.W180:.X180];&quot;No&quot;)" office:value-type="float" office:value="5" calcext:value-type="float">
            <text:p>5</text:p>
          </table:table-cell>
          <table:table-cell table:style-name="ce35" table:formula="of:=COUNTIF([.AA180];&quot;No&quot;)+COUNTIF([.AB180];&quot;No&quot;)+(0.5*COUNTIF([.AB180];&quot;See Note&quot;))+(3*COUNTIF([.AC180];&quot;No&quot;))+COUNTIF([.AL180];&quot;Yes&quot;)+(0.5*COUNTIF([.AL180];&quot;Some&quot;))+COUNTIF([.AM180];&quot;Yes&quot;)+(0.5*COUNTIF([.AM180];&quot;Some&quot;))" office:value-type="float" office:value="0" calcext:value-type="float">
            <text:p>0</text:p>
          </table:table-cell>
          <table:table-cell table:style-name="ce39" table:formula="of:=(IF(OR([.AP180]=&quot;MPPE-128&quot;;[.AP180]=&quot;Blowfish-64&quot;);1;(IF(OR([.AP180]=&quot;See Note&quot;;[.AP180]=&quot;Blowfish-128&quot;);0.5;IF(OR([.AP180]=&quot;AES-128&quot;;[.AP180]=&quot;AES-160&quot;;[.AP180]=&quot;AES-192&quot;;[.AP180]=&quot;AES-256&quot;);0;0)))+(IF(OR([.AQ180]=&quot;MPPE-128&quot;;[.AQ180]=&quot;Blowfish-64&quot;);2;(IF(OR([.AQ180]=&quot;See Note&quot;;[.AQ180]=&quot;Blowfish-128&quot;;[.AQ180]=&quot;&quot;);1;IF(OR([.AQ180]=&quot;AES-128&quot;;[.AQ180]=&quot;AES-160&quot;;[.AQ180]=&quot;AES-192&quot;;[.AQ180]=&quot;AES-256&quot;);0;0)))))))+IF(OR([.AR180]=&quot;MS-CHAPv2&quot;;[.AR180]=&quot;RSA-RC4&quot;;[.AR180]=&quot;RSA-1024&quot;);1;IF(OR([.AR180]=&quot;See Note&quot;;[.AR180]=&quot;&quot;);0.5;IF(OR([.AR180]=&quot;RSA-4096&quot;;[.AR180]=&quot;RSA-2048&quot;;[.AR180]=&quot;DH-2048&quot;;[.AR180]=&quot;CA-4096&quot;);0;0)))+IF(OR([.AS180]=&quot;MS-CHAPv2&quot;;[.AS180]=&quot;RSA-RC4&quot;;[.AS180]=&quot;RSA-1024&quot;);2;IF(OR([.AS180]=&quot;See Note&quot;;[.AS180]=&quot;&quot;);1;IF(OR([.AS180]=&quot;RSA-4096&quot;;[.AS180]=&quot;RSA-2048&quot;;[.AS180]=&quot;DH-2048&quot;);0;0)))" office:value-type="float" office:value="0" calcext:value-type="float">
            <text:p>0</text:p>
          </table:table-cell>
          <table:table-cell table:style-name="ce43" table:formula="of:=IF([.AT180]&lt;3;2;0)+IF([.AU180]&lt;10;1;IF([.AU180]=&quot;&quot;;1;0))+IF([.AV180]&lt;3;2;IF([.AV180]&lt;10;1;IF([.AV180]=&quot;&quot;;1;0)))" office:value-type="float" office:value="0" calcext:value-type="float">
            <text:p>0</text:p>
          </table:table-cell>
          <table:table-cell table:style-name="ce48" table:formula="of:=IF([.AX180]=0;0;IF([.AX180]&lt;5;1;IF([.AX180]&lt;10;2;3)))+IF([.AY180]=0;0;IF([.AY180]&lt;3;1;IF([.AY180]&lt;10;2;3)))+IF([.AZ180]=0;0;IF([.AZ180]&lt;5;1;IF([.AZ180]&lt;10;2;3)))+IF([.BA180]=&quot;A&quot;;0;IF([.BA180]=&quot;A+&quot;;0;IF([.BA180]=&quot;B&quot;;1;5)))+IF([.BB180]=&quot;Self&quot;;0;IF([.BB180]=&quot;CloudFlare&quot;;2;IF([.BB180]=&quot;Incapsula&quot;;2;3)))" office:value-type="float" office:value="8" calcext:value-type="float">
            <text:p>8</text:p>
          </table:table-cell>
          <table:table-cell table:style-name="ce52" table:formula="of:=IF([.BC180]&lt;PricePercentile33;0;IF([.BC180]&lt;PricePercentile66;1;2))+IF([.BD180]&lt;ConPricePercentile33;0;IF([.BD180]&lt;ConPricePercentile66;1;2))+IF([.BE180]=&quot;Free&quot;;0;IF([.BE180]=&quot;Yes&quot;;0;1))+IF([.BF180]=&quot;Free&quot;;0;IF([.BF180]&gt;29;0;IF([.BF180]&gt;13;1;IF([.BF180]&gt;6;2;3))))" office:value-type="float" office:value="6" calcext:value-type="float">
            <text:p>6</text:p>
          </table:table-cell>
          <table:table-cell table:style-name="ce58" table:formula="of:=IF([.BG180]=&quot;Yes&quot;;1;0)+IF([.BH180]=&quot;Yes&quot;;1;0)+IF([.BI180]=&quot;Yes&quot;;1;0)+IF([.BJ180]=&quot;No&quot;;1;IF([.BJ180]=&quot;&quot;;0;IF([.BJ180]=&quot;Some&quot;;0.5;0)))+IF([.BK180]=&quot;No&quot;;1;IF([.BK180]=&quot;&quot;;0;IF([.BK180]=&quot;Some&quot;;0.5;0)))+IF([.BL180]=&quot;No&quot;;1;IF([.BL180]=&quot;&quot;;0;IF([.BL180]=&quot;Some&quot;;0.5;0)))+IF([.BM180]=&quot;&quot;;0;1)+IF([.BN180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Switzerland</text:p>
          </table:table-cell>
          <table:table-cell table:style-name="ce75" office:value-type="string" calcext:value-type="string">
            <text:p>Cooperat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0]=&quot;Five&quot;);[.AC180]=&quot;Yes&quot;;[.W180]=&quot;Yes&quot;;OR([.T180]=&quot;Email&quot;;[.T180]=&quot;Yes&quot;);[.O180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 office:value-type="string" calcext:value-type="string">
            <text:p>Yes</text:p>
          </table:table-cell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 office:value-type="float" office:value="83.94" calcext:value-type="float">
            <text:p>83.94</text:p>
          </table:table-cell>
          <table:table-cell table:style-name="ce166" office:value-type="float" office:value="21.66" calcext:value-type="float">
            <text:p>21.66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2048</text:p>
          </table:table-cell>
          <table:table-cell table:style-name="ce179" office:value-type="string" calcext:value-type="string">
            <text:p>RSA-2048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63" calcext:value-type="float">
            <text:p>63</text:p>
          </table:table-cell>
          <table:table-cell table:style-name="ce192" office:value-type="float" office:value="700" calcext:value-type="float">
            <text:p>700</text:p>
          </table:table-cell>
          <table:table-cell table:style-name="ce196"/>
          <table:table-cell table:style-name="ce203" office:value-type="float" office:value="11" calcext:value-type="float">
            <text:p>11</text:p>
          </table:table-cell>
          <table:table-cell table:style-name="ce208" office:value-type="float" office:value="6" calcext:value-type="float">
            <text:p>6</text:p>
          </table:table-cell>
          <table:table-cell table:style-name="ce213" office:value-type="float" office:value="33" calcext:value-type="float">
            <text:p>33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6.67" calcext:value-type="float">
            <text:p>$6.67</text:p>
          </table:table-cell>
          <table:table-cell table:style-name="ce235" table:formula="of:=[.BC180]/[.AT180]" office:value-type="float" office:value="1.334" calcext:value-type="float">
            <text:p>$1.33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WASEL Pro</text:p>
          </table:table-cell>
          <table:table-cell table:style-name="ce18" table:formula="of:=IF(OR([.M181]=&quot;Five&quot;);3;0)+IF(OR([.M181]=&quot;Not Disclosed&quot;);1.5;0)+IF(OR([.M181]=&quot;Nine&quot;;[.M181]=&quot;Fourteen&quot;;[.M181]=&quot;See Note&quot;;[.M181]=&quot;Cooperative&quot;);1;0)+IF(OR([.N181]=&quot;Yes&quot;);2;0)+IF(OR([.N181]=&quot;Not Disclosed&quot;);1.5;0)+IF(OR([.N181]=&quot;Owned&quot;);1;0)" office:value-type="float" office:value="1" calcext:value-type="float">
            <text:p>1</text:p>
          </table:table-cell>
          <table:table-cell table:style-name="ce26" table:formula="of:=COUNTIF([.P181:.S181];&quot;Yes&quot;)+(0.5*COUNTIF([.P181:.S181];&quot;&quot;))+(0.5*COUNTIF([.P181:.S181];&quot;See Note&quot;))+(3*COUNTIF([.O181];&quot;Yes&quot;))" office:value-type="float" office:value="2" calcext:value-type="float">
            <text:p>2</text:p>
          </table:table-cell>
          <table:table-cell table:style-name="ce31" table:formula="of:=(3*COUNTIF([.T181];&quot;No&quot;))+COUNTIF([.W181:.X181];&quot;No&quot;)" office:value-type="float" office:value="5" calcext:value-type="float">
            <text:p>5</text:p>
          </table:table-cell>
          <table:table-cell table:style-name="ce35" table:formula="of:=COUNTIF([.AA181];&quot;No&quot;)+COUNTIF([.AB181];&quot;No&quot;)+(0.5*COUNTIF([.AB181];&quot;See Note&quot;))+(3*COUNTIF([.AC181];&quot;No&quot;))+COUNTIF([.AL181];&quot;Yes&quot;)+(0.5*COUNTIF([.AL181];&quot;Some&quot;))+COUNTIF([.AM181];&quot;Yes&quot;)+(0.5*COUNTIF([.AM181];&quot;Some&quot;))" office:value-type="float" office:value="2" calcext:value-type="float">
            <text:p>2</text:p>
          </table:table-cell>
          <table:table-cell table:style-name="ce39" table:formula="of:=(IF(OR([.AP181]=&quot;MPPE-128&quot;;[.AP181]=&quot;Blowfish-64&quot;);1;(IF(OR([.AP181]=&quot;See Note&quot;;[.AP181]=&quot;Blowfish-128&quot;);0.5;IF(OR([.AP181]=&quot;AES-128&quot;;[.AP181]=&quot;AES-160&quot;;[.AP181]=&quot;AES-192&quot;;[.AP181]=&quot;AES-256&quot;);0;0)))+(IF(OR([.AQ181]=&quot;MPPE-128&quot;;[.AQ181]=&quot;Blowfish-64&quot;);2;(IF(OR([.AQ181]=&quot;See Note&quot;;[.AQ181]=&quot;Blowfish-128&quot;;[.AQ181]=&quot;&quot;);1;IF(OR([.AQ181]=&quot;AES-128&quot;;[.AQ181]=&quot;AES-160&quot;;[.AQ181]=&quot;AES-192&quot;;[.AQ181]=&quot;AES-256&quot;);0;0)))))))+IF(OR([.AR181]=&quot;MS-CHAPv2&quot;;[.AR181]=&quot;RSA-RC4&quot;;[.AR181]=&quot;RSA-1024&quot;);1;IF(OR([.AR181]=&quot;See Note&quot;;[.AR181]=&quot;&quot;);0.5;IF(OR([.AR181]=&quot;RSA-4096&quot;;[.AR181]=&quot;RSA-2048&quot;;[.AR181]=&quot;DH-2048&quot;;[.AR181]=&quot;CA-4096&quot;);0;0)))+IF(OR([.AS181]=&quot;MS-CHAPv2&quot;;[.AS181]=&quot;RSA-RC4&quot;;[.AS181]=&quot;RSA-1024&quot;);2;IF(OR([.AS181]=&quot;See Note&quot;;[.AS181]=&quot;&quot;);1;IF(OR([.AS181]=&quot;RSA-4096&quot;;[.AS181]=&quot;RSA-2048&quot;;[.AS181]=&quot;DH-2048&quot;);0;0)))" office:value-type="float" office:value="2.5" calcext:value-type="float">
            <text:p>2.5</text:p>
          </table:table-cell>
          <table:table-cell table:style-name="ce43" table:formula="of:=IF([.AT181]&lt;3;2;0)+IF([.AU181]&lt;10;1;IF([.AU181]=&quot;&quot;;1;0))+IF([.AV181]&lt;3;2;IF([.AV181]&lt;10;1;IF([.AV181]=&quot;&quot;;1;0)))" office:value-type="float" office:value="5" calcext:value-type="float">
            <text:p>5</text:p>
          </table:table-cell>
          <table:table-cell table:style-name="ce48" table:formula="of:=IF([.AX181]=0;0;IF([.AX181]&lt;5;1;IF([.AX181]&lt;10;2;3)))+IF([.AY181]=0;0;IF([.AY181]&lt;3;1;IF([.AY181]&lt;10;2;3)))+IF([.AZ181]=0;0;IF([.AZ181]&lt;5;1;IF([.AZ181]&lt;10;2;3)))+IF([.BA181]=&quot;A&quot;;0;IF([.BA181]=&quot;A+&quot;;0;IF([.BA181]=&quot;B&quot;;1;5)))+IF([.BB181]=&quot;Self&quot;;0;IF([.BB181]=&quot;CloudFlare&quot;;2;IF([.BB181]=&quot;Incapsula&quot;;2;3)))" office:value-type="float" office:value="11" calcext:value-type="float">
            <text:p>11</text:p>
          </table:table-cell>
          <table:table-cell table:style-name="ce52" table:formula="of:=IF([.BC181]&lt;PricePercentile33;0;IF([.BC181]&lt;PricePercentile66;1;2))+IF([.BD181]&lt;ConPricePercentile33;0;IF([.BD181]&lt;ConPricePercentile66;1;2))+IF([.BE181]=&quot;Free&quot;;0;IF([.BE181]=&quot;Yes&quot;;0;1))+IF([.BF181]=&quot;Free&quot;;0;IF([.BF181]&gt;29;0;IF([.BF181]&gt;13;1;IF([.BF181]&gt;6;2;3))))" office:value-type="float" office:value="6" calcext:value-type="float">
            <text:p>6</text:p>
          </table:table-cell>
          <table:table-cell table:style-name="ce58" table:formula="of:=IF([.BG181]=&quot;Yes&quot;;1;0)+IF([.BH181]=&quot;Yes&quot;;1;0)+IF([.BI181]=&quot;Yes&quot;;1;0)+IF([.BJ181]=&quot;No&quot;;1;IF([.BJ181]=&quot;&quot;;0;IF([.BJ181]=&quot;Some&quot;;0.5;0)))+IF([.BK181]=&quot;No&quot;;1;IF([.BK181]=&quot;&quot;;0;IF([.BK181]=&quot;Some&quot;;0.5;0)))+IF([.BL181]=&quot;No&quot;;1;IF([.BL181]=&quot;&quot;;0;IF([.BL181]=&quot;Some&quot;;0.5;0)))+IF([.BM181]=&quot;&quot;;0;1)+IF([.BN181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Netherlands</text:p>
          </table:table-cell>
          <table:table-cell table:style-name="ce75" table:formula="of:=IF(OR([.L181]=&quot;USA&quot;;[.L181]=&quot;UK&quot;;[.L181]=&quot;Canada&quot;;[.L181]=&quot;Australia&quot;;[.L181]=&quot;New Zealand&quot;);&quot;Five&quot;;(IF(OR([.L181]=&quot;Denmark&quot;;[.L181]=&quot;France&quot;;[.L181]=&quot;Netherlands&quot;;[.L181]=&quot;Norway&quot;);&quot;Nine&quot;;IF(OR([.L181]=&quot;Belgium&quot;;[.L181]=&quot;Germany&quot;;[.L181]=&quot;Italy&quot;;[.L181]=&quot;Spain&quot;;[.L181]=&quot;Sweden&quot;);&quot;Fourteen&quot;;IF([.L181]=&quot;&quot;;&quot;Not Disclosed&quot;;IF(OR([.L181]=&quot;British Virgin Islands&quot;;[.L181]=&quot;Gibraltar&quot;;[.L181]=&quot;British Indian Ocean&quot;;[.L181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1]=&quot;Five&quot;);[.AC181]=&quot;Yes&quot;;[.W181]=&quot;Yes&quot;;OR([.T181]=&quot;Email&quot;;[.T181]=&quot;Yes&quot;);[.O181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4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3" calcext:value-type="float">
            <text:p>3</text:p>
          </table:table-cell>
          <table:table-cell table:style-name="ce213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7.5" calcext:value-type="float">
            <text:p>$7.50</text:p>
          </table:table-cell>
          <table:table-cell table:style-name="ce235" table:formula="of:=[.BC181]/[.AT181]" office:value-type="float" office:value="7.5" calcext:value-type="float">
            <text:p>$7.5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Whoer</text:p>
          </table:table-cell>
          <table:table-cell table:style-name="ce18" table:formula="of:=IF(OR([.M182]=&quot;Five&quot;);3;0)+IF(OR([.M182]=&quot;Not Disclosed&quot;);1.5;0)+IF(OR([.M182]=&quot;Nine&quot;;[.M182]=&quot;Fourteen&quot;;[.M182]=&quot;See Note&quot;;[.M182]=&quot;Cooperative&quot;);1;0)+IF(OR([.N182]=&quot;Yes&quot;);2;0)+IF(OR([.N182]=&quot;Not Disclosed&quot;);1.5;0)+IF(OR([.N182]=&quot;Owned&quot;);1;0)" office:value-type="float" office:value="0" calcext:value-type="float">
            <text:p>0</text:p>
          </table:table-cell>
          <table:table-cell table:style-name="ce26" table:formula="of:=COUNTIF([.P182:.S182];&quot;Yes&quot;)+(0.5*COUNTIF([.P182:.S182];&quot;&quot;))+(0.5*COUNTIF([.P182:.S182];&quot;See Note&quot;))+(3*COUNTIF([.O182];&quot;Yes&quot;))" office:value-type="float" office:value="2" calcext:value-type="float">
            <text:p>2</text:p>
          </table:table-cell>
          <table:table-cell table:style-name="ce31" table:formula="of:=(3*COUNTIF([.T182];&quot;No&quot;))+COUNTIF([.W182:.X182];&quot;No&quot;)" office:value-type="float" office:value="1" calcext:value-type="float">
            <text:p>1</text:p>
          </table:table-cell>
          <table:table-cell table:style-name="ce35" table:formula="of:=COUNTIF([.AA182];&quot;No&quot;)+COUNTIF([.AB182];&quot;No&quot;)+(0.5*COUNTIF([.AB182];&quot;See Note&quot;))+(3*COUNTIF([.AC182];&quot;No&quot;))+COUNTIF([.AL182];&quot;Yes&quot;)+(0.5*COUNTIF([.AL182];&quot;Some&quot;))+COUNTIF([.AM182];&quot;Yes&quot;)+(0.5*COUNTIF([.AM182];&quot;Some&quot;))" office:value-type="float" office:value="2.5" calcext:value-type="float">
            <text:p>2.5</text:p>
          </table:table-cell>
          <table:table-cell table:style-name="ce39" table:formula="of:=(IF(OR([.AP182]=&quot;MPPE-128&quot;;[.AP182]=&quot;Blowfish-64&quot;);1;(IF(OR([.AP182]=&quot;See Note&quot;;[.AP182]=&quot;Blowfish-128&quot;);0.5;IF(OR([.AP182]=&quot;AES-128&quot;;[.AP182]=&quot;AES-160&quot;;[.AP182]=&quot;AES-192&quot;;[.AP182]=&quot;AES-256&quot;);0;0)))+(IF(OR([.AQ182]=&quot;MPPE-128&quot;;[.AQ182]=&quot;Blowfish-64&quot;);2;(IF(OR([.AQ182]=&quot;See Note&quot;;[.AQ182]=&quot;Blowfish-128&quot;;[.AQ182]=&quot;&quot;);1;IF(OR([.AQ182]=&quot;AES-128&quot;;[.AQ182]=&quot;AES-160&quot;;[.AQ182]=&quot;AES-192&quot;;[.AQ182]=&quot;AES-256&quot;);0;0)))))))+IF(OR([.AR182]=&quot;MS-CHAPv2&quot;;[.AR182]=&quot;RSA-RC4&quot;;[.AR182]=&quot;RSA-1024&quot;);1;IF(OR([.AR182]=&quot;See Note&quot;;[.AR182]=&quot;&quot;);0.5;IF(OR([.AR182]=&quot;RSA-4096&quot;;[.AR182]=&quot;RSA-2048&quot;;[.AR182]=&quot;DH-2048&quot;;[.AR182]=&quot;CA-4096&quot;);0;0)))+IF(OR([.AS182]=&quot;MS-CHAPv2&quot;;[.AS182]=&quot;RSA-RC4&quot;;[.AS182]=&quot;RSA-1024&quot;);2;IF(OR([.AS182]=&quot;See Note&quot;;[.AS182]=&quot;&quot;);1;IF(OR([.AS182]=&quot;RSA-4096&quot;;[.AS182]=&quot;RSA-2048&quot;;[.AS182]=&quot;DH-2048&quot;);0;0)))" office:value-type="float" office:value="2.5" calcext:value-type="float">
            <text:p>2.5</text:p>
          </table:table-cell>
          <table:table-cell table:style-name="ce43" table:formula="of:=IF([.AT182]&lt;3;2;0)+IF([.AU182]&lt;10;1;IF([.AU182]=&quot;&quot;;1;0))+IF([.AV182]&lt;3;2;IF([.AV182]&lt;10;1;IF([.AV182]=&quot;&quot;;1;0)))" office:value-type="float" office:value="2" calcext:value-type="float">
            <text:p>2</text:p>
          </table:table-cell>
          <table:table-cell table:style-name="ce48" table:formula="of:=IF([.AX182]=0;0;IF([.AX182]&lt;5;1;IF([.AX182]&lt;10;2;3)))+IF([.AY182]=0;0;IF([.AY182]&lt;3;1;IF([.AY182]&lt;10;2;3)))+IF([.AZ182]=0;0;IF([.AZ182]&lt;5;1;IF([.AZ182]&lt;10;2;3)))+IF([.BA182]=&quot;A&quot;;0;IF([.BA182]=&quot;A+&quot;;0;IF([.BA182]=&quot;B&quot;;1;5)))+IF([.BB182]=&quot;Self&quot;;0;IF([.BB182]=&quot;CloudFlare&quot;;2;IF([.BB182]=&quot;Incapsula&quot;;2;3)))" office:value-type="float" office:value="7" calcext:value-type="float">
            <text:p>7</text:p>
          </table:table-cell>
          <table:table-cell table:style-name="ce52" table:formula="of:=IF([.BC182]&lt;PricePercentile33;0;IF([.BC182]&lt;PricePercentile66;1;2))+IF([.BD182]&lt;ConPricePercentile33;0;IF([.BD182]&lt;ConPricePercentile66;1;2))+IF([.BE182]=&quot;Free&quot;;0;IF([.BE182]=&quot;Yes&quot;;0;1))+IF([.BF182]=&quot;Free&quot;;0;IF([.BF182]&gt;29;0;IF([.BF182]&gt;13;1;IF([.BF182]&gt;6;2;3))))" office:value-type="float" office:value="5" calcext:value-type="float">
            <text:p>5</text:p>
          </table:table-cell>
          <table:table-cell table:style-name="ce58" table:formula="of:=IF([.BG182]=&quot;Yes&quot;;1;0)+IF([.BH182]=&quot;Yes&quot;;1;0)+IF([.BI182]=&quot;Yes&quot;;1;0)+IF([.BJ182]=&quot;No&quot;;1;IF([.BJ182]=&quot;&quot;;0;IF([.BJ182]=&quot;Some&quot;;0.5;0)))+IF([.BK182]=&quot;No&quot;;1;IF([.BK182]=&quot;&quot;;0;IF([.BK182]=&quot;Some&quot;;0.5;0)))+IF([.BL182]=&quot;No&quot;;1;IF([.BL182]=&quot;&quot;;0;IF([.BL182]=&quot;Some&quot;;0.5;0)))+IF([.BM182]=&quot;&quot;;0;1)+IF([.BN182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Cyprus</text:p>
          </table:table-cell>
          <table:table-cell table:style-name="ce75" table:formula="of:=IF(OR([.L182]=&quot;USA&quot;;[.L182]=&quot;UK&quot;;[.L182]=&quot;Canada&quot;;[.L182]=&quot;Australia&quot;;[.L182]=&quot;New Zealand&quot;);&quot;Five&quot;;(IF(OR([.L182]=&quot;Denmark&quot;;[.L182]=&quot;France&quot;;[.L182]=&quot;Netherlands&quot;;[.L182]=&quot;Norway&quot;);&quot;Nine&quot;;IF(OR([.L182]=&quot;Belgium&quot;;[.L182]=&quot;Germany&quot;;[.L182]=&quot;Italy&quot;;[.L182]=&quot;Spain&quot;;[.L182]=&quot;Sweden&quot;);&quot;Fourteen&quot;;IF([.L182]=&quot;&quot;;&quot;Not Disclosed&quot;;IF(OR([.L182]=&quot;British Virgin Islands&quot;;[.L182]=&quot;Gibraltar&quot;;[.L182]=&quot;British Indian Ocean&quot;;[.L182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2]=&quot;Five&quot;);[.AC182]=&quot;Yes&quot;;[.W182]=&quot;Yes&quot;;OR([.T182]=&quot;Email&quot;;[.T182]=&quot;Yes&quot;);[.O182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3" calcext:value-type="float">
            <text:p>3</text:p>
          </table:table-cell>
          <table:table-cell table:style-name="ce188" office:value-type="float" office:value="14" calcext:value-type="float">
            <text:p>14</text:p>
          </table:table-cell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.99" calcext:value-type="float">
            <text:p>$4.99</text:p>
          </table:table-cell>
          <table:table-cell table:style-name="ce235" table:formula="of:=[.BC182]/[.AT182]" office:value-type="float" office:value="1.66333333333333" calcext:value-type="float">
            <text:p>$1.66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0" calcext:value-type="float">
            <text:p>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WifiMask</text:p>
          </table:table-cell>
          <table:table-cell table:style-name="ce18" table:formula="of:=IF(OR([.M183]=&quot;Five&quot;);3;0)+IF(OR([.M183]=&quot;Not Disclosed&quot;);1.5;0)+IF(OR([.M183]=&quot;Nine&quot;;[.M183]=&quot;Fourteen&quot;;[.M183]=&quot;See Note&quot;;[.M183]=&quot;Cooperative&quot;);1;0)+IF(OR([.N183]=&quot;Yes&quot;);2;0)+IF(OR([.N183]=&quot;Not Disclosed&quot;);1.5;0)+IF(OR([.N183]=&quot;Owned&quot;);1;0)" office:value-type="float" office:value="1" calcext:value-type="float">
            <text:p>1</text:p>
          </table:table-cell>
          <table:table-cell table:style-name="ce26" table:formula="of:=COUNTIF([.P183:.S183];&quot;Yes&quot;)+(0.5*COUNTIF([.P183:.S183];&quot;&quot;))+(0.5*COUNTIF([.P183:.S183];&quot;See Note&quot;))+(3*COUNTIF([.O183];&quot;Yes&quot;))" office:value-type="float" office:value="3" calcext:value-type="float">
            <text:p>3</text:p>
          </table:table-cell>
          <table:table-cell table:style-name="ce31" table:formula="of:=(3*COUNTIF([.T183];&quot;No&quot;))+COUNTIF([.W183:.X183];&quot;No&quot;)" office:value-type="float" office:value="5" calcext:value-type="float">
            <text:p>5</text:p>
          </table:table-cell>
          <table:table-cell table:style-name="ce35" table:formula="of:=COUNTIF([.AA183];&quot;No&quot;)+COUNTIF([.AB183];&quot;No&quot;)+(0.5*COUNTIF([.AB183];&quot;See Note&quot;))+(3*COUNTIF([.AC183];&quot;No&quot;))+COUNTIF([.AL183];&quot;Yes&quot;)+(0.5*COUNTIF([.AL183];&quot;Some&quot;))+COUNTIF([.AM183];&quot;Yes&quot;)+(0.5*COUNTIF([.AM183];&quot;Some&quot;))" office:value-type="float" office:value="2" calcext:value-type="float">
            <text:p>2</text:p>
          </table:table-cell>
          <table:table-cell table:style-name="ce39" table:formula="of:=(IF(OR([.AP183]=&quot;MPPE-128&quot;;[.AP183]=&quot;Blowfish-64&quot;);1;(IF(OR([.AP183]=&quot;See Note&quot;;[.AP183]=&quot;Blowfish-128&quot;);0.5;IF(OR([.AP183]=&quot;AES-128&quot;;[.AP183]=&quot;AES-160&quot;;[.AP183]=&quot;AES-192&quot;;[.AP183]=&quot;AES-256&quot;);0;0)))+(IF(OR([.AQ183]=&quot;MPPE-128&quot;;[.AQ183]=&quot;Blowfish-64&quot;);2;(IF(OR([.AQ183]=&quot;See Note&quot;;[.AQ183]=&quot;Blowfish-128&quot;;[.AQ183]=&quot;&quot;);1;IF(OR([.AQ183]=&quot;AES-128&quot;;[.AQ183]=&quot;AES-160&quot;;[.AQ183]=&quot;AES-192&quot;;[.AQ183]=&quot;AES-256&quot;);0;0)))))))+IF(OR([.AR183]=&quot;MS-CHAPv2&quot;;[.AR183]=&quot;RSA-RC4&quot;;[.AR183]=&quot;RSA-1024&quot;);1;IF(OR([.AR183]=&quot;See Note&quot;;[.AR183]=&quot;&quot;);0.5;IF(OR([.AR183]=&quot;RSA-4096&quot;;[.AR183]=&quot;RSA-2048&quot;;[.AR183]=&quot;DH-2048&quot;;[.AR183]=&quot;CA-4096&quot;);0;0)))+IF(OR([.AS183]=&quot;MS-CHAPv2&quot;;[.AS183]=&quot;RSA-RC4&quot;;[.AS183]=&quot;RSA-1024&quot;);2;IF(OR([.AS183]=&quot;See Note&quot;;[.AS183]=&quot;&quot;);1;IF(OR([.AS183]=&quot;RSA-4096&quot;;[.AS183]=&quot;RSA-2048&quot;;[.AS183]=&quot;DH-2048&quot;);0;0)))" office:value-type="float" office:value="0" calcext:value-type="float">
            <text:p>0</text:p>
          </table:table-cell>
          <table:table-cell table:style-name="ce43" table:formula="of:=IF([.AT183]&lt;3;2;0)+IF([.AU183]&lt;10;1;IF([.AU183]=&quot;&quot;;1;0))+IF([.AV183]&lt;3;2;IF([.AV183]&lt;10;1;IF([.AV183]=&quot;&quot;;1;0)))" office:value-type="float" office:value="5" calcext:value-type="float">
            <text:p>5</text:p>
          </table:table-cell>
          <table:table-cell table:style-name="ce48" table:formula="of:=IF([.AX183]=0;0;IF([.AX183]&lt;5;1;IF([.AX183]&lt;10;2;3)))+IF([.AY183]=0;0;IF([.AY183]&lt;3;1;IF([.AY183]&lt;10;2;3)))+IF([.AZ183]=0;0;IF([.AZ183]&lt;5;1;IF([.AZ183]&lt;10;2;3)))+IF([.BA183]=&quot;A&quot;;0;IF([.BA183]=&quot;A+&quot;;0;IF([.BA183]=&quot;B&quot;;1;5)))+IF([.BB183]=&quot;Self&quot;;0;IF([.BB183]=&quot;CloudFlare&quot;;2;IF([.BB183]=&quot;Incapsula&quot;;2;3)))" office:value-type="float" office:value="2" calcext:value-type="float">
            <text:p>2</text:p>
          </table:table-cell>
          <table:table-cell table:style-name="ce52" table:formula="of:=IF([.BC183]&lt;PricePercentile33;0;IF([.BC183]&lt;PricePercentile66;1;2))+IF([.BD183]&lt;ConPricePercentile33;0;IF([.BD183]&lt;ConPricePercentile66;1;2))+IF([.BE183]=&quot;Free&quot;;0;IF([.BE183]=&quot;Yes&quot;;0;1))+IF([.BF183]=&quot;Free&quot;;0;IF([.BF183]&gt;29;0;IF([.BF183]&gt;13;1;IF([.BF183]&gt;6;2;3))))" office:value-type="float" office:value="5" calcext:value-type="float">
            <text:p>5</text:p>
          </table:table-cell>
          <table:table-cell table:style-name="ce58" table:formula="of:=IF([.BG183]=&quot;Yes&quot;;1;0)+IF([.BH183]=&quot;Yes&quot;;1;0)+IF([.BI183]=&quot;Yes&quot;;1;0)+IF([.BJ183]=&quot;No&quot;;1;IF([.BJ183]=&quot;&quot;;0;IF([.BJ183]=&quot;Some&quot;;0.5;0)))+IF([.BK183]=&quot;No&quot;;1;IF([.BK183]=&quot;&quot;;0;IF([.BK183]=&quot;Some&quot;;0.5;0)))+IF([.BL183]=&quot;No&quot;;1;IF([.BL183]=&quot;&quot;;0;IF([.BL183]=&quot;Some&quot;;0.5;0)))+IF([.BM183]=&quot;&quot;;0;1)+IF([.BN183]=&quot;&quot;;0;1)" office:value-type="float" office:value="0" calcext:value-type="float">
            <text:p>0</text:p>
          </table:table-cell>
          <table:table-cell table:style-name="ce21"/>
          <table:table-cell table:style-name="ce69" office:value-type="string" calcext:value-type="string">
            <text:p>Netherlands</text:p>
          </table:table-cell>
          <table:table-cell table:style-name="ce75" table:formula="of:=IF(OR([.L183]=&quot;USA&quot;;[.L183]=&quot;UK&quot;;[.L183]=&quot;Canada&quot;;[.L183]=&quot;Australia&quot;;[.L183]=&quot;New Zealand&quot;);&quot;Five&quot;;(IF(OR([.L183]=&quot;Denmark&quot;;[.L183]=&quot;France&quot;;[.L183]=&quot;Netherlands&quot;;[.L183]=&quot;Norway&quot;);&quot;Nine&quot;;IF(OR([.L183]=&quot;Belgium&quot;;[.L183]=&quot;Germany&quot;;[.L183]=&quot;Italy&quot;;[.L183]=&quot;Spain&quot;;[.L183]=&quot;Sweden&quot;);&quot;Fourteen&quot;;IF([.L183]=&quot;&quot;;&quot;Not Disclosed&quot;;IF(OR([.L183]=&quot;British Virgin Islands&quot;;[.L183]=&quot;Gibraltar&quot;;[.L183]=&quot;British Indian Ocean&quot;;[.L183]=&quot;Barbados&quot;);&quot;See Note&quot;;&quot;No&quot;))))))" office:value-type="string" office:string-value="Nine" calcext:value-type="string">
            <text:p>Nin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Yes</text:p>
          </table:table-cell>
          <table:table-cell table:number-columns-repeated="2" table:style-name="ce85" office:value-type="string" calcext:value-type="string">
            <text:p>Yes</text:p>
          </table:table-cell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3]=&quot;Five&quot;);[.AC183]=&quot;Yes&quot;;[.W183]=&quot;Yes&quot;;OR([.T183]=&quot;Email&quot;;[.T183]=&quot;Yes&quot;);[.O183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3"/>
          <table:table-cell table:style-name="ce141" office:value-type="string" calcext:value-type="string">
            <text:p>Yes</text:p>
          </table:table-cell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No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52" calcext:value-type="float">
            <text:p>$4.52</text:p>
          </table:table-cell>
          <table:table-cell table:style-name="ce235" table:formula="of:=[.BC183]/[.AT183]" office:value-type="float" office:value="4.52" calcext:value-type="float">
            <text:p>$4.52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/>
          <table:table-cell table:style-name="ce262"/>
          <table:table-cell table:style-name="ce266"/>
          <table:table-cell table:style-name="ce268"/>
          <table:table-cell table:style-name="ce274"/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WindScribe</text:p>
          </table:table-cell>
          <table:table-cell table:style-name="ce18" table:formula="of:=IF(OR([.M184]=&quot;Five&quot;);3;0)+IF(OR([.M184]=&quot;Not Disclosed&quot;);1.5;0)+IF(OR([.M184]=&quot;Nine&quot;;[.M184]=&quot;Fourteen&quot;;[.M184]=&quot;See Note&quot;;[.M184]=&quot;Cooperative&quot;);1;0)+IF(OR([.N184]=&quot;Yes&quot;);2;0)+IF(OR([.N184]=&quot;Not Disclosed&quot;);1.5;0)+IF(OR([.N184]=&quot;Owned&quot;);1;0)" office:value-type="float" office:value="3" calcext:value-type="float">
            <text:p>3</text:p>
          </table:table-cell>
          <table:table-cell table:style-name="ce26" table:formula="of:=COUNTIF([.P184:.S184];&quot;Yes&quot;)+(0.5*COUNTIF([.P184:.S184];&quot;&quot;))+(0.5*COUNTIF([.P184:.S184];&quot;See Note&quot;))+(3*COUNTIF([.O184];&quot;Yes&quot;))" office:value-type="float" office:value="1" calcext:value-type="float">
            <text:p>1</text:p>
          </table:table-cell>
          <table:table-cell table:style-name="ce31" table:formula="of:=(3*COUNTIF([.T184];&quot;No&quot;))+COUNTIF([.W184:.X184];&quot;No&quot;)" office:value-type="float" office:value="0" calcext:value-type="float">
            <text:p>0</text:p>
          </table:table-cell>
          <table:table-cell table:style-name="ce35" table:formula="of:=COUNTIF([.AA184];&quot;No&quot;)+COUNTIF([.AB184];&quot;No&quot;)+(0.5*COUNTIF([.AB184];&quot;See Note&quot;))+(3*COUNTIF([.AC184];&quot;No&quot;))+COUNTIF([.AL184];&quot;Yes&quot;)+(0.5*COUNTIF([.AL184];&quot;Some&quot;))+COUNTIF([.AM184];&quot;Yes&quot;)+(0.5*COUNTIF([.AM184];&quot;Some&quot;))" office:value-type="float" office:value="0" calcext:value-type="float">
            <text:p>0</text:p>
          </table:table-cell>
          <table:table-cell table:style-name="ce39" table:formula="of:=(IF(OR([.AP184]=&quot;MPPE-128&quot;;[.AP184]=&quot;Blowfish-64&quot;);1;(IF(OR([.AP184]=&quot;See Note&quot;;[.AP184]=&quot;Blowfish-128&quot;);0.5;IF(OR([.AP184]=&quot;AES-128&quot;;[.AP184]=&quot;AES-160&quot;;[.AP184]=&quot;AES-192&quot;;[.AP184]=&quot;AES-256&quot;);0;0)))+(IF(OR([.AQ184]=&quot;MPPE-128&quot;;[.AQ184]=&quot;Blowfish-64&quot;);2;(IF(OR([.AQ184]=&quot;See Note&quot;;[.AQ184]=&quot;Blowfish-128&quot;;[.AQ184]=&quot;&quot;);1;IF(OR([.AQ184]=&quot;AES-128&quot;;[.AQ184]=&quot;AES-160&quot;;[.AQ184]=&quot;AES-192&quot;;[.AQ184]=&quot;AES-256&quot;);0;0)))))))+IF(OR([.AR184]=&quot;MS-CHAPv2&quot;;[.AR184]=&quot;RSA-RC4&quot;;[.AR184]=&quot;RSA-1024&quot;);1;IF(OR([.AR184]=&quot;See Note&quot;;[.AR184]=&quot;&quot;);0.5;IF(OR([.AR184]=&quot;RSA-4096&quot;;[.AR184]=&quot;RSA-2048&quot;;[.AR184]=&quot;DH-2048&quot;;[.AR184]=&quot;CA-4096&quot;);0;0)))+IF(OR([.AS184]=&quot;MS-CHAPv2&quot;;[.AS184]=&quot;RSA-RC4&quot;;[.AS184]=&quot;RSA-1024&quot;);2;IF(OR([.AS184]=&quot;See Note&quot;;[.AS184]=&quot;&quot;);1;IF(OR([.AS184]=&quot;RSA-4096&quot;;[.AS184]=&quot;RSA-2048&quot;;[.AS184]=&quot;DH-2048&quot;);0;0)))" office:value-type="float" office:value="0" calcext:value-type="float">
            <text:p>0</text:p>
          </table:table-cell>
          <table:table-cell table:style-name="ce43" table:formula="of:=IF([.AT184]&lt;3;2;0)+IF([.AU184]&lt;10;1;IF([.AU184]=&quot;&quot;;1;0))+IF([.AV184]&lt;3;2;IF([.AV184]&lt;10;1;IF([.AV184]=&quot;&quot;;1;0)))" office:value-type="float" office:value="0" calcext:value-type="float">
            <text:p>0</text:p>
          </table:table-cell>
          <table:table-cell table:style-name="ce48" table:formula="of:=IF([.AX184]=0;0;IF([.AX184]&lt;5;1;IF([.AX184]&lt;10;2;3)))+IF([.AY184]=0;0;IF([.AY184]&lt;3;1;IF([.AY184]&lt;10;2;3)))+IF([.AZ184]=0;0;IF([.AZ184]&lt;5;1;IF([.AZ184]&lt;10;2;3)))+IF([.BA184]=&quot;A&quot;;0;IF([.BA184]=&quot;A+&quot;;0;IF([.BA184]=&quot;B&quot;;1;5)))+IF([.BB184]=&quot;Self&quot;;0;IF([.BB184]=&quot;CloudFlare&quot;;2;IF([.BB184]=&quot;Incapsula&quot;;2;3)))" office:value-type="float" office:value="1" calcext:value-type="float">
            <text:p>1</text:p>
          </table:table-cell>
          <table:table-cell table:style-name="ce52" table:formula="of:=IF([.BC184]&lt;PricePercentile33;0;IF([.BC184]&lt;PricePercentile66;1;2))+IF([.BD184]&lt;ConPricePercentile33;0;IF([.BD184]&lt;ConPricePercentile66;1;2))+IF([.BE184]=&quot;Free&quot;;0;IF([.BE184]=&quot;Yes&quot;;0;1))+IF([.BF184]=&quot;Free&quot;;0;IF([.BF184]&gt;29;0;IF([.BF184]&gt;13;1;IF([.BF184]&gt;6;2;3))))" office:value-type="float" office:value="3" calcext:value-type="float">
            <text:p>3</text:p>
          </table:table-cell>
          <table:table-cell table:style-name="ce58" table:formula="of:=IF([.BG184]=&quot;Yes&quot;;1;0)+IF([.BH184]=&quot;Yes&quot;;1;0)+IF([.BI184]=&quot;Yes&quot;;1;0)+IF([.BJ184]=&quot;No&quot;;1;IF([.BJ184]=&quot;&quot;;0;IF([.BJ184]=&quot;Some&quot;;0.5;0)))+IF([.BK184]=&quot;No&quot;;1;IF([.BK184]=&quot;&quot;;0;IF([.BK184]=&quot;Some&quot;;0.5;0)))+IF([.BL184]=&quot;No&quot;;1;IF([.BL184]=&quot;&quot;;0;IF([.BL184]=&quot;Some&quot;;0.5;0)))+IF([.BM184]=&quot;&quot;;0;1)+IF([.BN184]=&quot;&quot;;0;1)" office:value-type="float" office:value="2" calcext:value-type="float">
            <text:p>2</text:p>
          </table:table-cell>
          <table:table-cell table:style-name="ce21"/>
          <table:table-cell table:style-name="ce69" office:value-type="string" calcext:value-type="string">
            <text:p>Canada</text:p>
          </table:table-cell>
          <table:table-cell table:style-name="ce75" table:formula="of:=IF(OR([.L184]=&quot;USA&quot;;[.L184]=&quot;UK&quot;;[.L184]=&quot;Canada&quot;;[.L184]=&quot;Australia&quot;;[.L184]=&quot;New Zealand&quot;);&quot;Five&quot;;(IF(OR([.L184]=&quot;Denmark&quot;;[.L184]=&quot;France&quot;;[.L184]=&quot;Netherlands&quot;;[.L184]=&quot;Norway&quot;);&quot;Nine&quot;;IF(OR([.L184]=&quot;Belgium&quot;;[.L184]=&quot;Germany&quot;;[.L184]=&quot;Italy&quot;;[.L184]=&quot;Spain&quot;;[.L184]=&quot;Sweden&quot;);&quot;Fourteen&quot;;IF([.L184]=&quot;&quot;;&quot;Not Disclosed&quot;;IF(OR([.L184]=&quot;British Virgin Islands&quot;;[.L184]=&quot;Gibraltar&quot;;[.L184]=&quot;British Indian Ocean&quot;;[.L184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84]=&quot;Five&quot;);[.AC184]=&quot;Yes&quot;;[.W184]=&quot;Yes&quot;;OR([.T184]=&quot;Email&quot;;[.T184]=&quot;Yes&quot;);[.O184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/>
          <table:table-cell table:number-columns-repeated="2" table:style-name="ce141" office:value-type="string" calcext:value-type="string">
            <text:p>Yes</text:p>
          </table:table-cell>
          <table:table-cell table:style-name="ce141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25" calcext:value-type="float">
            <text:p>25</text:p>
          </table:table-cell>
          <table:table-cell table:style-name="ce188" office:value-type="float" office:value="52" calcext:value-type="float">
            <text:p>52</text:p>
          </table:table-cell>
          <table:table-cell table:style-name="ce192" office:value-type="float" office:value="492" calcext:value-type="float">
            <text:p>492</text:p>
          </table:table-cell>
          <table:table-cell table:style-name="ce196"/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4.08" calcext:value-type="float">
            <text:p>$4.08</text:p>
          </table:table-cell>
          <table:table-cell table:style-name="ce235" table:formula="of:=[.BC184]/[.AT184]" office:value-type="float" office:value="0.1632" calcext:value-type="float">
            <text:p>$0.16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Yes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Yes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WiTopia</text:p>
          </table:table-cell>
          <table:table-cell table:style-name="ce18" table:formula="of:=IF(OR([.M185]=&quot;Five&quot;);3;0)+IF(OR([.M185]=&quot;Not Disclosed&quot;);1.5;0)+IF(OR([.M185]=&quot;Nine&quot;;[.M185]=&quot;Fourteen&quot;;[.M185]=&quot;See Note&quot;;[.M185]=&quot;Cooperative&quot;);1;0)+IF(OR([.N185]=&quot;Yes&quot;);2;0)+IF(OR([.N185]=&quot;Not Disclosed&quot;);1.5;0)+IF(OR([.N185]=&quot;Owned&quot;);1;0)" office:value-type="float" office:value="5" calcext:value-type="float">
            <text:p>5</text:p>
          </table:table-cell>
          <table:table-cell table:style-name="ce26" table:formula="of:=COUNTIF([.P185:.S185];&quot;Yes&quot;)+(0.5*COUNTIF([.P185:.S185];&quot;&quot;))+(0.5*COUNTIF([.P185:.S185];&quot;See Note&quot;))+(3*COUNTIF([.O185];&quot;Yes&quot;))" office:value-type="float" office:value="6" calcext:value-type="float">
            <text:p>6</text:p>
          </table:table-cell>
          <table:table-cell table:style-name="ce31" table:formula="of:=(3*COUNTIF([.T185];&quot;No&quot;))+COUNTIF([.W185:.X185];&quot;No&quot;)" office:value-type="float" office:value="5" calcext:value-type="float">
            <text:p>5</text:p>
          </table:table-cell>
          <table:table-cell table:style-name="ce35" table:formula="of:=COUNTIF([.AA185];&quot;No&quot;)+COUNTIF([.AB185];&quot;No&quot;)+(0.5*COUNTIF([.AB185];&quot;See Note&quot;))+(3*COUNTIF([.AC185];&quot;No&quot;))+COUNTIF([.AL185];&quot;Yes&quot;)+(0.5*COUNTIF([.AL185];&quot;Some&quot;))+COUNTIF([.AM185];&quot;Yes&quot;)+(0.5*COUNTIF([.AM185];&quot;Some&quot;))" office:value-type="float" office:value="2" calcext:value-type="float">
            <text:p>2</text:p>
          </table:table-cell>
          <table:table-cell table:style-name="ce39" table:formula="of:=(IF(OR([.AP185]=&quot;MPPE-128&quot;;[.AP185]=&quot;Blowfish-64&quot;);1;(IF(OR([.AP185]=&quot;See Note&quot;;[.AP185]=&quot;Blowfish-128&quot;);0.5;IF(OR([.AP185]=&quot;AES-128&quot;;[.AP185]=&quot;AES-160&quot;;[.AP185]=&quot;AES-192&quot;;[.AP185]=&quot;AES-256&quot;);0;0)))+(IF(OR([.AQ185]=&quot;MPPE-128&quot;;[.AQ185]=&quot;Blowfish-64&quot;);2;(IF(OR([.AQ185]=&quot;See Note&quot;;[.AQ185]=&quot;Blowfish-128&quot;;[.AQ185]=&quot;&quot;);1;IF(OR([.AQ185]=&quot;AES-128&quot;;[.AQ185]=&quot;AES-160&quot;;[.AQ185]=&quot;AES-192&quot;;[.AQ185]=&quot;AES-256&quot;);0;0)))))))+IF(OR([.AR185]=&quot;MS-CHAPv2&quot;;[.AR185]=&quot;RSA-RC4&quot;;[.AR185]=&quot;RSA-1024&quot;);1;IF(OR([.AR185]=&quot;See Note&quot;;[.AR185]=&quot;&quot;);0.5;IF(OR([.AR185]=&quot;RSA-4096&quot;;[.AR185]=&quot;RSA-2048&quot;;[.AR185]=&quot;DH-2048&quot;;[.AR185]=&quot;CA-4096&quot;);0;0)))+IF(OR([.AS185]=&quot;MS-CHAPv2&quot;;[.AS185]=&quot;RSA-RC4&quot;;[.AS185]=&quot;RSA-1024&quot;);2;IF(OR([.AS185]=&quot;See Note&quot;;[.AS185]=&quot;&quot;);1;IF(OR([.AS185]=&quot;RSA-4096&quot;;[.AS185]=&quot;RSA-2048&quot;;[.AS185]=&quot;DH-2048&quot;);0;0)))" office:value-type="float" office:value="1.5" calcext:value-type="float">
            <text:p>1.5</text:p>
          </table:table-cell>
          <table:table-cell table:style-name="ce43" table:formula="of:=IF([.AT185]&lt;3;2;0)+IF([.AU185]&lt;10;1;IF([.AU185]=&quot;&quot;;1;0))+IF([.AV185]&lt;3;2;IF([.AV185]&lt;10;1;IF([.AV185]=&quot;&quot;;1;0)))" office:value-type="float" office:value="5" calcext:value-type="float">
            <text:p>5</text:p>
          </table:table-cell>
          <table:table-cell table:style-name="ce48" table:formula="of:=IF([.AX185]=0;0;IF([.AX185]&lt;5;1;IF([.AX185]&lt;10;2;3)))+IF([.AY185]=0;0;IF([.AY185]&lt;3;1;IF([.AY185]&lt;10;2;3)))+IF([.AZ185]=0;0;IF([.AZ185]&lt;5;1;IF([.AZ185]&lt;10;2;3)))+IF([.BA185]=&quot;A&quot;;0;IF([.BA185]=&quot;A+&quot;;0;IF([.BA185]=&quot;B&quot;;1;5)))+IF([.BB185]=&quot;Self&quot;;0;IF([.BB185]=&quot;CloudFlare&quot;;2;IF([.BB185]=&quot;Incapsula&quot;;2;3)))" office:value-type="float" office:value="6" calcext:value-type="float">
            <text:p>6</text:p>
          </table:table-cell>
          <table:table-cell table:style-name="ce52" table:formula="of:=IF([.BC185]&lt;PricePercentile33;0;IF([.BC185]&lt;PricePercentile66;1;2))+IF([.BD185]&lt;ConPricePercentile33;0;IF([.BD185]&lt;ConPricePercentile66;1;2))+IF([.BE185]=&quot;Free&quot;;0;IF([.BE185]=&quot;Yes&quot;;0;1))+IF([.BF185]=&quot;Free&quot;;0;IF([.BF185]&gt;29;0;IF([.BF185]&gt;13;1;IF([.BF185]&gt;6;2;3))))" office:value-type="float" office:value="4" calcext:value-type="float">
            <text:p>4</text:p>
          </table:table-cell>
          <table:table-cell table:style-name="ce58" table:formula="of:=IF([.BG185]=&quot;Yes&quot;;1;0)+IF([.BH185]=&quot;Yes&quot;;1;0)+IF([.BI185]=&quot;Yes&quot;;1;0)+IF([.BJ185]=&quot;No&quot;;1;IF([.BJ185]=&quot;&quot;;0;IF([.BJ185]=&quot;Some&quot;;0.5;0)))+IF([.BK185]=&quot;No&quot;;1;IF([.BK185]=&quot;&quot;;0;IF([.BK185]=&quot;Some&quot;;0.5;0)))+IF([.BL185]=&quot;No&quot;;1;IF([.BL185]=&quot;&quot;;0;IF([.BL185]=&quot;Some&quot;;0.5;0)))+IF([.BM185]=&quot;&quot;;0;1)+IF([.BN185]=&quot;&quot;;0;1)" office:value-type="float" office:value="3" calcext:value-type="float">
            <text:p>3</text:p>
          </table:table-cell>
          <table:table-cell table:style-name="ce21"/>
          <table:table-cell table:style-name="ce69" office:value-type="string" calcext:value-type="string">
            <text:p>USA</text:p>
          </table:table-cell>
          <table:table-cell table:style-name="ce75" table:formula="of:=IF(OR([.L185]=&quot;USA&quot;;[.L185]=&quot;UK&quot;;[.L185]=&quot;Canada&quot;;[.L185]=&quot;Australia&quot;;[.L185]=&quot;New Zealand&quot;);&quot;Five&quot;;(IF(OR([.L185]=&quot;Denmark&quot;;[.L185]=&quot;France&quot;;[.L185]=&quot;Netherlands&quot;;[.L185]=&quot;Norway&quot;);&quot;Nine&quot;;IF(OR([.L185]=&quot;Belgium&quot;;[.L185]=&quot;Germany&quot;;[.L185]=&quot;Italy&quot;;[.L185]=&quot;Spain&quot;;[.L185]=&quot;Sweden&quot;);&quot;Fourteen&quot;;IF([.L185]=&quot;&quot;;&quot;Not Disclosed&quot;;IF(OR([.L185]=&quot;British Virgin Islands&quot;;[.L185]=&quot;Gibraltar&quot;;[.L185]=&quot;British Indian Ocean&quot;;[.L185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4"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5]=&quot;Five&quot;);[.AC185]=&quot;Yes&quot;;[.W185]=&quot;Yes&quot;;OR([.T185]=&quot;Email&quot;;[.T185]=&quot;Yes&quot;);[.O185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 office:value-type="string" calcext:value-type="string">
            <text:p>Yes</text:p>
          </table:table-cell>
          <table:table-cell table:style-name="ce153" office:value-type="string" calcext:value-type="string">
            <text:p>No</text:p>
          </table:table-cell>
          <table:table-cell table:style-name="ce151"/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/>
          <table:table-cell table:style-name="ce192"/>
          <table:table-cell table:style-name="ce196"/>
          <table:table-cell table:style-name="ce203"/>
          <table:table-cell table:style-name="ce208"/>
          <table:table-cell table:style-name="ce213" office:value-type="float" office:value="4" calcext:value-type="float">
            <text:p>4</text:p>
          </table:table-cell>
          <table:table-cell table:style-name="ce219"/>
          <table:table-cell table:style-name="ce223" office:value-type="string" calcext:value-type="string">
            <text:p>Self</text:p>
          </table:table-cell>
          <table:table-cell table:style-name="ce229" office:value-type="float" office:value="5.84" calcext:value-type="float">
            <text:p>$5.84</text:p>
          </table:table-cell>
          <table:table-cell table:style-name="ce235" table:formula="of:=[.BC185]/[.AT185]" office:value-type="float" office:value="5.84" calcext:value-type="float">
            <text:p>$5.84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30" calcext:value-type="float">
            <text:p>30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WorldVPN</text:p>
          </table:table-cell>
          <table:table-cell table:style-name="ce18" table:formula="of:=IF(OR([.M186]=&quot;Five&quot;);3;0)+IF(OR([.M186]=&quot;Not Disclosed&quot;);1.5;0)+IF(OR([.M186]=&quot;Nine&quot;;[.M186]=&quot;Fourteen&quot;;[.M186]=&quot;See Note&quot;;[.M186]=&quot;Cooperative&quot;);1;0)+IF(OR([.N186]=&quot;Yes&quot;);2;0)+IF(OR([.N186]=&quot;Not Disclosed&quot;);1.5;0)+IF(OR([.N186]=&quot;Owned&quot;);1;0)" office:value-type="float" office:value="5" calcext:value-type="float">
            <text:p>5</text:p>
          </table:table-cell>
          <table:table-cell table:style-name="ce26" table:formula="of:=COUNTIF([.P186:.S186];&quot;Yes&quot;)+(0.5*COUNTIF([.P186:.S186];&quot;&quot;))+(0.5*COUNTIF([.P186:.S186];&quot;See Note&quot;))+(3*COUNTIF([.O186];&quot;Yes&quot;))" office:value-type="float" office:value="3" calcext:value-type="float">
            <text:p>3</text:p>
          </table:table-cell>
          <table:table-cell table:style-name="ce31" table:formula="of:=(3*COUNTIF([.T186];&quot;No&quot;))+COUNTIF([.W186:.X186];&quot;No&quot;)" office:value-type="float" office:value="4" calcext:value-type="float">
            <text:p>4</text:p>
          </table:table-cell>
          <table:table-cell table:style-name="ce35" table:formula="of:=COUNTIF([.AA186];&quot;No&quot;)+COUNTIF([.AB186];&quot;No&quot;)+(0.5*COUNTIF([.AB186];&quot;See Note&quot;))+(3*COUNTIF([.AC186];&quot;No&quot;))+COUNTIF([.AL186];&quot;Yes&quot;)+(0.5*COUNTIF([.AL186];&quot;Some&quot;))+COUNTIF([.AM186];&quot;Yes&quot;)+(0.5*COUNTIF([.AM186];&quot;Some&quot;))" office:value-type="float" office:value="2.5" calcext:value-type="float">
            <text:p>2.5</text:p>
          </table:table-cell>
          <table:table-cell table:style-name="ce39" table:formula="of:=(IF(OR([.AP186]=&quot;MPPE-128&quot;;[.AP186]=&quot;Blowfish-64&quot;);1;(IF(OR([.AP186]=&quot;See Note&quot;;[.AP186]=&quot;Blowfish-128&quot;);0.5;IF(OR([.AP186]=&quot;AES-128&quot;;[.AP186]=&quot;AES-160&quot;;[.AP186]=&quot;AES-192&quot;;[.AP186]=&quot;AES-256&quot;);0;0)))+(IF(OR([.AQ186]=&quot;MPPE-128&quot;;[.AQ186]=&quot;Blowfish-64&quot;);2;(IF(OR([.AQ186]=&quot;See Note&quot;;[.AQ186]=&quot;Blowfish-128&quot;;[.AQ186]=&quot;&quot;);1;IF(OR([.AQ186]=&quot;AES-128&quot;;[.AQ186]=&quot;AES-160&quot;;[.AQ186]=&quot;AES-192&quot;;[.AQ186]=&quot;AES-256&quot;);0;0)))))))+IF(OR([.AR186]=&quot;MS-CHAPv2&quot;;[.AR186]=&quot;RSA-RC4&quot;;[.AR186]=&quot;RSA-1024&quot;);1;IF(OR([.AR186]=&quot;See Note&quot;;[.AR186]=&quot;&quot;);0.5;IF(OR([.AR186]=&quot;RSA-4096&quot;;[.AR186]=&quot;RSA-2048&quot;;[.AR186]=&quot;DH-2048&quot;;[.AR186]=&quot;CA-4096&quot;);0;0)))+IF(OR([.AS186]=&quot;MS-CHAPv2&quot;;[.AS186]=&quot;RSA-RC4&quot;;[.AS186]=&quot;RSA-1024&quot;);2;IF(OR([.AS186]=&quot;See Note&quot;;[.AS186]=&quot;&quot;);1;IF(OR([.AS186]=&quot;RSA-4096&quot;;[.AS186]=&quot;RSA-2048&quot;;[.AS186]=&quot;DH-2048&quot;);0;0)))" office:value-type="float" office:value="2.5" calcext:value-type="float">
            <text:p>2.5</text:p>
          </table:table-cell>
          <table:table-cell table:style-name="ce43" table:formula="of:=IF([.AT186]&lt;3;2;0)+IF([.AU186]&lt;10;1;IF([.AU186]=&quot;&quot;;1;0))+IF([.AV186]&lt;3;2;IF([.AV186]&lt;10;1;IF([.AV186]=&quot;&quot;;1;0)))" office:value-type="float" office:value="0" calcext:value-type="float">
            <text:p>0</text:p>
          </table:table-cell>
          <table:table-cell table:style-name="ce48" table:formula="of:=IF([.AX186]=0;0;IF([.AX186]&lt;5;1;IF([.AX186]&lt;10;2;3)))+IF([.AY186]=0;0;IF([.AY186]&lt;3;1;IF([.AY186]&lt;10;2;3)))+IF([.AZ186]=0;0;IF([.AZ186]&lt;5;1;IF([.AZ186]&lt;10;2;3)))+IF([.BA186]=&quot;A&quot;;0;IF([.BA186]=&quot;A+&quot;;0;IF([.BA186]=&quot;B&quot;;1;5)))+IF([.BB186]=&quot;Self&quot;;0;IF([.BB186]=&quot;CloudFlare&quot;;2;IF([.BB186]=&quot;Incapsula&quot;;2;3)))" office:value-type="float" office:value="8" calcext:value-type="float">
            <text:p>8</text:p>
          </table:table-cell>
          <table:table-cell table:style-name="ce52" table:formula="of:=IF([.BC186]&lt;PricePercentile33;0;IF([.BC186]&lt;PricePercentile66;1;2))+IF([.BD186]&lt;ConPricePercentile33;0;IF([.BD186]&lt;ConPricePercentile66;1;2))+IF([.BE186]=&quot;Free&quot;;0;IF([.BE186]=&quot;Yes&quot;;0;1))+IF([.BF186]=&quot;Free&quot;;0;IF([.BF186]&gt;29;0;IF([.BF186]&gt;13;1;IF([.BF186]&gt;6;2;3))))" office:value-type="float" office:value="4" calcext:value-type="float">
            <text:p>4</text:p>
          </table:table-cell>
          <table:table-cell table:style-name="ce58" table:formula="of:=IF([.BG186]=&quot;Yes&quot;;1;0)+IF([.BH186]=&quot;Yes&quot;;1;0)+IF([.BI186]=&quot;Yes&quot;;1;0)+IF([.BJ186]=&quot;No&quot;;1;IF([.BJ186]=&quot;&quot;;0;IF([.BJ186]=&quot;Some&quot;;0.5;0)))+IF([.BK186]=&quot;No&quot;;1;IF([.BK186]=&quot;&quot;;0;IF([.BK186]=&quot;Some&quot;;0.5;0)))+IF([.BL186]=&quot;No&quot;;1;IF([.BL186]=&quot;&quot;;0;IF([.BL186]=&quot;Some&quot;;0.5;0)))+IF([.BM186]=&quot;&quot;;0;1)+IF([.BN186]=&quot;&quot;;0;1)" office:value-type="float" office:value="4" calcext:value-type="float">
            <text:p>4</text:p>
          </table:table-cell>
          <table:table-cell table:style-name="ce21"/>
          <table:table-cell table:style-name="ce69" office:value-type="string" calcext:value-type="string">
            <text:p>UK</text:p>
          </table:table-cell>
          <table:table-cell table:style-name="ce75" table:formula="of:=IF(OR([.L186]=&quot;USA&quot;;[.L186]=&quot;UK&quot;;[.L186]=&quot;Canada&quot;;[.L186]=&quot;Australia&quot;;[.L186]=&quot;New Zealand&quot;);&quot;Five&quot;;(IF(OR([.L186]=&quot;Denmark&quot;;[.L186]=&quot;France&quot;;[.L186]=&quot;Netherlands&quot;;[.L186]=&quot;Norway&quot;);&quot;Nine&quot;;IF(OR([.L186]=&quot;Belgium&quot;;[.L186]=&quot;Germany&quot;;[.L186]=&quot;Italy&quot;;[.L186]=&quot;Spain&quot;;[.L186]=&quot;Sweden&quot;);&quot;Fourteen&quot;;IF([.L186]=&quot;&quot;;&quot;Not Disclosed&quot;;IF(OR([.L186]=&quot;British Virgin Islands&quot;;[.L186]=&quot;Gibraltar&quot;;[.L186]=&quot;British Indian Ocean&quot;;[.L186]=&quot;Barbados&quot;);&quot;See Note&quot;;&quot;No&quot;))))))" office:value-type="string" office:string-value="Five" calcext:value-type="string">
            <text:p>Five</text:p>
          </table:table-cell>
          <table:table-cell table:style-name="ce80" office:value-type="string" calcext:value-type="string">
            <text:p>Yes</text:p>
          </table:table-cell>
          <table:table-cell table:style-name="ce85"/>
          <table:table-cell table:style-name="ce92"/>
          <table:table-cell table:style-name="ce9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104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6]=&quot;Five&quot;);[.AC186]=&quot;Yes&quot;;[.W186]=&quot;Yes&quot;;OR([.T186]=&quot;Email&quot;;[.T186]=&quot;Yes&quot;);[.O186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/>
          <table:table-cell table:style-name="ce171" office:value-type="string" calcext:value-type="string">
            <text:p>See Note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5" calcext:value-type="float">
            <text:p>45</text:p>
          </table:table-cell>
          <table:table-cell table:style-name="ce192" office:value-type="float" office:value="100" calcext:value-type="float">
            <text:p>100</text:p>
          </table:table-cell>
          <table:table-cell table:style-name="ce196"/>
          <table:table-cell table:style-name="ce203"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10" calcext:value-type="float">
            <text:p>1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4.95" calcext:value-type="float">
            <text:p>$4.95</text:p>
          </table:table-cell>
          <table:table-cell table:style-name="ce235" table:formula="of:=[.BC186]/[.AT186]" office:value-type="float" office:value="0.99" calcext:value-type="float">
            <text:p>$0.9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3" calcext:value-type="float">
            <text:p>3</text:p>
          </table:table-cell>
          <table:table-cell table:style-name="ce254"/>
          <table:table-cell table:style-name="ce256"/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Zenmate</text:p>
          </table:table-cell>
          <table:table-cell table:style-name="ce18" table:formula="of:=IF(OR([.M187]=&quot;Five&quot;);3;0)+IF(OR([.M187]=&quot;Not Disclosed&quot;);1.5;0)+IF(OR([.M187]=&quot;Nine&quot;;[.M187]=&quot;Fourteen&quot;;[.M187]=&quot;See Note&quot;;[.M187]=&quot;Cooperative&quot;);1;0)+IF(OR([.N187]=&quot;Yes&quot;);2;0)+IF(OR([.N187]=&quot;Not Disclosed&quot;);1.5;0)+IF(OR([.N187]=&quot;Owned&quot;);1;0)" office:value-type="float" office:value="1" calcext:value-type="float">
            <text:p>1</text:p>
          </table:table-cell>
          <table:table-cell table:style-name="ce26" table:formula="of:=COUNTIF([.P187:.S187];&quot;Yes&quot;)+(0.5*COUNTIF([.P187:.S187];&quot;&quot;))+(0.5*COUNTIF([.P187:.S187];&quot;See Note&quot;))+(3*COUNTIF([.O187];&quot;Yes&quot;))" office:value-type="float" office:value="2" calcext:value-type="float">
            <text:p>2</text:p>
          </table:table-cell>
          <table:table-cell table:style-name="ce31" table:formula="of:=(3*COUNTIF([.T187];&quot;No&quot;))+COUNTIF([.W187:.X187];&quot;No&quot;)" office:value-type="float" office:value="1" calcext:value-type="float">
            <text:p>1</text:p>
          </table:table-cell>
          <table:table-cell table:style-name="ce35" table:formula="of:=COUNTIF([.AA187];&quot;No&quot;)+COUNTIF([.AB187];&quot;No&quot;)+(0.5*COUNTIF([.AB187];&quot;See Note&quot;))+(3*COUNTIF([.AC187];&quot;No&quot;))+COUNTIF([.AL187];&quot;Yes&quot;)+(0.5*COUNTIF([.AL187];&quot;Some&quot;))+COUNTIF([.AM187];&quot;Yes&quot;)+(0.5*COUNTIF([.AM187];&quot;Some&quot;))" office:value-type="float" office:value="5" calcext:value-type="float">
            <text:p>5</text:p>
          </table:table-cell>
          <table:table-cell table:style-name="ce39" table:formula="of:=(IF(OR([.AP187]=&quot;MPPE-128&quot;;[.AP187]=&quot;Blowfish-64&quot;);1;(IF(OR([.AP187]=&quot;See Note&quot;;[.AP187]=&quot;Blowfish-128&quot;);0.5;IF(OR([.AP187]=&quot;AES-128&quot;;[.AP187]=&quot;AES-160&quot;;[.AP187]=&quot;AES-192&quot;;[.AP187]=&quot;AES-256&quot;);0;0)))+(IF(OR([.AQ187]=&quot;MPPE-128&quot;;[.AQ187]=&quot;Blowfish-64&quot;);2;(IF(OR([.AQ187]=&quot;See Note&quot;;[.AQ187]=&quot;Blowfish-128&quot;;[.AQ187]=&quot;&quot;);1;IF(OR([.AQ187]=&quot;AES-128&quot;;[.AQ187]=&quot;AES-160&quot;;[.AQ187]=&quot;AES-192&quot;;[.AQ187]=&quot;AES-256&quot;);0;0)))))))+IF(OR([.AR187]=&quot;MS-CHAPv2&quot;;[.AR187]=&quot;RSA-RC4&quot;;[.AR187]=&quot;RSA-1024&quot;);1;IF(OR([.AR187]=&quot;See Note&quot;;[.AR187]=&quot;&quot;);0.5;IF(OR([.AR187]=&quot;RSA-4096&quot;;[.AR187]=&quot;RSA-2048&quot;;[.AR187]=&quot;DH-2048&quot;;[.AR187]=&quot;CA-4096&quot;);0;0)))+IF(OR([.AS187]=&quot;MS-CHAPv2&quot;;[.AS187]=&quot;RSA-RC4&quot;;[.AS187]=&quot;RSA-1024&quot;);2;IF(OR([.AS187]=&quot;See Note&quot;;[.AS187]=&quot;&quot;);1;IF(OR([.AS187]=&quot;RSA-4096&quot;;[.AS187]=&quot;RSA-2048&quot;;[.AS187]=&quot;DH-2048&quot;);0;0)))" office:value-type="float" office:value="2.5" calcext:value-type="float">
            <text:p>2.5</text:p>
          </table:table-cell>
          <table:table-cell table:style-name="ce43" table:formula="of:=IF([.AT187]&lt;3;2;0)+IF([.AU187]&lt;10;1;IF([.AU187]=&quot;&quot;;1;0))+IF([.AV187]&lt;3;2;IF([.AV187]&lt;10;1;IF([.AV187]=&quot;&quot;;1;0)))" office:value-type="float" office:value="2" calcext:value-type="float">
            <text:p>2</text:p>
          </table:table-cell>
          <table:table-cell table:style-name="ce48" table:formula="of:=IF([.AX187]=0;0;IF([.AX187]&lt;5;1;IF([.AX187]&lt;10;2;3)))+IF([.AY187]=0;0;IF([.AY187]&lt;3;1;IF([.AY187]&lt;10;2;3)))+IF([.AZ187]=0;0;IF([.AZ187]&lt;5;1;IF([.AZ187]&lt;10;2;3)))+IF([.BA187]=&quot;A&quot;;0;IF([.BA187]=&quot;A+&quot;;0;IF([.BA187]=&quot;B&quot;;1;5)))+IF([.BB187]=&quot;Self&quot;;0;IF([.BB187]=&quot;CloudFlare&quot;;2;IF([.BB187]=&quot;Incapsula&quot;;2;3)))" office:value-type="float" office:value="7" calcext:value-type="float">
            <text:p>7</text:p>
          </table:table-cell>
          <table:table-cell table:style-name="ce52" table:formula="of:=IF([.BC187]&lt;PricePercentile33;0;IF([.BC187]&lt;PricePercentile66;1;2))+IF([.BD187]&lt;ConPricePercentile33;0;IF([.BD187]&lt;ConPricePercentile66;1;2))+IF([.BE187]=&quot;Free&quot;;0;IF([.BE187]=&quot;Yes&quot;;0;1))+IF([.BF187]=&quot;Free&quot;;0;IF([.BF187]&gt;29;0;IF([.BF187]&gt;13;1;IF([.BF187]&gt;6;2;3))))" office:value-type="float" office:value="4" calcext:value-type="float">
            <text:p>4</text:p>
          </table:table-cell>
          <table:table-cell table:style-name="ce58" table:formula="of:=IF([.BG187]=&quot;Yes&quot;;1;0)+IF([.BH187]=&quot;Yes&quot;;1;0)+IF([.BI187]=&quot;Yes&quot;;1;0)+IF([.BJ187]=&quot;No&quot;;1;IF([.BJ187]=&quot;&quot;;0;IF([.BJ187]=&quot;Some&quot;;0.5;0)))+IF([.BK187]=&quot;No&quot;;1;IF([.BK187]=&quot;&quot;;0;IF([.BK187]=&quot;Some&quot;;0.5;0)))+IF([.BL187]=&quot;No&quot;;1;IF([.BL187]=&quot;&quot;;0;IF([.BL187]=&quot;Some&quot;;0.5;0)))+IF([.BM187]=&quot;&quot;;0;1)+IF([.BN187]=&quot;&quot;;0;1)" office:value-type="float" office:value="4.5" calcext:value-type="float">
            <text:p>4.5</text:p>
          </table:table-cell>
          <table:table-cell table:style-name="ce21"/>
          <table:table-cell table:style-name="ce69" office:value-type="string" calcext:value-type="string">
            <text:p>Germany</text:p>
          </table:table-cell>
          <table:table-cell table:style-name="ce75" table:formula="of:=IF(OR([.L187]=&quot;USA&quot;;[.L187]=&quot;UK&quot;;[.L187]=&quot;Canada&quot;;[.L187]=&quot;Australia&quot;;[.L187]=&quot;New Zealand&quot;);&quot;Five&quot;;(IF(OR([.L187]=&quot;Denmark&quot;;[.L187]=&quot;France&quot;;[.L187]=&quot;Netherlands&quot;;[.L187]=&quot;Norway&quot;);&quot;Nine&quot;;IF(OR([.L187]=&quot;Belgium&quot;;[.L187]=&quot;Germany&quot;;[.L187]=&quot;Italy&quot;;[.L187]=&quot;Spain&quot;;[.L187]=&quot;Sweden&quot;);&quot;Fourteen&quot;;IF([.L187]=&quot;&quot;;&quot;Not Disclosed&quot;;IF(OR([.L187]=&quot;British Virgin Islands&quot;;[.L187]=&quot;Gibraltar&quot;;[.L187]=&quot;British Indian Ocean&quot;;[.L187]=&quot;Barbados&quot;);&quot;See Note&quot;;&quot;No&quot;))))))" office:value-type="string" office:string-value="Fourteen" calcext:value-type="string">
            <text:p>Fourteen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/>
          <table:table-cell table:style-name="ce97"/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3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14" office:value-type="string" calcext:value-type="string">
            <text:p>No</text:p>
          </table:table-cell>
          <table:table-cell table:style-name="ce118" table:formula="of:=IF(AND(NOT([.M187]=&quot;Five&quot;);[.AC187]=&quot;Yes&quot;;[.W187]=&quot;Yes&quot;;OR([.T187]=&quot;Email&quot;;[.T187]=&quot;Yes&quot;);[.O187]=&quot;No&quot;); &quot;Yes&quot;; &quot;No&quot;)" office:value-type="string" office:string-value="No" calcext:value-type="string">
            <text:p>No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34"/>
          <table:table-cell table:style-name="ce139"/>
          <table:table-cell table:style-name="ce141" table:number-columns-repeated="5"/>
          <table:table-cell table:style-name="ce147"/>
          <table:table-cell table:style-name="ce153"/>
          <table:table-cell table:style-name="ce151"/>
          <table:table-cell table:style-name="ce161"/>
          <table:table-cell table:style-name="ce166"/>
          <table:table-cell table:style-name="ce171" table:number-columns-repeated="2"/>
          <table:table-cell table:style-name="ce175"/>
          <table:table-cell table:style-name="ce179"/>
          <table:table-cell table:style-name="ce183" office:value-type="float" office:value="1" calcext:value-type="float">
            <text:p>1</text:p>
          </table:table-cell>
          <table:table-cell table:style-name="ce188" office:value-type="float" office:value="12" calcext:value-type="float">
            <text:p>12</text:p>
          </table:table-cell>
          <table:table-cell table:style-name="ce192" office:value-type="float" office:value="19" calcext:value-type="float">
            <text:p>19</text:p>
          </table:table-cell>
          <table:table-cell table:style-name="ce196"/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1" calcext:value-type="float">
            <text:p>1</text:p>
          </table:table-cell>
          <table:table-cell table:style-name="ce213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6.49" calcext:value-type="float">
            <text:p>$6.49</text:p>
          </table:table-cell>
          <table:table-cell table:style-name="ce235" table:formula="of:=[.BC187]/[.AT187]" office:value-type="float" office:value="6.49" calcext:value-type="float">
            <text:p>$6.49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14" calcext:value-type="float">
            <text:p>14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 office:value-type="string" calcext:value-type="string">
            <text:p>Yes</text:p>
          </table:table-cell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/>
          <table:table-cell table:number-columns-repeated="958"/>
        </table:table-row>
        <table:table-row table:style-name="ro1">
          <table:table-cell table:style-name="ce6" office:value-type="string" calcext:value-type="string">
            <text:p>ZoogVPN</text:p>
          </table:table-cell>
          <table:table-cell table:style-name="ce18" table:formula="of:=IF(OR([.M188]=&quot;Five&quot;);3;0)+IF(OR([.M188]=&quot;Not Disclosed&quot;);1.5;0)+IF(OR([.M188]=&quot;Nine&quot;;[.M188]=&quot;Fourteen&quot;;[.M188]=&quot;See Note&quot;;[.M188]=&quot;Cooperative&quot;);1;0)+IF(OR([.N188]=&quot;Yes&quot;);2;0)+IF(OR([.N188]=&quot;Not Disclosed&quot;);1.5;0)+IF(OR([.N188]=&quot;Owned&quot;);1;0)" office:value-type="float" office:value="0" calcext:value-type="float">
            <text:p>0</text:p>
          </table:table-cell>
          <table:table-cell table:style-name="ce26" table:formula="of:=COUNTIF([.P188:.S188];&quot;Yes&quot;)+(0.5*COUNTIF([.P188:.S188];&quot;&quot;))+(0.5*COUNTIF([.P188:.S188];&quot;See Note&quot;))+(3*COUNTIF([.O188];&quot;Yes&quot;))" office:value-type="float" office:value="1" calcext:value-type="float">
            <text:p>1</text:p>
          </table:table-cell>
          <table:table-cell table:style-name="ce31" table:formula="of:=(3*COUNTIF([.T188];&quot;No&quot;))+COUNTIF([.W188:.X188];&quot;No&quot;)" office:value-type="float" office:value="1" calcext:value-type="float">
            <text:p>1</text:p>
          </table:table-cell>
          <table:table-cell table:style-name="ce35" table:formula="of:=COUNTIF([.AA188];&quot;No&quot;)+COUNTIF([.AB188];&quot;No&quot;)+(0.5*COUNTIF([.AB188];&quot;See Note&quot;))+(3*COUNTIF([.AC188];&quot;No&quot;))+COUNTIF([.AL188];&quot;Yes&quot;)+(0.5*COUNTIF([.AL188];&quot;Some&quot;))+COUNTIF([.AM188];&quot;Yes&quot;)+(0.5*COUNTIF([.AM188];&quot;Some&quot;))" office:value-type="float" office:value="2.5" calcext:value-type="float">
            <text:p>2.5</text:p>
          </table:table-cell>
          <table:table-cell table:style-name="ce39" table:formula="of:=(IF(OR([.AP188]=&quot;MPPE-128&quot;;[.AP188]=&quot;Blowfish-64&quot;);1;(IF(OR([.AP188]=&quot;See Note&quot;;[.AP188]=&quot;Blowfish-128&quot;);0.5;IF(OR([.AP188]=&quot;AES-128&quot;;[.AP188]=&quot;AES-160&quot;;[.AP188]=&quot;AES-192&quot;;[.AP188]=&quot;AES-256&quot;);0;0)))+(IF(OR([.AQ188]=&quot;MPPE-128&quot;;[.AQ188]=&quot;Blowfish-64&quot;);2;(IF(OR([.AQ188]=&quot;See Note&quot;;[.AQ188]=&quot;Blowfish-128&quot;;[.AQ188]=&quot;&quot;);1;IF(OR([.AQ188]=&quot;AES-128&quot;;[.AQ188]=&quot;AES-160&quot;;[.AQ188]=&quot;AES-192&quot;;[.AQ188]=&quot;AES-256&quot;);0;0)))))))+IF(OR([.AR188]=&quot;MS-CHAPv2&quot;;[.AR188]=&quot;RSA-RC4&quot;;[.AR188]=&quot;RSA-1024&quot;);1;IF(OR([.AR188]=&quot;See Note&quot;;[.AR188]=&quot;&quot;);0.5;IF(OR([.AR188]=&quot;RSA-4096&quot;;[.AR188]=&quot;RSA-2048&quot;;[.AR188]=&quot;DH-2048&quot;;[.AR188]=&quot;CA-4096&quot;);0;0)))+IF(OR([.AS188]=&quot;MS-CHAPv2&quot;;[.AS188]=&quot;RSA-RC4&quot;;[.AS188]=&quot;RSA-1024&quot;);2;IF(OR([.AS188]=&quot;See Note&quot;;[.AS188]=&quot;&quot;);1;IF(OR([.AS188]=&quot;RSA-4096&quot;;[.AS188]=&quot;RSA-2048&quot;;[.AS188]=&quot;DH-2048&quot;);0;0)))" office:value-type="float" office:value="1.5" calcext:value-type="float">
            <text:p>1.5</text:p>
          </table:table-cell>
          <table:table-cell table:style-name="ce43" table:formula="of:=IF([.AT188]&lt;3;2;0)+IF([.AU188]&lt;10;1;IF([.AU188]=&quot;&quot;;1;0))+IF([.AV188]&lt;3;2;IF([.AV188]&lt;10;1;IF([.AV188]=&quot;&quot;;1;0)))" office:value-type="float" office:value="0" calcext:value-type="float">
            <text:p>0</text:p>
          </table:table-cell>
          <table:table-cell table:style-name="ce48" table:formula="of:=IF([.AX188]=0;0;IF([.AX188]&lt;5;1;IF([.AX188]&lt;10;2;3)))+IF([.AY188]=0;0;IF([.AY188]&lt;3;1;IF([.AY188]&lt;10;2;3)))+IF([.AZ188]=0;0;IF([.AZ188]&lt;5;1;IF([.AZ188]&lt;10;2;3)))+IF([.BA188]=&quot;A&quot;;0;IF([.BA188]=&quot;A+&quot;;0;IF([.BA188]=&quot;B&quot;;1;5)))+IF([.BB188]=&quot;Self&quot;;0;IF([.BB188]=&quot;CloudFlare&quot;;2;IF([.BB188]=&quot;Incapsula&quot;;2;3)))" office:value-type="float" office:value="2" calcext:value-type="float">
            <text:p>2</text:p>
          </table:table-cell>
          <table:table-cell table:style-name="ce52" table:formula="of:=IF([.BC188]&lt;PricePercentile33;0;IF([.BC188]&lt;PricePercentile66;1;2))+IF([.BD188]&lt;ConPricePercentile33;0;IF([.BD188]&lt;ConPricePercentile66;1;2))+IF([.BE188]=&quot;Free&quot;;0;IF([.BE188]=&quot;Yes&quot;;0;1))+IF([.BF188]=&quot;Free&quot;;0;IF([.BF188]&gt;29;0;IF([.BF188]&gt;13;1;IF([.BF188]&gt;6;2;3))))" office:value-type="float" office:value="2" calcext:value-type="float">
            <text:p>2</text:p>
          </table:table-cell>
          <table:table-cell table:style-name="ce58" table:formula="of:=IF([.BG188]=&quot;Yes&quot;;1;0)+IF([.BH188]=&quot;Yes&quot;;1;0)+IF([.BI188]=&quot;Yes&quot;;1;0)+IF([.BJ188]=&quot;No&quot;;1;IF([.BJ188]=&quot;&quot;;0;IF([.BJ188]=&quot;Some&quot;;0.5;0)))+IF([.BK188]=&quot;No&quot;;1;IF([.BK188]=&quot;&quot;;0;IF([.BK188]=&quot;Some&quot;;0.5;0)))+IF([.BL188]=&quot;No&quot;;1;IF([.BL188]=&quot;&quot;;0;IF([.BL188]=&quot;Some&quot;;0.5;0)))+IF([.BM188]=&quot;&quot;;0;1)+IF([.BN188]=&quot;&quot;;0;1)" office:value-type="float" office:value="2.5" calcext:value-type="float">
            <text:p>2.5</text:p>
          </table:table-cell>
          <table:table-cell table:style-name="ce21"/>
          <table:table-cell table:style-name="ce69" office:value-type="string" calcext:value-type="string">
            <text:p>Greece</text:p>
          </table:table-cell>
          <table:table-cell table:style-name="ce75" table:formula="of:=IF(OR([.L188]=&quot;USA&quot;;[.L188]=&quot;UK&quot;;[.L188]=&quot;Canada&quot;;[.L188]=&quot;Australia&quot;;[.L188]=&quot;New Zealand&quot;);&quot;Five&quot;;(IF(OR([.L188]=&quot;Denmark&quot;;[.L188]=&quot;France&quot;;[.L188]=&quot;Netherlands&quot;;[.L188]=&quot;Norway&quot;);&quot;Nine&quot;;IF(OR([.L188]=&quot;Belgium&quot;;[.L188]=&quot;Germany&quot;;[.L188]=&quot;Italy&quot;;[.L188]=&quot;Spain&quot;;[.L188]=&quot;Sweden&quot;);&quot;Fourteen&quot;;IF([.L188]=&quot;&quot;;&quot;Not Disclosed&quot;;IF(OR([.L188]=&quot;British Virgin Islands&quot;;[.L188]=&quot;Gibraltar&quot;;[.L188]=&quot;British Indian Ocean&quot;;[.L188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88]=&quot;Five&quot;);[.AC188]=&quot;Yes&quot;;[.W188]=&quot;Yes&quot;;OR([.T188]=&quot;Email&quot;;[.T188]=&quot;Yes&quot;);[.O188]=&quot;No&quot;); &quot;Yes&quot;; &quot;No&quot;)" office:value-type="string" office:string-value="Yes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/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Some</text:p>
          </table:table-cell>
          <table:table-cell table:style-name="ce161"/>
          <table:table-cell table:style-name="ce166"/>
          <table:table-cell table:style-name="ce171" office:value-type="string" calcext:value-type="string">
            <text:p>AES-128</text:p>
          </table:table-cell>
          <table:table-cell table:style-name="ce171" office:value-type="string" calcext:value-type="string">
            <text:p>AES-256</text:p>
          </table:table-cell>
          <table:table-cell table:style-name="ce175"/>
          <table:table-cell table:style-name="ce179"/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13" calcext:value-type="float">
            <text:p>13</text:p>
          </table:table-cell>
          <table:table-cell table:style-name="ce192" office:value-type="float" office:value="20" calcext:value-type="float">
            <text:p>20</text:p>
          </table:table-cell>
          <table:table-cell table:style-name="ce196" office:value-type="string" calcext:value-type="string">
            <text:p>Yes</text:p>
          </table:table-cell>
          <table:table-cell table:style-name="ce203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+</text:p>
          </table:table-cell>
          <table:table-cell table:style-name="ce223" office:value-type="string" calcext:value-type="string">
            <text:p>Self</text:p>
          </table:table-cell>
          <table:table-cell table:style-name="ce229" office:value-type="float" office:value="3.99" calcext:value-type="float">
            <text:p>$3.99</text:p>
          </table:table-cell>
          <table:table-cell table:style-name="ce235" table:formula="of:=[.BC188]/[.AT188]" office:value-type="float" office:value="0.798" calcext:value-type="float">
            <text:p>$0.80</text:p>
          </table:table-cell>
          <table:table-cell table:style-name="ce240" office:value-type="string" calcext:value-type="string">
            <text:p>Yes</text:p>
          </table:table-cell>
          <table:table-cell table:style-name="ce246" office:value-type="float" office:value="7" calcext:value-type="float">
            <text:p>7</text:p>
          </table:table-cell>
          <table:table-cell table:style-name="ce254" office:value-type="string" calcext:value-type="string">
            <text:p>Yes</text:p>
          </table:table-cell>
          <table:table-cell table:style-name="ce256"/>
          <table:table-cell table:style-name="ce262"/>
          <table:table-cell table:style-name="ce266" office:value-type="string" calcext:value-type="string">
            <text:p>Some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Yes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ZorroVPN</text:p>
          </table:table-cell>
          <table:table-cell table:style-name="ce18" table:formula="of:=IF(OR([.M189]=&quot;Five&quot;);3;0)+IF(OR([.M189]=&quot;Not Disclosed&quot;);1.5;0)+IF(OR([.M189]=&quot;Nine&quot;;[.M189]=&quot;Fourteen&quot;;[.M189]=&quot;See Note&quot;;[.M189]=&quot;Cooperative&quot;);1;0)+IF(OR([.N189]=&quot;Yes&quot;);2;0)+IF(OR([.N189]=&quot;Not Disclosed&quot;);1.5;0)+IF(OR([.N189]=&quot;Owned&quot;);1;0)" office:value-type="float" office:value="0" calcext:value-type="float">
            <text:p>0</text:p>
          </table:table-cell>
          <table:table-cell table:style-name="ce26" table:formula="of:=COUNTIF([.P189:.S189];&quot;Yes&quot;)+(0.5*COUNTIF([.P189:.S189];&quot;&quot;))+(0.5*COUNTIF([.P189:.S189];&quot;See Note&quot;))+(3*COUNTIF([.O189];&quot;Yes&quot;))" office:value-type="float" office:value="2" calcext:value-type="float">
            <text:p>2</text:p>
          </table:table-cell>
          <table:table-cell table:style-name="ce31" table:formula="of:=(3*COUNTIF([.T189];&quot;No&quot;))+COUNTIF([.W189:.X189];&quot;No&quot;)" office:value-type="float" office:value="0" calcext:value-type="float">
            <text:p>0</text:p>
          </table:table-cell>
          <table:table-cell table:style-name="ce35" table:formula="of:=COUNTIF([.AA189];&quot;No&quot;)+COUNTIF([.AB189];&quot;No&quot;)+(0.5*COUNTIF([.AB189];&quot;See Note&quot;))+(3*COUNTIF([.AC189];&quot;No&quot;))+COUNTIF([.AL189];&quot;Yes&quot;)+(0.5*COUNTIF([.AL189];&quot;Some&quot;))+COUNTIF([.AM189];&quot;Yes&quot;)+(0.5*COUNTIF([.AM189];&quot;Some&quot;))" office:value-type="float" office:value="1" calcext:value-type="float">
            <text:p>1</text:p>
          </table:table-cell>
          <table:table-cell table:style-name="ce39" table:formula="of:=(IF(OR([.AP189]=&quot;MPPE-128&quot;;[.AP189]=&quot;Blowfish-64&quot;);1;(IF(OR([.AP189]=&quot;See Note&quot;;[.AP189]=&quot;Blowfish-128&quot;);0.5;IF(OR([.AP189]=&quot;AES-128&quot;;[.AP189]=&quot;AES-160&quot;;[.AP189]=&quot;AES-192&quot;;[.AP189]=&quot;AES-256&quot;);0;0)))+(IF(OR([.AQ189]=&quot;MPPE-128&quot;;[.AQ189]=&quot;Blowfish-64&quot;);2;(IF(OR([.AQ189]=&quot;See Note&quot;;[.AQ189]=&quot;Blowfish-128&quot;;[.AQ189]=&quot;&quot;);1;IF(OR([.AQ189]=&quot;AES-128&quot;;[.AQ189]=&quot;AES-160&quot;;[.AQ189]=&quot;AES-192&quot;;[.AQ189]=&quot;AES-256&quot;);0;0)))))))+IF(OR([.AR189]=&quot;MS-CHAPv2&quot;;[.AR189]=&quot;RSA-RC4&quot;;[.AR189]=&quot;RSA-1024&quot;);1;IF(OR([.AR189]=&quot;See Note&quot;;[.AR189]=&quot;&quot;);0.5;IF(OR([.AR189]=&quot;RSA-4096&quot;;[.AR189]=&quot;RSA-2048&quot;;[.AR189]=&quot;DH-2048&quot;;[.AR189]=&quot;CA-4096&quot;);0;0)))+IF(OR([.AS189]=&quot;MS-CHAPv2&quot;;[.AS189]=&quot;RSA-RC4&quot;;[.AS189]=&quot;RSA-1024&quot;);2;IF(OR([.AS189]=&quot;See Note&quot;;[.AS189]=&quot;&quot;);1;IF(OR([.AS189]=&quot;RSA-4096&quot;;[.AS189]=&quot;RSA-2048&quot;;[.AS189]=&quot;DH-2048&quot;);0;0)))" office:value-type="float" office:value="0" calcext:value-type="float">
            <text:p>0</text:p>
          </table:table-cell>
          <table:table-cell table:style-name="ce43" table:formula="of:=IF([.AT189]&lt;3;2;0)+IF([.AU189]&lt;10;1;IF([.AU189]=&quot;&quot;;1;0))+IF([.AV189]&lt;3;2;IF([.AV189]&lt;10;1;IF([.AV189]=&quot;&quot;;1;0)))" office:value-type="float" office:value="2" calcext:value-type="float">
            <text:p>2</text:p>
          </table:table-cell>
          <table:table-cell table:style-name="ce48" table:formula="of:=IF([.AX189]=0;0;IF([.AX189]&lt;5;1;IF([.AX189]&lt;10;2;3)))+IF([.AY189]=0;0;IF([.AY189]&lt;3;1;IF([.AY189]&lt;10;2;3)))+IF([.AZ189]=0;0;IF([.AZ189]&lt;5;1;IF([.AZ189]&lt;10;2;3)))+IF([.BA189]=&quot;A&quot;;0;IF([.BA189]=&quot;A+&quot;;0;IF([.BA189]=&quot;B&quot;;1;5)))+IF([.BB189]=&quot;Self&quot;;0;IF([.BB189]=&quot;CloudFlare&quot;;2;IF([.BB189]=&quot;Incapsula&quot;;2;3)))" office:value-type="float" office:value="2" calcext:value-type="float">
            <text:p>2</text:p>
          </table:table-cell>
          <table:table-cell table:style-name="ce52" table:formula="of:=IF([.BC189]&lt;PricePercentile33;0;IF([.BC189]&lt;PricePercentile66;1;2))+IF([.BD189]&lt;ConPricePercentile33;0;IF([.BD189]&lt;ConPricePercentile66;1;2))+IF([.BE189]=&quot;Free&quot;;0;IF([.BE189]=&quot;Yes&quot;;0;1))+IF([.BF189]=&quot;Free&quot;;0;IF([.BF189]&gt;29;0;IF([.BF189]&gt;13;1;IF([.BF189]&gt;6;2;3))))" office:value-type="float" office:value="6" calcext:value-type="float">
            <text:p>6</text:p>
          </table:table-cell>
          <table:table-cell table:style-name="ce58" table:formula="of:=IF([.BG189]=&quot;Yes&quot;;1;0)+IF([.BH189]=&quot;Yes&quot;;1;0)+IF([.BI189]=&quot;Yes&quot;;1;0)+IF([.BJ189]=&quot;No&quot;;1;IF([.BJ189]=&quot;&quot;;0;IF([.BJ189]=&quot;Some&quot;;0.5;0)))+IF([.BK189]=&quot;No&quot;;1;IF([.BK189]=&quot;&quot;;0;IF([.BK189]=&quot;Some&quot;;0.5;0)))+IF([.BL189]=&quot;No&quot;;1;IF([.BL189]=&quot;&quot;;0;IF([.BL189]=&quot;Some&quot;;0.5;0)))+IF([.BM189]=&quot;&quot;;0;1)+IF([.BN189]=&quot;&quot;;0;1)" office:value-type="float" office:value="5" calcext:value-type="float">
            <text:p>5</text:p>
          </table:table-cell>
          <table:table-cell table:style-name="ce21"/>
          <table:table-cell table:style-name="ce69" office:value-type="string" calcext:value-type="string">
            <text:p>Belize</text:p>
          </table:table-cell>
          <table:table-cell table:style-name="ce75" table:formula="of:=IF(OR([.L189]=&quot;USA&quot;;[.L189]=&quot;UK&quot;;[.L189]=&quot;Canada&quot;;[.L189]=&quot;Australia&quot;;[.L189]=&quot;New Zealand&quot;);&quot;Five&quot;;(IF(OR([.L189]=&quot;Denmark&quot;;[.L189]=&quot;France&quot;;[.L189]=&quot;Netherlands&quot;;[.L189]=&quot;Norway&quot;);&quot;Nine&quot;;IF(OR([.L189]=&quot;Belgium&quot;;[.L189]=&quot;Germany&quot;;[.L189]=&quot;Italy&quot;;[.L189]=&quot;Spain&quot;;[.L189]=&quot;Sweden&quot;);&quot;Fourteen&quot;;IF([.L189]=&quot;&quot;;&quot;Not Disclosed&quot;;IF(OR([.L189]=&quot;British Virgin Islands&quot;;[.L189]=&quot;Gibraltar&quot;;[.L189]=&quot;British Indian Ocean&quot;;[.L189]=&quot;Barbados&quot;);&quot;See Note&quot;;&quot;No&quot;))))))" office:value-type="string" office:string-value="No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92"/>
          <table:table-cell table:style-name="ce97"/>
          <table:table-cell table:style-name="ce85" table:number-columns-repeated="2"/>
          <table:table-cell table:style-name="ce104" office:value-type="string" calcext:value-type="string">
            <text:p>Email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8" table:formula="of:=IF(AND(NOT([.M189]=&quot;Five&quot;);[.AC189]=&quot;Yes&quot;;[.W189]=&quot;Yes&quot;;OR([.T189]=&quot;Email&quot;;[.T189]=&quot;Yes&quot;);[.O189]=&quot;No&quot;); &quot;Yes&quot;; &quot;No&quot;)" office:value-type="string" office:string-value="No" calcext:value-type="string">
            <text:p>No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Yes</text:p>
          </table:table-cell>
          <table:table-cell table:style-name="ce134"/>
          <table:table-cell table:style-name="ce139" office:value-type="string" calcext:value-type="string">
            <text:p>Yes</text:p>
          </table:table-cell>
          <table:table-cell table:style-name="ce141" office:value-type="string" calcext:value-type="string">
            <text:p>Yes</text:p>
          </table:table-cell>
          <table:table-cell table:style-name="ce141" table:number-columns-repeated="4"/>
          <table:table-cell table:style-name="ce147"/>
          <table:table-cell table:style-name="ce153"/>
          <table:table-cell table:style-name="ce151" office:value-type="string" calcext:value-type="string">
            <text:p>No</text:p>
          </table:table-cell>
          <table:table-cell table:style-name="ce161" office:value-type="float" office:value="55.89" calcext:value-type="float">
            <text:p>55.89</text:p>
          </table:table-cell>
          <table:table-cell table:style-name="ce166" office:value-type="float" office:value="10.5" calcext:value-type="float">
            <text:p>10.5</text:p>
          </table:table-cell>
          <table:table-cell table:number-columns-repeated="2" table:style-name="ce171" office:value-type="string" calcext:value-type="string">
            <text:p>AES-256</text:p>
          </table:table-cell>
          <table:table-cell table:style-name="ce175" office:value-type="string" calcext:value-type="string">
            <text:p>RSA-4096</text:p>
          </table:table-cell>
          <table:table-cell table:style-name="ce179" office:value-type="string" calcext:value-type="string">
            <text:p>RSA-4096</text:p>
          </table:table-cell>
          <table:table-cell table:style-name="ce183" office:value-type="float" office:value="5" calcext:value-type="float">
            <text:p>5</text:p>
          </table:table-cell>
          <table:table-cell table:style-name="ce188" office:value-type="float" office:value="49" calcext:value-type="float">
            <text:p>49</text:p>
          </table:table-cell>
          <table:table-cell table:style-name="ce192"/>
          <table:table-cell table:style-name="ce196" office:value-type="string" calcext:value-type="string">
            <text:p>Yes</text:p>
          </table:table-cell>
          <table:table-cell table:style-name="ce203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string" calcext:value-type="string">
            <text:p>A</text:p>
          </table:table-cell>
          <table:table-cell table:style-name="ce223" office:value-type="string" calcext:value-type="string">
            <text:p>CloudFlare</text:p>
          </table:table-cell>
          <table:table-cell table:style-name="ce229" office:value-type="float" office:value="10" calcext:value-type="float">
            <text:p>$10.00</text:p>
          </table:table-cell>
          <table:table-cell table:style-name="ce235" table:formula="of:=[.BC189]/[.AT189]" office:value-type="float" office:value="2" calcext:value-type="float">
            <text:p>$2.00</text:p>
          </table:table-cell>
          <table:table-cell table:style-name="ce240" office:value-type="string" calcext:value-type="string">
            <text:p>No</text:p>
          </table:table-cell>
          <table:table-cell table:style-name="ce246" office:value-type="float" office:value="7" calcext:value-type="float">
            <text:p>7</text:p>
          </table:table-cell>
          <table:table-cell table:style-name="ce254"/>
          <table:table-cell table:style-name="ce256" office:value-type="string" calcext:value-type="string">
            <text:p>Yes</text:p>
          </table:table-cell>
          <table:table-cell table:style-name="ce262"/>
          <table:table-cell table:style-name="ce266" office:value-type="string" calcext:value-type="string">
            <text:p>No</text:p>
          </table:table-cell>
          <table:table-cell table:style-name="ce268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79"/>
          <table:table-cell table:style-name="ce283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9" office:value-type="string" calcext:value-type="string">
            <text:p>ZPN</text:p>
          </table:table-cell>
          <table:table-cell table:style-name="ce20" table:formula="of:=IF(OR([.M190]=&quot;Five&quot;);3;0)+IF(OR([.M190]=&quot;Not Disclosed&quot;);1.5;0)+IF(OR([.M190]=&quot;Nine&quot;;[.M190]=&quot;Fourteen&quot;;[.M190]=&quot;See Note&quot;;[.M190]=&quot;Cooperative&quot;);1;0)+IF(OR([.N190]=&quot;Yes&quot;);2;0)+IF(OR([.N190]=&quot;Not Disclosed&quot;);1.5;0)+IF(OR([.N190]=&quot;Owned&quot;);1;0)" office:value-type="float" office:value="2" calcext:value-type="float">
            <text:p>2</text:p>
          </table:table-cell>
          <table:table-cell table:style-name="ce28" table:formula="of:=COUNTIF([.P190:.S190];&quot;Yes&quot;)+(0.5*COUNTIF([.P190:.S190];&quot;&quot;))+(0.5*COUNTIF([.P190:.S190];&quot;See Note&quot;))+(3*COUNTIF([.O190];&quot;Yes&quot;))" office:value-type="float" office:value="2" calcext:value-type="float">
            <text:p>2</text:p>
          </table:table-cell>
          <table:table-cell table:style-name="ce33" table:formula="of:=(3*COUNTIF([.T190];&quot;No&quot;))+COUNTIF([.W190:.X190];&quot;No&quot;)" office:value-type="float" office:value="2" calcext:value-type="float">
            <text:p>2</text:p>
          </table:table-cell>
          <table:table-cell table:style-name="ce37" table:formula="of:=COUNTIF([.AA190];&quot;No&quot;)+COUNTIF([.AB190];&quot;No&quot;)+(0.5*COUNTIF([.AB190];&quot;See Note&quot;))+(3*COUNTIF([.AC190];&quot;No&quot;))+COUNTIF([.AL190];&quot;Yes&quot;)+(0.5*COUNTIF([.AL190];&quot;Some&quot;))+COUNTIF([.AM190];&quot;Yes&quot;)+(0.5*COUNTIF([.AM190];&quot;Some&quot;))" office:value-type="float" office:value="2" calcext:value-type="float">
            <text:p>2</text:p>
          </table:table-cell>
          <table:table-cell table:style-name="ce41" table:formula="of:=(IF(OR([.AP190]=&quot;MPPE-128&quot;;[.AP190]=&quot;Blowfish-64&quot;);1;(IF(OR([.AP190]=&quot;See Note&quot;;[.AP190]=&quot;Blowfish-128&quot;);0.5;IF(OR([.AP190]=&quot;AES-128&quot;;[.AP190]=&quot;AES-160&quot;;[.AP190]=&quot;AES-192&quot;;[.AP190]=&quot;AES-256&quot;);0;0)))+(IF(OR([.AQ190]=&quot;MPPE-128&quot;;[.AQ190]=&quot;Blowfish-64&quot;);2;(IF(OR([.AQ190]=&quot;See Note&quot;;[.AQ190]=&quot;Blowfish-128&quot;;[.AQ190]=&quot;&quot;);1;IF(OR([.AQ190]=&quot;AES-128&quot;;[.AQ190]=&quot;AES-160&quot;;[.AQ190]=&quot;AES-192&quot;;[.AQ190]=&quot;AES-256&quot;);0;0)))))))+IF(OR([.AR190]=&quot;MS-CHAPv2&quot;;[.AR190]=&quot;RSA-RC4&quot;;[.AR190]=&quot;RSA-1024&quot;);1;IF(OR([.AR190]=&quot;See Note&quot;;[.AR190]=&quot;&quot;);0.5;IF(OR([.AR190]=&quot;RSA-4096&quot;;[.AR190]=&quot;RSA-2048&quot;;[.AR190]=&quot;DH-2048&quot;;[.AR190]=&quot;CA-4096&quot;);0;0)))+IF(OR([.AS190]=&quot;MS-CHAPv2&quot;;[.AS190]=&quot;RSA-RC4&quot;;[.AS190]=&quot;RSA-1024&quot;);2;IF(OR([.AS190]=&quot;See Note&quot;;[.AS190]=&quot;&quot;);1;IF(OR([.AS190]=&quot;RSA-4096&quot;;[.AS190]=&quot;RSA-2048&quot;;[.AS190]=&quot;DH-2048&quot;);0;0)))" office:value-type="float" office:value="1.5" calcext:value-type="float">
            <text:p>1.5</text:p>
          </table:table-cell>
          <table:table-cell table:style-name="ce45" table:formula="of:=IF([.AT190]&lt;3;2;0)+IF([.AU190]&lt;10;1;IF([.AU190]=&quot;&quot;;1;0))+IF([.AV190]&lt;3;2;IF([.AV190]&lt;10;1;IF([.AV190]=&quot;&quot;;1;0)))" office:value-type="float" office:value="2" calcext:value-type="float">
            <text:p>2</text:p>
          </table:table-cell>
          <table:table-cell table:style-name="ce50" table:formula="of:=IF([.AX190]=0;0;IF([.AX190]&lt;5;1;IF([.AX190]&lt;10;2;3)))+IF([.AY190]=0;0;IF([.AY190]&lt;3;1;IF([.AY190]&lt;10;2;3)))+IF([.AZ190]=0;0;IF([.AZ190]&lt;5;1;IF([.AZ190]&lt;10;2;3)))+IF([.BA190]=&quot;A&quot;;0;IF([.BA190]=&quot;A+&quot;;0;IF([.BA190]=&quot;B&quot;;1;5)))+IF([.BB190]=&quot;Self&quot;;0;IF([.BB190]=&quot;CloudFlare&quot;;2;IF([.BB190]=&quot;Incapsula&quot;;2;3)))" office:value-type="float" office:value="10" calcext:value-type="float">
            <text:p>10</text:p>
          </table:table-cell>
          <table:table-cell table:style-name="ce54" table:formula="of:=IF([.BC190]&lt;PricePercentile33;0;IF([.BC190]&lt;PricePercentile66;1;2))+IF([.BD190]&lt;ConPricePercentile33;0;IF([.BD190]&lt;ConPricePercentile66;1;2))+IF([.BE190]=&quot;Free&quot;;0;IF([.BE190]=&quot;Yes&quot;;0;1))+IF([.BF190]=&quot;Free&quot;;0;IF([.BF190]&gt;29;0;IF([.BF190]&gt;13;1;IF([.BF190]&gt;6;2;3))))" office:value-type="float" office:value="4" calcext:value-type="float">
            <text:p>4</text:p>
          </table:table-cell>
          <table:table-cell table:style-name="ce60" table:formula="of:=IF([.BG190]=&quot;Yes&quot;;1;0)+IF([.BH190]=&quot;Yes&quot;;1;0)+IF([.BI190]=&quot;Yes&quot;;1;0)+IF([.BJ190]=&quot;No&quot;;1;IF([.BJ190]=&quot;&quot;;0;IF([.BJ190]=&quot;Some&quot;;0.5;0)))+IF([.BK190]=&quot;No&quot;;1;IF([.BK190]=&quot;&quot;;0;IF([.BK190]=&quot;Some&quot;;0.5;0)))+IF([.BL190]=&quot;No&quot;;1;IF([.BL190]=&quot;&quot;;0;IF([.BL190]=&quot;Some&quot;;0.5;0)))+IF([.BM190]=&quot;&quot;;0;1)+IF([.BN190]=&quot;&quot;;0;1)" office:value-type="float" office:value="2" calcext:value-type="float">
            <text:p>2</text:p>
          </table:table-cell>
          <table:table-cell table:style-name="ce21"/>
          <table:table-cell table:style-name="ce72" office:value-type="string" calcext:value-type="string">
            <text:p>UAE</text:p>
          </table:table-cell>
          <table:table-cell table:style-name="ce78" table:formula="of:=IF(OR([.L190]=&quot;USA&quot;;[.L190]=&quot;UK&quot;;[.L190]=&quot;Canada&quot;;[.L190]=&quot;Australia&quot;;[.L190]=&quot;New Zealand&quot;);&quot;Five&quot;;(IF(OR([.L190]=&quot;Denmark&quot;;[.L190]=&quot;France&quot;;[.L190]=&quot;Netherlands&quot;;[.L190]=&quot;Norway&quot;);&quot;Nine&quot;;IF(OR([.L190]=&quot;Belgium&quot;;[.L190]=&quot;Germany&quot;;[.L190]=&quot;Italy&quot;;[.L190]=&quot;Spain&quot;;[.L190]=&quot;Sweden&quot;);&quot;Fourteen&quot;;IF([.L190]=&quot;&quot;;&quot;Not Disclosed&quot;;IF(OR([.L190]=&quot;British Virgin Islands&quot;;[.L190]=&quot;Gibraltar&quot;;[.L190]=&quot;British Indian Ocean&quot;;[.L190]=&quot;Barbados&quot;);&quot;See Note&quot;;&quot;No&quot;))))))" office:value-type="string" office:string-value="No" calcext:value-type="string">
            <text:p>No</text:p>
          </table:table-cell>
          <table:table-cell table:style-name="ce82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 table:style-name="ce95"/>
          <table:table-cell table:style-name="ce98"/>
          <table:table-cell table:style-name="ce88" table:number-columns-repeated="2"/>
          <table:table-cell table:style-name="ce107" office:value-type="string" calcext:value-type="string">
            <text:p>Email</text:p>
          </table:table-cell>
          <table:table-cell table:number-columns-repeated="4" table:style-name="ce111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style-name="ce121" table:formula="of:=IF(AND(NOT([.M190]=&quot;Five&quot;);[.AC190]=&quot;Yes&quot;;[.W190]=&quot;Yes&quot;;OR([.T190]=&quot;Email&quot;;[.T190]=&quot;Yes&quot;);[.O190]=&quot;No&quot;); &quot;Yes&quot;; &quot;No&quot;)" office:value-type="string" office:string-value="No" calcext:value-type="string">
            <text:p>No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string" calcext:value-type="string">
            <text:p>Yes</text:p>
          </table:table-cell>
          <table:table-cell table:style-name="ce132" office:value-type="string" calcext:value-type="string">
            <text:p>Yes</text:p>
          </table:table-cell>
          <table:table-cell table:style-name="ce137"/>
          <table:table-cell table:style-name="ce143"/>
          <table:table-cell table:style-name="ce145" office:value-type="string" calcext:value-type="string">
            <text:p>Yes</text:p>
          </table:table-cell>
          <table:table-cell table:style-name="ce145" table:number-columns-repeated="2"/>
          <table:table-cell table:style-name="ce145" office:value-type="string" calcext:value-type="string">
            <text:p>Yes</text:p>
          </table:table-cell>
          <table:table-cell table:style-name="ce145"/>
          <table:table-cell table:style-name="ce150" office:value-type="string" calcext:value-type="string">
            <text:p>Yes</text:p>
          </table:table-cell>
          <table:table-cell table:style-name="ce155"/>
          <table:table-cell table:style-name="ce159" office:value-type="string" calcext:value-type="string">
            <text:p>Yes</text:p>
          </table:table-cell>
          <table:table-cell table:style-name="ce164"/>
          <table:table-cell table:style-name="ce169"/>
          <table:table-cell table:style-name="ce173"/>
          <table:table-cell table:style-name="ce173" office:value-type="string" calcext:value-type="string">
            <text:p>AES-256</text:p>
          </table:table-cell>
          <table:table-cell table:style-name="ce177"/>
          <table:table-cell table:style-name="ce181"/>
          <table:table-cell table:style-name="ce186" office:value-type="float" office:value="5" calcext:value-type="float">
            <text:p>5</text:p>
          </table:table-cell>
          <table:table-cell table:style-name="ce190" office:value-type="float" office:value="20" calcext:value-type="float">
            <text:p>20</text:p>
          </table:table-cell>
          <table:table-cell table:style-name="ce194"/>
          <table:table-cell table:style-name="ce199"/>
          <table:table-cell table:style-name="ce206" office:value-type="float" office:value="4" calcext:value-type="float">
            <text:p>4</text:p>
          </table:table-cell>
          <table:table-cell table:style-name="ce211" office:value-type="float" office:value="2" calcext:value-type="float">
            <text:p>2</text:p>
          </table:table-cell>
          <table:table-cell table:style-name="ce217" office:value-type="float" office:value="26" calcext:value-type="float">
            <text:p>26</text:p>
          </table:table-cell>
          <table:table-cell table:style-name="ce221" office:value-type="string" calcext:value-type="string">
            <text:p>A-</text:p>
          </table:table-cell>
          <table:table-cell table:style-name="ce226" office:value-type="string" calcext:value-type="string">
            <text:p>Self</text:p>
          </table:table-cell>
          <table:table-cell table:style-name="ce232" office:value-type="float" office:value="5.99" calcext:value-type="float">
            <text:p>$5.99</text:p>
          </table:table-cell>
          <table:table-cell table:style-name="ce238" table:formula="of:=[.BC190]/[.AT190]" office:value-type="float" office:value="1.198" calcext:value-type="float">
            <text:p>$1.20</text:p>
          </table:table-cell>
          <table:table-cell table:style-name="ce243" office:value-type="string" calcext:value-type="string">
            <text:p>Yes</text:p>
          </table:table-cell>
          <table:table-cell table:style-name="ce250" office:value-type="float" office:value="7" calcext:value-type="float">
            <text:p>7</text:p>
          </table:table-cell>
          <table:table-cell table:style-name="ce257"/>
          <table:table-cell table:style-name="ce260" office:value-type="string" calcext:value-type="string">
            <text:p>Yes</text:p>
          </table:table-cell>
          <table:table-cell table:style-name="ce264"/>
          <table:table-cell table:style-name="ce270"/>
          <table:table-cell table:style-name="ce272"/>
          <table:table-cell table:style-name="ce277"/>
          <table:table-cell table:style-name="ce281"/>
          <table:table-cell table:style-name="ce286" office:value-type="string" calcext:value-type="string">
            <text:p>No</text:p>
          </table:table-cell>
          <table:table-cell table:number-columns-repeated="958"/>
        </table:table-row>
        <table:table-row table:style-name="ro1">
          <table:table-cell table:style-name="ce10" table:formula="of:=HYPERLINK(&quot;http://creativecommons.org/licenses/by-nc-sa/4.0/&quot;;&quot;That One Privacy Guy's VPN Comparison Chart is licensed under a Creative Commons Attribution-NonCommercial-ShareAlike 4.0 International License.&quot;)" office:value-type="string" office:string-value="That One Privacy Guy's VPN Comparison Chart is licensed under a Creative Commons Attribution-NonCommercial-ShareAlike 4.0 International License." calcext:value-type="string">
            <text:p>That One Privacy Guy's VPN Comparison Chart is licensed under a Creative Commons Attribution-NonCommercial-ShareAlike 4.0 International License.</text:p>
          </table:table-cell>
          <table:table-cell table:style-name="ce21" table:number-columns-repeated="53"/>
          <table:table-cell table:style-name="ce233" table:formula="of:=PERCENTILE([.BC6:.BC190];0.66)" office:value-type="float" office:value="6.548" calcext:value-type="float">
            <text:p>6.548</text:p>
          </table:table-cell>
          <table:table-cell table:style-name="ce233" table:formula="of:=PERCENTILE([.BD6:.BD190];0.66)" office:value-type="float" office:value="3.2028" calcext:value-type="float">
            <text:p>3.2028</text:p>
          </table:table-cell>
          <table:table-cell table:style-name="ce21" table:number-columns-repeated="10"/>
          <table:table-cell table:number-columns-repeated="958"/>
        </table:table-row>
        <table:table-row table:style-name="ro1">
          <table:table-cell table:style-name="ce11" office:value-type="string" calcext:value-type="string">
            <text:p>THAT ONE PRIVACY SITE</text:p>
          </table:table-cell>
          <table:table-cell table:style-name="ce21" table:number-columns-repeated="35"/>
          <table:table-cell table:style-name="ce151"/>
          <table:table-cell table:style-name="ce21" table:number-columns-repeated="17"/>
          <table:table-cell table:style-name="ce233" table:formula="of:=PERCENTILE([.BC6:.BC190];0.33)" office:value-type="float" office:value="4.17" calcext:value-type="float">
            <text:p>4.17</text:p>
          </table:table-cell>
          <table:table-cell table:style-name="ce233" table:formula="of:=PERCENTILE([.BD6:.BD190];0.33)" office:value-type="float" office:value="1.11178333333333" calcext:value-type="float">
            <text:p>1.11178333333333</text:p>
          </table:table-cell>
          <table:table-cell table:style-name="ce21" table:number-columns-repeated="10"/>
          <table:table-cell table:number-columns-repeated="958"/>
        </table:table-row>
        <table:table-row table:style-name="ro1">
          <table:table-cell table:style-name="ce12" office:value-type="string" calcext:value-type="string">
            <text:p><text:a xlink:href="https://thatoneprivacysite.net/" xlink:type="simple">https://thatoneprivacysite.xyz</text:a></text:p>
          </table:table-cell>
          <table:table-cell table:style-name="ce21" table:number-columns-repeated="65"/>
          <table:table-cell table:number-columns-repeated="958"/>
        </table:table-row>
        <table:table-row table:style-name="ro1" table:number-rows-repeated="80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7FECFED6_677A_493A_90EC_4C86363A3F6D_.wvu.FilterData" table:base-cell-address="$'VPN Comparison'.$A$1" table:cell-range-address="$'VPN Comparison'.$A$5:.$BN$190"/>
        </table:named-expressions>
        <calcext:conditional-formats>
          <calcext:conditional-format calcext:target-range-address="'VPN Comparison'.AA6:'VPN Comparison'.AB190">
            <calcext:condition calcext:apply-style-name="ConditionalStyle_1" calcext:value="contains-text(&quot;See Note&quot;)" calcext:base-cell-address="'VPN Comparison'.AA6"/>
          </calcext:conditional-format>
          <calcext:conditional-format calcext:target-range-address="'VPN Comparison'.Y6:'VPN Comparison'.AB190">
            <calcext:condition calcext:apply-style-name="ConditionalStyle_2" calcext:value="contains-text(&quot;Yes&quot;)" calcext:base-cell-address="'VPN Comparison'.Y6"/>
          </calcext:conditional-format>
          <calcext:conditional-format calcext:target-range-address="'VPN Comparison'.Y6:'VPN Comparison'.AB190">
            <calcext:condition calcext:apply-style-name="ConditionalStyle_3" calcext:value="contains-text(&quot;No&quot;)" calcext:base-cell-address="'VPN Comparison'.Y6"/>
          </calcext:conditional-format>
          <calcext:conditional-format calcext:target-range-address="'VPN Comparison'.O6:'VPN Comparison'.S190">
            <calcext:condition calcext:apply-style-name="ConditionalStyle_1" calcext:value="contains-text(&quot;See Note&quot;)" calcext:base-cell-address="'VPN Comparison'.O6"/>
          </calcext:conditional-format>
          <calcext:conditional-format calcext:target-range-address="'VPN Comparison'.O6:'VPN Comparison'.S190">
            <calcext:condition calcext:apply-style-name="ConditionalStyle_3" calcext:value="contains-text(&quot;Yes&quot;)" calcext:base-cell-address="'VPN Comparison'.O6"/>
          </calcext:conditional-format>
          <calcext:conditional-format calcext:target-range-address="'VPN Comparison'.O6:'VPN Comparison'.S190">
            <calcext:condition calcext:apply-style-name="ConditionalStyle_2" calcext:value="contains-text(&quot;No&quot;)" calcext:base-cell-address="'VPN Comparison'.O6"/>
          </calcext:conditional-format>
          <calcext:conditional-format calcext:target-range-address="'VPN Comparison'.BD6:'VPN Comparison'.BD190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VPN Comparison'.BC6:'VPN Comparison'.BC190">
            <calcext:condition calcext:apply-style-name="ConditionalStyle_1" calcext:value="contains-text(&quot;See Note&quot;)" calcext:base-cell-address="'VPN Comparison'.BC6"/>
          </calcext:conditional-format>
          <calcext:conditional-format calcext:target-range-address="'VPN Comparison'.BC6:'VPN Comparison'.BC190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VPN Comparison'.AV6:'VPN Comparison'.AV190">
            <calcext:condition calcext:apply-style-name="ConditionalStyle_1" calcext:value="contains-text(&quot;See Note&quot;)" calcext:base-cell-address="'VPN Comparison'.AV6"/>
          </calcext:conditional-format>
          <calcext:conditional-format calcext:target-range-address="'VPN Comparison'.AP6:'VPN Comparison'.AT190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VPN Comparison'.AC6:'VPN Comparison'.AD190">
            <calcext:condition calcext:apply-style-name="ConditionalStyle_2" calcext:value="contains-text(&quot;Yes&quot;)" calcext:base-cell-address="'VPN Comparison'.AC6"/>
          </calcext:conditional-format>
          <calcext:conditional-format calcext:target-range-address="'VPN Comparison'.AC6:'VPN Comparison'.AD190">
            <calcext:condition calcext:apply-style-name="ConditionalStyle_3" calcext:value="contains-text(&quot;No&quot;)" calcext:base-cell-address="'VPN Comparison'.AC6"/>
          </calcext:conditional-format>
          <calcext:conditional-format calcext:target-range-address="'VPN Comparison'.AK192:'VPN Comparison'.AK192 'VPN Comparison'.AL6:'VPN Comparison'.AM190">
            <calcext:condition calcext:apply-style-name="ConditionalStyle_1" calcext:value="contains-text(&quot;See Note&quot;)" calcext:base-cell-address="'VPN Comparison'.AK192"/>
          </calcext:conditional-format>
          <calcext:conditional-format calcext:target-range-address="'VPN Comparison'.AK192:'VPN Comparison'.AK192 'VPN Comparison'.AL6:'VPN Comparison'.AM190">
            <calcext:condition calcext:apply-style-name="ConditionalStyle_3" calcext:value="contains-text(&quot;Yes&quot;)" calcext:base-cell-address="'VPN Comparison'.AK192"/>
          </calcext:conditional-format>
          <calcext:conditional-format calcext:target-range-address="'VPN Comparison'.AK192:'VPN Comparison'.AK192 'VPN Comparison'.AL6:'VPN Comparison'.AM190">
            <calcext:condition calcext:apply-style-name="ConditionalStyle_2" calcext:value="contains-text(&quot;No&quot;)" calcext:base-cell-address="'VPN Comparison'.AK192"/>
          </calcext:conditional-format>
          <calcext:conditional-format calcext:target-range-address="'VPN Comparison'.AK192:'VPN Comparison'.AK192 'VPN Comparison'.AL6:'VPN Comparison'.AM190">
            <calcext:condition calcext:apply-style-name="ConditionalStyle_1" calcext:value="contains-text(&quot;Some&quot;)" calcext:base-cell-address="'VPN Comparison'.AK192"/>
          </calcext:conditional-format>
          <calcext:conditional-format calcext:target-range-address="'VPN Comparison'.AZ6:'VPN Comparison'.BA190">
            <calcext:condition calcext:apply-style-name="ConditionalStyle_2" calcext:value="contains-text(&quot;A&quot;)" calcext:base-cell-address="'VPN Comparison'.AZ6"/>
          </calcext:conditional-format>
          <calcext:conditional-format calcext:target-range-address="'VPN Comparison'.AZ6:'VPN Comparison'.BA190">
            <calcext:condition calcext:apply-style-name="ConditionalStyle_4" calcext:value="contains-text(&quot;B&quot;)" calcext:base-cell-address="'VPN Comparison'.AZ6"/>
          </calcext:conditional-format>
          <calcext:conditional-format calcext:target-range-address="'VPN Comparison'.AZ6:'VPN Comparison'.BA190">
            <calcext:condition calcext:apply-style-name="ConditionalStyle_1" calcext:value="contains-text(&quot;C&quot;)" calcext:base-cell-address="'VPN Comparison'.AZ6"/>
          </calcext:conditional-format>
          <calcext:conditional-format calcext:target-range-address="'VPN Comparison'.AZ6:'VPN Comparison'.BA190">
            <calcext:condition calcext:apply-style-name="ConditionalStyle_5" calcext:value="contains-text(&quot;D&quot;)" calcext:base-cell-address="'VPN Comparison'.AZ6"/>
          </calcext:conditional-format>
          <calcext:conditional-format calcext:target-range-address="'VPN Comparison'.AZ6:'VPN Comparison'.BA190">
            <calcext:condition calcext:apply-style-name="ConditionalStyle_3" calcext:value="contains-text(&quot;F&quot;)" calcext:base-cell-address="'VPN Comparison'.AZ6"/>
          </calcext:conditional-format>
          <calcext:conditional-format calcext:target-range-address="'VPN Comparison'.BF6:'VPN Comparison'.BF190">
            <calcext:condition calcext:apply-style-name="ConditionalStyle_2" calcext:value="contains-text(&quot;Free&quot;)" calcext:base-cell-address="'VPN Comparison'.BF6"/>
          </calcext:conditional-format>
          <calcext:conditional-format calcext:target-range-address="'VPN Comparison'.BF6:'VPN Comparison'.BL190">
            <calcext:condition calcext:apply-style-name="ConditionalStyle_1" calcext:value="contains-text(&quot;See Note&quot;)" calcext:base-cell-address="'VPN Comparison'.BF6"/>
          </calcext:conditional-format>
          <calcext:conditional-format calcext:target-range-address="'VPN Comparison'.BF6:'VPN Comparison'.BL190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VPN Comparison'.BE6:'VPN Comparison'.BE190">
            <calcext:condition calcext:apply-style-name="ConditionalStyle_2" calcext:value="contains-text(&quot;Free&quot;)" calcext:base-cell-address="'VPN Comparison'.BE6"/>
          </calcext:conditional-format>
          <calcext:conditional-format calcext:target-range-address="'VPN Comparison'.BE6:'VPN Comparison'.BE190">
            <calcext:condition calcext:apply-style-name="ConditionalStyle_2" calcext:value="contains-text(&quot;Yes&quot;)" calcext:base-cell-address="'VPN Comparison'.BE6"/>
          </calcext:conditional-format>
          <calcext:conditional-format calcext:target-range-address="'VPN Comparison'.BE6:'VPN Comparison'.BE190">
            <calcext:condition calcext:apply-style-name="ConditionalStyle_3" calcext:value="contains-text(&quot;No&quot;)" calcext:base-cell-address="'VPN Comparison'.BE6"/>
          </calcext:conditional-format>
          <calcext:conditional-format calcext:target-range-address="'VPN Comparison'.T6:'VPN Comparison'.T190">
            <calcext:condition calcext:apply-style-name="ConditionalStyle_3" calcext:value="contains-text(&quot;No&quot;)" calcext:base-cell-address="'VPN Comparison'.T6"/>
          </calcext:conditional-format>
          <calcext:conditional-format calcext:target-range-address="'VPN Comparison'.T6:'VPN Comparison'.T190">
            <calcext:condition calcext:apply-style-name="ConditionalStyle_2" calcext:value="contains-text(&quot;Yes&quot;)" calcext:base-cell-address="'VPN Comparison'.T6"/>
          </calcext:conditional-format>
          <calcext:conditional-format calcext:target-range-address="'VPN Comparison'.T6:'VPN Comparison'.T190">
            <calcext:condition calcext:apply-style-name="ConditionalStyle_1" calcext:value="contains-text(&quot;Email&quot;)" calcext:base-cell-address="'VPN Comparison'.T6"/>
          </calcext:conditional-format>
          <calcext:conditional-format calcext:target-range-address="'VPN Comparison'.AZ6:'VPN Comparison'.AZ190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VPN Comparison'.BB6:'VPN Comparison'.BB190">
            <calcext:condition calcext:apply-style-name="ConditionalStyle_2" calcext:value="contains-text(&quot;Self&quot;)" calcext:base-cell-address="'VPN Comparison'.BB6"/>
          </calcext:conditional-format>
          <calcext:conditional-format calcext:target-range-address="'VPN Comparison'.BB6:'VPN Comparison'.BB190">
            <calcext:condition calcext:apply-style-name="ConditionalStyle_3" calcext:value="not-contains-text(&quot;Self&quot;)" calcext:base-cell-address="'VPN Comparison'.BB6"/>
          </calcext:conditional-format>
          <calcext:conditional-format calcext:target-range-address="'VPN Comparison'.AX6:'VPN Comparison'.AX190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VPN Comparison'.AY6:'VPN Comparison'.AY190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VPN Comparison'.AP6:'VPN Comparison'.AQ190">
            <calcext:condition calcext:apply-style-name="ConditionalStyle_3" calcext:value="contains-text(&quot;64&quot;)" calcext:base-cell-address="'VPN Comparison'.AP6"/>
          </calcext:conditional-format>
          <calcext:conditional-format calcext:target-range-address="'VPN Comparison'.AP6:'VPN Comparison'.AQ190">
            <calcext:condition calcext:apply-style-name="ConditionalStyle_3" calcext:value="contains-text(&quot;MPPE&quot;)" calcext:base-cell-address="'VPN Comparison'.AP6"/>
          </calcext:conditional-format>
          <calcext:conditional-format calcext:target-range-address="'VPN Comparison'.AP6:'VPN Comparison'.AQ190">
            <calcext:condition calcext:apply-style-name="ConditionalStyle_1" calcext:value="contains-text(&quot;Blowfish&quot;)" calcext:base-cell-address="'VPN Comparison'.AP6"/>
          </calcext:conditional-format>
          <calcext:conditional-format calcext:target-range-address="'VPN Comparison'.AP6:'VPN Comparison'.AQ190">
            <calcext:condition calcext:apply-style-name="ConditionalStyle_2" calcext:value="contains-text(&quot;256&quot;)" calcext:base-cell-address="'VPN Comparison'.AP6"/>
          </calcext:conditional-format>
          <calcext:conditional-format calcext:target-range-address="'VPN Comparison'.AP6:'VPN Comparison'.AQ190">
            <calcext:condition calcext:apply-style-name="ConditionalStyle_2" calcext:value="contains-text(&quot;128&quot;)" calcext:base-cell-address="'VPN Comparison'.AP6"/>
          </calcext:conditional-format>
          <calcext:conditional-format calcext:target-range-address="'VPN Comparison'.AP6:'VPN Comparison'.AQ190">
            <calcext:condition calcext:apply-style-name="ConditionalStyle_2" calcext:value="contains-text(&quot;160&quot;)" calcext:base-cell-address="'VPN Comparison'.AP6"/>
          </calcext:conditional-format>
          <calcext:conditional-format calcext:target-range-address="'VPN Comparison'.AP6:'VPN Comparison'.AQ190">
            <calcext:condition calcext:apply-style-name="ConditionalStyle_3" calcext:value="contains-text(&quot;Not Specified&quot;)" calcext:base-cell-address="'VPN Comparison'.AP6"/>
          </calcext:conditional-format>
          <calcext:conditional-format calcext:target-range-address="'VPN Comparison'.AR6:'VPN Comparison'.AS190">
            <calcext:condition calcext:apply-style-name="ConditionalStyle_3" calcext:value="contains-text(&quot;Not Specified&quot;)" calcext:base-cell-address="'VPN Comparison'.AR6"/>
          </calcext:conditional-format>
          <calcext:conditional-format calcext:target-range-address="'VPN Comparison'.AR6:'VPN Comparison'.AS190">
            <calcext:condition calcext:apply-style-name="ConditionalStyle_3" calcext:value="contains-text(&quot;1024&quot;)" calcext:base-cell-address="'VPN Comparison'.AR6"/>
          </calcext:conditional-format>
          <calcext:conditional-format calcext:target-range-address="'VPN Comparison'.AR6:'VPN Comparison'.AS190">
            <calcext:condition calcext:apply-style-name="ConditionalStyle_3" calcext:value="contains-text(&quot;v2&quot;)" calcext:base-cell-address="'VPN Comparison'.AR6"/>
          </calcext:conditional-format>
          <calcext:conditional-format calcext:target-range-address="'VPN Comparison'.AR6:'VPN Comparison'.AS190">
            <calcext:condition calcext:apply-style-name="ConditionalStyle_3" calcext:value="contains-text(&quot;RC4&quot;)" calcext:base-cell-address="'VPN Comparison'.AR6"/>
          </calcext:conditional-format>
          <calcext:conditional-format calcext:target-range-address="'VPN Comparison'.AR6:'VPN Comparison'.AS190">
            <calcext:condition calcext:apply-style-name="ConditionalStyle_2" calcext:value="contains-text(&quot;2048&quot;)" calcext:base-cell-address="'VPN Comparison'.AR6"/>
          </calcext:conditional-format>
          <calcext:conditional-format calcext:target-range-address="'VPN Comparison'.AR6:'VPN Comparison'.AS190">
            <calcext:condition calcext:apply-style-name="ConditionalStyle_2" calcext:value="contains-text(&quot;4096&quot;)" calcext:base-cell-address="'VPN Comparison'.AR6"/>
          </calcext:conditional-format>
          <calcext:conditional-format calcext:target-range-address="'VPN Comparison'.BG6:'VPN Comparison'.BI190">
            <calcext:condition calcext:apply-style-name="ConditionalStyle_3" calcext:value="contains-text(&quot;Yes&quot;)" calcext:base-cell-address="'VPN Comparison'.BG6"/>
          </calcext:conditional-format>
          <calcext:conditional-format calcext:target-range-address="'VPN Comparison'.AP6:'VPN Comparison'.AS190">
            <calcext:condition calcext:apply-style-name="ConditionalStyle_1" calcext:value="contains-text(&quot;See Note&quot;)" calcext:base-cell-address="'VPN Comparison'.AP6"/>
          </calcext:conditional-format>
          <calcext:conditional-format calcext:target-range-address="'VPN Comparison'.BA6:'VPN Comparison'.BA190">
            <calcext:condition calcext:apply-style-name="ConditionalStyle_3" calcext:value="contains-text(&quot;T&quot;)" calcext:base-cell-address="'VPN Comparison'.BA6"/>
          </calcext:conditional-format>
          <calcext:conditional-format calcext:target-range-address="'VPN Comparison'.BM6:'VPN Comparison'.BM190">
            <calcext:condition calcext:apply-style-name="ConditionalStyle_3" calcext:value="contains-text(&quot;No&quot;)" calcext:base-cell-address="'VPN Comparison'.BM6"/>
          </calcext:conditional-format>
          <calcext:conditional-format calcext:target-range-address="'VPN Comparison'.BJ6:'VPN Comparison'.BL190">
            <calcext:condition calcext:apply-style-name="ConditionalStyle_2" calcext:value="contains-text(&quot;Yes&quot;)" calcext:base-cell-address="'VPN Comparison'.BJ6"/>
          </calcext:conditional-format>
          <calcext:conditional-format calcext:target-range-address="'VPN Comparison'.BJ6:'VPN Comparison'.BL190">
            <calcext:condition calcext:apply-style-name="ConditionalStyle_3" calcext:value="contains-text(&quot;No&quot;)" calcext:base-cell-address="'VPN Comparison'.BJ6"/>
          </calcext:conditional-format>
          <calcext:conditional-format calcext:target-range-address="'VPN Comparison'.BL6:'VPN Comparison'.BN190">
            <calcext:condition calcext:apply-style-name="ConditionalStyle_2" calcext:value="contains-text(&quot;Yes&quot;)" calcext:base-cell-address="'VPN Comparison'.BL6"/>
          </calcext:conditional-format>
          <calcext:conditional-format calcext:target-range-address="'VPN Comparison'.BL6:'VPN Comparison'.BN190">
            <calcext:condition calcext:apply-style-name="ConditionalStyle_3" calcext:value="contains-text(&quot;No&quot;)" calcext:base-cell-address="'VPN Comparison'.BL6"/>
          </calcext:conditional-format>
          <calcext:conditional-format calcext:target-range-address="'VPN Comparison'.BJ6:'VPN Comparison'.BL190">
            <calcext:condition calcext:apply-style-name="ConditionalStyle_1" calcext:value="contains-text(&quot;Some&quot;)" calcext:base-cell-address="'VPN Comparison'.BJ6"/>
          </calcext:conditional-format>
          <calcext:conditional-format calcext:target-range-address="'VPN Comparison'.B6:'VPN Comparison'.B190">
            <calcext:condition calcext:apply-style-name="ConditionalStyle_6" calcext:value="=0" calcext:base-cell-address="'VPN Comparison'.B6"/>
          </calcext:conditional-format>
          <calcext:conditional-format calcext:target-range-address="'VPN Comparison'.B6:'VPN Comparison'.B190">
            <calcext:condition calcext:apply-style-name="ConditionalStyle_7" calcext:value="&lt;3" calcext:base-cell-address="'VPN Comparison'.B6"/>
          </calcext:conditional-format>
          <calcext:conditional-format calcext:target-range-address="'VPN Comparison'.B6:'VPN Comparison'.B190">
            <calcext:condition calcext:apply-style-name="ConditionalStyle_8" calcext:value="&gt;=3" calcext:base-cell-address="'VPN Comparison'.B6"/>
          </calcext:conditional-format>
          <calcext:conditional-format calcext:target-range-address="'VPN Comparison'.C6:'VPN Comparison'.C190">
            <calcext:condition calcext:apply-style-name="ConditionalStyle_6" calcext:value="&lt;=1" calcext:base-cell-address="'VPN Comparison'.C6"/>
          </calcext:conditional-format>
          <calcext:conditional-format calcext:target-range-address="'VPN Comparison'.C6:'VPN Comparison'.C190">
            <calcext:condition calcext:apply-style-name="ConditionalStyle_7" calcext:value="&lt;3" calcext:base-cell-address="'VPN Comparison'.C6"/>
          </calcext:conditional-format>
          <calcext:conditional-format calcext:target-range-address="'VPN Comparison'.C6:'VPN Comparison'.C190">
            <calcext:condition calcext:apply-style-name="ConditionalStyle_8" calcext:value="&gt;=3" calcext:base-cell-address="'VPN Comparison'.C6"/>
          </calcext:conditional-format>
          <calcext:conditional-format calcext:target-range-address="'VPN Comparison'.D6:'VPN Comparison'.D190">
            <calcext:condition calcext:apply-style-name="ConditionalStyle_6" calcext:value="&lt;=1" calcext:base-cell-address="'VPN Comparison'.D6"/>
          </calcext:conditional-format>
          <calcext:conditional-format calcext:target-range-address="'VPN Comparison'.D6:'VPN Comparison'.D190">
            <calcext:condition calcext:apply-style-name="ConditionalStyle_7" calcext:value="&lt;3" calcext:base-cell-address="'VPN Comparison'.D6"/>
          </calcext:conditional-format>
          <calcext:conditional-format calcext:target-range-address="'VPN Comparison'.D6:'VPN Comparison'.D190">
            <calcext:condition calcext:apply-style-name="ConditionalStyle_8" calcext:value="&gt;=3" calcext:base-cell-address="'VPN Comparison'.D6"/>
          </calcext:conditional-format>
          <calcext:conditional-format calcext:target-range-address="'VPN Comparison'.E6:'VPN Comparison'.E190">
            <calcext:condition calcext:apply-style-name="ConditionalStyle_6" calcext:value="&lt;=1" calcext:base-cell-address="'VPN Comparison'.E6"/>
          </calcext:conditional-format>
          <calcext:conditional-format calcext:target-range-address="'VPN Comparison'.E6:'VPN Comparison'.E190">
            <calcext:condition calcext:apply-style-name="ConditionalStyle_7" calcext:value="&lt;2.5" calcext:base-cell-address="'VPN Comparison'.E6"/>
          </calcext:conditional-format>
          <calcext:conditional-format calcext:target-range-address="'VPN Comparison'.E6:'VPN Comparison'.E190">
            <calcext:condition calcext:apply-style-name="ConditionalStyle_8" calcext:value="&gt;=2.5" calcext:base-cell-address="'VPN Comparison'.E6"/>
          </calcext:conditional-format>
          <calcext:conditional-format calcext:target-range-address="'VPN Comparison'.F6:'VPN Comparison'.F190">
            <calcext:condition calcext:apply-style-name="ConditionalStyle_6" calcext:value="&lt;=1" calcext:base-cell-address="'VPN Comparison'.F6"/>
          </calcext:conditional-format>
          <calcext:conditional-format calcext:target-range-address="'VPN Comparison'.F6:'VPN Comparison'.F190">
            <calcext:condition calcext:apply-style-name="ConditionalStyle_7" calcext:value="&lt;=2" calcext:base-cell-address="'VPN Comparison'.F6"/>
          </calcext:conditional-format>
          <calcext:conditional-format calcext:target-range-address="'VPN Comparison'.F6:'VPN Comparison'.F190">
            <calcext:condition calcext:apply-style-name="ConditionalStyle_8" calcext:value="&gt;2" calcext:base-cell-address="'VPN Comparison'.F6"/>
          </calcext:conditional-format>
          <calcext:conditional-format calcext:target-range-address="'VPN Comparison'.G6:'VPN Comparison'.G190">
            <calcext:condition calcext:apply-style-name="ConditionalStyle_6" calcext:value="&lt;=1" calcext:base-cell-address="'VPN Comparison'.G6"/>
          </calcext:conditional-format>
          <calcext:conditional-format calcext:target-range-address="'VPN Comparison'.G6:'VPN Comparison'.G190">
            <calcext:condition calcext:apply-style-name="ConditionalStyle_7" calcext:value="&lt;=3" calcext:base-cell-address="'VPN Comparison'.G6"/>
          </calcext:conditional-format>
          <calcext:conditional-format calcext:target-range-address="'VPN Comparison'.G6:'VPN Comparison'.G190">
            <calcext:condition calcext:apply-style-name="ConditionalStyle_8" calcext:value="&gt;3" calcext:base-cell-address="'VPN Comparison'.G6"/>
          </calcext:conditional-format>
          <calcext:conditional-format calcext:target-range-address="'VPN Comparison'.H6:'VPN Comparison'.H190">
            <calcext:condition calcext:apply-style-name="ConditionalStyle_6" calcext:value="&lt;=3" calcext:base-cell-address="'VPN Comparison'.H6"/>
          </calcext:conditional-format>
          <calcext:conditional-format calcext:target-range-address="'VPN Comparison'.H6:'VPN Comparison'.H190">
            <calcext:condition calcext:apply-style-name="ConditionalStyle_7" calcext:value="&lt;=6" calcext:base-cell-address="'VPN Comparison'.H6"/>
          </calcext:conditional-format>
          <calcext:conditional-format calcext:target-range-address="'VPN Comparison'.H6:'VPN Comparison'.H190">
            <calcext:condition calcext:apply-style-name="ConditionalStyle_8" calcext:value="&gt;6" calcext:base-cell-address="'VPN Comparison'.H6"/>
          </calcext:conditional-format>
          <calcext:conditional-format calcext:target-range-address="'VPN Comparison'.I6:'VPN Comparison'.I190">
            <calcext:condition calcext:apply-style-name="ConditionalStyle_6" calcext:value="&lt;=3" calcext:base-cell-address="'VPN Comparison'.I6"/>
          </calcext:conditional-format>
          <calcext:conditional-format calcext:target-range-address="'VPN Comparison'.I6:'VPN Comparison'.I190">
            <calcext:condition calcext:apply-style-name="ConditionalStyle_7" calcext:value="&lt;=6" calcext:base-cell-address="'VPN Comparison'.I6"/>
          </calcext:conditional-format>
          <calcext:conditional-format calcext:target-range-address="'VPN Comparison'.I6:'VPN Comparison'.I190">
            <calcext:condition calcext:apply-style-name="ConditionalStyle_8" calcext:value="&gt;6" calcext:base-cell-address="'VPN Comparison'.I6"/>
          </calcext:conditional-format>
          <calcext:conditional-format calcext:target-range-address="'VPN Comparison'.J6:'VPN Comparison'.J190">
            <calcext:condition calcext:apply-style-name="ConditionalStyle_6" calcext:value="=0" calcext:base-cell-address="'VPN Comparison'.J6"/>
          </calcext:conditional-format>
          <calcext:conditional-format calcext:target-range-address="'VPN Comparison'.J6:'VPN Comparison'.J190">
            <calcext:condition calcext:apply-style-name="ConditionalStyle_7" calcext:value="&lt;3" calcext:base-cell-address="'VPN Comparison'.J6"/>
          </calcext:conditional-format>
          <calcext:conditional-format calcext:target-range-address="'VPN Comparison'.J6:'VPN Comparison'.J190">
            <calcext:condition calcext:apply-style-name="ConditionalStyle_8" calcext:value="&gt;=3" calcext:base-cell-address="'VPN Comparison'.J6"/>
          </calcext:conditional-format>
          <calcext:conditional-format calcext:target-range-address="'VPN Comparison'.M6:'VPN Comparison'.M190">
            <calcext:condition calcext:apply-style-name="ConditionalStyle_3" calcext:value="contains-text(&quot;Five&quot;)" calcext:base-cell-address="'VPN Comparison'.M6"/>
          </calcext:conditional-format>
          <calcext:conditional-format calcext:target-range-address="'VPN Comparison'.M6:'VPN Comparison'.M190">
            <calcext:condition calcext:apply-style-name="ConditionalStyle_1" calcext:value="contains-text(&quot;Nine&quot;)" calcext:base-cell-address="'VPN Comparison'.M6"/>
          </calcext:conditional-format>
          <calcext:conditional-format calcext:target-range-address="'VPN Comparison'.M6:'VPN Comparison'.M190">
            <calcext:condition calcext:apply-style-name="ConditionalStyle_1" calcext:value="contains-text(&quot;Fourteen&quot;)" calcext:base-cell-address="'VPN Comparison'.M6"/>
          </calcext:conditional-format>
          <calcext:conditional-format calcext:target-range-address="'VPN Comparison'.M6:'VPN Comparison'.M190">
            <calcext:condition calcext:apply-style-name="ConditionalStyle_1" calcext:value="contains-text(&quot;See Note&quot;)" calcext:base-cell-address="'VPN Comparison'.M6"/>
          </calcext:conditional-format>
          <calcext:conditional-format calcext:target-range-address="'VPN Comparison'.M6:'VPN Comparison'.M190">
            <calcext:condition calcext:apply-style-name="ConditionalStyle_3" calcext:value="contains-text(&quot;Not Disclosed&quot;)" calcext:base-cell-address="'VPN Comparison'.M6"/>
          </calcext:conditional-format>
          <calcext:conditional-format calcext:target-range-address="'VPN Comparison'.M6:'VPN Comparison'.M190">
            <calcext:condition calcext:apply-style-name="ConditionalStyle_2" calcext:value="contains-text(&quot;No&quot;)" calcext:base-cell-address="'VPN Comparison'.M6"/>
          </calcext:conditional-format>
          <calcext:conditional-format calcext:target-range-address="'VPN Comparison'.AP6:'VPN Comparison'.AQ190">
            <calcext:condition calcext:apply-style-name="ConditionalStyle_2" calcext:value="contains-text(&quot;192&quot;)" calcext:base-cell-address="'VPN Comparison'.AP6"/>
          </calcext:conditional-format>
          <calcext:conditional-format calcext:target-range-address="'VPN Comparison'.AE6:'VPN Comparison'.AJ190">
            <calcext:condition calcext:apply-style-name="ConditionalStyle_2" calcext:value="contains-text(&quot;Yes&quot;)" calcext:base-cell-address="'VPN Comparison'.AE6"/>
          </calcext:conditional-format>
          <calcext:conditional-format calcext:target-range-address="'VPN Comparison'.AK6:'VPN Comparison'.AK190">
            <calcext:condition calcext:apply-style-name="ConditionalStyle_1" calcext:value="contains-text(&quot;Yes&quot;)" calcext:base-cell-address="'VPN Comparison'.AK6"/>
          </calcext:conditional-format>
          <calcext:conditional-format calcext:target-range-address="'VPN Comparison'.AE6:'VPN Comparison'.AJ190">
            <calcext:condition calcext:apply-style-name="ConditionalStyle_1" calcext:value="contains-text(&quot;See Note&quot;)" calcext:base-cell-address="'VPN Comparison'.AE6"/>
          </calcext:conditional-format>
          <calcext:conditional-format calcext:target-range-address="'VPN Comparison'.AK6:'VPN Comparison'.AK190">
            <calcext:condition calcext:apply-style-name="ConditionalStyle_1" calcext:value="contains-text(&quot;See Note&quot;)" calcext:base-cell-address="'VPN Comparison'.AK6"/>
          </calcext:conditional-format>
          <calcext:conditional-format calcext:target-range-address="'VPN Comparison'.AU6:'VPN Comparison'.AU190">
            <calcext:condition calcext:apply-style-name="ConditionalStyle_3" calcext:value="&lt;3" calcext:base-cell-address="'VPN Comparison'.AU6"/>
          </calcext:conditional-format>
          <calcext:conditional-format calcext:target-range-address="'VPN Comparison'.AU6:'VPN Comparison'.AU190">
            <calcext:condition calcext:apply-style-name="ConditionalStyle_1" calcext:value="&lt;10" calcext:base-cell-address="'VPN Comparison'.AU6"/>
          </calcext:conditional-format>
          <calcext:conditional-format calcext:target-range-address="'VPN Comparison'.AU6:'VPN Comparison'.AU190">
            <calcext:condition calcext:apply-style-name="ConditionalStyle_2" calcext:value="&gt;=10" calcext:base-cell-address="'VPN Comparison'.AU6"/>
          </calcext:conditional-format>
          <calcext:conditional-format calcext:target-range-address="'VPN Comparison'.AV6:'VPN Comparison'.AV190">
            <calcext:condition calcext:apply-style-name="ConditionalStyle_3" calcext:value="&lt;3" calcext:base-cell-address="'VPN Comparison'.AV6"/>
          </calcext:conditional-format>
          <calcext:conditional-format calcext:target-range-address="'VPN Comparison'.AV6:'VPN Comparison'.AV190">
            <calcext:condition calcext:apply-style-name="ConditionalStyle_1" calcext:value="&lt;10" calcext:base-cell-address="'VPN Comparison'.AV6"/>
          </calcext:conditional-format>
          <calcext:conditional-format calcext:target-range-address="'VPN Comparison'.AV6:'VPN Comparison'.AV190">
            <calcext:condition calcext:apply-style-name="ConditionalStyle_2" calcext:value="&gt;=10" calcext:base-cell-address="'VPN Comparison'.AV6"/>
          </calcext:conditional-format>
          <calcext:conditional-format calcext:target-range-address="'VPN Comparison'.N6:'VPN Comparison'.N190">
            <calcext:condition calcext:apply-style-name="ConditionalStyle_2" calcext:value="=&quot;No&quot;" calcext:base-cell-address="'VPN Comparison'.N6"/>
          </calcext:conditional-format>
          <calcext:conditional-format calcext:target-range-address="'VPN Comparison'.N6:'VPN Comparison'.N190">
            <calcext:condition calcext:apply-style-name="ConditionalStyle_3" calcext:value="=&quot;Yes&quot;" calcext:base-cell-address="'VPN Comparison'.N6"/>
          </calcext:conditional-format>
          <calcext:conditional-format calcext:target-range-address="'VPN Comparison'.U6:'VPN Comparison'.X190">
            <calcext:condition calcext:apply-style-name="ConditionalStyle_3" calcext:value="contains-text(&quot;No&quot;)" calcext:base-cell-address="'VPN Comparison'.U6"/>
          </calcext:conditional-format>
          <calcext:conditional-format calcext:target-range-address="'VPN Comparison'.U6:'VPN Comparison'.X190">
            <calcext:condition calcext:apply-style-name="ConditionalStyle_2" calcext:value="contains-text(&quot;Yes&quot;)" calcext:base-cell-address="'VPN Comparison'.U6"/>
          </calcext:conditional-format>
          <calcext:conditional-format calcext:target-range-address="'VPN Comparison'.AW6:'VPN Comparison'.AW190">
            <calcext:condition calcext:apply-style-name="ConditionalStyle_1" calcext:value="contains-text(&quot;Partial&quot;)" calcext:base-cell-address="'VPN Comparison'.AW6"/>
          </calcext:conditional-format>
          <calcext:conditional-format calcext:target-range-address="'VPN Comparison'.AW6:'VPN Comparison'.AW190">
            <calcext:condition calcext:apply-style-name="ConditionalStyle_2" calcext:value="contains-text(&quot;Yes&quot;)" calcext:base-cell-address="'VPN Comparison'.AW6"/>
          </calcext:conditional-format>
          <calcext:conditional-format calcext:target-range-address="'VPN Comparison'.AW6:'VPN Comparison'.AW190">
            <calcext:condition calcext:apply-style-name="ConditionalStyle_3" calcext:value="contains-text(&quot;No&quot;)" calcext:base-cell-address="'VPN Comparison'.AW6"/>
          </calcext:conditional-format>
          <calcext:conditional-format calcext:target-range-address="'VPN Comparison'.AN6:'VPN Comparison'.AN190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VPN Comparison'.AO6:'VPN Comparison'.AO190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VPN Comparison'.N6:'VPN Comparison'.N190">
            <calcext:condition calcext:apply-style-name="ConditionalStyle_3" calcext:value="contains-text(&quot;Not Disclosed&quot;)" calcext:base-cell-address="'VPN Comparison'.N6"/>
          </calcext:conditional-format>
          <calcext:conditional-format calcext:target-range-address="'VPN Comparison'.N6:'VPN Comparison'.N190">
            <calcext:condition calcext:apply-style-name="ConditionalStyle_1" calcext:value="contains-text(&quot;Owned&quot;)" calcext:base-cell-address="'VPN Comparison'.N6"/>
          </calcext:conditional-format>
          <calcext:conditional-format calcext:target-range-address="'VPN Comparison'.M6:'VPN Comparison'.M190">
            <calcext:condition calcext:apply-style-name="ConditionalStyle_1" calcext:value="contains-text(&quot;Cooperative&quot;)" calcext:base-cell-address="'VPN Comparison'.M6"/>
          </calcext:conditional-format>
          <calcext:conditional-format calcext:target-range-address="'VPN Comparison'.AP6:'VPN Comparison'.AQ190">
            <calcext:condition calcext:apply-style-name="ConditionalStyle_2" calcext:value="contains-text(&quot;196&quot;)" calcext:base-cell-address="'VPN Comparison'.AP6"/>
          </calcext:conditional-format>
        </calcext:conditional-formats>
      </table:table>
      <table:table table:name="Form Responses 1" table:style-name="ta2">
        <table:table-column table:style-name="co31" table:number-columns-repeated="2" table:default-cell-style-name="Default"/>
        <table:table-column table:style-name="co22" table:number-columns-repeated="24" table:default-cell-style-name="Default"/>
        <table:table-column table:style-name="co6" table:number-columns-repeated="998" table:default-cell-style-name="Default"/>
        <table:table-row table:style-name="ro1">
          <table:table-cell table:style-name="ce287" office:value-type="string" calcext:value-type="string">
            <text:p>Timestamp</text:p>
          </table:table-cell>
          <table:table-cell table:style-name="ce287" office:value-type="string" calcext:value-type="string">
            <text:p>Pytanie bez tytułu</text:p>
          </table:table-cell>
          <table:table-cell table:number-columns-repeated="1022"/>
        </table:table-row>
        <table:table-row table:style-name="ro1" table:number-rows-repeated="9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onPricePercentile33" table:base-cell-address="$'VPN Comparison'.$A$1" table:cell-range-address="$'VPN Comparison'.$BD$192"/>
        <table:named-range table:name="ConPricePercentile66" table:base-cell-address="$'VPN Comparison'.$A$1" table:cell-range-address="$'VPN Comparison'.$BD$191"/>
        <table:named-range table:name="PricePercentile33" table:base-cell-address="$'VPN Comparison'.$A$1" table:cell-range-address="$'VPN Comparison'.$BC$192"/>
        <table:named-range table:name="PricePercentile66" table:base-cell-address="$'VPN Comparison'.$A$1" table:cell-range-address="$'VPN Comparison'.$BC$19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d666"/>
    </style:style>
    <style:style style:name="ConditionalStyle_5f_2" style:display-name="ConditionalStyle_2" style:family="table-cell" style:parent-style-name="Default">
      <style:table-cell-properties fo:background-color="#57bb8a"/>
    </style:style>
    <style:style style:name="ConditionalStyle_5f_3" style:display-name="ConditionalStyle_3" style:family="table-cell" style:parent-style-name="Default">
      <style:table-cell-properties fo:background-color="#e67c73"/>
    </style:style>
    <style:style style:name="ConditionalStyle_5f_4" style:display-name="ConditionalStyle_4" style:family="table-cell" style:parent-style-name="Default">
      <style:table-cell-properties fo:background-color="#b6d7a8"/>
    </style:style>
    <style:style style:name="ConditionalStyle_5f_5" style:display-name="ConditionalStyle_5" style:family="table-cell" style:parent-style-name="Default">
      <style:table-cell-properties fo:background-color="#f9cb9c"/>
    </style:style>
    <style:style style:name="ConditionalStyle_5f_6" style:display-name="ConditionalStyle_6" style:family="table-cell" style:parent-style-name="Default">
      <style:table-cell-properties fo:background-color="#57bb8a"/>
      <style:text-properties fo:color="#57bb8a"/>
    </style:style>
    <style:style style:name="ConditionalStyle_5f_7" style:display-name="ConditionalStyle_7" style:family="table-cell" style:parent-style-name="Default">
      <style:table-cell-properties fo:background-color="#ffd666"/>
      <style:text-properties fo:color="#ffd666"/>
    </style:style>
    <style:style style:name="ConditionalStyle_5f_8" style:display-name="ConditionalStyle_8" style:family="table-cell" style:parent-style-name="Default">
      <style:table-cell-properties fo:background-color="#e67c73"/>
      <style:text-properties fo:color="#e67c7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PN_20_Comparison" style:display-name="PageStyle_VPN 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038" meta:object-count="0"/>
    <meta:generator>LibreOfficeDev/6.0.5.2$Linux_X86_64 LibreOffice_project/</meta:generator>
  </office:meta>
</office:document-meta>
</file>